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Pictures/100000000000000800000008FAA3659C24F98C48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/>
    <style:font-face style:name="Accanthis ADF Std" svg:font-family="'Accanthis ADF Std'"/>
    <style:font-face style:name="Accanthis ADF Std No2" svg:font-family="'Accanthis ADF Std No2'"/>
    <style:font-face style:name="Arial" svg:font-family="Arial"/>
    <style:font-face style:name="DejaVu Sans" svg:font-family="'DejaVu Sans'"/>
    <style:font-face style:name="aakar1" svg:font-family="aakar"/>
    <style:font-face style:name="Liberation Sans1" svg:font-family="'Liberation Sans'" style:font-family-generic="swiss"/>
    <style:font-face style:name="Abyssinica SIL1" svg:font-family="'Abyssinica SIL'" style:font-pitch="variable"/>
    <style:font-face style:name="Gillius ADF Cond" svg:font-family="'Gillius ADF Cond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9cm"/>
    </style:style>
    <style:style style:name="gr2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18cm" svg:stroke-color="#000000" draw:marker-start-width="0.30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18cm" svg:stroke-color="#000000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6a1816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2b511a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5cm" svg:stroke-color="#61050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2b511a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2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6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54cm"/>
    </style:style>
    <style:style style:name="gr23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76cm"/>
    </style:style>
    <style:style style:name="gr30" style:family="graphic" style:parent-style-name="objectwithoutfill">
      <style:graphic-properties svg:stroke-width="0.018cm" svg:stroke-color="#610506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18cm" svg:stroke-color="#2b511a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.056cm"/>
    </style:style>
    <style:style style:name="gr3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4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4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50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1.009cm"/>
    </style:style>
    <style:style style:name="gr5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53" style:family="graphic" style:parent-style-name="standard">
      <style:graphic-properties svg:stroke-color="#000000" draw:fill-color="#002342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svg:stroke-color="#000000" draw:fill-color="#00aaad" draw:textarea-horizontal-align="justify" draw:textarea-vertical-align="middle" draw:auto-grow-height="false" fo:min-height="0cm" fo:min-width="0cm"/>
    </style:style>
    <style:style style:name="gr55" style:family="graphic" style:parent-style-name="objectwithoutfill">
      <style:graphic-properties draw:stroke="dash" draw:stroke-dash="Fine_20_Dashed" svg:stroke-width="0.018cm" svg:stroke-color="#002342" draw:marker-start-width="0.227cm" draw:marker-end="Arrow" draw:marker-end-width="0.057cm" draw:fill="none" draw:textarea-vertical-align="middle" fo:padding-top="0.134cm" fo:padding-bottom="0.134cm" fo:padding-left="0.259cm" fo:padding-right="0.259cm"/>
    </style:style>
    <style:style style:name="gr56" style:family="graphic" style:parent-style-name="objectwithoutfill">
      <style:graphic-properties draw:stroke="dash" draw:stroke-dash="Fine_20_Dashed" svg:stroke-width="0.018cm" svg:stroke-color="#002342" draw:marker-start-width="0.227cm" draw:marker-end="" draw:marker-end-width="0.057cm" draw:fill="none" draw:textarea-vertical-align="middle" fo:padding-top="0.134cm" fo:padding-bottom="0.134cm" fo:padding-left="0.259cm" fo:padding-right="0.259cm"/>
    </style:style>
    <style:style style:name="gr57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5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5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63" style:family="graphic" style:parent-style-name="objectwithoutfill">
      <style:graphic-properties svg:stroke-width="0.018cm" svg:stroke-color="#6a1816" draw:marker-start="Arrow" draw:marker-start-width="0.05cm" draw:marker-end-width="0.307cm" draw:fill="none" draw:fill-color="#00aaad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18cm" svg:stroke-color="#2b511a" draw:marker-start="Arrow" draw:marker-start-width="0.05cm" draw:marker-end-width="0.307cm" draw:fill="none" draw:fill-color="#00aaad" draw:textarea-vertical-align="middle" fo:padding-top="0.134cm" fo:padding-bottom="0.134cm" fo:padding-left="0.259cm" fo:padding-right="0.259cm"/>
    </style:style>
    <style:style style:name="gr6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67" style:family="graphic" style:parent-style-name="objectwithoutfill">
      <style:graphic-properties svg:stroke-width="0.018cm" svg:stroke-color="#6a1816" draw:marker-start="Arrow" draw:marker-start-width="0.05cm" draw:marker-end="" draw:marker-end-width="0.307cm" draw:fill="none" draw:fill-color="#00aaad" draw:textarea-vertical-align="middle" fo:padding-top="0.134cm" fo:padding-bottom="0.134cm" fo:padding-left="0.259cm" fo:padding-right="0.259cm"/>
    </style:style>
    <style:style style:name="gr6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9" style:family="graphic" style:parent-style-name="objectwithoutfill">
      <style:graphic-properties draw:stroke="solid" draw:stroke-dash="Ultrafine_20_Dashed" svg:stroke-width="0.018cm" svg:stroke-color="#f58220" draw:marker-start-width="0.307cm" draw:marker-end="Arrow" draw:marker-end-width="0.08cm" draw:fill="none" draw:textarea-vertical-align="middle" fo:padding-top="0.134cm" fo:padding-bottom="0.134cm" fo:padding-left="0.259cm" fo:padding-right="0.259cm"/>
    </style:style>
    <style:style style:name="gr7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7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7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7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74" style:family="graphic">
      <style:graphic-properties style:protect="size"/>
    </style:style>
    <style:style style:name="gr75" style:family="graphic" style:parent-style-name="standard">
      <style:graphic-properties svg:stroke-color="#2b511a" draw:fill-color="#c2e0ae" draw:textarea-horizontal-align="justify" draw:textarea-vertical-align="middle" draw:auto-grow-height="false" fo:min-height="9.75cm" fo:min-width="16.3cm"/>
    </style:style>
    <style:style style:name="gr76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.711cm"/>
    </style:style>
    <style:style style:name="gr77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274cm"/>
    </style:style>
    <style:style style:name="gr78" style:family="graphic" style:parent-style-name="standard">
      <style:graphic-properties svg:stroke-color="#fff685" draw:fill-color="#f8aa97" draw:textarea-horizontal-align="justify" draw:textarea-vertical-align="middle" draw:auto-grow-height="false" fo:min-height="1.593cm" fo:min-width="15.274cm"/>
    </style:style>
    <style:style style:name="gr79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266cm"/>
    </style:style>
    <style:style style:name="gr80" style:family="graphic" style:parent-style-name="standard">
      <style:graphic-properties draw:fill-color="#c7a0cb" draw:textarea-horizontal-align="justify" draw:textarea-vertical-align="middle" draw:auto-grow-height="false" fo:min-height="1.35cm" fo:min-width="5.944cm"/>
    </style:style>
    <style:style style:name="gr81" style:family="graphic" style:parent-style-name="objectwithoutfill">
      <style:graphic-properties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82" style:family="graphic" style:parent-style-name="objectwithoutfill">
      <style:graphic-properties svg:stroke-width="0.02cm" svg:stroke-color="#000000" draw:marker-start="Arrow" draw:marker-start-width="0.16cm" draw:marker-end="Arrow" draw:marker-end-width="0.16cm" draw:fill="none" draw:fill-color="#00aaad" draw:textarea-vertical-align="middle" fo:padding-top="0.135cm" fo:padding-bottom="0.135cm" fo:padding-left="0.26cm" fo:padding-right="0.2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0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1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3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0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0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89cm"/>
    </style:style>
    <style:style style:name="gr90" style:family="graphic" style:parent-style-name="objectwithoutfill">
      <style:graphic-properties draw:stroke="dash" draw:stroke-dash="_33__20_Dashes_20_3_20_Dots_20__28_var_29_"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svg:stroke-width="0.05cm" svg:stroke-color="#2b511a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svg:stroke-color="#6a1816" draw:fill-color="#6a1816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color="#2b511a" draw:fill-color="#c2e0ae" draw:textarea-horizontal-align="justify" draw:textarea-vertical-align="middle" draw:auto-grow-height="false" fo:min-height="1.141cm" fo:min-width="16.3cm"/>
    </style:style>
    <style:style style:name="gr95" style:family="graphic" style:parent-style-name="standard">
      <style:graphic-properties draw:fill-color="#ffffff" draw:opacity="63%" draw:textarea-horizontal-align="justify" draw:textarea-vertical-align="middle" draw:auto-grow-height="false" fo:min-height="1.15cm" fo:min-width="0.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1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4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84cm"/>
    </style:style>
    <style:style style:name="gr99" style:family="graphic" style:parent-style-name="standard">
      <style:graphic-properties svg:stroke-color="#2b511a" draw:fill-color="#c2e0ae" draw:textarea-horizontal-align="justify" draw:textarea-vertical-align="middle" draw:auto-grow-height="false" fo:min-height="10.35cm" fo:min-width="16.3cm"/>
    </style:style>
    <style:style style:name="gr100" style:family="graphic" style:parent-style-name="standard">
      <style:graphic-properties svg:stroke-color="#ffdaa2" draw:fill-color="#ffdaa2" draw:textarea-horizontal-align="justify" draw:textarea-vertical-align="middle" draw:auto-grow-height="false" fo:min-height="4.45cm" fo:min-width="15.71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98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5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3cm"/>
    </style:style>
    <style:style style:name="gr104" style:family="graphic" style:parent-style-name="standard">
      <style:graphic-properties draw:fill-color="#fff685" draw:textarea-horizontal-align="justify" draw:textarea-vertical-align="middle" draw:auto-grow-height="false" fo:min-height="0.75cm" fo:min-width="9.09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9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707cm"/>
    </style:style>
    <style:style style:name="gr107" style:family="graphic" style:parent-style-name="standard">
      <style:graphic-properties draw:fill-color="#fff685" draw:textarea-horizontal-align="justify" draw:textarea-vertical-align="middle" draw:auto-grow-height="false" fo:min-height="0.75cm" fo:min-width="9.094cm"/>
    </style:style>
    <style:style style:name="gr10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0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3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3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32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cm"/>
    </style:style>
    <style:style style:name="gr133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4.596cm"/>
    </style:style>
    <style:style style:name="gr134" style:family="graphic" style:parent-style-name="standard">
      <style:graphic-properties svg:stroke-color="#ffffff" draw:fill-color="#ffffff" draw:opacity="69%" draw:textarea-horizontal-align="justify" draw:textarea-vertical-align="middle" draw:auto-grow-height="false" fo:min-height="14.85cm" fo:min-width="23.3cm"/>
    </style:style>
    <style:style style:name="gr135" style:family="graphic" style:parent-style-name="objectwithoutfill">
      <style:graphic-properties svg:stroke-color="#009598" draw:fill="none" draw:textarea-vertical-align="middle"/>
    </style:style>
    <style:style style:name="gr136" style:family="graphic" style:parent-style-name="standard">
      <style:graphic-properties svg:stroke-color="#009598" draw:fill-color="#87d1d1" draw:textarea-horizontal-align="justify" draw:textarea-vertical-align="middle" draw:auto-grow-height="false" fo:min-height="0.45cm" fo:min-width="1.32cm"/>
    </style:style>
    <style:style style:name="gr137" style:family="graphic" style:parent-style-name="objectwithoutfill">
      <style:graphic-properties svg:stroke-width="0.081cm" svg:stroke-color="#009598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38" style:family="graphic" style:parent-style-name="objectwithoutfill">
      <style:graphic-properties svg:stroke-color="#009598" draw:marker-end="Arrow" draw:fill="none" draw:textarea-vertical-align="middle"/>
    </style:style>
    <style:style style:name="gr139" style:family="graphic" style:parent-style-name="standard">
      <style:graphic-properties svg:stroke-color="#009598" draw:fill-color="#009598" draw:textarea-horizontal-align="justify" draw:textarea-vertical-align="middle" draw:auto-grow-height="false" fo:min-height="0cm" fo:min-width="0cm"/>
    </style:style>
    <style:style style:name="gr140" style:family="graphic" style:parent-style-name="objectwithoutfill">
      <style:graphic-properties svg:stroke-width="0.018cm" svg:stroke-color="#009598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0.089cm"/>
    </style:style>
    <style:style style:name="gr142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0cm"/>
    </style:style>
    <style:style style:name="gr143" style:family="graphic" style:parent-style-name="objectwithoutfill">
      <style:graphic-properties svg:stroke-width="0.018cm" svg:stroke-color="#00381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4" style:family="graphic" style:parent-style-name="objectwithoutfill">
      <style:graphic-properties svg:stroke-width="0.018cm" svg:stroke-color="#00864b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5" style:family="graphic" style:parent-style-name="standard">
      <style:graphic-properties svg:stroke-color="#003c3d" draw:fill-color="#003c3d" draw:textarea-horizontal-align="justify" draw:textarea-vertical-align="middle" draw:auto-grow-height="false" fo:min-height="0cm" fo:min-width="0cm"/>
    </style:style>
    <style:style style:name="gr146" style:family="graphic" style:parent-style-name="objectwithoutfill">
      <style:graphic-properties draw:fill="none" draw:textarea-vertical-align="middle"/>
    </style:style>
    <style:style style:name="gr147" style:family="graphic" style:parent-style-name="objectwithoutfill">
      <style:graphic-properties svg:stroke-width="0.018cm" svg:stroke-color="#00381f" draw:marker-start-width="0.227cm" draw:marker-end-width="0.227cm" draw:fill="none" draw:fill-color="#00381f" draw:textarea-vertical-align="middle" fo:padding-top="0.134cm" fo:padding-bottom="0.134cm" fo:padding-left="0.259cm" fo:padding-right="0.259cm"/>
    </style:style>
    <style:style style:name="gr148" style:family="graphic" style:parent-style-name="Object_20_with_20_no_20_fill_20_and_20_no_20_line">
      <style:graphic-properties draw:textarea-vertical-align="middle" draw:ole-draw-aspect="1" style:protect="size"/>
    </style:style>
    <style:style style:name="gr14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1" style:family="graphic" style:parent-style-name="objectwithoutfill">
      <style:graphic-properties svg:stroke-width="0.018cm" svg:stroke-color="#610506" draw:marker-start-width="0.227cm" draw:marker-end-width="0.227cm" draw:fill="none" draw:fill-color="#610506" draw:textarea-vertical-align="middle" fo:padding-top="0.134cm" fo:padding-bottom="0.134cm" fo:padding-left="0.259cm" fo:padding-right="0.259cm"/>
    </style:style>
    <style:style style:name="gr15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fill-color="#dddddd" draw:textarea-horizontal-align="justify" draw:textarea-vertical-align="middle" draw:auto-grow-height="false" fo:min-height="0.716cm" fo:min-width="0.089cm"/>
    </style:style>
    <style:style style:name="gr155" style:family="graphic" style:parent-style-name="objectwithoutfill">
      <style:graphic-properties svg:stroke-width="0.018cm" svg:stroke-color="#61050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7" style:family="graphic" style:parent-style-name="standard">
      <style:graphic-properties svg:stroke-color="#000000" draw:fill-color="#dddddd" draw:textarea-horizontal-align="justify" draw:textarea-vertical-align="middle" draw:auto-grow-height="false" fo:min-height="1.188cm" fo:min-width="0.089cm"/>
    </style:style>
    <style:style style:name="gr158" style:family="graphic" style:parent-style-name="standard">
      <style:graphic-properties svg:stroke-color="#00381f" draw:fill-color="#00381f" draw:textarea-horizontal-align="justify" draw:textarea-vertical-align="middle" draw:auto-grow-height="false" fo:min-height="0cm" fo:min-width="0cm"/>
    </style:style>
    <style:style style:name="gr159" style:family="graphic" style:parent-style-name="objectwithoutfill">
      <style:graphic-properties svg:stroke-width="0.018cm" svg:stroke-color="#f04e4d" draw:marker-start-width="0.227cm" draw:marker-end-width="0.227cm" draw:fill="none" draw:fill-color="#72bf44" draw:textarea-vertical-align="middle" fo:padding-top="0.134cm" fo:padding-bottom="0.134cm" fo:padding-left="0.259cm" fo:padding-right="0.259cm"/>
    </style:style>
    <style:style style:name="gr160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61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58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38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743cm"/>
    </style:style>
    <style:style style:name="gr165" style:family="graphic" style:parent-style-name="objectwithoutfill">
      <style:graphic-properties svg:stroke-width="0.018cm" svg:stroke-color="#f04e4d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455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569cm"/>
    </style:style>
    <style:style style:name="gr168" style:family="graphic" style:parent-style-name="Default_5f_1">
      <style:graphic-properties svg:stroke-color="#000000" draw:fill-color="#add58a" draw:textarea-horizontal-align="justify" draw:textarea-vertical-align="middle" draw:auto-grow-height="false" fo:min-height="0.324cm" fo:min-width="0.074cm"/>
    </style:style>
    <style:style style:name="gr169" style:family="graphic" style:parent-style-name="objectwithoutfill">
      <style:graphic-properties svg:stroke-width="0.02cm" svg:stroke-color="#ce181e" draw:marker-start-width="0.26cm" draw:marker-end="Arrow" draw:marker-end-width="0.1cm" draw:fill="none" draw:fill-color="#ed1c24" draw:textarea-vertical-align="middle" fo:padding-top="0.135cm" fo:padding-bottom="0.135cm" fo:padding-left="0.26cm" fo:padding-right="0.26cm"/>
    </style:style>
    <style:style style:name="gr170" style:family="graphic" style:parent-style-name="Default_5f_1">
      <style:graphic-properties svg:stroke-color="#000000" draw:fill-color="#ce181e" draw:textarea-horizontal-align="justify" draw:textarea-vertical-align="middle" draw:auto-grow-height="false" fo:min-height="0.562cm" fo:min-width="0cm"/>
    </style:style>
    <style:style style:name="gr171" style:family="graphic" style:parent-style-name="Default_5f_1">
      <style:graphic-properties svg:stroke-color="#000000" draw:fill-color="#fcd4d1" draw:textarea-horizontal-align="justify" draw:textarea-vertical-align="middle" draw:auto-grow-height="false" fo:min-height="0.562cm" fo:min-width="0cm"/>
    </style:style>
    <style:style style:name="gr172" style:family="graphic" style:parent-style-name="objectwithoutfill">
      <style:graphic-properties svg:stroke-width="0.02cm" svg:stroke-color="#ce181e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73" style:family="graphic" style:parent-style-name="objectwithoutfill">
      <style:graphic-properties svg:stroke-width="0.02cm" svg:stroke-color="#ce181e" draw:marker-start-width="0.26cm" draw:marker-end="" draw:marker-end-width="0.08cm" draw:fill="none" draw:textarea-vertical-align="middle" fo:padding-top="0.135cm" fo:padding-bottom="0.135cm" fo:padding-left="0.26cm" fo:padding-right="0.26cm"/>
    </style:style>
    <style:style style:name="gr174" style:family="graphic" style:parent-style-name="objectwithoutfill">
      <style:graphic-properties svg:stroke-width="0.02cm" svg:stroke-color="#000000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75" style:family="graphic" style:parent-style-name="objectwithoutfill">
      <style:graphic-properties svg:stroke-width="0.02cm" svg:stroke-color="#72bf44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76" style:family="graphic" style:parent-style-name="Default_5f_1">
      <style:graphic-properties svg:stroke-color="#ce181e" draw:fill-color="#f7a19a" draw:textarea-horizontal-align="justify" draw:textarea-vertical-align="middle" draw:auto-grow-height="false" fo:min-height="0.15cm" fo:min-width="1.775cm"/>
    </style:style>
    <style:style style:name="gr17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01cm" fo:min-width="3.304cm"/>
    </style:style>
    <style:style style:name="gr17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59cm" fo:min-width="2.11cm"/>
    </style:style>
    <style:style style:name="gr179" style:family="graphic" style:parent-style-name="standard">
      <style:graphic-properties svg:stroke-color="#000000" draw:fill-color="#eeeeee" draw:textarea-horizontal-align="justify" draw:textarea-vertical-align="middle" draw:auto-grow-height="false" fo:min-height="0.05cm" fo:min-width="0cm"/>
    </style:style>
    <style:style style:name="gr180" style:family="graphic" style:parent-style-name="standard">
      <style:graphic-properties svg:stroke-color="#000000" draw:fill-color="#ce181e" draw:textarea-horizontal-align="justify" draw:textarea-vertical-align="middle" draw:auto-grow-height="false" fo:min-height="0.05cm" fo:min-width="0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9cm" fo:min-width="0.496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645cm"/>
    </style:style>
    <style:style style:name="gr183" style:family="graphic" style:parent-style-name="standard">
      <style:graphic-properties svg:stroke-color="#000000" draw:fill-color="#f7a19a" draw:textarea-horizontal-align="justify" draw:textarea-vertical-align="middle" draw:auto-grow-height="false" fo:min-height="0.05cm" fo:min-width="0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784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52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102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8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1cm" fo:min-width="0.751cm"/>
    </style:style>
    <style:style style:name="gr189" style:family="graphic" style:parent-style-name="standard">
      <style:graphic-properties svg:stroke-color="#000000" draw:fill-color="#fcd4d1" draw:textarea-horizontal-align="justify" draw:textarea-vertical-align="middle" draw:auto-grow-height="false" fo:min-height="0.638cm" fo:min-width="1.3cm"/>
    </style:style>
    <style:style style:name="gr190" style:family="graphic" style:parent-style-name="standard">
      <style:graphic-properties svg:stroke-color="#000000" draw:fill-color="#59c5c7" draw:textarea-horizontal-align="justify" draw:textarea-vertical-align="middle" draw:auto-grow-height="false" fo:min-height="0cm" fo:min-width="0cm"/>
    </style:style>
    <style:style style:name="gr191" style:family="graphic" style:parent-style-name="objectwithoutfill">
      <style:graphic-properties draw:stroke="dash" draw:stroke-dash="Ultrafine_20_Dashed" svg:stroke-width="0.018cm" svg:stroke-color="#59c5c7" draw:marker-start="Arrow" draw:marker-start-width="0.03cm" draw:marker-end="" draw:marker-end-width="0.307cm" draw:fill="none" draw:fill-color="#00aaad" draw:textarea-vertical-align="middle" fo:padding-top="0.134cm" fo:padding-bottom="0.134cm" fo:padding-left="0.259cm" fo:padding-right="0.259cm"/>
    </style:style>
    <style:style style:name="gr192" style:family="graphic" style:parent-style-name="objectwithoutfill">
      <style:graphic-properties draw:stroke="dash" draw:stroke-dash="Ultrafine_20_Dashed" svg:stroke-width="0.018cm" svg:stroke-color="#59c5c7" draw:marker-start="" draw:marker-start-width="0.03cm" draw:marker-end="" draw:marker-end-width="0.307cm" draw:fill="none" draw:fill-color="#00aaad" draw:textarea-vertical-align="middle" fo:padding-top="0.134cm" fo:padding-bottom="0.134cm" fo:padding-left="0.259cm" fo:padding-right="0.259cm"/>
    </style:style>
    <style:style style:name="gr193" style:family="graphic" style:parent-style-name="standard" style:list-style-name="L1">
      <style:graphic-properties svg:stroke-color="#610506" draw:fill-color="#f04e4d" draw:textarea-horizontal-align="justify" draw:textarea-vertical-align="middle" draw:auto-grow-height="false" fo:min-height="0cm" fo:min-width="0cm"/>
    </style:style>
    <style:style style:name="gr194" style:family="graphic" style:parent-style-name="standard" style:list-style-name="L1">
      <style:graphic-properties svg:stroke-color="#610506" draw:fill-color="#fdc578" draw:textarea-horizontal-align="justify" draw:textarea-vertical-align="middle" draw:auto-grow-height="false" fo:min-height="0cm" fo:min-width="0cm"/>
    </style:style>
    <style:style style:name="gr195" style:family="graphic" style:parent-style-name="standard" style:list-style-name="L1">
      <style:graphic-properties svg:stroke-color="#610506" draw:fill-color="#fdc578" draw:textarea-horizontal-align="justify" draw:textarea-vertical-align="middle" draw:auto-grow-height="false" fo:min-height="0cm" fo:min-width="0cm"/>
    </style:style>
    <style:style style:name="gr196" style:family="graphic" style:parent-style-name="standard">
      <style:graphic-properties svg:stroke-color="#000000" draw:fill-color="#00888a" draw:textarea-horizontal-align="justify" draw:textarea-vertical-align="middle" draw:auto-grow-height="false" fo:min-height="0cm" fo:min-width="0cm"/>
    </style:style>
    <style:style style:name="gr197" style:family="graphic" style:parent-style-name="objectwithoutfill">
      <style:graphic-properties draw:stroke="dash" draw:stroke-dash="Ultrafine_20_Dashed" svg:stroke-width="0.018cm" svg:stroke-color="#00888a" draw:marker-start="Arrow" draw:marker-start-width="0.03cm" draw:marker-end="" draw:marker-end-width="0.307cm" draw:fill="none" draw:fill-color="#00888a" draw:textarea-vertical-align="middle" fo:padding-top="0.134cm" fo:padding-bottom="0.134cm" fo:padding-left="0.259cm" fo:padding-right="0.259cm"/>
    </style:style>
    <style:style style:name="gr198" style:family="graphic" style:parent-style-name="objectwithoutfill">
      <style:graphic-properties draw:stroke="dash" draw:stroke-dash="Ultrafine_20_Dashed" svg:stroke-width="0.018cm" svg:stroke-color="#00888a" draw:marker-start="" draw:marker-start-width="0.03cm" draw:marker-end="" draw:marker-end-width="0.307cm" draw:fill="none" draw:fill-color="#00888a" draw:textarea-vertical-align="middle" fo:padding-top="0.134cm" fo:padding-bottom="0.134cm" fo:padding-left="0.259cm" fo:padding-right="0.259cm"/>
    </style:style>
    <style:style style:name="gr199" style:family="graphic" style:parent-style-name="objectwithoutfill">
      <style:graphic-properties svg:stroke-width="0.018cm" svg:stroke-color="#000000" draw:marker-start="Arrow" draw:marker-start-width="0.03cm" draw:marker-end-width="0.307cm" draw:fill="none" draw:fill-color="#00aaad" draw:textarea-vertical-align="middle" fo:padding-top="0.134cm" fo:padding-bottom="0.134cm" fo:padding-left="0.259cm" fo:padding-right="0.259cm"/>
    </style:style>
    <style:style style:name="gr200" style:family="graphic" style:parent-style-name="standard" style:list-style-name="L1">
      <style:graphic-properties svg:stroke-color="#610506" draw:fill-color="#fdc578" draw:textarea-horizontal-align="justify" draw:textarea-vertical-align="middle" draw:auto-grow-height="false" fo:min-height="0cm" fo:min-width="0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1.268cm"/>
    </style:style>
    <style:style style:name="gr202" style:family="graphic" style:parent-style-name="Default_5f_2">
      <style:graphic-properties draw:stroke="solid" svg:stroke-width="0.0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04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0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0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0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08" style:family="graphic" style:parent-style-name="Default_5f_2">
      <style:graphic-properties draw:stroke="solid" svg:stroke-width="0.05cm" svg:stroke-color="#000000" draw:marker-end="msArrowEnd_20_5" draw:marker-end-width="0.21cm" draw:marker-end-center="false" draw:stroke-linejoin="round" draw:fill="none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4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9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2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1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2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3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24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3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34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35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36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3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4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4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4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5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411cm"/>
    </style:style>
    <style:style style:name="gr256" style:family="graphic" style:parent-style-name="standard">
      <style:graphic-properties svg:stroke-color="#fff685" draw:fill-color="#f8aa97" draw:textarea-horizontal-align="justify" draw:textarea-vertical-align="middle" draw:auto-grow-height="false" fo:min-height="1.609cm" fo:min-width="15.411cm"/>
    </style:style>
    <style:style style:name="gr257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403cm"/>
    </style:style>
    <style:style style:name="gr258" style:family="graphic" style:parent-style-name="standard">
      <style:graphic-properties svg:stroke-color="#2b511a" draw:fill-color="#c2e0ae" draw:textarea-horizontal-align="justify" draw:textarea-vertical-align="middle" draw:auto-grow-height="false" fo:min-height="1.541cm" fo:min-width="16.3cm"/>
    </style:style>
    <style:style style:name="gr25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8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8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8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83" style:family="graphic" style:parent-style-name="Default_5f_1">
      <style:graphic-properties svg:stroke-color="#000000" draw:fill-color="#ce181e" draw:textarea-horizontal-align="justify" draw:textarea-vertical-align="middle" draw:auto-grow-height="false" fo:min-height="0.35cm" fo:min-width="0cm"/>
    </style:style>
    <style:style style:name="gr284" style:family="graphic" style:parent-style-name="Default_5f_1">
      <style:graphic-properties svg:stroke-color="#000000" draw:fill-color="#fcd4d1" draw:textarea-horizontal-align="justify" draw:textarea-vertical-align="middle" draw:auto-grow-height="false" fo:min-height="0.351cm" fo:min-width="0cm"/>
    </style:style>
    <style:style style:name="gr285" style:family="graphic" style:parent-style-name="Default_5f_1">
      <style:graphic-properties svg:stroke-color="#000000" draw:fill-color="#fcd4d1" draw:textarea-horizontal-align="justify" draw:textarea-vertical-align="middle" draw:auto-grow-height="false" fo:min-height="0.352cm" fo:min-width="0cm"/>
    </style:style>
    <style:style style:name="gr286" style:family="graphic" style:parent-style-name="Default_5f_1">
      <style:graphic-properties svg:stroke-color="#000000" draw:fill-color="#ce181e" draw:textarea-horizontal-align="justify" draw:textarea-vertical-align="middle" draw:auto-grow-height="false" fo:min-height="0.353cm" fo:min-width="0cm"/>
    </style:style>
    <style:style style:name="gr287" style:family="graphic" style:parent-style-name="Default_5f_1">
      <style:graphic-properties svg:stroke-color="#000000" draw:fill-color="#ce181e" draw:textarea-horizontal-align="justify" draw:textarea-vertical-align="middle" draw:auto-grow-height="false" fo:min-height="0.352cm" fo:min-width="0cm"/>
    </style:style>
    <style:style style:name="gr288" style:family="graphic" style:parent-style-name="Default_5f_1">
      <style:graphic-properties svg:stroke-color="#000000" draw:fill-color="#add58a" draw:textarea-horizontal-align="justify" draw:textarea-vertical-align="middle" draw:auto-grow-height="false" fo:min-height="0.186cm" fo:min-width="0cm"/>
    </style:style>
    <style:style style:name="gr289" style:family="graphic" style:parent-style-name="Default_5f_1">
      <style:graphic-properties svg:stroke-color="#000000" draw:fill-color="#ce181e" draw:textarea-horizontal-align="justify" draw:textarea-vertical-align="middle" draw:auto-grow-height="false" fo:min-height="0.351cm" fo:min-width="0cm"/>
    </style:style>
    <style:style style:name="gr290" style:family="graphic" style:parent-style-name="Default_5f_1">
      <style:graphic-properties svg:stroke-color="#000000" draw:fill-color="#ce181e" draw:textarea-horizontal-align="justify" draw:textarea-vertical-align="middle" draw:auto-grow-height="false" fo:min-height="0.354cm" fo:min-width="0cm"/>
    </style:style>
    <style:style style:name="gr291" style:family="graphic" style:parent-style-name="Default_5f_1">
      <style:graphic-properties svg:stroke-color="#000000" draw:fill-color="#ce181e" draw:textarea-horizontal-align="justify" draw:textarea-vertical-align="middle" draw:auto-grow-height="false" fo:min-height="0.355cm" fo:min-width="0cm"/>
    </style:style>
    <style:style style:name="gr292" style:family="graphic" style:parent-style-name="objectwithoutfill">
      <style:graphic-properties svg:stroke-width="0.02cm" svg:stroke-color="#6a1816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293" style:family="graphic" style:parent-style-name="objectwithoutfill">
      <style:graphic-properties svg:stroke-width="0.02cm" svg:stroke-color="#009598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294" style:family="graphic" style:parent-style-name="standard">
      <style:graphic-properties draw:stroke="none" svg:stroke-color="#009598" draw:fill="none" draw:fill-color="#ffffff" draw:textarea-horizontal-align="left" draw:auto-grow-height="true" draw:auto-grow-width="true" fo:min-height="0.357cm" fo:min-width="1.806cm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2cm" fo:min-width="0cm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0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38cm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67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77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303" style:family="graphic" style:parent-style-name="objectwithoutfill">
      <style:graphic-properties svg:stroke-width="0.02cm" svg:stroke-color="#6a1816" draw:marker-start-width="0.26cm" draw:marker-end="" draw:marker-end-width="0.1cm" draw:fill="none" draw:textarea-vertical-align="middle" fo:padding-top="0.135cm" fo:padding-bottom="0.135cm" fo:padding-left="0.26cm" fo:padding-right="0.26cm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6.001cm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6.467cm"/>
    </style:style>
    <style:style style:name="gr306" style:family="graphic" style:parent-style-name="objectwithoutfill">
      <style:graphic-properties svg:stroke-width="0.02cm" svg:stroke-color="#009598" draw:marker-start-width="0.26cm" draw:marker-end="" draw:marker-end-width="0.1cm" draw:fill="none" draw:textarea-vertical-align="middle" fo:padding-top="0.135cm" fo:padding-bottom="0.135cm" fo:padding-left="0.26cm" fo:padding-right="0.26cm"/>
    </style:style>
    <style:style style:name="gr307" style:family="graphic" style:parent-style-name="standard">
      <style:graphic-properties svg:stroke-color="#ffffff" draw:fill-color="#ffffff" draw:textarea-horizontal-align="justify" draw:textarea-vertical-align="middle" draw:auto-grow-height="false" fo:min-height="4.158cm" fo:min-width="7.1cm"/>
    </style:style>
    <style:style style:name="gr308" style:family="graphic" style:parent-style-name="standard">
      <style:graphic-properties svg:stroke-color="#ffffff" draw:fill-color="#ffffff" draw:textarea-horizontal-align="justify" draw:textarea-vertical-align="middle" draw:auto-grow-height="false" fo:min-height="3.358cm" fo:min-width="9.8cm"/>
    </style:style>
    <style:style style:name="gr309" style:family="graphic" style:parent-style-name="standard">
      <style:graphic-properties svg:stroke-color="#ffffff" draw:fill-color="#ffffff" draw:textarea-horizontal-align="justify" draw:textarea-vertical-align="middle" draw:auto-grow-height="false" fo:min-height="7.605cm" fo:min-width="4.5cm"/>
    </style:style>
    <style:style style:name="gr310" style:family="graphic" style:parent-style-name="standard">
      <style:graphic-properties draw:stroke="none" svg:stroke-color="#009598" draw:fill="none" draw:fill-color="#ffffff" draw:textarea-horizontal-align="left" draw:auto-grow-height="true" draw:auto-grow-width="true" fo:min-height="0.319cm" fo:min-width="1.768cm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</style:style>
    <style:style style:name="gr3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42cm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1cm" fo:min-width="0cm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43cm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43cm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9cm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6cm"/>
    </style:style>
    <style:style style:name="gr3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6cm"/>
    </style:style>
    <style:style style:name="gr3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39cm"/>
    </style:style>
    <style:style style:name="gr3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4cm" fo:min-width="0cm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0cm"/>
    </style:style>
    <style:style style:name="gr324" style:family="graphic" style:parent-style-name="objectwithoutfill">
      <style:graphic-properties svg:stroke-width="0.02cm" svg:stroke-color="#72bf44" draw:marker-start-width="0.26cm" draw:marker-end="" draw:marker-end-width="0.1cm" draw:fill="none" draw:textarea-vertical-align="middle" fo:padding-top="0.135cm" fo:padding-bottom="0.135cm" fo:padding-left="0.26cm" fo:padding-right="0.26cm"/>
    </style:style>
    <style:style style:name="gr325" style:family="graphic" style:parent-style-name="standard">
      <style:graphic-properties svg:stroke-color="#ffffff" draw:fill-color="#ffffff" draw:textarea-horizontal-align="justify" draw:textarea-vertical-align="middle" draw:auto-grow-height="false" fo:min-height="7.605cm" fo:min-width="5.199cm"/>
    </style:style>
    <style:style style:name="gr3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42cm"/>
    </style:style>
    <style:style style:name="gr327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0.034cm" fo:min-width="0cm"/>
    </style:style>
    <style:style style:name="gr328" style:family="graphic" style:parent-style-name="standard">
      <style:graphic-properties svg:stroke-color="#826aaf" draw:fill-color="#826aaf" draw:opacity="25%" draw:textarea-horizontal-align="justify" draw:textarea-vertical-align="middle" draw:auto-grow-height="false" fo:min-height="2.95cm" fo:min-width="1.7cm"/>
    </style:style>
    <style:style style:name="gr329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330" style:family="graphic" style:parent-style-name="standard">
      <style:graphic-properties svg:stroke-color="#f37b70" draw:fill-color="#f37b70" draw:opacity="25%" draw:textarea-horizontal-align="justify" draw:textarea-vertical-align="middle" draw:auto-grow-height="false" fo:min-height="0.55cm" fo:min-width="0.3cm"/>
    </style:style>
    <style:style style:name="gr331" style:family="graphic" style:parent-style-name="standard">
      <style:graphic-properties svg:stroke-width="0.028cm" svg:stroke-color="#000000" draw:marker-start-width="0.242cm" draw:marker-end-width="0.242cm" draw:fill-color="#999999" draw:opacity="0%" draw:textarea-horizontal-align="justify" draw:textarea-vertical-align="middle" draw:auto-grow-height="false" fo:min-height="2.522cm" fo:min-width="1.272cm" fo:padding-top="0.139cm" fo:padding-bottom="0.139cm" fo:padding-left="0.264cm" fo:padding-right="0.264cm"/>
    </style:style>
    <style:style style:name="gr332" style:family="graphic" style:parent-style-name="standard">
      <style:graphic-properties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2.522cm" fo:min-width="1.272cm" fo:padding-top="0.139cm" fo:padding-bottom="0.139cm" fo:padding-left="0.264cm" fo:padding-right="0.264cm"/>
    </style:style>
    <style:style style:name="gr333" style:family="graphic" style:parent-style-name="objectwithoutfill">
      <style:graphic-properties svg:stroke-width="0.01cm" svg:stroke-color="#000000" draw:marker-start="Arrow" draw:marker-start-width="0.05cm" draw:marker-end="" draw:marker-end-width="0.293cm" draw:fill="none" draw:textarea-vertical-align="middle" fo:padding-top="0.13cm" fo:padding-bottom="0.13cm" fo:padding-left="0.255cm" fo:padding-right="0.255cm"/>
    </style:style>
    <style:style style:name="gr334" style:family="graphic" style:parent-style-name="objectwithoutfill">
      <style:graphic-properties svg:stroke-width="0.01cm" svg:stroke-color="#000000" draw:marker-start="Arrow" draw:marker-start-width="0.1cm" draw:marker-end="" draw:marker-end-width="0.293cm" draw:fill="none" draw:textarea-vertical-align="middle" fo:padding-top="0.13cm" fo:padding-bottom="0.13cm" fo:padding-left="0.255cm" fo:padding-right="0.255cm"/>
    </style:style>
    <style:style style:name="gr335" style:family="graphic" style:parent-style-name="objectwithoutfill">
      <style:graphic-properties svg:stroke-width="0.01cm" svg:stroke-color="#000000" draw:marker-start="" draw:marker-start-width="0.1cm" draw:marker-end="" draw:marker-end-width="0.293cm" draw:fill="none" draw:textarea-vertical-align="middle" fo:padding-top="0.13cm" fo:padding-bottom="0.13cm" fo:padding-left="0.255cm" fo:padding-right="0.255cm"/>
    </style:style>
    <style:style style:name="gr336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2.25cm" fo:padding-top="0.15cm" fo:padding-bottom="0.15cm" fo:padding-left="0.275cm" fo:padding-right="0.275cm"/>
    </style:style>
    <style:style style:name="gr337" style:family="graphic" style:parent-style-name="standard">
      <style:graphic-properties svg:stroke-width="0.028cm" svg:stroke-color="#000000" draw:marker-start-width="0.242cm" draw:marker-end-width="0.242cm" draw:fill-color="#999999" draw:opacity="0%" draw:textarea-horizontal-align="justify" draw:textarea-vertical-align="middle" draw:auto-grow-height="false" fo:min-height="1.522cm" fo:min-width="2.272cm" fo:padding-top="0.139cm" fo:padding-bottom="0.139cm" fo:padding-left="0.264cm" fo:padding-right="0.264cm"/>
    </style:style>
    <style:style style:name="gr338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8.446cm" fo:padding-top="0.15cm" fo:padding-bottom="0.15cm" fo:padding-left="0.275cm" fo:padding-right="0.275cm"/>
    </style:style>
    <style:style style:name="gr339" style:family="graphic" style:parent-style-name="standard">
      <style:graphic-properties svg:stroke-width="0.05cm" svg:stroke-color="#1b75bc" draw:marker-start-width="0.355cm" draw:marker-end-width="0.355cm" draw:fill-color="#1b75bc" draw:opacity="25%" draw:textarea-horizontal-align="justify" draw:textarea-vertical-align="middle" draw:auto-grow-height="false" fo:min-height="0.3cm" fo:min-width="0.15cm" fo:padding-top="0.15cm" fo:padding-bottom="0.15cm" fo:padding-left="0.275cm" fo:padding-right="0.275cm"/>
    </style:style>
    <style:style style:name="gr340" style:family="graphic" style:parent-style-name="standard">
      <style:graphic-properties svg:stroke-width="0.05cm" svg:stroke-color="#ed1c24" draw:marker-start-width="0.355cm" draw:marker-end-width="0.355cm" draw:fill-color="#ed1c24" draw:opacity="25%" draw:textarea-horizontal-align="justify" draw:textarea-vertical-align="middle" draw:auto-grow-height="false" fo:min-height="0.3cm" fo:min-width="0.15cm" fo:padding-top="0.15cm" fo:padding-bottom="0.15cm" fo:padding-left="0.275cm" fo:padding-right="0.275cm"/>
    </style:style>
    <style:style style:name="gr341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11.831cm" fo:padding-top="0.15cm" fo:padding-bottom="0.15cm" fo:padding-left="0.275cm" fo:padding-right="0.275cm"/>
    </style:style>
    <style:style style:name="gr342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0.152cm" fo:padding-top="0.15cm" fo:padding-bottom="0.15cm" fo:padding-left="0.275cm" fo:padding-right="0.275cm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8cm"/>
    </style:style>
    <style:style style:name="gr3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</style:style>
    <style:style style:name="gr3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2.44cm"/>
    </style:style>
    <style:style style:name="gr3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2.558cm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348" style:family="graphic" style:parent-style-name="objectwithoutfill">
      <style:graphic-properties svg:stroke-width="0.028cm" svg:stroke-color="#89c765" draw:marker-start="Arrow" draw:marker-start-width="0.2cm" draw:marker-end="" draw:marker-end-width="0.32cm" draw:fill="none" draw:textarea-vertical-align="middle" fo:padding-top="0.139cm" fo:padding-bottom="0.139cm" fo:padding-left="0.264cm" fo:padding-right="0.264cm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50" style:family="graphic" style:parent-style-name="objectwithoutfill">
      <style:graphic-properties svg:stroke-width="0.01cm" svg:stroke-color="#000000" draw:marker-start="Arrow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3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353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8.95cm" fo:padding-top="0.15cm" fo:padding-bottom="0.15cm" fo:padding-left="0.275cm" fo:padding-right="0.275cm"/>
    </style:style>
    <style:style style:name="gr354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0.15cm" fo:padding-top="0.15cm" fo:padding-bottom="0.15cm" fo:padding-left="0.275cm" fo:padding-right="0.275cm"/>
    </style:style>
    <style:style style:name="gr3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356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8.25cm" fo:padding-top="0.15cm" fo:padding-bottom="0.15cm" fo:padding-left="0.275cm" fo:padding-right="0.275cm"/>
    </style:style>
    <style:style style:name="gr357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9.15cm" fo:padding-top="0.15cm" fo:padding-bottom="0.15cm" fo:padding-left="0.275cm" fo:padding-right="0.275cm"/>
    </style:style>
    <style:style style:name="gr358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9.815cm" fo:padding-top="0.15cm" fo:padding-bottom="0.15cm" fo:padding-left="0.275cm" fo:padding-right="0.275cm"/>
    </style:style>
    <style:style style:name="gr359" style:family="graphic" style:parent-style-name="standard">
      <style:graphic-properties svg:stroke-width="0.028cm" svg:stroke-color="#000000" draw:marker-start-width="0.242cm" draw:marker-end-width="0.242cm" draw:fill-color="#999999" draw:opacity="0%" draw:textarea-horizontal-align="justify" draw:textarea-vertical-align="middle" draw:auto-grow-height="false" fo:min-height="2.122cm" fo:min-width="1.272cm" fo:padding-top="0.139cm" fo:padding-bottom="0.139cm" fo:padding-left="0.264cm" fo:padding-right="0.264cm"/>
    </style:style>
    <style:style style:name="gr360" style:family="graphic" style:parent-style-name="standard">
      <style:graphic-properties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2.122cm" fo:min-width="1.272cm" fo:padding-top="0.139cm" fo:padding-bottom="0.139cm" fo:padding-left="0.264cm" fo:padding-right="0.264cm"/>
    </style:style>
    <style:style style:name="gr361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0cm" fo:min-width="0cm"/>
    </style:style>
    <style:style style:name="gr36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63" style:family="graphic" style:parent-style-name="objectwithoutfill">
      <style:graphic-properties svg:stroke-width="0.01cm" svg:stroke-color="#000000" draw:marker-start="Arrow" draw:marker-start-width="0.1cm" draw:marker-end="" draw:marker-end-width="0.293cm" draw:fill="none" draw:fill-color="#ffffff" draw:textarea-vertical-align="middle" fo:padding-top="0.13cm" fo:padding-bottom="0.13cm" fo:padding-left="0.255cm" fo:padding-right="0.255cm"/>
    </style:style>
    <style:style style:name="gr364" style:family="graphic" style:parent-style-name="objectwithoutfill">
      <style:graphic-properties svg:stroke-width="0.01cm" svg:stroke-color="#000000" draw:marker-start="" draw:marker-start-width="0.1cm" draw:marker-end="" draw:marker-end-width="0.293cm" draw:fill="none" draw:fill-color="#ffffff" draw:textarea-vertical-align="middle" fo:padding-top="0.13cm" fo:padding-bottom="0.13cm" fo:padding-left="0.255cm" fo:padding-right="0.255cm"/>
    </style:style>
    <style:style style:name="gr365" style:family="graphic" style:parent-style-name="standard">
      <style:graphic-properties svg:stroke-color="#000000" draw:fill="bitmap" draw:fill-color="#000000" draw:fill-image-name="Dark_20_Downward_20_Diagonal" draw:textarea-horizontal-align="justify" draw:textarea-vertical-align="middle" draw:auto-grow-height="false" fo:min-height="0cm" fo:min-width="0cm"/>
    </style:style>
    <style:style style:name="gr3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845cm"/>
    </style:style>
    <style:style style:name="gr3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295cm"/>
    </style:style>
    <style:style style:name="gr3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1cm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2cm"/>
    </style:style>
    <style:style style:name="gr3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72cm"/>
    </style:style>
    <style:style style:name="gr371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7.954cm" fo:padding-top="0.15cm" fo:padding-bottom="0.15cm" fo:padding-left="0.275cm" fo:padding-right="0.275cm"/>
    </style:style>
    <style:style style:name="gr372" style:family="graphic" style:parent-style-name="standard">
      <style:graphic-properties draw:stroke="dash" draw:stroke-dash="Fine_20_Dashed" svg:stroke-width="0.05cm" svg:stroke-color="#89c765" draw:marker-start-width="0.355cm" draw:marker-end-width="0.355cm" svg:stroke-opacity="50%" draw:fill-color="#89c765" draw:opacity="0%" draw:textarea-horizontal-align="justify" draw:textarea-vertical-align="middle" draw:auto-grow-height="false" fo:min-height="0.3cm" fo:min-width="1.348cm" fo:padding-top="0.15cm" fo:padding-bottom="0.15cm" fo:padding-left="0.275cm" fo:padding-right="0.275cm"/>
    </style:style>
    <style:style style:name="gr373" style:family="graphic" style:parent-style-name="objectwithoutfill">
      <style:graphic-properties draw:stroke="dash" draw:stroke-dash="Fine_20_Dashed" svg:stroke-width="0.05cm" svg:stroke-color="#89c765" draw:marker-start-width="0.43cm" draw:marker-end-width="0.43cm" svg:stroke-opacity="50%" draw:fill="solid" draw:fill-color="#89c765" draw:opacity="0%" draw:textarea-vertical-align="middle" draw:auto-grow-height="false" fo:min-height="0.3cm" fo:min-width="1.348cm" fo:padding-top="0.15cm" fo:padding-bottom="0.15cm" fo:padding-left="0.275cm" fo:padding-right="0.275cm"/>
    </style:style>
    <style:style style:name="gr3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44cm"/>
    </style:style>
    <style:style style:name="gr3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35cm"/>
    </style:style>
    <style:style style:name="gr3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86cm"/>
    </style:style>
    <style:style style:name="gr377" style:family="graphic" style:parent-style-name="standard">
      <style:graphic-properties draw:stroke="dash" draw:stroke-dash="Fine_20_Dashed" svg:stroke-width="0.05cm" svg:stroke-color="#89c765" draw:marker-start-width="0.355cm" draw:marker-end-width="0.355cm" svg:stroke-opacity="50%" draw:fill-color="#89c765" draw:opacity="0%" draw:textarea-horizontal-align="justify" draw:textarea-vertical-align="middle" draw:auto-grow-height="false" fo:min-height="0.3cm" fo:min-width="0.348cm" fo:padding-top="0.15cm" fo:padding-bottom="0.15cm" fo:padding-left="0.275cm" fo:padding-right="0.275cm"/>
    </style:style>
    <style:style style:name="gr3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7cm"/>
    </style:style>
    <style:style style:name="gr3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36cm"/>
    </style:style>
    <style:style style:name="gr3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512cm"/>
    </style:style>
    <style:style style:name="gr3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624cm"/>
    </style:style>
    <style:style style:name="gr382" style:family="graphic" style:parent-style-name="standard">
      <style:graphic-properties svg:stroke-color="#000000" draw:fill="bitmap" draw:fill-color="#000000" draw:fill-image-name="Dark_20_Downward_20_Diagonal" draw:opacity="100%" draw:textarea-horizontal-align="justify" draw:textarea-vertical-align="middle" draw:auto-grow-height="false" fo:min-height="0cm" fo:min-width="0cm"/>
    </style:style>
    <style:style style:name="gr3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cm"/>
    </style:style>
    <style:style style:name="gr384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/>
    </style:style>
    <style:style style:name="gr385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12.016cm" fo:padding-top="0.15cm" fo:padding-bottom="0.15cm" fo:padding-left="0.275cm" fo:padding-right="0.275cm"/>
    </style:style>
    <style:style style:name="gr386" style:family="graphic" style:parent-style-name="standard">
      <style:graphic-properties svg:stroke-color="#000000" draw:fill-color="#000000" draw:opacity="97%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10506"/>
      <style:paragraph-properties fo:text-align="center"/>
    </style:style>
    <style:style style:name="P4" style:family="paragraph">
      <loext:graphic-properties draw:fill-color="#2b511a"/>
      <style:paragraph-properties fo:text-align="center"/>
      <style:text-properties fo:color="#ffffff"/>
    </style:style>
    <style:style style:name="P5" style:family="paragraph">
      <loext:graphic-properties draw:fill="none" draw:fill-color="#00aaad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f04e4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-color="#002342"/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-color="#610506"/>
      <style:paragraph-properties fo:text-align="center"/>
      <style:text-properties style:font-name="Abyssinica SIL1"/>
    </style:style>
    <style:style style:name="P17" style:family="paragraph">
      <loext:graphic-properties draw:fill-color="#2b511a"/>
      <style:paragraph-properties fo:text-align="center"/>
      <style:text-properties fo:color="#ffffff" style:font-name="Abyssinica SIL1" fo:font-size="9pt" style:font-size-asian="9pt" style:font-size-complex="9pt"/>
    </style:style>
    <style:style style:name="P18" style:family="paragraph">
      <loext:graphic-properties draw:fill-color="#00aaad"/>
      <style:paragraph-properties fo:text-align="center"/>
      <style:text-properties style:font-name="Abyssinica SIL1"/>
    </style:style>
    <style:style style:name="P19" style:family="paragraph">
      <loext:graphic-properties draw:fill-color="#f04e4d"/>
      <style:paragraph-properties fo:text-align="center"/>
      <style:text-properties style:font-name="Abyssinica SIL1"/>
    </style:style>
    <style:style style:name="P20" style:family="paragraph">
      <loext:graphic-properties draw:fill="none" draw:fill-color="#ffffff"/>
      <style:text-properties style:font-name="Abyssinica SIL1" fo:font-size="13pt" style:font-size-asian="13pt" style:font-size-complex="13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610506"/>
      <style:paragraph-properties fo:margin-left="0cm" fo:margin-right="0cm" fo:text-align="center" fo:text-indent="0cm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23" style:family="paragraph">
      <loext:graphic-properties draw:fill-color="#610506"/>
      <style:paragraph-properties fo:text-align="center"/>
      <style:text-properties style:font-name="Liberation Sans"/>
    </style:style>
    <style:style style:name="P24" style:family="paragraph">
      <loext:graphic-properties draw:fill-color="#610506"/>
      <style:paragraph-properties fo:margin-left="0cm" fo:margin-right="0cm" fo:text-align="center" fo:text-indent="0cm"/>
      <style:text-properties style:font-name="Abyssinica SIL1" fo:font-size="18pt" style:letter-kerning="true" style:font-name-asian="AR PL SungtiL GB" style:font-size-asian="18pt" style:font-name-complex="Lohit Devanagari" style:font-size-complex="18pt"/>
    </style:style>
    <style:style style:name="P25" style:family="paragraph">
      <loext:graphic-properties draw:fill-color="#002342"/>
      <style:paragraph-properties fo:text-align="center"/>
      <style:text-properties style:font-name="Abyssinica SIL1" fo:font-size="15pt" style:font-size-asian="15pt" style:font-size-complex="15pt"/>
    </style:style>
    <style:style style:name="P26" style:family="paragraph">
      <loext:graphic-properties draw:fill-color="#ffffff"/>
    </style:style>
    <style:style style:name="P27" style:family="paragraph">
      <loext:graphic-properties draw:fill-color="#c2e0ae"/>
      <style:paragraph-properties fo:text-align="center"/>
    </style:style>
    <style:style style:name="P28" style:family="paragraph">
      <loext:graphic-properties draw:fill-color="#ffdaa2"/>
      <style:paragraph-properties fo:text-align="center"/>
    </style:style>
    <style:style style:name="P29" style:family="paragraph">
      <loext:graphic-properties draw:fill-color="#f8aa97"/>
      <style:paragraph-properties fo:text-align="center"/>
    </style:style>
    <style:style style:name="P30" style:family="paragraph">
      <loext:graphic-properties draw:fill-color="#c7a0cb"/>
      <style:paragraph-properties fo:text-align="center"/>
    </style:style>
    <style:style style:name="P31" style:family="paragraph">
      <loext:graphic-properties draw:fill="none" draw:fill-color="#ffffff"/>
      <style:text-properties style:font-name="Abyssinica SIL1"/>
    </style:style>
    <style:style style:name="P32" style:family="paragraph">
      <loext:graphic-properties draw:fill="none" draw:fill-color="#ffffff"/>
      <style:text-properties style:font-name="Gillius ADF Cond"/>
    </style:style>
    <style:style style:name="P33" style:family="paragraph">
      <loext:graphic-properties draw:fill-color="#2b511a"/>
      <style:paragraph-properties fo:text-align="center"/>
    </style:style>
    <style:style style:name="P34" style:family="paragraph">
      <loext:graphic-properties draw:fill-color="#6a1816"/>
      <style:paragraph-properties fo:text-align="center"/>
    </style:style>
    <style:style style:name="P35" style:family="paragraph">
      <loext:graphic-properties draw:fill-color="#ffffff" draw:opacity="63%"/>
      <style:paragraph-properties fo:text-align="center"/>
    </style:style>
    <style:style style:name="P36" style:family="paragraph">
      <loext:graphic-properties draw:fill="none" draw:fill-color="#ffffff"/>
      <style:text-properties fo:color="#2b511a" style:font-name="Abyssinica SIL1"/>
    </style:style>
    <style:style style:name="P37" style:family="paragraph">
      <loext:graphic-properties draw:fill="none" draw:fill-color="#ffffff"/>
      <style:text-properties fo:color="#6a1816" style:font-name="Abyssinica SIL1"/>
    </style:style>
    <style:style style:name="P38" style:family="paragraph">
      <loext:graphic-properties draw:fill-color="#fff685"/>
      <style:paragraph-properties fo:text-align="center"/>
    </style:style>
    <style:style style:name="P39" style:family="paragraph">
      <loext:graphic-properties draw:fill-color="#ffffff" draw:opacity="69%"/>
      <style:paragraph-properties fo:text-align="center"/>
    </style:style>
    <style:style style:name="P40" style:family="paragraph">
      <loext:graphic-properties draw:fill-color="#87d1d1"/>
      <style:paragraph-properties fo:text-align="center"/>
    </style:style>
    <style:style style:name="P41" style:family="paragraph">
      <loext:graphic-properties draw:fill-color="#009598"/>
      <style:paragraph-properties fo:text-align="center"/>
    </style:style>
    <style:style style:name="P42" style:family="paragraph">
      <loext:graphic-properties draw:fill-color="#faa61a"/>
      <style:paragraph-properties fo:text-align="center"/>
    </style:style>
    <style:style style:name="P43" style:family="paragraph">
      <loext:graphic-properties draw:fill-color="#003c3d"/>
      <style:paragraph-properties fo:text-align="center"/>
    </style:style>
    <style:style style:name="P44" style:family="paragraph">
      <loext:graphic-properties draw:fill="none" draw:fill-color="#00381f"/>
      <style:paragraph-properties fo:text-align="center"/>
    </style:style>
    <style:style style:name="P45" style:family="paragraph">
      <loext:graphic-properties draw:fill="none" draw:fill-color="#610506"/>
      <style:paragraph-properties fo:text-align="center"/>
    </style:style>
    <style:style style:name="P46" style:family="paragraph">
      <loext:graphic-properties draw:fill-color="#00381f"/>
      <style:paragraph-properties fo:text-align="center"/>
    </style:style>
    <style:style style:name="P47" style:family="paragraph">
      <loext:graphic-properties draw:fill="none" draw:fill-color="#72bf44"/>
      <style:paragraph-properties fo:text-align="center"/>
    </style:style>
    <style:style style:name="P48" style:family="paragraph">
      <loext:graphic-properties draw:fill="none" draw:fill-color="#ffffff"/>
      <style:text-properties style:font-name="Abyssinica SIL1" fo:font-size="14pt" style:font-size-asian="14pt" style:font-size-complex="14pt"/>
    </style:style>
    <style:style style:name="P49" style:family="paragraph">
      <loext:graphic-properties draw:fill-color="#add58a"/>
      <style:paragraph-properties fo:text-align="center"/>
      <style:text-properties style:font-name="Abyssinica SIL1"/>
    </style:style>
    <style:style style:name="P50" style:family="paragraph">
      <loext:graphic-properties draw:fill="none" draw:fill-color="#ed1c24"/>
      <style:paragraph-properties fo:text-align="center"/>
      <style:text-properties style:font-name="Abyssinica SIL1"/>
    </style:style>
    <style:style style:name="P51" style:family="paragraph">
      <loext:graphic-properties draw:fill-color="#ce181e"/>
      <style:paragraph-properties fo:text-align="center"/>
      <style:text-properties style:font-name="Abyssinica SIL1"/>
    </style:style>
    <style:style style:name="P52" style:family="paragraph">
      <loext:graphic-properties draw:fill-color="#fcd4d1"/>
      <style:paragraph-properties fo:text-align="center"/>
      <style:text-properties style:font-name="Abyssinica SIL1"/>
    </style:style>
    <style:style style:name="P53" style:family="paragraph">
      <loext:graphic-properties draw:fill="none"/>
      <style:paragraph-properties fo:text-align="center"/>
      <style:text-properties style:font-name="Abyssinica SIL1"/>
    </style:style>
    <style:style style:name="P54" style:family="paragraph">
      <loext:graphic-properties draw:fill-color="#f7a19a"/>
      <style:paragraph-properties fo:text-align="center"/>
      <style:text-properties style:font-name="Abyssinica SIL1"/>
    </style:style>
    <style:style style:name="P55" style:family="paragraph">
      <loext:graphic-properties draw:fill-color="#eeeeee"/>
      <style:paragraph-properties fo:text-align="center"/>
      <style:text-properties style:font-name="Abyssinica SIL1" fo:font-size="4.40000009536743pt" style:font-size-asian="4.40000009536743pt" style:font-size-complex="4.40000009536743pt"/>
    </style:style>
    <style:style style:name="P56" style:family="paragraph">
      <loext:graphic-properties draw:fill-color="#ce181e"/>
      <style:paragraph-properties fo:text-align="center"/>
      <style:text-properties style:font-name="Abyssinica SIL1" fo:font-size="4.40000009536743pt" style:font-size-asian="4.40000009536743pt" style:font-size-complex="4.40000009536743pt"/>
    </style:style>
    <style:style style:name="P57" style:family="paragraph">
      <loext:graphic-properties draw:fill="none" draw:fill-color="#ffffff"/>
      <style:text-properties style:font-name="Abyssinica SIL1" fo:font-size="6pt" style:font-size-asian="6pt" style:font-size-complex="6pt"/>
    </style:style>
    <style:style style:name="P58" style:family="paragraph">
      <loext:graphic-properties draw:fill-color="#f7a19a"/>
      <style:paragraph-properties fo:text-align="center"/>
      <style:text-properties style:font-name="Abyssinica SIL1" fo:font-size="4.40000009536743pt" style:font-size-asian="4.40000009536743pt" style:font-size-complex="4.40000009536743pt"/>
    </style:style>
    <style:style style:name="P59" style:family="paragraph">
      <loext:graphic-properties draw:fill="none" draw:fill-color="#ffffff"/>
      <style:text-properties fo:color="#002342" style:font-name="Abyssinica SIL1" fo:background-color="#fff200"/>
    </style:style>
    <style:style style:name="P60" style:family="paragraph">
      <loext:graphic-properties draw:fill="none" draw:fill-color="#ffffff"/>
      <style:text-properties style:font-name="Abyssinica SIL1" fo:font-size="18pt" style:font-size-asian="18pt" style:font-size-complex="18pt"/>
    </style:style>
    <style:style style:name="P61" style:family="paragraph">
      <loext:graphic-properties draw:fill-color="#fcd4d1"/>
      <style:paragraph-properties fo:text-align="center"/>
    </style:style>
    <style:style style:name="P62" style:family="paragraph">
      <loext:graphic-properties draw:fill-color="#59c5c7"/>
      <style:paragraph-properties fo:text-align="center"/>
      <style:text-properties style:font-name="Abyssinica SIL1"/>
    </style:style>
    <style:style style:name="P63" style:family="paragraph">
      <loext:graphic-properties draw:fill-color="#59c5c7"/>
      <style:paragraph-properties fo:text-align="center"/>
    </style:style>
    <style:style style:name="P64" style:family="paragraph">
      <loext:graphic-properties draw:fill-color="#f04e4d"/>
      <style:paragraph-properties fo:margin-left="0cm" fo:margin-right="0cm" fo:text-align="center" fo:text-indent="0cm"/>
      <style:text-properties style:font-name="Abyssinica SIL1" fo:font-size="18pt" style:letter-kerning="true" style:font-name-asian="AR PL SungtiL GB" style:font-size-asian="18pt" style:font-name-complex="Lohit Devanagari" style:font-size-complex="18pt"/>
    </style:style>
    <style:style style:name="P65" style:family="paragraph">
      <loext:graphic-properties draw:fill-color="#fdc578"/>
      <style:paragraph-properties fo:margin-left="0cm" fo:margin-right="0cm" fo:text-align="center" fo:text-indent="0cm"/>
      <style:text-properties style:font-name="Abyssinica SIL1" fo:font-size="18pt" style:letter-kerning="true" style:font-name-asian="AR PL SungtiL GB" style:font-size-asian="18pt" style:font-name-complex="Lohit Devanagari" style:font-size-complex="18pt"/>
    </style:style>
    <style:style style:name="P66" style:family="paragraph">
      <loext:graphic-properties draw:fill-color="#00888a"/>
      <style:paragraph-properties fo:text-align="center"/>
      <style:text-properties style:font-name="Abyssinica SIL1"/>
    </style:style>
    <style:style style:name="P67" style:family="paragraph">
      <loext:graphic-properties draw:fill="none" draw:fill-color="#00888a"/>
      <style:paragraph-properties fo:text-align="center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P69" style:family="paragraph">
      <style:paragraph-properties fo:margin-top="0cm" fo:margin-bottom="0cm" fo:line-height="100%" fo:text-align="start"/>
    </style:style>
    <style:style style:name="P70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Abyssinica SIL1" fo:font-size="18pt" fo:font-weight="bold" style:font-weight-asian="bold" style:font-weight-complex="bold"/>
    </style:style>
    <style:style style:name="P71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72" style:family="paragraph">
      <loext:graphic-properties draw:fill="none" draw:fill-color="#000000"/>
      <style:paragraph-properties fo:text-align="start"/>
      <style:text-properties fo:font-size="18pt"/>
    </style:style>
    <style:style style:name="P73" style:family="paragraph">
      <loext:graphic-properties draw:fill-color="#ffffff"/>
      <style:text-properties fo:font-size="20pt"/>
    </style:style>
    <style:style style:name="P74" style:family="paragraph">
      <loext:graphic-properties draw:fill="none" draw:fill-color="#ffffff"/>
      <style:text-properties style:font-name="Gillius ADF Cond" fo:font-size="18pt"/>
    </style:style>
    <style:style style:name="P75" style:family="paragraph">
      <loext:graphic-properties draw:fill="none" draw:fill-color="#ffffff"/>
      <style:text-properties fo:color="#2b511a" style:font-name="Abyssinica SIL1" fo:font-size="18pt"/>
    </style:style>
    <style:style style:name="P76" style:family="paragraph">
      <loext:graphic-properties draw:fill="none" draw:fill-color="#ffffff"/>
      <style:text-properties fo:color="#6a1816" style:font-name="Abyssinica SIL1" fo:font-size="18pt"/>
    </style:style>
    <style:style style:name="P77" style:family="paragraph">
      <loext:graphic-properties draw:fill-color="#add58a"/>
      <style:paragraph-properties fo:text-align="center"/>
      <style:text-properties style:font-name="Abyssinica SIL1" fo:font-size="15pt" style:font-size-asian="15pt" style:font-size-complex="15pt"/>
    </style:style>
    <style:style style:name="P78" style:family="paragraph">
      <loext:graphic-properties draw:fill-color="#f7a19a"/>
      <style:paragraph-properties fo:text-align="center"/>
      <style:text-properties style:font-name="Abyssinica SIL1" fo:font-size="18pt"/>
    </style:style>
    <style:style style:name="P79" style:family="paragraph">
      <loext:graphic-properties draw:fill="none" draw:fill-color="#ffffff"/>
      <style:text-properties style:font-name="Abyssinica SIL1" fo:font-size="18pt"/>
    </style:style>
    <style:style style:name="P80" style:family="paragraph">
      <loext:graphic-properties draw:fill="none" draw:fill-color="#ffffff"/>
      <style:text-properties fo:color="#002342" style:font-name="Abyssinica SIL1" fo:font-size="18pt" fo:background-color="#fff200"/>
    </style:style>
    <style:style style:name="P81" style:family="paragraph">
      <loext:graphic-properties draw:fill-color="#add58a"/>
      <style:paragraph-properties fo:text-align="center"/>
      <style:text-properties style:font-name="Abyssinica SIL1" fo:font-size="15pt" style:font-size-asian="13pt" style:font-size-complex="13pt"/>
    </style:style>
    <style:style style:name="P82" style:family="paragraph">
      <loext:graphic-properties draw:fill-color="#add58a"/>
      <style:paragraph-properties fo:text-align="center"/>
      <style:text-properties style:font-name="Abyssinica SIL1" fo:font-size="18pt" style:font-size-asian="15pt" style:font-size-complex="15pt"/>
    </style:style>
    <style:style style:name="P83" style:family="paragraph">
      <loext:graphic-properties draw:fill-color="#add58a"/>
      <style:paragraph-properties fo:text-align="center"/>
      <style:text-properties style:font-name="Abyssinica SIL1" fo:font-size="18pt" style:font-size-asian="13pt" style:font-size-complex="13pt"/>
    </style:style>
    <style:style style:name="P84" style:family="paragraph">
      <loext:graphic-properties draw:fill="none"/>
      <style:paragraph-properties fo:text-align="center"/>
      <style:text-properties style:font-name="aakar"/>
    </style:style>
    <style:style style:name="P85" style:family="paragraph">
      <loext:graphic-properties draw:fill="none" draw:fill-color="#ffffff"/>
      <style:text-properties style:font-name="aakar"/>
    </style:style>
    <style:style style:name="P86" style:family="paragraph">
      <loext:graphic-properties draw:fill-color="#ffffff"/>
      <style:paragraph-properties fo:text-align="center"/>
    </style:style>
    <style:style style:name="P87" style:family="paragraph">
      <loext:graphic-properties draw:fill="none" draw:fill-color="#ffffff"/>
      <style:text-properties fo:color="#009598" style:font-name="aakar"/>
    </style:style>
    <style:style style:name="P88" style:family="paragraph">
      <loext:graphic-properties draw:fill="none" draw:fill-color="#ffffff"/>
      <style:text-properties fo:color="#6a1816" style:font-name="aakar"/>
    </style:style>
    <style:style style:name="P89" style:family="paragraph">
      <loext:graphic-properties draw:fill="none" draw:fill-color="#ffffff"/>
      <style:text-properties fo:color="#72bf44" style:font-name="aakar"/>
    </style:style>
    <style:style style:name="P90" style:family="paragraph">
      <loext:graphic-properties draw:fill-color="#000000" draw:opacity="0%"/>
      <style:paragraph-properties fo:text-align="center"/>
    </style:style>
    <style:style style:name="P91" style:family="paragraph">
      <loext:graphic-properties draw:fill-color="#826aaf" draw:opacity="25%"/>
      <style:paragraph-properties fo:text-align="center"/>
    </style:style>
    <style:style style:name="P92" style:family="paragraph">
      <loext:graphic-properties draw:fill-color="#f37b70" draw:opacity="25%"/>
      <style:paragraph-properties fo:text-align="center"/>
    </style:style>
    <style:style style:name="P93" style:family="paragraph">
      <loext:graphic-properties draw:fill-color="#999999" draw:opacity="0%"/>
      <style:paragraph-properties fo:text-align="center"/>
    </style:style>
    <style:style style:name="P94" style:family="paragraph">
      <loext:graphic-properties draw:fill-color="#ffffff" draw:opacity="0%"/>
      <style:paragraph-properties fo:text-align="center"/>
    </style:style>
    <style:style style:name="P95" style:family="paragraph">
      <loext:graphic-properties draw:fill-color="#89c765" draw:opacity="25%"/>
      <style:paragraph-properties fo:text-align="center"/>
    </style:style>
    <style:style style:name="P96" style:family="paragraph">
      <loext:graphic-properties draw:fill-color="#1b75bc" draw:opacity="25%"/>
      <style:paragraph-properties fo:text-align="center"/>
    </style:style>
    <style:style style:name="P97" style:family="paragraph">
      <loext:graphic-properties draw:fill-color="#ed1c24" draw:opacity="25%"/>
      <style:paragraph-properties fo:text-align="center"/>
    </style:style>
    <style:style style:name="P98" style:family="paragraph">
      <loext:graphic-properties draw:fill="none" draw:fill-color="#ffffff"/>
      <style:text-properties fo:font-size="18pt"/>
    </style:style>
    <style:style style:name="P99" style:family="paragraph">
      <loext:graphic-properties draw:fill="none" draw:fill-color="#ffffff"/>
      <style:text-properties style:font-name="aakar" fo:font-size="10pt" style:font-size-asian="10pt" style:font-size-complex="10pt"/>
    </style:style>
    <style:style style:name="P100" style:family="paragraph">
      <loext:graphic-properties draw:fill-color="#89c765" draw:opacity="25%"/>
      <style:paragraph-properties fo:text-align="center"/>
      <style:text-properties style:font-name="aakar"/>
    </style:style>
    <style:style style:name="P101" style:family="paragraph">
      <loext:graphic-properties draw:fill-color="#999999" draw:opacity="0%"/>
      <style:paragraph-properties fo:text-align="center"/>
      <style:text-properties style:font-name="aakar"/>
    </style:style>
    <style:style style:name="P102" style:family="paragraph">
      <loext:graphic-properties draw:fill-color="#ffffff" draw:opacity="0%"/>
      <style:paragraph-properties fo:text-align="center"/>
      <style:text-properties style:font-name="aakar"/>
    </style:style>
    <style:style style:name="P103" style:family="paragraph">
      <loext:graphic-properties draw:fill-color="#000000"/>
      <style:paragraph-properties fo:text-align="center"/>
      <style:text-properties style:font-name="aakar"/>
    </style:style>
    <style:style style:name="P104" style:family="paragraph">
      <loext:graphic-properties draw:fill-color="#000000" draw:opacity="0%"/>
      <style:paragraph-properties fo:text-align="center"/>
      <style:text-properties style:font-name="aakar"/>
    </style:style>
    <style:style style:name="P105" style:family="paragraph">
      <loext:graphic-properties draw:fill-color="#ffffff"/>
      <style:paragraph-properties fo:text-align="center"/>
      <style:text-properties style:font-name="aakar"/>
    </style:style>
    <style:style style:name="P106" style:family="paragraph">
      <loext:graphic-properties draw:fill="none" draw:fill-color="#ffffff"/>
      <style:paragraph-properties fo:text-align="center"/>
      <style:text-properties style:font-name="aakar"/>
    </style:style>
    <style:style style:name="P107" style:family="paragraph">
      <loext:graphic-properties draw:fill="bitmap" draw:fill-color="#000000" draw:fill-image-name="Dark_20_Downward_20_Diagonal"/>
      <style:paragraph-properties fo:text-align="center"/>
      <style:text-properties style:font-name="aakar"/>
    </style:style>
    <style:style style:name="P108" style:family="paragraph">
      <loext:graphic-properties draw:fill="none" draw:fill-color="#ffffff"/>
      <style:text-properties style:font-name="aakar" fo:font-size="18pt"/>
    </style:style>
    <style:style style:name="P109" style:family="paragraph">
      <loext:graphic-properties draw:fill="none" draw:fill-color="#ffffff"/>
      <style:text-properties style:font-name="aakar" fo:font-size="11pt" style:font-size-asian="11pt" style:font-size-complex="11pt"/>
    </style:style>
    <style:style style:name="P110" style:family="paragraph">
      <loext:graphic-properties draw:fill="none" draw:fill-color="#ffffff"/>
      <style:text-properties style:font-name="aakar" fo:font-size="13pt" style:font-size-asian="13pt" style:font-size-complex="13pt"/>
    </style:style>
    <style:style style:name="P111" style:family="paragraph">
      <loext:graphic-properties draw:fill-color="#89c765" draw:opacity="0%"/>
      <style:paragraph-properties fo:text-align="center"/>
      <style:text-properties style:font-name="aakar"/>
    </style:style>
    <style:style style:name="P112" style:family="paragraph">
      <loext:graphic-properties draw:fill="solid" draw:fill-color="#89c765" draw:opacity="0%"/>
      <style:paragraph-properties fo:text-align="center"/>
      <style:text-properties style:font-name="aakar"/>
    </style:style>
    <style:style style:name="P113" style:family="paragraph">
      <loext:graphic-properties draw:fill="none" draw:fill-color="#ffffff"/>
      <style:text-properties style:font-name="aakar" fo:font-size="13pt" style:font-size-asian="15pt" style:font-size-complex="15pt"/>
    </style:style>
    <style:style style:name="P114" style:family="paragraph">
      <loext:graphic-properties draw:fill="none" draw:fill-color="#ffffff"/>
      <style:text-properties style:font-name="aakar" fo:font-size="11pt" style:font-size-asian="13pt" style:font-size-complex="13pt"/>
    </style:style>
    <style:style style:name="P115" style:family="paragraph">
      <style:paragraph-properties fo:text-align="center"/>
      <style:text-properties style:font-name="aakar"/>
    </style:style>
    <style:style style:name="P116" style:family="paragraph">
      <style:paragraph-properties fo:text-align="center"/>
      <style:text-properties style:font-name="aakar" fo:font-size="40pt" style:font-size-asian="40pt" style:font-size-complex="40pt"/>
    </style:style>
    <style:style style:name="P117" style:family="paragraph">
      <loext:graphic-properties draw:fill="none" draw:fill-color="#ffffff"/>
      <style:text-properties style:font-name="aakar" fo:font-size="15pt" style:font-size-asian="15pt" style:font-size-complex="15pt"/>
    </style:style>
    <style:style style:name="P118" style:family="paragraph">
      <loext:graphic-properties draw:fill="bitmap" draw:fill-color="#000000" draw:fill-image-name="Dark_20_Downward_20_Diagonal" draw:opacity="100%"/>
      <style:paragraph-properties fo:text-align="center"/>
      <style:text-properties style:font-name="aakar"/>
    </style:style>
    <style:style style:name="P119" style:family="paragraph">
      <loext:graphic-properties draw:fill-color="#000000" draw:opacity="100%"/>
      <style:paragraph-properties fo:text-align="center"/>
      <style:text-properties style:font-name="aakar"/>
    </style:style>
    <style:style style:name="P120" style:family="paragraph">
      <loext:graphic-properties draw:fill-color="#000000" draw:opacity="97%"/>
      <style:paragraph-properties fo:text-align="center"/>
      <style:text-properties style:font-name="aakar"/>
    </style:style>
    <style:style style:name="T1" style:family="text">
      <style:text-properties fo:font-size="3.20000004768372pt" style:font-size-asian="3.20000004768372pt" style:font-size-complex="3.20000004768372pt"/>
    </style:style>
    <style:style style:name="T2" style:family="text">
      <style:text-properties fo:color="#ffffff" fo:font-size="2.29999995231628pt" style:font-size-asian="2.29999995231628pt" style:font-size-complex="2.29999995231628pt"/>
    </style:style>
    <style:style style:name="T3" style:family="text">
      <style:text-properties fo:font-size="3.59999990463257pt" style:font-size-asian="3.59999990463257pt" style:font-size-complex="3.59999990463257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5" style:family="text">
      <style:text-properties fo:font-size="2.29999995231628pt" style:font-size-asian="2.29999995231628pt" style:font-size-complex="2.29999995231628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Abyssinica SIL1" fo:font-size="4.40000009536743pt" style:font-size-asian="4.40000009536743pt" style:font-size-complex="4.40000009536743pt"/>
    </style:style>
    <style:style style:name="T9" style:family="text">
      <style:text-properties style:text-position="-33% 58%" style:font-name="Abyssinica SIL1" fo:font-size="4.40000009536743pt" style:font-size-asian="4.40000009536743pt" style:font-size-complex="4.40000009536743pt"/>
    </style:style>
    <style:style style:name="T10" style:family="text">
      <style:text-properties fo:color="#ffffff" style:font-name="Abyssinica SIL1" fo:font-size="3.59999990463257pt" style:font-size-asian="3.59999990463257pt" style:font-size-complex="3.59999990463257pt"/>
    </style:style>
    <style:style style:name="T11" style:family="text">
      <style:text-properties fo:color="#ffffff" style:text-position="-33% 58%" style:font-name="Abyssinica SIL1" fo:font-size="3.59999990463257pt" style:font-size-asian="3.59999990463257pt" style:font-size-complex="3.59999990463257pt"/>
    </style:style>
    <style:style style:name="T12" style:family="text">
      <style:text-properties style:font-name="Abyssinica SIL1" fo:font-size="3.59999990463257pt" style:font-size-asian="3.59999990463257pt" style:font-size-complex="3.59999990463257pt"/>
    </style:style>
    <style:style style:name="T13" style:family="text">
      <style:text-properties style:font-name="Abyssinica SIL1" fo:font-size="2.09999990463257pt" style:font-size-asian="2.09999990463257pt" style:font-size-complex="2.09999990463257pt"/>
    </style:style>
    <style:style style:name="T14" style:family="text">
      <style:text-properties style:text-position="-33% 58%" style:font-name="Abyssinica SIL1" fo:font-size="3.59999990463257pt" style:font-size-asian="3.59999990463257pt" style:font-size-complex="3.59999990463257pt"/>
    </style:style>
    <style:style style:name="T15" style:family="text">
      <style:text-properties style:font-name="Liberation Sans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16" style:family="text">
      <style:text-properties style:font-name="Abyssinica SIL1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17" style:family="text">
      <style:text-properties style:font-name="Abyssinica SIL1" fo:font-size="2.59999990463257pt" style:font-size-asian="2.59999990463257pt" style:font-size-complex="2.59999990463257pt"/>
    </style:style>
    <style:style style:name="T18" style:family="text">
      <style:text-properties style:font-name="Abyssinica SIL1" fo:font-size="3.20000004768372pt" style:font-size-asian="3.20000004768372pt" style:font-size-complex="3.2000000476837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1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1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Gillius ADF Cond" style:font-name-asian="Liberation Sans1" style:font-name-complex="Liberation Sans1"/>
    </style:style>
    <style:style style:name="T22" style:family="text">
      <style:text-properties fo:color="#2b511a" style:font-name="Abyssinica SIL1"/>
    </style:style>
    <style:style style:name="T23" style:family="text">
      <style:text-properties fo:color="#6a1816" style:font-name="Abyssinica SIL1"/>
    </style:style>
    <style:style style:name="T24" style:family="text">
      <style:text-properties fo:color="#2b511a" style:text-position="-33% 58%" style:font-name="Abyssinica SIL1"/>
    </style:style>
    <style:style style:name="T25" style:family="text">
      <style:text-properties fo:color="#6a1816" style:text-position="-33% 58%" style:font-name="Abyssinica SIL1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Abyssinica SIL1" fo:font-size="6pt" style:font-size-asian="6pt" style:font-size-complex="6pt"/>
    </style:style>
    <style:style style:name="T28" style:family="text">
      <style:text-properties style:text-position="-33% 58%" style:font-name="Abyssinica SIL1" fo:font-size="6pt" style:font-size-asian="6pt" style:font-size-complex="6pt"/>
    </style:style>
    <style:style style:name="T29" style:family="text">
      <style:text-properties style:font-name="Abyssinica SIL1" fo:font-size="20pt" style:font-name-asian="Liberation Sans1" style:font-size-asian="20pt" style:font-name-complex="Liberation Sans1" style:font-size-complex="20pt"/>
    </style:style>
    <style:style style:name="T30" style:family="text">
      <style:text-properties style:font-name="Abyssinica SIL1" fo:font-size="20pt" style:font-size-asian="20pt" style:font-size-complex="20pt"/>
    </style:style>
    <style:style style:name="T31" style:family="text">
      <style:text-properties style:font-name="Abyssinica SIL1" fo:font-size="9pt" style:font-size-asian="9pt" style:font-size-complex="9pt"/>
    </style:style>
    <style:style style:name="T32" style:family="text">
      <style:text-properties style:text-position="-33% 58%" style:font-name="Abyssinica SIL1" fo:font-size="9pt" style:font-size-asian="9pt" style:font-size-complex="9pt"/>
    </style:style>
    <style:style style:name="T33" style:family="text">
      <style:text-properties style:font-name="Abyssinica SIL1" fo:font-size="8pt" style:font-size-asian="8pt" style:font-size-complex="8pt"/>
    </style:style>
    <style:style style:name="T34" style:family="text">
      <style:text-properties style:text-position="-33% 58%" style:font-name="Abyssinica SIL1" fo:font-size="8pt" style:font-size-asian="8pt" style:font-size-complex="8pt"/>
    </style:style>
    <style:style style:name="T35" style:family="text">
      <style:text-properties style:text-position="super 58%" style:font-name="Abyssinica SIL1" fo:font-size="6pt" style:font-size-asian="6pt" style:font-size-complex="6pt"/>
    </style:style>
    <style:style style:name="T36" style:family="text">
      <style:text-properties style:text-position="0% 100%" style:font-name="Abyssinica SIL1" fo:font-size="8pt" style:font-size-asian="8pt" style:font-size-complex="8pt"/>
    </style:style>
    <style:style style:name="T37" style:family="text">
      <style:text-properties style:font-name="Abyssinica SIL1"/>
    </style:style>
    <style:style style:name="T38" style:family="text">
      <style:text-properties fo:color="#002342" style:font-name="Abyssinica SIL1" fo:font-size="11pt" fo:background-color="#fff200" style:font-size-asian="11pt" style:font-size-complex="11pt"/>
    </style:style>
    <style:style style:name="T39" style:family="text">
      <style:text-properties style:font-name="Abyssinica SIL1" fo:font-size="1.5pt" style:letter-kerning="true" style:font-name-asian="AR PL SungtiL GB" style:font-size-asian="1.5pt" style:font-name-complex="Lohit Devanagari" style:font-size-complex="1.5pt"/>
    </style:style>
    <style:style style:name="T40" style:family="text">
      <style:text-properties style:font-name="Abyssinica SIL1" fo:font-size="1.5pt" style:font-size-asian="1.5pt" style:font-size-complex="1.5pt"/>
    </style:style>
    <style:style style:name="T41" style:family="text">
      <style:text-properties style:text-position="-33% 58%" style:font-name="Abyssinica SIL1" fo:font-size="1.5pt" style:font-size-asian="1.5pt" style:font-size-complex="1.5pt"/>
    </style:style>
    <style:style style:name="T42" style:family="text">
      <style:text-properties style:font-name="Abyssinica SIL1" fo:font-size="2.90000009536743pt" style:font-size-asian="2.90000009536743pt" style:font-size-complex="2.90000009536743pt"/>
    </style:style>
    <style:style style:name="T43" style:family="text">
      <style:text-properties style:text-position="-33% 58%" style:font-name="Abyssinica SIL1" fo:font-size="2.90000009536743pt" style:font-size-asian="2.90000009536743pt" style:font-size-complex="2.90000009536743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byssinica SIL1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byssinica SIL" fo:font-size="10.5pt" fo:letter-spacing="normal" fo:font-style="normal" style:text-underline-style="none" fo:font-weight="bold" style:font-name-asian="Abyssinica SIL" style:font-size-asian="10.5pt" style:font-style-asian="normal" style:font-weight-asian="bold" style:font-name-complex="Abyssinica SIL" style:font-size-complex="10.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-33% 58%" style:font-name="Abyssinica SIL1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48" style:family="text">
      <style:text-properties style:font-name="Gillius ADF Cond" fo:font-size="18pt" style:font-name-asian="Liberation Sans1" style:font-name-complex="Liberation Sans1"/>
    </style:style>
    <style:style style:name="T49" style:family="text">
      <style:text-properties fo:color="#2b511a" style:font-name="Abyssinica SIL1" fo:font-size="18pt"/>
    </style:style>
    <style:style style:name="T50" style:family="text">
      <style:text-properties fo:color="#2b511a" style:text-position="-33% 58%" style:font-name="Abyssinica SIL1" fo:font-size="18pt"/>
    </style:style>
    <style:style style:name="T51" style:family="text">
      <style:text-properties fo:color="#6a1816" style:font-name="Abyssinica SIL1" fo:font-size="18pt"/>
    </style:style>
    <style:style style:name="T52" style:family="text">
      <style:text-properties fo:color="#6a1816" style:text-position="-33% 58%" style:font-name="Abyssinica SIL1" fo:font-size="18pt"/>
    </style:style>
    <style:style style:name="T53" style:family="text">
      <style:text-properties style:font-name="Abyssinica SIL1" fo:font-size="16pt" style:font-name-asian="Liberation Sans1" style:font-size-asian="16pt" style:font-name-complex="Liberation Sans1" style:font-size-complex="16pt"/>
    </style:style>
    <style:style style:name="T54" style:family="text">
      <style:text-properties style:font-name="Abyssinica SIL1" fo:font-size="18pt"/>
    </style:style>
    <style:style style:name="T55" style:family="text">
      <style:text-properties style:font-name="Abyssinica SIL1" fo:font-size="14pt" style:font-name-asian="Liberation Sans1" style:font-size-asian="14pt" style:font-name-complex="Liberation Sans1" style:font-size-complex="14pt"/>
    </style:style>
    <style:style style:name="T56" style:family="text">
      <style:text-properties style:font-name="Abyssinica SIL1" fo:font-size="7pt" style:font-name-asian="Liberation Sans1" style:font-size-asian="7pt" style:font-name-complex="Liberation Sans1" style:font-size-complex="7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aakar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aakar" fo:font-size="9pt" fo:font-style="normal" fo:text-shadow="none" style:text-underline-style="none" fo:font-weight="normal" style:letter-kerning="true" style:font-name-asian="Accanthis ADF Std" style:font-size-asian="9pt" style:font-style-asian="normal" style:font-weight-asian="normal" style:font-name-complex="Accanthis ADF Std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aakar" fo:font-size="9pt" fo:font-style="normal" fo:text-shadow="none" style:text-underline-style="none" fo:font-weight="normal" style:letter-kerning="true" style:font-name-asian="AR PL SungtiL GB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aakar" fo:font-size="8pt" style:font-size-asian="8pt" style:font-size-complex="8pt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akar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9598" style:text-outline="false" style:text-line-through-style="none" style:text-line-through-type="none" style:font-name="aakar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9598" style:font-name="aakar" fo:font-size="8pt" style:font-size-asian="8pt" style:font-size-complex="8pt"/>
    </style:style>
    <style:style style:name="T64" style:family="text">
      <style:text-properties fo:font-variant="normal" fo:text-transform="none" fo:color="#6a1816" style:text-outline="false" style:text-line-through-style="none" style:text-line-through-type="none" style:font-name="aakar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6a1816" style:font-name="aakar" fo:font-size="8pt" style:font-size-asian="8pt" style:font-size-complex="8pt"/>
    </style:style>
    <style:style style:name="T66" style:family="text">
      <style:text-properties fo:color="#72bf44" style:font-name="aakar" fo:font-size="8pt" style:font-size-asian="8pt" style:font-size-complex="8pt"/>
    </style:style>
    <style:style style:name="T67" style:family="text">
      <style:text-properties style:font-name="Abyssinica SIL1" fo:font-size="12pt" style:font-name-asian="Abyssinica SIL" style:font-size-asian="12pt" style:font-name-complex="Abyssinica SIL" style:font-size-complex="12pt"/>
    </style:style>
    <style:style style:name="T68" style:family="text">
      <style:text-properties style:font-name="Accanthis ADF Std No2" fo:font-size="10pt" style:font-name-asian="Accanthis ADF Std No2" style:font-size-asian="10pt" style:font-name-complex="Accanthis ADF Std No2" style:font-size-complex="10pt"/>
    </style:style>
    <style:style style:name="T69" style:family="text">
      <style:text-properties fo:font-variant="normal" fo:text-transform="none" fo:color="#72bf44" style:text-outline="false" style:text-line-through-style="none" style:text-line-through-type="none" style:font-name="aakar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size="18pt"/>
    </style:style>
    <style:style style:name="T71" style:family="text">
      <style:text-properties style:text-position="0% 100%" fo:font-size="18pt"/>
    </style:style>
    <style:style style:name="T72" style:family="text">
      <style:text-properties style:text-position="super 58%" fo:font-size="18pt"/>
    </style:style>
    <style:style style:name="T73" style:family="text">
      <style:text-properties style:font-name="aakar" fo:font-size="10pt" style:font-size-asian="10pt" style:font-size-complex="10pt"/>
    </style:style>
    <style:style style:name="T74" style:family="text">
      <style:text-properties style:font-name="aakar" fo:font-size="18pt"/>
    </style:style>
    <style:style style:name="T75" style:family="text">
      <style:text-properties style:text-position="0% 100%" style:font-name="aakar" fo:font-size="11pt" style:font-size-asian="11pt" style:font-size-complex="11pt"/>
    </style:style>
    <style:style style:name="T76" style:family="text">
      <style:text-properties style:text-position="super 58%" style:font-name="aakar" fo:font-size="11pt" style:font-size-asian="11pt" style:font-size-complex="11pt"/>
    </style:style>
    <style:style style:name="T77" style:family="text">
      <style:text-properties style:text-position="0% 100%" style:font-name="aakar" fo:font-size="13pt" style:font-size-asian="13pt" style:font-size-complex="13pt"/>
    </style:style>
    <style:style style:name="T78" style:family="text">
      <style:text-properties style:text-position="super 58%" style:font-name="aakar" fo:font-size="13pt" style:font-size-asian="13pt" style:font-size-complex="13pt"/>
    </style:style>
    <style:style style:name="T79" style:family="text">
      <style:text-properties style:text-position="0% 100%" style:font-name="aakar" fo:font-size="13pt" style:font-size-asian="15pt" style:font-size-complex="15pt"/>
    </style:style>
    <style:style style:name="T80" style:family="text">
      <style:text-properties style:text-position="super 58%" style:font-name="aakar" fo:font-size="13pt" style:font-size-asian="15pt" style:font-size-complex="15pt"/>
    </style:style>
    <style:style style:name="T81" style:family="text">
      <style:text-properties style:text-position="0% 100%" style:font-name="aakar" fo:font-size="11pt" style:font-size-asian="13pt" style:font-size-complex="13pt"/>
    </style:style>
    <style:style style:name="T82" style:family="text">
      <style:text-properties style:text-position="super 58%" style:font-name="aakar" fo:font-size="11pt" style:font-size-asian="13pt" style:font-size-complex="13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aakar" fo:font-size="11pt" fo:font-style="normal" fo:text-shadow="none" style:text-underline-style="none" fo:font-weight="normal" style:letter-kerning="true" style:font-name-asian="aakar1" style:font-size-asian="11pt" style:font-style-asian="normal" style:font-weight-asian="normal" style:font-name-complex="aakar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aakar1" fo:font-size="11pt" style:font-name-asian="aakar1" style:font-size-asian="11pt" style:font-name-complex="aakar1" style:font-size-complex="11pt"/>
    </style:style>
    <style:style style:name="T85" style:family="text">
      <style:text-properties style:font-name="aakar" fo:font-size="11pt" style:font-size-asian="11pt" style:font-size-complex="11pt"/>
    </style:style>
    <style:style style:name="T86" style:family="text">
      <style:text-properties style:font-name="aakar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1.4cm" svg:height="1.4cm" svg:x="1.588cm" svg:y="11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688cm 12.4cm)">
            <text:p text:style-name="P2"><text:span text:style-name="T1">I_</text:span><text:span text:style-name="T1">M</text:span><text:span text:style-name="T1">U</text:span><text:span text:style-name="T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689cm 13.084cm)">
            <text:p text:style-name="P2"><text:span text:style-name="T2">RE</text:span><text:span text:style-name="T2">S_</text:span><text:span text:style-name="T2">MU</text:span><text:span text:style-name="T2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888cm" svg:y1="12.094cm" svg:x2="2.072cm" svg:y2="12.094cm">
            <text:p/>
          </draw:line>
          <draw:line draw:style-name="gr4" draw:text-style-name="P5" draw:layer="layout" svg:x1="2.269cm" svg:y1="12.41cm" svg:x2="2.588cm" svg:y2="12.41cm">
            <text:p/>
          </draw:line>
          <draw:custom-shape draw:style-name="gr5" draw:text-style-name="P6" draw:layer="layout" svg:width="0.4cm" svg:height="0.2cm" svg:x="2.54cm" svg:y="12.317cm">
            <text:p text:style-name="P2"><text:span text:style-name="T3">W</text:span><text:span text:style-name="T3">-</text:span><text:span text:style-name="T3">S</text:span><text:span text:style-name="T3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888cm" svg:y1="12.794cm" svg:x2="2.171cm" svg:y2="12.794cm">
            <text:p/>
          </draw:line>
          <draw:line draw:style-name="gr4" draw:text-style-name="P5" draw:layer="layout" svg:x1="2.269cm" svg:y1="12.094cm" svg:x2="2.269cm" svg:y2="12.7cm">
            <text:p/>
          </draw:line>
          <draw:custom-shape draw:style-name="gr6" draw:text-style-name="P7" draw:layer="layout" svg:width="0.202cm" svg:height="0.213cm" svg:x="2.17cm" svg:y="12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2cm" svg:y1="12.794cm" svg:x2="2.988cm" svg:y2="12.794cm">
            <text:p/>
          </draw:line>
          <draw:line draw:style-name="gr7" draw:text-style-name="P5" draw:layer="layout" svg:x1="1.988cm" svg:y1="12.094cm" svg:x2="2.976cm" svg:y2="12.094cm">
            <text:p/>
          </draw:line>
          <draw:custom-shape draw:style-name="gr8" draw:text-style-name="P3" draw:layer="layout" svg:width="0.201cm" svg:height="0.052cm" draw:transform="rotate (1.5707963267949) translate (1.997cm 12.139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1.959cm" svg:y1="11.93cm" svg:x2="1.959cm" svg:y2="11.748cm">
            <text:p/>
          </draw:line>
          <draw:custom-shape draw:style-name="gr6" draw:text-style-name="P7" draw:layer="layout" svg:width="0.202cm" svg:height="0.213cm" svg:x="2.171cm" svg:y="12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6cm 12.2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229cm" svg:y="12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957cm" svg:y1="11.937cm" svg:x2="1.957cm" svg:y2="12.104cm">
            <text:p/>
          </draw:line>
          <draw:line draw:style-name="gr12" draw:text-style-name="P5" draw:layer="layout" svg:x1="2.081cm" svg:y1="11.941cm" svg:x2="2.081cm" svg:y2="12.03cm">
            <text:p/>
          </draw:line>
          <draw:line draw:style-name="gr12" draw:text-style-name="P5" draw:layer="layout" svg:x1="2.082cm" svg:y1="11.937cm" svg:x2="1.952cm" svg:y2="11.937cm">
            <text:p/>
          </draw:line>
          <draw:line draw:style-name="gr12" draw:text-style-name="P5" draw:layer="layout" svg:x1="2.143cm" svg:y1="12.037cm" svg:x2="2.081cm" svg:y2="12.037cm">
            <text:p/>
          </draw:line>
          <draw:custom-shape draw:style-name="gr8" draw:text-style-name="P3" draw:layer="layout" svg:width="0.192cm" svg:height="0.064cm" draw:transform="rotate (1.5707963267949) translate (2.106cm 12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6cm 12.9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1.939cm" svg:y="11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688cm" svg:y1="11.953cm" svg:x2="1.558cm" svg:y2="11.953cm">
            <text:p/>
          </draw:line>
          <draw:line draw:style-name="gr13" draw:text-style-name="P5" draw:layer="layout" svg:x1="1.688cm" svg:y1="12.053cm" svg:x2="1.558cm" svg:y2="12.053cm">
            <text:p/>
          </draw:line>
          <draw:line draw:style-name="gr13" draw:text-style-name="P5" draw:layer="layout" svg:x1="1.688cm" svg:y1="12.153cm" svg:x2="1.558cm" svg:y2="12.153cm">
            <text:p/>
          </draw:line>
          <draw:line draw:style-name="gr13" draw:text-style-name="P5" draw:layer="layout" svg:x1="1.688cm" svg:y1="12.253cm" svg:x2="1.558cm" svg:y2="12.253cm">
            <text:p/>
          </draw:line>
          <draw:line draw:style-name="gr13" draw:text-style-name="P5" draw:layer="layout" svg:x1="1.688cm" svg:y1="12.353cm" svg:x2="1.558cm" svg:y2="12.353cm">
            <text:p/>
          </draw:line>
          <draw:line draw:style-name="gr13" draw:text-style-name="P5" draw:layer="layout" svg:x1="1.688cm" svg:y1="11.853cm" svg:x2="1.558cm" svg:y2="11.853cm">
            <text:p/>
          </draw:line>
          <draw:line draw:style-name="gr14" draw:text-style-name="P5" draw:layer="layout" svg:x1="1.688cm" svg:y1="12.633cm" svg:x2="1.558cm" svg:y2="12.633cm">
            <text:p/>
          </draw:line>
          <draw:line draw:style-name="gr14" draw:text-style-name="P5" draw:layer="layout" svg:x1="1.688cm" svg:y1="12.733cm" svg:x2="1.558cm" svg:y2="12.733cm">
            <text:p/>
          </draw:line>
          <draw:line draw:style-name="gr14" draw:text-style-name="P5" draw:layer="layout" svg:x1="1.688cm" svg:y1="12.833cm" svg:x2="1.558cm" svg:y2="12.833cm">
            <text:p/>
          </draw:line>
          <draw:line draw:style-name="gr14" draw:text-style-name="P5" draw:layer="layout" svg:x1="1.688cm" svg:y1="12.933cm" svg:x2="1.558cm" svg:y2="12.933cm">
            <text:p/>
          </draw:line>
          <draw:line draw:style-name="gr14" draw:text-style-name="P5" draw:layer="layout" svg:x1="1.688cm" svg:y1="13.033cm" svg:x2="1.558cm" svg:y2="13.033cm">
            <text:p/>
          </draw:line>
          <draw:line draw:style-name="gr14" draw:text-style-name="P5" draw:layer="layout" svg:x1="1.688cm" svg:y1="12.533cm" svg:x2="1.558cm" svg:y2="12.533cm">
            <text:p/>
          </draw:line>
          <draw:line draw:style-name="gr15" draw:text-style-name="P10" draw:layer="layout" svg:x1="2.85cm" svg:y1="11.492cm" svg:x2="2.85cm" svg:y2="12.309cm">
            <text:p/>
          </draw:line>
          <draw:line draw:style-name="gr15" draw:text-style-name="P10" draw:layer="layout" svg:x1="2.85cm" svg:y1="12.509cm" svg:x2="2.85cm" svg:y2="13.496cm">
            <text:p/>
          </draw:line>
        </draw:g>
        <draw:line draw:style-name="gr16" draw:text-style-name="P10" draw:layer="layout" svg:x1="0.672cm" svg:y1="12.088cm" svg:x2="1.588cm" svg:y2="12.088cm">
          <text:p/>
        </draw:line>
        <draw:line draw:style-name="gr17" draw:text-style-name="P10" draw:layer="layout" svg:x1="0.672cm" svg:y1="12.793cm" svg:x2="1.588cm" svg:y2="12.793cm">
          <text:p/>
        </draw:line>
        <draw:line draw:style-name="gr16" draw:text-style-name="P10" draw:layer="layout" svg:x1="2.988cm" svg:y1="12.088cm" svg:x2="4cm" svg:y2="12.088cm">
          <text:p/>
        </draw:line>
        <draw:line draw:style-name="gr17" draw:text-style-name="P10" draw:layer="layout" svg:x1="2.988cm" svg:y1="12.793cm" svg:x2="4.045cm" svg:y2="12.791cm">
          <text:p/>
        </draw:line>
        <draw:frame draw:style-name="gr18" draw:text-style-name="P11" draw:layer="layout" svg:width="0.781cm" svg:height="0.446cm" svg:x="0.468cm" svg:y="11.7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2.773cm" svg:y="11.7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1.76cm" svg:y="11.624cm">
          <draw:text-box>
            <text:p><text:span text:style-name="T3">I_broad</text:span><text:span text:style-name="T3">cast</text:span></text:p>
          </draw:text-box>
        </draw:frame>
        <draw:frame draw:style-name="gr21" draw:text-style-name="P13" draw:layer="layout" svg:width="1.048cm" svg:height="0.446cm" svg:x="0.465cm" svg:y="12.436cm">
          <draw:text-box>
            <text:p><text:span text:style-name="T6">Res_i</text:span><text:span text:style-name="T6">n</text:span></text:p>
          </draw:text-box>
        </draw:frame>
        <draw:frame draw:style-name="gr22" draw:text-style-name="P11" draw:layer="layout" svg:width="1.154cm" svg:height="0.446cm" svg:x="2.802cm" svg:y="12.436cm">
          <draw:text-box>
            <text:p><text:span text:style-name="T6">Res_</text:span><text:span text:style-name="T6">out</text:span></text:p>
          </draw:text-box>
        </draw:frame>
        <draw:g>
          <draw:custom-shape draw:style-name="gr1" draw:text-style-name="P1" draw:layer="layout" svg:width="1.4cm" svg:height="1.4cm" svg:x="5.288cm" svg:y="11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388cm 12.401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389cm 13.085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588cm" svg:y1="12.095cm" svg:x2="5.772cm" svg:y2="12.095cm">
            <text:p/>
          </draw:line>
          <draw:line draw:style-name="gr4" draw:text-style-name="P5" draw:layer="layout" svg:x1="5.969cm" svg:y1="12.411cm" svg:x2="6.288cm" svg:y2="12.411cm">
            <text:p/>
          </draw:line>
          <draw:custom-shape draw:style-name="gr5" draw:text-style-name="P6" draw:layer="layout" svg:width="0.4cm" svg:height="0.2cm" svg:x="6.24cm" svg:y="12.318cm">
            <text:p text:style-name="P2"><text:span text:style-name="T3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588cm" svg:y1="12.795cm" svg:x2="5.871cm" svg:y2="12.795cm">
            <text:p/>
          </draw:line>
          <draw:line draw:style-name="gr4" draw:text-style-name="P5" draw:layer="layout" svg:x1="5.969cm" svg:y1="12.095cm" svg:x2="5.969cm" svg:y2="12.701cm">
            <text:p/>
          </draw:line>
          <draw:custom-shape draw:style-name="gr6" draw:text-style-name="P7" draw:layer="layout" svg:width="0.202cm" svg:height="0.213cm" svg:x="5.87cm" svg:y="12.3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9cm" svg:y1="12.795cm" svg:x2="6.688cm" svg:y2="12.795cm">
            <text:p/>
          </draw:line>
          <draw:line draw:style-name="gr7" draw:text-style-name="P5" draw:layer="layout" svg:x1="5.688cm" svg:y1="12.095cm" svg:x2="6.676cm" svg:y2="12.095cm">
            <text:p/>
          </draw:line>
          <draw:custom-shape draw:style-name="gr8" draw:text-style-name="P3" draw:layer="layout" svg:width="0.201cm" svg:height="0.052cm" draw:transform="rotate (1.5707963267949) translate (5.697cm 12.14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659cm" svg:y1="11.931cm" svg:x2="5.659cm" svg:y2="11.749cm">
            <text:p/>
          </draw:line>
          <draw:custom-shape draw:style-name="gr6" draw:text-style-name="P7" draw:layer="layout" svg:width="0.202cm" svg:height="0.213cm" svg:x="5.871cm" svg:y="12.6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3cm 12.236cm)">
            <text:p text:style-name="P2"><text:span text:style-name="T5">Pi</text:span><text:span text:style-name="T5">pe</text:span><text:span text:style-name="T5">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929cm" svg:y="1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657cm" svg:y1="11.938cm" svg:x2="5.657cm" svg:y2="12.105cm">
            <text:p/>
          </draw:line>
          <draw:line draw:style-name="gr12" draw:text-style-name="P5" draw:layer="layout" svg:x1="5.781cm" svg:y1="11.942cm" svg:x2="5.781cm" svg:y2="12.031cm">
            <text:p/>
          </draw:line>
          <draw:line draw:style-name="gr12" draw:text-style-name="P5" draw:layer="layout" svg:x1="5.782cm" svg:y1="11.938cm" svg:x2="5.652cm" svg:y2="11.938cm">
            <text:p/>
          </draw:line>
          <draw:line draw:style-name="gr12" draw:text-style-name="P5" draw:layer="layout" svg:x1="5.843cm" svg:y1="12.038cm" svg:x2="5.781cm" svg:y2="12.038cm">
            <text:p/>
          </draw:line>
          <draw:custom-shape draw:style-name="gr8" draw:text-style-name="P3" draw:layer="layout" svg:width="0.192cm" svg:height="0.064cm" draw:transform="rotate (1.5707963267949) translate (5.806cm 12.1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3cm 12.942cm)">
            <text:p text:style-name="P2"><text:span text:style-name="T5">Pi</text:span><text:span text:style-name="T5">pe</text:span><text:span text:style-name="T5">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3" draw:text-style-name="P14" draw:layer="layout" svg:width="0.4cm" svg:height="0.097cm" svg:x="5.77cm" svg:y="12.559cm">
            <text:p text:style-name="P2"><text:span text:style-name="T2">Sh</text:span><text:span text:style-name="T2">ift</text:span><text:span text:style-name="T2">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5.657cm" svg:y1="12.839cm" svg:x2="5.657cm" svg:y2="13.039cm">
            <text:p/>
          </draw:line>
          <draw:line draw:style-name="gr12" draw:text-style-name="P5" draw:layer="layout" svg:x1="6.481cm" svg:y1="12.795cm" svg:x2="6.481cm" svg:y2="13.032cm">
            <text:p/>
          </draw:line>
          <draw:line draw:style-name="gr12" draw:text-style-name="P5" draw:layer="layout" svg:x1="5.746cm" svg:y1="12.839cm" svg:x2="5.652cm" svg:y2="12.839cm">
            <text:p/>
          </draw:line>
          <draw:custom-shape draw:style-name="gr24" draw:text-style-name="P14" draw:layer="layout" svg:width="0.2cm" svg:height="0.034cm" draw:transform="rotate (1.5707963267949) translate (5.746cm 12.896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6.44cm" svg:y="12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6.481cm" svg:y1="13.039cm" svg:x2="5.652cm" svg:y2="13.039cm">
            <text:p/>
          </draw:line>
          <draw:custom-shape draw:style-name="gr11" draw:text-style-name="P9" draw:layer="layout" svg:width="0.042cm" svg:height="0.042cm" svg:x="5.64cm" svg:y="11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388cm" svg:y1="11.953cm" svg:x2="5.258cm" svg:y2="11.953cm">
            <text:p/>
          </draw:line>
          <draw:line draw:style-name="gr13" draw:text-style-name="P5" draw:layer="layout" svg:x1="5.388cm" svg:y1="12.053cm" svg:x2="5.258cm" svg:y2="12.053cm">
            <text:p/>
          </draw:line>
          <draw:line draw:style-name="gr13" draw:text-style-name="P5" draw:layer="layout" svg:x1="5.388cm" svg:y1="12.153cm" svg:x2="5.258cm" svg:y2="12.153cm">
            <text:p/>
          </draw:line>
          <draw:line draw:style-name="gr13" draw:text-style-name="P5" draw:layer="layout" svg:x1="5.388cm" svg:y1="12.253cm" svg:x2="5.258cm" svg:y2="12.253cm">
            <text:p/>
          </draw:line>
          <draw:line draw:style-name="gr13" draw:text-style-name="P5" draw:layer="layout" svg:x1="5.388cm" svg:y1="12.353cm" svg:x2="5.258cm" svg:y2="12.353cm">
            <text:p/>
          </draw:line>
          <draw:line draw:style-name="gr13" draw:text-style-name="P5" draw:layer="layout" svg:x1="5.388cm" svg:y1="11.853cm" svg:x2="5.258cm" svg:y2="11.853cm">
            <text:p/>
          </draw:line>
          <draw:line draw:style-name="gr14" draw:text-style-name="P5" draw:layer="layout" svg:x1="5.388cm" svg:y1="12.633cm" svg:x2="5.258cm" svg:y2="12.633cm">
            <text:p/>
          </draw:line>
          <draw:line draw:style-name="gr14" draw:text-style-name="P5" draw:layer="layout" svg:x1="5.388cm" svg:y1="12.733cm" svg:x2="5.258cm" svg:y2="12.733cm">
            <text:p/>
          </draw:line>
          <draw:line draw:style-name="gr14" draw:text-style-name="P5" draw:layer="layout" svg:x1="5.388cm" svg:y1="12.833cm" svg:x2="5.258cm" svg:y2="12.833cm">
            <text:p/>
          </draw:line>
          <draw:line draw:style-name="gr14" draw:text-style-name="P5" draw:layer="layout" svg:x1="5.388cm" svg:y1="12.933cm" svg:x2="5.258cm" svg:y2="12.933cm">
            <text:p/>
          </draw:line>
          <draw:line draw:style-name="gr14" draw:text-style-name="P5" draw:layer="layout" svg:x1="5.388cm" svg:y1="13.033cm" svg:x2="5.258cm" svg:y2="13.033cm">
            <text:p/>
          </draw:line>
          <draw:line draw:style-name="gr14" draw:text-style-name="P5" draw:layer="layout" svg:x1="5.388cm" svg:y1="12.533cm" svg:x2="5.258cm" svg:y2="12.533cm">
            <text:p/>
          </draw:line>
          <draw:line draw:style-name="gr15" draw:text-style-name="P10" draw:layer="layout" svg:x1="6.55cm" svg:y1="11.496cm" svg:x2="6.55cm" svg:y2="12.313cm">
            <text:p/>
          </draw:line>
          <draw:line draw:style-name="gr15" draw:text-style-name="P10" draw:layer="layout" svg:x1="6.55cm" svg:y1="12.513cm" svg:x2="6.55cm" svg:y2="13.5cm">
            <text:p/>
          </draw:line>
        </draw:g>
        <draw:line draw:style-name="gr16" draw:text-style-name="P10" draw:layer="layout" svg:x1="4.372cm" svg:y1="12.089cm" svg:x2="5.288cm" svg:y2="12.089cm">
          <text:p/>
        </draw:line>
        <draw:line draw:style-name="gr17" draw:text-style-name="P10" draw:layer="layout" svg:x1="4.372cm" svg:y1="12.794cm" svg:x2="5.288cm" svg:y2="12.794cm">
          <text:p/>
        </draw:line>
        <draw:line draw:style-name="gr16" draw:text-style-name="P10" draw:layer="layout" svg:x1="6.688cm" svg:y1="12.089cm" svg:x2="7.7cm" svg:y2="12.089cm">
          <text:p/>
        </draw:line>
        <draw:line draw:style-name="gr17" draw:text-style-name="P10" draw:layer="layout" svg:x1="6.688cm" svg:y1="12.794cm" svg:x2="7.745cm" svg:y2="12.792cm">
          <text:p/>
        </draw:line>
        <draw:frame draw:style-name="gr18" draw:text-style-name="P11" draw:layer="layout" svg:width="0.781cm" svg:height="0.446cm" svg:x="4.168cm" svg:y="11.701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6.473cm" svg:y="11.701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5.46cm" svg:y="11.625cm">
          <draw:text-box>
            <text:p><text:span text:style-name="T3">I_broad</text:span><text:span text:style-name="T3">cast</text:span></text:p>
          </draw:text-box>
        </draw:frame>
        <draw:frame draw:style-name="gr21" draw:text-style-name="P11" draw:layer="layout" svg:width="1.048cm" svg:height="0.446cm" svg:x="4.165cm" svg:y="12.437cm">
          <draw:text-box>
            <text:p><text:span text:style-name="T6">Res_i</text:span><text:span text:style-name="T6">n</text:span></text:p>
          </draw:text-box>
        </draw:frame>
        <draw:frame draw:style-name="gr22" draw:text-style-name="P11" draw:layer="layout" svg:width="1.154cm" svg:height="0.446cm" svg:x="6.502cm" svg:y="12.437cm">
          <draw:text-box>
            <text:p><text:span text:style-name="T6">Res_</text:span><text:span text:style-name="T6">out</text:span></text:p>
          </draw:text-box>
        </draw:frame>
        <draw:frame draw:style-name="gr25" draw:text-style-name="P15" draw:layer="layout" svg:width="0.798cm" svg:height="0.526cm" svg:x="1.9cm" svg:y="13.5cm">
          <draw:text-box>
            <text:p><text:span text:style-name="T7">(a)</text:span></text:p>
          </draw:text-box>
        </draw:frame>
        <draw:frame draw:style-name="gr25" draw:text-style-name="P15" draw:layer="layout" svg:width="0.798cm" svg:height="0.526cm" svg:x="5.6cm" svg:y="13.5cm">
          <draw:text-box>
            <text:p><text:span text:style-name="T7">(b)</text:span></text:p>
          </draw:text-box>
        </draw:frame>
        <draw:frame draw:style-name="gr26" draw:text-style-name="P11" draw:layer="layout" svg:width="0.9cm" svg:height="0.446cm" svg:x="2.619cm" svg:y="11.4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2.62cm" svg:y="13.028cm">
          <draw:text-box>
            <text:p><text:span text:style-name="T6">W_ou</text:span><text:span text:style-name="T6">t</text:span></text:p>
          </draw:text-box>
        </draw:frame>
        <draw:frame draw:style-name="gr26" draw:text-style-name="P11" draw:layer="layout" svg:width="0.9cm" svg:height="0.446cm" svg:x="6.32cm" svg:y="11.4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6.321cm" svg:y="13.028cm">
          <draw:text-box>
            <text:p><text:span text:style-name="T6">W_ou</text:span><text:span text:style-name="T6">t</text:span></text:p>
          </draw:text-box>
        </draw:frame>
        <draw:g>
          <draw:custom-shape draw:style-name="gr1" draw:text-style-name="P1" draw:layer="layout" svg:width="1.4cm" svg:height="1.4cm" svg:x="1.68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788cm 14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789cm 15.584cm)">
            <text:p text:style-name="P2"><text:span text:style-name="T2">RES_</text:span><text:span text:style-name="T2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988cm" svg:y1="14.594cm" svg:x2="2.172cm" svg:y2="14.594cm">
            <text:p/>
          </draw:line>
          <draw:line draw:style-name="gr4" draw:text-style-name="P5" draw:layer="layout" svg:x1="2.369cm" svg:y1="14.91cm" svg:x2="2.688cm" svg:y2="14.91cm">
            <text:p/>
          </draw:line>
          <draw:custom-shape draw:style-name="gr5" draw:text-style-name="P6" draw:layer="layout" svg:width="0.4cm" svg:height="0.2cm" svg:x="2.64cm" svg:y="14.817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988cm" svg:y1="15.294cm" svg:x2="2.271cm" svg:y2="15.294cm">
            <text:p/>
          </draw:line>
          <draw:line draw:style-name="gr4" draw:text-style-name="P5" draw:layer="layout" svg:x1="2.369cm" svg:y1="14.594cm" svg:x2="2.369cm" svg:y2="15.2cm">
            <text:p/>
          </draw:line>
          <draw:custom-shape draw:style-name="gr6" draw:text-style-name="P7" draw:layer="layout" svg:width="0.202cm" svg:height="0.213cm" svg:x="2.27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3cm" svg:y1="15.294cm" svg:x2="3.088cm" svg:y2="15.294cm">
            <text:p/>
          </draw:line>
          <draw:line draw:style-name="gr7" draw:text-style-name="P5" draw:layer="layout" svg:x1="2.088cm" svg:y1="14.594cm" svg:x2="3.076cm" svg:y2="14.594cm">
            <text:p/>
          </draw:line>
          <draw:custom-shape draw:style-name="gr8" draw:text-style-name="P3" draw:layer="layout" svg:width="0.201cm" svg:height="0.052cm" draw:transform="rotate (1.5707963267949) translate (2.097cm 14.639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2.059cm" svg:y1="14.43cm" svg:x2="2.059cm" svg:y2="14.248cm">
            <text:p/>
          </draw:line>
          <draw:custom-shape draw:style-name="gr6" draw:text-style-name="P7" draw:layer="layout" svg:width="0.202cm" svg:height="0.213cm" svg:x="2.27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7cm 14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32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2.057cm" svg:y1="14.437cm" svg:x2="2.057cm" svg:y2="14.604cm">
            <text:p/>
          </draw:line>
          <draw:line draw:style-name="gr12" draw:text-style-name="P5" draw:layer="layout" svg:x1="2.181cm" svg:y1="14.441cm" svg:x2="2.181cm" svg:y2="14.53cm">
            <text:p/>
          </draw:line>
          <draw:line draw:style-name="gr12" draw:text-style-name="P5" draw:layer="layout" svg:x1="2.182cm" svg:y1="14.437cm" svg:x2="2.052cm" svg:y2="14.437cm">
            <text:p/>
          </draw:line>
          <draw:line draw:style-name="gr12" draw:text-style-name="P5" draw:layer="layout" svg:x1="2.243cm" svg:y1="14.537cm" svg:x2="2.181cm" svg:y2="14.537cm">
            <text:p/>
          </draw:line>
          <draw:custom-shape draw:style-name="gr8" draw:text-style-name="P3" draw:layer="layout" svg:width="0.192cm" svg:height="0.064cm" draw:transform="rotate (1.5707963267949) translate (2.20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7cm 15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2.03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788cm" svg:y1="14.453cm" svg:x2="1.658cm" svg:y2="14.453cm">
            <text:p/>
          </draw:line>
          <draw:line draw:style-name="gr13" draw:text-style-name="P5" draw:layer="layout" svg:x1="1.788cm" svg:y1="14.553cm" svg:x2="1.658cm" svg:y2="14.553cm">
            <text:p/>
          </draw:line>
          <draw:line draw:style-name="gr13" draw:text-style-name="P5" draw:layer="layout" svg:x1="1.788cm" svg:y1="14.653cm" svg:x2="1.658cm" svg:y2="14.653cm">
            <text:p/>
          </draw:line>
          <draw:line draw:style-name="gr13" draw:text-style-name="P5" draw:layer="layout" svg:x1="1.788cm" svg:y1="14.753cm" svg:x2="1.658cm" svg:y2="14.753cm">
            <text:p/>
          </draw:line>
          <draw:line draw:style-name="gr13" draw:text-style-name="P5" draw:layer="layout" svg:x1="1.788cm" svg:y1="14.853cm" svg:x2="1.658cm" svg:y2="14.853cm">
            <text:p/>
          </draw:line>
          <draw:line draw:style-name="gr13" draw:text-style-name="P5" draw:layer="layout" svg:x1="1.788cm" svg:y1="14.353cm" svg:x2="1.658cm" svg:y2="14.353cm">
            <text:p/>
          </draw:line>
          <draw:line draw:style-name="gr14" draw:text-style-name="P5" draw:layer="layout" svg:x1="1.788cm" svg:y1="15.133cm" svg:x2="1.658cm" svg:y2="15.133cm">
            <text:p/>
          </draw:line>
          <draw:line draw:style-name="gr14" draw:text-style-name="P5" draw:layer="layout" svg:x1="1.788cm" svg:y1="15.233cm" svg:x2="1.658cm" svg:y2="15.233cm">
            <text:p/>
          </draw:line>
          <draw:line draw:style-name="gr14" draw:text-style-name="P5" draw:layer="layout" svg:x1="1.788cm" svg:y1="15.333cm" svg:x2="1.658cm" svg:y2="15.333cm">
            <text:p/>
          </draw:line>
          <draw:line draw:style-name="gr14" draw:text-style-name="P5" draw:layer="layout" svg:x1="1.788cm" svg:y1="15.433cm" svg:x2="1.658cm" svg:y2="15.433cm">
            <text:p/>
          </draw:line>
          <draw:line draw:style-name="gr14" draw:text-style-name="P5" draw:layer="layout" svg:x1="1.788cm" svg:y1="15.533cm" svg:x2="1.658cm" svg:y2="15.533cm">
            <text:p/>
          </draw:line>
          <draw:line draw:style-name="gr14" draw:text-style-name="P5" draw:layer="layout" svg:x1="1.788cm" svg:y1="15.033cm" svg:x2="1.658cm" svg:y2="15.033cm">
            <text:p/>
          </draw:line>
        </draw:g>
        <draw:line draw:style-name="gr16" draw:text-style-name="P10" draw:layer="layout" svg:x1="0.772cm" svg:y1="14.588cm" svg:x2="1.688cm" svg:y2="14.588cm">
          <text:p/>
        </draw:line>
        <draw:line draw:style-name="gr17" draw:text-style-name="P10" draw:layer="layout" svg:x1="0.772cm" svg:y1="15.293cm" svg:x2="1.688cm" svg:y2="15.293cm">
          <text:p/>
        </draw:line>
        <draw:line draw:style-name="gr16" draw:text-style-name="P10" draw:layer="layout" svg:x1="3.088cm" svg:y1="14.588cm" svg:x2="4.138cm" svg:y2="14.588cm">
          <text:p/>
        </draw:line>
        <draw:line draw:style-name="gr17" draw:text-style-name="P10" draw:layer="layout" svg:x1="3.088cm" svg:y1="15.293cm" svg:x2="4.145cm" svg:y2="15.291cm">
          <text:p/>
        </draw:line>
        <draw:frame draw:style-name="gr20" draw:text-style-name="P12" draw:layer="layout" svg:width="1.171cm" svg:height="0.391cm" svg:x="1.86cm" svg:y="14.124cm">
          <draw:text-box>
            <text:p><text:span text:style-name="T3">I_broad</text:span><text:span text:style-name="T3">cast</text:span></text:p>
          </draw:text-box>
        </draw:frame>
        <draw:g>
          <draw:custom-shape draw:style-name="gr1" draw:text-style-name="P1" draw:layer="layout" svg:width="1.4cm" svg:height="1.4cm" svg:x="4.13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4.238cm 14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4.239cm 15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438cm" svg:y1="14.594cm" svg:x2="4.622cm" svg:y2="14.594cm">
            <text:p/>
          </draw:line>
          <draw:line draw:style-name="gr4" draw:text-style-name="P5" draw:layer="layout" svg:x1="4.819cm" svg:y1="14.91cm" svg:x2="5.138cm" svg:y2="14.91cm">
            <text:p/>
          </draw:line>
          <draw:custom-shape draw:style-name="gr5" draw:text-style-name="P6" draw:layer="layout" svg:width="0.4cm" svg:height="0.2cm" svg:x="5.09cm" svg:y="14.817cm">
            <text:p text:style-name="P2"><text:span text:style-name="T3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438cm" svg:y1="15.294cm" svg:x2="4.721cm" svg:y2="15.294cm">
            <text:p/>
          </draw:line>
          <draw:line draw:style-name="gr4" draw:text-style-name="P5" draw:layer="layout" svg:x1="4.819cm" svg:y1="14.594cm" svg:x2="4.819cm" svg:y2="15.2cm">
            <text:p/>
          </draw:line>
          <draw:custom-shape draw:style-name="gr6" draw:text-style-name="P7" draw:layer="layout" svg:width="0.202cm" svg:height="0.213cm" svg:x="4.72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5cm" svg:y1="15.294cm" svg:x2="5.538cm" svg:y2="15.294cm">
            <text:p/>
          </draw:line>
          <draw:line draw:style-name="gr7" draw:text-style-name="P5" draw:layer="layout" svg:x1="4.538cm" svg:y1="14.594cm" svg:x2="5.526cm" svg:y2="14.594cm">
            <text:p/>
          </draw:line>
          <draw:custom-shape draw:style-name="gr8" draw:text-style-name="P3" draw:layer="layout" svg:width="0.201cm" svg:height="0.052cm" draw:transform="rotate (1.5707963267949) translate (4.547cm 14.639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4.509cm" svg:y1="14.43cm" svg:x2="4.509cm" svg:y2="14.248cm">
            <text:p/>
          </draw:line>
          <draw:custom-shape draw:style-name="gr6" draw:text-style-name="P7" draw:layer="layout" svg:width="0.202cm" svg:height="0.213cm" svg:x="4.72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5.15cm 14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7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507cm" svg:y1="14.437cm" svg:x2="4.507cm" svg:y2="14.604cm">
            <text:p/>
          </draw:line>
          <draw:line draw:style-name="gr12" draw:text-style-name="P5" draw:layer="layout" svg:x1="4.631cm" svg:y1="14.441cm" svg:x2="4.631cm" svg:y2="14.53cm">
            <text:p/>
          </draw:line>
          <draw:line draw:style-name="gr12" draw:text-style-name="P5" draw:layer="layout" svg:x1="4.632cm" svg:y1="14.437cm" svg:x2="4.502cm" svg:y2="14.437cm">
            <text:p/>
          </draw:line>
          <draw:line draw:style-name="gr12" draw:text-style-name="P5" draw:layer="layout" svg:x1="4.693cm" svg:y1="14.537cm" svg:x2="4.631cm" svg:y2="14.537cm">
            <text:p/>
          </draw:line>
          <draw:custom-shape draw:style-name="gr8" draw:text-style-name="P3" draw:layer="layout" svg:width="0.192cm" svg:height="0.064cm" draw:transform="rotate (1.5707963267949) translate (4.65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5.15cm 15.441cm)">
            <text:p text:style-name="P2"><text:span text:style-name="T5">Pi</text:span><text:span text:style-name="T5">pe</text:span><text:span text:style-name="T5">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4.48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4.238cm" svg:y1="14.453cm" svg:x2="4.108cm" svg:y2="14.453cm">
            <text:p/>
          </draw:line>
          <draw:line draw:style-name="gr13" draw:text-style-name="P5" draw:layer="layout" svg:x1="4.238cm" svg:y1="14.553cm" svg:x2="4.108cm" svg:y2="14.553cm">
            <text:p/>
          </draw:line>
          <draw:line draw:style-name="gr13" draw:text-style-name="P5" draw:layer="layout" svg:x1="4.238cm" svg:y1="14.653cm" svg:x2="4.108cm" svg:y2="14.653cm">
            <text:p/>
          </draw:line>
          <draw:line draw:style-name="gr13" draw:text-style-name="P5" draw:layer="layout" svg:x1="4.238cm" svg:y1="14.753cm" svg:x2="4.108cm" svg:y2="14.753cm">
            <text:p/>
          </draw:line>
          <draw:line draw:style-name="gr13" draw:text-style-name="P5" draw:layer="layout" svg:x1="4.238cm" svg:y1="14.853cm" svg:x2="4.108cm" svg:y2="14.853cm">
            <text:p/>
          </draw:line>
          <draw:line draw:style-name="gr13" draw:text-style-name="P5" draw:layer="layout" svg:x1="4.238cm" svg:y1="14.353cm" svg:x2="4.108cm" svg:y2="14.353cm">
            <text:p/>
          </draw:line>
          <draw:line draw:style-name="gr14" draw:text-style-name="P5" draw:layer="layout" svg:x1="4.238cm" svg:y1="15.133cm" svg:x2="4.108cm" svg:y2="15.133cm">
            <text:p/>
          </draw:line>
          <draw:line draw:style-name="gr14" draw:text-style-name="P5" draw:layer="layout" svg:x1="4.238cm" svg:y1="15.233cm" svg:x2="4.108cm" svg:y2="15.233cm">
            <text:p/>
          </draw:line>
          <draw:line draw:style-name="gr14" draw:text-style-name="P5" draw:layer="layout" svg:x1="4.238cm" svg:y1="15.333cm" svg:x2="4.108cm" svg:y2="15.333cm">
            <text:p/>
          </draw:line>
          <draw:line draw:style-name="gr14" draw:text-style-name="P5" draw:layer="layout" svg:x1="4.238cm" svg:y1="15.433cm" svg:x2="4.108cm" svg:y2="15.433cm">
            <text:p/>
          </draw:line>
          <draw:line draw:style-name="gr14" draw:text-style-name="P5" draw:layer="layout" svg:x1="4.238cm" svg:y1="15.533cm" svg:x2="4.108cm" svg:y2="15.533cm">
            <text:p/>
          </draw:line>
          <draw:line draw:style-name="gr14" draw:text-style-name="P5" draw:layer="layout" svg:x1="4.238cm" svg:y1="15.033cm" svg:x2="4.108cm" svg:y2="15.033cm">
            <text:p/>
          </draw:line>
        </draw:g>
        <draw:line draw:style-name="gr17" draw:text-style-name="P10" draw:layer="layout" svg:x1="3.222cm" svg:y1="15.293cm" svg:x2="4.138cm" svg:y2="15.293cm">
          <text:p/>
        </draw:line>
        <draw:line draw:style-name="gr16" draw:text-style-name="P10" draw:layer="layout" svg:x1="5.538cm" svg:y1="14.588cm" svg:x2="6.55cm" svg:y2="14.588cm">
          <text:p/>
        </draw:line>
        <draw:line draw:style-name="gr17" draw:text-style-name="P10" draw:layer="layout" svg:x1="5.538cm" svg:y1="15.293cm" svg:x2="6.595cm" svg:y2="15.291cm">
          <text:p/>
        </draw:line>
        <draw:frame draw:style-name="gr20" draw:text-style-name="P12" draw:layer="layout" svg:width="1.171cm" svg:height="0.391cm" svg:x="4.31cm" svg:y="14.124cm">
          <draw:text-box>
            <text:p><text:span text:style-name="T3">I_broad</text:span><text:span text:style-name="T3">cast</text:span></text:p>
          </draw:text-box>
        </draw:frame>
        <draw:g>
          <draw:custom-shape draw:style-name="gr1" draw:text-style-name="P1" draw:layer="layout" svg:width="1.4cm" svg:height="1.4cm" svg:x="1.188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8cm 7.4cm)">
            <text:p text:style-name="P2"><text:span text:style-name="T8">I</text:span><text:span text:style-name="T9">M</text:span><text:span text:style-name="T9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89cm 8.084cm)">
            <text:p text:style-name="P2"><text:span text:style-name="T10">R</text:span><text:span text:style-name="T10">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8cm" svg:y1="7.094cm" svg:x2="1.672cm" svg:y2="7.094cm">
            <text:p/>
          </draw:line>
          <draw:line draw:style-name="gr4" draw:text-style-name="P5" draw:layer="layout" svg:x1="1.869cm" svg:y1="7.41cm" svg:x2="2.188cm" svg:y2="7.41cm">
            <text:p/>
          </draw:line>
          <draw:custom-shape draw:style-name="gr5" draw:text-style-name="P18" draw:layer="layout" svg:width="0.4cm" svg:height="0.2cm" svg:x="2.14cm" svg:y="7.31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89cm" svg:y1="7.794cm" svg:x2="1.771cm" svg:y2="7.794cm">
            <text:p/>
          </draw:line>
          <draw:line draw:style-name="gr4" draw:text-style-name="P5" draw:layer="layout" svg:x1="1.869cm" svg:y1="7.094cm" svg:x2="1.869cm" svg:y2="7.7cm">
            <text:p/>
          </draw:line>
          <draw:custom-shape draw:style-name="gr6" draw:text-style-name="P7" draw:layer="layout" svg:width="0.202cm" svg:height="0.213cm" svg:x="1.77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cm" svg:y1="7.794cm" svg:x2="2.588cm" svg:y2="7.794cm">
            <text:p/>
          </draw:line>
          <draw:line draw:style-name="gr7" draw:text-style-name="P5" draw:layer="layout" svg:x1="1.588cm" svg:y1="7.094cm" svg:x2="2.588cm" svg:y2="7.094cm">
            <text:p/>
          </draw:line>
          <draw:custom-shape draw:style-name="gr8" draw:text-style-name="P3" draw:layer="layout" svg:width="0.201cm" svg:height="0.052cm" draw:transform="rotate (1.5707963267949) translate (1.597cm 7.13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771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29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557cm" svg:y1="6.937cm" svg:x2="1.557cm" svg:y2="7.104cm">
            <text:p/>
          </draw:line>
          <draw:line draw:style-name="gr12" draw:text-style-name="P5" draw:layer="layout" svg:x1="1.681cm" svg:y1="6.941cm" svg:x2="1.681cm" svg:y2="7.03cm">
            <text:p/>
          </draw:line>
          <draw:line draw:style-name="gr12" draw:text-style-name="P5" draw:layer="layout" svg:x1="1.682cm" svg:y1="6.937cm" svg:x2="1.552cm" svg:y2="6.937cm">
            <text:p/>
          </draw:line>
          <draw:line draw:style-name="gr12" draw:text-style-name="P5" draw:layer="layout" svg:x1="1.743cm" svg:y1="7.037cm" svg:x2="1.681cm" svg:y2="7.037cm">
            <text:p/>
          </draw:line>
          <draw:custom-shape draw:style-name="gr8" draw:text-style-name="P3" draw:layer="layout" svg:width="0.192cm" svg:height="0.064cm" draw:transform="rotate (1.5707963267949) translate (1.706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2.2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cm" svg:y1="6.748cm" svg:x2="2.45cm" svg:y2="7.309cm">
            <text:p/>
          </draw:line>
          <draw:line draw:style-name="gr15" draw:text-style-name="P10" draw:layer="layout" svg:x1="2.45cm" svg:y1="7.509cm" svg:x2="2.45cm" svg:y2="8.148cm">
            <text:p/>
          </draw:line>
          <draw:frame draw:style-name="gr19" draw:text-style-name="P20" draw:layer="layout" svg:width="0.887cm" svg:height="0.446cm" svg:x="2.103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4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2.356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2.357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0.455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.188cm" svg:y1="7.094cm" svg:x2="1.058cm" svg:y2="7.094cm">
            <text:p/>
          </draw:line>
          <draw:line draw:style-name="gr13" draw:text-style-name="P5" draw:layer="layout" svg:x1="1.188cm" svg:y1="6.894cm" svg:x2="1.058cm" svg:y2="6.894cm">
            <text:p/>
          </draw:line>
          <draw:line draw:style-name="gr13" draw:text-style-name="P5" draw:layer="layout" svg:x1="1.188cm" svg:y1="7.294cm" svg:x2="1.058cm" svg:y2="7.294cm">
            <text:p/>
          </draw:line>
          <draw:frame draw:style-name="gr19" draw:text-style-name="P20" draw:layer="layout" svg:width="0.887cm" svg:height="0.446cm" svg:x="0.456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0.456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0.303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.188cm" svg:y1="7.794cm" svg:x2="1.058cm" svg:y2="7.794cm">
            <text:p/>
          </draw:line>
          <draw:line draw:style-name="gr14" draw:text-style-name="P5" draw:layer="layout" svg:x1="1.188cm" svg:y1="7.594cm" svg:x2="1.058cm" svg:y2="7.594cm">
            <text:p/>
          </draw:line>
          <draw:line draw:style-name="gr14" draw:text-style-name="P5" draw:layer="layout" svg:x1="1.188cm" svg:y1="7.994cm" svg:x2="1.058cm" svg:y2="7.994cm">
            <text:p/>
          </draw:line>
          <draw:frame draw:style-name="gr29" draw:text-style-name="P20" draw:layer="layout" svg:width="0.976cm" svg:height="0.446cm" svg:x="0.303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0.303cm" svg:y="7.754cm">
            <draw:text-box>
              <text:p><text:span text:style-name="T12">Res</text:span><text:span text:style-name="T14">config_2</text:span></text:p>
            </draw:text-box>
          </draw:frame>
        </draw:g>
        <draw:g>
          <draw:custom-shape draw:style-name="gr1" draw:text-style-name="P1" draw:layer="layout" svg:width="1.4cm" svg:height="1.4cm" svg:x="4.089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89cm 7.4cm)">
            <text:p text:style-name="P2"><text:span text:style-name="T8">I</text:span><text:span text:style-name="T9">M</text:span><text:span text:style-name="T9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cm 8.08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89cm" svg:y1="7.094cm" svg:x2="4.573cm" svg:y2="7.094cm">
            <text:p/>
          </draw:line>
          <draw:line draw:style-name="gr4" draw:text-style-name="P5" draw:layer="layout" svg:x1="4.77cm" svg:y1="7.41cm" svg:x2="5.089cm" svg:y2="7.41cm">
            <text:p/>
          </draw:line>
          <draw:custom-shape draw:style-name="gr5" draw:text-style-name="P18" draw:layer="layout" svg:width="0.4cm" svg:height="0.2cm" svg:x="5.041cm" svg:y="7.317cm">
            <text:p text:style-name="P2"><text:span text:style-name="T12">W</text:span><text:span text:style-name="T12">-</text:span><text:span text:style-name="T12">S</text:span><text:span text:style-name="T12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cm" svg:y1="7.794cm" svg:x2="4.672cm" svg:y2="7.794cm">
            <text:p/>
          </draw:line>
          <draw:line draw:style-name="gr4" draw:text-style-name="P5" draw:layer="layout" svg:x1="4.77cm" svg:y1="7.094cm" svg:x2="4.77cm" svg:y2="7.7cm">
            <text:p/>
          </draw:line>
          <draw:custom-shape draw:style-name="gr6" draw:text-style-name="P7" draw:layer="layout" svg:width="0.202cm" svg:height="0.213cm" svg:x="4.671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1cm" svg:y1="7.794cm" svg:x2="5.489cm" svg:y2="7.794cm">
            <text:p/>
          </draw:line>
          <draw:line draw:style-name="gr7" draw:text-style-name="P5" draw:layer="layout" svg:x1="4.489cm" svg:y1="7.094cm" svg:x2="5.489cm" svg:y2="7.094cm">
            <text:p/>
          </draw:line>
          <draw:custom-shape draw:style-name="gr8" draw:text-style-name="P3" draw:layer="layout" svg:width="0.201cm" svg:height="0.052cm" draw:transform="rotate (1.5707963267949) translate (4.498cm 7.13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4.672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1cm 7.235cm)">
            <text:p text:style-name="P2"><text:span text:style-name="T13">Pi</text:span><text:span text:style-name="T13">pel</text:span><text:span text:style-name="T13">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458cm" svg:y1="6.937cm" svg:x2="4.458cm" svg:y2="7.104cm">
            <text:p/>
          </draw:line>
          <draw:line draw:style-name="gr12" draw:text-style-name="P5" draw:layer="layout" svg:x1="4.582cm" svg:y1="6.941cm" svg:x2="4.582cm" svg:y2="7.03cm">
            <text:p/>
          </draw:line>
          <draw:line draw:style-name="gr12" draw:text-style-name="P5" draw:layer="layout" svg:x1="4.583cm" svg:y1="6.937cm" svg:x2="4.453cm" svg:y2="6.937cm">
            <text:p/>
          </draw:line>
          <draw:line draw:style-name="gr12" draw:text-style-name="P5" draw:layer="layout" svg:x1="4.644cm" svg:y1="7.037cm" svg:x2="4.582cm" svg:y2="7.037cm">
            <text:p/>
          </draw:line>
          <draw:custom-shape draw:style-name="gr8" draw:text-style-name="P3" draw:layer="layout" svg:width="0.192cm" svg:height="0.064cm" draw:transform="rotate (1.5707963267949) translate (4.607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101cm 7.941cm)">
            <text:p text:style-name="P2"><text:span text:style-name="T13">Pi</text:span><text:span text:style-name="T13">pel</text:span><text:span text:style-name="T13">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1cm" svg:y1="6.748cm" svg:x2="5.351cm" svg:y2="7.309cm">
            <text:p/>
          </draw:line>
          <draw:line draw:style-name="gr15" draw:text-style-name="P10" draw:layer="layout" svg:x1="5.351cm" svg:y1="7.509cm" svg:x2="5.351cm" svg:y2="8.148cm">
            <text:p/>
          </draw:line>
          <draw:frame draw:style-name="gr19" draw:text-style-name="P20" draw:layer="layout" svg:width="0.887cm" svg:height="0.446cm" svg:x="5.004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5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257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258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3.356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4.089cm" svg:y1="7.094cm" svg:x2="3.959cm" svg:y2="7.094cm">
            <text:p/>
          </draw:line>
          <draw:line draw:style-name="gr13" draw:text-style-name="P5" draw:layer="layout" svg:x1="4.089cm" svg:y1="6.894cm" svg:x2="3.959cm" svg:y2="6.894cm">
            <text:p/>
          </draw:line>
          <draw:line draw:style-name="gr13" draw:text-style-name="P5" draw:layer="layout" svg:x1="4.089cm" svg:y1="7.294cm" svg:x2="3.959cm" svg:y2="7.294cm">
            <text:p/>
          </draw:line>
          <draw:frame draw:style-name="gr19" draw:text-style-name="P20" draw:layer="layout" svg:width="0.887cm" svg:height="0.446cm" svg:x="3.357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3.357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3.204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4.089cm" svg:y1="7.794cm" svg:x2="3.959cm" svg:y2="7.794cm">
            <text:p/>
          </draw:line>
          <draw:line draw:style-name="gr14" draw:text-style-name="P5" draw:layer="layout" svg:x1="4.089cm" svg:y1="7.594cm" svg:x2="3.959cm" svg:y2="7.594cm">
            <text:p/>
          </draw:line>
          <draw:line draw:style-name="gr14" draw:text-style-name="P5" draw:layer="layout" svg:x1="4.089cm" svg:y1="7.994cm" svg:x2="3.959cm" svg:y2="7.994cm">
            <text:p/>
          </draw:line>
          <draw:frame draw:style-name="gr29" draw:text-style-name="P20" draw:layer="layout" svg:width="0.976cm" svg:height="0.446cm" svg:x="3.204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3.204cm" svg:y="7.754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4.567cm" svg:y="7.56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4cm" svg:y1="7.84cm" svg:x2="4.454cm" svg:y2="8.04cm">
            <text:p/>
          </draw:line>
          <draw:line draw:style-name="gr12" draw:text-style-name="P5" draw:layer="layout" svg:x1="5.278cm" svg:y1="7.796cm" svg:x2="5.278cm" svg:y2="8.033cm">
            <text:p/>
          </draw:line>
          <draw:line draw:style-name="gr12" draw:text-style-name="P5" draw:layer="layout" svg:x1="4.543cm" svg:y1="7.84cm" svg:x2="4.449cm" svg:y2="7.84cm">
            <text:p/>
          </draw:line>
          <draw:custom-shape draw:style-name="gr24" draw:text-style-name="P14" draw:layer="layout" svg:width="0.2cm" svg:height="0.034cm" draw:transform="rotate (1.5707963267949) translate (4.543cm 7.897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7cm" svg:y="7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8cm" svg:y1="8.04cm" svg:x2="4.449cm" svg:y2="8.04cm">
            <text:p/>
          </draw:line>
        </draw:g>
        <draw:g>
          <draw:custom-shape draw:style-name="gr1" draw:text-style-name="P1" draw:layer="layout" svg:width="1.4cm" svg:height="1.4cm" svg:x="0.682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2cm 9.429cm)">
            <text:p text:style-name="P2"><text:span text:style-name="T8">I</text:span><text:span text:style-name="T9">M</text:span><text:span text:style-name="T9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3cm 10.113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2cm" svg:y1="9.123cm" svg:x2="1.166cm" svg:y2="9.123cm">
            <text:p/>
          </draw:line>
          <draw:line draw:style-name="gr4" draw:text-style-name="P5" draw:layer="layout" svg:x1="1.363cm" svg:y1="9.439cm" svg:x2="1.682cm" svg:y2="9.439cm">
            <text:p/>
          </draw:line>
          <draw:custom-shape draw:style-name="gr5" draw:text-style-name="P18" draw:layer="layout" svg:width="0.4cm" svg:height="0.2cm" svg:x="1.634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3cm" svg:y1="9.823cm" svg:x2="1.265cm" svg:y2="9.823cm">
            <text:p/>
          </draw:line>
          <draw:line draw:style-name="gr4" draw:text-style-name="P5" draw:layer="layout" svg:x1="1.363cm" svg:y1="9.123cm" svg:x2="1.363cm" svg:y2="9.729cm">
            <text:p/>
          </draw:line>
          <draw:custom-shape draw:style-name="gr6" draw:text-style-name="P7" draw:layer="layout" svg:width="0.202cm" svg:height="0.213cm" svg:x="1.264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4cm" svg:y1="9.823cm" svg:x2="2.082cm" svg:y2="9.823cm">
            <text:p/>
          </draw:line>
          <draw:line draw:style-name="gr7" draw:text-style-name="P5" draw:layer="layout" svg:x1="1.082cm" svg:y1="9.123cm" svg:x2="2.082cm" svg:y2="9.123cm">
            <text:p/>
          </draw:line>
          <draw:custom-shape draw:style-name="gr8" draw:text-style-name="P3" draw:layer="layout" svg:width="0.201cm" svg:height="0.052cm" draw:transform="rotate (1.5707963267949) translate (1.091cm 9.16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265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4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3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051cm" svg:y1="8.966cm" svg:x2="1.051cm" svg:y2="9.133cm">
            <text:p/>
          </draw:line>
          <draw:line draw:style-name="gr12" draw:text-style-name="P5" draw:layer="layout" svg:x1="1.175cm" svg:y1="8.97cm" svg:x2="1.175cm" svg:y2="9.059cm">
            <text:p/>
          </draw:line>
          <draw:line draw:style-name="gr12" draw:text-style-name="P5" draw:layer="layout" svg:x1="1.176cm" svg:y1="8.966cm" svg:x2="1.046cm" svg:y2="8.966cm">
            <text:p/>
          </draw:line>
          <draw:line draw:style-name="gr12" draw:text-style-name="P5" draw:layer="layout" svg:x1="1.237cm" svg:y1="9.066cm" svg:x2="1.175cm" svg:y2="9.066cm">
            <text:p/>
          </draw:line>
          <draw:custom-shape draw:style-name="gr8" draw:text-style-name="P3" draw:layer="layout" svg:width="0.192cm" svg:height="0.064cm" draw:transform="rotate (1.5707963267949) translate (1.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1.694cm 9.97cm)">
            <text:p text:style-name="P2"><text:span text:style-name="T13">Pipe</text:span><text:span text:style-name="T13">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4cm" svg:y1="8.777cm" svg:x2="1.944cm" svg:y2="9.338cm">
            <text:p/>
          </draw:line>
          <draw:line draw:style-name="gr15" draw:text-style-name="P10" draw:layer="layout" svg:x1="1.944cm" svg:y1="9.538cm" svg:x2="1.944cm" svg:y2="10.177cm">
            <text:p/>
          </draw:line>
          <draw:frame draw:style-name="gr19" draw:text-style-name="P20" draw:layer="layout" svg:width="0.887cm" svg:height="0.446cm" svg:x="1.597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8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0.682cm" svg:y1="9.123cm" svg:x2="0.552cm" svg:y2="9.123cm">
            <text:p/>
          </draw:line>
          <draw:line draw:style-name="gr13" draw:text-style-name="P5" draw:layer="layout" svg:x1="0.682cm" svg:y1="8.923cm" svg:x2="0.552cm" svg:y2="8.923cm">
            <text:p/>
          </draw:line>
          <draw:line draw:style-name="gr13" draw:text-style-name="P5" draw:layer="layout" svg:x1="0.682cm" svg:y1="9.323cm" svg:x2="0.552cm" svg:y2="9.323cm">
            <text:p/>
          </draw:line>
          <draw:line draw:style-name="gr14" draw:text-style-name="P5" draw:layer="layout" svg:x1="0.682cm" svg:y1="9.823cm" svg:x2="0.552cm" svg:y2="9.823cm">
            <text:p/>
          </draw:line>
          <draw:line draw:style-name="gr14" draw:text-style-name="P5" draw:layer="layout" svg:x1="0.682cm" svg:y1="9.623cm" svg:x2="0.552cm" svg:y2="9.623cm">
            <text:p/>
          </draw:line>
          <draw:line draw:style-name="gr14" draw:text-style-name="P5" draw:layer="layout" svg:x1="0.682cm" svg:y1="10.023cm" svg:x2="0.552cm" svg:y2="10.023cm">
            <text:p/>
          </draw:line>
        </draw:g>
        <draw:g>
          <draw:custom-shape draw:style-name="gr1" draw:text-style-name="P1" draw:layer="layout" svg:width="1.4cm" svg:height="1.4cm" svg:x="2.683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3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4cm 10.113cm)">
            <text:p text:style-name="P2"><text:span text:style-name="T10">R</text:span><text:span text:style-name="T10">e</text:span><text:span text:style-name="T10">s</text:span><text:span text:style-name="T11">M</text:span><text:span text:style-name="T11">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3cm" svg:y1="9.123cm" svg:x2="3.167cm" svg:y2="9.123cm">
            <text:p/>
          </draw:line>
          <draw:line draw:style-name="gr4" draw:text-style-name="P5" draw:layer="layout" svg:x1="3.364cm" svg:y1="9.439cm" svg:x2="3.683cm" svg:y2="9.439cm">
            <text:p/>
          </draw:line>
          <draw:custom-shape draw:style-name="gr5" draw:text-style-name="P18" draw:layer="layout" svg:width="0.4cm" svg:height="0.2cm" svg:x="3.635cm" svg:y="9.346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4cm" svg:y1="9.823cm" svg:x2="3.266cm" svg:y2="9.823cm">
            <text:p/>
          </draw:line>
          <draw:line draw:style-name="gr4" draw:text-style-name="P5" draw:layer="layout" svg:x1="3.364cm" svg:y1="9.123cm" svg:x2="3.364cm" svg:y2="9.729cm">
            <text:p/>
          </draw:line>
          <draw:custom-shape draw:style-name="gr6" draw:text-style-name="P7" draw:layer="layout" svg:width="0.202cm" svg:height="0.213cm" svg:x="3.265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5cm" svg:y1="9.823cm" svg:x2="4.083cm" svg:y2="9.823cm">
            <text:p/>
          </draw:line>
          <draw:line draw:style-name="gr7" draw:text-style-name="P5" draw:layer="layout" svg:x1="3.083cm" svg:y1="9.123cm" svg:x2="4.083cm" svg:y2="9.123cm">
            <text:p/>
          </draw:line>
          <draw:custom-shape draw:style-name="gr8" draw:text-style-name="P3" draw:layer="layout" svg:width="0.201cm" svg:height="0.052cm" draw:transform="rotate (1.5707963267949) translate (3.092cm 9.16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3.266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5cm 9.264cm)">
            <text:p text:style-name="P2"><text:span text:style-name="T13">Pipeli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4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052cm" svg:y1="8.966cm" svg:x2="3.052cm" svg:y2="9.133cm">
            <text:p/>
          </draw:line>
          <draw:line draw:style-name="gr12" draw:text-style-name="P5" draw:layer="layout" svg:x1="3.176cm" svg:y1="8.97cm" svg:x2="3.176cm" svg:y2="9.059cm">
            <text:p/>
          </draw:line>
          <draw:line draw:style-name="gr12" draw:text-style-name="P5" draw:layer="layout" svg:x1="3.177cm" svg:y1="8.966cm" svg:x2="3.047cm" svg:y2="8.966cm">
            <text:p/>
          </draw:line>
          <draw:line draw:style-name="gr12" draw:text-style-name="P5" draw:layer="layout" svg:x1="3.238cm" svg:y1="9.066cm" svg:x2="3.176cm" svg:y2="9.066cm">
            <text:p/>
          </draw:line>
          <draw:custom-shape draw:style-name="gr8" draw:text-style-name="P3" draw:layer="layout" svg:width="0.192cm" svg:height="0.064cm" draw:transform="rotate (1.5707963267949) translate (3.201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3.695cm 9.97cm)">
            <text:p text:style-name="P2"><text:span text:style-name="T13">Pipe</text:span><text:span text:style-name="T13">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5cm" svg:y1="8.777cm" svg:x2="3.945cm" svg:y2="9.338cm">
            <text:p/>
          </draw:line>
          <draw:line draw:style-name="gr15" draw:text-style-name="P10" draw:layer="layout" svg:x1="3.945cm" svg:y1="9.538cm" svg:x2="3.945cm" svg:y2="10.177cm">
            <text:p/>
          </draw:line>
          <draw:frame draw:style-name="gr19" draw:text-style-name="P20" draw:layer="layout" svg:width="0.887cm" svg:height="0.446cm" svg:x="3.598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599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3cm" svg:y1="9.123cm" svg:x2="2.553cm" svg:y2="9.123cm">
            <text:p/>
          </draw:line>
          <draw:line draw:style-name="gr13" draw:text-style-name="P5" draw:layer="layout" svg:x1="2.683cm" svg:y1="8.923cm" svg:x2="2.553cm" svg:y2="8.923cm">
            <text:p/>
          </draw:line>
          <draw:line draw:style-name="gr13" draw:text-style-name="P5" draw:layer="layout" svg:x1="2.683cm" svg:y1="9.323cm" svg:x2="2.553cm" svg:y2="9.323cm">
            <text:p/>
          </draw:line>
          <draw:frame draw:style-name="gr19" draw:text-style-name="P20" draw:layer="layout" svg:width="0.887cm" svg:height="0.446cm" svg:x="2.091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2.683cm" svg:y1="9.823cm" svg:x2="2.553cm" svg:y2="9.823cm">
            <text:p/>
          </draw:line>
          <draw:line draw:style-name="gr14" draw:text-style-name="P5" draw:layer="layout" svg:x1="2.683cm" svg:y1="9.623cm" svg:x2="2.553cm" svg:y2="9.623cm">
            <text:p/>
          </draw:line>
          <draw:line draw:style-name="gr14" draw:text-style-name="P5" draw:layer="layout" svg:x1="2.683cm" svg:y1="10.023cm" svg:x2="2.553cm" svg:y2="10.023cm">
            <text:p/>
          </draw:line>
          <draw:frame draw:style-name="gr29" draw:text-style-name="P20" draw:layer="layout" svg:width="0.976cm" svg:height="0.446cm" svg:x="1.946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2.09cm" svg:y1="9.123cm" svg:x2="2.593cm" svg:y2="9.123cm">
          <text:p/>
        </draw:line>
        <draw:line draw:style-name="gr31" draw:text-style-name="P10" draw:layer="layout" svg:x1="2.09cm" svg:y1="9.823cm" svg:x2="2.553cm" svg:y2="9.823cm">
          <text:p/>
        </draw:line>
        <draw:g>
          <draw:custom-shape draw:style-name="gr1" draw:text-style-name="P1" draw:layer="layout" svg:width="1.4cm" svg:height="1.4cm" svg:x="4.684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4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5cm 10.113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4cm" svg:y1="9.123cm" svg:x2="5.168cm" svg:y2="9.123cm">
            <text:p/>
          </draw:line>
          <draw:line draw:style-name="gr4" draw:text-style-name="P5" draw:layer="layout" svg:x1="5.365cm" svg:y1="9.439cm" svg:x2="5.684cm" svg:y2="9.439cm">
            <text:p/>
          </draw:line>
          <draw:custom-shape draw:style-name="gr5" draw:text-style-name="P18" draw:layer="layout" svg:width="0.4cm" svg:height="0.2cm" svg:x="5.636cm" svg:y="9.346cm">
            <text:p text:style-name="P2"><text:span text:style-name="T12">W</text:span><text:span text:style-name="T12">-</text:span><text:span text:style-name="T12">S</text:span><text:span text:style-name="T12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5cm" svg:y1="9.823cm" svg:x2="5.267cm" svg:y2="9.823cm">
            <text:p/>
          </draw:line>
          <draw:line draw:style-name="gr4" draw:text-style-name="P5" draw:layer="layout" svg:x1="5.365cm" svg:y1="9.123cm" svg:x2="5.365cm" svg:y2="9.729cm">
            <text:p/>
          </draw:line>
          <draw:custom-shape draw:style-name="gr6" draw:text-style-name="P7" draw:layer="layout" svg:width="0.202cm" svg:height="0.213cm" svg:x="5.266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6cm" svg:y1="9.823cm" svg:x2="6.084cm" svg:y2="9.823cm">
            <text:p/>
          </draw:line>
          <draw:line draw:style-name="gr7" draw:text-style-name="P5" draw:layer="layout" svg:x1="5.084cm" svg:y1="9.123cm" svg:x2="6.084cm" svg:y2="9.123cm">
            <text:p/>
          </draw:line>
          <draw:custom-shape draw:style-name="gr8" draw:text-style-name="P3" draw:layer="layout" svg:width="0.201cm" svg:height="0.052cm" draw:transform="rotate (1.5707963267949) translate (5.093cm 9.16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5.267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6cm 9.264cm)">
            <text:p text:style-name="P2"><text:span text:style-name="T13">Pipeli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5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053cm" svg:y1="8.966cm" svg:x2="5.053cm" svg:y2="9.133cm">
            <text:p/>
          </draw:line>
          <draw:line draw:style-name="gr12" draw:text-style-name="P5" draw:layer="layout" svg:x1="5.177cm" svg:y1="8.97cm" svg:x2="5.177cm" svg:y2="9.059cm">
            <text:p/>
          </draw:line>
          <draw:line draw:style-name="gr12" draw:text-style-name="P5" draw:layer="layout" svg:x1="5.178cm" svg:y1="8.966cm" svg:x2="5.048cm" svg:y2="8.966cm">
            <text:p/>
          </draw:line>
          <draw:line draw:style-name="gr12" draw:text-style-name="P5" draw:layer="layout" svg:x1="5.239cm" svg:y1="9.066cm" svg:x2="5.177cm" svg:y2="9.066cm">
            <text:p/>
          </draw:line>
          <draw:custom-shape draw:style-name="gr8" draw:text-style-name="P3" draw:layer="layout" svg:width="0.192cm" svg:height="0.064cm" draw:transform="rotate (1.5707963267949) translate (5.20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696cm 9.97cm)">
            <text:p text:style-name="P2"><text:span text:style-name="T13">P</text:span><text:span text:style-name="T13">i</text:span><text:span text:style-name="T13">p</text:span><text:span text:style-name="T13">el</text:span><text:span text:style-name="T13">i</text:span><text:span text:style-name="T13">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6cm" svg:y1="8.777cm" svg:x2="5.946cm" svg:y2="9.338cm">
            <text:p/>
          </draw:line>
          <draw:line draw:style-name="gr15" draw:text-style-name="P10" draw:layer="layout" svg:x1="5.946cm" svg:y1="9.538cm" svg:x2="5.946cm" svg:y2="10.177cm">
            <text:p/>
          </draw:line>
          <draw:frame draw:style-name="gr19" draw:text-style-name="P20" draw:layer="layout" svg:width="0.887cm" svg:height="0.446cm" svg:x="5.599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cm" svg:y="10.054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852cm" svg:y="8.914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853cm" svg:y="9.614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4.684cm" svg:y1="9.123cm" svg:x2="4.554cm" svg:y2="9.123cm">
            <text:p/>
          </draw:line>
          <draw:line draw:style-name="gr13" draw:text-style-name="P5" draw:layer="layout" svg:x1="4.684cm" svg:y1="8.923cm" svg:x2="4.554cm" svg:y2="8.923cm">
            <text:p/>
          </draw:line>
          <draw:line draw:style-name="gr13" draw:text-style-name="P5" draw:layer="layout" svg:x1="4.684cm" svg:y1="9.323cm" svg:x2="4.554cm" svg:y2="9.323cm">
            <text:p/>
          </draw:line>
          <draw:frame draw:style-name="gr19" draw:text-style-name="P20" draw:layer="layout" svg:width="0.887cm" svg:height="0.446cm" svg:x="4.092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4cm" svg:y1="9.823cm" svg:x2="4.554cm" svg:y2="9.823cm">
            <text:p/>
          </draw:line>
          <draw:line draw:style-name="gr14" draw:text-style-name="P5" draw:layer="layout" svg:x1="4.684cm" svg:y1="9.623cm" svg:x2="4.554cm" svg:y2="9.623cm">
            <text:p/>
          </draw:line>
          <draw:line draw:style-name="gr14" draw:text-style-name="P5" draw:layer="layout" svg:x1="4.684cm" svg:y1="10.023cm" svg:x2="4.554cm" svg:y2="10.023cm">
            <text:p/>
          </draw:line>
          <draw:frame draw:style-name="gr29" draw:text-style-name="P20" draw:layer="layout" svg:width="0.976cm" svg:height="0.446cm" svg:x="3.947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4.091cm" svg:y1="9.123cm" svg:x2="4.594cm" svg:y2="9.123cm">
          <text:p/>
        </draw:line>
        <draw:line draw:style-name="gr31" draw:text-style-name="P10" draw:layer="layout" svg:x1="4.091cm" svg:y1="9.823cm" svg:x2="4.554cm" svg:y2="9.823cm">
          <text:p/>
        </draw:line>
        <draw:g>
          <draw:custom-shape draw:style-name="gr1" draw:text-style-name="P1" draw:layer="layout" svg:width="1.4cm" svg:height="1.4cm" svg:x="1.18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9cm 2.585cm)">
            <text:p text:style-name="P2"><text:span text:style-name="T10">R</text:span><text:span text:style-name="T10">e</text:span><text:span text:style-name="T10">s</text:span><text:span text:style-name="T11">M</text:span><text:span text:style-name="T11">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9cm" svg:y1="1.595cm" svg:x2="1.673cm" svg:y2="1.595cm">
            <text:p/>
          </draw:line>
          <draw:line draw:style-name="gr4" draw:text-style-name="P5" draw:layer="layout" svg:x1="1.87cm" svg:y1="1.911cm" svg:x2="2.189cm" svg:y2="1.911cm">
            <text:p/>
          </draw:line>
          <draw:custom-shape draw:style-name="gr5" draw:text-style-name="P18" draw:layer="layout" svg:width="0.4cm" svg:height="0.2cm" svg:x="2.141cm" svg:y="1.818cm">
            <text:p text:style-name="P2"><text:span text:style-name="T12">W</text:span><text:span text:style-name="T12">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9cm" svg:y1="2.295cm" svg:x2="1.772cm" svg:y2="2.295cm">
            <text:p/>
          </draw:line>
          <draw:line draw:style-name="gr4" draw:text-style-name="P5" draw:layer="layout" svg:x1="1.87cm" svg:y1="1.595cm" svg:x2="1.87cm" svg:y2="2.201cm">
            <text:p/>
          </draw:line>
          <draw:custom-shape draw:style-name="gr6" draw:text-style-name="P7" draw:layer="layout" svg:width="0.202cm" svg:height="0.213cm" svg:x="1.771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01cm" svg:y1="2.295cm" svg:x2="2.589cm" svg:y2="2.295cm">
            <text:p/>
          </draw:line>
          <draw:line draw:style-name="gr7" draw:text-style-name="P5" draw:layer="layout" svg:x1="1.589cm" svg:y1="1.595cm" svg:x2="2.589cm" svg:y2="1.595cm">
            <text:p/>
          </draw:line>
          <draw:custom-shape draw:style-name="gr6" draw:text-style-name="P7" draw:layer="layout" svg:width="0.202cm" svg:height="0.213cm" svg:x="1.772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1.736cm)">
            <text:p text:style-name="P2"><text:span text:style-name="T13">Pipeli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3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2.442cm)">
            <text:p text:style-name="P2"><text:span text:style-name="T13">Pipe</text:span><text:span text:style-name="T13">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1cm" svg:y1="1.249cm" svg:x2="2.451cm" svg:y2="1.81cm">
            <text:p/>
          </draw:line>
          <draw:line draw:style-name="gr15" draw:text-style-name="P10" draw:layer="layout" svg:x1="2.451cm" svg:y1="2.01cm" svg:x2="2.451cm" svg:y2="2.649cm">
            <text:p/>
          </draw:line>
          <draw:frame draw:style-name="gr19" draw:text-style-name="P20" draw:layer="layout" svg:width="0.887cm" svg:height="0.446cm" svg:x="2.104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5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2.357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2.358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0.456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.189cm" svg:y1="1.595cm" svg:x2="1.059cm" svg:y2="1.595cm">
            <text:p/>
          </draw:line>
          <draw:line draw:style-name="gr13" draw:text-style-name="P5" draw:layer="layout" svg:x1="1.189cm" svg:y1="1.395cm" svg:x2="1.059cm" svg:y2="1.395cm">
            <text:p/>
          </draw:line>
          <draw:line draw:style-name="gr13" draw:text-style-name="P5" draw:layer="layout" svg:x1="1.189cm" svg:y1="1.795cm" svg:x2="1.059cm" svg:y2="1.795cm">
            <text:p/>
          </draw:line>
          <draw:frame draw:style-name="gr19" draw:text-style-name="P20" draw:layer="layout" svg:width="0.887cm" svg:height="0.446cm" svg:x="0.457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0.457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0.304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.189cm" svg:y1="2.295cm" svg:x2="1.059cm" svg:y2="2.295cm">
            <text:p/>
          </draw:line>
          <draw:line draw:style-name="gr14" draw:text-style-name="P5" draw:layer="layout" svg:x1="1.189cm" svg:y1="2.095cm" svg:x2="1.059cm" svg:y2="2.095cm">
            <text:p/>
          </draw:line>
          <draw:line draw:style-name="gr14" draw:text-style-name="P5" draw:layer="layout" svg:x1="1.189cm" svg:y1="2.495cm" svg:x2="1.059cm" svg:y2="2.495cm">
            <text:p/>
          </draw:line>
          <draw:frame draw:style-name="gr29" draw:text-style-name="P20" draw:layer="layout" svg:width="0.976cm" svg:height="0.446cm" svg:x="0.304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0.304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32" draw:text-style-name="P22" draw:layer="layout" svg:width="0.29cm" svg:height="0.116cm" draw:transform="rotate (1.5707963267949) translate (1.516cm 1.737cm)">
            <text:p text:style-name="P21"><text:span text:style-name="T15">W</text:span><text:span text:style-name="T15">i</text:span><text:span text:style-name="T15">n</text:span><text:span text:style-name="T15">d</text:span><text:span text:style-name="T15">o</text:span><text:span text:style-name="T15">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.4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.1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.7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4.0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9cm" svg:y1="1.595cm" svg:x2="4.574cm" svg:y2="1.595cm">
            <text:p/>
          </draw:line>
          <draw:line draw:style-name="gr4" draw:text-style-name="P5" draw:layer="layout" svg:x1="4.771cm" svg:y1="1.911cm" svg:x2="5.09cm" svg:y2="1.911cm">
            <text:p/>
          </draw:line>
          <draw:custom-shape draw:style-name="gr5" draw:text-style-name="P18" draw:layer="layout" svg:width="0.4cm" svg:height="0.2cm" svg:x="5.0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1cm" svg:y1="2.295cm" svg:x2="4.673cm" svg:y2="2.295cm">
            <text:p/>
          </draw:line>
          <draw:line draw:style-name="gr4" draw:text-style-name="P5" draw:layer="layout" svg:x1="4.771cm" svg:y1="1.595cm" svg:x2="4.771cm" svg:y2="2.201cm">
            <text:p/>
          </draw:line>
          <draw:custom-shape draw:style-name="gr6" draw:text-style-name="P7" draw:layer="layout" svg:width="0.202cm" svg:height="0.213cm" svg:x="4.6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2cm" svg:y1="2.295cm" svg:x2="5.49cm" svg:y2="2.295cm">
            <text:p/>
          </draw:line>
          <draw:line draw:style-name="gr7" draw:text-style-name="P5" draw:layer="layout" svg:x1="4.49cm" svg:y1="1.595cm" svg:x2="5.49cm" svg:y2="1.595cm">
            <text:p/>
          </draw:line>
          <draw:custom-shape draw:style-name="gr6" draw:text-style-name="P7" draw:layer="layout" svg:width="0.202cm" svg:height="0.213cm" svg:x="4.6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2cm" svg:y1="1.249cm" svg:x2="5.352cm" svg:y2="1.81cm">
            <text:p/>
          </draw:line>
          <draw:line draw:style-name="gr15" draw:text-style-name="P10" draw:layer="layout" svg:x1="5.352cm" svg:y1="2.01cm" svg:x2="5.352cm" svg:y2="2.649cm">
            <text:p/>
          </draw:line>
          <draw:frame draw:style-name="gr19" draw:text-style-name="P20" draw:layer="layout" svg:width="0.887cm" svg:height="0.446cm" svg:x="5.0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6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258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259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3.357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4.09cm" svg:y1="1.595cm" svg:x2="3.96cm" svg:y2="1.595cm">
            <text:p/>
          </draw:line>
          <draw:line draw:style-name="gr13" draw:text-style-name="P5" draw:layer="layout" svg:x1="4.09cm" svg:y1="1.395cm" svg:x2="3.96cm" svg:y2="1.395cm">
            <text:p/>
          </draw:line>
          <draw:line draw:style-name="gr13" draw:text-style-name="P5" draw:layer="layout" svg:x1="4.09cm" svg:y1="1.795cm" svg:x2="3.96cm" svg:y2="1.795cm">
            <text:p/>
          </draw:line>
          <draw:frame draw:style-name="gr19" draw:text-style-name="P20" draw:layer="layout" svg:width="0.887cm" svg:height="0.446cm" svg:x="3.358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3.358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3.205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4.09cm" svg:y1="2.295cm" svg:x2="3.96cm" svg:y2="2.295cm">
            <text:p/>
          </draw:line>
          <draw:line draw:style-name="gr14" draw:text-style-name="P5" draw:layer="layout" svg:x1="4.09cm" svg:y1="2.095cm" svg:x2="3.96cm" svg:y2="2.095cm">
            <text:p/>
          </draw:line>
          <draw:line draw:style-name="gr14" draw:text-style-name="P5" draw:layer="layout" svg:x1="4.09cm" svg:y1="2.495cm" svg:x2="3.96cm" svg:y2="2.495cm">
            <text:p/>
          </draw:line>
          <draw:frame draw:style-name="gr29" draw:text-style-name="P20" draw:layer="layout" svg:width="0.976cm" svg:height="0.446cm" svg:x="3.205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3.205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4.568cm" svg:y="2.061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5cm" svg:y1="2.341cm" svg:x2="4.455cm" svg:y2="2.541cm">
            <text:p/>
          </draw:line>
          <draw:line draw:style-name="gr12" draw:text-style-name="P5" draw:layer="layout" svg:x1="5.279cm" svg:y1="2.297cm" svg:x2="5.279cm" svg:y2="2.534cm">
            <text:p/>
          </draw:line>
          <draw:line draw:style-name="gr12" draw:text-style-name="P5" draw:layer="layout" svg:x1="4.6cm" svg:y1="2.341cm" svg:x2="4.45cm" svg:y2="2.341cm">
            <text:p/>
          </draw:line>
          <draw:custom-shape draw:style-name="gr24" draw:text-style-name="P14" draw:layer="layout" svg:width="0.2cm" svg:height="0.034cm" draw:transform="rotate (1.5707963267949) translate (4.6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8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9cm" svg:y1="2.541cm" svg:x2="4.45cm" svg:y2="2.541cm">
            <text:p/>
          </draw:line>
          <draw:custom-shape draw:style-name="gr33" draw:text-style-name="P22" draw:layer="layout" svg:width="0.29cm" svg:height="0.116cm" draw:transform="rotate (1.5707963267949) translate (4.416cm 1.742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3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0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4.6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0.683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3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4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3cm" svg:y1="3.624cm" svg:x2="1.167cm" svg:y2="3.624cm">
            <text:p/>
          </draw:line>
          <draw:line draw:style-name="gr4" draw:text-style-name="P5" draw:layer="layout" svg:x1="1.364cm" svg:y1="3.94cm" svg:x2="1.683cm" svg:y2="3.94cm">
            <text:p/>
          </draw:line>
          <draw:custom-shape draw:style-name="gr5" draw:text-style-name="P18" draw:layer="layout" svg:width="0.4cm" svg:height="0.2cm" svg:x="1.635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4cm" svg:y1="4.324cm" svg:x2="1.266cm" svg:y2="4.324cm">
            <text:p/>
          </draw:line>
          <draw:line draw:style-name="gr4" draw:text-style-name="P5" draw:layer="layout" svg:x1="1.364cm" svg:y1="3.624cm" svg:x2="1.364cm" svg:y2="4.23cm">
            <text:p/>
          </draw:line>
          <draw:custom-shape draw:style-name="gr6" draw:text-style-name="P7" draw:layer="layout" svg:width="0.202cm" svg:height="0.213cm" svg:x="1.265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5cm" svg:y1="4.324cm" svg:x2="2.083cm" svg:y2="4.324cm">
            <text:p/>
          </draw:line>
          <draw:line draw:style-name="gr7" draw:text-style-name="P5" draw:layer="layout" svg:x1="1.083cm" svg:y1="3.624cm" svg:x2="2.083cm" svg:y2="3.624cm">
            <text:p/>
          </draw:line>
          <draw:custom-shape draw:style-name="gr6" draw:text-style-name="P7" draw:layer="layout" svg:width="0.202cm" svg:height="0.213cm" svg:x="1.266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4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5cm" svg:y1="3.278cm" svg:x2="1.945cm" svg:y2="3.839cm">
            <text:p/>
          </draw:line>
          <draw:line draw:style-name="gr15" draw:text-style-name="P10" draw:layer="layout" svg:x1="1.945cm" svg:y1="4.039cm" svg:x2="1.945cm" svg:y2="4.678cm">
            <text:p/>
          </draw:line>
          <draw:frame draw:style-name="gr19" draw:text-style-name="P20" draw:layer="layout" svg:width="0.887cm" svg:height="0.446cm" svg:x="1.598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9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0.683cm" svg:y1="3.624cm" svg:x2="0.553cm" svg:y2="3.624cm">
            <text:p/>
          </draw:line>
          <draw:line draw:style-name="gr13" draw:text-style-name="P5" draw:layer="layout" svg:x1="0.683cm" svg:y1="3.424cm" svg:x2="0.553cm" svg:y2="3.424cm">
            <text:p/>
          </draw:line>
          <draw:line draw:style-name="gr13" draw:text-style-name="P5" draw:layer="layout" svg:x1="0.683cm" svg:y1="3.824cm" svg:x2="0.553cm" svg:y2="3.824cm">
            <text:p/>
          </draw:line>
          <draw:line draw:style-name="gr14" draw:text-style-name="P5" draw:layer="layout" svg:x1="0.683cm" svg:y1="4.324cm" svg:x2="0.553cm" svg:y2="4.324cm">
            <text:p/>
          </draw:line>
          <draw:line draw:style-name="gr14" draw:text-style-name="P5" draw:layer="layout" svg:x1="0.683cm" svg:y1="4.124cm" svg:x2="0.553cm" svg:y2="4.124cm">
            <text:p/>
          </draw:line>
          <draw:line draw:style-name="gr14" draw:text-style-name="P5" draw:layer="layout" svg:x1="0.683cm" svg:y1="4.524cm" svg:x2="0.553cm" svg:y2="4.524cm">
            <text:p/>
          </draw:line>
          <draw:custom-shape draw:style-name="gr34" draw:text-style-name="P23" draw:layer="layout" svg:width="0.29cm" svg:height="0.116cm" draw:transform="rotate (1.5707963267949) translate (1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0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0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.223cm" svg:y="3.66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2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5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4cm" svg:y1="3.624cm" svg:x2="3.168cm" svg:y2="3.624cm">
            <text:p/>
          </draw:line>
          <draw:line draw:style-name="gr4" draw:text-style-name="P5" draw:layer="layout" svg:x1="3.365cm" svg:y1="3.94cm" svg:x2="3.684cm" svg:y2="3.94cm">
            <text:p/>
          </draw:line>
          <draw:custom-shape draw:style-name="gr5" draw:text-style-name="P18" draw:layer="layout" svg:width="0.4cm" svg:height="0.2cm" svg:x="3.636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5cm" svg:y1="4.324cm" svg:x2="3.267cm" svg:y2="4.324cm">
            <text:p/>
          </draw:line>
          <draw:line draw:style-name="gr4" draw:text-style-name="P5" draw:layer="layout" svg:x1="3.365cm" svg:y1="3.624cm" svg:x2="3.365cm" svg:y2="4.23cm">
            <text:p/>
          </draw:line>
          <draw:custom-shape draw:style-name="gr6" draw:text-style-name="P7" draw:layer="layout" svg:width="0.202cm" svg:height="0.213cm" svg:x="3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6cm" svg:y1="4.324cm" svg:x2="4.084cm" svg:y2="4.324cm">
            <text:p/>
          </draw:line>
          <draw:line draw:style-name="gr7" draw:text-style-name="P5" draw:layer="layout" svg:x1="3.084cm" svg:y1="3.624cm" svg:x2="4.084cm" svg:y2="3.624cm">
            <text:p/>
          </draw:line>
          <draw:custom-shape draw:style-name="gr6" draw:text-style-name="P7" draw:layer="layout" svg:width="0.202cm" svg:height="0.213cm" svg:x="3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6cm" svg:y1="3.278cm" svg:x2="3.946cm" svg:y2="3.839cm">
            <text:p/>
          </draw:line>
          <draw:line draw:style-name="gr15" draw:text-style-name="P10" draw:layer="layout" svg:x1="3.946cm" svg:y1="4.039cm" svg:x2="3.946cm" svg:y2="4.678cm">
            <text:p/>
          </draw:line>
          <draw:frame draw:style-name="gr19" draw:text-style-name="P20" draw:layer="layout" svg:width="0.887cm" svg:height="0.446cm" svg:x="3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6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4cm" svg:y1="3.624cm" svg:x2="2.554cm" svg:y2="3.624cm">
            <text:p/>
          </draw:line>
          <draw:line draw:style-name="gr13" draw:text-style-name="P5" draw:layer="layout" svg:x1="2.684cm" svg:y1="3.424cm" svg:x2="2.554cm" svg:y2="3.424cm">
            <text:p/>
          </draw:line>
          <draw:line draw:style-name="gr13" draw:text-style-name="P5" draw:layer="layout" svg:x1="2.684cm" svg:y1="3.824cm" svg:x2="2.554cm" svg:y2="3.824cm">
            <text:p/>
          </draw:line>
          <draw:frame draw:style-name="gr19" draw:text-style-name="P20" draw:layer="layout" svg:width="0.887cm" svg:height="0.446cm" svg:x="2.092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2.684cm" svg:y1="4.324cm" svg:x2="2.554cm" svg:y2="4.324cm">
            <text:p/>
          </draw:line>
          <draw:line draw:style-name="gr14" draw:text-style-name="P5" draw:layer="layout" svg:x1="2.684cm" svg:y1="4.124cm" svg:x2="2.554cm" svg:y2="4.124cm">
            <text:p/>
          </draw:line>
          <draw:line draw:style-name="gr14" draw:text-style-name="P5" draw:layer="layout" svg:x1="2.684cm" svg:y1="4.524cm" svg:x2="2.554cm" svg:y2="4.524cm">
            <text:p/>
          </draw:line>
          <draw:frame draw:style-name="gr29" draw:text-style-name="P20" draw:layer="layout" svg:width="0.976cm" svg:height="0.446cm" svg:x="1.947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5" draw:text-style-name="P22" draw:layer="layout" svg:width="0.29cm" svg:height="0.116cm" draw:transform="rotate (1.5707963267949) translate (3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2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2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3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2.091cm" svg:y1="3.624cm" svg:x2="2.594cm" svg:y2="3.624cm">
          <text:p/>
        </draw:line>
        <draw:line draw:style-name="gr31" draw:text-style-name="P10" draw:layer="layout" svg:x1="2.091cm" svg:y1="4.324cm" svg:x2="2.554cm" svg:y2="4.324cm">
          <text:p/>
        </draw:line>
        <draw:g>
          <draw:custom-shape draw:style-name="gr1" draw:text-style-name="P1" draw:layer="layout" svg:width="1.4cm" svg:height="1.4cm" svg:x="4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5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6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5cm" svg:y1="3.624cm" svg:x2="5.169cm" svg:y2="3.624cm">
            <text:p/>
          </draw:line>
          <draw:line draw:style-name="gr4" draw:text-style-name="P5" draw:layer="layout" svg:x1="5.366cm" svg:y1="3.94cm" svg:x2="5.685cm" svg:y2="3.94cm">
            <text:p/>
          </draw:line>
          <draw:custom-shape draw:style-name="gr5" draw:text-style-name="P18" draw:layer="layout" svg:width="0.4cm" svg:height="0.2cm" svg:x="5.637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6cm" svg:y1="4.324cm" svg:x2="5.268cm" svg:y2="4.324cm">
            <text:p/>
          </draw:line>
          <draw:line draw:style-name="gr4" draw:text-style-name="P5" draw:layer="layout" svg:x1="5.366cm" svg:y1="3.624cm" svg:x2="5.366cm" svg:y2="4.23cm">
            <text:p/>
          </draw:line>
          <draw:custom-shape draw:style-name="gr6" draw:text-style-name="P7" draw:layer="layout" svg:width="0.202cm" svg:height="0.213cm" svg:x="5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7cm" svg:y1="4.324cm" svg:x2="6.085cm" svg:y2="4.324cm">
            <text:p/>
          </draw:line>
          <draw:line draw:style-name="gr7" draw:text-style-name="P5" draw:layer="layout" svg:x1="5.085cm" svg:y1="3.624cm" svg:x2="6.085cm" svg:y2="3.624cm">
            <text:p/>
          </draw:line>
          <draw:custom-shape draw:style-name="gr6" draw:text-style-name="P7" draw:layer="layout" svg:width="0.202cm" svg:height="0.213cm" svg:x="5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7cm" svg:y1="3.278cm" svg:x2="5.947cm" svg:y2="3.839cm">
            <text:p/>
          </draw:line>
          <draw:line draw:style-name="gr15" draw:text-style-name="P10" draw:layer="layout" svg:x1="5.947cm" svg:y1="4.039cm" svg:x2="5.947cm" svg:y2="4.678cm">
            <text:p/>
          </draw:line>
          <draw:frame draw:style-name="gr19" draw:text-style-name="P20" draw:layer="layout" svg:width="0.887cm" svg:height="0.446cm" svg:x="5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01cm" svg:y="4.55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853cm" svg:y="3.41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854cm" svg:y="4.115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4.685cm" svg:y1="3.624cm" svg:x2="4.555cm" svg:y2="3.624cm">
            <text:p/>
          </draw:line>
          <draw:line draw:style-name="gr13" draw:text-style-name="P5" draw:layer="layout" svg:x1="4.685cm" svg:y1="3.424cm" svg:x2="4.555cm" svg:y2="3.424cm">
            <text:p/>
          </draw:line>
          <draw:line draw:style-name="gr13" draw:text-style-name="P5" draw:layer="layout" svg:x1="4.685cm" svg:y1="3.824cm" svg:x2="4.555cm" svg:y2="3.824cm">
            <text:p/>
          </draw:line>
          <draw:frame draw:style-name="gr19" draw:text-style-name="P20" draw:layer="layout" svg:width="0.887cm" svg:height="0.446cm" svg:x="4.093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5cm" svg:y1="4.324cm" svg:x2="4.555cm" svg:y2="4.324cm">
            <text:p/>
          </draw:line>
          <draw:line draw:style-name="gr14" draw:text-style-name="P5" draw:layer="layout" svg:x1="4.685cm" svg:y1="4.124cm" svg:x2="4.555cm" svg:y2="4.124cm">
            <text:p/>
          </draw:line>
          <draw:line draw:style-name="gr14" draw:text-style-name="P5" draw:layer="layout" svg:x1="4.685cm" svg:y1="4.524cm" svg:x2="4.555cm" svg:y2="4.524cm">
            <text:p/>
          </draw:line>
          <draw:frame draw:style-name="gr29" draw:text-style-name="P20" draw:layer="layout" svg:width="0.976cm" svg:height="0.446cm" svg:x="3.948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6" draw:text-style-name="P22" draw:layer="layout" svg:width="0.29cm" svg:height="0.116cm" draw:transform="rotate (1.5707963267949) translate (5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5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4.092cm" svg:y1="3.624cm" svg:x2="4.595cm" svg:y2="3.624cm">
          <text:p/>
        </draw:line>
        <draw:line draw:style-name="gr31" draw:text-style-name="P10" draw:layer="layout" svg:x1="4.092cm" svg:y1="4.324cm" svg:x2="4.555cm" svg:y2="4.324cm">
          <text:p/>
        </draw:line>
        <draw:g>
          <draw:custom-shape draw:style-name="gr1" draw:text-style-name="P1" draw:layer="layout" svg:width="1.4cm" svg:height="1.4cm" svg:x="7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7.1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7.1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7.39cm" svg:y1="1.595cm" svg:x2="7.674cm" svg:y2="1.595cm">
            <text:p/>
          </draw:line>
          <draw:line draw:style-name="gr4" draw:text-style-name="P5" draw:layer="layout" svg:x1="7.871cm" svg:y1="1.911cm" svg:x2="8.19cm" svg:y2="1.911cm">
            <text:p/>
          </draw:line>
          <draw:custom-shape draw:style-name="gr5" draw:text-style-name="P18" draw:layer="layout" svg:width="0.4cm" svg:height="0.2cm" svg:x="8.1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391cm" svg:y1="2.295cm" svg:x2="7.773cm" svg:y2="2.295cm">
            <text:p/>
          </draw:line>
          <draw:line draw:style-name="gr4" draw:text-style-name="P5" draw:layer="layout" svg:x1="7.871cm" svg:y1="1.595cm" svg:x2="7.871cm" svg:y2="2.201cm">
            <text:p/>
          </draw:line>
          <draw:custom-shape draw:style-name="gr6" draw:text-style-name="P7" draw:layer="layout" svg:width="0.202cm" svg:height="0.213cm" svg:x="7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02cm" svg:y1="2.295cm" svg:x2="8.59cm" svg:y2="2.295cm">
            <text:p/>
          </draw:line>
          <draw:line draw:style-name="gr7" draw:text-style-name="P5" draw:layer="layout" svg:x1="7.59cm" svg:y1="1.595cm" svg:x2="8.59cm" svg:y2="1.595cm">
            <text:p/>
          </draw:line>
          <draw:custom-shape draw:style-name="gr6" draw:text-style-name="P7" draw:layer="layout" svg:width="0.202cm" svg:height="0.213cm" svg:x="7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52cm" svg:y1="1.249cm" svg:x2="8.452cm" svg:y2="1.81cm">
            <text:p/>
          </draw:line>
          <draw:line draw:style-name="gr15" draw:text-style-name="P10" draw:layer="layout" svg:x1="8.452cm" svg:y1="2.01cm" svg:x2="8.452cm" svg:y2="2.649cm">
            <text:p/>
          </draw:line>
          <draw:line draw:style-name="gr13" draw:text-style-name="P5" draw:layer="layout" svg:x1="7.19cm" svg:y1="1.595cm" svg:x2="7.06cm" svg:y2="1.595cm">
            <text:p/>
          </draw:line>
          <draw:line draw:style-name="gr13" draw:text-style-name="P5" draw:layer="layout" svg:x1="7.19cm" svg:y1="1.395cm" svg:x2="7.06cm" svg:y2="1.395cm">
            <text:p/>
          </draw:line>
          <draw:line draw:style-name="gr13" draw:text-style-name="P5" draw:layer="layout" svg:x1="7.19cm" svg:y1="1.795cm" svg:x2="7.06cm" svg:y2="1.795cm">
            <text:p/>
          </draw:line>
          <draw:line draw:style-name="gr14" draw:text-style-name="P5" draw:layer="layout" svg:x1="7.19cm" svg:y1="2.295cm" svg:x2="7.06cm" svg:y2="2.295cm">
            <text:p/>
          </draw:line>
          <draw:line draw:style-name="gr14" draw:text-style-name="P5" draw:layer="layout" svg:x1="7.19cm" svg:y1="2.095cm" svg:x2="7.06cm" svg:y2="2.095cm">
            <text:p/>
          </draw:line>
          <draw:line draw:style-name="gr14" draw:text-style-name="P5" draw:layer="layout" svg:x1="7.19cm" svg:y1="2.495cm" svg:x2="7.06cm" svg:y2="2.495cm">
            <text:p/>
          </draw:line>
          <draw:custom-shape draw:style-name="gr37" draw:text-style-name="P22" draw:layer="layout" svg:width="0.29cm" svg:height="0.116cm" draw:transform="rotate (1.5707963267949) translate (7.517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22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7.724cm" svg:y="1.642cm">
            <draw:text-box>
              <text:p><text:span text:style-name="T12">W</text:span></text:p>
            </draw:text-box>
          </draw:frame>
        </draw:g>
        <draw:line draw:style-name="gr38" draw:text-style-name="P10" draw:layer="layout" svg:x1="0.6cm" svg:y1="11.2cm" svg:x2="9cm" svg:y2="11.2cm">
          <text:p/>
        </draw:line>
        <draw:line draw:style-name="gr38" draw:text-style-name="P10" draw:layer="layout" svg:x1="0.6cm" svg:y1="5.7cm" svg:x2="9cm" svg:y2="5.7cm">
          <text:p/>
        </draw:line>
        <draw:line draw:style-name="gr38" draw:text-style-name="P10" draw:layer="layout" svg:x1="9cm" svg:y1="0cm" svg:x2="9cm" svg:y2="15.75cm">
          <text:p/>
        </draw:line>
        <draw:frame draw:style-name="gr39" draw:text-style-name="P11" draw:layer="layout" svg:width="1.768cm" svg:height="0.962cm" svg:x="7.2cm" svg:y="4.8cm">
          <draw:text-box>
            <text:p>New</text:p>
          </draw:text-box>
        </draw:frame>
        <draw:frame draw:style-name="gr40" draw:text-style-name="P11" draw:layer="layout" svg:width="1.488cm" svg:height="0.962cm" svg:x="7.5cm" svg:y="10.3cm">
          <draw:text-box>
            <text:p>Old</text:p>
          </draw:text-box>
        </draw:frame>
        <draw:frame draw:style-name="gr41" draw:text-style-name="P11" draw:layer="layout" svg:width="2.051cm" svg:height="0.962cm" svg:x="6.9cm" svg:y="14.8cm">
          <draw:text-box>
            <text:p>Older</text:p>
          </draw:text-box>
        </draw:frame>
        <draw:g>
          <draw:custom-shape draw:style-name="gr1" draw:text-style-name="P1" draw:layer="layout" svg:width="1.4cm" svg:height="1.4cm" svg:x="11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1.1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1.1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1.39cm" svg:y1="1.595cm" svg:x2="11.674cm" svg:y2="1.595cm">
            <text:p/>
          </draw:line>
          <draw:line draw:style-name="gr4" draw:text-style-name="P5" draw:layer="layout" svg:x1="11.871cm" svg:y1="1.911cm" svg:x2="12.19cm" svg:y2="1.911cm">
            <text:p/>
          </draw:line>
          <draw:custom-shape draw:style-name="gr5" draw:text-style-name="P18" draw:layer="layout" svg:width="0.4cm" svg:height="0.2cm" svg:x="12.1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1.391cm" svg:y1="2.295cm" svg:x2="11.773cm" svg:y2="2.295cm">
            <text:p/>
          </draw:line>
          <draw:line draw:style-name="gr4" draw:text-style-name="P5" draw:layer="layout" svg:x1="11.871cm" svg:y1="1.595cm" svg:x2="11.871cm" svg:y2="2.201cm">
            <text:p/>
          </draw:line>
          <draw:custom-shape draw:style-name="gr6" draw:text-style-name="P7" draw:layer="layout" svg:width="0.202cm" svg:height="0.213cm" svg:x="11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802cm" svg:y1="2.295cm" svg:x2="12.59cm" svg:y2="2.295cm">
            <text:p/>
          </draw:line>
          <draw:line draw:style-name="gr7" draw:text-style-name="P5" draw:layer="layout" svg:x1="11.59cm" svg:y1="1.595cm" svg:x2="12.59cm" svg:y2="1.595cm">
            <text:p/>
          </draw:line>
          <draw:custom-shape draw:style-name="gr6" draw:text-style-name="P7" draw:layer="layout" svg:width="0.202cm" svg:height="0.213cm" svg:x="11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1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2.452cm" svg:y1="1.249cm" svg:x2="12.452cm" svg:y2="1.81cm">
            <text:p/>
          </draw:line>
          <draw:line draw:style-name="gr15" draw:text-style-name="P10" draw:layer="layout" svg:x1="12.452cm" svg:y1="2.01cm" svg:x2="12.452cm" svg:y2="2.649cm">
            <text:p/>
          </draw:line>
          <draw:frame draw:style-name="gr19" draw:text-style-name="P20" draw:layer="layout" svg:width="0.887cm" svg:height="0.446cm" svg:x="12.1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2.106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2.358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2.359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0.457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1.19cm" svg:y1="1.595cm" svg:x2="11.06cm" svg:y2="1.595cm">
            <text:p/>
          </draw:line>
          <draw:line draw:style-name="gr13" draw:text-style-name="P5" draw:layer="layout" svg:x1="11.19cm" svg:y1="1.395cm" svg:x2="11.06cm" svg:y2="1.395cm">
            <text:p/>
          </draw:line>
          <draw:line draw:style-name="gr13" draw:text-style-name="P5" draw:layer="layout" svg:x1="11.19cm" svg:y1="1.795cm" svg:x2="11.06cm" svg:y2="1.795cm">
            <text:p/>
          </draw:line>
          <draw:frame draw:style-name="gr19" draw:text-style-name="P20" draw:layer="layout" svg:width="0.887cm" svg:height="0.446cm" svg:x="10.458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0.458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0.305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1.19cm" svg:y1="2.295cm" svg:x2="11.06cm" svg:y2="2.295cm">
            <text:p/>
          </draw:line>
          <draw:line draw:style-name="gr14" draw:text-style-name="P5" draw:layer="layout" svg:x1="11.19cm" svg:y1="2.095cm" svg:x2="11.06cm" svg:y2="2.095cm">
            <text:p/>
          </draw:line>
          <draw:line draw:style-name="gr14" draw:text-style-name="P5" draw:layer="layout" svg:x1="11.19cm" svg:y1="2.495cm" svg:x2="11.06cm" svg:y2="2.495cm">
            <text:p/>
          </draw:line>
          <draw:frame draw:style-name="gr29" draw:text-style-name="P20" draw:layer="layout" svg:width="0.976cm" svg:height="0.446cm" svg:x="10.305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0.305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42" draw:text-style-name="P22" draw:layer="layout" svg:width="0.29cm" svg:height="0.25cm" draw:transform="rotate (-3.14159265358979) translate (11.75cm 1.718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527cm" svg:y="1.25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1.1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724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14.091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091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092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291cm" svg:y1="1.595cm" svg:x2="14.575cm" svg:y2="1.595cm">
            <text:p/>
          </draw:line>
          <draw:line draw:style-name="gr4" draw:text-style-name="P5" draw:layer="layout" svg:x1="14.772cm" svg:y1="1.911cm" svg:x2="15.091cm" svg:y2="1.911cm">
            <text:p/>
          </draw:line>
          <draw:custom-shape draw:style-name="gr5" draw:text-style-name="P18" draw:layer="layout" svg:width="0.4cm" svg:height="0.2cm" svg:x="15.043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292cm" svg:y1="2.295cm" svg:x2="14.674cm" svg:y2="2.295cm">
            <text:p/>
          </draw:line>
          <draw:line draw:style-name="gr4" draw:text-style-name="P5" draw:layer="layout" svg:x1="14.772cm" svg:y1="1.595cm" svg:x2="14.772cm" svg:y2="2.201cm">
            <text:p/>
          </draw:line>
          <draw:custom-shape draw:style-name="gr6" draw:text-style-name="P7" draw:layer="layout" svg:width="0.202cm" svg:height="0.213cm" svg:x="14.673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4.703cm" svg:y1="2.295cm" svg:x2="15.491cm" svg:y2="2.295cm">
            <text:p/>
          </draw:line>
          <draw:line draw:style-name="gr7" draw:text-style-name="P5" draw:layer="layout" svg:x1="14.491cm" svg:y1="1.595cm" svg:x2="15.491cm" svg:y2="1.595cm">
            <text:p/>
          </draw:line>
          <draw:custom-shape draw:style-name="gr6" draw:text-style-name="P7" draw:layer="layout" svg:width="0.202cm" svg:height="0.213cm" svg:x="14.674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103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4.732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103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353cm" svg:y1="1.249cm" svg:x2="15.353cm" svg:y2="1.81cm">
            <text:p/>
          </draw:line>
          <draw:line draw:style-name="gr15" draw:text-style-name="P10" draw:layer="layout" svg:x1="15.353cm" svg:y1="2.01cm" svg:x2="15.353cm" svg:y2="2.649cm">
            <text:p/>
          </draw:line>
          <draw:frame draw:style-name="gr19" draw:text-style-name="P20" draw:layer="layout" svg:width="0.887cm" svg:height="0.446cm" svg:x="15.006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007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5.259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26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3.358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4.091cm" svg:y1="1.595cm" svg:x2="13.961cm" svg:y2="1.595cm">
            <text:p/>
          </draw:line>
          <draw:line draw:style-name="gr13" draw:text-style-name="P5" draw:layer="layout" svg:x1="14.091cm" svg:y1="1.395cm" svg:x2="13.961cm" svg:y2="1.395cm">
            <text:p/>
          </draw:line>
          <draw:line draw:style-name="gr13" draw:text-style-name="P5" draw:layer="layout" svg:x1="14.091cm" svg:y1="1.795cm" svg:x2="13.961cm" svg:y2="1.795cm">
            <text:p/>
          </draw:line>
          <draw:frame draw:style-name="gr19" draw:text-style-name="P20" draw:layer="layout" svg:width="0.887cm" svg:height="0.446cm" svg:x="13.359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3.359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3.206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4.091cm" svg:y1="2.295cm" svg:x2="13.961cm" svg:y2="2.295cm">
            <text:p/>
          </draw:line>
          <draw:line draw:style-name="gr14" draw:text-style-name="P5" draw:layer="layout" svg:x1="14.091cm" svg:y1="2.095cm" svg:x2="13.961cm" svg:y2="2.095cm">
            <text:p/>
          </draw:line>
          <draw:line draw:style-name="gr14" draw:text-style-name="P5" draw:layer="layout" svg:x1="14.091cm" svg:y1="2.495cm" svg:x2="13.961cm" svg:y2="2.495cm">
            <text:p/>
          </draw:line>
          <draw:frame draw:style-name="gr29" draw:text-style-name="P20" draw:layer="layout" svg:width="0.976cm" svg:height="0.446cm" svg:x="13.206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3.206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14.569cm" svg:y="2.061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14.456cm" svg:y1="2.341cm" svg:x2="14.456cm" svg:y2="2.541cm">
            <text:p/>
          </draw:line>
          <draw:line draw:style-name="gr12" draw:text-style-name="P5" draw:layer="layout" svg:x1="15.28cm" svg:y1="2.297cm" svg:x2="15.28cm" svg:y2="2.534cm">
            <text:p/>
          </draw:line>
          <draw:line draw:style-name="gr12" draw:text-style-name="P5" draw:layer="layout" svg:x1="14.601cm" svg:y1="2.341cm" svg:x2="14.451cm" svg:y2="2.341cm">
            <text:p/>
          </draw:line>
          <draw:custom-shape draw:style-name="gr24" draw:text-style-name="P14" draw:layer="layout" svg:width="0.2cm" svg:height="0.034cm" draw:transform="rotate (1.5707963267949) translate (14.601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15.239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5.28cm" svg:y1="2.541cm" svg:x2="14.451cm" svg:y2="2.541cm">
            <text:p/>
          </draw:line>
          <draw:frame draw:style-name="gr19" draw:text-style-name="P20" draw:layer="layout" svg:width="0.887cm" svg:height="0.446cm" svg:x="14.0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4.624cm" svg:y="1.642cm">
            <draw:text-box>
              <text:p><text:span text:style-name="T12">W</text:span></text:p>
            </draw:text-box>
          </draw:frame>
          <draw:custom-shape draw:style-name="gr43" draw:text-style-name="P22" draw:layer="layout" svg:width="0.29cm" svg:height="0.25cm" draw:transform="rotate (-3.14159265358979) translate (14.65cm 1.71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4.427cm" svg:y="1.259cm">
            <draw:text-box>
              <text:p><text:span text:style-name="T12">I</text:span><text:span text:style-name="T14">in</text:span></text:p>
            </draw:text-box>
          </draw:frame>
        </draw:g>
        <draw:g>
          <draw:custom-shape draw:style-name="gr1" draw:text-style-name="P1" draw:layer="layout" svg:width="1.4cm" svg:height="1.4cm" svg:x="10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0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0.685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0.884cm" svg:y1="3.624cm" svg:x2="11.168cm" svg:y2="3.624cm">
            <text:p/>
          </draw:line>
          <draw:line draw:style-name="gr4" draw:text-style-name="P5" draw:layer="layout" svg:x1="11.365cm" svg:y1="3.94cm" svg:x2="11.684cm" svg:y2="3.94cm">
            <text:p/>
          </draw:line>
          <draw:custom-shape draw:style-name="gr5" draw:text-style-name="P18" draw:layer="layout" svg:width="0.4cm" svg:height="0.2cm" svg:x="11.636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0.885cm" svg:y1="4.324cm" svg:x2="11.267cm" svg:y2="4.324cm">
            <text:p/>
          </draw:line>
          <draw:line draw:style-name="gr4" draw:text-style-name="P5" draw:layer="layout" svg:x1="11.365cm" svg:y1="3.624cm" svg:x2="11.365cm" svg:y2="4.23cm">
            <text:p/>
          </draw:line>
          <draw:custom-shape draw:style-name="gr6" draw:text-style-name="P7" draw:layer="layout" svg:width="0.202cm" svg:height="0.213cm" svg:x="11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296cm" svg:y1="4.324cm" svg:x2="12.084cm" svg:y2="4.324cm">
            <text:p/>
          </draw:line>
          <draw:line draw:style-name="gr7" draw:text-style-name="P5" draw:layer="layout" svg:x1="11.084cm" svg:y1="3.624cm" svg:x2="12.084cm" svg:y2="3.624cm">
            <text:p/>
          </draw:line>
          <draw:custom-shape draw:style-name="gr6" draw:text-style-name="P7" draw:layer="layout" svg:width="0.202cm" svg:height="0.213cm" svg:x="11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1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1.946cm" svg:y1="3.278cm" svg:x2="11.946cm" svg:y2="3.839cm">
            <text:p/>
          </draw:line>
          <draw:line draw:style-name="gr15" draw:text-style-name="P10" draw:layer="layout" svg:x1="11.946cm" svg:y1="4.039cm" svg:x2="11.946cm" svg:y2="4.678cm">
            <text:p/>
          </draw:line>
          <draw:frame draw:style-name="gr19" draw:text-style-name="P20" draw:layer="layout" svg:width="0.887cm" svg:height="0.446cm" svg:x="11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1.6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10.684cm" svg:y1="3.624cm" svg:x2="10.554cm" svg:y2="3.624cm">
            <text:p/>
          </draw:line>
          <draw:line draw:style-name="gr13" draw:text-style-name="P5" draw:layer="layout" svg:x1="10.684cm" svg:y1="3.424cm" svg:x2="10.554cm" svg:y2="3.424cm">
            <text:p/>
          </draw:line>
          <draw:line draw:style-name="gr13" draw:text-style-name="P5" draw:layer="layout" svg:x1="10.684cm" svg:y1="3.824cm" svg:x2="10.554cm" svg:y2="3.824cm">
            <text:p/>
          </draw:line>
          <draw:line draw:style-name="gr14" draw:text-style-name="P5" draw:layer="layout" svg:x1="10.684cm" svg:y1="4.324cm" svg:x2="10.554cm" svg:y2="4.324cm">
            <text:p/>
          </draw:line>
          <draw:line draw:style-name="gr14" draw:text-style-name="P5" draw:layer="layout" svg:x1="10.684cm" svg:y1="4.124cm" svg:x2="10.554cm" svg:y2="4.124cm">
            <text:p/>
          </draw:line>
          <draw:line draw:style-name="gr14" draw:text-style-name="P5" draw:layer="layout" svg:x1="10.684cm" svg:y1="4.524cm" svg:x2="10.554cm" svg:y2="4.524cm">
            <text:p/>
          </draw:line>
          <draw:frame draw:style-name="gr19" draw:text-style-name="P20" draw:layer="layout" svg:width="0.887cm" svg:height="0.446cm" svg:x="10.683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224cm" svg:y="3.662cm">
            <draw:text-box>
              <text:p><text:span text:style-name="T12">W</text:span></text:p>
            </draw:text-box>
          </draw:frame>
          <draw:custom-shape draw:style-name="gr44" draw:text-style-name="P22" draw:layer="layout" svg:width="0.29cm" svg:height="0.25cm" draw:transform="rotate (-3.14159265358979) translate (11.25cm 3.748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027cm" svg:y="3.288cm">
            <draw:text-box>
              <text:p><text:span text:style-name="T12">I</text:span><text:span text:style-name="T14">in</text:span></text:p>
            </draw:text-box>
          </draw:frame>
        </draw:g>
        <draw:g>
          <draw:custom-shape draw:style-name="gr1" draw:text-style-name="P1" draw:layer="layout" svg:width="1.4cm" svg:height="1.4cm" svg:x="12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2.685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2.686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2.885cm" svg:y1="3.624cm" svg:x2="13.169cm" svg:y2="3.624cm">
            <text:p/>
          </draw:line>
          <draw:line draw:style-name="gr4" draw:text-style-name="P5" draw:layer="layout" svg:x1="13.366cm" svg:y1="3.94cm" svg:x2="13.685cm" svg:y2="3.94cm">
            <text:p/>
          </draw:line>
          <draw:custom-shape draw:style-name="gr5" draw:text-style-name="P18" draw:layer="layout" svg:width="0.4cm" svg:height="0.2cm" svg:x="13.637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886cm" svg:y1="4.324cm" svg:x2="13.268cm" svg:y2="4.324cm">
            <text:p/>
          </draw:line>
          <draw:line draw:style-name="gr4" draw:text-style-name="P5" draw:layer="layout" svg:x1="13.366cm" svg:y1="3.624cm" svg:x2="13.366cm" svg:y2="4.23cm">
            <text:p/>
          </draw:line>
          <draw:custom-shape draw:style-name="gr6" draw:text-style-name="P7" draw:layer="layout" svg:width="0.202cm" svg:height="0.213cm" svg:x="13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3.297cm" svg:y1="4.324cm" svg:x2="14.085cm" svg:y2="4.324cm">
            <text:p/>
          </draw:line>
          <draw:line draw:style-name="gr7" draw:text-style-name="P5" draw:layer="layout" svg:x1="13.085cm" svg:y1="3.624cm" svg:x2="14.085cm" svg:y2="3.624cm">
            <text:p/>
          </draw:line>
          <draw:custom-shape draw:style-name="gr6" draw:text-style-name="P7" draw:layer="layout" svg:width="0.202cm" svg:height="0.213cm" svg:x="13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3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947cm" svg:y1="3.278cm" svg:x2="13.947cm" svg:y2="3.839cm">
            <text:p/>
          </draw:line>
          <draw:line draw:style-name="gr15" draw:text-style-name="P10" draw:layer="layout" svg:x1="13.947cm" svg:y1="4.039cm" svg:x2="13.947cm" svg:y2="4.678cm">
            <text:p/>
          </draw:line>
          <draw:frame draw:style-name="gr19" draw:text-style-name="P20" draw:layer="layout" svg:width="0.887cm" svg:height="0.446cm" svg:x="13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3.601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12.685cm" svg:y1="3.624cm" svg:x2="12.555cm" svg:y2="3.624cm">
            <text:p/>
          </draw:line>
          <draw:line draw:style-name="gr13" draw:text-style-name="P5" draw:layer="layout" svg:x1="12.685cm" svg:y1="3.424cm" svg:x2="12.555cm" svg:y2="3.424cm">
            <text:p/>
          </draw:line>
          <draw:line draw:style-name="gr13" draw:text-style-name="P5" draw:layer="layout" svg:x1="12.685cm" svg:y1="3.824cm" svg:x2="12.555cm" svg:y2="3.824cm">
            <text:p/>
          </draw:line>
          <draw:frame draw:style-name="gr19" draw:text-style-name="P20" draw:layer="layout" svg:width="0.887cm" svg:height="0.446cm" svg:x="12.093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2.685cm" svg:y1="4.324cm" svg:x2="12.555cm" svg:y2="4.324cm">
            <text:p/>
          </draw:line>
          <draw:line draw:style-name="gr14" draw:text-style-name="P5" draw:layer="layout" svg:x1="12.685cm" svg:y1="4.124cm" svg:x2="12.555cm" svg:y2="4.124cm">
            <text:p/>
          </draw:line>
          <draw:line draw:style-name="gr14" draw:text-style-name="P5" draw:layer="layout" svg:x1="12.685cm" svg:y1="4.524cm" svg:x2="12.555cm" svg:y2="4.524cm">
            <text:p/>
          </draw:line>
          <draw:frame draw:style-name="gr29" draw:text-style-name="P20" draw:layer="layout" svg:width="0.976cm" svg:height="0.446cm" svg:x="11.948cm" svg:y="4.008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2.683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3.224cm" svg:y="3.662cm">
            <draw:text-box>
              <text:p><text:span text:style-name="T12">W</text:span></text:p>
            </draw:text-box>
          </draw:frame>
          <draw:custom-shape draw:style-name="gr45" draw:text-style-name="P22" draw:layer="layout" svg:width="0.29cm" svg:height="0.25cm" draw:transform="rotate (-3.14159265358979) translate (13.25cm 3.74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3.027cm" svg:y="3.289cm">
            <draw:text-box>
              <text:p><text:span text:style-name="T12">I</text:span><text:span text:style-name="T14">in</text:span></text:p>
            </draw:text-box>
          </draw:frame>
        </draw:g>
        <draw:line draw:style-name="gr30" draw:text-style-name="P10" draw:layer="layout" svg:x1="12.092cm" svg:y1="3.624cm" svg:x2="12.595cm" svg:y2="3.624cm">
          <text:p/>
        </draw:line>
        <draw:line draw:style-name="gr31" draw:text-style-name="P10" draw:layer="layout" svg:x1="12.092cm" svg:y1="4.324cm" svg:x2="12.555cm" svg:y2="4.324cm">
          <text:p/>
        </draw:line>
        <draw:g>
          <draw:custom-shape draw:style-name="gr1" draw:text-style-name="P1" draw:layer="layout" svg:width="1.4cm" svg:height="1.4cm" svg:x="14.686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686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687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886cm" svg:y1="3.624cm" svg:x2="15.17cm" svg:y2="3.624cm">
            <text:p/>
          </draw:line>
          <draw:line draw:style-name="gr4" draw:text-style-name="P5" draw:layer="layout" svg:x1="15.367cm" svg:y1="3.94cm" svg:x2="15.686cm" svg:y2="3.94cm">
            <text:p/>
          </draw:line>
          <draw:custom-shape draw:style-name="gr5" draw:text-style-name="P18" draw:layer="layout" svg:width="0.4cm" svg:height="0.2cm" svg:x="15.638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887cm" svg:y1="4.324cm" svg:x2="15.269cm" svg:y2="4.324cm">
            <text:p/>
          </draw:line>
          <draw:line draw:style-name="gr4" draw:text-style-name="P5" draw:layer="layout" svg:x1="15.367cm" svg:y1="3.624cm" svg:x2="15.367cm" svg:y2="4.23cm">
            <text:p/>
          </draw:line>
          <draw:custom-shape draw:style-name="gr6" draw:text-style-name="P7" draw:layer="layout" svg:width="0.202cm" svg:height="0.213cm" svg:x="15.268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5.298cm" svg:y1="4.324cm" svg:x2="16.086cm" svg:y2="4.324cm">
            <text:p/>
          </draw:line>
          <draw:line draw:style-name="gr7" draw:text-style-name="P5" draw:layer="layout" svg:x1="15.086cm" svg:y1="3.624cm" svg:x2="16.086cm" svg:y2="3.624cm">
            <text:p/>
          </draw:line>
          <draw:custom-shape draw:style-name="gr6" draw:text-style-name="P7" draw:layer="layout" svg:width="0.202cm" svg:height="0.213cm" svg:x="15.269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5.327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948cm" svg:y1="3.278cm" svg:x2="15.948cm" svg:y2="3.839cm">
            <text:p/>
          </draw:line>
          <draw:line draw:style-name="gr15" draw:text-style-name="P10" draw:layer="layout" svg:x1="15.948cm" svg:y1="4.039cm" svg:x2="15.948cm" svg:y2="4.678cm">
            <text:p/>
          </draw:line>
          <draw:frame draw:style-name="gr19" draw:text-style-name="P20" draw:layer="layout" svg:width="0.887cm" svg:height="0.446cm" svg:x="15.601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602cm" svg:y="4.55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5.854cm" svg:y="3.41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855cm" svg:y="4.115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14.686cm" svg:y1="3.624cm" svg:x2="14.556cm" svg:y2="3.624cm">
            <text:p/>
          </draw:line>
          <draw:line draw:style-name="gr13" draw:text-style-name="P5" draw:layer="layout" svg:x1="14.686cm" svg:y1="3.424cm" svg:x2="14.556cm" svg:y2="3.424cm">
            <text:p/>
          </draw:line>
          <draw:line draw:style-name="gr13" draw:text-style-name="P5" draw:layer="layout" svg:x1="14.686cm" svg:y1="3.824cm" svg:x2="14.556cm" svg:y2="3.824cm">
            <text:p/>
          </draw:line>
          <draw:frame draw:style-name="gr19" draw:text-style-name="P20" draw:layer="layout" svg:width="0.887cm" svg:height="0.446cm" svg:x="14.094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4.686cm" svg:y1="4.324cm" svg:x2="14.556cm" svg:y2="4.324cm">
            <text:p/>
          </draw:line>
          <draw:line draw:style-name="gr14" draw:text-style-name="P5" draw:layer="layout" svg:x1="14.686cm" svg:y1="4.124cm" svg:x2="14.556cm" svg:y2="4.124cm">
            <text:p/>
          </draw:line>
          <draw:line draw:style-name="gr14" draw:text-style-name="P5" draw:layer="layout" svg:x1="14.686cm" svg:y1="4.524cm" svg:x2="14.556cm" svg:y2="4.524cm">
            <text:p/>
          </draw:line>
          <draw:frame draw:style-name="gr29" draw:text-style-name="P20" draw:layer="layout" svg:width="0.976cm" svg:height="0.446cm" svg:x="13.949cm" svg:y="4.008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4.683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5.224cm" svg:y="3.662cm">
            <draw:text-box>
              <text:p><text:span text:style-name="T12">W</text:span></text:p>
            </draw:text-box>
          </draw:frame>
          <draw:custom-shape draw:style-name="gr46" draw:text-style-name="P22" draw:layer="layout" svg:width="0.29cm" svg:height="0.25cm" draw:transform="rotate (-3.14159265358979) translate (15.25cm 3.74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5.027cm" svg:y="3.289cm">
            <draw:text-box>
              <text:p><text:span text:style-name="T12">I</text:span><text:span text:style-name="T14">in</text:span></text:p>
            </draw:text-box>
          </draw:frame>
        </draw:g>
        <draw:line draw:style-name="gr30" draw:text-style-name="P10" draw:layer="layout" svg:x1="14.093cm" svg:y1="3.624cm" svg:x2="14.596cm" svg:y2="3.624cm">
          <text:p/>
        </draw:line>
        <draw:line draw:style-name="gr31" draw:text-style-name="P10" draw:layer="layout" svg:x1="14.093cm" svg:y1="4.324cm" svg:x2="14.556cm" svg:y2="4.324cm">
          <text:p/>
        </draw:line>
        <draw:g>
          <draw:custom-shape draw:style-name="gr1" draw:text-style-name="P1" draw:layer="layout" svg:width="1.4cm" svg:height="1.4cm" svg:x="17.191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7.191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7.192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7.391cm" svg:y1="1.595cm" svg:x2="17.675cm" svg:y2="1.595cm">
            <text:p/>
          </draw:line>
          <draw:line draw:style-name="gr4" draw:text-style-name="P5" draw:layer="layout" svg:x1="17.872cm" svg:y1="1.911cm" svg:x2="18.191cm" svg:y2="1.911cm">
            <text:p/>
          </draw:line>
          <draw:custom-shape draw:style-name="gr5" draw:text-style-name="P18" draw:layer="layout" svg:width="0.4cm" svg:height="0.2cm" svg:x="18.143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7.392cm" svg:y1="2.295cm" svg:x2="17.774cm" svg:y2="2.295cm">
            <text:p/>
          </draw:line>
          <draw:line draw:style-name="gr4" draw:text-style-name="P5" draw:layer="layout" svg:x1="17.872cm" svg:y1="1.595cm" svg:x2="17.872cm" svg:y2="2.201cm">
            <text:p/>
          </draw:line>
          <draw:custom-shape draw:style-name="gr6" draw:text-style-name="P7" draw:layer="layout" svg:width="0.202cm" svg:height="0.213cm" svg:x="17.773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7.803cm" svg:y1="2.295cm" svg:x2="18.591cm" svg:y2="2.295cm">
            <text:p/>
          </draw:line>
          <draw:line draw:style-name="gr7" draw:text-style-name="P5" draw:layer="layout" svg:x1="17.591cm" svg:y1="1.595cm" svg:x2="18.591cm" svg:y2="1.595cm">
            <text:p/>
          </draw:line>
          <draw:custom-shape draw:style-name="gr6" draw:text-style-name="P7" draw:layer="layout" svg:width="0.202cm" svg:height="0.213cm" svg:x="17.774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7.832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8.453cm" svg:y1="1.249cm" svg:x2="18.453cm" svg:y2="1.81cm">
            <text:p/>
          </draw:line>
          <draw:line draw:style-name="gr15" draw:text-style-name="P10" draw:layer="layout" svg:x1="18.453cm" svg:y1="2.01cm" svg:x2="18.453cm" svg:y2="2.649cm">
            <text:p/>
          </draw:line>
          <draw:line draw:style-name="gr13" draw:text-style-name="P5" draw:layer="layout" svg:x1="17.191cm" svg:y1="1.595cm" svg:x2="17.061cm" svg:y2="1.595cm">
            <text:p/>
          </draw:line>
          <draw:line draw:style-name="gr13" draw:text-style-name="P5" draw:layer="layout" svg:x1="17.191cm" svg:y1="1.395cm" svg:x2="17.061cm" svg:y2="1.395cm">
            <text:p/>
          </draw:line>
          <draw:line draw:style-name="gr13" draw:text-style-name="P5" draw:layer="layout" svg:x1="17.191cm" svg:y1="1.795cm" svg:x2="17.061cm" svg:y2="1.795cm">
            <text:p/>
          </draw:line>
          <draw:line draw:style-name="gr14" draw:text-style-name="P5" draw:layer="layout" svg:x1="17.191cm" svg:y1="2.295cm" svg:x2="17.061cm" svg:y2="2.295cm">
            <text:p/>
          </draw:line>
          <draw:line draw:style-name="gr14" draw:text-style-name="P5" draw:layer="layout" svg:x1="17.191cm" svg:y1="2.095cm" svg:x2="17.061cm" svg:y2="2.095cm">
            <text:p/>
          </draw:line>
          <draw:line draw:style-name="gr14" draw:text-style-name="P5" draw:layer="layout" svg:x1="17.191cm" svg:y1="2.495cm" svg:x2="17.061cm" svg:y2="2.495cm">
            <text:p/>
          </draw:line>
          <draw:frame draw:style-name="gr19" draw:text-style-name="P20" draw:layer="layout" svg:width="0.887cm" svg:height="0.446cm" svg:x="17.184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7.725cm" svg:y="1.642cm">
            <draw:text-box>
              <text:p><text:span text:style-name="T12">W</text:span></text:p>
            </draw:text-box>
          </draw:frame>
          <draw:custom-shape draw:style-name="gr47" draw:text-style-name="P22" draw:layer="layout" svg:width="0.29cm" svg:height="0.25cm" draw:transform="rotate (-3.14159265358979) translate (17.75cm 1.71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7.527cm" svg:y="1.259cm">
            <draw:text-box>
              <text:p><text:span text:style-name="T12">I</text:span><text:span text:style-name="T14">in</text:span></text:p>
            </draw:text-box>
          </draw:frame>
        </draw:g>
        <draw:line draw:style-name="gr38" draw:text-style-name="P10" draw:layer="layout" svg:x1="9cm" svg:y1="5.7cm" svg:x2="19.001cm" svg:y2="5.7cm">
          <text:p/>
        </draw:line>
        <draw:frame draw:style-name="gr48" draw:text-style-name="P11" draw:layer="layout" svg:width="2.331cm" svg:height="0.962cm" svg:x="17.201cm" svg:y="4.8cm">
          <draw:text-box>
            <text:p>Newer</text:p>
          </draw:text-box>
        </draw:frame>
        <draw:line draw:style-name="gr38" draw:text-style-name="P10" draw:layer="layout" svg:x1="13.201cm" svg:y1="0.949cm" svg:x2="13.201cm" svg:y2="2.949cm">
          <text:p/>
        </draw:line>
        <draw:line draw:style-name="gr38" draw:text-style-name="P10" draw:layer="layout" svg:x1="10.201cm" svg:y1="2.949cm" svg:x2="16.701cm" svg:y2="2.949cm">
          <text:p/>
        </draw:line>
        <draw:line draw:style-name="gr38" draw:text-style-name="P10" draw:layer="layout" svg:x1="10.301cm" svg:y1="0.949cm" svg:x2="10.301cm" svg:y2="2.95cm">
          <text:p/>
        </draw:line>
        <draw:line draw:style-name="gr38" draw:text-style-name="P10" draw:layer="layout" svg:x1="16.101cm" svg:y1="0.949cm" svg:x2="16.101cm" svg:y2="2.951cm">
          <text:p/>
        </draw:line>
        <draw:line draw:style-name="gr38" draw:text-style-name="P10" draw:layer="layout" svg:x1="10.301cm" svg:y1="0.949cm" svg:x2="16.101cm" svg:y2="0.949cm">
          <text:p/>
        </draw:line>
        <draw:line draw:style-name="gr38" draw:text-style-name="P10" draw:layer="layout" svg:x1="10.201cm" svg:y1="2.949cm" svg:x2="10.201cm" svg:y2="4.95cm">
          <text:p/>
        </draw:line>
        <draw:line draw:style-name="gr38" draw:text-style-name="P10" draw:layer="layout" svg:x1="16.701cm" svg:y1="2.949cm" svg:x2="16.701cm" svg:y2="4.951cm">
          <text:p/>
        </draw:line>
        <draw:line draw:style-name="gr38" draw:text-style-name="P10" draw:layer="layout" svg:x1="10.201cm" svg:y1="4.949cm" svg:x2="16.701cm" svg:y2="4.949cm">
          <text:p/>
        </draw:line>
        <draw:g>
          <draw:custom-shape draw:style-name="gr1" draw:text-style-name="P1" draw:layer="layout" svg:width="1.4cm" svg:height="1.4cm" svg:x="11.19cm" svg:y="6.7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1.19cm 7.36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1.191cm 8.047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1.39cm" svg:y1="7.057cm" svg:x2="11.674cm" svg:y2="7.057cm">
            <text:p/>
          </draw:line>
          <draw:line draw:style-name="gr4" draw:text-style-name="P5" draw:layer="layout" svg:x1="11.871cm" svg:y1="7.373cm" svg:x2="12.19cm" svg:y2="7.373cm">
            <text:p/>
          </draw:line>
          <draw:custom-shape draw:style-name="gr5" draw:text-style-name="P18" draw:layer="layout" svg:width="0.4cm" svg:height="0.2cm" svg:x="12.142cm" svg:y="7.2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1.391cm" svg:y1="7.757cm" svg:x2="11.773cm" svg:y2="7.757cm">
            <text:p/>
          </draw:line>
          <draw:line draw:style-name="gr4" draw:text-style-name="P5" draw:layer="layout" svg:x1="11.871cm" svg:y1="7.057cm" svg:x2="11.871cm" svg:y2="7.663cm">
            <text:p/>
          </draw:line>
          <draw:custom-shape draw:style-name="gr6" draw:text-style-name="P7" draw:layer="layout" svg:width="0.202cm" svg:height="0.213cm" svg:x="11.772cm" svg:y="7.27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802cm" svg:y1="7.757cm" svg:x2="12.59cm" svg:y2="7.757cm">
            <text:p/>
          </draw:line>
          <draw:line draw:style-name="gr7" draw:text-style-name="P5" draw:layer="layout" svg:x1="11.59cm" svg:y1="7.057cm" svg:x2="12.59cm" svg:y2="7.057cm">
            <text:p/>
          </draw:line>
          <draw:custom-shape draw:style-name="gr6" draw:text-style-name="P7" draw:layer="layout" svg:width="0.202cm" svg:height="0.213cm" svg:x="11.773cm" svg:y="7.64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1.831cm" svg:y="7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7.90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2.452cm" svg:y1="6.711cm" svg:x2="12.452cm" svg:y2="7.272cm">
            <text:p/>
          </draw:line>
          <draw:line draw:style-name="gr15" draw:text-style-name="P10" draw:layer="layout" svg:x1="12.452cm" svg:y1="7.472cm" svg:x2="12.452cm" svg:y2="8.111cm">
            <text:p/>
          </draw:line>
          <draw:frame draw:style-name="gr19" draw:text-style-name="P20" draw:layer="layout" svg:width="0.887cm" svg:height="0.446cm" svg:x="12.105cm" svg:y="6.42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2.106cm" svg:y="7.988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2.358cm" svg:y="6.848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2.359cm" svg:y="7.548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0.557cm" svg:y="6.517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1.19cm" svg:y1="7.057cm" svg:x2="11.06cm" svg:y2="7.057cm">
            <text:p/>
          </draw:line>
          <draw:line draw:style-name="gr13" draw:text-style-name="P5" draw:layer="layout" svg:x1="11.19cm" svg:y1="6.857cm" svg:x2="11.06cm" svg:y2="6.857cm">
            <text:p/>
          </draw:line>
          <draw:line draw:style-name="gr13" draw:text-style-name="P5" draw:layer="layout" svg:x1="11.19cm" svg:y1="7.257cm" svg:x2="11.06cm" svg:y2="7.257cm">
            <text:p/>
          </draw:line>
          <draw:frame draw:style-name="gr19" draw:text-style-name="P20" draw:layer="layout" svg:width="0.887cm" svg:height="0.446cm" svg:x="10.558cm" svg:y="6.717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0.558cm" svg:y="6.917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0.405cm" svg:y="7.217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1.19cm" svg:y1="7.757cm" svg:x2="11.06cm" svg:y2="7.757cm">
            <text:p/>
          </draw:line>
          <draw:line draw:style-name="gr14" draw:text-style-name="P5" draw:layer="layout" svg:x1="11.19cm" svg:y1="7.557cm" svg:x2="11.06cm" svg:y2="7.557cm">
            <text:p/>
          </draw:line>
          <draw:line draw:style-name="gr14" draw:text-style-name="P5" draw:layer="layout" svg:x1="11.19cm" svg:y1="7.957cm" svg:x2="11.06cm" svg:y2="7.957cm">
            <text:p/>
          </draw:line>
          <draw:frame draw:style-name="gr29" draw:text-style-name="P20" draw:layer="layout" svg:width="0.976cm" svg:height="0.446cm" svg:x="10.405cm" svg:y="7.417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0.405cm" svg:y="7.617cm">
            <draw:text-box>
              <text:p><text:span text:style-name="T12">Res</text:span><text:span text:style-name="T14">config_2</text:span></text:p>
            </draw:text-box>
          </draw:frame>
          <draw:custom-shape draw:style-name="gr49" draw:text-style-name="P24" draw:layer="layout" svg:width="0.745cm" svg:height="0.2cm" draw:transform="rotate (-3.14159265358979) translate (12.345cm 7.156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407cm" svg:y="7.056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1.183cm" svg:y="7.46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724cm" svg:y="7.104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2.212cm 7.10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51" draw:text-style-name="P1" draw:layer="layout" svg:width="1.509cm" svg:height="1.6cm" svg:x="14.091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5" draw:layer="layout" svg:x1="14.291cm" svg:y1="6.957cm" svg:x2="14.675cm" svg:y2="6.957cm">
            <text:p/>
          </draw:line>
          <draw:line draw:style-name="gr4" draw:text-style-name="P5" draw:layer="layout" svg:x1="14.872cm" svg:y1="7.373cm" svg:x2="15.1cm" svg:y2="7.373cm">
            <text:p/>
          </draw:line>
          <draw:line draw:style-name="gr4" draw:text-style-name="P5" draw:layer="layout" svg:x1="14.283cm" svg:y1="7.857cm" svg:x2="14.774cm" svg:y2="7.857cm">
            <text:p/>
          </draw:line>
          <draw:line draw:style-name="gr4" draw:text-style-name="P5" draw:layer="layout" svg:x1="14.872cm" svg:y1="7.057cm" svg:x2="14.872cm" svg:y2="7.8cm">
            <text:p/>
          </draw:line>
          <draw:custom-shape draw:style-name="gr6" draw:text-style-name="P7" draw:layer="layout" svg:width="0.202cm" svg:height="0.213cm" svg:x="14.773cm" svg:y="7.27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4.803cm" svg:y1="7.857cm" svg:x2="15.591cm" svg:y2="7.857cm">
            <text:p/>
          </draw:line>
          <draw:line draw:style-name="gr7" draw:text-style-name="P5" draw:layer="layout" svg:x1="14.591cm" svg:y1="6.957cm" svg:x2="15.591cm" svg:y2="6.957cm">
            <text:p/>
          </draw:line>
          <draw:custom-shape draw:style-name="gr6" draw:text-style-name="P7" draw:layer="layout" svg:width="0.202cm" svg:height="0.213cm" svg:x="14.774cm" svg:y="7.74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4.832cm" svg:y="6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203cm 8.00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453cm" svg:y1="6.6cm" svg:x2="15.453cm" svg:y2="7.258cm">
            <text:p/>
          </draw:line>
          <draw:line draw:style-name="gr15" draw:text-style-name="P10" draw:layer="layout" svg:x1="15.453cm" svg:y1="7.498cm" svg:x2="15.453cm" svg:y2="8.211cm">
            <text:p/>
          </draw:line>
          <draw:frame draw:style-name="gr19" draw:text-style-name="P20" draw:layer="layout" svg:width="0.887cm" svg:height="0.446cm" svg:x="15.106cm" svg:y="6.32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107cm" svg:y="8.088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5.359cm" svg:y="6.748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36cm" svg:y="7.648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3.458cm" svg:y="6.417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4.091cm" svg:y1="6.957cm" svg:x2="13.961cm" svg:y2="6.957cm">
            <text:p/>
          </draw:line>
          <draw:line draw:style-name="gr13" draw:text-style-name="P5" draw:layer="layout" svg:x1="14.091cm" svg:y1="6.757cm" svg:x2="13.961cm" svg:y2="6.757cm">
            <text:p/>
          </draw:line>
          <draw:line draw:style-name="gr13" draw:text-style-name="P5" draw:layer="layout" svg:x1="14.091cm" svg:y1="7.157cm" svg:x2="13.961cm" svg:y2="7.157cm">
            <text:p/>
          </draw:line>
          <draw:frame draw:style-name="gr19" draw:text-style-name="P20" draw:layer="layout" svg:width="0.887cm" svg:height="0.446cm" svg:x="13.459cm" svg:y="6.617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3.459cm" svg:y="6.817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3.306cm" svg:y="7.317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4.091cm" svg:y1="7.857cm" svg:x2="13.961cm" svg:y2="7.857cm">
            <text:p/>
          </draw:line>
          <draw:line draw:style-name="gr14" draw:text-style-name="P5" draw:layer="layout" svg:x1="14.091cm" svg:y1="7.657cm" svg:x2="13.961cm" svg:y2="7.657cm">
            <text:p/>
          </draw:line>
          <draw:line draw:style-name="gr14" draw:text-style-name="P5" draw:layer="layout" svg:x1="14.091cm" svg:y1="8.057cm" svg:x2="13.961cm" svg:y2="8.057cm">
            <text:p/>
          </draw:line>
          <draw:frame draw:style-name="gr29" draw:text-style-name="P20" draw:layer="layout" svg:width="0.976cm" svg:height="0.446cm" svg:x="13.306cm" svg:y="7.517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3.306cm" svg:y="7.717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14.669cm" svg:y="7.554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14.356cm" svg:y1="7.903cm" svg:x2="14.356cm" svg:y2="8.103cm">
            <text:p/>
          </draw:line>
          <draw:line draw:style-name="gr12" draw:text-style-name="P5" draw:layer="layout" svg:x1="15.38cm" svg:y1="7.859cm" svg:x2="15.38cm" svg:y2="8.096cm">
            <text:p/>
          </draw:line>
          <draw:line draw:style-name="gr12" draw:text-style-name="P5" draw:layer="layout" svg:x1="14.501cm" svg:y1="7.903cm" svg:x2="14.351cm" svg:y2="7.903cm">
            <text:p/>
          </draw:line>
          <draw:custom-shape draw:style-name="gr24" draw:text-style-name="P14" draw:layer="layout" svg:width="0.251cm" svg:height="0.08cm" draw:transform="rotate (1.5707963267949) translate (14.474cm 7.954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15.339cm" svg:y="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5.38cm" svg:y1="8.103cm" svg:x2="14.356cm" svg:y2="8.103cm">
            <text:p/>
          </draw:line>
          <draw:custom-shape draw:style-name="gr52" draw:text-style-name="P24" draw:layer="layout" svg:width="0.745cm" svg:height="0.2cm" draw:transform="rotate (-3.14159265358979) translate (15.346cm 7.056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0" draw:text-style-name="P19" draw:layer="layout" svg:width="0.163cm" svg:height="0.097cm" draw:transform="rotate (1.5707963267949) translate (15.213cm 7.00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3" draw:text-style-name="P25" draw:layer="layout" svg:width="0.473cm" svg:height="0.184cm" svg:x="14.151cm" svg:y="7.32cm">
            <text:p text:style-name="P2"><text:span text:style-name="T17">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8" draw:layer="layout" svg:width="0.4cm" svg:height="0.12cm" svg:x="15.143cm" svg:y="7.258cm">
            <text:p text:style-name="P2"><text:span text:style-name="T18">W-SR-L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18" draw:layer="layout" svg:width="0.4cm" svg:height="0.12cm" svg:x="15.143cm" svg:y="7.378cm">
            <text:p text:style-name="P2"><text:span text:style-name="T18">W-SR-H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24cm" svg:height="0.061cm" draw:transform="rotate (-1.5707963267949) translate (15.127cm 7.25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092cm 8.147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6" draw:layer="layout" svg:width="0.6cm" svg:height="0.2cm" draw:transform="rotate (1.5707963267949) translate (14.091cm 7.26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5" draw:text-style-name="P10" draw:layer="layout" svg:x1="14.553cm" svg:y1="7.604cm" svg:x2="14.72cm" svg:y2="7.604cm">
            <text:p/>
          </draw:line>
          <draw:line draw:style-name="gr55" draw:text-style-name="P10" draw:layer="layout" svg:x1="14.52cm" svg:y1="7.503cm" svg:x2="14.52cm" svg:y2="7.769cm">
            <text:p/>
          </draw:line>
          <draw:line draw:style-name="gr55" draw:text-style-name="P10" draw:layer="layout" svg:x1="15.081cm" svg:y1="7.134cm" svg:x2="15.081cm" svg:y2="7.302cm">
            <text:p/>
          </draw:line>
          <draw:line draw:style-name="gr56" draw:text-style-name="P10" draw:layer="layout" svg:x1="14.524cm" svg:y1="7.134cm" svg:x2="15.081cm" svg:y2="7.134cm">
            <text:p/>
          </draw:line>
          <draw:line draw:style-name="gr56" draw:text-style-name="P10" draw:layer="layout" svg:x1="14.52cm" svg:y1="7.134cm" svg:x2="14.52cm" svg:y2="7.375cm">
            <text:p/>
          </draw:line>
          <draw:line draw:style-name="gr56" draw:text-style-name="P10" draw:layer="layout" svg:x1="14.561cm" svg:y1="7.508cm" svg:x2="14.561cm" svg:y2="7.619cm">
            <text:p/>
          </draw:line>
        </draw:g>
        <draw:g>
          <draw:custom-shape draw:style-name="gr1" draw:text-style-name="P1" draw:layer="layout" svg:width="1.4cm" svg:height="1.4cm" svg:x="10.684cm" svg:y="8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0.684cm 9.392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0.685cm 10.076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0.884cm" svg:y1="9.086cm" svg:x2="11.168cm" svg:y2="9.086cm">
            <text:p/>
          </draw:line>
          <draw:line draw:style-name="gr4" draw:text-style-name="P5" draw:layer="layout" svg:x1="11.365cm" svg:y1="9.402cm" svg:x2="11.684cm" svg:y2="9.402cm">
            <text:p/>
          </draw:line>
          <draw:custom-shape draw:style-name="gr57" draw:text-style-name="P18" draw:layer="layout" svg:width="0.4cm" svg:height="0.2cm" svg:x="11.636cm" svg:y="9.30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0.885cm" svg:y1="9.786cm" svg:x2="11.267cm" svg:y2="9.786cm">
            <text:p/>
          </draw:line>
          <draw:line draw:style-name="gr4" draw:text-style-name="P5" draw:layer="layout" svg:x1="11.365cm" svg:y1="9.086cm" svg:x2="11.365cm" svg:y2="9.692cm">
            <text:p/>
          </draw:line>
          <draw:custom-shape draw:style-name="gr6" draw:text-style-name="P7" draw:layer="layout" svg:width="0.202cm" svg:height="0.213cm" svg:x="11.266cm" svg:y="9.3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296cm" svg:y1="9.786cm" svg:x2="12.084cm" svg:y2="9.786cm">
            <text:p/>
          </draw:line>
          <draw:line draw:style-name="gr7" draw:text-style-name="P5" draw:layer="layout" svg:x1="11.084cm" svg:y1="9.086cm" svg:x2="12.084cm" svg:y2="9.086cm">
            <text:p/>
          </draw:line>
          <draw:custom-shape draw:style-name="gr6" draw:text-style-name="P7" draw:layer="layout" svg:width="0.202cm" svg:height="0.213cm" svg:x="11.267cm" svg:y="9.672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1.325cm" svg:y="9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9.933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3" draw:text-style-name="P5" draw:layer="layout" svg:x1="10.684cm" svg:y1="9.086cm" svg:x2="10.554cm" svg:y2="9.086cm">
            <text:p/>
          </draw:line>
          <draw:line draw:style-name="gr13" draw:text-style-name="P5" draw:layer="layout" svg:x1="10.684cm" svg:y1="8.886cm" svg:x2="10.554cm" svg:y2="8.886cm">
            <text:p/>
          </draw:line>
          <draw:line draw:style-name="gr13" draw:text-style-name="P5" draw:layer="layout" svg:x1="10.684cm" svg:y1="9.286cm" svg:x2="10.554cm" svg:y2="9.286cm">
            <text:p/>
          </draw:line>
          <draw:line draw:style-name="gr14" draw:text-style-name="P5" draw:layer="layout" svg:x1="10.684cm" svg:y1="9.786cm" svg:x2="10.554cm" svg:y2="9.786cm">
            <text:p/>
          </draw:line>
          <draw:line draw:style-name="gr14" draw:text-style-name="P5" draw:layer="layout" svg:x1="10.684cm" svg:y1="9.586cm" svg:x2="10.554cm" svg:y2="9.586cm">
            <text:p/>
          </draw:line>
          <draw:line draw:style-name="gr14" draw:text-style-name="P5" draw:layer="layout" svg:x1="10.684cm" svg:y1="9.986cm" svg:x2="10.554cm" svg:y2="9.986cm">
            <text:p/>
          </draw:line>
          <draw:frame draw:style-name="gr19" draw:text-style-name="P20" draw:layer="layout" svg:width="0.887cm" svg:height="0.446cm" svg:x="10.683cm" svg:y="9.4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224cm" svg:y="9.124cm">
            <draw:text-box>
              <text:p><text:span text:style-name="T12">W</text:span></text:p>
            </draw:text-box>
          </draw:frame>
          <draw:custom-shape draw:style-name="gr58" draw:text-style-name="P24" draw:layer="layout" svg:width="0.745cm" svg:height="0.2cm" draw:transform="rotate (-3.14159265358979) translate (11.847cm 9.184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0.909cm" svg:y="9.084cm">
            <draw:text-box>
              <text:p><text:span text:style-name="T12">I</text:span><text:span text:style-name="T14">in</text:span></text:p>
            </draw:text-box>
          </draw:frame>
          <draw:custom-shape draw:style-name="gr50" draw:text-style-name="P19" draw:layer="layout" svg:width="0.163cm" svg:height="0.097cm" draw:transform="rotate (1.5707963267949) translate (11.714cm 9.13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1" draw:text-style-name="P1" draw:layer="layout" svg:width="1.4cm" svg:height="1.4cm" svg:x="12.685cm" svg:y="8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2.685cm 9.392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2.686cm 10.076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2.885cm" svg:y1="9.086cm" svg:x2="13.169cm" svg:y2="9.086cm">
            <text:p/>
          </draw:line>
          <draw:line draw:style-name="gr4" draw:text-style-name="P5" draw:layer="layout" svg:x1="13.366cm" svg:y1="9.402cm" svg:x2="13.685cm" svg:y2="9.402cm">
            <text:p/>
          </draw:line>
          <draw:custom-shape draw:style-name="gr57" draw:text-style-name="P18" draw:layer="layout" svg:width="0.4cm" svg:height="0.2cm" svg:x="13.637cm" svg:y="9.30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886cm" svg:y1="9.786cm" svg:x2="13.268cm" svg:y2="9.786cm">
            <text:p/>
          </draw:line>
          <draw:line draw:style-name="gr4" draw:text-style-name="P5" draw:layer="layout" svg:x1="13.366cm" svg:y1="9.086cm" svg:x2="13.366cm" svg:y2="9.692cm">
            <text:p/>
          </draw:line>
          <draw:custom-shape draw:style-name="gr6" draw:text-style-name="P7" draw:layer="layout" svg:width="0.202cm" svg:height="0.213cm" svg:x="13.267cm" svg:y="9.3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3.297cm" svg:y1="9.786cm" svg:x2="14.085cm" svg:y2="9.786cm">
            <text:p/>
          </draw:line>
          <draw:line draw:style-name="gr7" draw:text-style-name="P5" draw:layer="layout" svg:x1="13.085cm" svg:y1="9.086cm" svg:x2="14.085cm" svg:y2="9.086cm">
            <text:p/>
          </draw:line>
          <draw:custom-shape draw:style-name="gr6" draw:text-style-name="P7" draw:layer="layout" svg:width="0.202cm" svg:height="0.213cm" svg:x="13.268cm" svg:y="9.672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3.326cm" svg:y="9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9.933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3" draw:text-style-name="P5" draw:layer="layout" svg:x1="12.685cm" svg:y1="9.086cm" svg:x2="12.555cm" svg:y2="9.086cm">
            <text:p/>
          </draw:line>
          <draw:line draw:style-name="gr13" draw:text-style-name="P5" draw:layer="layout" svg:x1="12.685cm" svg:y1="8.886cm" svg:x2="12.555cm" svg:y2="8.886cm">
            <text:p/>
          </draw:line>
          <draw:line draw:style-name="gr13" draw:text-style-name="P5" draw:layer="layout" svg:x1="12.685cm" svg:y1="9.286cm" svg:x2="12.555cm" svg:y2="9.286cm">
            <text:p/>
          </draw:line>
          <draw:frame draw:style-name="gr19" draw:text-style-name="P20" draw:layer="layout" svg:width="0.887cm" svg:height="0.446cm" svg:x="12.093cm" svg:y="8.7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2.685cm" svg:y1="9.786cm" svg:x2="12.555cm" svg:y2="9.786cm">
            <text:p/>
          </draw:line>
          <draw:line draw:style-name="gr14" draw:text-style-name="P5" draw:layer="layout" svg:x1="12.685cm" svg:y1="9.586cm" svg:x2="12.555cm" svg:y2="9.586cm">
            <text:p/>
          </draw:line>
          <draw:line draw:style-name="gr14" draw:text-style-name="P5" draw:layer="layout" svg:x1="12.685cm" svg:y1="9.986cm" svg:x2="12.555cm" svg:y2="9.986cm">
            <text:p/>
          </draw:line>
          <draw:frame draw:style-name="gr29" draw:text-style-name="P20" draw:layer="layout" svg:width="0.976cm" svg:height="0.446cm" svg:x="11.948cm" svg:y="9.47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2.683cm" svg:y="9.4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3.224cm" svg:y="9.124cm">
            <draw:text-box>
              <text:p><text:span text:style-name="T12">W</text:span></text:p>
            </draw:text-box>
          </draw:frame>
          <draw:custom-shape draw:style-name="gr59" draw:text-style-name="P24" draw:layer="layout" svg:width="0.745cm" svg:height="0.2cm" draw:transform="rotate (-3.14159265358979) translate (13.848cm 9.184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2.91cm" svg:y="9.084cm">
            <draw:text-box>
              <text:p><text:span text:style-name="T12">I</text:span><text:span text:style-name="T14">in</text:span></text:p>
            </draw:text-box>
          </draw:frame>
          <draw:custom-shape draw:style-name="gr50" draw:text-style-name="P19" draw:layer="layout" svg:width="0.163cm" svg:height="0.097cm" draw:transform="rotate (1.5707963267949) translate (13.715cm 9.13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line draw:style-name="gr30" draw:text-style-name="P10" draw:layer="layout" svg:x1="12.092cm" svg:y1="9.086cm" svg:x2="12.595cm" svg:y2="9.086cm">
          <text:p/>
        </draw:line>
        <draw:line draw:style-name="gr31" draw:text-style-name="P10" draw:layer="layout" svg:x1="12.092cm" svg:y1="9.786cm" svg:x2="12.555cm" svg:y2="9.786cm">
          <text:p/>
        </draw:line>
        <draw:g>
          <draw:custom-shape draw:style-name="gr1" draw:text-style-name="P1" draw:layer="layout" svg:width="1.4cm" svg:height="1.4cm" svg:x="14.686cm" svg:y="8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686cm 9.392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687cm 10.076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886cm" svg:y1="9.086cm" svg:x2="15.17cm" svg:y2="9.086cm">
            <text:p/>
          </draw:line>
          <draw:line draw:style-name="gr4" draw:text-style-name="P5" draw:layer="layout" svg:x1="15.367cm" svg:y1="9.402cm" svg:x2="15.686cm" svg:y2="9.402cm">
            <text:p/>
          </draw:line>
          <draw:custom-shape draw:style-name="gr57" draw:text-style-name="P18" draw:layer="layout" svg:width="0.4cm" svg:height="0.2cm" svg:x="15.638cm" svg:y="9.30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887cm" svg:y1="9.786cm" svg:x2="15.269cm" svg:y2="9.786cm">
            <text:p/>
          </draw:line>
          <draw:line draw:style-name="gr4" draw:text-style-name="P5" draw:layer="layout" svg:x1="15.367cm" svg:y1="9.086cm" svg:x2="15.367cm" svg:y2="9.692cm">
            <text:p/>
          </draw:line>
          <draw:custom-shape draw:style-name="gr6" draw:text-style-name="P7" draw:layer="layout" svg:width="0.202cm" svg:height="0.213cm" svg:x="15.268cm" svg:y="9.3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5.298cm" svg:y1="9.786cm" svg:x2="16.086cm" svg:y2="9.786cm">
            <text:p/>
          </draw:line>
          <draw:line draw:style-name="gr7" draw:text-style-name="P5" draw:layer="layout" svg:x1="15.086cm" svg:y1="9.086cm" svg:x2="16.086cm" svg:y2="9.086cm">
            <text:p/>
          </draw:line>
          <draw:custom-shape draw:style-name="gr6" draw:text-style-name="P7" draw:layer="layout" svg:width="0.202cm" svg:height="0.213cm" svg:x="15.269cm" svg:y="9.672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5.327cm" svg:y="9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9.933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5.854cm" svg:y="8.877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855cm" svg:y="9.577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14.686cm" svg:y1="9.086cm" svg:x2="14.556cm" svg:y2="9.086cm">
            <text:p/>
          </draw:line>
          <draw:line draw:style-name="gr13" draw:text-style-name="P5" draw:layer="layout" svg:x1="14.686cm" svg:y1="8.886cm" svg:x2="14.556cm" svg:y2="8.886cm">
            <text:p/>
          </draw:line>
          <draw:line draw:style-name="gr13" draw:text-style-name="P5" draw:layer="layout" svg:x1="14.686cm" svg:y1="9.286cm" svg:x2="14.556cm" svg:y2="9.286cm">
            <text:p/>
          </draw:line>
          <draw:frame draw:style-name="gr19" draw:text-style-name="P20" draw:layer="layout" svg:width="0.887cm" svg:height="0.446cm" svg:x="14.094cm" svg:y="8.7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4.686cm" svg:y1="9.786cm" svg:x2="14.556cm" svg:y2="9.786cm">
            <text:p/>
          </draw:line>
          <draw:line draw:style-name="gr14" draw:text-style-name="P5" draw:layer="layout" svg:x1="14.686cm" svg:y1="9.586cm" svg:x2="14.556cm" svg:y2="9.586cm">
            <text:p/>
          </draw:line>
          <draw:line draw:style-name="gr14" draw:text-style-name="P5" draw:layer="layout" svg:x1="14.686cm" svg:y1="9.986cm" svg:x2="14.556cm" svg:y2="9.986cm">
            <text:p/>
          </draw:line>
          <draw:frame draw:style-name="gr29" draw:text-style-name="P20" draw:layer="layout" svg:width="0.976cm" svg:height="0.446cm" svg:x="13.949cm" svg:y="9.47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4.683cm" svg:y="9.4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5.224cm" svg:y="9.124cm">
            <draw:text-box>
              <text:p><text:span text:style-name="T12">W</text:span></text:p>
            </draw:text-box>
          </draw:frame>
          <draw:custom-shape draw:style-name="gr60" draw:text-style-name="P24" draw:layer="layout" svg:width="0.745cm" svg:height="0.2cm" draw:transform="rotate (-3.14159265358979) translate (15.848cm 9.184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4.91cm" svg:y="9.084cm">
            <draw:text-box>
              <text:p><text:span text:style-name="T12">I</text:span><text:span text:style-name="T14">in</text:span></text:p>
            </draw:text-box>
          </draw:frame>
          <draw:custom-shape draw:style-name="gr50" draw:text-style-name="P19" draw:layer="layout" svg:width="0.163cm" svg:height="0.097cm" draw:transform="rotate (1.5707963267949) translate (15.715cm 9.13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line draw:style-name="gr30" draw:text-style-name="P10" draw:layer="layout" svg:x1="14.093cm" svg:y1="9.086cm" svg:x2="14.596cm" svg:y2="9.086cm">
          <text:p/>
        </draw:line>
        <draw:line draw:style-name="gr31" draw:text-style-name="P10" draw:layer="layout" svg:x1="14.093cm" svg:y1="9.786cm" svg:x2="14.556cm" svg:y2="9.786cm">
          <text:p/>
        </draw:line>
        <draw:g>
          <draw:custom-shape draw:style-name="gr1" draw:text-style-name="P1" draw:layer="layout" svg:width="1.4cm" svg:height="1.4cm" svg:x="17.191cm" svg:y="6.7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7.191cm 7.36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7.192cm 8.047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7.391cm" svg:y1="7.057cm" svg:x2="17.675cm" svg:y2="7.057cm">
            <text:p/>
          </draw:line>
          <draw:line draw:style-name="gr4" draw:text-style-name="P5" draw:layer="layout" svg:x1="17.872cm" svg:y1="7.373cm" svg:x2="18.191cm" svg:y2="7.373cm">
            <text:p/>
          </draw:line>
          <draw:custom-shape draw:style-name="gr5" draw:text-style-name="P18" draw:layer="layout" svg:width="0.4cm" svg:height="0.2cm" svg:x="18.143cm" svg:y="7.2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7.392cm" svg:y1="7.757cm" svg:x2="17.774cm" svg:y2="7.757cm">
            <text:p/>
          </draw:line>
          <draw:line draw:style-name="gr4" draw:text-style-name="P5" draw:layer="layout" svg:x1="17.872cm" svg:y1="7.057cm" svg:x2="17.872cm" svg:y2="7.663cm">
            <text:p/>
          </draw:line>
          <draw:custom-shape draw:style-name="gr6" draw:text-style-name="P7" draw:layer="layout" svg:width="0.202cm" svg:height="0.213cm" svg:x="17.773cm" svg:y="7.27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7.803cm" svg:y1="7.757cm" svg:x2="18.591cm" svg:y2="7.757cm">
            <text:p/>
          </draw:line>
          <draw:line draw:style-name="gr7" draw:text-style-name="P5" draw:layer="layout" svg:x1="17.591cm" svg:y1="7.057cm" svg:x2="18.591cm" svg:y2="7.057cm">
            <text:p/>
          </draw:line>
          <draw:custom-shape draw:style-name="gr6" draw:text-style-name="P7" draw:layer="layout" svg:width="0.202cm" svg:height="0.213cm" svg:x="17.774cm" svg:y="7.64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7.832cm" svg:y="7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7.90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8.453cm" svg:y1="6.711cm" svg:x2="18.453cm" svg:y2="7.272cm">
            <text:p/>
          </draw:line>
          <draw:line draw:style-name="gr15" draw:text-style-name="P10" draw:layer="layout" svg:x1="18.453cm" svg:y1="7.472cm" svg:x2="18.453cm" svg:y2="8.111cm">
            <text:p/>
          </draw:line>
          <draw:line draw:style-name="gr13" draw:text-style-name="P5" draw:layer="layout" svg:x1="17.191cm" svg:y1="7.057cm" svg:x2="17.061cm" svg:y2="7.057cm">
            <text:p/>
          </draw:line>
          <draw:line draw:style-name="gr13" draw:text-style-name="P5" draw:layer="layout" svg:x1="17.191cm" svg:y1="6.857cm" svg:x2="17.061cm" svg:y2="6.857cm">
            <text:p/>
          </draw:line>
          <draw:line draw:style-name="gr13" draw:text-style-name="P5" draw:layer="layout" svg:x1="17.191cm" svg:y1="7.257cm" svg:x2="17.061cm" svg:y2="7.257cm">
            <text:p/>
          </draw:line>
          <draw:line draw:style-name="gr14" draw:text-style-name="P5" draw:layer="layout" svg:x1="17.191cm" svg:y1="7.757cm" svg:x2="17.061cm" svg:y2="7.757cm">
            <text:p/>
          </draw:line>
          <draw:line draw:style-name="gr14" draw:text-style-name="P5" draw:layer="layout" svg:x1="17.191cm" svg:y1="7.557cm" svg:x2="17.061cm" svg:y2="7.557cm">
            <text:p/>
          </draw:line>
          <draw:line draw:style-name="gr14" draw:text-style-name="P5" draw:layer="layout" svg:x1="17.191cm" svg:y1="7.957cm" svg:x2="17.061cm" svg:y2="7.957cm">
            <text:p/>
          </draw:line>
          <draw:frame draw:style-name="gr19" draw:text-style-name="P20" draw:layer="layout" svg:width="0.887cm" svg:height="0.446cm" svg:x="17.184cm" svg:y="7.46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7.725cm" svg:y="7.104cm">
            <draw:text-box>
              <text:p><text:span text:style-name="T12">W</text:span></text:p>
            </draw:text-box>
          </draw:frame>
          <draw:custom-shape draw:style-name="gr61" draw:text-style-name="P24" draw:layer="layout" svg:width="0.745cm" svg:height="0.2cm" draw:transform="rotate (-3.14159265358979) translate (18.347cm 7.156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7.409cm" svg:y="7.056cm">
            <draw:text-box>
              <text:p><text:span text:style-name="T12">I</text:span><text:span text:style-name="T14">in</text:span></text:p>
            </draw:text-box>
          </draw:frame>
          <draw:custom-shape draw:style-name="gr50" draw:text-style-name="P19" draw:layer="layout" svg:width="0.163cm" svg:height="0.097cm" draw:transform="rotate (1.5707963267949) translate (18.214cm 7.10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62" draw:text-style-name="P11" draw:layer="layout" svg:width="2.614cm" svg:height="0.962cm" svg:x="17.201cm" svg:y="9.462cm">
          <draw:text-box>
            <text:p>Newest</text:p>
          </draw:text-box>
        </draw:frame>
        <draw:line draw:style-name="gr38" draw:text-style-name="P10" draw:layer="layout" svg:x1="13.201cm" svg:y1="6.411cm" svg:x2="13.201cm" svg:y2="8.411cm">
          <text:p/>
        </draw:line>
        <draw:line draw:style-name="gr38" draw:text-style-name="P10" draw:layer="layout" svg:x1="10.201cm" svg:y1="8.411cm" svg:x2="16.701cm" svg:y2="8.411cm">
          <text:p/>
        </draw:line>
        <draw:line draw:style-name="gr38" draw:text-style-name="P10" draw:layer="layout" svg:x1="10.301cm" svg:y1="6.411cm" svg:x2="10.301cm" svg:y2="8.412cm">
          <text:p/>
        </draw:line>
        <draw:line draw:style-name="gr38" draw:text-style-name="P10" draw:layer="layout" svg:x1="16.101cm" svg:y1="6.411cm" svg:x2="16.101cm" svg:y2="8.413cm">
          <text:p/>
        </draw:line>
        <draw:line draw:style-name="gr38" draw:text-style-name="P10" draw:layer="layout" svg:x1="10.301cm" svg:y1="6.411cm" svg:x2="16.101cm" svg:y2="6.411cm">
          <text:p/>
        </draw:line>
        <draw:line draw:style-name="gr38" draw:text-style-name="P10" draw:layer="layout" svg:x1="10.201cm" svg:y1="8.411cm" svg:x2="10.201cm" svg:y2="10.412cm">
          <text:p/>
        </draw:line>
        <draw:line draw:style-name="gr38" draw:text-style-name="P10" draw:layer="layout" svg:x1="16.701cm" svg:y1="8.411cm" svg:x2="16.701cm" svg:y2="10.413cm">
          <text:p/>
        </draw:line>
        <draw:line draw:style-name="gr38" draw:text-style-name="P10" draw:layer="layout" svg:x1="10.201cm" svg:y1="10.411cm" svg:x2="16.701cm" svg:y2="10.411cm">
          <text:p/>
        </draw:line>
        <draw:g>
          <draw:custom-shape draw:style-name="gr51" draw:text-style-name="P1" draw:layer="layout" svg:width="1.509cm" svg:height="1.6cm" svg:x="14.091cm" svg:y="11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5" draw:layer="layout" svg:x1="14.291cm" svg:y1="11.933cm" svg:x2="14.675cm" svg:y2="11.933cm">
            <text:p/>
          </draw:line>
          <draw:line draw:style-name="gr4" draw:text-style-name="P5" draw:layer="layout" svg:x1="14.872cm" svg:y1="12.349cm" svg:x2="15.1cm" svg:y2="12.349cm">
            <text:p/>
          </draw:line>
          <draw:line draw:style-name="gr4" draw:text-style-name="P5" draw:layer="layout" svg:x1="14.283cm" svg:y1="12.833cm" svg:x2="14.774cm" svg:y2="12.833cm">
            <text:p/>
          </draw:line>
          <draw:line draw:style-name="gr4" draw:text-style-name="P5" draw:layer="layout" svg:x1="14.872cm" svg:y1="12.033cm" svg:x2="14.872cm" svg:y2="12.776cm">
            <text:p/>
          </draw:line>
          <draw:custom-shape draw:style-name="gr6" draw:text-style-name="P7" draw:layer="layout" svg:width="0.202cm" svg:height="0.213cm" svg:x="14.773cm" svg:y="12.24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4.803cm" svg:y1="12.833cm" svg:x2="15.591cm" svg:y2="12.833cm">
            <text:p/>
          </draw:line>
          <draw:line draw:style-name="gr7" draw:text-style-name="P5" draw:layer="layout" svg:x1="14.591cm" svg:y1="11.933cm" svg:x2="15.591cm" svg:y2="11.933cm">
            <text:p/>
          </draw:line>
          <draw:custom-shape draw:style-name="gr6" draw:text-style-name="P7" draw:layer="layout" svg:width="0.202cm" svg:height="0.213cm" svg:x="14.774cm" svg:y="12.71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4.832cm" svg:y="11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203cm 12.9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5.359cm" svg:y="11.624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36cm" svg:y="12.524cm">
            <draw:text-box>
              <text:p><text:span text:style-name="T12">O</text:span><text:span text:style-name="T14">cascade</text:span></text:p>
            </draw:text-box>
          </draw:frame>
          <draw:frame draw:style-name="gr19" draw:text-style-name="P20" draw:layer="layout" svg:width="0.887cm" svg:height="0.446cm" svg:x="13.458cm" svg:y="11.393cm">
            <draw:text-box>
              <text:p><text:span text:style-name="T12">I</text:span><text:span text:style-name="T14">config_0</text:span></text:p>
            </draw:text-box>
          </draw:frame>
          <draw:line draw:style-name="gr63" draw:text-style-name="P5" draw:layer="layout" svg:x1="14.091cm" svg:y1="11.933cm" svg:x2="13.961cm" svg:y2="11.933cm">
            <text:p/>
          </draw:line>
          <draw:line draw:style-name="gr63" draw:text-style-name="P5" draw:layer="layout" svg:x1="14.091cm" svg:y1="11.733cm" svg:x2="13.961cm" svg:y2="11.733cm">
            <text:p/>
          </draw:line>
          <draw:line draw:style-name="gr63" draw:text-style-name="P5" draw:layer="layout" svg:x1="14.091cm" svg:y1="12.133cm" svg:x2="13.961cm" svg:y2="12.133cm">
            <text:p/>
          </draw:line>
          <draw:frame draw:style-name="gr19" draw:text-style-name="P20" draw:layer="layout" svg:width="0.887cm" svg:height="0.446cm" svg:x="13.459cm" svg:y="11.593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3.459cm" svg:y="11.793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3.406cm" svg:y="12.293cm">
            <draw:text-box>
              <text:p><text:span text:style-name="T12">O</text:span><text:span text:style-name="T14">config_0</text:span></text:p>
            </draw:text-box>
          </draw:frame>
          <draw:line draw:style-name="gr64" draw:text-style-name="P5" draw:layer="layout" svg:x1="14.091cm" svg:y1="12.833cm" svg:x2="13.961cm" svg:y2="12.833cm">
            <text:p/>
          </draw:line>
          <draw:line draw:style-name="gr64" draw:text-style-name="P5" draw:layer="layout" svg:x1="14.091cm" svg:y1="12.633cm" svg:x2="13.961cm" svg:y2="12.633cm">
            <text:p/>
          </draw:line>
          <draw:line draw:style-name="gr64" draw:text-style-name="P5" draw:layer="layout" svg:x1="14.091cm" svg:y1="13.033cm" svg:x2="13.961cm" svg:y2="13.033cm">
            <text:p/>
          </draw:line>
          <draw:frame draw:style-name="gr29" draw:text-style-name="P20" draw:layer="layout" svg:width="0.976cm" svg:height="0.446cm" svg:x="13.406cm" svg:y="12.493cm">
            <draw:text-box>
              <text:p><text:span text:style-name="T12">O</text:span><text:span text:style-name="T14">config_1</text:span></text:p>
            </draw:text-box>
          </draw:frame>
          <draw:frame draw:style-name="gr29" draw:text-style-name="P20" draw:layer="layout" svg:width="0.976cm" svg:height="0.446cm" svg:x="13.406cm" svg:y="12.693cm">
            <draw:text-box>
              <text:p><text:span text:style-name="T12">O</text:span><text:span text:style-name="T14">config_2</text:span></text:p>
            </draw:text-box>
          </draw:frame>
          <draw:custom-shape draw:style-name="gr23" draw:text-style-name="P14" draw:layer="layout" svg:width="0.4cm" svg:height="0.097cm" svg:x="14.669cm" svg:y="12.53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14.356cm" svg:y1="12.879cm" svg:x2="14.356cm" svg:y2="13.079cm">
            <text:p/>
          </draw:line>
          <draw:line draw:style-name="gr12" draw:text-style-name="P5" draw:layer="layout" svg:x1="15.38cm" svg:y1="12.835cm" svg:x2="15.38cm" svg:y2="13.072cm">
            <text:p/>
          </draw:line>
          <draw:line draw:style-name="gr12" draw:text-style-name="P5" draw:layer="layout" svg:x1="14.501cm" svg:y1="12.879cm" svg:x2="14.351cm" svg:y2="12.879cm">
            <text:p/>
          </draw:line>
          <draw:custom-shape draw:style-name="gr24" draw:text-style-name="P14" draw:layer="layout" svg:width="0.251cm" svg:height="0.08cm" draw:transform="rotate (1.5707963267949) translate (14.474cm 12.93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15.339cm" svg:y="12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5.38cm" svg:y1="13.079cm" svg:x2="14.356cm" svg:y2="13.079cm">
            <text:p/>
          </draw:line>
          <draw:custom-shape draw:style-name="gr65" draw:text-style-name="P24" draw:layer="layout" svg:width="0.745cm" svg:height="0.2cm" draw:transform="rotate (-3.14159265358979) translate (15.346cm 12.032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0" draw:text-style-name="P19" draw:layer="layout" svg:width="0.163cm" svg:height="0.097cm" draw:transform="rotate (1.5707963267949) translate (15.213cm 11.9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3" draw:text-style-name="P25" draw:layer="layout" svg:width="0.473cm" svg:height="0.184cm" svg:x="14.151cm" svg:y="12.296cm">
            <text:p text:style-name="P2"><text:span text:style-name="T17">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8" draw:layer="layout" svg:width="0.4cm" svg:height="0.12cm" svg:x="15.143cm" svg:y="12.234cm">
            <text:p text:style-name="P2"><text:span text:style-name="T18">W-SR-L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18" draw:layer="layout" svg:width="0.4cm" svg:height="0.12cm" svg:x="15.143cm" svg:y="12.354cm">
            <text:p text:style-name="P2"><text:span text:style-name="T18">W-SR-H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24cm" svg:height="0.061cm" draw:transform="rotate (-1.5707963267949) translate (15.127cm 12.234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092cm 13.123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6" draw:layer="layout" svg:width="0.6cm" svg:height="0.2cm" draw:transform="rotate (1.5707963267949) translate (14.091cm 12.23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5" draw:text-style-name="P10" draw:layer="layout" svg:x1="14.553cm" svg:y1="12.58cm" svg:x2="14.72cm" svg:y2="12.58cm">
            <text:p/>
          </draw:line>
          <draw:line draw:style-name="gr55" draw:text-style-name="P10" draw:layer="layout" svg:x1="14.52cm" svg:y1="12.479cm" svg:x2="14.52cm" svg:y2="12.745cm">
            <text:p/>
          </draw:line>
          <draw:line draw:style-name="gr55" draw:text-style-name="P10" draw:layer="layout" svg:x1="15.081cm" svg:y1="12.11cm" svg:x2="15.081cm" svg:y2="12.278cm">
            <text:p/>
          </draw:line>
          <draw:line draw:style-name="gr56" draw:text-style-name="P10" draw:layer="layout" svg:x1="14.524cm" svg:y1="12.11cm" svg:x2="15.081cm" svg:y2="12.11cm">
            <text:p/>
          </draw:line>
          <draw:line draw:style-name="gr56" draw:text-style-name="P10" draw:layer="layout" svg:x1="14.52cm" svg:y1="12.11cm" svg:x2="14.52cm" svg:y2="12.351cm">
            <text:p/>
          </draw:line>
          <draw:line draw:style-name="gr56" draw:text-style-name="P10" draw:layer="layout" svg:x1="14.561cm" svg:y1="12.484cm" svg:x2="14.561cm" svg:y2="12.595cm">
            <text:p/>
          </draw:line>
        </draw:g>
        <draw:line draw:style-name="gr30" draw:text-style-name="P10" draw:layer="layout" svg:x1="12.092cm" svg:y1="14.062cm" svg:x2="12.595cm" svg:y2="14.062cm">
          <text:p/>
        </draw:line>
        <draw:line draw:style-name="gr31" draw:text-style-name="P10" draw:layer="layout" svg:x1="12.092cm" svg:y1="14.762cm" svg:x2="12.555cm" svg:y2="14.762cm">
          <text:p/>
        </draw:line>
        <draw:line draw:style-name="gr30" draw:text-style-name="P10" draw:layer="layout" svg:x1="14.093cm" svg:y1="14.062cm" svg:x2="14.596cm" svg:y2="14.062cm">
          <text:p/>
        </draw:line>
        <draw:line draw:style-name="gr31" draw:text-style-name="P10" draw:layer="layout" svg:x1="14.093cm" svg:y1="14.762cm" svg:x2="14.556cm" svg:y2="14.762cm">
          <text:p/>
        </draw:line>
        <draw:frame draw:style-name="gr66" draw:text-style-name="P11" draw:layer="layout" svg:width="2.966cm" svg:height="0.962cm" svg:x="17.201cm" svg:y="14.438cm">
          <draw:text-box>
            <text:p>Newest2</text:p>
          </draw:text-box>
        </draw:frame>
        <draw:line draw:style-name="gr38" draw:text-style-name="P10" draw:layer="layout" svg:x1="13.201cm" svg:y1="11.387cm" svg:x2="13.201cm" svg:y2="13.387cm">
          <text:p/>
        </draw:line>
        <draw:line draw:style-name="gr38" draw:text-style-name="P10" draw:layer="layout" svg:x1="10.201cm" svg:y1="13.387cm" svg:x2="16.701cm" svg:y2="13.387cm">
          <text:p/>
        </draw:line>
        <draw:line draw:style-name="gr38" draw:text-style-name="P10" draw:layer="layout" svg:x1="10.301cm" svg:y1="11.387cm" svg:x2="10.301cm" svg:y2="13.388cm">
          <text:p/>
        </draw:line>
        <draw:line draw:style-name="gr38" draw:text-style-name="P10" draw:layer="layout" svg:x1="16.101cm" svg:y1="11.387cm" svg:x2="16.101cm" svg:y2="13.389cm">
          <text:p/>
        </draw:line>
        <draw:line draw:style-name="gr38" draw:text-style-name="P10" draw:layer="layout" svg:x1="10.301cm" svg:y1="11.387cm" svg:x2="16.101cm" svg:y2="11.387cm">
          <text:p/>
        </draw:line>
        <draw:line draw:style-name="gr38" draw:text-style-name="P10" draw:layer="layout" svg:x1="10.201cm" svg:y1="13.387cm" svg:x2="10.201cm" svg:y2="15.388cm">
          <text:p/>
        </draw:line>
        <draw:line draw:style-name="gr38" draw:text-style-name="P10" draw:layer="layout" svg:x1="16.701cm" svg:y1="13.387cm" svg:x2="16.701cm" svg:y2="15.389cm">
          <text:p/>
        </draw:line>
        <draw:line draw:style-name="gr38" draw:text-style-name="P10" draw:layer="layout" svg:x1="10.201cm" svg:y1="15.387cm" svg:x2="16.701cm" svg:y2="15.387cm">
          <text:p/>
        </draw:line>
        <draw:g>
          <draw:custom-shape draw:style-name="gr1" draw:text-style-name="P1" draw:layer="layout" svg:width="1.4cm" svg:height="1.4cm" svg:x="11.19cm" svg:y="11.6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1.19cm 12.33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1.191cm 13.023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1.39cm" svg:y1="12.033cm" svg:x2="11.674cm" svg:y2="12.033cm">
            <text:p/>
          </draw:line>
          <draw:line draw:style-name="gr4" draw:text-style-name="P5" draw:layer="layout" svg:x1="11.871cm" svg:y1="12.349cm" svg:x2="12.19cm" svg:y2="12.349cm">
            <text:p/>
          </draw:line>
          <draw:custom-shape draw:style-name="gr5" draw:text-style-name="P18" draw:layer="layout" svg:width="0.4cm" svg:height="0.2cm" svg:x="12.142cm" svg:y="12.25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1.391cm" svg:y1="12.733cm" svg:x2="11.773cm" svg:y2="12.733cm">
            <text:p/>
          </draw:line>
          <draw:line draw:style-name="gr4" draw:text-style-name="P5" draw:layer="layout" svg:x1="11.871cm" svg:y1="12.033cm" svg:x2="11.871cm" svg:y2="12.639cm">
            <text:p/>
          </draw:line>
          <draw:custom-shape draw:style-name="gr6" draw:text-style-name="P7" draw:layer="layout" svg:width="0.202cm" svg:height="0.213cm" svg:x="11.772cm" svg:y="12.24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802cm" svg:y1="12.733cm" svg:x2="12.59cm" svg:y2="12.733cm">
            <text:p/>
          </draw:line>
          <draw:line draw:style-name="gr7" draw:text-style-name="P5" draw:layer="layout" svg:x1="11.59cm" svg:y1="12.033cm" svg:x2="12.59cm" svg:y2="12.033cm">
            <text:p/>
          </draw:line>
          <draw:custom-shape draw:style-name="gr6" draw:text-style-name="P7" draw:layer="layout" svg:width="0.202cm" svg:height="0.213cm" svg:x="11.773cm" svg:y="12.61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1.831cm" svg:y="11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12.8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2.358cm" svg:y="11.724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2.359cm" svg:y="12.424cm">
            <draw:text-box>
              <text:p><text:span text:style-name="T12">O</text:span><text:span text:style-name="T14">cascade</text:span></text:p>
            </draw:text-box>
          </draw:frame>
          <draw:frame draw:style-name="gr19" draw:text-style-name="P20" draw:layer="layout" svg:width="0.887cm" svg:height="0.446cm" svg:x="10.557cm" svg:y="11.493cm">
            <draw:text-box>
              <text:p><text:span text:style-name="T12">I</text:span><text:span text:style-name="T14">config_0</text:span></text:p>
            </draw:text-box>
          </draw:frame>
          <draw:line draw:style-name="gr63" draw:text-style-name="P5" draw:layer="layout" svg:x1="11.19cm" svg:y1="12.033cm" svg:x2="11.06cm" svg:y2="12.033cm">
            <text:p/>
          </draw:line>
          <draw:line draw:style-name="gr67" draw:text-style-name="P5" draw:layer="layout" svg:x1="11.19cm" svg:y1="11.833cm" svg:x2="11.06cm" svg:y2="11.833cm">
            <text:p/>
          </draw:line>
          <draw:line draw:style-name="gr63" draw:text-style-name="P5" draw:layer="layout" svg:x1="11.19cm" svg:y1="12.233cm" svg:x2="11.06cm" svg:y2="12.233cm">
            <text:p/>
          </draw:line>
          <draw:frame draw:style-name="gr19" draw:text-style-name="P20" draw:layer="layout" svg:width="0.887cm" svg:height="0.446cm" svg:x="10.558cm" svg:y="11.693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0.558cm" svg:y="11.893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0.505cm" svg:y="12.193cm">
            <draw:text-box>
              <text:p><text:span text:style-name="T12">O</text:span><text:span text:style-name="T14">config_0</text:span></text:p>
            </draw:text-box>
          </draw:frame>
          <draw:line draw:style-name="gr64" draw:text-style-name="P5" draw:layer="layout" svg:x1="11.19cm" svg:y1="12.733cm" svg:x2="11.06cm" svg:y2="12.733cm">
            <text:p/>
          </draw:line>
          <draw:line draw:style-name="gr64" draw:text-style-name="P5" draw:layer="layout" svg:x1="11.19cm" svg:y1="12.533cm" svg:x2="11.06cm" svg:y2="12.533cm">
            <text:p/>
          </draw:line>
          <draw:line draw:style-name="gr64" draw:text-style-name="P5" draw:layer="layout" svg:x1="11.19cm" svg:y1="12.933cm" svg:x2="11.06cm" svg:y2="12.933cm">
            <text:p/>
          </draw:line>
          <draw:frame draw:style-name="gr29" draw:text-style-name="P20" draw:layer="layout" svg:width="0.976cm" svg:height="0.446cm" svg:x="10.505cm" svg:y="12.393cm">
            <draw:text-box>
              <text:p><text:span text:style-name="T12">O</text:span><text:span text:style-name="T14">config_1</text:span></text:p>
            </draw:text-box>
          </draw:frame>
          <draw:frame draw:style-name="gr29" draw:text-style-name="P20" draw:layer="layout" svg:width="0.976cm" svg:height="0.446cm" svg:x="10.505cm" svg:y="12.593cm">
            <draw:text-box>
              <text:p><text:span text:style-name="T12">O</text:span><text:span text:style-name="T14">config_2</text:span></text:p>
            </draw:text-box>
          </draw:frame>
          <draw:custom-shape draw:style-name="gr68" draw:text-style-name="P24" draw:layer="layout" svg:width="0.745cm" svg:height="0.2cm" draw:transform="rotate (-3.14159265358979) translate (12.345cm 12.132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515cm" svg:y="12.008cm">
            <draw:text-box>
              <text:p><text:span text:style-name="T12">I</text:span></text:p>
            </draw:text-box>
          </draw:frame>
          <draw:frame draw:style-name="gr19" draw:text-style-name="P20" draw:layer="layout" svg:width="0.887cm" svg:height="0.446cm" svg:x="11.403cm" svg:y="12.468cm">
            <draw:text-box>
              <text:p><text:span text:style-name="T12">O</text:span></text:p>
            </draw:text-box>
          </draw:frame>
          <draw:frame draw:style-name="gr19" draw:text-style-name="P20" draw:layer="layout" svg:width="0.887cm" svg:height="0.446cm" svg:x="11.724cm" svg:y="12.08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2.212cm 12.0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line draw:style-name="gr69" draw:text-style-name="P10" draw:layer="layout" svg:x1="11.308cm" svg:y1="11.6cm" svg:x2="11.308cm" svg:y2="11.824cm">
            <text:p/>
          </draw:line>
          <draw:frame draw:style-name="gr19" draw:text-style-name="P20" draw:layer="layout" svg:width="0.887cm" svg:height="0.446cm" svg:x="11.086cm" svg:y="11.385cm">
            <draw:text-box>
              <text:p><text:span text:style-name="T14">config</text:span></text:p>
            </draw:text-box>
          </draw:frame>
          <draw:line draw:style-name="gr69" draw:text-style-name="P10" draw:layer="layout" svg:x1="11.309cm" svg:y1="13.157cm" svg:x2="11.309cm" svg:y2="12.933cm">
            <text:p/>
          </draw:line>
          <draw:frame draw:style-name="gr19" draw:text-style-name="P20" draw:layer="layout" svg:width="0.887cm" svg:height="0.446cm" svg:x="11.087cm" svg:y="12.881cm">
            <draw:text-box>
              <text:p><text:span text:style-name="T14">config</text:span></text:p>
            </draw:text-box>
          </draw:frame>
          <draw:frame draw:style-name="gr19" draw:text-style-name="P20" draw:layer="layout" svg:width="0.887cm" svg:height="0.446cm" svg:x="11.487cm" svg:y="11.385cm">
            <draw:text-box>
              <text:p><text:span text:style-name="T14">config</text:span></text:p>
            </draw:text-box>
          </draw:frame>
          <draw:line draw:style-name="gr69" draw:text-style-name="P10" draw:layer="layout" svg:x1="11.708cm" svg:y1="11.6cm" svg:x2="11.708cm" svg:y2="11.92cm">
            <text:p/>
          </draw:line>
        </draw:g>
        <draw:line draw:style-name="gr38" draw:text-style-name="P10" draw:layer="layout" svg:x1="9.001cm" svg:y1="11.2cm" svg:x2="19.002cm" svg:y2="11.2cm">
          <text:p/>
        </draw:line>
        <draw:g>
          <draw:custom-shape draw:style-name="gr1" draw:text-style-name="P1" draw:layer="layout" svg:width="1.4cm" svg:height="1.4cm" svg:x="17.191cm" svg:y="11.6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7.191cm 12.34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7.192cm 13.024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7.391cm" svg:y1="12.034cm" svg:x2="17.675cm" svg:y2="12.034cm">
            <text:p/>
          </draw:line>
          <draw:line draw:style-name="gr4" draw:text-style-name="P5" draw:layer="layout" svg:x1="17.872cm" svg:y1="12.35cm" svg:x2="18.191cm" svg:y2="12.35cm">
            <text:p/>
          </draw:line>
          <draw:custom-shape draw:style-name="gr5" draw:text-style-name="P18" draw:layer="layout" svg:width="0.4cm" svg:height="0.2cm" svg:x="18.143cm" svg:y="12.25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7.392cm" svg:y1="12.734cm" svg:x2="17.774cm" svg:y2="12.734cm">
            <text:p/>
          </draw:line>
          <draw:line draw:style-name="gr4" draw:text-style-name="P5" draw:layer="layout" svg:x1="17.872cm" svg:y1="12.034cm" svg:x2="17.872cm" svg:y2="12.64cm">
            <text:p/>
          </draw:line>
          <draw:custom-shape draw:style-name="gr6" draw:text-style-name="P7" draw:layer="layout" svg:width="0.202cm" svg:height="0.213cm" svg:x="17.773cm" svg:y="12.24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7.803cm" svg:y1="12.734cm" svg:x2="18.591cm" svg:y2="12.734cm">
            <text:p/>
          </draw:line>
          <draw:line draw:style-name="gr7" draw:text-style-name="P5" draw:layer="layout" svg:x1="17.591cm" svg:y1="12.034cm" svg:x2="18.591cm" svg:y2="12.034cm">
            <text:p/>
          </draw:line>
          <draw:custom-shape draw:style-name="gr6" draw:text-style-name="P7" draw:layer="layout" svg:width="0.202cm" svg:height="0.213cm" svg:x="17.774cm" svg:y="12.62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7.832cm" svg:y="11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12.88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70" draw:text-style-name="P24" draw:layer="layout" svg:width="0.745cm" svg:height="0.2cm" draw:transform="rotate (-3.14159265358979) translate (18.346cm 12.133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0" draw:text-style-name="P19" draw:layer="layout" svg:width="0.163cm" svg:height="0.097cm" draw:transform="rotate (1.5707963267949) translate (18.213cm 12.08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1" draw:text-style-name="P1" draw:layer="layout" svg:width="1.4cm" svg:height="1.4cm" svg:x="10.687cm" svg:y="13.7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0.687cm 14.368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0.688cm 15.052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0.887cm" svg:y1="14.062cm" svg:x2="11.171cm" svg:y2="14.062cm">
            <text:p/>
          </draw:line>
          <draw:line draw:style-name="gr4" draw:text-style-name="P5" draw:layer="layout" svg:x1="11.368cm" svg:y1="14.378cm" svg:x2="11.687cm" svg:y2="14.378cm">
            <text:p/>
          </draw:line>
          <draw:custom-shape draw:style-name="gr5" draw:text-style-name="P18" draw:layer="layout" svg:width="0.4cm" svg:height="0.2cm" svg:x="11.639cm" svg:y="14.285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0.888cm" svg:y1="14.762cm" svg:x2="11.27cm" svg:y2="14.762cm">
            <text:p/>
          </draw:line>
          <draw:line draw:style-name="gr4" draw:text-style-name="P5" draw:layer="layout" svg:x1="11.368cm" svg:y1="14.062cm" svg:x2="11.368cm" svg:y2="14.668cm">
            <text:p/>
          </draw:line>
          <draw:custom-shape draw:style-name="gr6" draw:text-style-name="P7" draw:layer="layout" svg:width="0.202cm" svg:height="0.213cm" svg:x="11.269cm" svg:y="14.276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299cm" svg:y1="14.762cm" svg:x2="12.087cm" svg:y2="14.762cm">
            <text:p/>
          </draw:line>
          <draw:line draw:style-name="gr7" draw:text-style-name="P5" draw:layer="layout" svg:x1="11.087cm" svg:y1="14.062cm" svg:x2="12.087cm" svg:y2="14.062cm">
            <text:p/>
          </draw:line>
          <draw:custom-shape draw:style-name="gr6" draw:text-style-name="P7" draw:layer="layout" svg:width="0.202cm" svg:height="0.213cm" svg:x="11.27cm" svg:y="14.6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1.328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9cm 14.909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1.855cm" svg:y="13.753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1.856cm" svg:y="14.453cm">
            <draw:text-box>
              <text:p><text:span text:style-name="T12">O</text:span><text:span text:style-name="T14">cascade</text:span></text:p>
            </draw:text-box>
          </draw:frame>
          <draw:line draw:style-name="gr63" draw:text-style-name="P5" draw:layer="layout" svg:x1="10.687cm" svg:y1="14.062cm" svg:x2="10.557cm" svg:y2="14.062cm">
            <text:p/>
          </draw:line>
          <draw:line draw:style-name="gr67" draw:text-style-name="P5" draw:layer="layout" svg:x1="10.687cm" svg:y1="13.862cm" svg:x2="10.557cm" svg:y2="13.862cm">
            <text:p/>
          </draw:line>
          <draw:line draw:style-name="gr63" draw:text-style-name="P5" draw:layer="layout" svg:x1="10.687cm" svg:y1="14.262cm" svg:x2="10.557cm" svg:y2="14.262cm">
            <text:p/>
          </draw:line>
          <draw:line draw:style-name="gr64" draw:text-style-name="P5" draw:layer="layout" svg:x1="10.687cm" svg:y1="14.762cm" svg:x2="10.557cm" svg:y2="14.762cm">
            <text:p/>
          </draw:line>
          <draw:line draw:style-name="gr64" draw:text-style-name="P5" draw:layer="layout" svg:x1="10.687cm" svg:y1="14.562cm" svg:x2="10.557cm" svg:y2="14.562cm">
            <text:p/>
          </draw:line>
          <draw:line draw:style-name="gr64" draw:text-style-name="P5" draw:layer="layout" svg:x1="10.687cm" svg:y1="14.962cm" svg:x2="10.557cm" svg:y2="14.962cm">
            <text:p/>
          </draw:line>
          <draw:custom-shape draw:style-name="gr71" draw:text-style-name="P24" draw:layer="layout" svg:width="0.745cm" svg:height="0.2cm" draw:transform="rotate (-3.14159265358979) translate (11.842cm 14.161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012cm" svg:y="14.037cm">
            <draw:text-box>
              <text:p><text:span text:style-name="T12">I</text:span></text:p>
            </draw:text-box>
          </draw:frame>
          <draw:frame draw:style-name="gr19" draw:text-style-name="P20" draw:layer="layout" svg:width="0.887cm" svg:height="0.446cm" svg:x="10.9cm" svg:y="14.497cm">
            <draw:text-box>
              <text:p><text:span text:style-name="T12">O</text:span></text:p>
            </draw:text-box>
          </draw:frame>
          <draw:frame draw:style-name="gr19" draw:text-style-name="P20" draw:layer="layout" svg:width="0.887cm" svg:height="0.446cm" svg:x="11.221cm" svg:y="14.109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1.709cm 14.109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1" draw:text-style-name="P1" draw:layer="layout" svg:width="1.4cm" svg:height="1.4cm" svg:x="12.683cm" svg:y="13.7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2.683cm 14.368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2.684cm 15.052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2.883cm" svg:y1="14.062cm" svg:x2="13.167cm" svg:y2="14.062cm">
            <text:p/>
          </draw:line>
          <draw:line draw:style-name="gr4" draw:text-style-name="P5" draw:layer="layout" svg:x1="13.364cm" svg:y1="14.378cm" svg:x2="13.683cm" svg:y2="14.378cm">
            <text:p/>
          </draw:line>
          <draw:custom-shape draw:style-name="gr5" draw:text-style-name="P18" draw:layer="layout" svg:width="0.4cm" svg:height="0.2cm" svg:x="13.635cm" svg:y="14.285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884cm" svg:y1="14.762cm" svg:x2="13.266cm" svg:y2="14.762cm">
            <text:p/>
          </draw:line>
          <draw:line draw:style-name="gr4" draw:text-style-name="P5" draw:layer="layout" svg:x1="13.364cm" svg:y1="14.062cm" svg:x2="13.364cm" svg:y2="14.668cm">
            <text:p/>
          </draw:line>
          <draw:custom-shape draw:style-name="gr6" draw:text-style-name="P7" draw:layer="layout" svg:width="0.202cm" svg:height="0.213cm" svg:x="13.265cm" svg:y="14.276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3.295cm" svg:y1="14.762cm" svg:x2="14.083cm" svg:y2="14.762cm">
            <text:p/>
          </draw:line>
          <draw:line draw:style-name="gr7" draw:text-style-name="P5" draw:layer="layout" svg:x1="13.083cm" svg:y1="14.062cm" svg:x2="14.083cm" svg:y2="14.062cm">
            <text:p/>
          </draw:line>
          <draw:custom-shape draw:style-name="gr6" draw:text-style-name="P7" draw:layer="layout" svg:width="0.202cm" svg:height="0.213cm" svg:x="13.266cm" svg:y="14.6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3.324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5cm 14.909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3.851cm" svg:y="13.753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3.852cm" svg:y="14.453cm">
            <draw:text-box>
              <text:p><text:span text:style-name="T12">O</text:span><text:span text:style-name="T14">cascade</text:span></text:p>
            </draw:text-box>
          </draw:frame>
          <draw:line draw:style-name="gr63" draw:text-style-name="P5" draw:layer="layout" svg:x1="12.683cm" svg:y1="14.062cm" svg:x2="12.553cm" svg:y2="14.062cm">
            <text:p/>
          </draw:line>
          <draw:line draw:style-name="gr67" draw:text-style-name="P5" draw:layer="layout" svg:x1="12.683cm" svg:y1="13.862cm" svg:x2="12.553cm" svg:y2="13.862cm">
            <text:p/>
          </draw:line>
          <draw:line draw:style-name="gr63" draw:text-style-name="P5" draw:layer="layout" svg:x1="12.683cm" svg:y1="14.262cm" svg:x2="12.553cm" svg:y2="14.262cm">
            <text:p/>
          </draw:line>
          <draw:line draw:style-name="gr64" draw:text-style-name="P5" draw:layer="layout" svg:x1="12.683cm" svg:y1="14.762cm" svg:x2="12.553cm" svg:y2="14.762cm">
            <text:p/>
          </draw:line>
          <draw:line draw:style-name="gr64" draw:text-style-name="P5" draw:layer="layout" svg:x1="12.683cm" svg:y1="14.562cm" svg:x2="12.553cm" svg:y2="14.562cm">
            <text:p/>
          </draw:line>
          <draw:line draw:style-name="gr64" draw:text-style-name="P5" draw:layer="layout" svg:x1="12.683cm" svg:y1="14.962cm" svg:x2="12.553cm" svg:y2="14.962cm">
            <text:p/>
          </draw:line>
          <draw:custom-shape draw:style-name="gr72" draw:text-style-name="P24" draw:layer="layout" svg:width="0.745cm" svg:height="0.2cm" draw:transform="rotate (-3.14159265358979) translate (13.838cm 14.161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3.008cm" svg:y="14.037cm">
            <draw:text-box>
              <text:p><text:span text:style-name="T12">I</text:span></text:p>
            </draw:text-box>
          </draw:frame>
          <draw:frame draw:style-name="gr19" draw:text-style-name="P20" draw:layer="layout" svg:width="0.887cm" svg:height="0.446cm" svg:x="12.896cm" svg:y="14.497cm">
            <draw:text-box>
              <text:p><text:span text:style-name="T12">O</text:span></text:p>
            </draw:text-box>
          </draw:frame>
          <draw:frame draw:style-name="gr19" draw:text-style-name="P20" draw:layer="layout" svg:width="0.887cm" svg:height="0.446cm" svg:x="13.217cm" svg:y="14.109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3.705cm 14.109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1" draw:text-style-name="P1" draw:layer="layout" svg:width="1.4cm" svg:height="1.4cm" svg:x="14.679cm" svg:y="13.7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679cm 14.368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68cm 15.052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879cm" svg:y1="14.062cm" svg:x2="15.163cm" svg:y2="14.062cm">
            <text:p/>
          </draw:line>
          <draw:line draw:style-name="gr4" draw:text-style-name="P5" draw:layer="layout" svg:x1="15.36cm" svg:y1="14.378cm" svg:x2="15.679cm" svg:y2="14.378cm">
            <text:p/>
          </draw:line>
          <draw:custom-shape draw:style-name="gr5" draw:text-style-name="P18" draw:layer="layout" svg:width="0.4cm" svg:height="0.2cm" svg:x="15.631cm" svg:y="14.285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88cm" svg:y1="14.762cm" svg:x2="15.262cm" svg:y2="14.762cm">
            <text:p/>
          </draw:line>
          <draw:line draw:style-name="gr4" draw:text-style-name="P5" draw:layer="layout" svg:x1="15.36cm" svg:y1="14.062cm" svg:x2="15.36cm" svg:y2="14.668cm">
            <text:p/>
          </draw:line>
          <draw:custom-shape draw:style-name="gr6" draw:text-style-name="P7" draw:layer="layout" svg:width="0.202cm" svg:height="0.213cm" svg:x="15.261cm" svg:y="14.276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5.291cm" svg:y1="14.762cm" svg:x2="16.079cm" svg:y2="14.762cm">
            <text:p/>
          </draw:line>
          <draw:line draw:style-name="gr7" draw:text-style-name="P5" draw:layer="layout" svg:x1="15.079cm" svg:y1="14.062cm" svg:x2="16.079cm" svg:y2="14.062cm">
            <text:p/>
          </draw:line>
          <draw:custom-shape draw:style-name="gr6" draw:text-style-name="P7" draw:layer="layout" svg:width="0.202cm" svg:height="0.213cm" svg:x="15.262cm" svg:y="14.6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5.32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1cm 14.909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5.847cm" svg:y="13.753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848cm" svg:y="14.453cm">
            <draw:text-box>
              <text:p><text:span text:style-name="T12">O</text:span><text:span text:style-name="T14">cascade</text:span></text:p>
            </draw:text-box>
          </draw:frame>
          <draw:line draw:style-name="gr63" draw:text-style-name="P5" draw:layer="layout" svg:x1="14.679cm" svg:y1="14.062cm" svg:x2="14.549cm" svg:y2="14.062cm">
            <text:p/>
          </draw:line>
          <draw:line draw:style-name="gr67" draw:text-style-name="P5" draw:layer="layout" svg:x1="14.679cm" svg:y1="13.862cm" svg:x2="14.549cm" svg:y2="13.862cm">
            <text:p/>
          </draw:line>
          <draw:line draw:style-name="gr63" draw:text-style-name="P5" draw:layer="layout" svg:x1="14.679cm" svg:y1="14.262cm" svg:x2="14.549cm" svg:y2="14.262cm">
            <text:p/>
          </draw:line>
          <draw:line draw:style-name="gr64" draw:text-style-name="P5" draw:layer="layout" svg:x1="14.679cm" svg:y1="14.762cm" svg:x2="14.549cm" svg:y2="14.762cm">
            <text:p/>
          </draw:line>
          <draw:line draw:style-name="gr64" draw:text-style-name="P5" draw:layer="layout" svg:x1="14.679cm" svg:y1="14.562cm" svg:x2="14.549cm" svg:y2="14.562cm">
            <text:p/>
          </draw:line>
          <draw:line draw:style-name="gr64" draw:text-style-name="P5" draw:layer="layout" svg:x1="14.679cm" svg:y1="14.962cm" svg:x2="14.549cm" svg:y2="14.962cm">
            <text:p/>
          </draw:line>
          <draw:custom-shape draw:style-name="gr73" draw:text-style-name="P24" draw:layer="layout" svg:width="0.745cm" svg:height="0.2cm" draw:transform="rotate (-3.14159265358979) translate (15.834cm 14.161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5.004cm" svg:y="14.037cm">
            <draw:text-box>
              <text:p><text:span text:style-name="T12">I</text:span></text:p>
            </draw:text-box>
          </draw:frame>
          <draw:frame draw:style-name="gr19" draw:text-style-name="P20" draw:layer="layout" svg:width="0.887cm" svg:height="0.446cm" svg:x="14.892cm" svg:y="14.497cm">
            <draw:text-box>
              <text:p><text:span text:style-name="T12">O</text:span></text:p>
            </draw:text-box>
          </draw:frame>
          <draw:frame draw:style-name="gr19" draw:text-style-name="P20" draw:layer="layout" svg:width="0.887cm" svg:height="0.446cm" svg:x="15.213cm" svg:y="14.109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5.701cm 14.109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presentation:notes draw:style-name="dp2">
          <draw:page-thumbnail draw:style-name="gr74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75" draw:text-style-name="P27" draw:layer="layout" svg:width="16.8cm" svg:height="10cm" svg:x="2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8" draw:layer="layout" svg:width="16.211cm" svg:height="4.18cm" svg:x="3cm" svg:y="3.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15.774cm" svg:height="1.764cm" svg:x="3.337cm" svg:y="3.91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15.774cm" svg:height="1.764cm" svg:x="3.337cm" svg:y="6.11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8" draw:layer="layout" svg:width="16.211cm" svg:height="4.18cm" svg:x="3cm" svg:y="8.7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15.774cm" svg:height="1.843cm" svg:x="3.337cm" svg:y="8.82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9" draw:layer="layout" svg:width="15.766cm" svg:height="1.842cm" svg:x="3.337cm" svg:y="11.02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8.9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11.1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8.9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11.1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6.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6.2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1.6cm" svg:x2="3.6cm" svg:y2="11.6cm">
          <text:p/>
        </draw:line>
        <draw:line draw:style-name="gr17" draw:text-style-name="P10" draw:layer="layout" svg:x1="2.4cm" svg:y1="12.305cm" svg:x2="3.6cm" svg:y2="12.305cm">
          <text:p/>
        </draw:line>
        <draw:line draw:style-name="gr16" draw:text-style-name="P10" draw:layer="layout" svg:x1="5cm" svg:y1="11.6cm" svg:x2="6cm" svg:y2="11.6cm">
          <text:p/>
        </draw:line>
        <draw:line draw:style-name="gr17" draw:text-style-name="P10" draw:layer="layout" svg:x1="5cm" svg:y1="12.305cm" svg:x2="6cm" svg:y2="12.305cm">
          <text:p/>
        </draw:line>
        <draw:line draw:style-name="gr16" draw:text-style-name="P10" draw:layer="layout" svg:x1="7.4cm" svg:y1="11.6cm" svg:x2="8.4cm" svg:y2="11.6cm">
          <text:p/>
        </draw:line>
        <draw:line draw:style-name="gr17" draw:text-style-name="P10" draw:layer="layout" svg:x1="7.4cm" svg:y1="12.305cm" svg:x2="8.4cm" svg:y2="12.305cm">
          <text:p/>
        </draw:line>
        <draw:line draw:style-name="gr16" draw:text-style-name="P10" draw:layer="layout" svg:x1="10.842cm" svg:y1="11.6cm" svg:x2="12cm" svg:y2="11.6cm">
          <text:p/>
        </draw:line>
        <draw:line draw:style-name="gr17" draw:text-style-name="P10" draw:layer="layout" svg:x1="9.8cm" svg:y1="12.305cm" svg:x2="12cm" svg:y2="12.305cm">
          <text:p/>
        </draw:line>
        <draw:line draw:style-name="gr16" draw:text-style-name="P10" draw:layer="layout" svg:x1="13.4cm" svg:y1="11.6cm" svg:x2="14.4cm" svg:y2="11.6cm">
          <text:p/>
        </draw:line>
        <draw:line draw:style-name="gr17" draw:text-style-name="P10" draw:layer="layout" svg:x1="13.4cm" svg:y1="12.305cm" svg:x2="14.4cm" svg:y2="12.305cm">
          <text:p/>
        </draw:line>
        <draw:line draw:style-name="gr16" draw:text-style-name="P10" draw:layer="layout" svg:x1="15.8cm" svg:y1="11.6cm" svg:x2="16.8cm" svg:y2="11.6cm">
          <text:p/>
        </draw:line>
        <draw:line draw:style-name="gr17" draw:text-style-name="P10" draw:layer="layout" svg:x1="15.8cm" svg:y1="12.305cm" svg:x2="16.8cm" svg:y2="12.305cm">
          <text:p/>
        </draw:line>
        <draw:line draw:style-name="gr81" draw:text-style-name="P10" draw:layer="layout" svg:x1="10.842cm" svg:y1="10.838cm" svg:x2="10.842cm" svg:y2="11.6cm">
          <text:p/>
        </draw:line>
        <draw:line draw:style-name="gr81" draw:text-style-name="P10" draw:layer="layout" svg:x1="1.2cm" svg:y1="10.838cm" svg:x2="10.842cm" svg:y2="10.838cm">
          <text:p/>
        </draw:line>
        <draw:line draw:style-name="gr82" draw:text-style-name="P5" draw:layer="layout" svg:x1="3.337cm" svg:y1="13.96cm" svg:x2="19.4cm" svg:y2="13.96cm">
          <text:p/>
        </draw:line>
        <draw:g>
          <draw:frame draw:style-name="gr83" draw:text-style-name="P31" draw:layer="layout" svg:width="0.803cm" svg:height="0.675cm" svg:x="9.9cm" svg:y="14.0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0.217cm" svg:y="14.2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0.218cm" svg:y="13.9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1cm" svg:y="14.0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1.317cm" svg:y="14.287cm">
            <draw:text-box>
              <text:p><text:span text:style-name="T20">IW</text:span></text:p>
            </draw:text-box>
          </draw:frame>
          <draw:frame draw:style-name="gr86" draw:text-style-name="P31" draw:layer="layout" svg:width="0.908cm" svg:height="0.497cm" svg:x="11.318cm" svg:y="13.988cm">
            <draw:text-box>
              <text:p><text:span text:style-name="T20">NW</text:span></text:p>
            </draw:text-box>
          </draw:frame>
        </draw:g>
        <draw:frame draw:style-name="gr87" draw:text-style-name="P32" draw:layer="layout" svg:width="0.803cm" svg:height="0.89cm" svg:x="10.6cm" svg:y="13.9cm">
          <draw:text-box>
            <text:p><text:span text:style-name="T21">×</text:span></text:p>
          </draw:text-box>
        </draw:frame>
        <draw:line draw:style-name="gr16" draw:text-style-name="P10" draw:layer="layout" svg:x1="1.2cm" svg:y1="9.4cm" svg:x2="3.588cm" svg:y2="9.4cm">
          <text:p/>
        </draw:line>
        <draw:line draw:style-name="gr17" draw:text-style-name="P10" draw:layer="layout" svg:x1="2.2cm" svg:y1="10.105cm" svg:x2="3.588cm" svg:y2="10.105cm">
          <text:p/>
        </draw:line>
        <draw:line draw:style-name="gr16" draw:text-style-name="P10" draw:layer="layout" svg:x1="4.988cm" svg:y1="9.4cm" svg:x2="5.988cm" svg:y2="9.4cm">
          <text:p/>
        </draw:line>
        <draw:line draw:style-name="gr17" draw:text-style-name="P10" draw:layer="layout" svg:x1="4.988cm" svg:y1="10.105cm" svg:x2="5.988cm" svg:y2="10.105cm">
          <text:p/>
        </draw:line>
        <draw:line draw:style-name="gr16" draw:text-style-name="P10" draw:layer="layout" svg:x1="7.388cm" svg:y1="9.4cm" svg:x2="8.388cm" svg:y2="9.4cm">
          <text:p/>
        </draw:line>
        <draw:line draw:style-name="gr17" draw:text-style-name="P10" draw:layer="layout" svg:x1="7.388cm" svg:y1="10.105cm" svg:x2="8.388cm" svg:y2="10.105cm">
          <text:p/>
        </draw:line>
        <draw:line draw:style-name="gr16" draw:text-style-name="P10" draw:layer="layout" svg:x1="10.84cm" svg:y1="9.4cm" svg:x2="11.988cm" svg:y2="9.4cm">
          <text:p/>
        </draw:line>
        <draw:line draw:style-name="gr17" draw:text-style-name="P10" draw:layer="layout" svg:x1="9.8cm" svg:y1="10.105cm" svg:x2="11.988cm" svg:y2="10.105cm">
          <text:p/>
        </draw:line>
        <draw:line draw:style-name="gr16" draw:text-style-name="P10" draw:layer="layout" svg:x1="13.388cm" svg:y1="9.4cm" svg:x2="14.388cm" svg:y2="9.4cm">
          <text:p/>
        </draw:line>
        <draw:line draw:style-name="gr17" draw:text-style-name="P10" draw:layer="layout" svg:x1="13.388cm" svg:y1="10.105cm" svg:x2="14.388cm" svg:y2="10.105cm">
          <text:p/>
        </draw:line>
        <draw:line draw:style-name="gr16" draw:text-style-name="P10" draw:layer="layout" svg:x1="15.788cm" svg:y1="9.4cm" svg:x2="16.788cm" svg:y2="9.4cm">
          <text:p/>
        </draw:line>
        <draw:line draw:style-name="gr17" draw:text-style-name="P10" draw:layer="layout" svg:x1="15.788cm" svg:y1="10.105cm" svg:x2="16.788cm" svg:y2="10.105cm">
          <text:p/>
        </draw:line>
        <draw:line draw:style-name="gr81" draw:text-style-name="P10" draw:layer="layout" svg:x1="10.84cm" svg:y1="8.8cm" svg:x2="10.84cm" svg:y2="9.4cm">
          <text:p/>
        </draw:line>
        <draw:line draw:style-name="gr81" draw:text-style-name="P10" draw:layer="layout" svg:x1="1.2cm" svg:y1="8.8cm" svg:x2="10.84cm" svg:y2="8.8cm">
          <text:p/>
        </draw:line>
        <draw:line draw:style-name="gr16" draw:text-style-name="P10" draw:layer="layout" svg:x1="3.089cm" svg:y1="6.64cm" svg:x2="3.588cm" svg:y2="6.64cm">
          <text:p/>
        </draw:line>
        <draw:line draw:style-name="gr17" draw:text-style-name="P10" draw:layer="layout" svg:x1="2cm" svg:y1="7.345cm" svg:x2="3.588cm" svg:y2="7.345cm">
          <text:p/>
        </draw:line>
        <draw:line draw:style-name="gr16" draw:text-style-name="P10" draw:layer="layout" svg:x1="4.988cm" svg:y1="6.64cm" svg:x2="5.988cm" svg:y2="6.64cm">
          <text:p/>
        </draw:line>
        <draw:line draw:style-name="gr17" draw:text-style-name="P10" draw:layer="layout" svg:x1="4.988cm" svg:y1="7.345cm" svg:x2="5.988cm" svg:y2="7.345cm">
          <text:p/>
        </draw:line>
        <draw:line draw:style-name="gr16" draw:text-style-name="P10" draw:layer="layout" svg:x1="7.388cm" svg:y1="6.64cm" svg:x2="8.388cm" svg:y2="6.64cm">
          <text:p/>
        </draw:line>
        <draw:line draw:style-name="gr17" draw:text-style-name="P10" draw:layer="layout" svg:x1="7.388cm" svg:y1="7.345cm" svg:x2="8.388cm" svg:y2="7.345cm">
          <text:p/>
        </draw:line>
        <draw:line draw:style-name="gr16" draw:text-style-name="P10" draw:layer="layout" svg:x1="11.476cm" svg:y1="6.64cm" svg:x2="11.988cm" svg:y2="6.64cm">
          <text:p/>
        </draw:line>
        <draw:line draw:style-name="gr17" draw:text-style-name="P10" draw:layer="layout" svg:x1="9.8cm" svg:y1="7.345cm" svg:x2="11.988cm" svg:y2="7.345cm">
          <text:p/>
        </draw:line>
        <draw:line draw:style-name="gr16" draw:text-style-name="P10" draw:layer="layout" svg:x1="13.388cm" svg:y1="6.64cm" svg:x2="14.388cm" svg:y2="6.64cm">
          <text:p/>
        </draw:line>
        <draw:line draw:style-name="gr17" draw:text-style-name="P10" draw:layer="layout" svg:x1="13.388cm" svg:y1="7.345cm" svg:x2="14.388cm" svg:y2="7.345cm">
          <text:p/>
        </draw:line>
        <draw:line draw:style-name="gr16" draw:text-style-name="P10" draw:layer="layout" svg:x1="15.788cm" svg:y1="6.64cm" svg:x2="16.788cm" svg:y2="6.64cm">
          <text:p/>
        </draw:line>
        <draw:line draw:style-name="gr17" draw:text-style-name="P10" draw:layer="layout" svg:x1="15.788cm" svg:y1="7.345cm" svg:x2="16.788cm" svg:y2="7.345cm">
          <text:p/>
        </draw:line>
        <draw:line draw:style-name="gr16" draw:text-style-name="P10" draw:layer="layout" svg:x1="2.844cm" svg:y1="4.44cm" svg:x2="3.576cm" svg:y2="4.44cm">
          <text:p/>
        </draw:line>
        <draw:line draw:style-name="gr17" draw:text-style-name="P10" draw:layer="layout" svg:x1="1.8cm" svg:y1="5.145cm" svg:x2="3.576cm" svg:y2="5.145cm">
          <text:p/>
        </draw:line>
        <draw:line draw:style-name="gr16" draw:text-style-name="P10" draw:layer="layout" svg:x1="4.976cm" svg:y1="4.44cm" svg:x2="5.976cm" svg:y2="4.44cm">
          <text:p/>
        </draw:line>
        <draw:line draw:style-name="gr17" draw:text-style-name="P10" draw:layer="layout" svg:x1="4.976cm" svg:y1="5.145cm" svg:x2="5.976cm" svg:y2="5.145cm">
          <text:p/>
        </draw:line>
        <draw:line draw:style-name="gr16" draw:text-style-name="P10" draw:layer="layout" svg:x1="7.376cm" svg:y1="4.44cm" svg:x2="8.376cm" svg:y2="4.44cm">
          <text:p/>
        </draw:line>
        <draw:line draw:style-name="gr17" draw:text-style-name="P10" draw:layer="layout" svg:x1="7.376cm" svg:y1="5.145cm" svg:x2="8.376cm" svg:y2="5.145cm">
          <text:p/>
        </draw:line>
        <draw:line draw:style-name="gr16" draw:text-style-name="P10" draw:layer="layout" svg:x1="11.243cm" svg:y1="4.44cm" svg:x2="11.976cm" svg:y2="4.44cm">
          <text:p/>
        </draw:line>
        <draw:line draw:style-name="gr17" draw:text-style-name="P10" draw:layer="layout" svg:x1="9.8cm" svg:y1="5.145cm" svg:x2="11.976cm" svg:y2="5.145cm">
          <text:p/>
        </draw:line>
        <draw:line draw:style-name="gr16" draw:text-style-name="P10" draw:layer="layout" svg:x1="13.376cm" svg:y1="4.44cm" svg:x2="14.376cm" svg:y2="4.44cm">
          <text:p/>
        </draw:line>
        <draw:line draw:style-name="gr17" draw:text-style-name="P10" draw:layer="layout" svg:x1="13.376cm" svg:y1="5.145cm" svg:x2="14.376cm" svg:y2="5.145cm">
          <text:p/>
        </draw:line>
        <draw:line draw:style-name="gr16" draw:text-style-name="P10" draw:layer="layout" svg:x1="15.776cm" svg:y1="4.44cm" svg:x2="16.776cm" svg:y2="4.44cm">
          <text:p/>
        </draw:line>
        <draw:line draw:style-name="gr17" draw:text-style-name="P10" draw:layer="layout" svg:x1="15.776cm" svg:y1="5.145cm" svg:x2="16.776cm" svg:y2="5.145cm">
          <text:p/>
        </draw:line>
        <draw:line draw:style-name="gr82" draw:text-style-name="P5" draw:layer="layout" svg:x1="22.4cm" svg:y1="0.7cm" svg:x2="22.4cm" svg:y2="13cm">
          <text:p/>
        </draw:line>
        <draw:g>
          <draw:frame draw:style-name="gr83" draw:text-style-name="P31" draw:layer="layout" svg:width="0.803cm" svg:height="0.675cm" draw:transform="rotate (1.5707963267949) translate (22.552cm 8.518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805cm 8.201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2.552cm 7.318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2.805cm 7.001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2.418cm 7.718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2.552cm 6.319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805cm 6.002cm)">
            <draw:text-box>
              <text:p><text:span text:style-name="T20">IWO</text:span></text:p>
            </draw:text-box>
          </draw:frame>
        </draw:g>
        <draw:frame draw:style-name="gr87" draw:text-style-name="P32" draw:layer="layout" svg:width="0.803cm" svg:height="0.89cm" draw:transform="rotate (1.5707963267949) translate (22.418cm 6.719cm)">
          <draw:text-box>
            <text:p><text:span text:style-name="T21">×</text:span></text:p>
          </draw:text-box>
        </draw:frame>
        <draw:line draw:style-name="gr82" draw:text-style-name="P5" draw:layer="layout" svg:x1="3.487cm" svg:y1="13.66cm" svg:x2="9.931cm" svg:y2="13.66cm">
          <text:p/>
        </draw:line>
        <draw:line draw:style-name="gr82" draw:text-style-name="P5" draw:layer="layout" svg:x1="11.887cm" svg:y1="13.66cm" svg:x2="18.5cm" svg:y2="13.66cm">
          <text:p/>
        </draw:line>
        <draw:g>
          <draw:frame draw:style-name="gr83" draw:text-style-name="P31" draw:layer="layout" svg:width="0.803cm" svg:height="0.675cm" svg:x="6.2cm" svg:y="13.0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6.517cm" svg:y="13.2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6.518cm" svg:y="12.9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4.6cm" svg:y="13.0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4.917cm" svg:y="13.2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4.918cm" svg:y="12.988cm">
            <draw:text-box>
              <text:p><text:span text:style-name="T20">W</text:span></text:p>
            </draw:text-box>
          </draw:frame>
        </draw:g>
        <draw:line draw:style-name="gr82" draw:text-style-name="P5" draw:layer="layout" svg:x1="21.2cm" svg:y1="8.72cm" svg:x2="21.2cm" svg:y2="13cm">
          <text:p/>
        </draw:line>
        <draw:line draw:style-name="gr82" draw:text-style-name="P5" draw:layer="layout" svg:x1="21.2cm" svg:y1="3.82cm" svg:x2="21.2cm" svg:y2="8cm">
          <text:p/>
        </draw:line>
        <draw:g>
          <draw:frame draw:style-name="gr83" draw:text-style-name="P31" draw:layer="layout" svg:width="0.803cm" svg:height="0.675cm" draw:transform="rotate (1.5707963267949) translate (21.752cm 9.219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005cm 8.902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1.752cm 8.22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005cm 7.903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1.618cm 8.62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1.152cm 11.22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1.405cm 10.903cm)">
            <draw:text-box>
              <text:p><text:span text:style-name="T20">IO</text:span></text:p>
            </draw:text-box>
          </draw:frame>
        </draw:g>
        <draw:line draw:style-name="gr90" draw:text-style-name="P10" draw:layer="layout" svg:x1="11.488cm" svg:y1="8.3cm" svg:x2="12.889cm" svg:y2="8.3cm">
          <text:p/>
        </draw:line>
        <draw:line draw:style-name="gr90" draw:text-style-name="P10" draw:layer="layout" svg:x1="11.488cm" svg:y1="6.64cm" svg:x2="11.488cm" svg:y2="8.3cm">
          <text:p/>
        </draw:line>
        <draw:line draw:style-name="gr90" draw:text-style-name="P10" draw:layer="layout" svg:x1="11.243cm" svg:y1="4.44cm" svg:x2="11.243cm" svg:y2="8.5cm">
          <text:p/>
        </draw:line>
        <draw:line draw:style-name="gr90" draw:text-style-name="P10" draw:layer="layout" svg:x1="11.243cm" svg:y1="8.5cm" svg:x2="12.349cm" svg:y2="8.5cm">
          <text:p/>
        </draw:line>
        <draw:line draw:style-name="gr90" draw:text-style-name="P10" draw:layer="layout" svg:x1="12.349cm" svg:y1="8.5cm" svg:x2="12.349cm" svg:y2="9.06cm">
          <text:p/>
        </draw:line>
        <draw:g>
          <draw:custom-shape draw:style-name="gr11" draw:text-style-name="P9" draw:layer="layout" svg:width="0.079cm" svg:height="0.079cm" svg:x="10.958cm" svg:y="5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3.089cm" svg:y1="8.3cm" svg:x2="4.489cm" svg:y2="8.3cm">
          <text:p/>
        </draw:line>
        <draw:line draw:style-name="gr90" draw:text-style-name="P10" draw:layer="layout" svg:x1="3.949cm" svg:y1="11cm" svg:x2="3.949cm" svg:y2="11.26cm">
          <text:p/>
        </draw:line>
        <draw:line draw:style-name="gr90" draw:text-style-name="P10" draw:layer="layout" svg:x1="3.089cm" svg:y1="6.64cm" svg:x2="3.089cm" svg:y2="8.3cm">
          <text:p/>
        </draw:line>
        <draw:line draw:style-name="gr90" draw:text-style-name="P10" draw:layer="layout" svg:x1="2.844cm" svg:y1="4.44cm" svg:x2="2.844cm" svg:y2="8.5cm">
          <text:p/>
        </draw:line>
        <draw:line draw:style-name="gr90" draw:text-style-name="P10" draw:layer="layout" svg:x1="2.844cm" svg:y1="8.5cm" svg:x2="3.952cm" svg:y2="8.5cm">
          <text:p/>
        </draw:line>
        <draw:line draw:style-name="gr90" draw:text-style-name="P10" draw:layer="layout" svg:x1="3.952cm" svg:y1="8.5cm" svg:x2="3.952cm" svg:y2="9.06cm">
          <text:p/>
        </draw:line>
        <draw:g>
          <draw:custom-shape draw:style-name="gr11" draw:text-style-name="P9" draw:layer="layout" svg:width="0.109cm" svg:height="0.109cm" draw:transform="rotate (-1.5707963267949) translate (19.0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103cm" svg:x2="21cm" svg:y2="10.103cm">
          <text:p/>
        </draw:line>
        <draw:line draw:style-name="gr17" draw:text-style-name="P10" draw:layer="layout" svg:x1="18.164cm" svg:y1="12.303cm" svg:x2="21cm" svg:y2="12.303cm">
          <text:p/>
        </draw:line>
        <draw:line draw:style-name="gr17" draw:text-style-name="P10" draw:layer="layout" svg:x1="18.164cm" svg:y1="5.14cm" svg:x2="21cm" svg:y2="5.14cm">
          <text:p/>
        </draw:line>
        <draw:line draw:style-name="gr17" draw:text-style-name="P10" draw:layer="layout" svg:x1="18.152cm" svg:y1="7.34cm" svg:x2="21cm" svg:y2="7.34cm">
          <text:p/>
        </draw:line>
        <draw:line draw:style-name="gr90" draw:text-style-name="P10" draw:layer="layout" svg:x1="3.949cm" svg:y1="11cm" svg:x2="4.489cm" svg:y2="11cm">
          <text:p/>
        </draw:line>
        <draw:line draw:style-name="gr91" draw:text-style-name="P10" draw:layer="layout" svg:x1="2.4cm" svg:y1="14.305cm" svg:x2="2.4cm" svg:y2="12.305cm">
          <text:p/>
        </draw:line>
        <draw:line draw:style-name="gr91" draw:text-style-name="P10" draw:layer="layout" svg:x1="2.2cm" svg:y1="14.305cm" svg:x2="2.2cm" svg:y2="10.105cm">
          <text:p/>
        </draw:line>
        <draw:line draw:style-name="gr91" draw:text-style-name="P10" draw:layer="layout" svg:x1="2cm" svg:y1="14.305cm" svg:x2="2cm" svg:y2="7.345cm">
          <text:p/>
        </draw:line>
        <draw:line draw:style-name="gr91" draw:text-style-name="P10" draw:layer="layout" svg:x1="1.8cm" svg:y1="14.305cm" svg:x2="1.8cm" svg:y2="5.145cm">
          <text:p/>
        </draw:line>
        <draw:line draw:style-name="gr90" draw:text-style-name="P10" draw:layer="layout" svg:x1="3.934cm" svg:y1="6.027cm" svg:x2="3.934cm" svg:y2="6.287cm">
          <text:p/>
        </draw:line>
        <draw:line draw:style-name="gr90" draw:text-style-name="P10" draw:layer="layout" svg:x1="3.934cm" svg:y1="3.4cm" svg:x2="3.934cm" svg:y2="4.087cm">
          <text:p/>
        </draw:line>
        <draw:line draw:style-name="gr90" draw:text-style-name="P10" draw:layer="layout" svg:x1="3.934cm" svg:y1="6.027cm" svg:x2="4.489cm" svg:y2="6.027cm">
          <text:p/>
        </draw:line>
        <draw:g>
          <draw:custom-shape draw:style-name="gr11" draw:text-style-name="P9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12.334cm" svg:y1="6.027cm" svg:x2="12.334cm" svg:y2="6.287cm">
          <text:p/>
        </draw:line>
        <draw:line draw:style-name="gr90" draw:text-style-name="P10" draw:layer="layout" svg:x1="12.334cm" svg:y1="3.4cm" svg:x2="12.334cm" svg:y2="4.087cm">
          <text:p/>
        </draw:line>
        <draw:line draw:style-name="gr90" draw:text-style-name="P10" draw:layer="layout" svg:x1="12.334cm" svg:y1="6.027cm" svg:x2="12.889cm" svg:y2="6.027cm">
          <text:p/>
        </draw:line>
        <draw:line draw:style-name="gr90" draw:text-style-name="P10" draw:layer="layout" svg:x1="12.35cm" svg:y1="11cm" svg:x2="12.35cm" svg:y2="11.26cm">
          <text:p/>
        </draw:line>
        <draw:line draw:style-name="gr90" draw:text-style-name="P10" draw:layer="layout" svg:x1="12.35cm" svg:y1="11cm" svg:x2="12.868cm" svg:y2="11cm">
          <text:p/>
        </draw:line>
        <draw:g>
          <draw:custom-shape draw:style-name="gr92" draw:text-style-name="P33" draw:layer="layout" svg:width="0.109cm" svg:height="0.109cm" draw:transform="rotate (-1.5707963267949) translate (1.4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1.6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1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1.51cm 7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51cm 8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51cm 7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4" draw:text-style-name="P27" draw:layer="layout" svg:width="16.8cm" svg:height="1.391cm" svg:x="2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1.8cm" svg:y1="3cm" svg:x2="21.8cm" svg:y2="13cm">
          <text:p/>
        </draw:line>
        <draw:g>
          <draw:frame draw:style-name="gr83" draw:text-style-name="P31" draw:layer="layout" svg:width="0.803cm" svg:height="0.675cm" draw:transform="rotate (1.5707963267949) translate (21.152cm 6.321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1.405cm 6.004cm)">
            <draw:text-box>
              <text:p><text:span text:style-name="T20">IO</text:span></text:p>
            </draw:text-box>
          </draw:frame>
        </draw:g>
        <draw:g>
          <draw:custom-shape draw:style-name="gr11" draw:text-style-name="P9" draw:layer="layout" svg:width="0.109cm" svg:height="0.109cm" svg:x="21.7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1.8cm" svg:y1="0.7cm" svg:x2="21.8cm" svg:y2="2.091cm">
          <text:p/>
        </draw:line>
        <draw:g>
          <draw:frame draw:style-name="gr83" draw:text-style-name="P31" draw:layer="layout" svg:width="0.803cm" svg:height="0.675cm" draw:transform="rotate (1.5707963267949) translate (21.752cm 2.42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005cm 2.103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1.752cm 1.421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005cm 1.104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1.618cm 1.821cm)">
          <draw:text-box>
            <text:p><text:span text:style-name="T21">×</text:span></text:p>
          </draw:text-box>
        </draw:frame>
        <draw:g>
          <draw:custom-shape draw:style-name="gr1" draw:text-style-name="P1" draw:layer="layout" svg:width="1.4cm" svg:height="1.4cm" svg:x="3.584cm" svg:y="11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3.684cm 11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3.685cm 12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3.884cm" svg:y1="11.594cm" svg:x2="4.068cm" svg:y2="11.594cm">
            <text:p/>
          </draw:line>
          <draw:line draw:style-name="gr4" draw:text-style-name="P5" draw:layer="layout" svg:x1="4.265cm" svg:y1="11.91cm" svg:x2="4.584cm" svg:y2="11.91cm">
            <text:p/>
          </draw:line>
          <draw:custom-shape draw:style-name="gr5" draw:text-style-name="P6" draw:layer="layout" svg:width="0.4cm" svg:height="0.2cm" svg:x="4.536cm" svg:y="11.8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884cm" svg:y1="12.294cm" svg:x2="4.167cm" svg:y2="12.294cm">
            <text:p/>
          </draw:line>
          <draw:line draw:style-name="gr4" draw:text-style-name="P5" draw:layer="layout" svg:x1="4.265cm" svg:y1="11.594cm" svg:x2="4.265cm" svg:y2="12.2cm">
            <text:p/>
          </draw:line>
          <draw:custom-shape draw:style-name="gr6" draw:text-style-name="P7" draw:layer="layout" svg:width="0.202cm" svg:height="0.213cm" svg:x="4.166cm" svg:y="11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196cm" svg:y1="12.294cm" svg:x2="4.984cm" svg:y2="12.294cm">
            <text:p/>
          </draw:line>
          <draw:line draw:style-name="gr7" draw:text-style-name="P5" draw:layer="layout" svg:x1="3.984cm" svg:y1="11.594cm" svg:x2="4.972cm" svg:y2="11.594cm">
            <text:p/>
          </draw:line>
          <draw:custom-shape draw:style-name="gr8" draw:text-style-name="P3" draw:layer="layout" svg:width="0.201cm" svg:height="0.052cm" draw:transform="rotate (1.5707963267949) translate (3.993cm 11.639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3.955cm" svg:y1="11.43cm" svg:x2="3.955cm" svg:y2="11.248cm">
            <text:p/>
          </draw:line>
          <draw:custom-shape draw:style-name="gr6" draw:text-style-name="P7" draw:layer="layout" svg:width="0.202cm" svg:height="0.213cm" svg:x="4.167cm" svg:y="12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4.596cm 11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225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953cm" svg:y1="11.437cm" svg:x2="3.953cm" svg:y2="11.604cm">
            <text:p/>
          </draw:line>
          <draw:line draw:style-name="gr12" draw:text-style-name="P5" draw:layer="layout" svg:x1="4.077cm" svg:y1="11.441cm" svg:x2="4.077cm" svg:y2="11.53cm">
            <text:p/>
          </draw:line>
          <draw:line draw:style-name="gr12" draw:text-style-name="P5" draw:layer="layout" svg:x1="4.078cm" svg:y1="11.437cm" svg:x2="3.948cm" svg:y2="11.437cm">
            <text:p/>
          </draw:line>
          <draw:line draw:style-name="gr12" draw:text-style-name="P5" draw:layer="layout" svg:x1="4.139cm" svg:y1="11.537cm" svg:x2="4.077cm" svg:y2="11.537cm">
            <text:p/>
          </draw:line>
          <draw:custom-shape draw:style-name="gr8" draw:text-style-name="P3" draw:layer="layout" svg:width="0.192cm" svg:height="0.064cm" draw:transform="rotate (1.5707963267949) translate (4.102cm 11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4.596cm 12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3.93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3.684cm" svg:y1="11.453cm" svg:x2="3.554cm" svg:y2="11.453cm">
            <text:p/>
          </draw:line>
          <draw:line draw:style-name="gr13" draw:text-style-name="P5" draw:layer="layout" svg:x1="3.684cm" svg:y1="11.553cm" svg:x2="3.554cm" svg:y2="11.553cm">
            <text:p/>
          </draw:line>
          <draw:line draw:style-name="gr13" draw:text-style-name="P5" draw:layer="layout" svg:x1="3.684cm" svg:y1="11.653cm" svg:x2="3.554cm" svg:y2="11.653cm">
            <text:p/>
          </draw:line>
          <draw:line draw:style-name="gr13" draw:text-style-name="P5" draw:layer="layout" svg:x1="3.684cm" svg:y1="11.753cm" svg:x2="3.554cm" svg:y2="11.753cm">
            <text:p/>
          </draw:line>
          <draw:line draw:style-name="gr13" draw:text-style-name="P5" draw:layer="layout" svg:x1="3.684cm" svg:y1="11.853cm" svg:x2="3.554cm" svg:y2="11.853cm">
            <text:p/>
          </draw:line>
          <draw:line draw:style-name="gr13" draw:text-style-name="P5" draw:layer="layout" svg:x1="3.684cm" svg:y1="11.353cm" svg:x2="3.554cm" svg:y2="11.353cm">
            <text:p/>
          </draw:line>
          <draw:line draw:style-name="gr14" draw:text-style-name="P5" draw:layer="layout" svg:x1="3.684cm" svg:y1="12.133cm" svg:x2="3.554cm" svg:y2="12.133cm">
            <text:p/>
          </draw:line>
          <draw:line draw:style-name="gr14" draw:text-style-name="P5" draw:layer="layout" svg:x1="3.684cm" svg:y1="12.233cm" svg:x2="3.554cm" svg:y2="12.233cm">
            <text:p/>
          </draw:line>
          <draw:line draw:style-name="gr14" draw:text-style-name="P5" draw:layer="layout" svg:x1="3.684cm" svg:y1="12.333cm" svg:x2="3.554cm" svg:y2="12.333cm">
            <text:p/>
          </draw:line>
          <draw:line draw:style-name="gr14" draw:text-style-name="P5" draw:layer="layout" svg:x1="3.684cm" svg:y1="12.433cm" svg:x2="3.554cm" svg:y2="12.433cm">
            <text:p/>
          </draw:line>
          <draw:line draw:style-name="gr14" draw:text-style-name="P5" draw:layer="layout" svg:x1="3.684cm" svg:y1="12.533cm" svg:x2="3.554cm" svg:y2="12.533cm">
            <text:p/>
          </draw:line>
          <draw:line draw:style-name="gr14" draw:text-style-name="P5" draw:layer="layout" svg:x1="3.684cm" svg:y1="12.033cm" svg:x2="3.554cm" svg:y2="12.033cm">
            <text:p/>
          </draw:line>
        </draw:g>
        <draw:g>
          <draw:g>
            <draw:custom-shape draw:style-name="gr1" draw:text-style-name="P1" draw:layer="layout" svg:width="1.4cm" svg:height="1.4cm" svg:x="3.584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84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85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84cm" svg:y1="9.394cm" svg:x2="4.068cm" svg:y2="9.394cm">
              <text:p/>
            </draw:line>
            <draw:line draw:style-name="gr4" draw:text-style-name="P5" draw:layer="layout" svg:x1="4.265cm" svg:y1="9.71cm" svg:x2="4.584cm" svg:y2="9.71cm">
              <text:p/>
            </draw:line>
            <draw:custom-shape draw:style-name="gr5" draw:text-style-name="P6" draw:layer="layout" svg:width="0.4cm" svg:height="0.2cm" svg:x="4.536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84cm" svg:y1="10.094cm" svg:x2="4.167cm" svg:y2="10.094cm">
              <text:p/>
            </draw:line>
            <draw:line draw:style-name="gr4" draw:text-style-name="P5" draw:layer="layout" svg:x1="4.265cm" svg:y1="9.394cm" svg:x2="4.265cm" svg:y2="10cm">
              <text:p/>
            </draw:line>
            <draw:custom-shape draw:style-name="gr6" draw:text-style-name="P7" draw:layer="layout" svg:width="0.202cm" svg:height="0.213cm" svg:x="4.166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6cm" svg:y1="10.094cm" svg:x2="4.984cm" svg:y2="10.094cm">
              <text:p/>
            </draw:line>
            <draw:line draw:style-name="gr7" draw:text-style-name="P5" draw:layer="layout" svg:x1="3.984cm" svg:y1="9.394cm" svg:x2="4.972cm" svg:y2="9.394cm">
              <text:p/>
            </draw:line>
            <draw:custom-shape draw:style-name="gr8" draw:text-style-name="P3" draw:layer="layout" svg:width="0.201cm" svg:height="0.052cm" draw:transform="rotate (1.5707963267949) translate (3.993cm 9.43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55cm" svg:y1="9.23cm" svg:x2="3.955cm" svg:y2="9.048cm">
              <text:p/>
            </draw:line>
            <draw:custom-shape draw:style-name="gr6" draw:text-style-name="P7" draw:layer="layout" svg:width="0.202cm" svg:height="0.213cm" svg:x="4.167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96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25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53cm" svg:y1="9.237cm" svg:x2="3.953cm" svg:y2="9.404cm">
              <text:p/>
            </draw:line>
            <draw:line draw:style-name="gr12" draw:text-style-name="P5" draw:layer="layout" svg:x1="4.077cm" svg:y1="9.241cm" svg:x2="4.077cm" svg:y2="9.33cm">
              <text:p/>
            </draw:line>
            <draw:line draw:style-name="gr12" draw:text-style-name="P5" draw:layer="layout" svg:x1="4.078cm" svg:y1="9.237cm" svg:x2="3.948cm" svg:y2="9.237cm">
              <text:p/>
            </draw:line>
            <draw:line draw:style-name="gr12" draw:text-style-name="P5" draw:layer="layout" svg:x1="4.139cm" svg:y1="9.337cm" svg:x2="4.077cm" svg:y2="9.337cm">
              <text:p/>
            </draw:line>
            <draw:custom-shape draw:style-name="gr8" draw:text-style-name="P3" draw:layer="layout" svg:width="0.192cm" svg:height="0.064cm" draw:transform="rotate (1.5707963267949) translate (4.102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96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35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84cm" svg:y1="9.253cm" svg:x2="3.554cm" svg:y2="9.253cm">
              <text:p/>
            </draw:line>
            <draw:line draw:style-name="gr13" draw:text-style-name="P5" draw:layer="layout" svg:x1="3.684cm" svg:y1="9.353cm" svg:x2="3.554cm" svg:y2="9.353cm">
              <text:p/>
            </draw:line>
            <draw:line draw:style-name="gr13" draw:text-style-name="P5" draw:layer="layout" svg:x1="3.684cm" svg:y1="9.453cm" svg:x2="3.554cm" svg:y2="9.453cm">
              <text:p/>
            </draw:line>
            <draw:line draw:style-name="gr13" draw:text-style-name="P5" draw:layer="layout" svg:x1="3.684cm" svg:y1="9.553cm" svg:x2="3.554cm" svg:y2="9.553cm">
              <text:p/>
            </draw:line>
            <draw:line draw:style-name="gr13" draw:text-style-name="P5" draw:layer="layout" svg:x1="3.684cm" svg:y1="9.653cm" svg:x2="3.554cm" svg:y2="9.653cm">
              <text:p/>
            </draw:line>
            <draw:line draw:style-name="gr13" draw:text-style-name="P5" draw:layer="layout" svg:x1="3.684cm" svg:y1="9.153cm" svg:x2="3.554cm" svg:y2="9.153cm">
              <text:p/>
            </draw:line>
            <draw:line draw:style-name="gr14" draw:text-style-name="P5" draw:layer="layout" svg:x1="3.684cm" svg:y1="9.933cm" svg:x2="3.554cm" svg:y2="9.933cm">
              <text:p/>
            </draw:line>
            <draw:line draw:style-name="gr14" draw:text-style-name="P5" draw:layer="layout" svg:x1="3.684cm" svg:y1="10.033cm" svg:x2="3.554cm" svg:y2="10.033cm">
              <text:p/>
            </draw:line>
            <draw:line draw:style-name="gr14" draw:text-style-name="P5" draw:layer="layout" svg:x1="3.684cm" svg:y1="10.133cm" svg:x2="3.554cm" svg:y2="10.133cm">
              <text:p/>
            </draw:line>
            <draw:line draw:style-name="gr14" draw:text-style-name="P5" draw:layer="layout" svg:x1="3.684cm" svg:y1="10.233cm" svg:x2="3.554cm" svg:y2="10.233cm">
              <text:p/>
            </draw:line>
            <draw:line draw:style-name="gr14" draw:text-style-name="P5" draw:layer="layout" svg:x1="3.684cm" svg:y1="10.333cm" svg:x2="3.554cm" svg:y2="10.333cm">
              <text:p/>
            </draw:line>
            <draw:line draw:style-name="gr14" draw:text-style-name="P5" draw:layer="layout" svg:x1="3.684cm" svg:y1="9.833cm" svg:x2="3.554cm" svg:y2="9.833cm">
              <text:p/>
            </draw:line>
          </draw:g>
          <draw:custom-shape draw:style-name="gr95" draw:text-style-name="P35" draw:layer="layout" svg:width="1.4cm" svg:height="1.4cm" svg:x="3.585cm" svg:y="9.049cm">
            <text:p/>
            <draw:enhanced-geometry svg:viewBox="0 0 21600 21600" draw:type="rectangle" draw:enhanced-path="M 0 0 L 21600 0 21600 21600 0 21600 0 0 Z N"/>
          </draw:custom-shape>
        </draw:g>
        <draw:line draw:style-name="gr90" draw:text-style-name="P10" draw:layer="layout" svg:x1="4.489cm" svg:y1="8.34cm" svg:x2="4.489cm" svg:y2="11cm">
          <text:p/>
        </draw:line>
        <draw:g>
          <draw:g>
            <draw:custom-shape draw:style-name="gr1" draw:text-style-name="P1" draw:layer="layout" svg:width="1.4cm" svg:height="1.4cm" svg:x="5.981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81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82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81cm" svg:y1="9.395cm" svg:x2="6.465cm" svg:y2="9.395cm">
              <text:p/>
            </draw:line>
            <draw:line draw:style-name="gr4" draw:text-style-name="P5" draw:layer="layout" svg:x1="6.662cm" svg:y1="9.711cm" svg:x2="6.981cm" svg:y2="9.711cm">
              <text:p/>
            </draw:line>
            <draw:custom-shape draw:style-name="gr5" draw:text-style-name="P6" draw:layer="layout" svg:width="0.4cm" svg:height="0.2cm" svg:x="6.933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81cm" svg:y1="10.095cm" svg:x2="6.564cm" svg:y2="10.095cm">
              <text:p/>
            </draw:line>
            <draw:line draw:style-name="gr4" draw:text-style-name="P5" draw:layer="layout" svg:x1="6.662cm" svg:y1="9.395cm" svg:x2="6.662cm" svg:y2="10.001cm">
              <text:p/>
            </draw:line>
            <draw:custom-shape draw:style-name="gr6" draw:text-style-name="P7" draw:layer="layout" svg:width="0.202cm" svg:height="0.213cm" svg:x="6.563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3cm" svg:y1="10.095cm" svg:x2="7.381cm" svg:y2="10.095cm">
              <text:p/>
            </draw:line>
            <draw:line draw:style-name="gr7" draw:text-style-name="P5" draw:layer="layout" svg:x1="6.381cm" svg:y1="9.395cm" svg:x2="7.369cm" svg:y2="9.395cm">
              <text:p/>
            </draw:line>
            <draw:custom-shape draw:style-name="gr8" draw:text-style-name="P3" draw:layer="layout" svg:width="0.201cm" svg:height="0.052cm" draw:transform="rotate (1.5707963267949) translate (6.39cm 9.4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52cm" svg:y1="9.231cm" svg:x2="6.352cm" svg:y2="9.049cm">
              <text:p/>
            </draw:line>
            <draw:custom-shape draw:style-name="gr6" draw:text-style-name="P7" draw:layer="layout" svg:width="0.202cm" svg:height="0.213cm" svg:x="6.564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3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22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5cm" svg:y1="9.238cm" svg:x2="6.35cm" svg:y2="9.405cm">
              <text:p/>
            </draw:line>
            <draw:line draw:style-name="gr12" draw:text-style-name="P5" draw:layer="layout" svg:x1="6.474cm" svg:y1="9.242cm" svg:x2="6.474cm" svg:y2="9.331cm">
              <text:p/>
            </draw:line>
            <draw:line draw:style-name="gr12" draw:text-style-name="P5" draw:layer="layout" svg:x1="6.475cm" svg:y1="9.238cm" svg:x2="6.345cm" svg:y2="9.238cm">
              <text:p/>
            </draw:line>
            <draw:line draw:style-name="gr12" draw:text-style-name="P5" draw:layer="layout" svg:x1="6.536cm" svg:y1="9.338cm" svg:x2="6.474cm" svg:y2="9.338cm">
              <text:p/>
            </draw:line>
            <draw:custom-shape draw:style-name="gr8" draw:text-style-name="P3" draw:layer="layout" svg:width="0.192cm" svg:height="0.064cm" draw:transform="rotate (1.5707963267949) translate (6.499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3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32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81cm" svg:y1="9.254cm" svg:x2="5.951cm" svg:y2="9.254cm">
              <text:p/>
            </draw:line>
            <draw:line draw:style-name="gr13" draw:text-style-name="P5" draw:layer="layout" svg:x1="6.081cm" svg:y1="9.354cm" svg:x2="5.951cm" svg:y2="9.354cm">
              <text:p/>
            </draw:line>
            <draw:line draw:style-name="gr13" draw:text-style-name="P5" draw:layer="layout" svg:x1="6.081cm" svg:y1="9.454cm" svg:x2="5.951cm" svg:y2="9.454cm">
              <text:p/>
            </draw:line>
            <draw:line draw:style-name="gr13" draw:text-style-name="P5" draw:layer="layout" svg:x1="6.081cm" svg:y1="9.554cm" svg:x2="5.951cm" svg:y2="9.554cm">
              <text:p/>
            </draw:line>
            <draw:line draw:style-name="gr13" draw:text-style-name="P5" draw:layer="layout" svg:x1="6.081cm" svg:y1="9.654cm" svg:x2="5.951cm" svg:y2="9.654cm">
              <text:p/>
            </draw:line>
            <draw:line draw:style-name="gr13" draw:text-style-name="P5" draw:layer="layout" svg:x1="6.081cm" svg:y1="9.154cm" svg:x2="5.951cm" svg:y2="9.154cm">
              <text:p/>
            </draw:line>
            <draw:line draw:style-name="gr14" draw:text-style-name="P5" draw:layer="layout" svg:x1="6.081cm" svg:y1="9.934cm" svg:x2="5.951cm" svg:y2="9.934cm">
              <text:p/>
            </draw:line>
            <draw:line draw:style-name="gr14" draw:text-style-name="P5" draw:layer="layout" svg:x1="6.081cm" svg:y1="10.034cm" svg:x2="5.951cm" svg:y2="10.034cm">
              <text:p/>
            </draw:line>
            <draw:line draw:style-name="gr14" draw:text-style-name="P5" draw:layer="layout" svg:x1="6.081cm" svg:y1="10.134cm" svg:x2="5.951cm" svg:y2="10.134cm">
              <text:p/>
            </draw:line>
            <draw:line draw:style-name="gr14" draw:text-style-name="P5" draw:layer="layout" svg:x1="6.081cm" svg:y1="10.234cm" svg:x2="5.951cm" svg:y2="10.234cm">
              <text:p/>
            </draw:line>
            <draw:line draw:style-name="gr14" draw:text-style-name="P5" draw:layer="layout" svg:x1="6.081cm" svg:y1="10.334cm" svg:x2="5.951cm" svg:y2="10.334cm">
              <text:p/>
            </draw:line>
            <draw:line draw:style-name="gr14" draw:text-style-name="P5" draw:layer="layout" svg:x1="6.081cm" svg:y1="9.834cm" svg:x2="5.951cm" svg:y2="9.834cm">
              <text:p/>
            </draw:line>
          </draw:g>
          <draw:custom-shape draw:style-name="gr95" draw:text-style-name="P35" draw:layer="layout" svg:width="1.4cm" svg:height="1.4cm" svg:x="5.982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8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8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9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8cm" svg:y1="11.596cm" svg:x2="6.462cm" svg:y2="11.596cm">
              <text:p/>
            </draw:line>
            <draw:line draw:style-name="gr4" draw:text-style-name="P5" draw:layer="layout" svg:x1="6.659cm" svg:y1="11.912cm" svg:x2="6.978cm" svg:y2="11.912cm">
              <text:p/>
            </draw:line>
            <draw:custom-shape draw:style-name="gr5" draw:text-style-name="P6" draw:layer="layout" svg:width="0.4cm" svg:height="0.2cm" svg:x="6.93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8cm" svg:y1="12.296cm" svg:x2="6.561cm" svg:y2="12.296cm">
              <text:p/>
            </draw:line>
            <draw:line draw:style-name="gr4" draw:text-style-name="P5" draw:layer="layout" svg:x1="6.659cm" svg:y1="11.596cm" svg:x2="6.659cm" svg:y2="12.202cm">
              <text:p/>
            </draw:line>
            <draw:custom-shape draw:style-name="gr6" draw:text-style-name="P7" draw:layer="layout" svg:width="0.202cm" svg:height="0.213cm" svg:x="6.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cm" svg:y1="12.296cm" svg:x2="7.378cm" svg:y2="12.296cm">
              <text:p/>
            </draw:line>
            <draw:line draw:style-name="gr7" draw:text-style-name="P5" draw:layer="layout" svg:x1="6.378cm" svg:y1="11.596cm" svg:x2="7.366cm" svg:y2="11.596cm">
              <text:p/>
            </draw:line>
            <draw:custom-shape draw:style-name="gr8" draw:text-style-name="P3" draw:layer="layout" svg:width="0.201cm" svg:height="0.052cm" draw:transform="rotate (1.5707963267949) translate (6.387cm 11.64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9cm" svg:y1="11.432cm" svg:x2="6.349cm" svg:y2="11.25cm">
              <text:p/>
            </draw:line>
            <draw:custom-shape draw:style-name="gr6" draw:text-style-name="P7" draw:layer="layout" svg:width="0.202cm" svg:height="0.213cm" svg:x="6.561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9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7cm" svg:y1="11.439cm" svg:x2="6.347cm" svg:y2="11.606cm">
              <text:p/>
            </draw:line>
            <draw:line draw:style-name="gr12" draw:text-style-name="P5" draw:layer="layout" svg:x1="6.471cm" svg:y1="11.443cm" svg:x2="6.471cm" svg:y2="11.532cm">
              <text:p/>
            </draw:line>
            <draw:line draw:style-name="gr12" draw:text-style-name="P5" draw:layer="layout" svg:x1="6.472cm" svg:y1="11.439cm" svg:x2="6.342cm" svg:y2="11.439cm">
              <text:p/>
            </draw:line>
            <draw:line draw:style-name="gr12" draw:text-style-name="P5" draw:layer="layout" svg:x1="6.533cm" svg:y1="11.539cm" svg:x2="6.471cm" svg:y2="11.539cm">
              <text:p/>
            </draw:line>
            <draw:custom-shape draw:style-name="gr8" draw:text-style-name="P3" draw:layer="layout" svg:width="0.192cm" svg:height="0.064cm" draw:transform="rotate (1.5707963267949) translate (6.496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9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8cm" svg:y1="11.455cm" svg:x2="5.948cm" svg:y2="11.455cm">
              <text:p/>
            </draw:line>
            <draw:line draw:style-name="gr13" draw:text-style-name="P5" draw:layer="layout" svg:x1="6.078cm" svg:y1="11.555cm" svg:x2="5.948cm" svg:y2="11.555cm">
              <text:p/>
            </draw:line>
            <draw:line draw:style-name="gr13" draw:text-style-name="P5" draw:layer="layout" svg:x1="6.078cm" svg:y1="11.655cm" svg:x2="5.948cm" svg:y2="11.655cm">
              <text:p/>
            </draw:line>
            <draw:line draw:style-name="gr13" draw:text-style-name="P5" draw:layer="layout" svg:x1="6.078cm" svg:y1="11.755cm" svg:x2="5.948cm" svg:y2="11.755cm">
              <text:p/>
            </draw:line>
            <draw:line draw:style-name="gr13" draw:text-style-name="P5" draw:layer="layout" svg:x1="6.078cm" svg:y1="11.855cm" svg:x2="5.948cm" svg:y2="11.855cm">
              <text:p/>
            </draw:line>
            <draw:line draw:style-name="gr13" draw:text-style-name="P5" draw:layer="layout" svg:x1="6.078cm" svg:y1="11.355cm" svg:x2="5.948cm" svg:y2="11.355cm">
              <text:p/>
            </draw:line>
            <draw:line draw:style-name="gr14" draw:text-style-name="P5" draw:layer="layout" svg:x1="6.078cm" svg:y1="12.135cm" svg:x2="5.948cm" svg:y2="12.135cm">
              <text:p/>
            </draw:line>
            <draw:line draw:style-name="gr14" draw:text-style-name="P5" draw:layer="layout" svg:x1="6.078cm" svg:y1="12.235cm" svg:x2="5.948cm" svg:y2="12.235cm">
              <text:p/>
            </draw:line>
            <draw:line draw:style-name="gr14" draw:text-style-name="P5" draw:layer="layout" svg:x1="6.078cm" svg:y1="12.335cm" svg:x2="5.948cm" svg:y2="12.335cm">
              <text:p/>
            </draw:line>
            <draw:line draw:style-name="gr14" draw:text-style-name="P5" draw:layer="layout" svg:x1="6.078cm" svg:y1="12.435cm" svg:x2="5.948cm" svg:y2="12.435cm">
              <text:p/>
            </draw:line>
            <draw:line draw:style-name="gr14" draw:text-style-name="P5" draw:layer="layout" svg:x1="6.078cm" svg:y1="12.535cm" svg:x2="5.948cm" svg:y2="12.535cm">
              <text:p/>
            </draw:line>
            <draw:line draw:style-name="gr14" draw:text-style-name="P5" draw:layer="layout" svg:x1="6.078cm" svg:y1="12.035cm" svg:x2="5.948cm" svg:y2="12.035cm">
              <text:p/>
            </draw:line>
          </draw:g>
          <draw:custom-shape draw:style-name="gr95" draw:text-style-name="P35" draw:layer="layout" svg:width="1.4cm" svg:height="1.4cm" svg:x="5.979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5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5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6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5cm" svg:y1="11.597cm" svg:x2="8.859cm" svg:y2="11.597cm">
              <text:p/>
            </draw:line>
            <draw:line draw:style-name="gr4" draw:text-style-name="P5" draw:layer="layout" svg:x1="9.056cm" svg:y1="11.913cm" svg:x2="9.375cm" svg:y2="11.913cm">
              <text:p/>
            </draw:line>
            <draw:custom-shape draw:style-name="gr5" draw:text-style-name="P6" draw:layer="layout" svg:width="0.4cm" svg:height="0.2cm" svg:x="9.327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5cm" svg:y1="12.297cm" svg:x2="8.958cm" svg:y2="12.297cm">
              <text:p/>
            </draw:line>
            <draw:line draw:style-name="gr4" draw:text-style-name="P5" draw:layer="layout" svg:x1="9.056cm" svg:y1="11.597cm" svg:x2="9.056cm" svg:y2="12.203cm">
              <text:p/>
            </draw:line>
            <draw:custom-shape draw:style-name="gr6" draw:text-style-name="P7" draw:layer="layout" svg:width="0.202cm" svg:height="0.213cm" svg:x="8.957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7cm" svg:y1="12.297cm" svg:x2="9.775cm" svg:y2="12.297cm">
              <text:p/>
            </draw:line>
            <draw:line draw:style-name="gr7" draw:text-style-name="P5" draw:layer="layout" svg:x1="8.775cm" svg:y1="11.597cm" svg:x2="9.763cm" svg:y2="11.597cm">
              <text:p/>
            </draw:line>
            <draw:custom-shape draw:style-name="gr8" draw:text-style-name="P3" draw:layer="layout" svg:width="0.201cm" svg:height="0.052cm" draw:transform="rotate (1.5707963267949) translate (8.784cm 11.64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6cm" svg:y1="11.433cm" svg:x2="8.746cm" svg:y2="11.251cm">
              <text:p/>
            </draw:line>
            <draw:custom-shape draw:style-name="gr6" draw:text-style-name="P7" draw:layer="layout" svg:width="0.202cm" svg:height="0.213cm" svg:x="8.958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7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6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4cm" svg:y1="11.44cm" svg:x2="8.744cm" svg:y2="11.607cm">
              <text:p/>
            </draw:line>
            <draw:line draw:style-name="gr12" draw:text-style-name="P5" draw:layer="layout" svg:x1="8.868cm" svg:y1="11.444cm" svg:x2="8.868cm" svg:y2="11.533cm">
              <text:p/>
            </draw:line>
            <draw:line draw:style-name="gr12" draw:text-style-name="P5" draw:layer="layout" svg:x1="8.869cm" svg:y1="11.44cm" svg:x2="8.739cm" svg:y2="11.44cm">
              <text:p/>
            </draw:line>
            <draw:line draw:style-name="gr12" draw:text-style-name="P5" draw:layer="layout" svg:x1="8.93cm" svg:y1="11.54cm" svg:x2="8.868cm" svg:y2="11.54cm">
              <text:p/>
            </draw:line>
            <draw:custom-shape draw:style-name="gr8" draw:text-style-name="P3" draw:layer="layout" svg:width="0.192cm" svg:height="0.064cm" draw:transform="rotate (1.5707963267949) translate (8.893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7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6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5cm" svg:y1="11.456cm" svg:x2="8.345cm" svg:y2="11.456cm">
              <text:p/>
            </draw:line>
            <draw:line draw:style-name="gr13" draw:text-style-name="P5" draw:layer="layout" svg:x1="8.475cm" svg:y1="11.556cm" svg:x2="8.345cm" svg:y2="11.556cm">
              <text:p/>
            </draw:line>
            <draw:line draw:style-name="gr13" draw:text-style-name="P5" draw:layer="layout" svg:x1="8.475cm" svg:y1="11.656cm" svg:x2="8.345cm" svg:y2="11.656cm">
              <text:p/>
            </draw:line>
            <draw:line draw:style-name="gr13" draw:text-style-name="P5" draw:layer="layout" svg:x1="8.475cm" svg:y1="11.756cm" svg:x2="8.345cm" svg:y2="11.756cm">
              <text:p/>
            </draw:line>
            <draw:line draw:style-name="gr13" draw:text-style-name="P5" draw:layer="layout" svg:x1="8.475cm" svg:y1="11.856cm" svg:x2="8.345cm" svg:y2="11.856cm">
              <text:p/>
            </draw:line>
            <draw:line draw:style-name="gr13" draw:text-style-name="P5" draw:layer="layout" svg:x1="8.475cm" svg:y1="11.356cm" svg:x2="8.345cm" svg:y2="11.356cm">
              <text:p/>
            </draw:line>
            <draw:line draw:style-name="gr14" draw:text-style-name="P5" draw:layer="layout" svg:x1="8.475cm" svg:y1="12.136cm" svg:x2="8.345cm" svg:y2="12.136cm">
              <text:p/>
            </draw:line>
            <draw:line draw:style-name="gr14" draw:text-style-name="P5" draw:layer="layout" svg:x1="8.475cm" svg:y1="12.236cm" svg:x2="8.345cm" svg:y2="12.236cm">
              <text:p/>
            </draw:line>
            <draw:line draw:style-name="gr14" draw:text-style-name="P5" draw:layer="layout" svg:x1="8.475cm" svg:y1="12.336cm" svg:x2="8.345cm" svg:y2="12.336cm">
              <text:p/>
            </draw:line>
            <draw:line draw:style-name="gr14" draw:text-style-name="P5" draw:layer="layout" svg:x1="8.475cm" svg:y1="12.436cm" svg:x2="8.345cm" svg:y2="12.436cm">
              <text:p/>
            </draw:line>
            <draw:line draw:style-name="gr14" draw:text-style-name="P5" draw:layer="layout" svg:x1="8.475cm" svg:y1="12.536cm" svg:x2="8.345cm" svg:y2="12.536cm">
              <text:p/>
            </draw:line>
            <draw:line draw:style-name="gr14" draw:text-style-name="P5" draw:layer="layout" svg:x1="8.475cm" svg:y1="12.036cm" svg:x2="8.345cm" svg:y2="12.036cm">
              <text:p/>
            </draw:line>
          </draw:g>
          <draw:custom-shape draw:style-name="gr95" draw:text-style-name="P35" draw:layer="layout" svg:width="1.4cm" svg:height="1.4cm" svg:x="8.376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2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2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3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2cm" svg:y1="9.398cm" svg:x2="8.856cm" svg:y2="9.398cm">
              <text:p/>
            </draw:line>
            <draw:line draw:style-name="gr4" draw:text-style-name="P5" draw:layer="layout" svg:x1="9.053cm" svg:y1="9.714cm" svg:x2="9.372cm" svg:y2="9.714cm">
              <text:p/>
            </draw:line>
            <draw:custom-shape draw:style-name="gr5" draw:text-style-name="P6" draw:layer="layout" svg:width="0.4cm" svg:height="0.2cm" svg:x="9.324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2cm" svg:y1="10.098cm" svg:x2="8.955cm" svg:y2="10.098cm">
              <text:p/>
            </draw:line>
            <draw:line draw:style-name="gr4" draw:text-style-name="P5" draw:layer="layout" svg:x1="9.053cm" svg:y1="9.398cm" svg:x2="9.053cm" svg:y2="10.004cm">
              <text:p/>
            </draw:line>
            <draw:custom-shape draw:style-name="gr6" draw:text-style-name="P7" draw:layer="layout" svg:width="0.202cm" svg:height="0.213cm" svg:x="8.954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4cm" svg:y1="10.098cm" svg:x2="9.772cm" svg:y2="10.098cm">
              <text:p/>
            </draw:line>
            <draw:line draw:style-name="gr7" draw:text-style-name="P5" draw:layer="layout" svg:x1="8.772cm" svg:y1="9.398cm" svg:x2="9.76cm" svg:y2="9.398cm">
              <text:p/>
            </draw:line>
            <draw:custom-shape draw:style-name="gr8" draw:text-style-name="P3" draw:layer="layout" svg:width="0.201cm" svg:height="0.052cm" draw:transform="rotate (1.5707963267949) translate (8.781cm 9.44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3cm" svg:y1="9.234cm" svg:x2="8.743cm" svg:y2="9.052cm">
              <text:p/>
            </draw:line>
            <draw:custom-shape draw:style-name="gr6" draw:text-style-name="P7" draw:layer="layout" svg:width="0.202cm" svg:height="0.213cm" svg:x="8.955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4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3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1cm" svg:y1="9.241cm" svg:x2="8.741cm" svg:y2="9.408cm">
              <text:p/>
            </draw:line>
            <draw:line draw:style-name="gr12" draw:text-style-name="P5" draw:layer="layout" svg:x1="8.865cm" svg:y1="9.245cm" svg:x2="8.865cm" svg:y2="9.334cm">
              <text:p/>
            </draw:line>
            <draw:line draw:style-name="gr12" draw:text-style-name="P5" draw:layer="layout" svg:x1="8.866cm" svg:y1="9.241cm" svg:x2="8.736cm" svg:y2="9.241cm">
              <text:p/>
            </draw:line>
            <draw:line draw:style-name="gr12" draw:text-style-name="P5" draw:layer="layout" svg:x1="8.927cm" svg:y1="9.341cm" svg:x2="8.865cm" svg:y2="9.341cm">
              <text:p/>
            </draw:line>
            <draw:custom-shape draw:style-name="gr8" draw:text-style-name="P3" draw:layer="layout" svg:width="0.192cm" svg:height="0.064cm" draw:transform="rotate (1.5707963267949) translate (8.89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4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3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2cm" svg:y1="9.257cm" svg:x2="8.342cm" svg:y2="9.257cm">
              <text:p/>
            </draw:line>
            <draw:line draw:style-name="gr13" draw:text-style-name="P5" draw:layer="layout" svg:x1="8.472cm" svg:y1="9.357cm" svg:x2="8.342cm" svg:y2="9.357cm">
              <text:p/>
            </draw:line>
            <draw:line draw:style-name="gr13" draw:text-style-name="P5" draw:layer="layout" svg:x1="8.472cm" svg:y1="9.457cm" svg:x2="8.342cm" svg:y2="9.457cm">
              <text:p/>
            </draw:line>
            <draw:line draw:style-name="gr13" draw:text-style-name="P5" draw:layer="layout" svg:x1="8.472cm" svg:y1="9.557cm" svg:x2="8.342cm" svg:y2="9.557cm">
              <text:p/>
            </draw:line>
            <draw:line draw:style-name="gr13" draw:text-style-name="P5" draw:layer="layout" svg:x1="8.472cm" svg:y1="9.657cm" svg:x2="8.342cm" svg:y2="9.657cm">
              <text:p/>
            </draw:line>
            <draw:line draw:style-name="gr13" draw:text-style-name="P5" draw:layer="layout" svg:x1="8.472cm" svg:y1="9.157cm" svg:x2="8.342cm" svg:y2="9.157cm">
              <text:p/>
            </draw:line>
            <draw:line draw:style-name="gr14" draw:text-style-name="P5" draw:layer="layout" svg:x1="8.472cm" svg:y1="9.937cm" svg:x2="8.342cm" svg:y2="9.937cm">
              <text:p/>
            </draw:line>
            <draw:line draw:style-name="gr14" draw:text-style-name="P5" draw:layer="layout" svg:x1="8.472cm" svg:y1="10.037cm" svg:x2="8.342cm" svg:y2="10.037cm">
              <text:p/>
            </draw:line>
            <draw:line draw:style-name="gr14" draw:text-style-name="P5" draw:layer="layout" svg:x1="8.472cm" svg:y1="10.137cm" svg:x2="8.342cm" svg:y2="10.137cm">
              <text:p/>
            </draw:line>
            <draw:line draw:style-name="gr14" draw:text-style-name="P5" draw:layer="layout" svg:x1="8.472cm" svg:y1="10.237cm" svg:x2="8.342cm" svg:y2="10.237cm">
              <text:p/>
            </draw:line>
            <draw:line draw:style-name="gr14" draw:text-style-name="P5" draw:layer="layout" svg:x1="8.472cm" svg:y1="10.337cm" svg:x2="8.342cm" svg:y2="10.337cm">
              <text:p/>
            </draw:line>
            <draw:line draw:style-name="gr14" draw:text-style-name="P5" draw:layer="layout" svg:x1="8.472cm" svg:y1="9.837cm" svg:x2="8.342cm" svg:y2="9.837cm">
              <text:p/>
            </draw:line>
          </draw:g>
          <draw:custom-shape draw:style-name="gr95" draw:text-style-name="P35" draw:layer="layout" svg:width="1.4cm" svg:height="1.4cm" svg:x="8.373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8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81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8cm" svg:y1="9.394cm" svg:x2="12.464cm" svg:y2="9.394cm">
              <text:p/>
            </draw:line>
            <draw:line draw:style-name="gr4" draw:text-style-name="P5" draw:layer="layout" svg:x1="12.661cm" svg:y1="9.71cm" svg:x2="12.98cm" svg:y2="9.71cm">
              <text:p/>
            </draw:line>
            <draw:custom-shape draw:style-name="gr5" draw:text-style-name="P6" draw:layer="layout" svg:width="0.4cm" svg:height="0.2cm" svg:x="12.932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8cm" svg:y1="10.094cm" svg:x2="12.563cm" svg:y2="10.094cm">
              <text:p/>
            </draw:line>
            <draw:line draw:style-name="gr4" draw:text-style-name="P5" draw:layer="layout" svg:x1="12.661cm" svg:y1="9.394cm" svg:x2="12.661cm" svg:y2="10cm">
              <text:p/>
            </draw:line>
            <draw:custom-shape draw:style-name="gr6" draw:text-style-name="P7" draw:layer="layout" svg:width="0.202cm" svg:height="0.213cm" svg:x="12.562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2cm" svg:y1="10.094cm" svg:x2="13.38cm" svg:y2="10.094cm">
              <text:p/>
            </draw:line>
            <draw:line draw:style-name="gr7" draw:text-style-name="P5" draw:layer="layout" svg:x1="12.38cm" svg:y1="9.394cm" svg:x2="13.368cm" svg:y2="9.394cm">
              <text:p/>
            </draw:line>
            <draw:custom-shape draw:style-name="gr8" draw:text-style-name="P3" draw:layer="layout" svg:width="0.201cm" svg:height="0.052cm" draw:transform="rotate (1.5707963267949) translate (12.389cm 9.43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51cm" svg:y1="9.23cm" svg:x2="12.351cm" svg:y2="9.048cm">
              <text:p/>
            </draw:line>
            <draw:custom-shape draw:style-name="gr6" draw:text-style-name="P7" draw:layer="layout" svg:width="0.202cm" svg:height="0.213cm" svg:x="12.563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92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21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9cm" svg:y1="9.237cm" svg:x2="12.349cm" svg:y2="9.404cm">
              <text:p/>
            </draw:line>
            <draw:line draw:style-name="gr12" draw:text-style-name="P5" draw:layer="layout" svg:x1="12.473cm" svg:y1="9.241cm" svg:x2="12.473cm" svg:y2="9.33cm">
              <text:p/>
            </draw:line>
            <draw:line draw:style-name="gr12" draw:text-style-name="P5" draw:layer="layout" svg:x1="12.474cm" svg:y1="9.237cm" svg:x2="12.344cm" svg:y2="9.237cm">
              <text:p/>
            </draw:line>
            <draw:line draw:style-name="gr12" draw:text-style-name="P5" draw:layer="layout" svg:x1="12.535cm" svg:y1="9.337cm" svg:x2="12.473cm" svg:y2="9.337cm">
              <text:p/>
            </draw:line>
            <draw:custom-shape draw:style-name="gr8" draw:text-style-name="P3" draw:layer="layout" svg:width="0.192cm" svg:height="0.064cm" draw:transform="rotate (1.5707963267949) translate (12.498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92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31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8cm" svg:y1="9.253cm" svg:x2="11.95cm" svg:y2="9.253cm">
              <text:p/>
            </draw:line>
            <draw:line draw:style-name="gr13" draw:text-style-name="P5" draw:layer="layout" svg:x1="12.08cm" svg:y1="9.353cm" svg:x2="11.95cm" svg:y2="9.353cm">
              <text:p/>
            </draw:line>
            <draw:line draw:style-name="gr13" draw:text-style-name="P5" draw:layer="layout" svg:x1="12.08cm" svg:y1="9.453cm" svg:x2="11.95cm" svg:y2="9.453cm">
              <text:p/>
            </draw:line>
            <draw:line draw:style-name="gr13" draw:text-style-name="P5" draw:layer="layout" svg:x1="12.08cm" svg:y1="9.553cm" svg:x2="11.95cm" svg:y2="9.553cm">
              <text:p/>
            </draw:line>
            <draw:line draw:style-name="gr13" draw:text-style-name="P5" draw:layer="layout" svg:x1="12.08cm" svg:y1="9.653cm" svg:x2="11.95cm" svg:y2="9.653cm">
              <text:p/>
            </draw:line>
            <draw:line draw:style-name="gr13" draw:text-style-name="P5" draw:layer="layout" svg:x1="12.08cm" svg:y1="9.153cm" svg:x2="11.95cm" svg:y2="9.153cm">
              <text:p/>
            </draw:line>
            <draw:line draw:style-name="gr14" draw:text-style-name="P5" draw:layer="layout" svg:x1="12.08cm" svg:y1="9.933cm" svg:x2="11.95cm" svg:y2="9.933cm">
              <text:p/>
            </draw:line>
            <draw:line draw:style-name="gr14" draw:text-style-name="P5" draw:layer="layout" svg:x1="12.08cm" svg:y1="10.033cm" svg:x2="11.95cm" svg:y2="10.033cm">
              <text:p/>
            </draw:line>
            <draw:line draw:style-name="gr14" draw:text-style-name="P5" draw:layer="layout" svg:x1="12.08cm" svg:y1="10.133cm" svg:x2="11.95cm" svg:y2="10.133cm">
              <text:p/>
            </draw:line>
            <draw:line draw:style-name="gr14" draw:text-style-name="P5" draw:layer="layout" svg:x1="12.08cm" svg:y1="10.233cm" svg:x2="11.95cm" svg:y2="10.233cm">
              <text:p/>
            </draw:line>
            <draw:line draw:style-name="gr14" draw:text-style-name="P5" draw:layer="layout" svg:x1="12.08cm" svg:y1="10.333cm" svg:x2="11.95cm" svg:y2="10.333cm">
              <text:p/>
            </draw:line>
            <draw:line draw:style-name="gr14" draw:text-style-name="P5" draw:layer="layout" svg:x1="12.08cm" svg:y1="9.833cm" svg:x2="11.95cm" svg:y2="9.833cm">
              <text:p/>
            </draw:line>
          </draw:g>
          <draw:custom-shape draw:style-name="gr95" draw:text-style-name="P35" draw:layer="layout" svg:width="1.4cm" svg:height="1.4cm" svg:x="11.981cm" svg:y="9.0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7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7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8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7cm" svg:y1="9.395cm" svg:x2="14.861cm" svg:y2="9.395cm">
              <text:p/>
            </draw:line>
            <draw:line draw:style-name="gr4" draw:text-style-name="P5" draw:layer="layout" svg:x1="15.058cm" svg:y1="9.711cm" svg:x2="15.377cm" svg:y2="9.711cm">
              <text:p/>
            </draw:line>
            <draw:custom-shape draw:style-name="gr5" draw:text-style-name="P6" draw:layer="layout" svg:width="0.4cm" svg:height="0.2cm" svg:x="15.329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7cm" svg:y1="10.095cm" svg:x2="14.96cm" svg:y2="10.095cm">
              <text:p/>
            </draw:line>
            <draw:line draw:style-name="gr4" draw:text-style-name="P5" draw:layer="layout" svg:x1="15.058cm" svg:y1="9.395cm" svg:x2="15.058cm" svg:y2="10.001cm">
              <text:p/>
            </draw:line>
            <draw:custom-shape draw:style-name="gr6" draw:text-style-name="P7" draw:layer="layout" svg:width="0.202cm" svg:height="0.213cm" svg:x="14.959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9cm" svg:y1="10.095cm" svg:x2="15.777cm" svg:y2="10.095cm">
              <text:p/>
            </draw:line>
            <draw:line draw:style-name="gr7" draw:text-style-name="P5" draw:layer="layout" svg:x1="14.777cm" svg:y1="9.395cm" svg:x2="15.765cm" svg:y2="9.395cm">
              <text:p/>
            </draw:line>
            <draw:custom-shape draw:style-name="gr8" draw:text-style-name="P3" draw:layer="layout" svg:width="0.201cm" svg:height="0.052cm" draw:transform="rotate (1.5707963267949) translate (14.786cm 9.4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8cm" svg:y1="9.231cm" svg:x2="14.748cm" svg:y2="9.049cm">
              <text:p/>
            </draw:line>
            <draw:custom-shape draw:style-name="gr6" draw:text-style-name="P7" draw:layer="layout" svg:width="0.202cm" svg:height="0.213cm" svg:x="14.96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9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8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6cm" svg:y1="9.238cm" svg:x2="14.746cm" svg:y2="9.405cm">
              <text:p/>
            </draw:line>
            <draw:line draw:style-name="gr12" draw:text-style-name="P5" draw:layer="layout" svg:x1="14.87cm" svg:y1="9.242cm" svg:x2="14.87cm" svg:y2="9.331cm">
              <text:p/>
            </draw:line>
            <draw:line draw:style-name="gr12" draw:text-style-name="P5" draw:layer="layout" svg:x1="14.871cm" svg:y1="9.238cm" svg:x2="14.741cm" svg:y2="9.238cm">
              <text:p/>
            </draw:line>
            <draw:line draw:style-name="gr12" draw:text-style-name="P5" draw:layer="layout" svg:x1="14.932cm" svg:y1="9.338cm" svg:x2="14.87cm" svg:y2="9.338cm">
              <text:p/>
            </draw:line>
            <draw:custom-shape draw:style-name="gr8" draw:text-style-name="P3" draw:layer="layout" svg:width="0.192cm" svg:height="0.064cm" draw:transform="rotate (1.5707963267949) translate (14.895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9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8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7cm" svg:y1="9.254cm" svg:x2="14.347cm" svg:y2="9.254cm">
              <text:p/>
            </draw:line>
            <draw:line draw:style-name="gr13" draw:text-style-name="P5" draw:layer="layout" svg:x1="14.477cm" svg:y1="9.354cm" svg:x2="14.347cm" svg:y2="9.354cm">
              <text:p/>
            </draw:line>
            <draw:line draw:style-name="gr13" draw:text-style-name="P5" draw:layer="layout" svg:x1="14.477cm" svg:y1="9.454cm" svg:x2="14.347cm" svg:y2="9.454cm">
              <text:p/>
            </draw:line>
            <draw:line draw:style-name="gr13" draw:text-style-name="P5" draw:layer="layout" svg:x1="14.477cm" svg:y1="9.554cm" svg:x2="14.347cm" svg:y2="9.554cm">
              <text:p/>
            </draw:line>
            <draw:line draw:style-name="gr13" draw:text-style-name="P5" draw:layer="layout" svg:x1="14.477cm" svg:y1="9.654cm" svg:x2="14.347cm" svg:y2="9.654cm">
              <text:p/>
            </draw:line>
            <draw:line draw:style-name="gr13" draw:text-style-name="P5" draw:layer="layout" svg:x1="14.477cm" svg:y1="9.154cm" svg:x2="14.347cm" svg:y2="9.154cm">
              <text:p/>
            </draw:line>
            <draw:line draw:style-name="gr14" draw:text-style-name="P5" draw:layer="layout" svg:x1="14.477cm" svg:y1="9.934cm" svg:x2="14.347cm" svg:y2="9.934cm">
              <text:p/>
            </draw:line>
            <draw:line draw:style-name="gr14" draw:text-style-name="P5" draw:layer="layout" svg:x1="14.477cm" svg:y1="10.034cm" svg:x2="14.347cm" svg:y2="10.034cm">
              <text:p/>
            </draw:line>
            <draw:line draw:style-name="gr14" draw:text-style-name="P5" draw:layer="layout" svg:x1="14.477cm" svg:y1="10.134cm" svg:x2="14.347cm" svg:y2="10.134cm">
              <text:p/>
            </draw:line>
            <draw:line draw:style-name="gr14" draw:text-style-name="P5" draw:layer="layout" svg:x1="14.477cm" svg:y1="10.234cm" svg:x2="14.347cm" svg:y2="10.234cm">
              <text:p/>
            </draw:line>
            <draw:line draw:style-name="gr14" draw:text-style-name="P5" draw:layer="layout" svg:x1="14.477cm" svg:y1="10.334cm" svg:x2="14.347cm" svg:y2="10.334cm">
              <text:p/>
            </draw:line>
            <draw:line draw:style-name="gr14" draw:text-style-name="P5" draw:layer="layout" svg:x1="14.477cm" svg:y1="9.834cm" svg:x2="14.347cm" svg:y2="9.834cm">
              <text:p/>
            </draw:line>
          </draw:g>
          <draw:custom-shape draw:style-name="gr95" draw:text-style-name="P35" draw:layer="layout" svg:width="1.4cm" svg:height="1.4cm" svg:x="14.378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11.596cm" svg:x2="14.858cm" svg:y2="11.596cm">
              <text:p/>
            </draw:line>
            <draw:line draw:style-name="gr4" draw:text-style-name="P5" draw:layer="layout" svg:x1="15.055cm" svg:y1="11.912cm" svg:x2="15.374cm" svg:y2="11.912cm">
              <text:p/>
            </draw:line>
            <draw:custom-shape draw:style-name="gr5" draw:text-style-name="P6" draw:layer="layout" svg:width="0.4cm" svg:height="0.2cm" svg:x="15.326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12.296cm" svg:x2="14.957cm" svg:y2="12.296cm">
              <text:p/>
            </draw:line>
            <draw:line draw:style-name="gr4" draw:text-style-name="P5" draw:layer="layout" svg:x1="15.055cm" svg:y1="11.596cm" svg:x2="15.055cm" svg:y2="12.202cm">
              <text:p/>
            </draw:line>
            <draw:custom-shape draw:style-name="gr6" draw:text-style-name="P7" draw:layer="layout" svg:width="0.202cm" svg:height="0.213cm" svg:x="14.9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12.296cm" svg:x2="15.774cm" svg:y2="12.296cm">
              <text:p/>
            </draw:line>
            <draw:line draw:style-name="gr7" draw:text-style-name="P5" draw:layer="layout" svg:x1="14.774cm" svg:y1="11.596cm" svg:x2="15.762cm" svg:y2="11.596cm">
              <text:p/>
            </draw:line>
            <draw:custom-shape draw:style-name="gr8" draw:text-style-name="P3" draw:layer="layout" svg:width="0.201cm" svg:height="0.052cm" draw:transform="rotate (1.5707963267949) translate (14.783cm 11.64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11.432cm" svg:x2="14.745cm" svg:y2="11.25cm">
              <text:p/>
            </draw:line>
            <draw:custom-shape draw:style-name="gr6" draw:text-style-name="P7" draw:layer="layout" svg:width="0.202cm" svg:height="0.213cm" svg:x="14.957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11.439cm" svg:x2="14.743cm" svg:y2="11.606cm">
              <text:p/>
            </draw:line>
            <draw:line draw:style-name="gr12" draw:text-style-name="P5" draw:layer="layout" svg:x1="14.867cm" svg:y1="11.443cm" svg:x2="14.867cm" svg:y2="11.532cm">
              <text:p/>
            </draw:line>
            <draw:line draw:style-name="gr12" draw:text-style-name="P5" draw:layer="layout" svg:x1="14.868cm" svg:y1="11.439cm" svg:x2="14.738cm" svg:y2="11.439cm">
              <text:p/>
            </draw:line>
            <draw:line draw:style-name="gr12" draw:text-style-name="P5" draw:layer="layout" svg:x1="14.929cm" svg:y1="11.539cm" svg:x2="14.867cm" svg:y2="11.539cm">
              <text:p/>
            </draw:line>
            <draw:custom-shape draw:style-name="gr8" draw:text-style-name="P3" draw:layer="layout" svg:width="0.192cm" svg:height="0.064cm" draw:transform="rotate (1.5707963267949) translate (14.892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11.455cm" svg:x2="14.344cm" svg:y2="11.455cm">
              <text:p/>
            </draw:line>
            <draw:line draw:style-name="gr13" draw:text-style-name="P5" draw:layer="layout" svg:x1="14.474cm" svg:y1="11.555cm" svg:x2="14.344cm" svg:y2="11.555cm">
              <text:p/>
            </draw:line>
            <draw:line draw:style-name="gr13" draw:text-style-name="P5" draw:layer="layout" svg:x1="14.474cm" svg:y1="11.655cm" svg:x2="14.344cm" svg:y2="11.655cm">
              <text:p/>
            </draw:line>
            <draw:line draw:style-name="gr13" draw:text-style-name="P5" draw:layer="layout" svg:x1="14.474cm" svg:y1="11.755cm" svg:x2="14.344cm" svg:y2="11.755cm">
              <text:p/>
            </draw:line>
            <draw:line draw:style-name="gr13" draw:text-style-name="P5" draw:layer="layout" svg:x1="14.474cm" svg:y1="11.855cm" svg:x2="14.344cm" svg:y2="11.855cm">
              <text:p/>
            </draw:line>
            <draw:line draw:style-name="gr13" draw:text-style-name="P5" draw:layer="layout" svg:x1="14.474cm" svg:y1="11.355cm" svg:x2="14.344cm" svg:y2="11.355cm">
              <text:p/>
            </draw:line>
            <draw:line draw:style-name="gr14" draw:text-style-name="P5" draw:layer="layout" svg:x1="14.474cm" svg:y1="12.135cm" svg:x2="14.344cm" svg:y2="12.135cm">
              <text:p/>
            </draw:line>
            <draw:line draw:style-name="gr14" draw:text-style-name="P5" draw:layer="layout" svg:x1="14.474cm" svg:y1="12.235cm" svg:x2="14.344cm" svg:y2="12.235cm">
              <text:p/>
            </draw:line>
            <draw:line draw:style-name="gr14" draw:text-style-name="P5" draw:layer="layout" svg:x1="14.474cm" svg:y1="12.335cm" svg:x2="14.344cm" svg:y2="12.335cm">
              <text:p/>
            </draw:line>
            <draw:line draw:style-name="gr14" draw:text-style-name="P5" draw:layer="layout" svg:x1="14.474cm" svg:y1="12.435cm" svg:x2="14.344cm" svg:y2="12.435cm">
              <text:p/>
            </draw:line>
            <draw:line draw:style-name="gr14" draw:text-style-name="P5" draw:layer="layout" svg:x1="14.474cm" svg:y1="12.535cm" svg:x2="14.344cm" svg:y2="12.535cm">
              <text:p/>
            </draw:line>
            <draw:line draw:style-name="gr14" draw:text-style-name="P5" draw:layer="layout" svg:x1="14.474cm" svg:y1="12.035cm" svg:x2="14.344cm" svg:y2="12.035cm">
              <text:p/>
            </draw:line>
          </draw:g>
          <draw:custom-shape draw:style-name="gr95" draw:text-style-name="P35" draw:layer="layout" svg:width="1.4cm" svg:height="1.4cm" svg:x="14.375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71cm" svg:y1="11.597cm" svg:x2="17.255cm" svg:y2="11.597cm">
              <text:p/>
            </draw:line>
            <draw:line draw:style-name="gr4" draw:text-style-name="P5" draw:layer="layout" svg:x1="17.452cm" svg:y1="11.913cm" svg:x2="17.771cm" svg:y2="11.913cm">
              <text:p/>
            </draw:line>
            <draw:custom-shape draw:style-name="gr5" draw:text-style-name="P6" draw:layer="layout" svg:width="0.4cm" svg:height="0.2cm" svg:x="17.7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71cm" svg:y1="12.297cm" svg:x2="17.354cm" svg:y2="12.297cm">
              <text:p/>
            </draw:line>
            <draw:line draw:style-name="gr4" draw:text-style-name="P5" draw:layer="layout" svg:x1="17.452cm" svg:y1="11.597cm" svg:x2="17.452cm" svg:y2="12.203cm">
              <text:p/>
            </draw:line>
            <draw:custom-shape draw:style-name="gr6" draw:text-style-name="P7" draw:layer="layout" svg:width="0.202cm" svg:height="0.213cm" svg:x="17.3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3cm" svg:y1="12.297cm" svg:x2="18.171cm" svg:y2="12.297cm">
              <text:p/>
            </draw:line>
            <draw:line draw:style-name="gr7" draw:text-style-name="P5" draw:layer="layout" svg:x1="17.171cm" svg:y1="11.597cm" svg:x2="18.159cm" svg:y2="11.597cm">
              <text:p/>
            </draw:line>
            <draw:custom-shape draw:style-name="gr8" draw:text-style-name="P3" draw:layer="layout" svg:width="0.201cm" svg:height="0.052cm" draw:transform="rotate (1.5707963267949) translate (17.18cm 11.64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42cm" svg:y1="11.433cm" svg:x2="17.142cm" svg:y2="11.251cm">
              <text:p/>
            </draw:line>
            <draw:custom-shape draw:style-name="gr6" draw:text-style-name="P7" draw:layer="layout" svg:width="0.202cm" svg:height="0.213cm" svg:x="17.3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4cm" svg:y1="11.44cm" svg:x2="17.14cm" svg:y2="11.607cm">
              <text:p/>
            </draw:line>
            <draw:line draw:style-name="gr12" draw:text-style-name="P5" draw:layer="layout" svg:x1="17.264cm" svg:y1="11.444cm" svg:x2="17.264cm" svg:y2="11.533cm">
              <text:p/>
            </draw:line>
            <draw:line draw:style-name="gr12" draw:text-style-name="P5" draw:layer="layout" svg:x1="17.265cm" svg:y1="11.44cm" svg:x2="17.135cm" svg:y2="11.44cm">
              <text:p/>
            </draw:line>
            <draw:line draw:style-name="gr12" draw:text-style-name="P5" draw:layer="layout" svg:x1="17.326cm" svg:y1="11.54cm" svg:x2="17.264cm" svg:y2="11.54cm">
              <text:p/>
            </draw:line>
            <draw:custom-shape draw:style-name="gr8" draw:text-style-name="P3" draw:layer="layout" svg:width="0.192cm" svg:height="0.064cm" draw:transform="rotate (1.5707963267949) translate (17.2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71cm" svg:y1="11.456cm" svg:x2="16.741cm" svg:y2="11.456cm">
              <text:p/>
            </draw:line>
            <draw:line draw:style-name="gr13" draw:text-style-name="P5" draw:layer="layout" svg:x1="16.871cm" svg:y1="11.556cm" svg:x2="16.741cm" svg:y2="11.556cm">
              <text:p/>
            </draw:line>
            <draw:line draw:style-name="gr13" draw:text-style-name="P5" draw:layer="layout" svg:x1="16.871cm" svg:y1="11.656cm" svg:x2="16.741cm" svg:y2="11.656cm">
              <text:p/>
            </draw:line>
            <draw:line draw:style-name="gr13" draw:text-style-name="P5" draw:layer="layout" svg:x1="16.871cm" svg:y1="11.756cm" svg:x2="16.741cm" svg:y2="11.756cm">
              <text:p/>
            </draw:line>
            <draw:line draw:style-name="gr13" draw:text-style-name="P5" draw:layer="layout" svg:x1="16.871cm" svg:y1="11.856cm" svg:x2="16.741cm" svg:y2="11.856cm">
              <text:p/>
            </draw:line>
            <draw:line draw:style-name="gr13" draw:text-style-name="P5" draw:layer="layout" svg:x1="16.871cm" svg:y1="11.356cm" svg:x2="16.741cm" svg:y2="11.356cm">
              <text:p/>
            </draw:line>
            <draw:line draw:style-name="gr14" draw:text-style-name="P5" draw:layer="layout" svg:x1="16.871cm" svg:y1="12.136cm" svg:x2="16.741cm" svg:y2="12.136cm">
              <text:p/>
            </draw:line>
            <draw:line draw:style-name="gr14" draw:text-style-name="P5" draw:layer="layout" svg:x1="16.871cm" svg:y1="12.236cm" svg:x2="16.741cm" svg:y2="12.236cm">
              <text:p/>
            </draw:line>
            <draw:line draw:style-name="gr14" draw:text-style-name="P5" draw:layer="layout" svg:x1="16.871cm" svg:y1="12.336cm" svg:x2="16.741cm" svg:y2="12.336cm">
              <text:p/>
            </draw:line>
            <draw:line draw:style-name="gr14" draw:text-style-name="P5" draw:layer="layout" svg:x1="16.871cm" svg:y1="12.436cm" svg:x2="16.741cm" svg:y2="12.436cm">
              <text:p/>
            </draw:line>
            <draw:line draw:style-name="gr14" draw:text-style-name="P5" draw:layer="layout" svg:x1="16.871cm" svg:y1="12.536cm" svg:x2="16.741cm" svg:y2="12.536cm">
              <text:p/>
            </draw:line>
            <draw:line draw:style-name="gr14" draw:text-style-name="P5" draw:layer="layout" svg:x1="16.871cm" svg:y1="12.036cm" svg:x2="16.741cm" svg:y2="12.036cm">
              <text:p/>
            </draw:line>
          </draw:g>
          <draw:custom-shape draw:style-name="gr95" draw:text-style-name="P35" draw:layer="layout" svg:width="1.4cm" svg:height="1.4cm" svg:x="16.7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9.398cm" svg:x2="17.252cm" svg:y2="9.398cm">
              <text:p/>
            </draw:line>
            <draw:line draw:style-name="gr4" draw:text-style-name="P5" draw:layer="layout" svg:x1="17.449cm" svg:y1="9.714cm" svg:x2="17.768cm" svg:y2="9.714cm">
              <text:p/>
            </draw:line>
            <draw:custom-shape draw:style-name="gr5" draw:text-style-name="P6" draw:layer="layout" svg:width="0.4cm" svg:height="0.2cm" svg:x="17.72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10.098cm" svg:x2="17.351cm" svg:y2="10.098cm">
              <text:p/>
            </draw:line>
            <draw:line draw:style-name="gr4" draw:text-style-name="P5" draw:layer="layout" svg:x1="17.449cm" svg:y1="9.398cm" svg:x2="17.449cm" svg:y2="10.004cm">
              <text:p/>
            </draw:line>
            <draw:custom-shape draw:style-name="gr6" draw:text-style-name="P7" draw:layer="layout" svg:width="0.202cm" svg:height="0.213cm" svg:x="17.35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10.098cm" svg:x2="18.168cm" svg:y2="10.098cm">
              <text:p/>
            </draw:line>
            <draw:line draw:style-name="gr7" draw:text-style-name="P5" draw:layer="layout" svg:x1="17.168cm" svg:y1="9.398cm" svg:x2="18.156cm" svg:y2="9.398cm">
              <text:p/>
            </draw:line>
            <draw:custom-shape draw:style-name="gr8" draw:text-style-name="P3" draw:layer="layout" svg:width="0.201cm" svg:height="0.052cm" draw:transform="rotate (1.5707963267949) translate (17.177cm 9.44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9.234cm" svg:x2="17.139cm" svg:y2="9.052cm">
              <text:p/>
            </draw:line>
            <draw:custom-shape draw:style-name="gr6" draw:text-style-name="P7" draw:layer="layout" svg:width="0.202cm" svg:height="0.213cm" svg:x="17.351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9.241cm" svg:x2="17.137cm" svg:y2="9.408cm">
              <text:p/>
            </draw:line>
            <draw:line draw:style-name="gr12" draw:text-style-name="P5" draw:layer="layout" svg:x1="17.261cm" svg:y1="9.245cm" svg:x2="17.261cm" svg:y2="9.334cm">
              <text:p/>
            </draw:line>
            <draw:line draw:style-name="gr12" draw:text-style-name="P5" draw:layer="layout" svg:x1="17.262cm" svg:y1="9.241cm" svg:x2="17.132cm" svg:y2="9.241cm">
              <text:p/>
            </draw:line>
            <draw:line draw:style-name="gr12" draw:text-style-name="P5" draw:layer="layout" svg:x1="17.323cm" svg:y1="9.341cm" svg:x2="17.261cm" svg:y2="9.341cm">
              <text:p/>
            </draw:line>
            <draw:custom-shape draw:style-name="gr8" draw:text-style-name="P3" draw:layer="layout" svg:width="0.192cm" svg:height="0.064cm" draw:transform="rotate (1.5707963267949) translate (17.286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9.257cm" svg:x2="16.738cm" svg:y2="9.257cm">
              <text:p/>
            </draw:line>
            <draw:line draw:style-name="gr13" draw:text-style-name="P5" draw:layer="layout" svg:x1="16.868cm" svg:y1="9.357cm" svg:x2="16.738cm" svg:y2="9.357cm">
              <text:p/>
            </draw:line>
            <draw:line draw:style-name="gr13" draw:text-style-name="P5" draw:layer="layout" svg:x1="16.868cm" svg:y1="9.457cm" svg:x2="16.738cm" svg:y2="9.457cm">
              <text:p/>
            </draw:line>
            <draw:line draw:style-name="gr13" draw:text-style-name="P5" draw:layer="layout" svg:x1="16.868cm" svg:y1="9.557cm" svg:x2="16.738cm" svg:y2="9.557cm">
              <text:p/>
            </draw:line>
            <draw:line draw:style-name="gr13" draw:text-style-name="P5" draw:layer="layout" svg:x1="16.868cm" svg:y1="9.657cm" svg:x2="16.738cm" svg:y2="9.657cm">
              <text:p/>
            </draw:line>
            <draw:line draw:style-name="gr13" draw:text-style-name="P5" draw:layer="layout" svg:x1="16.868cm" svg:y1="9.157cm" svg:x2="16.738cm" svg:y2="9.157cm">
              <text:p/>
            </draw:line>
            <draw:line draw:style-name="gr14" draw:text-style-name="P5" draw:layer="layout" svg:x1="16.868cm" svg:y1="9.937cm" svg:x2="16.738cm" svg:y2="9.937cm">
              <text:p/>
            </draw:line>
            <draw:line draw:style-name="gr14" draw:text-style-name="P5" draw:layer="layout" svg:x1="16.868cm" svg:y1="10.037cm" svg:x2="16.738cm" svg:y2="10.037cm">
              <text:p/>
            </draw:line>
            <draw:line draw:style-name="gr14" draw:text-style-name="P5" draw:layer="layout" svg:x1="16.868cm" svg:y1="10.137cm" svg:x2="16.738cm" svg:y2="10.137cm">
              <text:p/>
            </draw:line>
            <draw:line draw:style-name="gr14" draw:text-style-name="P5" draw:layer="layout" svg:x1="16.868cm" svg:y1="10.237cm" svg:x2="16.738cm" svg:y2="10.237cm">
              <text:p/>
            </draw:line>
            <draw:line draw:style-name="gr14" draw:text-style-name="P5" draw:layer="layout" svg:x1="16.868cm" svg:y1="10.337cm" svg:x2="16.738cm" svg:y2="10.337cm">
              <text:p/>
            </draw:line>
            <draw:line draw:style-name="gr14" draw:text-style-name="P5" draw:layer="layout" svg:x1="16.868cm" svg:y1="9.837cm" svg:x2="16.738cm" svg:y2="9.837cm">
              <text:p/>
            </draw:line>
          </draw:g>
          <draw:custom-shape draw:style-name="gr95" draw:text-style-name="P35" draw:layer="layout" svg:width="1.4cm" svg:height="1.4cm" svg:x="16.769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1cm" svg:y1="11.597cm" svg:x2="12.455cm" svg:y2="11.597cm">
              <text:p/>
            </draw:line>
            <draw:line draw:style-name="gr4" draw:text-style-name="P5" draw:layer="layout" svg:x1="12.652cm" svg:y1="11.913cm" svg:x2="12.971cm" svg:y2="11.913cm">
              <text:p/>
            </draw:line>
            <draw:custom-shape draw:style-name="gr5" draw:text-style-name="P6" draw:layer="layout" svg:width="0.4cm" svg:height="0.2cm" svg:x="12.9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1cm" svg:y1="12.297cm" svg:x2="12.554cm" svg:y2="12.297cm">
              <text:p/>
            </draw:line>
            <draw:line draw:style-name="gr4" draw:text-style-name="P5" draw:layer="layout" svg:x1="12.652cm" svg:y1="11.597cm" svg:x2="12.652cm" svg:y2="12.203cm">
              <text:p/>
            </draw:line>
            <draw:custom-shape draw:style-name="gr6" draw:text-style-name="P7" draw:layer="layout" svg:width="0.202cm" svg:height="0.213cm" svg:x="12.5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3cm" svg:y1="12.297cm" svg:x2="13.371cm" svg:y2="12.297cm">
              <text:p/>
            </draw:line>
            <draw:line draw:style-name="gr7" draw:text-style-name="P5" draw:layer="layout" svg:x1="12.371cm" svg:y1="11.597cm" svg:x2="13.359cm" svg:y2="11.597cm">
              <text:p/>
            </draw:line>
            <draw:custom-shape draw:style-name="gr8" draw:text-style-name="P3" draw:layer="layout" svg:width="0.201cm" svg:height="0.052cm" draw:transform="rotate (1.5707963267949) translate (12.38cm 11.64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2cm" svg:y1="11.433cm" svg:x2="12.342cm" svg:y2="11.251cm">
              <text:p/>
            </draw:line>
            <draw:custom-shape draw:style-name="gr6" draw:text-style-name="P7" draw:layer="layout" svg:width="0.202cm" svg:height="0.213cm" svg:x="12.5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cm" svg:y1="11.44cm" svg:x2="12.34cm" svg:y2="11.607cm">
              <text:p/>
            </draw:line>
            <draw:line draw:style-name="gr12" draw:text-style-name="P5" draw:layer="layout" svg:x1="12.464cm" svg:y1="11.444cm" svg:x2="12.464cm" svg:y2="11.533cm">
              <text:p/>
            </draw:line>
            <draw:line draw:style-name="gr12" draw:text-style-name="P5" draw:layer="layout" svg:x1="12.465cm" svg:y1="11.44cm" svg:x2="12.335cm" svg:y2="11.44cm">
              <text:p/>
            </draw:line>
            <draw:line draw:style-name="gr12" draw:text-style-name="P5" draw:layer="layout" svg:x1="12.526cm" svg:y1="11.54cm" svg:x2="12.464cm" svg:y2="11.54cm">
              <text:p/>
            </draw:line>
            <draw:custom-shape draw:style-name="gr8" draw:text-style-name="P3" draw:layer="layout" svg:width="0.192cm" svg:height="0.064cm" draw:transform="rotate (1.5707963267949) translate (12.4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1cm" svg:y1="11.456cm" svg:x2="11.941cm" svg:y2="11.456cm">
              <text:p/>
            </draw:line>
            <draw:line draw:style-name="gr13" draw:text-style-name="P5" draw:layer="layout" svg:x1="12.071cm" svg:y1="11.556cm" svg:x2="11.941cm" svg:y2="11.556cm">
              <text:p/>
            </draw:line>
            <draw:line draw:style-name="gr13" draw:text-style-name="P5" draw:layer="layout" svg:x1="12.071cm" svg:y1="11.656cm" svg:x2="11.941cm" svg:y2="11.656cm">
              <text:p/>
            </draw:line>
            <draw:line draw:style-name="gr13" draw:text-style-name="P5" draw:layer="layout" svg:x1="12.071cm" svg:y1="11.756cm" svg:x2="11.941cm" svg:y2="11.756cm">
              <text:p/>
            </draw:line>
            <draw:line draw:style-name="gr13" draw:text-style-name="P5" draw:layer="layout" svg:x1="12.071cm" svg:y1="11.856cm" svg:x2="11.941cm" svg:y2="11.856cm">
              <text:p/>
            </draw:line>
            <draw:line draw:style-name="gr13" draw:text-style-name="P5" draw:layer="layout" svg:x1="12.071cm" svg:y1="11.356cm" svg:x2="11.941cm" svg:y2="11.356cm">
              <text:p/>
            </draw:line>
            <draw:line draw:style-name="gr14" draw:text-style-name="P5" draw:layer="layout" svg:x1="12.071cm" svg:y1="12.136cm" svg:x2="11.941cm" svg:y2="12.136cm">
              <text:p/>
            </draw:line>
            <draw:line draw:style-name="gr14" draw:text-style-name="P5" draw:layer="layout" svg:x1="12.071cm" svg:y1="12.236cm" svg:x2="11.941cm" svg:y2="12.236cm">
              <text:p/>
            </draw:line>
            <draw:line draw:style-name="gr14" draw:text-style-name="P5" draw:layer="layout" svg:x1="12.071cm" svg:y1="12.336cm" svg:x2="11.941cm" svg:y2="12.336cm">
              <text:p/>
            </draw:line>
            <draw:line draw:style-name="gr14" draw:text-style-name="P5" draw:layer="layout" svg:x1="12.071cm" svg:y1="12.436cm" svg:x2="11.941cm" svg:y2="12.436cm">
              <text:p/>
            </draw:line>
            <draw:line draw:style-name="gr14" draw:text-style-name="P5" draw:layer="layout" svg:x1="12.071cm" svg:y1="12.536cm" svg:x2="11.941cm" svg:y2="12.536cm">
              <text:p/>
            </draw:line>
            <draw:line draw:style-name="gr14" draw:text-style-name="P5" draw:layer="layout" svg:x1="12.071cm" svg:y1="12.036cm" svg:x2="11.941cm" svg:y2="12.036cm">
              <text:p/>
            </draw:line>
          </draw:g>
          <draw:custom-shape draw:style-name="gr95" draw:text-style-name="P35" draw:layer="layout" svg:width="1.4cm" svg:height="1.4cm" svg:x="11.9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7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7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8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7cm" svg:y1="4.445cm" svg:x2="12.461cm" svg:y2="4.445cm">
              <text:p/>
            </draw:line>
            <draw:line draw:style-name="gr4" draw:text-style-name="P5" draw:layer="layout" svg:x1="12.658cm" svg:y1="4.761cm" svg:x2="12.977cm" svg:y2="4.761cm">
              <text:p/>
            </draw:line>
            <draw:custom-shape draw:style-name="gr5" draw:text-style-name="P6" draw:layer="layout" svg:width="0.4cm" svg:height="0.2cm" svg:x="12.929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7cm" svg:y1="5.145cm" svg:x2="12.56cm" svg:y2="5.145cm">
              <text:p/>
            </draw:line>
            <draw:line draw:style-name="gr4" draw:text-style-name="P5" draw:layer="layout" svg:x1="12.658cm" svg:y1="4.445cm" svg:x2="12.658cm" svg:y2="5.051cm">
              <text:p/>
            </draw:line>
            <draw:custom-shape draw:style-name="gr6" draw:text-style-name="P7" draw:layer="layout" svg:width="0.202cm" svg:height="0.213cm" svg:x="12.559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9cm" svg:y1="5.145cm" svg:x2="13.377cm" svg:y2="5.145cm">
              <text:p/>
            </draw:line>
            <draw:line draw:style-name="gr7" draw:text-style-name="P5" draw:layer="layout" svg:x1="12.377cm" svg:y1="4.445cm" svg:x2="13.365cm" svg:y2="4.445cm">
              <text:p/>
            </draw:line>
            <draw:custom-shape draw:style-name="gr8" draw:text-style-name="P3" draw:layer="layout" svg:width="0.201cm" svg:height="0.052cm" draw:transform="rotate (1.5707963267949) translate (12.386cm 4.4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8cm" svg:y1="4.281cm" svg:x2="12.348cm" svg:y2="4.099cm">
              <text:p/>
            </draw:line>
            <draw:custom-shape draw:style-name="gr6" draw:text-style-name="P7" draw:layer="layout" svg:width="0.202cm" svg:height="0.213cm" svg:x="12.56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9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8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6cm" svg:y1="4.288cm" svg:x2="12.346cm" svg:y2="4.455cm">
              <text:p/>
            </draw:line>
            <draw:line draw:style-name="gr12" draw:text-style-name="P5" draw:layer="layout" svg:x1="12.47cm" svg:y1="4.292cm" svg:x2="12.47cm" svg:y2="4.381cm">
              <text:p/>
            </draw:line>
            <draw:line draw:style-name="gr12" draw:text-style-name="P5" draw:layer="layout" svg:x1="12.471cm" svg:y1="4.288cm" svg:x2="12.341cm" svg:y2="4.288cm">
              <text:p/>
            </draw:line>
            <draw:line draw:style-name="gr12" draw:text-style-name="P5" draw:layer="layout" svg:x1="12.532cm" svg:y1="4.388cm" svg:x2="12.47cm" svg:y2="4.388cm">
              <text:p/>
            </draw:line>
            <draw:custom-shape draw:style-name="gr8" draw:text-style-name="P3" draw:layer="layout" svg:width="0.192cm" svg:height="0.064cm" draw:transform="rotate (1.5707963267949) translate (12.495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9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8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7cm" svg:y1="4.304cm" svg:x2="11.947cm" svg:y2="4.304cm">
              <text:p/>
            </draw:line>
            <draw:line draw:style-name="gr13" draw:text-style-name="P5" draw:layer="layout" svg:x1="12.077cm" svg:y1="4.404cm" svg:x2="11.947cm" svg:y2="4.404cm">
              <text:p/>
            </draw:line>
            <draw:line draw:style-name="gr13" draw:text-style-name="P5" draw:layer="layout" svg:x1="12.077cm" svg:y1="4.504cm" svg:x2="11.947cm" svg:y2="4.504cm">
              <text:p/>
            </draw:line>
            <draw:line draw:style-name="gr13" draw:text-style-name="P5" draw:layer="layout" svg:x1="12.077cm" svg:y1="4.604cm" svg:x2="11.947cm" svg:y2="4.604cm">
              <text:p/>
            </draw:line>
            <draw:line draw:style-name="gr13" draw:text-style-name="P5" draw:layer="layout" svg:x1="12.077cm" svg:y1="4.704cm" svg:x2="11.947cm" svg:y2="4.704cm">
              <text:p/>
            </draw:line>
            <draw:line draw:style-name="gr13" draw:text-style-name="P5" draw:layer="layout" svg:x1="12.077cm" svg:y1="4.204cm" svg:x2="11.947cm" svg:y2="4.204cm">
              <text:p/>
            </draw:line>
            <draw:line draw:style-name="gr14" draw:text-style-name="P5" draw:layer="layout" svg:x1="12.077cm" svg:y1="4.984cm" svg:x2="11.947cm" svg:y2="4.984cm">
              <text:p/>
            </draw:line>
            <draw:line draw:style-name="gr14" draw:text-style-name="P5" draw:layer="layout" svg:x1="12.077cm" svg:y1="5.084cm" svg:x2="11.947cm" svg:y2="5.084cm">
              <text:p/>
            </draw:line>
            <draw:line draw:style-name="gr14" draw:text-style-name="P5" draw:layer="layout" svg:x1="12.077cm" svg:y1="5.184cm" svg:x2="11.947cm" svg:y2="5.184cm">
              <text:p/>
            </draw:line>
            <draw:line draw:style-name="gr14" draw:text-style-name="P5" draw:layer="layout" svg:x1="12.077cm" svg:y1="5.284cm" svg:x2="11.947cm" svg:y2="5.284cm">
              <text:p/>
            </draw:line>
            <draw:line draw:style-name="gr14" draw:text-style-name="P5" draw:layer="layout" svg:x1="12.077cm" svg:y1="5.384cm" svg:x2="11.947cm" svg:y2="5.384cm">
              <text:p/>
            </draw:line>
            <draw:line draw:style-name="gr14" draw:text-style-name="P5" draw:layer="layout" svg:x1="12.077cm" svg:y1="4.884cm" svg:x2="11.947cm" svg:y2="4.884cm">
              <text:p/>
            </draw:line>
          </draw:g>
          <draw:custom-shape draw:style-name="gr95" draw:text-style-name="P35" draw:layer="layout" svg:width="1.4cm" svg:height="1.4cm" svg:x="11.978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4.446cm" svg:x2="14.858cm" svg:y2="4.446cm">
              <text:p/>
            </draw:line>
            <draw:line draw:style-name="gr4" draw:text-style-name="P5" draw:layer="layout" svg:x1="15.055cm" svg:y1="4.762cm" svg:x2="15.374cm" svg:y2="4.762cm">
              <text:p/>
            </draw:line>
            <draw:custom-shape draw:style-name="gr5" draw:text-style-name="P6" draw:layer="layout" svg:width="0.4cm" svg:height="0.2cm" svg:x="15.326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5.146cm" svg:x2="14.957cm" svg:y2="5.146cm">
              <text:p/>
            </draw:line>
            <draw:line draw:style-name="gr4" draw:text-style-name="P5" draw:layer="layout" svg:x1="15.055cm" svg:y1="4.446cm" svg:x2="15.055cm" svg:y2="5.052cm">
              <text:p/>
            </draw:line>
            <draw:custom-shape draw:style-name="gr6" draw:text-style-name="P7" draw:layer="layout" svg:width="0.202cm" svg:height="0.213cm" svg:x="14.956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5.146cm" svg:x2="15.774cm" svg:y2="5.146cm">
              <text:p/>
            </draw:line>
            <draw:line draw:style-name="gr7" draw:text-style-name="P5" draw:layer="layout" svg:x1="14.774cm" svg:y1="4.446cm" svg:x2="15.762cm" svg:y2="4.446cm">
              <text:p/>
            </draw:line>
            <draw:custom-shape draw:style-name="gr8" draw:text-style-name="P3" draw:layer="layout" svg:width="0.201cm" svg:height="0.052cm" draw:transform="rotate (1.5707963267949) translate (14.783cm 4.49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4.282cm" svg:x2="14.745cm" svg:y2="4.1cm">
              <text:p/>
            </draw:line>
            <draw:custom-shape draw:style-name="gr6" draw:text-style-name="P7" draw:layer="layout" svg:width="0.202cm" svg:height="0.213cm" svg:x="14.957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4.289cm" svg:x2="14.743cm" svg:y2="4.456cm">
              <text:p/>
            </draw:line>
            <draw:line draw:style-name="gr12" draw:text-style-name="P5" draw:layer="layout" svg:x1="14.867cm" svg:y1="4.293cm" svg:x2="14.867cm" svg:y2="4.382cm">
              <text:p/>
            </draw:line>
            <draw:line draw:style-name="gr12" draw:text-style-name="P5" draw:layer="layout" svg:x1="14.868cm" svg:y1="4.289cm" svg:x2="14.738cm" svg:y2="4.289cm">
              <text:p/>
            </draw:line>
            <draw:line draw:style-name="gr12" draw:text-style-name="P5" draw:layer="layout" svg:x1="14.929cm" svg:y1="4.389cm" svg:x2="14.867cm" svg:y2="4.389cm">
              <text:p/>
            </draw:line>
            <draw:custom-shape draw:style-name="gr8" draw:text-style-name="P3" draw:layer="layout" svg:width="0.192cm" svg:height="0.064cm" draw:transform="rotate (1.5707963267949) translate (14.892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4.305cm" svg:x2="14.344cm" svg:y2="4.305cm">
              <text:p/>
            </draw:line>
            <draw:line draw:style-name="gr13" draw:text-style-name="P5" draw:layer="layout" svg:x1="14.474cm" svg:y1="4.405cm" svg:x2="14.344cm" svg:y2="4.405cm">
              <text:p/>
            </draw:line>
            <draw:line draw:style-name="gr13" draw:text-style-name="P5" draw:layer="layout" svg:x1="14.474cm" svg:y1="4.505cm" svg:x2="14.344cm" svg:y2="4.505cm">
              <text:p/>
            </draw:line>
            <draw:line draw:style-name="gr13" draw:text-style-name="P5" draw:layer="layout" svg:x1="14.474cm" svg:y1="4.605cm" svg:x2="14.344cm" svg:y2="4.605cm">
              <text:p/>
            </draw:line>
            <draw:line draw:style-name="gr13" draw:text-style-name="P5" draw:layer="layout" svg:x1="14.474cm" svg:y1="4.705cm" svg:x2="14.344cm" svg:y2="4.705cm">
              <text:p/>
            </draw:line>
            <draw:line draw:style-name="gr13" draw:text-style-name="P5" draw:layer="layout" svg:x1="14.474cm" svg:y1="4.205cm" svg:x2="14.344cm" svg:y2="4.205cm">
              <text:p/>
            </draw:line>
            <draw:line draw:style-name="gr14" draw:text-style-name="P5" draw:layer="layout" svg:x1="14.474cm" svg:y1="4.985cm" svg:x2="14.344cm" svg:y2="4.985cm">
              <text:p/>
            </draw:line>
            <draw:line draw:style-name="gr14" draw:text-style-name="P5" draw:layer="layout" svg:x1="14.474cm" svg:y1="5.085cm" svg:x2="14.344cm" svg:y2="5.085cm">
              <text:p/>
            </draw:line>
            <draw:line draw:style-name="gr14" draw:text-style-name="P5" draw:layer="layout" svg:x1="14.474cm" svg:y1="5.185cm" svg:x2="14.344cm" svg:y2="5.185cm">
              <text:p/>
            </draw:line>
            <draw:line draw:style-name="gr14" draw:text-style-name="P5" draw:layer="layout" svg:x1="14.474cm" svg:y1="5.285cm" svg:x2="14.344cm" svg:y2="5.285cm">
              <text:p/>
            </draw:line>
            <draw:line draw:style-name="gr14" draw:text-style-name="P5" draw:layer="layout" svg:x1="14.474cm" svg:y1="5.385cm" svg:x2="14.344cm" svg:y2="5.385cm">
              <text:p/>
            </draw:line>
            <draw:line draw:style-name="gr14" draw:text-style-name="P5" draw:layer="layout" svg:x1="14.474cm" svg:y1="4.885cm" svg:x2="14.344cm" svg:y2="4.885cm">
              <text:p/>
            </draw:line>
          </draw:g>
          <draw:custom-shape draw:style-name="gr95" draw:text-style-name="P35" draw:layer="layout" svg:width="1.4cm" svg:height="1.4cm" svg:x="14.375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1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1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2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1cm" svg:y1="6.647cm" svg:x2="14.855cm" svg:y2="6.647cm">
              <text:p/>
            </draw:line>
            <draw:line draw:style-name="gr4" draw:text-style-name="P5" draw:layer="layout" svg:x1="15.052cm" svg:y1="6.963cm" svg:x2="15.371cm" svg:y2="6.963cm">
              <text:p/>
            </draw:line>
            <draw:custom-shape draw:style-name="gr5" draw:text-style-name="P6" draw:layer="layout" svg:width="0.4cm" svg:height="0.2cm" svg:x="15.323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1cm" svg:y1="7.347cm" svg:x2="14.954cm" svg:y2="7.347cm">
              <text:p/>
            </draw:line>
            <draw:line draw:style-name="gr4" draw:text-style-name="P5" draw:layer="layout" svg:x1="15.052cm" svg:y1="6.647cm" svg:x2="15.052cm" svg:y2="7.253cm">
              <text:p/>
            </draw:line>
            <draw:custom-shape draw:style-name="gr6" draw:text-style-name="P7" draw:layer="layout" svg:width="0.202cm" svg:height="0.213cm" svg:x="14.953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3cm" svg:y1="7.347cm" svg:x2="15.771cm" svg:y2="7.347cm">
              <text:p/>
            </draw:line>
            <draw:line draw:style-name="gr7" draw:text-style-name="P5" draw:layer="layout" svg:x1="14.771cm" svg:y1="6.647cm" svg:x2="15.759cm" svg:y2="6.647cm">
              <text:p/>
            </draw:line>
            <draw:custom-shape draw:style-name="gr8" draw:text-style-name="P3" draw:layer="layout" svg:width="0.201cm" svg:height="0.052cm" draw:transform="rotate (1.5707963267949) translate (14.78cm 6.69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2cm" svg:y1="6.483cm" svg:x2="14.742cm" svg:y2="6.301cm">
              <text:p/>
            </draw:line>
            <draw:custom-shape draw:style-name="gr6" draw:text-style-name="P7" draw:layer="layout" svg:width="0.202cm" svg:height="0.213cm" svg:x="14.954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3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2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cm" svg:y1="6.49cm" svg:x2="14.74cm" svg:y2="6.657cm">
              <text:p/>
            </draw:line>
            <draw:line draw:style-name="gr12" draw:text-style-name="P5" draw:layer="layout" svg:x1="14.864cm" svg:y1="6.494cm" svg:x2="14.864cm" svg:y2="6.583cm">
              <text:p/>
            </draw:line>
            <draw:line draw:style-name="gr12" draw:text-style-name="P5" draw:layer="layout" svg:x1="14.865cm" svg:y1="6.49cm" svg:x2="14.735cm" svg:y2="6.49cm">
              <text:p/>
            </draw:line>
            <draw:line draw:style-name="gr12" draw:text-style-name="P5" draw:layer="layout" svg:x1="14.926cm" svg:y1="6.59cm" svg:x2="14.864cm" svg:y2="6.59cm">
              <text:p/>
            </draw:line>
            <draw:custom-shape draw:style-name="gr8" draw:text-style-name="P3" draw:layer="layout" svg:width="0.192cm" svg:height="0.064cm" draw:transform="rotate (1.5707963267949) translate (14.889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3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2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1cm" svg:y1="6.506cm" svg:x2="14.341cm" svg:y2="6.506cm">
              <text:p/>
            </draw:line>
            <draw:line draw:style-name="gr13" draw:text-style-name="P5" draw:layer="layout" svg:x1="14.471cm" svg:y1="6.606cm" svg:x2="14.341cm" svg:y2="6.606cm">
              <text:p/>
            </draw:line>
            <draw:line draw:style-name="gr13" draw:text-style-name="P5" draw:layer="layout" svg:x1="14.471cm" svg:y1="6.706cm" svg:x2="14.341cm" svg:y2="6.706cm">
              <text:p/>
            </draw:line>
            <draw:line draw:style-name="gr13" draw:text-style-name="P5" draw:layer="layout" svg:x1="14.471cm" svg:y1="6.806cm" svg:x2="14.341cm" svg:y2="6.806cm">
              <text:p/>
            </draw:line>
            <draw:line draw:style-name="gr13" draw:text-style-name="P5" draw:layer="layout" svg:x1="14.471cm" svg:y1="6.906cm" svg:x2="14.341cm" svg:y2="6.906cm">
              <text:p/>
            </draw:line>
            <draw:line draw:style-name="gr13" draw:text-style-name="P5" draw:layer="layout" svg:x1="14.471cm" svg:y1="6.406cm" svg:x2="14.341cm" svg:y2="6.406cm">
              <text:p/>
            </draw:line>
            <draw:line draw:style-name="gr14" draw:text-style-name="P5" draw:layer="layout" svg:x1="14.471cm" svg:y1="7.186cm" svg:x2="14.341cm" svg:y2="7.186cm">
              <text:p/>
            </draw:line>
            <draw:line draw:style-name="gr14" draw:text-style-name="P5" draw:layer="layout" svg:x1="14.471cm" svg:y1="7.286cm" svg:x2="14.341cm" svg:y2="7.286cm">
              <text:p/>
            </draw:line>
            <draw:line draw:style-name="gr14" draw:text-style-name="P5" draw:layer="layout" svg:x1="14.471cm" svg:y1="7.386cm" svg:x2="14.341cm" svg:y2="7.386cm">
              <text:p/>
            </draw:line>
            <draw:line draw:style-name="gr14" draw:text-style-name="P5" draw:layer="layout" svg:x1="14.471cm" svg:y1="7.486cm" svg:x2="14.341cm" svg:y2="7.486cm">
              <text:p/>
            </draw:line>
            <draw:line draw:style-name="gr14" draw:text-style-name="P5" draw:layer="layout" svg:x1="14.471cm" svg:y1="7.586cm" svg:x2="14.341cm" svg:y2="7.586cm">
              <text:p/>
            </draw:line>
            <draw:line draw:style-name="gr14" draw:text-style-name="P5" draw:layer="layout" svg:x1="14.471cm" svg:y1="7.086cm" svg:x2="14.341cm" svg:y2="7.086cm">
              <text:p/>
            </draw:line>
          </draw:g>
          <draw:custom-shape draw:style-name="gr95" draw:text-style-name="P35" draw:layer="layout" svg:width="1.4cm" svg:height="1.4cm" svg:x="14.372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6.648cm" svg:x2="17.252cm" svg:y2="6.648cm">
              <text:p/>
            </draw:line>
            <draw:line draw:style-name="gr4" draw:text-style-name="P5" draw:layer="layout" svg:x1="17.449cm" svg:y1="6.964cm" svg:x2="17.768cm" svg:y2="6.964cm">
              <text:p/>
            </draw:line>
            <draw:custom-shape draw:style-name="gr5" draw:text-style-name="P6" draw:layer="layout" svg:width="0.4cm" svg:height="0.2cm" svg:x="17.7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7.348cm" svg:x2="17.351cm" svg:y2="7.348cm">
              <text:p/>
            </draw:line>
            <draw:line draw:style-name="gr4" draw:text-style-name="P5" draw:layer="layout" svg:x1="17.449cm" svg:y1="6.648cm" svg:x2="17.449cm" svg:y2="7.254cm">
              <text:p/>
            </draw:line>
            <draw:custom-shape draw:style-name="gr6" draw:text-style-name="P7" draw:layer="layout" svg:width="0.202cm" svg:height="0.213cm" svg:x="17.3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7.348cm" svg:x2="18.168cm" svg:y2="7.348cm">
              <text:p/>
            </draw:line>
            <draw:line draw:style-name="gr7" draw:text-style-name="P5" draw:layer="layout" svg:x1="17.168cm" svg:y1="6.648cm" svg:x2="18.156cm" svg:y2="6.648cm">
              <text:p/>
            </draw:line>
            <draw:custom-shape draw:style-name="gr8" draw:text-style-name="P3" draw:layer="layout" svg:width="0.201cm" svg:height="0.052cm" draw:transform="rotate (1.5707963267949) translate (17.177cm 6.69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6.484cm" svg:x2="17.139cm" svg:y2="6.302cm">
              <text:p/>
            </draw:line>
            <draw:custom-shape draw:style-name="gr6" draw:text-style-name="P7" draw:layer="layout" svg:width="0.202cm" svg:height="0.213cm" svg:x="17.3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6.491cm" svg:x2="17.137cm" svg:y2="6.658cm">
              <text:p/>
            </draw:line>
            <draw:line draw:style-name="gr12" draw:text-style-name="P5" draw:layer="layout" svg:x1="17.261cm" svg:y1="6.495cm" svg:x2="17.261cm" svg:y2="6.584cm">
              <text:p/>
            </draw:line>
            <draw:line draw:style-name="gr12" draw:text-style-name="P5" draw:layer="layout" svg:x1="17.262cm" svg:y1="6.491cm" svg:x2="17.132cm" svg:y2="6.491cm">
              <text:p/>
            </draw:line>
            <draw:line draw:style-name="gr12" draw:text-style-name="P5" draw:layer="layout" svg:x1="17.323cm" svg:y1="6.591cm" svg:x2="17.261cm" svg:y2="6.591cm">
              <text:p/>
            </draw:line>
            <draw:custom-shape draw:style-name="gr8" draw:text-style-name="P3" draw:layer="layout" svg:width="0.192cm" svg:height="0.064cm" draw:transform="rotate (1.5707963267949) translate (17.2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6.507cm" svg:x2="16.738cm" svg:y2="6.507cm">
              <text:p/>
            </draw:line>
            <draw:line draw:style-name="gr13" draw:text-style-name="P5" draw:layer="layout" svg:x1="16.868cm" svg:y1="6.607cm" svg:x2="16.738cm" svg:y2="6.607cm">
              <text:p/>
            </draw:line>
            <draw:line draw:style-name="gr13" draw:text-style-name="P5" draw:layer="layout" svg:x1="16.868cm" svg:y1="6.707cm" svg:x2="16.738cm" svg:y2="6.707cm">
              <text:p/>
            </draw:line>
            <draw:line draw:style-name="gr13" draw:text-style-name="P5" draw:layer="layout" svg:x1="16.868cm" svg:y1="6.807cm" svg:x2="16.738cm" svg:y2="6.807cm">
              <text:p/>
            </draw:line>
            <draw:line draw:style-name="gr13" draw:text-style-name="P5" draw:layer="layout" svg:x1="16.868cm" svg:y1="6.907cm" svg:x2="16.738cm" svg:y2="6.907cm">
              <text:p/>
            </draw:line>
            <draw:line draw:style-name="gr13" draw:text-style-name="P5" draw:layer="layout" svg:x1="16.868cm" svg:y1="6.407cm" svg:x2="16.738cm" svg:y2="6.407cm">
              <text:p/>
            </draw:line>
            <draw:line draw:style-name="gr14" draw:text-style-name="P5" draw:layer="layout" svg:x1="16.868cm" svg:y1="7.187cm" svg:x2="16.738cm" svg:y2="7.187cm">
              <text:p/>
            </draw:line>
            <draw:line draw:style-name="gr14" draw:text-style-name="P5" draw:layer="layout" svg:x1="16.868cm" svg:y1="7.287cm" svg:x2="16.738cm" svg:y2="7.287cm">
              <text:p/>
            </draw:line>
            <draw:line draw:style-name="gr14" draw:text-style-name="P5" draw:layer="layout" svg:x1="16.868cm" svg:y1="7.387cm" svg:x2="16.738cm" svg:y2="7.387cm">
              <text:p/>
            </draw:line>
            <draw:line draw:style-name="gr14" draw:text-style-name="P5" draw:layer="layout" svg:x1="16.868cm" svg:y1="7.487cm" svg:x2="16.738cm" svg:y2="7.487cm">
              <text:p/>
            </draw:line>
            <draw:line draw:style-name="gr14" draw:text-style-name="P5" draw:layer="layout" svg:x1="16.868cm" svg:y1="7.587cm" svg:x2="16.738cm" svg:y2="7.587cm">
              <text:p/>
            </draw:line>
            <draw:line draw:style-name="gr14" draw:text-style-name="P5" draw:layer="layout" svg:x1="16.868cm" svg:y1="7.087cm" svg:x2="16.738cm" svg:y2="7.087cm">
              <text:p/>
            </draw:line>
          </draw:g>
          <draw:custom-shape draw:style-name="gr95" draw:text-style-name="P35" draw:layer="layout" svg:width="1.4cm" svg:height="1.4cm" svg:x="16.7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5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5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6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5cm" svg:y1="4.449cm" svg:x2="17.249cm" svg:y2="4.449cm">
              <text:p/>
            </draw:line>
            <draw:line draw:style-name="gr4" draw:text-style-name="P5" draw:layer="layout" svg:x1="17.446cm" svg:y1="4.765cm" svg:x2="17.765cm" svg:y2="4.765cm">
              <text:p/>
            </draw:line>
            <draw:custom-shape draw:style-name="gr5" draw:text-style-name="P6" draw:layer="layout" svg:width="0.4cm" svg:height="0.2cm" svg:x="17.717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5cm" svg:y1="5.149cm" svg:x2="17.348cm" svg:y2="5.149cm">
              <text:p/>
            </draw:line>
            <draw:line draw:style-name="gr4" draw:text-style-name="P5" draw:layer="layout" svg:x1="17.446cm" svg:y1="4.449cm" svg:x2="17.446cm" svg:y2="5.055cm">
              <text:p/>
            </draw:line>
            <draw:custom-shape draw:style-name="gr6" draw:text-style-name="P7" draw:layer="layout" svg:width="0.202cm" svg:height="0.213cm" svg:x="17.347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77cm" svg:y1="5.149cm" svg:x2="18.165cm" svg:y2="5.149cm">
              <text:p/>
            </draw:line>
            <draw:line draw:style-name="gr7" draw:text-style-name="P5" draw:layer="layout" svg:x1="17.165cm" svg:y1="4.449cm" svg:x2="18.153cm" svg:y2="4.449cm">
              <text:p/>
            </draw:line>
            <draw:custom-shape draw:style-name="gr8" draw:text-style-name="P3" draw:layer="layout" svg:width="0.201cm" svg:height="0.052cm" draw:transform="rotate (1.5707963267949) translate (17.174cm 4.49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6cm" svg:y1="4.285cm" svg:x2="17.136cm" svg:y2="4.103cm">
              <text:p/>
            </draw:line>
            <draw:custom-shape draw:style-name="gr6" draw:text-style-name="P7" draw:layer="layout" svg:width="0.202cm" svg:height="0.213cm" svg:x="17.348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77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6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4cm" svg:y1="4.292cm" svg:x2="17.134cm" svg:y2="4.459cm">
              <text:p/>
            </draw:line>
            <draw:line draw:style-name="gr12" draw:text-style-name="P5" draw:layer="layout" svg:x1="17.258cm" svg:y1="4.296cm" svg:x2="17.258cm" svg:y2="4.385cm">
              <text:p/>
            </draw:line>
            <draw:line draw:style-name="gr12" draw:text-style-name="P5" draw:layer="layout" svg:x1="17.259cm" svg:y1="4.292cm" svg:x2="17.129cm" svg:y2="4.292cm">
              <text:p/>
            </draw:line>
            <draw:line draw:style-name="gr12" draw:text-style-name="P5" draw:layer="layout" svg:x1="17.32cm" svg:y1="4.392cm" svg:x2="17.258cm" svg:y2="4.392cm">
              <text:p/>
            </draw:line>
            <draw:custom-shape draw:style-name="gr8" draw:text-style-name="P3" draw:layer="layout" svg:width="0.192cm" svg:height="0.064cm" draw:transform="rotate (1.5707963267949) translate (17.283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77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6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5cm" svg:y1="4.308cm" svg:x2="16.735cm" svg:y2="4.308cm">
              <text:p/>
            </draw:line>
            <draw:line draw:style-name="gr13" draw:text-style-name="P5" draw:layer="layout" svg:x1="16.865cm" svg:y1="4.408cm" svg:x2="16.735cm" svg:y2="4.408cm">
              <text:p/>
            </draw:line>
            <draw:line draw:style-name="gr13" draw:text-style-name="P5" draw:layer="layout" svg:x1="16.865cm" svg:y1="4.508cm" svg:x2="16.735cm" svg:y2="4.508cm">
              <text:p/>
            </draw:line>
            <draw:line draw:style-name="gr13" draw:text-style-name="P5" draw:layer="layout" svg:x1="16.865cm" svg:y1="4.608cm" svg:x2="16.735cm" svg:y2="4.608cm">
              <text:p/>
            </draw:line>
            <draw:line draw:style-name="gr13" draw:text-style-name="P5" draw:layer="layout" svg:x1="16.865cm" svg:y1="4.708cm" svg:x2="16.735cm" svg:y2="4.708cm">
              <text:p/>
            </draw:line>
            <draw:line draw:style-name="gr13" draw:text-style-name="P5" draw:layer="layout" svg:x1="16.865cm" svg:y1="4.208cm" svg:x2="16.735cm" svg:y2="4.208cm">
              <text:p/>
            </draw:line>
            <draw:line draw:style-name="gr14" draw:text-style-name="P5" draw:layer="layout" svg:x1="16.865cm" svg:y1="4.988cm" svg:x2="16.735cm" svg:y2="4.988cm">
              <text:p/>
            </draw:line>
            <draw:line draw:style-name="gr14" draw:text-style-name="P5" draw:layer="layout" svg:x1="16.865cm" svg:y1="5.088cm" svg:x2="16.735cm" svg:y2="5.088cm">
              <text:p/>
            </draw:line>
            <draw:line draw:style-name="gr14" draw:text-style-name="P5" draw:layer="layout" svg:x1="16.865cm" svg:y1="5.188cm" svg:x2="16.735cm" svg:y2="5.188cm">
              <text:p/>
            </draw:line>
            <draw:line draw:style-name="gr14" draw:text-style-name="P5" draw:layer="layout" svg:x1="16.865cm" svg:y1="5.288cm" svg:x2="16.735cm" svg:y2="5.288cm">
              <text:p/>
            </draw:line>
            <draw:line draw:style-name="gr14" draw:text-style-name="P5" draw:layer="layout" svg:x1="16.865cm" svg:y1="5.388cm" svg:x2="16.735cm" svg:y2="5.388cm">
              <text:p/>
            </draw:line>
            <draw:line draw:style-name="gr14" draw:text-style-name="P5" draw:layer="layout" svg:x1="16.865cm" svg:y1="4.888cm" svg:x2="16.735cm" svg:y2="4.888cm">
              <text:p/>
            </draw:line>
          </draw:g>
          <draw:custom-shape draw:style-name="gr95" draw:text-style-name="P35" draw:layer="layout" svg:width="1.4cm" svg:height="1.4cm" svg:x="16.766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68cm" svg:y1="6.648cm" svg:x2="12.452cm" svg:y2="6.648cm">
              <text:p/>
            </draw:line>
            <draw:line draw:style-name="gr4" draw:text-style-name="P5" draw:layer="layout" svg:x1="12.649cm" svg:y1="6.964cm" svg:x2="12.968cm" svg:y2="6.964cm">
              <text:p/>
            </draw:line>
            <draw:custom-shape draw:style-name="gr5" draw:text-style-name="P6" draw:layer="layout" svg:width="0.4cm" svg:height="0.2cm" svg:x="12.9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68cm" svg:y1="7.348cm" svg:x2="12.551cm" svg:y2="7.348cm">
              <text:p/>
            </draw:line>
            <draw:line draw:style-name="gr4" draw:text-style-name="P5" draw:layer="layout" svg:x1="12.649cm" svg:y1="6.648cm" svg:x2="12.649cm" svg:y2="7.254cm">
              <text:p/>
            </draw:line>
            <draw:custom-shape draw:style-name="gr6" draw:text-style-name="P7" draw:layer="layout" svg:width="0.202cm" svg:height="0.213cm" svg:x="12.5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cm" svg:y1="7.348cm" svg:x2="13.368cm" svg:y2="7.348cm">
              <text:p/>
            </draw:line>
            <draw:line draw:style-name="gr7" draw:text-style-name="P5" draw:layer="layout" svg:x1="12.368cm" svg:y1="6.648cm" svg:x2="13.356cm" svg:y2="6.648cm">
              <text:p/>
            </draw:line>
            <draw:custom-shape draw:style-name="gr8" draw:text-style-name="P3" draw:layer="layout" svg:width="0.201cm" svg:height="0.052cm" draw:transform="rotate (1.5707963267949) translate (12.377cm 6.69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39cm" svg:y1="6.484cm" svg:x2="12.339cm" svg:y2="6.302cm">
              <text:p/>
            </draw:line>
            <draw:custom-shape draw:style-name="gr6" draw:text-style-name="P7" draw:layer="layout" svg:width="0.202cm" svg:height="0.213cm" svg:x="12.5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37cm" svg:y1="6.491cm" svg:x2="12.337cm" svg:y2="6.658cm">
              <text:p/>
            </draw:line>
            <draw:line draw:style-name="gr12" draw:text-style-name="P5" draw:layer="layout" svg:x1="12.461cm" svg:y1="6.495cm" svg:x2="12.461cm" svg:y2="6.584cm">
              <text:p/>
            </draw:line>
            <draw:line draw:style-name="gr12" draw:text-style-name="P5" draw:layer="layout" svg:x1="12.462cm" svg:y1="6.491cm" svg:x2="12.332cm" svg:y2="6.491cm">
              <text:p/>
            </draw:line>
            <draw:line draw:style-name="gr12" draw:text-style-name="P5" draw:layer="layout" svg:x1="12.523cm" svg:y1="6.591cm" svg:x2="12.461cm" svg:y2="6.591cm">
              <text:p/>
            </draw:line>
            <draw:custom-shape draw:style-name="gr8" draw:text-style-name="P3" draw:layer="layout" svg:width="0.192cm" svg:height="0.064cm" draw:transform="rotate (1.5707963267949) translate (12.4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68cm" svg:y1="6.507cm" svg:x2="11.938cm" svg:y2="6.507cm">
              <text:p/>
            </draw:line>
            <draw:line draw:style-name="gr13" draw:text-style-name="P5" draw:layer="layout" svg:x1="12.068cm" svg:y1="6.607cm" svg:x2="11.938cm" svg:y2="6.607cm">
              <text:p/>
            </draw:line>
            <draw:line draw:style-name="gr13" draw:text-style-name="P5" draw:layer="layout" svg:x1="12.068cm" svg:y1="6.707cm" svg:x2="11.938cm" svg:y2="6.707cm">
              <text:p/>
            </draw:line>
            <draw:line draw:style-name="gr13" draw:text-style-name="P5" draw:layer="layout" svg:x1="12.068cm" svg:y1="6.807cm" svg:x2="11.938cm" svg:y2="6.807cm">
              <text:p/>
            </draw:line>
            <draw:line draw:style-name="gr13" draw:text-style-name="P5" draw:layer="layout" svg:x1="12.068cm" svg:y1="6.907cm" svg:x2="11.938cm" svg:y2="6.907cm">
              <text:p/>
            </draw:line>
            <draw:line draw:style-name="gr13" draw:text-style-name="P5" draw:layer="layout" svg:x1="12.068cm" svg:y1="6.407cm" svg:x2="11.938cm" svg:y2="6.407cm">
              <text:p/>
            </draw:line>
            <draw:line draw:style-name="gr14" draw:text-style-name="P5" draw:layer="layout" svg:x1="12.068cm" svg:y1="7.187cm" svg:x2="11.938cm" svg:y2="7.187cm">
              <text:p/>
            </draw:line>
            <draw:line draw:style-name="gr14" draw:text-style-name="P5" draw:layer="layout" svg:x1="12.068cm" svg:y1="7.287cm" svg:x2="11.938cm" svg:y2="7.287cm">
              <text:p/>
            </draw:line>
            <draw:line draw:style-name="gr14" draw:text-style-name="P5" draw:layer="layout" svg:x1="12.068cm" svg:y1="7.387cm" svg:x2="11.938cm" svg:y2="7.387cm">
              <text:p/>
            </draw:line>
            <draw:line draw:style-name="gr14" draw:text-style-name="P5" draw:layer="layout" svg:x1="12.068cm" svg:y1="7.487cm" svg:x2="11.938cm" svg:y2="7.487cm">
              <text:p/>
            </draw:line>
            <draw:line draw:style-name="gr14" draw:text-style-name="P5" draw:layer="layout" svg:x1="12.068cm" svg:y1="7.587cm" svg:x2="11.938cm" svg:y2="7.587cm">
              <text:p/>
            </draw:line>
            <draw:line draw:style-name="gr14" draw:text-style-name="P5" draw:layer="layout" svg:x1="12.068cm" svg:y1="7.087cm" svg:x2="11.938cm" svg:y2="7.087cm">
              <text:p/>
            </draw:line>
          </draw:g>
          <draw:custom-shape draw:style-name="gr95" draw:text-style-name="P35" draw:layer="layout" svg:width="1.4cm" svg:height="1.4cm" svg:x="11.9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74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74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75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74cm" svg:y1="4.445cm" svg:x2="4.058cm" svg:y2="4.445cm">
              <text:p/>
            </draw:line>
            <draw:line draw:style-name="gr4" draw:text-style-name="P5" draw:layer="layout" svg:x1="4.255cm" svg:y1="4.761cm" svg:x2="4.574cm" svg:y2="4.761cm">
              <text:p/>
            </draw:line>
            <draw:custom-shape draw:style-name="gr5" draw:text-style-name="P6" draw:layer="layout" svg:width="0.4cm" svg:height="0.2cm" svg:x="4.526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74cm" svg:y1="5.145cm" svg:x2="4.157cm" svg:y2="5.145cm">
              <text:p/>
            </draw:line>
            <draw:line draw:style-name="gr4" draw:text-style-name="P5" draw:layer="layout" svg:x1="4.255cm" svg:y1="4.445cm" svg:x2="4.255cm" svg:y2="5.051cm">
              <text:p/>
            </draw:line>
            <draw:custom-shape draw:style-name="gr6" draw:text-style-name="P7" draw:layer="layout" svg:width="0.202cm" svg:height="0.213cm" svg:x="4.156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86cm" svg:y1="5.145cm" svg:x2="4.974cm" svg:y2="5.145cm">
              <text:p/>
            </draw:line>
            <draw:line draw:style-name="gr7" draw:text-style-name="P5" draw:layer="layout" svg:x1="3.974cm" svg:y1="4.445cm" svg:x2="4.962cm" svg:y2="4.445cm">
              <text:p/>
            </draw:line>
            <draw:custom-shape draw:style-name="gr8" draw:text-style-name="P3" draw:layer="layout" svg:width="0.201cm" svg:height="0.052cm" draw:transform="rotate (1.5707963267949) translate (3.983cm 4.4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45cm" svg:y1="4.281cm" svg:x2="3.945cm" svg:y2="4.099cm">
              <text:p/>
            </draw:line>
            <draw:custom-shape draw:style-name="gr6" draw:text-style-name="P7" draw:layer="layout" svg:width="0.202cm" svg:height="0.213cm" svg:x="4.157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86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15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43cm" svg:y1="4.288cm" svg:x2="3.943cm" svg:y2="4.455cm">
              <text:p/>
            </draw:line>
            <draw:line draw:style-name="gr12" draw:text-style-name="P5" draw:layer="layout" svg:x1="4.067cm" svg:y1="4.292cm" svg:x2="4.067cm" svg:y2="4.381cm">
              <text:p/>
            </draw:line>
            <draw:line draw:style-name="gr12" draw:text-style-name="P5" draw:layer="layout" svg:x1="4.068cm" svg:y1="4.288cm" svg:x2="3.938cm" svg:y2="4.288cm">
              <text:p/>
            </draw:line>
            <draw:line draw:style-name="gr12" draw:text-style-name="P5" draw:layer="layout" svg:x1="4.129cm" svg:y1="4.388cm" svg:x2="4.067cm" svg:y2="4.388cm">
              <text:p/>
            </draw:line>
            <draw:custom-shape draw:style-name="gr8" draw:text-style-name="P3" draw:layer="layout" svg:width="0.192cm" svg:height="0.064cm" draw:transform="rotate (1.5707963267949) translate (4.092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86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25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74cm" svg:y1="4.304cm" svg:x2="3.544cm" svg:y2="4.304cm">
              <text:p/>
            </draw:line>
            <draw:line draw:style-name="gr13" draw:text-style-name="P5" draw:layer="layout" svg:x1="3.674cm" svg:y1="4.404cm" svg:x2="3.544cm" svg:y2="4.404cm">
              <text:p/>
            </draw:line>
            <draw:line draw:style-name="gr13" draw:text-style-name="P5" draw:layer="layout" svg:x1="3.674cm" svg:y1="4.504cm" svg:x2="3.544cm" svg:y2="4.504cm">
              <text:p/>
            </draw:line>
            <draw:line draw:style-name="gr13" draw:text-style-name="P5" draw:layer="layout" svg:x1="3.674cm" svg:y1="4.604cm" svg:x2="3.544cm" svg:y2="4.604cm">
              <text:p/>
            </draw:line>
            <draw:line draw:style-name="gr13" draw:text-style-name="P5" draw:layer="layout" svg:x1="3.674cm" svg:y1="4.704cm" svg:x2="3.544cm" svg:y2="4.704cm">
              <text:p/>
            </draw:line>
            <draw:line draw:style-name="gr13" draw:text-style-name="P5" draw:layer="layout" svg:x1="3.674cm" svg:y1="4.204cm" svg:x2="3.544cm" svg:y2="4.204cm">
              <text:p/>
            </draw:line>
            <draw:line draw:style-name="gr14" draw:text-style-name="P5" draw:layer="layout" svg:x1="3.674cm" svg:y1="4.984cm" svg:x2="3.544cm" svg:y2="4.984cm">
              <text:p/>
            </draw:line>
            <draw:line draw:style-name="gr14" draw:text-style-name="P5" draw:layer="layout" svg:x1="3.674cm" svg:y1="5.084cm" svg:x2="3.544cm" svg:y2="5.084cm">
              <text:p/>
            </draw:line>
            <draw:line draw:style-name="gr14" draw:text-style-name="P5" draw:layer="layout" svg:x1="3.674cm" svg:y1="5.184cm" svg:x2="3.544cm" svg:y2="5.184cm">
              <text:p/>
            </draw:line>
            <draw:line draw:style-name="gr14" draw:text-style-name="P5" draw:layer="layout" svg:x1="3.674cm" svg:y1="5.284cm" svg:x2="3.544cm" svg:y2="5.284cm">
              <text:p/>
            </draw:line>
            <draw:line draw:style-name="gr14" draw:text-style-name="P5" draw:layer="layout" svg:x1="3.674cm" svg:y1="5.384cm" svg:x2="3.544cm" svg:y2="5.384cm">
              <text:p/>
            </draw:line>
            <draw:line draw:style-name="gr14" draw:text-style-name="P5" draw:layer="layout" svg:x1="3.674cm" svg:y1="4.884cm" svg:x2="3.544cm" svg:y2="4.884cm">
              <text:p/>
            </draw:line>
          </draw:g>
          <draw:custom-shape draw:style-name="gr95" draw:text-style-name="P35" draw:layer="layout" svg:width="1.4cm" svg:height="1.4cm" svg:x="3.5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1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1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2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1cm" svg:y1="4.446cm" svg:x2="6.455cm" svg:y2="4.446cm">
              <text:p/>
            </draw:line>
            <draw:line draw:style-name="gr4" draw:text-style-name="P5" draw:layer="layout" svg:x1="6.652cm" svg:y1="4.762cm" svg:x2="6.971cm" svg:y2="4.762cm">
              <text:p/>
            </draw:line>
            <draw:custom-shape draw:style-name="gr5" draw:text-style-name="P6" draw:layer="layout" svg:width="0.4cm" svg:height="0.2cm" svg:x="6.923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1cm" svg:y1="5.146cm" svg:x2="6.554cm" svg:y2="5.146cm">
              <text:p/>
            </draw:line>
            <draw:line draw:style-name="gr4" draw:text-style-name="P5" draw:layer="layout" svg:x1="6.652cm" svg:y1="4.446cm" svg:x2="6.652cm" svg:y2="5.052cm">
              <text:p/>
            </draw:line>
            <draw:custom-shape draw:style-name="gr6" draw:text-style-name="P7" draw:layer="layout" svg:width="0.202cm" svg:height="0.213cm" svg:x="6.553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3cm" svg:y1="5.146cm" svg:x2="7.371cm" svg:y2="5.146cm">
              <text:p/>
            </draw:line>
            <draw:line draw:style-name="gr7" draw:text-style-name="P5" draw:layer="layout" svg:x1="6.371cm" svg:y1="4.446cm" svg:x2="7.359cm" svg:y2="4.446cm">
              <text:p/>
            </draw:line>
            <draw:custom-shape draw:style-name="gr8" draw:text-style-name="P3" draw:layer="layout" svg:width="0.201cm" svg:height="0.052cm" draw:transform="rotate (1.5707963267949) translate (6.38cm 4.49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2cm" svg:y1="4.282cm" svg:x2="6.342cm" svg:y2="4.1cm">
              <text:p/>
            </draw:line>
            <draw:custom-shape draw:style-name="gr6" draw:text-style-name="P7" draw:layer="layout" svg:width="0.202cm" svg:height="0.213cm" svg:x="6.554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3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2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cm" svg:y1="4.289cm" svg:x2="6.34cm" svg:y2="4.456cm">
              <text:p/>
            </draw:line>
            <draw:line draw:style-name="gr12" draw:text-style-name="P5" draw:layer="layout" svg:x1="6.464cm" svg:y1="4.293cm" svg:x2="6.464cm" svg:y2="4.382cm">
              <text:p/>
            </draw:line>
            <draw:line draw:style-name="gr12" draw:text-style-name="P5" draw:layer="layout" svg:x1="6.465cm" svg:y1="4.289cm" svg:x2="6.335cm" svg:y2="4.289cm">
              <text:p/>
            </draw:line>
            <draw:line draw:style-name="gr12" draw:text-style-name="P5" draw:layer="layout" svg:x1="6.526cm" svg:y1="4.389cm" svg:x2="6.464cm" svg:y2="4.389cm">
              <text:p/>
            </draw:line>
            <draw:custom-shape draw:style-name="gr8" draw:text-style-name="P3" draw:layer="layout" svg:width="0.192cm" svg:height="0.064cm" draw:transform="rotate (1.5707963267949) translate (6.489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3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2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1cm" svg:y1="4.305cm" svg:x2="5.941cm" svg:y2="4.305cm">
              <text:p/>
            </draw:line>
            <draw:line draw:style-name="gr13" draw:text-style-name="P5" draw:layer="layout" svg:x1="6.071cm" svg:y1="4.405cm" svg:x2="5.941cm" svg:y2="4.405cm">
              <text:p/>
            </draw:line>
            <draw:line draw:style-name="gr13" draw:text-style-name="P5" draw:layer="layout" svg:x1="6.071cm" svg:y1="4.505cm" svg:x2="5.941cm" svg:y2="4.505cm">
              <text:p/>
            </draw:line>
            <draw:line draw:style-name="gr13" draw:text-style-name="P5" draw:layer="layout" svg:x1="6.071cm" svg:y1="4.605cm" svg:x2="5.941cm" svg:y2="4.605cm">
              <text:p/>
            </draw:line>
            <draw:line draw:style-name="gr13" draw:text-style-name="P5" draw:layer="layout" svg:x1="6.071cm" svg:y1="4.705cm" svg:x2="5.941cm" svg:y2="4.705cm">
              <text:p/>
            </draw:line>
            <draw:line draw:style-name="gr13" draw:text-style-name="P5" draw:layer="layout" svg:x1="6.071cm" svg:y1="4.205cm" svg:x2="5.941cm" svg:y2="4.205cm">
              <text:p/>
            </draw:line>
            <draw:line draw:style-name="gr14" draw:text-style-name="P5" draw:layer="layout" svg:x1="6.071cm" svg:y1="4.985cm" svg:x2="5.941cm" svg:y2="4.985cm">
              <text:p/>
            </draw:line>
            <draw:line draw:style-name="gr14" draw:text-style-name="P5" draw:layer="layout" svg:x1="6.071cm" svg:y1="5.085cm" svg:x2="5.941cm" svg:y2="5.085cm">
              <text:p/>
            </draw:line>
            <draw:line draw:style-name="gr14" draw:text-style-name="P5" draw:layer="layout" svg:x1="6.071cm" svg:y1="5.185cm" svg:x2="5.941cm" svg:y2="5.185cm">
              <text:p/>
            </draw:line>
            <draw:line draw:style-name="gr14" draw:text-style-name="P5" draw:layer="layout" svg:x1="6.071cm" svg:y1="5.285cm" svg:x2="5.941cm" svg:y2="5.285cm">
              <text:p/>
            </draw:line>
            <draw:line draw:style-name="gr14" draw:text-style-name="P5" draw:layer="layout" svg:x1="6.071cm" svg:y1="5.385cm" svg:x2="5.941cm" svg:y2="5.385cm">
              <text:p/>
            </draw:line>
            <draw:line draw:style-name="gr14" draw:text-style-name="P5" draw:layer="layout" svg:x1="6.071cm" svg:y1="4.885cm" svg:x2="5.941cm" svg:y2="4.885cm">
              <text:p/>
            </draw:line>
          </draw:g>
          <draw:custom-shape draw:style-name="gr95" draw:text-style-name="P35" draw:layer="layout" svg:width="1.4cm" svg:height="1.4cm" svg:x="5.972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68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68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69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68cm" svg:y1="6.647cm" svg:x2="6.452cm" svg:y2="6.647cm">
              <text:p/>
            </draw:line>
            <draw:line draw:style-name="gr4" draw:text-style-name="P5" draw:layer="layout" svg:x1="6.649cm" svg:y1="6.963cm" svg:x2="6.968cm" svg:y2="6.963cm">
              <text:p/>
            </draw:line>
            <draw:custom-shape draw:style-name="gr5" draw:text-style-name="P6" draw:layer="layout" svg:width="0.4cm" svg:height="0.2cm" svg:x="6.92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68cm" svg:y1="7.347cm" svg:x2="6.551cm" svg:y2="7.347cm">
              <text:p/>
            </draw:line>
            <draw:line draw:style-name="gr4" draw:text-style-name="P5" draw:layer="layout" svg:x1="6.649cm" svg:y1="6.647cm" svg:x2="6.649cm" svg:y2="7.253cm">
              <text:p/>
            </draw:line>
            <draw:custom-shape draw:style-name="gr6" draw:text-style-name="P7" draw:layer="layout" svg:width="0.202cm" svg:height="0.213cm" svg:x="6.55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cm" svg:y1="7.347cm" svg:x2="7.368cm" svg:y2="7.347cm">
              <text:p/>
            </draw:line>
            <draw:line draw:style-name="gr7" draw:text-style-name="P5" draw:layer="layout" svg:x1="6.368cm" svg:y1="6.647cm" svg:x2="7.356cm" svg:y2="6.647cm">
              <text:p/>
            </draw:line>
            <draw:custom-shape draw:style-name="gr8" draw:text-style-name="P3" draw:layer="layout" svg:width="0.201cm" svg:height="0.052cm" draw:transform="rotate (1.5707963267949) translate (6.377cm 6.69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39cm" svg:y1="6.483cm" svg:x2="6.339cm" svg:y2="6.301cm">
              <text:p/>
            </draw:line>
            <draw:custom-shape draw:style-name="gr6" draw:text-style-name="P7" draw:layer="layout" svg:width="0.202cm" svg:height="0.213cm" svg:x="6.551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09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37cm" svg:y1="6.49cm" svg:x2="6.337cm" svg:y2="6.657cm">
              <text:p/>
            </draw:line>
            <draw:line draw:style-name="gr12" draw:text-style-name="P5" draw:layer="layout" svg:x1="6.461cm" svg:y1="6.494cm" svg:x2="6.461cm" svg:y2="6.583cm">
              <text:p/>
            </draw:line>
            <draw:line draw:style-name="gr12" draw:text-style-name="P5" draw:layer="layout" svg:x1="6.462cm" svg:y1="6.49cm" svg:x2="6.332cm" svg:y2="6.49cm">
              <text:p/>
            </draw:line>
            <draw:line draw:style-name="gr12" draw:text-style-name="P5" draw:layer="layout" svg:x1="6.523cm" svg:y1="6.59cm" svg:x2="6.461cm" svg:y2="6.59cm">
              <text:p/>
            </draw:line>
            <draw:custom-shape draw:style-name="gr8" draw:text-style-name="P3" draw:layer="layout" svg:width="0.192cm" svg:height="0.064cm" draw:transform="rotate (1.5707963267949) translate (6.486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19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68cm" svg:y1="6.506cm" svg:x2="5.938cm" svg:y2="6.506cm">
              <text:p/>
            </draw:line>
            <draw:line draw:style-name="gr13" draw:text-style-name="P5" draw:layer="layout" svg:x1="6.068cm" svg:y1="6.606cm" svg:x2="5.938cm" svg:y2="6.606cm">
              <text:p/>
            </draw:line>
            <draw:line draw:style-name="gr13" draw:text-style-name="P5" draw:layer="layout" svg:x1="6.068cm" svg:y1="6.706cm" svg:x2="5.938cm" svg:y2="6.706cm">
              <text:p/>
            </draw:line>
            <draw:line draw:style-name="gr13" draw:text-style-name="P5" draw:layer="layout" svg:x1="6.068cm" svg:y1="6.806cm" svg:x2="5.938cm" svg:y2="6.806cm">
              <text:p/>
            </draw:line>
            <draw:line draw:style-name="gr13" draw:text-style-name="P5" draw:layer="layout" svg:x1="6.068cm" svg:y1="6.906cm" svg:x2="5.938cm" svg:y2="6.906cm">
              <text:p/>
            </draw:line>
            <draw:line draw:style-name="gr13" draw:text-style-name="P5" draw:layer="layout" svg:x1="6.068cm" svg:y1="6.406cm" svg:x2="5.938cm" svg:y2="6.406cm">
              <text:p/>
            </draw:line>
            <draw:line draw:style-name="gr14" draw:text-style-name="P5" draw:layer="layout" svg:x1="6.068cm" svg:y1="7.186cm" svg:x2="5.938cm" svg:y2="7.186cm">
              <text:p/>
            </draw:line>
            <draw:line draw:style-name="gr14" draw:text-style-name="P5" draw:layer="layout" svg:x1="6.068cm" svg:y1="7.286cm" svg:x2="5.938cm" svg:y2="7.286cm">
              <text:p/>
            </draw:line>
            <draw:line draw:style-name="gr14" draw:text-style-name="P5" draw:layer="layout" svg:x1="6.068cm" svg:y1="7.386cm" svg:x2="5.938cm" svg:y2="7.386cm">
              <text:p/>
            </draw:line>
            <draw:line draw:style-name="gr14" draw:text-style-name="P5" draw:layer="layout" svg:x1="6.068cm" svg:y1="7.486cm" svg:x2="5.938cm" svg:y2="7.486cm">
              <text:p/>
            </draw:line>
            <draw:line draw:style-name="gr14" draw:text-style-name="P5" draw:layer="layout" svg:x1="6.068cm" svg:y1="7.586cm" svg:x2="5.938cm" svg:y2="7.586cm">
              <text:p/>
            </draw:line>
            <draw:line draw:style-name="gr14" draw:text-style-name="P5" draw:layer="layout" svg:x1="6.068cm" svg:y1="7.086cm" svg:x2="5.938cm" svg:y2="7.086cm">
              <text:p/>
            </draw:line>
          </draw:g>
          <draw:custom-shape draw:style-name="gr95" draw:text-style-name="P35" draw:layer="layout" svg:width="1.4cm" svg:height="1.4cm" svg:x="5.969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5cm" svg:y1="6.648cm" svg:x2="8.849cm" svg:y2="6.648cm">
              <text:p/>
            </draw:line>
            <draw:line draw:style-name="gr4" draw:text-style-name="P5" draw:layer="layout" svg:x1="9.046cm" svg:y1="6.964cm" svg:x2="9.365cm" svg:y2="6.964cm">
              <text:p/>
            </draw:line>
            <draw:custom-shape draw:style-name="gr5" draw:text-style-name="P6" draw:layer="layout" svg:width="0.4cm" svg:height="0.2cm" svg:x="9.3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5cm" svg:y1="7.348cm" svg:x2="8.948cm" svg:y2="7.348cm">
              <text:p/>
            </draw:line>
            <draw:line draw:style-name="gr4" draw:text-style-name="P5" draw:layer="layout" svg:x1="9.046cm" svg:y1="6.648cm" svg:x2="9.046cm" svg:y2="7.254cm">
              <text:p/>
            </draw:line>
            <draw:custom-shape draw:style-name="gr6" draw:text-style-name="P7" draw:layer="layout" svg:width="0.202cm" svg:height="0.213cm" svg:x="8.9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7cm" svg:y1="7.348cm" svg:x2="9.765cm" svg:y2="7.348cm">
              <text:p/>
            </draw:line>
            <draw:line draw:style-name="gr7" draw:text-style-name="P5" draw:layer="layout" svg:x1="8.765cm" svg:y1="6.648cm" svg:x2="9.753cm" svg:y2="6.648cm">
              <text:p/>
            </draw:line>
            <draw:custom-shape draw:style-name="gr8" draw:text-style-name="P3" draw:layer="layout" svg:width="0.201cm" svg:height="0.052cm" draw:transform="rotate (1.5707963267949) translate (8.774cm 6.69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6cm" svg:y1="6.484cm" svg:x2="8.736cm" svg:y2="6.302cm">
              <text:p/>
            </draw:line>
            <draw:custom-shape draw:style-name="gr6" draw:text-style-name="P7" draw:layer="layout" svg:width="0.202cm" svg:height="0.213cm" svg:x="8.9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4cm" svg:y1="6.491cm" svg:x2="8.734cm" svg:y2="6.658cm">
              <text:p/>
            </draw:line>
            <draw:line draw:style-name="gr12" draw:text-style-name="P5" draw:layer="layout" svg:x1="8.858cm" svg:y1="6.495cm" svg:x2="8.858cm" svg:y2="6.584cm">
              <text:p/>
            </draw:line>
            <draw:line draw:style-name="gr12" draw:text-style-name="P5" draw:layer="layout" svg:x1="8.859cm" svg:y1="6.491cm" svg:x2="8.729cm" svg:y2="6.491cm">
              <text:p/>
            </draw:line>
            <draw:line draw:style-name="gr12" draw:text-style-name="P5" draw:layer="layout" svg:x1="8.92cm" svg:y1="6.591cm" svg:x2="8.858cm" svg:y2="6.591cm">
              <text:p/>
            </draw:line>
            <draw:custom-shape draw:style-name="gr8" draw:text-style-name="P3" draw:layer="layout" svg:width="0.192cm" svg:height="0.064cm" draw:transform="rotate (1.5707963267949) translate (8.8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5cm" svg:y1="6.507cm" svg:x2="8.335cm" svg:y2="6.507cm">
              <text:p/>
            </draw:line>
            <draw:line draw:style-name="gr13" draw:text-style-name="P5" draw:layer="layout" svg:x1="8.465cm" svg:y1="6.607cm" svg:x2="8.335cm" svg:y2="6.607cm">
              <text:p/>
            </draw:line>
            <draw:line draw:style-name="gr13" draw:text-style-name="P5" draw:layer="layout" svg:x1="8.465cm" svg:y1="6.707cm" svg:x2="8.335cm" svg:y2="6.707cm">
              <text:p/>
            </draw:line>
            <draw:line draw:style-name="gr13" draw:text-style-name="P5" draw:layer="layout" svg:x1="8.465cm" svg:y1="6.807cm" svg:x2="8.335cm" svg:y2="6.807cm">
              <text:p/>
            </draw:line>
            <draw:line draw:style-name="gr13" draw:text-style-name="P5" draw:layer="layout" svg:x1="8.465cm" svg:y1="6.907cm" svg:x2="8.335cm" svg:y2="6.907cm">
              <text:p/>
            </draw:line>
            <draw:line draw:style-name="gr13" draw:text-style-name="P5" draw:layer="layout" svg:x1="8.465cm" svg:y1="6.407cm" svg:x2="8.335cm" svg:y2="6.407cm">
              <text:p/>
            </draw:line>
            <draw:line draw:style-name="gr14" draw:text-style-name="P5" draw:layer="layout" svg:x1="8.465cm" svg:y1="7.187cm" svg:x2="8.335cm" svg:y2="7.187cm">
              <text:p/>
            </draw:line>
            <draw:line draw:style-name="gr14" draw:text-style-name="P5" draw:layer="layout" svg:x1="8.465cm" svg:y1="7.287cm" svg:x2="8.335cm" svg:y2="7.287cm">
              <text:p/>
            </draw:line>
            <draw:line draw:style-name="gr14" draw:text-style-name="P5" draw:layer="layout" svg:x1="8.465cm" svg:y1="7.387cm" svg:x2="8.335cm" svg:y2="7.387cm">
              <text:p/>
            </draw:line>
            <draw:line draw:style-name="gr14" draw:text-style-name="P5" draw:layer="layout" svg:x1="8.465cm" svg:y1="7.487cm" svg:x2="8.335cm" svg:y2="7.487cm">
              <text:p/>
            </draw:line>
            <draw:line draw:style-name="gr14" draw:text-style-name="P5" draw:layer="layout" svg:x1="8.465cm" svg:y1="7.587cm" svg:x2="8.335cm" svg:y2="7.587cm">
              <text:p/>
            </draw:line>
            <draw:line draw:style-name="gr14" draw:text-style-name="P5" draw:layer="layout" svg:x1="8.465cm" svg:y1="7.087cm" svg:x2="8.335cm" svg:y2="7.087cm">
              <text:p/>
            </draw:line>
          </draw:g>
          <draw:custom-shape draw:style-name="gr95" draw:text-style-name="P35" draw:layer="layout" svg:width="1.4cm" svg:height="1.4cm" svg:x="8.366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2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2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3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2cm" svg:y1="4.449cm" svg:x2="8.846cm" svg:y2="4.449cm">
              <text:p/>
            </draw:line>
            <draw:line draw:style-name="gr4" draw:text-style-name="P5" draw:layer="layout" svg:x1="9.043cm" svg:y1="4.765cm" svg:x2="9.362cm" svg:y2="4.765cm">
              <text:p/>
            </draw:line>
            <draw:custom-shape draw:style-name="gr5" draw:text-style-name="P6" draw:layer="layout" svg:width="0.4cm" svg:height="0.2cm" svg:x="9.314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2cm" svg:y1="5.149cm" svg:x2="8.945cm" svg:y2="5.149cm">
              <text:p/>
            </draw:line>
            <draw:line draw:style-name="gr4" draw:text-style-name="P5" draw:layer="layout" svg:x1="9.043cm" svg:y1="4.449cm" svg:x2="9.043cm" svg:y2="5.055cm">
              <text:p/>
            </draw:line>
            <draw:custom-shape draw:style-name="gr6" draw:text-style-name="P7" draw:layer="layout" svg:width="0.202cm" svg:height="0.213cm" svg:x="8.944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4cm" svg:y1="5.149cm" svg:x2="9.762cm" svg:y2="5.149cm">
              <text:p/>
            </draw:line>
            <draw:line draw:style-name="gr7" draw:text-style-name="P5" draw:layer="layout" svg:x1="8.762cm" svg:y1="4.449cm" svg:x2="9.75cm" svg:y2="4.449cm">
              <text:p/>
            </draw:line>
            <draw:custom-shape draw:style-name="gr8" draw:text-style-name="P3" draw:layer="layout" svg:width="0.201cm" svg:height="0.052cm" draw:transform="rotate (1.5707963267949) translate (8.771cm 4.49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3cm" svg:y1="4.285cm" svg:x2="8.733cm" svg:y2="4.103cm">
              <text:p/>
            </draw:line>
            <draw:custom-shape draw:style-name="gr6" draw:text-style-name="P7" draw:layer="layout" svg:width="0.202cm" svg:height="0.213cm" svg:x="8.945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4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3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1cm" svg:y1="4.292cm" svg:x2="8.731cm" svg:y2="4.459cm">
              <text:p/>
            </draw:line>
            <draw:line draw:style-name="gr12" draw:text-style-name="P5" draw:layer="layout" svg:x1="8.855cm" svg:y1="4.296cm" svg:x2="8.855cm" svg:y2="4.385cm">
              <text:p/>
            </draw:line>
            <draw:line draw:style-name="gr12" draw:text-style-name="P5" draw:layer="layout" svg:x1="8.856cm" svg:y1="4.292cm" svg:x2="8.726cm" svg:y2="4.292cm">
              <text:p/>
            </draw:line>
            <draw:line draw:style-name="gr12" draw:text-style-name="P5" draw:layer="layout" svg:x1="8.917cm" svg:y1="4.392cm" svg:x2="8.855cm" svg:y2="4.392cm">
              <text:p/>
            </draw:line>
            <draw:custom-shape draw:style-name="gr8" draw:text-style-name="P3" draw:layer="layout" svg:width="0.192cm" svg:height="0.064cm" draw:transform="rotate (1.5707963267949) translate (8.88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4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3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2cm" svg:y1="4.308cm" svg:x2="8.332cm" svg:y2="4.308cm">
              <text:p/>
            </draw:line>
            <draw:line draw:style-name="gr13" draw:text-style-name="P5" draw:layer="layout" svg:x1="8.462cm" svg:y1="4.408cm" svg:x2="8.332cm" svg:y2="4.408cm">
              <text:p/>
            </draw:line>
            <draw:line draw:style-name="gr13" draw:text-style-name="P5" draw:layer="layout" svg:x1="8.462cm" svg:y1="4.508cm" svg:x2="8.332cm" svg:y2="4.508cm">
              <text:p/>
            </draw:line>
            <draw:line draw:style-name="gr13" draw:text-style-name="P5" draw:layer="layout" svg:x1="8.462cm" svg:y1="4.608cm" svg:x2="8.332cm" svg:y2="4.608cm">
              <text:p/>
            </draw:line>
            <draw:line draw:style-name="gr13" draw:text-style-name="P5" draw:layer="layout" svg:x1="8.462cm" svg:y1="4.708cm" svg:x2="8.332cm" svg:y2="4.708cm">
              <text:p/>
            </draw:line>
            <draw:line draw:style-name="gr13" draw:text-style-name="P5" draw:layer="layout" svg:x1="8.462cm" svg:y1="4.208cm" svg:x2="8.332cm" svg:y2="4.208cm">
              <text:p/>
            </draw:line>
            <draw:line draw:style-name="gr14" draw:text-style-name="P5" draw:layer="layout" svg:x1="8.462cm" svg:y1="4.988cm" svg:x2="8.332cm" svg:y2="4.988cm">
              <text:p/>
            </draw:line>
            <draw:line draw:style-name="gr14" draw:text-style-name="P5" draw:layer="layout" svg:x1="8.462cm" svg:y1="5.088cm" svg:x2="8.332cm" svg:y2="5.088cm">
              <text:p/>
            </draw:line>
            <draw:line draw:style-name="gr14" draw:text-style-name="P5" draw:layer="layout" svg:x1="8.462cm" svg:y1="5.188cm" svg:x2="8.332cm" svg:y2="5.188cm">
              <text:p/>
            </draw:line>
            <draw:line draw:style-name="gr14" draw:text-style-name="P5" draw:layer="layout" svg:x1="8.462cm" svg:y1="5.288cm" svg:x2="8.332cm" svg:y2="5.288cm">
              <text:p/>
            </draw:line>
            <draw:line draw:style-name="gr14" draw:text-style-name="P5" draw:layer="layout" svg:x1="8.462cm" svg:y1="5.388cm" svg:x2="8.332cm" svg:y2="5.388cm">
              <text:p/>
            </draw:line>
            <draw:line draw:style-name="gr14" draw:text-style-name="P5" draw:layer="layout" svg:x1="8.462cm" svg:y1="4.888cm" svg:x2="8.332cm" svg:y2="4.888cm">
              <text:p/>
            </draw:line>
          </draw:g>
          <draw:custom-shape draw:style-name="gr95" draw:text-style-name="P35" draw:layer="layout" svg:width="1.4cm" svg:height="1.4cm" svg:x="8.363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65cm" svg:y1="6.648cm" svg:x2="4.049cm" svg:y2="6.648cm">
              <text:p/>
            </draw:line>
            <draw:line draw:style-name="gr4" draw:text-style-name="P5" draw:layer="layout" svg:x1="4.246cm" svg:y1="6.964cm" svg:x2="4.565cm" svg:y2="6.964cm">
              <text:p/>
            </draw:line>
            <draw:custom-shape draw:style-name="gr5" draw:text-style-name="P6" draw:layer="layout" svg:width="0.4cm" svg:height="0.2cm" svg:x="4.5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65cm" svg:y1="7.348cm" svg:x2="4.148cm" svg:y2="7.348cm">
              <text:p/>
            </draw:line>
            <draw:line draw:style-name="gr4" draw:text-style-name="P5" draw:layer="layout" svg:x1="4.246cm" svg:y1="6.648cm" svg:x2="4.246cm" svg:y2="7.254cm">
              <text:p/>
            </draw:line>
            <draw:custom-shape draw:style-name="gr6" draw:text-style-name="P7" draw:layer="layout" svg:width="0.202cm" svg:height="0.213cm" svg:x="4.1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77cm" svg:y1="7.348cm" svg:x2="4.965cm" svg:y2="7.348cm">
              <text:p/>
            </draw:line>
            <draw:line draw:style-name="gr7" draw:text-style-name="P5" draw:layer="layout" svg:x1="3.965cm" svg:y1="6.648cm" svg:x2="4.953cm" svg:y2="6.648cm">
              <text:p/>
            </draw:line>
            <draw:custom-shape draw:style-name="gr8" draw:text-style-name="P3" draw:layer="layout" svg:width="0.201cm" svg:height="0.052cm" draw:transform="rotate (1.5707963267949) translate (3.974cm 6.69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36cm" svg:y1="6.484cm" svg:x2="3.936cm" svg:y2="6.302cm">
              <text:p/>
            </draw:line>
            <draw:custom-shape draw:style-name="gr6" draw:text-style-name="P7" draw:layer="layout" svg:width="0.202cm" svg:height="0.213cm" svg:x="4.1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34cm" svg:y1="6.491cm" svg:x2="3.934cm" svg:y2="6.658cm">
              <text:p/>
            </draw:line>
            <draw:line draw:style-name="gr12" draw:text-style-name="P5" draw:layer="layout" svg:x1="4.058cm" svg:y1="6.495cm" svg:x2="4.058cm" svg:y2="6.584cm">
              <text:p/>
            </draw:line>
            <draw:line draw:style-name="gr12" draw:text-style-name="P5" draw:layer="layout" svg:x1="4.059cm" svg:y1="6.491cm" svg:x2="3.929cm" svg:y2="6.491cm">
              <text:p/>
            </draw:line>
            <draw:line draw:style-name="gr12" draw:text-style-name="P5" draw:layer="layout" svg:x1="4.12cm" svg:y1="6.591cm" svg:x2="4.058cm" svg:y2="6.591cm">
              <text:p/>
            </draw:line>
            <draw:custom-shape draw:style-name="gr8" draw:text-style-name="P3" draw:layer="layout" svg:width="0.192cm" svg:height="0.064cm" draw:transform="rotate (1.5707963267949) translate (4.0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65cm" svg:y1="6.507cm" svg:x2="3.535cm" svg:y2="6.507cm">
              <text:p/>
            </draw:line>
            <draw:line draw:style-name="gr13" draw:text-style-name="P5" draw:layer="layout" svg:x1="3.665cm" svg:y1="6.607cm" svg:x2="3.535cm" svg:y2="6.607cm">
              <text:p/>
            </draw:line>
            <draw:line draw:style-name="gr13" draw:text-style-name="P5" draw:layer="layout" svg:x1="3.665cm" svg:y1="6.707cm" svg:x2="3.535cm" svg:y2="6.707cm">
              <text:p/>
            </draw:line>
            <draw:line draw:style-name="gr13" draw:text-style-name="P5" draw:layer="layout" svg:x1="3.665cm" svg:y1="6.807cm" svg:x2="3.535cm" svg:y2="6.807cm">
              <text:p/>
            </draw:line>
            <draw:line draw:style-name="gr13" draw:text-style-name="P5" draw:layer="layout" svg:x1="3.665cm" svg:y1="6.907cm" svg:x2="3.535cm" svg:y2="6.907cm">
              <text:p/>
            </draw:line>
            <draw:line draw:style-name="gr13" draw:text-style-name="P5" draw:layer="layout" svg:x1="3.665cm" svg:y1="6.407cm" svg:x2="3.535cm" svg:y2="6.407cm">
              <text:p/>
            </draw:line>
            <draw:line draw:style-name="gr14" draw:text-style-name="P5" draw:layer="layout" svg:x1="3.665cm" svg:y1="7.187cm" svg:x2="3.535cm" svg:y2="7.187cm">
              <text:p/>
            </draw:line>
            <draw:line draw:style-name="gr14" draw:text-style-name="P5" draw:layer="layout" svg:x1="3.665cm" svg:y1="7.287cm" svg:x2="3.535cm" svg:y2="7.287cm">
              <text:p/>
            </draw:line>
            <draw:line draw:style-name="gr14" draw:text-style-name="P5" draw:layer="layout" svg:x1="3.665cm" svg:y1="7.387cm" svg:x2="3.535cm" svg:y2="7.387cm">
              <text:p/>
            </draw:line>
            <draw:line draw:style-name="gr14" draw:text-style-name="P5" draw:layer="layout" svg:x1="3.665cm" svg:y1="7.487cm" svg:x2="3.535cm" svg:y2="7.487cm">
              <text:p/>
            </draw:line>
            <draw:line draw:style-name="gr14" draw:text-style-name="P5" draw:layer="layout" svg:x1="3.665cm" svg:y1="7.587cm" svg:x2="3.535cm" svg:y2="7.587cm">
              <text:p/>
            </draw:line>
            <draw:line draw:style-name="gr14" draw:text-style-name="P5" draw:layer="layout" svg:x1="3.665cm" svg:y1="7.087cm" svg:x2="3.535cm" svg:y2="7.087cm">
              <text:p/>
            </draw:line>
          </draw:g>
          <draw:custom-shape draw:style-name="gr95" draw:text-style-name="P35" draw:layer="layout" svg:width="1.4cm" svg:height="1.4cm" svg:x="3.566cm" svg:y="6.303cm">
            <text:p/>
            <draw:enhanced-geometry svg:viewBox="0 0 21600 21600" draw:type="rectangle" draw:enhanced-path="M 0 0 L 21600 0 21600 21600 0 21600 0 0 Z N"/>
          </draw:custom-shape>
        </draw:g>
        <draw:line draw:style-name="gr90" draw:text-style-name="P10" draw:layer="layout" svg:x1="4.489cm" svg:y1="3.367cm" svg:x2="4.489cm" svg:y2="6.027cm">
          <text:p/>
        </draw:line>
        <draw:line draw:style-name="gr90" draw:text-style-name="P10" draw:layer="layout" svg:x1="12.889cm" svg:y1="3.367cm" svg:x2="12.889cm" svg:y2="6.027cm">
          <text:p/>
        </draw:line>
        <draw:line draw:style-name="gr90" draw:text-style-name="P10" draw:layer="layout" svg:x1="12.868cm" svg:y1="8.34cm" svg:x2="12.868cm" svg:y2="11cm">
          <text:p/>
        </draw:line>
        <draw:frame draw:style-name="gr96" draw:text-style-name="P36" draw:layer="layout" svg:width="2.411cm" svg:height="0.886cm" svg:x="0.7cm" svg:y="14.2cm">
          <draw:text-box>
            <text:p><text:span text:style-name="T22">R</text:span><text:span text:style-name="T22">e</text:span><text:span text:style-name="T22">s</text:span><text:span text:style-name="T22">_</text:span><text:span text:style-name="T22">i</text:span><text:span text:style-name="T22">n</text:span></text:p>
          </draw:text-box>
        </draw:frame>
        <draw:frame draw:style-name="gr97" draw:text-style-name="P37" draw:layer="layout" svg:width="1.645cm" svg:height="0.886cm" draw:transform="rotate (1.5707963267949) translate (0.763cm 10.948cm)">
          <draw:text-box>
            <text:p><text:span text:style-name="T23">I</text:span><text:span text:style-name="T23">_</text:span><text:span text:style-name="T23">i</text:span><text:span text:style-name="T23">n</text:span></text:p>
          </draw:text-box>
        </draw:frame>
        <draw:frame draw:style-name="gr98" draw:text-style-name="P36" draw:layer="layout" svg:width="2.784cm" svg:height="0.886cm" draw:transform="rotate (1.5707963267949) translate (19.263cm 10.049cm)">
          <draw:text-box>
            <text:p><text:span text:style-name="T22">R</text:span><text:span text:style-name="T22">e</text:span><text:span text:style-name="T22">s</text:span><text:span text:style-name="T22">_</text:span><text:span text:style-name="T22">o</text:span><text:span text:style-name="T22">u</text:span><text:span text:style-name="T22">t</text:span></text:p>
          </draw:text-box>
        </draw:frame>
        <draw:line draw:style-name="gr17" draw:text-style-name="P10" draw:layer="layout" svg:x1="20.5cm" svg:y1="12.303cm" svg:x2="20.5cm" svg:y2="0.6cm">
          <text:p/>
        </draw:line>
        <draw:line draw:style-name="gr17" draw:text-style-name="P10" draw:layer="layout" svg:x1="20.2cm" svg:y1="10.116cm" svg:x2="20.2cm" svg:y2="0.6cm">
          <text:p/>
        </draw:line>
        <draw:line draw:style-name="gr17" draw:text-style-name="P10" draw:layer="layout" svg:x1="19.9cm" svg:y1="7.329cm" svg:x2="19.9cm" svg:y2="0.6cm">
          <text:p/>
        </draw:line>
        <draw:line draw:style-name="gr17" draw:text-style-name="P10" draw:layer="layout" svg:x1="19.6cm" svg:y1="5.142cm" svg:x2="19.6cm" svg:y2="0.6cm">
          <text:p/>
        </draw:line>
        <draw:custom-shape draw:style-name="gr92" draw:text-style-name="P33" draw:layer="layout" svg:width="0.109cm" svg:height="0.109cm" draw:transform="rotate (-1.5707963267949) translate (19.653cm 5.0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19.953cm 7.2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0.253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0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10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10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10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4" draw:layer="layout" svg:width="19.798cm" svg:height="11.136cm" svg:x="0.6cm" svg:y="2.257cm" draw:page-number="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99" draw:text-style-name="P27" draw:layer="layout" svg:width="16.8cm" svg:height="10.6cm" svg:x="2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8" draw:layer="layout" svg:width="16.211cm" svg:height="4.7cm" svg:x="3cm" svg:y="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15.774cm" svg:height="1.764cm" svg:x="3.337cm" svg:y="4.61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15.774cm" svg:height="1.764cm" svg:x="3.337cm" svg:y="6.81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8" draw:layer="layout" svg:width="16.211cm" svg:height="4.7cm" svg:x="3cm" svg:y="8.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15.774cm" svg:height="1.843cm" svg:x="3.337cm" svg:y="9.52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9" draw:layer="layout" svg:width="15.766cm" svg:height="1.842cm" svg:x="3.337cm" svg:y="11.72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9.6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11.8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9.6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11.8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4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6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4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2.3cm" svg:x2="3.692cm" svg:y2="12.3cm">
          <text:p/>
        </draw:line>
        <draw:line draw:style-name="gr17" draw:text-style-name="P10" draw:layer="layout" svg:x1="2.4cm" svg:y1="13.005cm" svg:x2="3.692cm" svg:y2="13.005cm">
          <text:p/>
        </draw:line>
        <draw:line draw:style-name="gr16" draw:text-style-name="P10" draw:layer="layout" svg:x1="5cm" svg:y1="12.3cm" svg:x2="6cm" svg:y2="12.3cm">
          <text:p/>
        </draw:line>
        <draw:line draw:style-name="gr17" draw:text-style-name="P10" draw:layer="layout" svg:x1="5cm" svg:y1="13.005cm" svg:x2="6cm" svg:y2="13.005cm">
          <text:p/>
        </draw:line>
        <draw:line draw:style-name="gr16" draw:text-style-name="P10" draw:layer="layout" svg:x1="7.4cm" svg:y1="12.3cm" svg:x2="8.292cm" svg:y2="12.3cm">
          <text:p/>
        </draw:line>
        <draw:line draw:style-name="gr17" draw:text-style-name="P10" draw:layer="layout" svg:x1="7.4cm" svg:y1="13.005cm" svg:x2="8.292cm" svg:y2="13.005cm">
          <text:p/>
        </draw:line>
        <draw:line draw:style-name="gr16" draw:text-style-name="P10" draw:layer="layout" svg:x1="10.842cm" svg:y1="12.3cm" svg:x2="12.092cm" svg:y2="12.3cm">
          <text:p/>
        </draw:line>
        <draw:line draw:style-name="gr17" draw:text-style-name="P10" draw:layer="layout" svg:x1="9.694cm" svg:y1="13.005cm" svg:x2="12.092cm" svg:y2="13.005cm">
          <text:p/>
        </draw:line>
        <draw:line draw:style-name="gr16" draw:text-style-name="P10" draw:layer="layout" svg:x1="13.4cm" svg:y1="12.3cm" svg:x2="14.4cm" svg:y2="12.3cm">
          <text:p/>
        </draw:line>
        <draw:line draw:style-name="gr17" draw:text-style-name="P10" draw:layer="layout" svg:x1="13.4cm" svg:y1="13.005cm" svg:x2="14.4cm" svg:y2="13.005cm">
          <text:p/>
        </draw:line>
        <draw:line draw:style-name="gr16" draw:text-style-name="P10" draw:layer="layout" svg:x1="15.8cm" svg:y1="12.3cm" svg:x2="16.694cm" svg:y2="12.3cm">
          <text:p/>
        </draw:line>
        <draw:line draw:style-name="gr17" draw:text-style-name="P10" draw:layer="layout" svg:x1="15.8cm" svg:y1="13.005cm" svg:x2="16.694cm" svg:y2="13.005cm">
          <text:p/>
        </draw:line>
        <draw:line draw:style-name="gr81" draw:text-style-name="P10" draw:layer="layout" svg:x1="10.842cm" svg:y1="11.538cm" svg:x2="10.842cm" svg:y2="12.3cm">
          <text:p/>
        </draw:line>
        <draw:line draw:style-name="gr81" draw:text-style-name="P10" draw:layer="layout" svg:x1="1.2cm" svg:y1="11.538cm" svg:x2="10.842cm" svg:y2="11.538cm">
          <text:p/>
        </draw:line>
        <draw:line draw:style-name="gr82" draw:text-style-name="P5" draw:layer="layout" svg:x1="3.337cm" svg:y1="14.66cm" svg:x2="19.4cm" svg:y2="14.66cm">
          <text:p/>
        </draw:line>
        <draw:g>
          <draw:frame draw:style-name="gr83" draw:text-style-name="P31" draw:layer="layout" svg:width="0.803cm" svg:height="0.675cm" svg:x="9.9cm" svg:y="14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0.217cm" svg:y="14.9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0.218cm" svg:y="14.6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1cm" svg:y="14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1.317cm" svg:y="14.987cm">
            <draw:text-box>
              <text:p><text:span text:style-name="T20">IW</text:span></text:p>
            </draw:text-box>
          </draw:frame>
          <draw:frame draw:style-name="gr86" draw:text-style-name="P31" draw:layer="layout" svg:width="0.908cm" svg:height="0.497cm" svg:x="11.318cm" svg:y="14.688cm">
            <draw:text-box>
              <text:p><text:span text:style-name="T20">NW</text:span></text:p>
            </draw:text-box>
          </draw:frame>
        </draw:g>
        <draw:frame draw:style-name="gr87" draw:text-style-name="P32" draw:layer="layout" svg:width="0.803cm" svg:height="0.89cm" svg:x="10.6cm" svg:y="14.6cm">
          <draw:text-box>
            <text:p><text:span text:style-name="T21">×</text:span></text:p>
          </draw:text-box>
        </draw:frame>
        <draw:line draw:style-name="gr16" draw:text-style-name="P10" draw:layer="layout" svg:x1="1.2cm" svg:y1="10.1cm" svg:x2="3.692cm" svg:y2="10.1cm">
          <text:p/>
        </draw:line>
        <draw:line draw:style-name="gr17" draw:text-style-name="P10" draw:layer="layout" svg:x1="2.2cm" svg:y1="10.805cm" svg:x2="3.694cm" svg:y2="10.805cm">
          <text:p/>
        </draw:line>
        <draw:line draw:style-name="gr16" draw:text-style-name="P10" draw:layer="layout" svg:x1="4.988cm" svg:y1="10.1cm" svg:x2="5.988cm" svg:y2="10.1cm">
          <text:p/>
        </draw:line>
        <draw:line draw:style-name="gr17" draw:text-style-name="P10" draw:layer="layout" svg:x1="4.988cm" svg:y1="10.805cm" svg:x2="5.988cm" svg:y2="10.805cm">
          <text:p/>
        </draw:line>
        <draw:line draw:style-name="gr16" draw:text-style-name="P10" draw:layer="layout" svg:x1="7.388cm" svg:y1="10.1cm" svg:x2="8.292cm" svg:y2="10.1cm">
          <text:p/>
        </draw:line>
        <draw:line draw:style-name="gr17" draw:text-style-name="P10" draw:layer="layout" svg:x1="7.388cm" svg:y1="10.805cm" svg:x2="8.294cm" svg:y2="10.805cm">
          <text:p/>
        </draw:line>
        <draw:line draw:style-name="gr16" draw:text-style-name="P10" draw:layer="layout" svg:x1="10.84cm" svg:y1="10.1cm" svg:x2="12.092cm" svg:y2="10.1cm">
          <text:p/>
        </draw:line>
        <draw:line draw:style-name="gr17" draw:text-style-name="P10" draw:layer="layout" svg:x1="9.694cm" svg:y1="10.805cm" svg:x2="12.094cm" svg:y2="10.805cm">
          <text:p/>
        </draw:line>
        <draw:line draw:style-name="gr16" draw:text-style-name="P10" draw:layer="layout" svg:x1="13.388cm" svg:y1="10.1cm" svg:x2="14.388cm" svg:y2="10.1cm">
          <text:p/>
        </draw:line>
        <draw:line draw:style-name="gr17" draw:text-style-name="P10" draw:layer="layout" svg:x1="13.388cm" svg:y1="10.805cm" svg:x2="14.388cm" svg:y2="10.805cm">
          <text:p/>
        </draw:line>
        <draw:line draw:style-name="gr16" draw:text-style-name="P10" draw:layer="layout" svg:x1="15.788cm" svg:y1="10.1cm" svg:x2="16.692cm" svg:y2="10.1cm">
          <text:p/>
        </draw:line>
        <draw:line draw:style-name="gr17" draw:text-style-name="P10" draw:layer="layout" svg:x1="15.788cm" svg:y1="10.805cm" svg:x2="16.692cm" svg:y2="10.805cm">
          <text:p/>
        </draw:line>
        <draw:line draw:style-name="gr81" draw:text-style-name="P10" draw:layer="layout" svg:x1="10.84cm" svg:y1="9.5cm" svg:x2="10.84cm" svg:y2="10.1cm">
          <text:p/>
        </draw:line>
        <draw:line draw:style-name="gr81" draw:text-style-name="P10" draw:layer="layout" svg:x1="1.2cm" svg:y1="9.5cm" svg:x2="10.84cm" svg:y2="9.5cm">
          <text:p/>
        </draw:line>
        <draw:line draw:style-name="gr16" draw:text-style-name="P10" draw:layer="layout" svg:x1="3.089cm" svg:y1="7.34cm" svg:x2="3.694cm" svg:y2="7.34cm">
          <text:p/>
        </draw:line>
        <draw:line draw:style-name="gr17" draw:text-style-name="P10" draw:layer="layout" svg:x1="2cm" svg:y1="8.045cm" svg:x2="3.694cm" svg:y2="8.045cm">
          <text:p/>
        </draw:line>
        <draw:line draw:style-name="gr16" draw:text-style-name="P10" draw:layer="layout" svg:x1="4.988cm" svg:y1="7.34cm" svg:x2="5.988cm" svg:y2="7.34cm">
          <text:p/>
        </draw:line>
        <draw:line draw:style-name="gr17" draw:text-style-name="P10" draw:layer="layout" svg:x1="4.988cm" svg:y1="8.045cm" svg:x2="5.988cm" svg:y2="8.045cm">
          <text:p/>
        </draw:line>
        <draw:line draw:style-name="gr16" draw:text-style-name="P10" draw:layer="layout" svg:x1="7.388cm" svg:y1="7.34cm" svg:x2="8.292cm" svg:y2="7.34cm">
          <text:p/>
        </draw:line>
        <draw:line draw:style-name="gr17" draw:text-style-name="P10" draw:layer="layout" svg:x1="7.388cm" svg:y1="8.045cm" svg:x2="8.292cm" svg:y2="8.045cm">
          <text:p/>
        </draw:line>
        <draw:line draw:style-name="gr16" draw:text-style-name="P10" draw:layer="layout" svg:x1="11.476cm" svg:y1="7.34cm" svg:x2="12.092cm" svg:y2="7.34cm">
          <text:p/>
        </draw:line>
        <draw:line draw:style-name="gr17" draw:text-style-name="P10" draw:layer="layout" svg:x1="9.694cm" svg:y1="8.045cm" svg:x2="12.094cm" svg:y2="8.045cm">
          <text:p/>
        </draw:line>
        <draw:line draw:style-name="gr16" draw:text-style-name="P10" draw:layer="layout" svg:x1="13.388cm" svg:y1="7.34cm" svg:x2="14.388cm" svg:y2="7.34cm">
          <text:p/>
        </draw:line>
        <draw:line draw:style-name="gr17" draw:text-style-name="P10" draw:layer="layout" svg:x1="13.388cm" svg:y1="8.045cm" svg:x2="14.388cm" svg:y2="8.045cm">
          <text:p/>
        </draw:line>
        <draw:line draw:style-name="gr16" draw:text-style-name="P10" draw:layer="layout" svg:x1="15.788cm" svg:y1="7.34cm" svg:x2="16.692cm" svg:y2="7.34cm">
          <text:p/>
        </draw:line>
        <draw:line draw:style-name="gr17" draw:text-style-name="P10" draw:layer="layout" svg:x1="15.788cm" svg:y1="8.045cm" svg:x2="16.692cm" svg:y2="8.045cm">
          <text:p/>
        </draw:line>
        <draw:line draw:style-name="gr16" draw:text-style-name="P10" draw:layer="layout" svg:x1="2.844cm" svg:y1="5.14cm" svg:x2="3.694cm" svg:y2="5.14cm">
          <text:p/>
        </draw:line>
        <draw:line draw:style-name="gr17" draw:text-style-name="P10" draw:layer="layout" svg:x1="1.8cm" svg:y1="5.845cm" svg:x2="3.692cm" svg:y2="5.845cm">
          <text:p/>
        </draw:line>
        <draw:line draw:style-name="gr16" draw:text-style-name="P10" draw:layer="layout" svg:x1="4.976cm" svg:y1="5.14cm" svg:x2="5.976cm" svg:y2="5.14cm">
          <text:p/>
        </draw:line>
        <draw:line draw:style-name="gr17" draw:text-style-name="P10" draw:layer="layout" svg:x1="4.976cm" svg:y1="5.845cm" svg:x2="5.976cm" svg:y2="5.845cm">
          <text:p/>
        </draw:line>
        <draw:line draw:style-name="gr16" draw:text-style-name="P10" draw:layer="layout" svg:x1="7.376cm" svg:y1="5.14cm" svg:x2="8.294cm" svg:y2="5.14cm">
          <text:p/>
        </draw:line>
        <draw:line draw:style-name="gr17" draw:text-style-name="P10" draw:layer="layout" svg:x1="7.376cm" svg:y1="5.845cm" svg:x2="8.292cm" svg:y2="5.845cm">
          <text:p/>
        </draw:line>
        <draw:line draw:style-name="gr16" draw:text-style-name="P10" draw:layer="layout" svg:x1="11.243cm" svg:y1="5.14cm" svg:x2="12.092cm" svg:y2="5.14cm">
          <text:p/>
        </draw:line>
        <draw:line draw:style-name="gr17" draw:text-style-name="P10" draw:layer="layout" svg:x1="9.694cm" svg:y1="5.845cm" svg:x2="12.094cm" svg:y2="5.845cm">
          <text:p/>
        </draw:line>
        <draw:line draw:style-name="gr16" draw:text-style-name="P10" draw:layer="layout" svg:x1="13.376cm" svg:y1="5.14cm" svg:x2="14.376cm" svg:y2="5.14cm">
          <text:p/>
        </draw:line>
        <draw:line draw:style-name="gr17" draw:text-style-name="P10" draw:layer="layout" svg:x1="13.376cm" svg:y1="5.845cm" svg:x2="14.376cm" svg:y2="5.845cm">
          <text:p/>
        </draw:line>
        <draw:line draw:style-name="gr16" draw:text-style-name="P10" draw:layer="layout" svg:x1="15.776cm" svg:y1="5.14cm" svg:x2="16.694cm" svg:y2="5.14cm">
          <text:p/>
        </draw:line>
        <draw:line draw:style-name="gr17" draw:text-style-name="P10" draw:layer="layout" svg:x1="15.776cm" svg:y1="5.845cm" svg:x2="16.694cm" svg:y2="5.845cm">
          <text:p/>
        </draw:line>
        <draw:line draw:style-name="gr82" draw:text-style-name="P5" draw:layer="layout" svg:x1="22.4cm" svg:y1="0.6cm" svg:x2="22.4cm" svg:y2="13.7cm">
          <text:p/>
        </draw:line>
        <draw:g>
          <draw:frame draw:style-name="gr83" draw:text-style-name="P31" draw:layer="layout" svg:width="0.803cm" svg:height="0.675cm" draw:transform="rotate (1.5707963267949) translate (22.552cm 9.018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805cm 8.701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2.552cm 7.818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2.805cm 7.501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2.418cm 8.218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2.552cm 6.819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805cm 6.502cm)">
            <draw:text-box>
              <text:p><text:span text:style-name="T20">IWO</text:span></text:p>
            </draw:text-box>
          </draw:frame>
        </draw:g>
        <draw:frame draw:style-name="gr87" draw:text-style-name="P32" draw:layer="layout" svg:width="0.803cm" svg:height="0.89cm" draw:transform="rotate (1.5707963267949) translate (22.418cm 7.219cm)">
          <draw:text-box>
            <text:p><text:span text:style-name="T21">×</text:span></text:p>
          </draw:text-box>
        </draw:frame>
        <draw:line draw:style-name="gr82" draw:text-style-name="P5" draw:layer="layout" svg:x1="3.487cm" svg:y1="14.36cm" svg:x2="9.931cm" svg:y2="14.36cm">
          <text:p/>
        </draw:line>
        <draw:line draw:style-name="gr82" draw:text-style-name="P5" draw:layer="layout" svg:x1="11.887cm" svg:y1="14.36cm" svg:x2="18.5cm" svg:y2="14.36cm">
          <text:p/>
        </draw:line>
        <draw:g>
          <draw:frame draw:style-name="gr83" draw:text-style-name="P31" draw:layer="layout" svg:width="0.803cm" svg:height="0.675cm" svg:x="6.2cm" svg:y="13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6.517cm" svg:y="13.9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6.518cm" svg:y="13.6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4.6cm" svg:y="13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4.917cm" svg:y="13.9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4.918cm" svg:y="13.688cm">
            <draw:text-box>
              <text:p><text:span text:style-name="T20">W</text:span></text:p>
            </draw:text-box>
          </draw:frame>
        </draw:g>
        <draw:line draw:style-name="gr82" draw:text-style-name="P5" draw:layer="layout" svg:x1="21.2cm" svg:y1="8.9cm" svg:x2="21.2cm" svg:y2="13.7cm">
          <text:p/>
        </draw:line>
        <draw:line draw:style-name="gr82" draw:text-style-name="P5" draw:layer="layout" svg:x1="21.2cm" svg:y1="4cm" svg:x2="21.2cm" svg:y2="8.7cm">
          <text:p/>
        </draw:line>
        <draw:g>
          <draw:frame draw:style-name="gr83" draw:text-style-name="P31" draw:layer="layout" svg:width="0.803cm" svg:height="0.675cm" draw:transform="rotate (1.5707963267949) translate (21.752cm 10.019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005cm 9.702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1.752cm 8.92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005cm 8.603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1.618cm 9.32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1.152cm 11.82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1.405cm 11.503cm)">
            <draw:text-box>
              <text:p><text:span text:style-name="T20">IO</text:span></text:p>
            </draw:text-box>
          </draw:frame>
        </draw:g>
        <draw:g>
          <draw:custom-shape draw:style-name="gr11" draw:text-style-name="P9" draw:layer="layout" svg:width="0.079cm" svg:height="0.079cm" svg:x="10.958cm" svg:y="6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0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0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0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1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092cm" svg:y1="10.803cm" svg:x2="21cm" svg:y2="10.803cm">
          <text:p/>
        </draw:line>
        <draw:line draw:style-name="gr17" draw:text-style-name="P10" draw:layer="layout" svg:x1="18.092cm" svg:y1="13.003cm" svg:x2="21cm" svg:y2="13.003cm">
          <text:p/>
        </draw:line>
        <draw:line draw:style-name="gr17" draw:text-style-name="P10" draw:layer="layout" svg:x1="18.092cm" svg:y1="5.84cm" svg:x2="21cm" svg:y2="5.84cm">
          <text:p/>
        </draw:line>
        <draw:line draw:style-name="gr17" draw:text-style-name="P10" draw:layer="layout" svg:x1="18.094cm" svg:y1="8.04cm" svg:x2="21cm" svg:y2="8.04cm">
          <text:p/>
        </draw:line>
        <draw:line draw:style-name="gr91" draw:text-style-name="P10" draw:layer="layout" svg:x1="2.4cm" svg:y1="15.005cm" svg:x2="2.4cm" svg:y2="13.005cm">
          <text:p/>
        </draw:line>
        <draw:line draw:style-name="gr91" draw:text-style-name="P10" draw:layer="layout" svg:x1="2.2cm" svg:y1="15.005cm" svg:x2="2.2cm" svg:y2="10.805cm">
          <text:p/>
        </draw:line>
        <draw:line draw:style-name="gr91" draw:text-style-name="P10" draw:layer="layout" svg:x1="2cm" svg:y1="15.005cm" svg:x2="2cm" svg:y2="8.045cm">
          <text:p/>
        </draw:line>
        <draw:line draw:style-name="gr91" draw:text-style-name="P10" draw:layer="layout" svg:x1="1.8cm" svg:y1="15.005cm" svg:x2="1.8cm" svg:y2="5.845cm">
          <text:p/>
        </draw:line>
        <draw:g>
          <draw:custom-shape draw:style-name="gr11" draw:text-style-name="P9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2" draw:text-style-name="P33" draw:layer="layout" svg:width="0.109cm" svg:height="0.109cm" draw:transform="rotate (-1.5707963267949) translate (1.4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1.6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1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1.365cm 10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365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365cm 10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4" draw:text-style-name="P27" draw:layer="layout" svg:width="16.8cm" svg:height="1.391cm" svg:x="2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3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1.8cm" svg:y1="3.1cm" svg:x2="21.8cm" svg:y2="13.7cm">
          <text:p/>
        </draw:line>
        <draw:g>
          <draw:frame draw:style-name="gr83" draw:text-style-name="P31" draw:layer="layout" svg:width="0.803cm" svg:height="0.675cm" draw:transform="rotate (1.5707963267949) translate (21.152cm 6.821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1.405cm 6.504cm)">
            <draw:text-box>
              <text:p><text:span text:style-name="T20">IO</text:span></text:p>
            </draw:text-box>
          </draw:frame>
        </draw:g>
        <draw:g>
          <draw:custom-shape draw:style-name="gr11" draw:text-style-name="P9" draw:layer="layout" svg:width="0.109cm" svg:height="0.109cm" svg:x="21.743cm" svg:y="0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0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1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1.8cm" svg:y1="1.4cm" svg:x2="21.8cm" svg:y2="2.791cm">
          <text:p/>
        </draw:line>
        <draw:g>
          <draw:frame draw:style-name="gr83" draw:text-style-name="P31" draw:layer="layout" svg:width="0.803cm" svg:height="0.675cm" draw:transform="rotate (1.5707963267949) translate (21.752cm 3.22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005cm 2.903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1.752cm 2.121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005cm 1.804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1.618cm 2.521cm)">
          <draw:text-box>
            <text:p><text:span text:style-name="T21">×</text:span></text:p>
          </draw:text-box>
        </draw:frame>
        <draw:line draw:style-name="gr90" draw:text-style-name="P10" draw:layer="layout" svg:x1="11.489cm" svg:y1="3.4cm" svg:x2="11.489cm" svg:y2="12.3cm">
          <text:p/>
        </draw:line>
        <draw:frame draw:style-name="gr101" draw:text-style-name="P36" draw:layer="layout" svg:width="1.798cm" svg:height="1.054cm" svg:x="0.845cm" svg:y="14.455cm">
          <draw:text-box>
            <text:p><text:span text:style-name="T22">O</text:span><text:span text:style-name="T24">in</text:span></text:p>
          </draw:text-box>
        </draw:frame>
        <draw:frame draw:style-name="gr102" draw:text-style-name="P37" draw:layer="layout" svg:width="1.032cm" svg:height="1.054cm" draw:transform="rotate (1.5707963267949) translate (0.763cm 11.648cm)">
          <draw:text-box>
            <text:p><text:span text:style-name="T23">I</text:span><text:span text:style-name="T25">i</text:span><text:span text:style-name="T25">n</text:span></text:p>
          </draw:text-box>
        </draw:frame>
        <draw:frame draw:style-name="gr103" draw:text-style-name="P36" draw:layer="layout" svg:width="2.013cm" svg:height="1.054cm" draw:transform="rotate (1.5707963267949) translate (19.263cm 10.749cm)">
          <draw:text-box>
            <text:p><text:span text:style-name="T22">O</text:span><text:span text:style-name="T24">ou</text:span><text:span text:style-name="T24">t</text:span></text:p>
          </draw:text-box>
        </draw:frame>
        <draw:line draw:style-name="gr17" draw:text-style-name="P10" draw:layer="layout" svg:x1="20.5cm" svg:y1="13.003cm" svg:x2="20.5cm" svg:y2="1.3cm">
          <text:p/>
        </draw:line>
        <draw:line draw:style-name="gr17" draw:text-style-name="P10" draw:layer="layout" svg:x1="20.2cm" svg:y1="10.816cm" svg:x2="20.2cm" svg:y2="1.3cm">
          <text:p/>
        </draw:line>
        <draw:line draw:style-name="gr17" draw:text-style-name="P10" draw:layer="layout" svg:x1="19.9cm" svg:y1="8.029cm" svg:x2="19.9cm" svg:y2="1.3cm">
          <text:p/>
        </draw:line>
        <draw:line draw:style-name="gr17" draw:text-style-name="P10" draw:layer="layout" svg:x1="19.6cm" svg:y1="5.842cm" svg:x2="19.6cm" svg:y2="1.3cm">
          <text:p/>
        </draw:line>
        <draw:custom-shape draw:style-name="gr92" draw:text-style-name="P33" draw:layer="layout" svg:width="0.109cm" svg:height="0.109cm" draw:transform="rotate (-1.5707963267949) translate (19.653cm 5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19.953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0.253cm 10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0.553cm 12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9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8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9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11.234cm" svg:y1="3.4cm" svg:x2="11.234cm" svg:y2="10.1cm">
          <text:p/>
        </draw:line>
        <draw:line draw:style-name="gr90" draw:text-style-name="P10" draw:layer="layout" svg:x1="2.844cm" svg:y1="3.4cm" svg:x2="2.844cm" svg:y2="10.1cm">
          <text:p/>
        </draw:line>
        <draw:line draw:style-name="gr90" draw:text-style-name="P10" draw:layer="layout" svg:x1="3.089cm" svg:y1="3.4cm" svg:x2="3.089cm" svg:y2="12.3cm">
          <text:p/>
        </draw:line>
        <draw:g>
          <draw:custom-shape draw:style-name="gr92" draw:text-style-name="P33" draw:layer="layout" svg:width="0.109cm" svg:height="0.109cm" draw:transform="rotate (-3.14159265358979) translate (19.81cm 8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19.81cm 8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19.8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3" draw:layer="layout" svg:width="0.109cm" svg:height="0.109cm" draw:transform="rotate (-1.5707963267949) translate (11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11.28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2.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3.144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4" draw:text-style-name="P38" draw:layer="layout" svg:width="9.594cm" svg:height="1cm" svg:x="0.087cm" svg:y="-1cm">
            <text:p/>
            <draw:enhanced-geometry svg:viewBox="0 0 21600 21600" draw:type="rectangle" draw:enhanced-path="M 0 0 L 21600 0 21600 21600 0 21600 0 0 Z N"/>
          </draw:custom-shape>
          <draw:g>
            <draw:frame draw:style-name="gr83" draw:text-style-name="P31" draw:layer="layout" svg:width="0.803cm" svg:height="0.675cm" svg:x="2.986cm" svg:y="-0.9cm">
              <draw:text-box>
                <text:p><text:span text:style-name="T19">S</text:span></text:p>
              </draw:text-box>
            </draw:frame>
            <draw:frame draw:style-name="gr88" draw:text-style-name="P31" draw:layer="layout" svg:width="0.76cm" svg:height="0.497cm" svg:x="3.203cm" svg:y="-0.647cm">
              <draw:text-box>
                <text:p><text:span text:style-name="T20">W</text:span></text:p>
              </draw:text-box>
            </draw:frame>
          </draw:g>
          <draw:g>
            <draw:frame draw:style-name="gr83" draw:text-style-name="P31" draw:layer="layout" svg:width="0.803cm" svg:height="0.675cm" svg:x="3.787cm" svg:y="-0.9cm">
              <draw:text-box>
                <text:p><text:span text:style-name="T19">S</text:span></text:p>
              </draw:text-box>
            </draw:frame>
            <draw:frame draw:style-name="gr105" draw:text-style-name="P31" draw:layer="layout" svg:width="0.896cm" svg:height="0.497cm" svg:x="4.004cm" svg:y="-0.647cm">
              <draw:text-box>
                <text:p><text:span text:style-name="T20">AW</text:span></text:p>
              </draw:text-box>
            </draw:frame>
          </draw:g>
          <draw:g>
            <draw:frame draw:style-name="gr83" draw:text-style-name="P31" draw:layer="layout" svg:width="0.803cm" svg:height="0.675cm" svg:x="4.674cm" svg:y="-0.881cm">
              <draw:text-box>
                <text:p><text:span text:style-name="T19">U</text:span></text:p>
              </draw:text-box>
            </draw:frame>
            <draw:frame draw:style-name="gr84" draw:text-style-name="P31" draw:layer="layout" svg:width="0.811cm" svg:height="0.497cm" svg:x="4.991cm" svg:y="-0.628cm">
              <draw:text-box>
                <text:p><text:span text:style-name="T20">IW</text:span></text:p>
              </draw:text-box>
            </draw:frame>
            <draw:frame draw:style-name="gr85" draw:text-style-name="P31" draw:layer="layout" svg:width="0.731cm" svg:height="0.497cm" svg:x="4.992cm" svg:y="-0.927cm">
              <draw:text-box>
                <text:p><text:span text:style-name="T20">W</text:span></text:p>
              </draw:text-box>
            </draw:frame>
          </draw:g>
          <draw:g>
            <draw:frame draw:style-name="gr83" draw:text-style-name="P31" draw:layer="layout" svg:width="0.803cm" svg:height="0.675cm" svg:x="5.674cm" svg:y="-0.881cm">
              <draw:text-box>
                <text:p><text:span text:style-name="T19">U</text:span></text:p>
              </draw:text-box>
            </draw:frame>
            <draw:frame draw:style-name="gr84" draw:text-style-name="P31" draw:layer="layout" svg:width="0.811cm" svg:height="0.497cm" svg:x="5.991cm" svg:y="-0.628cm">
              <draw:text-box>
                <text:p><text:span text:style-name="T20">IW</text:span></text:p>
              </draw:text-box>
            </draw:frame>
            <draw:frame draw:style-name="gr86" draw:text-style-name="P31" draw:layer="layout" svg:width="0.908cm" svg:height="0.497cm" svg:x="5.992cm" svg:y="-0.927cm">
              <draw:text-box>
                <text:p><text:span text:style-name="T20">NW</text:span></text:p>
              </draw:text-box>
            </draw:frame>
          </draw:g>
          <draw:frame draw:style-name="gr87" draw:text-style-name="P32" draw:layer="layout" svg:width="0.803cm" svg:height="0.89cm" svg:x="5.374cm" svg:y="-0.915cm">
            <draw:text-box>
              <text:p><text:span text:style-name="T21">,</text:span></text:p>
            </draw:text-box>
          </draw:frame>
          <draw:g>
            <draw:frame draw:style-name="gr83" draw:text-style-name="P31" draw:layer="layout" svg:width="0.803cm" svg:height="0.675cm" svg:x="6.576cm" svg:y="-0.882cm">
              <draw:text-box>
                <text:p><text:span text:style-name="T19">U</text:span></text:p>
              </draw:text-box>
            </draw:frame>
            <draw:frame draw:style-name="gr86" draw:text-style-name="P31" draw:layer="layout" svg:width="0.908cm" svg:height="0.497cm" svg:x="6.893cm" svg:y="-0.629cm">
              <draw:text-box>
                <text:p><text:span text:style-name="T20">WO</text:span></text:p>
              </draw:text-box>
            </draw:frame>
          </draw:g>
          <draw:g>
            <draw:frame draw:style-name="gr83" draw:text-style-name="P31" draw:layer="layout" svg:width="0.803cm" svg:height="0.675cm" svg:x="7.576cm" svg:y="-0.882cm">
              <draw:text-box>
                <text:p><text:span text:style-name="T19">U</text:span></text:p>
              </draw:text-box>
            </draw:frame>
            <draw:frame draw:style-name="gr88" draw:text-style-name="P31" draw:layer="layout" svg:width="0.76cm" svg:height="0.497cm" svg:x="7.893cm" svg:y="-0.629cm">
              <draw:text-box>
                <text:p><text:span text:style-name="T20">IO</text:span></text:p>
              </draw:text-box>
            </draw:frame>
          </draw:g>
          <draw:g>
            <draw:frame draw:style-name="gr83" draw:text-style-name="P31" draw:layer="layout" svg:width="0.803cm" svg:height="0.675cm" svg:x="8.375cm" svg:y="-0.882cm">
              <draw:text-box>
                <text:p><text:span text:style-name="T19">U</text:span></text:p>
              </draw:text-box>
            </draw:frame>
            <draw:frame draw:style-name="gr89" draw:text-style-name="P31" draw:layer="layout" svg:width="0.989cm" svg:height="0.497cm" svg:x="8.692cm" svg:y="-0.629cm">
              <draw:text-box>
                <text:p><text:span text:style-name="T20">IWO</text:span></text:p>
              </draw:text-box>
            </draw:frame>
          </draw:g>
          <draw:frame draw:style-name="gr87" draw:text-style-name="P32" draw:layer="layout" svg:width="0.803cm" svg:height="0.89cm" svg:x="6.375cm" svg:y="-0.915cm">
            <draw:text-box>
              <text:p><text:span text:style-name="T21">,</text:span></text:p>
            </draw:text-box>
          </draw:frame>
          <draw:frame draw:style-name="gr87" draw:text-style-name="P32" draw:layer="layout" svg:width="0.803cm" svg:height="0.89cm" svg:x="7.376cm" svg:y="-0.915cm">
            <draw:text-box>
              <text:p><text:span text:style-name="T21">,</text:span></text:p>
            </draw:text-box>
          </draw:frame>
          <draw:frame draw:style-name="gr87" draw:text-style-name="P32" draw:layer="layout" svg:width="0.803cm" svg:height="0.89cm" svg:x="8.176cm" svg:y="-0.915cm">
            <draw:text-box>
              <text:p><text:span text:style-name="T21">,</text:span></text:p>
            </draw:text-box>
          </draw:frame>
          <draw:frame draw:style-name="gr87" draw:text-style-name="P32" draw:layer="layout" svg:width="0.803cm" svg:height="0.89cm" svg:x="4.475cm" svg:y="-0.915cm">
            <draw:text-box>
              <text:p><text:span text:style-name="T21">,</text:span></text:p>
            </draw:text-box>
          </draw:frame>
          <draw:frame draw:style-name="gr87" draw:text-style-name="P32" draw:layer="layout" svg:width="0.803cm" svg:height="0.89cm" svg:x="3.576cm" svg:y="-0.915cm">
            <draw:text-box>
              <text:p><text:span text:style-name="T21">,</text:span></text:p>
            </draw:text-box>
          </draw:frame>
          <draw:g>
            <draw:frame draw:style-name="gr106" draw:text-style-name="P31" draw:layer="layout" svg:width="3.207cm" svg:height="0.675cm" svg:x="0.087cm" svg:y="-0.872cm">
              <draw:text-box>
                <text:p><text:span text:style-name="T19">Co</text:span><text:span text:style-name="T19">nfi</text:span><text:span text:style-name="T19">gu</text:span><text:span text:style-name="T19">rat</text:span><text:span text:style-name="T19">io</text:span><text:span text:style-name="T19">n:</text:span></text:p>
              </draw:text-box>
            </draw:frame>
          </draw:g>
          <draw:custom-shape draw:style-name="gr107" draw:text-style-name="P38" draw:layer="layout" svg:width="9.594cm" svg:height="1cm" svg:x="11.887cm" svg:y="-1cm">
            <text:p text:style-name="P2">2D Flex arch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692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692cm 12.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693cm 13.28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92cm" svg:y1="12.294cm" svg:x2="4.176cm" svg:y2="12.294cm">
              <text:p/>
            </draw:line>
            <draw:line draw:style-name="gr4" draw:text-style-name="P5" draw:layer="layout" svg:x1="4.373cm" svg:y1="12.61cm" svg:x2="4.692cm" svg:y2="12.61cm">
              <text:p/>
            </draw:line>
            <draw:custom-shape draw:style-name="gr5" draw:text-style-name="P18" draw:layer="layout" svg:width="0.4cm" svg:height="0.2cm" svg:x="4.644cm" svg:y="12.517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93cm" svg:y1="12.994cm" svg:x2="4.275cm" svg:y2="12.994cm">
              <text:p/>
            </draw:line>
            <draw:line draw:style-name="gr4" draw:text-style-name="P5" draw:layer="layout" svg:x1="4.373cm" svg:y1="12.294cm" svg:x2="4.373cm" svg:y2="12.9cm">
              <text:p/>
            </draw:line>
            <draw:custom-shape draw:style-name="gr6" draw:text-style-name="P7" draw:layer="layout" svg:width="0.202cm" svg:height="0.213cm" svg:x="4.274cm" svg:y="12.5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304cm" svg:y1="12.994cm" svg:x2="5.092cm" svg:y2="12.994cm">
              <text:p/>
            </draw:line>
            <draw:line draw:style-name="gr7" draw:text-style-name="P5" draw:layer="layout" svg:x1="4.092cm" svg:y1="12.294cm" svg:x2="5.092cm" svg:y2="12.294cm">
              <text:p/>
            </draw:line>
            <draw:custom-shape draw:style-name="gr6" draw:text-style-name="P7" draw:layer="layout" svg:width="0.202cm" svg:height="0.213cm" svg:x="4.275cm" svg:y="12.8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4.333cm" svg:y="12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704cm 13.141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08" draw:text-style-name="P24" draw:layer="layout" svg:width="0.745cm" svg:height="0.2cm" draw:transform="rotate (-3.14159265358979) translate (4.847cm 12.393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4.714cm 12.3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3.694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92cm" svg:y="11.9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92cm 12.6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93cm 13.2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92cm" svg:y1="12.295cm" svg:x2="6.476cm" svg:y2="12.295cm">
              <text:p/>
            </draw:line>
            <draw:line draw:style-name="gr4" draw:text-style-name="P5" draw:layer="layout" svg:x1="6.673cm" svg:y1="12.611cm" svg:x2="6.992cm" svg:y2="12.611cm">
              <text:p/>
            </draw:line>
            <draw:custom-shape draw:style-name="gr5" draw:text-style-name="P18" draw:layer="layout" svg:width="0.4cm" svg:height="0.2cm" svg:x="6.944cm" svg:y="12.5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193cm" svg:y1="12.995cm" svg:x2="6.575cm" svg:y2="12.995cm">
              <text:p/>
            </draw:line>
            <draw:line draw:style-name="gr4" draw:text-style-name="P5" draw:layer="layout" svg:x1="6.673cm" svg:y1="12.295cm" svg:x2="6.673cm" svg:y2="12.901cm">
              <text:p/>
            </draw:line>
            <draw:custom-shape draw:style-name="gr6" draw:text-style-name="P7" draw:layer="layout" svg:width="0.202cm" svg:height="0.213cm" svg:x="6.574cm" svg:y="12.5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604cm" svg:y1="12.995cm" svg:x2="7.392cm" svg:y2="12.995cm">
              <text:p/>
            </draw:line>
            <draw:line draw:style-name="gr7" draw:text-style-name="P5" draw:layer="layout" svg:x1="6.392cm" svg:y1="12.295cm" svg:x2="7.392cm" svg:y2="12.295cm">
              <text:p/>
            </draw:line>
            <draw:custom-shape draw:style-name="gr6" draw:text-style-name="P7" draw:layer="layout" svg:width="0.202cm" svg:height="0.213cm" svg:x="6.575cm" svg:y="12.8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6.633cm" svg:y="12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7.004cm 13.1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09" draw:text-style-name="P24" draw:layer="layout" svg:width="0.745cm" svg:height="0.2cm" draw:transform="rotate (-3.14159265358979) translate (7.147cm 12.3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7.014cm 12.3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5.994cm" svg:y="11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292cm" svg:y="1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292cm 12.602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293cm 13.286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492cm" svg:y1="12.296cm" svg:x2="8.776cm" svg:y2="12.296cm">
              <text:p/>
            </draw:line>
            <draw:line draw:style-name="gr4" draw:text-style-name="P5" draw:layer="layout" svg:x1="8.973cm" svg:y1="12.612cm" svg:x2="9.292cm" svg:y2="12.612cm">
              <text:p/>
            </draw:line>
            <draw:custom-shape draw:style-name="gr5" draw:text-style-name="P18" draw:layer="layout" svg:width="0.4cm" svg:height="0.2cm" svg:x="9.244cm" svg:y="12.519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493cm" svg:y1="12.996cm" svg:x2="8.875cm" svg:y2="12.996cm">
              <text:p/>
            </draw:line>
            <draw:line draw:style-name="gr4" draw:text-style-name="P5" draw:layer="layout" svg:x1="8.973cm" svg:y1="12.296cm" svg:x2="8.973cm" svg:y2="12.902cm">
              <text:p/>
            </draw:line>
            <draw:custom-shape draw:style-name="gr6" draw:text-style-name="P7" draw:layer="layout" svg:width="0.202cm" svg:height="0.213cm" svg:x="8.874cm" svg:y="12.5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04cm" svg:y1="12.996cm" svg:x2="9.692cm" svg:y2="12.996cm">
              <text:p/>
            </draw:line>
            <draw:line draw:style-name="gr7" draw:text-style-name="P5" draw:layer="layout" svg:x1="8.692cm" svg:y1="12.296cm" svg:x2="9.692cm" svg:y2="12.296cm">
              <text:p/>
            </draw:line>
            <draw:custom-shape draw:style-name="gr6" draw:text-style-name="P7" draw:layer="layout" svg:width="0.202cm" svg:height="0.213cm" svg:x="8.875cm" svg:y="12.8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8.933cm" svg:y="1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04cm 13.14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0" draw:text-style-name="P24" draw:layer="layout" svg:width="0.745cm" svg:height="0.2cm" draw:transform="rotate (-3.14159265358979) translate (9.447cm 12.3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9.314cm 12.3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8.29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692cm" svg:y="9.7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692cm 10.4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693cm 11.0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92cm" svg:y1="10.095cm" svg:x2="4.176cm" svg:y2="10.095cm">
              <text:p/>
            </draw:line>
            <draw:line draw:style-name="gr4" draw:text-style-name="P5" draw:layer="layout" svg:x1="4.373cm" svg:y1="10.411cm" svg:x2="4.692cm" svg:y2="10.411cm">
              <text:p/>
            </draw:line>
            <draw:custom-shape draw:style-name="gr5" draw:text-style-name="P18" draw:layer="layout" svg:width="0.4cm" svg:height="0.2cm" svg:x="4.644cm" svg:y="10.3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93cm" svg:y1="10.795cm" svg:x2="4.275cm" svg:y2="10.795cm">
              <text:p/>
            </draw:line>
            <draw:line draw:style-name="gr4" draw:text-style-name="P5" draw:layer="layout" svg:x1="4.373cm" svg:y1="10.095cm" svg:x2="4.373cm" svg:y2="10.701cm">
              <text:p/>
            </draw:line>
            <draw:custom-shape draw:style-name="gr6" draw:text-style-name="P7" draw:layer="layout" svg:width="0.202cm" svg:height="0.213cm" svg:x="4.274cm" svg:y="10.3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304cm" svg:y1="10.795cm" svg:x2="5.092cm" svg:y2="10.795cm">
              <text:p/>
            </draw:line>
            <draw:line draw:style-name="gr7" draw:text-style-name="P5" draw:layer="layout" svg:x1="4.092cm" svg:y1="10.095cm" svg:x2="5.092cm" svg:y2="10.095cm">
              <text:p/>
            </draw:line>
            <draw:custom-shape draw:style-name="gr6" draw:text-style-name="P7" draw:layer="layout" svg:width="0.202cm" svg:height="0.213cm" svg:x="4.275cm" svg:y="10.6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4.333cm" svg:y="10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704cm 10.9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1" draw:text-style-name="P24" draw:layer="layout" svg:width="0.745cm" svg:height="0.2cm" draw:transform="rotate (-3.14159265358979) translate (4.847cm 10.1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4.714cm 10.1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3.694cm" svg:y="9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92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92cm 10.402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93cm 11.086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92cm" svg:y1="10.096cm" svg:x2="6.476cm" svg:y2="10.096cm">
              <text:p/>
            </draw:line>
            <draw:line draw:style-name="gr4" draw:text-style-name="P5" draw:layer="layout" svg:x1="6.673cm" svg:y1="10.412cm" svg:x2="6.992cm" svg:y2="10.412cm">
              <text:p/>
            </draw:line>
            <draw:custom-shape draw:style-name="gr5" draw:text-style-name="P18" draw:layer="layout" svg:width="0.4cm" svg:height="0.2cm" svg:x="6.944cm" svg:y="10.319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193cm" svg:y1="10.796cm" svg:x2="6.575cm" svg:y2="10.796cm">
              <text:p/>
            </draw:line>
            <draw:line draw:style-name="gr4" draw:text-style-name="P5" draw:layer="layout" svg:x1="6.673cm" svg:y1="10.096cm" svg:x2="6.673cm" svg:y2="10.702cm">
              <text:p/>
            </draw:line>
            <draw:custom-shape draw:style-name="gr6" draw:text-style-name="P7" draw:layer="layout" svg:width="0.202cm" svg:height="0.213cm" svg:x="6.574cm" svg:y="10.3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604cm" svg:y1="10.796cm" svg:x2="7.392cm" svg:y2="10.796cm">
              <text:p/>
            </draw:line>
            <draw:line draw:style-name="gr7" draw:text-style-name="P5" draw:layer="layout" svg:x1="6.392cm" svg:y1="10.096cm" svg:x2="7.392cm" svg:y2="10.096cm">
              <text:p/>
            </draw:line>
            <draw:custom-shape draw:style-name="gr6" draw:text-style-name="P7" draw:layer="layout" svg:width="0.202cm" svg:height="0.213cm" svg:x="6.575cm" svg:y="10.6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6.633cm" svg:y="10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7.004cm 10.943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2" draw:text-style-name="P24" draw:layer="layout" svg:width="0.745cm" svg:height="0.2cm" draw:transform="rotate (-3.14159265358979) translate (7.147cm 10.1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7.014cm 10.1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5.994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292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292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293cm 11.087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492cm" svg:y1="10.097cm" svg:x2="8.776cm" svg:y2="10.097cm">
              <text:p/>
            </draw:line>
            <draw:line draw:style-name="gr4" draw:text-style-name="P5" draw:layer="layout" svg:x1="8.973cm" svg:y1="10.413cm" svg:x2="9.292cm" svg:y2="10.413cm">
              <text:p/>
            </draw:line>
            <draw:custom-shape draw:style-name="gr5" draw:text-style-name="P18" draw:layer="layout" svg:width="0.4cm" svg:height="0.2cm" svg:x="9.244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493cm" svg:y1="10.797cm" svg:x2="8.875cm" svg:y2="10.797cm">
              <text:p/>
            </draw:line>
            <draw:line draw:style-name="gr4" draw:text-style-name="P5" draw:layer="layout" svg:x1="8.973cm" svg:y1="10.097cm" svg:x2="8.973cm" svg:y2="10.703cm">
              <text:p/>
            </draw:line>
            <draw:custom-shape draw:style-name="gr6" draw:text-style-name="P7" draw:layer="layout" svg:width="0.202cm" svg:height="0.213cm" svg:x="8.874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04cm" svg:y1="10.797cm" svg:x2="9.692cm" svg:y2="10.797cm">
              <text:p/>
            </draw:line>
            <draw:line draw:style-name="gr7" draw:text-style-name="P5" draw:layer="layout" svg:x1="8.692cm" svg:y1="10.097cm" svg:x2="9.692cm" svg:y2="10.097cm">
              <text:p/>
            </draw:line>
            <draw:custom-shape draw:style-name="gr6" draw:text-style-name="P7" draw:layer="layout" svg:width="0.202cm" svg:height="0.213cm" svg:x="8.875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8.933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04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3" draw:text-style-name="P24" draw:layer="layout" svg:width="0.745cm" svg:height="0.2cm" draw:transform="rotate (-3.14159265358979) translate (9.447cm 10.196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9.314cm 10.144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8.29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2.092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2.092cm 12.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2.093cm 13.28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92cm" svg:y1="12.294cm" svg:x2="12.576cm" svg:y2="12.294cm">
              <text:p/>
            </draw:line>
            <draw:line draw:style-name="gr4" draw:text-style-name="P5" draw:layer="layout" svg:x1="12.773cm" svg:y1="12.61cm" svg:x2="13.092cm" svg:y2="12.61cm">
              <text:p/>
            </draw:line>
            <draw:custom-shape draw:style-name="gr5" draw:text-style-name="P18" draw:layer="layout" svg:width="0.4cm" svg:height="0.2cm" svg:x="13.044cm" svg:y="12.517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93cm" svg:y1="12.994cm" svg:x2="12.675cm" svg:y2="12.994cm">
              <text:p/>
            </draw:line>
            <draw:line draw:style-name="gr4" draw:text-style-name="P5" draw:layer="layout" svg:x1="12.773cm" svg:y1="12.294cm" svg:x2="12.773cm" svg:y2="12.9cm">
              <text:p/>
            </draw:line>
            <draw:custom-shape draw:style-name="gr6" draw:text-style-name="P7" draw:layer="layout" svg:width="0.202cm" svg:height="0.213cm" svg:x="12.674cm" svg:y="12.5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704cm" svg:y1="12.994cm" svg:x2="13.492cm" svg:y2="12.994cm">
              <text:p/>
            </draw:line>
            <draw:line draw:style-name="gr7" draw:text-style-name="P5" draw:layer="layout" svg:x1="12.492cm" svg:y1="12.294cm" svg:x2="13.492cm" svg:y2="12.294cm">
              <text:p/>
            </draw:line>
            <draw:custom-shape draw:style-name="gr6" draw:text-style-name="P7" draw:layer="layout" svg:width="0.202cm" svg:height="0.213cm" svg:x="12.675cm" svg:y="12.8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2.733cm" svg:y="12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3.104cm 13.141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4" draw:text-style-name="P24" draw:layer="layout" svg:width="0.745cm" svg:height="0.2cm" draw:transform="rotate (-3.14159265358979) translate (13.247cm 12.393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3.114cm 12.3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2.094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92cm" svg:y="11.9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92cm 12.6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93cm 13.2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92cm" svg:y1="12.295cm" svg:x2="14.876cm" svg:y2="12.295cm">
              <text:p/>
            </draw:line>
            <draw:line draw:style-name="gr4" draw:text-style-name="P5" draw:layer="layout" svg:x1="15.073cm" svg:y1="12.611cm" svg:x2="15.392cm" svg:y2="12.611cm">
              <text:p/>
            </draw:line>
            <draw:custom-shape draw:style-name="gr5" draw:text-style-name="P18" draw:layer="layout" svg:width="0.4cm" svg:height="0.2cm" svg:x="15.344cm" svg:y="12.5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593cm" svg:y1="12.995cm" svg:x2="14.975cm" svg:y2="12.995cm">
              <text:p/>
            </draw:line>
            <draw:line draw:style-name="gr4" draw:text-style-name="P5" draw:layer="layout" svg:x1="15.073cm" svg:y1="12.295cm" svg:x2="15.073cm" svg:y2="12.901cm">
              <text:p/>
            </draw:line>
            <draw:custom-shape draw:style-name="gr6" draw:text-style-name="P7" draw:layer="layout" svg:width="0.202cm" svg:height="0.213cm" svg:x="14.974cm" svg:y="12.5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5.004cm" svg:y1="12.995cm" svg:x2="15.792cm" svg:y2="12.995cm">
              <text:p/>
            </draw:line>
            <draw:line draw:style-name="gr7" draw:text-style-name="P5" draw:layer="layout" svg:x1="14.792cm" svg:y1="12.295cm" svg:x2="15.792cm" svg:y2="12.295cm">
              <text:p/>
            </draw:line>
            <draw:custom-shape draw:style-name="gr6" draw:text-style-name="P7" draw:layer="layout" svg:width="0.202cm" svg:height="0.213cm" svg:x="14.975cm" svg:y="12.8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5.033cm" svg:y="12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404cm 13.1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5" draw:text-style-name="P24" draw:layer="layout" svg:width="0.745cm" svg:height="0.2cm" draw:transform="rotate (-3.14159265358979) translate (15.547cm 12.3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5.414cm 12.3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4.394cm" svg:y="11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692cm" svg:y="1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692cm 12.602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693cm 13.286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892cm" svg:y1="12.296cm" svg:x2="17.176cm" svg:y2="12.296cm">
              <text:p/>
            </draw:line>
            <draw:line draw:style-name="gr4" draw:text-style-name="P5" draw:layer="layout" svg:x1="17.373cm" svg:y1="12.612cm" svg:x2="17.692cm" svg:y2="12.612cm">
              <text:p/>
            </draw:line>
            <draw:custom-shape draw:style-name="gr5" draw:text-style-name="P18" draw:layer="layout" svg:width="0.4cm" svg:height="0.2cm" svg:x="17.644cm" svg:y="12.519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893cm" svg:y1="12.996cm" svg:x2="17.275cm" svg:y2="12.996cm">
              <text:p/>
            </draw:line>
            <draw:line draw:style-name="gr4" draw:text-style-name="P5" draw:layer="layout" svg:x1="17.373cm" svg:y1="12.296cm" svg:x2="17.373cm" svg:y2="12.902cm">
              <text:p/>
            </draw:line>
            <draw:custom-shape draw:style-name="gr6" draw:text-style-name="P7" draw:layer="layout" svg:width="0.202cm" svg:height="0.213cm" svg:x="17.274cm" svg:y="12.5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04cm" svg:y1="12.996cm" svg:x2="18.092cm" svg:y2="12.996cm">
              <text:p/>
            </draw:line>
            <draw:line draw:style-name="gr7" draw:text-style-name="P5" draw:layer="layout" svg:x1="17.092cm" svg:y1="12.296cm" svg:x2="18.092cm" svg:y2="12.296cm">
              <text:p/>
            </draw:line>
            <draw:custom-shape draw:style-name="gr6" draw:text-style-name="P7" draw:layer="layout" svg:width="0.202cm" svg:height="0.213cm" svg:x="17.275cm" svg:y="12.8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7.333cm" svg:y="1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04cm 13.14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6" draw:text-style-name="P24" draw:layer="layout" svg:width="0.745cm" svg:height="0.2cm" draw:transform="rotate (-3.14159265358979) translate (17.847cm 12.3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7.714cm 12.3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6.69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2.092cm" svg:y="9.7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2.092cm 10.4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2.093cm 11.0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92cm" svg:y1="10.095cm" svg:x2="12.576cm" svg:y2="10.095cm">
              <text:p/>
            </draw:line>
            <draw:line draw:style-name="gr4" draw:text-style-name="P5" draw:layer="layout" svg:x1="12.773cm" svg:y1="10.411cm" svg:x2="13.092cm" svg:y2="10.411cm">
              <text:p/>
            </draw:line>
            <draw:custom-shape draw:style-name="gr5" draw:text-style-name="P18" draw:layer="layout" svg:width="0.4cm" svg:height="0.2cm" svg:x="13.044cm" svg:y="10.3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93cm" svg:y1="10.795cm" svg:x2="12.675cm" svg:y2="10.795cm">
              <text:p/>
            </draw:line>
            <draw:line draw:style-name="gr4" draw:text-style-name="P5" draw:layer="layout" svg:x1="12.773cm" svg:y1="10.095cm" svg:x2="12.773cm" svg:y2="10.701cm">
              <text:p/>
            </draw:line>
            <draw:custom-shape draw:style-name="gr6" draw:text-style-name="P7" draw:layer="layout" svg:width="0.202cm" svg:height="0.213cm" svg:x="12.674cm" svg:y="10.3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704cm" svg:y1="10.795cm" svg:x2="13.492cm" svg:y2="10.795cm">
              <text:p/>
            </draw:line>
            <draw:line draw:style-name="gr7" draw:text-style-name="P5" draw:layer="layout" svg:x1="12.492cm" svg:y1="10.095cm" svg:x2="13.492cm" svg:y2="10.095cm">
              <text:p/>
            </draw:line>
            <draw:custom-shape draw:style-name="gr6" draw:text-style-name="P7" draw:layer="layout" svg:width="0.202cm" svg:height="0.213cm" svg:x="12.675cm" svg:y="10.6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2.733cm" svg:y="10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3.104cm 10.9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7" draw:text-style-name="P24" draw:layer="layout" svg:width="0.745cm" svg:height="0.2cm" draw:transform="rotate (-3.14159265358979) translate (13.247cm 10.1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3.114cm 10.1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2.094cm" svg:y="9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92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92cm 10.402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93cm 11.086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92cm" svg:y1="10.096cm" svg:x2="14.876cm" svg:y2="10.096cm">
              <text:p/>
            </draw:line>
            <draw:line draw:style-name="gr4" draw:text-style-name="P5" draw:layer="layout" svg:x1="15.073cm" svg:y1="10.412cm" svg:x2="15.392cm" svg:y2="10.412cm">
              <text:p/>
            </draw:line>
            <draw:custom-shape draw:style-name="gr5" draw:text-style-name="P18" draw:layer="layout" svg:width="0.4cm" svg:height="0.2cm" svg:x="15.344cm" svg:y="10.319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593cm" svg:y1="10.796cm" svg:x2="14.975cm" svg:y2="10.796cm">
              <text:p/>
            </draw:line>
            <draw:line draw:style-name="gr4" draw:text-style-name="P5" draw:layer="layout" svg:x1="15.073cm" svg:y1="10.096cm" svg:x2="15.073cm" svg:y2="10.702cm">
              <text:p/>
            </draw:line>
            <draw:custom-shape draw:style-name="gr6" draw:text-style-name="P7" draw:layer="layout" svg:width="0.202cm" svg:height="0.213cm" svg:x="14.974cm" svg:y="10.3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5.004cm" svg:y1="10.796cm" svg:x2="15.792cm" svg:y2="10.796cm">
              <text:p/>
            </draw:line>
            <draw:line draw:style-name="gr7" draw:text-style-name="P5" draw:layer="layout" svg:x1="14.792cm" svg:y1="10.096cm" svg:x2="15.792cm" svg:y2="10.096cm">
              <text:p/>
            </draw:line>
            <draw:custom-shape draw:style-name="gr6" draw:text-style-name="P7" draw:layer="layout" svg:width="0.202cm" svg:height="0.213cm" svg:x="14.975cm" svg:y="10.6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5.033cm" svg:y="10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404cm 10.943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8" draw:text-style-name="P24" draw:layer="layout" svg:width="0.745cm" svg:height="0.2cm" draw:transform="rotate (-3.14159265358979) translate (15.547cm 10.1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5.414cm 10.1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4.394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692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692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693cm 11.087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892cm" svg:y1="10.097cm" svg:x2="17.176cm" svg:y2="10.097cm">
              <text:p/>
            </draw:line>
            <draw:line draw:style-name="gr4" draw:text-style-name="P5" draw:layer="layout" svg:x1="17.373cm" svg:y1="10.413cm" svg:x2="17.692cm" svg:y2="10.413cm">
              <text:p/>
            </draw:line>
            <draw:custom-shape draw:style-name="gr5" draw:text-style-name="P18" draw:layer="layout" svg:width="0.4cm" svg:height="0.2cm" svg:x="17.644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893cm" svg:y1="10.797cm" svg:x2="17.275cm" svg:y2="10.797cm">
              <text:p/>
            </draw:line>
            <draw:line draw:style-name="gr4" draw:text-style-name="P5" draw:layer="layout" svg:x1="17.373cm" svg:y1="10.097cm" svg:x2="17.373cm" svg:y2="10.703cm">
              <text:p/>
            </draw:line>
            <draw:custom-shape draw:style-name="gr6" draw:text-style-name="P7" draw:layer="layout" svg:width="0.202cm" svg:height="0.213cm" svg:x="17.274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04cm" svg:y1="10.797cm" svg:x2="18.092cm" svg:y2="10.797cm">
              <text:p/>
            </draw:line>
            <draw:line draw:style-name="gr7" draw:text-style-name="P5" draw:layer="layout" svg:x1="17.092cm" svg:y1="10.097cm" svg:x2="18.092cm" svg:y2="10.097cm">
              <text:p/>
            </draw:line>
            <draw:custom-shape draw:style-name="gr6" draw:text-style-name="P7" draw:layer="layout" svg:width="0.202cm" svg:height="0.213cm" svg:x="17.275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7.333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04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9" draw:text-style-name="P24" draw:layer="layout" svg:width="0.745cm" svg:height="0.2cm" draw:transform="rotate (-3.14159265358979) translate (17.847cm 10.196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7.714cm 10.144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6.69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692cm" svg:y="7.0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692cm 7.655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693cm 8.339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92cm" svg:y1="7.349cm" svg:x2="4.176cm" svg:y2="7.349cm">
              <text:p/>
            </draw:line>
            <draw:line draw:style-name="gr4" draw:text-style-name="P5" draw:layer="layout" svg:x1="4.373cm" svg:y1="7.665cm" svg:x2="4.692cm" svg:y2="7.665cm">
              <text:p/>
            </draw:line>
            <draw:custom-shape draw:style-name="gr5" draw:text-style-name="P18" draw:layer="layout" svg:width="0.4cm" svg:height="0.2cm" svg:x="4.644cm" svg:y="7.572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93cm" svg:y1="8.049cm" svg:x2="4.275cm" svg:y2="8.049cm">
              <text:p/>
            </draw:line>
            <draw:line draw:style-name="gr4" draw:text-style-name="P5" draw:layer="layout" svg:x1="4.373cm" svg:y1="7.349cm" svg:x2="4.373cm" svg:y2="7.955cm">
              <text:p/>
            </draw:line>
            <draw:custom-shape draw:style-name="gr6" draw:text-style-name="P7" draw:layer="layout" svg:width="0.202cm" svg:height="0.213cm" svg:x="4.274cm" svg:y="7.5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304cm" svg:y1="8.049cm" svg:x2="5.092cm" svg:y2="8.049cm">
              <text:p/>
            </draw:line>
            <draw:line draw:style-name="gr7" draw:text-style-name="P5" draw:layer="layout" svg:x1="4.092cm" svg:y1="7.349cm" svg:x2="5.092cm" svg:y2="7.349cm">
              <text:p/>
            </draw:line>
            <draw:custom-shape draw:style-name="gr6" draw:text-style-name="P7" draw:layer="layout" svg:width="0.202cm" svg:height="0.213cm" svg:x="4.275cm" svg:y="7.9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4.333cm" svg:y="7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704cm 8.196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0" draw:text-style-name="P24" draw:layer="layout" svg:width="0.745cm" svg:height="0.2cm" draw:transform="rotate (-3.14159265358979) translate (4.847cm 7.448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4.714cm 7.39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3.694cm" svg:y="7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92cm" svg:y="7.0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92cm 7.6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93cm 8.3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92cm" svg:y1="7.35cm" svg:x2="6.476cm" svg:y2="7.35cm">
              <text:p/>
            </draw:line>
            <draw:line draw:style-name="gr4" draw:text-style-name="P5" draw:layer="layout" svg:x1="6.673cm" svg:y1="7.666cm" svg:x2="6.992cm" svg:y2="7.666cm">
              <text:p/>
            </draw:line>
            <draw:custom-shape draw:style-name="gr5" draw:text-style-name="P18" draw:layer="layout" svg:width="0.4cm" svg:height="0.2cm" svg:x="6.944cm" svg:y="7.5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193cm" svg:y1="8.05cm" svg:x2="6.575cm" svg:y2="8.05cm">
              <text:p/>
            </draw:line>
            <draw:line draw:style-name="gr4" draw:text-style-name="P5" draw:layer="layout" svg:x1="6.673cm" svg:y1="7.35cm" svg:x2="6.673cm" svg:y2="7.956cm">
              <text:p/>
            </draw:line>
            <draw:custom-shape draw:style-name="gr6" draw:text-style-name="P7" draw:layer="layout" svg:width="0.202cm" svg:height="0.213cm" svg:x="6.574cm" svg:y="7.5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604cm" svg:y1="8.05cm" svg:x2="7.392cm" svg:y2="8.05cm">
              <text:p/>
            </draw:line>
            <draw:line draw:style-name="gr7" draw:text-style-name="P5" draw:layer="layout" svg:x1="6.392cm" svg:y1="7.35cm" svg:x2="7.392cm" svg:y2="7.35cm">
              <text:p/>
            </draw:line>
            <draw:custom-shape draw:style-name="gr6" draw:text-style-name="P7" draw:layer="layout" svg:width="0.202cm" svg:height="0.213cm" svg:x="6.575cm" svg:y="7.9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6.633cm" svg:y="7.3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7.004cm 8.1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1" draw:text-style-name="P24" draw:layer="layout" svg:width="0.745cm" svg:height="0.2cm" draw:transform="rotate (-3.14159265358979) translate (7.147cm 7.4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7.014cm 7.39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5.994cm" svg:y="7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292cm" svg:y="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292cm 7.65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293cm 8.341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492cm" svg:y1="7.351cm" svg:x2="8.776cm" svg:y2="7.351cm">
              <text:p/>
            </draw:line>
            <draw:line draw:style-name="gr4" draw:text-style-name="P5" draw:layer="layout" svg:x1="8.973cm" svg:y1="7.667cm" svg:x2="9.292cm" svg:y2="7.667cm">
              <text:p/>
            </draw:line>
            <draw:custom-shape draw:style-name="gr5" draw:text-style-name="P18" draw:layer="layout" svg:width="0.4cm" svg:height="0.2cm" svg:x="9.244cm" svg:y="7.57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493cm" svg:y1="8.051cm" svg:x2="8.875cm" svg:y2="8.051cm">
              <text:p/>
            </draw:line>
            <draw:line draw:style-name="gr4" draw:text-style-name="P5" draw:layer="layout" svg:x1="8.973cm" svg:y1="7.351cm" svg:x2="8.973cm" svg:y2="7.957cm">
              <text:p/>
            </draw:line>
            <draw:custom-shape draw:style-name="gr6" draw:text-style-name="P7" draw:layer="layout" svg:width="0.202cm" svg:height="0.213cm" svg:x="8.874cm" svg:y="7.5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04cm" svg:y1="8.051cm" svg:x2="9.692cm" svg:y2="8.051cm">
              <text:p/>
            </draw:line>
            <draw:line draw:style-name="gr7" draw:text-style-name="P5" draw:layer="layout" svg:x1="8.692cm" svg:y1="7.351cm" svg:x2="9.692cm" svg:y2="7.351cm">
              <text:p/>
            </draw:line>
            <draw:custom-shape draw:style-name="gr6" draw:text-style-name="P7" draw:layer="layout" svg:width="0.202cm" svg:height="0.213cm" svg:x="8.875cm" svg:y="7.9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8.933cm" svg:y="7.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04cm 8.1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22" draw:text-style-name="P24" draw:layer="layout" svg:width="0.745cm" svg:height="0.2cm" draw:transform="rotate (-3.14159265358979) translate (9.447cm 7.4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9.314cm 7.39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8.294cm" svg:y="7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692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692cm 5.4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693cm 6.1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92cm" svg:y1="5.15cm" svg:x2="4.176cm" svg:y2="5.15cm">
              <text:p/>
            </draw:line>
            <draw:line draw:style-name="gr4" draw:text-style-name="P5" draw:layer="layout" svg:x1="4.373cm" svg:y1="5.466cm" svg:x2="4.692cm" svg:y2="5.466cm">
              <text:p/>
            </draw:line>
            <draw:custom-shape draw:style-name="gr5" draw:text-style-name="P18" draw:layer="layout" svg:width="0.4cm" svg:height="0.2cm" svg:x="4.644cm" svg:y="5.3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93cm" svg:y1="5.85cm" svg:x2="4.275cm" svg:y2="5.85cm">
              <text:p/>
            </draw:line>
            <draw:line draw:style-name="gr4" draw:text-style-name="P5" draw:layer="layout" svg:x1="4.373cm" svg:y1="5.15cm" svg:x2="4.373cm" svg:y2="5.756cm">
              <text:p/>
            </draw:line>
            <draw:custom-shape draw:style-name="gr6" draw:text-style-name="P7" draw:layer="layout" svg:width="0.202cm" svg:height="0.213cm" svg:x="4.274cm" svg:y="5.3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304cm" svg:y1="5.85cm" svg:x2="5.092cm" svg:y2="5.85cm">
              <text:p/>
            </draw:line>
            <draw:line draw:style-name="gr7" draw:text-style-name="P5" draw:layer="layout" svg:x1="4.092cm" svg:y1="5.15cm" svg:x2="5.092cm" svg:y2="5.15cm">
              <text:p/>
            </draw:line>
            <draw:custom-shape draw:style-name="gr6" draw:text-style-name="P7" draw:layer="layout" svg:width="0.202cm" svg:height="0.213cm" svg:x="4.275cm" svg:y="5.7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4.333cm" svg:y="5.1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704cm 5.9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3" draw:text-style-name="P24" draw:layer="layout" svg:width="0.745cm" svg:height="0.2cm" draw:transform="rotate (-3.14159265358979) translate (4.847cm 5.2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4.714cm 5.19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3.694cm" svg:y="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92cm" svg:y="4.8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92cm 5.457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93cm 6.141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92cm" svg:y1="5.151cm" svg:x2="6.476cm" svg:y2="5.151cm">
              <text:p/>
            </draw:line>
            <draw:line draw:style-name="gr4" draw:text-style-name="P5" draw:layer="layout" svg:x1="6.673cm" svg:y1="5.467cm" svg:x2="6.992cm" svg:y2="5.467cm">
              <text:p/>
            </draw:line>
            <draw:custom-shape draw:style-name="gr5" draw:text-style-name="P18" draw:layer="layout" svg:width="0.4cm" svg:height="0.2cm" svg:x="6.944cm" svg:y="5.374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193cm" svg:y1="5.851cm" svg:x2="6.575cm" svg:y2="5.851cm">
              <text:p/>
            </draw:line>
            <draw:line draw:style-name="gr4" draw:text-style-name="P5" draw:layer="layout" svg:x1="6.673cm" svg:y1="5.151cm" svg:x2="6.673cm" svg:y2="5.757cm">
              <text:p/>
            </draw:line>
            <draw:custom-shape draw:style-name="gr6" draw:text-style-name="P7" draw:layer="layout" svg:width="0.202cm" svg:height="0.213cm" svg:x="6.574cm" svg:y="5.3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604cm" svg:y1="5.851cm" svg:x2="7.392cm" svg:y2="5.851cm">
              <text:p/>
            </draw:line>
            <draw:line draw:style-name="gr7" draw:text-style-name="P5" draw:layer="layout" svg:x1="6.392cm" svg:y1="5.151cm" svg:x2="7.392cm" svg:y2="5.151cm">
              <text:p/>
            </draw:line>
            <draw:custom-shape draw:style-name="gr6" draw:text-style-name="P7" draw:layer="layout" svg:width="0.202cm" svg:height="0.213cm" svg:x="6.575cm" svg:y="5.7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6.633cm" svg:y="5.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7.004cm 5.998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4" draw:text-style-name="P24" draw:layer="layout" svg:width="0.745cm" svg:height="0.2cm" draw:transform="rotate (-3.14159265358979) translate (7.147cm 5.2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7.014cm 5.19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5.994cm" svg:y="4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292cm" svg:y="4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292cm 5.458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293cm 6.142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492cm" svg:y1="5.152cm" svg:x2="8.776cm" svg:y2="5.152cm">
              <text:p/>
            </draw:line>
            <draw:line draw:style-name="gr4" draw:text-style-name="P5" draw:layer="layout" svg:x1="8.973cm" svg:y1="5.468cm" svg:x2="9.292cm" svg:y2="5.468cm">
              <text:p/>
            </draw:line>
            <draw:custom-shape draw:style-name="gr5" draw:text-style-name="P18" draw:layer="layout" svg:width="0.4cm" svg:height="0.2cm" svg:x="9.244cm" svg:y="5.37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493cm" svg:y1="5.852cm" svg:x2="8.875cm" svg:y2="5.852cm">
              <text:p/>
            </draw:line>
            <draw:line draw:style-name="gr4" draw:text-style-name="P5" draw:layer="layout" svg:x1="8.973cm" svg:y1="5.152cm" svg:x2="8.973cm" svg:y2="5.758cm">
              <text:p/>
            </draw:line>
            <draw:custom-shape draw:style-name="gr6" draw:text-style-name="P7" draw:layer="layout" svg:width="0.202cm" svg:height="0.213cm" svg:x="8.874cm" svg:y="5.3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04cm" svg:y1="5.852cm" svg:x2="9.692cm" svg:y2="5.852cm">
              <text:p/>
            </draw:line>
            <draw:line draw:style-name="gr7" draw:text-style-name="P5" draw:layer="layout" svg:x1="8.692cm" svg:y1="5.152cm" svg:x2="9.692cm" svg:y2="5.152cm">
              <text:p/>
            </draw:line>
            <draw:custom-shape draw:style-name="gr6" draw:text-style-name="P7" draw:layer="layout" svg:width="0.202cm" svg:height="0.213cm" svg:x="8.875cm" svg:y="5.73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8.933cm" svg:y="5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04cm 5.99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25" draw:text-style-name="P24" draw:layer="layout" svg:width="0.745cm" svg:height="0.2cm" draw:transform="rotate (-3.14159265358979) translate (9.447cm 5.251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9.314cm 5.19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8.294cm" svg:y="4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2.092cm" svg:y="7.0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2.092cm 7.655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2.093cm 8.339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92cm" svg:y1="7.349cm" svg:x2="12.576cm" svg:y2="7.349cm">
              <text:p/>
            </draw:line>
            <draw:line draw:style-name="gr4" draw:text-style-name="P5" draw:layer="layout" svg:x1="12.773cm" svg:y1="7.665cm" svg:x2="13.092cm" svg:y2="7.665cm">
              <text:p/>
            </draw:line>
            <draw:custom-shape draw:style-name="gr5" draw:text-style-name="P18" draw:layer="layout" svg:width="0.4cm" svg:height="0.2cm" svg:x="13.044cm" svg:y="7.572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93cm" svg:y1="8.049cm" svg:x2="12.675cm" svg:y2="8.049cm">
              <text:p/>
            </draw:line>
            <draw:line draw:style-name="gr4" draw:text-style-name="P5" draw:layer="layout" svg:x1="12.773cm" svg:y1="7.349cm" svg:x2="12.773cm" svg:y2="7.955cm">
              <text:p/>
            </draw:line>
            <draw:custom-shape draw:style-name="gr6" draw:text-style-name="P7" draw:layer="layout" svg:width="0.202cm" svg:height="0.213cm" svg:x="12.674cm" svg:y="7.5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704cm" svg:y1="8.049cm" svg:x2="13.492cm" svg:y2="8.049cm">
              <text:p/>
            </draw:line>
            <draw:line draw:style-name="gr7" draw:text-style-name="P5" draw:layer="layout" svg:x1="12.492cm" svg:y1="7.349cm" svg:x2="13.492cm" svg:y2="7.349cm">
              <text:p/>
            </draw:line>
            <draw:custom-shape draw:style-name="gr6" draw:text-style-name="P7" draw:layer="layout" svg:width="0.202cm" svg:height="0.213cm" svg:x="12.675cm" svg:y="7.9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2.733cm" svg:y="7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3.104cm 8.196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6" draw:text-style-name="P24" draw:layer="layout" svg:width="0.745cm" svg:height="0.2cm" draw:transform="rotate (-3.14159265358979) translate (13.247cm 7.448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3.114cm 7.39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2.094cm" svg:y="7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92cm" svg:y="7.0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92cm 7.6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93cm 8.3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92cm" svg:y1="7.35cm" svg:x2="14.876cm" svg:y2="7.35cm">
              <text:p/>
            </draw:line>
            <draw:line draw:style-name="gr4" draw:text-style-name="P5" draw:layer="layout" svg:x1="15.073cm" svg:y1="7.666cm" svg:x2="15.392cm" svg:y2="7.666cm">
              <text:p/>
            </draw:line>
            <draw:custom-shape draw:style-name="gr5" draw:text-style-name="P18" draw:layer="layout" svg:width="0.4cm" svg:height="0.2cm" svg:x="15.344cm" svg:y="7.5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593cm" svg:y1="8.05cm" svg:x2="14.975cm" svg:y2="8.05cm">
              <text:p/>
            </draw:line>
            <draw:line draw:style-name="gr4" draw:text-style-name="P5" draw:layer="layout" svg:x1="15.073cm" svg:y1="7.35cm" svg:x2="15.073cm" svg:y2="7.956cm">
              <text:p/>
            </draw:line>
            <draw:custom-shape draw:style-name="gr6" draw:text-style-name="P7" draw:layer="layout" svg:width="0.202cm" svg:height="0.213cm" svg:x="14.974cm" svg:y="7.5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5.004cm" svg:y1="8.05cm" svg:x2="15.792cm" svg:y2="8.05cm">
              <text:p/>
            </draw:line>
            <draw:line draw:style-name="gr7" draw:text-style-name="P5" draw:layer="layout" svg:x1="14.792cm" svg:y1="7.35cm" svg:x2="15.792cm" svg:y2="7.35cm">
              <text:p/>
            </draw:line>
            <draw:custom-shape draw:style-name="gr6" draw:text-style-name="P7" draw:layer="layout" svg:width="0.202cm" svg:height="0.213cm" svg:x="14.975cm" svg:y="7.9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5.033cm" svg:y="7.3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404cm 8.1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7" draw:text-style-name="P24" draw:layer="layout" svg:width="0.745cm" svg:height="0.2cm" draw:transform="rotate (-3.14159265358979) translate (15.547cm 7.4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5.414cm 7.39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4.394cm" svg:y="7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692cm" svg:y="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692cm 7.65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693cm 8.341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892cm" svg:y1="7.351cm" svg:x2="17.176cm" svg:y2="7.351cm">
              <text:p/>
            </draw:line>
            <draw:line draw:style-name="gr4" draw:text-style-name="P5" draw:layer="layout" svg:x1="17.373cm" svg:y1="7.667cm" svg:x2="17.692cm" svg:y2="7.667cm">
              <text:p/>
            </draw:line>
            <draw:custom-shape draw:style-name="gr5" draw:text-style-name="P18" draw:layer="layout" svg:width="0.4cm" svg:height="0.2cm" svg:x="17.644cm" svg:y="7.57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893cm" svg:y1="8.051cm" svg:x2="17.275cm" svg:y2="8.051cm">
              <text:p/>
            </draw:line>
            <draw:line draw:style-name="gr4" draw:text-style-name="P5" draw:layer="layout" svg:x1="17.373cm" svg:y1="7.351cm" svg:x2="17.373cm" svg:y2="7.957cm">
              <text:p/>
            </draw:line>
            <draw:custom-shape draw:style-name="gr6" draw:text-style-name="P7" draw:layer="layout" svg:width="0.202cm" svg:height="0.213cm" svg:x="17.274cm" svg:y="7.5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04cm" svg:y1="8.051cm" svg:x2="18.092cm" svg:y2="8.051cm">
              <text:p/>
            </draw:line>
            <draw:line draw:style-name="gr7" draw:text-style-name="P5" draw:layer="layout" svg:x1="17.092cm" svg:y1="7.351cm" svg:x2="18.092cm" svg:y2="7.351cm">
              <text:p/>
            </draw:line>
            <draw:custom-shape draw:style-name="gr6" draw:text-style-name="P7" draw:layer="layout" svg:width="0.202cm" svg:height="0.213cm" svg:x="17.275cm" svg:y="7.9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7.333cm" svg:y="7.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04cm 8.1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28" draw:text-style-name="P24" draw:layer="layout" svg:width="0.745cm" svg:height="0.2cm" draw:transform="rotate (-3.14159265358979) translate (17.847cm 7.4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7.714cm 7.39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6.694cm" svg:y="7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2.092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2.092cm 5.4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2.093cm 6.1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92cm" svg:y1="5.15cm" svg:x2="12.576cm" svg:y2="5.15cm">
              <text:p/>
            </draw:line>
            <draw:line draw:style-name="gr4" draw:text-style-name="P5" draw:layer="layout" svg:x1="12.773cm" svg:y1="5.466cm" svg:x2="13.092cm" svg:y2="5.466cm">
              <text:p/>
            </draw:line>
            <draw:custom-shape draw:style-name="gr5" draw:text-style-name="P18" draw:layer="layout" svg:width="0.4cm" svg:height="0.2cm" svg:x="13.044cm" svg:y="5.3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93cm" svg:y1="5.85cm" svg:x2="12.675cm" svg:y2="5.85cm">
              <text:p/>
            </draw:line>
            <draw:line draw:style-name="gr4" draw:text-style-name="P5" draw:layer="layout" svg:x1="12.773cm" svg:y1="5.15cm" svg:x2="12.773cm" svg:y2="5.756cm">
              <text:p/>
            </draw:line>
            <draw:custom-shape draw:style-name="gr6" draw:text-style-name="P7" draw:layer="layout" svg:width="0.202cm" svg:height="0.213cm" svg:x="12.674cm" svg:y="5.3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704cm" svg:y1="5.85cm" svg:x2="13.492cm" svg:y2="5.85cm">
              <text:p/>
            </draw:line>
            <draw:line draw:style-name="gr7" draw:text-style-name="P5" draw:layer="layout" svg:x1="12.492cm" svg:y1="5.15cm" svg:x2="13.492cm" svg:y2="5.15cm">
              <text:p/>
            </draw:line>
            <draw:custom-shape draw:style-name="gr6" draw:text-style-name="P7" draw:layer="layout" svg:width="0.202cm" svg:height="0.213cm" svg:x="12.675cm" svg:y="5.7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2.733cm" svg:y="5.1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3.104cm 5.9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9" draw:text-style-name="P24" draw:layer="layout" svg:width="0.745cm" svg:height="0.2cm" draw:transform="rotate (-3.14159265358979) translate (13.247cm 5.2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3.114cm 5.19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2.094cm" svg:y="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92cm" svg:y="4.8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92cm 5.457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93cm 6.141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92cm" svg:y1="5.151cm" svg:x2="14.876cm" svg:y2="5.151cm">
              <text:p/>
            </draw:line>
            <draw:line draw:style-name="gr4" draw:text-style-name="P5" draw:layer="layout" svg:x1="15.073cm" svg:y1="5.467cm" svg:x2="15.392cm" svg:y2="5.467cm">
              <text:p/>
            </draw:line>
            <draw:custom-shape draw:style-name="gr5" draw:text-style-name="P18" draw:layer="layout" svg:width="0.4cm" svg:height="0.2cm" svg:x="15.344cm" svg:y="5.374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593cm" svg:y1="5.851cm" svg:x2="14.975cm" svg:y2="5.851cm">
              <text:p/>
            </draw:line>
            <draw:line draw:style-name="gr4" draw:text-style-name="P5" draw:layer="layout" svg:x1="15.073cm" svg:y1="5.151cm" svg:x2="15.073cm" svg:y2="5.757cm">
              <text:p/>
            </draw:line>
            <draw:custom-shape draw:style-name="gr6" draw:text-style-name="P7" draw:layer="layout" svg:width="0.202cm" svg:height="0.213cm" svg:x="14.974cm" svg:y="5.3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5.004cm" svg:y1="5.851cm" svg:x2="15.792cm" svg:y2="5.851cm">
              <text:p/>
            </draw:line>
            <draw:line draw:style-name="gr7" draw:text-style-name="P5" draw:layer="layout" svg:x1="14.792cm" svg:y1="5.151cm" svg:x2="15.792cm" svg:y2="5.151cm">
              <text:p/>
            </draw:line>
            <draw:custom-shape draw:style-name="gr6" draw:text-style-name="P7" draw:layer="layout" svg:width="0.202cm" svg:height="0.213cm" svg:x="14.975cm" svg:y="5.7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5.033cm" svg:y="5.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404cm 5.998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30" draw:text-style-name="P24" draw:layer="layout" svg:width="0.745cm" svg:height="0.2cm" draw:transform="rotate (-3.14159265358979) translate (15.547cm 5.2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5.414cm 5.19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4.394cm" svg:y="4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692cm" svg:y="4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692cm 5.458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693cm 6.142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892cm" svg:y1="5.152cm" svg:x2="17.176cm" svg:y2="5.152cm">
              <text:p/>
            </draw:line>
            <draw:line draw:style-name="gr4" draw:text-style-name="P5" draw:layer="layout" svg:x1="17.373cm" svg:y1="5.468cm" svg:x2="17.692cm" svg:y2="5.468cm">
              <text:p/>
            </draw:line>
            <draw:custom-shape draw:style-name="gr5" draw:text-style-name="P18" draw:layer="layout" svg:width="0.4cm" svg:height="0.2cm" svg:x="17.644cm" svg:y="5.37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893cm" svg:y1="5.852cm" svg:x2="17.275cm" svg:y2="5.852cm">
              <text:p/>
            </draw:line>
            <draw:line draw:style-name="gr4" draw:text-style-name="P5" draw:layer="layout" svg:x1="17.373cm" svg:y1="5.152cm" svg:x2="17.373cm" svg:y2="5.758cm">
              <text:p/>
            </draw:line>
            <draw:custom-shape draw:style-name="gr6" draw:text-style-name="P7" draw:layer="layout" svg:width="0.202cm" svg:height="0.213cm" svg:x="17.274cm" svg:y="5.3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04cm" svg:y1="5.852cm" svg:x2="18.092cm" svg:y2="5.852cm">
              <text:p/>
            </draw:line>
            <draw:line draw:style-name="gr7" draw:text-style-name="P5" draw:layer="layout" svg:x1="17.092cm" svg:y1="5.152cm" svg:x2="18.092cm" svg:y2="5.152cm">
              <text:p/>
            </draw:line>
            <draw:custom-shape draw:style-name="gr6" draw:text-style-name="P7" draw:layer="layout" svg:width="0.202cm" svg:height="0.213cm" svg:x="17.275cm" svg:y="5.73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7.333cm" svg:y="5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04cm 5.99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31" draw:text-style-name="P24" draw:layer="layout" svg:width="0.745cm" svg:height="0.2cm" draw:transform="rotate (-3.14159265358979) translate (17.847cm 5.251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7.714cm 5.19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6.694cm" svg:y="4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74" draw:layer="layout" svg:width="19.798cm" svg:height="11.136cm" svg:x="0.6cm" svg:y="2.257cm" draw:page-number="3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75" draw:text-style-name="P27" draw:layer="layout" svg:width="16.8cm" svg:height="10cm" svg:x="4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8" draw:layer="layout" svg:width="15.5cm" svg:height="4.18cm" svg:x="5cm" svg:y="4.1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9" draw:layer="layout" svg:width="15.096cm" svg:height="1.764cm" svg:x="5.337cm" svg:y="4.21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9" draw:layer="layout" svg:width="15.096cm" svg:height="1.764cm" svg:x="5.337cm" svg:y="6.41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8" draw:layer="layout" svg:width="15.5cm" svg:height="4.18cm" svg:x="5cm" svg:y="9.0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9" draw:layer="layout" svg:width="15.096cm" svg:height="1.764cm" svg:x="5.337cm" svg:y="9.16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9" draw:layer="layout" svg:width="15.096cm" svg:height="1.764cm" svg:x="5.337cm" svg:y="11.36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3.887cm" svg:y="9.2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3.887cm" svg:y="11.4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5.487cm" svg:y="9.2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5.487cm" svg:y="11.4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3.887cm" svg:y="4.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3.887cm" svg:y="6.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5.487cm" svg:y="4.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5.487cm" svg:y="6.5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.2cm" svg:y1="11.9cm" svg:x2="5.6cm" svg:y2="11.9cm">
          <text:p/>
        </draw:line>
        <draw:line draw:style-name="gr17" draw:text-style-name="P10" draw:layer="layout" svg:x1="4.4cm" svg:y1="12.605cm" svg:x2="5.6cm" svg:y2="12.605cm">
          <text:p/>
        </draw:line>
        <draw:line draw:style-name="gr16" draw:text-style-name="P10" draw:layer="layout" svg:x1="7cm" svg:y1="11.9cm" svg:x2="8cm" svg:y2="11.9cm">
          <text:p/>
        </draw:line>
        <draw:line draw:style-name="gr17" draw:text-style-name="P10" draw:layer="layout" svg:x1="7cm" svg:y1="12.605cm" svg:x2="8cm" svg:y2="12.605cm">
          <text:p/>
        </draw:line>
        <draw:line draw:style-name="gr16" draw:text-style-name="P10" draw:layer="layout" svg:x1="9.4cm" svg:y1="11.9cm" svg:x2="10.4cm" svg:y2="11.9cm">
          <text:p/>
        </draw:line>
        <draw:line draw:style-name="gr17" draw:text-style-name="P10" draw:layer="layout" svg:x1="9.4cm" svg:y1="12.605cm" svg:x2="10.4cm" svg:y2="12.605cm">
          <text:p/>
        </draw:line>
        <draw:line draw:style-name="gr16" draw:text-style-name="P10" draw:layer="layout" svg:x1="12.842cm" svg:y1="11.9cm" svg:x2="14cm" svg:y2="11.9cm">
          <text:p/>
        </draw:line>
        <draw:line draw:style-name="gr17" draw:text-style-name="P10" draw:layer="layout" svg:x1="11.8cm" svg:y1="12.605cm" svg:x2="14cm" svg:y2="12.605cm">
          <text:p/>
        </draw:line>
        <draw:line draw:style-name="gr16" draw:text-style-name="P10" draw:layer="layout" svg:x1="15.4cm" svg:y1="11.9cm" svg:x2="16.4cm" svg:y2="11.9cm">
          <text:p/>
        </draw:line>
        <draw:line draw:style-name="gr17" draw:text-style-name="P10" draw:layer="layout" svg:x1="15.4cm" svg:y1="12.605cm" svg:x2="16.4cm" svg:y2="12.605cm">
          <text:p/>
        </draw:line>
        <draw:line draw:style-name="gr16" draw:text-style-name="P10" draw:layer="layout" svg:x1="17.8cm" svg:y1="11.9cm" svg:x2="18.8cm" svg:y2="11.9cm">
          <text:p/>
        </draw:line>
        <draw:line draw:style-name="gr17" draw:text-style-name="P10" draw:layer="layout" svg:x1="17.8cm" svg:y1="12.605cm" svg:x2="18.8cm" svg:y2="12.605cm">
          <text:p/>
        </draw:line>
        <draw:line draw:style-name="gr81" draw:text-style-name="P10" draw:layer="layout" svg:x1="12.842cm" svg:y1="11.138cm" svg:x2="12.842cm" svg:y2="11.9cm">
          <text:p/>
        </draw:line>
        <draw:line draw:style-name="gr81" draw:text-style-name="P10" draw:layer="layout" svg:x1="3.2cm" svg:y1="11.138cm" svg:x2="12.842cm" svg:y2="11.138cm">
          <text:p/>
        </draw:line>
        <draw:line draw:style-name="gr82" draw:text-style-name="P5" draw:layer="layout" svg:x1="5.337cm" svg:y1="14.26cm" svg:x2="21.4cm" svg:y2="14.26cm">
          <text:p/>
        </draw:line>
        <draw:g>
          <draw:frame draw:style-name="gr83" draw:text-style-name="P31" draw:layer="layout" svg:width="0.803cm" svg:height="0.675cm" svg:x="11.9cm" svg:y="14.3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2.217cm" svg:y="14.5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2.218cm" svg:y="14.2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3cm" svg:y="14.3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3.317cm" svg:y="14.587cm">
            <draw:text-box>
              <text:p><text:span text:style-name="T20">IW</text:span></text:p>
            </draw:text-box>
          </draw:frame>
          <draw:frame draw:style-name="gr86" draw:text-style-name="P31" draw:layer="layout" svg:width="0.908cm" svg:height="0.497cm" svg:x="13.318cm" svg:y="14.288cm">
            <draw:text-box>
              <text:p><text:span text:style-name="T20">NW</text:span></text:p>
            </draw:text-box>
          </draw:frame>
        </draw:g>
        <draw:frame draw:style-name="gr87" draw:text-style-name="P32" draw:layer="layout" svg:width="0.803cm" svg:height="0.89cm" svg:x="12.6cm" svg:y="14.2cm">
          <draw:text-box>
            <text:p><text:span text:style-name="T21">×</text:span></text:p>
          </draw:text-box>
        </draw:frame>
        <draw:line draw:style-name="gr16" draw:text-style-name="P10" draw:layer="layout" svg:x1="3.2cm" svg:y1="9.7cm" svg:x2="5.588cm" svg:y2="9.7cm">
          <text:p/>
        </draw:line>
        <draw:line draw:style-name="gr17" draw:text-style-name="P10" draw:layer="layout" svg:x1="4.2cm" svg:y1="10.405cm" svg:x2="5.588cm" svg:y2="10.405cm">
          <text:p/>
        </draw:line>
        <draw:line draw:style-name="gr16" draw:text-style-name="P10" draw:layer="layout" svg:x1="6.988cm" svg:y1="9.7cm" svg:x2="7.988cm" svg:y2="9.7cm">
          <text:p/>
        </draw:line>
        <draw:line draw:style-name="gr17" draw:text-style-name="P10" draw:layer="layout" svg:x1="6.988cm" svg:y1="10.405cm" svg:x2="7.988cm" svg:y2="10.405cm">
          <text:p/>
        </draw:line>
        <draw:line draw:style-name="gr16" draw:text-style-name="P10" draw:layer="layout" svg:x1="9.388cm" svg:y1="9.7cm" svg:x2="10.388cm" svg:y2="9.7cm">
          <text:p/>
        </draw:line>
        <draw:line draw:style-name="gr17" draw:text-style-name="P10" draw:layer="layout" svg:x1="9.388cm" svg:y1="10.405cm" svg:x2="10.388cm" svg:y2="10.405cm">
          <text:p/>
        </draw:line>
        <draw:line draw:style-name="gr16" draw:text-style-name="P10" draw:layer="layout" svg:x1="12.84cm" svg:y1="9.7cm" svg:x2="13.988cm" svg:y2="9.7cm">
          <text:p/>
        </draw:line>
        <draw:line draw:style-name="gr17" draw:text-style-name="P10" draw:layer="layout" svg:x1="11.8cm" svg:y1="10.405cm" svg:x2="13.988cm" svg:y2="10.405cm">
          <text:p/>
        </draw:line>
        <draw:line draw:style-name="gr16" draw:text-style-name="P10" draw:layer="layout" svg:x1="15.388cm" svg:y1="9.7cm" svg:x2="16.388cm" svg:y2="9.7cm">
          <text:p/>
        </draw:line>
        <draw:line draw:style-name="gr17" draw:text-style-name="P10" draw:layer="layout" svg:x1="15.388cm" svg:y1="10.405cm" svg:x2="16.388cm" svg:y2="10.405cm">
          <text:p/>
        </draw:line>
        <draw:line draw:style-name="gr16" draw:text-style-name="P10" draw:layer="layout" svg:x1="17.788cm" svg:y1="9.7cm" svg:x2="18.788cm" svg:y2="9.7cm">
          <text:p/>
        </draw:line>
        <draw:line draw:style-name="gr17" draw:text-style-name="P10" draw:layer="layout" svg:x1="17.788cm" svg:y1="10.405cm" svg:x2="18.788cm" svg:y2="10.405cm">
          <text:p/>
        </draw:line>
        <draw:line draw:style-name="gr81" draw:text-style-name="P10" draw:layer="layout" svg:x1="12.84cm" svg:y1="9.1cm" svg:x2="12.84cm" svg:y2="9.7cm">
          <text:p/>
        </draw:line>
        <draw:line draw:style-name="gr81" draw:text-style-name="P10" draw:layer="layout" svg:x1="3.2cm" svg:y1="9.1cm" svg:x2="12.84cm" svg:y2="9.1cm">
          <text:p/>
        </draw:line>
        <draw:line draw:style-name="gr16" draw:text-style-name="P10" draw:layer="layout" svg:x1="5.089cm" svg:y1="6.94cm" svg:x2="5.588cm" svg:y2="6.94cm">
          <text:p/>
        </draw:line>
        <draw:line draw:style-name="gr17" draw:text-style-name="P10" draw:layer="layout" svg:x1="4cm" svg:y1="7.645cm" svg:x2="5.588cm" svg:y2="7.645cm">
          <text:p/>
        </draw:line>
        <draw:line draw:style-name="gr16" draw:text-style-name="P10" draw:layer="layout" svg:x1="6.988cm" svg:y1="6.94cm" svg:x2="7.988cm" svg:y2="6.94cm">
          <text:p/>
        </draw:line>
        <draw:line draw:style-name="gr17" draw:text-style-name="P10" draw:layer="layout" svg:x1="6.988cm" svg:y1="7.645cm" svg:x2="7.988cm" svg:y2="7.645cm">
          <text:p/>
        </draw:line>
        <draw:line draw:style-name="gr16" draw:text-style-name="P10" draw:layer="layout" svg:x1="9.388cm" svg:y1="6.94cm" svg:x2="10.388cm" svg:y2="6.94cm">
          <text:p/>
        </draw:line>
        <draw:line draw:style-name="gr17" draw:text-style-name="P10" draw:layer="layout" svg:x1="9.388cm" svg:y1="7.645cm" svg:x2="10.388cm" svg:y2="7.645cm">
          <text:p/>
        </draw:line>
        <draw:line draw:style-name="gr16" draw:text-style-name="P10" draw:layer="layout" svg:x1="13.476cm" svg:y1="6.94cm" svg:x2="13.988cm" svg:y2="6.94cm">
          <text:p/>
        </draw:line>
        <draw:line draw:style-name="gr17" draw:text-style-name="P10" draw:layer="layout" svg:x1="11.8cm" svg:y1="7.645cm" svg:x2="13.988cm" svg:y2="7.645cm">
          <text:p/>
        </draw:line>
        <draw:line draw:style-name="gr16" draw:text-style-name="P10" draw:layer="layout" svg:x1="15.388cm" svg:y1="6.94cm" svg:x2="16.388cm" svg:y2="6.94cm">
          <text:p/>
        </draw:line>
        <draw:line draw:style-name="gr17" draw:text-style-name="P10" draw:layer="layout" svg:x1="15.388cm" svg:y1="7.645cm" svg:x2="16.388cm" svg:y2="7.645cm">
          <text:p/>
        </draw:line>
        <draw:line draw:style-name="gr16" draw:text-style-name="P10" draw:layer="layout" svg:x1="17.788cm" svg:y1="6.94cm" svg:x2="18.788cm" svg:y2="6.94cm">
          <text:p/>
        </draw:line>
        <draw:line draw:style-name="gr17" draw:text-style-name="P10" draw:layer="layout" svg:x1="17.788cm" svg:y1="7.645cm" svg:x2="18.788cm" svg:y2="7.645cm">
          <text:p/>
        </draw:line>
        <draw:line draw:style-name="gr16" draw:text-style-name="P10" draw:layer="layout" svg:x1="4.844cm" svg:y1="4.74cm" svg:x2="5.576cm" svg:y2="4.74cm">
          <text:p/>
        </draw:line>
        <draw:line draw:style-name="gr17" draw:text-style-name="P10" draw:layer="layout" svg:x1="3.8cm" svg:y1="5.445cm" svg:x2="5.576cm" svg:y2="5.445cm">
          <text:p/>
        </draw:line>
        <draw:line draw:style-name="gr16" draw:text-style-name="P10" draw:layer="layout" svg:x1="6.976cm" svg:y1="4.74cm" svg:x2="7.976cm" svg:y2="4.74cm">
          <text:p/>
        </draw:line>
        <draw:line draw:style-name="gr17" draw:text-style-name="P10" draw:layer="layout" svg:x1="6.976cm" svg:y1="5.445cm" svg:x2="7.976cm" svg:y2="5.445cm">
          <text:p/>
        </draw:line>
        <draw:line draw:style-name="gr16" draw:text-style-name="P10" draw:layer="layout" svg:x1="9.376cm" svg:y1="4.74cm" svg:x2="10.376cm" svg:y2="4.74cm">
          <text:p/>
        </draw:line>
        <draw:line draw:style-name="gr17" draw:text-style-name="P10" draw:layer="layout" svg:x1="9.376cm" svg:y1="5.445cm" svg:x2="10.376cm" svg:y2="5.445cm">
          <text:p/>
        </draw:line>
        <draw:line draw:style-name="gr16" draw:text-style-name="P10" draw:layer="layout" svg:x1="13.243cm" svg:y1="4.74cm" svg:x2="13.976cm" svg:y2="4.74cm">
          <text:p/>
        </draw:line>
        <draw:line draw:style-name="gr17" draw:text-style-name="P10" draw:layer="layout" svg:x1="11.8cm" svg:y1="5.445cm" svg:x2="13.976cm" svg:y2="5.445cm">
          <text:p/>
        </draw:line>
        <draw:line draw:style-name="gr16" draw:text-style-name="P10" draw:layer="layout" svg:x1="15.376cm" svg:y1="4.74cm" svg:x2="16.376cm" svg:y2="4.74cm">
          <text:p/>
        </draw:line>
        <draw:line draw:style-name="gr17" draw:text-style-name="P10" draw:layer="layout" svg:x1="15.376cm" svg:y1="5.445cm" svg:x2="16.376cm" svg:y2="5.445cm">
          <text:p/>
        </draw:line>
        <draw:line draw:style-name="gr16" draw:text-style-name="P10" draw:layer="layout" svg:x1="17.776cm" svg:y1="4.74cm" svg:x2="18.776cm" svg:y2="4.74cm">
          <text:p/>
        </draw:line>
        <draw:line draw:style-name="gr17" draw:text-style-name="P10" draw:layer="layout" svg:x1="17.776cm" svg:y1="5.445cm" svg:x2="18.776cm" svg:y2="5.445cm">
          <text:p/>
        </draw:line>
        <draw:line draw:style-name="gr82" draw:text-style-name="P5" draw:layer="layout" svg:x1="24.4cm" svg:y1="1cm" svg:x2="24.4cm" svg:y2="13.3cm">
          <text:p/>
        </draw:line>
        <draw:g>
          <draw:frame draw:style-name="gr83" draw:text-style-name="P31" draw:layer="layout" svg:width="0.803cm" svg:height="0.675cm" draw:transform="rotate (1.5707963267949) translate (24.552cm 8.818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4.805cm 8.501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4.552cm 7.618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4.805cm 7.301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4.418cm 8.018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4.552cm 6.619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4.805cm 6.302cm)">
            <draw:text-box>
              <text:p><text:span text:style-name="T20">IWO</text:span></text:p>
            </draw:text-box>
          </draw:frame>
        </draw:g>
        <draw:frame draw:style-name="gr87" draw:text-style-name="P32" draw:layer="layout" svg:width="0.803cm" svg:height="0.89cm" draw:transform="rotate (1.5707963267949) translate (24.418cm 7.019cm)">
          <draw:text-box>
            <text:p><text:span text:style-name="T21">×</text:span></text:p>
          </draw:text-box>
        </draw:frame>
        <draw:line draw:style-name="gr82" draw:text-style-name="P5" draw:layer="layout" svg:x1="5.487cm" svg:y1="13.96cm" svg:x2="11.931cm" svg:y2="13.96cm">
          <text:p/>
        </draw:line>
        <draw:line draw:style-name="gr82" draw:text-style-name="P5" draw:layer="layout" svg:x1="13.887cm" svg:y1="13.96cm" svg:x2="20.5cm" svg:y2="13.96cm">
          <text:p/>
        </draw:line>
        <draw:g>
          <draw:frame draw:style-name="gr83" draw:text-style-name="P31" draw:layer="layout" svg:width="0.803cm" svg:height="0.675cm" svg:x="8.2cm" svg:y="13.3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8.517cm" svg:y="13.5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8.518cm" svg:y="13.2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6.6cm" svg:y="13.3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6.917cm" svg:y="13.5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6.918cm" svg:y="13.288cm">
            <draw:text-box>
              <text:p><text:span text:style-name="T20">W</text:span></text:p>
            </draw:text-box>
          </draw:frame>
        </draw:g>
        <draw:line draw:style-name="gr82" draw:text-style-name="P5" draw:layer="layout" svg:x1="23.2cm" svg:y1="9.02cm" svg:x2="23.2cm" svg:y2="13.3cm">
          <text:p/>
        </draw:line>
        <draw:line draw:style-name="gr82" draw:text-style-name="P5" draw:layer="layout" svg:x1="23.2cm" svg:y1="4.12cm" svg:x2="23.2cm" svg:y2="8.3cm">
          <text:p/>
        </draw:line>
        <draw:g>
          <draw:frame draw:style-name="gr83" draw:text-style-name="P31" draw:layer="layout" svg:width="0.803cm" svg:height="0.675cm" draw:transform="rotate (1.5707963267949) translate (23.752cm 9.519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4.005cm 9.202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3.752cm 8.52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4.005cm 8.203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3.618cm 8.92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3.152cm 11.52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3.405cm 11.203cm)">
            <draw:text-box>
              <text:p><text:span text:style-name="T20">IO</text:span></text:p>
            </draw:text-box>
          </draw:frame>
        </draw:g>
        <draw:line draw:style-name="gr90" draw:text-style-name="P10" draw:layer="layout" svg:x1="13.488cm" svg:y1="8.6cm" svg:x2="14.889cm" svg:y2="8.6cm">
          <text:p/>
        </draw:line>
        <draw:line draw:style-name="gr90" draw:text-style-name="P10" draw:layer="layout" svg:x1="13.488cm" svg:y1="6.94cm" svg:x2="13.488cm" svg:y2="8.6cm">
          <text:p/>
        </draw:line>
        <draw:line draw:style-name="gr90" draw:text-style-name="P10" draw:layer="layout" svg:x1="13.243cm" svg:y1="4.74cm" svg:x2="13.243cm" svg:y2="8.8cm">
          <text:p/>
        </draw:line>
        <draw:line draw:style-name="gr90" draw:text-style-name="P10" draw:layer="layout" svg:x1="13.243cm" svg:y1="8.8cm" svg:x2="14.349cm" svg:y2="8.8cm">
          <text:p/>
        </draw:line>
        <draw:line draw:style-name="gr90" draw:text-style-name="P10" draw:layer="layout" svg:x1="14.349cm" svg:y1="8.8cm" svg:x2="14.349cm" svg:y2="9.36cm">
          <text:p/>
        </draw:line>
        <draw:g>
          <draw:custom-shape draw:style-name="gr11" draw:text-style-name="P9" draw:layer="layout" svg:width="0.079cm" svg:height="0.079cm" svg:x="12.958cm" svg:y="6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6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5.089cm" svg:y1="8.6cm" svg:x2="6.489cm" svg:y2="8.6cm">
          <text:p/>
        </draw:line>
        <draw:line draw:style-name="gr90" draw:text-style-name="P10" draw:layer="layout" svg:x1="5.949cm" svg:y1="11.3cm" svg:x2="5.949cm" svg:y2="11.56cm">
          <text:p/>
        </draw:line>
        <draw:line draw:style-name="gr90" draw:text-style-name="P10" draw:layer="layout" svg:x1="5.089cm" svg:y1="6.94cm" svg:x2="5.089cm" svg:y2="8.6cm">
          <text:p/>
        </draw:line>
        <draw:line draw:style-name="gr90" draw:text-style-name="P10" draw:layer="layout" svg:x1="4.844cm" svg:y1="4.74cm" svg:x2="4.844cm" svg:y2="8.8cm">
          <text:p/>
        </draw:line>
        <draw:line draw:style-name="gr90" draw:text-style-name="P10" draw:layer="layout" svg:x1="4.844cm" svg:y1="8.8cm" svg:x2="5.952cm" svg:y2="8.8cm">
          <text:p/>
        </draw:line>
        <draw:line draw:style-name="gr90" draw:text-style-name="P10" draw:layer="layout" svg:x1="5.952cm" svg:y1="8.8cm" svg:x2="5.952cm" svg:y2="9.36cm">
          <text:p/>
        </draw:line>
        <draw:g>
          <draw:custom-shape draw:style-name="gr11" draw:text-style-name="P9" draw:layer="layout" svg:width="0.109cm" svg:height="0.109cm" draw:transform="rotate (-1.5707963267949) translate (21.0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2.9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20.176cm" svg:y1="10.403cm" svg:x2="23cm" svg:y2="10.403cm">
          <text:p/>
        </draw:line>
        <draw:line draw:style-name="gr17" draw:text-style-name="P10" draw:layer="layout" svg:x1="20.164cm" svg:y1="12.603cm" svg:x2="23cm" svg:y2="12.603cm">
          <text:p/>
        </draw:line>
        <draw:line draw:style-name="gr17" draw:text-style-name="P10" draw:layer="layout" svg:x1="20.164cm" svg:y1="5.44cm" svg:x2="23cm" svg:y2="5.44cm">
          <text:p/>
        </draw:line>
        <draw:line draw:style-name="gr17" draw:text-style-name="P10" draw:layer="layout" svg:x1="20.152cm" svg:y1="7.64cm" svg:x2="23cm" svg:y2="7.64cm">
          <text:p/>
        </draw:line>
        <draw:line draw:style-name="gr90" draw:text-style-name="P10" draw:layer="layout" svg:x1="5.949cm" svg:y1="11.3cm" svg:x2="6.489cm" svg:y2="11.3cm">
          <text:p/>
        </draw:line>
        <draw:line draw:style-name="gr91" draw:text-style-name="P10" draw:layer="layout" svg:x1="4.4cm" svg:y1="14.605cm" svg:x2="4.4cm" svg:y2="12.605cm">
          <text:p/>
        </draw:line>
        <draw:line draw:style-name="gr91" draw:text-style-name="P10" draw:layer="layout" svg:x1="4.2cm" svg:y1="14.605cm" svg:x2="4.2cm" svg:y2="10.405cm">
          <text:p/>
        </draw:line>
        <draw:line draw:style-name="gr91" draw:text-style-name="P10" draw:layer="layout" svg:x1="4cm" svg:y1="14.605cm" svg:x2="4cm" svg:y2="7.645cm">
          <text:p/>
        </draw:line>
        <draw:line draw:style-name="gr91" draw:text-style-name="P10" draw:layer="layout" svg:x1="3.8cm" svg:y1="14.605cm" svg:x2="3.8cm" svg:y2="5.445cm">
          <text:p/>
        </draw:line>
        <draw:line draw:style-name="gr90" draw:text-style-name="P10" draw:layer="layout" svg:x1="5.934cm" svg:y1="6.327cm" svg:x2="5.934cm" svg:y2="6.587cm">
          <text:p/>
        </draw:line>
        <draw:line draw:style-name="gr90" draw:text-style-name="P10" draw:layer="layout" svg:x1="5.934cm" svg:y1="3.7cm" svg:x2="5.934cm" svg:y2="4.387cm">
          <text:p/>
        </draw:line>
        <draw:line draw:style-name="gr90" draw:text-style-name="P10" draw:layer="layout" svg:x1="5.934cm" svg:y1="6.327cm" svg:x2="6.489cm" svg:y2="6.327cm">
          <text:p/>
        </draw:line>
        <draw:g>
          <draw:custom-shape draw:style-name="gr11" draw:text-style-name="P9" draw:layer="layout" svg:width="0.109cm" svg:height="0.109cm" svg:x="23.1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14.334cm" svg:y1="6.327cm" svg:x2="14.334cm" svg:y2="6.587cm">
          <text:p/>
        </draw:line>
        <draw:line draw:style-name="gr90" draw:text-style-name="P10" draw:layer="layout" svg:x1="14.334cm" svg:y1="3.7cm" svg:x2="14.334cm" svg:y2="4.387cm">
          <text:p/>
        </draw:line>
        <draw:line draw:style-name="gr90" draw:text-style-name="P10" draw:layer="layout" svg:x1="14.334cm" svg:y1="6.327cm" svg:x2="14.889cm" svg:y2="6.327cm">
          <text:p/>
        </draw:line>
        <draw:line draw:style-name="gr90" draw:text-style-name="P10" draw:layer="layout" svg:x1="14.35cm" svg:y1="11.3cm" svg:x2="14.35cm" svg:y2="11.56cm">
          <text:p/>
        </draw:line>
        <draw:line draw:style-name="gr90" draw:text-style-name="P10" draw:layer="layout" svg:x1="14.35cm" svg:y1="11.3cm" svg:x2="14.868cm" svg:y2="11.3cm">
          <text:p/>
        </draw:line>
        <draw:g>
          <draw:custom-shape draw:style-name="gr92" draw:text-style-name="P33" draw:layer="layout" svg:width="0.109cm" svg:height="0.109cm" draw:transform="rotate (-1.5707963267949) translate (3.4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3.6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3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3.51cm 8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3.51cm 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3.51cm 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4" draw:text-style-name="P27" draw:layer="layout" svg:width="16.8cm" svg:height="1.391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2.9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3.8cm" svg:y1="3.3cm" svg:x2="23.8cm" svg:y2="13.3cm">
          <text:p/>
        </draw:line>
        <draw:g>
          <draw:frame draw:style-name="gr83" draw:text-style-name="P31" draw:layer="layout" svg:width="0.803cm" svg:height="0.675cm" draw:transform="rotate (1.5707963267949) translate (23.152cm 6.621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3.405cm 6.304cm)">
            <draw:text-box>
              <text:p><text:span text:style-name="T20">IO</text:span></text:p>
            </draw:text-box>
          </draw:frame>
        </draw:g>
        <draw:g>
          <draw:custom-shape draw:style-name="gr11" draw:text-style-name="P9" draw:layer="layout" svg:width="0.109cm" svg:height="0.109cm" svg:x="23.7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3.8cm" svg:y1="1cm" svg:x2="23.8cm" svg:y2="2.391cm">
          <text:p/>
        </draw:line>
        <draw:g>
          <draw:frame draw:style-name="gr83" draw:text-style-name="P31" draw:layer="layout" svg:width="0.803cm" svg:height="0.675cm" draw:transform="rotate (1.5707963267949) translate (23.752cm 2.72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4.005cm 2.403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3.752cm 1.721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4.005cm 1.404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3.618cm 2.121cm)">
          <draw:text-box>
            <text:p><text:span text:style-name="T21">×</text:span></text:p>
          </draw:text-box>
        </draw:frame>
        <draw:g>
          <draw:custom-shape draw:style-name="gr1" draw:text-style-name="P1" draw:layer="layout" svg:width="1.4cm" svg:height="1.4cm" svg:x="5.584cm" svg:y="11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684cm 12.2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685cm 12.8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884cm" svg:y1="11.894cm" svg:x2="6.068cm" svg:y2="11.894cm">
            <text:p/>
          </draw:line>
          <draw:line draw:style-name="gr4" draw:text-style-name="P5" draw:layer="layout" svg:x1="6.265cm" svg:y1="12.21cm" svg:x2="6.584cm" svg:y2="12.21cm">
            <text:p/>
          </draw:line>
          <draw:custom-shape draw:style-name="gr5" draw:text-style-name="P6" draw:layer="layout" svg:width="0.4cm" svg:height="0.2cm" svg:x="6.536cm" svg:y="12.1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884cm" svg:y1="12.594cm" svg:x2="6.167cm" svg:y2="12.594cm">
            <text:p/>
          </draw:line>
          <draw:line draw:style-name="gr4" draw:text-style-name="P5" draw:layer="layout" svg:x1="6.265cm" svg:y1="11.894cm" svg:x2="6.265cm" svg:y2="12.5cm">
            <text:p/>
          </draw:line>
          <draw:custom-shape draw:style-name="gr6" draw:text-style-name="P7" draw:layer="layout" svg:width="0.202cm" svg:height="0.213cm" svg:x="6.166cm" svg:y="12.1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6.196cm" svg:y1="12.594cm" svg:x2="6.984cm" svg:y2="12.594cm">
            <text:p/>
          </draw:line>
          <draw:line draw:style-name="gr7" draw:text-style-name="P5" draw:layer="layout" svg:x1="5.984cm" svg:y1="11.894cm" svg:x2="6.972cm" svg:y2="11.894cm">
            <text:p/>
          </draw:line>
          <draw:custom-shape draw:style-name="gr8" draw:text-style-name="P3" draw:layer="layout" svg:width="0.201cm" svg:height="0.052cm" draw:transform="rotate (1.5707963267949) translate (5.993cm 11.939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955cm" svg:y1="11.73cm" svg:x2="5.955cm" svg:y2="11.548cm">
            <text:p/>
          </draw:line>
          <draw:custom-shape draw:style-name="gr6" draw:text-style-name="P7" draw:layer="layout" svg:width="0.202cm" svg:height="0.213cm" svg:x="6.167cm" svg:y="12.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596cm 12.0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6.225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953cm" svg:y1="11.737cm" svg:x2="5.953cm" svg:y2="11.904cm">
            <text:p/>
          </draw:line>
          <draw:line draw:style-name="gr12" draw:text-style-name="P5" draw:layer="layout" svg:x1="6.077cm" svg:y1="11.741cm" svg:x2="6.077cm" svg:y2="11.83cm">
            <text:p/>
          </draw:line>
          <draw:line draw:style-name="gr12" draw:text-style-name="P5" draw:layer="layout" svg:x1="6.078cm" svg:y1="11.737cm" svg:x2="5.948cm" svg:y2="11.737cm">
            <text:p/>
          </draw:line>
          <draw:line draw:style-name="gr12" draw:text-style-name="P5" draw:layer="layout" svg:x1="6.139cm" svg:y1="11.837cm" svg:x2="6.077cm" svg:y2="11.837cm">
            <text:p/>
          </draw:line>
          <draw:custom-shape draw:style-name="gr8" draw:text-style-name="P3" draw:layer="layout" svg:width="0.192cm" svg:height="0.064cm" draw:transform="rotate (1.5707963267949) translate (6.102cm 11.9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596cm 12.7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5.935cm" svg:y="11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684cm" svg:y1="11.753cm" svg:x2="5.554cm" svg:y2="11.753cm">
            <text:p/>
          </draw:line>
          <draw:line draw:style-name="gr13" draw:text-style-name="P5" draw:layer="layout" svg:x1="5.684cm" svg:y1="11.853cm" svg:x2="5.554cm" svg:y2="11.853cm">
            <text:p/>
          </draw:line>
          <draw:line draw:style-name="gr13" draw:text-style-name="P5" draw:layer="layout" svg:x1="5.684cm" svg:y1="11.953cm" svg:x2="5.554cm" svg:y2="11.953cm">
            <text:p/>
          </draw:line>
          <draw:line draw:style-name="gr13" draw:text-style-name="P5" draw:layer="layout" svg:x1="5.684cm" svg:y1="12.053cm" svg:x2="5.554cm" svg:y2="12.053cm">
            <text:p/>
          </draw:line>
          <draw:line draw:style-name="gr13" draw:text-style-name="P5" draw:layer="layout" svg:x1="5.684cm" svg:y1="12.153cm" svg:x2="5.554cm" svg:y2="12.153cm">
            <text:p/>
          </draw:line>
          <draw:line draw:style-name="gr13" draw:text-style-name="P5" draw:layer="layout" svg:x1="5.684cm" svg:y1="11.653cm" svg:x2="5.554cm" svg:y2="11.653cm">
            <text:p/>
          </draw:line>
          <draw:line draw:style-name="gr14" draw:text-style-name="P5" draw:layer="layout" svg:x1="5.684cm" svg:y1="12.433cm" svg:x2="5.554cm" svg:y2="12.433cm">
            <text:p/>
          </draw:line>
          <draw:line draw:style-name="gr14" draw:text-style-name="P5" draw:layer="layout" svg:x1="5.684cm" svg:y1="12.533cm" svg:x2="5.554cm" svg:y2="12.533cm">
            <text:p/>
          </draw:line>
          <draw:line draw:style-name="gr14" draw:text-style-name="P5" draw:layer="layout" svg:x1="5.684cm" svg:y1="12.633cm" svg:x2="5.554cm" svg:y2="12.633cm">
            <text:p/>
          </draw:line>
          <draw:line draw:style-name="gr14" draw:text-style-name="P5" draw:layer="layout" svg:x1="5.684cm" svg:y1="12.733cm" svg:x2="5.554cm" svg:y2="12.733cm">
            <text:p/>
          </draw:line>
          <draw:line draw:style-name="gr14" draw:text-style-name="P5" draw:layer="layout" svg:x1="5.684cm" svg:y1="12.833cm" svg:x2="5.554cm" svg:y2="12.833cm">
            <text:p/>
          </draw:line>
          <draw:line draw:style-name="gr14" draw:text-style-name="P5" draw:layer="layout" svg:x1="5.684cm" svg:y1="12.333cm" svg:x2="5.554cm" svg:y2="12.333cm">
            <text:p/>
          </draw:line>
          <draw:custom-shape draw:style-name="gr95" draw:text-style-name="P35" draw:layer="layout" svg:width="1.4cm" svg:height="1.4cm" svg:x="5.585cm" svg:y="11.5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84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84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85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84cm" svg:y1="9.694cm" svg:x2="6.068cm" svg:y2="9.694cm">
              <text:p/>
            </draw:line>
            <draw:line draw:style-name="gr4" draw:text-style-name="P5" draw:layer="layout" svg:x1="6.265cm" svg:y1="10.01cm" svg:x2="6.584cm" svg:y2="10.01cm">
              <text:p/>
            </draw:line>
            <draw:custom-shape draw:style-name="gr5" draw:text-style-name="P6" draw:layer="layout" svg:width="0.4cm" svg:height="0.2cm" svg:x="6.536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84cm" svg:y1="10.394cm" svg:x2="6.167cm" svg:y2="10.394cm">
              <text:p/>
            </draw:line>
            <draw:line draw:style-name="gr4" draw:text-style-name="P5" draw:layer="layout" svg:x1="6.265cm" svg:y1="9.694cm" svg:x2="6.265cm" svg:y2="10.3cm">
              <text:p/>
            </draw:line>
            <draw:custom-shape draw:style-name="gr6" draw:text-style-name="P7" draw:layer="layout" svg:width="0.202cm" svg:height="0.213cm" svg:x="6.166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96cm" svg:y1="10.394cm" svg:x2="6.984cm" svg:y2="10.394cm">
              <text:p/>
            </draw:line>
            <draw:line draw:style-name="gr7" draw:text-style-name="P5" draw:layer="layout" svg:x1="5.984cm" svg:y1="9.694cm" svg:x2="6.972cm" svg:y2="9.694cm">
              <text:p/>
            </draw:line>
            <draw:custom-shape draw:style-name="gr8" draw:text-style-name="P3" draw:layer="layout" svg:width="0.201cm" svg:height="0.052cm" draw:transform="rotate (1.5707963267949) translate (5.993cm 9.73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55cm" svg:y1="9.53cm" svg:x2="5.955cm" svg:y2="9.348cm">
              <text:p/>
            </draw:line>
            <draw:custom-shape draw:style-name="gr6" draw:text-style-name="P7" draw:layer="layout" svg:width="0.202cm" svg:height="0.213cm" svg:x="6.167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96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25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53cm" svg:y1="9.537cm" svg:x2="5.953cm" svg:y2="9.704cm">
              <text:p/>
            </draw:line>
            <draw:line draw:style-name="gr12" draw:text-style-name="P5" draw:layer="layout" svg:x1="6.077cm" svg:y1="9.541cm" svg:x2="6.077cm" svg:y2="9.63cm">
              <text:p/>
            </draw:line>
            <draw:line draw:style-name="gr12" draw:text-style-name="P5" draw:layer="layout" svg:x1="6.078cm" svg:y1="9.537cm" svg:x2="5.948cm" svg:y2="9.537cm">
              <text:p/>
            </draw:line>
            <draw:line draw:style-name="gr12" draw:text-style-name="P5" draw:layer="layout" svg:x1="6.139cm" svg:y1="9.637cm" svg:x2="6.077cm" svg:y2="9.637cm">
              <text:p/>
            </draw:line>
            <draw:custom-shape draw:style-name="gr8" draw:text-style-name="P3" draw:layer="layout" svg:width="0.192cm" svg:height="0.064cm" draw:transform="rotate (1.5707963267949) translate (6.102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96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35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84cm" svg:y1="9.553cm" svg:x2="5.554cm" svg:y2="9.553cm">
              <text:p/>
            </draw:line>
            <draw:line draw:style-name="gr13" draw:text-style-name="P5" draw:layer="layout" svg:x1="5.684cm" svg:y1="9.653cm" svg:x2="5.554cm" svg:y2="9.653cm">
              <text:p/>
            </draw:line>
            <draw:line draw:style-name="gr13" draw:text-style-name="P5" draw:layer="layout" svg:x1="5.684cm" svg:y1="9.753cm" svg:x2="5.554cm" svg:y2="9.753cm">
              <text:p/>
            </draw:line>
            <draw:line draw:style-name="gr13" draw:text-style-name="P5" draw:layer="layout" svg:x1="5.684cm" svg:y1="9.853cm" svg:x2="5.554cm" svg:y2="9.853cm">
              <text:p/>
            </draw:line>
            <draw:line draw:style-name="gr13" draw:text-style-name="P5" draw:layer="layout" svg:x1="5.684cm" svg:y1="9.953cm" svg:x2="5.554cm" svg:y2="9.953cm">
              <text:p/>
            </draw:line>
            <draw:line draw:style-name="gr13" draw:text-style-name="P5" draw:layer="layout" svg:x1="5.684cm" svg:y1="9.453cm" svg:x2="5.554cm" svg:y2="9.453cm">
              <text:p/>
            </draw:line>
            <draw:line draw:style-name="gr14" draw:text-style-name="P5" draw:layer="layout" svg:x1="5.684cm" svg:y1="10.233cm" svg:x2="5.554cm" svg:y2="10.233cm">
              <text:p/>
            </draw:line>
            <draw:line draw:style-name="gr14" draw:text-style-name="P5" draw:layer="layout" svg:x1="5.684cm" svg:y1="10.333cm" svg:x2="5.554cm" svg:y2="10.333cm">
              <text:p/>
            </draw:line>
            <draw:line draw:style-name="gr14" draw:text-style-name="P5" draw:layer="layout" svg:x1="5.684cm" svg:y1="10.433cm" svg:x2="5.554cm" svg:y2="10.433cm">
              <text:p/>
            </draw:line>
            <draw:line draw:style-name="gr14" draw:text-style-name="P5" draw:layer="layout" svg:x1="5.684cm" svg:y1="10.533cm" svg:x2="5.554cm" svg:y2="10.533cm">
              <text:p/>
            </draw:line>
            <draw:line draw:style-name="gr14" draw:text-style-name="P5" draw:layer="layout" svg:x1="5.684cm" svg:y1="10.633cm" svg:x2="5.554cm" svg:y2="10.633cm">
              <text:p/>
            </draw:line>
            <draw:line draw:style-name="gr14" draw:text-style-name="P5" draw:layer="layout" svg:x1="5.684cm" svg:y1="10.133cm" svg:x2="5.554cm" svg:y2="10.133cm">
              <text:p/>
            </draw:line>
          </draw:g>
          <draw:custom-shape draw:style-name="gr95" draw:text-style-name="P35" draw:layer="layout" svg:width="1.4cm" svg:height="1.4cm" svg:x="5.585cm" svg:y="9.349cm">
            <text:p/>
            <draw:enhanced-geometry svg:viewBox="0 0 21600 21600" draw:type="rectangle" draw:enhanced-path="M 0 0 L 21600 0 21600 21600 0 21600 0 0 Z N"/>
          </draw:custom-shape>
        </draw:g>
        <draw:line draw:style-name="gr90" draw:text-style-name="P10" draw:layer="layout" svg:x1="6.489cm" svg:y1="8.64cm" svg:x2="6.489cm" svg:y2="11.3cm">
          <text:p/>
        </draw:line>
        <draw:g>
          <draw:g>
            <draw:custom-shape draw:style-name="gr1" draw:text-style-name="P1" draw:layer="layout" svg:width="1.4cm" svg:height="1.4cm" svg:x="7.981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81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82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81cm" svg:y1="9.695cm" svg:x2="8.465cm" svg:y2="9.695cm">
              <text:p/>
            </draw:line>
            <draw:line draw:style-name="gr4" draw:text-style-name="P5" draw:layer="layout" svg:x1="8.662cm" svg:y1="10.011cm" svg:x2="8.981cm" svg:y2="10.011cm">
              <text:p/>
            </draw:line>
            <draw:custom-shape draw:style-name="gr5" draw:text-style-name="P6" draw:layer="layout" svg:width="0.4cm" svg:height="0.2cm" svg:x="8.933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81cm" svg:y1="10.395cm" svg:x2="8.564cm" svg:y2="10.395cm">
              <text:p/>
            </draw:line>
            <draw:line draw:style-name="gr4" draw:text-style-name="P5" draw:layer="layout" svg:x1="8.662cm" svg:y1="9.695cm" svg:x2="8.662cm" svg:y2="10.301cm">
              <text:p/>
            </draw:line>
            <draw:custom-shape draw:style-name="gr6" draw:text-style-name="P7" draw:layer="layout" svg:width="0.202cm" svg:height="0.213cm" svg:x="8.563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3cm" svg:y1="10.395cm" svg:x2="9.381cm" svg:y2="10.395cm">
              <text:p/>
            </draw:line>
            <draw:line draw:style-name="gr7" draw:text-style-name="P5" draw:layer="layout" svg:x1="8.381cm" svg:y1="9.695cm" svg:x2="9.369cm" svg:y2="9.695cm">
              <text:p/>
            </draw:line>
            <draw:custom-shape draw:style-name="gr8" draw:text-style-name="P3" draw:layer="layout" svg:width="0.201cm" svg:height="0.052cm" draw:transform="rotate (1.5707963267949) translate (8.39cm 9.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52cm" svg:y1="9.531cm" svg:x2="8.352cm" svg:y2="9.349cm">
              <text:p/>
            </draw:line>
            <draw:custom-shape draw:style-name="gr6" draw:text-style-name="P7" draw:layer="layout" svg:width="0.202cm" svg:height="0.213cm" svg:x="8.564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3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22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5cm" svg:y1="9.538cm" svg:x2="8.35cm" svg:y2="9.705cm">
              <text:p/>
            </draw:line>
            <draw:line draw:style-name="gr12" draw:text-style-name="P5" draw:layer="layout" svg:x1="8.474cm" svg:y1="9.542cm" svg:x2="8.474cm" svg:y2="9.631cm">
              <text:p/>
            </draw:line>
            <draw:line draw:style-name="gr12" draw:text-style-name="P5" draw:layer="layout" svg:x1="8.475cm" svg:y1="9.538cm" svg:x2="8.345cm" svg:y2="9.538cm">
              <text:p/>
            </draw:line>
            <draw:line draw:style-name="gr12" draw:text-style-name="P5" draw:layer="layout" svg:x1="8.536cm" svg:y1="9.638cm" svg:x2="8.474cm" svg:y2="9.638cm">
              <text:p/>
            </draw:line>
            <draw:custom-shape draw:style-name="gr8" draw:text-style-name="P3" draw:layer="layout" svg:width="0.192cm" svg:height="0.064cm" draw:transform="rotate (1.5707963267949) translate (8.499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3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32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81cm" svg:y1="9.554cm" svg:x2="7.951cm" svg:y2="9.554cm">
              <text:p/>
            </draw:line>
            <draw:line draw:style-name="gr13" draw:text-style-name="P5" draw:layer="layout" svg:x1="8.081cm" svg:y1="9.654cm" svg:x2="7.951cm" svg:y2="9.654cm">
              <text:p/>
            </draw:line>
            <draw:line draw:style-name="gr13" draw:text-style-name="P5" draw:layer="layout" svg:x1="8.081cm" svg:y1="9.754cm" svg:x2="7.951cm" svg:y2="9.754cm">
              <text:p/>
            </draw:line>
            <draw:line draw:style-name="gr13" draw:text-style-name="P5" draw:layer="layout" svg:x1="8.081cm" svg:y1="9.854cm" svg:x2="7.951cm" svg:y2="9.854cm">
              <text:p/>
            </draw:line>
            <draw:line draw:style-name="gr13" draw:text-style-name="P5" draw:layer="layout" svg:x1="8.081cm" svg:y1="9.954cm" svg:x2="7.951cm" svg:y2="9.954cm">
              <text:p/>
            </draw:line>
            <draw:line draw:style-name="gr13" draw:text-style-name="P5" draw:layer="layout" svg:x1="8.081cm" svg:y1="9.454cm" svg:x2="7.951cm" svg:y2="9.454cm">
              <text:p/>
            </draw:line>
            <draw:line draw:style-name="gr14" draw:text-style-name="P5" draw:layer="layout" svg:x1="8.081cm" svg:y1="10.234cm" svg:x2="7.951cm" svg:y2="10.234cm">
              <text:p/>
            </draw:line>
            <draw:line draw:style-name="gr14" draw:text-style-name="P5" draw:layer="layout" svg:x1="8.081cm" svg:y1="10.334cm" svg:x2="7.951cm" svg:y2="10.334cm">
              <text:p/>
            </draw:line>
            <draw:line draw:style-name="gr14" draw:text-style-name="P5" draw:layer="layout" svg:x1="8.081cm" svg:y1="10.434cm" svg:x2="7.951cm" svg:y2="10.434cm">
              <text:p/>
            </draw:line>
            <draw:line draw:style-name="gr14" draw:text-style-name="P5" draw:layer="layout" svg:x1="8.081cm" svg:y1="10.534cm" svg:x2="7.951cm" svg:y2="10.534cm">
              <text:p/>
            </draw:line>
            <draw:line draw:style-name="gr14" draw:text-style-name="P5" draw:layer="layout" svg:x1="8.081cm" svg:y1="10.634cm" svg:x2="7.951cm" svg:y2="10.634cm">
              <text:p/>
            </draw:line>
            <draw:line draw:style-name="gr14" draw:text-style-name="P5" draw:layer="layout" svg:x1="8.081cm" svg:y1="10.134cm" svg:x2="7.951cm" svg:y2="10.134cm">
              <text:p/>
            </draw:line>
          </draw:g>
          <draw:custom-shape draw:style-name="gr95" draw:text-style-name="P35" draw:layer="layout" svg:width="1.4cm" svg:height="1.4cm" svg:x="7.982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8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8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9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8cm" svg:y1="11.896cm" svg:x2="8.462cm" svg:y2="11.896cm">
              <text:p/>
            </draw:line>
            <draw:line draw:style-name="gr4" draw:text-style-name="P5" draw:layer="layout" svg:x1="8.659cm" svg:y1="12.212cm" svg:x2="8.978cm" svg:y2="12.212cm">
              <text:p/>
            </draw:line>
            <draw:custom-shape draw:style-name="gr5" draw:text-style-name="P6" draw:layer="layout" svg:width="0.4cm" svg:height="0.2cm" svg:x="8.93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8cm" svg:y1="12.596cm" svg:x2="8.561cm" svg:y2="12.596cm">
              <text:p/>
            </draw:line>
            <draw:line draw:style-name="gr4" draw:text-style-name="P5" draw:layer="layout" svg:x1="8.659cm" svg:y1="11.896cm" svg:x2="8.659cm" svg:y2="12.502cm">
              <text:p/>
            </draw:line>
            <draw:custom-shape draw:style-name="gr6" draw:text-style-name="P7" draw:layer="layout" svg:width="0.202cm" svg:height="0.213cm" svg:x="8.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cm" svg:y1="12.596cm" svg:x2="9.378cm" svg:y2="12.596cm">
              <text:p/>
            </draw:line>
            <draw:line draw:style-name="gr7" draw:text-style-name="P5" draw:layer="layout" svg:x1="8.378cm" svg:y1="11.896cm" svg:x2="9.366cm" svg:y2="11.896cm">
              <text:p/>
            </draw:line>
            <draw:custom-shape draw:style-name="gr8" draw:text-style-name="P3" draw:layer="layout" svg:width="0.201cm" svg:height="0.052cm" draw:transform="rotate (1.5707963267949) translate (8.387cm 11.94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9cm" svg:y1="11.732cm" svg:x2="8.349cm" svg:y2="11.55cm">
              <text:p/>
            </draw:line>
            <draw:custom-shape draw:style-name="gr6" draw:text-style-name="P7" draw:layer="layout" svg:width="0.202cm" svg:height="0.213cm" svg:x="8.561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9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7cm" svg:y1="11.739cm" svg:x2="8.347cm" svg:y2="11.906cm">
              <text:p/>
            </draw:line>
            <draw:line draw:style-name="gr12" draw:text-style-name="P5" draw:layer="layout" svg:x1="8.471cm" svg:y1="11.743cm" svg:x2="8.471cm" svg:y2="11.832cm">
              <text:p/>
            </draw:line>
            <draw:line draw:style-name="gr12" draw:text-style-name="P5" draw:layer="layout" svg:x1="8.472cm" svg:y1="11.739cm" svg:x2="8.342cm" svg:y2="11.739cm">
              <text:p/>
            </draw:line>
            <draw:line draw:style-name="gr12" draw:text-style-name="P5" draw:layer="layout" svg:x1="8.533cm" svg:y1="11.839cm" svg:x2="8.471cm" svg:y2="11.839cm">
              <text:p/>
            </draw:line>
            <draw:custom-shape draw:style-name="gr8" draw:text-style-name="P3" draw:layer="layout" svg:width="0.192cm" svg:height="0.064cm" draw:transform="rotate (1.5707963267949) translate (8.496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8cm" svg:y1="11.755cm" svg:x2="7.948cm" svg:y2="11.755cm">
              <text:p/>
            </draw:line>
            <draw:line draw:style-name="gr13" draw:text-style-name="P5" draw:layer="layout" svg:x1="8.078cm" svg:y1="11.855cm" svg:x2="7.948cm" svg:y2="11.855cm">
              <text:p/>
            </draw:line>
            <draw:line draw:style-name="gr13" draw:text-style-name="P5" draw:layer="layout" svg:x1="8.078cm" svg:y1="11.955cm" svg:x2="7.948cm" svg:y2="11.955cm">
              <text:p/>
            </draw:line>
            <draw:line draw:style-name="gr13" draw:text-style-name="P5" draw:layer="layout" svg:x1="8.078cm" svg:y1="12.055cm" svg:x2="7.948cm" svg:y2="12.055cm">
              <text:p/>
            </draw:line>
            <draw:line draw:style-name="gr13" draw:text-style-name="P5" draw:layer="layout" svg:x1="8.078cm" svg:y1="12.155cm" svg:x2="7.948cm" svg:y2="12.155cm">
              <text:p/>
            </draw:line>
            <draw:line draw:style-name="gr13" draw:text-style-name="P5" draw:layer="layout" svg:x1="8.078cm" svg:y1="11.655cm" svg:x2="7.948cm" svg:y2="11.655cm">
              <text:p/>
            </draw:line>
            <draw:line draw:style-name="gr14" draw:text-style-name="P5" draw:layer="layout" svg:x1="8.078cm" svg:y1="12.435cm" svg:x2="7.948cm" svg:y2="12.435cm">
              <text:p/>
            </draw:line>
            <draw:line draw:style-name="gr14" draw:text-style-name="P5" draw:layer="layout" svg:x1="8.078cm" svg:y1="12.535cm" svg:x2="7.948cm" svg:y2="12.535cm">
              <text:p/>
            </draw:line>
            <draw:line draw:style-name="gr14" draw:text-style-name="P5" draw:layer="layout" svg:x1="8.078cm" svg:y1="12.635cm" svg:x2="7.948cm" svg:y2="12.635cm">
              <text:p/>
            </draw:line>
            <draw:line draw:style-name="gr14" draw:text-style-name="P5" draw:layer="layout" svg:x1="8.078cm" svg:y1="12.735cm" svg:x2="7.948cm" svg:y2="12.735cm">
              <text:p/>
            </draw:line>
            <draw:line draw:style-name="gr14" draw:text-style-name="P5" draw:layer="layout" svg:x1="8.078cm" svg:y1="12.835cm" svg:x2="7.948cm" svg:y2="12.835cm">
              <text:p/>
            </draw:line>
            <draw:line draw:style-name="gr14" draw:text-style-name="P5" draw:layer="layout" svg:x1="8.078cm" svg:y1="12.335cm" svg:x2="7.948cm" svg:y2="12.335cm">
              <text:p/>
            </draw:line>
          </draw:g>
          <draw:custom-shape draw:style-name="gr95" draw:text-style-name="P35" draw:layer="layout" svg:width="1.4cm" svg:height="1.4cm" svg:x="7.979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5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5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6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5cm" svg:y1="11.897cm" svg:x2="10.859cm" svg:y2="11.897cm">
              <text:p/>
            </draw:line>
            <draw:line draw:style-name="gr4" draw:text-style-name="P5" draw:layer="layout" svg:x1="11.056cm" svg:y1="12.213cm" svg:x2="11.375cm" svg:y2="12.213cm">
              <text:p/>
            </draw:line>
            <draw:custom-shape draw:style-name="gr5" draw:text-style-name="P6" draw:layer="layout" svg:width="0.4cm" svg:height="0.2cm" svg:x="11.327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5cm" svg:y1="12.597cm" svg:x2="10.958cm" svg:y2="12.597cm">
              <text:p/>
            </draw:line>
            <draw:line draw:style-name="gr4" draw:text-style-name="P5" draw:layer="layout" svg:x1="11.056cm" svg:y1="11.897cm" svg:x2="11.056cm" svg:y2="12.503cm">
              <text:p/>
            </draw:line>
            <draw:custom-shape draw:style-name="gr6" draw:text-style-name="P7" draw:layer="layout" svg:width="0.202cm" svg:height="0.213cm" svg:x="10.957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7cm" svg:y1="12.597cm" svg:x2="11.775cm" svg:y2="12.597cm">
              <text:p/>
            </draw:line>
            <draw:line draw:style-name="gr7" draw:text-style-name="P5" draw:layer="layout" svg:x1="10.775cm" svg:y1="11.897cm" svg:x2="11.763cm" svg:y2="11.897cm">
              <text:p/>
            </draw:line>
            <draw:custom-shape draw:style-name="gr8" draw:text-style-name="P3" draw:layer="layout" svg:width="0.201cm" svg:height="0.052cm" draw:transform="rotate (1.5707963267949) translate (10.784cm 11.94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6cm" svg:y1="11.733cm" svg:x2="10.746cm" svg:y2="11.551cm">
              <text:p/>
            </draw:line>
            <draw:custom-shape draw:style-name="gr6" draw:text-style-name="P7" draw:layer="layout" svg:width="0.202cm" svg:height="0.213cm" svg:x="10.958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7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6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4cm" svg:y1="11.74cm" svg:x2="10.744cm" svg:y2="11.907cm">
              <text:p/>
            </draw:line>
            <draw:line draw:style-name="gr12" draw:text-style-name="P5" draw:layer="layout" svg:x1="10.868cm" svg:y1="11.744cm" svg:x2="10.868cm" svg:y2="11.833cm">
              <text:p/>
            </draw:line>
            <draw:line draw:style-name="gr12" draw:text-style-name="P5" draw:layer="layout" svg:x1="10.869cm" svg:y1="11.74cm" svg:x2="10.739cm" svg:y2="11.74cm">
              <text:p/>
            </draw:line>
            <draw:line draw:style-name="gr12" draw:text-style-name="P5" draw:layer="layout" svg:x1="10.93cm" svg:y1="11.84cm" svg:x2="10.868cm" svg:y2="11.84cm">
              <text:p/>
            </draw:line>
            <draw:custom-shape draw:style-name="gr8" draw:text-style-name="P3" draw:layer="layout" svg:width="0.192cm" svg:height="0.064cm" draw:transform="rotate (1.5707963267949) translate (10.893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7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6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5cm" svg:y1="11.756cm" svg:x2="10.345cm" svg:y2="11.756cm">
              <text:p/>
            </draw:line>
            <draw:line draw:style-name="gr13" draw:text-style-name="P5" draw:layer="layout" svg:x1="10.475cm" svg:y1="11.856cm" svg:x2="10.345cm" svg:y2="11.856cm">
              <text:p/>
            </draw:line>
            <draw:line draw:style-name="gr13" draw:text-style-name="P5" draw:layer="layout" svg:x1="10.475cm" svg:y1="11.956cm" svg:x2="10.345cm" svg:y2="11.956cm">
              <text:p/>
            </draw:line>
            <draw:line draw:style-name="gr13" draw:text-style-name="P5" draw:layer="layout" svg:x1="10.475cm" svg:y1="12.056cm" svg:x2="10.345cm" svg:y2="12.056cm">
              <text:p/>
            </draw:line>
            <draw:line draw:style-name="gr13" draw:text-style-name="P5" draw:layer="layout" svg:x1="10.475cm" svg:y1="12.156cm" svg:x2="10.345cm" svg:y2="12.156cm">
              <text:p/>
            </draw:line>
            <draw:line draw:style-name="gr13" draw:text-style-name="P5" draw:layer="layout" svg:x1="10.475cm" svg:y1="11.656cm" svg:x2="10.345cm" svg:y2="11.656cm">
              <text:p/>
            </draw:line>
            <draw:line draw:style-name="gr14" draw:text-style-name="P5" draw:layer="layout" svg:x1="10.475cm" svg:y1="12.436cm" svg:x2="10.345cm" svg:y2="12.436cm">
              <text:p/>
            </draw:line>
            <draw:line draw:style-name="gr14" draw:text-style-name="P5" draw:layer="layout" svg:x1="10.475cm" svg:y1="12.536cm" svg:x2="10.345cm" svg:y2="12.536cm">
              <text:p/>
            </draw:line>
            <draw:line draw:style-name="gr14" draw:text-style-name="P5" draw:layer="layout" svg:x1="10.475cm" svg:y1="12.636cm" svg:x2="10.345cm" svg:y2="12.636cm">
              <text:p/>
            </draw:line>
            <draw:line draw:style-name="gr14" draw:text-style-name="P5" draw:layer="layout" svg:x1="10.475cm" svg:y1="12.736cm" svg:x2="10.345cm" svg:y2="12.736cm">
              <text:p/>
            </draw:line>
            <draw:line draw:style-name="gr14" draw:text-style-name="P5" draw:layer="layout" svg:x1="10.475cm" svg:y1="12.836cm" svg:x2="10.345cm" svg:y2="12.836cm">
              <text:p/>
            </draw:line>
            <draw:line draw:style-name="gr14" draw:text-style-name="P5" draw:layer="layout" svg:x1="10.475cm" svg:y1="12.336cm" svg:x2="10.345cm" svg:y2="12.336cm">
              <text:p/>
            </draw:line>
          </draw:g>
          <draw:custom-shape draw:style-name="gr95" draw:text-style-name="P35" draw:layer="layout" svg:width="1.4cm" svg:height="1.4cm" svg:x="10.376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2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2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3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2cm" svg:y1="9.698cm" svg:x2="10.856cm" svg:y2="9.698cm">
              <text:p/>
            </draw:line>
            <draw:line draw:style-name="gr4" draw:text-style-name="P5" draw:layer="layout" svg:x1="11.053cm" svg:y1="10.014cm" svg:x2="11.372cm" svg:y2="10.014cm">
              <text:p/>
            </draw:line>
            <draw:custom-shape draw:style-name="gr5" draw:text-style-name="P6" draw:layer="layout" svg:width="0.4cm" svg:height="0.2cm" svg:x="11.324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2cm" svg:y1="10.398cm" svg:x2="10.955cm" svg:y2="10.398cm">
              <text:p/>
            </draw:line>
            <draw:line draw:style-name="gr4" draw:text-style-name="P5" draw:layer="layout" svg:x1="11.053cm" svg:y1="9.698cm" svg:x2="11.053cm" svg:y2="10.304cm">
              <text:p/>
            </draw:line>
            <draw:custom-shape draw:style-name="gr6" draw:text-style-name="P7" draw:layer="layout" svg:width="0.202cm" svg:height="0.213cm" svg:x="10.954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4cm" svg:y1="10.398cm" svg:x2="11.772cm" svg:y2="10.398cm">
              <text:p/>
            </draw:line>
            <draw:line draw:style-name="gr7" draw:text-style-name="P5" draw:layer="layout" svg:x1="10.772cm" svg:y1="9.698cm" svg:x2="11.76cm" svg:y2="9.698cm">
              <text:p/>
            </draw:line>
            <draw:custom-shape draw:style-name="gr8" draw:text-style-name="P3" draw:layer="layout" svg:width="0.201cm" svg:height="0.052cm" draw:transform="rotate (1.5707963267949) translate (10.781cm 9.74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3cm" svg:y1="9.534cm" svg:x2="10.743cm" svg:y2="9.352cm">
              <text:p/>
            </draw:line>
            <draw:custom-shape draw:style-name="gr6" draw:text-style-name="P7" draw:layer="layout" svg:width="0.202cm" svg:height="0.213cm" svg:x="10.955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4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3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1cm" svg:y1="9.541cm" svg:x2="10.741cm" svg:y2="9.708cm">
              <text:p/>
            </draw:line>
            <draw:line draw:style-name="gr12" draw:text-style-name="P5" draw:layer="layout" svg:x1="10.865cm" svg:y1="9.545cm" svg:x2="10.865cm" svg:y2="9.634cm">
              <text:p/>
            </draw:line>
            <draw:line draw:style-name="gr12" draw:text-style-name="P5" draw:layer="layout" svg:x1="10.866cm" svg:y1="9.541cm" svg:x2="10.736cm" svg:y2="9.541cm">
              <text:p/>
            </draw:line>
            <draw:line draw:style-name="gr12" draw:text-style-name="P5" draw:layer="layout" svg:x1="10.927cm" svg:y1="9.641cm" svg:x2="10.865cm" svg:y2="9.641cm">
              <text:p/>
            </draw:line>
            <draw:custom-shape draw:style-name="gr8" draw:text-style-name="P3" draw:layer="layout" svg:width="0.192cm" svg:height="0.064cm" draw:transform="rotate (1.5707963267949) translate (10.89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4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3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2cm" svg:y1="9.557cm" svg:x2="10.342cm" svg:y2="9.557cm">
              <text:p/>
            </draw:line>
            <draw:line draw:style-name="gr13" draw:text-style-name="P5" draw:layer="layout" svg:x1="10.472cm" svg:y1="9.657cm" svg:x2="10.342cm" svg:y2="9.657cm">
              <text:p/>
            </draw:line>
            <draw:line draw:style-name="gr13" draw:text-style-name="P5" draw:layer="layout" svg:x1="10.472cm" svg:y1="9.757cm" svg:x2="10.342cm" svg:y2="9.757cm">
              <text:p/>
            </draw:line>
            <draw:line draw:style-name="gr13" draw:text-style-name="P5" draw:layer="layout" svg:x1="10.472cm" svg:y1="9.857cm" svg:x2="10.342cm" svg:y2="9.857cm">
              <text:p/>
            </draw:line>
            <draw:line draw:style-name="gr13" draw:text-style-name="P5" draw:layer="layout" svg:x1="10.472cm" svg:y1="9.957cm" svg:x2="10.342cm" svg:y2="9.957cm">
              <text:p/>
            </draw:line>
            <draw:line draw:style-name="gr13" draw:text-style-name="P5" draw:layer="layout" svg:x1="10.472cm" svg:y1="9.457cm" svg:x2="10.342cm" svg:y2="9.457cm">
              <text:p/>
            </draw:line>
            <draw:line draw:style-name="gr14" draw:text-style-name="P5" draw:layer="layout" svg:x1="10.472cm" svg:y1="10.237cm" svg:x2="10.342cm" svg:y2="10.237cm">
              <text:p/>
            </draw:line>
            <draw:line draw:style-name="gr14" draw:text-style-name="P5" draw:layer="layout" svg:x1="10.472cm" svg:y1="10.337cm" svg:x2="10.342cm" svg:y2="10.337cm">
              <text:p/>
            </draw:line>
            <draw:line draw:style-name="gr14" draw:text-style-name="P5" draw:layer="layout" svg:x1="10.472cm" svg:y1="10.437cm" svg:x2="10.342cm" svg:y2="10.437cm">
              <text:p/>
            </draw:line>
            <draw:line draw:style-name="gr14" draw:text-style-name="P5" draw:layer="layout" svg:x1="10.472cm" svg:y1="10.537cm" svg:x2="10.342cm" svg:y2="10.537cm">
              <text:p/>
            </draw:line>
            <draw:line draw:style-name="gr14" draw:text-style-name="P5" draw:layer="layout" svg:x1="10.472cm" svg:y1="10.637cm" svg:x2="10.342cm" svg:y2="10.637cm">
              <text:p/>
            </draw:line>
            <draw:line draw:style-name="gr14" draw:text-style-name="P5" draw:layer="layout" svg:x1="10.472cm" svg:y1="10.137cm" svg:x2="10.342cm" svg:y2="10.137cm">
              <text:p/>
            </draw:line>
          </draw:g>
          <draw:custom-shape draw:style-name="gr95" draw:text-style-name="P35" draw:layer="layout" svg:width="1.4cm" svg:height="1.4cm" svg:x="10.373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8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8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81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8cm" svg:y1="9.694cm" svg:x2="14.464cm" svg:y2="9.694cm">
              <text:p/>
            </draw:line>
            <draw:line draw:style-name="gr4" draw:text-style-name="P5" draw:layer="layout" svg:x1="14.661cm" svg:y1="10.01cm" svg:x2="14.98cm" svg:y2="10.01cm">
              <text:p/>
            </draw:line>
            <draw:custom-shape draw:style-name="gr5" draw:text-style-name="P6" draw:layer="layout" svg:width="0.4cm" svg:height="0.2cm" svg:x="14.932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8cm" svg:y1="10.394cm" svg:x2="14.563cm" svg:y2="10.394cm">
              <text:p/>
            </draw:line>
            <draw:line draw:style-name="gr4" draw:text-style-name="P5" draw:layer="layout" svg:x1="14.661cm" svg:y1="9.694cm" svg:x2="14.661cm" svg:y2="10.3cm">
              <text:p/>
            </draw:line>
            <draw:custom-shape draw:style-name="gr6" draw:text-style-name="P7" draw:layer="layout" svg:width="0.202cm" svg:height="0.213cm" svg:x="14.562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92cm" svg:y1="10.394cm" svg:x2="15.38cm" svg:y2="10.394cm">
              <text:p/>
            </draw:line>
            <draw:line draw:style-name="gr7" draw:text-style-name="P5" draw:layer="layout" svg:x1="14.38cm" svg:y1="9.694cm" svg:x2="15.368cm" svg:y2="9.694cm">
              <text:p/>
            </draw:line>
            <draw:custom-shape draw:style-name="gr8" draw:text-style-name="P3" draw:layer="layout" svg:width="0.201cm" svg:height="0.052cm" draw:transform="rotate (1.5707963267949) translate (14.389cm 9.73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51cm" svg:y1="9.53cm" svg:x2="14.351cm" svg:y2="9.348cm">
              <text:p/>
            </draw:line>
            <draw:custom-shape draw:style-name="gr6" draw:text-style-name="P7" draw:layer="layout" svg:width="0.202cm" svg:height="0.213cm" svg:x="14.563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92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21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9cm" svg:y1="9.537cm" svg:x2="14.349cm" svg:y2="9.704cm">
              <text:p/>
            </draw:line>
            <draw:line draw:style-name="gr12" draw:text-style-name="P5" draw:layer="layout" svg:x1="14.473cm" svg:y1="9.541cm" svg:x2="14.473cm" svg:y2="9.63cm">
              <text:p/>
            </draw:line>
            <draw:line draw:style-name="gr12" draw:text-style-name="P5" draw:layer="layout" svg:x1="14.474cm" svg:y1="9.537cm" svg:x2="14.344cm" svg:y2="9.537cm">
              <text:p/>
            </draw:line>
            <draw:line draw:style-name="gr12" draw:text-style-name="P5" draw:layer="layout" svg:x1="14.535cm" svg:y1="9.637cm" svg:x2="14.473cm" svg:y2="9.637cm">
              <text:p/>
            </draw:line>
            <draw:custom-shape draw:style-name="gr8" draw:text-style-name="P3" draw:layer="layout" svg:width="0.192cm" svg:height="0.064cm" draw:transform="rotate (1.5707963267949) translate (14.498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92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31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8cm" svg:y1="9.553cm" svg:x2="13.95cm" svg:y2="9.553cm">
              <text:p/>
            </draw:line>
            <draw:line draw:style-name="gr13" draw:text-style-name="P5" draw:layer="layout" svg:x1="14.08cm" svg:y1="9.653cm" svg:x2="13.95cm" svg:y2="9.653cm">
              <text:p/>
            </draw:line>
            <draw:line draw:style-name="gr13" draw:text-style-name="P5" draw:layer="layout" svg:x1="14.08cm" svg:y1="9.753cm" svg:x2="13.95cm" svg:y2="9.753cm">
              <text:p/>
            </draw:line>
            <draw:line draw:style-name="gr13" draw:text-style-name="P5" draw:layer="layout" svg:x1="14.08cm" svg:y1="9.853cm" svg:x2="13.95cm" svg:y2="9.853cm">
              <text:p/>
            </draw:line>
            <draw:line draw:style-name="gr13" draw:text-style-name="P5" draw:layer="layout" svg:x1="14.08cm" svg:y1="9.953cm" svg:x2="13.95cm" svg:y2="9.953cm">
              <text:p/>
            </draw:line>
            <draw:line draw:style-name="gr13" draw:text-style-name="P5" draw:layer="layout" svg:x1="14.08cm" svg:y1="9.453cm" svg:x2="13.95cm" svg:y2="9.453cm">
              <text:p/>
            </draw:line>
            <draw:line draw:style-name="gr14" draw:text-style-name="P5" draw:layer="layout" svg:x1="14.08cm" svg:y1="10.233cm" svg:x2="13.95cm" svg:y2="10.233cm">
              <text:p/>
            </draw:line>
            <draw:line draw:style-name="gr14" draw:text-style-name="P5" draw:layer="layout" svg:x1="14.08cm" svg:y1="10.333cm" svg:x2="13.95cm" svg:y2="10.333cm">
              <text:p/>
            </draw:line>
            <draw:line draw:style-name="gr14" draw:text-style-name="P5" draw:layer="layout" svg:x1="14.08cm" svg:y1="10.433cm" svg:x2="13.95cm" svg:y2="10.433cm">
              <text:p/>
            </draw:line>
            <draw:line draw:style-name="gr14" draw:text-style-name="P5" draw:layer="layout" svg:x1="14.08cm" svg:y1="10.533cm" svg:x2="13.95cm" svg:y2="10.533cm">
              <text:p/>
            </draw:line>
            <draw:line draw:style-name="gr14" draw:text-style-name="P5" draw:layer="layout" svg:x1="14.08cm" svg:y1="10.633cm" svg:x2="13.95cm" svg:y2="10.633cm">
              <text:p/>
            </draw:line>
            <draw:line draw:style-name="gr14" draw:text-style-name="P5" draw:layer="layout" svg:x1="14.08cm" svg:y1="10.133cm" svg:x2="13.95cm" svg:y2="10.133cm">
              <text:p/>
            </draw:line>
          </draw:g>
          <draw:custom-shape draw:style-name="gr95" draw:text-style-name="P35" draw:layer="layout" svg:width="1.4cm" svg:height="1.4cm" svg:x="13.981cm" svg:y="9.3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7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7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8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7cm" svg:y1="9.695cm" svg:x2="16.861cm" svg:y2="9.695cm">
              <text:p/>
            </draw:line>
            <draw:line draw:style-name="gr4" draw:text-style-name="P5" draw:layer="layout" svg:x1="17.058cm" svg:y1="10.011cm" svg:x2="17.377cm" svg:y2="10.011cm">
              <text:p/>
            </draw:line>
            <draw:custom-shape draw:style-name="gr5" draw:text-style-name="P6" draw:layer="layout" svg:width="0.4cm" svg:height="0.2cm" svg:x="17.329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7cm" svg:y1="10.395cm" svg:x2="16.96cm" svg:y2="10.395cm">
              <text:p/>
            </draw:line>
            <draw:line draw:style-name="gr4" draw:text-style-name="P5" draw:layer="layout" svg:x1="17.058cm" svg:y1="9.695cm" svg:x2="17.058cm" svg:y2="10.301cm">
              <text:p/>
            </draw:line>
            <draw:custom-shape draw:style-name="gr6" draw:text-style-name="P7" draw:layer="layout" svg:width="0.202cm" svg:height="0.213cm" svg:x="16.959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9cm" svg:y1="10.395cm" svg:x2="17.777cm" svg:y2="10.395cm">
              <text:p/>
            </draw:line>
            <draw:line draw:style-name="gr7" draw:text-style-name="P5" draw:layer="layout" svg:x1="16.777cm" svg:y1="9.695cm" svg:x2="17.765cm" svg:y2="9.695cm">
              <text:p/>
            </draw:line>
            <draw:custom-shape draw:style-name="gr8" draw:text-style-name="P3" draw:layer="layout" svg:width="0.201cm" svg:height="0.052cm" draw:transform="rotate (1.5707963267949) translate (16.786cm 9.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8cm" svg:y1="9.531cm" svg:x2="16.748cm" svg:y2="9.349cm">
              <text:p/>
            </draw:line>
            <draw:custom-shape draw:style-name="gr6" draw:text-style-name="P7" draw:layer="layout" svg:width="0.202cm" svg:height="0.213cm" svg:x="16.96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9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8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6cm" svg:y1="9.538cm" svg:x2="16.746cm" svg:y2="9.705cm">
              <text:p/>
            </draw:line>
            <draw:line draw:style-name="gr12" draw:text-style-name="P5" draw:layer="layout" svg:x1="16.87cm" svg:y1="9.542cm" svg:x2="16.87cm" svg:y2="9.631cm">
              <text:p/>
            </draw:line>
            <draw:line draw:style-name="gr12" draw:text-style-name="P5" draw:layer="layout" svg:x1="16.871cm" svg:y1="9.538cm" svg:x2="16.741cm" svg:y2="9.538cm">
              <text:p/>
            </draw:line>
            <draw:line draw:style-name="gr12" draw:text-style-name="P5" draw:layer="layout" svg:x1="16.932cm" svg:y1="9.638cm" svg:x2="16.87cm" svg:y2="9.638cm">
              <text:p/>
            </draw:line>
            <draw:custom-shape draw:style-name="gr8" draw:text-style-name="P3" draw:layer="layout" svg:width="0.192cm" svg:height="0.064cm" draw:transform="rotate (1.5707963267949) translate (16.895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9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8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7cm" svg:y1="9.554cm" svg:x2="16.347cm" svg:y2="9.554cm">
              <text:p/>
            </draw:line>
            <draw:line draw:style-name="gr13" draw:text-style-name="P5" draw:layer="layout" svg:x1="16.477cm" svg:y1="9.654cm" svg:x2="16.347cm" svg:y2="9.654cm">
              <text:p/>
            </draw:line>
            <draw:line draw:style-name="gr13" draw:text-style-name="P5" draw:layer="layout" svg:x1="16.477cm" svg:y1="9.754cm" svg:x2="16.347cm" svg:y2="9.754cm">
              <text:p/>
            </draw:line>
            <draw:line draw:style-name="gr13" draw:text-style-name="P5" draw:layer="layout" svg:x1="16.477cm" svg:y1="9.854cm" svg:x2="16.347cm" svg:y2="9.854cm">
              <text:p/>
            </draw:line>
            <draw:line draw:style-name="gr13" draw:text-style-name="P5" draw:layer="layout" svg:x1="16.477cm" svg:y1="9.954cm" svg:x2="16.347cm" svg:y2="9.954cm">
              <text:p/>
            </draw:line>
            <draw:line draw:style-name="gr13" draw:text-style-name="P5" draw:layer="layout" svg:x1="16.477cm" svg:y1="9.454cm" svg:x2="16.347cm" svg:y2="9.454cm">
              <text:p/>
            </draw:line>
            <draw:line draw:style-name="gr14" draw:text-style-name="P5" draw:layer="layout" svg:x1="16.477cm" svg:y1="10.234cm" svg:x2="16.347cm" svg:y2="10.234cm">
              <text:p/>
            </draw:line>
            <draw:line draw:style-name="gr14" draw:text-style-name="P5" draw:layer="layout" svg:x1="16.477cm" svg:y1="10.334cm" svg:x2="16.347cm" svg:y2="10.334cm">
              <text:p/>
            </draw:line>
            <draw:line draw:style-name="gr14" draw:text-style-name="P5" draw:layer="layout" svg:x1="16.477cm" svg:y1="10.434cm" svg:x2="16.347cm" svg:y2="10.434cm">
              <text:p/>
            </draw:line>
            <draw:line draw:style-name="gr14" draw:text-style-name="P5" draw:layer="layout" svg:x1="16.477cm" svg:y1="10.534cm" svg:x2="16.347cm" svg:y2="10.534cm">
              <text:p/>
            </draw:line>
            <draw:line draw:style-name="gr14" draw:text-style-name="P5" draw:layer="layout" svg:x1="16.477cm" svg:y1="10.634cm" svg:x2="16.347cm" svg:y2="10.634cm">
              <text:p/>
            </draw:line>
            <draw:line draw:style-name="gr14" draw:text-style-name="P5" draw:layer="layout" svg:x1="16.477cm" svg:y1="10.134cm" svg:x2="16.347cm" svg:y2="10.134cm">
              <text:p/>
            </draw:line>
          </draw:g>
          <draw:custom-shape draw:style-name="gr95" draw:text-style-name="P35" draw:layer="layout" svg:width="1.4cm" svg:height="1.4cm" svg:x="16.378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11.896cm" svg:x2="16.858cm" svg:y2="11.896cm">
              <text:p/>
            </draw:line>
            <draw:line draw:style-name="gr4" draw:text-style-name="P5" draw:layer="layout" svg:x1="17.055cm" svg:y1="12.212cm" svg:x2="17.374cm" svg:y2="12.212cm">
              <text:p/>
            </draw:line>
            <draw:custom-shape draw:style-name="gr5" draw:text-style-name="P6" draw:layer="layout" svg:width="0.4cm" svg:height="0.2cm" svg:x="17.326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12.596cm" svg:x2="16.957cm" svg:y2="12.596cm">
              <text:p/>
            </draw:line>
            <draw:line draw:style-name="gr4" draw:text-style-name="P5" draw:layer="layout" svg:x1="17.055cm" svg:y1="11.896cm" svg:x2="17.055cm" svg:y2="12.502cm">
              <text:p/>
            </draw:line>
            <draw:custom-shape draw:style-name="gr6" draw:text-style-name="P7" draw:layer="layout" svg:width="0.202cm" svg:height="0.213cm" svg:x="16.9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12.596cm" svg:x2="17.774cm" svg:y2="12.596cm">
              <text:p/>
            </draw:line>
            <draw:line draw:style-name="gr7" draw:text-style-name="P5" draw:layer="layout" svg:x1="16.774cm" svg:y1="11.896cm" svg:x2="17.762cm" svg:y2="11.896cm">
              <text:p/>
            </draw:line>
            <draw:custom-shape draw:style-name="gr8" draw:text-style-name="P3" draw:layer="layout" svg:width="0.201cm" svg:height="0.052cm" draw:transform="rotate (1.5707963267949) translate (16.783cm 11.94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11.732cm" svg:x2="16.745cm" svg:y2="11.55cm">
              <text:p/>
            </draw:line>
            <draw:custom-shape draw:style-name="gr6" draw:text-style-name="P7" draw:layer="layout" svg:width="0.202cm" svg:height="0.213cm" svg:x="16.957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11.739cm" svg:x2="16.743cm" svg:y2="11.906cm">
              <text:p/>
            </draw:line>
            <draw:line draw:style-name="gr12" draw:text-style-name="P5" draw:layer="layout" svg:x1="16.867cm" svg:y1="11.743cm" svg:x2="16.867cm" svg:y2="11.832cm">
              <text:p/>
            </draw:line>
            <draw:line draw:style-name="gr12" draw:text-style-name="P5" draw:layer="layout" svg:x1="16.868cm" svg:y1="11.739cm" svg:x2="16.738cm" svg:y2="11.739cm">
              <text:p/>
            </draw:line>
            <draw:line draw:style-name="gr12" draw:text-style-name="P5" draw:layer="layout" svg:x1="16.929cm" svg:y1="11.839cm" svg:x2="16.867cm" svg:y2="11.839cm">
              <text:p/>
            </draw:line>
            <draw:custom-shape draw:style-name="gr8" draw:text-style-name="P3" draw:layer="layout" svg:width="0.192cm" svg:height="0.064cm" draw:transform="rotate (1.5707963267949) translate (16.892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11.755cm" svg:x2="16.344cm" svg:y2="11.755cm">
              <text:p/>
            </draw:line>
            <draw:line draw:style-name="gr13" draw:text-style-name="P5" draw:layer="layout" svg:x1="16.474cm" svg:y1="11.855cm" svg:x2="16.344cm" svg:y2="11.855cm">
              <text:p/>
            </draw:line>
            <draw:line draw:style-name="gr13" draw:text-style-name="P5" draw:layer="layout" svg:x1="16.474cm" svg:y1="11.955cm" svg:x2="16.344cm" svg:y2="11.955cm">
              <text:p/>
            </draw:line>
            <draw:line draw:style-name="gr13" draw:text-style-name="P5" draw:layer="layout" svg:x1="16.474cm" svg:y1="12.055cm" svg:x2="16.344cm" svg:y2="12.055cm">
              <text:p/>
            </draw:line>
            <draw:line draw:style-name="gr13" draw:text-style-name="P5" draw:layer="layout" svg:x1="16.474cm" svg:y1="12.155cm" svg:x2="16.344cm" svg:y2="12.155cm">
              <text:p/>
            </draw:line>
            <draw:line draw:style-name="gr13" draw:text-style-name="P5" draw:layer="layout" svg:x1="16.474cm" svg:y1="11.655cm" svg:x2="16.344cm" svg:y2="11.655cm">
              <text:p/>
            </draw:line>
            <draw:line draw:style-name="gr14" draw:text-style-name="P5" draw:layer="layout" svg:x1="16.474cm" svg:y1="12.435cm" svg:x2="16.344cm" svg:y2="12.435cm">
              <text:p/>
            </draw:line>
            <draw:line draw:style-name="gr14" draw:text-style-name="P5" draw:layer="layout" svg:x1="16.474cm" svg:y1="12.535cm" svg:x2="16.344cm" svg:y2="12.535cm">
              <text:p/>
            </draw:line>
            <draw:line draw:style-name="gr14" draw:text-style-name="P5" draw:layer="layout" svg:x1="16.474cm" svg:y1="12.635cm" svg:x2="16.344cm" svg:y2="12.635cm">
              <text:p/>
            </draw:line>
            <draw:line draw:style-name="gr14" draw:text-style-name="P5" draw:layer="layout" svg:x1="16.474cm" svg:y1="12.735cm" svg:x2="16.344cm" svg:y2="12.735cm">
              <text:p/>
            </draw:line>
            <draw:line draw:style-name="gr14" draw:text-style-name="P5" draw:layer="layout" svg:x1="16.474cm" svg:y1="12.835cm" svg:x2="16.344cm" svg:y2="12.835cm">
              <text:p/>
            </draw:line>
            <draw:line draw:style-name="gr14" draw:text-style-name="P5" draw:layer="layout" svg:x1="16.474cm" svg:y1="12.335cm" svg:x2="16.344cm" svg:y2="12.335cm">
              <text:p/>
            </draw:line>
          </draw:g>
          <draw:custom-shape draw:style-name="gr95" draw:text-style-name="P35" draw:layer="layout" svg:width="1.4cm" svg:height="1.4cm" svg:x="16.375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71cm" svg:y1="11.897cm" svg:x2="19.255cm" svg:y2="11.897cm">
              <text:p/>
            </draw:line>
            <draw:line draw:style-name="gr4" draw:text-style-name="P5" draw:layer="layout" svg:x1="19.452cm" svg:y1="12.213cm" svg:x2="19.771cm" svg:y2="12.213cm">
              <text:p/>
            </draw:line>
            <draw:custom-shape draw:style-name="gr5" draw:text-style-name="P6" draw:layer="layout" svg:width="0.4cm" svg:height="0.2cm" svg:x="19.7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71cm" svg:y1="12.597cm" svg:x2="19.354cm" svg:y2="12.597cm">
              <text:p/>
            </draw:line>
            <draw:line draw:style-name="gr4" draw:text-style-name="P5" draw:layer="layout" svg:x1="19.452cm" svg:y1="11.897cm" svg:x2="19.452cm" svg:y2="12.503cm">
              <text:p/>
            </draw:line>
            <draw:custom-shape draw:style-name="gr6" draw:text-style-name="P7" draw:layer="layout" svg:width="0.202cm" svg:height="0.213cm" svg:x="19.3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3cm" svg:y1="12.597cm" svg:x2="20.171cm" svg:y2="12.597cm">
              <text:p/>
            </draw:line>
            <draw:line draw:style-name="gr7" draw:text-style-name="P5" draw:layer="layout" svg:x1="19.171cm" svg:y1="11.897cm" svg:x2="20.159cm" svg:y2="11.897cm">
              <text:p/>
            </draw:line>
            <draw:custom-shape draw:style-name="gr8" draw:text-style-name="P3" draw:layer="layout" svg:width="0.201cm" svg:height="0.052cm" draw:transform="rotate (1.5707963267949) translate (19.18cm 11.94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42cm" svg:y1="11.733cm" svg:x2="19.142cm" svg:y2="11.551cm">
              <text:p/>
            </draw:line>
            <draw:custom-shape draw:style-name="gr6" draw:text-style-name="P7" draw:layer="layout" svg:width="0.202cm" svg:height="0.213cm" svg:x="19.3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4cm" svg:y1="11.74cm" svg:x2="19.14cm" svg:y2="11.907cm">
              <text:p/>
            </draw:line>
            <draw:line draw:style-name="gr12" draw:text-style-name="P5" draw:layer="layout" svg:x1="19.264cm" svg:y1="11.744cm" svg:x2="19.264cm" svg:y2="11.833cm">
              <text:p/>
            </draw:line>
            <draw:line draw:style-name="gr12" draw:text-style-name="P5" draw:layer="layout" svg:x1="19.265cm" svg:y1="11.74cm" svg:x2="19.135cm" svg:y2="11.74cm">
              <text:p/>
            </draw:line>
            <draw:line draw:style-name="gr12" draw:text-style-name="P5" draw:layer="layout" svg:x1="19.326cm" svg:y1="11.84cm" svg:x2="19.264cm" svg:y2="11.84cm">
              <text:p/>
            </draw:line>
            <draw:custom-shape draw:style-name="gr8" draw:text-style-name="P3" draw:layer="layout" svg:width="0.192cm" svg:height="0.064cm" draw:transform="rotate (1.5707963267949) translate (19.2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71cm" svg:y1="11.756cm" svg:x2="18.741cm" svg:y2="11.756cm">
              <text:p/>
            </draw:line>
            <draw:line draw:style-name="gr13" draw:text-style-name="P5" draw:layer="layout" svg:x1="18.871cm" svg:y1="11.856cm" svg:x2="18.741cm" svg:y2="11.856cm">
              <text:p/>
            </draw:line>
            <draw:line draw:style-name="gr13" draw:text-style-name="P5" draw:layer="layout" svg:x1="18.871cm" svg:y1="11.956cm" svg:x2="18.741cm" svg:y2="11.956cm">
              <text:p/>
            </draw:line>
            <draw:line draw:style-name="gr13" draw:text-style-name="P5" draw:layer="layout" svg:x1="18.871cm" svg:y1="12.056cm" svg:x2="18.741cm" svg:y2="12.056cm">
              <text:p/>
            </draw:line>
            <draw:line draw:style-name="gr13" draw:text-style-name="P5" draw:layer="layout" svg:x1="18.871cm" svg:y1="12.156cm" svg:x2="18.741cm" svg:y2="12.156cm">
              <text:p/>
            </draw:line>
            <draw:line draw:style-name="gr13" draw:text-style-name="P5" draw:layer="layout" svg:x1="18.871cm" svg:y1="11.656cm" svg:x2="18.741cm" svg:y2="11.656cm">
              <text:p/>
            </draw:line>
            <draw:line draw:style-name="gr14" draw:text-style-name="P5" draw:layer="layout" svg:x1="18.871cm" svg:y1="12.436cm" svg:x2="18.741cm" svg:y2="12.436cm">
              <text:p/>
            </draw:line>
            <draw:line draw:style-name="gr14" draw:text-style-name="P5" draw:layer="layout" svg:x1="18.871cm" svg:y1="12.536cm" svg:x2="18.741cm" svg:y2="12.536cm">
              <text:p/>
            </draw:line>
            <draw:line draw:style-name="gr14" draw:text-style-name="P5" draw:layer="layout" svg:x1="18.871cm" svg:y1="12.636cm" svg:x2="18.741cm" svg:y2="12.636cm">
              <text:p/>
            </draw:line>
            <draw:line draw:style-name="gr14" draw:text-style-name="P5" draw:layer="layout" svg:x1="18.871cm" svg:y1="12.736cm" svg:x2="18.741cm" svg:y2="12.736cm">
              <text:p/>
            </draw:line>
            <draw:line draw:style-name="gr14" draw:text-style-name="P5" draw:layer="layout" svg:x1="18.871cm" svg:y1="12.836cm" svg:x2="18.741cm" svg:y2="12.836cm">
              <text:p/>
            </draw:line>
            <draw:line draw:style-name="gr14" draw:text-style-name="P5" draw:layer="layout" svg:x1="18.871cm" svg:y1="12.336cm" svg:x2="18.741cm" svg:y2="12.336cm">
              <text:p/>
            </draw:line>
          </draw:g>
          <draw:custom-shape draw:style-name="gr95" draw:text-style-name="P35" draw:layer="layout" svg:width="1.4cm" svg:height="1.4cm" svg:x="18.7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9.698cm" svg:x2="19.252cm" svg:y2="9.698cm">
              <text:p/>
            </draw:line>
            <draw:line draw:style-name="gr4" draw:text-style-name="P5" draw:layer="layout" svg:x1="19.449cm" svg:y1="10.014cm" svg:x2="19.768cm" svg:y2="10.014cm">
              <text:p/>
            </draw:line>
            <draw:custom-shape draw:style-name="gr5" draw:text-style-name="P6" draw:layer="layout" svg:width="0.4cm" svg:height="0.2cm" svg:x="19.72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10.398cm" svg:x2="19.351cm" svg:y2="10.398cm">
              <text:p/>
            </draw:line>
            <draw:line draw:style-name="gr4" draw:text-style-name="P5" draw:layer="layout" svg:x1="19.449cm" svg:y1="9.698cm" svg:x2="19.449cm" svg:y2="10.304cm">
              <text:p/>
            </draw:line>
            <draw:custom-shape draw:style-name="gr6" draw:text-style-name="P7" draw:layer="layout" svg:width="0.202cm" svg:height="0.213cm" svg:x="19.35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10.398cm" svg:x2="20.168cm" svg:y2="10.398cm">
              <text:p/>
            </draw:line>
            <draw:line draw:style-name="gr7" draw:text-style-name="P5" draw:layer="layout" svg:x1="19.168cm" svg:y1="9.698cm" svg:x2="20.156cm" svg:y2="9.698cm">
              <text:p/>
            </draw:line>
            <draw:custom-shape draw:style-name="gr8" draw:text-style-name="P3" draw:layer="layout" svg:width="0.201cm" svg:height="0.052cm" draw:transform="rotate (1.5707963267949) translate (19.177cm 9.74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9.534cm" svg:x2="19.139cm" svg:y2="9.352cm">
              <text:p/>
            </draw:line>
            <draw:custom-shape draw:style-name="gr6" draw:text-style-name="P7" draw:layer="layout" svg:width="0.202cm" svg:height="0.213cm" svg:x="19.351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9.541cm" svg:x2="19.137cm" svg:y2="9.708cm">
              <text:p/>
            </draw:line>
            <draw:line draw:style-name="gr12" draw:text-style-name="P5" draw:layer="layout" svg:x1="19.261cm" svg:y1="9.545cm" svg:x2="19.261cm" svg:y2="9.634cm">
              <text:p/>
            </draw:line>
            <draw:line draw:style-name="gr12" draw:text-style-name="P5" draw:layer="layout" svg:x1="19.262cm" svg:y1="9.541cm" svg:x2="19.132cm" svg:y2="9.541cm">
              <text:p/>
            </draw:line>
            <draw:line draw:style-name="gr12" draw:text-style-name="P5" draw:layer="layout" svg:x1="19.323cm" svg:y1="9.641cm" svg:x2="19.261cm" svg:y2="9.641cm">
              <text:p/>
            </draw:line>
            <draw:custom-shape draw:style-name="gr8" draw:text-style-name="P3" draw:layer="layout" svg:width="0.192cm" svg:height="0.064cm" draw:transform="rotate (1.5707963267949) translate (19.286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9.557cm" svg:x2="18.738cm" svg:y2="9.557cm">
              <text:p/>
            </draw:line>
            <draw:line draw:style-name="gr13" draw:text-style-name="P5" draw:layer="layout" svg:x1="18.868cm" svg:y1="9.657cm" svg:x2="18.738cm" svg:y2="9.657cm">
              <text:p/>
            </draw:line>
            <draw:line draw:style-name="gr13" draw:text-style-name="P5" draw:layer="layout" svg:x1="18.868cm" svg:y1="9.757cm" svg:x2="18.738cm" svg:y2="9.757cm">
              <text:p/>
            </draw:line>
            <draw:line draw:style-name="gr13" draw:text-style-name="P5" draw:layer="layout" svg:x1="18.868cm" svg:y1="9.857cm" svg:x2="18.738cm" svg:y2="9.857cm">
              <text:p/>
            </draw:line>
            <draw:line draw:style-name="gr13" draw:text-style-name="P5" draw:layer="layout" svg:x1="18.868cm" svg:y1="9.957cm" svg:x2="18.738cm" svg:y2="9.957cm">
              <text:p/>
            </draw:line>
            <draw:line draw:style-name="gr13" draw:text-style-name="P5" draw:layer="layout" svg:x1="18.868cm" svg:y1="9.457cm" svg:x2="18.738cm" svg:y2="9.457cm">
              <text:p/>
            </draw:line>
            <draw:line draw:style-name="gr14" draw:text-style-name="P5" draw:layer="layout" svg:x1="18.868cm" svg:y1="10.237cm" svg:x2="18.738cm" svg:y2="10.237cm">
              <text:p/>
            </draw:line>
            <draw:line draw:style-name="gr14" draw:text-style-name="P5" draw:layer="layout" svg:x1="18.868cm" svg:y1="10.337cm" svg:x2="18.738cm" svg:y2="10.337cm">
              <text:p/>
            </draw:line>
            <draw:line draw:style-name="gr14" draw:text-style-name="P5" draw:layer="layout" svg:x1="18.868cm" svg:y1="10.437cm" svg:x2="18.738cm" svg:y2="10.437cm">
              <text:p/>
            </draw:line>
            <draw:line draw:style-name="gr14" draw:text-style-name="P5" draw:layer="layout" svg:x1="18.868cm" svg:y1="10.537cm" svg:x2="18.738cm" svg:y2="10.537cm">
              <text:p/>
            </draw:line>
            <draw:line draw:style-name="gr14" draw:text-style-name="P5" draw:layer="layout" svg:x1="18.868cm" svg:y1="10.637cm" svg:x2="18.738cm" svg:y2="10.637cm">
              <text:p/>
            </draw:line>
            <draw:line draw:style-name="gr14" draw:text-style-name="P5" draw:layer="layout" svg:x1="18.868cm" svg:y1="10.137cm" svg:x2="18.738cm" svg:y2="10.137cm">
              <text:p/>
            </draw:line>
          </draw:g>
          <draw:custom-shape draw:style-name="gr95" draw:text-style-name="P35" draw:layer="layout" svg:width="1.4cm" svg:height="1.4cm" svg:x="18.769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1cm" svg:y1="11.897cm" svg:x2="14.455cm" svg:y2="11.897cm">
              <text:p/>
            </draw:line>
            <draw:line draw:style-name="gr4" draw:text-style-name="P5" draw:layer="layout" svg:x1="14.652cm" svg:y1="12.213cm" svg:x2="14.971cm" svg:y2="12.213cm">
              <text:p/>
            </draw:line>
            <draw:custom-shape draw:style-name="gr5" draw:text-style-name="P6" draw:layer="layout" svg:width="0.4cm" svg:height="0.2cm" svg:x="14.9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1cm" svg:y1="12.597cm" svg:x2="14.554cm" svg:y2="12.597cm">
              <text:p/>
            </draw:line>
            <draw:line draw:style-name="gr4" draw:text-style-name="P5" draw:layer="layout" svg:x1="14.652cm" svg:y1="11.897cm" svg:x2="14.652cm" svg:y2="12.503cm">
              <text:p/>
            </draw:line>
            <draw:custom-shape draw:style-name="gr6" draw:text-style-name="P7" draw:layer="layout" svg:width="0.202cm" svg:height="0.213cm" svg:x="14.5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3cm" svg:y1="12.597cm" svg:x2="15.371cm" svg:y2="12.597cm">
              <text:p/>
            </draw:line>
            <draw:line draw:style-name="gr7" draw:text-style-name="P5" draw:layer="layout" svg:x1="14.371cm" svg:y1="11.897cm" svg:x2="15.359cm" svg:y2="11.897cm">
              <text:p/>
            </draw:line>
            <draw:custom-shape draw:style-name="gr8" draw:text-style-name="P3" draw:layer="layout" svg:width="0.201cm" svg:height="0.052cm" draw:transform="rotate (1.5707963267949) translate (14.38cm 11.94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2cm" svg:y1="11.733cm" svg:x2="14.342cm" svg:y2="11.551cm">
              <text:p/>
            </draw:line>
            <draw:custom-shape draw:style-name="gr6" draw:text-style-name="P7" draw:layer="layout" svg:width="0.202cm" svg:height="0.213cm" svg:x="14.5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cm" svg:y1="11.74cm" svg:x2="14.34cm" svg:y2="11.907cm">
              <text:p/>
            </draw:line>
            <draw:line draw:style-name="gr12" draw:text-style-name="P5" draw:layer="layout" svg:x1="14.464cm" svg:y1="11.744cm" svg:x2="14.464cm" svg:y2="11.833cm">
              <text:p/>
            </draw:line>
            <draw:line draw:style-name="gr12" draw:text-style-name="P5" draw:layer="layout" svg:x1="14.465cm" svg:y1="11.74cm" svg:x2="14.335cm" svg:y2="11.74cm">
              <text:p/>
            </draw:line>
            <draw:line draw:style-name="gr12" draw:text-style-name="P5" draw:layer="layout" svg:x1="14.526cm" svg:y1="11.84cm" svg:x2="14.464cm" svg:y2="11.84cm">
              <text:p/>
            </draw:line>
            <draw:custom-shape draw:style-name="gr8" draw:text-style-name="P3" draw:layer="layout" svg:width="0.192cm" svg:height="0.064cm" draw:transform="rotate (1.5707963267949) translate (14.4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1cm" svg:y1="11.756cm" svg:x2="13.941cm" svg:y2="11.756cm">
              <text:p/>
            </draw:line>
            <draw:line draw:style-name="gr13" draw:text-style-name="P5" draw:layer="layout" svg:x1="14.071cm" svg:y1="11.856cm" svg:x2="13.941cm" svg:y2="11.856cm">
              <text:p/>
            </draw:line>
            <draw:line draw:style-name="gr13" draw:text-style-name="P5" draw:layer="layout" svg:x1="14.071cm" svg:y1="11.956cm" svg:x2="13.941cm" svg:y2="11.956cm">
              <text:p/>
            </draw:line>
            <draw:line draw:style-name="gr13" draw:text-style-name="P5" draw:layer="layout" svg:x1="14.071cm" svg:y1="12.056cm" svg:x2="13.941cm" svg:y2="12.056cm">
              <text:p/>
            </draw:line>
            <draw:line draw:style-name="gr13" draw:text-style-name="P5" draw:layer="layout" svg:x1="14.071cm" svg:y1="12.156cm" svg:x2="13.941cm" svg:y2="12.156cm">
              <text:p/>
            </draw:line>
            <draw:line draw:style-name="gr13" draw:text-style-name="P5" draw:layer="layout" svg:x1="14.071cm" svg:y1="11.656cm" svg:x2="13.941cm" svg:y2="11.656cm">
              <text:p/>
            </draw:line>
            <draw:line draw:style-name="gr14" draw:text-style-name="P5" draw:layer="layout" svg:x1="14.071cm" svg:y1="12.436cm" svg:x2="13.941cm" svg:y2="12.436cm">
              <text:p/>
            </draw:line>
            <draw:line draw:style-name="gr14" draw:text-style-name="P5" draw:layer="layout" svg:x1="14.071cm" svg:y1="12.536cm" svg:x2="13.941cm" svg:y2="12.536cm">
              <text:p/>
            </draw:line>
            <draw:line draw:style-name="gr14" draw:text-style-name="P5" draw:layer="layout" svg:x1="14.071cm" svg:y1="12.636cm" svg:x2="13.941cm" svg:y2="12.636cm">
              <text:p/>
            </draw:line>
            <draw:line draw:style-name="gr14" draw:text-style-name="P5" draw:layer="layout" svg:x1="14.071cm" svg:y1="12.736cm" svg:x2="13.941cm" svg:y2="12.736cm">
              <text:p/>
            </draw:line>
            <draw:line draw:style-name="gr14" draw:text-style-name="P5" draw:layer="layout" svg:x1="14.071cm" svg:y1="12.836cm" svg:x2="13.941cm" svg:y2="12.836cm">
              <text:p/>
            </draw:line>
            <draw:line draw:style-name="gr14" draw:text-style-name="P5" draw:layer="layout" svg:x1="14.071cm" svg:y1="12.336cm" svg:x2="13.941cm" svg:y2="12.336cm">
              <text:p/>
            </draw:line>
          </draw:g>
          <draw:custom-shape draw:style-name="gr95" draw:text-style-name="P35" draw:layer="layout" svg:width="1.4cm" svg:height="1.4cm" svg:x="13.9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7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7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8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7cm" svg:y1="4.745cm" svg:x2="14.461cm" svg:y2="4.745cm">
              <text:p/>
            </draw:line>
            <draw:line draw:style-name="gr4" draw:text-style-name="P5" draw:layer="layout" svg:x1="14.658cm" svg:y1="5.061cm" svg:x2="14.977cm" svg:y2="5.061cm">
              <text:p/>
            </draw:line>
            <draw:custom-shape draw:style-name="gr5" draw:text-style-name="P6" draw:layer="layout" svg:width="0.4cm" svg:height="0.2cm" svg:x="14.929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7cm" svg:y1="5.445cm" svg:x2="14.56cm" svg:y2="5.445cm">
              <text:p/>
            </draw:line>
            <draw:line draw:style-name="gr4" draw:text-style-name="P5" draw:layer="layout" svg:x1="14.658cm" svg:y1="4.745cm" svg:x2="14.658cm" svg:y2="5.351cm">
              <text:p/>
            </draw:line>
            <draw:custom-shape draw:style-name="gr6" draw:text-style-name="P7" draw:layer="layout" svg:width="0.202cm" svg:height="0.213cm" svg:x="14.559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9cm" svg:y1="5.445cm" svg:x2="15.377cm" svg:y2="5.445cm">
              <text:p/>
            </draw:line>
            <draw:line draw:style-name="gr7" draw:text-style-name="P5" draw:layer="layout" svg:x1="14.377cm" svg:y1="4.745cm" svg:x2="15.365cm" svg:y2="4.745cm">
              <text:p/>
            </draw:line>
            <draw:custom-shape draw:style-name="gr8" draw:text-style-name="P3" draw:layer="layout" svg:width="0.201cm" svg:height="0.052cm" draw:transform="rotate (1.5707963267949) translate (14.386cm 4.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8cm" svg:y1="4.581cm" svg:x2="14.348cm" svg:y2="4.399cm">
              <text:p/>
            </draw:line>
            <draw:custom-shape draw:style-name="gr6" draw:text-style-name="P7" draw:layer="layout" svg:width="0.202cm" svg:height="0.213cm" svg:x="14.56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9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8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6cm" svg:y1="4.588cm" svg:x2="14.346cm" svg:y2="4.755cm">
              <text:p/>
            </draw:line>
            <draw:line draw:style-name="gr12" draw:text-style-name="P5" draw:layer="layout" svg:x1="14.47cm" svg:y1="4.592cm" svg:x2="14.47cm" svg:y2="4.681cm">
              <text:p/>
            </draw:line>
            <draw:line draw:style-name="gr12" draw:text-style-name="P5" draw:layer="layout" svg:x1="14.471cm" svg:y1="4.588cm" svg:x2="14.341cm" svg:y2="4.588cm">
              <text:p/>
            </draw:line>
            <draw:line draw:style-name="gr12" draw:text-style-name="P5" draw:layer="layout" svg:x1="14.532cm" svg:y1="4.688cm" svg:x2="14.47cm" svg:y2="4.688cm">
              <text:p/>
            </draw:line>
            <draw:custom-shape draw:style-name="gr8" draw:text-style-name="P3" draw:layer="layout" svg:width="0.192cm" svg:height="0.064cm" draw:transform="rotate (1.5707963267949) translate (14.495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9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8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7cm" svg:y1="4.604cm" svg:x2="13.947cm" svg:y2="4.604cm">
              <text:p/>
            </draw:line>
            <draw:line draw:style-name="gr13" draw:text-style-name="P5" draw:layer="layout" svg:x1="14.077cm" svg:y1="4.704cm" svg:x2="13.947cm" svg:y2="4.704cm">
              <text:p/>
            </draw:line>
            <draw:line draw:style-name="gr13" draw:text-style-name="P5" draw:layer="layout" svg:x1="14.077cm" svg:y1="4.804cm" svg:x2="13.947cm" svg:y2="4.804cm">
              <text:p/>
            </draw:line>
            <draw:line draw:style-name="gr13" draw:text-style-name="P5" draw:layer="layout" svg:x1="14.077cm" svg:y1="4.904cm" svg:x2="13.947cm" svg:y2="4.904cm">
              <text:p/>
            </draw:line>
            <draw:line draw:style-name="gr13" draw:text-style-name="P5" draw:layer="layout" svg:x1="14.077cm" svg:y1="5.004cm" svg:x2="13.947cm" svg:y2="5.004cm">
              <text:p/>
            </draw:line>
            <draw:line draw:style-name="gr13" draw:text-style-name="P5" draw:layer="layout" svg:x1="14.077cm" svg:y1="4.504cm" svg:x2="13.947cm" svg:y2="4.504cm">
              <text:p/>
            </draw:line>
            <draw:line draw:style-name="gr14" draw:text-style-name="P5" draw:layer="layout" svg:x1="14.077cm" svg:y1="5.284cm" svg:x2="13.947cm" svg:y2="5.284cm">
              <text:p/>
            </draw:line>
            <draw:line draw:style-name="gr14" draw:text-style-name="P5" draw:layer="layout" svg:x1="14.077cm" svg:y1="5.384cm" svg:x2="13.947cm" svg:y2="5.384cm">
              <text:p/>
            </draw:line>
            <draw:line draw:style-name="gr14" draw:text-style-name="P5" draw:layer="layout" svg:x1="14.077cm" svg:y1="5.484cm" svg:x2="13.947cm" svg:y2="5.484cm">
              <text:p/>
            </draw:line>
            <draw:line draw:style-name="gr14" draw:text-style-name="P5" draw:layer="layout" svg:x1="14.077cm" svg:y1="5.584cm" svg:x2="13.947cm" svg:y2="5.584cm">
              <text:p/>
            </draw:line>
            <draw:line draw:style-name="gr14" draw:text-style-name="P5" draw:layer="layout" svg:x1="14.077cm" svg:y1="5.684cm" svg:x2="13.947cm" svg:y2="5.684cm">
              <text:p/>
            </draw:line>
            <draw:line draw:style-name="gr14" draw:text-style-name="P5" draw:layer="layout" svg:x1="14.077cm" svg:y1="5.184cm" svg:x2="13.947cm" svg:y2="5.184cm">
              <text:p/>
            </draw:line>
          </draw:g>
          <draw:custom-shape draw:style-name="gr95" draw:text-style-name="P35" draw:layer="layout" svg:width="1.4cm" svg:height="1.4cm" svg:x="13.978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4.746cm" svg:x2="16.858cm" svg:y2="4.746cm">
              <text:p/>
            </draw:line>
            <draw:line draw:style-name="gr4" draw:text-style-name="P5" draw:layer="layout" svg:x1="17.055cm" svg:y1="5.062cm" svg:x2="17.374cm" svg:y2="5.062cm">
              <text:p/>
            </draw:line>
            <draw:custom-shape draw:style-name="gr5" draw:text-style-name="P6" draw:layer="layout" svg:width="0.4cm" svg:height="0.2cm" svg:x="17.326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5.446cm" svg:x2="16.957cm" svg:y2="5.446cm">
              <text:p/>
            </draw:line>
            <draw:line draw:style-name="gr4" draw:text-style-name="P5" draw:layer="layout" svg:x1="17.055cm" svg:y1="4.746cm" svg:x2="17.055cm" svg:y2="5.352cm">
              <text:p/>
            </draw:line>
            <draw:custom-shape draw:style-name="gr6" draw:text-style-name="P7" draw:layer="layout" svg:width="0.202cm" svg:height="0.213cm" svg:x="16.956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5.446cm" svg:x2="17.774cm" svg:y2="5.446cm">
              <text:p/>
            </draw:line>
            <draw:line draw:style-name="gr7" draw:text-style-name="P5" draw:layer="layout" svg:x1="16.774cm" svg:y1="4.746cm" svg:x2="17.762cm" svg:y2="4.746cm">
              <text:p/>
            </draw:line>
            <draw:custom-shape draw:style-name="gr8" draw:text-style-name="P3" draw:layer="layout" svg:width="0.201cm" svg:height="0.052cm" draw:transform="rotate (1.5707963267949) translate (16.783cm 4.79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4.582cm" svg:x2="16.745cm" svg:y2="4.4cm">
              <text:p/>
            </draw:line>
            <draw:custom-shape draw:style-name="gr6" draw:text-style-name="P7" draw:layer="layout" svg:width="0.202cm" svg:height="0.213cm" svg:x="16.957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4.589cm" svg:x2="16.743cm" svg:y2="4.756cm">
              <text:p/>
            </draw:line>
            <draw:line draw:style-name="gr12" draw:text-style-name="P5" draw:layer="layout" svg:x1="16.867cm" svg:y1="4.593cm" svg:x2="16.867cm" svg:y2="4.682cm">
              <text:p/>
            </draw:line>
            <draw:line draw:style-name="gr12" draw:text-style-name="P5" draw:layer="layout" svg:x1="16.868cm" svg:y1="4.589cm" svg:x2="16.738cm" svg:y2="4.589cm">
              <text:p/>
            </draw:line>
            <draw:line draw:style-name="gr12" draw:text-style-name="P5" draw:layer="layout" svg:x1="16.929cm" svg:y1="4.689cm" svg:x2="16.867cm" svg:y2="4.689cm">
              <text:p/>
            </draw:line>
            <draw:custom-shape draw:style-name="gr8" draw:text-style-name="P3" draw:layer="layout" svg:width="0.192cm" svg:height="0.064cm" draw:transform="rotate (1.5707963267949) translate (16.892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4.605cm" svg:x2="16.344cm" svg:y2="4.605cm">
              <text:p/>
            </draw:line>
            <draw:line draw:style-name="gr13" draw:text-style-name="P5" draw:layer="layout" svg:x1="16.474cm" svg:y1="4.705cm" svg:x2="16.344cm" svg:y2="4.705cm">
              <text:p/>
            </draw:line>
            <draw:line draw:style-name="gr13" draw:text-style-name="P5" draw:layer="layout" svg:x1="16.474cm" svg:y1="4.805cm" svg:x2="16.344cm" svg:y2="4.805cm">
              <text:p/>
            </draw:line>
            <draw:line draw:style-name="gr13" draw:text-style-name="P5" draw:layer="layout" svg:x1="16.474cm" svg:y1="4.905cm" svg:x2="16.344cm" svg:y2="4.905cm">
              <text:p/>
            </draw:line>
            <draw:line draw:style-name="gr13" draw:text-style-name="P5" draw:layer="layout" svg:x1="16.474cm" svg:y1="5.005cm" svg:x2="16.344cm" svg:y2="5.005cm">
              <text:p/>
            </draw:line>
            <draw:line draw:style-name="gr13" draw:text-style-name="P5" draw:layer="layout" svg:x1="16.474cm" svg:y1="4.505cm" svg:x2="16.344cm" svg:y2="4.505cm">
              <text:p/>
            </draw:line>
            <draw:line draw:style-name="gr14" draw:text-style-name="P5" draw:layer="layout" svg:x1="16.474cm" svg:y1="5.285cm" svg:x2="16.344cm" svg:y2="5.285cm">
              <text:p/>
            </draw:line>
            <draw:line draw:style-name="gr14" draw:text-style-name="P5" draw:layer="layout" svg:x1="16.474cm" svg:y1="5.385cm" svg:x2="16.344cm" svg:y2="5.385cm">
              <text:p/>
            </draw:line>
            <draw:line draw:style-name="gr14" draw:text-style-name="P5" draw:layer="layout" svg:x1="16.474cm" svg:y1="5.485cm" svg:x2="16.344cm" svg:y2="5.485cm">
              <text:p/>
            </draw:line>
            <draw:line draw:style-name="gr14" draw:text-style-name="P5" draw:layer="layout" svg:x1="16.474cm" svg:y1="5.585cm" svg:x2="16.344cm" svg:y2="5.585cm">
              <text:p/>
            </draw:line>
            <draw:line draw:style-name="gr14" draw:text-style-name="P5" draw:layer="layout" svg:x1="16.474cm" svg:y1="5.685cm" svg:x2="16.344cm" svg:y2="5.685cm">
              <text:p/>
            </draw:line>
            <draw:line draw:style-name="gr14" draw:text-style-name="P5" draw:layer="layout" svg:x1="16.474cm" svg:y1="5.185cm" svg:x2="16.344cm" svg:y2="5.185cm">
              <text:p/>
            </draw:line>
          </draw:g>
          <draw:custom-shape draw:style-name="gr95" draw:text-style-name="P35" draw:layer="layout" svg:width="1.4cm" svg:height="1.4cm" svg:x="16.375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1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1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2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1cm" svg:y1="6.947cm" svg:x2="16.855cm" svg:y2="6.947cm">
              <text:p/>
            </draw:line>
            <draw:line draw:style-name="gr4" draw:text-style-name="P5" draw:layer="layout" svg:x1="17.052cm" svg:y1="7.263cm" svg:x2="17.371cm" svg:y2="7.263cm">
              <text:p/>
            </draw:line>
            <draw:custom-shape draw:style-name="gr5" draw:text-style-name="P6" draw:layer="layout" svg:width="0.4cm" svg:height="0.2cm" svg:x="17.323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1cm" svg:y1="7.647cm" svg:x2="16.954cm" svg:y2="7.647cm">
              <text:p/>
            </draw:line>
            <draw:line draw:style-name="gr4" draw:text-style-name="P5" draw:layer="layout" svg:x1="17.052cm" svg:y1="6.947cm" svg:x2="17.052cm" svg:y2="7.553cm">
              <text:p/>
            </draw:line>
            <draw:custom-shape draw:style-name="gr6" draw:text-style-name="P7" draw:layer="layout" svg:width="0.202cm" svg:height="0.213cm" svg:x="16.953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3cm" svg:y1="7.647cm" svg:x2="17.771cm" svg:y2="7.647cm">
              <text:p/>
            </draw:line>
            <draw:line draw:style-name="gr7" draw:text-style-name="P5" draw:layer="layout" svg:x1="16.771cm" svg:y1="6.947cm" svg:x2="17.759cm" svg:y2="6.947cm">
              <text:p/>
            </draw:line>
            <draw:custom-shape draw:style-name="gr8" draw:text-style-name="P3" draw:layer="layout" svg:width="0.201cm" svg:height="0.052cm" draw:transform="rotate (1.5707963267949) translate (16.78cm 6.99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2cm" svg:y1="6.783cm" svg:x2="16.742cm" svg:y2="6.601cm">
              <text:p/>
            </draw:line>
            <draw:custom-shape draw:style-name="gr6" draw:text-style-name="P7" draw:layer="layout" svg:width="0.202cm" svg:height="0.213cm" svg:x="16.954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3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2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cm" svg:y1="6.79cm" svg:x2="16.74cm" svg:y2="6.957cm">
              <text:p/>
            </draw:line>
            <draw:line draw:style-name="gr12" draw:text-style-name="P5" draw:layer="layout" svg:x1="16.864cm" svg:y1="6.794cm" svg:x2="16.864cm" svg:y2="6.883cm">
              <text:p/>
            </draw:line>
            <draw:line draw:style-name="gr12" draw:text-style-name="P5" draw:layer="layout" svg:x1="16.865cm" svg:y1="6.79cm" svg:x2="16.735cm" svg:y2="6.79cm">
              <text:p/>
            </draw:line>
            <draw:line draw:style-name="gr12" draw:text-style-name="P5" draw:layer="layout" svg:x1="16.926cm" svg:y1="6.89cm" svg:x2="16.864cm" svg:y2="6.89cm">
              <text:p/>
            </draw:line>
            <draw:custom-shape draw:style-name="gr8" draw:text-style-name="P3" draw:layer="layout" svg:width="0.192cm" svg:height="0.064cm" draw:transform="rotate (1.5707963267949) translate (16.889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3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2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1cm" svg:y1="6.806cm" svg:x2="16.341cm" svg:y2="6.806cm">
              <text:p/>
            </draw:line>
            <draw:line draw:style-name="gr13" draw:text-style-name="P5" draw:layer="layout" svg:x1="16.471cm" svg:y1="6.906cm" svg:x2="16.341cm" svg:y2="6.906cm">
              <text:p/>
            </draw:line>
            <draw:line draw:style-name="gr13" draw:text-style-name="P5" draw:layer="layout" svg:x1="16.471cm" svg:y1="7.006cm" svg:x2="16.341cm" svg:y2="7.006cm">
              <text:p/>
            </draw:line>
            <draw:line draw:style-name="gr13" draw:text-style-name="P5" draw:layer="layout" svg:x1="16.471cm" svg:y1="7.106cm" svg:x2="16.341cm" svg:y2="7.106cm">
              <text:p/>
            </draw:line>
            <draw:line draw:style-name="gr13" draw:text-style-name="P5" draw:layer="layout" svg:x1="16.471cm" svg:y1="7.206cm" svg:x2="16.341cm" svg:y2="7.206cm">
              <text:p/>
            </draw:line>
            <draw:line draw:style-name="gr13" draw:text-style-name="P5" draw:layer="layout" svg:x1="16.471cm" svg:y1="6.706cm" svg:x2="16.341cm" svg:y2="6.706cm">
              <text:p/>
            </draw:line>
            <draw:line draw:style-name="gr14" draw:text-style-name="P5" draw:layer="layout" svg:x1="16.471cm" svg:y1="7.486cm" svg:x2="16.341cm" svg:y2="7.486cm">
              <text:p/>
            </draw:line>
            <draw:line draw:style-name="gr14" draw:text-style-name="P5" draw:layer="layout" svg:x1="16.471cm" svg:y1="7.586cm" svg:x2="16.341cm" svg:y2="7.586cm">
              <text:p/>
            </draw:line>
            <draw:line draw:style-name="gr14" draw:text-style-name="P5" draw:layer="layout" svg:x1="16.471cm" svg:y1="7.686cm" svg:x2="16.341cm" svg:y2="7.686cm">
              <text:p/>
            </draw:line>
            <draw:line draw:style-name="gr14" draw:text-style-name="P5" draw:layer="layout" svg:x1="16.471cm" svg:y1="7.786cm" svg:x2="16.341cm" svg:y2="7.786cm">
              <text:p/>
            </draw:line>
            <draw:line draw:style-name="gr14" draw:text-style-name="P5" draw:layer="layout" svg:x1="16.471cm" svg:y1="7.886cm" svg:x2="16.341cm" svg:y2="7.886cm">
              <text:p/>
            </draw:line>
            <draw:line draw:style-name="gr14" draw:text-style-name="P5" draw:layer="layout" svg:x1="16.471cm" svg:y1="7.386cm" svg:x2="16.341cm" svg:y2="7.386cm">
              <text:p/>
            </draw:line>
          </draw:g>
          <draw:custom-shape draw:style-name="gr95" draw:text-style-name="P35" draw:layer="layout" svg:width="1.4cm" svg:height="1.4cm" svg:x="16.372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6.948cm" svg:x2="19.252cm" svg:y2="6.948cm">
              <text:p/>
            </draw:line>
            <draw:line draw:style-name="gr4" draw:text-style-name="P5" draw:layer="layout" svg:x1="19.449cm" svg:y1="7.264cm" svg:x2="19.768cm" svg:y2="7.264cm">
              <text:p/>
            </draw:line>
            <draw:custom-shape draw:style-name="gr5" draw:text-style-name="P6" draw:layer="layout" svg:width="0.4cm" svg:height="0.2cm" svg:x="19.7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7.648cm" svg:x2="19.351cm" svg:y2="7.648cm">
              <text:p/>
            </draw:line>
            <draw:line draw:style-name="gr4" draw:text-style-name="P5" draw:layer="layout" svg:x1="19.449cm" svg:y1="6.948cm" svg:x2="19.449cm" svg:y2="7.554cm">
              <text:p/>
            </draw:line>
            <draw:custom-shape draw:style-name="gr6" draw:text-style-name="P7" draw:layer="layout" svg:width="0.202cm" svg:height="0.213cm" svg:x="19.3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7.648cm" svg:x2="20.168cm" svg:y2="7.648cm">
              <text:p/>
            </draw:line>
            <draw:line draw:style-name="gr7" draw:text-style-name="P5" draw:layer="layout" svg:x1="19.168cm" svg:y1="6.948cm" svg:x2="20.156cm" svg:y2="6.948cm">
              <text:p/>
            </draw:line>
            <draw:custom-shape draw:style-name="gr8" draw:text-style-name="P3" draw:layer="layout" svg:width="0.201cm" svg:height="0.052cm" draw:transform="rotate (1.5707963267949) translate (19.177cm 6.99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6.784cm" svg:x2="19.139cm" svg:y2="6.602cm">
              <text:p/>
            </draw:line>
            <draw:custom-shape draw:style-name="gr6" draw:text-style-name="P7" draw:layer="layout" svg:width="0.202cm" svg:height="0.213cm" svg:x="19.3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6.791cm" svg:x2="19.137cm" svg:y2="6.958cm">
              <text:p/>
            </draw:line>
            <draw:line draw:style-name="gr12" draw:text-style-name="P5" draw:layer="layout" svg:x1="19.261cm" svg:y1="6.795cm" svg:x2="19.261cm" svg:y2="6.884cm">
              <text:p/>
            </draw:line>
            <draw:line draw:style-name="gr12" draw:text-style-name="P5" draw:layer="layout" svg:x1="19.262cm" svg:y1="6.791cm" svg:x2="19.132cm" svg:y2="6.791cm">
              <text:p/>
            </draw:line>
            <draw:line draw:style-name="gr12" draw:text-style-name="P5" draw:layer="layout" svg:x1="19.323cm" svg:y1="6.891cm" svg:x2="19.261cm" svg:y2="6.891cm">
              <text:p/>
            </draw:line>
            <draw:custom-shape draw:style-name="gr8" draw:text-style-name="P3" draw:layer="layout" svg:width="0.192cm" svg:height="0.064cm" draw:transform="rotate (1.5707963267949) translate (19.2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6.807cm" svg:x2="18.738cm" svg:y2="6.807cm">
              <text:p/>
            </draw:line>
            <draw:line draw:style-name="gr13" draw:text-style-name="P5" draw:layer="layout" svg:x1="18.868cm" svg:y1="6.907cm" svg:x2="18.738cm" svg:y2="6.907cm">
              <text:p/>
            </draw:line>
            <draw:line draw:style-name="gr13" draw:text-style-name="P5" draw:layer="layout" svg:x1="18.868cm" svg:y1="7.007cm" svg:x2="18.738cm" svg:y2="7.007cm">
              <text:p/>
            </draw:line>
            <draw:line draw:style-name="gr13" draw:text-style-name="P5" draw:layer="layout" svg:x1="18.868cm" svg:y1="7.107cm" svg:x2="18.738cm" svg:y2="7.107cm">
              <text:p/>
            </draw:line>
            <draw:line draw:style-name="gr13" draw:text-style-name="P5" draw:layer="layout" svg:x1="18.868cm" svg:y1="7.207cm" svg:x2="18.738cm" svg:y2="7.207cm">
              <text:p/>
            </draw:line>
            <draw:line draw:style-name="gr13" draw:text-style-name="P5" draw:layer="layout" svg:x1="18.868cm" svg:y1="6.707cm" svg:x2="18.738cm" svg:y2="6.707cm">
              <text:p/>
            </draw:line>
            <draw:line draw:style-name="gr14" draw:text-style-name="P5" draw:layer="layout" svg:x1="18.868cm" svg:y1="7.487cm" svg:x2="18.738cm" svg:y2="7.487cm">
              <text:p/>
            </draw:line>
            <draw:line draw:style-name="gr14" draw:text-style-name="P5" draw:layer="layout" svg:x1="18.868cm" svg:y1="7.587cm" svg:x2="18.738cm" svg:y2="7.587cm">
              <text:p/>
            </draw:line>
            <draw:line draw:style-name="gr14" draw:text-style-name="P5" draw:layer="layout" svg:x1="18.868cm" svg:y1="7.687cm" svg:x2="18.738cm" svg:y2="7.687cm">
              <text:p/>
            </draw:line>
            <draw:line draw:style-name="gr14" draw:text-style-name="P5" draw:layer="layout" svg:x1="18.868cm" svg:y1="7.787cm" svg:x2="18.738cm" svg:y2="7.787cm">
              <text:p/>
            </draw:line>
            <draw:line draw:style-name="gr14" draw:text-style-name="P5" draw:layer="layout" svg:x1="18.868cm" svg:y1="7.887cm" svg:x2="18.738cm" svg:y2="7.887cm">
              <text:p/>
            </draw:line>
            <draw:line draw:style-name="gr14" draw:text-style-name="P5" draw:layer="layout" svg:x1="18.868cm" svg:y1="7.387cm" svg:x2="18.738cm" svg:y2="7.387cm">
              <text:p/>
            </draw:line>
          </draw:g>
          <draw:custom-shape draw:style-name="gr95" draw:text-style-name="P35" draw:layer="layout" svg:width="1.4cm" svg:height="1.4cm" svg:x="18.7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5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5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6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5cm" svg:y1="4.749cm" svg:x2="19.249cm" svg:y2="4.749cm">
              <text:p/>
            </draw:line>
            <draw:line draw:style-name="gr4" draw:text-style-name="P5" draw:layer="layout" svg:x1="19.446cm" svg:y1="5.065cm" svg:x2="19.765cm" svg:y2="5.065cm">
              <text:p/>
            </draw:line>
            <draw:custom-shape draw:style-name="gr5" draw:text-style-name="P6" draw:layer="layout" svg:width="0.4cm" svg:height="0.2cm" svg:x="19.717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5cm" svg:y1="5.449cm" svg:x2="19.348cm" svg:y2="5.449cm">
              <text:p/>
            </draw:line>
            <draw:line draw:style-name="gr4" draw:text-style-name="P5" draw:layer="layout" svg:x1="19.446cm" svg:y1="4.749cm" svg:x2="19.446cm" svg:y2="5.355cm">
              <text:p/>
            </draw:line>
            <draw:custom-shape draw:style-name="gr6" draw:text-style-name="P7" draw:layer="layout" svg:width="0.202cm" svg:height="0.213cm" svg:x="19.347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77cm" svg:y1="5.449cm" svg:x2="20.165cm" svg:y2="5.449cm">
              <text:p/>
            </draw:line>
            <draw:line draw:style-name="gr7" draw:text-style-name="P5" draw:layer="layout" svg:x1="19.165cm" svg:y1="4.749cm" svg:x2="20.153cm" svg:y2="4.749cm">
              <text:p/>
            </draw:line>
            <draw:custom-shape draw:style-name="gr8" draw:text-style-name="P3" draw:layer="layout" svg:width="0.201cm" svg:height="0.052cm" draw:transform="rotate (1.5707963267949) translate (19.174cm 4.79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6cm" svg:y1="4.585cm" svg:x2="19.136cm" svg:y2="4.403cm">
              <text:p/>
            </draw:line>
            <draw:custom-shape draw:style-name="gr6" draw:text-style-name="P7" draw:layer="layout" svg:width="0.202cm" svg:height="0.213cm" svg:x="19.348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77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6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4cm" svg:y1="4.592cm" svg:x2="19.134cm" svg:y2="4.759cm">
              <text:p/>
            </draw:line>
            <draw:line draw:style-name="gr12" draw:text-style-name="P5" draw:layer="layout" svg:x1="19.258cm" svg:y1="4.596cm" svg:x2="19.258cm" svg:y2="4.685cm">
              <text:p/>
            </draw:line>
            <draw:line draw:style-name="gr12" draw:text-style-name="P5" draw:layer="layout" svg:x1="19.259cm" svg:y1="4.592cm" svg:x2="19.129cm" svg:y2="4.592cm">
              <text:p/>
            </draw:line>
            <draw:line draw:style-name="gr12" draw:text-style-name="P5" draw:layer="layout" svg:x1="19.32cm" svg:y1="4.692cm" svg:x2="19.258cm" svg:y2="4.692cm">
              <text:p/>
            </draw:line>
            <draw:custom-shape draw:style-name="gr8" draw:text-style-name="P3" draw:layer="layout" svg:width="0.192cm" svg:height="0.064cm" draw:transform="rotate (1.5707963267949) translate (19.283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77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6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5cm" svg:y1="4.608cm" svg:x2="18.735cm" svg:y2="4.608cm">
              <text:p/>
            </draw:line>
            <draw:line draw:style-name="gr13" draw:text-style-name="P5" draw:layer="layout" svg:x1="18.865cm" svg:y1="4.708cm" svg:x2="18.735cm" svg:y2="4.708cm">
              <text:p/>
            </draw:line>
            <draw:line draw:style-name="gr13" draw:text-style-name="P5" draw:layer="layout" svg:x1="18.865cm" svg:y1="4.808cm" svg:x2="18.735cm" svg:y2="4.808cm">
              <text:p/>
            </draw:line>
            <draw:line draw:style-name="gr13" draw:text-style-name="P5" draw:layer="layout" svg:x1="18.865cm" svg:y1="4.908cm" svg:x2="18.735cm" svg:y2="4.908cm">
              <text:p/>
            </draw:line>
            <draw:line draw:style-name="gr13" draw:text-style-name="P5" draw:layer="layout" svg:x1="18.865cm" svg:y1="5.008cm" svg:x2="18.735cm" svg:y2="5.008cm">
              <text:p/>
            </draw:line>
            <draw:line draw:style-name="gr13" draw:text-style-name="P5" draw:layer="layout" svg:x1="18.865cm" svg:y1="4.508cm" svg:x2="18.735cm" svg:y2="4.508cm">
              <text:p/>
            </draw:line>
            <draw:line draw:style-name="gr14" draw:text-style-name="P5" draw:layer="layout" svg:x1="18.865cm" svg:y1="5.288cm" svg:x2="18.735cm" svg:y2="5.288cm">
              <text:p/>
            </draw:line>
            <draw:line draw:style-name="gr14" draw:text-style-name="P5" draw:layer="layout" svg:x1="18.865cm" svg:y1="5.388cm" svg:x2="18.735cm" svg:y2="5.388cm">
              <text:p/>
            </draw:line>
            <draw:line draw:style-name="gr14" draw:text-style-name="P5" draw:layer="layout" svg:x1="18.865cm" svg:y1="5.488cm" svg:x2="18.735cm" svg:y2="5.488cm">
              <text:p/>
            </draw:line>
            <draw:line draw:style-name="gr14" draw:text-style-name="P5" draw:layer="layout" svg:x1="18.865cm" svg:y1="5.588cm" svg:x2="18.735cm" svg:y2="5.588cm">
              <text:p/>
            </draw:line>
            <draw:line draw:style-name="gr14" draw:text-style-name="P5" draw:layer="layout" svg:x1="18.865cm" svg:y1="5.688cm" svg:x2="18.735cm" svg:y2="5.688cm">
              <text:p/>
            </draw:line>
            <draw:line draw:style-name="gr14" draw:text-style-name="P5" draw:layer="layout" svg:x1="18.865cm" svg:y1="5.188cm" svg:x2="18.735cm" svg:y2="5.188cm">
              <text:p/>
            </draw:line>
          </draw:g>
          <draw:custom-shape draw:style-name="gr95" draw:text-style-name="P35" draw:layer="layout" svg:width="1.4cm" svg:height="1.4cm" svg:x="18.766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68cm" svg:y1="6.948cm" svg:x2="14.452cm" svg:y2="6.948cm">
              <text:p/>
            </draw:line>
            <draw:line draw:style-name="gr4" draw:text-style-name="P5" draw:layer="layout" svg:x1="14.649cm" svg:y1="7.264cm" svg:x2="14.968cm" svg:y2="7.264cm">
              <text:p/>
            </draw:line>
            <draw:custom-shape draw:style-name="gr5" draw:text-style-name="P6" draw:layer="layout" svg:width="0.4cm" svg:height="0.2cm" svg:x="14.9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68cm" svg:y1="7.648cm" svg:x2="14.551cm" svg:y2="7.648cm">
              <text:p/>
            </draw:line>
            <draw:line draw:style-name="gr4" draw:text-style-name="P5" draw:layer="layout" svg:x1="14.649cm" svg:y1="6.948cm" svg:x2="14.649cm" svg:y2="7.554cm">
              <text:p/>
            </draw:line>
            <draw:custom-shape draw:style-name="gr6" draw:text-style-name="P7" draw:layer="layout" svg:width="0.202cm" svg:height="0.213cm" svg:x="14.5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cm" svg:y1="7.648cm" svg:x2="15.368cm" svg:y2="7.648cm">
              <text:p/>
            </draw:line>
            <draw:line draw:style-name="gr7" draw:text-style-name="P5" draw:layer="layout" svg:x1="14.368cm" svg:y1="6.948cm" svg:x2="15.356cm" svg:y2="6.948cm">
              <text:p/>
            </draw:line>
            <draw:custom-shape draw:style-name="gr8" draw:text-style-name="P3" draw:layer="layout" svg:width="0.201cm" svg:height="0.052cm" draw:transform="rotate (1.5707963267949) translate (14.377cm 6.99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39cm" svg:y1="6.784cm" svg:x2="14.339cm" svg:y2="6.602cm">
              <text:p/>
            </draw:line>
            <draw:custom-shape draw:style-name="gr6" draw:text-style-name="P7" draw:layer="layout" svg:width="0.202cm" svg:height="0.213cm" svg:x="14.5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37cm" svg:y1="6.791cm" svg:x2="14.337cm" svg:y2="6.958cm">
              <text:p/>
            </draw:line>
            <draw:line draw:style-name="gr12" draw:text-style-name="P5" draw:layer="layout" svg:x1="14.461cm" svg:y1="6.795cm" svg:x2="14.461cm" svg:y2="6.884cm">
              <text:p/>
            </draw:line>
            <draw:line draw:style-name="gr12" draw:text-style-name="P5" draw:layer="layout" svg:x1="14.462cm" svg:y1="6.791cm" svg:x2="14.332cm" svg:y2="6.791cm">
              <text:p/>
            </draw:line>
            <draw:line draw:style-name="gr12" draw:text-style-name="P5" draw:layer="layout" svg:x1="14.523cm" svg:y1="6.891cm" svg:x2="14.461cm" svg:y2="6.891cm">
              <text:p/>
            </draw:line>
            <draw:custom-shape draw:style-name="gr8" draw:text-style-name="P3" draw:layer="layout" svg:width="0.192cm" svg:height="0.064cm" draw:transform="rotate (1.5707963267949) translate (14.4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68cm" svg:y1="6.807cm" svg:x2="13.938cm" svg:y2="6.807cm">
              <text:p/>
            </draw:line>
            <draw:line draw:style-name="gr13" draw:text-style-name="P5" draw:layer="layout" svg:x1="14.068cm" svg:y1="6.907cm" svg:x2="13.938cm" svg:y2="6.907cm">
              <text:p/>
            </draw:line>
            <draw:line draw:style-name="gr13" draw:text-style-name="P5" draw:layer="layout" svg:x1="14.068cm" svg:y1="7.007cm" svg:x2="13.938cm" svg:y2="7.007cm">
              <text:p/>
            </draw:line>
            <draw:line draw:style-name="gr13" draw:text-style-name="P5" draw:layer="layout" svg:x1="14.068cm" svg:y1="7.107cm" svg:x2="13.938cm" svg:y2="7.107cm">
              <text:p/>
            </draw:line>
            <draw:line draw:style-name="gr13" draw:text-style-name="P5" draw:layer="layout" svg:x1="14.068cm" svg:y1="7.207cm" svg:x2="13.938cm" svg:y2="7.207cm">
              <text:p/>
            </draw:line>
            <draw:line draw:style-name="gr13" draw:text-style-name="P5" draw:layer="layout" svg:x1="14.068cm" svg:y1="6.707cm" svg:x2="13.938cm" svg:y2="6.707cm">
              <text:p/>
            </draw:line>
            <draw:line draw:style-name="gr14" draw:text-style-name="P5" draw:layer="layout" svg:x1="14.068cm" svg:y1="7.487cm" svg:x2="13.938cm" svg:y2="7.487cm">
              <text:p/>
            </draw:line>
            <draw:line draw:style-name="gr14" draw:text-style-name="P5" draw:layer="layout" svg:x1="14.068cm" svg:y1="7.587cm" svg:x2="13.938cm" svg:y2="7.587cm">
              <text:p/>
            </draw:line>
            <draw:line draw:style-name="gr14" draw:text-style-name="P5" draw:layer="layout" svg:x1="14.068cm" svg:y1="7.687cm" svg:x2="13.938cm" svg:y2="7.687cm">
              <text:p/>
            </draw:line>
            <draw:line draw:style-name="gr14" draw:text-style-name="P5" draw:layer="layout" svg:x1="14.068cm" svg:y1="7.787cm" svg:x2="13.938cm" svg:y2="7.787cm">
              <text:p/>
            </draw:line>
            <draw:line draw:style-name="gr14" draw:text-style-name="P5" draw:layer="layout" svg:x1="14.068cm" svg:y1="7.887cm" svg:x2="13.938cm" svg:y2="7.887cm">
              <text:p/>
            </draw:line>
            <draw:line draw:style-name="gr14" draw:text-style-name="P5" draw:layer="layout" svg:x1="14.068cm" svg:y1="7.387cm" svg:x2="13.938cm" svg:y2="7.387cm">
              <text:p/>
            </draw:line>
          </draw:g>
          <draw:custom-shape draw:style-name="gr95" draw:text-style-name="P35" draw:layer="layout" svg:width="1.4cm" svg:height="1.4cm" svg:x="13.9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74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74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75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74cm" svg:y1="4.745cm" svg:x2="6.058cm" svg:y2="4.745cm">
              <text:p/>
            </draw:line>
            <draw:line draw:style-name="gr4" draw:text-style-name="P5" draw:layer="layout" svg:x1="6.255cm" svg:y1="5.061cm" svg:x2="6.574cm" svg:y2="5.061cm">
              <text:p/>
            </draw:line>
            <draw:custom-shape draw:style-name="gr5" draw:text-style-name="P6" draw:layer="layout" svg:width="0.4cm" svg:height="0.2cm" svg:x="6.526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74cm" svg:y1="5.445cm" svg:x2="6.157cm" svg:y2="5.445cm">
              <text:p/>
            </draw:line>
            <draw:line draw:style-name="gr4" draw:text-style-name="P5" draw:layer="layout" svg:x1="6.255cm" svg:y1="4.745cm" svg:x2="6.255cm" svg:y2="5.351cm">
              <text:p/>
            </draw:line>
            <draw:custom-shape draw:style-name="gr6" draw:text-style-name="P7" draw:layer="layout" svg:width="0.202cm" svg:height="0.213cm" svg:x="6.156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86cm" svg:y1="5.445cm" svg:x2="6.974cm" svg:y2="5.445cm">
              <text:p/>
            </draw:line>
            <draw:line draw:style-name="gr7" draw:text-style-name="P5" draw:layer="layout" svg:x1="5.974cm" svg:y1="4.745cm" svg:x2="6.962cm" svg:y2="4.745cm">
              <text:p/>
            </draw:line>
            <draw:custom-shape draw:style-name="gr8" draw:text-style-name="P3" draw:layer="layout" svg:width="0.201cm" svg:height="0.052cm" draw:transform="rotate (1.5707963267949) translate (5.983cm 4.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45cm" svg:y1="4.581cm" svg:x2="5.945cm" svg:y2="4.399cm">
              <text:p/>
            </draw:line>
            <draw:custom-shape draw:style-name="gr6" draw:text-style-name="P7" draw:layer="layout" svg:width="0.202cm" svg:height="0.213cm" svg:x="6.157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86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15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43cm" svg:y1="4.588cm" svg:x2="5.943cm" svg:y2="4.755cm">
              <text:p/>
            </draw:line>
            <draw:line draw:style-name="gr12" draw:text-style-name="P5" draw:layer="layout" svg:x1="6.067cm" svg:y1="4.592cm" svg:x2="6.067cm" svg:y2="4.681cm">
              <text:p/>
            </draw:line>
            <draw:line draw:style-name="gr12" draw:text-style-name="P5" draw:layer="layout" svg:x1="6.068cm" svg:y1="4.588cm" svg:x2="5.938cm" svg:y2="4.588cm">
              <text:p/>
            </draw:line>
            <draw:line draw:style-name="gr12" draw:text-style-name="P5" draw:layer="layout" svg:x1="6.129cm" svg:y1="4.688cm" svg:x2="6.067cm" svg:y2="4.688cm">
              <text:p/>
            </draw:line>
            <draw:custom-shape draw:style-name="gr8" draw:text-style-name="P3" draw:layer="layout" svg:width="0.192cm" svg:height="0.064cm" draw:transform="rotate (1.5707963267949) translate (6.092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86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25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74cm" svg:y1="4.604cm" svg:x2="5.544cm" svg:y2="4.604cm">
              <text:p/>
            </draw:line>
            <draw:line draw:style-name="gr13" draw:text-style-name="P5" draw:layer="layout" svg:x1="5.674cm" svg:y1="4.704cm" svg:x2="5.544cm" svg:y2="4.704cm">
              <text:p/>
            </draw:line>
            <draw:line draw:style-name="gr13" draw:text-style-name="P5" draw:layer="layout" svg:x1="5.674cm" svg:y1="4.804cm" svg:x2="5.544cm" svg:y2="4.804cm">
              <text:p/>
            </draw:line>
            <draw:line draw:style-name="gr13" draw:text-style-name="P5" draw:layer="layout" svg:x1="5.674cm" svg:y1="4.904cm" svg:x2="5.544cm" svg:y2="4.904cm">
              <text:p/>
            </draw:line>
            <draw:line draw:style-name="gr13" draw:text-style-name="P5" draw:layer="layout" svg:x1="5.674cm" svg:y1="5.004cm" svg:x2="5.544cm" svg:y2="5.004cm">
              <text:p/>
            </draw:line>
            <draw:line draw:style-name="gr13" draw:text-style-name="P5" draw:layer="layout" svg:x1="5.674cm" svg:y1="4.504cm" svg:x2="5.544cm" svg:y2="4.504cm">
              <text:p/>
            </draw:line>
            <draw:line draw:style-name="gr14" draw:text-style-name="P5" draw:layer="layout" svg:x1="5.674cm" svg:y1="5.284cm" svg:x2="5.544cm" svg:y2="5.284cm">
              <text:p/>
            </draw:line>
            <draw:line draw:style-name="gr14" draw:text-style-name="P5" draw:layer="layout" svg:x1="5.674cm" svg:y1="5.384cm" svg:x2="5.544cm" svg:y2="5.384cm">
              <text:p/>
            </draw:line>
            <draw:line draw:style-name="gr14" draw:text-style-name="P5" draw:layer="layout" svg:x1="5.674cm" svg:y1="5.484cm" svg:x2="5.544cm" svg:y2="5.484cm">
              <text:p/>
            </draw:line>
            <draw:line draw:style-name="gr14" draw:text-style-name="P5" draw:layer="layout" svg:x1="5.674cm" svg:y1="5.584cm" svg:x2="5.544cm" svg:y2="5.584cm">
              <text:p/>
            </draw:line>
            <draw:line draw:style-name="gr14" draw:text-style-name="P5" draw:layer="layout" svg:x1="5.674cm" svg:y1="5.684cm" svg:x2="5.544cm" svg:y2="5.684cm">
              <text:p/>
            </draw:line>
            <draw:line draw:style-name="gr14" draw:text-style-name="P5" draw:layer="layout" svg:x1="5.674cm" svg:y1="5.184cm" svg:x2="5.544cm" svg:y2="5.184cm">
              <text:p/>
            </draw:line>
          </draw:g>
          <draw:custom-shape draw:style-name="gr95" draw:text-style-name="P35" draw:layer="layout" svg:width="1.4cm" svg:height="1.4cm" svg:x="5.575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1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1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2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1cm" svg:y1="4.746cm" svg:x2="8.455cm" svg:y2="4.746cm">
              <text:p/>
            </draw:line>
            <draw:line draw:style-name="gr4" draw:text-style-name="P5" draw:layer="layout" svg:x1="8.652cm" svg:y1="5.062cm" svg:x2="8.971cm" svg:y2="5.062cm">
              <text:p/>
            </draw:line>
            <draw:custom-shape draw:style-name="gr5" draw:text-style-name="P6" draw:layer="layout" svg:width="0.4cm" svg:height="0.2cm" svg:x="8.923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1cm" svg:y1="5.446cm" svg:x2="8.554cm" svg:y2="5.446cm">
              <text:p/>
            </draw:line>
            <draw:line draw:style-name="gr4" draw:text-style-name="P5" draw:layer="layout" svg:x1="8.652cm" svg:y1="4.746cm" svg:x2="8.652cm" svg:y2="5.352cm">
              <text:p/>
            </draw:line>
            <draw:custom-shape draw:style-name="gr6" draw:text-style-name="P7" draw:layer="layout" svg:width="0.202cm" svg:height="0.213cm" svg:x="8.553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3cm" svg:y1="5.446cm" svg:x2="9.371cm" svg:y2="5.446cm">
              <text:p/>
            </draw:line>
            <draw:line draw:style-name="gr7" draw:text-style-name="P5" draw:layer="layout" svg:x1="8.371cm" svg:y1="4.746cm" svg:x2="9.359cm" svg:y2="4.746cm">
              <text:p/>
            </draw:line>
            <draw:custom-shape draw:style-name="gr8" draw:text-style-name="P3" draw:layer="layout" svg:width="0.201cm" svg:height="0.052cm" draw:transform="rotate (1.5707963267949) translate (8.38cm 4.79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2cm" svg:y1="4.582cm" svg:x2="8.342cm" svg:y2="4.4cm">
              <text:p/>
            </draw:line>
            <draw:custom-shape draw:style-name="gr6" draw:text-style-name="P7" draw:layer="layout" svg:width="0.202cm" svg:height="0.213cm" svg:x="8.554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3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2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cm" svg:y1="4.589cm" svg:x2="8.34cm" svg:y2="4.756cm">
              <text:p/>
            </draw:line>
            <draw:line draw:style-name="gr12" draw:text-style-name="P5" draw:layer="layout" svg:x1="8.464cm" svg:y1="4.593cm" svg:x2="8.464cm" svg:y2="4.682cm">
              <text:p/>
            </draw:line>
            <draw:line draw:style-name="gr12" draw:text-style-name="P5" draw:layer="layout" svg:x1="8.465cm" svg:y1="4.589cm" svg:x2="8.335cm" svg:y2="4.589cm">
              <text:p/>
            </draw:line>
            <draw:line draw:style-name="gr12" draw:text-style-name="P5" draw:layer="layout" svg:x1="8.526cm" svg:y1="4.689cm" svg:x2="8.464cm" svg:y2="4.689cm">
              <text:p/>
            </draw:line>
            <draw:custom-shape draw:style-name="gr8" draw:text-style-name="P3" draw:layer="layout" svg:width="0.192cm" svg:height="0.064cm" draw:transform="rotate (1.5707963267949) translate (8.489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3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2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1cm" svg:y1="4.605cm" svg:x2="7.941cm" svg:y2="4.605cm">
              <text:p/>
            </draw:line>
            <draw:line draw:style-name="gr13" draw:text-style-name="P5" draw:layer="layout" svg:x1="8.071cm" svg:y1="4.705cm" svg:x2="7.941cm" svg:y2="4.705cm">
              <text:p/>
            </draw:line>
            <draw:line draw:style-name="gr13" draw:text-style-name="P5" draw:layer="layout" svg:x1="8.071cm" svg:y1="4.805cm" svg:x2="7.941cm" svg:y2="4.805cm">
              <text:p/>
            </draw:line>
            <draw:line draw:style-name="gr13" draw:text-style-name="P5" draw:layer="layout" svg:x1="8.071cm" svg:y1="4.905cm" svg:x2="7.941cm" svg:y2="4.905cm">
              <text:p/>
            </draw:line>
            <draw:line draw:style-name="gr13" draw:text-style-name="P5" draw:layer="layout" svg:x1="8.071cm" svg:y1="5.005cm" svg:x2="7.941cm" svg:y2="5.005cm">
              <text:p/>
            </draw:line>
            <draw:line draw:style-name="gr13" draw:text-style-name="P5" draw:layer="layout" svg:x1="8.071cm" svg:y1="4.505cm" svg:x2="7.941cm" svg:y2="4.505cm">
              <text:p/>
            </draw:line>
            <draw:line draw:style-name="gr14" draw:text-style-name="P5" draw:layer="layout" svg:x1="8.071cm" svg:y1="5.285cm" svg:x2="7.941cm" svg:y2="5.285cm">
              <text:p/>
            </draw:line>
            <draw:line draw:style-name="gr14" draw:text-style-name="P5" draw:layer="layout" svg:x1="8.071cm" svg:y1="5.385cm" svg:x2="7.941cm" svg:y2="5.385cm">
              <text:p/>
            </draw:line>
            <draw:line draw:style-name="gr14" draw:text-style-name="P5" draw:layer="layout" svg:x1="8.071cm" svg:y1="5.485cm" svg:x2="7.941cm" svg:y2="5.485cm">
              <text:p/>
            </draw:line>
            <draw:line draw:style-name="gr14" draw:text-style-name="P5" draw:layer="layout" svg:x1="8.071cm" svg:y1="5.585cm" svg:x2="7.941cm" svg:y2="5.585cm">
              <text:p/>
            </draw:line>
            <draw:line draw:style-name="gr14" draw:text-style-name="P5" draw:layer="layout" svg:x1="8.071cm" svg:y1="5.685cm" svg:x2="7.941cm" svg:y2="5.685cm">
              <text:p/>
            </draw:line>
            <draw:line draw:style-name="gr14" draw:text-style-name="P5" draw:layer="layout" svg:x1="8.071cm" svg:y1="5.185cm" svg:x2="7.941cm" svg:y2="5.185cm">
              <text:p/>
            </draw:line>
          </draw:g>
          <draw:custom-shape draw:style-name="gr95" draw:text-style-name="P35" draw:layer="layout" svg:width="1.4cm" svg:height="1.4cm" svg:x="7.972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68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68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69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68cm" svg:y1="6.947cm" svg:x2="8.452cm" svg:y2="6.947cm">
              <text:p/>
            </draw:line>
            <draw:line draw:style-name="gr4" draw:text-style-name="P5" draw:layer="layout" svg:x1="8.649cm" svg:y1="7.263cm" svg:x2="8.968cm" svg:y2="7.263cm">
              <text:p/>
            </draw:line>
            <draw:custom-shape draw:style-name="gr5" draw:text-style-name="P6" draw:layer="layout" svg:width="0.4cm" svg:height="0.2cm" svg:x="8.92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68cm" svg:y1="7.647cm" svg:x2="8.551cm" svg:y2="7.647cm">
              <text:p/>
            </draw:line>
            <draw:line draw:style-name="gr4" draw:text-style-name="P5" draw:layer="layout" svg:x1="8.649cm" svg:y1="6.947cm" svg:x2="8.649cm" svg:y2="7.553cm">
              <text:p/>
            </draw:line>
            <draw:custom-shape draw:style-name="gr6" draw:text-style-name="P7" draw:layer="layout" svg:width="0.202cm" svg:height="0.213cm" svg:x="8.55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cm" svg:y1="7.647cm" svg:x2="9.368cm" svg:y2="7.647cm">
              <text:p/>
            </draw:line>
            <draw:line draw:style-name="gr7" draw:text-style-name="P5" draw:layer="layout" svg:x1="8.368cm" svg:y1="6.947cm" svg:x2="9.356cm" svg:y2="6.947cm">
              <text:p/>
            </draw:line>
            <draw:custom-shape draw:style-name="gr8" draw:text-style-name="P3" draw:layer="layout" svg:width="0.201cm" svg:height="0.052cm" draw:transform="rotate (1.5707963267949) translate (8.377cm 6.99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39cm" svg:y1="6.783cm" svg:x2="8.339cm" svg:y2="6.601cm">
              <text:p/>
            </draw:line>
            <draw:custom-shape draw:style-name="gr6" draw:text-style-name="P7" draw:layer="layout" svg:width="0.202cm" svg:height="0.213cm" svg:x="8.551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09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37cm" svg:y1="6.79cm" svg:x2="8.337cm" svg:y2="6.957cm">
              <text:p/>
            </draw:line>
            <draw:line draw:style-name="gr12" draw:text-style-name="P5" draw:layer="layout" svg:x1="8.461cm" svg:y1="6.794cm" svg:x2="8.461cm" svg:y2="6.883cm">
              <text:p/>
            </draw:line>
            <draw:line draw:style-name="gr12" draw:text-style-name="P5" draw:layer="layout" svg:x1="8.462cm" svg:y1="6.79cm" svg:x2="8.332cm" svg:y2="6.79cm">
              <text:p/>
            </draw:line>
            <draw:line draw:style-name="gr12" draw:text-style-name="P5" draw:layer="layout" svg:x1="8.523cm" svg:y1="6.89cm" svg:x2="8.461cm" svg:y2="6.89cm">
              <text:p/>
            </draw:line>
            <draw:custom-shape draw:style-name="gr8" draw:text-style-name="P3" draw:layer="layout" svg:width="0.192cm" svg:height="0.064cm" draw:transform="rotate (1.5707963267949) translate (8.486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19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68cm" svg:y1="6.806cm" svg:x2="7.938cm" svg:y2="6.806cm">
              <text:p/>
            </draw:line>
            <draw:line draw:style-name="gr13" draw:text-style-name="P5" draw:layer="layout" svg:x1="8.068cm" svg:y1="6.906cm" svg:x2="7.938cm" svg:y2="6.906cm">
              <text:p/>
            </draw:line>
            <draw:line draw:style-name="gr13" draw:text-style-name="P5" draw:layer="layout" svg:x1="8.068cm" svg:y1="7.006cm" svg:x2="7.938cm" svg:y2="7.006cm">
              <text:p/>
            </draw:line>
            <draw:line draw:style-name="gr13" draw:text-style-name="P5" draw:layer="layout" svg:x1="8.068cm" svg:y1="7.106cm" svg:x2="7.938cm" svg:y2="7.106cm">
              <text:p/>
            </draw:line>
            <draw:line draw:style-name="gr13" draw:text-style-name="P5" draw:layer="layout" svg:x1="8.068cm" svg:y1="7.206cm" svg:x2="7.938cm" svg:y2="7.206cm">
              <text:p/>
            </draw:line>
            <draw:line draw:style-name="gr13" draw:text-style-name="P5" draw:layer="layout" svg:x1="8.068cm" svg:y1="6.706cm" svg:x2="7.938cm" svg:y2="6.706cm">
              <text:p/>
            </draw:line>
            <draw:line draw:style-name="gr14" draw:text-style-name="P5" draw:layer="layout" svg:x1="8.068cm" svg:y1="7.486cm" svg:x2="7.938cm" svg:y2="7.486cm">
              <text:p/>
            </draw:line>
            <draw:line draw:style-name="gr14" draw:text-style-name="P5" draw:layer="layout" svg:x1="8.068cm" svg:y1="7.586cm" svg:x2="7.938cm" svg:y2="7.586cm">
              <text:p/>
            </draw:line>
            <draw:line draw:style-name="gr14" draw:text-style-name="P5" draw:layer="layout" svg:x1="8.068cm" svg:y1="7.686cm" svg:x2="7.938cm" svg:y2="7.686cm">
              <text:p/>
            </draw:line>
            <draw:line draw:style-name="gr14" draw:text-style-name="P5" draw:layer="layout" svg:x1="8.068cm" svg:y1="7.786cm" svg:x2="7.938cm" svg:y2="7.786cm">
              <text:p/>
            </draw:line>
            <draw:line draw:style-name="gr14" draw:text-style-name="P5" draw:layer="layout" svg:x1="8.068cm" svg:y1="7.886cm" svg:x2="7.938cm" svg:y2="7.886cm">
              <text:p/>
            </draw:line>
            <draw:line draw:style-name="gr14" draw:text-style-name="P5" draw:layer="layout" svg:x1="8.068cm" svg:y1="7.386cm" svg:x2="7.938cm" svg:y2="7.386cm">
              <text:p/>
            </draw:line>
          </draw:g>
          <draw:custom-shape draw:style-name="gr95" draw:text-style-name="P35" draw:layer="layout" svg:width="1.4cm" svg:height="1.4cm" svg:x="7.969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5cm" svg:y1="6.948cm" svg:x2="10.849cm" svg:y2="6.948cm">
              <text:p/>
            </draw:line>
            <draw:line draw:style-name="gr4" draw:text-style-name="P5" draw:layer="layout" svg:x1="11.046cm" svg:y1="7.264cm" svg:x2="11.365cm" svg:y2="7.264cm">
              <text:p/>
            </draw:line>
            <draw:custom-shape draw:style-name="gr5" draw:text-style-name="P6" draw:layer="layout" svg:width="0.4cm" svg:height="0.2cm" svg:x="11.3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5cm" svg:y1="7.648cm" svg:x2="10.948cm" svg:y2="7.648cm">
              <text:p/>
            </draw:line>
            <draw:line draw:style-name="gr4" draw:text-style-name="P5" draw:layer="layout" svg:x1="11.046cm" svg:y1="6.948cm" svg:x2="11.046cm" svg:y2="7.554cm">
              <text:p/>
            </draw:line>
            <draw:custom-shape draw:style-name="gr6" draw:text-style-name="P7" draw:layer="layout" svg:width="0.202cm" svg:height="0.213cm" svg:x="10.9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7cm" svg:y1="7.648cm" svg:x2="11.765cm" svg:y2="7.648cm">
              <text:p/>
            </draw:line>
            <draw:line draw:style-name="gr7" draw:text-style-name="P5" draw:layer="layout" svg:x1="10.765cm" svg:y1="6.948cm" svg:x2="11.753cm" svg:y2="6.948cm">
              <text:p/>
            </draw:line>
            <draw:custom-shape draw:style-name="gr8" draw:text-style-name="P3" draw:layer="layout" svg:width="0.201cm" svg:height="0.052cm" draw:transform="rotate (1.5707963267949) translate (10.774cm 6.99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6cm" svg:y1="6.784cm" svg:x2="10.736cm" svg:y2="6.602cm">
              <text:p/>
            </draw:line>
            <draw:custom-shape draw:style-name="gr6" draw:text-style-name="P7" draw:layer="layout" svg:width="0.202cm" svg:height="0.213cm" svg:x="10.9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4cm" svg:y1="6.791cm" svg:x2="10.734cm" svg:y2="6.958cm">
              <text:p/>
            </draw:line>
            <draw:line draw:style-name="gr12" draw:text-style-name="P5" draw:layer="layout" svg:x1="10.858cm" svg:y1="6.795cm" svg:x2="10.858cm" svg:y2="6.884cm">
              <text:p/>
            </draw:line>
            <draw:line draw:style-name="gr12" draw:text-style-name="P5" draw:layer="layout" svg:x1="10.859cm" svg:y1="6.791cm" svg:x2="10.729cm" svg:y2="6.791cm">
              <text:p/>
            </draw:line>
            <draw:line draw:style-name="gr12" draw:text-style-name="P5" draw:layer="layout" svg:x1="10.92cm" svg:y1="6.891cm" svg:x2="10.858cm" svg:y2="6.891cm">
              <text:p/>
            </draw:line>
            <draw:custom-shape draw:style-name="gr8" draw:text-style-name="P3" draw:layer="layout" svg:width="0.192cm" svg:height="0.064cm" draw:transform="rotate (1.5707963267949) translate (10.8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5cm" svg:y1="6.807cm" svg:x2="10.335cm" svg:y2="6.807cm">
              <text:p/>
            </draw:line>
            <draw:line draw:style-name="gr13" draw:text-style-name="P5" draw:layer="layout" svg:x1="10.465cm" svg:y1="6.907cm" svg:x2="10.335cm" svg:y2="6.907cm">
              <text:p/>
            </draw:line>
            <draw:line draw:style-name="gr13" draw:text-style-name="P5" draw:layer="layout" svg:x1="10.465cm" svg:y1="7.007cm" svg:x2="10.335cm" svg:y2="7.007cm">
              <text:p/>
            </draw:line>
            <draw:line draw:style-name="gr13" draw:text-style-name="P5" draw:layer="layout" svg:x1="10.465cm" svg:y1="7.107cm" svg:x2="10.335cm" svg:y2="7.107cm">
              <text:p/>
            </draw:line>
            <draw:line draw:style-name="gr13" draw:text-style-name="P5" draw:layer="layout" svg:x1="10.465cm" svg:y1="7.207cm" svg:x2="10.335cm" svg:y2="7.207cm">
              <text:p/>
            </draw:line>
            <draw:line draw:style-name="gr13" draw:text-style-name="P5" draw:layer="layout" svg:x1="10.465cm" svg:y1="6.707cm" svg:x2="10.335cm" svg:y2="6.707cm">
              <text:p/>
            </draw:line>
            <draw:line draw:style-name="gr14" draw:text-style-name="P5" draw:layer="layout" svg:x1="10.465cm" svg:y1="7.487cm" svg:x2="10.335cm" svg:y2="7.487cm">
              <text:p/>
            </draw:line>
            <draw:line draw:style-name="gr14" draw:text-style-name="P5" draw:layer="layout" svg:x1="10.465cm" svg:y1="7.587cm" svg:x2="10.335cm" svg:y2="7.587cm">
              <text:p/>
            </draw:line>
            <draw:line draw:style-name="gr14" draw:text-style-name="P5" draw:layer="layout" svg:x1="10.465cm" svg:y1="7.687cm" svg:x2="10.335cm" svg:y2="7.687cm">
              <text:p/>
            </draw:line>
            <draw:line draw:style-name="gr14" draw:text-style-name="P5" draw:layer="layout" svg:x1="10.465cm" svg:y1="7.787cm" svg:x2="10.335cm" svg:y2="7.787cm">
              <text:p/>
            </draw:line>
            <draw:line draw:style-name="gr14" draw:text-style-name="P5" draw:layer="layout" svg:x1="10.465cm" svg:y1="7.887cm" svg:x2="10.335cm" svg:y2="7.887cm">
              <text:p/>
            </draw:line>
            <draw:line draw:style-name="gr14" draw:text-style-name="P5" draw:layer="layout" svg:x1="10.465cm" svg:y1="7.387cm" svg:x2="10.335cm" svg:y2="7.387cm">
              <text:p/>
            </draw:line>
          </draw:g>
          <draw:custom-shape draw:style-name="gr95" draw:text-style-name="P35" draw:layer="layout" svg:width="1.4cm" svg:height="1.4cm" svg:x="10.366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2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2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3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2cm" svg:y1="4.749cm" svg:x2="10.846cm" svg:y2="4.749cm">
              <text:p/>
            </draw:line>
            <draw:line draw:style-name="gr4" draw:text-style-name="P5" draw:layer="layout" svg:x1="11.043cm" svg:y1="5.065cm" svg:x2="11.362cm" svg:y2="5.065cm">
              <text:p/>
            </draw:line>
            <draw:custom-shape draw:style-name="gr5" draw:text-style-name="P6" draw:layer="layout" svg:width="0.4cm" svg:height="0.2cm" svg:x="11.314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2cm" svg:y1="5.449cm" svg:x2="10.945cm" svg:y2="5.449cm">
              <text:p/>
            </draw:line>
            <draw:line draw:style-name="gr4" draw:text-style-name="P5" draw:layer="layout" svg:x1="11.043cm" svg:y1="4.749cm" svg:x2="11.043cm" svg:y2="5.355cm">
              <text:p/>
            </draw:line>
            <draw:custom-shape draw:style-name="gr6" draw:text-style-name="P7" draw:layer="layout" svg:width="0.202cm" svg:height="0.213cm" svg:x="10.944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4cm" svg:y1="5.449cm" svg:x2="11.762cm" svg:y2="5.449cm">
              <text:p/>
            </draw:line>
            <draw:line draw:style-name="gr7" draw:text-style-name="P5" draw:layer="layout" svg:x1="10.762cm" svg:y1="4.749cm" svg:x2="11.75cm" svg:y2="4.749cm">
              <text:p/>
            </draw:line>
            <draw:custom-shape draw:style-name="gr8" draw:text-style-name="P3" draw:layer="layout" svg:width="0.201cm" svg:height="0.052cm" draw:transform="rotate (1.5707963267949) translate (10.771cm 4.79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3cm" svg:y1="4.585cm" svg:x2="10.733cm" svg:y2="4.403cm">
              <text:p/>
            </draw:line>
            <draw:custom-shape draw:style-name="gr6" draw:text-style-name="P7" draw:layer="layout" svg:width="0.202cm" svg:height="0.213cm" svg:x="10.945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4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3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1cm" svg:y1="4.592cm" svg:x2="10.731cm" svg:y2="4.759cm">
              <text:p/>
            </draw:line>
            <draw:line draw:style-name="gr12" draw:text-style-name="P5" draw:layer="layout" svg:x1="10.855cm" svg:y1="4.596cm" svg:x2="10.855cm" svg:y2="4.685cm">
              <text:p/>
            </draw:line>
            <draw:line draw:style-name="gr12" draw:text-style-name="P5" draw:layer="layout" svg:x1="10.856cm" svg:y1="4.592cm" svg:x2="10.726cm" svg:y2="4.592cm">
              <text:p/>
            </draw:line>
            <draw:line draw:style-name="gr12" draw:text-style-name="P5" draw:layer="layout" svg:x1="10.917cm" svg:y1="4.692cm" svg:x2="10.855cm" svg:y2="4.692cm">
              <text:p/>
            </draw:line>
            <draw:custom-shape draw:style-name="gr8" draw:text-style-name="P3" draw:layer="layout" svg:width="0.192cm" svg:height="0.064cm" draw:transform="rotate (1.5707963267949) translate (10.88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4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3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2cm" svg:y1="4.608cm" svg:x2="10.332cm" svg:y2="4.608cm">
              <text:p/>
            </draw:line>
            <draw:line draw:style-name="gr13" draw:text-style-name="P5" draw:layer="layout" svg:x1="10.462cm" svg:y1="4.708cm" svg:x2="10.332cm" svg:y2="4.708cm">
              <text:p/>
            </draw:line>
            <draw:line draw:style-name="gr13" draw:text-style-name="P5" draw:layer="layout" svg:x1="10.462cm" svg:y1="4.808cm" svg:x2="10.332cm" svg:y2="4.808cm">
              <text:p/>
            </draw:line>
            <draw:line draw:style-name="gr13" draw:text-style-name="P5" draw:layer="layout" svg:x1="10.462cm" svg:y1="4.908cm" svg:x2="10.332cm" svg:y2="4.908cm">
              <text:p/>
            </draw:line>
            <draw:line draw:style-name="gr13" draw:text-style-name="P5" draw:layer="layout" svg:x1="10.462cm" svg:y1="5.008cm" svg:x2="10.332cm" svg:y2="5.008cm">
              <text:p/>
            </draw:line>
            <draw:line draw:style-name="gr13" draw:text-style-name="P5" draw:layer="layout" svg:x1="10.462cm" svg:y1="4.508cm" svg:x2="10.332cm" svg:y2="4.508cm">
              <text:p/>
            </draw:line>
            <draw:line draw:style-name="gr14" draw:text-style-name="P5" draw:layer="layout" svg:x1="10.462cm" svg:y1="5.288cm" svg:x2="10.332cm" svg:y2="5.288cm">
              <text:p/>
            </draw:line>
            <draw:line draw:style-name="gr14" draw:text-style-name="P5" draw:layer="layout" svg:x1="10.462cm" svg:y1="5.388cm" svg:x2="10.332cm" svg:y2="5.388cm">
              <text:p/>
            </draw:line>
            <draw:line draw:style-name="gr14" draw:text-style-name="P5" draw:layer="layout" svg:x1="10.462cm" svg:y1="5.488cm" svg:x2="10.332cm" svg:y2="5.488cm">
              <text:p/>
            </draw:line>
            <draw:line draw:style-name="gr14" draw:text-style-name="P5" draw:layer="layout" svg:x1="10.462cm" svg:y1="5.588cm" svg:x2="10.332cm" svg:y2="5.588cm">
              <text:p/>
            </draw:line>
            <draw:line draw:style-name="gr14" draw:text-style-name="P5" draw:layer="layout" svg:x1="10.462cm" svg:y1="5.688cm" svg:x2="10.332cm" svg:y2="5.688cm">
              <text:p/>
            </draw:line>
            <draw:line draw:style-name="gr14" draw:text-style-name="P5" draw:layer="layout" svg:x1="10.462cm" svg:y1="5.188cm" svg:x2="10.332cm" svg:y2="5.188cm">
              <text:p/>
            </draw:line>
          </draw:g>
          <draw:custom-shape draw:style-name="gr95" draw:text-style-name="P35" draw:layer="layout" svg:width="1.4cm" svg:height="1.4cm" svg:x="10.363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65cm" svg:y1="6.948cm" svg:x2="6.049cm" svg:y2="6.948cm">
              <text:p/>
            </draw:line>
            <draw:line draw:style-name="gr4" draw:text-style-name="P5" draw:layer="layout" svg:x1="6.246cm" svg:y1="7.264cm" svg:x2="6.565cm" svg:y2="7.264cm">
              <text:p/>
            </draw:line>
            <draw:custom-shape draw:style-name="gr5" draw:text-style-name="P6" draw:layer="layout" svg:width="0.4cm" svg:height="0.2cm" svg:x="6.5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65cm" svg:y1="7.648cm" svg:x2="6.148cm" svg:y2="7.648cm">
              <text:p/>
            </draw:line>
            <draw:line draw:style-name="gr4" draw:text-style-name="P5" draw:layer="layout" svg:x1="6.246cm" svg:y1="6.948cm" svg:x2="6.246cm" svg:y2="7.554cm">
              <text:p/>
            </draw:line>
            <draw:custom-shape draw:style-name="gr6" draw:text-style-name="P7" draw:layer="layout" svg:width="0.202cm" svg:height="0.213cm" svg:x="6.1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77cm" svg:y1="7.648cm" svg:x2="6.965cm" svg:y2="7.648cm">
              <text:p/>
            </draw:line>
            <draw:line draw:style-name="gr7" draw:text-style-name="P5" draw:layer="layout" svg:x1="5.965cm" svg:y1="6.948cm" svg:x2="6.953cm" svg:y2="6.948cm">
              <text:p/>
            </draw:line>
            <draw:custom-shape draw:style-name="gr8" draw:text-style-name="P3" draw:layer="layout" svg:width="0.201cm" svg:height="0.052cm" draw:transform="rotate (1.5707963267949) translate (5.974cm 6.99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36cm" svg:y1="6.784cm" svg:x2="5.936cm" svg:y2="6.602cm">
              <text:p/>
            </draw:line>
            <draw:custom-shape draw:style-name="gr6" draw:text-style-name="P7" draw:layer="layout" svg:width="0.202cm" svg:height="0.213cm" svg:x="6.1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34cm" svg:y1="6.791cm" svg:x2="5.934cm" svg:y2="6.958cm">
              <text:p/>
            </draw:line>
            <draw:line draw:style-name="gr12" draw:text-style-name="P5" draw:layer="layout" svg:x1="6.058cm" svg:y1="6.795cm" svg:x2="6.058cm" svg:y2="6.884cm">
              <text:p/>
            </draw:line>
            <draw:line draw:style-name="gr12" draw:text-style-name="P5" draw:layer="layout" svg:x1="6.059cm" svg:y1="6.791cm" svg:x2="5.929cm" svg:y2="6.791cm">
              <text:p/>
            </draw:line>
            <draw:line draw:style-name="gr12" draw:text-style-name="P5" draw:layer="layout" svg:x1="6.12cm" svg:y1="6.891cm" svg:x2="6.058cm" svg:y2="6.891cm">
              <text:p/>
            </draw:line>
            <draw:custom-shape draw:style-name="gr8" draw:text-style-name="P3" draw:layer="layout" svg:width="0.192cm" svg:height="0.064cm" draw:transform="rotate (1.5707963267949) translate (6.0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65cm" svg:y1="6.807cm" svg:x2="5.535cm" svg:y2="6.807cm">
              <text:p/>
            </draw:line>
            <draw:line draw:style-name="gr13" draw:text-style-name="P5" draw:layer="layout" svg:x1="5.665cm" svg:y1="6.907cm" svg:x2="5.535cm" svg:y2="6.907cm">
              <text:p/>
            </draw:line>
            <draw:line draw:style-name="gr13" draw:text-style-name="P5" draw:layer="layout" svg:x1="5.665cm" svg:y1="7.007cm" svg:x2="5.535cm" svg:y2="7.007cm">
              <text:p/>
            </draw:line>
            <draw:line draw:style-name="gr13" draw:text-style-name="P5" draw:layer="layout" svg:x1="5.665cm" svg:y1="7.107cm" svg:x2="5.535cm" svg:y2="7.107cm">
              <text:p/>
            </draw:line>
            <draw:line draw:style-name="gr13" draw:text-style-name="P5" draw:layer="layout" svg:x1="5.665cm" svg:y1="7.207cm" svg:x2="5.535cm" svg:y2="7.207cm">
              <text:p/>
            </draw:line>
            <draw:line draw:style-name="gr13" draw:text-style-name="P5" draw:layer="layout" svg:x1="5.665cm" svg:y1="6.707cm" svg:x2="5.535cm" svg:y2="6.707cm">
              <text:p/>
            </draw:line>
            <draw:line draw:style-name="gr14" draw:text-style-name="P5" draw:layer="layout" svg:x1="5.665cm" svg:y1="7.487cm" svg:x2="5.535cm" svg:y2="7.487cm">
              <text:p/>
            </draw:line>
            <draw:line draw:style-name="gr14" draw:text-style-name="P5" draw:layer="layout" svg:x1="5.665cm" svg:y1="7.587cm" svg:x2="5.535cm" svg:y2="7.587cm">
              <text:p/>
            </draw:line>
            <draw:line draw:style-name="gr14" draw:text-style-name="P5" draw:layer="layout" svg:x1="5.665cm" svg:y1="7.687cm" svg:x2="5.535cm" svg:y2="7.687cm">
              <text:p/>
            </draw:line>
            <draw:line draw:style-name="gr14" draw:text-style-name="P5" draw:layer="layout" svg:x1="5.665cm" svg:y1="7.787cm" svg:x2="5.535cm" svg:y2="7.787cm">
              <text:p/>
            </draw:line>
            <draw:line draw:style-name="gr14" draw:text-style-name="P5" draw:layer="layout" svg:x1="5.665cm" svg:y1="7.887cm" svg:x2="5.535cm" svg:y2="7.887cm">
              <text:p/>
            </draw:line>
            <draw:line draw:style-name="gr14" draw:text-style-name="P5" draw:layer="layout" svg:x1="5.665cm" svg:y1="7.387cm" svg:x2="5.535cm" svg:y2="7.387cm">
              <text:p/>
            </draw:line>
          </draw:g>
          <draw:custom-shape draw:style-name="gr95" draw:text-style-name="P35" draw:layer="layout" svg:width="1.4cm" svg:height="1.4cm" svg:x="5.566cm" svg:y="6.603cm">
            <text:p/>
            <draw:enhanced-geometry svg:viewBox="0 0 21600 21600" draw:type="rectangle" draw:enhanced-path="M 0 0 L 21600 0 21600 21600 0 21600 0 0 Z N"/>
          </draw:custom-shape>
        </draw:g>
        <draw:line draw:style-name="gr90" draw:text-style-name="P10" draw:layer="layout" svg:x1="6.489cm" svg:y1="3.667cm" svg:x2="6.489cm" svg:y2="6.327cm">
          <text:p/>
        </draw:line>
        <draw:line draw:style-name="gr90" draw:text-style-name="P10" draw:layer="layout" svg:x1="14.889cm" svg:y1="3.667cm" svg:x2="14.889cm" svg:y2="6.327cm">
          <text:p/>
        </draw:line>
        <draw:line draw:style-name="gr90" draw:text-style-name="P10" draw:layer="layout" svg:x1="14.868cm" svg:y1="8.64cm" svg:x2="14.868cm" svg:y2="11.3cm">
          <text:p/>
        </draw:line>
        <draw:frame draw:style-name="gr96" draw:text-style-name="P36" draw:layer="layout" svg:width="2.411cm" svg:height="0.886cm" svg:x="2.7cm" svg:y="14.5cm">
          <draw:text-box>
            <text:p><text:span text:style-name="T22">R</text:span><text:span text:style-name="T22">e</text:span><text:span text:style-name="T22">s</text:span><text:span text:style-name="T22">_</text:span><text:span text:style-name="T22">i</text:span><text:span text:style-name="T22">n</text:span></text:p>
          </draw:text-box>
        </draw:frame>
        <draw:frame draw:style-name="gr97" draw:text-style-name="P37" draw:layer="layout" svg:width="1.645cm" svg:height="0.886cm" draw:transform="rotate (1.5707963267949) translate (2.763cm 11.248cm)">
          <draw:text-box>
            <text:p><text:span text:style-name="T23">I</text:span><text:span text:style-name="T23">_</text:span><text:span text:style-name="T23">i</text:span><text:span text:style-name="T23">n</text:span></text:p>
          </draw:text-box>
        </draw:frame>
        <draw:frame draw:style-name="gr98" draw:text-style-name="P36" draw:layer="layout" svg:width="2.784cm" svg:height="0.886cm" draw:transform="rotate (1.5707963267949) translate (20.463cm 10.349cm)">
          <draw:text-box>
            <text:p><text:span text:style-name="T22">R</text:span><text:span text:style-name="T22">e</text:span><text:span text:style-name="T22">s</text:span><text:span text:style-name="T22">_</text:span><text:span text:style-name="T22">o</text:span><text:span text:style-name="T22">u</text:span><text:span text:style-name="T22">t</text:span></text:p>
          </draw:text-box>
        </draw:frame>
        <draw:line draw:style-name="gr17" draw:text-style-name="P10" draw:layer="layout" svg:x1="22.5cm" svg:y1="12.603cm" svg:x2="22.5cm" svg:y2="0.9cm">
          <text:p/>
        </draw:line>
        <draw:line draw:style-name="gr17" draw:text-style-name="P10" draw:layer="layout" svg:x1="22.2cm" svg:y1="10.416cm" svg:x2="22.2cm" svg:y2="0.9cm">
          <text:p/>
        </draw:line>
        <draw:line draw:style-name="gr17" draw:text-style-name="P10" draw:layer="layout" svg:x1="21.9cm" svg:y1="7.629cm" svg:x2="21.9cm" svg:y2="0.9cm">
          <text:p/>
        </draw:line>
        <draw:line draw:style-name="gr17" draw:text-style-name="P10" draw:layer="layout" svg:x1="21.6cm" svg:y1="5.442cm" svg:x2="21.6cm" svg:y2="0.9cm">
          <text:p/>
        </draw:line>
        <draw:custom-shape draw:style-name="gr92" draw:text-style-name="P33" draw:layer="layout" svg:width="0.109cm" svg:height="0.109cm" draw:transform="rotate (-1.5707963267949) translate (21.653cm 5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1.953cm 7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2.253cm 10.3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2.553cm 12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2.958cm" svg:y="11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10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11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4" draw:text-style-name="P39" draw:layer="layout" svg:width="23.8cm" svg:height="15.1cm" svg:x="2.4cm" svg:y="0.5cm">
          <text:p/>
          <draw:enhanced-geometry svg:viewBox="0 0 21600 21600" draw:type="rectangle" draw:enhanced-path="M 0 0 L 21600 0 21600 21600 0 21600 0 0 Z N"/>
        </draw:custom-shape>
        <draw:line draw:style-name="gr135" draw:text-style-name="P10" draw:layer="layout" svg:x1="6.8cm" svg:y1="0.9cm" svg:x2="6.8cm" svg:y2="12.268cm">
          <text:p/>
        </draw:line>
        <draw:line draw:style-name="gr135" draw:text-style-name="P10" draw:layer="layout" svg:x1="9.2cm" svg:y1="0.8cm" svg:x2="9.2cm" svg:y2="12.268cm">
          <text:p/>
        </draw:line>
        <draw:line draw:style-name="gr135" draw:text-style-name="P10" draw:layer="layout" svg:x1="11.6cm" svg:y1="0.7cm" svg:x2="11.6cm" svg:y2="12.268cm">
          <text:p/>
        </draw:line>
        <draw:line draw:style-name="gr135" draw:text-style-name="P10" draw:layer="layout" svg:x1="15.2cm" svg:y1="0.6cm" svg:x2="15.2cm" svg:y2="12.268cm">
          <text:p/>
        </draw:line>
        <draw:line draw:style-name="gr135" draw:text-style-name="P10" draw:layer="layout" svg:x1="17.6cm" svg:y1="0.5cm" svg:x2="17.6cm" svg:y2="12.268cm">
          <text:p/>
        </draw:line>
        <draw:line draw:style-name="gr135" draw:text-style-name="P10" draw:layer="layout" svg:x1="20cm" svg:y1="0.4cm" svg:x2="20cm" svg:y2="12.268cm">
          <text:p/>
        </draw:line>
        <draw:line draw:style-name="gr135" draw:text-style-name="P10" draw:layer="layout" svg:x1="6.8cm" svg:y1="0.9cm" svg:x2="3.8cm" svg:y2="0.9cm">
          <text:p/>
        </draw:line>
        <draw:line draw:style-name="gr135" draw:text-style-name="P10" draw:layer="layout" svg:x1="9.2cm" svg:y1="0.8cm" svg:x2="3.8cm" svg:y2="0.8cm">
          <text:p/>
        </draw:line>
        <draw:line draw:style-name="gr135" draw:text-style-name="P10" draw:layer="layout" svg:x1="11.6cm" svg:y1="0.7cm" svg:x2="3.8cm" svg:y2="0.7cm">
          <text:p/>
        </draw:line>
        <draw:line draw:style-name="gr135" draw:text-style-name="P10" draw:layer="layout" svg:x1="15.2cm" svg:y1="0.6cm" svg:x2="3.8cm" svg:y2="0.6cm">
          <text:p/>
        </draw:line>
        <draw:line draw:style-name="gr135" draw:text-style-name="P10" draw:layer="layout" svg:x1="17.6cm" svg:y1="0.5cm" svg:x2="3.8cm" svg:y2="0.5cm">
          <text:p/>
        </draw:line>
        <draw:line draw:style-name="gr135" draw:text-style-name="P10" draw:layer="layout" svg:x1="20cm" svg:y1="0.4cm" svg:x2="3.8cm" svg:y2="0.4cm">
          <text:p/>
        </draw:line>
        <draw:custom-shape draw:style-name="gr136" draw:text-style-name="P40" draw:layer="layout" svg:width="1.82cm" svg:height="0.7cm" svg:x="2.6cm" svg:y="0.3cm">
          <text:p text:style-name="P2"><text:span text:style-name="T26">Decoder</text:span></text:p>
          <draw:enhanced-geometry svg:viewBox="0 0 21600 21600" draw:type="rectangle" draw:enhanced-path="M 0 0 L 21600 0 21600 21600 0 21600 0 0 Z N"/>
        </draw:custom-shape>
        <draw:line draw:style-name="gr137" draw:text-style-name="P10" draw:layer="layout" svg:x1="4.2cm" svg:y1="5.1cm" svg:x2="20cm" svg:y2="5.1cm">
          <text:p/>
        </draw:line>
        <draw:line draw:style-name="gr138" draw:text-style-name="P10" draw:layer="layout" svg:x1="0.3cm" svg:y1="0.6cm" svg:x2="2.674cm" svg:y2="0.6cm">
          <text:p/>
        </draw:line>
        <draw:line draw:style-name="gr137" draw:text-style-name="P10" draw:layer="layout" svg:x1="4.2cm" svg:y1="7.3cm" svg:x2="20cm" svg:y2="7.3cm">
          <text:p/>
        </draw:line>
        <draw:line draw:style-name="gr137" draw:text-style-name="P10" draw:layer="layout" svg:x1="4.2cm" svg:y1="10cm" svg:x2="20cm" svg:y2="10cm">
          <text:p/>
        </draw:line>
        <draw:line draw:style-name="gr137" draw:text-style-name="P10" draw:layer="layout" svg:x1="4.2cm" svg:y1="12.2cm" svg:x2="20cm" svg:y2="12.2cm">
          <text:p/>
        </draw:line>
        <draw:custom-shape draw:style-name="gr139" draw:text-style-name="P41" draw:layer="layout" svg:width="0.4cm" svg:height="0.199cm" svg:x="6.526cm" svg:y="4.968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1" draw:layer="layout" svg:width="0.4cm" svg:height="0.199cm" svg:x="8.926cm" svg:y="4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4" draw:layer="layout" svg:width="19.798cm" svg:height="11.136cm" svg:x="0.6cm" svg:y="2.257cm" draw:page-number="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line draw:style-name="gr140" draw:text-style-name="P10" draw:layer="layout" svg:x1="9.489cm" svg:y1="7cm" svg:x2="11.482cm" svg:y2="7cm">
            <text:p/>
          </draw:line>
          <draw:line draw:style-name="gr140" draw:text-style-name="P10" draw:layer="layout" svg:x1="9.489cm" svg:y1="7.2cm" svg:x2="11.482cm" svg:y2="7.2cm">
            <text:p/>
          </draw:line>
          <draw:line draw:style-name="gr140" draw:text-style-name="P10" draw:layer="layout" svg:x1="9.489cm" svg:y1="7.4cm" svg:x2="11.482cm" svg:y2="7.4cm">
            <text:p/>
          </draw:line>
          <draw:line draw:style-name="gr140" draw:text-style-name="P10" draw:layer="layout" svg:x1="9.489cm" svg:y1="7.6cm" svg:x2="11.482cm" svg:y2="7.6cm">
            <text:p/>
          </draw:line>
          <draw:g>
            <draw:custom-shape draw:style-name="gr141" draw:text-style-name="P1" draw:layer="layout" svg:width="0.589cm" svg:height="1cm" svg:x="11.482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1.635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1.482cm" svg:y1="7cm" svg:x2="11.636cm" svg:y2="7cm">
              <text:p/>
            </draw:line>
            <draw:line draw:style-name="gr140" draw:text-style-name="P10" draw:layer="layout" svg:x1="11.483cm" svg:y1="7.2cm" svg:x2="11.637cm" svg:y2="7.2cm">
              <text:p/>
            </draw:line>
            <draw:line draw:style-name="gr140" draw:text-style-name="P10" draw:layer="layout" svg:x1="11.483cm" svg:y1="7.4cm" svg:x2="11.637cm" svg:y2="7.4cm">
              <text:p/>
            </draw:line>
            <draw:line draw:style-name="gr140" draw:text-style-name="P10" draw:layer="layout" svg:x1="11.484cm" svg:y1="7.6cm" svg:x2="11.638cm" svg:y2="7.6cm">
              <text:p/>
            </draw:line>
            <draw:line draw:style-name="gr143" draw:text-style-name="P10" draw:layer="layout" svg:x1="11.712cm" svg:y1="6.945cm" svg:x2="11.938cm" svg:y2="6.945cm">
              <text:p/>
            </draw:line>
            <draw:line draw:style-name="gr143" draw:text-style-name="P10" draw:layer="layout" svg:x1="11.882cm" svg:y1="7.545cm" svg:x2="11.882cm" svg:y2="6.945cm">
              <text:p/>
            </draw:line>
            <draw:line draw:style-name="gr144" draw:text-style-name="P10" draw:layer="layout" svg:x1="11.745cm" svg:y1="7.3cm" svg:x2="11.782cm" svg:y2="7.3cm">
              <text:p/>
            </draw:line>
            <draw:line draw:style-name="gr143" draw:text-style-name="P10" draw:layer="layout" svg:x1="11.882cm" svg:y1="7.145cm" svg:x2="11.938cm" svg:y2="7.145cm">
              <text:p/>
            </draw:line>
            <draw:line draw:style-name="gr143" draw:text-style-name="P10" draw:layer="layout" svg:x1="11.882cm" svg:y1="7.345cm" svg:x2="11.938cm" svg:y2="7.345cm">
              <text:p/>
            </draw:line>
            <draw:line draw:style-name="gr143" draw:text-style-name="P10" draw:layer="layout" svg:x1="11.882cm" svg:y1="7.545cm" svg:x2="11.938cm" svg:y2="7.545cm">
              <text:p/>
            </draw:line>
            <draw:line draw:style-name="gr140" draw:text-style-name="P10" draw:layer="layout" svg:x1="11.993cm" svg:y1="7cm" svg:x2="12.071cm" svg:y2="7cm">
              <text:p/>
            </draw:line>
            <draw:line draw:style-name="gr140" draw:text-style-name="P10" draw:layer="layout" svg:x1="11.577cm" svg:y1="7.001cm" svg:x2="11.577cm" svg:y2="7.049cm">
              <text:p/>
            </draw:line>
            <draw:line draw:style-name="gr140" draw:text-style-name="P10" draw:layer="layout" svg:x1="11.577cm" svg:y1="7.052cm" svg:x2="11.935cm" svg:y2="7.052cm">
              <text:p/>
            </draw:line>
            <draw:line draw:style-name="gr143" draw:text-style-name="P10" draw:layer="layout" svg:x1="11.582cm" svg:y1="6.9cm" svg:x2="11.582cm" svg:y2="6.77cm">
              <text:p/>
            </draw:line>
            <draw:line draw:style-name="gr144" draw:text-style-name="P10" draw:layer="layout" svg:x1="11.782cm" svg:y1="7.3cm" svg:x2="11.782cm" svg:y2="6.836cm">
              <text:p/>
            </draw:line>
            <draw:line draw:style-name="gr144" draw:text-style-name="P10" draw:layer="layout" svg:x1="11.782cm" svg:y1="6.836cm" svg:x2="11.982cm" svg:y2="6.836cm">
              <text:p/>
            </draw:line>
            <draw:line draw:style-name="gr144" draw:text-style-name="P10" draw:layer="layout" svg:x1="11.982cm" svg:y1="6.836cm" svg:x2="11.982cm" svg:y2="6.77cm">
              <text:p/>
            </draw:line>
            <draw:line draw:style-name="gr143" draw:text-style-name="P10" draw:layer="layout" svg:x1="11.582cm" svg:y1="6.9cm" svg:x2="11.638cm" svg:y2="6.9cm">
              <text:p/>
            </draw:line>
            <draw:line draw:style-name="gr140" draw:text-style-name="P10" draw:layer="layout" svg:x1="11.993cm" svg:y1="7.2cm" svg:x2="12.071cm" svg:y2="7.2cm">
              <text:p/>
            </draw:line>
            <draw:line draw:style-name="gr140" draw:text-style-name="P10" draw:layer="layout" svg:x1="11.993cm" svg:y1="7.4cm" svg:x2="12.071cm" svg:y2="7.4cm">
              <text:p/>
            </draw:line>
            <draw:line draw:style-name="gr140" draw:text-style-name="P10" draw:layer="layout" svg:x1="11.993cm" svg:y1="7.6cm" svg:x2="12.071cm" svg:y2="7.6cm">
              <text:p/>
            </draw:line>
            <draw:custom-shape draw:style-name="gr142" draw:text-style-name="P42" draw:layer="layout" svg:width="0.179cm" svg:height="0.058cm" draw:transform="rotate (1.5707963267949) translate (11.935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1.936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1.936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1.936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9" draw:text-style-name="P41" draw:layer="layout" svg:width="0.036cm" svg:height="0.04cm" svg:x="11.56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2cm" svg:y1="7.206cm" svg:x2="11.582cm" svg:y2="7.254cm">
              <text:p/>
            </draw:line>
            <draw:line draw:style-name="gr140" draw:text-style-name="P10" draw:layer="layout" svg:x1="11.582cm" svg:y1="7.257cm" svg:x2="11.94cm" svg:y2="7.257cm">
              <text:p/>
            </draw:line>
            <draw:custom-shape draw:style-name="gr139" draw:text-style-name="P41" draw:layer="layout" svg:width="0.036cm" svg:height="0.04cm" svg:x="11.565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2cm" svg:y1="7.406cm" svg:x2="11.582cm" svg:y2="7.454cm">
              <text:p/>
            </draw:line>
            <draw:line draw:style-name="gr140" draw:text-style-name="P10" draw:layer="layout" svg:x1="11.582cm" svg:y1="7.457cm" svg:x2="11.94cm" svg:y2="7.457cm">
              <text:p/>
            </draw:line>
            <draw:custom-shape draw:style-name="gr139" draw:text-style-name="P41" draw:layer="layout" svg:width="0.036cm" svg:height="0.04cm" svg:x="11.565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2cm" svg:y1="7.606cm" svg:x2="11.582cm" svg:y2="7.654cm">
              <text:p/>
            </draw:line>
            <draw:line draw:style-name="gr140" draw:text-style-name="P10" draw:layer="layout" svg:x1="11.582cm" svg:y1="7.657cm" svg:x2="11.94cm" svg:y2="7.657cm">
              <text:p/>
            </draw:line>
            <draw:custom-shape draw:style-name="gr139" draw:text-style-name="P41" draw:layer="layout" svg:width="0.036cm" svg:height="0.04cm" svg:x="11.565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3" draw:text-style-name="P10" draw:layer="layout" svg:x1="11.582cm" svg:y1="6.84cm" svg:x2="11.71cm" svg:y2="6.84cm">
              <text:p/>
            </draw:line>
            <draw:line draw:style-name="gr143" draw:text-style-name="P10" draw:layer="layout" svg:x1="11.71cm" svg:y1="6.84cm" svg:x2="11.71cm" svg:y2="6.945cm">
              <text:p/>
            </draw:line>
            <draw:custom-shape draw:style-name="gr145" draw:text-style-name="P43" draw:layer="layout" svg:width="0.036cm" svg:height="0.04cm" svg:x="11.565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1.864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1.866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1.867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40" draw:text-style-name="P10" draw:layer="layout" svg:x1="9.49cm" svg:y1="7cm" svg:x2="11.483cm" svg:y2="7cm">
            <text:p/>
          </draw:line>
          <draw:line draw:style-name="gr140" draw:text-style-name="P10" draw:layer="layout" svg:x1="9.49cm" svg:y1="7.2cm" svg:x2="11.483cm" svg:y2="7.2cm">
            <text:p/>
          </draw:line>
          <draw:line draw:style-name="gr140" draw:text-style-name="P10" draw:layer="layout" svg:x1="9.49cm" svg:y1="7.4cm" svg:x2="11.483cm" svg:y2="7.4cm">
            <text:p/>
          </draw:line>
          <draw:line draw:style-name="gr140" draw:text-style-name="P10" draw:layer="layout" svg:x1="9.49cm" svg:y1="7.6cm" svg:x2="11.483cm" svg:y2="7.6cm">
            <text:p/>
          </draw:line>
        </draw:g>
        <draw:g>
          <draw:line draw:style-name="gr140" draw:text-style-name="P10" draw:layer="layout" svg:x1="12.071cm" svg:y1="7cm" svg:x2="14.064cm" svg:y2="7cm">
            <text:p/>
          </draw:line>
          <draw:line draw:style-name="gr140" draw:text-style-name="P10" draw:layer="layout" svg:x1="12.071cm" svg:y1="7.2cm" svg:x2="14.064cm" svg:y2="7.2cm">
            <text:p/>
          </draw:line>
          <draw:line draw:style-name="gr140" draw:text-style-name="P10" draw:layer="layout" svg:x1="12.071cm" svg:y1="7.4cm" svg:x2="14.064cm" svg:y2="7.4cm">
            <text:p/>
          </draw:line>
          <draw:line draw:style-name="gr140" draw:text-style-name="P10" draw:layer="layout" svg:x1="12.071cm" svg:y1="7.6cm" svg:x2="14.064cm" svg:y2="7.6cm">
            <text:p/>
          </draw:line>
          <draw:g>
            <draw:custom-shape draw:style-name="gr141" draw:text-style-name="P1" draw:layer="layout" svg:width="0.589cm" svg:height="1cm" svg:x="14.064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4.217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4.064cm" svg:y1="7cm" svg:x2="14.218cm" svg:y2="7cm">
              <text:p/>
            </draw:line>
            <draw:line draw:style-name="gr140" draw:text-style-name="P10" draw:layer="layout" svg:x1="14.065cm" svg:y1="7.2cm" svg:x2="14.219cm" svg:y2="7.2cm">
              <text:p/>
            </draw:line>
            <draw:line draw:style-name="gr140" draw:text-style-name="P10" draw:layer="layout" svg:x1="14.065cm" svg:y1="7.4cm" svg:x2="14.219cm" svg:y2="7.4cm">
              <text:p/>
            </draw:line>
            <draw:line draw:style-name="gr140" draw:text-style-name="P10" draw:layer="layout" svg:x1="14.066cm" svg:y1="7.6cm" svg:x2="14.22cm" svg:y2="7.6cm">
              <text:p/>
            </draw:line>
            <draw:line draw:style-name="gr143" draw:text-style-name="P10" draw:layer="layout" svg:x1="14.294cm" svg:y1="6.945cm" svg:x2="14.52cm" svg:y2="6.945cm">
              <text:p/>
            </draw:line>
            <draw:line draw:style-name="gr143" draw:text-style-name="P10" draw:layer="layout" svg:x1="14.464cm" svg:y1="7.545cm" svg:x2="14.464cm" svg:y2="6.945cm">
              <text:p/>
            </draw:line>
            <draw:line draw:style-name="gr144" draw:text-style-name="P10" draw:layer="layout" svg:x1="14.327cm" svg:y1="7.3cm" svg:x2="14.364cm" svg:y2="7.3cm">
              <text:p/>
            </draw:line>
            <draw:line draw:style-name="gr143" draw:text-style-name="P10" draw:layer="layout" svg:x1="14.464cm" svg:y1="7.145cm" svg:x2="14.52cm" svg:y2="7.145cm">
              <text:p/>
            </draw:line>
            <draw:line draw:style-name="gr143" draw:text-style-name="P10" draw:layer="layout" svg:x1="14.464cm" svg:y1="7.345cm" svg:x2="14.52cm" svg:y2="7.345cm">
              <text:p/>
            </draw:line>
            <draw:line draw:style-name="gr143" draw:text-style-name="P10" draw:layer="layout" svg:x1="14.464cm" svg:y1="7.545cm" svg:x2="14.52cm" svg:y2="7.545cm">
              <text:p/>
            </draw:line>
            <draw:line draw:style-name="gr140" draw:text-style-name="P10" draw:layer="layout" svg:x1="14.575cm" svg:y1="7cm" svg:x2="14.653cm" svg:y2="7cm">
              <text:p/>
            </draw:line>
            <draw:line draw:style-name="gr140" draw:text-style-name="P10" draw:layer="layout" svg:x1="14.159cm" svg:y1="7.001cm" svg:x2="14.159cm" svg:y2="7.049cm">
              <text:p/>
            </draw:line>
            <draw:line draw:style-name="gr140" draw:text-style-name="P10" draw:layer="layout" svg:x1="14.159cm" svg:y1="7.052cm" svg:x2="14.517cm" svg:y2="7.052cm">
              <text:p/>
            </draw:line>
            <draw:line draw:style-name="gr143" draw:text-style-name="P10" draw:layer="layout" svg:x1="14.164cm" svg:y1="6.9cm" svg:x2="14.164cm" svg:y2="6.77cm">
              <text:p/>
            </draw:line>
            <draw:line draw:style-name="gr144" draw:text-style-name="P10" draw:layer="layout" svg:x1="14.364cm" svg:y1="7.3cm" svg:x2="14.364cm" svg:y2="6.836cm">
              <text:p/>
            </draw:line>
            <draw:line draw:style-name="gr144" draw:text-style-name="P10" draw:layer="layout" svg:x1="14.364cm" svg:y1="6.836cm" svg:x2="14.564cm" svg:y2="6.836cm">
              <text:p/>
            </draw:line>
            <draw:line draw:style-name="gr144" draw:text-style-name="P10" draw:layer="layout" svg:x1="14.564cm" svg:y1="6.836cm" svg:x2="14.564cm" svg:y2="6.77cm">
              <text:p/>
            </draw:line>
            <draw:line draw:style-name="gr143" draw:text-style-name="P10" draw:layer="layout" svg:x1="14.164cm" svg:y1="6.9cm" svg:x2="14.22cm" svg:y2="6.9cm">
              <text:p/>
            </draw:line>
            <draw:line draw:style-name="gr140" draw:text-style-name="P10" draw:layer="layout" svg:x1="14.575cm" svg:y1="7.2cm" svg:x2="14.653cm" svg:y2="7.2cm">
              <text:p/>
            </draw:line>
            <draw:line draw:style-name="gr140" draw:text-style-name="P10" draw:layer="layout" svg:x1="14.575cm" svg:y1="7.4cm" svg:x2="14.653cm" svg:y2="7.4cm">
              <text:p/>
            </draw:line>
            <draw:line draw:style-name="gr140" draw:text-style-name="P10" draw:layer="layout" svg:x1="14.575cm" svg:y1="7.6cm" svg:x2="14.653cm" svg:y2="7.6cm">
              <text:p/>
            </draw:line>
            <draw:custom-shape draw:style-name="gr142" draw:text-style-name="P42" draw:layer="layout" svg:width="0.179cm" svg:height="0.058cm" draw:transform="rotate (1.5707963267949) translate (14.517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4.518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4.518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4.518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9" draw:text-style-name="P41" draw:layer="layout" svg:width="0.036cm" svg:height="0.04cm" svg:x="14.142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64cm" svg:y1="7.206cm" svg:x2="14.164cm" svg:y2="7.254cm">
              <text:p/>
            </draw:line>
            <draw:line draw:style-name="gr140" draw:text-style-name="P10" draw:layer="layout" svg:x1="14.164cm" svg:y1="7.257cm" svg:x2="14.522cm" svg:y2="7.257cm">
              <text:p/>
            </draw:line>
            <draw:custom-shape draw:style-name="gr139" draw:text-style-name="P41" draw:layer="layout" svg:width="0.036cm" svg:height="0.04cm" svg:x="14.147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64cm" svg:y1="7.406cm" svg:x2="14.164cm" svg:y2="7.454cm">
              <text:p/>
            </draw:line>
            <draw:line draw:style-name="gr140" draw:text-style-name="P10" draw:layer="layout" svg:x1="14.164cm" svg:y1="7.457cm" svg:x2="14.522cm" svg:y2="7.457cm">
              <text:p/>
            </draw:line>
            <draw:custom-shape draw:style-name="gr139" draw:text-style-name="P41" draw:layer="layout" svg:width="0.036cm" svg:height="0.04cm" svg:x="14.147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64cm" svg:y1="7.606cm" svg:x2="14.164cm" svg:y2="7.654cm">
              <text:p/>
            </draw:line>
            <draw:line draw:style-name="gr140" draw:text-style-name="P10" draw:layer="layout" svg:x1="14.164cm" svg:y1="7.657cm" svg:x2="14.522cm" svg:y2="7.657cm">
              <text:p/>
            </draw:line>
            <draw:custom-shape draw:style-name="gr139" draw:text-style-name="P41" draw:layer="layout" svg:width="0.036cm" svg:height="0.04cm" svg:x="14.147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3" draw:text-style-name="P10" draw:layer="layout" svg:x1="14.164cm" svg:y1="6.84cm" svg:x2="14.292cm" svg:y2="6.84cm">
              <text:p/>
            </draw:line>
            <draw:line draw:style-name="gr143" draw:text-style-name="P10" draw:layer="layout" svg:x1="14.292cm" svg:y1="6.84cm" svg:x2="14.292cm" svg:y2="6.945cm">
              <text:p/>
            </draw:line>
            <draw:custom-shape draw:style-name="gr145" draw:text-style-name="P43" draw:layer="layout" svg:width="0.036cm" svg:height="0.04cm" svg:x="14.147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4.446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4.448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4.449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41" draw:text-style-name="P1" draw:layer="layout" svg:width="0.589cm" svg:height="1cm" svg:x="8.9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9.053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8.9cm" svg:y1="7cm" svg:x2="9.054cm" svg:y2="7cm">
              <text:p/>
            </draw:line>
            <draw:line draw:style-name="gr140" draw:text-style-name="P10" draw:layer="layout" svg:x1="8.901cm" svg:y1="7.2cm" svg:x2="9.055cm" svg:y2="7.2cm">
              <text:p/>
            </draw:line>
            <draw:line draw:style-name="gr140" draw:text-style-name="P10" draw:layer="layout" svg:x1="8.901cm" svg:y1="7.4cm" svg:x2="9.055cm" svg:y2="7.4cm">
              <text:p/>
            </draw:line>
            <draw:line draw:style-name="gr140" draw:text-style-name="P10" draw:layer="layout" svg:x1="8.902cm" svg:y1="7.6cm" svg:x2="9.056cm" svg:y2="7.6cm">
              <text:p/>
            </draw:line>
            <draw:line draw:style-name="gr143" draw:text-style-name="P10" draw:layer="layout" svg:x1="9.13cm" svg:y1="6.945cm" svg:x2="9.356cm" svg:y2="6.945cm">
              <text:p/>
            </draw:line>
            <draw:line draw:style-name="gr143" draw:text-style-name="P10" draw:layer="layout" svg:x1="9.3cm" svg:y1="7.545cm" svg:x2="9.3cm" svg:y2="6.945cm">
              <text:p/>
            </draw:line>
            <draw:line draw:style-name="gr144" draw:text-style-name="P10" draw:layer="layout" svg:x1="9.163cm" svg:y1="7.3cm" svg:x2="9.2cm" svg:y2="7.3cm">
              <text:p/>
            </draw:line>
            <draw:line draw:style-name="gr143" draw:text-style-name="P10" draw:layer="layout" svg:x1="9.3cm" svg:y1="7.145cm" svg:x2="9.356cm" svg:y2="7.145cm">
              <text:p/>
            </draw:line>
            <draw:line draw:style-name="gr143" draw:text-style-name="P10" draw:layer="layout" svg:x1="9.3cm" svg:y1="7.345cm" svg:x2="9.356cm" svg:y2="7.345cm">
              <text:p/>
            </draw:line>
            <draw:line draw:style-name="gr143" draw:text-style-name="P10" draw:layer="layout" svg:x1="9.3cm" svg:y1="7.545cm" svg:x2="9.356cm" svg:y2="7.545cm">
              <text:p/>
            </draw:line>
            <draw:line draw:style-name="gr140" draw:text-style-name="P10" draw:layer="layout" svg:x1="9.411cm" svg:y1="7cm" svg:x2="9.489cm" svg:y2="7cm">
              <text:p/>
            </draw:line>
            <draw:line draw:style-name="gr140" draw:text-style-name="P10" draw:layer="layout" svg:x1="8.995cm" svg:y1="7.001cm" svg:x2="8.995cm" svg:y2="7.049cm">
              <text:p/>
            </draw:line>
            <draw:line draw:style-name="gr140" draw:text-style-name="P10" draw:layer="layout" svg:x1="8.995cm" svg:y1="7.052cm" svg:x2="9.353cm" svg:y2="7.052cm">
              <text:p/>
            </draw:line>
            <draw:line draw:style-name="gr143" draw:text-style-name="P10" draw:layer="layout" svg:x1="9cm" svg:y1="6.9cm" svg:x2="9cm" svg:y2="6.77cm">
              <text:p/>
            </draw:line>
            <draw:line draw:style-name="gr144" draw:text-style-name="P10" draw:layer="layout" svg:x1="9.2cm" svg:y1="7.3cm" svg:x2="9.2cm" svg:y2="6.836cm">
              <text:p/>
            </draw:line>
            <draw:line draw:style-name="gr144" draw:text-style-name="P10" draw:layer="layout" svg:x1="9.2cm" svg:y1="6.836cm" svg:x2="9.4cm" svg:y2="6.836cm">
              <text:p/>
            </draw:line>
            <draw:line draw:style-name="gr144" draw:text-style-name="P10" draw:layer="layout" svg:x1="9.4cm" svg:y1="6.836cm" svg:x2="9.4cm" svg:y2="6.77cm">
              <text:p/>
            </draw:line>
            <draw:line draw:style-name="gr143" draw:text-style-name="P10" draw:layer="layout" svg:x1="9cm" svg:y1="6.9cm" svg:x2="9.056cm" svg:y2="6.9cm">
              <text:p/>
            </draw:line>
            <draw:line draw:style-name="gr140" draw:text-style-name="P10" draw:layer="layout" svg:x1="9.411cm" svg:y1="7.2cm" svg:x2="9.489cm" svg:y2="7.2cm">
              <text:p/>
            </draw:line>
            <draw:line draw:style-name="gr140" draw:text-style-name="P10" draw:layer="layout" svg:x1="9.411cm" svg:y1="7.4cm" svg:x2="9.489cm" svg:y2="7.4cm">
              <text:p/>
            </draw:line>
            <draw:line draw:style-name="gr140" draw:text-style-name="P10" draw:layer="layout" svg:x1="9.411cm" svg:y1="7.6cm" svg:x2="9.489cm" svg:y2="7.6cm">
              <text:p/>
            </draw:line>
            <draw:custom-shape draw:style-name="gr142" draw:text-style-name="P42" draw:layer="layout" svg:width="0.179cm" svg:height="0.058cm" draw:transform="rotate (1.5707963267949) translate (9.353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9.354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9.354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9.354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9" draw:text-style-name="P41" draw:layer="layout" svg:width="0.036cm" svg:height="0.04cm" svg:x="8.978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7.206cm" svg:x2="9cm" svg:y2="7.254cm">
              <text:p/>
            </draw:line>
            <draw:line draw:style-name="gr140" draw:text-style-name="P10" draw:layer="layout" svg:x1="9cm" svg:y1="7.257cm" svg:x2="9.358cm" svg:y2="7.257cm">
              <text:p/>
            </draw:line>
            <draw:custom-shape draw:style-name="gr139" draw:text-style-name="P41" draw:layer="layout" svg:width="0.036cm" svg:height="0.04cm" svg:x="8.983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7.406cm" svg:x2="9cm" svg:y2="7.454cm">
              <text:p/>
            </draw:line>
            <draw:line draw:style-name="gr140" draw:text-style-name="P10" draw:layer="layout" svg:x1="9cm" svg:y1="7.457cm" svg:x2="9.358cm" svg:y2="7.457cm">
              <text:p/>
            </draw:line>
            <draw:custom-shape draw:style-name="gr139" draw:text-style-name="P41" draw:layer="layout" svg:width="0.036cm" svg:height="0.04cm" svg:x="8.983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7.606cm" svg:x2="9cm" svg:y2="7.654cm">
              <text:p/>
            </draw:line>
            <draw:line draw:style-name="gr140" draw:text-style-name="P10" draw:layer="layout" svg:x1="9cm" svg:y1="7.657cm" svg:x2="9.358cm" svg:y2="7.657cm">
              <text:p/>
            </draw:line>
            <draw:custom-shape draw:style-name="gr139" draw:text-style-name="P41" draw:layer="layout" svg:width="0.036cm" svg:height="0.04cm" svg:x="8.983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3" draw:text-style-name="P10" draw:layer="layout" svg:x1="9cm" svg:y1="6.84cm" svg:x2="9.128cm" svg:y2="6.84cm">
              <text:p/>
            </draw:line>
            <draw:line draw:style-name="gr143" draw:text-style-name="P10" draw:layer="layout" svg:x1="9.128cm" svg:y1="6.84cm" svg:x2="9.128cm" svg:y2="6.945cm">
              <text:p/>
            </draw:line>
            <draw:custom-shape draw:style-name="gr145" draw:text-style-name="P43" draw:layer="layout" svg:width="0.036cm" svg:height="0.04cm" svg:x="8.983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9.282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9.284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9.285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40" draw:text-style-name="P10" draw:layer="layout" svg:x1="6.902cm" svg:y1="7cm" svg:x2="8.895cm" svg:y2="7cm">
            <text:p/>
          </draw:line>
          <draw:line draw:style-name="gr140" draw:text-style-name="P10" draw:layer="layout" svg:x1="6.902cm" svg:y1="7.2cm" svg:x2="8.895cm" svg:y2="7.2cm">
            <text:p/>
          </draw:line>
          <draw:line draw:style-name="gr140" draw:text-style-name="P10" draw:layer="layout" svg:x1="6.902cm" svg:y1="7.4cm" svg:x2="8.895cm" svg:y2="7.4cm">
            <text:p/>
          </draw:line>
          <draw:line draw:style-name="gr140" draw:text-style-name="P10" draw:layer="layout" svg:x1="6.902cm" svg:y1="7.6cm" svg:x2="8.895cm" svg:y2="7.6cm">
            <text:p/>
          </draw:line>
        </draw:g>
        <draw:g>
          <draw:line draw:style-name="gr140" draw:text-style-name="P10" draw:layer="layout" svg:x1="14.652cm" svg:y1="7cm" svg:x2="16.645cm" svg:y2="7cm">
            <text:p/>
          </draw:line>
          <draw:line draw:style-name="gr140" draw:text-style-name="P10" draw:layer="layout" svg:x1="14.652cm" svg:y1="7.2cm" svg:x2="16.645cm" svg:y2="7.2cm">
            <text:p/>
          </draw:line>
          <draw:line draw:style-name="gr140" draw:text-style-name="P10" draw:layer="layout" svg:x1="14.652cm" svg:y1="7.4cm" svg:x2="16.645cm" svg:y2="7.4cm">
            <text:p/>
          </draw:line>
          <draw:line draw:style-name="gr140" draw:text-style-name="P10" draw:layer="layout" svg:x1="14.652cm" svg:y1="7.6cm" svg:x2="16.645cm" svg:y2="7.6cm">
            <text:p/>
          </draw:line>
          <draw:g>
            <draw:custom-shape draw:style-name="gr141" draw:text-style-name="P1" draw:layer="layout" svg:width="0.589cm" svg:height="1cm" svg:x="16.645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6.798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6.645cm" svg:y1="7cm" svg:x2="16.799cm" svg:y2="7cm">
              <text:p/>
            </draw:line>
            <draw:line draw:style-name="gr140" draw:text-style-name="P10" draw:layer="layout" svg:x1="16.646cm" svg:y1="7.2cm" svg:x2="16.8cm" svg:y2="7.2cm">
              <text:p/>
            </draw:line>
            <draw:line draw:style-name="gr140" draw:text-style-name="P10" draw:layer="layout" svg:x1="16.646cm" svg:y1="7.4cm" svg:x2="16.8cm" svg:y2="7.4cm">
              <text:p/>
            </draw:line>
            <draw:line draw:style-name="gr140" draw:text-style-name="P10" draw:layer="layout" svg:x1="16.647cm" svg:y1="7.6cm" svg:x2="16.801cm" svg:y2="7.6cm">
              <text:p/>
            </draw:line>
            <draw:line draw:style-name="gr143" draw:text-style-name="P10" draw:layer="layout" svg:x1="16.875cm" svg:y1="6.945cm" svg:x2="17.101cm" svg:y2="6.945cm">
              <text:p/>
            </draw:line>
            <draw:line draw:style-name="gr143" draw:text-style-name="P10" draw:layer="layout" svg:x1="17.045cm" svg:y1="7.545cm" svg:x2="17.045cm" svg:y2="6.945cm">
              <text:p/>
            </draw:line>
            <draw:line draw:style-name="gr144" draw:text-style-name="P10" draw:layer="layout" svg:x1="16.908cm" svg:y1="7.3cm" svg:x2="16.945cm" svg:y2="7.3cm">
              <text:p/>
            </draw:line>
            <draw:line draw:style-name="gr143" draw:text-style-name="P10" draw:layer="layout" svg:x1="17.045cm" svg:y1="7.145cm" svg:x2="17.101cm" svg:y2="7.145cm">
              <text:p/>
            </draw:line>
            <draw:line draw:style-name="gr143" draw:text-style-name="P10" draw:layer="layout" svg:x1="17.045cm" svg:y1="7.345cm" svg:x2="17.101cm" svg:y2="7.345cm">
              <text:p/>
            </draw:line>
            <draw:line draw:style-name="gr143" draw:text-style-name="P10" draw:layer="layout" svg:x1="17.045cm" svg:y1="7.545cm" svg:x2="17.101cm" svg:y2="7.545cm">
              <text:p/>
            </draw:line>
            <draw:line draw:style-name="gr140" draw:text-style-name="P10" draw:layer="layout" svg:x1="17.156cm" svg:y1="7cm" svg:x2="17.234cm" svg:y2="7cm">
              <text:p/>
            </draw:line>
            <draw:line draw:style-name="gr140" draw:text-style-name="P10" draw:layer="layout" svg:x1="16.74cm" svg:y1="7.001cm" svg:x2="16.74cm" svg:y2="7.049cm">
              <text:p/>
            </draw:line>
            <draw:line draw:style-name="gr140" draw:text-style-name="P10" draw:layer="layout" svg:x1="16.74cm" svg:y1="7.052cm" svg:x2="17.098cm" svg:y2="7.052cm">
              <text:p/>
            </draw:line>
            <draw:line draw:style-name="gr143" draw:text-style-name="P10" draw:layer="layout" svg:x1="16.745cm" svg:y1="6.9cm" svg:x2="16.745cm" svg:y2="6.77cm">
              <text:p/>
            </draw:line>
            <draw:line draw:style-name="gr144" draw:text-style-name="P10" draw:layer="layout" svg:x1="16.945cm" svg:y1="7.3cm" svg:x2="16.945cm" svg:y2="6.836cm">
              <text:p/>
            </draw:line>
            <draw:line draw:style-name="gr144" draw:text-style-name="P10" draw:layer="layout" svg:x1="16.945cm" svg:y1="6.836cm" svg:x2="17.145cm" svg:y2="6.836cm">
              <text:p/>
            </draw:line>
            <draw:line draw:style-name="gr144" draw:text-style-name="P10" draw:layer="layout" svg:x1="17.145cm" svg:y1="6.836cm" svg:x2="17.145cm" svg:y2="6.77cm">
              <text:p/>
            </draw:line>
            <draw:line draw:style-name="gr143" draw:text-style-name="P10" draw:layer="layout" svg:x1="16.745cm" svg:y1="6.9cm" svg:x2="16.801cm" svg:y2="6.9cm">
              <text:p/>
            </draw:line>
            <draw:line draw:style-name="gr140" draw:text-style-name="P10" draw:layer="layout" svg:x1="17.156cm" svg:y1="7.2cm" svg:x2="17.234cm" svg:y2="7.2cm">
              <text:p/>
            </draw:line>
            <draw:line draw:style-name="gr140" draw:text-style-name="P10" draw:layer="layout" svg:x1="17.156cm" svg:y1="7.4cm" svg:x2="17.234cm" svg:y2="7.4cm">
              <text:p/>
            </draw:line>
            <draw:line draw:style-name="gr140" draw:text-style-name="P10" draw:layer="layout" svg:x1="17.156cm" svg:y1="7.6cm" svg:x2="17.234cm" svg:y2="7.6cm">
              <text:p/>
            </draw:line>
            <draw:custom-shape draw:style-name="gr142" draw:text-style-name="P42" draw:layer="layout" svg:width="0.179cm" svg:height="0.058cm" draw:transform="rotate (1.5707963267949) translate (17.098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7.099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7.099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7.099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9" draw:text-style-name="P41" draw:layer="layout" svg:width="0.036cm" svg:height="0.04cm" svg:x="16.723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45cm" svg:y1="7.206cm" svg:x2="16.745cm" svg:y2="7.254cm">
              <text:p/>
            </draw:line>
            <draw:line draw:style-name="gr140" draw:text-style-name="P10" draw:layer="layout" svg:x1="16.745cm" svg:y1="7.257cm" svg:x2="17.103cm" svg:y2="7.257cm">
              <text:p/>
            </draw:line>
            <draw:custom-shape draw:style-name="gr139" draw:text-style-name="P41" draw:layer="layout" svg:width="0.036cm" svg:height="0.04cm" svg:x="16.728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45cm" svg:y1="7.406cm" svg:x2="16.745cm" svg:y2="7.454cm">
              <text:p/>
            </draw:line>
            <draw:line draw:style-name="gr140" draw:text-style-name="P10" draw:layer="layout" svg:x1="16.745cm" svg:y1="7.457cm" svg:x2="17.103cm" svg:y2="7.457cm">
              <text:p/>
            </draw:line>
            <draw:custom-shape draw:style-name="gr139" draw:text-style-name="P41" draw:layer="layout" svg:width="0.036cm" svg:height="0.04cm" svg:x="16.728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45cm" svg:y1="7.606cm" svg:x2="16.745cm" svg:y2="7.654cm">
              <text:p/>
            </draw:line>
            <draw:line draw:style-name="gr140" draw:text-style-name="P10" draw:layer="layout" svg:x1="16.745cm" svg:y1="7.657cm" svg:x2="17.103cm" svg:y2="7.657cm">
              <text:p/>
            </draw:line>
            <draw:custom-shape draw:style-name="gr139" draw:text-style-name="P41" draw:layer="layout" svg:width="0.036cm" svg:height="0.04cm" svg:x="16.728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3" draw:text-style-name="P10" draw:layer="layout" svg:x1="16.745cm" svg:y1="6.84cm" svg:x2="16.873cm" svg:y2="6.84cm">
              <text:p/>
            </draw:line>
            <draw:line draw:style-name="gr143" draw:text-style-name="P10" draw:layer="layout" svg:x1="16.873cm" svg:y1="6.84cm" svg:x2="16.873cm" svg:y2="6.945cm">
              <text:p/>
            </draw:line>
            <draw:custom-shape draw:style-name="gr145" draw:text-style-name="P43" draw:layer="layout" svg:width="0.036cm" svg:height="0.04cm" svg:x="16.728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7.027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7.029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7.03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41" draw:text-style-name="P1" draw:layer="layout" svg:width="0.589cm" svg:height="1cm" svg:x="8.9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9.053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8.9cm" svg:y1="8.396cm" svg:x2="9.054cm" svg:y2="8.396cm">
              <text:p/>
            </draw:line>
            <draw:line draw:style-name="gr140" draw:text-style-name="P10" draw:layer="layout" svg:x1="8.901cm" svg:y1="8.596cm" svg:x2="9.055cm" svg:y2="8.596cm">
              <text:p/>
            </draw:line>
            <draw:line draw:style-name="gr140" draw:text-style-name="P10" draw:layer="layout" svg:x1="8.901cm" svg:y1="8.796cm" svg:x2="9.055cm" svg:y2="8.796cm">
              <text:p/>
            </draw:line>
            <draw:line draw:style-name="gr140" draw:text-style-name="P10" draw:layer="layout" svg:x1="8.902cm" svg:y1="8.996cm" svg:x2="9.056cm" svg:y2="8.996cm">
              <text:p/>
            </draw:line>
            <draw:line draw:style-name="gr144" draw:text-style-name="P10" draw:layer="layout" svg:x1="9.163cm" svg:y1="8.696cm" svg:x2="9.2cm" svg:y2="8.696cm">
              <text:p/>
            </draw:line>
            <draw:line draw:style-name="gr140" draw:text-style-name="P10" draw:layer="layout" svg:x1="8.995cm" svg:y1="8.397cm" svg:x2="8.995cm" svg:y2="8.445cm">
              <text:p/>
            </draw:line>
            <draw:line draw:style-name="gr140" draw:text-style-name="P10" draw:layer="layout" svg:x1="8.995cm" svg:y1="8.448cm" svg:x2="9.353cm" svg:y2="8.448cm">
              <text:p/>
            </draw:line>
            <draw:line draw:style-name="gr143" draw:text-style-name="P10" draw:layer="layout" svg:x1="9cm" svg:y1="8.296cm" svg:x2="9cm" svg:y2="8.166cm">
              <text:p/>
            </draw:line>
            <draw:line draw:style-name="gr144" draw:text-style-name="P10" draw:layer="layout" svg:x1="9.2cm" svg:y1="8.696cm" svg:x2="9.2cm" svg:y2="8.232cm">
              <text:p/>
            </draw:line>
            <draw:line draw:style-name="gr144" draw:text-style-name="P10" draw:layer="layout" svg:x1="9.2cm" svg:y1="8.232cm" svg:x2="9.4cm" svg:y2="8.232cm">
              <text:p/>
            </draw:line>
            <draw:line draw:style-name="gr144" draw:text-style-name="P10" draw:layer="layout" svg:x1="9.4cm" svg:y1="8.232cm" svg:x2="9.4cm" svg:y2="8.166cm">
              <text:p/>
            </draw:line>
            <draw:line draw:style-name="gr143" draw:text-style-name="P10" draw:layer="layout" svg:x1="9cm" svg:y1="8.296cm" svg:x2="9.056cm" svg:y2="8.296cm">
              <text:p/>
            </draw:line>
            <draw:line draw:style-name="gr140" draw:text-style-name="P10" draw:layer="layout" svg:x1="9.35cm" svg:y1="8.796cm" svg:x2="9.489cm" svg:y2="8.796cm">
              <text:p/>
            </draw:line>
            <draw:custom-shape draw:style-name="gr139" draw:text-style-name="P41" draw:layer="layout" svg:width="0.036cm" svg:height="0.04cm" svg:x="8.978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8.602cm" svg:x2="9cm" svg:y2="8.65cm">
              <text:p/>
            </draw:line>
            <draw:line draw:style-name="gr140" draw:text-style-name="P10" draw:layer="layout" svg:x1="9cm" svg:y1="8.653cm" svg:x2="9.358cm" svg:y2="8.653cm">
              <text:p/>
            </draw:line>
            <draw:custom-shape draw:style-name="gr139" draw:text-style-name="P41" draw:layer="layout" svg:width="0.036cm" svg:height="0.04cm" svg:x="8.983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8.802cm" svg:x2="9cm" svg:y2="8.85cm">
              <text:p/>
            </draw:line>
            <draw:line draw:style-name="gr140" draw:text-style-name="P10" draw:layer="layout" svg:x1="9cm" svg:y1="8.853cm" svg:x2="9.358cm" svg:y2="8.853cm">
              <text:p/>
            </draw:line>
            <draw:custom-shape draw:style-name="gr139" draw:text-style-name="P41" draw:layer="layout" svg:width="0.036cm" svg:height="0.04cm" svg:x="8.983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9.002cm" svg:x2="9cm" svg:y2="9.05cm">
              <text:p/>
            </draw:line>
            <draw:line draw:style-name="gr140" draw:text-style-name="P10" draw:layer="layout" svg:x1="9cm" svg:y1="9.053cm" svg:x2="9.358cm" svg:y2="9.053cm">
              <text:p/>
            </draw:line>
            <draw:custom-shape draw:style-name="gr139" draw:text-style-name="P41" draw:layer="layout" svg:width="0.036cm" svg:height="0.04cm" svg:x="8.983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.35cm" svg:y1="8.802cm" svg:x2="9.35cm" svg:y2="8.85cm">
              <text:p/>
            </draw:line>
            <draw:line draw:style-name="gr140" draw:text-style-name="P10" draw:layer="layout" svg:x1="9.351cm" svg:y1="8.996cm" svg:x2="9.49cm" svg:y2="8.996cm">
              <text:p/>
            </draw:line>
            <draw:line draw:style-name="gr140" draw:text-style-name="P10" draw:layer="layout" svg:x1="9.351cm" svg:y1="9.002cm" svg:x2="9.351cm" svg:y2="9.05cm">
              <text:p/>
            </draw:line>
            <draw:line draw:style-name="gr140" draw:text-style-name="P10" draw:layer="layout" svg:x1="9.352cm" svg:y1="8.596cm" svg:x2="9.491cm" svg:y2="8.596cm">
              <text:p/>
            </draw:line>
            <draw:line draw:style-name="gr140" draw:text-style-name="P10" draw:layer="layout" svg:x1="9.352cm" svg:y1="8.602cm" svg:x2="9.352cm" svg:y2="8.65cm">
              <text:p/>
            </draw:line>
            <draw:line draw:style-name="gr140" draw:text-style-name="P10" draw:layer="layout" svg:x1="9.353cm" svg:y1="8.396cm" svg:x2="9.492cm" svg:y2="8.396cm">
              <text:p/>
            </draw:line>
            <draw:line draw:style-name="gr140" draw:text-style-name="P10" draw:layer="layout" svg:x1="9.353cm" svg:y1="8.402cm" svg:x2="9.353cm" svg:y2="8.45cm">
              <text:p/>
            </draw:line>
          </draw:g>
          <draw:line draw:style-name="gr140" draw:text-style-name="P10" draw:layer="layout" svg:x1="6.902cm" svg:y1="8.396cm" svg:x2="8.895cm" svg:y2="8.396cm">
            <text:p/>
          </draw:line>
          <draw:line draw:style-name="gr140" draw:text-style-name="P10" draw:layer="layout" svg:x1="6.902cm" svg:y1="8.596cm" svg:x2="8.895cm" svg:y2="8.596cm">
            <text:p/>
          </draw:line>
          <draw:line draw:style-name="gr140" draw:text-style-name="P10" draw:layer="layout" svg:x1="6.902cm" svg:y1="8.796cm" svg:x2="8.895cm" svg:y2="8.796cm">
            <text:p/>
          </draw:line>
          <draw:line draw:style-name="gr140" draw:text-style-name="P10" draw:layer="layout" svg:x1="6.902cm" svg:y1="8.996cm" svg:x2="8.895cm" svg:y2="8.996cm">
            <text:p/>
          </draw:line>
        </draw:g>
        <draw:g>
          <draw:g>
            <draw:custom-shape draw:style-name="gr141" draw:text-style-name="P1" draw:layer="layout" svg:width="0.589cm" svg:height="1cm" svg:x="11.487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1.64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1.487cm" svg:y1="8.396cm" svg:x2="11.641cm" svg:y2="8.396cm">
              <text:p/>
            </draw:line>
            <draw:line draw:style-name="gr140" draw:text-style-name="P10" draw:layer="layout" svg:x1="11.488cm" svg:y1="8.596cm" svg:x2="11.642cm" svg:y2="8.596cm">
              <text:p/>
            </draw:line>
            <draw:line draw:style-name="gr140" draw:text-style-name="P10" draw:layer="layout" svg:x1="11.488cm" svg:y1="8.796cm" svg:x2="11.642cm" svg:y2="8.796cm">
              <text:p/>
            </draw:line>
            <draw:line draw:style-name="gr140" draw:text-style-name="P10" draw:layer="layout" svg:x1="11.489cm" svg:y1="8.996cm" svg:x2="11.643cm" svg:y2="8.996cm">
              <text:p/>
            </draw:line>
            <draw:line draw:style-name="gr144" draw:text-style-name="P10" draw:layer="layout" svg:x1="11.75cm" svg:y1="8.696cm" svg:x2="11.787cm" svg:y2="8.696cm">
              <text:p/>
            </draw:line>
            <draw:line draw:style-name="gr140" draw:text-style-name="P10" draw:layer="layout" svg:x1="11.582cm" svg:y1="8.397cm" svg:x2="11.582cm" svg:y2="8.445cm">
              <text:p/>
            </draw:line>
            <draw:line draw:style-name="gr140" draw:text-style-name="P10" draw:layer="layout" svg:x1="11.582cm" svg:y1="8.448cm" svg:x2="11.94cm" svg:y2="8.448cm">
              <text:p/>
            </draw:line>
            <draw:line draw:style-name="gr143" draw:text-style-name="P10" draw:layer="layout" svg:x1="11.587cm" svg:y1="8.296cm" svg:x2="11.587cm" svg:y2="8.166cm">
              <text:p/>
            </draw:line>
            <draw:line draw:style-name="gr144" draw:text-style-name="P10" draw:layer="layout" svg:x1="11.787cm" svg:y1="8.696cm" svg:x2="11.787cm" svg:y2="8.232cm">
              <text:p/>
            </draw:line>
            <draw:line draw:style-name="gr144" draw:text-style-name="P10" draw:layer="layout" svg:x1="11.787cm" svg:y1="8.232cm" svg:x2="11.987cm" svg:y2="8.232cm">
              <text:p/>
            </draw:line>
            <draw:line draw:style-name="gr144" draw:text-style-name="P10" draw:layer="layout" svg:x1="11.987cm" svg:y1="8.232cm" svg:x2="11.987cm" svg:y2="8.166cm">
              <text:p/>
            </draw:line>
            <draw:line draw:style-name="gr143" draw:text-style-name="P10" draw:layer="layout" svg:x1="11.587cm" svg:y1="8.296cm" svg:x2="11.643cm" svg:y2="8.296cm">
              <text:p/>
            </draw:line>
            <draw:line draw:style-name="gr140" draw:text-style-name="P10" draw:layer="layout" svg:x1="11.937cm" svg:y1="8.796cm" svg:x2="12.076cm" svg:y2="8.796cm">
              <text:p/>
            </draw:line>
            <draw:custom-shape draw:style-name="gr139" draw:text-style-name="P41" draw:layer="layout" svg:width="0.036cm" svg:height="0.04cm" svg:x="11.565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7cm" svg:y1="8.602cm" svg:x2="11.587cm" svg:y2="8.65cm">
              <text:p/>
            </draw:line>
            <draw:line draw:style-name="gr140" draw:text-style-name="P10" draw:layer="layout" svg:x1="11.587cm" svg:y1="8.653cm" svg:x2="11.945cm" svg:y2="8.653cm">
              <text:p/>
            </draw:line>
            <draw:custom-shape draw:style-name="gr139" draw:text-style-name="P41" draw:layer="layout" svg:width="0.036cm" svg:height="0.04cm" svg:x="11.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7cm" svg:y1="8.802cm" svg:x2="11.587cm" svg:y2="8.85cm">
              <text:p/>
            </draw:line>
            <draw:line draw:style-name="gr140" draw:text-style-name="P10" draw:layer="layout" svg:x1="11.587cm" svg:y1="8.853cm" svg:x2="11.945cm" svg:y2="8.853cm">
              <text:p/>
            </draw:line>
            <draw:custom-shape draw:style-name="gr139" draw:text-style-name="P41" draw:layer="layout" svg:width="0.036cm" svg:height="0.04cm" svg:x="11.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7cm" svg:y1="9.002cm" svg:x2="11.587cm" svg:y2="9.05cm">
              <text:p/>
            </draw:line>
            <draw:line draw:style-name="gr140" draw:text-style-name="P10" draw:layer="layout" svg:x1="11.587cm" svg:y1="9.053cm" svg:x2="11.945cm" svg:y2="9.053cm">
              <text:p/>
            </draw:line>
            <draw:custom-shape draw:style-name="gr139" draw:text-style-name="P41" draw:layer="layout" svg:width="0.036cm" svg:height="0.04cm" svg:x="11.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937cm" svg:y1="8.802cm" svg:x2="11.937cm" svg:y2="8.85cm">
              <text:p/>
            </draw:line>
            <draw:line draw:style-name="gr140" draw:text-style-name="P10" draw:layer="layout" svg:x1="11.938cm" svg:y1="8.996cm" svg:x2="12.077cm" svg:y2="8.996cm">
              <text:p/>
            </draw:line>
            <draw:line draw:style-name="gr140" draw:text-style-name="P10" draw:layer="layout" svg:x1="11.938cm" svg:y1="9.002cm" svg:x2="11.938cm" svg:y2="9.05cm">
              <text:p/>
            </draw:line>
            <draw:line draw:style-name="gr140" draw:text-style-name="P10" draw:layer="layout" svg:x1="11.939cm" svg:y1="8.596cm" svg:x2="12.078cm" svg:y2="8.596cm">
              <text:p/>
            </draw:line>
            <draw:line draw:style-name="gr140" draw:text-style-name="P10" draw:layer="layout" svg:x1="11.939cm" svg:y1="8.602cm" svg:x2="11.939cm" svg:y2="8.65cm">
              <text:p/>
            </draw:line>
            <draw:line draw:style-name="gr140" draw:text-style-name="P10" draw:layer="layout" svg:x1="11.94cm" svg:y1="8.396cm" svg:x2="12.079cm" svg:y2="8.396cm">
              <text:p/>
            </draw:line>
            <draw:line draw:style-name="gr140" draw:text-style-name="P10" draw:layer="layout" svg:x1="11.94cm" svg:y1="8.402cm" svg:x2="11.94cm" svg:y2="8.45cm">
              <text:p/>
            </draw:line>
          </draw:g>
          <draw:line draw:style-name="gr140" draw:text-style-name="P10" draw:layer="layout" svg:x1="9.489cm" svg:y1="8.396cm" svg:x2="11.482cm" svg:y2="8.396cm">
            <text:p/>
          </draw:line>
          <draw:line draw:style-name="gr140" draw:text-style-name="P10" draw:layer="layout" svg:x1="9.489cm" svg:y1="8.596cm" svg:x2="11.482cm" svg:y2="8.596cm">
            <text:p/>
          </draw:line>
          <draw:line draw:style-name="gr140" draw:text-style-name="P10" draw:layer="layout" svg:x1="9.489cm" svg:y1="8.796cm" svg:x2="11.482cm" svg:y2="8.796cm">
            <text:p/>
          </draw:line>
          <draw:line draw:style-name="gr140" draw:text-style-name="P10" draw:layer="layout" svg:x1="9.489cm" svg:y1="8.996cm" svg:x2="11.482cm" svg:y2="8.996cm">
            <text:p/>
          </draw:line>
        </draw:g>
        <draw:g>
          <draw:g>
            <draw:custom-shape draw:style-name="gr141" draw:text-style-name="P1" draw:layer="layout" svg:width="0.589cm" svg:height="1cm" svg:x="14.074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4.227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4.074cm" svg:y1="8.396cm" svg:x2="14.228cm" svg:y2="8.396cm">
              <text:p/>
            </draw:line>
            <draw:line draw:style-name="gr140" draw:text-style-name="P10" draw:layer="layout" svg:x1="14.075cm" svg:y1="8.596cm" svg:x2="14.229cm" svg:y2="8.596cm">
              <text:p/>
            </draw:line>
            <draw:line draw:style-name="gr140" draw:text-style-name="P10" draw:layer="layout" svg:x1="14.075cm" svg:y1="8.796cm" svg:x2="14.229cm" svg:y2="8.796cm">
              <text:p/>
            </draw:line>
            <draw:line draw:style-name="gr140" draw:text-style-name="P10" draw:layer="layout" svg:x1="14.076cm" svg:y1="8.996cm" svg:x2="14.23cm" svg:y2="8.996cm">
              <text:p/>
            </draw:line>
            <draw:line draw:style-name="gr144" draw:text-style-name="P10" draw:layer="layout" svg:x1="14.337cm" svg:y1="8.696cm" svg:x2="14.374cm" svg:y2="8.696cm">
              <text:p/>
            </draw:line>
            <draw:line draw:style-name="gr140" draw:text-style-name="P10" draw:layer="layout" svg:x1="14.169cm" svg:y1="8.397cm" svg:x2="14.169cm" svg:y2="8.445cm">
              <text:p/>
            </draw:line>
            <draw:line draw:style-name="gr140" draw:text-style-name="P10" draw:layer="layout" svg:x1="14.169cm" svg:y1="8.448cm" svg:x2="14.527cm" svg:y2="8.448cm">
              <text:p/>
            </draw:line>
            <draw:line draw:style-name="gr143" draw:text-style-name="P10" draw:layer="layout" svg:x1="14.174cm" svg:y1="8.296cm" svg:x2="14.174cm" svg:y2="8.166cm">
              <text:p/>
            </draw:line>
            <draw:line draw:style-name="gr144" draw:text-style-name="P10" draw:layer="layout" svg:x1="14.374cm" svg:y1="8.696cm" svg:x2="14.374cm" svg:y2="8.232cm">
              <text:p/>
            </draw:line>
            <draw:line draw:style-name="gr144" draw:text-style-name="P10" draw:layer="layout" svg:x1="14.374cm" svg:y1="8.232cm" svg:x2="14.574cm" svg:y2="8.232cm">
              <text:p/>
            </draw:line>
            <draw:line draw:style-name="gr144" draw:text-style-name="P10" draw:layer="layout" svg:x1="14.574cm" svg:y1="8.232cm" svg:x2="14.574cm" svg:y2="8.166cm">
              <text:p/>
            </draw:line>
            <draw:line draw:style-name="gr143" draw:text-style-name="P10" draw:layer="layout" svg:x1="14.174cm" svg:y1="8.296cm" svg:x2="14.23cm" svg:y2="8.296cm">
              <text:p/>
            </draw:line>
            <draw:line draw:style-name="gr140" draw:text-style-name="P10" draw:layer="layout" svg:x1="14.524cm" svg:y1="8.796cm" svg:x2="14.663cm" svg:y2="8.796cm">
              <text:p/>
            </draw:line>
            <draw:custom-shape draw:style-name="gr139" draw:text-style-name="P41" draw:layer="layout" svg:width="0.036cm" svg:height="0.04cm" svg:x="14.152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74cm" svg:y1="8.602cm" svg:x2="14.174cm" svg:y2="8.65cm">
              <text:p/>
            </draw:line>
            <draw:line draw:style-name="gr140" draw:text-style-name="P10" draw:layer="layout" svg:x1="14.174cm" svg:y1="8.653cm" svg:x2="14.532cm" svg:y2="8.653cm">
              <text:p/>
            </draw:line>
            <draw:custom-shape draw:style-name="gr139" draw:text-style-name="P41" draw:layer="layout" svg:width="0.036cm" svg:height="0.04cm" svg:x="14.1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74cm" svg:y1="8.802cm" svg:x2="14.174cm" svg:y2="8.85cm">
              <text:p/>
            </draw:line>
            <draw:line draw:style-name="gr140" draw:text-style-name="P10" draw:layer="layout" svg:x1="14.174cm" svg:y1="8.853cm" svg:x2="14.532cm" svg:y2="8.853cm">
              <text:p/>
            </draw:line>
            <draw:custom-shape draw:style-name="gr139" draw:text-style-name="P41" draw:layer="layout" svg:width="0.036cm" svg:height="0.04cm" svg:x="14.1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74cm" svg:y1="9.002cm" svg:x2="14.174cm" svg:y2="9.05cm">
              <text:p/>
            </draw:line>
            <draw:line draw:style-name="gr140" draw:text-style-name="P10" draw:layer="layout" svg:x1="14.174cm" svg:y1="9.053cm" svg:x2="14.532cm" svg:y2="9.053cm">
              <text:p/>
            </draw:line>
            <draw:custom-shape draw:style-name="gr139" draw:text-style-name="P41" draw:layer="layout" svg:width="0.036cm" svg:height="0.04cm" svg:x="14.1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524cm" svg:y1="8.802cm" svg:x2="14.524cm" svg:y2="8.85cm">
              <text:p/>
            </draw:line>
            <draw:line draw:style-name="gr140" draw:text-style-name="P10" draw:layer="layout" svg:x1="14.525cm" svg:y1="8.996cm" svg:x2="14.664cm" svg:y2="8.996cm">
              <text:p/>
            </draw:line>
            <draw:line draw:style-name="gr140" draw:text-style-name="P10" draw:layer="layout" svg:x1="14.525cm" svg:y1="9.002cm" svg:x2="14.525cm" svg:y2="9.05cm">
              <text:p/>
            </draw:line>
            <draw:line draw:style-name="gr140" draw:text-style-name="P10" draw:layer="layout" svg:x1="14.526cm" svg:y1="8.596cm" svg:x2="14.665cm" svg:y2="8.596cm">
              <text:p/>
            </draw:line>
            <draw:line draw:style-name="gr140" draw:text-style-name="P10" draw:layer="layout" svg:x1="14.526cm" svg:y1="8.602cm" svg:x2="14.526cm" svg:y2="8.65cm">
              <text:p/>
            </draw:line>
            <draw:line draw:style-name="gr140" draw:text-style-name="P10" draw:layer="layout" svg:x1="14.527cm" svg:y1="8.396cm" svg:x2="14.666cm" svg:y2="8.396cm">
              <text:p/>
            </draw:line>
            <draw:line draw:style-name="gr140" draw:text-style-name="P10" draw:layer="layout" svg:x1="14.527cm" svg:y1="8.402cm" svg:x2="14.527cm" svg:y2="8.45cm">
              <text:p/>
            </draw:line>
          </draw:g>
          <draw:line draw:style-name="gr140" draw:text-style-name="P10" draw:layer="layout" svg:x1="12.076cm" svg:y1="8.396cm" svg:x2="14.069cm" svg:y2="8.396cm">
            <text:p/>
          </draw:line>
          <draw:line draw:style-name="gr140" draw:text-style-name="P10" draw:layer="layout" svg:x1="12.076cm" svg:y1="8.596cm" svg:x2="14.069cm" svg:y2="8.596cm">
            <text:p/>
          </draw:line>
          <draw:line draw:style-name="gr140" draw:text-style-name="P10" draw:layer="layout" svg:x1="12.076cm" svg:y1="8.796cm" svg:x2="14.069cm" svg:y2="8.796cm">
            <text:p/>
          </draw:line>
          <draw:line draw:style-name="gr140" draw:text-style-name="P10" draw:layer="layout" svg:x1="12.076cm" svg:y1="8.996cm" svg:x2="14.069cm" svg:y2="8.996cm">
            <text:p/>
          </draw:line>
        </draw:g>
        <draw:g>
          <draw:g>
            <draw:custom-shape draw:style-name="gr141" draw:text-style-name="P1" draw:layer="layout" svg:width="0.589cm" svg:height="1cm" svg:x="16.661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6.814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6.661cm" svg:y1="8.396cm" svg:x2="16.815cm" svg:y2="8.396cm">
              <text:p/>
            </draw:line>
            <draw:line draw:style-name="gr140" draw:text-style-name="P10" draw:layer="layout" svg:x1="16.662cm" svg:y1="8.596cm" svg:x2="16.816cm" svg:y2="8.596cm">
              <text:p/>
            </draw:line>
            <draw:line draw:style-name="gr140" draw:text-style-name="P10" draw:layer="layout" svg:x1="16.662cm" svg:y1="8.796cm" svg:x2="16.816cm" svg:y2="8.796cm">
              <text:p/>
            </draw:line>
            <draw:line draw:style-name="gr140" draw:text-style-name="P10" draw:layer="layout" svg:x1="16.663cm" svg:y1="8.996cm" svg:x2="16.817cm" svg:y2="8.996cm">
              <text:p/>
            </draw:line>
            <draw:line draw:style-name="gr144" draw:text-style-name="P10" draw:layer="layout" svg:x1="16.924cm" svg:y1="8.696cm" svg:x2="16.961cm" svg:y2="8.696cm">
              <text:p/>
            </draw:line>
            <draw:line draw:style-name="gr140" draw:text-style-name="P10" draw:layer="layout" svg:x1="16.756cm" svg:y1="8.397cm" svg:x2="16.756cm" svg:y2="8.445cm">
              <text:p/>
            </draw:line>
            <draw:line draw:style-name="gr140" draw:text-style-name="P10" draw:layer="layout" svg:x1="16.756cm" svg:y1="8.448cm" svg:x2="17.114cm" svg:y2="8.448cm">
              <text:p/>
            </draw:line>
            <draw:line draw:style-name="gr143" draw:text-style-name="P10" draw:layer="layout" svg:x1="16.761cm" svg:y1="8.296cm" svg:x2="16.761cm" svg:y2="8.166cm">
              <text:p/>
            </draw:line>
            <draw:line draw:style-name="gr144" draw:text-style-name="P10" draw:layer="layout" svg:x1="16.961cm" svg:y1="8.696cm" svg:x2="16.961cm" svg:y2="8.232cm">
              <text:p/>
            </draw:line>
            <draw:line draw:style-name="gr144" draw:text-style-name="P10" draw:layer="layout" svg:x1="16.961cm" svg:y1="8.232cm" svg:x2="17.161cm" svg:y2="8.232cm">
              <text:p/>
            </draw:line>
            <draw:line draw:style-name="gr144" draw:text-style-name="P10" draw:layer="layout" svg:x1="17.161cm" svg:y1="8.232cm" svg:x2="17.161cm" svg:y2="8.166cm">
              <text:p/>
            </draw:line>
            <draw:line draw:style-name="gr143" draw:text-style-name="P10" draw:layer="layout" svg:x1="16.761cm" svg:y1="8.296cm" svg:x2="16.817cm" svg:y2="8.296cm">
              <text:p/>
            </draw:line>
            <draw:line draw:style-name="gr140" draw:text-style-name="P10" draw:layer="layout" svg:x1="17.111cm" svg:y1="8.796cm" svg:x2="17.25cm" svg:y2="8.796cm">
              <text:p/>
            </draw:line>
            <draw:custom-shape draw:style-name="gr139" draw:text-style-name="P41" draw:layer="layout" svg:width="0.036cm" svg:height="0.04cm" svg:x="16.739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61cm" svg:y1="8.602cm" svg:x2="16.761cm" svg:y2="8.65cm">
              <text:p/>
            </draw:line>
            <draw:line draw:style-name="gr140" draw:text-style-name="P10" draw:layer="layout" svg:x1="16.761cm" svg:y1="8.653cm" svg:x2="17.119cm" svg:y2="8.653cm">
              <text:p/>
            </draw:line>
            <draw:custom-shape draw:style-name="gr139" draw:text-style-name="P41" draw:layer="layout" svg:width="0.036cm" svg:height="0.04cm" svg:x="16.744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61cm" svg:y1="8.802cm" svg:x2="16.761cm" svg:y2="8.85cm">
              <text:p/>
            </draw:line>
            <draw:line draw:style-name="gr140" draw:text-style-name="P10" draw:layer="layout" svg:x1="16.761cm" svg:y1="8.853cm" svg:x2="17.119cm" svg:y2="8.853cm">
              <text:p/>
            </draw:line>
            <draw:custom-shape draw:style-name="gr139" draw:text-style-name="P41" draw:layer="layout" svg:width="0.036cm" svg:height="0.04cm" svg:x="16.744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61cm" svg:y1="9.002cm" svg:x2="16.761cm" svg:y2="9.05cm">
              <text:p/>
            </draw:line>
            <draw:line draw:style-name="gr140" draw:text-style-name="P10" draw:layer="layout" svg:x1="16.761cm" svg:y1="9.053cm" svg:x2="17.119cm" svg:y2="9.053cm">
              <text:p/>
            </draw:line>
            <draw:custom-shape draw:style-name="gr139" draw:text-style-name="P41" draw:layer="layout" svg:width="0.036cm" svg:height="0.04cm" svg:x="16.744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7.111cm" svg:y1="8.802cm" svg:x2="17.111cm" svg:y2="8.85cm">
              <text:p/>
            </draw:line>
            <draw:line draw:style-name="gr140" draw:text-style-name="P10" draw:layer="layout" svg:x1="17.112cm" svg:y1="8.996cm" svg:x2="17.251cm" svg:y2="8.996cm">
              <text:p/>
            </draw:line>
            <draw:line draw:style-name="gr140" draw:text-style-name="P10" draw:layer="layout" svg:x1="17.112cm" svg:y1="9.002cm" svg:x2="17.112cm" svg:y2="9.05cm">
              <text:p/>
            </draw:line>
            <draw:line draw:style-name="gr140" draw:text-style-name="P10" draw:layer="layout" svg:x1="17.113cm" svg:y1="8.596cm" svg:x2="17.252cm" svg:y2="8.596cm">
              <text:p/>
            </draw:line>
            <draw:line draw:style-name="gr140" draw:text-style-name="P10" draw:layer="layout" svg:x1="17.113cm" svg:y1="8.602cm" svg:x2="17.113cm" svg:y2="8.65cm">
              <text:p/>
            </draw:line>
            <draw:line draw:style-name="gr140" draw:text-style-name="P10" draw:layer="layout" svg:x1="17.114cm" svg:y1="8.396cm" svg:x2="17.253cm" svg:y2="8.396cm">
              <text:p/>
            </draw:line>
            <draw:line draw:style-name="gr140" draw:text-style-name="P10" draw:layer="layout" svg:x1="17.114cm" svg:y1="8.402cm" svg:x2="17.114cm" svg:y2="8.45cm">
              <text:p/>
            </draw:line>
          </draw:g>
          <draw:line draw:style-name="gr140" draw:text-style-name="P10" draw:layer="layout" svg:x1="14.663cm" svg:y1="8.396cm" svg:x2="16.656cm" svg:y2="8.396cm">
            <text:p/>
          </draw:line>
          <draw:line draw:style-name="gr140" draw:text-style-name="P10" draw:layer="layout" svg:x1="14.663cm" svg:y1="8.596cm" svg:x2="16.656cm" svg:y2="8.596cm">
            <text:p/>
          </draw:line>
          <draw:line draw:style-name="gr140" draw:text-style-name="P10" draw:layer="layout" svg:x1="14.663cm" svg:y1="8.796cm" svg:x2="16.656cm" svg:y2="8.796cm">
            <text:p/>
          </draw:line>
          <draw:line draw:style-name="gr140" draw:text-style-name="P10" draw:layer="layout" svg:x1="14.663cm" svg:y1="8.996cm" svg:x2="16.656cm" svg:y2="8.996cm">
            <text:p/>
          </draw:line>
        </draw:g>
        <draw:g>
          <draw:g>
            <draw:custom-shape draw:style-name="gr141" draw:text-style-name="P1" draw:layer="layout" svg:width="0.589cm" svg:height="1cm" svg:x="8.901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8.901cm" svg:y1="9.992cm" svg:x2="9.49cm" svg:y2="9.992cm">
              <text:p/>
            </draw:line>
            <draw:line draw:style-name="gr140" draw:text-style-name="P10" draw:layer="layout" svg:x1="8.901cm" svg:y1="10.192cm" svg:x2="9.488cm" svg:y2="10.192cm">
              <text:p/>
            </draw:line>
            <draw:line draw:style-name="gr140" draw:text-style-name="P10" draw:layer="layout" svg:x1="8.901cm" svg:y1="10.392cm" svg:x2="9.49cm" svg:y2="10.392cm">
              <text:p/>
            </draw:line>
            <draw:line draw:style-name="gr143" draw:text-style-name="P10" draw:layer="layout" svg:x1="9.001cm" svg:y1="9.792cm" svg:x2="9.001cm" svg:y2="9.562cm">
              <text:p/>
            </draw:line>
            <draw:line draw:style-name="gr144" draw:text-style-name="P10" draw:layer="layout" svg:x1="9.201cm" svg:y1="10.4cm" svg:x2="9.201cm" svg:y2="9.611cm">
              <text:p/>
            </draw:line>
            <draw:line draw:style-name="gr144" draw:text-style-name="P10" draw:layer="layout" svg:x1="9.201cm" svg:y1="9.62cm" svg:x2="9.401cm" svg:y2="9.62cm">
              <text:p/>
            </draw:line>
            <draw:line draw:style-name="gr144" draw:text-style-name="P10" draw:layer="layout" svg:x1="9.401cm" svg:y1="9.628cm" svg:x2="9.401cm" svg:y2="9.562cm">
              <text:p/>
            </draw:line>
            <draw:line draw:style-name="gr143" draw:text-style-name="P10" draw:layer="layout" svg:x1="9.001cm" svg:y1="9.792cm" svg:x2="9.117cm" svg:y2="9.792cm">
              <text:p/>
            </draw:line>
          </draw:g>
          <draw:line draw:style-name="gr140" draw:text-style-name="P10" draw:layer="layout" svg:x1="6.903cm" svg:y1="9.992cm" svg:x2="8.901cm" svg:y2="9.992cm">
            <text:p/>
          </draw:line>
          <draw:line draw:style-name="gr140" draw:text-style-name="P10" draw:layer="layout" svg:x1="6.903cm" svg:y1="10.192cm" svg:x2="8.901cm" svg:y2="10.192cm">
            <text:p/>
          </draw:line>
          <draw:line draw:style-name="gr140" draw:text-style-name="P10" draw:layer="layout" svg:x1="6.903cm" svg:y1="10.392cm" svg:x2="8.901cm" svg:y2="10.392cm">
            <text:p/>
          </draw:line>
          <draw:g>
            <draw:line draw:style-name="gr146" draw:text-style-name="P10" draw:layer="layout" svg:x1="9.137cm" svg:y1="9.765cm" svg:x2="9.128cm" svg:y2="9.756cm">
              <text:p text:style-name="P2"><text:s/></text:p>
            </draw:line>
            <draw:line draw:style-name="gr146" draw:text-style-name="P10" draw:layer="layout" svg:x1="9.175cm" svg:y1="9.726cm" svg:x2="9.167cm" svg:y2="9.718cm">
              <text:p text:style-name="P2"><text:s/></text:p>
            </draw:line>
            <draw:line draw:style-name="gr38" draw:text-style-name="P10" draw:layer="layout" svg:x1="9.194cm" svg:y1="9.709cm" svg:x2="9.117cm" svg:y2="9.786cm">
              <text:p/>
            </draw:line>
            <draw:line draw:style-name="gr38" draw:text-style-name="P10" draw:layer="layout" svg:x1="9.169cm" svg:y1="9.718cm" svg:x2="9.128cm" svg:y2="9.759cm">
              <text:p/>
            </draw:line>
            <draw:line draw:style-name="gr38" draw:text-style-name="P10" draw:layer="layout" svg:x1="9.164cm" svg:y1="9.714cm" svg:x2="9.123cm" svg:y2="9.755cm">
              <text:p/>
            </draw:line>
            <draw:line draw:style-name="gr146" draw:text-style-name="P10" draw:layer="layout" svg:x1="9.144cm" svg:y1="9.733cm" svg:x2="9.136cm" svg:y2="9.725cm">
              <text:p text:style-name="P2"><text:s/></text:p>
            </draw:line>
          </draw:g>
          <draw:g>
            <draw:line draw:style-name="gr146" draw:text-style-name="P10" draw:layer="layout" svg:x1="9.135cm" svg:y1="9.963cm" svg:x2="9.126cm" svg:y2="9.954cm">
              <text:p text:style-name="P2"><text:s/></text:p>
            </draw:line>
            <draw:line draw:style-name="gr146" draw:text-style-name="P10" draw:layer="layout" svg:x1="9.173cm" svg:y1="9.924cm" svg:x2="9.165cm" svg:y2="9.916cm">
              <text:p text:style-name="P2"><text:s/></text:p>
            </draw:line>
            <draw:line draw:style-name="gr38" draw:text-style-name="P10" draw:layer="layout" svg:x1="9.192cm" svg:y1="9.907cm" svg:x2="9.115cm" svg:y2="9.984cm">
              <text:p/>
            </draw:line>
            <draw:line draw:style-name="gr38" draw:text-style-name="P10" draw:layer="layout" svg:x1="9.167cm" svg:y1="9.916cm" svg:x2="9.126cm" svg:y2="9.957cm">
              <text:p/>
            </draw:line>
            <draw:line draw:style-name="gr38" draw:text-style-name="P10" draw:layer="layout" svg:x1="9.162cm" svg:y1="9.912cm" svg:x2="9.121cm" svg:y2="9.953cm">
              <text:p/>
            </draw:line>
            <draw:line draw:style-name="gr146" draw:text-style-name="P10" draw:layer="layout" svg:x1="9.142cm" svg:y1="9.931cm" svg:x2="9.134cm" svg:y2="9.923cm">
              <text:p text:style-name="P2"><text:s/></text:p>
            </draw:line>
          </draw:g>
          <draw:g>
            <draw:line draw:style-name="gr146" draw:text-style-name="P10" draw:layer="layout" svg:x1="9.137cm" svg:y1="10.163cm" svg:x2="9.128cm" svg:y2="10.154cm">
              <text:p text:style-name="P2"><text:s/></text:p>
            </draw:line>
            <draw:line draw:style-name="gr146" draw:text-style-name="P10" draw:layer="layout" svg:x1="9.175cm" svg:y1="10.124cm" svg:x2="9.167cm" svg:y2="10.116cm">
              <text:p text:style-name="P2"><text:s/></text:p>
            </draw:line>
            <draw:line draw:style-name="gr38" draw:text-style-name="P10" draw:layer="layout" svg:x1="9.194cm" svg:y1="10.107cm" svg:x2="9.117cm" svg:y2="10.184cm">
              <text:p/>
            </draw:line>
            <draw:line draw:style-name="gr38" draw:text-style-name="P10" draw:layer="layout" svg:x1="9.169cm" svg:y1="10.116cm" svg:x2="9.128cm" svg:y2="10.157cm">
              <text:p/>
            </draw:line>
            <draw:line draw:style-name="gr38" draw:text-style-name="P10" draw:layer="layout" svg:x1="9.164cm" svg:y1="10.112cm" svg:x2="9.123cm" svg:y2="10.153cm">
              <text:p/>
            </draw:line>
            <draw:line draw:style-name="gr146" draw:text-style-name="P10" draw:layer="layout" svg:x1="9.144cm" svg:y1="10.131cm" svg:x2="9.136cm" svg:y2="10.123cm">
              <text:p text:style-name="P2"><text:s/></text:p>
            </draw:line>
          </draw:g>
          <draw:g>
            <draw:line draw:style-name="gr146" draw:text-style-name="P10" draw:layer="layout" svg:x1="9.134cm" svg:y1="10.362cm" svg:x2="9.125cm" svg:y2="10.353cm">
              <text:p text:style-name="P2"><text:s/></text:p>
            </draw:line>
            <draw:line draw:style-name="gr146" draw:text-style-name="P10" draw:layer="layout" svg:x1="9.172cm" svg:y1="10.323cm" svg:x2="9.164cm" svg:y2="10.315cm">
              <text:p text:style-name="P2"><text:s/></text:p>
            </draw:line>
            <draw:line draw:style-name="gr38" draw:text-style-name="P10" draw:layer="layout" svg:x1="9.191cm" svg:y1="10.306cm" svg:x2="9.114cm" svg:y2="10.383cm">
              <text:p/>
            </draw:line>
            <draw:line draw:style-name="gr38" draw:text-style-name="P10" draw:layer="layout" svg:x1="9.166cm" svg:y1="10.315cm" svg:x2="9.125cm" svg:y2="10.356cm">
              <text:p/>
            </draw:line>
            <draw:line draw:style-name="gr38" draw:text-style-name="P10" draw:layer="layout" svg:x1="9.161cm" svg:y1="10.311cm" svg:x2="9.12cm" svg:y2="10.352cm">
              <text:p/>
            </draw:line>
            <draw:line draw:style-name="gr146" draw:text-style-name="P10" draw:layer="layout" svg:x1="9.141cm" svg:y1="10.33cm" svg:x2="9.133cm" svg:y2="10.322cm">
              <text:p text:style-name="P2"><text:s/></text:p>
            </draw:line>
          </draw:g>
        </draw:g>
        <draw:g>
          <draw:custom-shape draw:style-name="gr141" draw:text-style-name="P1" draw:layer="layout" svg:width="0.589cm" svg:height="1cm" svg:x="8.902cm" svg:y="10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0" draw:text-style-name="P10" draw:layer="layout" svg:x1="8.902cm" svg:y1="11.177cm" svg:x2="9.491cm" svg:y2="11.177cm">
            <text:p/>
          </draw:line>
          <draw:line draw:style-name="gr140" draw:text-style-name="P10" draw:layer="layout" svg:x1="8.902cm" svg:y1="11.377cm" svg:x2="9.491cm" svg:y2="11.377cm">
            <text:p/>
          </draw:line>
          <draw:line draw:style-name="gr140" draw:text-style-name="P10" draw:layer="layout" svg:x1="8.902cm" svg:y1="11.577cm" svg:x2="9.489cm" svg:y2="11.577cm">
            <text:p/>
          </draw:line>
          <draw:line draw:style-name="gr140" draw:text-style-name="P10" draw:layer="layout" svg:x1="8.902cm" svg:y1="11.777cm" svg:x2="9.491cm" svg:y2="11.777cm">
            <text:p/>
          </draw:line>
          <draw:line draw:style-name="gr143" draw:text-style-name="P10" draw:layer="layout" svg:x1="9.002cm" svg:y1="11.077cm" svg:x2="9.002cm" svg:y2="10.947cm">
            <text:p/>
          </draw:line>
          <draw:line draw:style-name="gr147" draw:text-style-name="P44" draw:layer="layout" svg:x1="9.202cm" svg:y1="11.785cm" svg:x2="9.202cm" svg:y2="11.072cm">
            <text:p/>
          </draw:line>
          <draw:line draw:style-name="gr143" draw:text-style-name="P10" draw:layer="layout" svg:x1="9.002cm" svg:y1="11.077cm" svg:x2="9.195cm" svg:y2="11.077cm">
            <text:p/>
          </draw:line>
          <draw:line draw:style-name="gr140" draw:text-style-name="P10" draw:layer="layout" svg:x1="9.492cm" svg:y1="11.177cm" svg:x2="11.49cm" svg:y2="11.177cm">
            <text:p/>
          </draw:line>
          <draw:line draw:style-name="gr140" draw:text-style-name="P10" draw:layer="layout" svg:x1="9.492cm" svg:y1="11.377cm" svg:x2="11.49cm" svg:y2="11.377cm">
            <text:p/>
          </draw:line>
          <draw:line draw:style-name="gr140" draw:text-style-name="P10" draw:layer="layout" svg:x1="9.492cm" svg:y1="11.577cm" svg:x2="11.49cm" svg:y2="11.577cm">
            <text:p/>
          </draw:line>
          <draw:line draw:style-name="gr140" draw:text-style-name="P10" draw:layer="layout" svg:x1="9.492cm" svg:y1="11.777cm" svg:x2="11.49cm" svg:y2="11.777cm">
            <text:p/>
          </draw:line>
          <draw:g>
            <draw:line draw:style-name="gr146" draw:text-style-name="P10" draw:layer="layout" svg:x1="9.231cm" svg:y1="11.111cm" svg:x2="9.24cm" svg:y2="11.102cm">
              <text:p text:style-name="P2"><text:s/></text:p>
            </draw:line>
            <draw:line draw:style-name="gr146" draw:text-style-name="P10" draw:layer="layout" svg:x1="9.27cm" svg:y1="11.149cm" svg:x2="9.278cm" svg:y2="11.141cm">
              <text:p text:style-name="P2"><text:s/></text:p>
            </draw:line>
            <draw:line draw:style-name="gr38" draw:text-style-name="P10" draw:layer="layout" svg:x1="9.287cm" svg:y1="11.168cm" svg:x2="9.21cm" svg:y2="11.091cm">
              <text:p/>
            </draw:line>
            <draw:line draw:style-name="gr38" draw:text-style-name="P10" draw:layer="layout" svg:x1="9.278cm" svg:y1="11.143cm" svg:x2="9.237cm" svg:y2="11.102cm">
              <text:p/>
            </draw:line>
            <draw:line draw:style-name="gr38" draw:text-style-name="P10" draw:layer="layout" svg:x1="9.282cm" svg:y1="11.138cm" svg:x2="9.241cm" svg:y2="11.097cm">
              <text:p/>
            </draw:line>
            <draw:line draw:style-name="gr146" draw:text-style-name="P10" draw:layer="layout" svg:x1="9.263cm" svg:y1="11.118cm" svg:x2="9.271cm" svg:y2="11.11cm">
              <text:p text:style-name="P2"><text:s/></text:p>
            </draw:line>
          </draw:g>
          <draw:g>
            <draw:line draw:style-name="gr146" draw:text-style-name="P10" draw:layer="layout" svg:x1="9.233cm" svg:y1="11.311cm" svg:x2="9.242cm" svg:y2="11.302cm">
              <text:p text:style-name="P2"><text:s/></text:p>
            </draw:line>
            <draw:line draw:style-name="gr146" draw:text-style-name="P10" draw:layer="layout" svg:x1="9.272cm" svg:y1="11.349cm" svg:x2="9.28cm" svg:y2="11.341cm">
              <text:p text:style-name="P2"><text:s/></text:p>
            </draw:line>
            <draw:line draw:style-name="gr38" draw:text-style-name="P10" draw:layer="layout" svg:x1="9.289cm" svg:y1="11.368cm" svg:x2="9.212cm" svg:y2="11.291cm">
              <text:p/>
            </draw:line>
            <draw:line draw:style-name="gr38" draw:text-style-name="P10" draw:layer="layout" svg:x1="9.28cm" svg:y1="11.343cm" svg:x2="9.239cm" svg:y2="11.302cm">
              <text:p/>
            </draw:line>
            <draw:line draw:style-name="gr38" draw:text-style-name="P10" draw:layer="layout" svg:x1="9.284cm" svg:y1="11.338cm" svg:x2="9.243cm" svg:y2="11.297cm">
              <text:p/>
            </draw:line>
            <draw:line draw:style-name="gr146" draw:text-style-name="P10" draw:layer="layout" svg:x1="9.265cm" svg:y1="11.318cm" svg:x2="9.273cm" svg:y2="11.31cm">
              <text:p text:style-name="P2"><text:s/></text:p>
            </draw:line>
          </draw:g>
          <draw:g>
            <draw:line draw:style-name="gr146" draw:text-style-name="P10" draw:layer="layout" svg:x1="9.233cm" svg:y1="11.509cm" svg:x2="9.242cm" svg:y2="11.5cm">
              <text:p text:style-name="P2"><text:s/></text:p>
            </draw:line>
            <draw:line draw:style-name="gr146" draw:text-style-name="P10" draw:layer="layout" svg:x1="9.272cm" svg:y1="11.547cm" svg:x2="9.28cm" svg:y2="11.539cm">
              <text:p text:style-name="P2"><text:s/></text:p>
            </draw:line>
            <draw:line draw:style-name="gr38" draw:text-style-name="P10" draw:layer="layout" svg:x1="9.289cm" svg:y1="11.566cm" svg:x2="9.212cm" svg:y2="11.489cm">
              <text:p/>
            </draw:line>
            <draw:line draw:style-name="gr38" draw:text-style-name="P10" draw:layer="layout" svg:x1="9.28cm" svg:y1="11.541cm" svg:x2="9.239cm" svg:y2="11.5cm">
              <text:p/>
            </draw:line>
            <draw:line draw:style-name="gr38" draw:text-style-name="P10" draw:layer="layout" svg:x1="9.284cm" svg:y1="11.536cm" svg:x2="9.243cm" svg:y2="11.495cm">
              <text:p/>
            </draw:line>
            <draw:line draw:style-name="gr146" draw:text-style-name="P10" draw:layer="layout" svg:x1="9.265cm" svg:y1="11.516cm" svg:x2="9.273cm" svg:y2="11.508cm">
              <text:p text:style-name="P2"><text:s/></text:p>
            </draw:line>
          </draw:g>
          <draw:g>
            <draw:line draw:style-name="gr146" draw:text-style-name="P10" draw:layer="layout" svg:x1="9.235cm" svg:y1="11.707cm" svg:x2="9.244cm" svg:y2="11.698cm">
              <text:p text:style-name="P2"><text:s/></text:p>
            </draw:line>
            <draw:line draw:style-name="gr146" draw:text-style-name="P10" draw:layer="layout" svg:x1="9.274cm" svg:y1="11.745cm" svg:x2="9.282cm" svg:y2="11.737cm">
              <text:p text:style-name="P2"><text:s/></text:p>
            </draw:line>
            <draw:line draw:style-name="gr38" draw:text-style-name="P10" draw:layer="layout" svg:x1="9.291cm" svg:y1="11.764cm" svg:x2="9.214cm" svg:y2="11.687cm">
              <text:p/>
            </draw:line>
            <draw:line draw:style-name="gr38" draw:text-style-name="P10" draw:layer="layout" svg:x1="9.282cm" svg:y1="11.739cm" svg:x2="9.241cm" svg:y2="11.698cm">
              <text:p/>
            </draw:line>
            <draw:line draw:style-name="gr38" draw:text-style-name="P10" draw:layer="layout" svg:x1="9.286cm" svg:y1="11.734cm" svg:x2="9.245cm" svg:y2="11.693cm">
              <text:p/>
            </draw:line>
            <draw:line draw:style-name="gr146" draw:text-style-name="P10" draw:layer="layout" svg:x1="9.267cm" svg:y1="11.714cm" svg:x2="9.275cm" svg:y2="11.706cm">
              <text:p text:style-name="P2"><text:s/></text:p>
            </draw:line>
          </draw:g>
        </draw:g>
        <draw:g>
          <draw:g>
            <draw:custom-shape draw:style-name="gr141" draw:text-style-name="P1" draw:layer="layout" svg:width="0.589cm" svg:height="1cm" svg:x="11.488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1.488cm" svg:y1="9.992cm" svg:x2="12.077cm" svg:y2="9.992cm">
              <text:p/>
            </draw:line>
            <draw:line draw:style-name="gr140" draw:text-style-name="P10" draw:layer="layout" svg:x1="11.488cm" svg:y1="10.192cm" svg:x2="12.075cm" svg:y2="10.192cm">
              <text:p/>
            </draw:line>
            <draw:line draw:style-name="gr140" draw:text-style-name="P10" draw:layer="layout" svg:x1="11.488cm" svg:y1="10.392cm" svg:x2="12.077cm" svg:y2="10.392cm">
              <text:p/>
            </draw:line>
            <draw:line draw:style-name="gr143" draw:text-style-name="P10" draw:layer="layout" svg:x1="11.588cm" svg:y1="9.792cm" svg:x2="11.588cm" svg:y2="9.562cm">
              <text:p/>
            </draw:line>
            <draw:line draw:style-name="gr144" draw:text-style-name="P10" draw:layer="layout" svg:x1="11.788cm" svg:y1="10.4cm" svg:x2="11.788cm" svg:y2="9.611cm">
              <text:p/>
            </draw:line>
            <draw:line draw:style-name="gr144" draw:text-style-name="P10" draw:layer="layout" svg:x1="11.788cm" svg:y1="9.62cm" svg:x2="11.988cm" svg:y2="9.62cm">
              <text:p/>
            </draw:line>
            <draw:line draw:style-name="gr144" draw:text-style-name="P10" draw:layer="layout" svg:x1="11.988cm" svg:y1="9.628cm" svg:x2="11.988cm" svg:y2="9.562cm">
              <text:p/>
            </draw:line>
            <draw:line draw:style-name="gr143" draw:text-style-name="P10" draw:layer="layout" svg:x1="11.588cm" svg:y1="9.792cm" svg:x2="11.704cm" svg:y2="9.792cm">
              <text:p/>
            </draw:line>
          </draw:g>
          <draw:line draw:style-name="gr140" draw:text-style-name="P10" draw:layer="layout" svg:x1="9.49cm" svg:y1="9.992cm" svg:x2="11.488cm" svg:y2="9.992cm">
            <text:p/>
          </draw:line>
          <draw:line draw:style-name="gr140" draw:text-style-name="P10" draw:layer="layout" svg:x1="9.49cm" svg:y1="10.192cm" svg:x2="11.488cm" svg:y2="10.192cm">
            <text:p/>
          </draw:line>
          <draw:line draw:style-name="gr140" draw:text-style-name="P10" draw:layer="layout" svg:x1="9.49cm" svg:y1="10.392cm" svg:x2="11.488cm" svg:y2="10.392cm">
            <text:p/>
          </draw:line>
          <draw:g>
            <draw:line draw:style-name="gr146" draw:text-style-name="P10" draw:layer="layout" svg:x1="11.724cm" svg:y1="9.765cm" svg:x2="11.715cm" svg:y2="9.756cm">
              <text:p text:style-name="P2"><text:s/></text:p>
            </draw:line>
            <draw:line draw:style-name="gr146" draw:text-style-name="P10" draw:layer="layout" svg:x1="11.762cm" svg:y1="9.726cm" svg:x2="11.754cm" svg:y2="9.718cm">
              <text:p text:style-name="P2"><text:s/></text:p>
            </draw:line>
            <draw:line draw:style-name="gr38" draw:text-style-name="P10" draw:layer="layout" svg:x1="11.781cm" svg:y1="9.709cm" svg:x2="11.704cm" svg:y2="9.786cm">
              <text:p/>
            </draw:line>
            <draw:line draw:style-name="gr38" draw:text-style-name="P10" draw:layer="layout" svg:x1="11.756cm" svg:y1="9.718cm" svg:x2="11.715cm" svg:y2="9.759cm">
              <text:p/>
            </draw:line>
            <draw:line draw:style-name="gr38" draw:text-style-name="P10" draw:layer="layout" svg:x1="11.751cm" svg:y1="9.714cm" svg:x2="11.71cm" svg:y2="9.755cm">
              <text:p/>
            </draw:line>
            <draw:line draw:style-name="gr146" draw:text-style-name="P10" draw:layer="layout" svg:x1="11.731cm" svg:y1="9.733cm" svg:x2="11.723cm" svg:y2="9.725cm">
              <text:p text:style-name="P2"><text:s/></text:p>
            </draw:line>
          </draw:g>
          <draw:g>
            <draw:line draw:style-name="gr146" draw:text-style-name="P10" draw:layer="layout" svg:x1="11.722cm" svg:y1="9.963cm" svg:x2="11.713cm" svg:y2="9.954cm">
              <text:p text:style-name="P2"><text:s/></text:p>
            </draw:line>
            <draw:line draw:style-name="gr146" draw:text-style-name="P10" draw:layer="layout" svg:x1="11.76cm" svg:y1="9.924cm" svg:x2="11.752cm" svg:y2="9.916cm">
              <text:p text:style-name="P2"><text:s/></text:p>
            </draw:line>
            <draw:line draw:style-name="gr38" draw:text-style-name="P10" draw:layer="layout" svg:x1="11.779cm" svg:y1="9.907cm" svg:x2="11.702cm" svg:y2="9.984cm">
              <text:p/>
            </draw:line>
            <draw:line draw:style-name="gr38" draw:text-style-name="P10" draw:layer="layout" svg:x1="11.754cm" svg:y1="9.916cm" svg:x2="11.713cm" svg:y2="9.957cm">
              <text:p/>
            </draw:line>
            <draw:line draw:style-name="gr38" draw:text-style-name="P10" draw:layer="layout" svg:x1="11.749cm" svg:y1="9.912cm" svg:x2="11.708cm" svg:y2="9.953cm">
              <text:p/>
            </draw:line>
            <draw:line draw:style-name="gr146" draw:text-style-name="P10" draw:layer="layout" svg:x1="11.729cm" svg:y1="9.931cm" svg:x2="11.721cm" svg:y2="9.923cm">
              <text:p text:style-name="P2"><text:s/></text:p>
            </draw:line>
          </draw:g>
          <draw:g>
            <draw:line draw:style-name="gr146" draw:text-style-name="P10" draw:layer="layout" svg:x1="11.724cm" svg:y1="10.163cm" svg:x2="11.715cm" svg:y2="10.154cm">
              <text:p text:style-name="P2"><text:s/></text:p>
            </draw:line>
            <draw:line draw:style-name="gr146" draw:text-style-name="P10" draw:layer="layout" svg:x1="11.762cm" svg:y1="10.124cm" svg:x2="11.754cm" svg:y2="10.116cm">
              <text:p text:style-name="P2"><text:s/></text:p>
            </draw:line>
            <draw:line draw:style-name="gr38" draw:text-style-name="P10" draw:layer="layout" svg:x1="11.781cm" svg:y1="10.107cm" svg:x2="11.704cm" svg:y2="10.184cm">
              <text:p/>
            </draw:line>
            <draw:line draw:style-name="gr38" draw:text-style-name="P10" draw:layer="layout" svg:x1="11.756cm" svg:y1="10.116cm" svg:x2="11.715cm" svg:y2="10.157cm">
              <text:p/>
            </draw:line>
            <draw:line draw:style-name="gr38" draw:text-style-name="P10" draw:layer="layout" svg:x1="11.751cm" svg:y1="10.112cm" svg:x2="11.71cm" svg:y2="10.153cm">
              <text:p/>
            </draw:line>
            <draw:line draw:style-name="gr146" draw:text-style-name="P10" draw:layer="layout" svg:x1="11.731cm" svg:y1="10.131cm" svg:x2="11.723cm" svg:y2="10.123cm">
              <text:p text:style-name="P2"><text:s/></text:p>
            </draw:line>
          </draw:g>
          <draw:g>
            <draw:line draw:style-name="gr146" draw:text-style-name="P10" draw:layer="layout" svg:x1="11.721cm" svg:y1="10.362cm" svg:x2="11.712cm" svg:y2="10.353cm">
              <text:p text:style-name="P2"><text:s/></text:p>
            </draw:line>
            <draw:line draw:style-name="gr146" draw:text-style-name="P10" draw:layer="layout" svg:x1="11.759cm" svg:y1="10.323cm" svg:x2="11.751cm" svg:y2="10.315cm">
              <text:p text:style-name="P2"><text:s/></text:p>
            </draw:line>
            <draw:line draw:style-name="gr38" draw:text-style-name="P10" draw:layer="layout" svg:x1="11.778cm" svg:y1="10.306cm" svg:x2="11.701cm" svg:y2="10.383cm">
              <text:p/>
            </draw:line>
            <draw:line draw:style-name="gr38" draw:text-style-name="P10" draw:layer="layout" svg:x1="11.753cm" svg:y1="10.315cm" svg:x2="11.712cm" svg:y2="10.356cm">
              <text:p/>
            </draw:line>
            <draw:line draw:style-name="gr38" draw:text-style-name="P10" draw:layer="layout" svg:x1="11.748cm" svg:y1="10.311cm" svg:x2="11.707cm" svg:y2="10.352cm">
              <text:p/>
            </draw:line>
            <draw:line draw:style-name="gr146" draw:text-style-name="P10" draw:layer="layout" svg:x1="11.728cm" svg:y1="10.33cm" svg:x2="11.72cm" svg:y2="10.322cm">
              <text:p text:style-name="P2"><text:s/></text:p>
            </draw:line>
          </draw:g>
        </draw:g>
        <draw:g>
          <draw:g>
            <draw:custom-shape draw:style-name="gr141" draw:text-style-name="P1" draw:layer="layout" svg:width="0.589cm" svg:height="1cm" svg:x="14.075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4.075cm" svg:y1="9.992cm" svg:x2="14.664cm" svg:y2="9.992cm">
              <text:p/>
            </draw:line>
            <draw:line draw:style-name="gr140" draw:text-style-name="P10" draw:layer="layout" svg:x1="14.075cm" svg:y1="10.192cm" svg:x2="14.662cm" svg:y2="10.192cm">
              <text:p/>
            </draw:line>
            <draw:line draw:style-name="gr140" draw:text-style-name="P10" draw:layer="layout" svg:x1="14.075cm" svg:y1="10.392cm" svg:x2="14.664cm" svg:y2="10.392cm">
              <text:p/>
            </draw:line>
            <draw:line draw:style-name="gr143" draw:text-style-name="P10" draw:layer="layout" svg:x1="14.175cm" svg:y1="9.792cm" svg:x2="14.175cm" svg:y2="9.562cm">
              <text:p/>
            </draw:line>
            <draw:line draw:style-name="gr144" draw:text-style-name="P10" draw:layer="layout" svg:x1="14.375cm" svg:y1="10.4cm" svg:x2="14.375cm" svg:y2="9.611cm">
              <text:p/>
            </draw:line>
            <draw:line draw:style-name="gr144" draw:text-style-name="P10" draw:layer="layout" svg:x1="14.375cm" svg:y1="9.62cm" svg:x2="14.575cm" svg:y2="9.62cm">
              <text:p/>
            </draw:line>
            <draw:line draw:style-name="gr144" draw:text-style-name="P10" draw:layer="layout" svg:x1="14.575cm" svg:y1="9.628cm" svg:x2="14.575cm" svg:y2="9.562cm">
              <text:p/>
            </draw:line>
            <draw:line draw:style-name="gr143" draw:text-style-name="P10" draw:layer="layout" svg:x1="14.175cm" svg:y1="9.792cm" svg:x2="14.291cm" svg:y2="9.792cm">
              <text:p/>
            </draw:line>
          </draw:g>
          <draw:line draw:style-name="gr140" draw:text-style-name="P10" draw:layer="layout" svg:x1="12.077cm" svg:y1="9.992cm" svg:x2="14.075cm" svg:y2="9.992cm">
            <text:p/>
          </draw:line>
          <draw:line draw:style-name="gr140" draw:text-style-name="P10" draw:layer="layout" svg:x1="12.077cm" svg:y1="10.192cm" svg:x2="14.075cm" svg:y2="10.192cm">
            <text:p/>
          </draw:line>
          <draw:line draw:style-name="gr140" draw:text-style-name="P10" draw:layer="layout" svg:x1="12.077cm" svg:y1="10.392cm" svg:x2="14.075cm" svg:y2="10.392cm">
            <text:p/>
          </draw:line>
          <draw:g>
            <draw:line draw:style-name="gr146" draw:text-style-name="P10" draw:layer="layout" svg:x1="14.311cm" svg:y1="9.765cm" svg:x2="14.302cm" svg:y2="9.756cm">
              <text:p text:style-name="P2"><text:s/></text:p>
            </draw:line>
            <draw:line draw:style-name="gr146" draw:text-style-name="P10" draw:layer="layout" svg:x1="14.349cm" svg:y1="9.726cm" svg:x2="14.341cm" svg:y2="9.718cm">
              <text:p text:style-name="P2"><text:s/></text:p>
            </draw:line>
            <draw:line draw:style-name="gr38" draw:text-style-name="P10" draw:layer="layout" svg:x1="14.368cm" svg:y1="9.709cm" svg:x2="14.291cm" svg:y2="9.786cm">
              <text:p/>
            </draw:line>
            <draw:line draw:style-name="gr38" draw:text-style-name="P10" draw:layer="layout" svg:x1="14.343cm" svg:y1="9.718cm" svg:x2="14.302cm" svg:y2="9.759cm">
              <text:p/>
            </draw:line>
            <draw:line draw:style-name="gr38" draw:text-style-name="P10" draw:layer="layout" svg:x1="14.338cm" svg:y1="9.714cm" svg:x2="14.297cm" svg:y2="9.755cm">
              <text:p/>
            </draw:line>
            <draw:line draw:style-name="gr146" draw:text-style-name="P10" draw:layer="layout" svg:x1="14.318cm" svg:y1="9.733cm" svg:x2="14.31cm" svg:y2="9.725cm">
              <text:p text:style-name="P2"><text:s/></text:p>
            </draw:line>
          </draw:g>
          <draw:g>
            <draw:line draw:style-name="gr146" draw:text-style-name="P10" draw:layer="layout" svg:x1="14.309cm" svg:y1="9.963cm" svg:x2="14.3cm" svg:y2="9.954cm">
              <text:p text:style-name="P2"><text:s/></text:p>
            </draw:line>
            <draw:line draw:style-name="gr146" draw:text-style-name="P10" draw:layer="layout" svg:x1="14.347cm" svg:y1="9.924cm" svg:x2="14.339cm" svg:y2="9.916cm">
              <text:p text:style-name="P2"><text:s/></text:p>
            </draw:line>
            <draw:line draw:style-name="gr38" draw:text-style-name="P10" draw:layer="layout" svg:x1="14.366cm" svg:y1="9.907cm" svg:x2="14.289cm" svg:y2="9.984cm">
              <text:p/>
            </draw:line>
            <draw:line draw:style-name="gr38" draw:text-style-name="P10" draw:layer="layout" svg:x1="14.341cm" svg:y1="9.916cm" svg:x2="14.3cm" svg:y2="9.957cm">
              <text:p/>
            </draw:line>
            <draw:line draw:style-name="gr38" draw:text-style-name="P10" draw:layer="layout" svg:x1="14.336cm" svg:y1="9.912cm" svg:x2="14.295cm" svg:y2="9.953cm">
              <text:p/>
            </draw:line>
            <draw:line draw:style-name="gr146" draw:text-style-name="P10" draw:layer="layout" svg:x1="14.316cm" svg:y1="9.931cm" svg:x2="14.308cm" svg:y2="9.923cm">
              <text:p text:style-name="P2"><text:s/></text:p>
            </draw:line>
          </draw:g>
          <draw:g>
            <draw:line draw:style-name="gr146" draw:text-style-name="P10" draw:layer="layout" svg:x1="14.311cm" svg:y1="10.163cm" svg:x2="14.302cm" svg:y2="10.154cm">
              <text:p text:style-name="P2"><text:s/></text:p>
            </draw:line>
            <draw:line draw:style-name="gr146" draw:text-style-name="P10" draw:layer="layout" svg:x1="14.349cm" svg:y1="10.124cm" svg:x2="14.341cm" svg:y2="10.116cm">
              <text:p text:style-name="P2"><text:s/></text:p>
            </draw:line>
            <draw:line draw:style-name="gr38" draw:text-style-name="P10" draw:layer="layout" svg:x1="14.368cm" svg:y1="10.107cm" svg:x2="14.291cm" svg:y2="10.184cm">
              <text:p/>
            </draw:line>
            <draw:line draw:style-name="gr38" draw:text-style-name="P10" draw:layer="layout" svg:x1="14.343cm" svg:y1="10.116cm" svg:x2="14.302cm" svg:y2="10.157cm">
              <text:p/>
            </draw:line>
            <draw:line draw:style-name="gr38" draw:text-style-name="P10" draw:layer="layout" svg:x1="14.338cm" svg:y1="10.112cm" svg:x2="14.297cm" svg:y2="10.153cm">
              <text:p/>
            </draw:line>
            <draw:line draw:style-name="gr146" draw:text-style-name="P10" draw:layer="layout" svg:x1="14.318cm" svg:y1="10.131cm" svg:x2="14.31cm" svg:y2="10.123cm">
              <text:p text:style-name="P2"><text:s/></text:p>
            </draw:line>
          </draw:g>
          <draw:g>
            <draw:line draw:style-name="gr146" draw:text-style-name="P10" draw:layer="layout" svg:x1="14.308cm" svg:y1="10.362cm" svg:x2="14.299cm" svg:y2="10.353cm">
              <text:p text:style-name="P2"><text:s/></text:p>
            </draw:line>
            <draw:line draw:style-name="gr146" draw:text-style-name="P10" draw:layer="layout" svg:x1="14.346cm" svg:y1="10.323cm" svg:x2="14.338cm" svg:y2="10.315cm">
              <text:p text:style-name="P2"><text:s/></text:p>
            </draw:line>
            <draw:line draw:style-name="gr38" draw:text-style-name="P10" draw:layer="layout" svg:x1="14.365cm" svg:y1="10.306cm" svg:x2="14.288cm" svg:y2="10.383cm">
              <text:p/>
            </draw:line>
            <draw:line draw:style-name="gr38" draw:text-style-name="P10" draw:layer="layout" svg:x1="14.34cm" svg:y1="10.315cm" svg:x2="14.299cm" svg:y2="10.356cm">
              <text:p/>
            </draw:line>
            <draw:line draw:style-name="gr38" draw:text-style-name="P10" draw:layer="layout" svg:x1="14.335cm" svg:y1="10.311cm" svg:x2="14.294cm" svg:y2="10.352cm">
              <text:p/>
            </draw:line>
            <draw:line draw:style-name="gr146" draw:text-style-name="P10" draw:layer="layout" svg:x1="14.315cm" svg:y1="10.33cm" svg:x2="14.307cm" svg:y2="10.322cm">
              <text:p text:style-name="P2"><text:s/></text:p>
            </draw:line>
          </draw:g>
        </draw:g>
        <draw:g>
          <draw:g>
            <draw:custom-shape draw:style-name="gr141" draw:text-style-name="P1" draw:layer="layout" svg:width="0.589cm" svg:height="1cm" svg:x="16.662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6.662cm" svg:y1="9.992cm" svg:x2="17.251cm" svg:y2="9.992cm">
              <text:p/>
            </draw:line>
            <draw:line draw:style-name="gr140" draw:text-style-name="P10" draw:layer="layout" svg:x1="16.662cm" svg:y1="10.192cm" svg:x2="17.249cm" svg:y2="10.192cm">
              <text:p/>
            </draw:line>
            <draw:line draw:style-name="gr140" draw:text-style-name="P10" draw:layer="layout" svg:x1="16.662cm" svg:y1="10.392cm" svg:x2="17.251cm" svg:y2="10.392cm">
              <text:p/>
            </draw:line>
            <draw:line draw:style-name="gr143" draw:text-style-name="P10" draw:layer="layout" svg:x1="16.762cm" svg:y1="9.792cm" svg:x2="16.762cm" svg:y2="9.562cm">
              <text:p/>
            </draw:line>
            <draw:line draw:style-name="gr144" draw:text-style-name="P10" draw:layer="layout" svg:x1="16.962cm" svg:y1="10.4cm" svg:x2="16.962cm" svg:y2="9.611cm">
              <text:p/>
            </draw:line>
            <draw:line draw:style-name="gr144" draw:text-style-name="P10" draw:layer="layout" svg:x1="16.962cm" svg:y1="9.62cm" svg:x2="17.162cm" svg:y2="9.62cm">
              <text:p/>
            </draw:line>
            <draw:line draw:style-name="gr144" draw:text-style-name="P10" draw:layer="layout" svg:x1="17.162cm" svg:y1="9.628cm" svg:x2="17.162cm" svg:y2="9.562cm">
              <text:p/>
            </draw:line>
            <draw:line draw:style-name="gr143" draw:text-style-name="P10" draw:layer="layout" svg:x1="16.762cm" svg:y1="9.792cm" svg:x2="16.878cm" svg:y2="9.792cm">
              <text:p/>
            </draw:line>
          </draw:g>
          <draw:line draw:style-name="gr140" draw:text-style-name="P10" draw:layer="layout" svg:x1="14.664cm" svg:y1="9.992cm" svg:x2="16.662cm" svg:y2="9.992cm">
            <text:p/>
          </draw:line>
          <draw:line draw:style-name="gr140" draw:text-style-name="P10" draw:layer="layout" svg:x1="14.664cm" svg:y1="10.192cm" svg:x2="16.662cm" svg:y2="10.192cm">
            <text:p/>
          </draw:line>
          <draw:line draw:style-name="gr140" draw:text-style-name="P10" draw:layer="layout" svg:x1="14.664cm" svg:y1="10.392cm" svg:x2="16.662cm" svg:y2="10.392cm">
            <text:p/>
          </draw:line>
          <draw:g>
            <draw:line draw:style-name="gr146" draw:text-style-name="P10" draw:layer="layout" svg:x1="16.898cm" svg:y1="9.765cm" svg:x2="16.889cm" svg:y2="9.756cm">
              <text:p text:style-name="P2"><text:s/></text:p>
            </draw:line>
            <draw:line draw:style-name="gr146" draw:text-style-name="P10" draw:layer="layout" svg:x1="16.936cm" svg:y1="9.726cm" svg:x2="16.928cm" svg:y2="9.718cm">
              <text:p text:style-name="P2"><text:s/></text:p>
            </draw:line>
            <draw:line draw:style-name="gr38" draw:text-style-name="P10" draw:layer="layout" svg:x1="16.955cm" svg:y1="9.709cm" svg:x2="16.878cm" svg:y2="9.786cm">
              <text:p/>
            </draw:line>
            <draw:line draw:style-name="gr38" draw:text-style-name="P10" draw:layer="layout" svg:x1="16.93cm" svg:y1="9.718cm" svg:x2="16.889cm" svg:y2="9.759cm">
              <text:p/>
            </draw:line>
            <draw:line draw:style-name="gr38" draw:text-style-name="P10" draw:layer="layout" svg:x1="16.925cm" svg:y1="9.714cm" svg:x2="16.884cm" svg:y2="9.755cm">
              <text:p/>
            </draw:line>
            <draw:line draw:style-name="gr146" draw:text-style-name="P10" draw:layer="layout" svg:x1="16.905cm" svg:y1="9.733cm" svg:x2="16.897cm" svg:y2="9.725cm">
              <text:p text:style-name="P2"><text:s/></text:p>
            </draw:line>
          </draw:g>
          <draw:g>
            <draw:line draw:style-name="gr146" draw:text-style-name="P10" draw:layer="layout" svg:x1="16.896cm" svg:y1="9.963cm" svg:x2="16.887cm" svg:y2="9.954cm">
              <text:p text:style-name="P2"><text:s/></text:p>
            </draw:line>
            <draw:line draw:style-name="gr146" draw:text-style-name="P10" draw:layer="layout" svg:x1="16.934cm" svg:y1="9.924cm" svg:x2="16.926cm" svg:y2="9.916cm">
              <text:p text:style-name="P2"><text:s/></text:p>
            </draw:line>
            <draw:line draw:style-name="gr38" draw:text-style-name="P10" draw:layer="layout" svg:x1="16.953cm" svg:y1="9.907cm" svg:x2="16.876cm" svg:y2="9.984cm">
              <text:p/>
            </draw:line>
            <draw:line draw:style-name="gr38" draw:text-style-name="P10" draw:layer="layout" svg:x1="16.928cm" svg:y1="9.916cm" svg:x2="16.887cm" svg:y2="9.957cm">
              <text:p/>
            </draw:line>
            <draw:line draw:style-name="gr38" draw:text-style-name="P10" draw:layer="layout" svg:x1="16.923cm" svg:y1="9.912cm" svg:x2="16.882cm" svg:y2="9.953cm">
              <text:p/>
            </draw:line>
            <draw:line draw:style-name="gr146" draw:text-style-name="P10" draw:layer="layout" svg:x1="16.903cm" svg:y1="9.931cm" svg:x2="16.895cm" svg:y2="9.923cm">
              <text:p text:style-name="P2"><text:s/></text:p>
            </draw:line>
          </draw:g>
          <draw:g>
            <draw:line draw:style-name="gr146" draw:text-style-name="P10" draw:layer="layout" svg:x1="16.898cm" svg:y1="10.163cm" svg:x2="16.889cm" svg:y2="10.154cm">
              <text:p text:style-name="P2"><text:s/></text:p>
            </draw:line>
            <draw:line draw:style-name="gr146" draw:text-style-name="P10" draw:layer="layout" svg:x1="16.936cm" svg:y1="10.124cm" svg:x2="16.928cm" svg:y2="10.116cm">
              <text:p text:style-name="P2"><text:s/></text:p>
            </draw:line>
            <draw:line draw:style-name="gr38" draw:text-style-name="P10" draw:layer="layout" svg:x1="16.955cm" svg:y1="10.107cm" svg:x2="16.878cm" svg:y2="10.184cm">
              <text:p/>
            </draw:line>
            <draw:line draw:style-name="gr38" draw:text-style-name="P10" draw:layer="layout" svg:x1="16.93cm" svg:y1="10.116cm" svg:x2="16.889cm" svg:y2="10.157cm">
              <text:p/>
            </draw:line>
            <draw:line draw:style-name="gr38" draw:text-style-name="P10" draw:layer="layout" svg:x1="16.925cm" svg:y1="10.112cm" svg:x2="16.884cm" svg:y2="10.153cm">
              <text:p/>
            </draw:line>
            <draw:line draw:style-name="gr146" draw:text-style-name="P10" draw:layer="layout" svg:x1="16.905cm" svg:y1="10.131cm" svg:x2="16.897cm" svg:y2="10.123cm">
              <text:p text:style-name="P2"><text:s/></text:p>
            </draw:line>
          </draw:g>
          <draw:g>
            <draw:line draw:style-name="gr146" draw:text-style-name="P10" draw:layer="layout" svg:x1="16.895cm" svg:y1="10.362cm" svg:x2="16.886cm" svg:y2="10.353cm">
              <text:p text:style-name="P2"><text:s/></text:p>
            </draw:line>
            <draw:line draw:style-name="gr146" draw:text-style-name="P10" draw:layer="layout" svg:x1="16.933cm" svg:y1="10.323cm" svg:x2="16.925cm" svg:y2="10.315cm">
              <text:p text:style-name="P2"><text:s/></text:p>
            </draw:line>
            <draw:line draw:style-name="gr38" draw:text-style-name="P10" draw:layer="layout" svg:x1="16.952cm" svg:y1="10.306cm" svg:x2="16.875cm" svg:y2="10.383cm">
              <text:p/>
            </draw:line>
            <draw:line draw:style-name="gr38" draw:text-style-name="P10" draw:layer="layout" svg:x1="16.927cm" svg:y1="10.315cm" svg:x2="16.886cm" svg:y2="10.356cm">
              <text:p/>
            </draw:line>
            <draw:line draw:style-name="gr38" draw:text-style-name="P10" draw:layer="layout" svg:x1="16.922cm" svg:y1="10.311cm" svg:x2="16.881cm" svg:y2="10.352cm">
              <text:p/>
            </draw:line>
            <draw:line draw:style-name="gr146" draw:text-style-name="P10" draw:layer="layout" svg:x1="16.902cm" svg:y1="10.33cm" svg:x2="16.894cm" svg:y2="10.322cm">
              <text:p text:style-name="P2"><text:s/></text:p>
            </draw:line>
          </draw:g>
        </draw:g>
        <draw:frame draw:style-name="gr148" draw:text-style-name="P2" draw:layer="layout" svg:width="1.999cm" svg:height="0.999cm" svg:x="12.435cm" svg:y="4.6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custom-shape draw:style-name="gr1" draw:text-style-name="P1" draw:layer="layout" svg:width="1.4cm" svg:height="1.4cm" svg:x="7.205cm" svg:y="3.24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205cm" svg:y1="3.591cm" svg:x2="7.689cm" svg:y2="3.591cm">
            <text:p/>
          </draw:line>
          <draw:line draw:style-name="gr4" draw:text-style-name="P5" draw:layer="layout" svg:x1="7.886cm" svg:y1="3.907cm" svg:x2="8.205cm" svg:y2="3.907cm">
            <text:p/>
          </draw:line>
          <draw:custom-shape draw:style-name="gr5" draw:text-style-name="P18" draw:layer="layout" svg:width="0.4cm" svg:height="0.2cm" svg:x="8.157cm" svg:y="3.814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198cm" svg:y1="4.291cm" svg:x2="7.788cm" svg:y2="4.291cm">
            <text:p/>
          </draw:line>
          <draw:line draw:style-name="gr4" draw:text-style-name="P5" draw:layer="layout" svg:x1="7.886cm" svg:y1="3.591cm" svg:x2="7.886cm" svg:y2="4.197cm">
            <text:p/>
          </draw:line>
          <draw:custom-shape draw:style-name="gr6" draw:text-style-name="P7" draw:layer="layout" svg:width="0.202cm" svg:height="0.213cm" svg:x="7.787cm" svg:y="3.805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17cm" svg:y1="4.291cm" svg:x2="8.605cm" svg:y2="4.291cm">
            <text:p/>
          </draw:line>
          <draw:line draw:style-name="gr7" draw:text-style-name="P5" draw:layer="layout" svg:x1="7.605cm" svg:y1="3.591cm" svg:x2="8.605cm" svg:y2="3.591cm">
            <text:p/>
          </draw:line>
          <draw:custom-shape draw:style-name="gr6" draw:text-style-name="P7" draw:layer="layout" svg:width="0.202cm" svg:height="0.213cm" svg:x="7.788cm" svg:y="4.177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7cm 3.73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46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7cm 4.43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67cm" svg:y1="3.245cm" svg:x2="8.467cm" svg:y2="3.806cm">
            <text:p/>
          </draw:line>
          <draw:line draw:style-name="gr15" draw:text-style-name="P10" draw:layer="layout" svg:x1="8.467cm" svg:y1="4.006cm" svg:x2="8.467cm" svg:y2="4.645cm">
            <text:p/>
          </draw:line>
          <draw:custom-shape draw:style-name="gr149" draw:text-style-name="P22" draw:layer="layout" svg:width="0.29cm" svg:height="0.116cm" draw:transform="rotate (1.5707963267949) translate (7.532cm 3.733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37cm" svg:y="3.294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98cm" svg:y="3.994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7.739cm" svg:y="3.638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9.783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3cm" svg:y1="3.587cm" svg:x2="10.267cm" svg:y2="3.587cm">
            <text:p/>
          </draw:line>
          <draw:line draw:style-name="gr4" draw:text-style-name="P5" draw:layer="layout" svg:x1="10.464cm" svg:y1="3.903cm" svg:x2="10.783cm" svg:y2="3.903cm">
            <text:p/>
          </draw:line>
          <draw:custom-shape draw:style-name="gr5" draw:text-style-name="P18" draw:layer="layout" svg:width="0.4cm" svg:height="0.2cm" svg:x="10.735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3cm" svg:y1="4.287cm" svg:x2="10.366cm" svg:y2="4.287cm">
            <text:p/>
          </draw:line>
          <draw:line draw:style-name="gr4" draw:text-style-name="P5" draw:layer="layout" svg:x1="10.464cm" svg:y1="3.587cm" svg:x2="10.464cm" svg:y2="4.193cm">
            <text:p/>
          </draw:line>
          <draw:custom-shape draw:style-name="gr6" draw:text-style-name="P7" draw:layer="layout" svg:width="0.202cm" svg:height="0.213cm" svg:x="10.365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0.395cm" svg:y1="4.287cm" svg:x2="11.183cm" svg:y2="4.287cm">
            <text:p/>
          </draw:line>
          <draw:line draw:style-name="gr7" draw:text-style-name="P5" draw:layer="layout" svg:x1="10.183cm" svg:y1="3.587cm" svg:x2="11.183cm" svg:y2="3.587cm">
            <text:p/>
          </draw:line>
          <draw:custom-shape draw:style-name="gr6" draw:text-style-name="P7" draw:layer="layout" svg:width="0.202cm" svg:height="0.213cm" svg:x="10.366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5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0.424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5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1.045cm" svg:y1="3.241cm" svg:x2="11.045cm" svg:y2="3.802cm">
            <text:p/>
          </draw:line>
          <draw:line draw:style-name="gr15" draw:text-style-name="P10" draw:layer="layout" svg:x1="11.045cm" svg:y1="4.002cm" svg:x2="11.045cm" svg:y2="4.641cm">
            <text:p/>
          </draw:line>
          <draw:custom-shape draw:style-name="gr150" draw:text-style-name="P22" draw:layer="layout" svg:width="0.29cm" svg:height="0.116cm" draw:transform="rotate (1.5707963267949) translate (10.11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0.015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9.776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0.317cm" svg:y="3.634cm">
            <draw:text-box>
              <text:p><text:span text:style-name="T12">W</text:span></text:p>
            </draw:text-box>
          </draw:frame>
        </draw:g>
        <draw:g>
          <draw:line draw:style-name="gr143" draw:text-style-name="P10" draw:layer="layout" svg:x1="8.605cm" svg:y1="4.287cm" svg:x2="9.001cm" svg:y2="4.287cm">
            <text:p/>
          </draw:line>
          <draw:line draw:style-name="gr144" draw:text-style-name="P10" draw:layer="layout" svg:x1="9.401cm" svg:y1="4.287cm" svg:x2="9.783cm" svg:y2="4.287cm">
            <text:p/>
          </draw:line>
          <draw:line draw:style-name="gr143" draw:text-style-name="P10" draw:layer="layout" svg:x1="9.001cm" svg:y1="4.77cm" svg:x2="9.001cm" svg:y2="4.287cm">
            <text:p/>
          </draw:line>
          <draw:line draw:style-name="gr144" draw:text-style-name="P10" draw:layer="layout" svg:x1="9.401cm" svg:y1="4.77cm" svg:x2="9.401cm" svg:y2="4.288cm">
            <text:p/>
          </draw:line>
          <draw:line draw:style-name="gr151" draw:text-style-name="P45" draw:layer="layout" svg:x1="8.605cm" svg:y1="3.587cm" svg:x2="9.001cm" svg:y2="3.587cm">
            <text:p/>
          </draw:line>
          <draw:line draw:style-name="gr151" draw:text-style-name="P45" draw:layer="layout" svg:x1="9.401cm" svg:y1="3.587cm" svg:x2="9.783cm" svg:y2="3.587cm">
            <text:p/>
          </draw:line>
          <draw:line draw:style-name="gr151" draw:text-style-name="P45" draw:layer="layout" svg:x1="8.994cm" svg:y1="3.166cm" svg:x2="8.994cm" svg:y2="3.587cm">
            <text:p/>
          </draw:line>
          <draw:line draw:style-name="gr151" draw:text-style-name="P45" draw:layer="layout" svg:x1="9.394cm" svg:y1="3.166cm" svg:x2="9.394cm" svg:y2="3.588cm">
            <text:p/>
          </draw:line>
        </draw:g>
        <draw:g>
          <draw:custom-shape draw:style-name="gr1" draw:text-style-name="P1" draw:layer="layout" svg:width="1.4cm" svg:height="1.4cm" svg:x="12.365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5cm" svg:y1="3.587cm" svg:x2="12.849cm" svg:y2="3.587cm">
            <text:p/>
          </draw:line>
          <draw:line draw:style-name="gr4" draw:text-style-name="P5" draw:layer="layout" svg:x1="13.046cm" svg:y1="3.903cm" svg:x2="13.365cm" svg:y2="3.903cm">
            <text:p/>
          </draw:line>
          <draw:custom-shape draw:style-name="gr5" draw:text-style-name="P18" draw:layer="layout" svg:width="0.4cm" svg:height="0.2cm" svg:x="13.317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5cm" svg:y1="4.287cm" svg:x2="12.948cm" svg:y2="4.287cm">
            <text:p/>
          </draw:line>
          <draw:line draw:style-name="gr4" draw:text-style-name="P5" draw:layer="layout" svg:x1="13.046cm" svg:y1="3.587cm" svg:x2="13.046cm" svg:y2="4.193cm">
            <text:p/>
          </draw:line>
          <draw:custom-shape draw:style-name="gr6" draw:text-style-name="P7" draw:layer="layout" svg:width="0.202cm" svg:height="0.213cm" svg:x="12.947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2.977cm" svg:y1="4.287cm" svg:x2="13.765cm" svg:y2="4.287cm">
            <text:p/>
          </draw:line>
          <draw:line draw:style-name="gr7" draw:text-style-name="P5" draw:layer="layout" svg:x1="12.765cm" svg:y1="3.587cm" svg:x2="13.765cm" svg:y2="3.587cm">
            <text:p/>
          </draw:line>
          <draw:custom-shape draw:style-name="gr6" draw:text-style-name="P7" draw:layer="layout" svg:width="0.202cm" svg:height="0.213cm" svg:x="12.948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7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3.006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7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627cm" svg:y1="3.241cm" svg:x2="13.627cm" svg:y2="3.802cm">
            <text:p/>
          </draw:line>
          <draw:line draw:style-name="gr15" draw:text-style-name="P10" draw:layer="layout" svg:x1="13.627cm" svg:y1="4.002cm" svg:x2="13.627cm" svg:y2="4.641cm">
            <text:p/>
          </draw:line>
          <draw:custom-shape draw:style-name="gr152" draw:text-style-name="P22" draw:layer="layout" svg:width="0.29cm" svg:height="0.116cm" draw:transform="rotate (1.5707963267949) translate (12.692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2.597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2.358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2.899cm" svg:y="3.634cm">
            <draw:text-box>
              <text:p><text:span text:style-name="T12">W</text:span></text:p>
            </draw:text-box>
          </draw:frame>
        </draw:g>
        <draw:g>
          <draw:line draw:style-name="gr143" draw:text-style-name="P10" draw:layer="layout" svg:x1="11.187cm" svg:y1="4.287cm" svg:x2="11.583cm" svg:y2="4.287cm">
            <text:p/>
          </draw:line>
          <draw:line draw:style-name="gr144" draw:text-style-name="P10" draw:layer="layout" svg:x1="11.983cm" svg:y1="4.287cm" svg:x2="12.365cm" svg:y2="4.287cm">
            <text:p/>
          </draw:line>
          <draw:line draw:style-name="gr143" draw:text-style-name="P10" draw:layer="layout" svg:x1="11.583cm" svg:y1="4.77cm" svg:x2="11.583cm" svg:y2="4.287cm">
            <text:p/>
          </draw:line>
          <draw:line draw:style-name="gr144" draw:text-style-name="P10" draw:layer="layout" svg:x1="11.983cm" svg:y1="4.77cm" svg:x2="11.983cm" svg:y2="4.288cm">
            <text:p/>
          </draw:line>
          <draw:line draw:style-name="gr151" draw:text-style-name="P45" draw:layer="layout" svg:x1="11.187cm" svg:y1="3.587cm" svg:x2="11.583cm" svg:y2="3.587cm">
            <text:p/>
          </draw:line>
          <draw:line draw:style-name="gr151" draw:text-style-name="P45" draw:layer="layout" svg:x1="11.983cm" svg:y1="3.587cm" svg:x2="12.365cm" svg:y2="3.587cm">
            <text:p/>
          </draw:line>
          <draw:line draw:style-name="gr151" draw:text-style-name="P45" draw:layer="layout" svg:x1="11.576cm" svg:y1="3.166cm" svg:x2="11.576cm" svg:y2="3.587cm">
            <text:p/>
          </draw:line>
          <draw:line draw:style-name="gr151" draw:text-style-name="P45" draw:layer="layout" svg:x1="11.976cm" svg:y1="3.166cm" svg:x2="11.976cm" svg:y2="3.588cm">
            <text:p/>
          </draw:line>
        </draw:g>
        <draw:g>
          <draw:custom-shape draw:style-name="gr1" draw:text-style-name="P1" draw:layer="layout" svg:width="1.4cm" svg:height="1.4cm" svg:x="16.247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7cm" svg:y1="3.587cm" svg:x2="16.731cm" svg:y2="3.587cm">
            <text:p/>
          </draw:line>
          <draw:line draw:style-name="gr4" draw:text-style-name="P5" draw:layer="layout" svg:x1="16.928cm" svg:y1="3.903cm" svg:x2="17.247cm" svg:y2="3.903cm">
            <text:p/>
          </draw:line>
          <draw:custom-shape draw:style-name="gr5" draw:text-style-name="P18" draw:layer="layout" svg:width="0.4cm" svg:height="0.2cm" svg:x="17.199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7cm" svg:y1="4.287cm" svg:x2="16.83cm" svg:y2="4.287cm">
            <text:p/>
          </draw:line>
          <draw:line draw:style-name="gr4" draw:text-style-name="P5" draw:layer="layout" svg:x1="16.928cm" svg:y1="3.587cm" svg:x2="16.928cm" svg:y2="4.193cm">
            <text:p/>
          </draw:line>
          <draw:custom-shape draw:style-name="gr6" draw:text-style-name="P7" draw:layer="layout" svg:width="0.202cm" svg:height="0.213cm" svg:x="16.829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6.859cm" svg:y1="4.287cm" svg:x2="17.647cm" svg:y2="4.287cm">
            <text:p/>
          </draw:line>
          <draw:line draw:style-name="gr7" draw:text-style-name="P5" draw:layer="layout" svg:x1="16.647cm" svg:y1="3.587cm" svg:x2="17.647cm" svg:y2="3.587cm">
            <text:p/>
          </draw:line>
          <draw:custom-shape draw:style-name="gr6" draw:text-style-name="P7" draw:layer="layout" svg:width="0.202cm" svg:height="0.213cm" svg:x="16.83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9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6.888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9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7.509cm" svg:y1="3.241cm" svg:x2="17.509cm" svg:y2="3.802cm">
            <text:p/>
          </draw:line>
          <draw:line draw:style-name="gr15" draw:text-style-name="P10" draw:layer="layout" svg:x1="17.509cm" svg:y1="4.002cm" svg:x2="17.509cm" svg:y2="4.641cm">
            <text:p/>
          </draw:line>
          <draw:custom-shape draw:style-name="gr153" draw:text-style-name="P22" draw:layer="layout" svg:width="0.29cm" svg:height="0.116cm" draw:transform="rotate (1.5707963267949) translate (16.574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6.479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6.24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6.781cm" svg:y="3.634cm">
            <draw:text-box>
              <text:p><text:span text:style-name="T12">W</text:span></text:p>
            </draw:text-box>
          </draw:frame>
        </draw:g>
        <draw:g>
          <draw:line draw:style-name="gr144" draw:text-style-name="P10" draw:layer="layout" svg:x1="14.565cm" svg:y1="4.287cm" svg:x2="14.947cm" svg:y2="4.287cm">
            <text:p/>
          </draw:line>
          <draw:line draw:style-name="gr143" draw:text-style-name="P10" draw:layer="layout" svg:x1="14.165cm" svg:y1="4.77cm" svg:x2="14.165cm" svg:y2="4.287cm">
            <text:p/>
          </draw:line>
          <draw:line draw:style-name="gr144" draw:text-style-name="P10" draw:layer="layout" svg:x1="14.565cm" svg:y1="4.77cm" svg:x2="14.565cm" svg:y2="4.288cm">
            <text:p/>
          </draw:line>
          <draw:line draw:style-name="gr151" draw:text-style-name="P45" draw:layer="layout" svg:x1="14.565cm" svg:y1="3.587cm" svg:x2="14.947cm" svg:y2="3.587cm">
            <text:p/>
          </draw:line>
          <draw:line draw:style-name="gr151" draw:text-style-name="P45" draw:layer="layout" svg:x1="14.158cm" svg:y1="3.166cm" svg:x2="14.158cm" svg:y2="3.587cm">
            <text:p/>
          </draw:line>
          <draw:line draw:style-name="gr151" draw:text-style-name="P45" draw:layer="layout" svg:x1="14.558cm" svg:y1="3.166cm" svg:x2="14.558cm" svg:y2="3.588cm">
            <text:p/>
          </draw:line>
          <draw:line draw:style-name="gr143" draw:text-style-name="P10" draw:layer="layout" svg:x1="13.767cm" svg:y1="4.287cm" svg:x2="14.163cm" svg:y2="4.287cm">
            <text:p/>
          </draw:line>
          <draw:line draw:style-name="gr151" draw:text-style-name="P45" draw:layer="layout" svg:x1="13.767cm" svg:y1="3.587cm" svg:x2="14.163cm" svg:y2="3.587cm">
            <text:p/>
          </draw:line>
        </draw:g>
        <draw:g>
          <draw:g>
            <draw:custom-shape draw:style-name="gr154" draw:text-style-name="P1" draw:layer="layout" svg:width="0.589cm" svg:height="0.966cm" svg:x="8.901cm" svg:y="2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8.903cm" svg:y1="2.996cm" svg:x2="9.057cm" svg:y2="2.996cm">
              <text:p/>
            </draw:line>
            <draw:line draw:style-name="gr155" draw:text-style-name="P10" draw:layer="layout" svg:x1="9.164cm" svg:y1="2.734cm" svg:x2="9.201cm" svg:y2="2.734cm">
              <text:p/>
            </draw:line>
            <draw:line draw:style-name="gr155" draw:text-style-name="P10" draw:layer="layout" svg:x1="9.201cm" svg:y1="3.064cm" svg:x2="9.201cm" svg:y2="2.734cm">
              <text:p/>
            </draw:line>
            <draw:line draw:style-name="gr140" draw:text-style-name="P10" draw:layer="layout" svg:x1="9.31cm" svg:y1="2.596cm" svg:x2="9.49cm" svg:y2="2.596cm">
              <text:p/>
            </draw:line>
            <draw:line draw:style-name="gr140" draw:text-style-name="P10" draw:layer="layout" svg:x1="9.313cm" svg:y1="2.796cm" svg:x2="9.49cm" svg:y2="2.796cm">
              <text:p/>
            </draw:line>
            <draw:line draw:style-name="gr140" draw:text-style-name="P10" draw:layer="layout" svg:x1="9.313cm" svg:y1="2.996cm" svg:x2="9.49cm" svg:y2="2.996cm">
              <text:p/>
            </draw:line>
            <draw:line draw:style-name="gr140" draw:text-style-name="P10" draw:layer="layout" svg:x1="8.903cm" svg:y1="2.796cm" svg:x2="9.057cm" svg:y2="2.796cm">
              <text:p/>
            </draw:line>
            <draw:line draw:style-name="gr140" draw:text-style-name="P10" draw:layer="layout" svg:x1="8.903cm" svg:y1="2.596cm" svg:x2="9.057cm" svg:y2="2.596cm">
              <text:p/>
            </draw:line>
            <draw:custom-shape draw:style-name="gr142" draw:text-style-name="P42" draw:layer="layout" svg:width="0.798cm" svg:height="0.11cm" draw:transform="rotate (1.5707963267949) translate (9.054cm 3.14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51" draw:text-style-name="P45" draw:layer="layout" svg:x1="8.994cm" svg:y1="3.055cm" svg:x2="8.994cm" svg:y2="3.166cm">
              <text:p/>
            </draw:line>
            <draw:line draw:style-name="gr151" draw:text-style-name="P45" draw:layer="layout" svg:x1="9.049cm" svg:y1="3.059cm" svg:x2="8.994cm" svg:y2="3.059cm">
              <text:p/>
            </draw:line>
            <draw:line draw:style-name="gr140" draw:text-style-name="P10" draw:layer="layout" svg:x1="9.017cm" svg:y1="2.493cm" svg:x2="9.312cm" svg:y2="2.493cm">
              <text:p/>
            </draw:line>
            <draw:line draw:style-name="gr140" draw:text-style-name="P10" draw:layer="layout" svg:x1="9.012cm" svg:y1="2.493cm" svg:x2="9.012cm" svg:y2="2.588cm">
              <text:p/>
            </draw:line>
            <draw:line draw:style-name="gr140" draw:text-style-name="P10" draw:layer="layout" svg:x1="9.312cm" svg:y1="2.494cm" svg:x2="9.312cm" svg:y2="2.596cm">
              <text:p/>
            </draw:line>
            <draw:custom-shape draw:style-name="gr139" draw:text-style-name="P41" draw:layer="layout" svg:width="0.036cm" svg:height="0.04cm" svg:x="8.993cm" svg:y="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.021cm" svg:y1="2.69cm" svg:x2="9.316cm" svg:y2="2.69cm">
              <text:p/>
            </draw:line>
            <draw:line draw:style-name="gr140" draw:text-style-name="P10" draw:layer="layout" svg:x1="9.016cm" svg:y1="2.69cm" svg:x2="9.016cm" svg:y2="2.785cm">
              <text:p/>
            </draw:line>
            <draw:line draw:style-name="gr140" draw:text-style-name="P10" draw:layer="layout" svg:x1="9.316cm" svg:y1="2.691cm" svg:x2="9.316cm" svg:y2="2.796cm">
              <text:p/>
            </draw:line>
            <draw:custom-shape draw:style-name="gr139" draw:text-style-name="P41" draw:layer="layout" svg:width="0.036cm" svg:height="0.04cm" svg:x="8.997cm" svg:y="2.7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.021cm" svg:y1="2.89cm" svg:x2="9.316cm" svg:y2="2.89cm">
              <text:p/>
            </draw:line>
            <draw:line draw:style-name="gr140" draw:text-style-name="P10" draw:layer="layout" svg:x1="9.016cm" svg:y1="2.89cm" svg:x2="9.016cm" svg:y2="2.985cm">
              <text:p/>
            </draw:line>
            <draw:line draw:style-name="gr140" draw:text-style-name="P10" draw:layer="layout" svg:x1="9.316cm" svg:y1="2.891cm" svg:x2="9.316cm" svg:y2="2.996cm">
              <text:p/>
            </draw:line>
            <draw:custom-shape draw:style-name="gr139" draw:text-style-name="P41" draw:layer="layout" svg:width="0.036cm" svg:height="0.04cm" svg:x="8.997cm" svg:y="2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5" draw:text-style-name="P10" draw:layer="layout" svg:x1="9.201cm" svg:y1="3.064cm" svg:x2="9.395cm" svg:y2="3.064cm">
              <text:p/>
            </draw:line>
            <draw:line draw:style-name="gr155" draw:text-style-name="P10" draw:layer="layout" svg:x1="9.395cm" svg:y1="3.166cm" svg:x2="9.395cm" svg:y2="3.064cm">
              <text:p/>
            </draw:line>
            <draw:line draw:style-name="gr140" draw:text-style-name="P10" draw:layer="layout" svg:x1="8.903cm" svg:y1="2.396cm" svg:x2="9.057cm" svg:y2="2.396cm">
              <text:p/>
            </draw:line>
            <draw:line draw:style-name="gr140" draw:text-style-name="P10" draw:layer="layout" svg:x1="9.315cm" svg:y1="2.393cm" svg:x2="9.495cm" svg:y2="2.393cm">
              <text:p/>
            </draw:line>
            <draw:line draw:style-name="gr140" draw:text-style-name="P10" draw:layer="layout" svg:x1="9.022cm" svg:y1="2.29cm" svg:x2="9.317cm" svg:y2="2.29cm">
              <text:p/>
            </draw:line>
            <draw:line draw:style-name="gr140" draw:text-style-name="P10" draw:layer="layout" svg:x1="9.017cm" svg:y1="2.29cm" svg:x2="9.017cm" svg:y2="2.385cm">
              <text:p/>
            </draw:line>
            <draw:custom-shape draw:style-name="gr139" draw:text-style-name="P41" draw:layer="layout" svg:width="0.036cm" svg:height="0.04cm" svg:x="8.998cm" svg:y="2.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.312cm" svg:y1="2.294cm" svg:x2="9.312cm" svg:y2="2.396cm">
              <text:p/>
            </draw:line>
          </draw:g>
          <draw:line draw:style-name="gr140" draw:text-style-name="P10" draw:layer="layout" svg:x1="6.904cm" svg:y1="2.6cm" svg:x2="8.897cm" svg:y2="2.6cm">
            <text:p/>
          </draw:line>
          <draw:line draw:style-name="gr140" draw:text-style-name="P10" draw:layer="layout" svg:x1="6.904cm" svg:y1="2.8cm" svg:x2="8.897cm" svg:y2="2.8cm">
            <text:p/>
          </draw:line>
          <draw:line draw:style-name="gr140" draw:text-style-name="P10" draw:layer="layout" svg:x1="6.904cm" svg:y1="3cm" svg:x2="8.897cm" svg:y2="3cm">
            <text:p/>
          </draw:line>
          <draw:line draw:style-name="gr140" draw:text-style-name="P10" draw:layer="layout" svg:x1="6.905cm" svg:y1="2.4cm" svg:x2="8.898cm" svg:y2="2.4cm">
            <text:p/>
          </draw:line>
        </draw:g>
        <draw:g>
          <draw:custom-shape draw:style-name="gr1" draw:text-style-name="P1" draw:layer="layout" svg:width="1.4cm" svg:height="1.4cm" svg:x="18.828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8cm" svg:y1="3.587cm" svg:x2="19.312cm" svg:y2="3.587cm">
            <text:p/>
          </draw:line>
          <draw:line draw:style-name="gr4" draw:text-style-name="P5" draw:layer="layout" svg:x1="19.509cm" svg:y1="3.903cm" svg:x2="19.828cm" svg:y2="3.903cm">
            <text:p/>
          </draw:line>
          <draw:custom-shape draw:style-name="gr5" draw:text-style-name="P18" draw:layer="layout" svg:width="0.4cm" svg:height="0.2cm" svg:x="19.78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8cm" svg:y1="4.287cm" svg:x2="19.411cm" svg:y2="4.287cm">
            <text:p/>
          </draw:line>
          <draw:line draw:style-name="gr4" draw:text-style-name="P5" draw:layer="layout" svg:x1="19.509cm" svg:y1="3.587cm" svg:x2="19.509cm" svg:y2="4.193cm">
            <text:p/>
          </draw:line>
          <draw:custom-shape draw:style-name="gr6" draw:text-style-name="P7" draw:layer="layout" svg:width="0.202cm" svg:height="0.213cm" svg:x="19.41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9.44cm" svg:y1="4.287cm" svg:x2="20.228cm" svg:y2="4.287cm">
            <text:p/>
          </draw:line>
          <draw:line draw:style-name="gr7" draw:text-style-name="P5" draw:layer="layout" svg:x1="19.228cm" svg:y1="3.587cm" svg:x2="20.228cm" svg:y2="3.587cm">
            <text:p/>
          </draw:line>
          <draw:custom-shape draw:style-name="gr6" draw:text-style-name="P7" draw:layer="layout" svg:width="0.202cm" svg:height="0.213cm" svg:x="19.411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4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9.469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4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0.09cm" svg:y1="3.241cm" svg:x2="20.09cm" svg:y2="3.802cm">
            <text:p/>
          </draw:line>
          <draw:line draw:style-name="gr15" draw:text-style-name="P10" draw:layer="layout" svg:x1="20.09cm" svg:y1="4.002cm" svg:x2="20.09cm" svg:y2="4.641cm">
            <text:p/>
          </draw:line>
          <draw:custom-shape draw:style-name="gr156" draw:text-style-name="P22" draw:layer="layout" svg:width="0.29cm" svg:height="0.116cm" draw:transform="rotate (1.5707963267949) translate (19.155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9.06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8.821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9.362cm" svg:y="3.634cm">
            <draw:text-box>
              <text:p><text:span text:style-name="T12">W</text:span></text:p>
            </draw:text-box>
          </draw:frame>
        </draw:g>
        <draw:g>
          <draw:line draw:style-name="gr144" draw:text-style-name="P10" draw:layer="layout" svg:x1="18.446cm" svg:y1="4.287cm" svg:x2="18.828cm" svg:y2="4.287cm">
            <text:p/>
          </draw:line>
          <draw:line draw:style-name="gr143" draw:text-style-name="P10" draw:layer="layout" svg:x1="18.046cm" svg:y1="4.77cm" svg:x2="18.046cm" svg:y2="4.287cm">
            <text:p/>
          </draw:line>
          <draw:line draw:style-name="gr144" draw:text-style-name="P10" draw:layer="layout" svg:x1="18.446cm" svg:y1="4.77cm" svg:x2="18.446cm" svg:y2="4.288cm">
            <text:p/>
          </draw:line>
          <draw:line draw:style-name="gr151" draw:text-style-name="P45" draw:layer="layout" svg:x1="18.446cm" svg:y1="3.587cm" svg:x2="18.828cm" svg:y2="3.587cm">
            <text:p/>
          </draw:line>
          <draw:line draw:style-name="gr151" draw:text-style-name="P45" draw:layer="layout" svg:x1="18.039cm" svg:y1="3.166cm" svg:x2="18.039cm" svg:y2="3.587cm">
            <text:p/>
          </draw:line>
          <draw:line draw:style-name="gr151" draw:text-style-name="P45" draw:layer="layout" svg:x1="18.439cm" svg:y1="3.166cm" svg:x2="18.439cm" svg:y2="3.588cm">
            <text:p/>
          </draw:line>
          <draw:line draw:style-name="gr143" draw:text-style-name="P10" draw:layer="layout" svg:x1="17.648cm" svg:y1="4.287cm" svg:x2="18.044cm" svg:y2="4.287cm">
            <text:p/>
          </draw:line>
          <draw:line draw:style-name="gr151" draw:text-style-name="P45" draw:layer="layout" svg:x1="17.648cm" svg:y1="3.587cm" svg:x2="18.044cm" svg:y2="3.587cm">
            <text:p/>
          </draw:line>
        </draw:g>
        <draw:g>
          <draw:custom-shape draw:style-name="gr157" draw:text-style-name="P1" draw:layer="layout" svg:width="0.589cm" svg:height="1.438cm" svg:x="8.901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42" draw:layer="layout" svg:width="0.612cm" svg:height="0.11cm" draw:transform="rotate (1.5707963267949) translate (9.154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40" draw:text-style-name="P10" draw:layer="layout" svg:x1="8.901cm" svg:y1="4.992cm" svg:x2="9.151cm" svg:y2="4.992cm">
            <text:p/>
          </draw:line>
          <draw:line draw:style-name="gr140" draw:text-style-name="P10" draw:layer="layout" svg:x1="8.902cm" svg:y1="5.192cm" svg:x2="9.152cm" svg:y2="5.192cm">
            <text:p/>
          </draw:line>
          <draw:line draw:style-name="gr140" draw:text-style-name="P10" draw:layer="layout" svg:x1="8.903cm" svg:y1="5.392cm" svg:x2="9.153cm" svg:y2="5.392cm">
            <text:p/>
          </draw:line>
          <draw:line draw:style-name="gr144" draw:text-style-name="P10" draw:layer="layout" svg:x1="9.264cm" svg:y1="5.192cm" svg:x2="9.301cm" svg:y2="5.192cm">
            <text:p/>
          </draw:line>
          <draw:line draw:style-name="gr140" draw:text-style-name="P10" draw:layer="layout" svg:x1="9.096cm" svg:y1="4.993cm" svg:x2="9.096cm" svg:y2="5.041cm">
            <text:p/>
          </draw:line>
          <draw:line draw:style-name="gr140" draw:text-style-name="P10" draw:layer="layout" svg:x1="9.101cm" svg:y1="5.044cm" svg:x2="9.355cm" svg:y2="5.044cm">
            <text:p/>
          </draw:line>
          <draw:line draw:style-name="gr143" draw:text-style-name="P10" draw:layer="layout" svg:x1="9.001cm" svg:y1="4.892cm" svg:x2="9.001cm" svg:y2="4.762cm">
            <text:p/>
          </draw:line>
          <draw:line draw:style-name="gr144" draw:text-style-name="P10" draw:layer="layout" svg:x1="9.301cm" svg:y1="5.192cm" svg:x2="9.301cm" svg:y2="4.828cm">
            <text:p/>
          </draw:line>
          <draw:line draw:style-name="gr144" draw:text-style-name="P10" draw:layer="layout" svg:x1="9.301cm" svg:y1="4.828cm" svg:x2="9.401cm" svg:y2="4.828cm">
            <text:p/>
          </draw:line>
          <draw:line draw:style-name="gr144" draw:text-style-name="P10" draw:layer="layout" svg:x1="9.401cm" svg:y1="4.828cm" svg:x2="9.401cm" svg:y2="4.762cm">
            <text:p/>
          </draw:line>
          <draw:line draw:style-name="gr143" draw:text-style-name="P10" draw:layer="layout" svg:x1="9.001cm" svg:y1="4.892cm" svg:x2="9.154cm" svg:y2="4.892cm">
            <text:p/>
          </draw:line>
          <draw:line draw:style-name="gr140" draw:text-style-name="P10" draw:layer="layout" svg:x1="9.351cm" svg:y1="5.392cm" svg:x2="9.49cm" svg:y2="5.392cm">
            <text:p/>
          </draw:line>
          <draw:custom-shape draw:style-name="gr139" draw:text-style-name="P41" draw:layer="layout" svg:width="0.036cm" svg:height="0.04cm" svg:x="9.079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9.101cm" svg:y1="5.198cm" svg:x2="9.101cm" svg:y2="5.246cm">
            <text:p/>
          </draw:line>
          <draw:line draw:style-name="gr140" draw:text-style-name="P10" draw:layer="layout" svg:x1="9.105cm" svg:y1="5.249cm" svg:x2="9.359cm" svg:y2="5.249cm">
            <text:p/>
          </draw:line>
          <draw:custom-shape draw:style-name="gr139" draw:text-style-name="P41" draw:layer="layout" svg:width="0.036cm" svg:height="0.04cm" svg:x="9.084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9.101cm" svg:y1="5.398cm" svg:x2="9.101cm" svg:y2="5.446cm">
            <text:p/>
          </draw:line>
          <draw:line draw:style-name="gr140" draw:text-style-name="P10" draw:layer="layout" svg:x1="9.105cm" svg:y1="5.449cm" svg:x2="9.359cm" svg:y2="5.449cm">
            <text:p/>
          </draw:line>
          <draw:custom-shape draw:style-name="gr139" draw:text-style-name="P41" draw:layer="layout" svg:width="0.036cm" svg:height="0.04cm" svg:x="9.084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9.351cm" svg:y1="5.398cm" svg:x2="9.351cm" svg:y2="5.446cm">
            <text:p/>
          </draw:line>
          <draw:line draw:style-name="gr140" draw:text-style-name="P10" draw:layer="layout" svg:x1="9.353cm" svg:y1="5.192cm" svg:x2="9.492cm" svg:y2="5.192cm">
            <text:p/>
          </draw:line>
          <draw:line draw:style-name="gr140" draw:text-style-name="P10" draw:layer="layout" svg:x1="9.353cm" svg:y1="5.198cm" svg:x2="9.353cm" svg:y2="5.246cm">
            <text:p/>
          </draw:line>
          <draw:line draw:style-name="gr140" draw:text-style-name="P10" draw:layer="layout" svg:x1="9.354cm" svg:y1="4.992cm" svg:x2="9.493cm" svg:y2="4.992cm">
            <text:p/>
          </draw:line>
          <draw:line draw:style-name="gr140" draw:text-style-name="P10" draw:layer="layout" svg:x1="9.354cm" svg:y1="4.998cm" svg:x2="9.354cm" svg:y2="5.046cm">
            <text:p/>
          </draw:line>
          <draw:custom-shape draw:style-name="gr158" draw:text-style-name="P46" draw:layer="layout" svg:width="0.036cm" svg:height="0.04cm" svg:x="8.98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6.903cm" svg:y1="4.992cm" svg:x2="8.896cm" svg:y2="4.992cm">
            <text:p/>
          </draw:line>
          <draw:line draw:style-name="gr140" draw:text-style-name="P10" draw:layer="layout" svg:x1="6.903cm" svg:y1="5.192cm" svg:x2="8.896cm" svg:y2="5.192cm">
            <text:p/>
          </draw:line>
          <draw:line draw:style-name="gr140" draw:text-style-name="P10" draw:layer="layout" svg:x1="6.903cm" svg:y1="5.392cm" svg:x2="8.896cm" svg:y2="5.392cm">
            <text:p/>
          </draw:line>
          <draw:line draw:style-name="gr159" draw:text-style-name="P47" draw:layer="layout" svg:x1="6.904cm" svg:y1="5.692cm" svg:x2="9.49cm" svg:y2="5.692cm">
            <text:p/>
          </draw:line>
          <draw:line draw:style-name="gr159" draw:text-style-name="P47" draw:layer="layout" svg:x1="6.904cm" svg:y1="5.892cm" svg:x2="9.49cm" svg:y2="5.892cm">
            <text:p/>
          </draw:line>
          <draw:line draw:style-name="gr159" draw:text-style-name="P47" draw:layer="layout" svg:x1="6.904cm" svg:y1="6.092cm" svg:x2="9.49cm" svg:y2="6.092cm">
            <text:p/>
          </draw:line>
          <draw:line draw:style-name="gr143" draw:text-style-name="P10" draw:layer="layout" svg:x1="9.001cm" svg:y1="6cm" svg:x2="9.001cm" svg:y2="4.9cm">
            <text:p/>
          </draw:line>
          <draw:line draw:style-name="gr160" draw:text-style-name="P10" draw:layer="layout" svg:x1="9.047cm" svg:y1="5.578cm" svg:x2="9.064cm" svg:y2="5.561cm">
            <text:p text:style-name="P2"><text:s/></text:p>
          </draw:line>
          <draw:line draw:style-name="gr160" draw:text-style-name="P10" draw:layer="layout" svg:x1="9.122cm" svg:y1="5.65cm" svg:x2="9.137cm" svg:y2="5.635cm">
            <text:p text:style-name="P2"><text:s/></text:p>
          </draw:line>
          <draw:line draw:style-name="gr161" draw:text-style-name="P10" draw:layer="layout" svg:x1="9.155cm" svg:y1="5.686cm" svg:x2="9.007cm" svg:y2="5.54cm">
            <text:p/>
          </draw:line>
          <draw:line draw:style-name="gr161" draw:text-style-name="P10" draw:layer="layout" svg:x1="9.138cm" svg:y1="5.639cm" svg:x2="9.059cm" svg:y2="5.561cm">
            <text:p/>
          </draw:line>
          <draw:line draw:style-name="gr161" draw:text-style-name="P10" draw:layer="layout" svg:x1="9.146cm" svg:y1="5.629cm" svg:x2="9.067cm" svg:y2="5.551cm">
            <text:p/>
          </draw:line>
          <draw:line draw:style-name="gr160" draw:text-style-name="P10" draw:layer="layout" svg:x1="9.109cm" svg:y1="5.591cm" svg:x2="9.124cm" svg:y2="5.576cm">
            <text:p text:style-name="P2"><text:s/></text:p>
          </draw:line>
          <draw:line draw:style-name="gr160" draw:text-style-name="P10" draw:layer="layout" svg:x1="9.05cm" svg:y1="5.78cm" svg:x2="9.067cm" svg:y2="5.763cm">
            <text:p text:style-name="P2"><text:s/></text:p>
          </draw:line>
          <draw:line draw:style-name="gr160" draw:text-style-name="P10" draw:layer="layout" svg:x1="9.125cm" svg:y1="5.852cm" svg:x2="9.14cm" svg:y2="5.837cm">
            <text:p text:style-name="P2"><text:s/></text:p>
          </draw:line>
          <draw:line draw:style-name="gr161" draw:text-style-name="P10" draw:layer="layout" svg:x1="9.158cm" svg:y1="5.888cm" svg:x2="9.01cm" svg:y2="5.742cm">
            <text:p/>
          </draw:line>
          <draw:line draw:style-name="gr161" draw:text-style-name="P10" draw:layer="layout" svg:x1="9.141cm" svg:y1="5.841cm" svg:x2="9.062cm" svg:y2="5.763cm">
            <text:p/>
          </draw:line>
          <draw:line draw:style-name="gr161" draw:text-style-name="P10" draw:layer="layout" svg:x1="9.149cm" svg:y1="5.831cm" svg:x2="9.07cm" svg:y2="5.753cm">
            <text:p/>
          </draw:line>
          <draw:line draw:style-name="gr160" draw:text-style-name="P10" draw:layer="layout" svg:x1="9.112cm" svg:y1="5.793cm" svg:x2="9.127cm" svg:y2="5.778cm">
            <text:p text:style-name="P2"><text:s/></text:p>
          </draw:line>
          <draw:line draw:style-name="gr160" draw:text-style-name="P10" draw:layer="layout" svg:x1="9.045cm" svg:y1="5.978cm" svg:x2="9.062cm" svg:y2="5.961cm">
            <text:p text:style-name="P2"><text:s/></text:p>
          </draw:line>
          <draw:line draw:style-name="gr160" draw:text-style-name="P10" draw:layer="layout" svg:x1="9.12cm" svg:y1="6.05cm" svg:x2="9.135cm" svg:y2="6.035cm">
            <text:p text:style-name="P2"><text:s/></text:p>
          </draw:line>
          <draw:line draw:style-name="gr161" draw:text-style-name="P10" draw:layer="layout" svg:x1="9.153cm" svg:y1="6.086cm" svg:x2="9.005cm" svg:y2="5.94cm">
            <text:p/>
          </draw:line>
          <draw:line draw:style-name="gr161" draw:text-style-name="P10" draw:layer="layout" svg:x1="9.136cm" svg:y1="6.039cm" svg:x2="9.057cm" svg:y2="5.961cm">
            <text:p/>
          </draw:line>
          <draw:line draw:style-name="gr161" draw:text-style-name="P10" draw:layer="layout" svg:x1="9.144cm" svg:y1="6.029cm" svg:x2="9.065cm" svg:y2="5.951cm">
            <text:p/>
          </draw:line>
          <draw:line draw:style-name="gr160" draw:text-style-name="P10" draw:layer="layout" svg:x1="9.107cm" svg:y1="5.991cm" svg:x2="9.122cm" svg:y2="5.976cm">
            <text:p text:style-name="P2"><text:s/></text:p>
          </draw:line>
        </draw:g>
        <draw:line draw:style-name="gr140" draw:text-style-name="P10" draw:layer="layout" svg:x1="6.904cm" svg:y1="4.292cm" svg:x2="7.198cm" svg:y2="4.292cm">
          <text:p/>
        </draw:line>
        <draw:frame draw:style-name="gr162" draw:text-style-name="P48" draw:layer="layout" svg:width="1.086cm" svg:height="0.517cm" svg:x="5.999cm" svg:y="3.994cm">
          <draw:text-box>
            <text:p><text:span text:style-name="T27">InRes</text:span><text:span text:style-name="T28">0</text:span></text:p>
          </draw:text-box>
        </draw:frame>
        <draw:frame draw:style-name="gr162" draw:text-style-name="P48" draw:layer="layout" svg:width="1.086cm" svg:height="0.517cm" svg:x="5.999cm" svg:y="4.695cm">
          <draw:text-box>
            <text:p><text:span text:style-name="T27">InRes</text:span><text:span text:style-name="T28">1</text:span></text:p>
          </draw:text-box>
        </draw:frame>
        <draw:frame draw:style-name="gr162" draw:text-style-name="P48" draw:layer="layout" svg:width="1.086cm" svg:height="0.517cm" svg:x="5.999cm" svg:y="4.896cm">
          <draw:text-box>
            <text:p><text:span text:style-name="T27">InRes</text:span><text:span text:style-name="T28">2</text:span></text:p>
          </draw:text-box>
        </draw:frame>
        <draw:frame draw:style-name="gr162" draw:text-style-name="P48" draw:layer="layout" svg:width="1.086cm" svg:height="0.517cm" svg:x="5.999cm" svg:y="5.097cm">
          <draw:text-box>
            <text:p><text:span text:style-name="T27">InRes</text:span><text:span text:style-name="T28">3</text:span></text:p>
          </draw:text-box>
        </draw:frame>
        <draw:frame draw:style-name="gr163" draw:text-style-name="P48" draw:layer="layout" svg:width="0.887cm" svg:height="0.517cm" svg:x="6.204cm" svg:y="3.294cm">
          <draw:text-box>
            <text:p><text:span text:style-name="T27">I</text:span><text:span text:style-name="T28">0</text:span></text:p>
          </draw:text-box>
        </draw:frame>
        <draw:frame draw:style-name="gr163" draw:text-style-name="P48" draw:layer="layout" svg:width="0.887cm" svg:height="0.517cm" svg:x="6.204cm" svg:y="2.495cm">
          <draw:text-box>
            <text:p><text:span text:style-name="T27">I</text:span><text:span text:style-name="T28">1</text:span></text:p>
          </draw:text-box>
        </draw:frame>
        <draw:frame draw:style-name="gr163" draw:text-style-name="P48" draw:layer="layout" svg:width="0.887cm" svg:height="0.517cm" svg:x="6.204cm" svg:y="2.296cm">
          <draw:text-box>
            <text:p><text:span text:style-name="T27">I</text:span><text:span text:style-name="T28">2</text:span></text:p>
          </draw:text-box>
        </draw:frame>
        <draw:frame draw:style-name="gr163" draw:text-style-name="P48" draw:layer="layout" svg:width="0.887cm" svg:height="0.517cm" svg:x="6.204cm" svg:y="2.097cm">
          <draw:text-box>
            <text:p><text:span text:style-name="T27">I</text:span><text:span text:style-name="T28">3</text:span></text:p>
          </draw:text-box>
        </draw:frame>
        <draw:line draw:style-name="gr140" draw:text-style-name="P10" draw:layer="layout" svg:x1="6.904cm" svg:y1="3.592cm" svg:x2="7.198cm" svg:y2="3.592cm">
          <text:p/>
        </draw:line>
        <draw:frame draw:style-name="gr164" draw:text-style-name="P48" draw:layer="layout" svg:width="1.243cm" svg:height="0.517cm" svg:x="5.899cm" svg:y="5.396cm">
          <draw:text-box>
            <text:p><text:span text:style-name="T27">OutR</text:span><text:span text:style-name="T27">es</text:span><text:span text:style-name="T28">0</text:span></text:p>
          </draw:text-box>
        </draw:frame>
        <draw:frame draw:style-name="gr164" draw:text-style-name="P48" draw:layer="layout" svg:width="1.243cm" svg:height="0.517cm" svg:x="5.899cm" svg:y="5.597cm">
          <draw:text-box>
            <text:p><text:span text:style-name="T27">OutR</text:span><text:span text:style-name="T27">es</text:span><text:span text:style-name="T28">1</text:span></text:p>
          </draw:text-box>
        </draw:frame>
        <draw:frame draw:style-name="gr164" draw:text-style-name="P48" draw:layer="layout" svg:width="1.243cm" svg:height="0.517cm" svg:x="5.899cm" svg:y="5.798cm">
          <draw:text-box>
            <text:p><text:span text:style-name="T27">OutR</text:span><text:span text:style-name="T27">es</text:span><text:span text:style-name="T28">2</text:span></text:p>
          </draw:text-box>
        </draw:frame>
        <draw:g>
          <draw:custom-shape draw:style-name="gr157" draw:text-style-name="P1" draw:layer="layout" svg:width="0.589cm" svg:height="1.438cm" svg:x="11.483cm" svg:y="4.7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42" draw:layer="layout" svg:width="0.612cm" svg:height="0.11cm" draw:transform="rotate (1.5707963267949) translate (11.736cm 5.48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40" draw:text-style-name="P10" draw:layer="layout" svg:x1="11.483cm" svg:y1="4.991cm" svg:x2="11.733cm" svg:y2="4.991cm">
            <text:p/>
          </draw:line>
          <draw:line draw:style-name="gr140" draw:text-style-name="P10" draw:layer="layout" svg:x1="11.484cm" svg:y1="5.191cm" svg:x2="11.734cm" svg:y2="5.191cm">
            <text:p/>
          </draw:line>
          <draw:line draw:style-name="gr140" draw:text-style-name="P10" draw:layer="layout" svg:x1="11.485cm" svg:y1="5.391cm" svg:x2="11.735cm" svg:y2="5.391cm">
            <text:p/>
          </draw:line>
          <draw:line draw:style-name="gr144" draw:text-style-name="P10" draw:layer="layout" svg:x1="11.846cm" svg:y1="5.191cm" svg:x2="11.883cm" svg:y2="5.191cm">
            <text:p/>
          </draw:line>
          <draw:line draw:style-name="gr140" draw:text-style-name="P10" draw:layer="layout" svg:x1="11.678cm" svg:y1="4.992cm" svg:x2="11.678cm" svg:y2="5.04cm">
            <text:p/>
          </draw:line>
          <draw:line draw:style-name="gr140" draw:text-style-name="P10" draw:layer="layout" svg:x1="11.683cm" svg:y1="5.043cm" svg:x2="11.937cm" svg:y2="5.043cm">
            <text:p/>
          </draw:line>
          <draw:line draw:style-name="gr143" draw:text-style-name="P10" draw:layer="layout" svg:x1="11.583cm" svg:y1="4.891cm" svg:x2="11.583cm" svg:y2="4.761cm">
            <text:p/>
          </draw:line>
          <draw:line draw:style-name="gr144" draw:text-style-name="P10" draw:layer="layout" svg:x1="11.883cm" svg:y1="5.191cm" svg:x2="11.883cm" svg:y2="4.827cm">
            <text:p/>
          </draw:line>
          <draw:line draw:style-name="gr144" draw:text-style-name="P10" draw:layer="layout" svg:x1="11.883cm" svg:y1="4.827cm" svg:x2="11.983cm" svg:y2="4.827cm">
            <text:p/>
          </draw:line>
          <draw:line draw:style-name="gr144" draw:text-style-name="P10" draw:layer="layout" svg:x1="11.983cm" svg:y1="4.827cm" svg:x2="11.983cm" svg:y2="4.761cm">
            <text:p/>
          </draw:line>
          <draw:line draw:style-name="gr143" draw:text-style-name="P10" draw:layer="layout" svg:x1="11.583cm" svg:y1="4.891cm" svg:x2="11.736cm" svg:y2="4.891cm">
            <text:p/>
          </draw:line>
          <draw:line draw:style-name="gr140" draw:text-style-name="P10" draw:layer="layout" svg:x1="11.933cm" svg:y1="5.391cm" svg:x2="12.072cm" svg:y2="5.391cm">
            <text:p/>
          </draw:line>
          <draw:custom-shape draw:style-name="gr139" draw:text-style-name="P41" draw:layer="layout" svg:width="0.036cm" svg:height="0.04cm" svg:x="11.661cm" svg:y="4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1.683cm" svg:y1="5.197cm" svg:x2="11.683cm" svg:y2="5.245cm">
            <text:p/>
          </draw:line>
          <draw:line draw:style-name="gr140" draw:text-style-name="P10" draw:layer="layout" svg:x1="11.687cm" svg:y1="5.248cm" svg:x2="11.941cm" svg:y2="5.248cm">
            <text:p/>
          </draw:line>
          <draw:custom-shape draw:style-name="gr139" draw:text-style-name="P41" draw:layer="layout" svg:width="0.036cm" svg:height="0.04cm" svg:x="11.666cm" svg:y="5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1.683cm" svg:y1="5.397cm" svg:x2="11.683cm" svg:y2="5.445cm">
            <text:p/>
          </draw:line>
          <draw:line draw:style-name="gr140" draw:text-style-name="P10" draw:layer="layout" svg:x1="11.687cm" svg:y1="5.448cm" svg:x2="11.941cm" svg:y2="5.448cm">
            <text:p/>
          </draw:line>
          <draw:custom-shape draw:style-name="gr139" draw:text-style-name="P41" draw:layer="layout" svg:width="0.036cm" svg:height="0.04cm" svg:x="11.666cm" svg:y="5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1.933cm" svg:y1="5.397cm" svg:x2="11.933cm" svg:y2="5.445cm">
            <text:p/>
          </draw:line>
          <draw:line draw:style-name="gr140" draw:text-style-name="P10" draw:layer="layout" svg:x1="11.935cm" svg:y1="5.191cm" svg:x2="12.074cm" svg:y2="5.191cm">
            <text:p/>
          </draw:line>
          <draw:line draw:style-name="gr140" draw:text-style-name="P10" draw:layer="layout" svg:x1="11.935cm" svg:y1="5.197cm" svg:x2="11.935cm" svg:y2="5.245cm">
            <text:p/>
          </draw:line>
          <draw:line draw:style-name="gr140" draw:text-style-name="P10" draw:layer="layout" svg:x1="11.936cm" svg:y1="4.991cm" svg:x2="12.075cm" svg:y2="4.991cm">
            <text:p/>
          </draw:line>
          <draw:line draw:style-name="gr140" draw:text-style-name="P10" draw:layer="layout" svg:x1="11.936cm" svg:y1="4.997cm" svg:x2="11.936cm" svg:y2="5.045cm">
            <text:p/>
          </draw:line>
          <draw:custom-shape draw:style-name="gr158" draw:text-style-name="P46" draw:layer="layout" svg:width="0.036cm" svg:height="0.04cm" svg:x="11.562cm" svg:y="4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9.485cm" svg:y1="4.991cm" svg:x2="11.478cm" svg:y2="4.991cm">
            <text:p/>
          </draw:line>
          <draw:line draw:style-name="gr140" draw:text-style-name="P10" draw:layer="layout" svg:x1="9.485cm" svg:y1="5.191cm" svg:x2="11.478cm" svg:y2="5.191cm">
            <text:p/>
          </draw:line>
          <draw:line draw:style-name="gr140" draw:text-style-name="P10" draw:layer="layout" svg:x1="9.485cm" svg:y1="5.391cm" svg:x2="11.478cm" svg:y2="5.391cm">
            <text:p/>
          </draw:line>
          <draw:line draw:style-name="gr159" draw:text-style-name="P47" draw:layer="layout" svg:x1="9.486cm" svg:y1="5.691cm" svg:x2="12.072cm" svg:y2="5.691cm">
            <text:p/>
          </draw:line>
          <draw:line draw:style-name="gr159" draw:text-style-name="P47" draw:layer="layout" svg:x1="9.486cm" svg:y1="5.891cm" svg:x2="12.072cm" svg:y2="5.891cm">
            <text:p/>
          </draw:line>
          <draw:line draw:style-name="gr159" draw:text-style-name="P47" draw:layer="layout" svg:x1="9.486cm" svg:y1="6.091cm" svg:x2="12.072cm" svg:y2="6.091cm">
            <text:p/>
          </draw:line>
          <draw:line draw:style-name="gr143" draw:text-style-name="P10" draw:layer="layout" svg:x1="11.583cm" svg:y1="5.999cm" svg:x2="11.583cm" svg:y2="4.899cm">
            <text:p/>
          </draw:line>
          <draw:line draw:style-name="gr160" draw:text-style-name="P10" draw:layer="layout" svg:x1="11.629cm" svg:y1="5.577cm" svg:x2="11.646cm" svg:y2="5.56cm">
            <text:p text:style-name="P2"><text:s/></text:p>
          </draw:line>
          <draw:line draw:style-name="gr160" draw:text-style-name="P10" draw:layer="layout" svg:x1="11.704cm" svg:y1="5.649cm" svg:x2="11.719cm" svg:y2="5.634cm">
            <text:p text:style-name="P2"><text:s/></text:p>
          </draw:line>
          <draw:line draw:style-name="gr161" draw:text-style-name="P10" draw:layer="layout" svg:x1="11.737cm" svg:y1="5.685cm" svg:x2="11.589cm" svg:y2="5.539cm">
            <text:p/>
          </draw:line>
          <draw:line draw:style-name="gr161" draw:text-style-name="P10" draw:layer="layout" svg:x1="11.72cm" svg:y1="5.638cm" svg:x2="11.641cm" svg:y2="5.56cm">
            <text:p/>
          </draw:line>
          <draw:line draw:style-name="gr161" draw:text-style-name="P10" draw:layer="layout" svg:x1="11.728cm" svg:y1="5.628cm" svg:x2="11.649cm" svg:y2="5.55cm">
            <text:p/>
          </draw:line>
          <draw:line draw:style-name="gr160" draw:text-style-name="P10" draw:layer="layout" svg:x1="11.691cm" svg:y1="5.59cm" svg:x2="11.706cm" svg:y2="5.575cm">
            <text:p text:style-name="P2"><text:s/></text:p>
          </draw:line>
          <draw:line draw:style-name="gr160" draw:text-style-name="P10" draw:layer="layout" svg:x1="11.632cm" svg:y1="5.779cm" svg:x2="11.649cm" svg:y2="5.762cm">
            <text:p text:style-name="P2"><text:s/></text:p>
          </draw:line>
          <draw:line draw:style-name="gr160" draw:text-style-name="P10" draw:layer="layout" svg:x1="11.707cm" svg:y1="5.851cm" svg:x2="11.722cm" svg:y2="5.836cm">
            <text:p text:style-name="P2"><text:s/></text:p>
          </draw:line>
          <draw:line draw:style-name="gr161" draw:text-style-name="P10" draw:layer="layout" svg:x1="11.74cm" svg:y1="5.887cm" svg:x2="11.592cm" svg:y2="5.741cm">
            <text:p/>
          </draw:line>
          <draw:line draw:style-name="gr161" draw:text-style-name="P10" draw:layer="layout" svg:x1="11.723cm" svg:y1="5.84cm" svg:x2="11.644cm" svg:y2="5.762cm">
            <text:p/>
          </draw:line>
          <draw:line draw:style-name="gr161" draw:text-style-name="P10" draw:layer="layout" svg:x1="11.731cm" svg:y1="5.83cm" svg:x2="11.652cm" svg:y2="5.752cm">
            <text:p/>
          </draw:line>
          <draw:line draw:style-name="gr160" draw:text-style-name="P10" draw:layer="layout" svg:x1="11.694cm" svg:y1="5.792cm" svg:x2="11.709cm" svg:y2="5.777cm">
            <text:p text:style-name="P2"><text:s/></text:p>
          </draw:line>
          <draw:line draw:style-name="gr160" draw:text-style-name="P10" draw:layer="layout" svg:x1="11.627cm" svg:y1="5.977cm" svg:x2="11.644cm" svg:y2="5.96cm">
            <text:p text:style-name="P2"><text:s/></text:p>
          </draw:line>
          <draw:line draw:style-name="gr160" draw:text-style-name="P10" draw:layer="layout" svg:x1="11.702cm" svg:y1="6.049cm" svg:x2="11.717cm" svg:y2="6.034cm">
            <text:p text:style-name="P2"><text:s/></text:p>
          </draw:line>
          <draw:line draw:style-name="gr161" draw:text-style-name="P10" draw:layer="layout" svg:x1="11.735cm" svg:y1="6.085cm" svg:x2="11.587cm" svg:y2="5.939cm">
            <text:p/>
          </draw:line>
          <draw:line draw:style-name="gr161" draw:text-style-name="P10" draw:layer="layout" svg:x1="11.718cm" svg:y1="6.038cm" svg:x2="11.639cm" svg:y2="5.96cm">
            <text:p/>
          </draw:line>
          <draw:line draw:style-name="gr161" draw:text-style-name="P10" draw:layer="layout" svg:x1="11.726cm" svg:y1="6.028cm" svg:x2="11.647cm" svg:y2="5.95cm">
            <text:p/>
          </draw:line>
          <draw:line draw:style-name="gr160" draw:text-style-name="P10" draw:layer="layout" svg:x1="11.689cm" svg:y1="5.99cm" svg:x2="11.704cm" svg:y2="5.975cm">
            <text:p text:style-name="P2"><text:s/></text:p>
          </draw:line>
        </draw:g>
        <draw:g>
          <draw:custom-shape draw:style-name="gr157" draw:text-style-name="P1" draw:layer="layout" svg:width="0.589cm" svg:height="1.438cm" svg:x="14.065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42" draw:layer="layout" svg:width="0.612cm" svg:height="0.11cm" draw:transform="rotate (1.5707963267949) translate (14.318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40" draw:text-style-name="P10" draw:layer="layout" svg:x1="14.065cm" svg:y1="4.992cm" svg:x2="14.315cm" svg:y2="4.992cm">
            <text:p/>
          </draw:line>
          <draw:line draw:style-name="gr140" draw:text-style-name="P10" draw:layer="layout" svg:x1="14.066cm" svg:y1="5.192cm" svg:x2="14.316cm" svg:y2="5.192cm">
            <text:p/>
          </draw:line>
          <draw:line draw:style-name="gr140" draw:text-style-name="P10" draw:layer="layout" svg:x1="14.067cm" svg:y1="5.392cm" svg:x2="14.317cm" svg:y2="5.392cm">
            <text:p/>
          </draw:line>
          <draw:line draw:style-name="gr144" draw:text-style-name="P10" draw:layer="layout" svg:x1="14.428cm" svg:y1="5.192cm" svg:x2="14.465cm" svg:y2="5.192cm">
            <text:p/>
          </draw:line>
          <draw:line draw:style-name="gr140" draw:text-style-name="P10" draw:layer="layout" svg:x1="14.26cm" svg:y1="4.993cm" svg:x2="14.26cm" svg:y2="5.041cm">
            <text:p/>
          </draw:line>
          <draw:line draw:style-name="gr140" draw:text-style-name="P10" draw:layer="layout" svg:x1="14.265cm" svg:y1="5.044cm" svg:x2="14.519cm" svg:y2="5.044cm">
            <text:p/>
          </draw:line>
          <draw:line draw:style-name="gr143" draw:text-style-name="P10" draw:layer="layout" svg:x1="14.165cm" svg:y1="4.892cm" svg:x2="14.165cm" svg:y2="4.762cm">
            <text:p/>
          </draw:line>
          <draw:line draw:style-name="gr144" draw:text-style-name="P10" draw:layer="layout" svg:x1="14.465cm" svg:y1="5.192cm" svg:x2="14.465cm" svg:y2="4.828cm">
            <text:p/>
          </draw:line>
          <draw:line draw:style-name="gr144" draw:text-style-name="P10" draw:layer="layout" svg:x1="14.465cm" svg:y1="4.828cm" svg:x2="14.565cm" svg:y2="4.828cm">
            <text:p/>
          </draw:line>
          <draw:line draw:style-name="gr144" draw:text-style-name="P10" draw:layer="layout" svg:x1="14.565cm" svg:y1="4.828cm" svg:x2="14.565cm" svg:y2="4.762cm">
            <text:p/>
          </draw:line>
          <draw:line draw:style-name="gr143" draw:text-style-name="P10" draw:layer="layout" svg:x1="14.165cm" svg:y1="4.892cm" svg:x2="14.318cm" svg:y2="4.892cm">
            <text:p/>
          </draw:line>
          <draw:line draw:style-name="gr140" draw:text-style-name="P10" draw:layer="layout" svg:x1="14.515cm" svg:y1="5.392cm" svg:x2="14.654cm" svg:y2="5.392cm">
            <text:p/>
          </draw:line>
          <draw:custom-shape draw:style-name="gr139" draw:text-style-name="P41" draw:layer="layout" svg:width="0.036cm" svg:height="0.04cm" svg:x="14.243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4.265cm" svg:y1="5.198cm" svg:x2="14.265cm" svg:y2="5.246cm">
            <text:p/>
          </draw:line>
          <draw:line draw:style-name="gr140" draw:text-style-name="P10" draw:layer="layout" svg:x1="14.269cm" svg:y1="5.249cm" svg:x2="14.523cm" svg:y2="5.249cm">
            <text:p/>
          </draw:line>
          <draw:custom-shape draw:style-name="gr139" draw:text-style-name="P41" draw:layer="layout" svg:width="0.036cm" svg:height="0.04cm" svg:x="14.248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4.265cm" svg:y1="5.398cm" svg:x2="14.265cm" svg:y2="5.446cm">
            <text:p/>
          </draw:line>
          <draw:line draw:style-name="gr140" draw:text-style-name="P10" draw:layer="layout" svg:x1="14.269cm" svg:y1="5.449cm" svg:x2="14.523cm" svg:y2="5.449cm">
            <text:p/>
          </draw:line>
          <draw:custom-shape draw:style-name="gr139" draw:text-style-name="P41" draw:layer="layout" svg:width="0.036cm" svg:height="0.04cm" svg:x="14.248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4.515cm" svg:y1="5.398cm" svg:x2="14.515cm" svg:y2="5.446cm">
            <text:p/>
          </draw:line>
          <draw:line draw:style-name="gr140" draw:text-style-name="P10" draw:layer="layout" svg:x1="14.517cm" svg:y1="5.192cm" svg:x2="14.656cm" svg:y2="5.192cm">
            <text:p/>
          </draw:line>
          <draw:line draw:style-name="gr140" draw:text-style-name="P10" draw:layer="layout" svg:x1="14.517cm" svg:y1="5.198cm" svg:x2="14.517cm" svg:y2="5.246cm">
            <text:p/>
          </draw:line>
          <draw:line draw:style-name="gr140" draw:text-style-name="P10" draw:layer="layout" svg:x1="14.518cm" svg:y1="4.992cm" svg:x2="14.657cm" svg:y2="4.992cm">
            <text:p/>
          </draw:line>
          <draw:line draw:style-name="gr140" draw:text-style-name="P10" draw:layer="layout" svg:x1="14.518cm" svg:y1="4.998cm" svg:x2="14.518cm" svg:y2="5.046cm">
            <text:p/>
          </draw:line>
          <draw:custom-shape draw:style-name="gr158" draw:text-style-name="P46" draw:layer="layout" svg:width="0.036cm" svg:height="0.04cm" svg:x="14.144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2.067cm" svg:y1="4.992cm" svg:x2="14.06cm" svg:y2="4.992cm">
            <text:p/>
          </draw:line>
          <draw:line draw:style-name="gr140" draw:text-style-name="P10" draw:layer="layout" svg:x1="12.067cm" svg:y1="5.192cm" svg:x2="14.06cm" svg:y2="5.192cm">
            <text:p/>
          </draw:line>
          <draw:line draw:style-name="gr140" draw:text-style-name="P10" draw:layer="layout" svg:x1="12.067cm" svg:y1="5.392cm" svg:x2="14.06cm" svg:y2="5.392cm">
            <text:p/>
          </draw:line>
          <draw:line draw:style-name="gr159" draw:text-style-name="P47" draw:layer="layout" svg:x1="12.068cm" svg:y1="5.692cm" svg:x2="14.654cm" svg:y2="5.692cm">
            <text:p/>
          </draw:line>
          <draw:line draw:style-name="gr159" draw:text-style-name="P47" draw:layer="layout" svg:x1="12.068cm" svg:y1="5.892cm" svg:x2="14.654cm" svg:y2="5.892cm">
            <text:p/>
          </draw:line>
          <draw:line draw:style-name="gr159" draw:text-style-name="P47" draw:layer="layout" svg:x1="12.068cm" svg:y1="6.092cm" svg:x2="14.654cm" svg:y2="6.092cm">
            <text:p/>
          </draw:line>
          <draw:line draw:style-name="gr143" draw:text-style-name="P10" draw:layer="layout" svg:x1="14.165cm" svg:y1="6cm" svg:x2="14.165cm" svg:y2="4.9cm">
            <text:p/>
          </draw:line>
          <draw:line draw:style-name="gr160" draw:text-style-name="P10" draw:layer="layout" svg:x1="14.211cm" svg:y1="5.578cm" svg:x2="14.228cm" svg:y2="5.561cm">
            <text:p text:style-name="P2"><text:s/></text:p>
          </draw:line>
          <draw:line draw:style-name="gr160" draw:text-style-name="P10" draw:layer="layout" svg:x1="14.286cm" svg:y1="5.65cm" svg:x2="14.301cm" svg:y2="5.635cm">
            <text:p text:style-name="P2"><text:s/></text:p>
          </draw:line>
          <draw:line draw:style-name="gr161" draw:text-style-name="P10" draw:layer="layout" svg:x1="14.319cm" svg:y1="5.686cm" svg:x2="14.171cm" svg:y2="5.54cm">
            <text:p/>
          </draw:line>
          <draw:line draw:style-name="gr161" draw:text-style-name="P10" draw:layer="layout" svg:x1="14.302cm" svg:y1="5.639cm" svg:x2="14.223cm" svg:y2="5.561cm">
            <text:p/>
          </draw:line>
          <draw:line draw:style-name="gr161" draw:text-style-name="P10" draw:layer="layout" svg:x1="14.31cm" svg:y1="5.629cm" svg:x2="14.231cm" svg:y2="5.551cm">
            <text:p/>
          </draw:line>
          <draw:line draw:style-name="gr160" draw:text-style-name="P10" draw:layer="layout" svg:x1="14.273cm" svg:y1="5.591cm" svg:x2="14.288cm" svg:y2="5.576cm">
            <text:p text:style-name="P2"><text:s/></text:p>
          </draw:line>
          <draw:line draw:style-name="gr160" draw:text-style-name="P10" draw:layer="layout" svg:x1="14.214cm" svg:y1="5.78cm" svg:x2="14.231cm" svg:y2="5.763cm">
            <text:p text:style-name="P2"><text:s/></text:p>
          </draw:line>
          <draw:line draw:style-name="gr160" draw:text-style-name="P10" draw:layer="layout" svg:x1="14.289cm" svg:y1="5.852cm" svg:x2="14.304cm" svg:y2="5.837cm">
            <text:p text:style-name="P2"><text:s/></text:p>
          </draw:line>
          <draw:line draw:style-name="gr161" draw:text-style-name="P10" draw:layer="layout" svg:x1="14.322cm" svg:y1="5.888cm" svg:x2="14.174cm" svg:y2="5.742cm">
            <text:p/>
          </draw:line>
          <draw:line draw:style-name="gr161" draw:text-style-name="P10" draw:layer="layout" svg:x1="14.305cm" svg:y1="5.841cm" svg:x2="14.226cm" svg:y2="5.763cm">
            <text:p/>
          </draw:line>
          <draw:line draw:style-name="gr161" draw:text-style-name="P10" draw:layer="layout" svg:x1="14.313cm" svg:y1="5.831cm" svg:x2="14.234cm" svg:y2="5.753cm">
            <text:p/>
          </draw:line>
          <draw:line draw:style-name="gr160" draw:text-style-name="P10" draw:layer="layout" svg:x1="14.276cm" svg:y1="5.793cm" svg:x2="14.291cm" svg:y2="5.778cm">
            <text:p text:style-name="P2"><text:s/></text:p>
          </draw:line>
          <draw:line draw:style-name="gr160" draw:text-style-name="P10" draw:layer="layout" svg:x1="14.209cm" svg:y1="5.978cm" svg:x2="14.226cm" svg:y2="5.961cm">
            <text:p text:style-name="P2"><text:s/></text:p>
          </draw:line>
          <draw:line draw:style-name="gr160" draw:text-style-name="P10" draw:layer="layout" svg:x1="14.284cm" svg:y1="6.05cm" svg:x2="14.299cm" svg:y2="6.035cm">
            <text:p text:style-name="P2"><text:s/></text:p>
          </draw:line>
          <draw:line draw:style-name="gr161" draw:text-style-name="P10" draw:layer="layout" svg:x1="14.317cm" svg:y1="6.086cm" svg:x2="14.169cm" svg:y2="5.94cm">
            <text:p/>
          </draw:line>
          <draw:line draw:style-name="gr161" draw:text-style-name="P10" draw:layer="layout" svg:x1="14.3cm" svg:y1="6.039cm" svg:x2="14.221cm" svg:y2="5.961cm">
            <text:p/>
          </draw:line>
          <draw:line draw:style-name="gr161" draw:text-style-name="P10" draw:layer="layout" svg:x1="14.308cm" svg:y1="6.029cm" svg:x2="14.229cm" svg:y2="5.951cm">
            <text:p/>
          </draw:line>
          <draw:line draw:style-name="gr160" draw:text-style-name="P10" draw:layer="layout" svg:x1="14.271cm" svg:y1="5.991cm" svg:x2="14.286cm" svg:y2="5.976cm">
            <text:p text:style-name="P2"><text:s/></text:p>
          </draw:line>
        </draw:g>
        <draw:g>
          <draw:custom-shape draw:style-name="gr157" draw:text-style-name="P1" draw:layer="layout" svg:width="0.589cm" svg:height="1.438cm" svg:x="17.947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42" draw:layer="layout" svg:width="0.612cm" svg:height="0.11cm" draw:transform="rotate (1.5707963267949) translate (18.2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40" draw:text-style-name="P10" draw:layer="layout" svg:x1="17.947cm" svg:y1="4.992cm" svg:x2="18.197cm" svg:y2="4.992cm">
            <text:p/>
          </draw:line>
          <draw:line draw:style-name="gr140" draw:text-style-name="P10" draw:layer="layout" svg:x1="17.948cm" svg:y1="5.192cm" svg:x2="18.198cm" svg:y2="5.192cm">
            <text:p/>
          </draw:line>
          <draw:line draw:style-name="gr140" draw:text-style-name="P10" draw:layer="layout" svg:x1="17.949cm" svg:y1="5.392cm" svg:x2="18.199cm" svg:y2="5.392cm">
            <text:p/>
          </draw:line>
          <draw:line draw:style-name="gr144" draw:text-style-name="P10" draw:layer="layout" svg:x1="18.31cm" svg:y1="5.192cm" svg:x2="18.347cm" svg:y2="5.192cm">
            <text:p/>
          </draw:line>
          <draw:line draw:style-name="gr140" draw:text-style-name="P10" draw:layer="layout" svg:x1="18.142cm" svg:y1="4.993cm" svg:x2="18.142cm" svg:y2="5.041cm">
            <text:p/>
          </draw:line>
          <draw:line draw:style-name="gr140" draw:text-style-name="P10" draw:layer="layout" svg:x1="18.147cm" svg:y1="5.044cm" svg:x2="18.401cm" svg:y2="5.044cm">
            <text:p/>
          </draw:line>
          <draw:line draw:style-name="gr143" draw:text-style-name="P10" draw:layer="layout" svg:x1="18.047cm" svg:y1="4.892cm" svg:x2="18.047cm" svg:y2="4.762cm">
            <text:p/>
          </draw:line>
          <draw:line draw:style-name="gr144" draw:text-style-name="P10" draw:layer="layout" svg:x1="18.347cm" svg:y1="5.192cm" svg:x2="18.347cm" svg:y2="4.828cm">
            <text:p/>
          </draw:line>
          <draw:line draw:style-name="gr144" draw:text-style-name="P10" draw:layer="layout" svg:x1="18.347cm" svg:y1="4.828cm" svg:x2="18.447cm" svg:y2="4.828cm">
            <text:p/>
          </draw:line>
          <draw:line draw:style-name="gr144" draw:text-style-name="P10" draw:layer="layout" svg:x1="18.447cm" svg:y1="4.828cm" svg:x2="18.447cm" svg:y2="4.762cm">
            <text:p/>
          </draw:line>
          <draw:line draw:style-name="gr143" draw:text-style-name="P10" draw:layer="layout" svg:x1="18.047cm" svg:y1="4.892cm" svg:x2="18.2cm" svg:y2="4.892cm">
            <text:p/>
          </draw:line>
          <draw:line draw:style-name="gr140" draw:text-style-name="P10" draw:layer="layout" svg:x1="18.397cm" svg:y1="5.392cm" svg:x2="18.536cm" svg:y2="5.392cm">
            <text:p/>
          </draw:line>
          <draw:custom-shape draw:style-name="gr139" draw:text-style-name="P41" draw:layer="layout" svg:width="0.036cm" svg:height="0.04cm" svg:x="18.125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8.147cm" svg:y1="5.198cm" svg:x2="18.147cm" svg:y2="5.246cm">
            <text:p/>
          </draw:line>
          <draw:line draw:style-name="gr140" draw:text-style-name="P10" draw:layer="layout" svg:x1="18.151cm" svg:y1="5.249cm" svg:x2="18.405cm" svg:y2="5.249cm">
            <text:p/>
          </draw:line>
          <draw:custom-shape draw:style-name="gr139" draw:text-style-name="P41" draw:layer="layout" svg:width="0.036cm" svg:height="0.04cm" svg:x="18.13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8.147cm" svg:y1="5.398cm" svg:x2="18.147cm" svg:y2="5.446cm">
            <text:p/>
          </draw:line>
          <draw:line draw:style-name="gr140" draw:text-style-name="P10" draw:layer="layout" svg:x1="18.151cm" svg:y1="5.449cm" svg:x2="18.405cm" svg:y2="5.449cm">
            <text:p/>
          </draw:line>
          <draw:custom-shape draw:style-name="gr139" draw:text-style-name="P41" draw:layer="layout" svg:width="0.036cm" svg:height="0.04cm" svg:x="18.13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8.397cm" svg:y1="5.398cm" svg:x2="18.397cm" svg:y2="5.446cm">
            <text:p/>
          </draw:line>
          <draw:line draw:style-name="gr140" draw:text-style-name="P10" draw:layer="layout" svg:x1="18.399cm" svg:y1="5.192cm" svg:x2="18.538cm" svg:y2="5.192cm">
            <text:p/>
          </draw:line>
          <draw:line draw:style-name="gr140" draw:text-style-name="P10" draw:layer="layout" svg:x1="18.399cm" svg:y1="5.198cm" svg:x2="18.399cm" svg:y2="5.246cm">
            <text:p/>
          </draw:line>
          <draw:line draw:style-name="gr140" draw:text-style-name="P10" draw:layer="layout" svg:x1="18.4cm" svg:y1="4.992cm" svg:x2="18.539cm" svg:y2="4.992cm">
            <text:p/>
          </draw:line>
          <draw:line draw:style-name="gr140" draw:text-style-name="P10" draw:layer="layout" svg:x1="18.4cm" svg:y1="4.998cm" svg:x2="18.4cm" svg:y2="5.046cm">
            <text:p/>
          </draw:line>
          <draw:custom-shape draw:style-name="gr158" draw:text-style-name="P46" draw:layer="layout" svg:width="0.036cm" svg:height="0.04cm" svg:x="18.026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5.949cm" svg:y1="4.992cm" svg:x2="17.942cm" svg:y2="4.992cm">
            <text:p/>
          </draw:line>
          <draw:line draw:style-name="gr140" draw:text-style-name="P10" draw:layer="layout" svg:x1="15.949cm" svg:y1="5.192cm" svg:x2="17.942cm" svg:y2="5.192cm">
            <text:p/>
          </draw:line>
          <draw:line draw:style-name="gr140" draw:text-style-name="P10" draw:layer="layout" svg:x1="15.949cm" svg:y1="5.392cm" svg:x2="17.942cm" svg:y2="5.392cm">
            <text:p/>
          </draw:line>
          <draw:line draw:style-name="gr159" draw:text-style-name="P47" draw:layer="layout" svg:x1="15.95cm" svg:y1="5.692cm" svg:x2="18.536cm" svg:y2="5.692cm">
            <text:p/>
          </draw:line>
          <draw:line draw:style-name="gr159" draw:text-style-name="P47" draw:layer="layout" svg:x1="15.95cm" svg:y1="5.892cm" svg:x2="18.536cm" svg:y2="5.892cm">
            <text:p/>
          </draw:line>
          <draw:line draw:style-name="gr159" draw:text-style-name="P47" draw:layer="layout" svg:x1="15.95cm" svg:y1="6.092cm" svg:x2="18.536cm" svg:y2="6.092cm">
            <text:p/>
          </draw:line>
          <draw:line draw:style-name="gr143" draw:text-style-name="P10" draw:layer="layout" svg:x1="18.047cm" svg:y1="6cm" svg:x2="18.047cm" svg:y2="4.9cm">
            <text:p/>
          </draw:line>
          <draw:line draw:style-name="gr160" draw:text-style-name="P10" draw:layer="layout" svg:x1="18.093cm" svg:y1="5.578cm" svg:x2="18.11cm" svg:y2="5.561cm">
            <text:p text:style-name="P2"><text:s/></text:p>
          </draw:line>
          <draw:line draw:style-name="gr160" draw:text-style-name="P10" draw:layer="layout" svg:x1="18.168cm" svg:y1="5.65cm" svg:x2="18.183cm" svg:y2="5.635cm">
            <text:p text:style-name="P2"><text:s/></text:p>
          </draw:line>
          <draw:line draw:style-name="gr161" draw:text-style-name="P10" draw:layer="layout" svg:x1="18.201cm" svg:y1="5.686cm" svg:x2="18.053cm" svg:y2="5.54cm">
            <text:p/>
          </draw:line>
          <draw:line draw:style-name="gr161" draw:text-style-name="P10" draw:layer="layout" svg:x1="18.184cm" svg:y1="5.639cm" svg:x2="18.105cm" svg:y2="5.561cm">
            <text:p/>
          </draw:line>
          <draw:line draw:style-name="gr161" draw:text-style-name="P10" draw:layer="layout" svg:x1="18.192cm" svg:y1="5.629cm" svg:x2="18.113cm" svg:y2="5.551cm">
            <text:p/>
          </draw:line>
          <draw:line draw:style-name="gr160" draw:text-style-name="P10" draw:layer="layout" svg:x1="18.155cm" svg:y1="5.591cm" svg:x2="18.17cm" svg:y2="5.576cm">
            <text:p text:style-name="P2"><text:s/></text:p>
          </draw:line>
          <draw:line draw:style-name="gr160" draw:text-style-name="P10" draw:layer="layout" svg:x1="18.096cm" svg:y1="5.78cm" svg:x2="18.113cm" svg:y2="5.763cm">
            <text:p text:style-name="P2"><text:s/></text:p>
          </draw:line>
          <draw:line draw:style-name="gr160" draw:text-style-name="P10" draw:layer="layout" svg:x1="18.171cm" svg:y1="5.852cm" svg:x2="18.186cm" svg:y2="5.837cm">
            <text:p text:style-name="P2"><text:s/></text:p>
          </draw:line>
          <draw:line draw:style-name="gr161" draw:text-style-name="P10" draw:layer="layout" svg:x1="18.204cm" svg:y1="5.888cm" svg:x2="18.056cm" svg:y2="5.742cm">
            <text:p/>
          </draw:line>
          <draw:line draw:style-name="gr161" draw:text-style-name="P10" draw:layer="layout" svg:x1="18.187cm" svg:y1="5.841cm" svg:x2="18.108cm" svg:y2="5.763cm">
            <text:p/>
          </draw:line>
          <draw:line draw:style-name="gr161" draw:text-style-name="P10" draw:layer="layout" svg:x1="18.195cm" svg:y1="5.831cm" svg:x2="18.116cm" svg:y2="5.753cm">
            <text:p/>
          </draw:line>
          <draw:line draw:style-name="gr160" draw:text-style-name="P10" draw:layer="layout" svg:x1="18.158cm" svg:y1="5.793cm" svg:x2="18.173cm" svg:y2="5.778cm">
            <text:p text:style-name="P2"><text:s/></text:p>
          </draw:line>
          <draw:line draw:style-name="gr160" draw:text-style-name="P10" draw:layer="layout" svg:x1="18.091cm" svg:y1="5.978cm" svg:x2="18.108cm" svg:y2="5.961cm">
            <text:p text:style-name="P2"><text:s/></text:p>
          </draw:line>
          <draw:line draw:style-name="gr160" draw:text-style-name="P10" draw:layer="layout" svg:x1="18.166cm" svg:y1="6.05cm" svg:x2="18.181cm" svg:y2="6.035cm">
            <text:p text:style-name="P2"><text:s/></text:p>
          </draw:line>
          <draw:line draw:style-name="gr161" draw:text-style-name="P10" draw:layer="layout" svg:x1="18.199cm" svg:y1="6.086cm" svg:x2="18.051cm" svg:y2="5.94cm">
            <text:p/>
          </draw:line>
          <draw:line draw:style-name="gr161" draw:text-style-name="P10" draw:layer="layout" svg:x1="18.182cm" svg:y1="6.039cm" svg:x2="18.103cm" svg:y2="5.961cm">
            <text:p/>
          </draw:line>
          <draw:line draw:style-name="gr161" draw:text-style-name="P10" draw:layer="layout" svg:x1="18.19cm" svg:y1="6.029cm" svg:x2="18.111cm" svg:y2="5.951cm">
            <text:p/>
          </draw:line>
          <draw:line draw:style-name="gr160" draw:text-style-name="P10" draw:layer="layout" svg:x1="18.153cm" svg:y1="5.991cm" svg:x2="18.168cm" svg:y2="5.976cm">
            <text:p text:style-name="P2"><text:s/></text:p>
          </draw:line>
        </draw:g>
        <draw:custom-shape draw:style-name="gr11" draw:text-style-name="P9" draw:layer="layout" svg:width="0.11cm" svg:height="0.11cm" svg:x="15.11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2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3cm" svg:y="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2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3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4cm" svg:y="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3cm" svg:y="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4cm" svg:y="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5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3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4cm" svg:y="5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5cm" svg:y="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5" draw:text-style-name="P10" draw:layer="layout" svg:x1="20.231cm" svg:y1="4.289cm" svg:x2="20.525cm" svg:y2="4.289cm">
          <text:p/>
        </draw:line>
        <draw:frame draw:style-name="gr164" draw:text-style-name="P48" draw:layer="layout" svg:width="1.243cm" svg:height="0.517cm" svg:x="20.4cm" svg:y="3.999cm">
          <draw:text-box>
            <text:p><text:span text:style-name="T27">OutR</text:span><text:span text:style-name="T27">es</text:span><text:span text:style-name="T28">3</text:span></text:p>
          </draw:text-box>
        </draw:frame>
        <draw:line draw:style-name="gr159" draw:text-style-name="P47" draw:layer="layout" svg:x1="18.536cm" svg:y1="5.693cm" svg:x2="20.525cm" svg:y2="5.693cm">
          <text:p/>
        </draw:line>
        <draw:line draw:style-name="gr159" draw:text-style-name="P47" draw:layer="layout" svg:x1="18.536cm" svg:y1="5.893cm" svg:x2="20.525cm" svg:y2="5.893cm">
          <text:p/>
        </draw:line>
        <draw:line draw:style-name="gr159" draw:text-style-name="P47" draw:layer="layout" svg:x1="18.536cm" svg:y1="6.093cm" svg:x2="20.525cm" svg:y2="6.093cm">
          <text:p/>
        </draw:line>
        <draw:frame draw:style-name="gr164" draw:text-style-name="P48" draw:layer="layout" svg:width="1.243cm" svg:height="0.517cm" svg:x="20.4cm" svg:y="5.397cm">
          <draw:text-box>
            <text:p><text:span text:style-name="T27">OutR</text:span><text:span text:style-name="T27">es</text:span><text:span text:style-name="T28">0</text:span></text:p>
          </draw:text-box>
        </draw:frame>
        <draw:frame draw:style-name="gr164" draw:text-style-name="P48" draw:layer="layout" svg:width="1.243cm" svg:height="0.517cm" svg:x="20.4cm" svg:y="5.598cm">
          <draw:text-box>
            <text:p><text:span text:style-name="T27">OutR</text:span><text:span text:style-name="T27">es</text:span><text:span text:style-name="T28">1</text:span></text:p>
          </draw:text-box>
        </draw:frame>
        <draw:frame draw:style-name="gr164" draw:text-style-name="P48" draw:layer="layout" svg:width="1.243cm" svg:height="0.517cm" svg:x="20.4cm" svg:y="5.799cm">
          <draw:text-box>
            <text:p><text:span text:style-name="T27">OutR</text:span><text:span text:style-name="T27">es</text:span><text:span text:style-name="T28">2</text:span></text:p>
          </draw:text-box>
        </draw:frame>
        <draw:frame draw:style-name="gr148" draw:text-style-name="P2" draw:layer="layout" svg:width="1.999cm" svg:height="0.999cm" svg:x="12.436cm" svg:y="1.6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8" draw:text-style-name="P10" draw:layer="layout" svg:x1="6.001cm" svg:y1="2.4cm" svg:x2="6.001cm" svg:y2="3.7cm">
          <text:p/>
        </draw:line>
        <draw:line draw:style-name="gr38" draw:text-style-name="P10" draw:layer="layout" svg:x1="6.201cm" svg:y1="2.4cm" svg:x2="6.001cm" svg:y2="2.4cm">
          <text:p/>
        </draw:line>
        <draw:line draw:style-name="gr38" draw:text-style-name="P10" draw:layer="layout" svg:x1="6.201cm" svg:y1="3.7cm" svg:x2="6.001cm" svg:y2="3.7cm">
          <text:p/>
        </draw:line>
        <draw:frame draw:style-name="gr166" draw:text-style-name="P48" draw:layer="layout" svg:width="0.955cm" svg:height="0.463cm" svg:x="5.205cm" svg:y="2.698cm">
          <draw:text-box>
            <text:p><text:span text:style-name="T27">8bits</text:span></text:p>
          </draw:text-box>
        </draw:frame>
        <draw:line draw:style-name="gr38" draw:text-style-name="P10" draw:layer="layout" svg:x1="5.902cm" svg:y1="4.1cm" svg:x2="5.902cm" svg:y2="5.4cm">
          <text:p/>
        </draw:line>
        <draw:line draw:style-name="gr38" draw:text-style-name="P10" draw:layer="layout" svg:x1="6.102cm" svg:y1="4.1cm" svg:x2="5.902cm" svg:y2="4.1cm">
          <text:p/>
        </draw:line>
        <draw:line draw:style-name="gr38" draw:text-style-name="P10" draw:layer="layout" svg:x1="6.102cm" svg:y1="5.4cm" svg:x2="5.902cm" svg:y2="5.4cm">
          <text:p/>
        </draw:line>
        <draw:frame draw:style-name="gr167" draw:text-style-name="P48" draw:layer="layout" svg:width="1.069cm" svg:height="0.463cm" svg:x="5.006cm" svg:y="4.398cm">
          <draw:text-box>
            <text:p><text:span text:style-name="T27">32bits</text:span></text:p>
          </draw:text-box>
        </draw:frame>
        <draw:line draw:style-name="gr38" draw:text-style-name="P10" draw:layer="layout" svg:x1="5.902cm" svg:y1="5.5cm" svg:x2="5.902cm" svg:y2="6.2cm">
          <text:p/>
        </draw:line>
        <draw:line draw:style-name="gr38" draw:text-style-name="P10" draw:layer="layout" svg:x1="6.102cm" svg:y1="5.5cm" svg:x2="5.902cm" svg:y2="5.5cm">
          <text:p/>
        </draw:line>
        <draw:line draw:style-name="gr38" draw:text-style-name="P10" draw:layer="layout" svg:x1="6.102cm" svg:y1="6.2cm" svg:x2="5.902cm" svg:y2="6.2cm">
          <text:p/>
        </draw:line>
        <draw:frame draw:style-name="gr167" draw:text-style-name="P48" draw:layer="layout" svg:width="1.069cm" svg:height="0.463cm" svg:x="5.006cm" svg:y="5.598cm">
          <draw:text-box>
            <text:p><text:span text:style-name="T27">32bits</text:span></text:p>
          </draw:text-box>
        </draw:frame>
        <draw:line draw:style-name="gr38" draw:text-style-name="P10" draw:layer="layout" svg:x1="22.002cm" svg:y1="4.1cm" svg:x2="22.002cm" svg:y2="6.2cm">
          <text:p/>
        </draw:line>
        <draw:line draw:style-name="gr38" draw:text-style-name="P10" draw:layer="layout" svg:x1="22.002cm" svg:y1="4.1cm" svg:x2="21.802cm" svg:y2="4.1cm">
          <text:p/>
        </draw:line>
        <draw:line draw:style-name="gr38" draw:text-style-name="P10" draw:layer="layout" svg:x1="22.002cm" svg:y1="6.2cm" svg:x2="21.802cm" svg:y2="6.2cm">
          <text:p/>
        </draw:line>
        <draw:frame draw:style-name="gr167" draw:text-style-name="P48" draw:layer="layout" svg:width="1.069cm" svg:height="0.463cm" svg:x="21.906cm" svg:y="4.898cm">
          <draw:text-box>
            <text:p><text:span text:style-name="T27">32bits</text:span></text:p>
          </draw:text-box>
        </draw:frame>
        <draw:frame draw:style-name="gr163" draw:text-style-name="P48" draw:layer="layout" svg:width="0.887cm" svg:height="0.517cm" svg:x="6.205cm" svg:y="2.695cm">
          <draw:text-box>
            <text:p><text:span text:style-name="T27">I</text:span><text:span text:style-name="T28">0</text:span></text:p>
          </draw:text-box>
        </draw:frame>
        <draw:g>
          <draw:g>
            <draw:custom-shape draw:style-name="gr154" draw:text-style-name="P1" draw:layer="layout" svg:width="0.589cm" svg:height="0.966cm" svg:x="11.484cm" svg:y="2.2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1.486cm" svg:y1="3cm" svg:x2="11.64cm" svg:y2="3cm">
              <text:p/>
            </draw:line>
            <draw:line draw:style-name="gr155" draw:text-style-name="P10" draw:layer="layout" svg:x1="11.747cm" svg:y1="2.738cm" svg:x2="11.784cm" svg:y2="2.738cm">
              <text:p/>
            </draw:line>
            <draw:line draw:style-name="gr155" draw:text-style-name="P10" draw:layer="layout" svg:x1="11.784cm" svg:y1="3.068cm" svg:x2="11.784cm" svg:y2="2.738cm">
              <text:p/>
            </draw:line>
            <draw:line draw:style-name="gr140" draw:text-style-name="P10" draw:layer="layout" svg:x1="11.893cm" svg:y1="2.6cm" svg:x2="12.073cm" svg:y2="2.6cm">
              <text:p/>
            </draw:line>
            <draw:line draw:style-name="gr140" draw:text-style-name="P10" draw:layer="layout" svg:x1="11.896cm" svg:y1="2.8cm" svg:x2="12.073cm" svg:y2="2.8cm">
              <text:p/>
            </draw:line>
            <draw:line draw:style-name="gr140" draw:text-style-name="P10" draw:layer="layout" svg:x1="11.896cm" svg:y1="3cm" svg:x2="12.073cm" svg:y2="3cm">
              <text:p/>
            </draw:line>
            <draw:line draw:style-name="gr140" draw:text-style-name="P10" draw:layer="layout" svg:x1="11.486cm" svg:y1="2.8cm" svg:x2="11.64cm" svg:y2="2.8cm">
              <text:p/>
            </draw:line>
            <draw:line draw:style-name="gr140" draw:text-style-name="P10" draw:layer="layout" svg:x1="11.486cm" svg:y1="2.6cm" svg:x2="11.64cm" svg:y2="2.6cm">
              <text:p/>
            </draw:line>
            <draw:custom-shape draw:style-name="gr142" draw:text-style-name="P42" draw:layer="layout" svg:width="0.798cm" svg:height="0.11cm" draw:transform="rotate (1.5707963267949) translate (11.637cm 3.14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51" draw:text-style-name="P45" draw:layer="layout" svg:x1="11.577cm" svg:y1="3.059cm" svg:x2="11.577cm" svg:y2="3.17cm">
              <text:p/>
            </draw:line>
            <draw:line draw:style-name="gr151" draw:text-style-name="P45" draw:layer="layout" svg:x1="11.632cm" svg:y1="3.063cm" svg:x2="11.577cm" svg:y2="3.063cm">
              <text:p/>
            </draw:line>
            <draw:line draw:style-name="gr140" draw:text-style-name="P10" draw:layer="layout" svg:x1="11.6cm" svg:y1="2.497cm" svg:x2="11.895cm" svg:y2="2.497cm">
              <text:p/>
            </draw:line>
            <draw:line draw:style-name="gr140" draw:text-style-name="P10" draw:layer="layout" svg:x1="11.595cm" svg:y1="2.497cm" svg:x2="11.595cm" svg:y2="2.592cm">
              <text:p/>
            </draw:line>
            <draw:line draw:style-name="gr140" draw:text-style-name="P10" draw:layer="layout" svg:x1="11.895cm" svg:y1="2.498cm" svg:x2="11.895cm" svg:y2="2.6cm">
              <text:p/>
            </draw:line>
            <draw:custom-shape draw:style-name="gr139" draw:text-style-name="P41" draw:layer="layout" svg:width="0.036cm" svg:height="0.04cm" svg:x="11.576cm" svg:y="2.5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604cm" svg:y1="2.694cm" svg:x2="11.899cm" svg:y2="2.694cm">
              <text:p/>
            </draw:line>
            <draw:line draw:style-name="gr140" draw:text-style-name="P10" draw:layer="layout" svg:x1="11.599cm" svg:y1="2.694cm" svg:x2="11.599cm" svg:y2="2.789cm">
              <text:p/>
            </draw:line>
            <draw:line draw:style-name="gr140" draw:text-style-name="P10" draw:layer="layout" svg:x1="11.899cm" svg:y1="2.695cm" svg:x2="11.899cm" svg:y2="2.8cm">
              <text:p/>
            </draw:line>
            <draw:custom-shape draw:style-name="gr139" draw:text-style-name="P41" draw:layer="layout" svg:width="0.036cm" svg:height="0.04cm" svg:x="11.58cm" svg:y="2.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604cm" svg:y1="2.894cm" svg:x2="11.899cm" svg:y2="2.894cm">
              <text:p/>
            </draw:line>
            <draw:line draw:style-name="gr140" draw:text-style-name="P10" draw:layer="layout" svg:x1="11.599cm" svg:y1="2.894cm" svg:x2="11.599cm" svg:y2="2.989cm">
              <text:p/>
            </draw:line>
            <draw:line draw:style-name="gr140" draw:text-style-name="P10" draw:layer="layout" svg:x1="11.899cm" svg:y1="2.895cm" svg:x2="11.899cm" svg:y2="3cm">
              <text:p/>
            </draw:line>
            <draw:custom-shape draw:style-name="gr139" draw:text-style-name="P41" draw:layer="layout" svg:width="0.036cm" svg:height="0.04cm" svg:x="11.58cm" svg:y="2.9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5" draw:text-style-name="P10" draw:layer="layout" svg:x1="11.784cm" svg:y1="3.068cm" svg:x2="11.978cm" svg:y2="3.068cm">
              <text:p/>
            </draw:line>
            <draw:line draw:style-name="gr155" draw:text-style-name="P10" draw:layer="layout" svg:x1="11.978cm" svg:y1="3.17cm" svg:x2="11.978cm" svg:y2="3.068cm">
              <text:p/>
            </draw:line>
            <draw:line draw:style-name="gr140" draw:text-style-name="P10" draw:layer="layout" svg:x1="11.486cm" svg:y1="2.4cm" svg:x2="11.64cm" svg:y2="2.4cm">
              <text:p/>
            </draw:line>
            <draw:line draw:style-name="gr140" draw:text-style-name="P10" draw:layer="layout" svg:x1="11.898cm" svg:y1="2.397cm" svg:x2="12.078cm" svg:y2="2.397cm">
              <text:p/>
            </draw:line>
            <draw:line draw:style-name="gr140" draw:text-style-name="P10" draw:layer="layout" svg:x1="11.605cm" svg:y1="2.294cm" svg:x2="11.9cm" svg:y2="2.294cm">
              <text:p/>
            </draw:line>
            <draw:line draw:style-name="gr140" draw:text-style-name="P10" draw:layer="layout" svg:x1="11.6cm" svg:y1="2.294cm" svg:x2="11.6cm" svg:y2="2.389cm">
              <text:p/>
            </draw:line>
            <draw:custom-shape draw:style-name="gr139" draw:text-style-name="P41" draw:layer="layout" svg:width="0.036cm" svg:height="0.04cm" svg:x="11.581cm" svg:y="2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895cm" svg:y1="2.298cm" svg:x2="11.895cm" svg:y2="2.4cm">
              <text:p/>
            </draw:line>
          </draw:g>
          <draw:line draw:style-name="gr140" draw:text-style-name="P10" draw:layer="layout" svg:x1="9.487cm" svg:y1="2.604cm" svg:x2="11.48cm" svg:y2="2.604cm">
            <text:p/>
          </draw:line>
          <draw:line draw:style-name="gr140" draw:text-style-name="P10" draw:layer="layout" svg:x1="9.487cm" svg:y1="2.804cm" svg:x2="11.48cm" svg:y2="2.804cm">
            <text:p/>
          </draw:line>
          <draw:line draw:style-name="gr140" draw:text-style-name="P10" draw:layer="layout" svg:x1="9.487cm" svg:y1="3.004cm" svg:x2="11.48cm" svg:y2="3.004cm">
            <text:p/>
          </draw:line>
          <draw:line draw:style-name="gr140" draw:text-style-name="P10" draw:layer="layout" svg:x1="9.488cm" svg:y1="2.404cm" svg:x2="11.481cm" svg:y2="2.404cm">
            <text:p/>
          </draw:line>
        </draw:g>
        <draw:g>
          <draw:g>
            <draw:custom-shape draw:style-name="gr154" draw:text-style-name="P1" draw:layer="layout" svg:width="0.589cm" svg:height="0.966cm" svg:x="14.067cm" svg:y="2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4.069cm" svg:y1="3.004cm" svg:x2="14.223cm" svg:y2="3.004cm">
              <text:p/>
            </draw:line>
            <draw:line draw:style-name="gr155" draw:text-style-name="P10" draw:layer="layout" svg:x1="14.33cm" svg:y1="2.742cm" svg:x2="14.367cm" svg:y2="2.742cm">
              <text:p/>
            </draw:line>
            <draw:line draw:style-name="gr155" draw:text-style-name="P10" draw:layer="layout" svg:x1="14.367cm" svg:y1="3.072cm" svg:x2="14.367cm" svg:y2="2.742cm">
              <text:p/>
            </draw:line>
            <draw:line draw:style-name="gr140" draw:text-style-name="P10" draw:layer="layout" svg:x1="14.476cm" svg:y1="2.604cm" svg:x2="14.656cm" svg:y2="2.604cm">
              <text:p/>
            </draw:line>
            <draw:line draw:style-name="gr140" draw:text-style-name="P10" draw:layer="layout" svg:x1="14.479cm" svg:y1="2.804cm" svg:x2="14.656cm" svg:y2="2.804cm">
              <text:p/>
            </draw:line>
            <draw:line draw:style-name="gr140" draw:text-style-name="P10" draw:layer="layout" svg:x1="14.479cm" svg:y1="3.004cm" svg:x2="14.656cm" svg:y2="3.004cm">
              <text:p/>
            </draw:line>
            <draw:line draw:style-name="gr140" draw:text-style-name="P10" draw:layer="layout" svg:x1="14.069cm" svg:y1="2.804cm" svg:x2="14.223cm" svg:y2="2.804cm">
              <text:p/>
            </draw:line>
            <draw:line draw:style-name="gr140" draw:text-style-name="P10" draw:layer="layout" svg:x1="14.069cm" svg:y1="2.604cm" svg:x2="14.223cm" svg:y2="2.604cm">
              <text:p/>
            </draw:line>
            <draw:custom-shape draw:style-name="gr142" draw:text-style-name="P42" draw:layer="layout" svg:width="0.798cm" svg:height="0.11cm" draw:transform="rotate (1.5707963267949) translate (14.22cm 3.1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51" draw:text-style-name="P45" draw:layer="layout" svg:x1="14.16cm" svg:y1="3.063cm" svg:x2="14.16cm" svg:y2="3.174cm">
              <text:p/>
            </draw:line>
            <draw:line draw:style-name="gr151" draw:text-style-name="P45" draw:layer="layout" svg:x1="14.215cm" svg:y1="3.067cm" svg:x2="14.16cm" svg:y2="3.067cm">
              <text:p/>
            </draw:line>
            <draw:line draw:style-name="gr140" draw:text-style-name="P10" draw:layer="layout" svg:x1="14.183cm" svg:y1="2.501cm" svg:x2="14.478cm" svg:y2="2.501cm">
              <text:p/>
            </draw:line>
            <draw:line draw:style-name="gr140" draw:text-style-name="P10" draw:layer="layout" svg:x1="14.178cm" svg:y1="2.501cm" svg:x2="14.178cm" svg:y2="2.596cm">
              <text:p/>
            </draw:line>
            <draw:line draw:style-name="gr140" draw:text-style-name="P10" draw:layer="layout" svg:x1="14.478cm" svg:y1="2.502cm" svg:x2="14.478cm" svg:y2="2.604cm">
              <text:p/>
            </draw:line>
            <draw:custom-shape draw:style-name="gr139" draw:text-style-name="P41" draw:layer="layout" svg:width="0.036cm" svg:height="0.04cm" svg:x="14.159cm" svg:y="2.5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87cm" svg:y1="2.698cm" svg:x2="14.482cm" svg:y2="2.698cm">
              <text:p/>
            </draw:line>
            <draw:line draw:style-name="gr140" draw:text-style-name="P10" draw:layer="layout" svg:x1="14.182cm" svg:y1="2.698cm" svg:x2="14.182cm" svg:y2="2.793cm">
              <text:p/>
            </draw:line>
            <draw:line draw:style-name="gr140" draw:text-style-name="P10" draw:layer="layout" svg:x1="14.482cm" svg:y1="2.699cm" svg:x2="14.482cm" svg:y2="2.804cm">
              <text:p/>
            </draw:line>
            <draw:custom-shape draw:style-name="gr139" draw:text-style-name="P41" draw:layer="layout" svg:width="0.036cm" svg:height="0.04cm" svg:x="14.163cm" svg:y="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87cm" svg:y1="2.898cm" svg:x2="14.482cm" svg:y2="2.898cm">
              <text:p/>
            </draw:line>
            <draw:line draw:style-name="gr140" draw:text-style-name="P10" draw:layer="layout" svg:x1="14.182cm" svg:y1="2.898cm" svg:x2="14.182cm" svg:y2="2.993cm">
              <text:p/>
            </draw:line>
            <draw:line draw:style-name="gr140" draw:text-style-name="P10" draw:layer="layout" svg:x1="14.482cm" svg:y1="2.899cm" svg:x2="14.482cm" svg:y2="3.004cm">
              <text:p/>
            </draw:line>
            <draw:custom-shape draw:style-name="gr139" draw:text-style-name="P41" draw:layer="layout" svg:width="0.036cm" svg:height="0.04cm" svg:x="14.163cm" svg:y="2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5" draw:text-style-name="P10" draw:layer="layout" svg:x1="14.367cm" svg:y1="3.072cm" svg:x2="14.561cm" svg:y2="3.072cm">
              <text:p/>
            </draw:line>
            <draw:line draw:style-name="gr155" draw:text-style-name="P10" draw:layer="layout" svg:x1="14.561cm" svg:y1="3.174cm" svg:x2="14.561cm" svg:y2="3.072cm">
              <text:p/>
            </draw:line>
            <draw:line draw:style-name="gr140" draw:text-style-name="P10" draw:layer="layout" svg:x1="14.069cm" svg:y1="2.404cm" svg:x2="14.223cm" svg:y2="2.404cm">
              <text:p/>
            </draw:line>
            <draw:line draw:style-name="gr140" draw:text-style-name="P10" draw:layer="layout" svg:x1="14.481cm" svg:y1="2.401cm" svg:x2="14.661cm" svg:y2="2.401cm">
              <text:p/>
            </draw:line>
            <draw:line draw:style-name="gr140" draw:text-style-name="P10" draw:layer="layout" svg:x1="14.188cm" svg:y1="2.298cm" svg:x2="14.483cm" svg:y2="2.298cm">
              <text:p/>
            </draw:line>
            <draw:line draw:style-name="gr140" draw:text-style-name="P10" draw:layer="layout" svg:x1="14.183cm" svg:y1="2.298cm" svg:x2="14.183cm" svg:y2="2.393cm">
              <text:p/>
            </draw:line>
            <draw:custom-shape draw:style-name="gr139" draw:text-style-name="P41" draw:layer="layout" svg:width="0.036cm" svg:height="0.04cm" svg:x="14.164cm" svg:y="2.3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478cm" svg:y1="2.302cm" svg:x2="14.478cm" svg:y2="2.404cm">
              <text:p/>
            </draw:line>
          </draw:g>
          <draw:line draw:style-name="gr140" draw:text-style-name="P10" draw:layer="layout" svg:x1="12.07cm" svg:y1="2.608cm" svg:x2="14.063cm" svg:y2="2.608cm">
            <text:p/>
          </draw:line>
          <draw:line draw:style-name="gr140" draw:text-style-name="P10" draw:layer="layout" svg:x1="12.07cm" svg:y1="2.808cm" svg:x2="14.063cm" svg:y2="2.808cm">
            <text:p/>
          </draw:line>
          <draw:line draw:style-name="gr140" draw:text-style-name="P10" draw:layer="layout" svg:x1="12.07cm" svg:y1="3.008cm" svg:x2="14.063cm" svg:y2="3.008cm">
            <text:p/>
          </draw:line>
          <draw:line draw:style-name="gr140" draw:text-style-name="P10" draw:layer="layout" svg:x1="12.071cm" svg:y1="2.408cm" svg:x2="14.064cm" svg:y2="2.408cm">
            <text:p/>
          </draw:line>
        </draw:g>
        <draw:g>
          <draw:g>
            <draw:custom-shape draw:style-name="gr154" draw:text-style-name="P1" draw:layer="layout" svg:width="0.589cm" svg:height="0.966cm" svg:x="17.945cm" svg:y="2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7.947cm" svg:y1="3.004cm" svg:x2="18.101cm" svg:y2="3.004cm">
              <text:p/>
            </draw:line>
            <draw:line draw:style-name="gr155" draw:text-style-name="P10" draw:layer="layout" svg:x1="18.208cm" svg:y1="2.742cm" svg:x2="18.245cm" svg:y2="2.742cm">
              <text:p/>
            </draw:line>
            <draw:line draw:style-name="gr155" draw:text-style-name="P10" draw:layer="layout" svg:x1="18.245cm" svg:y1="3.072cm" svg:x2="18.245cm" svg:y2="2.742cm">
              <text:p/>
            </draw:line>
            <draw:line draw:style-name="gr140" draw:text-style-name="P10" draw:layer="layout" svg:x1="18.354cm" svg:y1="2.604cm" svg:x2="18.534cm" svg:y2="2.604cm">
              <text:p/>
            </draw:line>
            <draw:line draw:style-name="gr140" draw:text-style-name="P10" draw:layer="layout" svg:x1="18.357cm" svg:y1="2.804cm" svg:x2="18.534cm" svg:y2="2.804cm">
              <text:p/>
            </draw:line>
            <draw:line draw:style-name="gr140" draw:text-style-name="P10" draw:layer="layout" svg:x1="18.357cm" svg:y1="3.004cm" svg:x2="18.534cm" svg:y2="3.004cm">
              <text:p/>
            </draw:line>
            <draw:line draw:style-name="gr140" draw:text-style-name="P10" draw:layer="layout" svg:x1="17.947cm" svg:y1="2.804cm" svg:x2="18.101cm" svg:y2="2.804cm">
              <text:p/>
            </draw:line>
            <draw:line draw:style-name="gr140" draw:text-style-name="P10" draw:layer="layout" svg:x1="17.947cm" svg:y1="2.604cm" svg:x2="18.101cm" svg:y2="2.604cm">
              <text:p/>
            </draw:line>
            <draw:custom-shape draw:style-name="gr142" draw:text-style-name="P42" draw:layer="layout" svg:width="0.798cm" svg:height="0.11cm" draw:transform="rotate (1.5707963267949) translate (18.098cm 3.1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51" draw:text-style-name="P45" draw:layer="layout" svg:x1="18.038cm" svg:y1="3.063cm" svg:x2="18.038cm" svg:y2="3.174cm">
              <text:p/>
            </draw:line>
            <draw:line draw:style-name="gr151" draw:text-style-name="P45" draw:layer="layout" svg:x1="18.093cm" svg:y1="3.067cm" svg:x2="18.038cm" svg:y2="3.067cm">
              <text:p/>
            </draw:line>
            <draw:line draw:style-name="gr140" draw:text-style-name="P10" draw:layer="layout" svg:x1="18.061cm" svg:y1="2.501cm" svg:x2="18.356cm" svg:y2="2.501cm">
              <text:p/>
            </draw:line>
            <draw:line draw:style-name="gr140" draw:text-style-name="P10" draw:layer="layout" svg:x1="18.056cm" svg:y1="2.501cm" svg:x2="18.056cm" svg:y2="2.596cm">
              <text:p/>
            </draw:line>
            <draw:line draw:style-name="gr140" draw:text-style-name="P10" draw:layer="layout" svg:x1="18.356cm" svg:y1="2.502cm" svg:x2="18.356cm" svg:y2="2.604cm">
              <text:p/>
            </draw:line>
            <draw:custom-shape draw:style-name="gr139" draw:text-style-name="P41" draw:layer="layout" svg:width="0.036cm" svg:height="0.04cm" svg:x="18.037cm" svg:y="2.5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8.065cm" svg:y1="2.698cm" svg:x2="18.36cm" svg:y2="2.698cm">
              <text:p/>
            </draw:line>
            <draw:line draw:style-name="gr140" draw:text-style-name="P10" draw:layer="layout" svg:x1="18.06cm" svg:y1="2.698cm" svg:x2="18.06cm" svg:y2="2.793cm">
              <text:p/>
            </draw:line>
            <draw:line draw:style-name="gr140" draw:text-style-name="P10" draw:layer="layout" svg:x1="18.36cm" svg:y1="2.699cm" svg:x2="18.36cm" svg:y2="2.804cm">
              <text:p/>
            </draw:line>
            <draw:custom-shape draw:style-name="gr139" draw:text-style-name="P41" draw:layer="layout" svg:width="0.036cm" svg:height="0.04cm" svg:x="18.041cm" svg:y="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8.065cm" svg:y1="2.898cm" svg:x2="18.36cm" svg:y2="2.898cm">
              <text:p/>
            </draw:line>
            <draw:line draw:style-name="gr140" draw:text-style-name="P10" draw:layer="layout" svg:x1="18.06cm" svg:y1="2.898cm" svg:x2="18.06cm" svg:y2="2.993cm">
              <text:p/>
            </draw:line>
            <draw:line draw:style-name="gr140" draw:text-style-name="P10" draw:layer="layout" svg:x1="18.36cm" svg:y1="2.899cm" svg:x2="18.36cm" svg:y2="3.004cm">
              <text:p/>
            </draw:line>
            <draw:custom-shape draw:style-name="gr139" draw:text-style-name="P41" draw:layer="layout" svg:width="0.036cm" svg:height="0.04cm" svg:x="18.041cm" svg:y="2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5" draw:text-style-name="P10" draw:layer="layout" svg:x1="18.245cm" svg:y1="3.072cm" svg:x2="18.439cm" svg:y2="3.072cm">
              <text:p/>
            </draw:line>
            <draw:line draw:style-name="gr155" draw:text-style-name="P10" draw:layer="layout" svg:x1="18.439cm" svg:y1="3.174cm" svg:x2="18.439cm" svg:y2="3.072cm">
              <text:p/>
            </draw:line>
            <draw:line draw:style-name="gr140" draw:text-style-name="P10" draw:layer="layout" svg:x1="17.947cm" svg:y1="2.404cm" svg:x2="18.101cm" svg:y2="2.404cm">
              <text:p/>
            </draw:line>
            <draw:line draw:style-name="gr140" draw:text-style-name="P10" draw:layer="layout" svg:x1="18.359cm" svg:y1="2.401cm" svg:x2="18.539cm" svg:y2="2.401cm">
              <text:p/>
            </draw:line>
            <draw:line draw:style-name="gr140" draw:text-style-name="P10" draw:layer="layout" svg:x1="18.066cm" svg:y1="2.298cm" svg:x2="18.361cm" svg:y2="2.298cm">
              <text:p/>
            </draw:line>
            <draw:line draw:style-name="gr140" draw:text-style-name="P10" draw:layer="layout" svg:x1="18.061cm" svg:y1="2.298cm" svg:x2="18.061cm" svg:y2="2.393cm">
              <text:p/>
            </draw:line>
            <draw:custom-shape draw:style-name="gr139" draw:text-style-name="P41" draw:layer="layout" svg:width="0.036cm" svg:height="0.04cm" svg:x="18.042cm" svg:y="2.3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8.356cm" svg:y1="2.302cm" svg:x2="18.356cm" svg:y2="2.404cm">
              <text:p/>
            </draw:line>
          </draw:g>
          <draw:line draw:style-name="gr140" draw:text-style-name="P10" draw:layer="layout" svg:x1="15.948cm" svg:y1="2.608cm" svg:x2="17.941cm" svg:y2="2.608cm">
            <text:p/>
          </draw:line>
          <draw:line draw:style-name="gr140" draw:text-style-name="P10" draw:layer="layout" svg:x1="15.948cm" svg:y1="2.808cm" svg:x2="17.941cm" svg:y2="2.808cm">
            <text:p/>
          </draw:line>
          <draw:line draw:style-name="gr140" draw:text-style-name="P10" draw:layer="layout" svg:x1="15.948cm" svg:y1="3.008cm" svg:x2="17.941cm" svg:y2="3.008cm">
            <text:p/>
          </draw:line>
          <draw:line draw:style-name="gr140" draw:text-style-name="P10" draw:layer="layout" svg:x1="15.949cm" svg:y1="2.408cm" svg:x2="17.942cm" svg:y2="2.408cm">
            <text:p/>
          </draw:line>
        </draw:g>
        <draw:custom-shape draw:style-name="gr107" draw:text-style-name="P38" draw:layer="layout" svg:width="9.594cm" svg:height="1cm" svg:x="9.401cm" svg:y="0.7cm">
          <text:p text:style-name="P2">1D Super Flex arch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4" draw:layer="layout" svg:width="19.798cm" svg:height="11.136cm" svg:x="0.6cm" svg:y="2.257cm" draw:page-number="5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68" draw:text-style-name="P49" draw:layer="layout" svg:width="0.812cm" svg:height="0.812cm" svg:x="7.589cm" svg:y="5.088cm">
          <text:p text:style-name="P2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7cm" svg:y1="4.1cm" svg:x2="7.8cm" svg:y2="4.1cm">
          <text:p/>
        </draw:line>
        <draw:custom-shape draw:style-name="gr170" draw:text-style-name="P51" draw:layer="layout" svg:width="0.406cm" svg:height="0.812cm" svg:x="7.803cm" svg:y="3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8.7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9.6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10.292cm" svg:y="5.091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1" draw:layer="layout" svg:width="0.406cm" svg:height="0.812cm" svg:x="10.5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11.4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12.3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12.992cm" svg:y="5.091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1" draw:layer="layout" svg:width="0.406cm" svg:height="0.812cm" svg:x="13.2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7.59cm" svg:y="6.189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10.293cm" svg:y="6.192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8.209cm" svg:y1="4.1cm" svg:x2="8.704cm" svg:y2="4.1cm">
          <text:p/>
        </draw:line>
        <draw:line draw:style-name="gr169" draw:text-style-name="P50" draw:layer="layout" svg:x1="9.11cm" svg:y1="4.1cm" svg:x2="9.605cm" svg:y2="4.1cm">
          <text:p/>
        </draw:line>
        <draw:line draw:style-name="gr169" draw:text-style-name="P50" draw:layer="layout" svg:x1="10.011cm" svg:y1="4.1cm" svg:x2="10.506cm" svg:y2="4.1cm">
          <text:p/>
        </draw:line>
        <draw:line draw:style-name="gr169" draw:text-style-name="P50" draw:layer="layout" svg:x1="10.91cm" svg:y1="4.1cm" svg:x2="11.405cm" svg:y2="4.1cm">
          <text:p/>
        </draw:line>
        <draw:line draw:style-name="gr169" draw:text-style-name="P50" draw:layer="layout" svg:x1="11.811cm" svg:y1="4.1cm" svg:x2="12.306cm" svg:y2="4.1cm">
          <text:p/>
        </draw:line>
        <draw:line draw:style-name="gr169" draw:text-style-name="P50" draw:layer="layout" svg:x1="12.712cm" svg:y1="4.1cm" svg:x2="13.207cm" svg:y2="4.1cm">
          <text:p/>
        </draw:line>
        <draw:line draw:style-name="gr38" draw:text-style-name="P53" draw:layer="layout" svg:x1="7.803cm" svg:y1="3.4cm" svg:x2="10.011cm" svg:y2="3.4cm">
          <text:p/>
        </draw:line>
        <draw:line draw:style-name="gr38" draw:text-style-name="P53" draw:layer="layout" svg:x1="7.8cm" svg:y1="3.4cm" svg:x2="7.8cm" svg:y2="3.6cm">
          <text:p/>
        </draw:line>
        <draw:line draw:style-name="gr38" draw:text-style-name="P53" draw:layer="layout" svg:x1="10.011cm" svg:y1="3.4cm" svg:x2="10.011cm" svg:y2="3.6cm">
          <text:p/>
        </draw:line>
        <draw:line draw:style-name="gr172" draw:text-style-name="P53" draw:layer="layout" svg:x1="6.996cm" svg:y1="10.301cm" svg:x2="7.796cm" svg:y2="10.301cm">
          <text:p/>
        </draw:line>
        <draw:custom-shape draw:style-name="gr170" draw:text-style-name="P51" draw:layer="layout" svg:width="0.406cm" svg:height="0.812cm" svg:x="7.799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8.7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9.601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0.406cm" svg:height="0.812cm" svg:x="10.502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11.4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12.301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0.406cm" svg:height="0.812cm" svg:x="13.202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3" draw:layer="layout" svg:x1="8.494cm" svg:y1="10.301cm" svg:x2="8.7cm" svg:y2="10.301cm">
          <text:p/>
        </draw:line>
        <draw:line draw:style-name="gr172" draw:text-style-name="P53" draw:layer="layout" svg:x1="9.394cm" svg:y1="10.301cm" svg:x2="9.601cm" svg:y2="10.301cm">
          <text:p/>
        </draw:line>
        <draw:line draw:style-name="gr172" draw:text-style-name="P53" draw:layer="layout" svg:x1="10.294cm" svg:y1="10.301cm" svg:x2="10.502cm" svg:y2="10.301cm">
          <text:p/>
        </draw:line>
        <draw:line draw:style-name="gr172" draw:text-style-name="P53" draw:layer="layout" svg:x1="11.195cm" svg:y1="10.301cm" svg:x2="11.401cm" svg:y2="10.301cm">
          <text:p/>
        </draw:line>
        <draw:line draw:style-name="gr172" draw:text-style-name="P53" draw:layer="layout" svg:x1="12.095cm" svg:y1="10.301cm" svg:x2="12.302cm" svg:y2="10.301cm">
          <text:p/>
        </draw:line>
        <draw:line draw:style-name="gr172" draw:text-style-name="P53" draw:layer="layout" svg:x1="12.996cm" svg:y1="10.301cm" svg:x2="13.203cm" svg:y2="10.301cm">
          <text:p/>
        </draw:line>
        <draw:line draw:style-name="gr38" draw:text-style-name="P53" draw:layer="layout" svg:x1="7.799cm" svg:y1="9.501cm" svg:x2="10.007cm" svg:y2="9.501cm">
          <text:p/>
        </draw:line>
        <draw:line draw:style-name="gr38" draw:text-style-name="P53" draw:layer="layout" svg:x1="7.796cm" svg:y1="9.501cm" svg:x2="7.796cm" svg:y2="9.701cm">
          <text:p/>
        </draw:line>
        <draw:line draw:style-name="gr38" draw:text-style-name="P53" draw:layer="layout" svg:x1="10.007cm" svg:y1="9.501cm" svg:x2="10.007cm" svg:y2="9.701cm">
          <text:p/>
        </draw:line>
        <draw:line draw:style-name="gr173" draw:text-style-name="P53" draw:layer="layout" svg:x1="6.991cm" svg:y1="10.901cm" svg:x2="8.494cm" svg:y2="10.901cm">
          <text:p/>
        </draw:line>
        <draw:line draw:style-name="gr173" draw:text-style-name="P53" draw:layer="layout" svg:x1="8.494cm" svg:y1="10.301cm" svg:x2="8.494cm" svg:y2="10.901cm">
          <text:p/>
        </draw:line>
        <draw:line draw:style-name="gr173" draw:text-style-name="P53" draw:layer="layout" svg:x1="8.358cm" svg:y1="9.701cm" svg:x2="8.358cm" svg:y2="10.301cm">
          <text:p/>
        </draw:line>
        <draw:line draw:style-name="gr173" draw:text-style-name="P53" draw:layer="layout" svg:x1="8.205cm" svg:y1="10.301cm" svg:x2="8.358cm" svg:y2="10.301cm">
          <text:p/>
        </draw:line>
        <draw:line draw:style-name="gr173" draw:text-style-name="P53" draw:layer="layout" svg:x1="8.358cm" svg:y1="9.701cm" svg:x2="9.394cm" svg:y2="9.701cm">
          <text:p/>
        </draw:line>
        <draw:line draw:style-name="gr173" draw:text-style-name="P53" draw:layer="layout" svg:x1="9.394cm" svg:y1="9.701cm" svg:x2="9.394cm" svg:y2="10.301cm">
          <text:p/>
        </draw:line>
        <draw:line draw:style-name="gr173" draw:text-style-name="P53" draw:layer="layout" svg:x1="9.257cm" svg:y1="10.301cm" svg:x2="9.257cm" svg:y2="10.901cm">
          <text:p/>
        </draw:line>
        <draw:line draw:style-name="gr173" draw:text-style-name="P53" draw:layer="layout" svg:x1="9.257cm" svg:y1="10.901cm" svg:x2="10.294cm" svg:y2="10.901cm">
          <text:p/>
        </draw:line>
        <draw:line draw:style-name="gr173" draw:text-style-name="P53" draw:layer="layout" svg:x1="10.294cm" svg:y1="10.301cm" svg:x2="10.294cm" svg:y2="10.901cm">
          <text:p/>
        </draw:line>
        <draw:line draw:style-name="gr173" draw:text-style-name="P53" draw:layer="layout" svg:x1="11.195cm" svg:y1="9.701cm" svg:x2="11.195cm" svg:y2="10.301cm">
          <text:p/>
        </draw:line>
        <draw:line draw:style-name="gr173" draw:text-style-name="P53" draw:layer="layout" svg:x1="12.095cm" svg:y1="10.301cm" svg:x2="12.095cm" svg:y2="10.901cm">
          <text:p/>
        </draw:line>
        <draw:line draw:style-name="gr173" draw:text-style-name="P53" draw:layer="layout" svg:x1="12.996cm" svg:y1="9.701cm" svg:x2="12.996cm" svg:y2="10.301cm">
          <text:p/>
        </draw:line>
        <draw:line draw:style-name="gr172" draw:text-style-name="P53" draw:layer="layout" svg:x1="12.857cm" svg:y1="10.901cm" svg:x2="14.108cm" svg:y2="10.901cm">
          <text:p/>
        </draw:line>
        <draw:line draw:style-name="gr172" draw:text-style-name="P53" draw:layer="layout" svg:x1="13.609cm" svg:y1="10.301cm" svg:x2="14.108cm" svg:y2="10.301cm">
          <text:p/>
        </draw:line>
        <draw:line draw:style-name="gr173" draw:text-style-name="P53" draw:layer="layout" svg:x1="10.159cm" svg:y1="9.701cm" svg:x2="10.159cm" svg:y2="10.301cm">
          <text:p/>
        </draw:line>
        <draw:line draw:style-name="gr173" draw:text-style-name="P53" draw:layer="layout" svg:x1="10.006cm" svg:y1="10.301cm" svg:x2="10.159cm" svg:y2="10.301cm">
          <text:p/>
        </draw:line>
        <draw:line draw:style-name="gr173" draw:text-style-name="P53" draw:layer="layout" svg:x1="10.159cm" svg:y1="9.701cm" svg:x2="11.195cm" svg:y2="9.701cm">
          <text:p/>
        </draw:line>
        <draw:line draw:style-name="gr173" draw:text-style-name="P53" draw:layer="layout" svg:x1="11.96cm" svg:y1="9.701cm" svg:x2="11.96cm" svg:y2="10.301cm">
          <text:p/>
        </draw:line>
        <draw:line draw:style-name="gr173" draw:text-style-name="P53" draw:layer="layout" svg:x1="11.807cm" svg:y1="10.301cm" svg:x2="11.96cm" svg:y2="10.301cm">
          <text:p/>
        </draw:line>
        <draw:line draw:style-name="gr173" draw:text-style-name="P53" draw:layer="layout" svg:x1="11.96cm" svg:y1="9.701cm" svg:x2="12.996cm" svg:y2="9.701cm">
          <text:p/>
        </draw:line>
        <draw:line draw:style-name="gr173" draw:text-style-name="P53" draw:layer="layout" svg:x1="9.106cm" svg:y1="10.301cm" svg:x2="9.259cm" svg:y2="10.301cm">
          <text:p/>
        </draw:line>
        <draw:line draw:style-name="gr173" draw:text-style-name="P53" draw:layer="layout" svg:x1="11.057cm" svg:y1="10.301cm" svg:x2="11.057cm" svg:y2="10.901cm">
          <text:p/>
        </draw:line>
        <draw:line draw:style-name="gr173" draw:text-style-name="P53" draw:layer="layout" svg:x1="11.057cm" svg:y1="10.901cm" svg:x2="12.094cm" svg:y2="10.901cm">
          <text:p/>
        </draw:line>
        <draw:line draw:style-name="gr173" draw:text-style-name="P53" draw:layer="layout" svg:x1="10.906cm" svg:y1="10.301cm" svg:x2="11.059cm" svg:y2="10.301cm">
          <text:p/>
        </draw:line>
        <draw:line draw:style-name="gr173" draw:text-style-name="P53" draw:layer="layout" svg:x1="12.857cm" svg:y1="10.301cm" svg:x2="12.857cm" svg:y2="10.901cm">
          <text:p/>
        </draw:line>
        <draw:line draw:style-name="gr173" draw:text-style-name="P53" draw:layer="layout" svg:x1="12.706cm" svg:y1="10.301cm" svg:x2="12.859cm" svg:y2="10.301cm">
          <text:p/>
        </draw:line>
        <draw:line draw:style-name="gr174" draw:text-style-name="P53" draw:layer="layout" svg:x1="7.995cm" svg:y1="4.5cm" svg:x2="7.995cm" svg:y2="5.088cm">
          <text:p/>
        </draw:line>
        <draw:line draw:style-name="gr174" draw:text-style-name="P53" draw:layer="layout" svg:x1="10.699cm" svg:y1="4.503cm" svg:x2="10.699cm" svg:y2="5.091cm">
          <text:p/>
        </draw:line>
        <draw:line draw:style-name="gr174" draw:text-style-name="P53" draw:layer="layout" svg:x1="13.397cm" svg:y1="4.504cm" svg:x2="13.397cm" svg:y2="5.092cm">
          <text:p/>
        </draw:line>
        <draw:line draw:style-name="gr174" draw:text-style-name="P53" draw:layer="layout" svg:x1="7.995cm" svg:y1="5.9cm" svg:x2="7.995cm" svg:y2="6.19cm">
          <text:p/>
        </draw:line>
        <draw:line draw:style-name="gr174" draw:text-style-name="P53" draw:layer="layout" svg:x1="10.699cm" svg:y1="5.901cm" svg:x2="10.699cm" svg:y2="6.191cm">
          <text:p/>
        </draw:line>
        <draw:line draw:style-name="gr174" draw:text-style-name="P53" draw:layer="layout" svg:x1="13.397cm" svg:y1="5.902cm" svg:x2="13.397cm" svg:y2="6.192cm">
          <text:p/>
        </draw:line>
        <draw:line draw:style-name="gr175" draw:text-style-name="P53" draw:layer="layout" svg:x1="7cm" svg:y1="6.6cm" svg:x2="7.595cm" svg:y2="6.6cm">
          <text:p/>
        </draw:line>
        <draw:line draw:style-name="gr175" draw:text-style-name="P53" draw:layer="layout" svg:x1="8.402cm" svg:y1="6.6cm" svg:x2="10.293cm" svg:y2="6.6cm">
          <text:p/>
        </draw:line>
        <draw:line draw:style-name="gr175" draw:text-style-name="P53" draw:layer="layout" svg:x1="11.098cm" svg:y1="6.6cm" svg:x2="12.989cm" svg:y2="6.6cm">
          <text:p/>
        </draw:line>
        <draw:line draw:style-name="gr175" draw:text-style-name="P53" draw:layer="layout" svg:x1="13.794cm" svg:y1="6.6cm" svg:x2="14.108cm" svg:y2="6.6cm">
          <text:p/>
        </draw:line>
        <draw:custom-shape draw:style-name="gr168" draw:text-style-name="P49" draw:layer="layout" svg:width="0.812cm" svg:height="0.812cm" svg:x="12.993cm" svg:y="6.192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13.613cm" svg:y1="4.1cm" svg:x2="14.108cm" svg:y2="4.1cm">
          <text:p/>
        </draw:line>
        <draw:custom-shape draw:style-name="gr168" draw:text-style-name="P49" draw:layer="layout" svg:width="0.812cm" svg:height="0.812cm" svg:x="2.384cm" svg:y="5.089cm">
          <text:p text:style-name="P2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1.902cm" svg:y1="4.101cm" svg:x2="2.595cm" svg:y2="4.101cm">
          <text:p/>
        </draw:line>
        <draw:custom-shape draw:style-name="gr170" draw:text-style-name="P51" draw:layer="layout" svg:width="0.406cm" svg:height="0.812cm" svg:x="2.598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3.687cm" svg:y="5.092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1" draw:layer="layout" svg:width="0.406cm" svg:height="0.812cm" svg:x="3.9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4.987cm" svg:y="5.092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1" draw:layer="layout" svg:width="0.406cm" svg:height="0.812cm" svg:x="5.2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2.385cm" svg:y="6.19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3.688cm" svg:y="6.193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3.004cm" svg:y1="4.101cm" svg:x2="3.901cm" svg:y2="4.101cm">
          <text:p/>
        </draw:line>
        <draw:line draw:style-name="gr169" draw:text-style-name="P50" draw:layer="layout" svg:x1="4.305cm" svg:y1="4.101cm" svg:x2="5.201cm" svg:y2="4.101cm">
          <text:p/>
        </draw:line>
        <draw:line draw:style-name="gr174" draw:text-style-name="P53" draw:layer="layout" svg:x1="2.79cm" svg:y1="4.501cm" svg:x2="2.79cm" svg:y2="5.089cm">
          <text:p/>
        </draw:line>
        <draw:line draw:style-name="gr174" draw:text-style-name="P53" draw:layer="layout" svg:x1="4.094cm" svg:y1="4.504cm" svg:x2="4.094cm" svg:y2="5.092cm">
          <text:p/>
        </draw:line>
        <draw:line draw:style-name="gr174" draw:text-style-name="P53" draw:layer="layout" svg:x1="5.392cm" svg:y1="4.505cm" svg:x2="5.392cm" svg:y2="5.093cm">
          <text:p/>
        </draw:line>
        <draw:line draw:style-name="gr174" draw:text-style-name="P53" draw:layer="layout" svg:x1="2.79cm" svg:y1="5.901cm" svg:x2="2.79cm" svg:y2="6.191cm">
          <text:p/>
        </draw:line>
        <draw:line draw:style-name="gr174" draw:text-style-name="P53" draw:layer="layout" svg:x1="4.094cm" svg:y1="5.902cm" svg:x2="4.094cm" svg:y2="6.192cm">
          <text:p/>
        </draw:line>
        <draw:line draw:style-name="gr174" draw:text-style-name="P53" draw:layer="layout" svg:x1="5.392cm" svg:y1="5.903cm" svg:x2="5.392cm" svg:y2="6.193cm">
          <text:p/>
        </draw:line>
        <draw:line draw:style-name="gr175" draw:text-style-name="P53" draw:layer="layout" svg:x1="1.902cm" svg:y1="6.601cm" svg:x2="2.39cm" svg:y2="6.601cm">
          <text:p/>
        </draw:line>
        <draw:line draw:style-name="gr175" draw:text-style-name="P53" draw:layer="layout" svg:x1="3.197cm" svg:y1="6.601cm" svg:x2="3.688cm" svg:y2="6.601cm">
          <text:p/>
        </draw:line>
        <draw:line draw:style-name="gr175" draw:text-style-name="P53" draw:layer="layout" svg:x1="4.493cm" svg:y1="6.601cm" svg:x2="4.988cm" svg:y2="6.601cm">
          <text:p/>
        </draw:line>
        <draw:line draw:style-name="gr175" draw:text-style-name="P53" draw:layer="layout" svg:x1="5.789cm" svg:y1="6.601cm" svg:x2="6.103cm" svg:y2="6.601cm">
          <text:p/>
        </draw:line>
        <draw:custom-shape draw:style-name="gr168" draw:text-style-name="P49" draw:layer="layout" svg:width="0.812cm" svg:height="0.812cm" svg:x="4.988cm" svg:y="6.193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5.608cm" svg:y1="4.101cm" svg:x2="6.103cm" svg:y2="4.101cm">
          <text:p/>
        </draw:line>
        <draw:line draw:style-name="gr174" draw:text-style-name="P53" draw:layer="layout" svg:x1="3.4cm" svg:y1="5.5cm" svg:x2="3.2cm" svg:y2="5.5cm">
          <text:p/>
        </draw:line>
        <draw:line draw:style-name="gr174" draw:text-style-name="P53" draw:layer="layout" svg:x1="4.696cm" svg:y1="5.5cm" svg:x2="4.496cm" svg:y2="5.5cm">
          <text:p/>
        </draw:line>
        <draw:line draw:style-name="gr174" draw:text-style-name="P53" draw:layer="layout" svg:x1="5.997cm" svg:y1="5.5cm" svg:x2="5.797cm" svg:y2="5.5cm">
          <text:p/>
        </draw:line>
        <draw:custom-shape draw:style-name="gr168" draw:text-style-name="P49" draw:layer="layout" svg:width="0.812cm" svg:height="0.812cm" svg:x="7.59cm" svg:y="11.284cm">
          <text:p text:style-name="P2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10.293cm" svg:y="11.287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12.993cm" svg:y="11.287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7.591cm" svg:y="12.385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10.294cm" svg:y="12.388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7.996cm" svg:y1="10.696cm" svg:x2="7.996cm" svg:y2="11.284cm">
          <text:p/>
        </draw:line>
        <draw:line draw:style-name="gr174" draw:text-style-name="P53" draw:layer="layout" svg:x1="10.7cm" svg:y1="10.699cm" svg:x2="10.7cm" svg:y2="11.287cm">
          <text:p/>
        </draw:line>
        <draw:line draw:style-name="gr174" draw:text-style-name="P53" draw:layer="layout" svg:x1="13.398cm" svg:y1="10.7cm" svg:x2="13.398cm" svg:y2="11.288cm">
          <text:p/>
        </draw:line>
        <draw:line draw:style-name="gr174" draw:text-style-name="P53" draw:layer="layout" svg:x1="7.996cm" svg:y1="12.096cm" svg:x2="7.996cm" svg:y2="12.386cm">
          <text:p/>
        </draw:line>
        <draw:line draw:style-name="gr174" draw:text-style-name="P53" draw:layer="layout" svg:x1="10.7cm" svg:y1="12.097cm" svg:x2="10.7cm" svg:y2="12.387cm">
          <text:p/>
        </draw:line>
        <draw:line draw:style-name="gr174" draw:text-style-name="P53" draw:layer="layout" svg:x1="13.398cm" svg:y1="12.098cm" svg:x2="13.398cm" svg:y2="12.388cm">
          <text:p/>
        </draw:line>
        <draw:line draw:style-name="gr175" draw:text-style-name="P53" draw:layer="layout" svg:x1="7.001cm" svg:y1="12.796cm" svg:x2="7.596cm" svg:y2="12.796cm">
          <text:p/>
        </draw:line>
        <draw:line draw:style-name="gr175" draw:text-style-name="P53" draw:layer="layout" svg:x1="8.403cm" svg:y1="12.796cm" svg:x2="10.294cm" svg:y2="12.796cm">
          <text:p/>
        </draw:line>
        <draw:line draw:style-name="gr175" draw:text-style-name="P53" draw:layer="layout" svg:x1="11.099cm" svg:y1="12.796cm" svg:x2="12.99cm" svg:y2="12.796cm">
          <text:p/>
        </draw:line>
        <draw:line draw:style-name="gr175" draw:text-style-name="P53" draw:layer="layout" svg:x1="13.795cm" svg:y1="12.796cm" svg:x2="14.109cm" svg:y2="12.796cm">
          <text:p/>
        </draw:line>
        <draw:custom-shape draw:style-name="gr168" draw:text-style-name="P49" draw:layer="layout" svg:width="0.812cm" svg:height="0.812cm" svg:x="12.994cm" svg:y="12.388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2" draw:text-style-name="P53" draw:layer="layout" svg:x1="1.897cm" svg:y1="10.302cm" svg:x2="2.6cm" svg:y2="10.302cm">
          <text:p/>
        </draw:line>
        <draw:custom-shape draw:style-name="gr170" draw:text-style-name="P51" draw:layer="layout" svg:width="0.406cm" svg:height="0.812cm" svg:x="2.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0.406cm" svg:height="0.812cm" svg:x="3.903cm" svg:y="9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0.406cm" svg:height="0.812cm" svg:x="5.203cm" svg:y="9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3" draw:layer="layout" svg:x1="3.495cm" svg:y1="10.302cm" svg:x2="3.901cm" svg:y2="10.302cm">
          <text:p/>
        </draw:line>
        <draw:line draw:style-name="gr172" draw:text-style-name="P53" draw:layer="layout" svg:x1="4.797cm" svg:y1="10.302cm" svg:x2="5.204cm" svg:y2="10.302cm">
          <text:p/>
        </draw:line>
        <draw:line draw:style-name="gr173" draw:text-style-name="P53" draw:layer="layout" svg:x1="1.892cm" svg:y1="10.902cm" svg:x2="3.495cm" svg:y2="10.902cm">
          <text:p/>
        </draw:line>
        <draw:line draw:style-name="gr173" draw:text-style-name="P53" draw:layer="layout" svg:x1="3.495cm" svg:y1="10.302cm" svg:x2="3.495cm" svg:y2="10.902cm">
          <text:p/>
        </draw:line>
        <draw:line draw:style-name="gr173" draw:text-style-name="P53" draw:layer="layout" svg:x1="3.259cm" svg:y1="9.702cm" svg:x2="3.259cm" svg:y2="10.302cm">
          <text:p/>
        </draw:line>
        <draw:line draw:style-name="gr173" draw:text-style-name="P53" draw:layer="layout" svg:x1="3.006cm" svg:y1="10.302cm" svg:x2="3.259cm" svg:y2="10.302cm">
          <text:p/>
        </draw:line>
        <draw:line draw:style-name="gr173" draw:text-style-name="P53" draw:layer="layout" svg:x1="4.797cm" svg:y1="9.702cm" svg:x2="4.797cm" svg:y2="10.302cm">
          <text:p/>
        </draw:line>
        <draw:line draw:style-name="gr172" draw:text-style-name="P53" draw:layer="layout" svg:x1="4.558cm" svg:y1="10.902cm" svg:x2="6.103cm" svg:y2="10.902cm">
          <text:p/>
        </draw:line>
        <draw:line draw:style-name="gr172" draw:text-style-name="P53" draw:layer="layout" svg:x1="5.61cm" svg:y1="10.302cm" svg:x2="6.103cm" svg:y2="10.302cm">
          <text:p/>
        </draw:line>
        <draw:line draw:style-name="gr173" draw:text-style-name="P53" draw:layer="layout" svg:x1="3.259cm" svg:y1="9.702cm" svg:x2="4.797cm" svg:y2="9.702cm">
          <text:p/>
        </draw:line>
        <draw:line draw:style-name="gr173" draw:text-style-name="P53" draw:layer="layout" svg:x1="4.558cm" svg:y1="10.302cm" svg:x2="4.558cm" svg:y2="10.902cm">
          <text:p/>
        </draw:line>
        <draw:line draw:style-name="gr173" draw:text-style-name="P53" draw:layer="layout" svg:x1="4.307cm" svg:y1="10.302cm" svg:x2="4.558cm" svg:y2="10.302cm">
          <text:p/>
        </draw:line>
        <draw:custom-shape draw:style-name="gr168" draw:text-style-name="P49" draw:layer="layout" svg:width="0.812cm" svg:height="0.812cm" svg:x="2.391cm" svg:y="11.285cm">
          <text:p text:style-name="P2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3.694cm" svg:y="11.288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4.994cm" svg:y="11.288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2.392cm" svg:y="12.386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3.695cm" svg:y="12.389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2.797cm" svg:y1="10.697cm" svg:x2="2.797cm" svg:y2="11.285cm">
          <text:p/>
        </draw:line>
        <draw:line draw:style-name="gr174" draw:text-style-name="P53" draw:layer="layout" svg:x1="4.101cm" svg:y1="10.7cm" svg:x2="4.101cm" svg:y2="11.288cm">
          <text:p/>
        </draw:line>
        <draw:line draw:style-name="gr174" draw:text-style-name="P53" draw:layer="layout" svg:x1="5.399cm" svg:y1="10.701cm" svg:x2="5.399cm" svg:y2="11.289cm">
          <text:p/>
        </draw:line>
        <draw:line draw:style-name="gr174" draw:text-style-name="P53" draw:layer="layout" svg:x1="2.797cm" svg:y1="12.097cm" svg:x2="2.797cm" svg:y2="12.387cm">
          <text:p/>
        </draw:line>
        <draw:line draw:style-name="gr174" draw:text-style-name="P53" draw:layer="layout" svg:x1="4.101cm" svg:y1="12.098cm" svg:x2="4.101cm" svg:y2="12.388cm">
          <text:p/>
        </draw:line>
        <draw:line draw:style-name="gr174" draw:text-style-name="P53" draw:layer="layout" svg:x1="5.399cm" svg:y1="12.099cm" svg:x2="5.399cm" svg:y2="12.389cm">
          <text:p/>
        </draw:line>
        <draw:line draw:style-name="gr175" draw:text-style-name="P53" draw:layer="layout" svg:x1="1.902cm" svg:y1="12.797cm" svg:x2="2.392cm" svg:y2="12.797cm">
          <text:p/>
        </draw:line>
        <draw:line draw:style-name="gr175" draw:text-style-name="P53" draw:layer="layout" svg:x1="3.204cm" svg:y1="12.797cm" svg:x2="3.695cm" svg:y2="12.797cm">
          <text:p/>
        </draw:line>
        <draw:line draw:style-name="gr175" draw:text-style-name="P53" draw:layer="layout" svg:x1="4.507cm" svg:y1="12.797cm" svg:x2="4.991cm" svg:y2="12.797cm">
          <text:p/>
        </draw:line>
        <draw:line draw:style-name="gr175" draw:text-style-name="P53" draw:layer="layout" svg:x1="5.796cm" svg:y1="12.797cm" svg:x2="6.103cm" svg:y2="12.797cm">
          <text:p/>
        </draw:line>
        <draw:custom-shape draw:style-name="gr168" draw:text-style-name="P49" draw:layer="layout" svg:width="0.812cm" svg:height="0.812cm" svg:x="4.995cm" svg:y="12.389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3.398cm" svg:y1="11.7cm" svg:x2="3.198cm" svg:y2="11.7cm">
          <text:p/>
        </draw:line>
        <draw:line draw:style-name="gr174" draw:text-style-name="P53" draw:layer="layout" svg:x1="4.694cm" svg:y1="11.7cm" svg:x2="4.494cm" svg:y2="11.7cm">
          <text:p/>
        </draw:line>
        <draw:line draw:style-name="gr174" draw:text-style-name="P53" draw:layer="layout" svg:x1="5.995cm" svg:y1="11.7cm" svg:x2="5.795cm" svg:y2="11.7cm">
          <text:p/>
        </draw:line>
        <draw:custom-shape draw:style-name="gr176" draw:text-style-name="P54" draw:layer="layout" svg:width="2.6cm" svg:height="0.8cm" svg:x="2.8cm" svg:y="8.738cm">
          <text:p text:style-name="P2"><text:span text:style-name="T31">W</text:span><text:span text:style-name="T32">stri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54" draw:layer="layout" svg:width="2.6cm" svg:height="0.8cm" svg:x="9.401cm" svg:y="8.701cm">
          <text:p text:style-name="P2"><text:span text:style-name="T31">W</text:span><text:span text:style-name="T32">stri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8" draw:text-style-name="P53" draw:layer="layout" svg:x1="7.804cm" svg:y1="3cm" svg:x2="13.6cm" svg:y2="3cm">
          <text:p/>
        </draw:line>
        <draw:line draw:style-name="gr38" draw:text-style-name="P53" draw:layer="layout" svg:x1="7.801cm" svg:y1="3cm" svg:x2="7.801cm" svg:y2="3.2cm">
          <text:p/>
        </draw:line>
        <draw:line draw:style-name="gr38" draw:text-style-name="P53" draw:layer="layout" svg:x1="13.612cm" svg:y1="3cm" svg:x2="13.612cm" svg:y2="3.2cm">
          <text:p/>
        </draw:line>
        <draw:frame draw:style-name="gr177" draw:text-style-name="P31" draw:layer="layout" svg:width="3.804cm" svg:height="0.651cm" svg:x="10.021cm" svg:y="2.4cm">
          <draw:text-box>
            <text:p><text:span text:style-name="T31">W</text:span><text:span text:style-name="T32">len</text:span><text:span text:style-name="T32">gth</text:span></text:p>
          </draw:text-box>
        </draw:frame>
        <draw:line draw:style-name="gr174" draw:text-style-name="P53" draw:layer="layout" svg:x1="8.599cm" svg:y1="11.7cm" svg:x2="8.399cm" svg:y2="11.7cm">
          <text:p/>
        </draw:line>
        <draw:line draw:style-name="gr174" draw:text-style-name="P53" draw:layer="layout" svg:x1="11.303cm" svg:y1="11.7cm" svg:x2="11.103cm" svg:y2="11.7cm">
          <text:p/>
        </draw:line>
        <draw:line draw:style-name="gr174" draw:text-style-name="P53" draw:layer="layout" svg:x1="14.002cm" svg:y1="11.7cm" svg:x2="13.802cm" svg:y2="11.7cm">
          <text:p/>
        </draw:line>
        <draw:line draw:style-name="gr174" draw:text-style-name="P53" draw:layer="layout" svg:x1="8.595cm" svg:y1="5.5cm" svg:x2="8.395cm" svg:y2="5.5cm">
          <text:p/>
        </draw:line>
        <draw:line draw:style-name="gr174" draw:text-style-name="P53" draw:layer="layout" svg:x1="11.299cm" svg:y1="5.5cm" svg:x2="11.099cm" svg:y2="5.5cm">
          <text:p/>
        </draw:line>
        <draw:line draw:style-name="gr174" draw:text-style-name="P53" draw:layer="layout" svg:x1="13.998cm" svg:y1="5.5cm" svg:x2="13.798cm" svg:y2="5.5cm">
          <text:p/>
        </draw:line>
        <draw:line draw:style-name="gr38" draw:text-style-name="P53" draw:layer="layout" svg:x1="1.5cm" svg:y1="8.6cm" svg:x2="14.5cm" svg:y2="8.6cm">
          <text:p/>
        </draw:line>
        <draw:line draw:style-name="gr38" draw:text-style-name="P53" draw:layer="layout" svg:x1="1.5cm" svg:y1="2.2cm" svg:x2="14.5cm" svg:y2="2.2cm">
          <text:p/>
        </draw:line>
        <draw:line draw:style-name="gr38" draw:text-style-name="P53" draw:layer="layout" svg:x1="1.5cm" svg:y1="14.7cm" svg:x2="14.5cm" svg:y2="14.7cm">
          <text:p/>
        </draw:line>
        <draw:line draw:style-name="gr38" draw:text-style-name="P53" draw:layer="layout" svg:x1="1.5cm" svg:y1="15cm" svg:x2="1.5cm" svg:y2="2.2cm">
          <text:p/>
        </draw:line>
        <draw:line draw:style-name="gr38" draw:text-style-name="P53" draw:layer="layout" svg:x1="14.5cm" svg:y1="15cm" svg:x2="14.5cm" svg:y2="2.2cm">
          <text:p/>
        </draw:line>
        <draw:line draw:style-name="gr38" draw:text-style-name="P53" draw:layer="layout" svg:x1="6.5cm" svg:y1="15cm" svg:x2="6.5cm" svg:y2="2.2cm">
          <text:p/>
        </draw:line>
        <draw:frame draw:style-name="gr178" draw:text-style-name="P48" draw:layer="layout" svg:width="2.61cm" svg:height="0.609cm" svg:x="8.42cm" svg:y="2.887cm">
          <draw:text-box>
            <text:p><text:span text:style-name="T33">W</text:span><text:span text:style-name="T34">buf</text:span><text:span text:style-name="T34">fer</text:span></text:p>
          </draw:text-box>
        </draw:frame>
        <draw:line draw:style-name="gr38" draw:text-style-name="P53" draw:layer="layout" svg:x1="2.605cm" svg:y1="3.001cm" svg:x2="5.613cm" svg:y2="3.001cm">
          <text:p/>
        </draw:line>
        <draw:line draw:style-name="gr38" draw:text-style-name="P53" draw:layer="layout" svg:x1="2.602cm" svg:y1="3.001cm" svg:x2="2.602cm" svg:y2="3.201cm">
          <text:p/>
        </draw:line>
        <draw:line draw:style-name="gr38" draw:text-style-name="P53" draw:layer="layout" svg:x1="5.613cm" svg:y1="3.001cm" svg:x2="5.613cm" svg:y2="3.201cm">
          <text:p/>
        </draw:line>
        <draw:custom-shape draw:style-name="gr179" draw:text-style-name="P55" draw:layer="layout" svg:width="0.3cm" svg:height="0.3cm" svg:x="3.374cm" svg:y="7.338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674cm" svg:y="7.338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974cm" svg:y="7.338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274cm" svg:y="7.338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574cm" svg:y="7.338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874cm" svg:y="7.338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374cm" svg:y="7.7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4cm" svg:y="7.7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4cm" svg:y="7.7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4cm" svg:y="8.1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4cm" svg:y="8.1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274cm" svg:y="8.138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2.674cm" svg:y="7.592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2.674cm" svg:y="8.003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1.374cm" svg:y="7.231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5.174cm" svg:y="7.338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474cm" svg:y="7.338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774cm" svg:y="7.338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6.074cm" svg:y="7.338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175cm" svg:y="7.339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475cm" svg:y="7.339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775cm" svg:y="7.339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075cm" svg:y="7.339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375cm" svg:y="7.339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675cm" svg:y="7.339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175cm" svg:y="7.7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475cm" svg:y="7.7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5cm" svg:y="7.7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475cm" svg:y="8.1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5cm" svg:y="8.1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075cm" svg:y="8.139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9.475cm" svg:y="7.593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9.475cm" svg:y="8.004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8.175cm" svg:y="7.232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11.975cm" svg:y="7.339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275cm" svg:y="7.339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575cm" svg:y="7.339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875cm" svg:y="7.339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075cm" svg:y="7.7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5cm" svg:y="7.7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5cm" svg:y="7.7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975cm" svg:y="7.7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375cm" svg:y="8.1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5cm" svg:y="8.1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975cm" svg:y="8.1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2.275cm" svg:y="8.139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375cm" svg:y="13.438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675cm" svg:y="13.438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975cm" svg:y="13.438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275cm" svg:y="13.438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575cm" svg:y="13.438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875cm" svg:y="13.438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375cm" svg:y="13.8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5cm" svg:y="13.8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5cm" svg:y="13.8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5cm" svg:y="14.2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275cm" svg:y="14.2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575cm" svg:y="14.238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2.675cm" svg:y="13.692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2.675cm" svg:y="14.103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1.375cm" svg:y="13.331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5.175cm" svg:y="13.438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475cm" svg:y="13.438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775cm" svg:y="13.438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6.075cm" svg:y="13.438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176cm" svg:y="13.439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476cm" svg:y="13.439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776cm" svg:y="13.439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076cm" svg:y="13.439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376cm" svg:y="13.439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676cm" svg:y="13.439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176cm" svg:y="13.8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476cm" svg:y="13.8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6cm" svg:y="13.8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776cm" svg:y="14.2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076cm" svg:y="14.2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6cm" svg:y="14.239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9.476cm" svg:y="13.693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9.476cm" svg:y="14.104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8.176cm" svg:y="13.332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11.976cm" svg:y="13.439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276cm" svg:y="13.439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576cm" svg:y="13.439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876cm" svg:y="13.439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076cm" svg:y="13.8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6cm" svg:y="13.8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6cm" svg:y="13.8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976cm" svg:y="13.8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676cm" svg:y="14.2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976cm" svg:y="14.2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2.276cm" svg:y="14.2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2.576cm" svg:y="14.239cm">
          <text:p/>
          <draw:enhanced-geometry svg:viewBox="0 0 21600 21600" draw:type="rectangle" draw:enhanced-path="M 0 0 L 21600 0 21600 21600 0 21600 0 0 Z N"/>
        </draw:custom-shape>
        <draw:frame draw:style-name="gr184" draw:text-style-name="P31" draw:layer="layout" svg:width="11.284cm" svg:height="3.095cm" svg:x="14.888cm" svg:y="3.306cm">
          <draw:text-box>
            <text:p><text:span text:style-name="T37">It</text:span><text:span text:style-name="T37">e</text:span><text:span text:style-name="T37">r</text:span><text:span text:style-name="T37">at</text:span><text:span text:style-name="T37">io</text:span><text:span text:style-name="T37">n </text:span><text:span text:style-name="T37">st</text:span><text:span text:style-name="T37">e</text:span><text:span text:style-name="T37">p </text:span><text:span text:style-name="T37">m</text:span><text:span text:style-name="T37">a</text:span><text:span text:style-name="T37">y </text:span><text:span text:style-name="T37">af</text:span><text:span text:style-name="T37">fe</text:span><text:span text:style-name="T37">ct</text:span><text:span text:style-name="T37">s:</text:span></text:p>
            <text:p><text:span text:style-name="T37">1</text:span><text:span text:style-name="T37">- </text:span><text:span text:style-name="T37">w</text:span><text:span text:style-name="T37">i</text:span><text:span text:style-name="T37">n</text:span><text:span text:style-name="T37">d</text:span><text:span text:style-name="T37">o</text:span><text:span text:style-name="T37">w </text:span><text:span text:style-name="T37">si</text:span><text:span text:style-name="T37">z</text:span><text:span text:style-name="T37">e</text:span></text:p>
            <text:p><text:span text:style-name="T37">2</text:span><text:span text:style-name="T37">- </text:span><text:span text:style-name="T37">s</text:span><text:span text:style-name="T37">p</text:span><text:span text:style-name="T37">e</text:span><text:span text:style-name="T37">e</text:span><text:span text:style-name="T37">d </text:span><text:span text:style-name="T37">o</text:span><text:span text:style-name="T37">f </text:span><text:span text:style-name="T37">w</text:span><text:span text:style-name="T37">i</text:span><text:span text:style-name="T37">n</text:span><text:span text:style-name="T37">d</text:span><text:span text:style-name="T37">o</text:span><text:span text:style-name="T37">w</text:span><text:span text:style-name="T37">i</text:span><text:span text:style-name="T37">n</text:span><text:span text:style-name="T37">g</text:span></text:p>
            <text:p><text:span text:style-name="T37">3</text:span><text:span text:style-name="T37">- </text:span><text:span text:style-name="T37">s</text:span><text:span text:style-name="T37">a</text:span><text:span text:style-name="T37">m</text:span><text:span text:style-name="T37">pl</text:span><text:span text:style-name="T37">e </text:span><text:span text:style-name="T37">r</text:span><text:span text:style-name="T37">at</text:span><text:span text:style-name="T37">e </text:span><text:span text:style-name="T37">(</text:span><text:span text:style-name="T37">d</text:span><text:span text:style-name="T37">il</text:span><text:span text:style-name="T37">at</text:span><text:span text:style-name="T37">e</text:span><text:span text:style-name="T37">d </text:span><text:span text:style-name="T37">c</text:span><text:span text:style-name="T37">o</text:span><text:span text:style-name="T37">n</text:span><text:span text:style-name="T37">v</text:span><text:span text:style-name="T37">ol</text:span><text:span text:style-name="T37">u</text:span><text:span text:style-name="T37">ti</text:span><text:span text:style-name="T37">o</text:span><text:span text:style-name="T37">n</text:span><text:span text:style-name="T37">s)</text:span></text:p>
          </draw:text-box>
        </draw:frame>
        <draw:frame draw:style-name="gr185" draw:text-style-name="P59" draw:layer="layout" svg:width="8.02cm" svg:height="0.683cm" svg:x="22.7cm" svg:y="1.938cm">
          <draw:text-box>
            <text:p><text:span text:style-name="T38">Wi</text:span><text:span text:style-name="T38">nd</text:span><text:span text:style-name="T38">ow</text:span><text:span text:style-name="T38">ed </text:span><text:span text:style-name="T38">pa</text:span><text:span text:style-name="T38">ra</text:span><text:span text:style-name="T38">m: </text:span><text:span text:style-name="T38">fx </text:span><text:span text:style-name="T38">(fil</text:span><text:span text:style-name="T38">ter </text:span><text:span text:style-name="T38">ke</text:span><text:span text:style-name="T38">rn</text:span><text:span text:style-name="T38">el </text:span><text:span text:style-name="T38">pa</text:span><text:span text:style-name="T38">ra</text:span><text:span text:style-name="T38">m)</text:span></text:p>
          </draw:text-box>
        </draw:frame>
        <draw:frame draw:style-name="gr186" draw:text-style-name="P59" draw:layer="layout" svg:width="6.602cm" svg:height="1.115cm" svg:x="15.9cm" svg:y="8.517cm">
          <draw:text-box>
            <text:p><text:span text:style-name="T38">Ac</text:span><text:span text:style-name="T38">co</text:span><text:span text:style-name="T38">m</text:span><text:span text:style-name="T38">pa</text:span><text:span text:style-name="T38">ny </text:span><text:span text:style-name="T38">of </text:span><text:span text:style-name="T38">Wi</text:span><text:span text:style-name="T38">nd</text:span><text:span text:style-name="T38">ow</text:span><text:span text:style-name="T38">ed </text:span><text:span text:style-name="T38">pa</text:span><text:span text:style-name="T38">ra</text:span><text:span text:style-name="T38">m: </text:span></text:p>
            <text:p><text:span text:style-name="T38">x </text:span><text:span text:style-name="T38">(in</text:span><text:span text:style-name="T38">pu</text:span><text:span text:style-name="T38">t </text:span><text:span text:style-name="T38">pa</text:span><text:span text:style-name="T38">ra</text:span><text:span text:style-name="T38">m)</text:span></text:p>
          </draw:text-box>
        </draw:frame>
        <draw:frame draw:style-name="gr187" draw:text-style-name="P59" draw:layer="layout" svg:width="2.78cm" svg:height="0.683cm" svg:x="22.5cm" svg:y="8.639cm">
          <draw:text-box>
            <text:p><text:span text:style-name="T38">Bo</text:span><text:span text:style-name="T38">th: </text:span><text:span text:style-name="T38">X </text:span><text:span text:style-name="T38">&amp; </text:span><text:span text:style-name="T38">fx</text:span></text:p>
          </draw:text-box>
        </draw:frame>
        <draw:frame draw:style-name="gr188" draw:text-style-name="P60" draw:layer="layout" svg:width="1.251cm" svg:height="0.651cm" svg:x="14.541cm" svg:y="8.959cm">
          <draw:text-box>
            <text:p><text:span text:style-name="T31">W</text:span><text:span text:style-name="T32">str</text:span><text:span text:style-name="T32">ide</text:span></text:p>
          </draw:text-box>
        </draw:frame>
        <draw:frame draw:style-name="gr177" draw:text-style-name="P31" draw:layer="layout" svg:width="3.804cm" svg:height="0.651cm" svg:x="3.421cm" svg:y="2.401cm">
          <draw:text-box>
            <text:p><text:span text:style-name="T31">W</text:span><text:span text:style-name="T32">len</text:span><text:span text:style-name="T32">gth</text:span></text:p>
          </draw:text-box>
        </draw:frame>
        <draw:frame draw:style-name="gr178" draw:text-style-name="P48" draw:layer="layout" svg:width="2.61cm" svg:height="0.609cm" svg:x="8.42cm" svg:y="8.966cm">
          <draw:text-box>
            <text:p><text:span text:style-name="T33">W</text:span><text:span text:style-name="T34">buf</text:span><text:span text:style-name="T34">fer</text:span></text:p>
          </draw:text-box>
        </draw:frame>
        <presentation:notes draw:style-name="dp2">
          <draw:page-thumbnail draw:style-name="gr74" draw:layer="layout" svg:width="19.798cm" svg:height="11.136cm" svg:x="0.6cm" svg:y="2.257cm" draw:page-number="6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89" draw:text-style-name="P61" draw:layer="layout" svg:width="1.8cm" svg:height="0.888cm" svg:x="14.34cm" svg:y="6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62" draw:layer="layout" svg:width="0.192cm" svg:height="0.064cm" draw:transform="rotate (1.5707963267949) translate (14.906cm 7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5" draw:layer="layout" svg:x1="14.605cm" svg:y1="6.943cm" svg:x2="14.288cm" svg:y2="6.943cm">
          <text:p/>
        </draw:line>
        <draw:line draw:style-name="gr12" draw:text-style-name="P5" draw:layer="layout" svg:x1="14.605cm" svg:y1="6.971cm" svg:x2="14.288cm" svg:y2="6.971cm">
          <text:p/>
        </draw:line>
        <draw:line draw:style-name="gr13" draw:text-style-name="P5" draw:layer="layout" svg:x1="14.09cm" svg:y1="6.943cm" svg:x2="13.96cm" svg:y2="6.943cm">
          <text:p/>
        </draw:line>
        <draw:line draw:style-name="gr13" draw:text-style-name="P5" draw:layer="layout" svg:x1="14.09cm" svg:y1="6.971cm" svg:x2="13.96cm" svg:y2="6.971cm">
          <text:p/>
        </draw:line>
        <draw:line draw:style-name="gr13" draw:text-style-name="P5" draw:layer="layout" svg:x1="14.09cm" svg:y1="6.743cm" svg:x2="13.96cm" svg:y2="6.743cm">
          <text:p/>
        </draw:line>
        <draw:line draw:style-name="gr13" draw:text-style-name="P5" draw:layer="layout" svg:x1="14.09cm" svg:y1="6.771cm" svg:x2="13.96cm" svg:y2="6.771cm">
          <text:p/>
        </draw:line>
        <draw:line draw:style-name="gr13" draw:text-style-name="P5" draw:layer="layout" svg:x1="14.09cm" svg:y1="7.143cm" svg:x2="13.96cm" svg:y2="7.143cm">
          <text:p/>
        </draw:line>
        <draw:line draw:style-name="gr13" draw:text-style-name="P5" draw:layer="layout" svg:x1="14.09cm" svg:y1="7.171cm" svg:x2="13.96cm" svg:y2="7.171cm">
          <text:p/>
        </draw:line>
        <draw:line draw:style-name="gr12" draw:text-style-name="P5" draw:layer="layout" svg:x1="14.875cm" svg:y1="6.807cm" svg:x2="14.575cm" svg:y2="6.807cm">
          <text:p/>
        </draw:line>
        <draw:line draw:style-name="gr12" draw:text-style-name="P5" draw:layer="layout" svg:x1="14.575cm" svg:y1="6.943cm" svg:x2="14.575cm" svg:y2="6.807cm">
          <text:p/>
        </draw:line>
        <draw:line draw:style-name="gr12" draw:text-style-name="P5" draw:layer="layout" svg:x1="14.875cm" svg:y1="6.943cm" svg:x2="14.875cm" svg:y2="6.807cm">
          <text:p/>
        </draw:line>
        <draw:line draw:style-name="gr12" draw:text-style-name="P5" draw:layer="layout" svg:x1="14.906cm" svg:y1="6.943cm" svg:x2="14.875cm" svg:y2="6.943cm">
          <text:p/>
        </draw:line>
        <draw:line draw:style-name="gr12" draw:text-style-name="P5" draw:layer="layout" svg:x1="14.906cm" svg:y1="6.971cm" svg:x2="14.8cm" svg:y2="6.971cm">
          <text:p/>
        </draw:line>
        <draw:line draw:style-name="gr12" draw:text-style-name="P5" draw:layer="layout" svg:x1="15.001cm" svg:y1="6.957cm" svg:x2="14.97cm" svg:y2="6.957cm">
          <text:p/>
        </draw:line>
        <draw:line draw:style-name="gr12" draw:text-style-name="P5" draw:layer="layout" svg:x1="15.302cm" svg:y1="6.957cm" svg:x2="15.271cm" svg:y2="6.957cm">
          <text:p/>
        </draw:line>
        <draw:line draw:style-name="gr12" draw:text-style-name="P5" draw:layer="layout" svg:x1="14.876cm" svg:y1="7.109cm" svg:x2="14.876cm" svg:y2="6.973cm">
          <text:p/>
        </draw:line>
        <draw:line draw:style-name="gr12" draw:text-style-name="P5" draw:layer="layout" svg:x1="15.176cm" svg:y1="7.107cm" svg:x2="14.876cm" svg:y2="7.107cm">
          <text:p/>
        </draw:line>
        <draw:line draw:style-name="gr12" draw:text-style-name="P5" draw:layer="layout" svg:x1="15.176cm" svg:y1="7.109cm" svg:x2="15.176cm" svg:y2="6.973cm">
          <text:p/>
        </draw:line>
        <draw:line draw:style-name="gr12" draw:text-style-name="P5" draw:layer="layout" svg:x1="15.206cm" svg:y1="6.971cm" svg:x2="15.176cm" svg:y2="6.971cm">
          <text:p/>
        </draw:line>
        <draw:line draw:style-name="gr12" draw:text-style-name="P5" draw:layer="layout" svg:x1="15.207cm" svg:y1="6.943cm" svg:x2="15.1cm" svg:y2="6.943cm">
          <text:p/>
        </draw:line>
        <draw:line draw:style-name="gr191" draw:text-style-name="P5" draw:layer="layout" svg:x1="14.938cm" svg:y1="6.881cm" svg:x2="14.938cm" svg:y2="6.634cm">
          <text:p/>
        </draw:line>
        <draw:line draw:style-name="gr191" draw:text-style-name="P5" draw:layer="layout" svg:x1="14.643cm" svg:y1="6.852cm" svg:x2="14.643cm" svg:y2="6.63cm">
          <text:p/>
        </draw:line>
        <draw:line draw:style-name="gr192" draw:text-style-name="P5" draw:layer="layout" svg:x1="14.2cm" svg:y1="6.634cm" svg:x2="15.538cm" svg:y2="6.634cm">
          <text:p/>
        </draw:line>
        <draw:custom-shape draw:style-name="gr190" draw:text-style-name="P63" draw:layer="layout" svg:width="0.034cm" svg:height="0.034cm" svg:x="14.62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3" draw:layer="layout" svg:width="0.034cm" svg:height="0.034cm" svg:x="15.226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0.887cm" svg:height="0.446cm" svg:x="13.458cm" svg:y="6.417cm">
          <draw:text-box>
            <text:p><text:span text:style-name="T12">I</text:span><text:span text:style-name="T14">config_0</text:span></text:p>
          </draw:text-box>
        </draw:frame>
        <draw:frame draw:style-name="gr19" draw:text-style-name="P20" draw:layer="layout" svg:width="0.887cm" svg:height="0.446cm" svg:x="13.459cm" svg:y="6.617cm">
          <draw:text-box>
            <text:p><text:span text:style-name="T12">I</text:span><text:span text:style-name="T14">config_1</text:span></text:p>
          </draw:text-box>
        </draw:frame>
        <draw:frame draw:style-name="gr19" draw:text-style-name="P20" draw:layer="layout" svg:width="0.887cm" svg:height="0.446cm" svg:x="13.459cm" svg:y="6.817cm">
          <draw:text-box>
            <text:p><text:span text:style-name="T12">I</text:span><text:span text:style-name="T14">config_2</text:span></text:p>
          </draw:text-box>
        </draw:frame>
        <draw:frame draw:style-name="gr19" draw:text-style-name="P20" draw:layer="layout" svg:width="0.887cm" svg:height="0.446cm" svg:x="14.115cm" svg:y="6.642cm">
          <draw:text-box>
            <text:p><text:span text:style-name="T12">I</text:span><text:span text:style-name="T14">mux</text:span></text:p>
          </draw:text-box>
        </draw:frame>
        <draw:custom-shape draw:style-name="gr193" draw:text-style-name="P64" draw:layer="layout" svg:width="0.2cm" svg:height="0.106cm" draw:transform="rotate (1.5707963267949) translate (15.603cm 7.056cm)">
          <text:p text:style-name="P21"><text:span text:style-name="T39">Pipeline</text:span><text:span text:style-name="T39"><text:line-break/></text:span><text:span text:style-name="T39">Reg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94" draw:text-style-name="P65" draw:layer="layout" svg:width="0.2cm" svg:height="0.101cm" draw:transform="rotate (1.5707963267949) translate (15cm 7.056cm)">
          <text:p text:style-name="P21"><text:span text:style-name="T16">Reg1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95" draw:text-style-name="P65" draw:layer="layout" svg:width="0.2cm" svg:height="0.101cm" draw:transform="rotate (1.5707963267949) translate (15.3cm 7.056cm)">
          <text:p text:style-name="P21"><text:span text:style-name="T16">Reg2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19" draw:text-style-name="P20" draw:layer="layout" svg:width="0.887cm" svg:height="0.446cm" draw:transform="rotate (1.5707963267949) translate (16.013cm 7.302cm)">
          <draw:text-box>
            <text:p><text:span text:style-name="T12">I</text:span><text:span text:style-name="T14">cascade</text:span></text:p>
          </draw:text-box>
        </draw:frame>
        <draw:frame draw:style-name="gr19" draw:text-style-name="P20" draw:layer="layout" svg:width="0.887cm" svg:height="0.446cm" svg:x="15.298cm" svg:y="6.483cm">
          <draw:text-box>
            <text:p><text:span text:style-name="T40">Pipeline Reg</text:span></text:p>
          </draw:text-box>
        </draw:frame>
        <draw:line draw:style-name="gr12" draw:text-style-name="P5" draw:layer="layout" svg:x1="15.99cm" svg:y1="6.843cm" svg:x2="15.86cm" svg:y2="6.843cm">
          <text:p/>
        </draw:line>
        <draw:line draw:style-name="gr12" draw:text-style-name="P5" draw:layer="layout" svg:x1="15.99cm" svg:y1="6.871cm" svg:x2="15.86cm" svg:y2="6.871cm">
          <text:p/>
        </draw:line>
        <draw:line draw:style-name="gr12" draw:text-style-name="P5" draw:layer="layout" svg:x1="15.99cm" svg:y1="6.643cm" svg:x2="15.86cm" svg:y2="6.643cm">
          <text:p/>
        </draw:line>
        <draw:line draw:style-name="gr12" draw:text-style-name="P5" draw:layer="layout" svg:x1="15.99cm" svg:y1="6.671cm" svg:x2="15.86cm" svg:y2="6.671cm">
          <text:p/>
        </draw:line>
        <draw:line draw:style-name="gr12" draw:text-style-name="P5" draw:layer="layout" svg:x1="15.99cm" svg:y1="7.043cm" svg:x2="15.86cm" svg:y2="7.043cm">
          <text:p/>
        </draw:line>
        <draw:line draw:style-name="gr12" draw:text-style-name="P5" draw:layer="layout" svg:x1="15.99cm" svg:y1="7.071cm" svg:x2="15.86cm" svg:y2="7.071cm">
          <text:p/>
        </draw:line>
        <draw:frame draw:style-name="gr19" draw:text-style-name="P20" draw:layer="layout" svg:width="0.887cm" svg:height="0.446cm" svg:x="15.499cm" svg:y="6.535cm">
          <draw:text-box>
            <text:p><text:span text:style-name="T40">Reg2</text:span></text:p>
          </draw:text-box>
        </draw:frame>
        <draw:frame draw:style-name="gr19" draw:text-style-name="P20" draw:layer="layout" svg:width="0.887cm" svg:height="0.446cm" svg:x="15.498cm" svg:y="6.683cm">
          <draw:text-box>
            <text:p><text:span text:style-name="T40">Reg2</text:span></text:p>
          </draw:text-box>
        </draw:frame>
        <draw:frame draw:style-name="gr19" draw:text-style-name="P20" draw:layer="layout" svg:width="0.887cm" svg:height="0.446cm" svg:x="15.499cm" svg:y="6.735cm">
          <draw:text-box>
            <text:p><text:span text:style-name="T40">Reg1</text:span></text:p>
          </draw:text-box>
        </draw:frame>
        <draw:frame draw:style-name="gr19" draw:text-style-name="P20" draw:layer="layout" svg:width="0.887cm" svg:height="0.446cm" svg:x="15.499cm" svg:y="6.935cm">
          <draw:text-box>
            <text:p><text:span text:style-name="T40">Reg0</text:span></text:p>
          </draw:text-box>
        </draw:frame>
        <draw:frame draw:style-name="gr19" draw:text-style-name="P20" draw:layer="layout" svg:width="0.887cm" svg:height="0.446cm" svg:x="15.499cm" svg:y="6.883cm">
          <draw:text-box>
            <text:p><text:span text:style-name="T40">Reg1</text:span></text:p>
          </draw:text-box>
        </draw:frame>
        <draw:line draw:style-name="gr12" draw:text-style-name="P5" draw:layer="layout" svg:x1="15.991cm" svg:y1="7.243cm" svg:x2="15.861cm" svg:y2="7.243cm">
          <text:p/>
        </draw:line>
        <draw:line draw:style-name="gr12" draw:text-style-name="P5" draw:layer="layout" svg:x1="15.991cm" svg:y1="7.271cm" svg:x2="15.861cm" svg:y2="7.271cm">
          <text:p/>
        </draw:line>
        <draw:frame draw:style-name="gr19" draw:text-style-name="P20" draw:layer="layout" svg:width="0.887cm" svg:height="0.446cm" svg:x="15.5cm" svg:y="7.135cm">
          <draw:text-box>
            <text:p><text:span text:style-name="T40">I</text:span><text:span text:style-name="T41">mux0</text:span></text:p>
          </draw:text-box>
        </draw:frame>
        <draw:frame draw:style-name="gr19" draw:text-style-name="P20" draw:layer="layout" svg:width="0.887cm" svg:height="0.446cm" svg:x="15.5cm" svg:y="7.083cm">
          <draw:text-box>
            <text:p><text:span text:style-name="T40">Reg0</text:span></text:p>
          </draw:text-box>
        </draw:frame>
        <draw:custom-shape draw:style-name="gr196" draw:text-style-name="P66" draw:layer="layout" svg:width="0.766cm" svg:height="0.111cm" draw:transform="rotate (1.5707963267949) translate (15.989cm 7.3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67" draw:layer="layout" svg:x1="16.042cm" svg:y1="6.64cm" svg:x2="16.042cm" svg:y2="6.534cm">
          <text:p/>
        </draw:line>
        <draw:line draw:style-name="gr198" draw:text-style-name="P67" draw:layer="layout" svg:x1="14.2cm" svg:y1="6.534cm" svg:x2="16.042cm" svg:y2="6.534cm">
          <text:p/>
        </draw:line>
        <draw:frame draw:style-name="gr19" draw:text-style-name="P20" draw:layer="layout" svg:width="0.887cm" svg:height="0.446cm" svg:x="13.839cm" svg:y="6.239cm">
          <draw:text-box>
            <text:p><text:span text:style-name="T42">W</text:span><text:span text:style-name="T43">buffer</text:span></text:p>
          </draw:text-box>
        </draw:frame>
        <draw:frame draw:style-name="gr19" draw:text-style-name="P20" draw:layer="layout" svg:width="0.887cm" svg:height="0.446cm" svg:x="13.84cm" svg:y="6.359cm">
          <draw:text-box>
            <text:p><text:span text:style-name="T42">W</text:span><text:span text:style-name="T43">stride</text:span></text:p>
          </draw:text-box>
        </draw:frame>
        <draw:line draw:style-name="gr199" draw:text-style-name="P5" draw:layer="layout" svg:x1="16.232cm" svg:y1="6.943cm" svg:x2="16.102cm" svg:y2="6.943cm">
          <text:p/>
        </draw:line>
        <draw:line draw:style-name="gr199" draw:text-style-name="P5" draw:layer="layout" svg:x1="16.232cm" svg:y1="6.971cm" svg:x2="16.102cm" svg:y2="6.971cm">
          <text:p/>
        </draw:line>
        <draw:custom-shape draw:style-name="gr2" draw:text-style-name="P16" draw:layer="layout" svg:width="0.6cm" svg:height="0.2cm" draw:transform="rotate (1.5707963267949) translate (14.088cm 7.263cm)">
          <text:p text:style-name="P2"><text:span text:style-name="T8">I</text:span><text:span text:style-name="T9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0" draw:text-style-name="P62" draw:layer="layout" svg:width="0.192cm" svg:height="0.064cm" draw:transform="rotate (1.5707963267949) translate (14.605cm 7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0" draw:text-style-name="P62" draw:layer="layout" svg:width="0.192cm" svg:height="0.064cm" draw:transform="rotate (1.5707963267949) translate (15.207cm 7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0" draw:text-style-name="P62" draw:layer="layout" svg:width="0.192cm" svg:height="0.064cm" draw:transform="rotate (1.5707963267949) translate (15.507cm 7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5" draw:layer="layout" svg:x1="15.603cm" svg:y1="6.957cm" svg:x2="15.572cm" svg:y2="6.957cm">
          <text:p/>
        </draw:line>
        <draw:line draw:style-name="gr12" draw:text-style-name="P5" draw:layer="layout" svg:x1="15.506cm" svg:y1="6.971cm" svg:x2="15.4cm" svg:y2="6.971cm">
          <text:p/>
        </draw:line>
        <draw:line draw:style-name="gr12" draw:text-style-name="P5" draw:layer="layout" svg:x1="15.476cm" svg:y1="6.807cm" svg:x2="15.176cm" svg:y2="6.807cm">
          <text:p/>
        </draw:line>
        <draw:line draw:style-name="gr12" draw:text-style-name="P5" draw:layer="layout" svg:x1="15.176cm" svg:y1="6.943cm" svg:x2="15.176cm" svg:y2="6.807cm">
          <text:p/>
        </draw:line>
        <draw:line draw:style-name="gr12" draw:text-style-name="P5" draw:layer="layout" svg:x1="15.476cm" svg:y1="6.943cm" svg:x2="15.476cm" svg:y2="6.807cm">
          <text:p/>
        </draw:line>
        <draw:line draw:style-name="gr12" draw:text-style-name="P5" draw:layer="layout" svg:x1="15.507cm" svg:y1="6.943cm" svg:x2="15.476cm" svg:y2="6.943cm">
          <text:p/>
        </draw:line>
        <draw:line draw:style-name="gr191" draw:text-style-name="P5" draw:layer="layout" svg:x1="15.242cm" svg:y1="6.844cm" svg:x2="15.242cm" svg:y2="6.638cm">
          <text:p/>
        </draw:line>
        <draw:line draw:style-name="gr191" draw:text-style-name="P5" draw:layer="layout" svg:x1="15.538cm" svg:y1="6.877cm" svg:x2="15.538cm" svg:y2="6.63cm">
          <text:p/>
        </draw:line>
        <draw:custom-shape draw:style-name="gr200" draw:text-style-name="P65" draw:layer="layout" svg:width="0.2cm" svg:height="0.101cm" draw:transform="rotate (1.5707963267949) translate (14.7cm 7.056cm)">
          <text:p text:style-name="P21"><text:span text:style-name="T16">Reg0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19" draw:text-style-name="P20" draw:layer="layout" svg:width="0.887cm" svg:height="0.446cm" svg:x="14.412cm" svg:y="7.118cm">
          <draw:text-box>
            <text:p><text:span text:style-name="T12">I</text:span></text:p>
          </draw:text-box>
        </draw:frame>
        <draw:line draw:style-name="gr12" draw:text-style-name="P5" draw:layer="layout" svg:x1="14.7cm" svg:y1="6.957cm" svg:x2="14.671cm" svg:y2="6.957cm">
          <text:p/>
        </draw:line>
        <draw:line draw:style-name="gr199" draw:text-style-name="P5" draw:layer="layout" svg:x1="14.747cm" svg:y1="7.441cm" svg:x2="14.751cm" svg:y2="7.056cm">
          <text:p/>
        </draw:line>
        <draw:frame draw:style-name="gr201" draw:text-style-name="P20" draw:layer="layout" svg:width="1.768cm" svg:height="0.446cm" svg:x="14.349cm" svg:y="6.233cm">
          <draw:text-box>
            <text:p><text:span text:style-name="T42">Flexible </text:span><text:span text:style-name="T42">Windowing </text:span><text:span text:style-name="T42">Circuit</text:span></text:p>
          </draw:text-box>
        </draw:frame>
        <presentation:notes draw:style-name="dp2">
          <draw:page-thumbnail draw:style-name="gr74" draw:layer="layout" svg:width="19.798cm" svg:height="11.136cm" svg:x="0.6cm" svg:y="2.257cm" draw:page-number="7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draw:line draw:name="Line 1" draw:style-name="gr202" draw:text-style-name="P68" draw:layer="layout" svg:x1="15.6cm" svg:y1="9.901cm" svg:x2="17.102cm" svg:y2="9.901cm">
          <text:p/>
        </draw:line>
        <draw:custom-shape draw:name="CustomShape 11" draw:style-name="gr203" draw:text-style-name="P70" draw:layer="layout" svg:width="2.794cm" svg:height="0.66cm" svg:x="15.402cm" svg:y="9.347cm">
          <text:p text:style-name="P69"><text:span text:style-name="T44">I </text:span><text:span text:style-name="T44"><text:line-break/></text:span><text:span text:style-name="T44">4</text:span><text:span text:style-name="T45">×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02" draw:text-style-name="P68" draw:layer="layout" svg:x1="8.2cm" svg:y1="9.605cm" svg:x2="9.701cm" svg:y2="9.605cm">
          <text:p/>
        </draw:line>
        <draw:line draw:name="Line 16" draw:style-name="gr202" draw:text-style-name="P68" draw:layer="layout" svg:x1="8.176cm" svg:y1="10.327cm" svg:x2="9.701cm" svg:y2="10.327cm">
          <text:p/>
        </draw:line>
        <draw:line draw:name="Line 18" draw:style-name="gr202" draw:text-style-name="P68" draw:layer="layout" svg:x1="8.176cm" svg:y1="11.049cm" svg:x2="9.701cm" svg:y2="11.049cm">
          <text:p/>
        </draw:line>
        <draw:line draw:name="Line 20" draw:style-name="gr202" draw:text-style-name="P68" draw:layer="layout" svg:x1="8.2cm" svg:y1="11.771cm" svg:x2="9.701cm" svg:y2="11.771cm">
          <text:p/>
        </draw:line>
        <draw:line draw:name="Line 22" draw:style-name="gr202" draw:text-style-name="P68" draw:layer="layout" svg:x1="9.998cm" svg:y1="9.184cm" svg:x2="9.998cm" svg:y2="8.7cm">
          <text:p/>
        </draw:line>
        <draw:line draw:name="Line 24" draw:style-name="gr202" draw:text-style-name="P68" draw:layer="layout" svg:x1="10.498cm" svg:y1="9.197cm" svg:x2="10.498cm" svg:y2="8.7cm">
          <text:p/>
        </draw:line>
        <draw:line draw:name="Line 26" draw:style-name="gr202" draw:text-style-name="P68" draw:layer="layout" svg:x1="13.198cm" svg:y1="9.21cm" svg:x2="13.198cm" svg:y2="8.7cm">
          <text:p/>
        </draw:line>
        <draw:line draw:name="Line 28" draw:style-name="gr202" draw:text-style-name="P68" draw:layer="layout" svg:x1="13.6cm" svg:y1="9.922cm" svg:x2="15.2cm" svg:y2="9.922cm">
          <text:p/>
        </draw:line>
        <draw:custom-shape draw:name="CustomShape 30" draw:style-name="gr204" draw:text-style-name="P71" draw:layer="layout" svg:width="3.898cm" svg:height="3.029cm" svg:x="9.702cm" svg:y="9.171cm">
          <text:p text:style-name="P69"><text:span text:style-name="T46">DSP48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15.588cm" svg:y1="11.901cm" svg:x2="17.09cm" svg:y2="11.901cm">
          <text:p/>
        </draw:line>
        <draw:line draw:name="Line 1" draw:style-name="gr202" draw:text-style-name="P68" draw:layer="layout" svg:x1="15.576cm" svg:y1="11.001cm" svg:x2="17.078cm" svg:y2="11.001cm">
          <text:p/>
        </draw:line>
        <draw:custom-shape draw:name="CustomShape 11" draw:style-name="gr205" draw:text-style-name="P70" draw:layer="layout" svg:width="2.794cm" svg:height="0.66cm" svg:x="15.402cm" svg:y="10.415cm">
          <text:p text:style-name="P69"><text:span text:style-name="T44">W </text:span><text:span text:style-name="T44"><text:line-break/>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06" draw:text-style-name="P70" draw:layer="layout" svg:width="2.794cm" svg:height="0.66cm" svg:x="15.392cm" svg:y="11.292cm">
          <text:p text:style-name="P69"><text:span text:style-name="T44">Config.</text:span><text:span text:style-name="T44"><text:line-break/></text:span><text:span text:style-name="T44">m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21cm" svg:y1="9.901cm" svg:x2="22.49cm" svg:y2="9.901cm">
          <text:p/>
        </draw:line>
        <draw:custom-shape draw:name="CustomShape 11" draw:style-name="gr207" draw:text-style-name="P70" draw:layer="layout" svg:width="2.794cm" svg:height="0.66cm" svg:x="20.802cm" svg:y="9.211cm">
          <text:p text:style-name="P69"><text:span text:style-name="T44">Res</text:span><text:span text:style-name="T47">cascade</text:span><text:span text:style-name="T44"> </text:span><text:span text:style-name="T44"><text:line-break/></text:span><text:span text:style-name="T44">4</text:span><text:span text:style-name="T45">×32</text:span><text:span text:style-name="T44">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15.6cm" svg:y1="6.402cm" svg:x2="17.102cm" svg:y2="6.402cm">
          <text:p/>
        </draw:line>
        <draw:line draw:name="Line 7" draw:style-name="gr208" draw:text-style-name="P72" draw:layer="layout" svg:x1="20.599cm" svg:y1="9.184cm" svg:x2="20.599cm" svg:y2="8.701cm">
          <text:p/>
        </draw:line>
        <draw:custom-shape draw:name="CustomShape 11" draw:style-name="gr209" draw:text-style-name="P70" draw:layer="layout" svg:width="2.794cm" svg:height="0.66cm" svg:x="15.402cm" svg:y="5.848cm">
          <text:p text:style-name="P69"><text:span text:style-name="T44">I </text:span><text:span text:style-name="T44"><text:line-break/></text:span><text:span text:style-name="T44">4</text:span><text:span text:style-name="T45">×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15.588cm" svg:y1="8.402cm" svg:x2="17.09cm" svg:y2="8.402cm">
          <text:p/>
        </draw:line>
        <draw:line draw:name="Line 1" draw:style-name="gr202" draw:text-style-name="P68" draw:layer="layout" svg:x1="15.576cm" svg:y1="7.502cm" svg:x2="17.078cm" svg:y2="7.502cm">
          <text:p/>
        </draw:line>
        <draw:custom-shape draw:name="CustomShape 11" draw:style-name="gr210" draw:text-style-name="P70" draw:layer="layout" svg:width="2.794cm" svg:height="0.66cm" svg:x="15.402cm" svg:y="6.916cm">
          <text:p text:style-name="P69"><text:span text:style-name="T44">W </text:span><text:span text:style-name="T44"><text:line-break/>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1" draw:text-style-name="P70" draw:layer="layout" svg:width="2.794cm" svg:height="0.66cm" svg:x="15.392cm" svg:y="7.793cm">
          <text:p text:style-name="P69"><text:span text:style-name="T44">Config.</text:span><text:span text:style-name="T44"><text:line-break/></text:span><text:span text:style-name="T44">m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21cm" svg:y1="6.402cm" svg:x2="22.49cm" svg:y2="6.402cm">
          <text:p/>
        </draw:line>
        <draw:custom-shape draw:name="CustomShape 11" draw:style-name="gr212" draw:text-style-name="P70" draw:layer="layout" svg:width="2.794cm" svg:height="0.66cm" svg:x="20.802cm" svg:y="5.712cm">
          <text:p text:style-name="P69"><text:span text:style-name="T44">Res</text:span><text:span text:style-name="T47">cascade</text:span><text:span text:style-name="T44"> </text:span><text:span text:style-name="T44"><text:line-break/></text:span><text:span text:style-name="T44">4</text:span><text:span text:style-name="T45">×32</text:span><text:span text:style-name="T44">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3" draw:text-style-name="P70" draw:layer="layout" svg:width="2.794cm" svg:height="0.66cm" svg:x="18.902cm" svg:y="8.498cm">
          <text:p text:style-name="P69"><text:span text:style-name="T44">Res</text:span><text:span text:style-name="T47">casc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8" draw:text-style-name="P72" draw:layer="layout" svg:x1="20.599cm" svg:y1="5.697cm" svg:x2="20.599cm" svg:y2="5.214cm">
          <text:p/>
        </draw:line>
        <draw:line draw:name="Line 1" draw:style-name="gr202" draw:text-style-name="P68" draw:layer="layout" svg:x1="15.6cm" svg:y1="2.915cm" svg:x2="17.102cm" svg:y2="2.915cm">
          <text:p/>
        </draw:line>
        <draw:custom-shape draw:name="CustomShape 11" draw:style-name="gr214" draw:text-style-name="P70" draw:layer="layout" svg:width="2.794cm" svg:height="0.66cm" svg:x="15.402cm" svg:y="2.361cm">
          <text:p text:style-name="P69"><text:span text:style-name="T44">I </text:span><text:span text:style-name="T44"><text:line-break/></text:span><text:span text:style-name="T44">4</text:span><text:span text:style-name="T45">×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15.588cm" svg:y1="4.915cm" svg:x2="17.09cm" svg:y2="4.915cm">
          <text:p/>
        </draw:line>
        <draw:line draw:name="Line 1" draw:style-name="gr202" draw:text-style-name="P68" draw:layer="layout" svg:x1="15.576cm" svg:y1="4.015cm" svg:x2="17.078cm" svg:y2="4.015cm">
          <text:p/>
        </draw:line>
        <draw:custom-shape draw:name="CustomShape 11" draw:style-name="gr215" draw:text-style-name="P70" draw:layer="layout" svg:width="2.794cm" svg:height="0.66cm" svg:x="15.402cm" svg:y="3.429cm">
          <text:p text:style-name="P69"><text:span text:style-name="T44">W </text:span><text:span text:style-name="T44"><text:line-break/>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6" draw:text-style-name="P70" draw:layer="layout" svg:width="2.794cm" svg:height="0.66cm" svg:x="15.392cm" svg:y="4.306cm">
          <text:p text:style-name="P69"><text:span text:style-name="T44">Config.</text:span><text:span text:style-name="T44"><text:line-break/></text:span><text:span text:style-name="T44">m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21cm" svg:y1="2.915cm" svg:x2="22.49cm" svg:y2="2.915cm">
          <text:p/>
        </draw:line>
        <draw:custom-shape draw:name="CustomShape 11" draw:style-name="gr217" draw:text-style-name="P70" draw:layer="layout" svg:width="2.794cm" svg:height="0.66cm" svg:x="20.802cm" svg:y="2.225cm">
          <text:p text:style-name="P69"><text:span text:style-name="T44">Res</text:span><text:span text:style-name="T47">cascade</text:span><text:span text:style-name="T44"> </text:span><text:span text:style-name="T44"><text:line-break/></text:span><text:span text:style-name="T44">4</text:span><text:span text:style-name="T45">×32</text:span><text:span text:style-name="T44">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8" draw:text-style-name="P70" draw:layer="layout" svg:width="2.794cm" svg:height="0.66cm" svg:x="18.902cm" svg:y="5.011cm">
          <text:p text:style-name="P69"><text:span text:style-name="T44">Res</text:span><text:span text:style-name="T47">casc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8" draw:text-style-name="P72" draw:layer="layout" svg:x1="20.599cm" svg:y1="2.21cm" svg:x2="20.599cm" svg:y2="1.727cm">
          <text:p/>
        </draw:line>
        <draw:custom-shape draw:name="CustomShape 5" draw:style-name="gr219" draw:text-style-name="P71" draw:layer="layout" svg:width="3.898cm" svg:height="3.029cm" svg:x="2.402cm" svg:y="2.171cm">
          <text:p text:style-name="P69"><text:span text:style-name="T46">BRAM-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6.3cm" svg:y1="2.915cm" svg:x2="7.69cm" svg:y2="2.915cm">
          <text:p/>
        </draw:line>
        <draw:custom-shape draw:name="CustomShape 11" draw:style-name="gr220" draw:text-style-name="P70" draw:layer="layout" svg:width="2.794cm" svg:height="0.66cm" svg:x="6.1cm" svg:y="2.357cm">
          <text:p text:style-name="P69"><text:span text:style-name="T44">Stream </text:span><text:span text:style-name="T44"><text:line-break/></text:span><text:span text:style-name="T44">3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1" draw:text-style-name="P71" draw:layer="layout" svg:width="3.898cm" svg:height="3.029cm" svg:x="2.402cm" svg:y="5.671cm">
          <text:p text:style-name="P69"><text:span text:style-name="T46">BRAM-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6.3cm" svg:y1="6.415cm" svg:x2="7.69cm" svg:y2="6.415cm">
          <text:p/>
        </draw:line>
        <draw:custom-shape draw:name="CustomShape 11" draw:style-name="gr222" draw:text-style-name="P70" draw:layer="layout" svg:width="2.794cm" svg:height="0.66cm" svg:x="6.1cm" svg:y="5.857cm">
          <text:p text:style-name="P69"><text:span text:style-name="T44">Stream </text:span><text:span text:style-name="T44"><text:line-break/></text:span><text:span text:style-name="T44">3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3" draw:text-style-name="P71" draw:layer="layout" svg:width="3.898cm" svg:height="3.029cm" svg:x="2.402cm" svg:y="9.171cm">
          <text:p text:style-name="P69"><text:span text:style-name="T46">BRAM-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6.3cm" svg:y1="9.915cm" svg:x2="7.69cm" svg:y2="9.915cm">
          <text:p/>
        </draw:line>
        <draw:custom-shape draw:name="CustomShape 11" draw:style-name="gr224" draw:text-style-name="P70" draw:layer="layout" svg:width="2.794cm" svg:height="0.66cm" svg:x="6.1cm" svg:y="9.357cm">
          <text:p text:style-name="P69"><text:span text:style-name="T44">Stream </text:span><text:span text:style-name="T44"><text:line-break/></text:span><text:span text:style-name="T44">3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5" draw:text-style-name="P70" draw:layer="layout" svg:width="2.794cm" svg:height="0.66cm" svg:x="7.802cm" svg:y="9.041cm">
          <text:p text:style-name="P69"><text:span text:style-name="T44">A 30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6" draw:text-style-name="P70" draw:layer="layout" svg:width="2.794cm" svg:height="0.66cm" svg:x="7.802cm" svg:y="9.741cm">
          <text:p text:style-name="P69"><text:span text:style-name="T44">B 1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7" draw:text-style-name="P70" draw:layer="layout" svg:width="2.794cm" svg:height="0.66cm" svg:x="7.802cm" svg:y="10.441cm">
          <text:p text:style-name="P69"><text:span text:style-name="T44">C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8" draw:text-style-name="P70" draw:layer="layout" svg:width="2.794cm" svg:height="0.66cm" svg:x="7.802cm" svg:y="11.141cm">
          <text:p text:style-name="P69"><text:span text:style-name="T44">D 27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9" draw:text-style-name="P70" draw:layer="layout" svg:width="2.794cm" svg:height="0.66cm" svg:x="9.402cm" svg:y="8.589cm">
          <text:p text:style-name="P69"><text:span text:style-name="T4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0" draw:text-style-name="P70" draw:layer="layout" svg:width="2.794cm" svg:height="0.66cm" svg:x="9.902cm" svg:y="8.589cm">
          <text:p text:style-name="P69"><text:span text:style-name="T4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1" draw:text-style-name="P70" draw:layer="layout" svg:width="2.794cm" svg:height="0.66cm" svg:x="12.602cm" svg:y="8.589cm">
          <text:p text:style-name="P69"><text:span text:style-name="T4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2" draw:text-style-name="P70" draw:layer="layout" svg:width="2.794cm" svg:height="0.66cm" svg:x="13.394cm" svg:y="9.341cm">
          <text:p text:style-name="P69"><text:span text:style-name="T44">P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3" draw:text-style-name="P71" draw:layer="layout" svg:width="3.898cm" svg:height="3.029cm" svg:x="17.102cm" svg:y="9.171cm">
          <text:p text:style-name="P69"><text:span text:style-name="T46">MLBlock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4" draw:text-style-name="P71" draw:layer="layout" svg:width="3.898cm" svg:height="3.029cm" svg:x="17.102cm" svg:y="5.672cm">
          <text:p text:style-name="P69"><text:span text:style-name="T46">MLBlock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5" draw:text-style-name="P71" draw:layer="layout" svg:width="3.898cm" svg:height="3.029cm" svg:x="17.102cm" svg:y="2.185cm">
          <text:p text:style-name="P69"><text:span text:style-name="T46">MLBlock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02" draw:text-style-name="P68" draw:layer="layout" svg:x1="8.2cm" svg:y1="6.106cm" svg:x2="9.701cm" svg:y2="6.106cm">
          <text:p/>
        </draw:line>
        <draw:line draw:name="Line 16" draw:style-name="gr202" draw:text-style-name="P68" draw:layer="layout" svg:x1="8.176cm" svg:y1="6.828cm" svg:x2="9.701cm" svg:y2="6.828cm">
          <text:p/>
        </draw:line>
        <draw:line draw:name="Line 18" draw:style-name="gr202" draw:text-style-name="P68" draw:layer="layout" svg:x1="8.176cm" svg:y1="7.55cm" svg:x2="9.701cm" svg:y2="7.55cm">
          <text:p/>
        </draw:line>
        <draw:line draw:name="Line 20" draw:style-name="gr202" draw:text-style-name="P68" draw:layer="layout" svg:x1="8.2cm" svg:y1="8.272cm" svg:x2="9.701cm" svg:y2="8.272cm">
          <text:p/>
        </draw:line>
        <draw:line draw:name="Line 22" draw:style-name="gr202" draw:text-style-name="P68" draw:layer="layout" svg:x1="9.998cm" svg:y1="5.685cm" svg:x2="9.998cm" svg:y2="5.201cm">
          <text:p/>
        </draw:line>
        <draw:line draw:name="Line 24" draw:style-name="gr202" draw:text-style-name="P68" draw:layer="layout" svg:x1="10.498cm" svg:y1="5.698cm" svg:x2="10.498cm" svg:y2="5.201cm">
          <text:p/>
        </draw:line>
        <draw:line draw:name="Line 26" draw:style-name="gr202" draw:text-style-name="P68" draw:layer="layout" svg:x1="13.198cm" svg:y1="5.711cm" svg:x2="13.198cm" svg:y2="5.201cm">
          <text:p/>
        </draw:line>
        <draw:line draw:name="Line 28" draw:style-name="gr202" draw:text-style-name="P68" draw:layer="layout" svg:x1="13.6cm" svg:y1="6.423cm" svg:x2="15.2cm" svg:y2="6.423cm">
          <text:p/>
        </draw:line>
        <draw:custom-shape draw:name="CustomShape 30" draw:style-name="gr236" draw:text-style-name="P71" draw:layer="layout" svg:width="3.898cm" svg:height="3.029cm" svg:x="9.702cm" svg:y="5.672cm">
          <text:p text:style-name="P69"><text:span text:style-name="T46">DSP48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7" draw:text-style-name="P70" draw:layer="layout" svg:width="2.794cm" svg:height="0.66cm" svg:x="7.802cm" svg:y="5.542cm">
          <text:p text:style-name="P69"><text:span text:style-name="T44">A 30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8" draw:text-style-name="P70" draw:layer="layout" svg:width="2.794cm" svg:height="0.66cm" svg:x="7.802cm" svg:y="6.242cm">
          <text:p text:style-name="P69"><text:span text:style-name="T44">B 1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9" draw:text-style-name="P70" draw:layer="layout" svg:width="2.794cm" svg:height="0.66cm" svg:x="7.802cm" svg:y="6.942cm">
          <text:p text:style-name="P69"><text:span text:style-name="T44">C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0" draw:text-style-name="P70" draw:layer="layout" svg:width="2.794cm" svg:height="0.66cm" svg:x="7.802cm" svg:y="7.642cm">
          <text:p text:style-name="P69"><text:span text:style-name="T44">D 27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1" draw:text-style-name="P70" draw:layer="layout" svg:width="2.794cm" svg:height="0.66cm" svg:x="9.402cm" svg:y="5.08cm">
          <text:p text:style-name="P69"><text:span text:style-name="T4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2" draw:text-style-name="P70" draw:layer="layout" svg:width="2.794cm" svg:height="0.66cm" svg:x="9.902cm" svg:y="5.08cm">
          <text:p text:style-name="P69"><text:span text:style-name="T4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3" draw:text-style-name="P70" draw:layer="layout" svg:width="2.794cm" svg:height="0.66cm" svg:x="12.602cm" svg:y="5.08cm">
          <text:p text:style-name="P69"><text:span text:style-name="T4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02" draw:text-style-name="P68" draw:layer="layout" svg:x1="8.2cm" svg:y1="2.597cm" svg:x2="9.701cm" svg:y2="2.597cm">
          <text:p/>
        </draw:line>
        <draw:line draw:name="Line 16" draw:style-name="gr202" draw:text-style-name="P68" draw:layer="layout" svg:x1="8.176cm" svg:y1="3.319cm" svg:x2="9.701cm" svg:y2="3.319cm">
          <text:p/>
        </draw:line>
        <draw:line draw:name="Line 18" draw:style-name="gr202" draw:text-style-name="P68" draw:layer="layout" svg:x1="8.176cm" svg:y1="4.041cm" svg:x2="9.701cm" svg:y2="4.041cm">
          <text:p/>
        </draw:line>
        <draw:line draw:name="Line 20" draw:style-name="gr202" draw:text-style-name="P68" draw:layer="layout" svg:x1="8.2cm" svg:y1="4.763cm" svg:x2="9.701cm" svg:y2="4.763cm">
          <text:p/>
        </draw:line>
        <draw:line draw:name="Line 22" draw:style-name="gr202" draw:text-style-name="P68" draw:layer="layout" svg:x1="9.998cm" svg:y1="2.176cm" svg:x2="9.998cm" svg:y2="1.692cm">
          <text:p/>
        </draw:line>
        <draw:line draw:name="Line 24" draw:style-name="gr202" draw:text-style-name="P68" draw:layer="layout" svg:x1="10.498cm" svg:y1="2.189cm" svg:x2="10.498cm" svg:y2="1.692cm">
          <text:p/>
        </draw:line>
        <draw:line draw:name="Line 26" draw:style-name="gr202" draw:text-style-name="P68" draw:layer="layout" svg:x1="13.198cm" svg:y1="2.202cm" svg:x2="13.198cm" svg:y2="1.692cm">
          <text:p/>
        </draw:line>
        <draw:line draw:name="Line 28" draw:style-name="gr202" draw:text-style-name="P68" draw:layer="layout" svg:x1="13.6cm" svg:y1="2.914cm" svg:x2="15.2cm" svg:y2="2.914cm">
          <text:p/>
        </draw:line>
        <draw:custom-shape draw:name="CustomShape 30" draw:style-name="gr244" draw:text-style-name="P71" draw:layer="layout" svg:width="3.898cm" svg:height="3.029cm" svg:x="9.702cm" svg:y="2.163cm">
          <text:p text:style-name="P69"><text:span text:style-name="T46">DSP48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5" draw:text-style-name="P70" draw:layer="layout" svg:width="2.794cm" svg:height="0.66cm" svg:x="7.802cm" svg:y="2.033cm">
          <text:p text:style-name="P69"><text:span text:style-name="T44">A 30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6" draw:text-style-name="P70" draw:layer="layout" svg:width="2.794cm" svg:height="0.66cm" svg:x="7.802cm" svg:y="2.733cm">
          <text:p text:style-name="P69"><text:span text:style-name="T44">B 1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7" draw:text-style-name="P70" draw:layer="layout" svg:width="2.794cm" svg:height="0.66cm" svg:x="7.802cm" svg:y="3.433cm">
          <text:p text:style-name="P69"><text:span text:style-name="T44">C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8" draw:text-style-name="P70" draw:layer="layout" svg:width="2.794cm" svg:height="0.66cm" svg:x="7.802cm" svg:y="4.133cm">
          <text:p text:style-name="P69"><text:span text:style-name="T44">D 27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9" draw:text-style-name="P70" draw:layer="layout" svg:width="2.794cm" svg:height="0.66cm" svg:x="9.402cm" svg:y="1.533cm">
          <text:p text:style-name="P69"><text:span text:style-name="T4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0" draw:text-style-name="P70" draw:layer="layout" svg:width="2.794cm" svg:height="0.66cm" svg:x="9.902cm" svg:y="1.533cm">
          <text:p text:style-name="P69"><text:span text:style-name="T4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1" draw:text-style-name="P70" draw:layer="layout" svg:width="2.794cm" svg:height="0.66cm" svg:x="12.602cm" svg:y="1.533cm">
          <text:p text:style-name="P69"><text:span text:style-name="T4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2" draw:text-style-name="P70" draw:layer="layout" svg:width="2.794cm" svg:height="0.66cm" svg:x="13.394cm" svg:y="5.841cm">
          <text:p text:style-name="P69"><text:span text:style-name="T44">P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3" draw:text-style-name="P70" draw:layer="layout" svg:width="2.794cm" svg:height="0.66cm" svg:x="13.394cm" svg:y="2.341cm">
          <text:p text:style-name="P69"><text:span text:style-name="T44">P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4" draw:text-style-name="P70" draw:layer="layout" svg:width="2.794cm" svg:height="0.66cm" svg:x="18.902cm" svg:y="1.511cm">
          <text:p text:style-name="P69"><text:span text:style-name="T44">Res</text:span><text:span text:style-name="T47">casc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4" draw:layer="layout" svg:width="19.798cm" svg:height="11.136cm" svg:x="0.6cm" svg:y="2.257cm" draw:page-number="8" presentation:class="page"/>
          <draw:frame presentation:style-name="pr2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99" draw:text-style-name="P27" draw:layer="layout" svg:width="16.8cm" svg:height="10.6cm" svg:x="3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8" draw:layer="layout" svg:width="16.211cm" svg:height="4.7cm" svg:x="4cm" svg:y="4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29" draw:layer="layout" svg:width="15.911cm" svg:height="1.764cm" svg:x="4.2cm" svg:y="4.613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29" draw:layer="layout" svg:width="15.911cm" svg:height="1.764cm" svg:x="4.2cm" svg:y="6.81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8" draw:layer="layout" svg:width="16.211cm" svg:height="4.7cm" svg:x="4cm" svg:y="8.9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29" draw:layer="layout" svg:width="15.911cm" svg:height="1.859cm" svg:x="4.2cm" svg:y="9.521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29" draw:layer="layout" svg:width="15.903cm" svg:height="1.842cm" svg:x="4.2cm" svg:y="11.72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2.887cm" svg:y="9.6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2.887cm" svg:y="11.8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4.487cm" svg:y="9.6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4.487cm" svg:y="11.8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2.887cm" svg:y="4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2.887cm" svg:y="6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4.487cm" svg:y="4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4.487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0.4cm" svg:y1="12.3cm" svg:x2="4.692cm" svg:y2="12.3cm">
          <text:p/>
        </draw:line>
        <draw:line draw:style-name="gr17" draw:text-style-name="P10" draw:layer="layout" svg:x1="3.4cm" svg:y1="13.005cm" svg:x2="4.692cm" svg:y2="13.005cm">
          <text:p/>
        </draw:line>
        <draw:line draw:style-name="gr16" draw:text-style-name="P10" draw:layer="layout" svg:x1="6cm" svg:y1="12.3cm" svg:x2="7cm" svg:y2="12.3cm">
          <text:p/>
        </draw:line>
        <draw:line draw:style-name="gr17" draw:text-style-name="P10" draw:layer="layout" svg:x1="6cm" svg:y1="13.005cm" svg:x2="7cm" svg:y2="13.005cm">
          <text:p/>
        </draw:line>
        <draw:line draw:style-name="gr16" draw:text-style-name="P10" draw:layer="layout" svg:x1="8.4cm" svg:y1="12.3cm" svg:x2="9.292cm" svg:y2="12.3cm">
          <text:p/>
        </draw:line>
        <draw:line draw:style-name="gr17" draw:text-style-name="P10" draw:layer="layout" svg:x1="8.4cm" svg:y1="13.005cm" svg:x2="9.292cm" svg:y2="13.005cm">
          <text:p/>
        </draw:line>
        <draw:line draw:style-name="gr16" draw:text-style-name="P10" draw:layer="layout" svg:x1="11.842cm" svg:y1="12.3cm" svg:x2="13.092cm" svg:y2="12.3cm">
          <text:p/>
        </draw:line>
        <draw:line draw:style-name="gr17" draw:text-style-name="P10" draw:layer="layout" svg:x1="10.694cm" svg:y1="13.005cm" svg:x2="13.092cm" svg:y2="13.005cm">
          <text:p/>
        </draw:line>
        <draw:line draw:style-name="gr16" draw:text-style-name="P10" draw:layer="layout" svg:x1="14.4cm" svg:y1="12.3cm" svg:x2="15.4cm" svg:y2="12.3cm">
          <text:p/>
        </draw:line>
        <draw:line draw:style-name="gr17" draw:text-style-name="P10" draw:layer="layout" svg:x1="14.4cm" svg:y1="13.005cm" svg:x2="15.4cm" svg:y2="13.005cm">
          <text:p/>
        </draw:line>
        <draw:line draw:style-name="gr16" draw:text-style-name="P10" draw:layer="layout" svg:x1="16.8cm" svg:y1="12.3cm" svg:x2="17.694cm" svg:y2="12.3cm">
          <text:p/>
        </draw:line>
        <draw:line draw:style-name="gr17" draw:text-style-name="P10" draw:layer="layout" svg:x1="16.8cm" svg:y1="13.005cm" svg:x2="17.694cm" svg:y2="13.005cm">
          <text:p/>
        </draw:line>
        <draw:line draw:style-name="gr81" draw:text-style-name="P10" draw:layer="layout" svg:x1="11.842cm" svg:y1="11.538cm" svg:x2="11.842cm" svg:y2="12.3cm">
          <text:p/>
        </draw:line>
        <draw:line draw:style-name="gr81" draw:text-style-name="P10" draw:layer="layout" svg:x1="0.4cm" svg:y1="11.538cm" svg:x2="11.842cm" svg:y2="11.538cm">
          <text:p/>
        </draw:line>
        <draw:line draw:style-name="gr82" draw:text-style-name="P5" draw:layer="layout" svg:x1="4.337cm" svg:y1="14.66cm" svg:x2="20.4cm" svg:y2="14.66cm">
          <text:p/>
        </draw:line>
        <draw:g>
          <draw:frame draw:style-name="gr83" draw:text-style-name="P31" draw:layer="layout" svg:width="0.803cm" svg:height="0.675cm" svg:x="10.9cm" svg:y="14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1.217cm" svg:y="14.987cm">
            <draw:text-box>
              <text:p><text:span text:style-name="T20">R</text:span></text:p>
            </draw:text-box>
          </draw:frame>
          <draw:frame draw:style-name="gr85" draw:text-style-name="P31" draw:layer="layout" svg:width="0.731cm" svg:height="0.497cm" svg:x="11.218cm" svg:y="14.6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2cm" svg:y="14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2.317cm" svg:y="14.987cm">
            <draw:text-box>
              <text:p><text:span text:style-name="T20">R</text:span></text:p>
            </draw:text-box>
          </draw:frame>
          <draw:frame draw:style-name="gr86" draw:text-style-name="P31" draw:layer="layout" svg:width="0.908cm" svg:height="0.497cm" svg:x="12.318cm" svg:y="14.688cm">
            <draw:text-box>
              <text:p><text:span text:style-name="T20">N</text:span></text:p>
            </draw:text-box>
          </draw:frame>
        </draw:g>
        <draw:frame draw:style-name="gr87" draw:text-style-name="P74" draw:layer="layout" svg:width="0.803cm" svg:height="0.89cm" svg:x="11.6cm" svg:y="14.6cm">
          <draw:text-box>
            <text:p><text:span text:style-name="T48">×</text:span></text:p>
          </draw:text-box>
        </draw:frame>
        <draw:line draw:style-name="gr16" draw:text-style-name="P10" draw:layer="layout" svg:x1="0.4cm" svg:y1="10.1cm" svg:x2="4.692cm" svg:y2="10.1cm">
          <text:p/>
        </draw:line>
        <draw:line draw:style-name="gr17" draw:text-style-name="P10" draw:layer="layout" svg:x1="3.2cm" svg:y1="10.805cm" svg:x2="4.694cm" svg:y2="10.805cm">
          <text:p/>
        </draw:line>
        <draw:line draw:style-name="gr16" draw:text-style-name="P10" draw:layer="layout" svg:x1="5.988cm" svg:y1="10.1cm" svg:x2="6.988cm" svg:y2="10.1cm">
          <text:p/>
        </draw:line>
        <draw:line draw:style-name="gr17" draw:text-style-name="P10" draw:layer="layout" svg:x1="5.988cm" svg:y1="10.805cm" svg:x2="6.988cm" svg:y2="10.805cm">
          <text:p/>
        </draw:line>
        <draw:line draw:style-name="gr16" draw:text-style-name="P10" draw:layer="layout" svg:x1="8.388cm" svg:y1="10.1cm" svg:x2="9.292cm" svg:y2="10.1cm">
          <text:p/>
        </draw:line>
        <draw:line draw:style-name="gr17" draw:text-style-name="P10" draw:layer="layout" svg:x1="8.388cm" svg:y1="10.805cm" svg:x2="9.294cm" svg:y2="10.805cm">
          <text:p/>
        </draw:line>
        <draw:line draw:style-name="gr16" draw:text-style-name="P10" draw:layer="layout" svg:x1="11.84cm" svg:y1="10.1cm" svg:x2="13.092cm" svg:y2="10.1cm">
          <text:p/>
        </draw:line>
        <draw:line draw:style-name="gr17" draw:text-style-name="P10" draw:layer="layout" svg:x1="10.694cm" svg:y1="10.805cm" svg:x2="13.094cm" svg:y2="10.805cm">
          <text:p/>
        </draw:line>
        <draw:line draw:style-name="gr16" draw:text-style-name="P10" draw:layer="layout" svg:x1="14.388cm" svg:y1="10.1cm" svg:x2="15.388cm" svg:y2="10.1cm">
          <text:p/>
        </draw:line>
        <draw:line draw:style-name="gr17" draw:text-style-name="P10" draw:layer="layout" svg:x1="14.388cm" svg:y1="10.805cm" svg:x2="15.388cm" svg:y2="10.805cm">
          <text:p/>
        </draw:line>
        <draw:line draw:style-name="gr16" draw:text-style-name="P10" draw:layer="layout" svg:x1="16.788cm" svg:y1="10.1cm" svg:x2="17.692cm" svg:y2="10.1cm">
          <text:p/>
        </draw:line>
        <draw:line draw:style-name="gr17" draw:text-style-name="P10" draw:layer="layout" svg:x1="16.788cm" svg:y1="10.805cm" svg:x2="17.692cm" svg:y2="10.805cm">
          <text:p/>
        </draw:line>
        <draw:line draw:style-name="gr81" draw:text-style-name="P10" draw:layer="layout" svg:x1="11.84cm" svg:y1="9.5cm" svg:x2="11.84cm" svg:y2="10.1cm">
          <text:p/>
        </draw:line>
        <draw:line draw:style-name="gr81" draw:text-style-name="P10" draw:layer="layout" svg:x1="0.4cm" svg:y1="9.5cm" svg:x2="11.84cm" svg:y2="9.5cm">
          <text:p/>
        </draw:line>
        <draw:line draw:style-name="gr16" draw:text-style-name="P10" draw:layer="layout" svg:x1="4.089cm" svg:y1="7.34cm" svg:x2="4.694cm" svg:y2="7.34cm">
          <text:p/>
        </draw:line>
        <draw:line draw:style-name="gr17" draw:text-style-name="P10" draw:layer="layout" svg:x1="3cm" svg:y1="8.045cm" svg:x2="4.694cm" svg:y2="8.045cm">
          <text:p/>
        </draw:line>
        <draw:line draw:style-name="gr16" draw:text-style-name="P10" draw:layer="layout" svg:x1="5.988cm" svg:y1="7.34cm" svg:x2="6.988cm" svg:y2="7.34cm">
          <text:p/>
        </draw:line>
        <draw:line draw:style-name="gr17" draw:text-style-name="P10" draw:layer="layout" svg:x1="5.988cm" svg:y1="8.045cm" svg:x2="6.988cm" svg:y2="8.045cm">
          <text:p/>
        </draw:line>
        <draw:line draw:style-name="gr16" draw:text-style-name="P10" draw:layer="layout" svg:x1="8.388cm" svg:y1="7.34cm" svg:x2="9.292cm" svg:y2="7.34cm">
          <text:p/>
        </draw:line>
        <draw:line draw:style-name="gr17" draw:text-style-name="P10" draw:layer="layout" svg:x1="8.388cm" svg:y1="8.045cm" svg:x2="9.292cm" svg:y2="8.045cm">
          <text:p/>
        </draw:line>
        <draw:line draw:style-name="gr16" draw:text-style-name="P10" draw:layer="layout" svg:x1="12.476cm" svg:y1="7.34cm" svg:x2="13.092cm" svg:y2="7.34cm">
          <text:p/>
        </draw:line>
        <draw:line draw:style-name="gr17" draw:text-style-name="P10" draw:layer="layout" svg:x1="10.694cm" svg:y1="8.045cm" svg:x2="13.094cm" svg:y2="8.045cm">
          <text:p/>
        </draw:line>
        <draw:line draw:style-name="gr16" draw:text-style-name="P10" draw:layer="layout" svg:x1="14.388cm" svg:y1="7.34cm" svg:x2="15.388cm" svg:y2="7.34cm">
          <text:p/>
        </draw:line>
        <draw:line draw:style-name="gr17" draw:text-style-name="P10" draw:layer="layout" svg:x1="14.388cm" svg:y1="8.045cm" svg:x2="15.388cm" svg:y2="8.045cm">
          <text:p/>
        </draw:line>
        <draw:line draw:style-name="gr16" draw:text-style-name="P10" draw:layer="layout" svg:x1="16.788cm" svg:y1="7.34cm" svg:x2="17.692cm" svg:y2="7.34cm">
          <text:p/>
        </draw:line>
        <draw:line draw:style-name="gr17" draw:text-style-name="P10" draw:layer="layout" svg:x1="16.788cm" svg:y1="8.045cm" svg:x2="17.692cm" svg:y2="8.045cm">
          <text:p/>
        </draw:line>
        <draw:line draw:style-name="gr16" draw:text-style-name="P10" draw:layer="layout" svg:x1="3.844cm" svg:y1="5.14cm" svg:x2="4.694cm" svg:y2="5.14cm">
          <text:p/>
        </draw:line>
        <draw:line draw:style-name="gr17" draw:text-style-name="P10" draw:layer="layout" svg:x1="2.8cm" svg:y1="5.845cm" svg:x2="4.692cm" svg:y2="5.845cm">
          <text:p/>
        </draw:line>
        <draw:line draw:style-name="gr16" draw:text-style-name="P10" draw:layer="layout" svg:x1="5.976cm" svg:y1="5.14cm" svg:x2="6.976cm" svg:y2="5.14cm">
          <text:p/>
        </draw:line>
        <draw:line draw:style-name="gr17" draw:text-style-name="P10" draw:layer="layout" svg:x1="5.976cm" svg:y1="5.845cm" svg:x2="6.976cm" svg:y2="5.845cm">
          <text:p/>
        </draw:line>
        <draw:line draw:style-name="gr16" draw:text-style-name="P10" draw:layer="layout" svg:x1="8.376cm" svg:y1="5.14cm" svg:x2="9.294cm" svg:y2="5.14cm">
          <text:p/>
        </draw:line>
        <draw:line draw:style-name="gr17" draw:text-style-name="P10" draw:layer="layout" svg:x1="8.376cm" svg:y1="5.845cm" svg:x2="9.292cm" svg:y2="5.845cm">
          <text:p/>
        </draw:line>
        <draw:line draw:style-name="gr16" draw:text-style-name="P10" draw:layer="layout" svg:x1="12.243cm" svg:y1="5.14cm" svg:x2="13.092cm" svg:y2="5.14cm">
          <text:p/>
        </draw:line>
        <draw:line draw:style-name="gr17" draw:text-style-name="P10" draw:layer="layout" svg:x1="10.694cm" svg:y1="5.845cm" svg:x2="13.094cm" svg:y2="5.845cm">
          <text:p/>
        </draw:line>
        <draw:line draw:style-name="gr16" draw:text-style-name="P10" draw:layer="layout" svg:x1="14.376cm" svg:y1="5.14cm" svg:x2="15.376cm" svg:y2="5.14cm">
          <text:p/>
        </draw:line>
        <draw:line draw:style-name="gr17" draw:text-style-name="P10" draw:layer="layout" svg:x1="14.376cm" svg:y1="5.845cm" svg:x2="15.376cm" svg:y2="5.845cm">
          <text:p/>
        </draw:line>
        <draw:line draw:style-name="gr16" draw:text-style-name="P10" draw:layer="layout" svg:x1="16.776cm" svg:y1="5.14cm" svg:x2="17.694cm" svg:y2="5.14cm">
          <text:p/>
        </draw:line>
        <draw:line draw:style-name="gr17" draw:text-style-name="P10" draw:layer="layout" svg:x1="16.776cm" svg:y1="5.845cm" svg:x2="17.694cm" svg:y2="5.845cm">
          <text:p/>
        </draw:line>
        <draw:line draw:style-name="gr82" draw:text-style-name="P5" draw:layer="layout" svg:x1="23.4cm" svg:y1="0.6cm" svg:x2="23.4cm" svg:y2="13.7cm">
          <text:p/>
        </draw:line>
        <draw:g>
          <draw:frame draw:style-name="gr83" draw:text-style-name="P31" draw:layer="layout" svg:width="0.803cm" svg:height="0.675cm" draw:transform="rotate (1.5707963267949) translate (23.552cm 8.918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3.805cm 8.601cm)">
            <draw:text-box>
              <text:p><text:span text:style-name="T20">E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3.552cm 7.818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3.805cm 7.501cm)">
            <draw:text-box>
              <text:p><text:span text:style-name="T20">B</text:span></text:p>
            </draw:text-box>
          </draw:frame>
        </draw:g>
        <draw:frame draw:style-name="gr87" draw:text-style-name="P74" draw:layer="layout" svg:width="0.803cm" svg:height="0.89cm" draw:transform="rotate (1.5707963267949) translate (23.418cm 8.218cm)">
          <draw:text-box>
            <text:p><text:span text:style-name="T48">×</text:span></text:p>
          </draw:text-box>
        </draw:frame>
        <draw:g>
          <draw:frame draw:style-name="gr83" draw:text-style-name="P31" draw:layer="layout" svg:width="0.803cm" svg:height="0.675cm" draw:transform="rotate (1.5707963267949) translate (23.552cm 6.819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3.805cm 6.502cm)">
            <draw:text-box>
              <text:p><text:span text:style-name="T20">G</text:span></text:p>
            </draw:text-box>
          </draw:frame>
        </draw:g>
        <draw:frame draw:style-name="gr87" draw:text-style-name="P74" draw:layer="layout" svg:width="0.803cm" svg:height="0.89cm" draw:transform="rotate (1.5707963267949) translate (23.418cm 7.219cm)">
          <draw:text-box>
            <text:p><text:span text:style-name="T48">×</text:span></text:p>
          </draw:text-box>
        </draw:frame>
        <draw:line draw:style-name="gr82" draw:text-style-name="P5" draw:layer="layout" svg:x1="4.487cm" svg:y1="14.36cm" svg:x2="10.931cm" svg:y2="14.36cm">
          <text:p/>
        </draw:line>
        <draw:line draw:style-name="gr82" draw:text-style-name="P5" draw:layer="layout" svg:x1="12.887cm" svg:y1="14.36cm" svg:x2="19.5cm" svg:y2="14.36cm">
          <text:p/>
        </draw:line>
        <draw:g>
          <draw:frame draw:style-name="gr83" draw:text-style-name="P31" draw:layer="layout" svg:width="0.803cm" svg:height="0.675cm" svg:x="7.2cm" svg:y="13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7.517cm" svg:y="13.987cm">
            <draw:text-box>
              <text:p><text:span text:style-name="T20">R</text:span></text:p>
            </draw:text-box>
          </draw:frame>
          <draw:frame draw:style-name="gr85" draw:text-style-name="P31" draw:layer="layout" svg:width="0.731cm" svg:height="0.497cm" svg:x="7.518cm" svg:y="13.6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5.6cm" svg:y="13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5.917cm" svg:y="13.987cm">
            <draw:text-box>
              <text:p><text:span text:style-name="T20">R</text:span></text:p>
            </draw:text-box>
          </draw:frame>
          <draw:frame draw:style-name="gr85" draw:text-style-name="P31" draw:layer="layout" svg:width="0.731cm" svg:height="0.497cm" svg:x="15.918cm" svg:y="13.688cm">
            <draw:text-box>
              <text:p><text:span text:style-name="T20">W</text:span></text:p>
            </draw:text-box>
          </draw:frame>
        </draw:g>
        <draw:line draw:style-name="gr82" draw:text-style-name="P5" draw:layer="layout" svg:x1="22.2cm" svg:y1="8.9cm" svg:x2="22.2cm" svg:y2="13.7cm">
          <text:p/>
        </draw:line>
        <draw:line draw:style-name="gr82" draw:text-style-name="P5" draw:layer="layout" svg:x1="22.2cm" svg:y1="4cm" svg:x2="22.2cm" svg:y2="8.7cm">
          <text:p/>
        </draw:line>
        <draw:g>
          <draw:frame draw:style-name="gr83" draw:text-style-name="P31" draw:layer="layout" svg:width="0.803cm" svg:height="0.675cm" draw:transform="rotate (1.5707963267949) translate (22.752cm 9.919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3.005cm 9.602cm)">
            <draw:text-box>
              <text:p><text:span text:style-name="T20">E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2.752cm 8.92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3.005cm 8.603cm)">
            <draw:text-box>
              <text:p><text:span text:style-name="T20">B</text:span></text:p>
            </draw:text-box>
          </draw:frame>
        </draw:g>
        <draw:frame draw:style-name="gr87" draw:text-style-name="P74" draw:layer="layout" svg:width="0.803cm" svg:height="0.89cm" draw:transform="rotate (1.5707963267949) translate (22.618cm 9.32cm)">
          <draw:text-box>
            <text:p><text:span text:style-name="T48">×</text:span></text:p>
          </draw:text-box>
        </draw:frame>
        <draw:g>
          <draw:frame draw:style-name="gr83" draw:text-style-name="P31" draw:layer="layout" svg:width="0.803cm" svg:height="0.675cm" draw:transform="rotate (1.5707963267949) translate (22.152cm 11.82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2.405cm 11.503cm)">
            <draw:text-box>
              <text:p><text:span text:style-name="T20">B</text:span></text:p>
            </draw:text-box>
          </draw:frame>
        </draw:g>
        <draw:g>
          <draw:custom-shape draw:style-name="gr11" draw:text-style-name="P9" draw:layer="layout" svg:width="0.079cm" svg:height="0.079cm" svg:x="11.958cm" svg:y="6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1.958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1.95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8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0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6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0.0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8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1.943cm" svg:y="2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1.943cm" svg:y="2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1.943cm" svg:y="2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9.092cm" svg:y1="10.803cm" svg:x2="22cm" svg:y2="10.803cm">
          <text:p/>
        </draw:line>
        <draw:line draw:style-name="gr17" draw:text-style-name="P10" draw:layer="layout" svg:x1="19.092cm" svg:y1="13.003cm" svg:x2="22cm" svg:y2="13.003cm">
          <text:p/>
        </draw:line>
        <draw:line draw:style-name="gr17" draw:text-style-name="P10" draw:layer="layout" svg:x1="19.092cm" svg:y1="5.84cm" svg:x2="22cm" svg:y2="5.84cm">
          <text:p/>
        </draw:line>
        <draw:line draw:style-name="gr17" draw:text-style-name="P10" draw:layer="layout" svg:x1="19.094cm" svg:y1="8.04cm" svg:x2="22cm" svg:y2="8.04cm">
          <text:p/>
        </draw:line>
        <draw:line draw:style-name="gr91" draw:text-style-name="P10" draw:layer="layout" svg:x1="3.4cm" svg:y1="15.005cm" svg:x2="3.4cm" svg:y2="13.005cm">
          <text:p/>
        </draw:line>
        <draw:line draw:style-name="gr91" draw:text-style-name="P10" draw:layer="layout" svg:x1="3.2cm" svg:y1="15.005cm" svg:x2="3.2cm" svg:y2="10.805cm">
          <text:p/>
        </draw:line>
        <draw:line draw:style-name="gr91" draw:text-style-name="P10" draw:layer="layout" svg:x1="3cm" svg:y1="15.005cm" svg:x2="3cm" svg:y2="8.045cm">
          <text:p/>
        </draw:line>
        <draw:line draw:style-name="gr91" draw:text-style-name="P10" draw:layer="layout" svg:x1="2.8cm" svg:y1="15.005cm" svg:x2="2.8cm" svg:y2="5.845cm">
          <text:p/>
        </draw:line>
        <draw:g>
          <draw:custom-shape draw:style-name="gr11" draw:text-style-name="P9" draw:layer="layout" svg:width="0.109cm" svg:height="0.109cm" svg:x="22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2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2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2" draw:text-style-name="P33" draw:layer="layout" svg:width="0.109cm" svg:height="0.109cm" draw:transform="rotate (-1.5707963267949) translate (2.4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2.6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2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2.365cm 10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2.365cm 11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2.365cm 10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8" draw:text-style-name="P27" draw:layer="layout" svg:width="16.8cm" svg:height="1.791cm" svg:x="3.6cm" svg:y="0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1.943cm" svg:y="3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1.943cm" svg:y="3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1.943cm" svg:y="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2.8cm" svg:y1="3.1cm" svg:x2="22.8cm" svg:y2="13.7cm">
          <text:p/>
        </draw:line>
        <draw:g>
          <draw:frame draw:style-name="gr83" draw:text-style-name="P31" draw:layer="layout" svg:width="0.803cm" svg:height="0.675cm" draw:transform="rotate (1.5707963267949) translate (22.152cm 6.821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2.405cm 6.504cm)">
            <draw:text-box>
              <text:p><text:span text:style-name="T20">B</text:span></text:p>
            </draw:text-box>
          </draw:frame>
        </draw:g>
        <draw:g>
          <draw:custom-shape draw:style-name="gr11" draw:text-style-name="P9" draw:layer="layout" svg:width="0.109cm" svg:height="0.109cm" svg:x="22.7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2.7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2.7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2.8cm" svg:y1="0.252cm" svg:x2="22.8cm" svg:y2="2.043cm">
          <text:p/>
        </draw:line>
        <draw:g>
          <draw:frame draw:style-name="gr83" draw:text-style-name="P31" draw:layer="layout" svg:width="0.803cm" svg:height="0.675cm" draw:transform="rotate (1.5707963267949) translate (22.752cm 2.02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3.005cm 1.703cm)">
            <draw:text-box>
              <text:p><text:span text:style-name="T20">E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2.752cm 1.021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3.005cm 0.704cm)">
            <draw:text-box>
              <text:p><text:span text:style-name="T20">B</text:span></text:p>
            </draw:text-box>
          </draw:frame>
        </draw:g>
        <draw:frame draw:style-name="gr87" draw:text-style-name="P74" draw:layer="layout" svg:width="0.803cm" svg:height="0.89cm" draw:transform="rotate (1.5707963267949) translate (22.618cm 1.421cm)">
          <draw:text-box>
            <text:p><text:span text:style-name="T48">×</text:span></text:p>
          </draw:text-box>
        </draw:frame>
        <draw:line draw:style-name="gr90" draw:text-style-name="P10" draw:layer="layout" svg:x1="12.489cm" svg:y1="3.4cm" svg:x2="12.489cm" svg:y2="12.3cm">
          <text:p/>
        </draw:line>
        <draw:frame draw:style-name="gr101" draw:text-style-name="P75" draw:layer="layout" svg:width="1.798cm" svg:height="1.054cm" svg:x="1.845cm" svg:y="14.455cm">
          <draw:text-box>
            <text:p><text:span text:style-name="T49">O</text:span><text:span text:style-name="T50">in</text:span></text:p>
          </draw:text-box>
        </draw:frame>
        <draw:frame draw:style-name="gr102" draw:text-style-name="P76" draw:layer="layout" svg:width="1.032cm" svg:height="1.054cm" draw:transform="rotate (1.5707963267949) translate (-0.037cm 7.348cm)">
          <draw:text-box>
            <text:p><text:span text:style-name="T51">I</text:span><text:span text:style-name="T52">i</text:span><text:span text:style-name="T52">n</text:span></text:p>
          </draw:text-box>
        </draw:frame>
        <draw:frame draw:style-name="gr103" draw:text-style-name="P75" draw:layer="layout" svg:width="2.013cm" svg:height="1.054cm" draw:transform="rotate (1.5707963267949) translate (20.863cm 5.249cm)">
          <draw:text-box>
            <text:p><text:span text:style-name="T49">O</text:span><text:span text:style-name="T50">ou</text:span><text:span text:style-name="T50">t</text:span></text:p>
          </draw:text-box>
        </draw:frame>
        <draw:g>
          <draw:custom-shape draw:style-name="gr11" draw:text-style-name="P9" draw:layer="layout" svg:width="0.079cm" svg:height="0.079cm" svg:x="11.958cm" svg:y="9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1.958cm" svg:y="8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1.958cm" svg:y="9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8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0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6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8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0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6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8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0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6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12.234cm" svg:y1="3.4cm" svg:x2="12.234cm" svg:y2="10.1cm">
          <text:p/>
        </draw:line>
        <draw:line draw:style-name="gr90" draw:text-style-name="P10" draw:layer="layout" svg:x1="3.844cm" svg:y1="3.4cm" svg:x2="3.844cm" svg:y2="10.1cm">
          <text:p/>
        </draw:line>
        <draw:line draw:style-name="gr90" draw:text-style-name="P10" draw:layer="layout" svg:x1="4.089cm" svg:y1="3.4cm" svg:x2="4.089cm" svg:y2="12.3cm">
          <text:p/>
        </draw:line>
        <draw:g>
          <draw:custom-shape draw:style-name="gr92" draw:text-style-name="P33" draw:layer="layout" svg:width="0.109cm" svg:height="0.109cm" draw:transform="rotate (-3.14159265358979) translate (21.31cm 9.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21.31cm 9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21.31cm 9.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3" draw:layer="layout" svg:width="0.109cm" svg:height="0.109cm" draw:transform="rotate (-1.5707963267949) translate (12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12.28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3.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4.144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1.4cm" svg:height="1.4cm" svg:x="4.692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4.692cm 12.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4.693cm 13.28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4.892cm" svg:y1="12.294cm" svg:x2="5.176cm" svg:y2="12.294cm">
              <text:p/>
            </draw:line>
            <draw:line draw:style-name="gr4" draw:text-style-name="P5" draw:layer="layout" svg:x1="5.373cm" svg:y1="12.61cm" svg:x2="5.692cm" svg:y2="12.61cm">
              <text:p/>
            </draw:line>
            <draw:custom-shape draw:style-name="gr5" draw:text-style-name="P18" draw:layer="layout" svg:width="0.4cm" svg:height="0.2cm" svg:x="5.644cm" svg:y="12.517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4.893cm" svg:y1="12.994cm" svg:x2="5.275cm" svg:y2="12.994cm">
              <text:p/>
            </draw:line>
            <draw:line draw:style-name="gr4" draw:text-style-name="P5" draw:layer="layout" svg:x1="5.373cm" svg:y1="12.294cm" svg:x2="5.373cm" svg:y2="12.9cm">
              <text:p/>
            </draw:line>
            <draw:custom-shape draw:style-name="gr6" draw:text-style-name="P7" draw:layer="layout" svg:width="0.202cm" svg:height="0.213cm" svg:x="5.274cm" svg:y="12.5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5.304cm" svg:y1="12.994cm" svg:x2="6.092cm" svg:y2="12.994cm">
              <text:p/>
            </draw:line>
            <draw:line draw:style-name="gr7" draw:text-style-name="P5" draw:layer="layout" svg:x1="5.092cm" svg:y1="12.294cm" svg:x2="6.092cm" svg:y2="12.294cm">
              <text:p/>
            </draw:line>
            <draw:custom-shape draw:style-name="gr6" draw:text-style-name="P7" draw:layer="layout" svg:width="0.202cm" svg:height="0.213cm" svg:x="5.275cm" svg:y="12.8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5.333cm" svg:y="12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5.704cm 13.141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59" draw:text-style-name="P24" draw:layer="layout" svg:width="0.745cm" svg:height="0.2cm" draw:transform="rotate (-3.14159265358979) translate (5.847cm 12.393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5.714cm 12.3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4.694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6.992cm" svg:y="11.9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6.992cm 12.6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6.993cm 13.2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7.192cm" svg:y1="12.295cm" svg:x2="7.476cm" svg:y2="12.295cm">
              <text:p/>
            </draw:line>
            <draw:line draw:style-name="gr4" draw:text-style-name="P5" draw:layer="layout" svg:x1="7.673cm" svg:y1="12.611cm" svg:x2="7.992cm" svg:y2="12.611cm">
              <text:p/>
            </draw:line>
            <draw:custom-shape draw:style-name="gr5" draw:text-style-name="P18" draw:layer="layout" svg:width="0.4cm" svg:height="0.2cm" svg:x="7.944cm" svg:y="12.5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7.193cm" svg:y1="12.995cm" svg:x2="7.575cm" svg:y2="12.995cm">
              <text:p/>
            </draw:line>
            <draw:line draw:style-name="gr4" draw:text-style-name="P5" draw:layer="layout" svg:x1="7.673cm" svg:y1="12.295cm" svg:x2="7.673cm" svg:y2="12.901cm">
              <text:p/>
            </draw:line>
            <draw:custom-shape draw:style-name="gr6" draw:text-style-name="P7" draw:layer="layout" svg:width="0.202cm" svg:height="0.213cm" svg:x="7.574cm" svg:y="12.5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7.604cm" svg:y1="12.995cm" svg:x2="8.392cm" svg:y2="12.995cm">
              <text:p/>
            </draw:line>
            <draw:line draw:style-name="gr7" draw:text-style-name="P5" draw:layer="layout" svg:x1="7.392cm" svg:y1="12.295cm" svg:x2="8.392cm" svg:y2="12.295cm">
              <text:p/>
            </draw:line>
            <draw:custom-shape draw:style-name="gr6" draw:text-style-name="P7" draw:layer="layout" svg:width="0.202cm" svg:height="0.213cm" svg:x="7.575cm" svg:y="12.8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7.633cm" svg:y="12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8.004cm 13.1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0" draw:text-style-name="P24" draw:layer="layout" svg:width="0.745cm" svg:height="0.2cm" draw:transform="rotate (-3.14159265358979) translate (8.147cm 12.3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8.014cm 12.3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6.994cm" svg:y="11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9.292cm" svg:y="1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9.292cm 12.602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9.293cm 13.286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9.492cm" svg:y1="12.296cm" svg:x2="9.776cm" svg:y2="12.296cm">
              <text:p/>
            </draw:line>
            <draw:line draw:style-name="gr4" draw:text-style-name="P5" draw:layer="layout" svg:x1="9.973cm" svg:y1="12.612cm" svg:x2="10.292cm" svg:y2="12.612cm">
              <text:p/>
            </draw:line>
            <draw:custom-shape draw:style-name="gr5" draw:text-style-name="P18" draw:layer="layout" svg:width="0.4cm" svg:height="0.2cm" svg:x="10.244cm" svg:y="12.519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9.493cm" svg:y1="12.996cm" svg:x2="9.875cm" svg:y2="12.996cm">
              <text:p/>
            </draw:line>
            <draw:line draw:style-name="gr4" draw:text-style-name="P5" draw:layer="layout" svg:x1="9.973cm" svg:y1="12.296cm" svg:x2="9.973cm" svg:y2="12.902cm">
              <text:p/>
            </draw:line>
            <draw:custom-shape draw:style-name="gr6" draw:text-style-name="P7" draw:layer="layout" svg:width="0.202cm" svg:height="0.213cm" svg:x="9.874cm" svg:y="12.5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9.904cm" svg:y1="12.996cm" svg:x2="10.692cm" svg:y2="12.996cm">
              <text:p/>
            </draw:line>
            <draw:line draw:style-name="gr7" draw:text-style-name="P5" draw:layer="layout" svg:x1="9.692cm" svg:y1="12.296cm" svg:x2="10.692cm" svg:y2="12.296cm">
              <text:p/>
            </draw:line>
            <draw:custom-shape draw:style-name="gr6" draw:text-style-name="P7" draw:layer="layout" svg:width="0.202cm" svg:height="0.213cm" svg:x="9.875cm" svg:y="12.8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9.933cm" svg:y="1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0.304cm 13.14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61" draw:text-style-name="P24" draw:layer="layout" svg:width="0.745cm" svg:height="0.2cm" draw:transform="rotate (-3.14159265358979) translate (10.447cm 12.3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0.314cm 12.3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9.29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4.692cm" svg:y="9.7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4.692cm 10.4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4.693cm 11.0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4.892cm" svg:y1="10.095cm" svg:x2="5.176cm" svg:y2="10.095cm">
              <text:p/>
            </draw:line>
            <draw:line draw:style-name="gr4" draw:text-style-name="P5" draw:layer="layout" svg:x1="5.373cm" svg:y1="10.411cm" svg:x2="5.692cm" svg:y2="10.411cm">
              <text:p/>
            </draw:line>
            <draw:custom-shape draw:style-name="gr5" draw:text-style-name="P18" draw:layer="layout" svg:width="0.4cm" svg:height="0.2cm" svg:x="5.644cm" svg:y="10.3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4.893cm" svg:y1="10.795cm" svg:x2="5.275cm" svg:y2="10.795cm">
              <text:p/>
            </draw:line>
            <draw:line draw:style-name="gr4" draw:text-style-name="P5" draw:layer="layout" svg:x1="5.373cm" svg:y1="10.095cm" svg:x2="5.373cm" svg:y2="10.701cm">
              <text:p/>
            </draw:line>
            <draw:custom-shape draw:style-name="gr6" draw:text-style-name="P7" draw:layer="layout" svg:width="0.202cm" svg:height="0.213cm" svg:x="5.274cm" svg:y="10.3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5.304cm" svg:y1="10.795cm" svg:x2="6.092cm" svg:y2="10.795cm">
              <text:p/>
            </draw:line>
            <draw:line draw:style-name="gr7" draw:text-style-name="P5" draw:layer="layout" svg:x1="5.092cm" svg:y1="10.095cm" svg:x2="6.092cm" svg:y2="10.095cm">
              <text:p/>
            </draw:line>
            <draw:custom-shape draw:style-name="gr6" draw:text-style-name="P7" draw:layer="layout" svg:width="0.202cm" svg:height="0.213cm" svg:x="5.275cm" svg:y="10.6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5.333cm" svg:y="10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5.704cm 10.9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2" draw:text-style-name="P24" draw:layer="layout" svg:width="0.745cm" svg:height="0.2cm" draw:transform="rotate (-3.14159265358979) translate (5.847cm 10.1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5.714cm 10.1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4.694cm" svg:y="9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6.992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6.992cm 10.402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6.993cm 11.086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7.192cm" svg:y1="10.096cm" svg:x2="7.476cm" svg:y2="10.096cm">
              <text:p/>
            </draw:line>
            <draw:line draw:style-name="gr4" draw:text-style-name="P5" draw:layer="layout" svg:x1="7.673cm" svg:y1="10.412cm" svg:x2="7.992cm" svg:y2="10.412cm">
              <text:p/>
            </draw:line>
            <draw:custom-shape draw:style-name="gr5" draw:text-style-name="P18" draw:layer="layout" svg:width="0.4cm" svg:height="0.2cm" svg:x="7.944cm" svg:y="10.319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7.193cm" svg:y1="10.796cm" svg:x2="7.575cm" svg:y2="10.796cm">
              <text:p/>
            </draw:line>
            <draw:line draw:style-name="gr4" draw:text-style-name="P5" draw:layer="layout" svg:x1="7.673cm" svg:y1="10.096cm" svg:x2="7.673cm" svg:y2="10.702cm">
              <text:p/>
            </draw:line>
            <draw:custom-shape draw:style-name="gr6" draw:text-style-name="P7" draw:layer="layout" svg:width="0.202cm" svg:height="0.213cm" svg:x="7.574cm" svg:y="10.3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7.604cm" svg:y1="10.796cm" svg:x2="8.392cm" svg:y2="10.796cm">
              <text:p/>
            </draw:line>
            <draw:line draw:style-name="gr7" draw:text-style-name="P5" draw:layer="layout" svg:x1="7.392cm" svg:y1="10.096cm" svg:x2="8.392cm" svg:y2="10.096cm">
              <text:p/>
            </draw:line>
            <draw:custom-shape draw:style-name="gr6" draw:text-style-name="P7" draw:layer="layout" svg:width="0.202cm" svg:height="0.213cm" svg:x="7.575cm" svg:y="10.6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7.633cm" svg:y="10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8.004cm 10.943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3" draw:text-style-name="P24" draw:layer="layout" svg:width="0.745cm" svg:height="0.2cm" draw:transform="rotate (-3.14159265358979) translate (8.147cm 10.1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8.014cm 10.1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6.994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9.292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9.292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9.293cm 11.087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9.492cm" svg:y1="10.097cm" svg:x2="9.776cm" svg:y2="10.097cm">
              <text:p/>
            </draw:line>
            <draw:line draw:style-name="gr4" draw:text-style-name="P5" draw:layer="layout" svg:x1="9.973cm" svg:y1="10.413cm" svg:x2="10.292cm" svg:y2="10.413cm">
              <text:p/>
            </draw:line>
            <draw:custom-shape draw:style-name="gr5" draw:text-style-name="P18" draw:layer="layout" svg:width="0.4cm" svg:height="0.2cm" svg:x="10.244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9.493cm" svg:y1="10.797cm" svg:x2="9.875cm" svg:y2="10.797cm">
              <text:p/>
            </draw:line>
            <draw:line draw:style-name="gr4" draw:text-style-name="P5" draw:layer="layout" svg:x1="9.973cm" svg:y1="10.097cm" svg:x2="9.973cm" svg:y2="10.703cm">
              <text:p/>
            </draw:line>
            <draw:custom-shape draw:style-name="gr6" draw:text-style-name="P7" draw:layer="layout" svg:width="0.202cm" svg:height="0.213cm" svg:x="9.874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9.904cm" svg:y1="10.797cm" svg:x2="10.692cm" svg:y2="10.797cm">
              <text:p/>
            </draw:line>
            <draw:line draw:style-name="gr7" draw:text-style-name="P5" draw:layer="layout" svg:x1="9.692cm" svg:y1="10.097cm" svg:x2="10.692cm" svg:y2="10.097cm">
              <text:p/>
            </draw:line>
            <draw:custom-shape draw:style-name="gr6" draw:text-style-name="P7" draw:layer="layout" svg:width="0.202cm" svg:height="0.213cm" svg:x="9.875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9.933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0.304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64" draw:text-style-name="P24" draw:layer="layout" svg:width="0.745cm" svg:height="0.2cm" draw:transform="rotate (-3.14159265358979) translate (10.447cm 10.196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0.314cm 10.144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9.29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092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3.092cm 12.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3.093cm 13.28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3.292cm" svg:y1="12.294cm" svg:x2="13.576cm" svg:y2="12.294cm">
              <text:p/>
            </draw:line>
            <draw:line draw:style-name="gr4" draw:text-style-name="P5" draw:layer="layout" svg:x1="13.773cm" svg:y1="12.61cm" svg:x2="14.092cm" svg:y2="12.61cm">
              <text:p/>
            </draw:line>
            <draw:custom-shape draw:style-name="gr5" draw:text-style-name="P18" draw:layer="layout" svg:width="0.4cm" svg:height="0.2cm" svg:x="14.044cm" svg:y="12.517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3.293cm" svg:y1="12.994cm" svg:x2="13.675cm" svg:y2="12.994cm">
              <text:p/>
            </draw:line>
            <draw:line draw:style-name="gr4" draw:text-style-name="P5" draw:layer="layout" svg:x1="13.773cm" svg:y1="12.294cm" svg:x2="13.773cm" svg:y2="12.9cm">
              <text:p/>
            </draw:line>
            <draw:custom-shape draw:style-name="gr6" draw:text-style-name="P7" draw:layer="layout" svg:width="0.202cm" svg:height="0.213cm" svg:x="13.674cm" svg:y="12.5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3.704cm" svg:y1="12.994cm" svg:x2="14.492cm" svg:y2="12.994cm">
              <text:p/>
            </draw:line>
            <draw:line draw:style-name="gr7" draw:text-style-name="P5" draw:layer="layout" svg:x1="13.492cm" svg:y1="12.294cm" svg:x2="14.492cm" svg:y2="12.294cm">
              <text:p/>
            </draw:line>
            <draw:custom-shape draw:style-name="gr6" draw:text-style-name="P7" draw:layer="layout" svg:width="0.202cm" svg:height="0.213cm" svg:x="13.675cm" svg:y="12.8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3.733cm" svg:y="12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4.104cm 13.141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5" draw:text-style-name="P24" draw:layer="layout" svg:width="0.745cm" svg:height="0.2cm" draw:transform="rotate (-3.14159265358979) translate (14.247cm 12.393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4.114cm 12.3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3.094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5.392cm" svg:y="11.9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5.392cm 12.6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5.393cm 13.2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5.592cm" svg:y1="12.295cm" svg:x2="15.876cm" svg:y2="12.295cm">
              <text:p/>
            </draw:line>
            <draw:line draw:style-name="gr4" draw:text-style-name="P5" draw:layer="layout" svg:x1="16.073cm" svg:y1="12.611cm" svg:x2="16.392cm" svg:y2="12.611cm">
              <text:p/>
            </draw:line>
            <draw:custom-shape draw:style-name="gr5" draw:text-style-name="P18" draw:layer="layout" svg:width="0.4cm" svg:height="0.2cm" svg:x="16.344cm" svg:y="12.5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5.593cm" svg:y1="12.995cm" svg:x2="15.975cm" svg:y2="12.995cm">
              <text:p/>
            </draw:line>
            <draw:line draw:style-name="gr4" draw:text-style-name="P5" draw:layer="layout" svg:x1="16.073cm" svg:y1="12.295cm" svg:x2="16.073cm" svg:y2="12.901cm">
              <text:p/>
            </draw:line>
            <draw:custom-shape draw:style-name="gr6" draw:text-style-name="P7" draw:layer="layout" svg:width="0.202cm" svg:height="0.213cm" svg:x="15.974cm" svg:y="12.5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004cm" svg:y1="12.995cm" svg:x2="16.792cm" svg:y2="12.995cm">
              <text:p/>
            </draw:line>
            <draw:line draw:style-name="gr7" draw:text-style-name="P5" draw:layer="layout" svg:x1="15.792cm" svg:y1="12.295cm" svg:x2="16.792cm" svg:y2="12.295cm">
              <text:p/>
            </draw:line>
            <draw:custom-shape draw:style-name="gr6" draw:text-style-name="P7" draw:layer="layout" svg:width="0.202cm" svg:height="0.213cm" svg:x="15.975cm" svg:y="12.8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6.033cm" svg:y="12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6.404cm 13.1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6" draw:text-style-name="P24" draw:layer="layout" svg:width="0.745cm" svg:height="0.2cm" draw:transform="rotate (-3.14159265358979) translate (16.547cm 12.3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6.414cm 12.3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5.394cm" svg:y="11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7.692cm" svg:y="1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7.692cm 12.602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7.693cm 13.286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892cm" svg:y1="12.296cm" svg:x2="18.176cm" svg:y2="12.296cm">
              <text:p/>
            </draw:line>
            <draw:line draw:style-name="gr4" draw:text-style-name="P5" draw:layer="layout" svg:x1="18.373cm" svg:y1="12.612cm" svg:x2="18.692cm" svg:y2="12.612cm">
              <text:p/>
            </draw:line>
            <draw:custom-shape draw:style-name="gr5" draw:text-style-name="P18" draw:layer="layout" svg:width="0.4cm" svg:height="0.2cm" svg:x="18.644cm" svg:y="12.519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7.893cm" svg:y1="12.996cm" svg:x2="18.275cm" svg:y2="12.996cm">
              <text:p/>
            </draw:line>
            <draw:line draw:style-name="gr4" draw:text-style-name="P5" draw:layer="layout" svg:x1="18.373cm" svg:y1="12.296cm" svg:x2="18.373cm" svg:y2="12.902cm">
              <text:p/>
            </draw:line>
            <draw:custom-shape draw:style-name="gr6" draw:text-style-name="P7" draw:layer="layout" svg:width="0.202cm" svg:height="0.213cm" svg:x="18.274cm" svg:y="12.5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8.304cm" svg:y1="12.996cm" svg:x2="19.092cm" svg:y2="12.996cm">
              <text:p/>
            </draw:line>
            <draw:line draw:style-name="gr7" draw:text-style-name="P5" draw:layer="layout" svg:x1="18.092cm" svg:y1="12.296cm" svg:x2="19.092cm" svg:y2="12.296cm">
              <text:p/>
            </draw:line>
            <draw:custom-shape draw:style-name="gr6" draw:text-style-name="P7" draw:layer="layout" svg:width="0.202cm" svg:height="0.213cm" svg:x="18.275cm" svg:y="12.8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8.333cm" svg:y="1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8.704cm 13.14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67" draw:text-style-name="P24" draw:layer="layout" svg:width="0.745cm" svg:height="0.2cm" draw:transform="rotate (-3.14159265358979) translate (18.847cm 12.3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8.714cm 12.3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7.69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092cm" svg:y="9.7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3.092cm 10.4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3.093cm 11.0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3.292cm" svg:y1="10.095cm" svg:x2="13.576cm" svg:y2="10.095cm">
              <text:p/>
            </draw:line>
            <draw:line draw:style-name="gr4" draw:text-style-name="P5" draw:layer="layout" svg:x1="13.773cm" svg:y1="10.411cm" svg:x2="14.092cm" svg:y2="10.411cm">
              <text:p/>
            </draw:line>
            <draw:custom-shape draw:style-name="gr5" draw:text-style-name="P18" draw:layer="layout" svg:width="0.4cm" svg:height="0.2cm" svg:x="14.044cm" svg:y="10.3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3.293cm" svg:y1="10.795cm" svg:x2="13.675cm" svg:y2="10.795cm">
              <text:p/>
            </draw:line>
            <draw:line draw:style-name="gr4" draw:text-style-name="P5" draw:layer="layout" svg:x1="13.773cm" svg:y1="10.095cm" svg:x2="13.773cm" svg:y2="10.701cm">
              <text:p/>
            </draw:line>
            <draw:custom-shape draw:style-name="gr6" draw:text-style-name="P7" draw:layer="layout" svg:width="0.202cm" svg:height="0.213cm" svg:x="13.674cm" svg:y="10.3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3.704cm" svg:y1="10.795cm" svg:x2="14.492cm" svg:y2="10.795cm">
              <text:p/>
            </draw:line>
            <draw:line draw:style-name="gr7" draw:text-style-name="P5" draw:layer="layout" svg:x1="13.492cm" svg:y1="10.095cm" svg:x2="14.492cm" svg:y2="10.095cm">
              <text:p/>
            </draw:line>
            <draw:custom-shape draw:style-name="gr6" draw:text-style-name="P7" draw:layer="layout" svg:width="0.202cm" svg:height="0.213cm" svg:x="13.675cm" svg:y="10.6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3.733cm" svg:y="10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4.104cm 10.9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8" draw:text-style-name="P24" draw:layer="layout" svg:width="0.745cm" svg:height="0.2cm" draw:transform="rotate (-3.14159265358979) translate (14.247cm 10.1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4.114cm 10.1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3.094cm" svg:y="9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5.392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5.392cm 10.402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5.393cm 11.086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5.592cm" svg:y1="10.096cm" svg:x2="15.876cm" svg:y2="10.096cm">
              <text:p/>
            </draw:line>
            <draw:line draw:style-name="gr4" draw:text-style-name="P5" draw:layer="layout" svg:x1="16.073cm" svg:y1="10.412cm" svg:x2="16.392cm" svg:y2="10.412cm">
              <text:p/>
            </draw:line>
            <draw:custom-shape draw:style-name="gr5" draw:text-style-name="P18" draw:layer="layout" svg:width="0.4cm" svg:height="0.2cm" svg:x="16.344cm" svg:y="10.319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5.593cm" svg:y1="10.796cm" svg:x2="15.975cm" svg:y2="10.796cm">
              <text:p/>
            </draw:line>
            <draw:line draw:style-name="gr4" draw:text-style-name="P5" draw:layer="layout" svg:x1="16.073cm" svg:y1="10.096cm" svg:x2="16.073cm" svg:y2="10.702cm">
              <text:p/>
            </draw:line>
            <draw:custom-shape draw:style-name="gr6" draw:text-style-name="P7" draw:layer="layout" svg:width="0.202cm" svg:height="0.213cm" svg:x="15.974cm" svg:y="10.3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004cm" svg:y1="10.796cm" svg:x2="16.792cm" svg:y2="10.796cm">
              <text:p/>
            </draw:line>
            <draw:line draw:style-name="gr7" draw:text-style-name="P5" draw:layer="layout" svg:x1="15.792cm" svg:y1="10.096cm" svg:x2="16.792cm" svg:y2="10.096cm">
              <text:p/>
            </draw:line>
            <draw:custom-shape draw:style-name="gr6" draw:text-style-name="P7" draw:layer="layout" svg:width="0.202cm" svg:height="0.213cm" svg:x="15.975cm" svg:y="10.6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6.033cm" svg:y="10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6.404cm 10.943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9" draw:text-style-name="P24" draw:layer="layout" svg:width="0.745cm" svg:height="0.2cm" draw:transform="rotate (-3.14159265358979) translate (16.547cm 10.1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6.414cm 10.1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5.394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7.692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7.692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7.693cm 11.087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892cm" svg:y1="10.097cm" svg:x2="18.176cm" svg:y2="10.097cm">
              <text:p/>
            </draw:line>
            <draw:line draw:style-name="gr4" draw:text-style-name="P5" draw:layer="layout" svg:x1="18.373cm" svg:y1="10.413cm" svg:x2="18.692cm" svg:y2="10.413cm">
              <text:p/>
            </draw:line>
            <draw:custom-shape draw:style-name="gr5" draw:text-style-name="P18" draw:layer="layout" svg:width="0.4cm" svg:height="0.2cm" svg:x="18.644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7.893cm" svg:y1="10.797cm" svg:x2="18.275cm" svg:y2="10.797cm">
              <text:p/>
            </draw:line>
            <draw:line draw:style-name="gr4" draw:text-style-name="P5" draw:layer="layout" svg:x1="18.373cm" svg:y1="10.097cm" svg:x2="18.373cm" svg:y2="10.703cm">
              <text:p/>
            </draw:line>
            <draw:custom-shape draw:style-name="gr6" draw:text-style-name="P7" draw:layer="layout" svg:width="0.202cm" svg:height="0.213cm" svg:x="18.274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8.304cm" svg:y1="10.797cm" svg:x2="19.092cm" svg:y2="10.797cm">
              <text:p/>
            </draw:line>
            <draw:line draw:style-name="gr7" draw:text-style-name="P5" draw:layer="layout" svg:x1="18.092cm" svg:y1="10.097cm" svg:x2="19.092cm" svg:y2="10.097cm">
              <text:p/>
            </draw:line>
            <draw:custom-shape draw:style-name="gr6" draw:text-style-name="P7" draw:layer="layout" svg:width="0.202cm" svg:height="0.213cm" svg:x="18.275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8.333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8.704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70" draw:text-style-name="P24" draw:layer="layout" svg:width="0.745cm" svg:height="0.2cm" draw:transform="rotate (-3.14159265358979) translate (18.847cm 10.196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8.714cm 10.144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7.69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4.692cm" svg:y="7.0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4.692cm 7.655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4.693cm 8.339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4.892cm" svg:y1="7.349cm" svg:x2="5.176cm" svg:y2="7.349cm">
              <text:p/>
            </draw:line>
            <draw:line draw:style-name="gr4" draw:text-style-name="P5" draw:layer="layout" svg:x1="5.373cm" svg:y1="7.665cm" svg:x2="5.692cm" svg:y2="7.665cm">
              <text:p/>
            </draw:line>
            <draw:custom-shape draw:style-name="gr5" draw:text-style-name="P18" draw:layer="layout" svg:width="0.4cm" svg:height="0.2cm" svg:x="5.644cm" svg:y="7.572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4.893cm" svg:y1="8.049cm" svg:x2="5.275cm" svg:y2="8.049cm">
              <text:p/>
            </draw:line>
            <draw:line draw:style-name="gr4" draw:text-style-name="P5" draw:layer="layout" svg:x1="5.373cm" svg:y1="7.349cm" svg:x2="5.373cm" svg:y2="7.955cm">
              <text:p/>
            </draw:line>
            <draw:custom-shape draw:style-name="gr6" draw:text-style-name="P7" draw:layer="layout" svg:width="0.202cm" svg:height="0.213cm" svg:x="5.274cm" svg:y="7.5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5.304cm" svg:y1="8.049cm" svg:x2="6.092cm" svg:y2="8.049cm">
              <text:p/>
            </draw:line>
            <draw:line draw:style-name="gr7" draw:text-style-name="P5" draw:layer="layout" svg:x1="5.092cm" svg:y1="7.349cm" svg:x2="6.092cm" svg:y2="7.349cm">
              <text:p/>
            </draw:line>
            <draw:custom-shape draw:style-name="gr6" draw:text-style-name="P7" draw:layer="layout" svg:width="0.202cm" svg:height="0.213cm" svg:x="5.275cm" svg:y="7.9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5.333cm" svg:y="7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5.704cm 8.196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1" draw:text-style-name="P24" draw:layer="layout" svg:width="0.745cm" svg:height="0.2cm" draw:transform="rotate (-3.14159265358979) translate (5.847cm 7.448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5.714cm 7.39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4.694cm" svg:y="7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6.992cm" svg:y="7.0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6.992cm 7.6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6.993cm 8.3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7.192cm" svg:y1="7.35cm" svg:x2="7.476cm" svg:y2="7.35cm">
              <text:p/>
            </draw:line>
            <draw:line draw:style-name="gr4" draw:text-style-name="P5" draw:layer="layout" svg:x1="7.673cm" svg:y1="7.666cm" svg:x2="7.992cm" svg:y2="7.666cm">
              <text:p/>
            </draw:line>
            <draw:custom-shape draw:style-name="gr5" draw:text-style-name="P18" draw:layer="layout" svg:width="0.4cm" svg:height="0.2cm" svg:x="7.944cm" svg:y="7.5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7.193cm" svg:y1="8.05cm" svg:x2="7.575cm" svg:y2="8.05cm">
              <text:p/>
            </draw:line>
            <draw:line draw:style-name="gr4" draw:text-style-name="P5" draw:layer="layout" svg:x1="7.673cm" svg:y1="7.35cm" svg:x2="7.673cm" svg:y2="7.956cm">
              <text:p/>
            </draw:line>
            <draw:custom-shape draw:style-name="gr6" draw:text-style-name="P7" draw:layer="layout" svg:width="0.202cm" svg:height="0.213cm" svg:x="7.574cm" svg:y="7.5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7.604cm" svg:y1="8.05cm" svg:x2="8.392cm" svg:y2="8.05cm">
              <text:p/>
            </draw:line>
            <draw:line draw:style-name="gr7" draw:text-style-name="P5" draw:layer="layout" svg:x1="7.392cm" svg:y1="7.35cm" svg:x2="8.392cm" svg:y2="7.35cm">
              <text:p/>
            </draw:line>
            <draw:custom-shape draw:style-name="gr6" draw:text-style-name="P7" draw:layer="layout" svg:width="0.202cm" svg:height="0.213cm" svg:x="7.575cm" svg:y="7.9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7.633cm" svg:y="7.3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8.004cm 8.1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2" draw:text-style-name="P24" draw:layer="layout" svg:width="0.745cm" svg:height="0.2cm" draw:transform="rotate (-3.14159265358979) translate (8.147cm 7.4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8.014cm 7.39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6.994cm" svg:y="7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9.292cm" svg:y="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9.292cm 7.65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9.293cm 8.341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9.492cm" svg:y1="7.351cm" svg:x2="9.776cm" svg:y2="7.351cm">
              <text:p/>
            </draw:line>
            <draw:line draw:style-name="gr4" draw:text-style-name="P5" draw:layer="layout" svg:x1="9.973cm" svg:y1="7.667cm" svg:x2="10.292cm" svg:y2="7.667cm">
              <text:p/>
            </draw:line>
            <draw:custom-shape draw:style-name="gr5" draw:text-style-name="P18" draw:layer="layout" svg:width="0.4cm" svg:height="0.2cm" svg:x="10.244cm" svg:y="7.57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9.493cm" svg:y1="8.051cm" svg:x2="9.875cm" svg:y2="8.051cm">
              <text:p/>
            </draw:line>
            <draw:line draw:style-name="gr4" draw:text-style-name="P5" draw:layer="layout" svg:x1="9.973cm" svg:y1="7.351cm" svg:x2="9.973cm" svg:y2="7.957cm">
              <text:p/>
            </draw:line>
            <draw:custom-shape draw:style-name="gr6" draw:text-style-name="P7" draw:layer="layout" svg:width="0.202cm" svg:height="0.213cm" svg:x="9.874cm" svg:y="7.5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9.904cm" svg:y1="8.051cm" svg:x2="10.692cm" svg:y2="8.051cm">
              <text:p/>
            </draw:line>
            <draw:line draw:style-name="gr7" draw:text-style-name="P5" draw:layer="layout" svg:x1="9.692cm" svg:y1="7.351cm" svg:x2="10.692cm" svg:y2="7.351cm">
              <text:p/>
            </draw:line>
            <draw:custom-shape draw:style-name="gr6" draw:text-style-name="P7" draw:layer="layout" svg:width="0.202cm" svg:height="0.213cm" svg:x="9.875cm" svg:y="7.9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9.933cm" svg:y="7.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0.304cm 8.1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73" draw:text-style-name="P24" draw:layer="layout" svg:width="0.745cm" svg:height="0.2cm" draw:transform="rotate (-3.14159265358979) translate (10.447cm 7.4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0.314cm 7.39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9.294cm" svg:y="7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4.692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4.692cm 5.4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4.693cm 6.1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4.892cm" svg:y1="5.15cm" svg:x2="5.176cm" svg:y2="5.15cm">
              <text:p/>
            </draw:line>
            <draw:line draw:style-name="gr4" draw:text-style-name="P5" draw:layer="layout" svg:x1="5.373cm" svg:y1="5.466cm" svg:x2="5.692cm" svg:y2="5.466cm">
              <text:p/>
            </draw:line>
            <draw:custom-shape draw:style-name="gr5" draw:text-style-name="P18" draw:layer="layout" svg:width="0.4cm" svg:height="0.2cm" svg:x="5.644cm" svg:y="5.3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4.893cm" svg:y1="5.85cm" svg:x2="5.275cm" svg:y2="5.85cm">
              <text:p/>
            </draw:line>
            <draw:line draw:style-name="gr4" draw:text-style-name="P5" draw:layer="layout" svg:x1="5.373cm" svg:y1="5.15cm" svg:x2="5.373cm" svg:y2="5.756cm">
              <text:p/>
            </draw:line>
            <draw:custom-shape draw:style-name="gr6" draw:text-style-name="P7" draw:layer="layout" svg:width="0.202cm" svg:height="0.213cm" svg:x="5.274cm" svg:y="5.3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5.304cm" svg:y1="5.85cm" svg:x2="6.092cm" svg:y2="5.85cm">
              <text:p/>
            </draw:line>
            <draw:line draw:style-name="gr7" draw:text-style-name="P5" draw:layer="layout" svg:x1="5.092cm" svg:y1="5.15cm" svg:x2="6.092cm" svg:y2="5.15cm">
              <text:p/>
            </draw:line>
            <draw:custom-shape draw:style-name="gr6" draw:text-style-name="P7" draw:layer="layout" svg:width="0.202cm" svg:height="0.213cm" svg:x="5.275cm" svg:y="5.7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5.333cm" svg:y="5.1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5.704cm 5.9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4" draw:text-style-name="P24" draw:layer="layout" svg:width="0.745cm" svg:height="0.2cm" draw:transform="rotate (-3.14159265358979) translate (5.847cm 5.2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5.714cm 5.19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4.694cm" svg:y="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6.992cm" svg:y="4.8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6.992cm 5.457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6.993cm 6.141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7.192cm" svg:y1="5.151cm" svg:x2="7.476cm" svg:y2="5.151cm">
              <text:p/>
            </draw:line>
            <draw:line draw:style-name="gr4" draw:text-style-name="P5" draw:layer="layout" svg:x1="7.673cm" svg:y1="5.467cm" svg:x2="7.992cm" svg:y2="5.467cm">
              <text:p/>
            </draw:line>
            <draw:custom-shape draw:style-name="gr5" draw:text-style-name="P18" draw:layer="layout" svg:width="0.4cm" svg:height="0.2cm" svg:x="7.944cm" svg:y="5.374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7.193cm" svg:y1="5.851cm" svg:x2="7.575cm" svg:y2="5.851cm">
              <text:p/>
            </draw:line>
            <draw:line draw:style-name="gr4" draw:text-style-name="P5" draw:layer="layout" svg:x1="7.673cm" svg:y1="5.151cm" svg:x2="7.673cm" svg:y2="5.757cm">
              <text:p/>
            </draw:line>
            <draw:custom-shape draw:style-name="gr6" draw:text-style-name="P7" draw:layer="layout" svg:width="0.202cm" svg:height="0.213cm" svg:x="7.574cm" svg:y="5.3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7.604cm" svg:y1="5.851cm" svg:x2="8.392cm" svg:y2="5.851cm">
              <text:p/>
            </draw:line>
            <draw:line draw:style-name="gr7" draw:text-style-name="P5" draw:layer="layout" svg:x1="7.392cm" svg:y1="5.151cm" svg:x2="8.392cm" svg:y2="5.151cm">
              <text:p/>
            </draw:line>
            <draw:custom-shape draw:style-name="gr6" draw:text-style-name="P7" draw:layer="layout" svg:width="0.202cm" svg:height="0.213cm" svg:x="7.575cm" svg:y="5.7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7.633cm" svg:y="5.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8.004cm 5.998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5" draw:text-style-name="P24" draw:layer="layout" svg:width="0.745cm" svg:height="0.2cm" draw:transform="rotate (-3.14159265358979) translate (8.147cm 5.2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8.014cm 5.19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6.994cm" svg:y="4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9.292cm" svg:y="4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9.292cm 5.458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9.293cm 6.142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9.492cm" svg:y1="5.152cm" svg:x2="9.776cm" svg:y2="5.152cm">
              <text:p/>
            </draw:line>
            <draw:line draw:style-name="gr4" draw:text-style-name="P5" draw:layer="layout" svg:x1="9.973cm" svg:y1="5.468cm" svg:x2="10.292cm" svg:y2="5.468cm">
              <text:p/>
            </draw:line>
            <draw:custom-shape draw:style-name="gr5" draw:text-style-name="P18" draw:layer="layout" svg:width="0.4cm" svg:height="0.2cm" svg:x="10.244cm" svg:y="5.37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9.493cm" svg:y1="5.852cm" svg:x2="9.875cm" svg:y2="5.852cm">
              <text:p/>
            </draw:line>
            <draw:line draw:style-name="gr4" draw:text-style-name="P5" draw:layer="layout" svg:x1="9.973cm" svg:y1="5.152cm" svg:x2="9.973cm" svg:y2="5.758cm">
              <text:p/>
            </draw:line>
            <draw:custom-shape draw:style-name="gr6" draw:text-style-name="P7" draw:layer="layout" svg:width="0.202cm" svg:height="0.213cm" svg:x="9.874cm" svg:y="5.3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9.904cm" svg:y1="5.852cm" svg:x2="10.692cm" svg:y2="5.852cm">
              <text:p/>
            </draw:line>
            <draw:line draw:style-name="gr7" draw:text-style-name="P5" draw:layer="layout" svg:x1="9.692cm" svg:y1="5.152cm" svg:x2="10.692cm" svg:y2="5.152cm">
              <text:p/>
            </draw:line>
            <draw:custom-shape draw:style-name="gr6" draw:text-style-name="P7" draw:layer="layout" svg:width="0.202cm" svg:height="0.213cm" svg:x="9.875cm" svg:y="5.73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9.933cm" svg:y="5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0.304cm 5.99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76" draw:text-style-name="P24" draw:layer="layout" svg:width="0.745cm" svg:height="0.2cm" draw:transform="rotate (-3.14159265358979) translate (10.447cm 5.251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0.314cm 5.19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9.294cm" svg:y="4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092cm" svg:y="7.0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3.092cm 7.655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3.093cm 8.339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3.292cm" svg:y1="7.349cm" svg:x2="13.576cm" svg:y2="7.349cm">
              <text:p/>
            </draw:line>
            <draw:line draw:style-name="gr4" draw:text-style-name="P5" draw:layer="layout" svg:x1="13.773cm" svg:y1="7.665cm" svg:x2="14.092cm" svg:y2="7.665cm">
              <text:p/>
            </draw:line>
            <draw:custom-shape draw:style-name="gr5" draw:text-style-name="P18" draw:layer="layout" svg:width="0.4cm" svg:height="0.2cm" svg:x="14.044cm" svg:y="7.572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3.293cm" svg:y1="8.049cm" svg:x2="13.675cm" svg:y2="8.049cm">
              <text:p/>
            </draw:line>
            <draw:line draw:style-name="gr4" draw:text-style-name="P5" draw:layer="layout" svg:x1="13.773cm" svg:y1="7.349cm" svg:x2="13.773cm" svg:y2="7.955cm">
              <text:p/>
            </draw:line>
            <draw:custom-shape draw:style-name="gr6" draw:text-style-name="P7" draw:layer="layout" svg:width="0.202cm" svg:height="0.213cm" svg:x="13.674cm" svg:y="7.5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3.704cm" svg:y1="8.049cm" svg:x2="14.492cm" svg:y2="8.049cm">
              <text:p/>
            </draw:line>
            <draw:line draw:style-name="gr7" draw:text-style-name="P5" draw:layer="layout" svg:x1="13.492cm" svg:y1="7.349cm" svg:x2="14.492cm" svg:y2="7.349cm">
              <text:p/>
            </draw:line>
            <draw:custom-shape draw:style-name="gr6" draw:text-style-name="P7" draw:layer="layout" svg:width="0.202cm" svg:height="0.213cm" svg:x="13.675cm" svg:y="7.9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3.733cm" svg:y="7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4.104cm 8.196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7" draw:text-style-name="P24" draw:layer="layout" svg:width="0.745cm" svg:height="0.2cm" draw:transform="rotate (-3.14159265358979) translate (14.247cm 7.448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4.114cm 7.39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3.094cm" svg:y="7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5.392cm" svg:y="7.0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5.392cm 7.6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5.393cm 8.3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5.592cm" svg:y1="7.35cm" svg:x2="15.876cm" svg:y2="7.35cm">
              <text:p/>
            </draw:line>
            <draw:line draw:style-name="gr4" draw:text-style-name="P5" draw:layer="layout" svg:x1="16.073cm" svg:y1="7.666cm" svg:x2="16.392cm" svg:y2="7.666cm">
              <text:p/>
            </draw:line>
            <draw:custom-shape draw:style-name="gr5" draw:text-style-name="P18" draw:layer="layout" svg:width="0.4cm" svg:height="0.2cm" svg:x="16.344cm" svg:y="7.5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5.593cm" svg:y1="8.05cm" svg:x2="15.975cm" svg:y2="8.05cm">
              <text:p/>
            </draw:line>
            <draw:line draw:style-name="gr4" draw:text-style-name="P5" draw:layer="layout" svg:x1="16.073cm" svg:y1="7.35cm" svg:x2="16.073cm" svg:y2="7.956cm">
              <text:p/>
            </draw:line>
            <draw:custom-shape draw:style-name="gr6" draw:text-style-name="P7" draw:layer="layout" svg:width="0.202cm" svg:height="0.213cm" svg:x="15.974cm" svg:y="7.5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004cm" svg:y1="8.05cm" svg:x2="16.792cm" svg:y2="8.05cm">
              <text:p/>
            </draw:line>
            <draw:line draw:style-name="gr7" draw:text-style-name="P5" draw:layer="layout" svg:x1="15.792cm" svg:y1="7.35cm" svg:x2="16.792cm" svg:y2="7.35cm">
              <text:p/>
            </draw:line>
            <draw:custom-shape draw:style-name="gr6" draw:text-style-name="P7" draw:layer="layout" svg:width="0.202cm" svg:height="0.213cm" svg:x="15.975cm" svg:y="7.9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6.033cm" svg:y="7.3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6.404cm 8.1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8" draw:text-style-name="P24" draw:layer="layout" svg:width="0.745cm" svg:height="0.2cm" draw:transform="rotate (-3.14159265358979) translate (16.547cm 7.4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6.414cm 7.39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5.394cm" svg:y="7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7.692cm" svg:y="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7.692cm 7.65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7.693cm 8.341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892cm" svg:y1="7.351cm" svg:x2="18.176cm" svg:y2="7.351cm">
              <text:p/>
            </draw:line>
            <draw:line draw:style-name="gr4" draw:text-style-name="P5" draw:layer="layout" svg:x1="18.373cm" svg:y1="7.667cm" svg:x2="18.692cm" svg:y2="7.667cm">
              <text:p/>
            </draw:line>
            <draw:custom-shape draw:style-name="gr5" draw:text-style-name="P18" draw:layer="layout" svg:width="0.4cm" svg:height="0.2cm" svg:x="18.644cm" svg:y="7.57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7.893cm" svg:y1="8.051cm" svg:x2="18.275cm" svg:y2="8.051cm">
              <text:p/>
            </draw:line>
            <draw:line draw:style-name="gr4" draw:text-style-name="P5" draw:layer="layout" svg:x1="18.373cm" svg:y1="7.351cm" svg:x2="18.373cm" svg:y2="7.957cm">
              <text:p/>
            </draw:line>
            <draw:custom-shape draw:style-name="gr6" draw:text-style-name="P7" draw:layer="layout" svg:width="0.202cm" svg:height="0.213cm" svg:x="18.274cm" svg:y="7.5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8.304cm" svg:y1="8.051cm" svg:x2="19.092cm" svg:y2="8.051cm">
              <text:p/>
            </draw:line>
            <draw:line draw:style-name="gr7" draw:text-style-name="P5" draw:layer="layout" svg:x1="18.092cm" svg:y1="7.351cm" svg:x2="19.092cm" svg:y2="7.351cm">
              <text:p/>
            </draw:line>
            <draw:custom-shape draw:style-name="gr6" draw:text-style-name="P7" draw:layer="layout" svg:width="0.202cm" svg:height="0.213cm" svg:x="18.275cm" svg:y="7.9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8.333cm" svg:y="7.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8.704cm 8.1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79" draw:text-style-name="P24" draw:layer="layout" svg:width="0.745cm" svg:height="0.2cm" draw:transform="rotate (-3.14159265358979) translate (18.847cm 7.4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8.714cm 7.39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7.694cm" svg:y="7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092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3.092cm 5.4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3.093cm 6.1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3.292cm" svg:y1="5.15cm" svg:x2="13.576cm" svg:y2="5.15cm">
              <text:p/>
            </draw:line>
            <draw:line draw:style-name="gr4" draw:text-style-name="P5" draw:layer="layout" svg:x1="13.773cm" svg:y1="5.466cm" svg:x2="14.092cm" svg:y2="5.466cm">
              <text:p/>
            </draw:line>
            <draw:custom-shape draw:style-name="gr5" draw:text-style-name="P18" draw:layer="layout" svg:width="0.4cm" svg:height="0.2cm" svg:x="14.044cm" svg:y="5.3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3.293cm" svg:y1="5.85cm" svg:x2="13.675cm" svg:y2="5.85cm">
              <text:p/>
            </draw:line>
            <draw:line draw:style-name="gr4" draw:text-style-name="P5" draw:layer="layout" svg:x1="13.773cm" svg:y1="5.15cm" svg:x2="13.773cm" svg:y2="5.756cm">
              <text:p/>
            </draw:line>
            <draw:custom-shape draw:style-name="gr6" draw:text-style-name="P7" draw:layer="layout" svg:width="0.202cm" svg:height="0.213cm" svg:x="13.674cm" svg:y="5.3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3.704cm" svg:y1="5.85cm" svg:x2="14.492cm" svg:y2="5.85cm">
              <text:p/>
            </draw:line>
            <draw:line draw:style-name="gr7" draw:text-style-name="P5" draw:layer="layout" svg:x1="13.492cm" svg:y1="5.15cm" svg:x2="14.492cm" svg:y2="5.15cm">
              <text:p/>
            </draw:line>
            <draw:custom-shape draw:style-name="gr6" draw:text-style-name="P7" draw:layer="layout" svg:width="0.202cm" svg:height="0.213cm" svg:x="13.675cm" svg:y="5.7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3.733cm" svg:y="5.1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4.104cm 5.9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80" draw:text-style-name="P24" draw:layer="layout" svg:width="0.745cm" svg:height="0.2cm" draw:transform="rotate (-3.14159265358979) translate (14.247cm 5.2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4.114cm 5.19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3.094cm" svg:y="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5.392cm" svg:y="4.8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5.392cm 5.457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5.393cm 6.141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5.592cm" svg:y1="5.151cm" svg:x2="15.876cm" svg:y2="5.151cm">
              <text:p/>
            </draw:line>
            <draw:line draw:style-name="gr4" draw:text-style-name="P5" draw:layer="layout" svg:x1="16.073cm" svg:y1="5.467cm" svg:x2="16.392cm" svg:y2="5.467cm">
              <text:p/>
            </draw:line>
            <draw:custom-shape draw:style-name="gr5" draw:text-style-name="P18" draw:layer="layout" svg:width="0.4cm" svg:height="0.2cm" svg:x="16.344cm" svg:y="5.374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5.593cm" svg:y1="5.851cm" svg:x2="15.975cm" svg:y2="5.851cm">
              <text:p/>
            </draw:line>
            <draw:line draw:style-name="gr4" draw:text-style-name="P5" draw:layer="layout" svg:x1="16.073cm" svg:y1="5.151cm" svg:x2="16.073cm" svg:y2="5.757cm">
              <text:p/>
            </draw:line>
            <draw:custom-shape draw:style-name="gr6" draw:text-style-name="P7" draw:layer="layout" svg:width="0.202cm" svg:height="0.213cm" svg:x="15.974cm" svg:y="5.3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004cm" svg:y1="5.851cm" svg:x2="16.792cm" svg:y2="5.851cm">
              <text:p/>
            </draw:line>
            <draw:line draw:style-name="gr7" draw:text-style-name="P5" draw:layer="layout" svg:x1="15.792cm" svg:y1="5.151cm" svg:x2="16.792cm" svg:y2="5.151cm">
              <text:p/>
            </draw:line>
            <draw:custom-shape draw:style-name="gr6" draw:text-style-name="P7" draw:layer="layout" svg:width="0.202cm" svg:height="0.213cm" svg:x="15.975cm" svg:y="5.7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6.033cm" svg:y="5.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6.404cm 5.998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81" draw:text-style-name="P24" draw:layer="layout" svg:width="0.745cm" svg:height="0.2cm" draw:transform="rotate (-3.14159265358979) translate (16.547cm 5.2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6.414cm 5.19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5.394cm" svg:y="4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7.692cm" svg:y="4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7.692cm 5.458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7.693cm 6.142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892cm" svg:y1="5.152cm" svg:x2="18.176cm" svg:y2="5.152cm">
              <text:p/>
            </draw:line>
            <draw:line draw:style-name="gr4" draw:text-style-name="P5" draw:layer="layout" svg:x1="18.373cm" svg:y1="5.468cm" svg:x2="18.692cm" svg:y2="5.468cm">
              <text:p/>
            </draw:line>
            <draw:custom-shape draw:style-name="gr5" draw:text-style-name="P18" draw:layer="layout" svg:width="0.4cm" svg:height="0.2cm" svg:x="18.644cm" svg:y="5.37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7.893cm" svg:y1="5.852cm" svg:x2="18.275cm" svg:y2="5.852cm">
              <text:p/>
            </draw:line>
            <draw:line draw:style-name="gr4" draw:text-style-name="P5" draw:layer="layout" svg:x1="18.373cm" svg:y1="5.152cm" svg:x2="18.373cm" svg:y2="5.758cm">
              <text:p/>
            </draw:line>
            <draw:custom-shape draw:style-name="gr6" draw:text-style-name="P7" draw:layer="layout" svg:width="0.202cm" svg:height="0.213cm" svg:x="18.274cm" svg:y="5.3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8.304cm" svg:y1="5.852cm" svg:x2="19.092cm" svg:y2="5.852cm">
              <text:p/>
            </draw:line>
            <draw:line draw:style-name="gr7" draw:text-style-name="P5" draw:layer="layout" svg:x1="18.092cm" svg:y1="5.152cm" svg:x2="19.092cm" svg:y2="5.152cm">
              <text:p/>
            </draw:line>
            <draw:custom-shape draw:style-name="gr6" draw:text-style-name="P7" draw:layer="layout" svg:width="0.202cm" svg:height="0.213cm" svg:x="18.275cm" svg:y="5.73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8.333cm" svg:y="5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8.704cm 5.99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82" draw:text-style-name="P24" draw:layer="layout" svg:width="0.745cm" svg:height="0.2cm" draw:transform="rotate (-3.14159265358979) translate (18.847cm 5.251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8.714cm 5.19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7.694cm" svg:y="4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1" draw:text-style-name="P10" draw:layer="layout" svg:x1="1.9cm" svg:y1="15.005cm" svg:x2="1.9cm" svg:y2="1.877cm">
          <text:p/>
        </draw:line>
        <draw:line draw:style-name="gr91" draw:text-style-name="P10" draw:layer="layout" svg:x1="1.7cm" svg:y1="15.005cm" svg:x2="1.7cm" svg:y2="1.689cm">
          <text:p/>
        </draw:line>
        <draw:line draw:style-name="gr91" draw:text-style-name="P10" draw:layer="layout" svg:x1="1.5cm" svg:y1="15.005cm" svg:x2="1.5cm" svg:y2="1.489cm">
          <text:p/>
        </draw:line>
        <draw:line draw:style-name="gr91" draw:text-style-name="P10" draw:layer="layout" svg:x1="1.3cm" svg:y1="15.005cm" svg:x2="1.3cm" svg:y2="1.289cm">
          <text:p/>
        </draw:line>
        <draw:line draw:style-name="gr17" draw:text-style-name="P10" draw:layer="layout" svg:x1="1.9cm" svg:y1="1.877cm" svg:x2="4.68cm" svg:y2="1.877cm">
          <text:p/>
        </draw:line>
        <draw:line draw:style-name="gr17" draw:text-style-name="P10" draw:layer="layout" svg:x1="1.7cm" svg:y1="1.689cm" svg:x2="4.682cm" svg:y2="1.689cm">
          <text:p/>
        </draw:line>
        <draw:line draw:style-name="gr17" draw:text-style-name="P10" draw:layer="layout" svg:x1="1.5cm" svg:y1="1.489cm" svg:x2="4.682cm" svg:y2="1.489cm">
          <text:p/>
        </draw:line>
        <draw:line draw:style-name="gr17" draw:text-style-name="P10" draw:layer="layout" svg:x1="1.3cm" svg:y1="1.289cm" svg:x2="4.68cm" svg:y2="1.289cm">
          <text:p/>
        </draw:line>
        <draw:line draw:style-name="gr16" draw:text-style-name="P10" draw:layer="layout" svg:x1="0.4cm" svg:y1="1.042cm" svg:x2="4.692cm" svg:y2="1.042cm">
          <text:p/>
        </draw:line>
        <draw:line draw:style-name="gr16" draw:text-style-name="P10" draw:layer="layout" svg:x1="0.4cm" svg:y1="0.838cm" svg:x2="4.692cm" svg:y2="0.838cm">
          <text:p/>
        </draw:line>
        <draw:line draw:style-name="gr16" draw:text-style-name="P10" draw:layer="layout" svg:x1="0.4cm" svg:y1="0.642cm" svg:x2="4.692cm" svg:y2="0.642cm">
          <text:p/>
        </draw:line>
        <draw:line draw:style-name="gr16" draw:text-style-name="P10" draw:layer="layout" svg:x1="0.4cm" svg:y1="0.438cm" svg:x2="4.692cm" svg:y2="0.438cm">
          <text:p/>
        </draw:line>
        <draw:g>
          <draw:custom-shape draw:style-name="gr92" draw:text-style-name="P33" draw:layer="layout" svg:width="0.109cm" svg:height="0.109cm" draw:transform="rotate (-3.14159265358979) translate (3.21cm 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3.21cm 5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3.21cm 4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1.065cm 6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065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065cm 6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9.8cm" svg:y1="1.846cm" svg:x2="22cm" svg:y2="1.846cm">
          <text:p/>
        </draw:line>
        <draw:line draw:style-name="gr17" draw:text-style-name="P10" draw:layer="layout" svg:x1="19.8cm" svg:y1="1.647cm" svg:x2="22cm" svg:y2="1.647cm">
          <text:p/>
        </draw:line>
        <draw:line draw:style-name="gr17" draw:text-style-name="P10" draw:layer="layout" svg:x1="19.8cm" svg:y1="1.448cm" svg:x2="22cm" svg:y2="1.448cm">
          <text:p/>
        </draw:line>
        <draw:line draw:style-name="gr17" draw:text-style-name="P10" draw:layer="layout" svg:x1="19.8cm" svg:y1="1.241cm" svg:x2="22cm" svg:y2="1.241cm">
          <text:p/>
        </draw:line>
        <draw:g>
          <draw:custom-shape draw:style-name="gr92" draw:text-style-name="P33" draw:layer="layout" svg:width="0.109cm" svg:height="0.109cm" draw:transform="rotate (-3.14159265358979) translate (21.31cm 3.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21.31cm 3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21.31cm 2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4" draw:layer="layout" svg:width="19.798cm" svg:height="11.136cm" svg:x="0.6cm" svg:y="2.257cm" draw:page-number="9" presentation:class="page"/>
          <draw:frame presentation:style-name="pr1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line draw:style-name="gr169" draw:text-style-name="P50" draw:layer="layout" svg:x1="7cm" svg:y1="4.7cm" svg:x2="7.8cm" svg:y2="4.7cm">
          <text:p/>
        </draw:line>
        <draw:custom-shape draw:style-name="gr283" draw:text-style-name="P51" draw:layer="layout" svg:width="0.406cm" svg:height="0.6cm" svg:x="7.80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52" draw:layer="layout" svg:width="0.406cm" svg:height="0.601cm" svg:x="8.70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9.60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51" draw:layer="layout" svg:width="0.406cm" svg:height="0.603cm" svg:x="10.506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52" draw:layer="layout" svg:width="0.406cm" svg:height="0.601cm" svg:x="11.40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12.30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51" draw:layer="layout" svg:width="0.406cm" svg:height="0.603cm" svg:x="13.206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9" draw:text-style-name="P50" draw:layer="layout" svg:x1="8.209cm" svg:y1="4.7cm" svg:x2="8.704cm" svg:y2="4.7cm">
          <text:p/>
        </draw:line>
        <draw:line draw:style-name="gr169" draw:text-style-name="P50" draw:layer="layout" svg:x1="9.11cm" svg:y1="4.7cm" svg:x2="9.605cm" svg:y2="4.7cm">
          <text:p/>
        </draw:line>
        <draw:line draw:style-name="gr169" draw:text-style-name="P50" draw:layer="layout" svg:x1="10.011cm" svg:y1="4.7cm" svg:x2="10.506cm" svg:y2="4.7cm">
          <text:p/>
        </draw:line>
        <draw:line draw:style-name="gr169" draw:text-style-name="P50" draw:layer="layout" svg:x1="10.91cm" svg:y1="4.7cm" svg:x2="11.405cm" svg:y2="4.7cm">
          <text:p/>
        </draw:line>
        <draw:line draw:style-name="gr169" draw:text-style-name="P50" draw:layer="layout" svg:x1="11.811cm" svg:y1="4.7cm" svg:x2="12.306cm" svg:y2="4.7cm">
          <text:p/>
        </draw:line>
        <draw:line draw:style-name="gr169" draw:text-style-name="P50" draw:layer="layout" svg:x1="12.712cm" svg:y1="4.7cm" svg:x2="13.207cm" svg:y2="4.7cm">
          <text:p/>
        </draw:line>
        <draw:line draw:style-name="gr38" draw:text-style-name="P53" draw:layer="layout" svg:x1="7.803cm" svg:y1="4.1cm" svg:x2="10.011cm" svg:y2="4.1cm">
          <text:p/>
        </draw:line>
        <draw:line draw:style-name="gr38" draw:text-style-name="P53" draw:layer="layout" svg:x1="7.8cm" svg:y1="4.1cm" svg:x2="7.8cm" svg:y2="4.3cm">
          <text:p/>
        </draw:line>
        <draw:line draw:style-name="gr38" draw:text-style-name="P53" draw:layer="layout" svg:x1="10.011cm" svg:y1="4.1cm" svg:x2="10.011cm" svg:y2="4.3cm">
          <text:p/>
        </draw:line>
        <draw:line draw:style-name="gr172" draw:text-style-name="P53" draw:layer="layout" svg:x1="6.996cm" svg:y1="10.001cm" svg:x2="7.796cm" svg:y2="10.001cm">
          <text:p/>
        </draw:line>
        <draw:custom-shape draw:style-name="gr287" draw:text-style-name="P51" draw:layer="layout" svg:width="0.406cm" svg:height="0.602cm" svg:x="7.799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8.7cm" svg:y="9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9.601cm" svg:y="9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51" draw:layer="layout" svg:width="0.406cm" svg:height="0.602cm" svg:x="10.502cm" svg:y="9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11.4cm" svg:y="9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12.301cm" svg:y="9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51" draw:layer="layout" svg:width="0.406cm" svg:height="0.602cm" svg:x="13.202cm" svg:y="9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3" draw:layer="layout" svg:x1="8.494cm" svg:y1="10.001cm" svg:x2="8.7cm" svg:y2="10.001cm">
          <text:p/>
        </draw:line>
        <draw:line draw:style-name="gr172" draw:text-style-name="P53" draw:layer="layout" svg:x1="9.394cm" svg:y1="10.001cm" svg:x2="9.601cm" svg:y2="10.001cm">
          <text:p/>
        </draw:line>
        <draw:line draw:style-name="gr172" draw:text-style-name="P53" draw:layer="layout" svg:x1="10.294cm" svg:y1="10.001cm" svg:x2="10.502cm" svg:y2="10.001cm">
          <text:p/>
        </draw:line>
        <draw:line draw:style-name="gr172" draw:text-style-name="P53" draw:layer="layout" svg:x1="11.195cm" svg:y1="10.001cm" svg:x2="11.401cm" svg:y2="10.001cm">
          <text:p/>
        </draw:line>
        <draw:line draw:style-name="gr172" draw:text-style-name="P53" draw:layer="layout" svg:x1="12.095cm" svg:y1="10.001cm" svg:x2="12.302cm" svg:y2="10.001cm">
          <text:p/>
        </draw:line>
        <draw:line draw:style-name="gr172" draw:text-style-name="P53" draw:layer="layout" svg:x1="12.996cm" svg:y1="10.001cm" svg:x2="13.203cm" svg:y2="10.001cm">
          <text:p/>
        </draw:line>
        <draw:line draw:style-name="gr38" draw:text-style-name="P53" draw:layer="layout" svg:x1="7.799cm" svg:y1="9.301cm" svg:x2="10.007cm" svg:y2="9.301cm">
          <text:p/>
        </draw:line>
        <draw:line draw:style-name="gr38" draw:text-style-name="P53" draw:layer="layout" svg:x1="7.796cm" svg:y1="9.301cm" svg:x2="7.796cm" svg:y2="9.501cm">
          <text:p/>
        </draw:line>
        <draw:line draw:style-name="gr38" draw:text-style-name="P53" draw:layer="layout" svg:x1="10.007cm" svg:y1="9.301cm" svg:x2="10.007cm" svg:y2="9.501cm">
          <text:p/>
        </draw:line>
        <draw:line draw:style-name="gr173" draw:text-style-name="P53" draw:layer="layout" svg:x1="6.991cm" svg:y1="10.401cm" svg:x2="8.494cm" svg:y2="10.401cm">
          <text:p/>
        </draw:line>
        <draw:line draw:style-name="gr173" draw:text-style-name="P53" draw:layer="layout" svg:x1="8.494cm" svg:y1="10.001cm" svg:x2="8.494cm" svg:y2="10.401cm">
          <text:p/>
        </draw:line>
        <draw:line draw:style-name="gr173" draw:text-style-name="P53" draw:layer="layout" svg:x1="8.358cm" svg:y1="9.601cm" svg:x2="8.358cm" svg:y2="10.001cm">
          <text:p/>
        </draw:line>
        <draw:line draw:style-name="gr173" draw:text-style-name="P53" draw:layer="layout" svg:x1="8.205cm" svg:y1="10.001cm" svg:x2="8.358cm" svg:y2="10.001cm">
          <text:p/>
        </draw:line>
        <draw:line draw:style-name="gr173" draw:text-style-name="P53" draw:layer="layout" svg:x1="8.358cm" svg:y1="9.601cm" svg:x2="9.394cm" svg:y2="9.601cm">
          <text:p/>
        </draw:line>
        <draw:line draw:style-name="gr173" draw:text-style-name="P53" draw:layer="layout" svg:x1="9.394cm" svg:y1="9.601cm" svg:x2="9.394cm" svg:y2="10.001cm">
          <text:p/>
        </draw:line>
        <draw:line draw:style-name="gr173" draw:text-style-name="P53" draw:layer="layout" svg:x1="9.257cm" svg:y1="10.001cm" svg:x2="9.257cm" svg:y2="10.401cm">
          <text:p/>
        </draw:line>
        <draw:line draw:style-name="gr173" draw:text-style-name="P53" draw:layer="layout" svg:x1="9.257cm" svg:y1="10.401cm" svg:x2="10.294cm" svg:y2="10.401cm">
          <text:p/>
        </draw:line>
        <draw:line draw:style-name="gr173" draw:text-style-name="P53" draw:layer="layout" svg:x1="10.294cm" svg:y1="10.001cm" svg:x2="10.294cm" svg:y2="10.401cm">
          <text:p/>
        </draw:line>
        <draw:line draw:style-name="gr173" draw:text-style-name="P53" draw:layer="layout" svg:x1="11.195cm" svg:y1="9.601cm" svg:x2="11.195cm" svg:y2="10.001cm">
          <text:p/>
        </draw:line>
        <draw:line draw:style-name="gr173" draw:text-style-name="P53" draw:layer="layout" svg:x1="12.095cm" svg:y1="10.001cm" svg:x2="12.094cm" svg:y2="10.401cm">
          <text:p/>
        </draw:line>
        <draw:line draw:style-name="gr173" draw:text-style-name="P53" draw:layer="layout" svg:x1="12.996cm" svg:y1="9.601cm" svg:x2="12.996cm" svg:y2="10.001cm">
          <text:p/>
        </draw:line>
        <draw:line draw:style-name="gr172" draw:text-style-name="P53" draw:layer="layout" svg:x1="12.857cm" svg:y1="10.401cm" svg:x2="14.108cm" svg:y2="10.401cm">
          <text:p/>
        </draw:line>
        <draw:line draw:style-name="gr172" draw:text-style-name="P53" draw:layer="layout" svg:x1="13.609cm" svg:y1="10.001cm" svg:x2="14.108cm" svg:y2="10.001cm">
          <text:p/>
        </draw:line>
        <draw:line draw:style-name="gr173" draw:text-style-name="P53" draw:layer="layout" svg:x1="10.159cm" svg:y1="9.601cm" svg:x2="10.159cm" svg:y2="10.001cm">
          <text:p/>
        </draw:line>
        <draw:line draw:style-name="gr173" draw:text-style-name="P53" draw:layer="layout" svg:x1="10.006cm" svg:y1="10.001cm" svg:x2="10.159cm" svg:y2="10.001cm">
          <text:p/>
        </draw:line>
        <draw:line draw:style-name="gr173" draw:text-style-name="P53" draw:layer="layout" svg:x1="10.159cm" svg:y1="9.601cm" svg:x2="11.195cm" svg:y2="9.601cm">
          <text:p/>
        </draw:line>
        <draw:line draw:style-name="gr173" draw:text-style-name="P53" draw:layer="layout" svg:x1="11.96cm" svg:y1="9.601cm" svg:x2="11.96cm" svg:y2="10.001cm">
          <text:p/>
        </draw:line>
        <draw:line draw:style-name="gr173" draw:text-style-name="P53" draw:layer="layout" svg:x1="11.807cm" svg:y1="10.001cm" svg:x2="11.96cm" svg:y2="10.001cm">
          <text:p/>
        </draw:line>
        <draw:line draw:style-name="gr173" draw:text-style-name="P53" draw:layer="layout" svg:x1="11.96cm" svg:y1="9.601cm" svg:x2="12.996cm" svg:y2="9.601cm">
          <text:p/>
        </draw:line>
        <draw:line draw:style-name="gr173" draw:text-style-name="P53" draw:layer="layout" svg:x1="9.106cm" svg:y1="10.001cm" svg:x2="9.259cm" svg:y2="10.001cm">
          <text:p/>
        </draw:line>
        <draw:line draw:style-name="gr173" draw:text-style-name="P53" draw:layer="layout" svg:x1="11.057cm" svg:y1="10.001cm" svg:x2="11.057cm" svg:y2="10.401cm">
          <text:p/>
        </draw:line>
        <draw:line draw:style-name="gr173" draw:text-style-name="P53" draw:layer="layout" svg:x1="11.057cm" svg:y1="10.401cm" svg:x2="12.094cm" svg:y2="10.401cm">
          <text:p/>
        </draw:line>
        <draw:line draw:style-name="gr173" draw:text-style-name="P53" draw:layer="layout" svg:x1="10.906cm" svg:y1="10.001cm" svg:x2="11.059cm" svg:y2="10.001cm">
          <text:p/>
        </draw:line>
        <draw:line draw:style-name="gr173" draw:text-style-name="P53" draw:layer="layout" svg:x1="12.857cm" svg:y1="10.001cm" svg:x2="12.857cm" svg:y2="10.401cm">
          <text:p/>
        </draw:line>
        <draw:line draw:style-name="gr173" draw:text-style-name="P53" draw:layer="layout" svg:x1="12.706cm" svg:y1="10.001cm" svg:x2="12.859cm" svg:y2="10.001cm">
          <text:p/>
        </draw:line>
        <draw:line draw:style-name="gr175" draw:text-style-name="P53" draw:layer="layout" svg:x1="7cm" svg:y1="6.6cm" svg:x2="7.69cm" svg:y2="6.6cm">
          <text:p/>
        </draw:line>
        <draw:line draw:style-name="gr175" draw:text-style-name="P53" draw:layer="layout" svg:x1="8.306cm" svg:y1="6.6cm" svg:x2="10.395cm" svg:y2="6.6cm">
          <text:p/>
        </draw:line>
        <draw:line draw:style-name="gr175" draw:text-style-name="P53" draw:layer="layout" svg:x1="11.011cm" svg:y1="6.6cm" svg:x2="13.087cm" svg:y2="6.6cm">
          <text:p/>
        </draw:line>
        <draw:line draw:style-name="gr175" draw:text-style-name="P53" draw:layer="layout" svg:x1="13.703cm" svg:y1="6.6cm" svg:x2="14.108cm" svg:y2="6.6cm">
          <text:p/>
        </draw:line>
        <draw:line draw:style-name="gr169" draw:text-style-name="P50" draw:layer="layout" svg:x1="13.613cm" svg:y1="4.7cm" svg:x2="14.108cm" svg:y2="4.7cm">
          <text:p/>
        </draw:line>
        <draw:custom-shape draw:style-name="gr288" draw:text-style-name="P77" draw:layer="layout" svg:width="0.616cm" svg:height="0.616cm" svg:x="2.684cm" svg:y="5.389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2.102cm" svg:y1="4.701cm" svg:x2="2.795cm" svg:y2="4.701cm">
          <text:p/>
        </draw:line>
        <draw:custom-shape draw:style-name="gr289" draw:text-style-name="P51" draw:layer="layout" svg:width="0.406cm" svg:height="0.601cm" svg:x="2.79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1" draw:layer="layout" svg:width="0.406cm" svg:height="0.604cm" svg:x="4.10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1" draw:layer="layout" svg:width="0.406cm" svg:height="0.604cm" svg:x="5.40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9" draw:text-style-name="P50" draw:layer="layout" svg:x1="3.204cm" svg:y1="4.701cm" svg:x2="4.101cm" svg:y2="4.701cm">
          <text:p/>
        </draw:line>
        <draw:line draw:style-name="gr169" draw:text-style-name="P50" draw:layer="layout" svg:x1="4.505cm" svg:y1="4.701cm" svg:x2="5.401cm" svg:y2="4.701cm">
          <text:p/>
        </draw:line>
        <draw:line draw:style-name="gr174" draw:text-style-name="P53" draw:layer="layout" svg:x1="2.99cm" svg:y1="5.004cm" svg:x2="2.99cm" svg:y2="5.4cm">
          <text:p/>
        </draw:line>
        <draw:line draw:style-name="gr174" draw:text-style-name="P53" draw:layer="layout" svg:x1="4.294cm" svg:y1="5.006cm" svg:x2="4.294cm" svg:y2="5.392cm">
          <text:p/>
        </draw:line>
        <draw:line draw:style-name="gr174" draw:text-style-name="P53" draw:layer="layout" svg:x1="2.99cm" svg:y1="6.001cm" svg:x2="2.99cm" svg:y2="6.291cm">
          <text:p/>
        </draw:line>
        <draw:line draw:style-name="gr174" draw:text-style-name="P53" draw:layer="layout" svg:x1="4.294cm" svg:y1="6.302cm" svg:x2="4.294cm" svg:y2="6.592cm">
          <text:p/>
        </draw:line>
        <draw:line draw:style-name="gr175" draw:text-style-name="P53" draw:layer="layout" svg:x1="2.102cm" svg:y1="6.601cm" svg:x2="2.685cm" svg:y2="6.601cm">
          <text:p/>
        </draw:line>
        <draw:line draw:style-name="gr175" draw:text-style-name="P53" draw:layer="layout" svg:x1="3.301cm" svg:y1="6.601cm" svg:x2="3.99cm" svg:y2="6.601cm">
          <text:p/>
        </draw:line>
        <draw:line draw:style-name="gr175" draw:text-style-name="P53" draw:layer="layout" svg:x1="4.606cm" svg:y1="6.601cm" svg:x2="5.295cm" svg:y2="6.601cm">
          <text:p/>
        </draw:line>
        <draw:line draw:style-name="gr175" draw:text-style-name="P53" draw:layer="layout" svg:x1="5.911cm" svg:y1="6.601cm" svg:x2="6.303cm" svg:y2="6.601cm">
          <text:p/>
        </draw:line>
        <draw:line draw:style-name="gr174" draw:text-style-name="P53" draw:layer="layout" svg:x1="3.5cm" svg:y1="5.7cm" svg:x2="3.3cm" svg:y2="5.7cm">
          <text:p/>
        </draw:line>
        <draw:line draw:style-name="gr175" draw:text-style-name="P53" draw:layer="layout" svg:x1="7.001cm" svg:y1="11.872cm" svg:x2="7.682cm" svg:y2="11.872cm">
          <text:p/>
        </draw:line>
        <draw:line draw:style-name="gr175" draw:text-style-name="P53" draw:layer="layout" svg:x1="8.298cm" svg:y1="11.872cm" svg:x2="10.387cm" svg:y2="11.872cm">
          <text:p/>
        </draw:line>
        <draw:line draw:style-name="gr175" draw:text-style-name="P53" draw:layer="layout" svg:x1="11.003cm" svg:y1="11.872cm" svg:x2="13.079cm" svg:y2="11.872cm">
          <text:p/>
        </draw:line>
        <draw:line draw:style-name="gr172" draw:text-style-name="P53" draw:layer="layout" svg:x1="1.897cm" svg:y1="10.002cm" svg:x2="2.6cm" svg:y2="10.002cm">
          <text:p/>
        </draw:line>
        <draw:custom-shape draw:style-name="gr287" draw:text-style-name="P51" draw:layer="layout" svg:width="0.406cm" svg:height="0.602cm" svg:x="2.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1" draw:layer="layout" svg:width="0.406cm" svg:height="0.605cm" svg:x="3.903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1" draw:layer="layout" svg:width="0.406cm" svg:height="0.605cm" svg:x="5.203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3" draw:layer="layout" svg:x1="3.495cm" svg:y1="10.002cm" svg:x2="3.901cm" svg:y2="10.002cm">
          <text:p/>
        </draw:line>
        <draw:line draw:style-name="gr172" draw:text-style-name="P53" draw:layer="layout" svg:x1="4.797cm" svg:y1="10.002cm" svg:x2="5.204cm" svg:y2="10.002cm">
          <text:p/>
        </draw:line>
        <draw:line draw:style-name="gr173" draw:text-style-name="P53" draw:layer="layout" svg:x1="1.892cm" svg:y1="10.402cm" svg:x2="3.495cm" svg:y2="10.402cm">
          <text:p/>
        </draw:line>
        <draw:line draw:style-name="gr173" draw:text-style-name="P53" draw:layer="layout" svg:x1="3.495cm" svg:y1="10.002cm" svg:x2="3.495cm" svg:y2="10.402cm">
          <text:p/>
        </draw:line>
        <draw:line draw:style-name="gr173" draw:text-style-name="P53" draw:layer="layout" svg:x1="3.259cm" svg:y1="9.602cm" svg:x2="3.259cm" svg:y2="10.002cm">
          <text:p/>
        </draw:line>
        <draw:line draw:style-name="gr173" draw:text-style-name="P53" draw:layer="layout" svg:x1="3.006cm" svg:y1="10.002cm" svg:x2="3.259cm" svg:y2="10.002cm">
          <text:p/>
        </draw:line>
        <draw:line draw:style-name="gr173" draw:text-style-name="P53" draw:layer="layout" svg:x1="4.797cm" svg:y1="9.602cm" svg:x2="4.797cm" svg:y2="10.002cm">
          <text:p/>
        </draw:line>
        <draw:line draw:style-name="gr172" draw:text-style-name="P53" draw:layer="layout" svg:x1="4.558cm" svg:y1="10.402cm" svg:x2="6.103cm" svg:y2="10.402cm">
          <text:p/>
        </draw:line>
        <draw:line draw:style-name="gr172" draw:text-style-name="P53" draw:layer="layout" svg:x1="5.61cm" svg:y1="10.002cm" svg:x2="6.103cm" svg:y2="10.002cm">
          <text:p/>
        </draw:line>
        <draw:line draw:style-name="gr173" draw:text-style-name="P53" draw:layer="layout" svg:x1="3.259cm" svg:y1="9.602cm" svg:x2="4.797cm" svg:y2="9.602cm">
          <text:p/>
        </draw:line>
        <draw:line draw:style-name="gr173" draw:text-style-name="P53" draw:layer="layout" svg:x1="4.558cm" svg:y1="10.002cm" svg:x2="4.558cm" svg:y2="10.402cm">
          <text:p/>
        </draw:line>
        <draw:line draw:style-name="gr173" draw:text-style-name="P53" draw:layer="layout" svg:x1="4.307cm" svg:y1="10.002cm" svg:x2="4.558cm" svg:y2="10.002cm">
          <text:p/>
        </draw:line>
        <draw:line draw:style-name="gr175" draw:text-style-name="P53" draw:layer="layout" svg:x1="1.902cm" svg:y1="11.897cm" svg:x2="2.49cm" svg:y2="11.897cm">
          <text:p/>
        </draw:line>
        <draw:line draw:style-name="gr175" draw:text-style-name="P53" draw:layer="layout" svg:x1="3.106cm" svg:y1="11.897cm" svg:x2="3.795cm" svg:y2="11.897cm">
          <text:p/>
        </draw:line>
        <draw:line draw:style-name="gr175" draw:text-style-name="P53" draw:layer="layout" svg:x1="4.411cm" svg:y1="11.897cm" svg:x2="5.087cm" svg:y2="11.897cm">
          <text:p/>
        </draw:line>
        <draw:line draw:style-name="gr175" draw:text-style-name="P53" draw:layer="layout" svg:x1="5.703cm" svg:y1="11.897cm" svg:x2="6.103cm" svg:y2="11.897cm">
          <text:p/>
        </draw:line>
        <draw:custom-shape draw:style-name="gr176" draw:text-style-name="P78" draw:layer="layout" svg:width="2.6cm" svg:height="0.8cm" svg:x="2.8cm" svg:y="8.538cm">
          <text:p text:style-name="P2"><text:span text:style-name="T31">W</text:span><text:span text:style-name="T32">stride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78" draw:layer="layout" svg:width="2.6cm" svg:height="0.8cm" svg:x="9.401cm" svg:y="8.501cm">
          <text:p text:style-name="P2"><text:span text:style-name="T31">W</text:span><text:span text:style-name="T32">stri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8" draw:text-style-name="P53" draw:layer="layout" svg:x1="7.804cm" svg:y1="3.7cm" svg:x2="13.6cm" svg:y2="3.7cm">
          <text:p/>
        </draw:line>
        <draw:line draw:style-name="gr38" draw:text-style-name="P53" draw:layer="layout" svg:x1="7.801cm" svg:y1="3.7cm" svg:x2="7.801cm" svg:y2="3.9cm">
          <text:p/>
        </draw:line>
        <draw:line draw:style-name="gr38" draw:text-style-name="P53" draw:layer="layout" svg:x1="13.612cm" svg:y1="3.7cm" svg:x2="13.612cm" svg:y2="3.9cm">
          <text:p/>
        </draw:line>
        <draw:frame draw:style-name="gr177" draw:text-style-name="P79" draw:layer="layout" svg:width="3.804cm" svg:height="0.651cm" svg:x="10.021cm" svg:y="3.1cm">
          <draw:text-box>
            <text:p><text:span text:style-name="T31">W</text:span><text:span text:style-name="T32">len</text:span><text:span text:style-name="T32">gth</text:span></text:p>
          </draw:text-box>
        </draw:frame>
        <draw:line draw:style-name="gr38" draw:text-style-name="P53" draw:layer="layout" svg:x1="1.5cm" svg:y1="8.4cm" svg:x2="14.5cm" svg:y2="8.4cm">
          <text:p/>
        </draw:line>
        <draw:line draw:style-name="gr38" draw:text-style-name="P53" draw:layer="layout" svg:x1="1.5cm" svg:y1="3.1cm" svg:x2="14.5cm" svg:y2="3.1cm">
          <text:p/>
        </draw:line>
        <draw:line draw:style-name="gr38" draw:text-style-name="P53" draw:layer="layout" svg:x1="1.5cm" svg:y1="13.8cm" svg:x2="14.5cm" svg:y2="13.8cm">
          <text:p/>
        </draw:line>
        <draw:line draw:style-name="gr38" draw:text-style-name="P53" draw:layer="layout" svg:x1="1.5cm" svg:y1="15cm" svg:x2="1.5cm" svg:y2="2.2cm">
          <text:p/>
        </draw:line>
        <draw:line draw:style-name="gr38" draw:text-style-name="P53" draw:layer="layout" svg:x1="14.5cm" svg:y1="15cm" svg:x2="14.5cm" svg:y2="2.2cm">
          <text:p/>
        </draw:line>
        <draw:line draw:style-name="gr38" draw:text-style-name="P53" draw:layer="layout" svg:x1="6.5cm" svg:y1="15cm" svg:x2="6.5cm" svg:y2="2.2cm">
          <text:p/>
        </draw:line>
        <draw:frame draw:style-name="gr178" draw:text-style-name="P48" draw:layer="layout" svg:width="2.61cm" svg:height="0.609cm" svg:x="8.42cm" svg:y="3.587cm">
          <draw:text-box>
            <text:p><text:span text:style-name="T33">W</text:span><text:span text:style-name="T34">buf</text:span><text:span text:style-name="T34">fer</text:span></text:p>
          </draw:text-box>
        </draw:frame>
        <draw:line draw:style-name="gr38" draw:text-style-name="P53" draw:layer="layout" svg:x1="2.805cm" svg:y1="4.101cm" svg:x2="5.813cm" svg:y2="4.101cm">
          <text:p/>
        </draw:line>
        <draw:line draw:style-name="gr38" draw:text-style-name="P53" draw:layer="layout" svg:x1="2.802cm" svg:y1="4.101cm" svg:x2="2.802cm" svg:y2="4.301cm">
          <text:p/>
        </draw:line>
        <draw:line draw:style-name="gr38" draw:text-style-name="P53" draw:layer="layout" svg:x1="5.813cm" svg:y1="4.101cm" svg:x2="5.813cm" svg:y2="4.301cm">
          <text:p/>
        </draw:line>
        <draw:custom-shape draw:style-name="gr179" draw:text-style-name="P55" draw:layer="layout" svg:width="0.3cm" svg:height="0.3cm" svg:x="3.374cm" svg:y="7.138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674cm" svg:y="7.138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974cm" svg:y="7.138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274cm" svg:y="7.138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574cm" svg:y="7.138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874cm" svg:y="7.138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374cm" svg:y="7.5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4cm" svg:y="7.5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4cm" svg:y="7.5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4cm" svg:y="7.9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4cm" svg:y="7.9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274cm" svg:y="7.938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2.674cm" svg:y="7.392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2.674cm" svg:y="7.803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1.374cm" svg:y="7.031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5.174cm" svg:y="7.138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474cm" svg:y="7.138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774cm" svg:y="7.138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6.074cm" svg:y="7.138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175cm" svg:y="7.139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475cm" svg:y="7.139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775cm" svg:y="7.139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075cm" svg:y="7.139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375cm" svg:y="7.139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675cm" svg:y="7.139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175cm" svg:y="7.5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475cm" svg:y="7.5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5cm" svg:y="7.5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475cm" svg:y="7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5cm" svg:y="7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075cm" svg:y="7.939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9.475cm" svg:y="7.393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9.475cm" svg:y="7.804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8.175cm" svg:y="7.032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11.975cm" svg:y="7.139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275cm" svg:y="7.139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575cm" svg:y="7.139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875cm" svg:y="7.139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075cm" svg:y="7.5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5cm" svg:y="7.5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5cm" svg:y="7.5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975cm" svg:y="7.5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375cm" svg:y="7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5cm" svg:y="7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975cm" svg:y="7.9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2.275cm" svg:y="7.939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375cm" svg:y="12.538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675cm" svg:y="12.538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975cm" svg:y="12.538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275cm" svg:y="12.538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575cm" svg:y="12.538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875cm" svg:y="12.538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375cm" svg:y="12.9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5cm" svg:y="12.9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5cm" svg:y="12.9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5cm" svg:y="13.3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275cm" svg:y="13.3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575cm" svg:y="13.338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2.675cm" svg:y="12.792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2.675cm" svg:y="13.203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1.375cm" svg:y="12.431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5.175cm" svg:y="12.538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475cm" svg:y="12.538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775cm" svg:y="12.538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6.075cm" svg:y="12.538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176cm" svg:y="12.539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476cm" svg:y="12.539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776cm" svg:y="12.539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076cm" svg:y="12.539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376cm" svg:y="12.539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676cm" svg:y="12.539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176cm" svg:y="12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476cm" svg:y="12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6cm" svg:y="12.9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776cm" svg:y="13.3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076cm" svg:y="13.3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6cm" svg:y="13.339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9.476cm" svg:y="12.793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9.476cm" svg:y="13.204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8.176cm" svg:y="12.432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11.976cm" svg:y="12.539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276cm" svg:y="12.539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576cm" svg:y="12.539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876cm" svg:y="12.539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076cm" svg:y="12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6cm" svg:y="12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6cm" svg:y="12.9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976cm" svg:y="12.9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676cm" svg:y="13.3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976cm" svg:y="13.3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2.276cm" svg:y="13.3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2.576cm" svg:y="13.339cm">
          <text:p/>
          <draw:enhanced-geometry svg:viewBox="0 0 21600 21600" draw:type="rectangle" draw:enhanced-path="M 0 0 L 21600 0 21600 21600 0 21600 0 0 Z N"/>
        </draw:custom-shape>
        <draw:frame draw:style-name="gr184" draw:text-style-name="P79" draw:layer="layout" svg:width="11.284cm" svg:height="3.095cm" svg:x="14.888cm" svg:y="3.306cm">
          <draw:text-box>
            <text:p><text:span text:style-name="T54">It</text:span><text:span text:style-name="T54">e</text:span><text:span text:style-name="T54">r</text:span><text:span text:style-name="T54">at</text:span><text:span text:style-name="T54">io</text:span><text:span text:style-name="T54">n </text:span><text:span text:style-name="T54">st</text:span><text:span text:style-name="T54">e</text:span><text:span text:style-name="T54">p </text:span><text:span text:style-name="T54">m</text:span><text:span text:style-name="T54">a</text:span><text:span text:style-name="T54">y </text:span><text:span text:style-name="T54">af</text:span><text:span text:style-name="T54">fe</text:span><text:span text:style-name="T54">ct</text:span><text:span text:style-name="T54">s:</text:span></text:p>
            <text:p><text:span text:style-name="T54">1</text:span><text:span text:style-name="T54">- </text:span><text:span text:style-name="T54">w</text:span><text:span text:style-name="T54">i</text:span><text:span text:style-name="T54">n</text:span><text:span text:style-name="T54">d</text:span><text:span text:style-name="T54">o</text:span><text:span text:style-name="T54">w </text:span><text:span text:style-name="T54">si</text:span><text:span text:style-name="T54">z</text:span><text:span text:style-name="T54">e</text:span></text:p>
            <text:p><text:span text:style-name="T54">2</text:span><text:span text:style-name="T54">- </text:span><text:span text:style-name="T54">s</text:span><text:span text:style-name="T54">p</text:span><text:span text:style-name="T54">e</text:span><text:span text:style-name="T54">e</text:span><text:span text:style-name="T54">d </text:span><text:span text:style-name="T54">o</text:span><text:span text:style-name="T54">f </text:span><text:span text:style-name="T54">w</text:span><text:span text:style-name="T54">i</text:span><text:span text:style-name="T54">n</text:span><text:span text:style-name="T54">d</text:span><text:span text:style-name="T54">o</text:span><text:span text:style-name="T54">w</text:span><text:span text:style-name="T54">i</text:span><text:span text:style-name="T54">n</text:span><text:span text:style-name="T54">g</text:span></text:p>
            <text:p><text:span text:style-name="T54">3</text:span><text:span text:style-name="T54">- </text:span><text:span text:style-name="T54">s</text:span><text:span text:style-name="T54">a</text:span><text:span text:style-name="T54">m</text:span><text:span text:style-name="T54">pl</text:span><text:span text:style-name="T54">e </text:span><text:span text:style-name="T54">r</text:span><text:span text:style-name="T54">at</text:span><text:span text:style-name="T54">e </text:span><text:span text:style-name="T54">(</text:span><text:span text:style-name="T54">d</text:span><text:span text:style-name="T54">il</text:span><text:span text:style-name="T54">at</text:span><text:span text:style-name="T54">e</text:span><text:span text:style-name="T54">d </text:span><text:span text:style-name="T54">c</text:span><text:span text:style-name="T54">o</text:span><text:span text:style-name="T54">n</text:span><text:span text:style-name="T54">v</text:span><text:span text:style-name="T54">ol</text:span><text:span text:style-name="T54">u</text:span><text:span text:style-name="T54">ti</text:span><text:span text:style-name="T54">o</text:span><text:span text:style-name="T54">n</text:span><text:span text:style-name="T54">s)</text:span></text:p>
          </draw:text-box>
        </draw:frame>
        <draw:frame draw:style-name="gr185" draw:text-style-name="P80" draw:layer="layout" svg:width="8.02cm" svg:height="0.683cm" svg:x="22.7cm" svg:y="1.938cm">
          <draw:text-box>
            <text:p><text:span text:style-name="T38">Wi</text:span><text:span text:style-name="T38">nd</text:span><text:span text:style-name="T38">ow</text:span><text:span text:style-name="T38">ed </text:span><text:span text:style-name="T38">pa</text:span><text:span text:style-name="T38">ra</text:span><text:span text:style-name="T38">m: </text:span><text:span text:style-name="T38">fx </text:span><text:span text:style-name="T38">(fil</text:span><text:span text:style-name="T38">ter </text:span><text:span text:style-name="T38">ke</text:span><text:span text:style-name="T38">rn</text:span><text:span text:style-name="T38">el </text:span><text:span text:style-name="T38">pa</text:span><text:span text:style-name="T38">ra</text:span><text:span text:style-name="T38">m)</text:span></text:p>
          </draw:text-box>
        </draw:frame>
        <draw:frame draw:style-name="gr186" draw:text-style-name="P80" draw:layer="layout" svg:width="6.602cm" svg:height="1.115cm" svg:x="15.9cm" svg:y="8.517cm">
          <draw:text-box>
            <text:p><text:span text:style-name="T38">Ac</text:span><text:span text:style-name="T38">co</text:span><text:span text:style-name="T38">m</text:span><text:span text:style-name="T38">pa</text:span><text:span text:style-name="T38">ny </text:span><text:span text:style-name="T38">of </text:span><text:span text:style-name="T38">Wi</text:span><text:span text:style-name="T38">nd</text:span><text:span text:style-name="T38">ow</text:span><text:span text:style-name="T38">ed </text:span><text:span text:style-name="T38">pa</text:span><text:span text:style-name="T38">ra</text:span><text:span text:style-name="T38">m: </text:span></text:p>
            <text:p><text:span text:style-name="T38">x </text:span><text:span text:style-name="T38">(in</text:span><text:span text:style-name="T38">pu</text:span><text:span text:style-name="T38">t </text:span><text:span text:style-name="T38">pa</text:span><text:span text:style-name="T38">ra</text:span><text:span text:style-name="T38">m)</text:span></text:p>
          </draw:text-box>
        </draw:frame>
        <draw:frame draw:style-name="gr187" draw:text-style-name="P80" draw:layer="layout" svg:width="2.78cm" svg:height="0.683cm" svg:x="22.5cm" svg:y="8.639cm">
          <draw:text-box>
            <text:p><text:span text:style-name="T38">Bo</text:span><text:span text:style-name="T38">th: </text:span><text:span text:style-name="T38">X </text:span><text:span text:style-name="T38">&amp; </text:span><text:span text:style-name="T38">fx</text:span></text:p>
          </draw:text-box>
        </draw:frame>
        <draw:frame draw:style-name="gr188" draw:text-style-name="P60" draw:layer="layout" svg:width="1.251cm" svg:height="0.651cm" svg:x="14.541cm" svg:y="8.959cm">
          <draw:text-box>
            <text:p><text:span text:style-name="T31">W</text:span><text:span text:style-name="T32">str</text:span><text:span text:style-name="T32">ide</text:span></text:p>
          </draw:text-box>
        </draw:frame>
        <draw:frame draw:style-name="gr177" draw:text-style-name="P79" draw:layer="layout" svg:width="3.804cm" svg:height="0.651cm" svg:x="3.621cm" svg:y="3.501cm">
          <draw:text-box>
            <text:p><text:span text:style-name="T31">W</text:span><text:span text:style-name="T32">len</text:span><text:span text:style-name="T32">gth</text:span></text:p>
          </draw:text-box>
        </draw:frame>
        <draw:frame draw:style-name="gr178" draw:text-style-name="P48" draw:layer="layout" svg:width="2.61cm" svg:height="0.609cm" svg:x="8.42cm" svg:y="8.766cm">
          <draw:text-box>
            <text:p><text:span text:style-name="T33">W</text:span><text:span text:style-name="T34">buf</text:span><text:span text:style-name="T34">fer</text:span></text:p>
          </draw:text-box>
        </draw:frame>
        <draw:custom-shape draw:style-name="gr288" draw:text-style-name="P81" draw:layer="layout" svg:width="0.616cm" svg:height="0.616cm" svg:x="2.685cm" svg:y="6.29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3.989cm" svg:y="5.39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4.295cm" svg:y1="6.002cm" svg:x2="4.295cm" svg:y2="6.292cm">
          <text:p/>
        </draw:line>
        <draw:line draw:style-name="gr174" draw:text-style-name="P53" draw:layer="layout" svg:x1="4.805cm" svg:y1="5.701cm" svg:x2="4.605cm" svg:y2="5.701cm">
          <text:p/>
        </draw:line>
        <draw:custom-shape draw:style-name="gr288" draw:text-style-name="P81" draw:layer="layout" svg:width="0.616cm" svg:height="0.616cm" svg:x="3.99cm" svg:y="6.291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5.8cm" svg:y1="4.701cm" svg:x2="6.303cm" svg:y2="4.701cm">
          <text:p/>
        </draw:line>
        <draw:line draw:style-name="gr174" draw:text-style-name="P53" draw:layer="layout" svg:x1="5.599cm" svg:y1="5.004cm" svg:x2="5.599cm" svg:y2="5.39cm">
          <text:p/>
        </draw:line>
        <draw:custom-shape draw:style-name="gr288" draw:text-style-name="P82" draw:layer="layout" svg:width="0.616cm" svg:height="0.616cm" svg:x="5.294cm" svg:y="5.387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5.6cm" svg:y1="5.999cm" svg:x2="5.6cm" svg:y2="6.289cm">
          <text:p/>
        </draw:line>
        <draw:line draw:style-name="gr174" draw:text-style-name="P53" draw:layer="layout" svg:x1="6.11cm" svg:y1="5.698cm" svg:x2="5.91cm" svg:y2="5.698cm">
          <text:p/>
        </draw:line>
        <draw:custom-shape draw:style-name="gr288" draw:text-style-name="P81" draw:layer="layout" svg:width="0.616cm" svg:height="0.616cm" svg:x="5.295cm" svg:y="6.288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7.689cm" svg:y="5.386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7.995cm" svg:y1="5.008cm" svg:x2="7.995cm" svg:y2="5.397cm">
          <text:p/>
        </draw:line>
        <draw:line draw:style-name="gr174" draw:text-style-name="P53" draw:layer="layout" svg:x1="7.995cm" svg:y1="5.998cm" svg:x2="7.995cm" svg:y2="6.288cm">
          <text:p/>
        </draw:line>
        <draw:line draw:style-name="gr174" draw:text-style-name="P53" draw:layer="layout" svg:x1="8.505cm" svg:y1="5.697cm" svg:x2="8.305cm" svg:y2="5.697cm">
          <text:p/>
        </draw:line>
        <draw:custom-shape draw:style-name="gr288" draw:text-style-name="P83" draw:layer="layout" svg:width="0.616cm" svg:height="0.616cm" svg:x="7.69cm" svg:y="6.287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10.394cm" svg:y="5.383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0.7cm" svg:y1="5.005cm" svg:x2="10.7cm" svg:y2="5.394cm">
          <text:p/>
        </draw:line>
        <draw:line draw:style-name="gr174" draw:text-style-name="P53" draw:layer="layout" svg:x1="10.7cm" svg:y1="5.995cm" svg:x2="10.7cm" svg:y2="6.285cm">
          <text:p/>
        </draw:line>
        <draw:line draw:style-name="gr174" draw:text-style-name="P53" draw:layer="layout" svg:x1="11.21cm" svg:y1="5.694cm" svg:x2="11.01cm" svg:y2="5.694cm">
          <text:p/>
        </draw:line>
        <draw:custom-shape draw:style-name="gr288" draw:text-style-name="P83" draw:layer="layout" svg:width="0.616cm" svg:height="0.616cm" svg:x="10.395cm" svg:y="6.284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13.086cm" svg:y="5.38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3.392cm" svg:y1="5.003cm" svg:x2="13.392cm" svg:y2="5.392cm">
          <text:p/>
        </draw:line>
        <draw:line draw:style-name="gr174" draw:text-style-name="P53" draw:layer="layout" svg:x1="13.392cm" svg:y1="5.992cm" svg:x2="13.392cm" svg:y2="6.282cm">
          <text:p/>
        </draw:line>
        <draw:line draw:style-name="gr174" draw:text-style-name="P53" draw:layer="layout" svg:x1="13.902cm" svg:y1="5.691cm" svg:x2="13.702cm" svg:y2="5.691cm">
          <text:p/>
        </draw:line>
        <draw:custom-shape draw:style-name="gr288" draw:text-style-name="P83" draw:layer="layout" svg:width="0.616cm" svg:height="0.616cm" svg:x="13.087cm" svg:y="6.281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2.489cm" svg:y="10.685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2.795cm" svg:y1="10.3cm" svg:x2="2.795cm" svg:y2="10.696cm">
          <text:p/>
        </draw:line>
        <draw:line draw:style-name="gr174" draw:text-style-name="P53" draw:layer="layout" svg:x1="2.795cm" svg:y1="11.297cm" svg:x2="2.795cm" svg:y2="11.587cm">
          <text:p/>
        </draw:line>
        <draw:line draw:style-name="gr174" draw:text-style-name="P53" draw:layer="layout" svg:x1="3.305cm" svg:y1="10.996cm" svg:x2="3.105cm" svg:y2="10.996cm">
          <text:p/>
        </draw:line>
        <draw:custom-shape draw:style-name="gr288" draw:text-style-name="P83" draw:layer="layout" svg:width="0.616cm" svg:height="0.616cm" svg:x="2.49cm" svg:y="11.586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3.794cm" svg:y="10.681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4.1cm" svg:y1="10.296cm" svg:x2="4.1cm" svg:y2="10.692cm">
          <text:p/>
        </draw:line>
        <draw:line draw:style-name="gr174" draw:text-style-name="P53" draw:layer="layout" svg:x1="4.1cm" svg:y1="11.293cm" svg:x2="4.1cm" svg:y2="11.583cm">
          <text:p/>
        </draw:line>
        <draw:line draw:style-name="gr174" draw:text-style-name="P53" draw:layer="layout" svg:x1="4.61cm" svg:y1="10.992cm" svg:x2="4.41cm" svg:y2="10.992cm">
          <text:p/>
        </draw:line>
        <draw:custom-shape draw:style-name="gr288" draw:text-style-name="P83" draw:layer="layout" svg:width="0.616cm" svg:height="0.616cm" svg:x="3.795cm" svg:y="11.582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5.086cm" svg:y="10.677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5.392cm" svg:y1="10.292cm" svg:x2="5.392cm" svg:y2="10.688cm">
          <text:p/>
        </draw:line>
        <draw:line draw:style-name="gr174" draw:text-style-name="P53" draw:layer="layout" svg:x1="5.392cm" svg:y1="11.289cm" svg:x2="5.392cm" svg:y2="11.579cm">
          <text:p/>
        </draw:line>
        <draw:line draw:style-name="gr174" draw:text-style-name="P53" draw:layer="layout" svg:x1="5.902cm" svg:y1="10.988cm" svg:x2="5.702cm" svg:y2="10.988cm">
          <text:p/>
        </draw:line>
        <draw:custom-shape draw:style-name="gr288" draw:text-style-name="P83" draw:layer="layout" svg:width="0.616cm" svg:height="0.616cm" svg:x="5.087cm" svg:y="11.578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7.681cm" svg:y="10.681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7.987cm" svg:y1="10.296cm" svg:x2="7.987cm" svg:y2="10.692cm">
          <text:p/>
        </draw:line>
        <draw:line draw:style-name="gr174" draw:text-style-name="P53" draw:layer="layout" svg:x1="7.987cm" svg:y1="11.293cm" svg:x2="7.987cm" svg:y2="11.583cm">
          <text:p/>
        </draw:line>
        <draw:line draw:style-name="gr174" draw:text-style-name="P53" draw:layer="layout" svg:x1="8.497cm" svg:y1="10.992cm" svg:x2="8.297cm" svg:y2="10.992cm">
          <text:p/>
        </draw:line>
        <draw:custom-shape draw:style-name="gr288" draw:text-style-name="P83" draw:layer="layout" svg:width="0.616cm" svg:height="0.616cm" svg:x="7.682cm" svg:y="11.582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10.386cm" svg:y="10.677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0.692cm" svg:y1="10.292cm" svg:x2="10.692cm" svg:y2="10.688cm">
          <text:p/>
        </draw:line>
        <draw:line draw:style-name="gr174" draw:text-style-name="P53" draw:layer="layout" svg:x1="10.692cm" svg:y1="11.289cm" svg:x2="10.692cm" svg:y2="11.579cm">
          <text:p/>
        </draw:line>
        <draw:line draw:style-name="gr174" draw:text-style-name="P53" draw:layer="layout" svg:x1="11.202cm" svg:y1="10.988cm" svg:x2="11.002cm" svg:y2="10.988cm">
          <text:p/>
        </draw:line>
        <draw:custom-shape draw:style-name="gr288" draw:text-style-name="P83" draw:layer="layout" svg:width="0.616cm" svg:height="0.616cm" svg:x="10.387cm" svg:y="11.578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2" draw:layer="layout" svg:width="0.616cm" svg:height="0.616cm" svg:x="13.078cm" svg:y="10.673cm">
          <text:p text:style-name="P2"><text:span text:style-name="T5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3.384cm" svg:y1="10.288cm" svg:x2="13.384cm" svg:y2="10.684cm">
          <text:p/>
        </draw:line>
        <draw:line draw:style-name="gr174" draw:text-style-name="P53" draw:layer="layout" svg:x1="13.384cm" svg:y1="11.285cm" svg:x2="13.384cm" svg:y2="11.575cm">
          <text:p/>
        </draw:line>
        <draw:line draw:style-name="gr174" draw:text-style-name="P53" draw:layer="layout" svg:x1="13.894cm" svg:y1="10.984cm" svg:x2="13.694cm" svg:y2="10.984cm">
          <text:p/>
        </draw:line>
        <draw:custom-shape draw:style-name="gr288" draw:text-style-name="P83" draw:layer="layout" svg:width="0.616cm" svg:height="0.616cm" svg:x="13.079cm" svg:y="11.574cm">
          <text:p text:style-name="P2"><text:span text:style-name="T5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53" draw:layer="layout" svg:x1="13.698cm" svg:y1="11.873cm" svg:x2="14.108cm" svg:y2="11.873cm">
          <text:p/>
        </draw:line>
        <presentation:notes draw:style-name="dp2">
          <draw:page-thumbnail draw:style-name="gr74" draw:layer="layout" svg:width="19.798cm" svg:height="11.136cm" svg:x="0.6cm" svg:y="2.257cm" draw:page-number="10" presentation:class="page"/>
          <draw:frame presentation:style-name="pr1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line draw:style-name="gr169" draw:text-style-name="P50" draw:layer="layout" svg:x1="7cm" svg:y1="5.5cm" svg:x2="7.8cm" svg:y2="5.5cm">
          <text:p/>
        </draw:line>
        <draw:custom-shape draw:style-name="gr283" draw:text-style-name="P51" draw:layer="layout" svg:width="0.406cm" svg:height="0.6cm" svg:x="7.803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52" draw:layer="layout" svg:width="0.406cm" svg:height="0.601cm" svg:x="8.704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9.60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51" draw:layer="layout" svg:width="0.406cm" svg:height="0.603cm" svg:x="10.50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52" draw:layer="layout" svg:width="0.406cm" svg:height="0.601cm" svg:x="11.404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12.30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51" draw:layer="layout" svg:width="0.406cm" svg:height="0.603cm" svg:x="13.20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9" draw:text-style-name="P50" draw:layer="layout" svg:x1="8.209cm" svg:y1="5.5cm" svg:x2="8.704cm" svg:y2="5.5cm">
          <text:p/>
        </draw:line>
        <draw:line draw:style-name="gr169" draw:text-style-name="P50" draw:layer="layout" svg:x1="9.11cm" svg:y1="5.5cm" svg:x2="9.605cm" svg:y2="5.5cm">
          <text:p/>
        </draw:line>
        <draw:line draw:style-name="gr169" draw:text-style-name="P50" draw:layer="layout" svg:x1="10.011cm" svg:y1="5.5cm" svg:x2="10.506cm" svg:y2="5.5cm">
          <text:p/>
        </draw:line>
        <draw:line draw:style-name="gr169" draw:text-style-name="P50" draw:layer="layout" svg:x1="10.91cm" svg:y1="5.5cm" svg:x2="11.405cm" svg:y2="5.5cm">
          <text:p/>
        </draw:line>
        <draw:line draw:style-name="gr169" draw:text-style-name="P50" draw:layer="layout" svg:x1="11.811cm" svg:y1="5.5cm" svg:x2="12.306cm" svg:y2="5.5cm">
          <text:p/>
        </draw:line>
        <draw:line draw:style-name="gr169" draw:text-style-name="P50" draw:layer="layout" svg:x1="12.712cm" svg:y1="5.5cm" svg:x2="13.207cm" svg:y2="5.5cm">
          <text:p/>
        </draw:line>
        <draw:line draw:style-name="gr38" draw:text-style-name="P53" draw:layer="layout" svg:x1="7.803cm" svg:y1="4.9cm" svg:x2="10.011cm" svg:y2="4.9cm">
          <text:p/>
        </draw:line>
        <draw:line draw:style-name="gr38" draw:text-style-name="P53" draw:layer="layout" svg:x1="7.8cm" svg:y1="4.9cm" svg:x2="7.8cm" svg:y2="5.1cm">
          <text:p/>
        </draw:line>
        <draw:line draw:style-name="gr38" draw:text-style-name="P53" draw:layer="layout" svg:x1="10.011cm" svg:y1="4.9cm" svg:x2="10.011cm" svg:y2="5.1cm">
          <text:p/>
        </draw:line>
        <draw:line draw:style-name="gr172" draw:text-style-name="P53" draw:layer="layout" svg:x1="6.996cm" svg:y1="10.001cm" svg:x2="7.796cm" svg:y2="10.001cm">
          <text:p/>
        </draw:line>
        <draw:custom-shape draw:style-name="gr287" draw:text-style-name="P51" draw:layer="layout" svg:width="0.406cm" svg:height="0.602cm" svg:x="7.799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8.7cm" svg:y="9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9.601cm" svg:y="9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51" draw:layer="layout" svg:width="0.406cm" svg:height="0.602cm" svg:x="10.502cm" svg:y="9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11.4cm" svg:y="9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2" draw:layer="layout" svg:width="0.406cm" svg:height="0.602cm" svg:x="12.301cm" svg:y="9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51" draw:layer="layout" svg:width="0.406cm" svg:height="0.602cm" svg:x="13.202cm" svg:y="9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3" draw:layer="layout" svg:x1="8.494cm" svg:y1="10.001cm" svg:x2="8.7cm" svg:y2="10.001cm">
          <text:p/>
        </draw:line>
        <draw:line draw:style-name="gr172" draw:text-style-name="P53" draw:layer="layout" svg:x1="9.394cm" svg:y1="10.001cm" svg:x2="9.601cm" svg:y2="10.001cm">
          <text:p/>
        </draw:line>
        <draw:line draw:style-name="gr172" draw:text-style-name="P53" draw:layer="layout" svg:x1="10.294cm" svg:y1="10.001cm" svg:x2="10.502cm" svg:y2="10.001cm">
          <text:p/>
        </draw:line>
        <draw:line draw:style-name="gr172" draw:text-style-name="P53" draw:layer="layout" svg:x1="11.195cm" svg:y1="10.001cm" svg:x2="11.401cm" svg:y2="10.001cm">
          <text:p/>
        </draw:line>
        <draw:line draw:style-name="gr172" draw:text-style-name="P53" draw:layer="layout" svg:x1="12.095cm" svg:y1="10.001cm" svg:x2="12.302cm" svg:y2="10.001cm">
          <text:p/>
        </draw:line>
        <draw:line draw:style-name="gr172" draw:text-style-name="P53" draw:layer="layout" svg:x1="12.996cm" svg:y1="10.001cm" svg:x2="13.203cm" svg:y2="10.001cm">
          <text:p/>
        </draw:line>
        <draw:line draw:style-name="gr38" draw:text-style-name="P53" draw:layer="layout" svg:x1="7.799cm" svg:y1="9.301cm" svg:x2="10.007cm" svg:y2="9.301cm">
          <text:p/>
        </draw:line>
        <draw:line draw:style-name="gr38" draw:text-style-name="P53" draw:layer="layout" svg:x1="7.796cm" svg:y1="9.301cm" svg:x2="7.796cm" svg:y2="9.501cm">
          <text:p/>
        </draw:line>
        <draw:line draw:style-name="gr38" draw:text-style-name="P53" draw:layer="layout" svg:x1="10.007cm" svg:y1="9.301cm" svg:x2="10.007cm" svg:y2="9.501cm">
          <text:p/>
        </draw:line>
        <draw:line draw:style-name="gr173" draw:text-style-name="P53" draw:layer="layout" svg:x1="6.991cm" svg:y1="10.401cm" svg:x2="8.494cm" svg:y2="10.401cm">
          <text:p/>
        </draw:line>
        <draw:line draw:style-name="gr173" draw:text-style-name="P53" draw:layer="layout" svg:x1="8.494cm" svg:y1="10.001cm" svg:x2="8.494cm" svg:y2="10.401cm">
          <text:p/>
        </draw:line>
        <draw:line draw:style-name="gr173" draw:text-style-name="P53" draw:layer="layout" svg:x1="8.358cm" svg:y1="9.601cm" svg:x2="8.358cm" svg:y2="10.001cm">
          <text:p/>
        </draw:line>
        <draw:line draw:style-name="gr173" draw:text-style-name="P53" draw:layer="layout" svg:x1="8.205cm" svg:y1="10.001cm" svg:x2="8.358cm" svg:y2="10.001cm">
          <text:p/>
        </draw:line>
        <draw:line draw:style-name="gr173" draw:text-style-name="P53" draw:layer="layout" svg:x1="8.358cm" svg:y1="9.601cm" svg:x2="9.394cm" svg:y2="9.601cm">
          <text:p/>
        </draw:line>
        <draw:line draw:style-name="gr173" draw:text-style-name="P53" draw:layer="layout" svg:x1="9.394cm" svg:y1="9.601cm" svg:x2="9.394cm" svg:y2="10.001cm">
          <text:p/>
        </draw:line>
        <draw:line draw:style-name="gr173" draw:text-style-name="P53" draw:layer="layout" svg:x1="9.257cm" svg:y1="10.001cm" svg:x2="9.257cm" svg:y2="10.401cm">
          <text:p/>
        </draw:line>
        <draw:line draw:style-name="gr173" draw:text-style-name="P53" draw:layer="layout" svg:x1="9.257cm" svg:y1="10.401cm" svg:x2="10.294cm" svg:y2="10.401cm">
          <text:p/>
        </draw:line>
        <draw:line draw:style-name="gr173" draw:text-style-name="P53" draw:layer="layout" svg:x1="10.294cm" svg:y1="10.001cm" svg:x2="10.294cm" svg:y2="10.401cm">
          <text:p/>
        </draw:line>
        <draw:line draw:style-name="gr173" draw:text-style-name="P53" draw:layer="layout" svg:x1="11.195cm" svg:y1="9.601cm" svg:x2="11.195cm" svg:y2="10.001cm">
          <text:p/>
        </draw:line>
        <draw:line draw:style-name="gr173" draw:text-style-name="P53" draw:layer="layout" svg:x1="12.095cm" svg:y1="10.001cm" svg:x2="12.094cm" svg:y2="10.401cm">
          <text:p/>
        </draw:line>
        <draw:line draw:style-name="gr173" draw:text-style-name="P53" draw:layer="layout" svg:x1="12.996cm" svg:y1="9.601cm" svg:x2="12.996cm" svg:y2="10.001cm">
          <text:p/>
        </draw:line>
        <draw:line draw:style-name="gr172" draw:text-style-name="P53" draw:layer="layout" svg:x1="12.857cm" svg:y1="10.401cm" svg:x2="14.108cm" svg:y2="10.401cm">
          <text:p/>
        </draw:line>
        <draw:line draw:style-name="gr172" draw:text-style-name="P53" draw:layer="layout" svg:x1="13.609cm" svg:y1="10.001cm" svg:x2="14.108cm" svg:y2="10.001cm">
          <text:p/>
        </draw:line>
        <draw:line draw:style-name="gr173" draw:text-style-name="P53" draw:layer="layout" svg:x1="10.159cm" svg:y1="9.601cm" svg:x2="10.159cm" svg:y2="10.001cm">
          <text:p/>
        </draw:line>
        <draw:line draw:style-name="gr173" draw:text-style-name="P53" draw:layer="layout" svg:x1="10.006cm" svg:y1="10.001cm" svg:x2="10.159cm" svg:y2="10.001cm">
          <text:p/>
        </draw:line>
        <draw:line draw:style-name="gr173" draw:text-style-name="P53" draw:layer="layout" svg:x1="10.159cm" svg:y1="9.601cm" svg:x2="11.195cm" svg:y2="9.601cm">
          <text:p/>
        </draw:line>
        <draw:line draw:style-name="gr173" draw:text-style-name="P53" draw:layer="layout" svg:x1="11.96cm" svg:y1="9.601cm" svg:x2="11.96cm" svg:y2="10.001cm">
          <text:p/>
        </draw:line>
        <draw:line draw:style-name="gr173" draw:text-style-name="P53" draw:layer="layout" svg:x1="11.807cm" svg:y1="10.001cm" svg:x2="11.96cm" svg:y2="10.001cm">
          <text:p/>
        </draw:line>
        <draw:line draw:style-name="gr173" draw:text-style-name="P53" draw:layer="layout" svg:x1="11.96cm" svg:y1="9.601cm" svg:x2="12.996cm" svg:y2="9.601cm">
          <text:p/>
        </draw:line>
        <draw:line draw:style-name="gr173" draw:text-style-name="P53" draw:layer="layout" svg:x1="9.106cm" svg:y1="10.001cm" svg:x2="9.259cm" svg:y2="10.001cm">
          <text:p/>
        </draw:line>
        <draw:line draw:style-name="gr173" draw:text-style-name="P53" draw:layer="layout" svg:x1="11.057cm" svg:y1="10.001cm" svg:x2="11.057cm" svg:y2="10.401cm">
          <text:p/>
        </draw:line>
        <draw:line draw:style-name="gr173" draw:text-style-name="P53" draw:layer="layout" svg:x1="11.057cm" svg:y1="10.401cm" svg:x2="12.094cm" svg:y2="10.401cm">
          <text:p/>
        </draw:line>
        <draw:line draw:style-name="gr173" draw:text-style-name="P53" draw:layer="layout" svg:x1="10.906cm" svg:y1="10.001cm" svg:x2="11.059cm" svg:y2="10.001cm">
          <text:p/>
        </draw:line>
        <draw:line draw:style-name="gr173" draw:text-style-name="P53" draw:layer="layout" svg:x1="12.857cm" svg:y1="10.001cm" svg:x2="12.857cm" svg:y2="10.401cm">
          <text:p/>
        </draw:line>
        <draw:line draw:style-name="gr173" draw:text-style-name="P53" draw:layer="layout" svg:x1="12.706cm" svg:y1="10.001cm" svg:x2="12.859cm" svg:y2="10.001cm">
          <text:p/>
        </draw:line>
        <draw:line draw:style-name="gr175" draw:text-style-name="P53" draw:layer="layout" svg:x1="7cm" svg:y1="6.5cm" svg:x2="7.69cm" svg:y2="6.5cm">
          <text:p/>
        </draw:line>
        <draw:line draw:style-name="gr175" draw:text-style-name="P53" draw:layer="layout" svg:x1="8.306cm" svg:y1="6.5cm" svg:x2="10.395cm" svg:y2="6.5cm">
          <text:p/>
        </draw:line>
        <draw:line draw:style-name="gr175" draw:text-style-name="P53" draw:layer="layout" svg:x1="11.011cm" svg:y1="6.5cm" svg:x2="13.087cm" svg:y2="6.5cm">
          <text:p/>
        </draw:line>
        <draw:line draw:style-name="gr175" draw:text-style-name="P53" draw:layer="layout" svg:x1="13.703cm" svg:y1="6.5cm" svg:x2="14.108cm" svg:y2="6.5cm">
          <text:p/>
        </draw:line>
        <draw:line draw:style-name="gr169" draw:text-style-name="P50" draw:layer="layout" svg:x1="13.613cm" svg:y1="5.5cm" svg:x2="14.108cm" svg:y2="5.5cm">
          <text:p/>
        </draw:line>
        <draw:line draw:style-name="gr169" draw:text-style-name="P50" draw:layer="layout" svg:x1="2.102cm" svg:y1="5.501cm" svg:x2="2.795cm" svg:y2="5.501cm">
          <text:p/>
        </draw:line>
        <draw:custom-shape draw:style-name="gr289" draw:text-style-name="P51" draw:layer="layout" svg:width="0.406cm" svg:height="0.601cm" svg:x="2.798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1" draw:layer="layout" svg:width="0.406cm" svg:height="0.604cm" svg:x="4.101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1" draw:layer="layout" svg:width="0.406cm" svg:height="0.604cm" svg:x="5.401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9" draw:text-style-name="P50" draw:layer="layout" svg:x1="3.204cm" svg:y1="5.501cm" svg:x2="4.101cm" svg:y2="5.501cm">
          <text:p/>
        </draw:line>
        <draw:line draw:style-name="gr169" draw:text-style-name="P50" draw:layer="layout" svg:x1="4.505cm" svg:y1="5.501cm" svg:x2="5.401cm" svg:y2="5.501cm">
          <text:p/>
        </draw:line>
        <draw:line draw:style-name="gr174" draw:text-style-name="P53" draw:layer="layout" svg:x1="2.99cm" svg:y1="5.804cm" svg:x2="2.99cm" svg:y2="6.2cm">
          <text:p/>
        </draw:line>
        <draw:line draw:style-name="gr174" draw:text-style-name="P53" draw:layer="layout" svg:x1="4.294cm" svg:y1="5.806cm" svg:x2="4.294cm" svg:y2="6.192cm">
          <text:p/>
        </draw:line>
        <draw:line draw:style-name="gr174" draw:text-style-name="P53" draw:layer="layout" svg:x1="4.294cm" svg:y1="6.202cm" svg:x2="4.294cm" svg:y2="6.492cm">
          <text:p/>
        </draw:line>
        <draw:line draw:style-name="gr175" draw:text-style-name="P53" draw:layer="layout" svg:x1="2.102cm" svg:y1="6.501cm" svg:x2="2.685cm" svg:y2="6.501cm">
          <text:p/>
        </draw:line>
        <draw:line draw:style-name="gr175" draw:text-style-name="P53" draw:layer="layout" svg:x1="3.301cm" svg:y1="6.501cm" svg:x2="3.99cm" svg:y2="6.501cm">
          <text:p/>
        </draw:line>
        <draw:line draw:style-name="gr175" draw:text-style-name="P53" draw:layer="layout" svg:x1="4.606cm" svg:y1="6.501cm" svg:x2="5.295cm" svg:y2="6.501cm">
          <text:p/>
        </draw:line>
        <draw:line draw:style-name="gr175" draw:text-style-name="P53" draw:layer="layout" svg:x1="5.911cm" svg:y1="6.501cm" svg:x2="6.303cm" svg:y2="6.501cm">
          <text:p/>
        </draw:line>
        <draw:line draw:style-name="gr174" draw:text-style-name="P53" draw:layer="layout" svg:x1="3.34cm" svg:y1="6.159cm" svg:x2="3.199cm" svg:y2="6.3cm">
          <text:p/>
        </draw:line>
        <draw:line draw:style-name="gr175" draw:text-style-name="P53" draw:layer="layout" svg:x1="7.001cm" svg:y1="10.972cm" svg:x2="7.682cm" svg:y2="10.972cm">
          <text:p/>
        </draw:line>
        <draw:line draw:style-name="gr175" draw:text-style-name="P53" draw:layer="layout" svg:x1="8.298cm" svg:y1="10.972cm" svg:x2="10.387cm" svg:y2="10.972cm">
          <text:p/>
        </draw:line>
        <draw:line draw:style-name="gr175" draw:text-style-name="P53" draw:layer="layout" svg:x1="11.003cm" svg:y1="10.972cm" svg:x2="13.079cm" svg:y2="10.972cm">
          <text:p/>
        </draw:line>
        <draw:line draw:style-name="gr172" draw:text-style-name="P53" draw:layer="layout" svg:x1="1.897cm" svg:y1="10.002cm" svg:x2="2.6cm" svg:y2="10.002cm">
          <text:p/>
        </draw:line>
        <draw:custom-shape draw:style-name="gr287" draw:text-style-name="P51" draw:layer="layout" svg:width="0.406cm" svg:height="0.602cm" svg:x="2.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1" draw:layer="layout" svg:width="0.406cm" svg:height="0.605cm" svg:x="3.903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1" draw:layer="layout" svg:width="0.406cm" svg:height="0.605cm" svg:x="5.203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3" draw:layer="layout" svg:x1="3.495cm" svg:y1="10.002cm" svg:x2="3.901cm" svg:y2="10.002cm">
          <text:p/>
        </draw:line>
        <draw:line draw:style-name="gr172" draw:text-style-name="P53" draw:layer="layout" svg:x1="4.797cm" svg:y1="10.002cm" svg:x2="5.204cm" svg:y2="10.002cm">
          <text:p/>
        </draw:line>
        <draw:line draw:style-name="gr173" draw:text-style-name="P53" draw:layer="layout" svg:x1="1.892cm" svg:y1="10.402cm" svg:x2="3.495cm" svg:y2="10.402cm">
          <text:p/>
        </draw:line>
        <draw:line draw:style-name="gr173" draw:text-style-name="P53" draw:layer="layout" svg:x1="3.495cm" svg:y1="10.002cm" svg:x2="3.495cm" svg:y2="10.402cm">
          <text:p/>
        </draw:line>
        <draw:line draw:style-name="gr173" draw:text-style-name="P53" draw:layer="layout" svg:x1="3.259cm" svg:y1="9.602cm" svg:x2="3.259cm" svg:y2="10.002cm">
          <text:p/>
        </draw:line>
        <draw:line draw:style-name="gr173" draw:text-style-name="P53" draw:layer="layout" svg:x1="3.006cm" svg:y1="10.002cm" svg:x2="3.259cm" svg:y2="10.002cm">
          <text:p/>
        </draw:line>
        <draw:line draw:style-name="gr173" draw:text-style-name="P53" draw:layer="layout" svg:x1="4.797cm" svg:y1="9.602cm" svg:x2="4.797cm" svg:y2="10.002cm">
          <text:p/>
        </draw:line>
        <draw:line draw:style-name="gr172" draw:text-style-name="P53" draw:layer="layout" svg:x1="4.558cm" svg:y1="10.402cm" svg:x2="6.103cm" svg:y2="10.402cm">
          <text:p/>
        </draw:line>
        <draw:line draw:style-name="gr172" draw:text-style-name="P53" draw:layer="layout" svg:x1="5.61cm" svg:y1="10.002cm" svg:x2="6.103cm" svg:y2="10.002cm">
          <text:p/>
        </draw:line>
        <draw:line draw:style-name="gr173" draw:text-style-name="P53" draw:layer="layout" svg:x1="3.259cm" svg:y1="9.602cm" svg:x2="4.797cm" svg:y2="9.602cm">
          <text:p/>
        </draw:line>
        <draw:line draw:style-name="gr173" draw:text-style-name="P53" draw:layer="layout" svg:x1="4.558cm" svg:y1="10.002cm" svg:x2="4.558cm" svg:y2="10.402cm">
          <text:p/>
        </draw:line>
        <draw:line draw:style-name="gr173" draw:text-style-name="P53" draw:layer="layout" svg:x1="4.307cm" svg:y1="10.002cm" svg:x2="4.558cm" svg:y2="10.002cm">
          <text:p/>
        </draw:line>
        <draw:line draw:style-name="gr175" draw:text-style-name="P53" draw:layer="layout" svg:x1="1.902cm" svg:y1="10.997cm" svg:x2="2.49cm" svg:y2="10.997cm">
          <text:p/>
        </draw:line>
        <draw:line draw:style-name="gr175" draw:text-style-name="P53" draw:layer="layout" svg:x1="3.106cm" svg:y1="10.997cm" svg:x2="3.795cm" svg:y2="10.997cm">
          <text:p/>
        </draw:line>
        <draw:line draw:style-name="gr175" draw:text-style-name="P53" draw:layer="layout" svg:x1="4.411cm" svg:y1="10.997cm" svg:x2="5.087cm" svg:y2="10.997cm">
          <text:p/>
        </draw:line>
        <draw:line draw:style-name="gr175" draw:text-style-name="P53" draw:layer="layout" svg:x1="5.703cm" svg:y1="10.997cm" svg:x2="6.103cm" svg:y2="10.997cm">
          <text:p/>
        </draw:line>
        <draw:custom-shape draw:style-name="gr176" draw:text-style-name="P78" draw:layer="layout" svg:width="2.6cm" svg:height="0.8cm" svg:x="2.8cm" svg:y="8.538cm">
          <text:p text:style-name="P2"><text:span text:style-name="T31">W</text:span><text:span text:style-name="T32">stride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78" draw:layer="layout" svg:width="2.6cm" svg:height="0.8cm" svg:x="9.401cm" svg:y="8.501cm">
          <text:p text:style-name="P2"><text:span text:style-name="T31">W</text:span><text:span text:style-name="T32">stri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8" draw:text-style-name="P53" draw:layer="layout" svg:x1="7.804cm" svg:y1="4.5cm" svg:x2="13.6cm" svg:y2="4.5cm">
          <text:p/>
        </draw:line>
        <draw:line draw:style-name="gr38" draw:text-style-name="P53" draw:layer="layout" svg:x1="7.801cm" svg:y1="4.5cm" svg:x2="7.801cm" svg:y2="4.7cm">
          <text:p/>
        </draw:line>
        <draw:line draw:style-name="gr38" draw:text-style-name="P53" draw:layer="layout" svg:x1="13.612cm" svg:y1="4.5cm" svg:x2="13.612cm" svg:y2="4.7cm">
          <text:p/>
        </draw:line>
        <draw:frame draw:style-name="gr177" draw:text-style-name="P79" draw:layer="layout" svg:width="3.804cm" svg:height="0.651cm" svg:x="10.021cm" svg:y="3.9cm">
          <draw:text-box>
            <text:p><text:span text:style-name="T31">W</text:span><text:span text:style-name="T32">len</text:span><text:span text:style-name="T32">gth</text:span></text:p>
          </draw:text-box>
        </draw:frame>
        <draw:line draw:style-name="gr38" draw:text-style-name="P53" draw:layer="layout" svg:x1="1.5cm" svg:y1="8.4cm" svg:x2="14.5cm" svg:y2="8.4cm">
          <text:p/>
        </draw:line>
        <draw:line draw:style-name="gr38" draw:text-style-name="P53" draw:layer="layout" svg:x1="1.5cm" svg:y1="3.9cm" svg:x2="14.5cm" svg:y2="3.9cm">
          <text:p/>
        </draw:line>
        <draw:line draw:style-name="gr38" draw:text-style-name="P53" draw:layer="layout" svg:x1="1.5cm" svg:y1="12.9cm" svg:x2="14.5cm" svg:y2="12.9cm">
          <text:p/>
        </draw:line>
        <draw:line draw:style-name="gr38" draw:text-style-name="P53" draw:layer="layout" svg:x1="1.5cm" svg:y1="15cm" svg:x2="1.5cm" svg:y2="2.2cm">
          <text:p/>
        </draw:line>
        <draw:line draw:style-name="gr38" draw:text-style-name="P53" draw:layer="layout" svg:x1="14.5cm" svg:y1="15cm" svg:x2="14.5cm" svg:y2="2.2cm">
          <text:p/>
        </draw:line>
        <draw:line draw:style-name="gr38" draw:text-style-name="P53" draw:layer="layout" svg:x1="6.5cm" svg:y1="15cm" svg:x2="6.5cm" svg:y2="2.2cm">
          <text:p/>
        </draw:line>
        <draw:frame draw:style-name="gr178" draw:text-style-name="P48" draw:layer="layout" svg:width="2.61cm" svg:height="0.609cm" svg:x="8.42cm" svg:y="4.387cm">
          <draw:text-box>
            <text:p><text:span text:style-name="T33">W</text:span><text:span text:style-name="T34">buf</text:span><text:span text:style-name="T34">fer</text:span></text:p>
          </draw:text-box>
        </draw:frame>
        <draw:line draw:style-name="gr38" draw:text-style-name="P53" draw:layer="layout" svg:x1="2.805cm" svg:y1="4.901cm" svg:x2="5.813cm" svg:y2="4.901cm">
          <text:p/>
        </draw:line>
        <draw:line draw:style-name="gr38" draw:text-style-name="P53" draw:layer="layout" svg:x1="2.802cm" svg:y1="4.901cm" svg:x2="2.802cm" svg:y2="5.101cm">
          <text:p/>
        </draw:line>
        <draw:line draw:style-name="gr38" draw:text-style-name="P53" draw:layer="layout" svg:x1="5.813cm" svg:y1="4.901cm" svg:x2="5.813cm" svg:y2="5.101cm">
          <text:p/>
        </draw:line>
        <draw:custom-shape draw:style-name="gr179" draw:text-style-name="P55" draw:layer="layout" svg:width="0.3cm" svg:height="0.3cm" svg:x="3.374cm" svg:y="7.138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674cm" svg:y="7.138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974cm" svg:y="7.138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274cm" svg:y="7.138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574cm" svg:y="7.138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874cm" svg:y="7.138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374cm" svg:y="7.5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4cm" svg:y="7.5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4cm" svg:y="7.5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4cm" svg:y="7.9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4cm" svg:y="7.9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274cm" svg:y="7.938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2.674cm" svg:y="7.392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2.674cm" svg:y="7.803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1.374cm" svg:y="7.031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5.174cm" svg:y="7.138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474cm" svg:y="7.138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774cm" svg:y="7.138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6.074cm" svg:y="7.138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175cm" svg:y="7.139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475cm" svg:y="7.139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775cm" svg:y="7.139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075cm" svg:y="7.139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375cm" svg:y="7.139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675cm" svg:y="7.139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175cm" svg:y="7.5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475cm" svg:y="7.5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5cm" svg:y="7.5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475cm" svg:y="7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5cm" svg:y="7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075cm" svg:y="7.939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9.475cm" svg:y="7.393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9.475cm" svg:y="7.804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8.175cm" svg:y="7.032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11.975cm" svg:y="7.139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275cm" svg:y="7.139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575cm" svg:y="7.139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875cm" svg:y="7.139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075cm" svg:y="7.5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5cm" svg:y="7.5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5cm" svg:y="7.5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975cm" svg:y="7.5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375cm" svg:y="7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5cm" svg:y="7.9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975cm" svg:y="7.9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2.275cm" svg:y="7.939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375cm" svg:y="11.638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675cm" svg:y="11.638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975cm" svg:y="11.638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275cm" svg:y="11.638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575cm" svg:y="11.638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875cm" svg:y="11.638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375cm" svg:y="12.0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5cm" svg:y="12.0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5cm" svg:y="12.0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5cm" svg:y="12.4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275cm" svg:y="12.4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575cm" svg:y="12.438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2.675cm" svg:y="11.892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2.675cm" svg:y="12.303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1.375cm" svg:y="11.531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5.175cm" svg:y="11.638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475cm" svg:y="11.638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775cm" svg:y="11.638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6.075cm" svg:y="11.638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176cm" svg:y="11.639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476cm" svg:y="11.639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776cm" svg:y="11.639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076cm" svg:y="11.639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376cm" svg:y="11.639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676cm" svg:y="11.639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176cm" svg:y="12.0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476cm" svg:y="12.0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6cm" svg:y="12.0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776cm" svg:y="12.4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076cm" svg:y="12.4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6cm" svg:y="12.439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9.476cm" svg:y="11.893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9.476cm" svg:y="12.304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8.176cm" svg:y="11.532cm">
          <draw:text-box>
            <text:p><text:span text:style-name="T36">Inp</text:span><text:span text:style-name="T36">ut </text:span><text:span text:style-name="T36">stre</text:span><text:span text:style-name="T36">am</text:span></text:p>
          </draw:text-box>
        </draw:frame>
        <draw:custom-shape draw:style-name="gr179" draw:text-style-name="P55" draw:layer="layout" svg:width="0.3cm" svg:height="0.3cm" svg:x="11.976cm" svg:y="11.639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276cm" svg:y="11.639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576cm" svg:y="11.639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876cm" svg:y="11.639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076cm" svg:y="12.0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6cm" svg:y="12.0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6cm" svg:y="12.0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976cm" svg:y="12.0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676cm" svg:y="12.4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976cm" svg:y="12.4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2.276cm" svg:y="12.4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2.576cm" svg:y="12.439cm">
          <text:p/>
          <draw:enhanced-geometry svg:viewBox="0 0 21600 21600" draw:type="rectangle" draw:enhanced-path="M 0 0 L 21600 0 21600 21600 0 21600 0 0 Z N"/>
        </draw:custom-shape>
        <draw:frame draw:style-name="gr184" draw:text-style-name="P79" draw:layer="layout" svg:width="11.284cm" svg:height="3.095cm" svg:x="14.888cm" svg:y="3.306cm">
          <draw:text-box>
            <text:p><text:span text:style-name="T54">It</text:span><text:span text:style-name="T54">e</text:span><text:span text:style-name="T54">r</text:span><text:span text:style-name="T54">at</text:span><text:span text:style-name="T54">io</text:span><text:span text:style-name="T54">n </text:span><text:span text:style-name="T54">st</text:span><text:span text:style-name="T54">e</text:span><text:span text:style-name="T54">p </text:span><text:span text:style-name="T54">m</text:span><text:span text:style-name="T54">a</text:span><text:span text:style-name="T54">y </text:span><text:span text:style-name="T54">af</text:span><text:span text:style-name="T54">fe</text:span><text:span text:style-name="T54">ct</text:span><text:span text:style-name="T54">s:</text:span></text:p>
            <text:p><text:span text:style-name="T54">1</text:span><text:span text:style-name="T54">- </text:span><text:span text:style-name="T54">w</text:span><text:span text:style-name="T54">i</text:span><text:span text:style-name="T54">n</text:span><text:span text:style-name="T54">d</text:span><text:span text:style-name="T54">o</text:span><text:span text:style-name="T54">w </text:span><text:span text:style-name="T54">si</text:span><text:span text:style-name="T54">z</text:span><text:span text:style-name="T54">e</text:span></text:p>
            <text:p><text:span text:style-name="T54">2</text:span><text:span text:style-name="T54">- </text:span><text:span text:style-name="T54">s</text:span><text:span text:style-name="T54">p</text:span><text:span text:style-name="T54">e</text:span><text:span text:style-name="T54">e</text:span><text:span text:style-name="T54">d </text:span><text:span text:style-name="T54">o</text:span><text:span text:style-name="T54">f </text:span><text:span text:style-name="T54">w</text:span><text:span text:style-name="T54">i</text:span><text:span text:style-name="T54">n</text:span><text:span text:style-name="T54">d</text:span><text:span text:style-name="T54">o</text:span><text:span text:style-name="T54">w</text:span><text:span text:style-name="T54">i</text:span><text:span text:style-name="T54">n</text:span><text:span text:style-name="T54">g</text:span></text:p>
            <text:p><text:span text:style-name="T54">3</text:span><text:span text:style-name="T54">- </text:span><text:span text:style-name="T54">s</text:span><text:span text:style-name="T54">a</text:span><text:span text:style-name="T54">m</text:span><text:span text:style-name="T54">pl</text:span><text:span text:style-name="T54">e </text:span><text:span text:style-name="T54">r</text:span><text:span text:style-name="T54">at</text:span><text:span text:style-name="T54">e </text:span><text:span text:style-name="T54">(</text:span><text:span text:style-name="T54">d</text:span><text:span text:style-name="T54">il</text:span><text:span text:style-name="T54">at</text:span><text:span text:style-name="T54">e</text:span><text:span text:style-name="T54">d </text:span><text:span text:style-name="T54">c</text:span><text:span text:style-name="T54">o</text:span><text:span text:style-name="T54">n</text:span><text:span text:style-name="T54">v</text:span><text:span text:style-name="T54">ol</text:span><text:span text:style-name="T54">u</text:span><text:span text:style-name="T54">ti</text:span><text:span text:style-name="T54">o</text:span><text:span text:style-name="T54">n</text:span><text:span text:style-name="T54">s)</text:span></text:p>
          </draw:text-box>
        </draw:frame>
        <draw:frame draw:style-name="gr185" draw:text-style-name="P80" draw:layer="layout" svg:width="8.02cm" svg:height="0.683cm" svg:x="22.7cm" svg:y="1.938cm">
          <draw:text-box>
            <text:p><text:span text:style-name="T38">Wi</text:span><text:span text:style-name="T38">nd</text:span><text:span text:style-name="T38">ow</text:span><text:span text:style-name="T38">ed </text:span><text:span text:style-name="T38">pa</text:span><text:span text:style-name="T38">ra</text:span><text:span text:style-name="T38">m: </text:span><text:span text:style-name="T38">fx </text:span><text:span text:style-name="T38">(fil</text:span><text:span text:style-name="T38">ter </text:span><text:span text:style-name="T38">ke</text:span><text:span text:style-name="T38">rn</text:span><text:span text:style-name="T38">el </text:span><text:span text:style-name="T38">pa</text:span><text:span text:style-name="T38">ra</text:span><text:span text:style-name="T38">m)</text:span></text:p>
          </draw:text-box>
        </draw:frame>
        <draw:frame draw:style-name="gr186" draw:text-style-name="P80" draw:layer="layout" svg:width="6.602cm" svg:height="1.115cm" svg:x="15.9cm" svg:y="8.517cm">
          <draw:text-box>
            <text:p><text:span text:style-name="T38">Ac</text:span><text:span text:style-name="T38">co</text:span><text:span text:style-name="T38">m</text:span><text:span text:style-name="T38">pa</text:span><text:span text:style-name="T38">ny </text:span><text:span text:style-name="T38">of </text:span><text:span text:style-name="T38">Wi</text:span><text:span text:style-name="T38">nd</text:span><text:span text:style-name="T38">ow</text:span><text:span text:style-name="T38">ed </text:span><text:span text:style-name="T38">pa</text:span><text:span text:style-name="T38">ra</text:span><text:span text:style-name="T38">m: </text:span></text:p>
            <text:p><text:span text:style-name="T38">x </text:span><text:span text:style-name="T38">(in</text:span><text:span text:style-name="T38">pu</text:span><text:span text:style-name="T38">t </text:span><text:span text:style-name="T38">pa</text:span><text:span text:style-name="T38">ra</text:span><text:span text:style-name="T38">m)</text:span></text:p>
          </draw:text-box>
        </draw:frame>
        <draw:frame draw:style-name="gr187" draw:text-style-name="P80" draw:layer="layout" svg:width="2.78cm" svg:height="0.683cm" svg:x="22.5cm" svg:y="8.639cm">
          <draw:text-box>
            <text:p><text:span text:style-name="T38">Bo</text:span><text:span text:style-name="T38">th: </text:span><text:span text:style-name="T38">X </text:span><text:span text:style-name="T38">&amp; </text:span><text:span text:style-name="T38">fx</text:span></text:p>
          </draw:text-box>
        </draw:frame>
        <draw:frame draw:style-name="gr188" draw:text-style-name="P60" draw:layer="layout" svg:width="1.251cm" svg:height="0.651cm" svg:x="14.541cm" svg:y="8.959cm">
          <draw:text-box>
            <text:p><text:span text:style-name="T31">W</text:span><text:span text:style-name="T32">str</text:span><text:span text:style-name="T32">ide</text:span></text:p>
          </draw:text-box>
        </draw:frame>
        <draw:frame draw:style-name="gr177" draw:text-style-name="P79" draw:layer="layout" svg:width="3.804cm" svg:height="0.651cm" svg:x="3.621cm" svg:y="4.301cm">
          <draw:text-box>
            <text:p><text:span text:style-name="T31">W</text:span><text:span text:style-name="T32">len</text:span><text:span text:style-name="T32">gth</text:span></text:p>
          </draw:text-box>
        </draw:frame>
        <draw:frame draw:style-name="gr178" draw:text-style-name="P48" draw:layer="layout" svg:width="2.61cm" svg:height="0.609cm" svg:x="8.42cm" svg:y="8.766cm">
          <draw:text-box>
            <text:p><text:span text:style-name="T33">W</text:span><text:span text:style-name="T34">buf</text:span><text:span text:style-name="T34">fer</text:span></text:p>
          </draw:text-box>
        </draw:frame>
        <draw:custom-shape draw:style-name="gr288" draw:text-style-name="P83" draw:layer="layout" svg:width="0.616cm" svg:height="0.616cm" svg:x="2.685cm" svg:y="6.1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4.646cm" svg:y1="6.16cm" svg:x2="4.505cm" svg:y2="6.301cm">
          <text:p/>
        </draw:line>
        <draw:custom-shape draw:style-name="gr288" draw:text-style-name="P83" draw:layer="layout" svg:width="0.616cm" svg:height="0.616cm" svg:x="3.99cm" svg:y="6.191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5.8cm" svg:y1="5.501cm" svg:x2="6.303cm" svg:y2="5.501cm">
          <text:p/>
        </draw:line>
        <draw:line draw:style-name="gr174" draw:text-style-name="P53" draw:layer="layout" svg:x1="5.599cm" svg:y1="5.804cm" svg:x2="5.599cm" svg:y2="6.19cm">
          <text:p/>
        </draw:line>
        <draw:line draw:style-name="gr174" draw:text-style-name="P53" draw:layer="layout" svg:x1="5.951cm" svg:y1="6.157cm" svg:x2="5.81cm" svg:y2="6.298cm">
          <text:p/>
        </draw:line>
        <draw:custom-shape draw:style-name="gr288" draw:text-style-name="P83" draw:layer="layout" svg:width="0.616cm" svg:height="0.616cm" svg:x="5.295cm" svg:y="6.18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53" draw:layer="layout" svg:x1="13.698cm" svg:y1="10.973cm" svg:x2="14.108cm" svg:y2="10.973cm">
          <text:p/>
        </draw:line>
        <draw:line draw:style-name="gr174" draw:text-style-name="P53" draw:layer="layout" svg:x1="2.995cm" svg:y1="5.8cm" svg:x2="2.995cm" svg:y2="6.196cm">
          <text:p/>
        </draw:line>
        <draw:line draw:style-name="gr174" draw:text-style-name="P53" draw:layer="layout" svg:x1="3.345cm" svg:y1="6.155cm" svg:x2="3.204cm" svg:y2="6.296cm">
          <text:p/>
        </draw:line>
        <draw:custom-shape draw:style-name="gr288" draw:text-style-name="P83" draw:layer="layout" svg:width="0.616cm" svg:height="0.616cm" svg:x="2.69cm" svg:y="6.186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7.995cm" svg:y1="5.8cm" svg:x2="7.995cm" svg:y2="6.196cm">
          <text:p/>
        </draw:line>
        <draw:line draw:style-name="gr174" draw:text-style-name="P53" draw:layer="layout" svg:x1="8.345cm" svg:y1="6.155cm" svg:x2="8.204cm" svg:y2="6.296cm">
          <text:p/>
        </draw:line>
        <draw:custom-shape draw:style-name="gr288" draw:text-style-name="P83" draw:layer="layout" svg:width="0.616cm" svg:height="0.616cm" svg:x="7.69cm" svg:y="6.186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8cm" svg:y1="5.796cm" svg:x2="8cm" svg:y2="6.192cm">
          <text:p/>
        </draw:line>
        <draw:line draw:style-name="gr174" draw:text-style-name="P53" draw:layer="layout" svg:x1="8.35cm" svg:y1="6.151cm" svg:x2="8.209cm" svg:y2="6.292cm">
          <text:p/>
        </draw:line>
        <draw:custom-shape draw:style-name="gr288" draw:text-style-name="P83" draw:layer="layout" svg:width="0.616cm" svg:height="0.616cm" svg:x="7.695cm" svg:y="6.182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0.7cm" svg:y1="5.796cm" svg:x2="10.7cm" svg:y2="6.192cm">
          <text:p/>
        </draw:line>
        <draw:line draw:style-name="gr174" draw:text-style-name="P53" draw:layer="layout" svg:x1="11.05cm" svg:y1="6.151cm" svg:x2="10.909cm" svg:y2="6.292cm">
          <text:p/>
        </draw:line>
        <draw:custom-shape draw:style-name="gr288" draw:text-style-name="P83" draw:layer="layout" svg:width="0.616cm" svg:height="0.616cm" svg:x="10.395cm" svg:y="6.182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0.705cm" svg:y1="5.792cm" svg:x2="10.705cm" svg:y2="6.188cm">
          <text:p/>
        </draw:line>
        <draw:line draw:style-name="gr174" draw:text-style-name="P53" draw:layer="layout" svg:x1="11.055cm" svg:y1="6.147cm" svg:x2="10.914cm" svg:y2="6.288cm">
          <text:p/>
        </draw:line>
        <draw:custom-shape draw:style-name="gr288" draw:text-style-name="P83" draw:layer="layout" svg:width="0.616cm" svg:height="0.616cm" svg:x="10.4cm" svg:y="6.1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3.405cm" svg:y1="5.792cm" svg:x2="13.405cm" svg:y2="6.188cm">
          <text:p/>
        </draw:line>
        <draw:line draw:style-name="gr174" draw:text-style-name="P53" draw:layer="layout" svg:x1="13.755cm" svg:y1="6.147cm" svg:x2="13.614cm" svg:y2="6.288cm">
          <text:p/>
        </draw:line>
        <draw:custom-shape draw:style-name="gr288" draw:text-style-name="P83" draw:layer="layout" svg:width="0.616cm" svg:height="0.616cm" svg:x="13.1cm" svg:y="6.1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3.41cm" svg:y1="5.788cm" svg:x2="13.41cm" svg:y2="6.184cm">
          <text:p/>
        </draw:line>
        <draw:line draw:style-name="gr174" draw:text-style-name="P53" draw:layer="layout" svg:x1="13.76cm" svg:y1="6.143cm" svg:x2="13.619cm" svg:y2="6.284cm">
          <text:p/>
        </draw:line>
        <draw:custom-shape draw:style-name="gr288" draw:text-style-name="P83" draw:layer="layout" svg:width="0.616cm" svg:height="0.616cm" svg:x="13.105cm" svg:y="6.174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2.795cm" svg:y1="10.3cm" svg:x2="2.795cm" svg:y2="10.696cm">
          <text:p/>
        </draw:line>
        <draw:line draw:style-name="gr174" draw:text-style-name="P53" draw:layer="layout" svg:x1="3.145cm" svg:y1="10.655cm" svg:x2="3.004cm" svg:y2="10.796cm">
          <text:p/>
        </draw:line>
        <draw:custom-shape draw:style-name="gr288" draw:text-style-name="P83" draw:layer="layout" svg:width="0.616cm" svg:height="0.616cm" svg:x="2.49cm" svg:y="10.686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2.8cm" svg:y1="10.296cm" svg:x2="2.8cm" svg:y2="10.692cm">
          <text:p/>
        </draw:line>
        <draw:line draw:style-name="gr174" draw:text-style-name="P53" draw:layer="layout" svg:x1="3.15cm" svg:y1="10.651cm" svg:x2="3.009cm" svg:y2="10.792cm">
          <text:p/>
        </draw:line>
        <draw:custom-shape draw:style-name="gr288" draw:text-style-name="P83" draw:layer="layout" svg:width="0.616cm" svg:height="0.616cm" svg:x="2.495cm" svg:y="10.682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4.1cm" svg:y1="10.296cm" svg:x2="4.1cm" svg:y2="10.692cm">
          <text:p/>
        </draw:line>
        <draw:line draw:style-name="gr174" draw:text-style-name="P53" draw:layer="layout" svg:x1="4.45cm" svg:y1="10.651cm" svg:x2="4.309cm" svg:y2="10.792cm">
          <text:p/>
        </draw:line>
        <draw:custom-shape draw:style-name="gr288" draw:text-style-name="P83" draw:layer="layout" svg:width="0.616cm" svg:height="0.616cm" svg:x="3.795cm" svg:y="10.682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4.105cm" svg:y1="10.292cm" svg:x2="4.105cm" svg:y2="10.688cm">
          <text:p/>
        </draw:line>
        <draw:line draw:style-name="gr174" draw:text-style-name="P53" draw:layer="layout" svg:x1="4.455cm" svg:y1="10.647cm" svg:x2="4.314cm" svg:y2="10.788cm">
          <text:p/>
        </draw:line>
        <draw:custom-shape draw:style-name="gr288" draw:text-style-name="P83" draw:layer="layout" svg:width="0.616cm" svg:height="0.616cm" svg:x="3.8cm" svg:y="10.6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5.405cm" svg:y1="10.292cm" svg:x2="5.405cm" svg:y2="10.688cm">
          <text:p/>
        </draw:line>
        <draw:line draw:style-name="gr174" draw:text-style-name="P53" draw:layer="layout" svg:x1="5.755cm" svg:y1="10.647cm" svg:x2="5.614cm" svg:y2="10.788cm">
          <text:p/>
        </draw:line>
        <draw:custom-shape draw:style-name="gr288" draw:text-style-name="P83" draw:layer="layout" svg:width="0.616cm" svg:height="0.616cm" svg:x="5.1cm" svg:y="10.6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5.41cm" svg:y1="10.288cm" svg:x2="5.41cm" svg:y2="10.684cm">
          <text:p/>
        </draw:line>
        <draw:line draw:style-name="gr174" draw:text-style-name="P53" draw:layer="layout" svg:x1="5.76cm" svg:y1="10.643cm" svg:x2="5.619cm" svg:y2="10.784cm">
          <text:p/>
        </draw:line>
        <draw:custom-shape draw:style-name="gr288" draw:text-style-name="P83" draw:layer="layout" svg:width="0.616cm" svg:height="0.616cm" svg:x="5.105cm" svg:y="10.674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8.005cm" svg:y1="10.292cm" svg:x2="8.005cm" svg:y2="10.688cm">
          <text:p/>
        </draw:line>
        <draw:line draw:style-name="gr174" draw:text-style-name="P53" draw:layer="layout" svg:x1="8.355cm" svg:y1="10.647cm" svg:x2="8.214cm" svg:y2="10.788cm">
          <text:p/>
        </draw:line>
        <draw:custom-shape draw:style-name="gr288" draw:text-style-name="P83" draw:layer="layout" svg:width="0.616cm" svg:height="0.616cm" svg:x="7.7cm" svg:y="10.6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8.01cm" svg:y1="10.288cm" svg:x2="8.01cm" svg:y2="10.684cm">
          <text:p/>
        </draw:line>
        <draw:line draw:style-name="gr174" draw:text-style-name="P53" draw:layer="layout" svg:x1="8.36cm" svg:y1="10.643cm" svg:x2="8.219cm" svg:y2="10.784cm">
          <text:p/>
        </draw:line>
        <draw:custom-shape draw:style-name="gr288" draw:text-style-name="P83" draw:layer="layout" svg:width="0.616cm" svg:height="0.616cm" svg:x="7.705cm" svg:y="10.674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0.71cm" svg:y1="10.288cm" svg:x2="10.71cm" svg:y2="10.684cm">
          <text:p/>
        </draw:line>
        <draw:line draw:style-name="gr174" draw:text-style-name="P53" draw:layer="layout" svg:x1="11.06cm" svg:y1="10.643cm" svg:x2="10.919cm" svg:y2="10.784cm">
          <text:p/>
        </draw:line>
        <draw:custom-shape draw:style-name="gr288" draw:text-style-name="P83" draw:layer="layout" svg:width="0.616cm" svg:height="0.616cm" svg:x="10.405cm" svg:y="10.674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0.715cm" svg:y1="10.284cm" svg:x2="10.715cm" svg:y2="10.68cm">
          <text:p/>
        </draw:line>
        <draw:line draw:style-name="gr174" draw:text-style-name="P53" draw:layer="layout" svg:x1="11.065cm" svg:y1="10.639cm" svg:x2="10.924cm" svg:y2="10.78cm">
          <text:p/>
        </draw:line>
        <draw:custom-shape draw:style-name="gr288" draw:text-style-name="P83" draw:layer="layout" svg:width="0.616cm" svg:height="0.616cm" svg:x="10.41cm" svg:y="10.6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3.415cm" svg:y1="10.284cm" svg:x2="13.415cm" svg:y2="10.68cm">
          <text:p/>
        </draw:line>
        <draw:line draw:style-name="gr174" draw:text-style-name="P53" draw:layer="layout" svg:x1="13.765cm" svg:y1="10.639cm" svg:x2="13.624cm" svg:y2="10.78cm">
          <text:p/>
        </draw:line>
        <draw:custom-shape draw:style-name="gr288" draw:text-style-name="P83" draw:layer="layout" svg:width="0.616cm" svg:height="0.616cm" svg:x="13.11cm" svg:y="10.6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13.42cm" svg:y1="10.28cm" svg:x2="13.42cm" svg:y2="10.676cm">
          <text:p/>
        </draw:line>
        <draw:line draw:style-name="gr174" draw:text-style-name="P53" draw:layer="layout" svg:x1="13.77cm" svg:y1="10.635cm" svg:x2="13.629cm" svg:y2="10.776cm">
          <text:p/>
        </draw:line>
        <draw:custom-shape draw:style-name="gr288" draw:text-style-name="P83" draw:layer="layout" svg:width="0.616cm" svg:height="0.616cm" svg:x="13.115cm" svg:y="10.666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4" draw:layer="layout" svg:width="19.798cm" svg:height="11.136cm" svg:x="0.6cm" svg:y="2.257cm" draw:page-number="11" presentation:class="page"/>
          <draw:frame presentation:style-name="pr1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line draw:style-name="gr175" draw:text-style-name="P84" draw:layer="layout" svg:x1="11cm" svg:y1="6.5cm" svg:x2="11.69cm" svg:y2="6.5cm">
          <text:p/>
        </draw:line>
        <draw:line draw:style-name="gr175" draw:text-style-name="P84" draw:layer="layout" svg:x1="12.306cm" svg:y1="6.5cm" svg:x2="14.395cm" svg:y2="6.5cm">
          <text:p/>
        </draw:line>
        <draw:line draw:style-name="gr175" draw:text-style-name="P84" draw:layer="layout" svg:x1="15.011cm" svg:y1="6.5cm" svg:x2="17.087cm" svg:y2="6.5cm">
          <text:p/>
        </draw:line>
        <draw:line draw:style-name="gr175" draw:text-style-name="P84" draw:layer="layout" svg:x1="17.703cm" svg:y1="6.5cm" svg:x2="18.108cm" svg:y2="6.5cm">
          <text:p/>
        </draw:line>
        <draw:line draw:style-name="gr38" draw:text-style-name="P53" draw:layer="layout" svg:x1="1.9cm" svg:y1="1.9cm" svg:x2="15.9cm" svg:y2="1.9cm">
          <text:p/>
        </draw:line>
        <draw:line draw:style-name="gr38" draw:text-style-name="P53" draw:layer="layout" svg:x1="1.9cm" svg:y1="12.9cm" svg:x2="15.9cm" svg:y2="12.9cm">
          <text:p/>
        </draw:line>
        <draw:line draw:style-name="gr38" draw:text-style-name="P53" draw:layer="layout" svg:x1="0.8cm" svg:y1="15cm" svg:x2="0.8cm" svg:y2="2.2cm">
          <text:p/>
        </draw:line>
        <draw:line draw:style-name="gr38" draw:text-style-name="P53" draw:layer="layout" svg:x1="19.9cm" svg:y1="15cm" svg:x2="19.9cm" svg:y2="2.2cm">
          <text:p/>
        </draw:line>
        <draw:line draw:style-name="gr38" draw:text-style-name="P53" draw:layer="layout" svg:x1="10cm" svg:y1="15cm" svg:x2="10cm" svg:y2="2.2cm">
          <text:p/>
        </draw:line>
        <draw:line draw:style-name="gr292" draw:text-style-name="P84" draw:layer="layout" svg:x1="11.995cm" svg:y1="5.8cm" svg:x2="11.995cm" svg:y2="6.196cm">
          <text:p/>
        </draw:line>
        <draw:custom-shape draw:style-name="gr288" draw:text-style-name="P83" draw:layer="layout" svg:width="0.616cm" svg:height="0.616cm" svg:x="11.69cm" svg:y="6.186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2cm" svg:y1="5.796cm" svg:x2="12cm" svg:y2="6.192cm">
          <text:p/>
        </draw:line>
        <draw:line draw:style-name="gr293" draw:text-style-name="P84" draw:layer="layout" svg:x1="12.501cm" svg:y1="6cm" svg:x2="12.209cm" svg:y2="6.292cm">
          <text:p/>
        </draw:line>
        <draw:line draw:style-name="gr292" draw:text-style-name="P84" draw:layer="layout" svg:x1="14.7cm" svg:y1="5.796cm" svg:x2="14.7cm" svg:y2="6.192cm">
          <text:p/>
        </draw:line>
        <draw:custom-shape draw:style-name="gr288" draw:text-style-name="P83" draw:layer="layout" svg:width="0.616cm" svg:height="0.616cm" svg:x="14.395cm" svg:y="6.182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4.705cm" svg:y1="5.792cm" svg:x2="14.705cm" svg:y2="6.188cm">
          <text:p/>
        </draw:line>
        <draw:line draw:style-name="gr292" draw:text-style-name="P84" draw:layer="layout" svg:x1="17.405cm" svg:y1="5.792cm" svg:x2="17.405cm" svg:y2="6.188cm">
          <text:p/>
        </draw:line>
        <draw:custom-shape draw:style-name="gr288" draw:text-style-name="P83" draw:layer="layout" svg:width="0.616cm" svg:height="0.616cm" svg:x="17.1cm" svg:y="6.1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7.41cm" svg:y1="5.788cm" svg:x2="17.41cm" svg:y2="6.184cm">
          <text:p/>
        </draw:line>
        <draw:frame draw:style-name="gr294" draw:text-style-name="P85" draw:layer="layout" svg:width="2.306cm" svg:height="0.607cm" svg:x="12.002cm" svg:y="5.515cm">
          <draw:text-box>
            <text:p><text:span text:style-name="T57">W[</text:span><text:span text:style-name="T58">+</text:span><text:span text:style-name="T59">1</text:span><text:span text:style-name="T60">, 𝑓, </text:span><text:span text:style-name="T60">𝑓,]</text:span></text:p>
          </draw:text-box>
        </draw:frame>
        <draw:frame draw:style-name="gr295" draw:text-style-name="P85" draw:layer="layout" svg:width="2.697cm" svg:height="0.942cm" svg:x="14.703cm" svg:y="5.515cm">
          <draw:text-box>
            <text:p><text:span text:style-name="T57">W[</text:span><text:span text:style-name="T58">+</text:span><text:span text:style-name="T59">1</text:span><text:span text:style-name="T57">, </text:span><text:span text:style-name="T57">𝑓</text:span><text:span text:style-name="T58">+</text:span><text:span text:style-name="T59">1</text:span><text:span text:style-name="T60">, </text:span><text:span text:style-name="T60">𝑓,]</text:span></text:p>
          </draw:text-box>
        </draw:frame>
        <draw:frame draw:style-name="gr296" draw:text-style-name="P85" draw:layer="layout" svg:width="2.996cm" svg:height="0.908cm" svg:x="17.404cm" svg:y="5.515cm">
          <draw:text-box>
            <text:p><text:span text:style-name="T57">W[</text:span><text:span text:style-name="T58">+</text:span><text:span text:style-name="T59">1</text:span><text:span text:style-name="T57">, </text:span><text:span text:style-name="T57">𝑓</text:span><text:span text:style-name="T58">+</text:span><text:span text:style-name="T59">2</text:span><text:span text:style-name="T60">, </text:span><text:span text:style-name="T60">𝑓,]</text:span></text:p>
          </draw:text-box>
        </draw:frame>
        <draw:line draw:style-name="gr175" draw:text-style-name="P84" draw:layer="layout" svg:x1="11.001cm" svg:y1="4.501cm" svg:x2="11.691cm" svg:y2="4.501cm">
          <text:p/>
        </draw:line>
        <draw:line draw:style-name="gr175" draw:text-style-name="P84" draw:layer="layout" svg:x1="12.307cm" svg:y1="4.501cm" svg:x2="14.396cm" svg:y2="4.501cm">
          <text:p/>
        </draw:line>
        <draw:line draw:style-name="gr175" draw:text-style-name="P84" draw:layer="layout" svg:x1="15.012cm" svg:y1="4.501cm" svg:x2="17.088cm" svg:y2="4.501cm">
          <text:p/>
        </draw:line>
        <draw:line draw:style-name="gr175" draw:text-style-name="P84" draw:layer="layout" svg:x1="17.704cm" svg:y1="4.501cm" svg:x2="18.109cm" svg:y2="4.501cm">
          <text:p/>
        </draw:line>
        <draw:line draw:style-name="gr292" draw:text-style-name="P84" draw:layer="layout" svg:x1="11.996cm" svg:y1="3.801cm" svg:x2="11.996cm" svg:y2="4.197cm">
          <text:p/>
        </draw:line>
        <draw:custom-shape draw:style-name="gr288" draw:text-style-name="P83" draw:layer="layout" svg:width="0.616cm" svg:height="0.616cm" svg:x="11.691cm" svg:y="4.1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2.001cm" svg:y1="3.797cm" svg:x2="12.001cm" svg:y2="4.193cm">
          <text:p/>
        </draw:line>
        <draw:line draw:style-name="gr292" draw:text-style-name="P84" draw:layer="layout" svg:x1="14.701cm" svg:y1="3.797cm" svg:x2="14.701cm" svg:y2="4.193cm">
          <text:p/>
        </draw:line>
        <draw:custom-shape draw:style-name="gr288" draw:text-style-name="P83" draw:layer="layout" svg:width="0.616cm" svg:height="0.616cm" svg:x="14.396cm" svg:y="4.1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4.706cm" svg:y1="3.793cm" svg:x2="14.706cm" svg:y2="4.189cm">
          <text:p/>
        </draw:line>
        <draw:line draw:style-name="gr292" draw:text-style-name="P84" draw:layer="layout" svg:x1="17.406cm" svg:y1="3.793cm" svg:x2="17.406cm" svg:y2="4.189cm">
          <text:p/>
        </draw:line>
        <draw:custom-shape draw:style-name="gr288" draw:text-style-name="P83" draw:layer="layout" svg:width="0.616cm" svg:height="0.616cm" svg:x="17.101cm" svg:y="4.1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7.411cm" svg:y1="3.789cm" svg:x2="17.411cm" svg:y2="4.185cm">
          <text:p/>
        </draw:line>
        <draw:frame draw:style-name="gr297" draw:text-style-name="P85" draw:layer="layout" svg:width="2.238cm" svg:height="0.569cm" svg:x="10.081cm" svg:y="2.483cm">
          <draw:text-box>
            <text:p><text:span text:style-name="T60">I[+𝑓,</text:span><text:span text:style-name="T60">+𝑓,,]</text:span></text:p>
          </draw:text-box>
        </draw:frame>
        <draw:frame draw:style-name="gr298" draw:text-style-name="P85" draw:layer="layout" svg:width="1.967cm" svg:height="0.569cm" svg:x="12.003cm" svg:y="3.516cm">
          <draw:text-box>
            <text:p><text:span text:style-name="T60">W[, </text:span><text:span text:style-name="T60">𝑓, 𝑓,]</text:span></text:p>
          </draw:text-box>
        </draw:frame>
        <draw:frame draw:style-name="gr299" draw:text-style-name="P85" draw:layer="layout" svg:width="2.577cm" svg:height="0.607cm" svg:x="12.571cm" svg:y="2.427cm">
          <draw:text-box>
            <text:p><text:span text:style-name="T57">I[+𝑓</text:span><text:span text:style-name="T58">+</text:span><text:span text:style-name="T59">1</text:span><text:span text:style-name="T60">,</text:span><text:span text:style-name="T60">+𝑓,,]</text:span></text:p>
          </draw:text-box>
        </draw:frame>
        <draw:frame draw:style-name="gr300" draw:text-style-name="P85" draw:layer="layout" svg:width="2.92cm" svg:height="0.925cm" svg:x="14.704cm" svg:y="3.516cm">
          <draw:text-box>
            <text:p><text:span text:style-name="T57">W[, </text:span><text:span text:style-name="T57">𝑓</text:span><text:span text:style-name="T58">+</text:span><text:span text:style-name="T59">1</text:span><text:span text:style-name="T60">, </text:span><text:span text:style-name="T60">𝑓,]</text:span></text:p>
          </draw:text-box>
        </draw:frame>
        <draw:frame draw:style-name="gr299" draw:text-style-name="P85" draw:layer="layout" svg:width="2.577cm" svg:height="0.607cm" svg:x="15.172cm" svg:y="2.427cm">
          <draw:text-box>
            <text:p><text:span text:style-name="T57">I[+𝑓</text:span><text:span text:style-name="T58">+</text:span><text:span text:style-name="T59">2</text:span><text:span text:style-name="T60">,</text:span><text:span text:style-name="T60">+𝑓,,]</text:span></text:p>
          </draw:text-box>
        </draw:frame>
        <draw:frame draw:style-name="gr301" draw:text-style-name="P85" draw:layer="layout" svg:width="2.596cm" svg:height="0.607cm" svg:x="17.405cm" svg:y="3.516cm">
          <draw:text-box>
            <text:p><text:span text:style-name="T57">W[, </text:span><text:span text:style-name="T57">𝑓</text:span><text:span text:style-name="T58">+</text:span><text:span text:style-name="T59">2</text:span><text:span text:style-name="T60">, </text:span><text:span text:style-name="T60">𝑓,]</text:span></text:p>
          </draw:text-box>
        </draw:frame>
        <draw:line draw:style-name="gr38" draw:text-style-name="P53" draw:layer="layout" svg:x1="1.9cm" svg:y1="7.2cm" svg:x2="15.9cm" svg:y2="7.2cm">
          <text:p/>
        </draw:line>
        <draw:frame draw:style-name="gr301" draw:text-style-name="P85" draw:layer="layout" svg:width="2.596cm" svg:height="0.607cm" svg:x="17.904cm" svg:y="6.215cm">
          <draw:text-box>
            <text:p><text:span text:style-name="T57">O[,,,</text:span><text:span text:style-name="T58">+</text:span><text:span text:style-name="T59">1</text:span><text:span text:style-name="T60">]</text:span></text:p>
          </draw:text-box>
        </draw:frame>
        <draw:frame draw:style-name="gr302" draw:text-style-name="P85" draw:layer="layout" svg:width="2.596cm" svg:height="0.569cm" svg:x="17.904cm" svg:y="4.216cm">
          <draw:text-box>
            <text:p><text:span text:style-name="T60">O[,,,</text:span><text:span text:style-name="T60">]</text:span></text:p>
          </draw:text-box>
        </draw:frame>
        <draw:frame draw:style-name="gr301" draw:text-style-name="P85" draw:layer="layout" svg:width="2.596cm" svg:height="0.607cm" svg:x="9.904cm" svg:y="5.916cm">
          <draw:text-box>
            <text:p><text:span text:style-name="T57">O[,,,</text:span><text:span text:style-name="T58">+</text:span><text:span text:style-name="T59">1</text:span><text:span text:style-name="T60">]</text:span></text:p>
          </draw:text-box>
        </draw:frame>
        <draw:frame draw:style-name="gr302" draw:text-style-name="P85" draw:layer="layout" svg:width="2.596cm" svg:height="0.569cm" svg:x="9.904cm" svg:y="4.017cm">
          <draw:text-box>
            <text:p><text:span text:style-name="T60">O[,,,</text:span><text:span text:style-name="T60">]</text:span></text:p>
          </draw:text-box>
        </draw:frame>
        <draw:line draw:style-name="gr303" draw:text-style-name="P84" draw:layer="layout" svg:x1="11.261cm" svg:y1="3cm" svg:x2="12.003cm" svg:y2="3.816cm">
          <text:p/>
        </draw:line>
        <draw:line draw:style-name="gr303" draw:text-style-name="P84" draw:layer="layout" svg:x1="11.5cm" svg:y1="5.263cm" svg:x2="11.995cm" svg:y2="5.807cm">
          <text:p/>
        </draw:line>
        <draw:line draw:style-name="gr303" draw:text-style-name="P84" draw:layer="layout" svg:x1="11.5cm" svg:y1="3.262cm" svg:x2="11.5cm" svg:y2="5.263cm">
          <text:p/>
        </draw:line>
        <draw:line draw:style-name="gr303" draw:text-style-name="P84" draw:layer="layout" svg:x1="13.969cm" svg:y1="2.985cm" svg:x2="14.711cm" svg:y2="3.801cm">
          <text:p/>
        </draw:line>
        <draw:line draw:style-name="gr303" draw:text-style-name="P84" draw:layer="layout" svg:x1="14.208cm" svg:y1="5.248cm" svg:x2="14.703cm" svg:y2="5.792cm">
          <text:p/>
        </draw:line>
        <draw:line draw:style-name="gr303" draw:text-style-name="P84" draw:layer="layout" svg:x1="14.208cm" svg:y1="3.247cm" svg:x2="14.208cm" svg:y2="5.248cm">
          <text:p/>
        </draw:line>
        <draw:line draw:style-name="gr303" draw:text-style-name="P84" draw:layer="layout" svg:x1="16.669cm" svg:y1="2.982cm" svg:x2="17.411cm" svg:y2="3.798cm">
          <text:p/>
        </draw:line>
        <draw:line draw:style-name="gr303" draw:text-style-name="P84" draw:layer="layout" svg:x1="16.908cm" svg:y1="5.245cm" svg:x2="17.403cm" svg:y2="5.789cm">
          <text:p/>
        </draw:line>
        <draw:line draw:style-name="gr303" draw:text-style-name="P84" draw:layer="layout" svg:x1="16.908cm" svg:y1="3.244cm" svg:x2="16.908cm" svg:y2="5.245cm">
          <text:p/>
        </draw:line>
        <draw:line draw:style-name="gr293" draw:text-style-name="P84" draw:layer="layout" svg:x1="12.506cm" svg:y1="3.995cm" svg:x2="12.214cm" svg:y2="4.287cm">
          <text:p/>
        </draw:line>
        <draw:line draw:style-name="gr293" draw:text-style-name="P84" draw:layer="layout" svg:x1="15.211cm" svg:y1="3.99cm" svg:x2="14.919cm" svg:y2="4.282cm">
          <text:p/>
        </draw:line>
        <draw:line draw:style-name="gr293" draw:text-style-name="P84" draw:layer="layout" svg:x1="17.916cm" svg:y1="3.985cm" svg:x2="17.624cm" svg:y2="4.277cm">
          <text:p/>
        </draw:line>
        <draw:line draw:style-name="gr293" draw:text-style-name="P84" draw:layer="layout" svg:x1="15.217cm" svg:y1="5.986cm" svg:x2="14.925cm" svg:y2="6.278cm">
          <text:p/>
        </draw:line>
        <draw:line draw:style-name="gr293" draw:text-style-name="P84" draw:layer="layout" svg:x1="17.922cm" svg:y1="5.981cm" svg:x2="17.63cm" svg:y2="6.273cm">
          <text:p/>
        </draw:line>
        <draw:frame draw:style-name="gr304" draw:text-style-name="P85" draw:layer="layout" svg:width="6.501cm" svg:height="2.159cm" svg:x="2.201cm" svg:y="3.801cm">
          <draw:text-box>
            <text:p><text:span text:style-name="T60">O[,,,</text:span><text:span text:style-name="T60">]</text:span><text:span text:style-name="T60">+=I[</text:span><text:span text:style-name="T60">+𝑓,</text:span><text:span text:style-name="T60">+𝑓,,]</text:span><text:span text:style-name="T60">×W</text:span><text:span text:style-name="T60">[, 𝑓, </text:span><text:span text:style-name="T60">𝑓,]</text:span></text:p>
            <text:p><text:span text:style-name="T60">O[,,,</text:span><text:span text:style-name="T60">]</text:span><text:span text:style-name="T60">+=I[</text:span><text:span text:style-name="T60">+𝑓+1</text:span><text:span text:style-name="T60">,+𝑓,,</text:span><text:span text:style-name="T60">]×</text:span><text:span text:style-name="T60">W[, </text:span><text:span text:style-name="T60">𝑓+1, </text:span><text:span text:style-name="T60">𝑓,]</text:span><text:span text:style-name="T60"><text:line-break/></text:span><text:span text:style-name="T60">O[,,,</text:span><text:span text:style-name="T60">]</text:span><text:span text:style-name="T60">+=I[</text:span><text:span text:style-name="T60">+𝑓+2</text:span><text:span text:style-name="T60">,+𝑓,,</text:span><text:span text:style-name="T60">]×</text:span><text:span text:style-name="T60">W[, </text:span><text:span text:style-name="T60">𝑓+2, </text:span><text:span text:style-name="T60">𝑓,]</text:span><text:span text:style-name="T60"><text:line-break/></text:span><text:span text:style-name="T60">O[,,,</text:span><text:span text:style-name="T60">+1]+</text:span><text:span text:style-name="T60">=I[+</text:span><text:span text:style-name="T60">𝑓,</text:span><text:span text:style-name="T60">+𝑓,,]</text:span><text:span text:style-name="T60">×W</text:span><text:span text:style-name="T60">[+1, </text:span><text:span text:style-name="T60">𝑓, 𝑓,]</text:span><text:span text:style-name="T60"><text:line-break/></text:span><text:span text:style-name="T60">O[,,,</text:span><text:span text:style-name="T60">+1]+</text:span><text:span text:style-name="T60">=I[+</text:span><text:span text:style-name="T60">𝑓+1,</text:span><text:span text:style-name="T60">+𝑓,,]</text:span><text:span text:style-name="T60">×W</text:span><text:span text:style-name="T60">[+1, </text:span><text:span text:style-name="T60">𝑓+1, </text:span><text:span text:style-name="T60">𝑓,]</text:span><text:span text:style-name="T60"><text:line-break/></text:span><text:span text:style-name="T60">O[,,,</text:span><text:span text:style-name="T60">+1]+</text:span><text:span text:style-name="T60">=I[+</text:span><text:span text:style-name="T60">𝑓+2,</text:span><text:span text:style-name="T60">+𝑓,,]</text:span><text:span text:style-name="T60">×W</text:span><text:span text:style-name="T60">[+1, </text:span><text:span text:style-name="T60">𝑓+2, </text:span><text:span text:style-name="T60">𝑓,]</text:span></text:p>
          </draw:text-box>
        </draw:frame>
        <draw:frame draw:style-name="gr305" draw:text-style-name="P85" draw:layer="layout" svg:width="6.967cm" svg:height="2.159cm" svg:x="2.202cm" svg:y="8.802cm">
          <draw:text-box>
            <text:p><text:span text:style-name="T60">O[,,,</text:span><text:span text:style-name="T60">]+=</text:span><text:span text:style-name="T60"><text:tab/></text:span><text:span text:style-name="T60">I[+𝑓,</text:span><text:span text:style-name="T60">+𝑓,,]</text:span><text:span text:style-name="T60">×</text:span><text:span text:style-name="T60"><text:tab/></text:span><text:span text:style-name="T60">W[, </text:span><text:span text:style-name="T60">𝑓, 𝑓,]</text:span></text:p>
            <text:p><text:span text:style-name="T57">O[+</text:span><text:span text:style-name="T57">1,+1</text:span><text:span text:style-name="T57">,,]+</text:span><text:span text:style-name="T57">=</text:span><text:span text:style-name="T57"><text:tab/></text:span><text:span text:style-name="T57">I[+1</text:span><text:span text:style-name="T57">+𝑓,</text:span><text:span text:style-name="T57">+𝑓,</text:span><text:span text:style-name="T57">+1,]</text:span><text:span text:style-name="T57">×</text:span><text:span text:style-name="T57"><text:tab/></text:span><text:span text:style-name="T57">W[, </text:span><text:span text:style-name="T57">𝑓, 𝑓,]</text:span><text:span text:style-name="T57"><text:line-break/></text:span><text:span text:style-name="T57">O[+</text:span><text:span text:style-name="T57">2,,,]</text:span><text:span text:style-name="T57">+=</text:span><text:span text:style-name="T57"><text:tab/></text:span><text:span text:style-name="T57">I[+𝑓,</text:span><text:span text:style-name="T57">+𝑓,</text:span><text:span text:style-name="T57">+2,]</text:span><text:span text:style-name="T57">×</text:span><text:span text:style-name="T57"><text:tab/></text:span><text:span text:style-name="T57">W[, </text:span><text:span text:style-name="T57">𝑓, 𝑓,]</text:span><text:span text:style-name="T57"><text:line-break/></text:span><text:span text:style-name="T57">O[,</text:span><text:span text:style-name="T57">+1,,]</text:span><text:span text:style-name="T57">+=</text:span><text:span text:style-name="T57"><text:tab/></text:span><text:span text:style-name="T57">I[+1</text:span><text:span text:style-name="T57">+𝑓,</text:span><text:span text:style-name="T57">+𝑓,,]</text:span><text:span text:style-name="T57">×</text:span><text:span text:style-name="T57"><text:tab/></text:span><text:span text:style-name="T57">W[, </text:span><text:span text:style-name="T57">𝑓, 𝑓,]</text:span><text:span text:style-name="T57"><text:line-break/></text:span><text:span text:style-name="T57">O[+</text:span><text:span text:style-name="T57">1,,,]</text:span><text:span text:style-name="T57">+=</text:span><text:span text:style-name="T57"><text:tab/></text:span><text:span text:style-name="T57">I[+𝑓,</text:span><text:span text:style-name="T57">+𝑓,</text:span><text:span text:style-name="T57">+1,]</text:span><text:span text:style-name="T57">×</text:span><text:span text:style-name="T57"><text:tab/></text:span><text:span text:style-name="T57">W[, </text:span><text:span text:style-name="T57">𝑓, 𝑓,]</text:span><text:span text:style-name="T57"><text:line-break/></text:span><text:span text:style-name="T57">O[+</text:span><text:span text:style-name="T57">2,+1</text:span><text:span text:style-name="T57">,,]+</text:span><text:span text:style-name="T57">=</text:span><text:span text:style-name="T57"><text:tab/></text:span><text:span text:style-name="T57">I[+1</text:span><text:span text:style-name="T57">+𝑓,</text:span><text:span text:style-name="T57">+𝑓,</text:span><text:span text:style-name="T57">+2</text:span><text:span text:style-name="T60">,]</text:span><text:span text:style-name="T60">×</text:span><text:span text:style-name="T60"><text:tab/></text:span><text:span text:style-name="T60">W[, </text:span><text:span text:style-name="T60">𝑓, 𝑓,]</text:span></text:p>
          </draw:text-box>
        </draw:frame>
        <draw:line draw:style-name="gr175" draw:text-style-name="P84" draw:layer="layout" svg:x1="11cm" svg:y1="12.101cm" svg:x2="11.69cm" svg:y2="12.101cm">
          <text:p/>
        </draw:line>
        <draw:line draw:style-name="gr292" draw:text-style-name="P84" draw:layer="layout" svg:x1="11.995cm" svg:y1="11.401cm" svg:x2="11.995cm" svg:y2="11.797cm">
          <text:p/>
        </draw:line>
        <draw:custom-shape draw:style-name="gr288" draw:text-style-name="P83" draw:layer="layout" svg:width="0.616cm" svg:height="0.616cm" svg:x="11.69cm" svg:y="11.7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2cm" svg:y1="11.397cm" svg:x2="12cm" svg:y2="11.793cm">
          <text:p/>
        </draw:line>
        <draw:line draw:style-name="gr293" draw:text-style-name="P84" draw:layer="layout" svg:x1="12.501cm" svg:y1="11.601cm" svg:x2="12.209cm" svg:y2="11.893cm">
          <text:p/>
        </draw:line>
        <draw:line draw:style-name="gr292" draw:text-style-name="P84" draw:layer="layout" svg:x1="14.7cm" svg:y1="11.397cm" svg:x2="14.7cm" svg:y2="11.793cm">
          <text:p/>
        </draw:line>
        <draw:custom-shape draw:style-name="gr288" draw:text-style-name="P83" draw:layer="layout" svg:width="0.616cm" svg:height="0.616cm" svg:x="14.395cm" svg:y="11.7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4.705cm" svg:y1="11.393cm" svg:x2="14.705cm" svg:y2="11.789cm">
          <text:p/>
        </draw:line>
        <draw:line draw:style-name="gr292" draw:text-style-name="P84" draw:layer="layout" svg:x1="17.405cm" svg:y1="11.393cm" svg:x2="17.405cm" svg:y2="11.789cm">
          <text:p/>
        </draw:line>
        <draw:custom-shape draw:style-name="gr288" draw:text-style-name="P83" draw:layer="layout" svg:width="0.616cm" svg:height="0.616cm" svg:x="17.1cm" svg:y="11.7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7.41cm" svg:y1="11.389cm" svg:x2="17.41cm" svg:y2="11.785cm">
          <text:p/>
        </draw:line>
        <draw:line draw:style-name="gr175" draw:text-style-name="P84" draw:layer="layout" svg:x1="11.001cm" svg:y1="10.102cm" svg:x2="11.691cm" svg:y2="10.102cm">
          <text:p/>
        </draw:line>
        <draw:line draw:style-name="gr292" draw:text-style-name="P84" draw:layer="layout" svg:x1="11.996cm" svg:y1="9.402cm" svg:x2="11.996cm" svg:y2="9.798cm">
          <text:p/>
        </draw:line>
        <draw:custom-shape draw:style-name="gr288" draw:text-style-name="P83" draw:layer="layout" svg:width="0.616cm" svg:height="0.616cm" svg:x="11.691cm" svg:y="9.78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2.001cm" svg:y1="9.398cm" svg:x2="12.001cm" svg:y2="9.794cm">
          <text:p/>
        </draw:line>
        <draw:line draw:style-name="gr292" draw:text-style-name="P84" draw:layer="layout" svg:x1="14.701cm" svg:y1="9.398cm" svg:x2="14.701cm" svg:y2="9.794cm">
          <text:p/>
        </draw:line>
        <draw:custom-shape draw:style-name="gr288" draw:text-style-name="P83" draw:layer="layout" svg:width="0.616cm" svg:height="0.616cm" svg:x="14.396cm" svg:y="9.784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4.706cm" svg:y1="9.394cm" svg:x2="14.706cm" svg:y2="9.79cm">
          <text:p/>
        </draw:line>
        <draw:line draw:style-name="gr292" draw:text-style-name="P84" draw:layer="layout" svg:x1="17.406cm" svg:y1="9.394cm" svg:x2="17.406cm" svg:y2="9.79cm">
          <text:p/>
        </draw:line>
        <draw:custom-shape draw:style-name="gr288" draw:text-style-name="P83" draw:layer="layout" svg:width="0.616cm" svg:height="0.616cm" svg:x="17.101cm" svg:y="9.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7.411cm" svg:y1="9.39cm" svg:x2="17.411cm" svg:y2="9.786cm">
          <text:p/>
        </draw:line>
        <draw:frame draw:style-name="gr297" draw:text-style-name="P85" draw:layer="layout" svg:width="2.238cm" svg:height="0.569cm" svg:x="9.781cm" svg:y="9.084cm">
          <draw:text-box>
            <text:p><text:span text:style-name="T60">I[+𝑓,</text:span><text:span text:style-name="T60">+𝑓,,]</text:span></text:p>
          </draw:text-box>
        </draw:frame>
        <draw:frame draw:style-name="gr298" draw:text-style-name="P85" draw:layer="layout" svg:width="1.967cm" svg:height="0.569cm" svg:x="17.603cm" svg:y="8.917cm">
          <draw:text-box>
            <text:p><text:span text:style-name="T60">W[, </text:span><text:span text:style-name="T60">𝑓, 𝑓,]</text:span></text:p>
          </draw:text-box>
        </draw:frame>
        <draw:frame draw:style-name="gr299" draw:text-style-name="P85" draw:layer="layout" svg:width="2.577cm" svg:height="0.607cm" svg:x="12.171cm" svg:y="9.028cm">
          <draw:text-box>
            <text:p><text:span text:style-name="T57">I[+𝑓,</text:span><text:span text:style-name="T57">+𝑓,</text:span><text:span text:style-name="T58">+</text:span><text:span text:style-name="T59">1</text:span><text:span text:style-name="T60">,]</text:span></text:p>
          </draw:text-box>
        </draw:frame>
        <draw:frame draw:style-name="gr299" draw:text-style-name="P85" draw:layer="layout" svg:width="2.577cm" svg:height="0.607cm" svg:x="14.872cm" svg:y="9.028cm">
          <draw:text-box>
            <text:p><text:span text:style-name="T57">I[+𝑓,</text:span><text:span text:style-name="T57">+𝑓,</text:span><text:span text:style-name="T58">+</text:span><text:span text:style-name="T59">2</text:span><text:span text:style-name="T60">,]</text:span></text:p>
          </draw:text-box>
        </draw:frame>
        <draw:frame draw:style-name="gr302" draw:text-style-name="P85" draw:layer="layout" svg:width="2.596cm" svg:height="0.569cm" svg:x="10.304cm" svg:y="11.617cm">
          <draw:text-box>
            <text:p><text:span text:style-name="T57">O[,,,</text:span><text:span text:style-name="T60">]</text:span></text:p>
          </draw:text-box>
        </draw:frame>
        <draw:frame draw:style-name="gr302" draw:text-style-name="P85" draw:layer="layout" svg:width="2.596cm" svg:height="0.569cm" svg:x="10.304cm" svg:y="9.618cm">
          <draw:text-box>
            <text:p><text:span text:style-name="T60">O[,,,</text:span><text:span text:style-name="T60">]</text:span></text:p>
          </draw:text-box>
        </draw:frame>
        <draw:line draw:style-name="gr303" draw:text-style-name="P84" draw:layer="layout" svg:x1="11.8cm" svg:y1="11.194cm" svg:x2="11.995cm" svg:y2="11.408cm">
          <text:p/>
        </draw:line>
        <draw:line draw:style-name="gr306" draw:text-style-name="P84" draw:layer="layout" svg:x1="17.91cm" svg:y1="9.598cm" svg:x2="17.91cm" svg:y2="11.599cm">
          <text:p/>
        </draw:line>
        <draw:line draw:style-name="gr293" draw:text-style-name="P84" draw:layer="layout" svg:x1="12.502cm" svg:y1="9.6cm" svg:x2="12.214cm" svg:y2="9.888cm">
          <text:p/>
        </draw:line>
        <draw:line draw:style-name="gr293" draw:text-style-name="P84" draw:layer="layout" svg:x1="15.211cm" svg:y1="9.591cm" svg:x2="14.919cm" svg:y2="9.883cm">
          <text:p/>
        </draw:line>
        <draw:line draw:style-name="gr293" draw:text-style-name="P84" draw:layer="layout" svg:x1="18.102cm" svg:y1="9.4cm" svg:x2="17.624cm" svg:y2="9.878cm">
          <text:p/>
        </draw:line>
        <draw:line draw:style-name="gr293" draw:text-style-name="P84" draw:layer="layout" svg:x1="15.217cm" svg:y1="11.587cm" svg:x2="14.925cm" svg:y2="11.879cm">
          <text:p/>
        </draw:line>
        <draw:line draw:style-name="gr293" draw:text-style-name="P84" draw:layer="layout" svg:x1="17.912cm" svg:y1="11.592cm" svg:x2="17.63cm" svg:y2="11.874cm">
          <text:p/>
        </draw:line>
        <draw:line draw:style-name="gr306" draw:text-style-name="P84" draw:layer="layout" svg:x1="17.922cm" svg:y1="11.592cm" svg:x2="12.5cm" svg:y2="11.592cm">
          <text:p/>
        </draw:line>
        <draw:line draw:style-name="gr306" draw:text-style-name="P84" draw:layer="layout" svg:x1="17.922cm" svg:y1="9.6cm" svg:x2="12.5cm" svg:y2="9.6cm">
          <text:p/>
        </draw:line>
        <draw:line draw:style-name="gr175" draw:text-style-name="P84" draw:layer="layout" svg:x1="12.302cm" svg:y1="12.101cm" svg:x2="13cm" svg:y2="12.101cm">
          <text:p/>
        </draw:line>
        <draw:line draw:style-name="gr175" draw:text-style-name="P84" draw:layer="layout" svg:x1="13.697cm" svg:y1="12.101cm" svg:x2="14.395cm" svg:y2="12.101cm">
          <text:p/>
        </draw:line>
        <draw:line draw:style-name="gr175" draw:text-style-name="P84" draw:layer="layout" svg:x1="14.992cm" svg:y1="12.101cm" svg:x2="15.69cm" svg:y2="12.101cm">
          <text:p/>
        </draw:line>
        <draw:line draw:style-name="gr175" draw:text-style-name="P84" draw:layer="layout" svg:x1="16.387cm" svg:y1="12.101cm" svg:x2="17.085cm" svg:y2="12.101cm">
          <text:p/>
        </draw:line>
        <draw:line draw:style-name="gr175" draw:text-style-name="P84" draw:layer="layout" svg:x1="17.72cm" svg:y1="12.101cm" svg:x2="18.418cm" svg:y2="12.101cm">
          <text:p/>
        </draw:line>
        <draw:line draw:style-name="gr175" draw:text-style-name="P84" draw:layer="layout" svg:x1="12.297cm" svg:y1="10.101cm" svg:x2="12.995cm" svg:y2="10.101cm">
          <text:p/>
        </draw:line>
        <draw:line draw:style-name="gr175" draw:text-style-name="P84" draw:layer="layout" svg:x1="13.692cm" svg:y1="10.101cm" svg:x2="14.39cm" svg:y2="10.101cm">
          <text:p/>
        </draw:line>
        <draw:line draw:style-name="gr175" draw:text-style-name="P84" draw:layer="layout" svg:x1="14.987cm" svg:y1="10.101cm" svg:x2="15.685cm" svg:y2="10.101cm">
          <text:p/>
        </draw:line>
        <draw:line draw:style-name="gr175" draw:text-style-name="P84" draw:layer="layout" svg:x1="16.382cm" svg:y1="10.101cm" svg:x2="17.08cm" svg:y2="10.101cm">
          <text:p/>
        </draw:line>
        <draw:line draw:style-name="gr175" draw:text-style-name="P84" draw:layer="layout" svg:x1="17.715cm" svg:y1="10.101cm" svg:x2="18.413cm" svg:y2="10.101cm">
          <text:p/>
        </draw:line>
        <draw:frame draw:style-name="gr302" draw:text-style-name="P85" draw:layer="layout" svg:width="2.596cm" svg:height="0.569cm" svg:x="14.804cm" svg:y="10.018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2.104cm" svg:y="12.019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2.104cm" svg:y="10.019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7.504cm" svg:y="10.019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3.004cm" svg:y="9.619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5.704cm" svg:y="9.62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4.804cm" svg:y="12.019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7.504cm" svg:y="12.02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3.004cm" svg:y="11.62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5.704cm" svg:y="11.621cm">
          <draw:text-box>
            <text:p><text:span text:style-name="T60">O[,,,</text:span><text:span text:style-name="T60">]</text:span></text:p>
          </draw:text-box>
        </draw:frame>
        <draw:line draw:style-name="gr303" draw:text-style-name="P84" draw:layer="layout" svg:x1="11.801cm" svg:y1="9.194cm" svg:x2="11.996cm" svg:y2="9.408cm">
          <text:p/>
        </draw:line>
        <draw:line draw:style-name="gr303" draw:text-style-name="P84" draw:layer="layout" svg:x1="14.511cm" svg:y1="11.194cm" svg:x2="14.706cm" svg:y2="11.408cm">
          <text:p/>
        </draw:line>
        <draw:line draw:style-name="gr303" draw:text-style-name="P84" draw:layer="layout" svg:x1="14.512cm" svg:y1="9.194cm" svg:x2="14.707cm" svg:y2="9.408cm">
          <text:p/>
        </draw:line>
        <draw:line draw:style-name="gr303" draw:text-style-name="P84" draw:layer="layout" svg:x1="17.222cm" svg:y1="11.194cm" svg:x2="17.417cm" svg:y2="11.408cm">
          <text:p/>
        </draw:line>
        <draw:line draw:style-name="gr303" draw:text-style-name="P84" draw:layer="layout" svg:x1="17.223cm" svg:y1="9.194cm" svg:x2="17.418cm" svg:y2="9.408cm">
          <text:p/>
        </draw:line>
        <presentation:notes draw:style-name="dp2">
          <draw:page-thumbnail draw:style-name="gr74" draw:layer="layout" svg:width="19.798cm" svg:height="11.136cm" svg:x="0.6cm" svg:y="2.257cm" draw:page-number="12" presentation:class="page"/>
          <draw:frame presentation:style-name="pr1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307" draw:text-style-name="P86" draw:layer="layout" svg:width="7.6cm" svg:height="4.408cm" svg:x="17cm" svg:y="6.392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86" draw:layer="layout" svg:width="10.3cm" svg:height="3.608cm" svg:x="15.7cm" svg:y="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86" draw:layer="layout" svg:width="5cm" svg:height="7.855cm" svg:x="7.9cm" svg:y="2.54cm">
          <text:p/>
          <draw:enhanced-geometry svg:viewBox="0 0 21600 21600" draw:type="rectangle" draw:enhanced-path="M 0 0 L 21600 0 21600 21600 0 21600 0 0 Z N"/>
        </draw:custom-shape>
        <draw:line draw:style-name="gr175" draw:text-style-name="P84" draw:layer="layout" svg:x1="17.2cm" svg:y1="5.4cm" svg:x2="17.89cm" svg:y2="5.4cm">
          <text:p/>
        </draw:line>
        <draw:line draw:style-name="gr175" draw:text-style-name="P84" draw:layer="layout" svg:x1="18.506cm" svg:y1="5.4cm" svg:x2="20.595cm" svg:y2="5.4cm">
          <text:p/>
        </draw:line>
        <draw:line draw:style-name="gr175" draw:text-style-name="P84" draw:layer="layout" svg:x1="21.211cm" svg:y1="5.4cm" svg:x2="23.287cm" svg:y2="5.4cm">
          <text:p/>
        </draw:line>
        <draw:line draw:style-name="gr175" draw:text-style-name="P84" draw:layer="layout" svg:x1="23.903cm" svg:y1="5.4cm" svg:x2="24.308cm" svg:y2="5.4cm">
          <text:p/>
        </draw:line>
        <draw:line draw:style-name="gr38" draw:text-style-name="P53" draw:layer="layout" svg:x1="5.3cm" svg:y1="2cm" svg:x2="26.8cm" svg:y2="2cm">
          <text:p/>
        </draw:line>
        <draw:line draw:style-name="gr38" draw:text-style-name="P53" draw:layer="layout" svg:x1="2.8cm" svg:y1="11.2cm" svg:x2="26.8cm" svg:y2="11.2cm">
          <text:p/>
        </draw:line>
        <draw:line draw:style-name="gr38" draw:text-style-name="P53" draw:layer="layout" svg:x1="2.8cm" svg:y1="15.5cm" svg:x2="2.8cm" svg:y2="11.2cm">
          <text:p/>
        </draw:line>
        <draw:line draw:style-name="gr38" draw:text-style-name="P53" draw:layer="layout" svg:x1="26.8cm" svg:y1="15.395cm" svg:x2="26.8cm" svg:y2="2cm">
          <text:p/>
        </draw:line>
        <draw:line draw:style-name="gr292" draw:text-style-name="P84" draw:layer="layout" svg:x1="18.195cm" svg:y1="4.7cm" svg:x2="18.195cm" svg:y2="5.096cm">
          <text:p/>
        </draw:line>
        <draw:custom-shape draw:style-name="gr288" draw:text-style-name="P83" draw:layer="layout" svg:width="0.616cm" svg:height="0.616cm" svg:x="17.89cm" svg:y="5.086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8.2cm" svg:y1="4.696cm" svg:x2="18.2cm" svg:y2="5.092cm">
          <text:p/>
        </draw:line>
        <draw:line draw:style-name="gr293" draw:text-style-name="P84" draw:layer="layout" svg:x1="18.701cm" svg:y1="4.9cm" svg:x2="18.409cm" svg:y2="5.192cm">
          <text:p/>
        </draw:line>
        <draw:line draw:style-name="gr292" draw:text-style-name="P84" draw:layer="layout" svg:x1="20.9cm" svg:y1="4.696cm" svg:x2="20.9cm" svg:y2="5.092cm">
          <text:p/>
        </draw:line>
        <draw:custom-shape draw:style-name="gr288" draw:text-style-name="P83" draw:layer="layout" svg:width="0.616cm" svg:height="0.616cm" svg:x="20.595cm" svg:y="5.082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0.905cm" svg:y1="4.692cm" svg:x2="20.905cm" svg:y2="5.088cm">
          <text:p/>
        </draw:line>
        <draw:line draw:style-name="gr292" draw:text-style-name="P84" draw:layer="layout" svg:x1="23.605cm" svg:y1="4.692cm" svg:x2="23.605cm" svg:y2="5.088cm">
          <text:p/>
        </draw:line>
        <draw:custom-shape draw:style-name="gr288" draw:text-style-name="P83" draw:layer="layout" svg:width="0.616cm" svg:height="0.616cm" svg:x="23.3cm" svg:y="5.0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3.61cm" svg:y1="4.688cm" svg:x2="23.61cm" svg:y2="5.084cm">
          <text:p/>
        </draw:line>
        <draw:frame draw:style-name="gr310" draw:text-style-name="P85" draw:layer="layout" svg:width="2.268cm" svg:height="0.569cm" svg:x="18.175cm" svg:y="4.515cm">
          <draw:text-box>
            <text:p><text:span text:style-name="T57">W[+</text:span><text:span text:style-name="T57">1</text:span><text:span text:style-name="T60">, </text:span><text:span text:style-name="T60">𝑓, 𝑓,]</text:span></text:p>
          </draw:text-box>
        </draw:frame>
        <draw:frame draw:style-name="gr295" draw:text-style-name="P85" draw:layer="layout" svg:width="2.697cm" svg:height="0.942cm" svg:x="20.876cm" svg:y="4.515cm">
          <draw:text-box>
            <text:p><text:span text:style-name="T57">W[+</text:span><text:span text:style-name="T57">1, </text:span><text:span text:style-name="T57">𝑓+1</text:span><text:span text:style-name="T60">, </text:span><text:span text:style-name="T60">𝑓,]</text:span></text:p>
          </draw:text-box>
        </draw:frame>
        <draw:frame draw:style-name="gr296" draw:text-style-name="P85" draw:layer="layout" svg:width="2.996cm" svg:height="0.908cm" svg:x="23.577cm" svg:y="4.515cm">
          <draw:text-box>
            <text:p><text:span text:style-name="T57">W[𝑘</text:span><text:span text:style-name="T57">+1, </text:span><text:span text:style-name="T57">𝑓𝑥+2</text:span><text:span text:style-name="T60">, </text:span><text:span text:style-name="T60">𝑓𝑦,𝑐]</text:span></text:p>
          </draw:text-box>
        </draw:frame>
        <draw:line draw:style-name="gr175" draw:text-style-name="P84" draw:layer="layout" svg:x1="17.201cm" svg:y1="3.701cm" svg:x2="17.891cm" svg:y2="3.701cm">
          <text:p/>
        </draw:line>
        <draw:line draw:style-name="gr175" draw:text-style-name="P84" draw:layer="layout" svg:x1="18.507cm" svg:y1="3.701cm" svg:x2="20.596cm" svg:y2="3.701cm">
          <text:p/>
        </draw:line>
        <draw:line draw:style-name="gr175" draw:text-style-name="P84" draw:layer="layout" svg:x1="21.212cm" svg:y1="3.701cm" svg:x2="23.288cm" svg:y2="3.701cm">
          <text:p/>
        </draw:line>
        <draw:line draw:style-name="gr175" draw:text-style-name="P84" draw:layer="layout" svg:x1="23.904cm" svg:y1="3.701cm" svg:x2="24.309cm" svg:y2="3.701cm">
          <text:p/>
        </draw:line>
        <draw:line draw:style-name="gr292" draw:text-style-name="P84" draw:layer="layout" svg:x1="18.196cm" svg:y1="3.001cm" svg:x2="18.196cm" svg:y2="3.397cm">
          <text:p/>
        </draw:line>
        <draw:custom-shape draw:style-name="gr288" draw:text-style-name="P83" draw:layer="layout" svg:width="0.616cm" svg:height="0.616cm" svg:x="17.891cm" svg:y="3.3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8.201cm" svg:y1="2.997cm" svg:x2="18.201cm" svg:y2="3.393cm">
          <text:p/>
        </draw:line>
        <draw:line draw:style-name="gr292" draw:text-style-name="P84" draw:layer="layout" svg:x1="20.901cm" svg:y1="2.997cm" svg:x2="20.901cm" svg:y2="3.393cm">
          <text:p/>
        </draw:line>
        <draw:custom-shape draw:style-name="gr288" draw:text-style-name="P83" draw:layer="layout" svg:width="0.616cm" svg:height="0.616cm" svg:x="20.596cm" svg:y="3.3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0.906cm" svg:y1="2.993cm" svg:x2="20.906cm" svg:y2="3.389cm">
          <text:p/>
        </draw:line>
        <draw:line draw:style-name="gr292" draw:text-style-name="P84" draw:layer="layout" svg:x1="23.606cm" svg:y1="2.993cm" svg:x2="23.606cm" svg:y2="3.389cm">
          <text:p/>
        </draw:line>
        <draw:custom-shape draw:style-name="gr288" draw:text-style-name="P83" draw:layer="layout" svg:width="0.616cm" svg:height="0.616cm" svg:x="23.301cm" svg:y="3.3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3.611cm" svg:y1="2.989cm" svg:x2="23.611cm" svg:y2="3.385cm">
          <text:p/>
        </draw:line>
        <draw:frame draw:style-name="gr297" draw:text-style-name="P85" draw:layer="layout" svg:width="2.238cm" svg:height="0.569cm" svg:x="15.507cm" svg:y="2.187cm">
          <draw:text-box>
            <text:p><text:span text:style-name="T57">I[𝑏,</text:span><text:span text:style-name="T57">𝑥+𝑓𝑥</text:span><text:span text:style-name="T57">,𝑦+𝑓</text:span><text:span text:style-name="T57">𝑦</text:span><text:span text:style-name="T60">,𝑐]</text:span></text:p>
          </draw:text-box>
        </draw:frame>
        <draw:frame draw:style-name="gr298" draw:text-style-name="P85" draw:layer="layout" svg:width="1.967cm" svg:height="0.569cm" svg:x="18.176cm" svg:y="2.816cm">
          <draw:text-box>
            <text:p><text:span text:style-name="T57">W[𝑘</text:span><text:span text:style-name="T57">, </text:span><text:span text:style-name="T57">𝑓𝑥</text:span><text:span text:style-name="T60">,𝑓𝑦</text:span><text:span text:style-name="T60">,𝑐]</text:span></text:p>
          </draw:text-box>
        </draw:frame>
        <draw:frame draw:style-name="gr311" draw:text-style-name="P85" draw:layer="layout" svg:width="2.538cm" svg:height="0.569cm" svg:x="17.906cm" svg:y="2.192cm">
          <draw:text-box>
            <text:p><text:span text:style-name="T57">I[𝑏,</text:span><text:span text:style-name="T57">𝑥+𝑓𝑥</text:span><text:span text:style-name="T57">+1,𝑦</text:span><text:span text:style-name="T57">+𝑓𝑦</text:span><text:span text:style-name="T60">,</text:span><text:span text:style-name="T60">𝑐]</text:span></text:p>
          </draw:text-box>
        </draw:frame>
        <draw:frame draw:style-name="gr300" draw:text-style-name="P85" draw:layer="layout" svg:width="2.92cm" svg:height="0.925cm" svg:x="20.877cm" svg:y="2.816cm">
          <draw:text-box>
            <text:p><text:span text:style-name="T57">W[𝑘</text:span><text:span text:style-name="T57">, </text:span><text:span text:style-name="T57">𝑓𝑥+1</text:span><text:span text:style-name="T60">,𝑓𝑦,𝑐</text:span><text:span text:style-name="T60">]</text:span></text:p>
          </draw:text-box>
        </draw:frame>
        <draw:frame draw:style-name="gr311" draw:text-style-name="P85" draw:layer="layout" svg:width="2.538cm" svg:height="0.569cm" svg:x="20.585cm" svg:y="2.192cm">
          <draw:text-box>
            <text:p><text:span text:style-name="T57">I[𝑏,</text:span><text:span text:style-name="T57">𝑥+𝑓𝑥</text:span><text:span text:style-name="T57">+2,𝑦</text:span><text:span text:style-name="T57">+𝑓𝑦</text:span><text:span text:style-name="T60">,</text:span><text:span text:style-name="T60">𝑐]</text:span></text:p>
          </draw:text-box>
        </draw:frame>
        <draw:frame draw:style-name="gr302" draw:text-style-name="P85" draw:layer="layout" svg:width="2.596cm" svg:height="0.569cm" svg:x="23.578cm" svg:y="2.816cm">
          <draw:text-box>
            <text:p><text:span text:style-name="T57">W[𝑘</text:span><text:span text:style-name="T57">, </text:span><text:span text:style-name="T57">𝑓𝑥+2</text:span><text:span text:style-name="T60">, </text:span><text:span text:style-name="T60">𝑓𝑦,𝑐]</text:span></text:p>
          </draw:text-box>
        </draw:frame>
        <draw:frame draw:style-name="gr302" draw:text-style-name="P85" draw:layer="layout" svg:width="2.596cm" svg:height="0.569cm" svg:x="23.704cm" svg:y="5.315cm">
          <draw:text-box>
            <text:p><text:span text:style-name="T57">O[𝑏</text:span><text:span text:style-name="T57">,𝑥,𝑦,</text:span><text:span text:style-name="T57">𝑘+1</text:span><text:span text:style-name="T60">]</text:span></text:p>
          </draw:text-box>
        </draw:frame>
        <draw:frame draw:style-name="gr302" draw:text-style-name="P85" draw:layer="layout" svg:width="2.596cm" svg:height="0.569cm" svg:x="23.704cm" svg:y="3.616cm">
          <draw:text-box>
            <text:p><text:span text:style-name="T60">O[𝑏</text:span><text:span text:style-name="T60">,𝑥,𝑦,</text:span><text:span text:style-name="T60">𝑘]</text:span></text:p>
          </draw:text-box>
        </draw:frame>
        <draw:frame draw:style-name="gr302" draw:text-style-name="P85" draw:layer="layout" svg:width="2.596cm" svg:height="0.569cm" svg:x="16.104cm" svg:y="4.816cm">
          <draw:text-box>
            <text:p><text:span text:style-name="T60">O[,,,</text:span><text:span text:style-name="T60">+1]</text:span></text:p>
          </draw:text-box>
        </draw:frame>
        <draw:frame draw:style-name="gr302" draw:text-style-name="P85" draw:layer="layout" svg:width="2.596cm" svg:height="0.569cm" svg:x="16.104cm" svg:y="3.217cm">
          <draw:text-box>
            <text:p><text:span text:style-name="T60">O[𝑏</text:span><text:span text:style-name="T60">,𝑥,𝑦,</text:span><text:span text:style-name="T60">𝑘]</text:span></text:p>
          </draw:text-box>
        </draw:frame>
        <draw:line draw:style-name="gr303" draw:text-style-name="P84" draw:layer="layout" svg:x1="17.7cm" svg:y1="2.462cm" svg:x2="18.203cm" svg:y2="3.016cm">
          <text:p/>
        </draw:line>
        <draw:line draw:style-name="gr303" draw:text-style-name="P84" draw:layer="layout" svg:x1="17.7cm" svg:y1="4.163cm" svg:x2="18.195cm" svg:y2="4.707cm">
          <text:p/>
        </draw:line>
        <draw:line draw:style-name="gr303" draw:text-style-name="P84" draw:layer="layout" svg:x1="17.7cm" svg:y1="2.462cm" svg:x2="17.7cm" svg:y2="4.163cm">
          <text:p/>
        </draw:line>
        <draw:line draw:style-name="gr303" draw:text-style-name="P84" draw:layer="layout" svg:x1="20.408cm" svg:y1="2.448cm" svg:x2="20.911cm" svg:y2="3.001cm">
          <text:p/>
        </draw:line>
        <draw:line draw:style-name="gr303" draw:text-style-name="P84" draw:layer="layout" svg:x1="20.408cm" svg:y1="4.148cm" svg:x2="20.903cm" svg:y2="4.692cm">
          <text:p/>
        </draw:line>
        <draw:line draw:style-name="gr303" draw:text-style-name="P84" draw:layer="layout" svg:x1="20.408cm" svg:y1="2.447cm" svg:x2="20.408cm" svg:y2="4.148cm">
          <text:p/>
        </draw:line>
        <draw:line draw:style-name="gr303" draw:text-style-name="P84" draw:layer="layout" svg:x1="23.108cm" svg:y1="2.445cm" svg:x2="23.611cm" svg:y2="2.998cm">
          <text:p/>
        </draw:line>
        <draw:line draw:style-name="gr303" draw:text-style-name="P84" draw:layer="layout" svg:x1="23.108cm" svg:y1="4.145cm" svg:x2="23.603cm" svg:y2="4.689cm">
          <text:p/>
        </draw:line>
        <draw:line draw:style-name="gr303" draw:text-style-name="P84" draw:layer="layout" svg:x1="23.108cm" svg:y1="2.444cm" svg:x2="23.108cm" svg:y2="4.145cm">
          <text:p/>
        </draw:line>
        <draw:line draw:style-name="gr293" draw:text-style-name="P84" draw:layer="layout" svg:x1="18.706cm" svg:y1="3.195cm" svg:x2="18.414cm" svg:y2="3.487cm">
          <text:p/>
        </draw:line>
        <draw:line draw:style-name="gr293" draw:text-style-name="P84" draw:layer="layout" svg:x1="21.411cm" svg:y1="3.19cm" svg:x2="21.119cm" svg:y2="3.482cm">
          <text:p/>
        </draw:line>
        <draw:line draw:style-name="gr293" draw:text-style-name="P84" draw:layer="layout" svg:x1="24.116cm" svg:y1="3.185cm" svg:x2="23.824cm" svg:y2="3.477cm">
          <text:p/>
        </draw:line>
        <draw:line draw:style-name="gr293" draw:text-style-name="P84" draw:layer="layout" svg:x1="21.417cm" svg:y1="4.886cm" svg:x2="21.125cm" svg:y2="5.178cm">
          <text:p/>
        </draw:line>
        <draw:line draw:style-name="gr293" draw:text-style-name="P84" draw:layer="layout" svg:x1="24.122cm" svg:y1="4.881cm" svg:x2="23.83cm" svg:y2="5.173cm">
          <text:p/>
        </draw:line>
        <draw:line draw:style-name="gr175" draw:text-style-name="P84" draw:layer="layout" svg:x1="9.5cm" svg:y1="7.501cm" svg:x2="10.19cm" svg:y2="7.501cm">
          <text:p/>
        </draw:line>
        <draw:custom-shape draw:style-name="gr288" draw:text-style-name="P83" draw:layer="layout" svg:width="0.616cm" svg:height="0.616cm" svg:x="10.19cm" svg:y="7.1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84" draw:layer="layout" svg:x1="11.001cm" svg:y1="7.001cm" svg:x2="10.709cm" svg:y2="7.293cm">
          <text:p/>
        </draw:line>
        <draw:custom-shape draw:style-name="gr288" draw:text-style-name="P83" draw:layer="layout" svg:width="0.616cm" svg:height="0.616cm" svg:x="10.195cm" svg:y="8.4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3" draw:layer="layout" svg:width="0.616cm" svg:height="0.616cm" svg:x="10.2cm" svg:y="9.7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9.501cm" svg:y1="3.502cm" svg:x2="10.191cm" svg:y2="3.502cm">
          <text:p/>
        </draw:line>
        <draw:custom-shape draw:style-name="gr288" draw:text-style-name="P83" draw:layer="layout" svg:width="0.616cm" svg:height="0.616cm" svg:x="10.191cm" svg:y="3.18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3" draw:layer="layout" svg:width="0.616cm" svg:height="0.616cm" svg:x="10.196cm" svg:y="4.584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3" draw:layer="layout" svg:width="0.616cm" svg:height="0.616cm" svg:x="10.201cm" svg:y="5.8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2" draw:text-style-name="P85" draw:layer="layout" svg:width="2.242cm" svg:height="0.569cm" svg:x="8.203cm" svg:y="2.54cm">
          <draw:text-box>
            <text:p><text:span text:style-name="T57">I[,</text:span><text:span text:style-name="T60">+𝑓,</text:span><text:span text:style-name="T60">+𝑓,]</text:span></text:p>
          </draw:text-box>
        </draw:frame>
        <draw:frame draw:style-name="gr298" draw:text-style-name="P85" draw:layer="layout" svg:width="1.967cm" svg:height="0.569cm" svg:x="10.703cm" svg:y="2.417cm">
          <draw:text-box>
            <text:p><text:span text:style-name="T60">W[, </text:span><text:span text:style-name="T60">𝑓, 𝑓,]</text:span></text:p>
          </draw:text-box>
        </draw:frame>
        <draw:frame draw:style-name="gr313" draw:text-style-name="P85" draw:layer="layout" svg:width="3.058cm" svg:height="0.591cm" svg:x="7.922cm" svg:y="3.926cm">
          <draw:text-box>
            <text:p><text:span text:style-name="T57">I[,</text:span><text:span text:style-name="T60">+1+𝑓</text:span><text:span text:style-name="T60">,+𝑓,]</text:span></text:p>
          </draw:text-box>
        </draw:frame>
        <draw:frame draw:style-name="gr314" draw:text-style-name="P85" draw:layer="layout" svg:width="2.543cm" svg:height="0.569cm" svg:x="7.979cm" svg:y="5.24cm">
          <draw:text-box>
            <text:p><text:span text:style-name="T57">I[𝑏+</text:span><text:span text:style-name="T57">1,</text:span><text:span text:style-name="T60">𝑥+</text:span><text:span text:style-name="T60">𝑓𝑥,𝑦</text:span><text:span text:style-name="T60">+𝑓𝑦,</text:span><text:span text:style-name="T60">𝑐]</text:span></text:p>
          </draw:text-box>
        </draw:frame>
        <draw:frame draw:style-name="gr302" draw:text-style-name="P85" draw:layer="layout" svg:width="2.596cm" svg:height="0.569cm" svg:x="8.204cm" svg:y="7.017cm">
          <draw:text-box>
            <text:p><text:span text:style-name="T60">O[𝑏</text:span><text:span text:style-name="T60">+1,𝑥</text:span><text:span text:style-name="T60">+1,𝑦</text:span><text:span text:style-name="T60">,𝑘]</text:span></text:p>
          </draw:text-box>
        </draw:frame>
        <draw:frame draw:style-name="gr302" draw:text-style-name="P85" draw:layer="layout" svg:width="2.596cm" svg:height="0.569cm" svg:x="8.804cm" svg:y="3.018cm">
          <draw:text-box>
            <text:p><text:span text:style-name="T60">O[𝑏</text:span><text:span text:style-name="T60">,𝑥,𝑦,</text:span><text:span text:style-name="T60">𝑘]</text:span></text:p>
          </draw:text-box>
        </draw:frame>
        <draw:line draw:style-name="gr306" draw:text-style-name="P84" draw:layer="layout" svg:x1="11.01cm" svg:y1="2.998cm" svg:x2="11.01cm" svg:y2="9.592cm">
          <text:p/>
        </draw:line>
        <draw:line draw:style-name="gr293" draw:text-style-name="P84" draw:layer="layout" svg:x1="11.202cm" svg:y1="2.8cm" svg:x2="10.714cm" svg:y2="3.288cm">
          <text:p/>
        </draw:line>
        <draw:line draw:style-name="gr293" draw:text-style-name="P84" draw:layer="layout" svg:x1="11.011cm" svg:y1="4.391cm" svg:x2="10.719cm" svg:y2="4.683cm">
          <text:p/>
        </draw:line>
        <draw:line draw:style-name="gr293" draw:text-style-name="P84" draw:layer="layout" svg:x1="11.01cm" svg:y1="5.692cm" svg:x2="10.724cm" svg:y2="5.978cm">
          <text:p/>
        </draw:line>
        <draw:line draw:style-name="gr293" draw:text-style-name="P84" draw:layer="layout" svg:x1="11.017cm" svg:y1="8.287cm" svg:x2="10.725cm" svg:y2="8.579cm">
          <text:p/>
        </draw:line>
        <draw:line draw:style-name="gr293" draw:text-style-name="P84" draw:layer="layout" svg:x1="11.012cm" svg:y1="9.592cm" svg:x2="10.73cm" svg:y2="9.874cm">
          <text:p/>
        </draw:line>
        <draw:line draw:style-name="gr175" draw:text-style-name="P84" draw:layer="layout" svg:x1="10.802cm" svg:y1="7.501cm" svg:x2="11.5cm" svg:y2="7.501cm">
          <text:p/>
        </draw:line>
        <draw:line draw:style-name="gr175" draw:text-style-name="P84" draw:layer="layout" svg:x1="9.497cm" svg:y1="8.801cm" svg:x2="10.195cm" svg:y2="8.801cm">
          <text:p/>
        </draw:line>
        <draw:line draw:style-name="gr175" draw:text-style-name="P84" draw:layer="layout" svg:x1="10.792cm" svg:y1="8.801cm" svg:x2="11.49cm" svg:y2="8.801cm">
          <text:p/>
        </draw:line>
        <draw:line draw:style-name="gr175" draw:text-style-name="P84" draw:layer="layout" svg:x1="9.487cm" svg:y1="10.101cm" svg:x2="10.185cm" svg:y2="10.101cm">
          <text:p/>
        </draw:line>
        <draw:line draw:style-name="gr175" draw:text-style-name="P84" draw:layer="layout" svg:x1="10.82cm" svg:y1="10.101cm" svg:x2="11.518cm" svg:y2="10.101cm">
          <text:p/>
        </draw:line>
        <draw:line draw:style-name="gr175" draw:text-style-name="P84" draw:layer="layout" svg:x1="10.797cm" svg:y1="3.501cm" svg:x2="11.495cm" svg:y2="3.501cm">
          <text:p/>
        </draw:line>
        <draw:line draw:style-name="gr175" draw:text-style-name="P84" draw:layer="layout" svg:x1="9.492cm" svg:y1="4.901cm" svg:x2="10.19cm" svg:y2="4.901cm">
          <text:p/>
        </draw:line>
        <draw:line draw:style-name="gr175" draw:text-style-name="P84" draw:layer="layout" svg:x1="10.787cm" svg:y1="4.901cm" svg:x2="11.485cm" svg:y2="4.901cm">
          <text:p/>
        </draw:line>
        <draw:line draw:style-name="gr175" draw:text-style-name="P84" draw:layer="layout" svg:x1="9.482cm" svg:y1="6.201cm" svg:x2="10.18cm" svg:y2="6.201cm">
          <text:p/>
        </draw:line>
        <draw:line draw:style-name="gr175" draw:text-style-name="P84" draw:layer="layout" svg:x1="10.815cm" svg:y1="6.201cm" svg:x2="11.513cm" svg:y2="6.201cm">
          <text:p/>
        </draw:line>
        <draw:frame draw:style-name="gr302" draw:text-style-name="P85" draw:layer="layout" svg:width="2.596cm" svg:height="0.569cm" svg:x="10.804cm" svg:y="4.818cm">
          <draw:text-box>
            <text:p><text:span text:style-name="T60">O[𝑏</text:span><text:span text:style-name="T60">,𝑥+1</text:span><text:span text:style-name="T60">,𝑦,𝑘]</text:span></text:p>
          </draw:text-box>
        </draw:frame>
        <draw:frame draw:style-name="gr302" draw:text-style-name="P85" draw:layer="layout" svg:width="2.596cm" svg:height="0.569cm" svg:x="10.804cm" svg:y="7.419cm">
          <draw:text-box>
            <text:p><text:span text:style-name="T60">O[𝑏</text:span><text:span text:style-name="T60">+1,𝑥</text:span><text:span text:style-name="T60">+1,𝑦</text:span><text:span text:style-name="T60">,𝑘]</text:span></text:p>
          </draw:text-box>
        </draw:frame>
        <draw:frame draw:style-name="gr302" draw:text-style-name="P85" draw:layer="layout" svg:width="2.596cm" svg:height="0.569cm" svg:x="10.804cm" svg:y="3.419cm">
          <draw:text-box>
            <text:p><text:span text:style-name="T60">O[𝑏</text:span><text:span text:style-name="T60">,𝑥,𝑦,</text:span><text:span text:style-name="T60">𝑘]</text:span></text:p>
          </draw:text-box>
        </draw:frame>
        <draw:frame draw:style-name="gr302" draw:text-style-name="P85" draw:layer="layout" svg:width="2.596cm" svg:height="0.569cm" svg:x="10.804cm" svg:y="6.119cm">
          <draw:text-box>
            <text:p><text:span text:style-name="T60">O[+</text:span><text:span text:style-name="T60">1,,,]</text:span></text:p>
          </draw:text-box>
        </draw:frame>
        <draw:frame draw:style-name="gr302" draw:text-style-name="P85" draw:layer="layout" svg:width="2.596cm" svg:height="0.569cm" svg:x="8.504cm" svg:y="4.419cm">
          <draw:text-box>
            <text:p><text:span text:style-name="T60">O[,</text:span><text:span text:style-name="T60">+1,,]</text:span></text:p>
          </draw:text-box>
        </draw:frame>
        <draw:frame draw:style-name="gr302" draw:text-style-name="P85" draw:layer="layout" svg:width="2.596cm" svg:height="0.569cm" svg:x="8.504cm" svg:y="5.72cm">
          <draw:text-box>
            <text:p><text:span text:style-name="T60">O[𝑏</text:span><text:span text:style-name="T60">+1,𝑥</text:span><text:span text:style-name="T60">,𝑦,𝑘]</text:span></text:p>
          </draw:text-box>
        </draw:frame>
        <draw:frame draw:style-name="gr302" draw:text-style-name="P85" draw:layer="layout" svg:width="2.596cm" svg:height="0.569cm" svg:x="10.804cm" svg:y="8.719cm">
          <draw:text-box>
            <text:p><text:span text:style-name="T60">O[𝑏</text:span><text:span text:style-name="T60">+2,𝑥</text:span><text:span text:style-name="T60">,𝑦,𝑘]</text:span></text:p>
          </draw:text-box>
        </draw:frame>
        <draw:frame draw:style-name="gr315" draw:text-style-name="P85" draw:layer="layout" svg:width="2.396cm" svg:height="0.887cm" svg:x="10.804cm" svg:y="10.02cm">
          <draw:text-box>
            <text:p><text:span text:style-name="T60">O[𝑏</text:span><text:span text:style-name="T60">+2,𝑥</text:span><text:span text:style-name="T60">+1,𝑦</text:span><text:span text:style-name="T60">,𝑘]</text:span></text:p>
          </draw:text-box>
        </draw:frame>
        <draw:frame draw:style-name="gr302" draw:text-style-name="P85" draw:layer="layout" svg:width="2.596cm" svg:height="0.569cm" svg:x="8.504cm" svg:y="8.32cm">
          <draw:text-box>
            <text:p><text:span text:style-name="T60">O[+</text:span><text:span text:style-name="T60">2,,,]</text:span></text:p>
          </draw:text-box>
        </draw:frame>
        <draw:frame draw:style-name="gr302" draw:text-style-name="P85" draw:layer="layout" svg:width="2.596cm" svg:height="0.569cm" svg:x="8.204cm" svg:y="9.621cm">
          <draw:text-box>
            <text:p><text:span text:style-name="T60">O[+</text:span><text:span text:style-name="T60">2,+1</text:span><text:span text:style-name="T60">,,]</text:span></text:p>
          </draw:text-box>
        </draw:frame>
        <draw:line draw:style-name="gr38" draw:text-style-name="P53" draw:layer="layout" svg:x1="15.3cm" svg:y1="15.42cm" svg:x2="15.3cm" svg:y2="0.4cm">
          <text:p/>
        </draw:line>
        <draw:line draw:style-name="gr38" draw:text-style-name="P53" draw:layer="layout" svg:x1="15.3cm" svg:y1="6.119cm" svg:x2="26.8cm" svg:y2="6.095cm">
          <text:p/>
        </draw:line>
        <draw:frame draw:style-name="gr316" draw:text-style-name="P85" draw:layer="layout" svg:width="2.843cm" svg:height="0.569cm" svg:x="7.677cm" svg:y="6.54cm">
          <draw:text-box>
            <text:p><text:span text:style-name="T57">I[+1,</text:span><text:span text:style-name="T57">+1</text:span><text:span text:style-name="T60">+𝑓</text:span><text:span text:style-name="T60">,+𝑓,]</text:span></text:p>
          </draw:text-box>
        </draw:frame>
        <draw:frame draw:style-name="gr302" draw:text-style-name="P85" draw:layer="layout" svg:width="2.843cm" svg:height="0.569cm" svg:x="7.976cm" svg:y="7.821cm">
          <draw:text-box>
            <text:p><text:span text:style-name="T57">I[+2,</text:span><text:span text:style-name="T60">+𝑓,</text:span><text:span text:style-name="T60">+𝑓,]</text:span></text:p>
          </draw:text-box>
        </draw:frame>
        <draw:frame draw:style-name="gr315" draw:text-style-name="P85" draw:layer="layout" svg:width="2.944cm" svg:height="0.887cm" svg:x="7.671cm" svg:y="9.133cm">
          <draw:text-box>
            <text:p><text:span text:style-name="T57">I[+2,</text:span><text:span text:style-name="T57">+1</text:span><text:span text:style-name="T60">+𝑓</text:span><text:span text:style-name="T60">,+𝑓,]</text:span></text:p>
          </draw:text-box>
        </draw:frame>
        <draw:line draw:style-name="gr175" draw:text-style-name="P84" draw:layer="layout" svg:x1="18.5cm" svg:y1="9.101cm" svg:x2="19.19cm" svg:y2="9.101cm">
          <text:p/>
        </draw:line>
        <draw:line draw:style-name="gr175" draw:text-style-name="P84" draw:layer="layout" svg:x1="19.806cm" svg:y1="9.101cm" svg:x2="21.895cm" svg:y2="9.101cm">
          <text:p/>
        </draw:line>
        <draw:line draw:style-name="gr175" draw:text-style-name="P84" draw:layer="layout" svg:x1="22.503cm" svg:y1="9.101cm" svg:x2="22.908cm" svg:y2="9.101cm">
          <text:p/>
        </draw:line>
        <draw:line draw:style-name="gr292" draw:text-style-name="P84" draw:layer="layout" svg:x1="19.495cm" svg:y1="8.401cm" svg:x2="19.495cm" svg:y2="8.797cm">
          <text:p/>
        </draw:line>
        <draw:custom-shape draw:style-name="gr288" draw:text-style-name="P83" draw:layer="layout" svg:width="0.616cm" svg:height="0.616cm" svg:x="19.19cm" svg:y="8.7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9.5cm" svg:y1="8.397cm" svg:x2="19.5cm" svg:y2="8.793cm">
          <text:p/>
        </draw:line>
        <draw:line draw:style-name="gr293" draw:text-style-name="P84" draw:layer="layout" svg:x1="20.001cm" svg:y1="8.601cm" svg:x2="19.709cm" svg:y2="8.893cm">
          <text:p/>
        </draw:line>
        <draw:line draw:style-name="gr292" draw:text-style-name="P84" draw:layer="layout" svg:x1="22.205cm" svg:y1="8.393cm" svg:x2="22.205cm" svg:y2="8.789cm">
          <text:p/>
        </draw:line>
        <draw:custom-shape draw:style-name="gr288" draw:text-style-name="P83" draw:layer="layout" svg:width="0.616cm" svg:height="0.616cm" svg:x="21.9cm" svg:y="8.7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2.21cm" svg:y1="8.389cm" svg:x2="22.21cm" svg:y2="8.785cm">
          <text:p/>
        </draw:line>
        <draw:frame draw:style-name="gr310" draw:text-style-name="P85" draw:layer="layout" svg:width="2.268cm" svg:height="0.569cm" svg:x="19.457cm" svg:y="8.216cm">
          <draw:text-box>
            <text:p><text:span text:style-name="T57">W[𝑘</text:span><text:span text:style-name="T57">+1</text:span><text:span text:style-name="T60">, </text:span><text:span text:style-name="T60">𝑓𝑥, </text:span><text:span text:style-name="T60">𝑓𝑦,𝑐]</text:span></text:p>
          </draw:text-box>
        </draw:frame>
        <draw:frame draw:style-name="gr296" draw:text-style-name="P85" draw:layer="layout" svg:width="2.996cm" svg:height="0.908cm" svg:x="22.159cm" svg:y="8.216cm">
          <draw:text-box>
            <text:p><text:span text:style-name="T57">W[+</text:span><text:span text:style-name="T57">1, </text:span><text:span text:style-name="T57">𝑓, 𝑓,</text:span><text:span text:style-name="T57">+1</text:span><text:span text:style-name="T60">]</text:span></text:p>
          </draw:text-box>
        </draw:frame>
        <draw:line draw:style-name="gr175" draw:text-style-name="P84" draw:layer="layout" svg:x1="18.501cm" svg:y1="7.802cm" svg:x2="19.191cm" svg:y2="7.802cm">
          <text:p/>
        </draw:line>
        <draw:line draw:style-name="gr175" draw:text-style-name="P84" draw:layer="layout" svg:x1="19.807cm" svg:y1="7.802cm" svg:x2="21.896cm" svg:y2="7.802cm">
          <text:p/>
        </draw:line>
        <draw:line draw:style-name="gr175" draw:text-style-name="P84" draw:layer="layout" svg:x1="22.504cm" svg:y1="7.802cm" svg:x2="22.909cm" svg:y2="7.802cm">
          <text:p/>
        </draw:line>
        <draw:line draw:style-name="gr292" draw:text-style-name="P84" draw:layer="layout" svg:x1="19.496cm" svg:y1="7.102cm" svg:x2="19.496cm" svg:y2="7.498cm">
          <text:p/>
        </draw:line>
        <draw:custom-shape draw:style-name="gr288" draw:text-style-name="P83" draw:layer="layout" svg:width="0.616cm" svg:height="0.616cm" svg:x="19.191cm" svg:y="7.48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9.501cm" svg:y1="7.098cm" svg:x2="19.501cm" svg:y2="7.494cm">
          <text:p/>
        </draw:line>
        <draw:line draw:style-name="gr292" draw:text-style-name="P84" draw:layer="layout" svg:x1="22.206cm" svg:y1="7.094cm" svg:x2="22.206cm" svg:y2="7.49cm">
          <text:p/>
        </draw:line>
        <draw:custom-shape draw:style-name="gr288" draw:text-style-name="P83" draw:layer="layout" svg:width="0.616cm" svg:height="0.616cm" svg:x="21.901cm" svg:y="7.4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2.211cm" svg:y1="7.09cm" svg:x2="22.211cm" svg:y2="7.486cm">
          <text:p/>
        </draw:line>
        <draw:frame draw:style-name="gr297" draw:text-style-name="P85" draw:layer="layout" svg:width="2.238cm" svg:height="0.569cm" svg:x="16.8cm" svg:y="6.332cm">
          <draw:text-box>
            <text:p><text:span text:style-name="T57">I[𝑏,</text:span><text:span text:style-name="T57">𝑥+𝑓𝑥</text:span><text:span text:style-name="T57">,𝑦+𝑓</text:span><text:span text:style-name="T57">𝑦</text:span><text:span text:style-name="T60">,𝑐]</text:span></text:p>
          </draw:text-box>
        </draw:frame>
        <draw:frame draw:style-name="gr298" draw:text-style-name="P85" draw:layer="layout" svg:width="1.967cm" svg:height="0.569cm" svg:x="19.458cm" svg:y="6.917cm">
          <draw:text-box>
            <text:p><text:span text:style-name="T60">W[𝑘</text:span><text:span text:style-name="T60">, </text:span><text:span text:style-name="T60">𝑓𝑥, </text:span><text:span text:style-name="T60">𝑓𝑦,𝑐]</text:span></text:p>
          </draw:text-box>
        </draw:frame>
        <draw:frame draw:style-name="gr317" draw:text-style-name="P85" draw:layer="layout" svg:width="2.539cm" svg:height="0.569cm" svg:x="19.191cm" svg:y="6.334cm">
          <draw:text-box>
            <text:p><text:span text:style-name="T57">I[𝑏,</text:span><text:span text:style-name="T57">𝑥+𝑓𝑥</text:span><text:span text:style-name="T57">,𝑦+𝑓</text:span><text:span text:style-name="T57">𝑦,𝑐</text:span><text:span text:style-name="T60">+</text:span><text:span text:style-name="T60">1]</text:span></text:p>
          </draw:text-box>
        </draw:frame>
        <draw:frame draw:style-name="gr302" draw:text-style-name="P85" draw:layer="layout" svg:width="2.596cm" svg:height="0.569cm" svg:x="22.16cm" svg:y="6.917cm">
          <draw:text-box>
            <text:p><text:span text:style-name="T57">W[𝑘</text:span><text:span text:style-name="T57">, </text:span><text:span text:style-name="T57">𝑓𝑥, </text:span><text:span text:style-name="T57">𝑓𝑦,𝑐</text:span><text:span text:style-name="T60">+1]</text:span></text:p>
          </draw:text-box>
        </draw:frame>
        <draw:frame draw:style-name="gr301" draw:text-style-name="P85" draw:layer="layout" svg:width="2.596cm" svg:height="0.607cm" svg:x="22.304cm" svg:y="9.016cm">
          <draw:text-box>
            <text:p><text:span text:style-name="T57">O[𝑏</text:span><text:span text:style-name="T57">,𝑥,𝑦,</text:span><text:span text:style-name="T57">𝑘+1</text:span><text:span text:style-name="T60">]</text:span></text:p>
          </draw:text-box>
        </draw:frame>
        <draw:frame draw:style-name="gr302" draw:text-style-name="P85" draw:layer="layout" svg:width="2.596cm" svg:height="0.569cm" svg:x="22.304cm" svg:y="7.717cm">
          <draw:text-box>
            <text:p><text:span text:style-name="T57">O[𝑏</text:span><text:span text:style-name="T57">,𝑥,𝑦,</text:span><text:span text:style-name="T57">𝑘</text:span><text:span text:style-name="T60">]</text:span></text:p>
          </draw:text-box>
        </draw:frame>
        <draw:frame draw:style-name="gr302" draw:text-style-name="P85" draw:layer="layout" svg:width="2.596cm" svg:height="0.569cm" svg:x="17.304cm" svg:y="8.617cm">
          <draw:text-box>
            <text:p><text:span text:style-name="T57">O[𝑏</text:span><text:span text:style-name="T57">,𝑥,𝑦,</text:span><text:span text:style-name="T57">𝑘+1</text:span><text:span text:style-name="T60">]</text:span></text:p>
          </draw:text-box>
        </draw:frame>
        <draw:frame draw:style-name="gr302" draw:text-style-name="P85" draw:layer="layout" svg:width="2.596cm" svg:height="0.569cm" svg:x="17.304cm" svg:y="7.318cm">
          <draw:text-box>
            <text:p><text:span text:style-name="T57">O[𝑏</text:span><text:span text:style-name="T57">,𝑥,𝑦,</text:span><text:span text:style-name="T57">𝑘</text:span><text:span text:style-name="T60">]</text:span></text:p>
          </draw:text-box>
        </draw:frame>
        <draw:line draw:style-name="gr303" draw:text-style-name="P84" draw:layer="layout" svg:x1="19cm" svg:y1="6.563cm" svg:x2="19.503cm" svg:y2="7.117cm">
          <text:p/>
        </draw:line>
        <draw:line draw:style-name="gr303" draw:text-style-name="P84" draw:layer="layout" svg:x1="19cm" svg:y1="7.864cm" svg:x2="19.495cm" svg:y2="8.408cm">
          <text:p/>
        </draw:line>
        <draw:line draw:style-name="gr303" draw:text-style-name="P84" draw:layer="layout" svg:x1="19cm" svg:y1="6.563cm" svg:x2="19cm" svg:y2="9.186cm">
          <text:p/>
        </draw:line>
        <draw:line draw:style-name="gr303" draw:text-style-name="P84" draw:layer="layout" svg:x1="21.708cm" svg:y1="6.545cm" svg:x2="22.211cm" svg:y2="7.099cm">
          <text:p/>
        </draw:line>
        <draw:line draw:style-name="gr303" draw:text-style-name="P84" draw:layer="layout" svg:x1="21.708cm" svg:y1="7.846cm" svg:x2="22.203cm" svg:y2="8.39cm">
          <text:p/>
        </draw:line>
        <draw:line draw:style-name="gr303" draw:text-style-name="P84" draw:layer="layout" svg:x1="21.708cm" svg:y1="6.545cm" svg:x2="21.708cm" svg:y2="9.142cm">
          <text:p/>
        </draw:line>
        <draw:line draw:style-name="gr293" draw:text-style-name="P84" draw:layer="layout" svg:x1="20.006cm" svg:y1="7.296cm" svg:x2="19.714cm" svg:y2="7.588cm">
          <text:p/>
        </draw:line>
        <draw:line draw:style-name="gr293" draw:text-style-name="P84" draw:layer="layout" svg:x1="22.716cm" svg:y1="7.286cm" svg:x2="22.424cm" svg:y2="7.578cm">
          <text:p/>
        </draw:line>
        <draw:line draw:style-name="gr293" draw:text-style-name="P84" draw:layer="layout" svg:x1="22.722cm" svg:y1="8.582cm" svg:x2="22.43cm" svg:y2="8.874cm">
          <text:p/>
        </draw:line>
        <draw:line draw:style-name="gr175" draw:text-style-name="P84" draw:layer="layout" svg:x1="18.5cm" svg:y1="10.397cm" svg:x2="19.19cm" svg:y2="10.397cm">
          <text:p/>
        </draw:line>
        <draw:line draw:style-name="gr175" draw:text-style-name="P84" draw:layer="layout" svg:x1="19.806cm" svg:y1="10.397cm" svg:x2="21.895cm" svg:y2="10.397cm">
          <text:p/>
        </draw:line>
        <draw:line draw:style-name="gr175" draw:text-style-name="P84" draw:layer="layout" svg:x1="22.503cm" svg:y1="10.397cm" svg:x2="22.908cm" svg:y2="10.397cm">
          <text:p/>
        </draw:line>
        <draw:line draw:style-name="gr292" draw:text-style-name="P84" draw:layer="layout" svg:x1="19.495cm" svg:y1="9.697cm" svg:x2="19.495cm" svg:y2="10.093cm">
          <text:p/>
        </draw:line>
        <draw:custom-shape draw:style-name="gr288" draw:text-style-name="P83" draw:layer="layout" svg:width="0.616cm" svg:height="0.616cm" svg:x="19.19cm" svg:y="10.0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9.5cm" svg:y1="9.693cm" svg:x2="19.5cm" svg:y2="10.089cm">
          <text:p/>
        </draw:line>
        <draw:line draw:style-name="gr293" draw:text-style-name="P84" draw:layer="layout" svg:x1="20.001cm" svg:y1="9.897cm" svg:x2="19.709cm" svg:y2="10.189cm">
          <text:p/>
        </draw:line>
        <draw:line draw:style-name="gr292" draw:text-style-name="P84" draw:layer="layout" svg:x1="22.205cm" svg:y1="9.689cm" svg:x2="22.205cm" svg:y2="10.085cm">
          <text:p/>
        </draw:line>
        <draw:custom-shape draw:style-name="gr288" draw:text-style-name="P83" draw:layer="layout" svg:width="0.616cm" svg:height="0.616cm" svg:x="21.9cm" svg:y="10.075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2.21cm" svg:y1="9.685cm" svg:x2="22.21cm" svg:y2="10.081cm">
          <text:p/>
        </draw:line>
        <draw:frame draw:style-name="gr310" draw:text-style-name="P85" draw:layer="layout" svg:width="2.268cm" svg:height="0.569cm" svg:x="19.457cm" svg:y="9.512cm">
          <draw:text-box>
            <text:p><text:span text:style-name="T57">W[+</text:span><text:span text:style-name="T57">2</text:span><text:span text:style-name="T60">, </text:span><text:span text:style-name="T60">𝑓, 𝑓,]</text:span></text:p>
          </draw:text-box>
        </draw:frame>
        <draw:frame draw:style-name="gr296" draw:text-style-name="P85" draw:layer="layout" svg:width="2.996cm" svg:height="0.908cm" svg:x="22.159cm" svg:y="9.512cm">
          <draw:text-box>
            <text:p><text:span text:style-name="T57">W[𝑘</text:span><text:span text:style-name="T57">+2, </text:span><text:span text:style-name="T57">𝑓𝑥</text:span><text:span text:style-name="T60">, </text:span><text:span text:style-name="T60">𝑓𝑦,𝑐</text:span><text:span text:style-name="T60">+1]</text:span></text:p>
          </draw:text-box>
        </draw:frame>
        <draw:frame draw:style-name="gr302" draw:text-style-name="P85" draw:layer="layout" svg:width="2.596cm" svg:height="0.569cm" svg:x="22.304cm" svg:y="10.312cm">
          <draw:text-box>
            <text:p><text:span text:style-name="T57">O[𝑏</text:span><text:span text:style-name="T57">,𝑥,𝑦,</text:span><text:span text:style-name="T57">𝑘+2</text:span><text:span text:style-name="T60">]</text:span></text:p>
          </draw:text-box>
        </draw:frame>
        <draw:frame draw:style-name="gr302" draw:text-style-name="P85" draw:layer="layout" svg:width="2.596cm" svg:height="0.569cm" svg:x="17.304cm" svg:y="9.913cm">
          <draw:text-box>
            <text:p><text:span text:style-name="T57">O[𝑏</text:span><text:span text:style-name="T57">,𝑥,𝑦,</text:span><text:span text:style-name="T57">𝑘+2</text:span><text:span text:style-name="T60">]</text:span></text:p>
          </draw:text-box>
        </draw:frame>
        <draw:line draw:style-name="gr303" draw:text-style-name="P84" draw:layer="layout" svg:x1="19cm" svg:y1="9.16cm" svg:x2="19.495cm" svg:y2="9.704cm">
          <text:p/>
        </draw:line>
        <draw:line draw:style-name="gr303" draw:text-style-name="P84" draw:layer="layout" svg:x1="21.708cm" svg:y1="9.142cm" svg:x2="22.203cm" svg:y2="9.686cm">
          <text:p/>
        </draw:line>
        <draw:line draw:style-name="gr293" draw:text-style-name="P84" draw:layer="layout" svg:x1="22.722cm" svg:y1="9.878cm" svg:x2="22.43cm" svg:y2="10.17cm">
          <text:p/>
        </draw:line>
        <draw:line draw:style-name="gr303" draw:text-style-name="P84" draw:layer="layout" svg:x1="18.8cm" svg:y1="6.572cm" svg:x2="19.008cm" svg:y2="6.572cm">
          <text:p/>
        </draw:line>
        <draw:line draw:style-name="gr303" draw:text-style-name="P84" draw:layer="layout" svg:x1="21.5cm" svg:y1="6.552cm" svg:x2="21.708cm" svg:y2="6.552cm">
          <text:p/>
        </draw:line>
        <draw:line draw:style-name="gr303" draw:text-style-name="P84" draw:layer="layout" svg:x1="22.9cm" svg:y1="2.452cm" svg:x2="23.108cm" svg:y2="2.452cm">
          <text:p/>
        </draw:line>
        <draw:line draw:style-name="gr303" draw:text-style-name="P84" draw:layer="layout" svg:x1="20.2cm" svg:y1="2.452cm" svg:x2="20.408cm" svg:y2="2.452cm">
          <text:p/>
        </draw:line>
        <draw:line draw:style-name="gr303" draw:text-style-name="P84" draw:layer="layout" svg:x1="17.5cm" svg:y1="2.452cm" svg:x2="17.708cm" svg:y2="2.452cm">
          <text:p/>
        </draw:line>
        <draw:g>
          <draw:line draw:style-name="gr292" draw:text-style-name="P84" draw:layer="layout" svg:x1="10.51cm" svg:y1="9.5cm" svg:x2="10.51cm" svg:y2="9.785cm">
            <text:p/>
          </draw:line>
          <draw:line draw:style-name="gr303" draw:text-style-name="P84" draw:layer="layout" svg:x1="10.4cm" svg:y1="9.38cm" svg:x2="10.509cm" svg:y2="9.5cm">
            <text:p/>
          </draw:line>
          <draw:line draw:style-name="gr303" draw:text-style-name="P84" draw:layer="layout" svg:x1="10.283cm" svg:y1="9.384cm" svg:x2="10.407cm" svg:y2="9.384cm">
            <text:p/>
          </draw:line>
        </draw:g>
        <draw:g>
          <draw:line draw:style-name="gr292" draw:text-style-name="P84" draw:layer="layout" svg:x1="10.507cm" svg:y1="8.196cm" svg:x2="10.507cm" svg:y2="8.481cm">
            <text:p/>
          </draw:line>
          <draw:line draw:style-name="gr303" draw:text-style-name="P84" draw:layer="layout" svg:x1="10.397cm" svg:y1="8.076cm" svg:x2="10.506cm" svg:y2="8.196cm">
            <text:p/>
          </draw:line>
          <draw:line draw:style-name="gr303" draw:text-style-name="P84" draw:layer="layout" svg:x1="10.28cm" svg:y1="8.08cm" svg:x2="10.404cm" svg:y2="8.08cm">
            <text:p/>
          </draw:line>
        </draw:g>
        <draw:g>
          <draw:line draw:style-name="gr292" draw:text-style-name="P84" draw:layer="layout" svg:x1="10.512cm" svg:y1="6.9cm" svg:x2="10.512cm" svg:y2="7.185cm">
            <text:p/>
          </draw:line>
          <draw:line draw:style-name="gr303" draw:text-style-name="P84" draw:layer="layout" svg:x1="10.402cm" svg:y1="6.78cm" svg:x2="10.511cm" svg:y2="6.9cm">
            <text:p/>
          </draw:line>
          <draw:line draw:style-name="gr303" draw:text-style-name="P84" draw:layer="layout" svg:x1="10.285cm" svg:y1="6.784cm" svg:x2="10.409cm" svg:y2="6.784cm">
            <text:p/>
          </draw:line>
        </draw:g>
        <draw:g>
          <draw:line draw:style-name="gr292" draw:text-style-name="P84" draw:layer="layout" svg:x1="10.509cm" svg:y1="5.604cm" svg:x2="10.509cm" svg:y2="5.889cm">
            <text:p/>
          </draw:line>
          <draw:line draw:style-name="gr303" draw:text-style-name="P84" draw:layer="layout" svg:x1="10.399cm" svg:y1="5.484cm" svg:x2="10.508cm" svg:y2="5.604cm">
            <text:p/>
          </draw:line>
          <draw:line draw:style-name="gr303" draw:text-style-name="P84" draw:layer="layout" svg:x1="10.282cm" svg:y1="5.488cm" svg:x2="10.406cm" svg:y2="5.488cm">
            <text:p/>
          </draw:line>
        </draw:g>
        <draw:g>
          <draw:line draw:style-name="gr292" draw:text-style-name="P84" draw:layer="layout" svg:x1="10.506cm" svg:y1="4.3cm" svg:x2="10.506cm" svg:y2="4.585cm">
            <text:p/>
          </draw:line>
          <draw:line draw:style-name="gr303" draw:text-style-name="P84" draw:layer="layout" svg:x1="10.396cm" svg:y1="4.18cm" svg:x2="10.505cm" svg:y2="4.3cm">
            <text:p/>
          </draw:line>
          <draw:line draw:style-name="gr303" draw:text-style-name="P84" draw:layer="layout" svg:x1="10.279cm" svg:y1="4.184cm" svg:x2="10.403cm" svg:y2="4.184cm">
            <text:p/>
          </draw:line>
        </draw:g>
        <draw:g>
          <draw:line draw:style-name="gr292" draw:text-style-name="P84" draw:layer="layout" svg:x1="10.511cm" svg:y1="2.904cm" svg:x2="10.511cm" svg:y2="3.189cm">
            <text:p/>
          </draw:line>
          <draw:line draw:style-name="gr303" draw:text-style-name="P84" draw:layer="layout" svg:x1="10.401cm" svg:y1="2.784cm" svg:x2="10.51cm" svg:y2="2.904cm">
            <text:p/>
          </draw:line>
          <draw:line draw:style-name="gr303" draw:text-style-name="P84" draw:layer="layout" svg:x1="10.284cm" svg:y1="2.788cm" svg:x2="10.408cm" svg:y2="2.788cm">
            <text:p/>
          </draw:line>
        </draw:g>
        <draw:frame draw:style-name="gr318" draw:text-style-name="P11" draw:layer="layout" svg:width="3.33cm" svg:height="0.962cm" draw:transform="rotate (-1.5707963267949) translate (27.646cm 2.416cm)">
          <draw:text-box>
            <text:p>Fx=3, k=2</text:p>
          </draw:text-box>
        </draw:frame>
        <draw:frame draw:style-name="gr319" draw:text-style-name="P11" draw:layer="layout" svg:width="3.046cm" svg:height="0.962cm" draw:transform="rotate (1.5707963267949) translate (3.942cm 8.042cm)">
          <draw:text-box>
            <text:p>B=3, x=2</text:p>
          </draw:text-box>
        </draw:frame>
        <draw:frame draw:style-name="gr319" draw:text-style-name="P11" draw:layer="layout" svg:width="3.046cm" svg:height="0.962cm" draw:transform="rotate (-1.5707963267949) translate (27.904cm 6.996cm)">
          <draw:text-box>
            <text:p>K=3, c=2</text:p>
          </draw:text-box>
        </draw:frame>
        <draw:custom-shape draw:style-name="gr308" draw:text-style-name="P86" draw:layer="layout" svg:width="10.3cm" svg:height="3.608cm" svg:x="15.7cm" svg:y="11.493cm">
          <text:p/>
          <draw:enhanced-geometry svg:viewBox="0 0 21600 21600" draw:type="rectangle" draw:enhanced-path="M 0 0 L 21600 0 21600 21600 0 21600 0 0 Z N"/>
        </draw:custom-shape>
        <draw:line draw:style-name="gr175" draw:text-style-name="P84" draw:layer="layout" svg:x1="17.2cm" svg:y1="14.701cm" svg:x2="17.89cm" svg:y2="14.701cm">
          <text:p/>
        </draw:line>
        <draw:line draw:style-name="gr175" draw:text-style-name="P84" draw:layer="layout" svg:x1="18.506cm" svg:y1="14.701cm" svg:x2="20.595cm" svg:y2="14.701cm">
          <text:p/>
        </draw:line>
        <draw:line draw:style-name="gr175" draw:text-style-name="P84" draw:layer="layout" svg:x1="21.211cm" svg:y1="14.701cm" svg:x2="23.287cm" svg:y2="14.701cm">
          <text:p/>
        </draw:line>
        <draw:line draw:style-name="gr175" draw:text-style-name="P84" draw:layer="layout" svg:x1="23.903cm" svg:y1="14.701cm" svg:x2="24.308cm" svg:y2="14.701cm">
          <text:p/>
        </draw:line>
        <draw:line draw:style-name="gr292" draw:text-style-name="P84" draw:layer="layout" svg:x1="18.195cm" svg:y1="14.001cm" svg:x2="18.195cm" svg:y2="14.397cm">
          <text:p/>
        </draw:line>
        <draw:custom-shape draw:style-name="gr288" draw:text-style-name="P83" draw:layer="layout" svg:width="0.616cm" svg:height="0.616cm" svg:x="17.89cm" svg:y="14.3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8.2cm" svg:y1="13.997cm" svg:x2="18.2cm" svg:y2="14.393cm">
          <text:p/>
        </draw:line>
        <draw:line draw:style-name="gr293" draw:text-style-name="P84" draw:layer="layout" svg:x1="18.701cm" svg:y1="14.201cm" svg:x2="18.409cm" svg:y2="14.493cm">
          <text:p/>
        </draw:line>
        <draw:line draw:style-name="gr292" draw:text-style-name="P84" draw:layer="layout" svg:x1="20.9cm" svg:y1="13.997cm" svg:x2="20.9cm" svg:y2="14.393cm">
          <text:p/>
        </draw:line>
        <draw:custom-shape draw:style-name="gr288" draw:text-style-name="P83" draw:layer="layout" svg:width="0.616cm" svg:height="0.616cm" svg:x="20.595cm" svg:y="14.3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0.905cm" svg:y1="13.993cm" svg:x2="20.905cm" svg:y2="14.389cm">
          <text:p/>
        </draw:line>
        <draw:line draw:style-name="gr292" draw:text-style-name="P84" draw:layer="layout" svg:x1="23.605cm" svg:y1="13.993cm" svg:x2="23.605cm" svg:y2="14.389cm">
          <text:p/>
        </draw:line>
        <draw:custom-shape draw:style-name="gr288" draw:text-style-name="P83" draw:layer="layout" svg:width="0.616cm" svg:height="0.616cm" svg:x="23.3cm" svg:y="14.3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3.61cm" svg:y1="13.989cm" svg:x2="23.61cm" svg:y2="14.385cm">
          <text:p/>
        </draw:line>
        <draw:frame draw:style-name="gr310" draw:text-style-name="P85" draw:layer="layout" svg:width="2.268cm" svg:height="0.569cm" svg:x="18.175cm" svg:y="13.816cm">
          <draw:text-box>
            <text:p><text:span text:style-name="T57">W[+</text:span><text:span text:style-name="T57">1</text:span><text:span text:style-name="T60">, </text:span><text:span text:style-name="T60">𝑓, 𝑓,]</text:span></text:p>
          </draw:text-box>
        </draw:frame>
        <draw:frame draw:style-name="gr295" draw:text-style-name="P85" draw:layer="layout" svg:width="2.697cm" svg:height="0.942cm" svg:x="20.876cm" svg:y="13.816cm">
          <draw:text-box>
            <text:p><text:span text:style-name="T57">W[+</text:span><text:span text:style-name="T57">1, </text:span><text:span text:style-name="T57">𝑓, </text:span><text:span text:style-name="T57">𝑓+1</text:span><text:span text:style-name="T60">,]</text:span></text:p>
          </draw:text-box>
        </draw:frame>
        <draw:frame draw:style-name="gr296" draw:text-style-name="P85" draw:layer="layout" svg:width="2.996cm" svg:height="0.908cm" svg:x="23.577cm" svg:y="13.816cm">
          <draw:text-box>
            <text:p><text:span text:style-name="T57">W[+</text:span><text:span text:style-name="T57">1, </text:span><text:span text:style-name="T57">𝑓, </text:span><text:span text:style-name="T57">𝑓+2</text:span><text:span text:style-name="T60">,]</text:span></text:p>
          </draw:text-box>
        </draw:frame>
        <draw:line draw:style-name="gr175" draw:text-style-name="P84" draw:layer="layout" svg:x1="17.201cm" svg:y1="13.002cm" svg:x2="17.891cm" svg:y2="13.002cm">
          <text:p/>
        </draw:line>
        <draw:line draw:style-name="gr175" draw:text-style-name="P84" draw:layer="layout" svg:x1="18.507cm" svg:y1="13.002cm" svg:x2="20.596cm" svg:y2="13.002cm">
          <text:p/>
        </draw:line>
        <draw:line draw:style-name="gr175" draw:text-style-name="P84" draw:layer="layout" svg:x1="21.212cm" svg:y1="13.002cm" svg:x2="23.288cm" svg:y2="13.002cm">
          <text:p/>
        </draw:line>
        <draw:line draw:style-name="gr175" draw:text-style-name="P84" draw:layer="layout" svg:x1="23.904cm" svg:y1="13.002cm" svg:x2="24.309cm" svg:y2="13.002cm">
          <text:p/>
        </draw:line>
        <draw:line draw:style-name="gr292" draw:text-style-name="P84" draw:layer="layout" svg:x1="18.196cm" svg:y1="12.302cm" svg:x2="18.196cm" svg:y2="12.698cm">
          <text:p/>
        </draw:line>
        <draw:custom-shape draw:style-name="gr288" draw:text-style-name="P83" draw:layer="layout" svg:width="0.616cm" svg:height="0.616cm" svg:x="17.891cm" svg:y="12.68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8.201cm" svg:y1="12.298cm" svg:x2="18.201cm" svg:y2="12.694cm">
          <text:p/>
        </draw:line>
        <draw:line draw:style-name="gr292" draw:text-style-name="P84" draw:layer="layout" svg:x1="20.901cm" svg:y1="12.298cm" svg:x2="20.901cm" svg:y2="12.694cm">
          <text:p/>
        </draw:line>
        <draw:custom-shape draw:style-name="gr288" draw:text-style-name="P83" draw:layer="layout" svg:width="0.616cm" svg:height="0.616cm" svg:x="20.596cm" svg:y="12.684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0.906cm" svg:y1="12.294cm" svg:x2="20.906cm" svg:y2="12.69cm">
          <text:p/>
        </draw:line>
        <draw:line draw:style-name="gr292" draw:text-style-name="P84" draw:layer="layout" svg:x1="23.606cm" svg:y1="12.294cm" svg:x2="23.606cm" svg:y2="12.69cm">
          <text:p/>
        </draw:line>
        <draw:custom-shape draw:style-name="gr288" draw:text-style-name="P83" draw:layer="layout" svg:width="0.616cm" svg:height="0.616cm" svg:x="23.301cm" svg:y="12.6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3.611cm" svg:y1="12.29cm" svg:x2="23.611cm" svg:y2="12.686cm">
          <text:p/>
        </draw:line>
        <draw:frame draw:style-name="gr297" draw:text-style-name="P85" draw:layer="layout" svg:width="2.238cm" svg:height="0.569cm" svg:x="15.507cm" svg:y="11.488cm">
          <draw:text-box>
            <text:p><text:span text:style-name="T57">I[,</text:span><text:span text:style-name="T57">+𝑓,</text:span><text:span text:style-name="T57">+𝑓</text:span><text:span text:style-name="T60">,]</text:span></text:p>
          </draw:text-box>
        </draw:frame>
        <draw:frame draw:style-name="gr298" draw:text-style-name="P85" draw:layer="layout" svg:width="1.967cm" svg:height="0.569cm" svg:x="18.176cm" svg:y="12.117cm">
          <draw:text-box>
            <text:p><text:span text:style-name="T57">W[, </text:span><text:span text:style-name="T57">𝑓</text:span><text:span text:style-name="T60">,𝑓,]</text:span></text:p>
          </draw:text-box>
        </draw:frame>
        <draw:frame draw:style-name="gr311" draw:text-style-name="P85" draw:layer="layout" svg:width="2.538cm" svg:height="0.569cm" svg:x="17.906cm" svg:y="11.493cm">
          <draw:text-box>
            <text:p><text:span text:style-name="T57">I[,</text:span><text:span text:style-name="T57">+𝑓,</text:span><text:span text:style-name="T57">+𝑓+1</text:span><text:span text:style-name="T60">,]</text:span></text:p>
          </draw:text-box>
        </draw:frame>
        <draw:frame draw:style-name="gr300" draw:text-style-name="P85" draw:layer="layout" svg:width="2.92cm" svg:height="0.925cm" svg:x="20.877cm" svg:y="12.117cm">
          <draw:text-box>
            <text:p><text:span text:style-name="T57">W[, </text:span><text:span text:style-name="T57">𝑓,𝑓+1</text:span><text:span text:style-name="T60">,]</text:span></text:p>
          </draw:text-box>
        </draw:frame>
        <draw:frame draw:style-name="gr311" draw:text-style-name="P85" draw:layer="layout" svg:width="2.538cm" svg:height="0.569cm" svg:x="20.585cm" svg:y="11.493cm">
          <draw:text-box>
            <text:p><text:span text:style-name="T57">I[,</text:span><text:span text:style-name="T57">+𝑓,</text:span><text:span text:style-name="T57">+𝑓+2</text:span><text:span text:style-name="T60">,]</text:span></text:p>
          </draw:text-box>
        </draw:frame>
        <draw:frame draw:style-name="gr302" draw:text-style-name="P85" draw:layer="layout" svg:width="2.596cm" svg:height="0.569cm" svg:x="23.578cm" svg:y="12.117cm">
          <draw:text-box>
            <text:p><text:span text:style-name="T57">W[, </text:span><text:span text:style-name="T57">𝑓, </text:span><text:span text:style-name="T57">𝑓+2</text:span><text:span text:style-name="T60">,]</text:span></text:p>
          </draw:text-box>
        </draw:frame>
        <draw:frame draw:style-name="gr302" draw:text-style-name="P85" draw:layer="layout" svg:width="2.596cm" svg:height="0.569cm" svg:x="23.704cm" svg:y="14.616cm">
          <draw:text-box>
            <text:p><text:span text:style-name="T57">O[,,,</text:span><text:span text:style-name="T57">+1</text:span><text:span text:style-name="T60">]</text:span></text:p>
          </draw:text-box>
        </draw:frame>
        <draw:frame draw:style-name="gr302" draw:text-style-name="P85" draw:layer="layout" svg:width="2.596cm" svg:height="0.569cm" svg:x="23.704cm" svg:y="12.917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6.104cm" svg:y="14.117cm">
          <draw:text-box>
            <text:p><text:span text:style-name="T60">O[,,,</text:span><text:span text:style-name="T60">+1]</text:span></text:p>
          </draw:text-box>
        </draw:frame>
        <draw:frame draw:style-name="gr302" draw:text-style-name="P85" draw:layer="layout" svg:width="2.596cm" svg:height="0.569cm" svg:x="16.104cm" svg:y="12.518cm">
          <draw:text-box>
            <text:p><text:span text:style-name="T60">O[,,,</text:span><text:span text:style-name="T60">]</text:span></text:p>
          </draw:text-box>
        </draw:frame>
        <draw:line draw:style-name="gr303" draw:text-style-name="P84" draw:layer="layout" svg:x1="17.7cm" svg:y1="11.763cm" svg:x2="18.203cm" svg:y2="12.317cm">
          <text:p/>
        </draw:line>
        <draw:line draw:style-name="gr303" draw:text-style-name="P84" draw:layer="layout" svg:x1="17.7cm" svg:y1="13.464cm" svg:x2="18.195cm" svg:y2="14.008cm">
          <text:p/>
        </draw:line>
        <draw:line draw:style-name="gr303" draw:text-style-name="P84" draw:layer="layout" svg:x1="17.7cm" svg:y1="11.763cm" svg:x2="17.7cm" svg:y2="13.464cm">
          <text:p/>
        </draw:line>
        <draw:line draw:style-name="gr303" draw:text-style-name="P84" draw:layer="layout" svg:x1="20.408cm" svg:y1="11.749cm" svg:x2="20.911cm" svg:y2="12.302cm">
          <text:p/>
        </draw:line>
        <draw:line draw:style-name="gr303" draw:text-style-name="P84" draw:layer="layout" svg:x1="20.408cm" svg:y1="13.449cm" svg:x2="20.903cm" svg:y2="13.993cm">
          <text:p/>
        </draw:line>
        <draw:line draw:style-name="gr303" draw:text-style-name="P84" draw:layer="layout" svg:x1="20.408cm" svg:y1="11.748cm" svg:x2="20.408cm" svg:y2="13.449cm">
          <text:p/>
        </draw:line>
        <draw:line draw:style-name="gr303" draw:text-style-name="P84" draw:layer="layout" svg:x1="23.108cm" svg:y1="11.746cm" svg:x2="23.611cm" svg:y2="12.299cm">
          <text:p/>
        </draw:line>
        <draw:line draw:style-name="gr303" draw:text-style-name="P84" draw:layer="layout" svg:x1="23.108cm" svg:y1="13.446cm" svg:x2="23.603cm" svg:y2="13.99cm">
          <text:p/>
        </draw:line>
        <draw:line draw:style-name="gr303" draw:text-style-name="P84" draw:layer="layout" svg:x1="23.108cm" svg:y1="11.745cm" svg:x2="23.108cm" svg:y2="13.446cm">
          <text:p/>
        </draw:line>
        <draw:line draw:style-name="gr293" draw:text-style-name="P84" draw:layer="layout" svg:x1="18.706cm" svg:y1="12.496cm" svg:x2="18.414cm" svg:y2="12.788cm">
          <text:p/>
        </draw:line>
        <draw:line draw:style-name="gr293" draw:text-style-name="P84" draw:layer="layout" svg:x1="21.411cm" svg:y1="12.491cm" svg:x2="21.119cm" svg:y2="12.783cm">
          <text:p/>
        </draw:line>
        <draw:line draw:style-name="gr293" draw:text-style-name="P84" draw:layer="layout" svg:x1="24.116cm" svg:y1="12.486cm" svg:x2="23.824cm" svg:y2="12.778cm">
          <text:p/>
        </draw:line>
        <draw:line draw:style-name="gr293" draw:text-style-name="P84" draw:layer="layout" svg:x1="21.417cm" svg:y1="14.187cm" svg:x2="21.125cm" svg:y2="14.479cm">
          <text:p/>
        </draw:line>
        <draw:line draw:style-name="gr293" draw:text-style-name="P84" draw:layer="layout" svg:x1="24.122cm" svg:y1="14.182cm" svg:x2="23.83cm" svg:y2="14.474cm">
          <text:p/>
        </draw:line>
        <draw:line draw:style-name="gr38" draw:text-style-name="P53" draw:layer="layout" svg:x1="2.8cm" svg:y1="15.446cm" svg:x2="26.8cm" svg:y2="15.396cm">
          <text:p/>
        </draw:line>
        <draw:line draw:style-name="gr303" draw:text-style-name="P84" draw:layer="layout" svg:x1="22.9cm" svg:y1="11.753cm" svg:x2="23.108cm" svg:y2="11.753cm">
          <text:p/>
        </draw:line>
        <draw:line draw:style-name="gr303" draw:text-style-name="P84" draw:layer="layout" svg:x1="20.2cm" svg:y1="11.753cm" svg:x2="20.408cm" svg:y2="11.753cm">
          <text:p/>
        </draw:line>
        <draw:line draw:style-name="gr303" draw:text-style-name="P84" draw:layer="layout" svg:x1="17.5cm" svg:y1="11.753cm" svg:x2="17.708cm" svg:y2="11.753cm">
          <text:p/>
        </draw:line>
        <draw:frame draw:style-name="gr318" draw:text-style-name="P11" draw:layer="layout" svg:width="3.33cm" svg:height="0.962cm" draw:transform="rotate (-1.5707963267949) translate (27.946cm 11.616cm)">
          <draw:text-box>
            <text:p>Fy=3, k=2</text:p>
          </draw:text-box>
        </draw:frame>
        <draw:custom-shape draw:style-name="gr308" draw:text-style-name="P86" draw:layer="layout" svg:width="10.3cm" svg:height="3.608cm" svg:x="3.7cm" svg:y="11.392cm">
          <text:p/>
          <draw:enhanced-geometry svg:viewBox="0 0 21600 21600" draw:type="rectangle" draw:enhanced-path="M 0 0 L 21600 0 21600 21600 0 21600 0 0 Z N"/>
        </draw:custom-shape>
        <draw:line draw:style-name="gr175" draw:text-style-name="P84" draw:layer="layout" svg:x1="5.2cm" svg:y1="14.6cm" svg:x2="5.89cm" svg:y2="14.6cm">
          <text:p/>
        </draw:line>
        <draw:line draw:style-name="gr175" draw:text-style-name="P84" draw:layer="layout" svg:x1="6.506cm" svg:y1="14.6cm" svg:x2="8.595cm" svg:y2="14.6cm">
          <text:p/>
        </draw:line>
        <draw:line draw:style-name="gr175" draw:text-style-name="P84" draw:layer="layout" svg:x1="9.211cm" svg:y1="14.6cm" svg:x2="11.287cm" svg:y2="14.6cm">
          <text:p/>
        </draw:line>
        <draw:line draw:style-name="gr175" draw:text-style-name="P84" draw:layer="layout" svg:x1="11.903cm" svg:y1="14.6cm" svg:x2="12.308cm" svg:y2="14.6cm">
          <text:p/>
        </draw:line>
        <draw:line draw:style-name="gr292" draw:text-style-name="P84" draw:layer="layout" svg:x1="6.195cm" svg:y1="13.9cm" svg:x2="6.195cm" svg:y2="14.296cm">
          <text:p/>
        </draw:line>
        <draw:custom-shape draw:style-name="gr288" draw:text-style-name="P83" draw:layer="layout" svg:width="0.616cm" svg:height="0.616cm" svg:x="5.89cm" svg:y="14.286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6.2cm" svg:y1="13.896cm" svg:x2="6.2cm" svg:y2="14.292cm">
          <text:p/>
        </draw:line>
        <draw:line draw:style-name="gr292" draw:text-style-name="P84" draw:layer="layout" svg:x1="8.9cm" svg:y1="13.896cm" svg:x2="8.9cm" svg:y2="14.292cm">
          <text:p/>
        </draw:line>
        <draw:custom-shape draw:style-name="gr288" draw:text-style-name="P83" draw:layer="layout" svg:width="0.616cm" svg:height="0.616cm" svg:x="8.595cm" svg:y="14.282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8.905cm" svg:y1="13.892cm" svg:x2="8.905cm" svg:y2="14.288cm">
          <text:p/>
        </draw:line>
        <draw:line draw:style-name="gr292" draw:text-style-name="P84" draw:layer="layout" svg:x1="11.605cm" svg:y1="13.892cm" svg:x2="11.605cm" svg:y2="14.288cm">
          <text:p/>
        </draw:line>
        <draw:custom-shape draw:style-name="gr288" draw:text-style-name="P83" draw:layer="layout" svg:width="0.616cm" svg:height="0.616cm" svg:x="11.3cm" svg:y="14.2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1.61cm" svg:y1="13.888cm" svg:x2="11.61cm" svg:y2="14.284cm">
          <text:p/>
        </draw:line>
        <draw:line draw:style-name="gr175" draw:text-style-name="P84" draw:layer="layout" svg:x1="5.201cm" svg:y1="12.901cm" svg:x2="5.891cm" svg:y2="12.901cm">
          <text:p/>
        </draw:line>
        <draw:line draw:style-name="gr175" draw:text-style-name="P84" draw:layer="layout" svg:x1="6.507cm" svg:y1="12.901cm" svg:x2="8.596cm" svg:y2="12.901cm">
          <text:p/>
        </draw:line>
        <draw:line draw:style-name="gr175" draw:text-style-name="P84" draw:layer="layout" svg:x1="9.212cm" svg:y1="12.901cm" svg:x2="11.288cm" svg:y2="12.901cm">
          <text:p/>
        </draw:line>
        <draw:line draw:style-name="gr175" draw:text-style-name="P84" draw:layer="layout" svg:x1="11.904cm" svg:y1="12.901cm" svg:x2="12.309cm" svg:y2="12.901cm">
          <text:p/>
        </draw:line>
        <draw:line draw:style-name="gr292" draw:text-style-name="P84" draw:layer="layout" svg:x1="6.196cm" svg:y1="12.201cm" svg:x2="6.196cm" svg:y2="12.597cm">
          <text:p/>
        </draw:line>
        <draw:custom-shape draw:style-name="gr288" draw:text-style-name="P83" draw:layer="layout" svg:width="0.616cm" svg:height="0.616cm" svg:x="5.891cm" svg:y="12.5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6.201cm" svg:y1="12.197cm" svg:x2="6.201cm" svg:y2="12.593cm">
          <text:p/>
        </draw:line>
        <draw:line draw:style-name="gr292" draw:text-style-name="P84" draw:layer="layout" svg:x1="8.901cm" svg:y1="12.197cm" svg:x2="8.901cm" svg:y2="12.593cm">
          <text:p/>
        </draw:line>
        <draw:custom-shape draw:style-name="gr288" draw:text-style-name="P83" draw:layer="layout" svg:width="0.616cm" svg:height="0.616cm" svg:x="8.596cm" svg:y="12.5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8.906cm" svg:y1="12.193cm" svg:x2="8.906cm" svg:y2="12.589cm">
          <text:p/>
        </draw:line>
        <draw:line draw:style-name="gr292" draw:text-style-name="P84" draw:layer="layout" svg:x1="11.606cm" svg:y1="12.193cm" svg:x2="11.606cm" svg:y2="12.589cm">
          <text:p/>
        </draw:line>
        <draw:custom-shape draw:style-name="gr288" draw:text-style-name="P83" draw:layer="layout" svg:width="0.616cm" svg:height="0.616cm" svg:x="11.301cm" svg:y="12.5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1.611cm" svg:y1="12.189cm" svg:x2="11.611cm" svg:y2="12.585cm">
          <text:p/>
        </draw:line>
        <draw:frame draw:style-name="gr297" draw:text-style-name="P85" draw:layer="layout" svg:width="2.238cm" svg:height="0.569cm" svg:x="4.107cm" svg:y="11.487cm">
          <draw:text-box>
            <text:p><text:span text:style-name="T57">I[,</text:span><text:span text:style-name="T57">+𝑓,</text:span><text:span text:style-name="T57">+𝑓</text:span><text:span text:style-name="T60">,]</text:span></text:p>
          </draw:text-box>
        </draw:frame>
        <draw:frame draw:style-name="gr298" draw:text-style-name="P85" draw:layer="layout" svg:width="1.967cm" svg:height="0.569cm" svg:x="6.576cm" svg:y="12.016cm">
          <draw:text-box>
            <text:p><text:span text:style-name="T57">W[, </text:span><text:span text:style-name="T57">𝑓</text:span><text:span text:style-name="T60">,𝑓,]</text:span></text:p>
          </draw:text-box>
        </draw:frame>
        <draw:frame draw:style-name="gr311" draw:text-style-name="P85" draw:layer="layout" svg:width="2.538cm" svg:height="0.569cm" svg:x="6.506cm" svg:y="11.492cm">
          <draw:text-box>
            <text:p><text:span text:style-name="T57">I[,</text:span><text:span text:style-name="T57">+𝑓+1</text:span><text:span text:style-name="T57">,+𝑓</text:span><text:span text:style-name="T60">,]</text:span></text:p>
          </draw:text-box>
        </draw:frame>
        <draw:frame draw:style-name="gr300" draw:text-style-name="P85" draw:layer="layout" svg:width="2.92cm" svg:height="0.925cm" svg:x="9.277cm" svg:y="12.016cm">
          <draw:text-box>
            <text:p><text:span text:style-name="T57">W[, </text:span><text:span text:style-name="T57">𝑓+1</text:span><text:span text:style-name="T60">,𝑓</text:span><text:span text:style-name="T60">,]</text:span></text:p>
          </draw:text-box>
        </draw:frame>
        <draw:frame draw:style-name="gr311" draw:text-style-name="P85" draw:layer="layout" svg:width="2.538cm" svg:height="0.569cm" svg:x="9.185cm" svg:y="11.492cm">
          <draw:text-box>
            <text:p><text:span text:style-name="T57">I[,</text:span><text:span text:style-name="T57">+𝑓+2</text:span><text:span text:style-name="T57">,+𝑓</text:span><text:span text:style-name="T60">,]</text:span></text:p>
          </draw:text-box>
        </draw:frame>
        <draw:frame draw:style-name="gr302" draw:text-style-name="P85" draw:layer="layout" svg:width="2.596cm" svg:height="0.569cm" svg:x="11.978cm" svg:y="12.016cm">
          <draw:text-box>
            <text:p><text:span text:style-name="T57">W[, </text:span><text:span text:style-name="T57">𝑓+2</text:span><text:span text:style-name="T60">, </text:span><text:span text:style-name="T60">𝑓,]</text:span></text:p>
          </draw:text-box>
        </draw:frame>
        <draw:frame draw:style-name="gr302" draw:text-style-name="P85" draw:layer="layout" svg:width="2.596cm" svg:height="0.569cm" svg:x="12.004cm" svg:y="14.515cm">
          <draw:text-box>
            <text:p><text:span text:style-name="T57">O[+</text:span><text:span text:style-name="T57">1,,,</text:span><text:span text:style-name="T60">]</text:span></text:p>
          </draw:text-box>
        </draw:frame>
        <draw:frame draw:style-name="gr302" draw:text-style-name="P85" draw:layer="layout" svg:width="2.596cm" svg:height="0.569cm" svg:x="12.004cm" svg:y="12.816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4.104cm" svg:y="14.116cm">
          <draw:text-box>
            <text:p><text:span text:style-name="T60">O[+</text:span><text:span text:style-name="T60">1,,,]</text:span></text:p>
          </draw:text-box>
        </draw:frame>
        <draw:frame draw:style-name="gr302" draw:text-style-name="P85" draw:layer="layout" svg:width="2.596cm" svg:height="0.569cm" svg:x="4.104cm" svg:y="12.417cm">
          <draw:text-box>
            <text:p><text:span text:style-name="T60">O[,,,</text:span><text:span text:style-name="T60">]</text:span></text:p>
          </draw:text-box>
        </draw:frame>
        <draw:line draw:style-name="gr303" draw:text-style-name="P84" draw:layer="layout" svg:x1="5.975cm" svg:y1="13.665cm" svg:x2="6.195cm" svg:y2="13.907cm">
          <text:p/>
        </draw:line>
        <draw:line draw:style-name="gr303" draw:text-style-name="P84" draw:layer="layout" svg:x1="8.678cm" svg:y1="13.645cm" svg:x2="8.903cm" svg:y2="13.892cm">
          <text:p/>
        </draw:line>
        <draw:line draw:style-name="gr303" draw:text-style-name="P84" draw:layer="layout" svg:x1="11.378cm" svg:y1="13.642cm" svg:x2="11.603cm" svg:y2="13.889cm">
          <text:p/>
        </draw:line>
        <draw:line draw:style-name="gr293" draw:text-style-name="P84" draw:layer="layout" svg:x1="12.2cm" svg:y1="12.301cm" svg:x2="11.824cm" svg:y2="12.677cm">
          <text:p/>
        </draw:line>
        <draw:line draw:style-name="gr293" draw:text-style-name="P84" draw:layer="layout" svg:x1="12.111cm" svg:y1="14.092cm" svg:x2="11.83cm" svg:y2="14.373cm">
          <text:p/>
        </draw:line>
        <draw:frame draw:style-name="gr320" draw:text-style-name="P11" draw:layer="layout" svg:width="3.436cm" svg:height="0.962cm" draw:transform="rotate (1.5707963267949) translate (1.737cm 15.399cm)">
          <draw:text-box>
            <text:p>Fx=3, B=2</text:p>
          </draw:text-box>
        </draw:frame>
        <draw:line draw:style-name="gr306" draw:text-style-name="P84" draw:layer="layout" svg:x1="12.11cm" svg:y1="12.385cm" svg:x2="12.11cm" svg:y2="14.092cm">
          <text:p/>
        </draw:line>
        <draw:line draw:style-name="gr293" draw:text-style-name="P84" draw:layer="layout" svg:x1="9.505cm" svg:y1="12.296cm" svg:x2="9.129cm" svg:y2="12.672cm">
          <text:p/>
        </draw:line>
        <draw:line draw:style-name="gr293" draw:text-style-name="P84" draw:layer="layout" svg:x1="9.416cm" svg:y1="14.087cm" svg:x2="9.135cm" svg:y2="14.368cm">
          <text:p/>
        </draw:line>
        <draw:line draw:style-name="gr306" draw:text-style-name="P84" draw:layer="layout" svg:x1="9.415cm" svg:y1="12.38cm" svg:x2="9.415cm" svg:y2="14.087cm">
          <text:p/>
        </draw:line>
        <draw:line draw:style-name="gr293" draw:text-style-name="P84" draw:layer="layout" svg:x1="6.81cm" svg:y1="12.291cm" svg:x2="6.434cm" svg:y2="12.667cm">
          <text:p/>
        </draw:line>
        <draw:line draw:style-name="gr293" draw:text-style-name="P84" draw:layer="layout" svg:x1="6.721cm" svg:y1="14.082cm" svg:x2="6.44cm" svg:y2="14.363cm">
          <text:p/>
        </draw:line>
        <draw:line draw:style-name="gr306" draw:text-style-name="P84" draw:layer="layout" svg:x1="6.72cm" svg:y1="12.375cm" svg:x2="6.72cm" svg:y2="14.082cm">
          <text:p/>
        </draw:line>
        <draw:frame draw:style-name="gr311" draw:text-style-name="P85" draw:layer="layout" svg:width="2.538cm" svg:height="0.569cm" svg:x="4.177cm" svg:y="13.209cm">
          <draw:text-box>
            <text:p><text:span text:style-name="T57">I[+1,</text:span><text:span text:style-name="T57">+𝑓,</text:span><text:span text:style-name="T57">+𝑓</text:span><text:span text:style-name="T60">,]</text:span></text:p>
          </draw:text-box>
        </draw:frame>
        <draw:frame draw:style-name="gr321" draw:text-style-name="P85" draw:layer="layout" svg:width="2.839cm" svg:height="0.569cm" svg:x="6.571cm" svg:y="13.193cm">
          <draw:text-box>
            <text:p><text:span text:style-name="T57">I[+1,</text:span><text:span text:style-name="T57">+𝑓+1</text:span><text:span text:style-name="T57">,+𝑓</text:span><text:span text:style-name="T60">,]</text:span></text:p>
          </draw:text-box>
        </draw:frame>
        <draw:frame draw:style-name="gr321" draw:text-style-name="P85" draw:layer="layout" svg:width="2.839cm" svg:height="0.569cm" svg:x="9.25cm" svg:y="13.193cm">
          <draw:text-box>
            <text:p><text:span text:style-name="T57">I[+1,</text:span><text:span text:style-name="T57">+𝑓+2</text:span><text:span text:style-name="T57">,+𝑓</text:span><text:span text:style-name="T60">,]</text:span></text:p>
          </draw:text-box>
        </draw:frame>
        <draw:line draw:style-name="gr303" draw:text-style-name="P84" draw:layer="layout" svg:x1="5.975cm" svg:y1="11.966cm" svg:x2="6.195cm" svg:y2="12.208cm">
          <text:p/>
        </draw:line>
        <draw:line draw:style-name="gr303" draw:text-style-name="P84" draw:layer="layout" svg:x1="8.678cm" svg:y1="11.946cm" svg:x2="8.903cm" svg:y2="12.193cm">
          <text:p/>
        </draw:line>
        <draw:line draw:style-name="gr303" draw:text-style-name="P84" draw:layer="layout" svg:x1="11.378cm" svg:y1="11.943cm" svg:x2="11.603cm" svg:y2="12.19cm">
          <text:p/>
        </draw:line>
        <draw:line draw:style-name="gr38" draw:text-style-name="P53" draw:layer="layout" svg:x1="5.3cm" svg:y1="11.2cm" svg:x2="5.3cm" svg:y2="0.4cm">
          <text:p/>
        </draw:line>
        <draw:line draw:style-name="gr175" draw:text-style-name="P84" draw:layer="layout" svg:x1="7.001cm" svg:y1="1.505cm" svg:x2="7.691cm" svg:y2="1.505cm">
          <text:p/>
        </draw:line>
        <draw:line draw:style-name="gr175" draw:text-style-name="P84" draw:layer="layout" svg:x1="8.307cm" svg:y1="1.505cm" svg:x2="9cm" svg:y2="1.505cm">
          <text:p/>
        </draw:line>
        <draw:line draw:style-name="gr292" draw:text-style-name="P84" draw:layer="layout" svg:x1="7.996cm" svg:y1="0.805cm" svg:x2="7.996cm" svg:y2="1.201cm">
          <text:p/>
        </draw:line>
        <draw:custom-shape draw:style-name="gr288" draw:text-style-name="P83" draw:layer="layout" svg:width="0.616cm" svg:height="0.616cm" svg:x="7.691cm" svg:y="1.191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8.001cm" svg:y1="0.801cm" svg:x2="8.001cm" svg:y2="1.197cm">
          <text:p/>
        </draw:line>
        <draw:frame draw:style-name="gr298" draw:text-style-name="P85" draw:layer="layout" svg:width="1.967cm" svg:height="0.569cm" svg:x="8.158cm" svg:y="0.62cm">
          <draw:text-box>
            <text:p><text:span text:style-name="T60">W</text:span></text:p>
          </draw:text-box>
        </draw:frame>
        <draw:frame draw:style-name="gr322" draw:text-style-name="P85" draw:layer="layout" svg:width="2.596cm" svg:height="0.614cm" svg:x="6.704cm" svg:y="1.021cm">
          <draw:text-box>
            <text:p><text:span text:style-name="T57">O</text:span><text:span text:style-name="T61">in</text:span></text:p>
          </draw:text-box>
        </draw:frame>
        <draw:line draw:style-name="gr293" draw:text-style-name="P84" draw:layer="layout" svg:x1="8.506cm" svg:y1="0.999cm" svg:x2="8.214cm" svg:y2="1.291cm">
          <text:p/>
        </draw:line>
        <draw:frame draw:style-name="gr317" draw:text-style-name="P85" draw:layer="layout" svg:width="2.539cm" svg:height="0.569cm" svg:x="7.592cm" svg:y="0.536cm">
          <draw:text-box>
            <text:p><text:span text:style-name="T57">I</text:span></text:p>
          </draw:text-box>
        </draw:frame>
        <draw:frame draw:style-name="gr322" draw:text-style-name="P85" draw:layer="layout" svg:width="2.596cm" svg:height="0.614cm" svg:x="8.404cm" svg:y="1.421cm">
          <draw:text-box>
            <text:p><text:span text:style-name="T57">O</text:span><text:span text:style-name="T61">out</text:span></text:p>
          </draw:text-box>
        </draw:frame>
        <draw:frame draw:style-name="gr148" draw:text-style-name="P2" draw:layer="layout" svg:width="3.025cm" svg:height="0.53cm" svg:x="9.761cm" svg:y="1.1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38" draw:text-style-name="P53" draw:layer="layout" svg:x1="5.3cm" svg:y1="0.4cm" svg:x2="15.3cm" svg:y2="0.4cm">
          <text:p/>
        </draw:line>
        <draw:line draw:style-name="gr38" draw:text-style-name="P53" draw:layer="layout" svg:x1="12.9cm" svg:y1="2cm" svg:x2="12.9cm" svg:y2="0.4cm">
          <text:p/>
        </draw:line>
        <draw:line draw:style-name="gr38" draw:text-style-name="P53" draw:layer="layout" svg:x1="6.8cm" svg:y1="2cm" svg:x2="6.8cm" svg:y2="0.4cm">
          <text:p/>
        </draw:line>
        <draw:line draw:style-name="gr175" draw:text-style-name="P84" draw:layer="layout" svg:x1="17.002cm" svg:y1="1.305cm" svg:x2="17.692cm" svg:y2="1.305cm">
          <text:p/>
        </draw:line>
        <draw:line draw:style-name="gr175" draw:text-style-name="P84" draw:layer="layout" svg:x1="18.308cm" svg:y1="1.305cm" svg:x2="19.001cm" svg:y2="1.305cm">
          <text:p/>
        </draw:line>
        <draw:line draw:style-name="gr292" draw:text-style-name="P84" draw:layer="layout" svg:x1="17.997cm" svg:y1="0.605cm" svg:x2="17.997cm" svg:y2="1.001cm">
          <text:p/>
        </draw:line>
        <draw:custom-shape draw:style-name="gr288" draw:text-style-name="P83" draw:layer="layout" svg:width="0.616cm" svg:height="0.616cm" svg:x="17.692cm" svg:y="0.991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8.002cm" svg:y1="0.601cm" svg:x2="18.002cm" svg:y2="0.997cm">
          <text:p/>
        </draw:line>
        <draw:frame draw:style-name="gr298" draw:text-style-name="P85" draw:layer="layout" svg:width="1.967cm" svg:height="0.569cm" svg:x="18.159cm" svg:y="0.42cm">
          <draw:text-box>
            <text:p><text:span text:style-name="T60">W</text:span></text:p>
          </draw:text-box>
        </draw:frame>
        <draw:frame draw:style-name="gr322" draw:text-style-name="P85" draw:layer="layout" svg:width="2.596cm" svg:height="0.614cm" svg:x="16.705cm" svg:y="0.821cm">
          <draw:text-box>
            <text:p><text:span text:style-name="T57">O</text:span><text:span text:style-name="T61">in</text:span></text:p>
          </draw:text-box>
        </draw:frame>
        <draw:line draw:style-name="gr293" draw:text-style-name="P84" draw:layer="layout" svg:x1="18.507cm" svg:y1="0.799cm" svg:x2="18.215cm" svg:y2="1.091cm">
          <text:p/>
        </draw:line>
        <draw:frame draw:style-name="gr317" draw:text-style-name="P85" draw:layer="layout" svg:width="2.539cm" svg:height="0.569cm" svg:x="17.593cm" svg:y="0.336cm">
          <draw:text-box>
            <text:p><text:span text:style-name="T57">I</text:span></text:p>
          </draw:text-box>
        </draw:frame>
        <draw:frame draw:style-name="gr322" draw:text-style-name="P85" draw:layer="layout" svg:width="2.596cm" svg:height="0.614cm" svg:x="18.405cm" svg:y="1.221cm">
          <draw:text-box>
            <text:p><text:span text:style-name="T57">O</text:span><text:span text:style-name="T61">out</text:span></text:p>
          </draw:text-box>
        </draw:frame>
        <draw:frame draw:style-name="gr148" draw:text-style-name="P2" draw:layer="layout" svg:width="3.025cm" svg:height="0.53cm" svg:x="19.762cm" svg:y="0.98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38" draw:text-style-name="P53" draw:layer="layout" svg:x1="22.901cm" svg:y1="1.8cm" svg:x2="22.901cm" svg:y2="0.3cm">
          <text:p/>
        </draw:line>
        <draw:line draw:style-name="gr38" draw:text-style-name="P53" draw:layer="layout" svg:x1="16.801cm" svg:y1="1.8cm" svg:x2="16.801cm" svg:y2="0.3cm">
          <text:p/>
        </draw:line>
        <draw:line draw:style-name="gr38" draw:text-style-name="P53" draw:layer="layout" svg:x1="16.801cm" svg:y1="0.3cm" svg:x2="22.901cm" svg:y2="0.3cm">
          <text:p/>
        </draw:line>
        <draw:line draw:style-name="gr38" draw:text-style-name="P53" draw:layer="layout" svg:x1="16.801cm" svg:y1="1.8cm" svg:x2="22.901cm" svg:y2="1.8cm">
          <text:p/>
        </draw:line>
        <presentation:notes draw:style-name="dp2">
          <draw:page-thumbnail draw:style-name="gr74" draw:layer="layout" svg:width="19.798cm" svg:height="11.136cm" svg:x="0.6cm" svg:y="2.257cm" draw:page-number="13" presentation:class="page"/>
          <draw:frame presentation:style-name="pr1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308" draw:text-style-name="P86" draw:layer="layout" svg:width="10.3cm" svg:height="3.608cm" svg:x="3.7cm" svg:y="11.192cm">
          <text:p/>
          <draw:enhanced-geometry svg:viewBox="0 0 21600 21600" draw:type="rectangle" draw:enhanced-path="M 0 0 L 21600 0 21600 21600 0 21600 0 0 Z N"/>
        </draw:custom-shape>
        <draw:line draw:style-name="gr175" draw:text-style-name="P84" draw:layer="layout" svg:x1="5.2cm" svg:y1="14.4cm" svg:x2="5.89cm" svg:y2="14.4cm">
          <text:p/>
        </draw:line>
        <draw:line draw:style-name="gr175" draw:text-style-name="P84" draw:layer="layout" svg:x1="6.506cm" svg:y1="14.4cm" svg:x2="8.595cm" svg:y2="14.4cm">
          <text:p/>
        </draw:line>
        <draw:line draw:style-name="gr175" draw:text-style-name="P84" draw:layer="layout" svg:x1="9.211cm" svg:y1="14.4cm" svg:x2="11.287cm" svg:y2="14.4cm">
          <text:p/>
        </draw:line>
        <draw:line draw:style-name="gr175" draw:text-style-name="P84" draw:layer="layout" svg:x1="11.903cm" svg:y1="14.4cm" svg:x2="12.308cm" svg:y2="14.4cm">
          <text:p/>
        </draw:line>
        <draw:line draw:style-name="gr292" draw:text-style-name="P84" draw:layer="layout" svg:x1="6.195cm" svg:y1="13.7cm" svg:x2="6.195cm" svg:y2="14.096cm">
          <text:p/>
        </draw:line>
        <draw:custom-shape draw:style-name="gr288" draw:text-style-name="P83" draw:layer="layout" svg:width="0.616cm" svg:height="0.616cm" svg:x="5.89cm" svg:y="14.086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6.2cm" svg:y1="13.696cm" svg:x2="6.2cm" svg:y2="14.092cm">
          <text:p/>
        </draw:line>
        <draw:line draw:style-name="gr292" draw:text-style-name="P84" draw:layer="layout" svg:x1="8.9cm" svg:y1="13.696cm" svg:x2="8.9cm" svg:y2="14.092cm">
          <text:p/>
        </draw:line>
        <draw:custom-shape draw:style-name="gr288" draw:text-style-name="P83" draw:layer="layout" svg:width="0.616cm" svg:height="0.616cm" svg:x="8.595cm" svg:y="14.082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8.905cm" svg:y1="13.692cm" svg:x2="8.905cm" svg:y2="14.088cm">
          <text:p/>
        </draw:line>
        <draw:line draw:style-name="gr292" draw:text-style-name="P84" draw:layer="layout" svg:x1="11.605cm" svg:y1="13.692cm" svg:x2="11.605cm" svg:y2="14.088cm">
          <text:p/>
        </draw:line>
        <draw:custom-shape draw:style-name="gr288" draw:text-style-name="P83" draw:layer="layout" svg:width="0.616cm" svg:height="0.616cm" svg:x="11.3cm" svg:y="14.0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1.61cm" svg:y1="13.688cm" svg:x2="11.61cm" svg:y2="14.084cm">
          <text:p/>
        </draw:line>
        <draw:line draw:style-name="gr175" draw:text-style-name="P84" draw:layer="layout" svg:x1="5.201cm" svg:y1="12.701cm" svg:x2="5.891cm" svg:y2="12.701cm">
          <text:p/>
        </draw:line>
        <draw:line draw:style-name="gr175" draw:text-style-name="P84" draw:layer="layout" svg:x1="6.507cm" svg:y1="12.701cm" svg:x2="8.596cm" svg:y2="12.701cm">
          <text:p/>
        </draw:line>
        <draw:line draw:style-name="gr175" draw:text-style-name="P84" draw:layer="layout" svg:x1="9.212cm" svg:y1="12.701cm" svg:x2="11.288cm" svg:y2="12.701cm">
          <text:p/>
        </draw:line>
        <draw:line draw:style-name="gr175" draw:text-style-name="P84" draw:layer="layout" svg:x1="11.904cm" svg:y1="12.701cm" svg:x2="12.309cm" svg:y2="12.701cm">
          <text:p/>
        </draw:line>
        <draw:line draw:style-name="gr292" draw:text-style-name="P84" draw:layer="layout" svg:x1="6.196cm" svg:y1="12.001cm" svg:x2="6.196cm" svg:y2="12.397cm">
          <text:p/>
        </draw:line>
        <draw:custom-shape draw:style-name="gr288" draw:text-style-name="P83" draw:layer="layout" svg:width="0.616cm" svg:height="0.616cm" svg:x="5.891cm" svg:y="12.3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6.201cm" svg:y1="11.997cm" svg:x2="6.201cm" svg:y2="12.393cm">
          <text:p/>
        </draw:line>
        <draw:line draw:style-name="gr292" draw:text-style-name="P84" draw:layer="layout" svg:x1="8.901cm" svg:y1="11.997cm" svg:x2="8.901cm" svg:y2="12.393cm">
          <text:p/>
        </draw:line>
        <draw:custom-shape draw:style-name="gr288" draw:text-style-name="P83" draw:layer="layout" svg:width="0.616cm" svg:height="0.616cm" svg:x="8.596cm" svg:y="12.3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8.906cm" svg:y1="11.993cm" svg:x2="8.906cm" svg:y2="12.389cm">
          <text:p/>
        </draw:line>
        <draw:line draw:style-name="gr292" draw:text-style-name="P84" draw:layer="layout" svg:x1="11.606cm" svg:y1="11.993cm" svg:x2="11.606cm" svg:y2="12.389cm">
          <text:p/>
        </draw:line>
        <draw:custom-shape draw:style-name="gr288" draw:text-style-name="P83" draw:layer="layout" svg:width="0.616cm" svg:height="0.616cm" svg:x="11.301cm" svg:y="12.3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1.611cm" svg:y1="11.989cm" svg:x2="11.611cm" svg:y2="12.385cm">
          <text:p/>
        </draw:line>
        <draw:frame draw:style-name="gr297" draw:text-style-name="P85" draw:layer="layout" svg:width="2.238cm" svg:height="0.569cm" svg:x="4.107cm" svg:y="11.287cm">
          <draw:text-box>
            <text:p><text:span text:style-name="T57">I[,</text:span><text:span text:style-name="T57">+𝑓,</text:span><text:span text:style-name="T57">+𝑓</text:span><text:span text:style-name="T60">,]</text:span></text:p>
          </draw:text-box>
        </draw:frame>
        <draw:frame draw:style-name="gr298" draw:text-style-name="P85" draw:layer="layout" svg:width="1.967cm" svg:height="0.569cm" svg:x="6.576cm" svg:y="11.816cm">
          <draw:text-box>
            <text:p><text:span text:style-name="T57">W[, </text:span><text:span text:style-name="T57">𝑓</text:span><text:span text:style-name="T60">,𝑓,]</text:span></text:p>
          </draw:text-box>
        </draw:frame>
        <draw:frame draw:style-name="gr311" draw:text-style-name="P85" draw:layer="layout" svg:width="2.538cm" svg:height="0.569cm" svg:x="6.506cm" svg:y="11.292cm">
          <draw:text-box>
            <text:p><text:span text:style-name="T57">I[,</text:span><text:span text:style-name="T57">+𝑓,</text:span><text:span text:style-name="T57">+𝑓+1</text:span><text:span text:style-name="T60">,]</text:span></text:p>
          </draw:text-box>
        </draw:frame>
        <draw:frame draw:style-name="gr300" draw:text-style-name="P85" draw:layer="layout" svg:width="2.92cm" svg:height="0.925cm" svg:x="9.277cm" svg:y="11.816cm">
          <draw:text-box>
            <text:p><text:span text:style-name="T57">W[, </text:span><text:span text:style-name="T57">𝑓,𝑓+1</text:span><text:span text:style-name="T60">,]</text:span></text:p>
          </draw:text-box>
        </draw:frame>
        <draw:frame draw:style-name="gr311" draw:text-style-name="P85" draw:layer="layout" svg:width="2.538cm" svg:height="0.569cm" svg:x="9.185cm" svg:y="11.292cm">
          <draw:text-box>
            <text:p><text:span text:style-name="T57">I[,</text:span><text:span text:style-name="T57">+𝑓,</text:span><text:span text:style-name="T57">+𝑓+2</text:span><text:span text:style-name="T60">,]</text:span></text:p>
          </draw:text-box>
        </draw:frame>
        <draw:frame draw:style-name="gr302" draw:text-style-name="P85" draw:layer="layout" svg:width="2.596cm" svg:height="0.569cm" svg:x="11.978cm" svg:y="11.816cm">
          <draw:text-box>
            <text:p><text:span text:style-name="T57">W[, </text:span><text:span text:style-name="T57">𝑓, </text:span><text:span text:style-name="T57">𝑓+2</text:span><text:span text:style-name="T60">,]</text:span></text:p>
          </draw:text-box>
        </draw:frame>
        <draw:frame draw:style-name="gr302" draw:text-style-name="P85" draw:layer="layout" svg:width="2.596cm" svg:height="0.569cm" svg:x="12.004cm" svg:y="14.315cm">
          <draw:text-box>
            <text:p><text:span text:style-name="T57">O[,</text:span><text:span text:style-name="T60">+1,,]</text:span></text:p>
          </draw:text-box>
        </draw:frame>
        <draw:frame draw:style-name="gr302" draw:text-style-name="P85" draw:layer="layout" svg:width="2.596cm" svg:height="0.569cm" svg:x="12.004cm" svg:y="12.616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4.104cm" svg:y="13.916cm">
          <draw:text-box>
            <text:p><text:span text:style-name="T57">O[,</text:span><text:span text:style-name="T60">+1,,]</text:span></text:p>
          </draw:text-box>
        </draw:frame>
        <draw:frame draw:style-name="gr302" draw:text-style-name="P85" draw:layer="layout" svg:width="2.596cm" svg:height="0.569cm" svg:x="4.104cm" svg:y="12.217cm">
          <draw:text-box>
            <text:p><text:span text:style-name="T60">O[,,,</text:span><text:span text:style-name="T60">]</text:span></text:p>
          </draw:text-box>
        </draw:frame>
        <draw:line draw:style-name="gr303" draw:text-style-name="P84" draw:layer="layout" svg:x1="5.975cm" svg:y1="13.465cm" svg:x2="6.195cm" svg:y2="13.707cm">
          <text:p/>
        </draw:line>
        <draw:line draw:style-name="gr303" draw:text-style-name="P84" draw:layer="layout" svg:x1="8.678cm" svg:y1="13.445cm" svg:x2="8.903cm" svg:y2="13.692cm">
          <text:p/>
        </draw:line>
        <draw:line draw:style-name="gr303" draw:text-style-name="P84" draw:layer="layout" svg:x1="11.378cm" svg:y1="13.442cm" svg:x2="11.603cm" svg:y2="13.689cm">
          <text:p/>
        </draw:line>
        <draw:line draw:style-name="gr293" draw:text-style-name="P84" draw:layer="layout" svg:x1="12.2cm" svg:y1="12.101cm" svg:x2="11.824cm" svg:y2="12.477cm">
          <text:p/>
        </draw:line>
        <draw:line draw:style-name="gr293" draw:text-style-name="P84" draw:layer="layout" svg:x1="12.111cm" svg:y1="13.892cm" svg:x2="11.83cm" svg:y2="14.173cm">
          <text:p/>
        </draw:line>
        <draw:frame draw:style-name="gr320" draw:text-style-name="P11" draw:layer="layout" svg:width="3.436cm" svg:height="0.962cm" draw:transform="rotate (1.5707963267949) translate (1.637cm 14.699cm)">
          <draw:text-box>
            <text:p>Fy=3, X=2</text:p>
          </draw:text-box>
        </draw:frame>
        <draw:line draw:style-name="gr306" draw:text-style-name="P84" draw:layer="layout" svg:x1="12.11cm" svg:y1="12.185cm" svg:x2="12.11cm" svg:y2="13.892cm">
          <text:p/>
        </draw:line>
        <draw:line draw:style-name="gr293" draw:text-style-name="P84" draw:layer="layout" svg:x1="9.505cm" svg:y1="12.096cm" svg:x2="9.129cm" svg:y2="12.472cm">
          <text:p/>
        </draw:line>
        <draw:line draw:style-name="gr293" draw:text-style-name="P84" draw:layer="layout" svg:x1="9.416cm" svg:y1="13.887cm" svg:x2="9.135cm" svg:y2="14.168cm">
          <text:p/>
        </draw:line>
        <draw:line draw:style-name="gr306" draw:text-style-name="P84" draw:layer="layout" svg:x1="9.415cm" svg:y1="12.18cm" svg:x2="9.415cm" svg:y2="13.887cm">
          <text:p/>
        </draw:line>
        <draw:line draw:style-name="gr293" draw:text-style-name="P84" draw:layer="layout" svg:x1="6.81cm" svg:y1="12.091cm" svg:x2="6.434cm" svg:y2="12.467cm">
          <text:p/>
        </draw:line>
        <draw:line draw:style-name="gr293" draw:text-style-name="P84" draw:layer="layout" svg:x1="6.721cm" svg:y1="13.882cm" svg:x2="6.44cm" svg:y2="14.163cm">
          <text:p/>
        </draw:line>
        <draw:line draw:style-name="gr306" draw:text-style-name="P84" draw:layer="layout" svg:x1="6.72cm" svg:y1="12.175cm" svg:x2="6.72cm" svg:y2="13.882cm">
          <text:p/>
        </draw:line>
        <draw:frame draw:style-name="gr311" draw:text-style-name="P85" draw:layer="layout" svg:width="2.538cm" svg:height="0.569cm" svg:x="4.177cm" svg:y="13.009cm">
          <draw:text-box>
            <text:p><text:span text:style-name="T57">I[,</text:span><text:span text:style-name="T57">+1+𝑓</text:span><text:span text:style-name="T57">,+𝑓</text:span><text:span text:style-name="T60">,]</text:span></text:p>
          </draw:text-box>
        </draw:frame>
        <draw:frame draw:style-name="gr321" draw:text-style-name="P85" draw:layer="layout" svg:width="2.839cm" svg:height="0.569cm" svg:x="6.571cm" svg:y="12.993cm">
          <draw:text-box>
            <text:p><text:span text:style-name="T57">I[,</text:span><text:span text:style-name="T57">+1+𝑓</text:span><text:span text:style-name="T57">,</text:span><text:span text:style-name="T57">+𝑓+1</text:span><text:span text:style-name="T60">,]</text:span></text:p>
          </draw:text-box>
        </draw:frame>
        <draw:frame draw:style-name="gr321" draw:text-style-name="P85" draw:layer="layout" svg:width="2.839cm" svg:height="0.569cm" svg:x="9.25cm" svg:y="12.993cm">
          <draw:text-box>
            <text:p><text:span text:style-name="T57">I[,</text:span><text:span text:style-name="T57">+1+𝑓</text:span><text:span text:style-name="T57">,</text:span><text:span text:style-name="T57">+𝑓+2</text:span><text:span text:style-name="T60">,]</text:span></text:p>
          </draw:text-box>
        </draw:frame>
        <draw:line draw:style-name="gr303" draw:text-style-name="P84" draw:layer="layout" svg:x1="5.975cm" svg:y1="11.766cm" svg:x2="6.195cm" svg:y2="12.008cm">
          <text:p/>
        </draw:line>
        <draw:line draw:style-name="gr303" draw:text-style-name="P84" draw:layer="layout" svg:x1="8.678cm" svg:y1="11.746cm" svg:x2="8.903cm" svg:y2="11.993cm">
          <text:p/>
        </draw:line>
        <draw:line draw:style-name="gr303" draw:text-style-name="P84" draw:layer="layout" svg:x1="11.378cm" svg:y1="11.743cm" svg:x2="11.603cm" svg:y2="11.99cm">
          <text:p/>
        </draw:line>
        <draw:line draw:style-name="gr38" draw:text-style-name="P53" draw:layer="layout" svg:x1="15.3cm" svg:y1="15.22cm" svg:x2="15.3cm" svg:y2="1.8cm">
          <text:p/>
        </draw:line>
        <draw:line draw:style-name="gr38" draw:text-style-name="P53" draw:layer="layout" svg:x1="3.8cm" svg:y1="11cm" svg:x2="26.8cm" svg:y2="11cm">
          <text:p/>
        </draw:line>
        <draw:line draw:style-name="gr38" draw:text-style-name="P53" draw:layer="layout" svg:x1="3.8cm" svg:y1="15.243cm" svg:x2="26.8cm" svg:y2="15.196cm">
          <text:p/>
        </draw:line>
        <draw:custom-shape draw:style-name="gr308" draw:text-style-name="P86" draw:layer="layout" svg:width="10.3cm" svg:height="3.608cm" svg:x="15.7cm" svg:y="11.192cm">
          <text:p/>
          <draw:enhanced-geometry svg:viewBox="0 0 21600 21600" draw:type="rectangle" draw:enhanced-path="M 0 0 L 21600 0 21600 21600 0 21600 0 0 Z N"/>
        </draw:custom-shape>
        <draw:line draw:style-name="gr175" draw:text-style-name="P84" draw:layer="layout" svg:x1="17.2cm" svg:y1="14.4cm" svg:x2="17.89cm" svg:y2="14.4cm">
          <text:p/>
        </draw:line>
        <draw:line draw:style-name="gr175" draw:text-style-name="P84" draw:layer="layout" svg:x1="18.506cm" svg:y1="14.4cm" svg:x2="20.595cm" svg:y2="14.4cm">
          <text:p/>
        </draw:line>
        <draw:line draw:style-name="gr175" draw:text-style-name="P84" draw:layer="layout" svg:x1="21.211cm" svg:y1="14.4cm" svg:x2="23.287cm" svg:y2="14.4cm">
          <text:p/>
        </draw:line>
        <draw:line draw:style-name="gr175" draw:text-style-name="P84" draw:layer="layout" svg:x1="23.903cm" svg:y1="14.4cm" svg:x2="24.308cm" svg:y2="14.4cm">
          <text:p/>
        </draw:line>
        <draw:line draw:style-name="gr292" draw:text-style-name="P84" draw:layer="layout" svg:x1="18.195cm" svg:y1="13.7cm" svg:x2="18.195cm" svg:y2="14.096cm">
          <text:p/>
        </draw:line>
        <draw:custom-shape draw:style-name="gr288" draw:text-style-name="P83" draw:layer="layout" svg:width="0.616cm" svg:height="0.616cm" svg:x="17.89cm" svg:y="14.086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8.2cm" svg:y1="13.696cm" svg:x2="18.2cm" svg:y2="14.092cm">
          <text:p/>
        </draw:line>
        <draw:line draw:style-name="gr292" draw:text-style-name="P84" draw:layer="layout" svg:x1="20.9cm" svg:y1="13.696cm" svg:x2="20.9cm" svg:y2="14.092cm">
          <text:p/>
        </draw:line>
        <draw:custom-shape draw:style-name="gr288" draw:text-style-name="P83" draw:layer="layout" svg:width="0.616cm" svg:height="0.616cm" svg:x="20.595cm" svg:y="14.082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0.905cm" svg:y1="13.692cm" svg:x2="20.905cm" svg:y2="14.088cm">
          <text:p/>
        </draw:line>
        <draw:line draw:style-name="gr292" draw:text-style-name="P84" draw:layer="layout" svg:x1="23.605cm" svg:y1="13.692cm" svg:x2="23.605cm" svg:y2="14.088cm">
          <text:p/>
        </draw:line>
        <draw:custom-shape draw:style-name="gr288" draw:text-style-name="P83" draw:layer="layout" svg:width="0.616cm" svg:height="0.616cm" svg:x="23.3cm" svg:y="14.07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3.61cm" svg:y1="13.688cm" svg:x2="23.61cm" svg:y2="14.084cm">
          <text:p/>
        </draw:line>
        <draw:line draw:style-name="gr175" draw:text-style-name="P84" draw:layer="layout" svg:x1="17.201cm" svg:y1="12.701cm" svg:x2="17.891cm" svg:y2="12.701cm">
          <text:p/>
        </draw:line>
        <draw:line draw:style-name="gr175" draw:text-style-name="P84" draw:layer="layout" svg:x1="18.507cm" svg:y1="12.701cm" svg:x2="20.596cm" svg:y2="12.701cm">
          <text:p/>
        </draw:line>
        <draw:line draw:style-name="gr175" draw:text-style-name="P84" draw:layer="layout" svg:x1="21.212cm" svg:y1="12.701cm" svg:x2="23.288cm" svg:y2="12.701cm">
          <text:p/>
        </draw:line>
        <draw:line draw:style-name="gr175" draw:text-style-name="P84" draw:layer="layout" svg:x1="23.904cm" svg:y1="12.701cm" svg:x2="24.309cm" svg:y2="12.701cm">
          <text:p/>
        </draw:line>
        <draw:line draw:style-name="gr292" draw:text-style-name="P84" draw:layer="layout" svg:x1="18.196cm" svg:y1="12.001cm" svg:x2="18.196cm" svg:y2="12.397cm">
          <text:p/>
        </draw:line>
        <draw:custom-shape draw:style-name="gr288" draw:text-style-name="P83" draw:layer="layout" svg:width="0.616cm" svg:height="0.616cm" svg:x="17.891cm" svg:y="12.3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18.201cm" svg:y1="11.997cm" svg:x2="18.201cm" svg:y2="12.393cm">
          <text:p/>
        </draw:line>
        <draw:line draw:style-name="gr292" draw:text-style-name="P84" draw:layer="layout" svg:x1="20.901cm" svg:y1="11.997cm" svg:x2="20.901cm" svg:y2="12.393cm">
          <text:p/>
        </draw:line>
        <draw:custom-shape draw:style-name="gr288" draw:text-style-name="P83" draw:layer="layout" svg:width="0.616cm" svg:height="0.616cm" svg:x="20.596cm" svg:y="12.3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0.906cm" svg:y1="11.993cm" svg:x2="20.906cm" svg:y2="12.389cm">
          <text:p/>
        </draw:line>
        <draw:line draw:style-name="gr292" draw:text-style-name="P84" draw:layer="layout" svg:x1="23.606cm" svg:y1="11.993cm" svg:x2="23.606cm" svg:y2="12.389cm">
          <text:p/>
        </draw:line>
        <draw:custom-shape draw:style-name="gr288" draw:text-style-name="P83" draw:layer="layout" svg:width="0.616cm" svg:height="0.616cm" svg:x="23.301cm" svg:y="12.3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84" draw:layer="layout" svg:x1="23.611cm" svg:y1="11.989cm" svg:x2="23.611cm" svg:y2="12.385cm">
          <text:p/>
        </draw:line>
        <draw:frame draw:style-name="gr297" draw:text-style-name="P85" draw:layer="layout" svg:width="2.238cm" svg:height="0.569cm" svg:x="16.107cm" svg:y="11.287cm">
          <draw:text-box>
            <text:p><text:span text:style-name="T57">I[,</text:span><text:span text:style-name="T57">+𝑓,</text:span><text:span text:style-name="T57">+𝑓</text:span><text:span text:style-name="T60">,]</text:span></text:p>
          </draw:text-box>
        </draw:frame>
        <draw:frame draw:style-name="gr298" draw:text-style-name="P85" draw:layer="layout" svg:width="1.967cm" svg:height="0.569cm" svg:x="18.576cm" svg:y="11.816cm">
          <draw:text-box>
            <text:p><text:span text:style-name="T57">W[, </text:span><text:span text:style-name="T57">𝑓</text:span><text:span text:style-name="T60">,𝑓,]</text:span></text:p>
          </draw:text-box>
        </draw:frame>
        <draw:frame draw:style-name="gr311" draw:text-style-name="P85" draw:layer="layout" svg:width="2.538cm" svg:height="0.569cm" svg:x="18.506cm" svg:y="11.292cm">
          <draw:text-box>
            <text:p><text:span text:style-name="T57">I[,</text:span><text:span text:style-name="T57">+𝑓,</text:span><text:span text:style-name="T57">+𝑓,</text:span><text:span text:style-name="T57">+1</text:span><text:span text:style-name="T60">]</text:span></text:p>
          </draw:text-box>
        </draw:frame>
        <draw:frame draw:style-name="gr300" draw:text-style-name="P85" draw:layer="layout" svg:width="2.92cm" svg:height="0.925cm" svg:x="21.277cm" svg:y="11.816cm">
          <draw:text-box>
            <text:p><text:span text:style-name="T57">W[, </text:span><text:span text:style-name="T57">𝑓,𝑓,</text:span><text:span text:style-name="T57">+1</text:span><text:span text:style-name="T60">]</text:span></text:p>
          </draw:text-box>
        </draw:frame>
        <draw:frame draw:style-name="gr311" draw:text-style-name="P85" draw:layer="layout" svg:width="2.538cm" svg:height="0.569cm" svg:x="21.185cm" svg:y="11.292cm">
          <draw:text-box>
            <text:p><text:span text:style-name="T57">I[,</text:span><text:span text:style-name="T57">+𝑓,</text:span><text:span text:style-name="T57">+𝑓,</text:span><text:span text:style-name="T57">+2</text:span><text:span text:style-name="T60">]</text:span></text:p>
          </draw:text-box>
        </draw:frame>
        <draw:frame draw:style-name="gr302" draw:text-style-name="P85" draw:layer="layout" svg:width="2.596cm" svg:height="0.569cm" svg:x="23.978cm" svg:y="11.816cm">
          <draw:text-box>
            <text:p><text:span text:style-name="T57">W[, </text:span><text:span text:style-name="T57">𝑓, 𝑓,</text:span><text:span text:style-name="T57">+2</text:span><text:span text:style-name="T60">]</text:span></text:p>
          </draw:text-box>
        </draw:frame>
        <draw:frame draw:style-name="gr302" draw:text-style-name="P85" draw:layer="layout" svg:width="2.596cm" svg:height="0.569cm" svg:x="24.004cm" svg:y="14.315cm">
          <draw:text-box>
            <text:p><text:span text:style-name="T57">O[+</text:span><text:span text:style-name="T57">1,</text:span><text:span text:style-name="T60">,,]</text:span></text:p>
          </draw:text-box>
        </draw:frame>
        <draw:frame draw:style-name="gr302" draw:text-style-name="P85" draw:layer="layout" svg:width="2.596cm" svg:height="0.569cm" svg:x="24.004cm" svg:y="12.616cm">
          <draw:text-box>
            <text:p><text:span text:style-name="T60">O[,,,</text:span><text:span text:style-name="T60">]</text:span></text:p>
          </draw:text-box>
        </draw:frame>
        <draw:frame draw:style-name="gr302" draw:text-style-name="P85" draw:layer="layout" svg:width="2.596cm" svg:height="0.569cm" svg:x="16.104cm" svg:y="13.916cm">
          <draw:text-box>
            <text:p><text:span text:style-name="T57">O[+</text:span><text:span text:style-name="T57">1,</text:span><text:span text:style-name="T60">,,]</text:span></text:p>
          </draw:text-box>
        </draw:frame>
        <draw:frame draw:style-name="gr302" draw:text-style-name="P85" draw:layer="layout" svg:width="2.596cm" svg:height="0.569cm" svg:x="16.104cm" svg:y="12.217cm">
          <draw:text-box>
            <text:p><text:span text:style-name="T60">O[,,,</text:span><text:span text:style-name="T60">]</text:span></text:p>
          </draw:text-box>
        </draw:frame>
        <draw:line draw:style-name="gr303" draw:text-style-name="P84" draw:layer="layout" svg:x1="17.975cm" svg:y1="13.465cm" svg:x2="18.195cm" svg:y2="13.707cm">
          <text:p/>
        </draw:line>
        <draw:line draw:style-name="gr303" draw:text-style-name="P84" draw:layer="layout" svg:x1="20.678cm" svg:y1="13.445cm" svg:x2="20.903cm" svg:y2="13.692cm">
          <text:p/>
        </draw:line>
        <draw:line draw:style-name="gr303" draw:text-style-name="P84" draw:layer="layout" svg:x1="23.378cm" svg:y1="13.442cm" svg:x2="23.603cm" svg:y2="13.689cm">
          <text:p/>
        </draw:line>
        <draw:line draw:style-name="gr293" draw:text-style-name="P84" draw:layer="layout" svg:x1="24.2cm" svg:y1="12.101cm" svg:x2="23.824cm" svg:y2="12.477cm">
          <text:p/>
        </draw:line>
        <draw:line draw:style-name="gr293" draw:text-style-name="P84" draw:layer="layout" svg:x1="24.111cm" svg:y1="13.892cm" svg:x2="23.83cm" svg:y2="14.173cm">
          <text:p/>
        </draw:line>
        <draw:frame draw:style-name="gr318" draw:text-style-name="P11" draw:layer="layout" svg:width="3.33cm" svg:height="0.962cm" draw:transform="rotate (-1.5707963267949) translate (27.346cm 11.416cm)">
          <draw:text-box>
            <text:p>C=3, B=2</text:p>
          </draw:text-box>
        </draw:frame>
        <draw:line draw:style-name="gr306" draw:text-style-name="P84" draw:layer="layout" svg:x1="24.11cm" svg:y1="12.185cm" svg:x2="24.11cm" svg:y2="13.892cm">
          <text:p/>
        </draw:line>
        <draw:line draw:style-name="gr293" draw:text-style-name="P84" draw:layer="layout" svg:x1="21.505cm" svg:y1="12.096cm" svg:x2="21.129cm" svg:y2="12.472cm">
          <text:p/>
        </draw:line>
        <draw:line draw:style-name="gr293" draw:text-style-name="P84" draw:layer="layout" svg:x1="21.416cm" svg:y1="13.887cm" svg:x2="21.135cm" svg:y2="14.168cm">
          <text:p/>
        </draw:line>
        <draw:line draw:style-name="gr306" draw:text-style-name="P84" draw:layer="layout" svg:x1="21.415cm" svg:y1="12.18cm" svg:x2="21.415cm" svg:y2="13.887cm">
          <text:p/>
        </draw:line>
        <draw:line draw:style-name="gr293" draw:text-style-name="P84" draw:layer="layout" svg:x1="18.81cm" svg:y1="12.091cm" svg:x2="18.434cm" svg:y2="12.467cm">
          <text:p/>
        </draw:line>
        <draw:line draw:style-name="gr293" draw:text-style-name="P84" draw:layer="layout" svg:x1="18.721cm" svg:y1="13.882cm" svg:x2="18.44cm" svg:y2="14.163cm">
          <text:p/>
        </draw:line>
        <draw:line draw:style-name="gr306" draw:text-style-name="P84" draw:layer="layout" svg:x1="18.72cm" svg:y1="12.175cm" svg:x2="18.72cm" svg:y2="13.882cm">
          <text:p/>
        </draw:line>
        <draw:frame draw:style-name="gr311" draw:text-style-name="P85" draw:layer="layout" svg:width="2.538cm" svg:height="0.569cm" svg:x="16.177cm" svg:y="13.009cm">
          <draw:text-box>
            <text:p><text:span text:style-name="T57">I[+1,</text:span><text:span text:style-name="T57">+𝑓,</text:span><text:span text:style-name="T57">+𝑓</text:span><text:span text:style-name="T60">,]</text:span></text:p>
          </draw:text-box>
        </draw:frame>
        <draw:frame draw:style-name="gr321" draw:text-style-name="P85" draw:layer="layout" svg:width="2.839cm" svg:height="0.569cm" svg:x="18.571cm" svg:y="12.993cm">
          <draw:text-box>
            <text:p><text:span text:style-name="T57">I[+1,</text:span><text:span text:style-name="T57">+𝑓,</text:span><text:span text:style-name="T57">+𝑓,</text:span><text:span text:style-name="T57">+1</text:span><text:span text:style-name="T60">]</text:span></text:p>
          </draw:text-box>
        </draw:frame>
        <draw:frame draw:style-name="gr321" draw:text-style-name="P85" draw:layer="layout" svg:width="2.839cm" svg:height="0.569cm" svg:x="21.25cm" svg:y="12.993cm">
          <draw:text-box>
            <text:p><text:span text:style-name="T57">I[+1,</text:span><text:span text:style-name="T57">+𝑓,</text:span><text:span text:style-name="T57">+𝑓,</text:span><text:span text:style-name="T57">+2</text:span><text:span text:style-name="T60">]</text:span></text:p>
          </draw:text-box>
        </draw:frame>
        <draw:line draw:style-name="gr303" draw:text-style-name="P84" draw:layer="layout" svg:x1="17.975cm" svg:y1="11.766cm" svg:x2="18.195cm" svg:y2="12.008cm">
          <text:p/>
        </draw:line>
        <draw:line draw:style-name="gr303" draw:text-style-name="P84" draw:layer="layout" svg:x1="20.678cm" svg:y1="11.746cm" svg:x2="20.903cm" svg:y2="11.993cm">
          <text:p/>
        </draw:line>
        <draw:line draw:style-name="gr303" draw:text-style-name="P84" draw:layer="layout" svg:x1="23.378cm" svg:y1="11.743cm" svg:x2="23.603cm" svg:y2="11.99cm">
          <text:p/>
        </draw:line>
        <draw:line draw:style-name="gr38" draw:text-style-name="P53" draw:layer="layout" svg:x1="26.3cm" svg:y1="15.22cm" svg:x2="26.3cm" svg:y2="1.8cm">
          <text:p/>
        </draw:line>
        <draw:frame draw:style-name="gr298" draw:text-style-name="P87" draw:layer="layout" svg:width="1.967cm" svg:height="0.569cm" svg:x="16.676cm" svg:y="3.916cm">
          <draw:text-box>
            <text:p><text:span text:style-name="T62">W[, </text:span><text:span text:style-name="T62">𝑓</text:span><text:span text:style-name="T63">,𝑓,]</text:span></text:p>
          </draw:text-box>
        </draw:frame>
        <draw:frame draw:style-name="gr311" draw:text-style-name="P88" draw:layer="layout" svg:width="2.538cm" svg:height="0.569cm" svg:x="17.106cm" svg:y="4.292cm">
          <draw:text-box>
            <text:p><text:span text:style-name="T64">I[,</text:span><text:span text:style-name="T64">+𝑓,</text:span><text:span text:style-name="T64">+𝑓,</text:span><text:span text:style-name="T64">+1</text:span><text:span text:style-name="T65">]</text:span></text:p>
          </draw:text-box>
        </draw:frame>
        <draw:frame draw:style-name="gr323" draw:text-style-name="P87" draw:layer="layout" svg:width="2.92cm" svg:height="0.885cm" svg:x="16.677cm" svg:y="4.916cm">
          <draw:text-box>
            <text:p><text:span text:style-name="T62">W[, </text:span><text:span text:style-name="T62">𝑓,𝑓,</text:span><text:span text:style-name="T62">+1</text:span><text:span text:style-name="T63">]</text:span></text:p>
          </draw:text-box>
        </draw:frame>
        <draw:frame draw:style-name="gr311" draw:text-style-name="P88" draw:layer="layout" svg:width="2.538cm" svg:height="0.569cm" svg:x="17.085cm" svg:y="5.292cm">
          <draw:text-box>
            <text:p><text:span text:style-name="T64">I[,</text:span><text:span text:style-name="T64">+𝑓,</text:span><text:span text:style-name="T64">+𝑓,</text:span><text:span text:style-name="T64">+2</text:span><text:span text:style-name="T65">]</text:span></text:p>
          </draw:text-box>
        </draw:frame>
        <draw:frame draw:style-name="gr302" draw:text-style-name="P87" draw:layer="layout" svg:width="2.596cm" svg:height="0.569cm" svg:x="16.678cm" svg:y="5.916cm">
          <draw:text-box>
            <text:p><text:span text:style-name="T62">W[, </text:span><text:span text:style-name="T62">𝑓, 𝑓,</text:span><text:span text:style-name="T62">+2</text:span><text:span text:style-name="T63">]</text:span></text:p>
          </draw:text-box>
        </draw:frame>
        <draw:frame draw:style-name="gr302" draw:text-style-name="P89" draw:layer="layout" svg:width="2.596cm" svg:height="0.569cm" svg:x="16.004cm" svg:y="6.217cm">
          <draw:text-box>
            <text:p><text:span text:style-name="T66">O[,,,</text:span><text:span text:style-name="T66">]</text:span></text:p>
          </draw:text-box>
        </draw:frame>
        <draw:frame draw:style-name="gr311" draw:text-style-name="P88" draw:layer="layout" svg:width="2.538cm" svg:height="0.569cm" svg:x="17.077cm" svg:y="6.475cm">
          <draw:text-box>
            <text:p><text:span text:style-name="T64">I[+1,</text:span><text:span text:style-name="T64">+𝑓,</text:span><text:span text:style-name="T64">+𝑓</text:span><text:span text:style-name="T65">,]</text:span></text:p>
          </draw:text-box>
        </draw:frame>
        <draw:frame draw:style-name="gr321" draw:text-style-name="P88" draw:layer="layout" svg:width="2.839cm" svg:height="0.569cm" svg:x="17.071cm" svg:y="7.459cm">
          <draw:text-box>
            <text:p><text:span text:style-name="T64">I[+1,</text:span><text:span text:style-name="T64">+𝑓,</text:span><text:span text:style-name="T64">+𝑓,</text:span><text:span text:style-name="T64">+1</text:span><text:span text:style-name="T65">]</text:span></text:p>
          </draw:text-box>
        </draw:frame>
        <draw:frame draw:style-name="gr321" draw:text-style-name="P88" draw:layer="layout" svg:width="2.839cm" svg:height="0.569cm" svg:x="17.15cm" svg:y="8.459cm">
          <draw:text-box>
            <text:p><text:span text:style-name="T64">I[+1,</text:span><text:span text:style-name="T64">+𝑓,</text:span><text:span text:style-name="T64">+𝑓,</text:span><text:span text:style-name="T64">+2</text:span><text:span text:style-name="T65">]</text:span></text:p>
          </draw:text-box>
        </draw:frame>
        <draw:line draw:style-name="gr324" draw:text-style-name="P84" draw:layer="layout" svg:x1="17.4cm" svg:y1="9.703cm" svg:x2="22.002cm" svg:y2="9.703cm">
          <text:p/>
        </draw:line>
        <draw:custom-shape draw:style-name="gr288" draw:text-style-name="P83" draw:layer="layout" svg:width="0.616cm" svg:height="0.616cm" svg:x="20.694cm" svg:y="7.789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84" draw:layer="layout" svg:x1="20.441cm" svg:y1="8.404cm" svg:x2="20.731cm" svg:y2="8.236cm">
          <text:p/>
        </draw:line>
        <draw:line draw:style-name="gr175" draw:text-style-name="P84" draw:layer="layout" svg:x1="22.3cm" svg:y1="8.102cm" svg:x2="22.998cm" svg:y2="8.102cm">
          <text:p/>
        </draw:line>
        <draw:g>
          <draw:line draw:style-name="gr292" draw:text-style-name="P84" draw:layer="layout" svg:x1="20.446cm" svg:y1="7.739cm" svg:x2="20.749cm" svg:y2="7.914cm">
            <text:p/>
          </draw:line>
        </draw:g>
        <draw:custom-shape draw:style-name="gr288" draw:text-style-name="P83" draw:layer="layout" svg:width="0.616cm" svg:height="0.616cm" svg:x="21.695cm" svg:y="7.79cm">
          <text:p text:style-name="P2"><text:span text:style-name="T68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21.219cm" svg:y1="8.883cm" svg:x2="21.783cm" svg:y2="8.319cm">
          <text:p/>
        </draw:line>
        <draw:line draw:style-name="gr175" draw:text-style-name="P84" draw:layer="layout" svg:x1="21.31cm" svg:y1="8.102cm" svg:x2="21.695cm" svg:y2="8.102cm">
          <text:p/>
        </draw:line>
        <draw:custom-shape draw:style-name="gr288" draw:text-style-name="P83" draw:layer="layout" svg:width="0.616cm" svg:height="0.616cm" svg:x="20.691cm" svg:y="8.788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84" draw:layer="layout" svg:x1="20.438cm" svg:y1="9.403cm" svg:x2="20.728cm" svg:y2="9.235cm">
          <text:p/>
        </draw:line>
        <draw:g>
          <draw:line draw:style-name="gr292" draw:text-style-name="P84" draw:layer="layout" svg:x1="20.443cm" svg:y1="8.738cm" svg:x2="20.746cm" svg:y2="8.913cm">
            <text:p/>
          </draw:line>
        </draw:g>
        <draw:custom-shape draw:style-name="gr288" draw:text-style-name="P83" draw:layer="layout" svg:width="0.616cm" svg:height="0.616cm" svg:x="20.688cm" svg:y="6.787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84" draw:layer="layout" svg:x1="20.435cm" svg:y1="7.402cm" svg:x2="20.725cm" svg:y2="7.234cm">
          <text:p/>
        </draw:line>
        <draw:g>
          <draw:line draw:style-name="gr292" draw:text-style-name="P84" draw:layer="layout" svg:x1="20.44cm" svg:y1="6.737cm" svg:x2="20.743cm" svg:y2="6.912cm">
            <text:p/>
          </draw:line>
        </draw:g>
        <draw:line draw:style-name="gr175" draw:text-style-name="P84" draw:layer="layout" svg:x1="22.002cm" svg:y1="9.703cm" svg:x2="22.002cm" svg:y2="8.406cm">
          <text:p/>
        </draw:line>
        <draw:line draw:style-name="gr175" draw:text-style-name="P84" draw:layer="layout" svg:x1="21.218cm" svg:y1="7.32cm" svg:x2="21.782cm" svg:y2="7.884cm">
          <text:p/>
        </draw:line>
        <draw:frame draw:style-name="gr297" draw:text-style-name="P88" draw:layer="layout" svg:width="2.238cm" svg:height="0.569cm" svg:x="17.207cm" svg:y="3.288cm">
          <draw:text-box>
            <text:p><text:span text:style-name="T64">I[,</text:span><text:span text:style-name="T64">+𝑓,</text:span><text:span text:style-name="T64">+𝑓</text:span><text:span text:style-name="T65">,]</text:span></text:p>
          </draw:text-box>
        </draw:frame>
        <draw:line draw:style-name="gr324" draw:text-style-name="P84" draw:layer="layout" svg:x1="17.4cm" svg:y1="6.503cm" svg:x2="21.997cm" svg:y2="6.503cm">
          <text:p/>
        </draw:line>
        <draw:custom-shape draw:style-name="gr288" draw:text-style-name="P83" draw:layer="layout" svg:width="0.616cm" svg:height="0.616cm" svg:x="20.689cm" svg:y="4.589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84" draw:layer="layout" svg:x1="20.436cm" svg:y1="5.204cm" svg:x2="20.726cm" svg:y2="5.036cm">
          <text:p/>
        </draw:line>
        <draw:line draw:style-name="gr175" draw:text-style-name="P84" draw:layer="layout" svg:x1="22.295cm" svg:y1="4.902cm" svg:x2="22.993cm" svg:y2="4.902cm">
          <text:p/>
        </draw:line>
        <draw:g>
          <draw:line draw:style-name="gr292" draw:text-style-name="P84" draw:layer="layout" svg:x1="20.441cm" svg:y1="4.539cm" svg:x2="20.744cm" svg:y2="4.714cm">
            <text:p/>
          </draw:line>
        </draw:g>
        <draw:custom-shape draw:style-name="gr288" draw:text-style-name="P83" draw:layer="layout" svg:width="0.616cm" svg:height="0.616cm" svg:x="21.69cm" svg:y="4.59cm">
          <text:p text:style-name="P2"><text:span text:style-name="T68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21.214cm" svg:y1="5.683cm" svg:x2="21.778cm" svg:y2="5.119cm">
          <text:p/>
        </draw:line>
        <draw:line draw:style-name="gr175" draw:text-style-name="P84" draw:layer="layout" svg:x1="21.305cm" svg:y1="4.902cm" svg:x2="21.69cm" svg:y2="4.902cm">
          <text:p/>
        </draw:line>
        <draw:custom-shape draw:style-name="gr288" draw:text-style-name="P83" draw:layer="layout" svg:width="0.616cm" svg:height="0.616cm" svg:x="20.686cm" svg:y="5.588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84" draw:layer="layout" svg:x1="20.433cm" svg:y1="6.203cm" svg:x2="20.723cm" svg:y2="6.035cm">
          <text:p/>
        </draw:line>
        <draw:g>
          <draw:line draw:style-name="gr292" draw:text-style-name="P84" draw:layer="layout" svg:x1="20.438cm" svg:y1="5.538cm" svg:x2="20.741cm" svg:y2="5.713cm">
            <text:p/>
          </draw:line>
        </draw:g>
        <draw:custom-shape draw:style-name="gr288" draw:text-style-name="P83" draw:layer="layout" svg:width="0.616cm" svg:height="0.616cm" svg:x="20.683cm" svg:y="3.587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84" draw:layer="layout" svg:x1="20.43cm" svg:y1="4.202cm" svg:x2="20.72cm" svg:y2="4.034cm">
          <text:p/>
        </draw:line>
        <draw:g>
          <draw:line draw:style-name="gr292" draw:text-style-name="P84" draw:layer="layout" svg:x1="20.435cm" svg:y1="3.537cm" svg:x2="20.738cm" svg:y2="3.712cm">
            <text:p/>
          </draw:line>
        </draw:g>
        <draw:line draw:style-name="gr175" draw:text-style-name="P84" draw:layer="layout" svg:x1="21.997cm" svg:y1="6.503cm" svg:x2="21.997cm" svg:y2="5.206cm">
          <text:p/>
        </draw:line>
        <draw:line draw:style-name="gr175" draw:text-style-name="P84" draw:layer="layout" svg:x1="21.213cm" svg:y1="4.12cm" svg:x2="21.777cm" svg:y2="4.684cm">
          <text:p/>
        </draw:line>
        <draw:line draw:style-name="gr306" draw:text-style-name="P84" draw:layer="layout" svg:x1="19.915cm" svg:y1="4.2cm" svg:x2="19.915cm" svg:y2="7.4cm">
          <text:p/>
        </draw:line>
        <draw:line draw:style-name="gr306" draw:text-style-name="P84" draw:layer="layout" svg:x1="20.442cm" svg:y1="4.2cm" svg:x2="18.4cm" svg:y2="4.2cm">
          <text:p/>
        </draw:line>
        <draw:line draw:style-name="gr306" draw:text-style-name="P84" draw:layer="layout" svg:x1="20.442cm" svg:y1="7.4cm" svg:x2="19.915cm" svg:y2="7.4cm">
          <text:p/>
        </draw:line>
        <draw:line draw:style-name="gr306" draw:text-style-name="P84" draw:layer="layout" svg:x1="20.015cm" svg:y1="5.2cm" svg:x2="20.015cm" svg:y2="8.4cm">
          <text:p/>
        </draw:line>
        <draw:line draw:style-name="gr306" draw:text-style-name="P84" draw:layer="layout" svg:x1="20.436cm" svg:y1="5.2cm" svg:x2="18.694cm" svg:y2="5.2cm">
          <text:p/>
        </draw:line>
        <draw:line draw:style-name="gr306" draw:text-style-name="P84" draw:layer="layout" svg:x1="20.441cm" svg:y1="8.4cm" svg:x2="20.015cm" svg:y2="8.4cm">
          <text:p/>
        </draw:line>
        <draw:line draw:style-name="gr306" draw:text-style-name="P84" draw:layer="layout" svg:x1="20.115cm" svg:y1="6.2cm" svg:x2="20.115cm" svg:y2="9.4cm">
          <text:p/>
        </draw:line>
        <draw:line draw:style-name="gr306" draw:text-style-name="P84" draw:layer="layout" svg:x1="20.433cm" svg:y1="6.2cm" svg:x2="18.8cm" svg:y2="6.2cm">
          <text:p/>
        </draw:line>
        <draw:line draw:style-name="gr306" draw:text-style-name="P84" draw:layer="layout" svg:x1="20.438cm" svg:y1="9.4cm" svg:x2="20.115cm" svg:y2="9.4cm">
          <text:p/>
        </draw:line>
        <draw:g>
          <draw:line draw:style-name="gr303" draw:text-style-name="P84" draw:layer="layout" svg:x1="19.201cm" svg:y1="3.537cm" svg:x2="20.437cm" svg:y2="3.537cm">
            <text:p/>
          </draw:line>
        </draw:g>
        <draw:g>
          <draw:line draw:style-name="gr303" draw:text-style-name="P84" draw:layer="layout" svg:x1="19.404cm" svg:y1="4.537cm" svg:x2="20.441cm" svg:y2="4.537cm">
            <text:p/>
          </draw:line>
        </draw:g>
        <draw:g>
          <draw:line draw:style-name="gr303" draw:text-style-name="P84" draw:layer="layout" svg:x1="19.404cm" svg:y1="5.537cm" svg:x2="20.441cm" svg:y2="5.537cm">
            <text:p/>
          </draw:line>
        </draw:g>
        <draw:g>
          <draw:line draw:style-name="gr303" draw:text-style-name="P84" draw:layer="layout" svg:x1="19.404cm" svg:y1="6.737cm" svg:x2="20.441cm" svg:y2="6.737cm">
            <text:p/>
          </draw:line>
        </draw:g>
        <draw:g>
          <draw:line draw:style-name="gr303" draw:text-style-name="P84" draw:layer="layout" svg:x1="19.8cm" svg:y1="8.737cm" svg:x2="20.441cm" svg:y2="8.737cm">
            <text:p/>
          </draw:line>
        </draw:g>
        <draw:g>
          <draw:line draw:style-name="gr303" draw:text-style-name="P84" draw:layer="layout" svg:x1="19.8cm" svg:y1="7.737cm" svg:x2="20.441cm" svg:y2="7.737cm">
            <text:p/>
          </draw:line>
        </draw:g>
        <draw:frame draw:style-name="gr302" draw:text-style-name="P85" draw:layer="layout" svg:width="2.596cm" svg:height="0.569cm" svg:x="22.104cm" svg:y="4.818cm">
          <draw:text-box>
            <text:p><text:span text:style-name="T60">O[,,,</text:span><text:span text:style-name="T60">]</text:span></text:p>
          </draw:text-box>
        </draw:frame>
        <draw:frame draw:style-name="gr302" draw:text-style-name="P89" draw:layer="layout" svg:width="2.596cm" svg:height="0.569cm" svg:x="16.104cm" svg:y="9.217cm">
          <draw:text-box>
            <text:p><text:span text:style-name="T69">O[+</text:span><text:span text:style-name="T69">1,</text:span><text:span text:style-name="T66">,,]</text:span></text:p>
          </draw:text-box>
        </draw:frame>
        <draw:frame draw:style-name="gr302" draw:text-style-name="P85" draw:layer="layout" svg:width="2.596cm" svg:height="0.569cm" svg:x="22.104cm" svg:y="8.018cm">
          <draw:text-box>
            <text:p><text:span text:style-name="T57">O[+</text:span><text:span text:style-name="T57">1,</text:span><text:span text:style-name="T60">,,]</text:span></text:p>
          </draw:text-box>
        </draw:frame>
        <draw:custom-shape draw:style-name="gr307" draw:text-style-name="P86" draw:layer="layout" svg:width="7.6cm" svg:height="4.408cm" svg:x="5.7cm" svg:y="6.292cm">
          <text:p/>
          <draw:enhanced-geometry svg:viewBox="0 0 21600 21600" draw:type="rectangle" draw:enhanced-path="M 0 0 L 21600 0 21600 21600 0 21600 0 0 Z N"/>
        </draw:custom-shape>
        <draw:line draw:style-name="gr38" draw:text-style-name="P53" draw:layer="layout" svg:x1="3.8cm" svg:y1="5.919cm" svg:x2="15.3cm" svg:y2="5.895cm">
          <text:p/>
        </draw:line>
        <draw:line draw:style-name="gr175" draw:text-style-name="P84" draw:layer="layout" svg:x1="6.9cm" svg:y1="9.001cm" svg:x2="7.59cm" svg:y2="9.001cm">
          <text:p/>
        </draw:line>
        <draw:line draw:style-name="gr175" draw:text-style-name="P84" draw:layer="layout" svg:x1="8.206cm" svg:y1="9.001cm" svg:x2="10.595cm" svg:y2="9.001cm">
          <text:p/>
        </draw:line>
        <draw:line draw:style-name="gr175" draw:text-style-name="P84" draw:layer="layout" svg:x1="11.203cm" svg:y1="9.001cm" svg:x2="11.608cm" svg:y2="9.001cm">
          <text:p/>
        </draw:line>
        <draw:custom-shape draw:style-name="gr288" draw:text-style-name="P83" draw:layer="layout" svg:width="0.616cm" svg:height="0.616cm" svg:x="7.59cm" svg:y="8.687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84" draw:layer="layout" svg:x1="8.401cm" svg:y1="8.501cm" svg:x2="8.109cm" svg:y2="8.793cm">
          <text:p/>
        </draw:line>
        <draw:custom-shape draw:style-name="gr288" draw:text-style-name="P83" draw:layer="layout" svg:width="0.616cm" svg:height="0.616cm" svg:x="10.6cm" svg:y="8.679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6.901cm" svg:y1="7.702cm" svg:x2="7.591cm" svg:y2="7.702cm">
          <text:p/>
        </draw:line>
        <draw:line draw:style-name="gr175" draw:text-style-name="P84" draw:layer="layout" svg:x1="8.207cm" svg:y1="7.702cm" svg:x2="10.596cm" svg:y2="7.702cm">
          <text:p/>
        </draw:line>
        <draw:line draw:style-name="gr175" draw:text-style-name="P84" draw:layer="layout" svg:x1="11.204cm" svg:y1="7.702cm" svg:x2="11.609cm" svg:y2="7.702cm">
          <text:p/>
        </draw:line>
        <draw:custom-shape draw:style-name="gr288" draw:text-style-name="P83" draw:layer="layout" svg:width="0.616cm" svg:height="0.616cm" svg:x="7.591cm" svg:y="7.38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83" draw:layer="layout" svg:width="0.616cm" svg:height="0.616cm" svg:x="10.601cm" svg:y="7.38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7" draw:text-style-name="P85" draw:layer="layout" svg:width="2.238cm" svg:height="0.569cm" svg:x="5.808cm" svg:y="6.632cm">
          <draw:text-box>
            <text:p><text:span text:style-name="T57">I[𝑏,</text:span><text:span text:style-name="T57">𝑥+𝑓𝑥</text:span><text:span text:style-name="T57">,𝑦+𝑓</text:span><text:span text:style-name="T57">𝑦</text:span><text:span text:style-name="T60">,𝑐]</text:span></text:p>
          </draw:text-box>
        </draw:frame>
        <draw:frame draw:style-name="gr298" draw:text-style-name="P85" draw:layer="layout" svg:width="1.967cm" svg:height="0.569cm" svg:x="8.258cm" svg:y="6.917cm">
          <draw:text-box>
            <text:p><text:span text:style-name="T57">W[𝑘</text:span><text:span text:style-name="T57">, </text:span><text:span text:style-name="T57">𝑓𝑥</text:span><text:span text:style-name="T60">,𝑓𝑦</text:span><text:span text:style-name="T60">,𝑐]</text:span></text:p>
          </draw:text-box>
        </draw:frame>
        <draw:frame draw:style-name="gr317" draw:text-style-name="P85" draw:layer="layout" svg:width="2.539cm" svg:height="0.569cm" svg:x="8.535cm" svg:y="6.634cm">
          <draw:text-box>
            <text:p><text:span text:style-name="T57">I[𝑏,</text:span><text:span text:style-name="T57">𝑥+𝑓𝑥</text:span><text:span text:style-name="T57">+1,𝑦</text:span><text:span text:style-name="T57">+𝑓𝑦</text:span><text:span text:style-name="T60">,</text:span><text:span text:style-name="T60">𝑐]</text:span></text:p>
          </draw:text-box>
        </draw:frame>
        <draw:frame draw:style-name="gr302" draw:text-style-name="P85" draw:layer="layout" svg:width="2.596cm" svg:height="0.569cm" svg:x="11.26cm" svg:y="6.917cm">
          <draw:text-box>
            <text:p><text:span text:style-name="T57">W[𝑘</text:span><text:span text:style-name="T57">, </text:span><text:span text:style-name="T57">𝑓𝑥+1</text:span><text:span text:style-name="T60">,𝑓𝑦,𝑐</text:span><text:span text:style-name="T60">]</text:span></text:p>
          </draw:text-box>
        </draw:frame>
        <draw:frame draw:style-name="gr301" draw:text-style-name="P85" draw:layer="layout" svg:width="2.596cm" svg:height="0.607cm" svg:x="11.204cm" svg:y="8.916cm">
          <draw:text-box>
            <text:p><text:span text:style-name="T57">O[𝑏</text:span><text:span text:style-name="T57">+1,𝑥</text:span><text:span text:style-name="T57">,𝑦,𝑘</text:span><text:span text:style-name="T60">]</text:span></text:p>
          </draw:text-box>
        </draw:frame>
        <draw:frame draw:style-name="gr302" draw:text-style-name="P85" draw:layer="layout" svg:width="2.596cm" svg:height="0.569cm" svg:x="11.204cm" svg:y="7.617cm">
          <draw:text-box>
            <text:p><text:span text:style-name="T57">O[𝑏</text:span><text:span text:style-name="T57">,𝑥,𝑦,</text:span><text:span text:style-name="T57">𝑘</text:span><text:span text:style-name="T60">]</text:span></text:p>
          </draw:text-box>
        </draw:frame>
        <draw:frame draw:style-name="gr302" draw:text-style-name="P85" draw:layer="layout" svg:width="2.596cm" svg:height="0.569cm" svg:x="5.704cm" svg:y="8.517cm">
          <draw:text-box>
            <text:p><text:span text:style-name="T57">O[𝑏</text:span><text:span text:style-name="T57">+1,𝑥</text:span><text:span text:style-name="T57">,𝑦,𝑘</text:span><text:span text:style-name="T60">]</text:span></text:p>
          </draw:text-box>
        </draw:frame>
        <draw:frame draw:style-name="gr302" draw:text-style-name="P85" draw:layer="layout" svg:width="2.596cm" svg:height="0.569cm" svg:x="5.704cm" svg:y="7.218cm">
          <draw:text-box>
            <text:p><text:span text:style-name="T57">O[𝑏</text:span><text:span text:style-name="T57">,𝑥,𝑦,</text:span><text:span text:style-name="T57">𝑘</text:span><text:span text:style-name="T60">]</text:span></text:p>
          </draw:text-box>
        </draw:frame>
        <draw:line draw:style-name="gr293" draw:text-style-name="P84" draw:layer="layout" svg:x1="8.442cm" svg:y1="7.16cm" svg:x2="8.114cm" svg:y2="7.488cm">
          <text:p/>
        </draw:line>
        <draw:line draw:style-name="gr293" draw:text-style-name="P84" draw:layer="layout" svg:x1="11.453cm" svg:y1="7.149cm" svg:x2="11.124cm" svg:y2="7.478cm">
          <text:p/>
        </draw:line>
        <draw:line draw:style-name="gr293" draw:text-style-name="P84" draw:layer="layout" svg:x1="11.422cm" svg:y1="8.482cm" svg:x2="11.13cm" svg:y2="8.774cm">
          <text:p/>
        </draw:line>
        <draw:line draw:style-name="gr175" draw:text-style-name="P84" draw:layer="layout" svg:x1="6.9cm" svg:y1="10.297cm" svg:x2="7.59cm" svg:y2="10.297cm">
          <text:p/>
        </draw:line>
        <draw:line draw:style-name="gr175" draw:text-style-name="P84" draw:layer="layout" svg:x1="8.206cm" svg:y1="10.297cm" svg:x2="10.595cm" svg:y2="10.297cm">
          <text:p/>
        </draw:line>
        <draw:line draw:style-name="gr175" draw:text-style-name="P84" draw:layer="layout" svg:x1="11.203cm" svg:y1="10.297cm" svg:x2="11.608cm" svg:y2="10.297cm">
          <text:p/>
        </draw:line>
        <draw:custom-shape draw:style-name="gr288" draw:text-style-name="P83" draw:layer="layout" svg:width="0.616cm" svg:height="0.616cm" svg:x="7.59cm" svg:y="9.983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84" draw:layer="layout" svg:x1="8.401cm" svg:y1="9.797cm" svg:x2="8.109cm" svg:y2="10.089cm">
          <text:p/>
        </draw:line>
        <draw:custom-shape draw:style-name="gr288" draw:text-style-name="P83" draw:layer="layout" svg:width="0.616cm" svg:height="0.616cm" svg:x="10.6cm" svg:y="9.975cm">
          <text:p text:style-name="P2"><text:span text:style-name="T56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2" draw:text-style-name="P85" draw:layer="layout" svg:width="2.596cm" svg:height="0.569cm" svg:x="11.204cm" svg:y="10.212cm">
          <draw:text-box>
            <text:p><text:span text:style-name="T57">O[𝑏</text:span><text:span text:style-name="T57">+2,𝑥</text:span><text:span text:style-name="T57">,𝑦,𝑘</text:span><text:span text:style-name="T60">]</text:span></text:p>
          </draw:text-box>
        </draw:frame>
        <draw:frame draw:style-name="gr302" draw:text-style-name="P85" draw:layer="layout" svg:width="2.596cm" svg:height="0.569cm" svg:x="5.704cm" svg:y="9.813cm">
          <draw:text-box>
            <text:p><text:span text:style-name="T57">O[𝑏</text:span><text:span text:style-name="T57">+2,𝑥</text:span><text:span text:style-name="T57">,𝑦,𝑘</text:span><text:span text:style-name="T60">]</text:span></text:p>
          </draw:text-box>
        </draw:frame>
        <draw:line draw:style-name="gr293" draw:text-style-name="P84" draw:layer="layout" svg:x1="11.422cm" svg:y1="9.778cm" svg:x2="11.13cm" svg:y2="10.07cm">
          <text:p/>
        </draw:line>
        <draw:frame draw:style-name="gr320" draw:text-style-name="P11" draw:layer="layout" svg:width="3.436cm" svg:height="0.962cm" draw:transform="rotate (-1.5707963267949) translate (2.704cm 6.896cm)">
          <draw:text-box>
            <text:p>B=3, Fx=2</text:p>
          </draw:text-box>
        </draw:frame>
        <draw:line draw:style-name="gr38" draw:text-style-name="P53" draw:layer="layout" svg:x1="3.8cm" svg:y1="15.246cm" svg:x2="3.8cm" svg:y2="1.8cm">
          <text:p/>
        </draw:line>
        <draw:line draw:style-name="gr306" draw:text-style-name="P84" draw:layer="layout" svg:x1="8.407cm" svg:y1="9.797cm" svg:x2="8.407cm" svg:y2="7.211cm">
          <text:p/>
        </draw:line>
        <draw:line draw:style-name="gr306" draw:text-style-name="P84" draw:layer="layout" svg:x1="11.407cm" svg:y1="9.797cm" svg:x2="11.407cm" svg:y2="7.211cm">
          <text:p/>
        </draw:line>
        <draw:line draw:style-name="gr292" draw:text-style-name="P84" draw:layer="layout" svg:x1="7.899cm" svg:y1="6.993cm" svg:x2="7.899cm" svg:y2="7.389cm">
          <text:p/>
        </draw:line>
        <draw:line draw:style-name="gr292" draw:text-style-name="P84" draw:layer="layout" svg:x1="7.897cm" svg:y1="8.289cm" svg:x2="7.897cm" svg:y2="8.685cm">
          <text:p/>
        </draw:line>
        <draw:line draw:style-name="gr292" draw:text-style-name="P84" draw:layer="layout" svg:x1="7.895cm" svg:y1="9.585cm" svg:x2="7.895cm" svg:y2="9.981cm">
          <text:p/>
        </draw:line>
        <draw:line draw:style-name="gr292" draw:text-style-name="P84" draw:layer="layout" svg:x1="10.893cm" svg:y1="9.581cm" svg:x2="10.893cm" svg:y2="9.977cm">
          <text:p/>
        </draw:line>
        <draw:line draw:style-name="gr303" draw:text-style-name="P84" draw:layer="layout" svg:x1="10.8cm" svg:y1="9.497cm" svg:x2="10.887cm" svg:y2="9.592cm">
          <text:p/>
        </draw:line>
        <draw:line draw:style-name="gr292" draw:text-style-name="P84" draw:layer="layout" svg:x1="10.891cm" svg:y1="8.277cm" svg:x2="10.891cm" svg:y2="8.673cm">
          <text:p/>
        </draw:line>
        <draw:line draw:style-name="gr292" draw:text-style-name="P84" draw:layer="layout" svg:x1="10.889cm" svg:y1="6.973cm" svg:x2="10.889cm" svg:y2="7.369cm">
          <text:p/>
        </draw:line>
        <draw:frame draw:style-name="gr297" draw:text-style-name="P85" draw:layer="layout" svg:width="2.538cm" svg:height="0.569cm" svg:x="5.544cm" svg:y="7.933cm">
          <draw:text-box>
            <text:p><text:span text:style-name="T57">I[𝑏+</text:span><text:span text:style-name="T57">1,𝑥+</text:span><text:span text:style-name="T57">𝑓𝑥,𝑦</text:span><text:span text:style-name="T57">+𝑓𝑦</text:span><text:span text:style-name="T60">,</text:span><text:span text:style-name="T60">𝑐]</text:span></text:p>
          </draw:text-box>
        </draw:frame>
        <draw:frame draw:style-name="gr317" draw:text-style-name="P85" draw:layer="layout" svg:width="2.839cm" svg:height="0.569cm" svg:x="8.235cm" svg:y="7.935cm">
          <draw:text-box>
            <text:p><text:span text:style-name="T57">I[𝑏+</text:span><text:span text:style-name="T57">1,𝑥+</text:span><text:span text:style-name="T57">𝑓𝑥+1</text:span><text:span text:style-name="T57">,𝑦+𝑓</text:span><text:span text:style-name="T57">𝑦</text:span><text:span text:style-name="T60">,𝑐]</text:span></text:p>
          </draw:text-box>
        </draw:frame>
        <draw:frame draw:style-name="gr297" draw:text-style-name="P85" draw:layer="layout" svg:width="2.538cm" svg:height="0.569cm" svg:x="5.544cm" svg:y="9.234cm">
          <draw:text-box>
            <text:p><text:span text:style-name="T57">I[𝑏+</text:span><text:span text:style-name="T57">2,𝑥+</text:span><text:span text:style-name="T57">𝑓𝑥,𝑦</text:span><text:span text:style-name="T57">+𝑓𝑦</text:span><text:span text:style-name="T60">,</text:span><text:span text:style-name="T60">𝑐]</text:span></text:p>
          </draw:text-box>
        </draw:frame>
        <draw:frame draw:style-name="gr317" draw:text-style-name="P85" draw:layer="layout" svg:width="2.839cm" svg:height="0.569cm" svg:x="8.235cm" svg:y="9.236cm">
          <draw:text-box>
            <text:p><text:span text:style-name="T57">I[𝑏+</text:span><text:span text:style-name="T57">2,𝑥+</text:span><text:span text:style-name="T57">𝑓𝑥+1</text:span><text:span text:style-name="T57">,𝑦+𝑓</text:span><text:span text:style-name="T57">𝑦</text:span><text:span text:style-name="T60">,𝑐]</text:span></text:p>
          </draw:text-box>
        </draw:frame>
        <draw:line draw:style-name="gr303" draw:text-style-name="P84" draw:layer="layout" svg:x1="10.806cm" svg:y1="8.198cm" svg:x2="10.893cm" svg:y2="8.293cm">
          <text:p/>
        </draw:line>
        <draw:line draw:style-name="gr303" draw:text-style-name="P84" draw:layer="layout" svg:x1="10.807cm" svg:y1="6.899cm" svg:x2="10.894cm" svg:y2="6.994cm">
          <text:p/>
        </draw:line>
        <draw:line draw:style-name="gr303" draw:text-style-name="P84" draw:layer="layout" svg:x1="7.803cm" svg:y1="6.9cm" svg:x2="7.89cm" svg:y2="6.995cm">
          <text:p/>
        </draw:line>
        <draw:line draw:style-name="gr303" draw:text-style-name="P84" draw:layer="layout" svg:x1="7.809cm" svg:y1="8.201cm" svg:x2="7.896cm" svg:y2="8.296cm">
          <text:p/>
        </draw:line>
        <draw:line draw:style-name="gr303" draw:text-style-name="P84" draw:layer="layout" svg:x1="7.81cm" svg:y1="9.502cm" svg:x2="7.897cm" svg:y2="9.597cm">
          <text:p/>
        </draw:line>
        <presentation:notes draw:style-name="dp2">
          <draw:page-thumbnail draw:style-name="gr74" draw:layer="layout" svg:width="19.798cm" svg:height="11.136cm" svg:x="0.6cm" svg:y="2.257cm" draw:page-number="1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325" draw:text-style-name="P86" draw:layer="layout" svg:width="5.699cm" svg:height="7.855cm" svg:x="3.301cm" svg:y="2.14cm">
          <text:p/>
          <draw:enhanced-geometry svg:viewBox="0 0 21600 21600" draw:type="rectangle" draw:enhanced-path="M 0 0 L 21600 0 21600 21600 0 21600 0 0 Z N"/>
        </draw:custom-shape>
        <draw:line draw:style-name="gr293" draw:text-style-name="P84" draw:layer="layout" svg:x1="6.402cm" svg:y1="6.601cm" svg:x2="6.11cm" svg:y2="6.893cm">
          <text:p/>
        </draw:line>
        <draw:line draw:style-name="gr324" draw:text-style-name="P84" draw:layer="layout" svg:x1="3.9cm" svg:y1="3.502cm" svg:x2="6.5cm" svg:y2="3.502cm">
          <text:p/>
        </draw:line>
        <draw:custom-shape draw:style-name="gr288" draw:text-style-name="P83" draw:layer="layout" svg:width="0.616cm" svg:height="0.616cm" svg:x="5.592cm" svg:y="2.788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2" draw:text-style-name="P85" draw:layer="layout" svg:width="2.242cm" svg:height="0.569cm" svg:x="3.404cm" svg:y="2.34cm">
          <draw:text-box>
            <text:p><text:span text:style-name="T57">I[,</text:span><text:span text:style-name="T60">+𝑓,</text:span><text:span text:style-name="T60">+𝑓,]</text:span></text:p>
          </draw:text-box>
        </draw:frame>
        <draw:frame draw:style-name="gr298" draw:text-style-name="P85" draw:layer="layout" svg:width="1.967cm" svg:height="0.569cm" svg:x="6.104cm" svg:y="2.017cm">
          <draw:text-box>
            <text:p><text:span text:style-name="T60">W[, </text:span><text:span text:style-name="T60">𝑓, 𝑓,]</text:span></text:p>
          </draw:text-box>
        </draw:frame>
        <draw:frame draw:style-name="gr302" draw:text-style-name="P85" draw:layer="layout" svg:width="2.596cm" svg:height="0.569cm" svg:x="3.605cm" svg:y="3.118cm">
          <draw:text-box>
            <text:p><text:span text:style-name="T60">O[,,,</text:span><text:span text:style-name="T60">]</text:span></text:p>
          </draw:text-box>
        </draw:frame>
        <draw:line draw:style-name="gr306" draw:text-style-name="P84" draw:layer="layout" svg:x1="6.411cm" svg:y1="2.598cm" svg:x2="6.411cm" svg:y2="9.192cm">
          <text:p/>
        </draw:line>
        <draw:line draw:style-name="gr293" draw:text-style-name="P84" draw:layer="layout" svg:x1="6.603cm" svg:y1="2.4cm" svg:x2="6.115cm" svg:y2="2.888cm">
          <text:p/>
        </draw:line>
        <draw:line draw:style-name="gr293" draw:text-style-name="P84" draw:layer="layout" svg:x1="6.412cm" svg:y1="3.991cm" svg:x2="6.12cm" svg:y2="4.283cm">
          <text:p/>
        </draw:line>
        <draw:line draw:style-name="gr293" draw:text-style-name="P84" draw:layer="layout" svg:x1="6.418cm" svg:y1="7.887cm" svg:x2="6.126cm" svg:y2="8.179cm">
          <text:p/>
        </draw:line>
        <draw:line draw:style-name="gr293" draw:text-style-name="P84" draw:layer="layout" svg:x1="6.413cm" svg:y1="9.192cm" svg:x2="6.131cm" svg:y2="9.474cm">
          <text:p/>
        </draw:line>
        <draw:line draw:style-name="gr175" draw:text-style-name="P84" draw:layer="layout" svg:x1="7.198cm" svg:y1="3.101cm" svg:x2="7.896cm" svg:y2="3.101cm">
          <text:p/>
        </draw:line>
        <draw:frame draw:style-name="gr302" draw:text-style-name="P85" draw:layer="layout" svg:width="2.596cm" svg:height="0.569cm" svg:x="7.005cm" svg:y="3.019cm">
          <draw:text-box>
            <text:p><text:span text:style-name="T60">O[,,,</text:span><text:span text:style-name="T60">]</text:span></text:p>
          </draw:text-box>
        </draw:frame>
        <draw:g>
          <draw:line draw:style-name="gr292" draw:text-style-name="P84" draw:layer="layout" svg:x1="5.466cm" svg:y1="2.6cm" svg:x2="5.713cm" svg:y2="2.847cm">
            <text:p/>
          </draw:line>
        </draw:g>
        <draw:custom-shape draw:style-name="gr288" draw:text-style-name="P83" draw:layer="layout" svg:width="0.616cm" svg:height="0.616cm" svg:x="6.593cm" svg:y="2.789cm">
          <text:p text:style-name="P2"><text:span text:style-name="T68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6.496cm" svg:y1="3.502cm" svg:x2="6.682cm" svg:y2="3.316cm">
          <text:p/>
        </draw:line>
        <draw:line draw:style-name="gr324" draw:text-style-name="P84" draw:layer="layout" svg:x1="6.208cm" svg:y1="3.101cm" svg:x2="6.593cm" svg:y2="3.101cm">
          <text:p/>
        </draw:line>
        <draw:line draw:style-name="gr324" draw:text-style-name="P84" draw:layer="layout" svg:x1="3.9cm" svg:y1="4.902cm" svg:x2="6.5cm" svg:y2="4.902cm">
          <text:p/>
        </draw:line>
        <draw:custom-shape draw:style-name="gr288" draw:text-style-name="P83" draw:layer="layout" svg:width="0.616cm" svg:height="0.616cm" svg:x="5.592cm" svg:y="4.188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2" draw:text-style-name="P85" draw:layer="layout" svg:width="2.596cm" svg:height="0.569cm" svg:x="3.605cm" svg:y="4.518cm">
          <draw:text-box>
            <text:p><text:span text:style-name="T60">O[,</text:span><text:span text:style-name="T60">+1,,]</text:span></text:p>
          </draw:text-box>
        </draw:frame>
        <draw:line draw:style-name="gr175" draw:text-style-name="P84" draw:layer="layout" svg:x1="7.198cm" svg:y1="4.501cm" svg:x2="7.896cm" svg:y2="4.501cm">
          <text:p/>
        </draw:line>
        <draw:frame draw:style-name="gr302" draw:text-style-name="P85" draw:layer="layout" svg:width="2.596cm" svg:height="0.569cm" svg:x="7.005cm" svg:y="4.419cm">
          <draw:text-box>
            <text:p><text:span text:style-name="T60">O[,</text:span><text:span text:style-name="T60">+1,,]</text:span></text:p>
          </draw:text-box>
        </draw:frame>
        <draw:custom-shape draw:style-name="gr288" draw:text-style-name="P83" draw:layer="layout" svg:width="0.616cm" svg:height="0.616cm" svg:x="6.593cm" svg:y="4.189cm">
          <text:p text:style-name="P2"><text:span text:style-name="T68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6.496cm" svg:y1="4.902cm" svg:x2="6.682cm" svg:y2="4.716cm">
          <text:p/>
        </draw:line>
        <draw:line draw:style-name="gr324" draw:text-style-name="P84" draw:layer="layout" svg:x1="6.208cm" svg:y1="4.501cm" svg:x2="6.593cm" svg:y2="4.501cm">
          <text:p/>
        </draw:line>
        <draw:g>
          <draw:line draw:style-name="gr292" draw:text-style-name="P84" draw:layer="layout" svg:x1="5.47cm" svg:y1="4.004cm" svg:x2="5.717cm" svg:y2="4.251cm">
            <text:p/>
          </draw:line>
        </draw:g>
        <draw:frame draw:style-name="gr326" draw:text-style-name="P85" draw:layer="layout" svg:width="2.542cm" svg:height="0.569cm" svg:x="3.104cm" svg:y="3.741cm">
          <draw:text-box>
            <text:p><text:span text:style-name="T57">I[,</text:span><text:span text:style-name="T60">+1+𝑓</text:span><text:span text:style-name="T60">,+𝑓,]</text:span></text:p>
          </draw:text-box>
        </draw:frame>
        <draw:line draw:style-name="gr293" draw:text-style-name="P84" draw:layer="layout" svg:x1="6.412cm" svg:y1="5.291cm" svg:x2="6.12cm" svg:y2="5.583cm">
          <text:p/>
        </draw:line>
        <draw:line draw:style-name="gr324" draw:text-style-name="P84" draw:layer="layout" svg:x1="3.9cm" svg:y1="6.202cm" svg:x2="6.5cm" svg:y2="6.202cm">
          <text:p/>
        </draw:line>
        <draw:custom-shape draw:style-name="gr288" draw:text-style-name="P83" draw:layer="layout" svg:width="0.616cm" svg:height="0.616cm" svg:x="5.592cm" svg:y="5.488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2" draw:text-style-name="P85" draw:layer="layout" svg:width="2.596cm" svg:height="0.569cm" svg:x="3.605cm" svg:y="5.818cm">
          <draw:text-box>
            <text:p><text:span text:style-name="T60">O[+</text:span><text:span text:style-name="T60">1,,,]</text:span></text:p>
          </draw:text-box>
        </draw:frame>
        <draw:line draw:style-name="gr175" draw:text-style-name="P84" draw:layer="layout" svg:x1="7.198cm" svg:y1="5.801cm" svg:x2="7.896cm" svg:y2="5.801cm">
          <text:p/>
        </draw:line>
        <draw:custom-shape draw:style-name="gr288" draw:text-style-name="P83" draw:layer="layout" svg:width="0.616cm" svg:height="0.616cm" svg:x="6.593cm" svg:y="5.489cm">
          <text:p text:style-name="P2"><text:span text:style-name="T68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6.496cm" svg:y1="6.202cm" svg:x2="6.682cm" svg:y2="6.016cm">
          <text:p/>
        </draw:line>
        <draw:line draw:style-name="gr324" draw:text-style-name="P84" draw:layer="layout" svg:x1="6.208cm" svg:y1="5.801cm" svg:x2="6.593cm" svg:y2="5.801cm">
          <text:p/>
        </draw:line>
        <draw:g>
          <draw:line draw:style-name="gr292" draw:text-style-name="P84" draw:layer="layout" svg:x1="5.47cm" svg:y1="5.304cm" svg:x2="5.717cm" svg:y2="5.551cm">
            <text:p/>
          </draw:line>
        </draw:g>
        <draw:frame draw:style-name="gr314" draw:text-style-name="P85" draw:layer="layout" svg:width="2.543cm" svg:height="0.569cm" svg:x="3.104cm" svg:y="5.041cm">
          <draw:text-box>
            <text:p><text:span text:style-name="T57">I[+1,</text:span><text:span text:style-name="T60">+𝑓,</text:span><text:span text:style-name="T60">+𝑓,]</text:span></text:p>
          </draw:text-box>
        </draw:frame>
        <draw:frame draw:style-name="gr302" draw:text-style-name="P85" draw:layer="layout" svg:width="2.596cm" svg:height="0.569cm" svg:x="7.005cm" svg:y="5.72cm">
          <draw:text-box>
            <text:p><text:span text:style-name="T60">O[+</text:span><text:span text:style-name="T60">1,,,]</text:span></text:p>
          </draw:text-box>
        </draw:frame>
        <draw:line draw:style-name="gr324" draw:text-style-name="P84" draw:layer="layout" svg:x1="3.901cm" svg:y1="7.502cm" svg:x2="6.501cm" svg:y2="7.502cm">
          <text:p/>
        </draw:line>
        <draw:custom-shape draw:style-name="gr288" draw:text-style-name="P83" draw:layer="layout" svg:width="0.616cm" svg:height="0.616cm" svg:x="5.593cm" svg:y="6.788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2" draw:text-style-name="P85" draw:layer="layout" svg:width="2.596cm" svg:height="0.569cm" svg:x="3.606cm" svg:y="7.118cm">
          <draw:text-box>
            <text:p><text:span text:style-name="T60">O[+</text:span><text:span text:style-name="T60">1,+1</text:span><text:span text:style-name="T60">,,]</text:span></text:p>
          </draw:text-box>
        </draw:frame>
        <draw:line draw:style-name="gr175" draw:text-style-name="P84" draw:layer="layout" svg:x1="7.199cm" svg:y1="7.101cm" svg:x2="7.897cm" svg:y2="7.101cm">
          <text:p/>
        </draw:line>
        <draw:custom-shape draw:style-name="gr288" draw:text-style-name="P83" draw:layer="layout" svg:width="0.616cm" svg:height="0.616cm" svg:x="6.594cm" svg:y="6.789cm">
          <text:p text:style-name="P2"><text:span text:style-name="T68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6.497cm" svg:y1="7.502cm" svg:x2="6.683cm" svg:y2="7.316cm">
          <text:p/>
        </draw:line>
        <draw:line draw:style-name="gr324" draw:text-style-name="P84" draw:layer="layout" svg:x1="6.209cm" svg:y1="7.101cm" svg:x2="6.594cm" svg:y2="7.101cm">
          <text:p/>
        </draw:line>
        <draw:g>
          <draw:line draw:style-name="gr292" draw:text-style-name="P84" draw:layer="layout" svg:x1="5.471cm" svg:y1="6.604cm" svg:x2="5.718cm" svg:y2="6.851cm">
            <text:p/>
          </draw:line>
        </draw:g>
        <draw:frame draw:style-name="gr321" draw:text-style-name="P85" draw:layer="layout" svg:width="2.839cm" svg:height="0.569cm" svg:x="2.805cm" svg:y="6.341cm">
          <draw:text-box>
            <text:p><text:span text:style-name="T57">I[+1,</text:span><text:span text:style-name="T57">+1</text:span><text:span text:style-name="T60">+𝑓</text:span><text:span text:style-name="T60">,+𝑓,]</text:span></text:p>
          </draw:text-box>
        </draw:frame>
        <draw:frame draw:style-name="gr302" draw:text-style-name="P85" draw:layer="layout" svg:width="2.596cm" svg:height="0.569cm" svg:x="7.006cm" svg:y="7.02cm">
          <draw:text-box>
            <text:p><text:span text:style-name="T60">O[+</text:span><text:span text:style-name="T60">1,+1</text:span><text:span text:style-name="T60">,,]</text:span></text:p>
          </draw:text-box>
        </draw:frame>
        <draw:line draw:style-name="gr324" draw:text-style-name="P84" draw:layer="layout" svg:x1="3.902cm" svg:y1="8.802cm" svg:x2="6.502cm" svg:y2="8.802cm">
          <text:p/>
        </draw:line>
        <draw:custom-shape draw:style-name="gr288" draw:text-style-name="P83" draw:layer="layout" svg:width="0.616cm" svg:height="0.616cm" svg:x="5.594cm" svg:y="8.088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2" draw:text-style-name="P85" draw:layer="layout" svg:width="2.596cm" svg:height="0.569cm" svg:x="3.607cm" svg:y="8.418cm">
          <draw:text-box>
            <text:p><text:span text:style-name="T60">O[+</text:span><text:span text:style-name="T60">2,,,]</text:span></text:p>
          </draw:text-box>
        </draw:frame>
        <draw:line draw:style-name="gr175" draw:text-style-name="P84" draw:layer="layout" svg:x1="7.2cm" svg:y1="8.401cm" svg:x2="7.898cm" svg:y2="8.401cm">
          <text:p/>
        </draw:line>
        <draw:custom-shape draw:style-name="gr288" draw:text-style-name="P83" draw:layer="layout" svg:width="0.616cm" svg:height="0.616cm" svg:x="6.595cm" svg:y="8.089cm">
          <text:p text:style-name="P2"><text:span text:style-name="T68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6.498cm" svg:y1="8.802cm" svg:x2="6.684cm" svg:y2="8.616cm">
          <text:p/>
        </draw:line>
        <draw:line draw:style-name="gr324" draw:text-style-name="P84" draw:layer="layout" svg:x1="6.21cm" svg:y1="8.401cm" svg:x2="6.595cm" svg:y2="8.401cm">
          <text:p/>
        </draw:line>
        <draw:g>
          <draw:line draw:style-name="gr292" draw:text-style-name="P84" draw:layer="layout" svg:x1="5.472cm" svg:y1="7.904cm" svg:x2="5.719cm" svg:y2="8.151cm">
            <text:p/>
          </draw:line>
        </draw:g>
        <draw:frame draw:style-name="gr321" draw:text-style-name="P85" draw:layer="layout" svg:width="2.839cm" svg:height="0.569cm" svg:x="3.106cm" svg:y="7.641cm">
          <draw:text-box>
            <text:p><text:span text:style-name="T57">I[+2,</text:span><text:span text:style-name="T60">+𝑓,</text:span><text:span text:style-name="T60">+𝑓,]</text:span></text:p>
          </draw:text-box>
        </draw:frame>
        <draw:frame draw:style-name="gr302" draw:text-style-name="P85" draw:layer="layout" svg:width="2.596cm" svg:height="0.569cm" svg:x="7.007cm" svg:y="8.32cm">
          <draw:text-box>
            <text:p><text:span text:style-name="T60">O[+</text:span><text:span text:style-name="T60">2,,,]</text:span></text:p>
          </draw:text-box>
        </draw:frame>
        <draw:line draw:style-name="gr324" draw:text-style-name="P84" draw:layer="layout" svg:x1="3.902cm" svg:y1="10.103cm" svg:x2="6.502cm" svg:y2="10.103cm">
          <text:p/>
        </draw:line>
        <draw:custom-shape draw:style-name="gr288" draw:text-style-name="P83" draw:layer="layout" svg:width="0.616cm" svg:height="0.616cm" svg:x="5.594cm" svg:y="9.389cm">
          <text:p text:style-name="P2"><text:span text:style-name="T6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2" draw:text-style-name="P85" draw:layer="layout" svg:width="2.596cm" svg:height="0.569cm" svg:x="3.607cm" svg:y="9.719cm">
          <draw:text-box>
            <text:p><text:span text:style-name="T60">O[+</text:span><text:span text:style-name="T60">2,+1</text:span><text:span text:style-name="T60">,,]</text:span></text:p>
          </draw:text-box>
        </draw:frame>
        <draw:line draw:style-name="gr175" draw:text-style-name="P84" draw:layer="layout" svg:x1="7.2cm" svg:y1="9.702cm" svg:x2="7.898cm" svg:y2="9.702cm">
          <text:p/>
        </draw:line>
        <draw:custom-shape draw:style-name="gr288" draw:text-style-name="P83" draw:layer="layout" svg:width="0.616cm" svg:height="0.616cm" svg:x="6.595cm" svg:y="9.39cm">
          <text:p text:style-name="P2"><text:span text:style-name="T68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84" draw:layer="layout" svg:x1="6.498cm" svg:y1="10.103cm" svg:x2="6.684cm" svg:y2="9.917cm">
          <text:p/>
        </draw:line>
        <draw:line draw:style-name="gr324" draw:text-style-name="P84" draw:layer="layout" svg:x1="6.21cm" svg:y1="9.702cm" svg:x2="6.595cm" svg:y2="9.702cm">
          <text:p/>
        </draw:line>
        <draw:g>
          <draw:line draw:style-name="gr292" draw:text-style-name="P84" draw:layer="layout" svg:x1="5.472cm" svg:y1="9.205cm" svg:x2="5.719cm" svg:y2="9.452cm">
            <text:p/>
          </draw:line>
        </draw:g>
        <draw:frame draw:style-name="gr321" draw:text-style-name="P85" draw:layer="layout" svg:width="2.839cm" svg:height="0.569cm" svg:x="2.806cm" svg:y="8.942cm">
          <draw:text-box>
            <text:p><text:span text:style-name="T57">I[+2,</text:span><text:span text:style-name="T57">+1</text:span><text:span text:style-name="T60">+𝑓</text:span><text:span text:style-name="T60">,+𝑓,]</text:span></text:p>
          </draw:text-box>
        </draw:frame>
        <draw:frame draw:style-name="gr302" draw:text-style-name="P85" draw:layer="layout" svg:width="2.596cm" svg:height="0.569cm" svg:x="7.007cm" svg:y="9.621cm">
          <draw:text-box>
            <text:p><text:span text:style-name="T60">O[+</text:span><text:span text:style-name="T60">2,+1</text:span><text:span text:style-name="T60">,,]</text:span></text:p>
          </draw:text-box>
        </draw:frame>
        <presentation:notes draw:style-name="dp2">
          <draw:page-thumbnail draw:style-name="gr74" draw:layer="layout" svg:width="19.798cm" svg:height="11.136cm" svg:x="0.6cm" svg:y="2.257cm" draw:page-number="15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327" draw:text-style-name="P90" draw:layer="layout" svg:width="0.4cm" svg:height="0.4cm" svg:x="3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8" draw:text-style-name="P91" draw:layer="layout" svg:width="2.2cm" svg:height="3.2cm" svg:x="13.6cm" svg:y="13.4cm">
          <text:p/>
          <draw:enhanced-geometry svg:viewBox="0 0 21600 21600" draw:type="rectangle" draw:enhanced-path="M 0 0 L 21600 0 21600 21600 0 21600 0 0 Z N"/>
        </draw:custom-shape>
        <draw:custom-shape draw:style-name="gr329" draw:text-style-name="P9" draw:layer="layout" svg:width="0.4cm" svg:height="0.4cm" svg:x="14.002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9" draw:layer="layout" svg:width="0.4cm" svg:height="0.4cm" svg:x="14.003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9" draw:layer="layout" svg:width="0.4cm" svg:height="0.4cm" svg:x="14.004cm" svg:y="1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9" draw:layer="layout" svg:width="0.4cm" svg:height="0.4cm" svg:x="15.005cm" svg:y="1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9" draw:layer="layout" svg:width="0.4cm" svg:height="0.4cm" svg:x="15.00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9" draw:layer="layout" svg:width="0.4cm" svg:height="0.4cm" svg:x="15.007cm" svg:y="13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92" draw:layer="layout" svg:width="0.8cm" svg:height="0.8cm" svg:x="14.8cm" svg:y="15.6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92" draw:layer="layout" svg:width="0.8cm" svg:height="0.8cm" svg:x="14.8cm" svg:y="14.6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92" draw:layer="layout" svg:width="0.8cm" svg:height="0.8cm" svg:x="14.8cm" svg:y="13.6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93" draw:layer="layout" svg:width="1.8cm" svg:height="2.8cm" svg:x="1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2" draw:text-style-name="P94" draw:layer="layout" svg:width="1.8cm" svg:height="2.8cm" svg:x="4cm" svg:y="5.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6.2cm" svg:y="5.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9.4cm" svg:y="5.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11.6cm" svg:y="5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199cm" svg:height="0.199cm" svg:x="2.101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99cm" svg:height="0.199cm" svg:x="3.101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3" draw:text-style-name="P10" draw:layer="layout" svg:x1="2.101cm" svg:y1="15cm" svg:x2="1.6cm" svg:y2="15cm">
          <text:p/>
        </draw:line>
        <draw:custom-shape draw:style-name="gr11" draw:text-style-name="P9" draw:layer="layout" svg:width="0.311cm" svg:height="0.311cm" svg:x="2.046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3" draw:text-style-name="P10" draw:layer="layout" svg:x1="2.046cm" svg:y1="14cm" svg:x2="1.6cm" svg:y2="14cm">
          <text:p/>
        </draw:line>
        <draw:line draw:style-name="gr333" draw:text-style-name="P10" draw:layer="layout" svg:x1="3.046cm" svg:y1="14cm" svg:x2="2.357cm" svg:y2="14cm">
          <text:p/>
        </draw:line>
        <draw:line draw:style-name="gr333" draw:text-style-name="P10" draw:layer="layout" svg:x1="3.8cm" svg:y1="14cm" svg:x2="3.357cm" svg:y2="14cm">
          <text:p/>
        </draw:line>
        <draw:line draw:style-name="gr38" draw:text-style-name="P10" draw:layer="layout" svg:x1="1.6cm" svg:y1="13.9cm" svg:x2="1.6cm" svg:y2="15.1cm">
          <text:p/>
        </draw:line>
        <draw:line draw:style-name="gr38" draw:text-style-name="P10" draw:layer="layout" svg:x1="3.8cm" svg:y1="13.9cm" svg:x2="3.8cm" svg:y2="15.1cm">
          <text:p/>
        </draw:line>
        <draw:line draw:style-name="gr333" draw:text-style-name="P10" draw:layer="layout" svg:x1="3.101cm" svg:y1="15cm" svg:x2="2.3cm" svg:y2="15cm">
          <text:p/>
        </draw:line>
        <draw:line draw:style-name="gr333" draw:text-style-name="P10" draw:layer="layout" svg:x1="3.798cm" svg:y1="15cm" svg:x2="3.3cm" svg:y2="15cm">
          <text:p/>
        </draw:line>
        <draw:custom-shape draw:style-name="gr329" draw:text-style-name="P9" draw:layer="layout" svg:width="0.4cm" svg:height="0.4cm" svg:x="1.999cm" svg:y="12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9" draw:layer="layout" svg:width="0.4cm" svg:height="0.4cm" svg:x="3.004cm" svg:y="1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3" draw:text-style-name="P10" draw:layer="layout" svg:x1="1.999cm" svg:y1="13.001cm" svg:x2="1.598cm" svg:y2="13.001cm">
          <text:p/>
        </draw:line>
        <draw:line draw:style-name="gr333" draw:text-style-name="P10" draw:layer="layout" svg:x1="2.997cm" svg:y1="13.001cm" svg:x2="2.399cm" svg:y2="13.001cm">
          <text:p/>
        </draw:line>
        <draw:line draw:style-name="gr333" draw:text-style-name="P10" draw:layer="layout" svg:x1="3.798cm" svg:y1="13.001cm" svg:x2="3.398cm" svg:y2="13.001cm">
          <text:p/>
        </draw:line>
        <draw:line draw:style-name="gr38" draw:text-style-name="P10" draw:layer="layout" svg:x1="3.2cm" svg:y1="13.2cm" svg:x2="3.2cm" svg:y2="13.8cm">
          <text:p/>
        </draw:line>
        <draw:line draw:style-name="gr38" draw:text-style-name="P10" draw:layer="layout" svg:x1="2.9cm" svg:y1="13.5cm" svg:x2="3.5cm" svg:y2="13.5cm">
          <text:p/>
        </draw:line>
        <draw:custom-shape draw:style-name="gr11" draw:text-style-name="P9" draw:layer="layout" svg:width="0.311cm" svg:height="0.311cm" svg:x="3.046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.044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.044cm" svg:y1="6cm" svg:x2="1.598cm" svg:y2="6cm">
          <text:p/>
        </draw:line>
        <draw:line draw:style-name="gr334" draw:text-style-name="P10" draw:layer="layout" svg:x1="3.044cm" svg:y1="6cm" svg:x2="2.355cm" svg:y2="6cm">
          <text:p/>
        </draw:line>
        <draw:line draw:style-name="gr335" draw:text-style-name="P10" draw:layer="layout" svg:x1="3.798cm" svg:y1="6cm" svg:x2="3.355cm" svg:y2="6cm">
          <text:p/>
        </draw:line>
        <draw:custom-shape draw:style-name="gr11" draw:text-style-name="P9" draw:layer="layout" svg:width="0.311cm" svg:height="0.311cm" svg:x="3.044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.042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.042cm" svg:y1="7cm" svg:x2="1.596cm" svg:y2="7cm">
          <text:p/>
        </draw:line>
        <draw:line draw:style-name="gr334" draw:text-style-name="P10" draw:layer="layout" svg:x1="3.042cm" svg:y1="7cm" svg:x2="2.353cm" svg:y2="7cm">
          <text:p/>
        </draw:line>
        <draw:line draw:style-name="gr335" draw:text-style-name="P10" draw:layer="layout" svg:x1="3.796cm" svg:y1="7cm" svg:x2="3.353cm" svg:y2="7cm">
          <text:p/>
        </draw:line>
        <draw:custom-shape draw:style-name="gr11" draw:text-style-name="P9" draw:layer="layout" svg:width="0.311cm" svg:height="0.311cm" svg:x="3.042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.04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.04cm" svg:y1="8cm" svg:x2="1.594cm" svg:y2="8cm">
          <text:p/>
        </draw:line>
        <draw:line draw:style-name="gr334" draw:text-style-name="P10" draw:layer="layout" svg:x1="3.04cm" svg:y1="8cm" svg:x2="2.351cm" svg:y2="8cm">
          <text:p/>
        </draw:line>
        <draw:line draw:style-name="gr335" draw:text-style-name="P10" draw:layer="layout" svg:x1="3.794cm" svg:y1="8cm" svg:x2="3.351cm" svg:y2="8cm">
          <text:p/>
        </draw:line>
        <draw:custom-shape draw:style-name="gr11" draw:text-style-name="P9" draw:layer="layout" svg:width="0.311cm" svg:height="0.311cm" svg:x="3.04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4.238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4.238cm" svg:y1="8cm" svg:x2="3.792cm" svg:y2="8cm">
          <text:p/>
        </draw:line>
        <draw:line draw:style-name="gr334" draw:text-style-name="P10" draw:layer="layout" svg:x1="5.238cm" svg:y1="8cm" svg:x2="4.549cm" svg:y2="8cm">
          <text:p/>
        </draw:line>
        <draw:line draw:style-name="gr335" draw:text-style-name="P10" draw:layer="layout" svg:x1="5.992cm" svg:y1="8cm" svg:x2="5.549cm" svg:y2="8cm">
          <text:p/>
        </draw:line>
        <draw:custom-shape draw:style-name="gr11" draw:text-style-name="P9" draw:layer="layout" svg:width="0.311cm" svg:height="0.311cm" svg:x="5.238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4.236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4.236cm" svg:y1="7cm" svg:x2="3.79cm" svg:y2="7cm">
          <text:p/>
        </draw:line>
        <draw:line draw:style-name="gr334" draw:text-style-name="P10" draw:layer="layout" svg:x1="5.236cm" svg:y1="7cm" svg:x2="4.547cm" svg:y2="7cm">
          <text:p/>
        </draw:line>
        <draw:line draw:style-name="gr335" draw:text-style-name="P10" draw:layer="layout" svg:x1="5.99cm" svg:y1="7cm" svg:x2="5.547cm" svg:y2="7cm">
          <text:p/>
        </draw:line>
        <draw:custom-shape draw:style-name="gr11" draw:text-style-name="P9" draw:layer="layout" svg:width="0.311cm" svg:height="0.311cm" svg:x="5.236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4.234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4.234cm" svg:y1="6cm" svg:x2="3.788cm" svg:y2="6cm">
          <text:p/>
        </draw:line>
        <draw:line draw:style-name="gr334" draw:text-style-name="P10" draw:layer="layout" svg:x1="5.234cm" svg:y1="6cm" svg:x2="4.545cm" svg:y2="6cm">
          <text:p/>
        </draw:line>
        <draw:line draw:style-name="gr335" draw:text-style-name="P10" draw:layer="layout" svg:x1="5.988cm" svg:y1="6cm" svg:x2="5.545cm" svg:y2="6cm">
          <text:p/>
        </draw:line>
        <draw:custom-shape draw:style-name="gr11" draw:text-style-name="P9" draw:layer="layout" svg:width="0.311cm" svg:height="0.311cm" svg:x="5.234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6.4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6.44cm" svg:y1="7cm" svg:x2="5.994cm" svg:y2="7cm">
          <text:p/>
        </draw:line>
        <draw:line draw:style-name="gr334" draw:text-style-name="P10" draw:layer="layout" svg:x1="7.44cm" svg:y1="7cm" svg:x2="6.751cm" svg:y2="7cm">
          <text:p/>
        </draw:line>
        <draw:line draw:style-name="gr335" draw:text-style-name="P10" draw:layer="layout" svg:x1="8.194cm" svg:y1="7cm" svg:x2="7.751cm" svg:y2="7cm">
          <text:p/>
        </draw:line>
        <draw:custom-shape draw:style-name="gr11" draw:text-style-name="P9" draw:layer="layout" svg:width="0.311cm" svg:height="0.311cm" svg:x="7.4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9.63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9.634cm" svg:y1="7cm" svg:x2="9.188cm" svg:y2="7cm">
          <text:p/>
        </draw:line>
        <draw:line draw:style-name="gr334" draw:text-style-name="P10" draw:layer="layout" svg:x1="10.634cm" svg:y1="7cm" svg:x2="9.945cm" svg:y2="7cm">
          <text:p/>
        </draw:line>
        <draw:line draw:style-name="gr335" draw:text-style-name="P10" draw:layer="layout" svg:x1="11.388cm" svg:y1="7cm" svg:x2="10.945cm" svg:y2="7cm">
          <text:p/>
        </draw:line>
        <draw:custom-shape draw:style-name="gr11" draw:text-style-name="P9" draw:layer="layout" svg:width="0.311cm" svg:height="0.311cm" svg:x="10.63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6.438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6.438cm" svg:y1="8cm" svg:x2="5.992cm" svg:y2="8cm">
          <text:p/>
        </draw:line>
        <draw:line draw:style-name="gr334" draw:text-style-name="P10" draw:layer="layout" svg:x1="7.438cm" svg:y1="8cm" svg:x2="6.749cm" svg:y2="8cm">
          <text:p/>
        </draw:line>
        <draw:line draw:style-name="gr335" draw:text-style-name="P10" draw:layer="layout" svg:x1="8.192cm" svg:y1="8cm" svg:x2="7.749cm" svg:y2="8cm">
          <text:p/>
        </draw:line>
        <draw:custom-shape draw:style-name="gr11" draw:text-style-name="P9" draw:layer="layout" svg:width="0.311cm" svg:height="0.311cm" svg:x="7.438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9.632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9.632cm" svg:y1="8cm" svg:x2="9.186cm" svg:y2="8cm">
          <text:p/>
        </draw:line>
        <draw:line draw:style-name="gr334" draw:text-style-name="P10" draw:layer="layout" svg:x1="10.632cm" svg:y1="8cm" svg:x2="9.943cm" svg:y2="8cm">
          <text:p/>
        </draw:line>
        <draw:line draw:style-name="gr335" draw:text-style-name="P10" draw:layer="layout" svg:x1="11.386cm" svg:y1="8cm" svg:x2="10.943cm" svg:y2="8cm">
          <text:p/>
        </draw:line>
        <draw:custom-shape draw:style-name="gr11" draw:text-style-name="P9" draw:layer="layout" svg:width="0.311cm" svg:height="0.311cm" svg:x="10.632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6.436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6.436cm" svg:y1="6cm" svg:x2="5.99cm" svg:y2="6cm">
          <text:p/>
        </draw:line>
        <draw:line draw:style-name="gr334" draw:text-style-name="P10" draw:layer="layout" svg:x1="7.436cm" svg:y1="6cm" svg:x2="6.747cm" svg:y2="6cm">
          <text:p/>
        </draw:line>
        <draw:line draw:style-name="gr335" draw:text-style-name="P10" draw:layer="layout" svg:x1="8.19cm" svg:y1="6cm" svg:x2="7.747cm" svg:y2="6cm">
          <text:p/>
        </draw:line>
        <draw:custom-shape draw:style-name="gr11" draw:text-style-name="P9" draw:layer="layout" svg:width="0.311cm" svg:height="0.311cm" svg:x="7.436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9.63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9.63cm" svg:y1="6cm" svg:x2="9.184cm" svg:y2="6cm">
          <text:p/>
        </draw:line>
        <draw:line draw:style-name="gr334" draw:text-style-name="P10" draw:layer="layout" svg:x1="10.63cm" svg:y1="6cm" svg:x2="9.941cm" svg:y2="6cm">
          <text:p/>
        </draw:line>
        <draw:line draw:style-name="gr335" draw:text-style-name="P10" draw:layer="layout" svg:x1="11.384cm" svg:y1="6cm" svg:x2="10.941cm" svg:y2="6cm">
          <text:p/>
        </draw:line>
        <draw:custom-shape draw:style-name="gr11" draw:text-style-name="P9" draw:layer="layout" svg:width="0.311cm" svg:height="0.311cm" svg:x="10.63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1.836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1.836cm" svg:y1="6cm" svg:x2="11.39cm" svg:y2="6cm">
          <text:p/>
        </draw:line>
        <draw:line draw:style-name="gr334" draw:text-style-name="P10" draw:layer="layout" svg:x1="12.836cm" svg:y1="6cm" svg:x2="12.147cm" svg:y2="6cm">
          <text:p/>
        </draw:line>
        <draw:line draw:style-name="gr334" draw:text-style-name="P10" draw:layer="layout" svg:x1="13.59cm" svg:y1="6cm" svg:x2="13.147cm" svg:y2="6cm">
          <text:p/>
        </draw:line>
        <draw:custom-shape draw:style-name="gr11" draw:text-style-name="P9" draw:layer="layout" svg:width="0.311cm" svg:height="0.311cm" svg:x="12.836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1.83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1.834cm" svg:y1="7cm" svg:x2="11.388cm" svg:y2="7cm">
          <text:p/>
        </draw:line>
        <draw:line draw:style-name="gr334" draw:text-style-name="P10" draw:layer="layout" svg:x1="12.834cm" svg:y1="7cm" svg:x2="12.145cm" svg:y2="7cm">
          <text:p/>
        </draw:line>
        <draw:line draw:style-name="gr334" draw:text-style-name="P10" draw:layer="layout" svg:x1="13.588cm" svg:y1="7cm" svg:x2="13.145cm" svg:y2="7cm">
          <text:p/>
        </draw:line>
        <draw:custom-shape draw:style-name="gr11" draw:text-style-name="P9" draw:layer="layout" svg:width="0.311cm" svg:height="0.311cm" svg:x="12.83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1.84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1.832cm" svg:y1="8cm" svg:x2="11.386cm" svg:y2="8cm">
          <text:p/>
        </draw:line>
        <draw:line draw:style-name="gr334" draw:text-style-name="P10" draw:layer="layout" svg:x1="12.832cm" svg:y1="8cm" svg:x2="12.143cm" svg:y2="8cm">
          <text:p/>
        </draw:line>
        <draw:line draw:style-name="gr334" draw:text-style-name="P10" draw:layer="layout" svg:x1="13.586cm" svg:y1="8cm" svg:x2="13.143cm" svg:y2="8cm">
          <text:p/>
        </draw:line>
        <draw:custom-shape draw:style-name="gr11" draw:text-style-name="P9" draw:layer="layout" svg:width="0.311cm" svg:height="0.311cm" svg:x="12.84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6" draw:text-style-name="P95" draw:layer="layout" svg:width="2.8cm" svg:height="0.6cm" svg:x="8.5cm" svg:y="14.7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93" draw:layer="layout" svg:width="2.8cm" svg:height="1.8cm" svg:x="1.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311cm" svg:height="0.311cm" svg:x="2.044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.044cm" svg:y1="2.3cm" svg:x2="1.598cm" svg:y2="2.3cm">
          <text:p/>
        </draw:line>
        <draw:line draw:style-name="gr334" draw:text-style-name="P10" draw:layer="layout" svg:x1="3.044cm" svg:y1="2.3cm" svg:x2="2.355cm" svg:y2="2.3cm">
          <text:p/>
        </draw:line>
        <draw:custom-shape draw:style-name="gr11" draw:text-style-name="P9" draw:layer="layout" svg:width="0.311cm" svg:height="0.311cm" svg:x="3.044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.042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.042cm" svg:y1="3.3cm" svg:x2="1.596cm" svg:y2="3.3cm">
          <text:p/>
        </draw:line>
        <draw:line draw:style-name="gr334" draw:text-style-name="P10" draw:layer="layout" svg:x1="3.042cm" svg:y1="3.3cm" svg:x2="2.353cm" svg:y2="3.3cm">
          <text:p/>
        </draw:line>
        <draw:custom-shape draw:style-name="gr11" draw:text-style-name="P9" draw:layer="layout" svg:width="0.311cm" svg:height="0.311cm" svg:x="3.042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4.044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4.042cm" svg:y1="2.3cm" svg:x2="3.353cm" svg:y2="2.3cm">
          <text:p/>
        </draw:line>
        <draw:line draw:style-name="gr335" draw:text-style-name="P10" draw:layer="layout" svg:x1="4.803cm" svg:y1="2.3cm" svg:x2="4.357cm" svg:y2="2.3cm">
          <text:p/>
        </draw:line>
        <draw:custom-shape draw:style-name="gr11" draw:text-style-name="P9" draw:layer="layout" svg:width="0.311cm" svg:height="0.311cm" svg:x="4.042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4.04cm" svg:y1="3.3cm" svg:x2="3.351cm" svg:y2="3.3cm">
          <text:p/>
        </draw:line>
        <draw:line draw:style-name="gr335" draw:text-style-name="P10" draw:layer="layout" svg:x1="4.801cm" svg:y1="3.3cm" svg:x2="4.355cm" svg:y2="3.3cm">
          <text:p/>
        </draw:line>
        <draw:custom-shape draw:style-name="gr337" draw:text-style-name="P93" draw:layer="layout" svg:width="2.8cm" svg:height="1.8cm" svg:x="4.99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311cm" svg:height="0.311cm" svg:x="5.242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5.242cm" svg:y1="2.3cm" svg:x2="4.796cm" svg:y2="2.3cm">
          <text:p/>
        </draw:line>
        <draw:line draw:style-name="gr334" draw:text-style-name="P10" draw:layer="layout" svg:x1="6.242cm" svg:y1="2.3cm" svg:x2="5.553cm" svg:y2="2.3cm">
          <text:p/>
        </draw:line>
        <draw:custom-shape draw:style-name="gr11" draw:text-style-name="P9" draw:layer="layout" svg:width="0.311cm" svg:height="0.311cm" svg:x="6.242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5.24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5.24cm" svg:y1="3.3cm" svg:x2="4.794cm" svg:y2="3.3cm">
          <text:p/>
        </draw:line>
        <draw:line draw:style-name="gr334" draw:text-style-name="P10" draw:layer="layout" svg:x1="6.24cm" svg:y1="3.3cm" svg:x2="5.551cm" svg:y2="3.3cm">
          <text:p/>
        </draw:line>
        <draw:custom-shape draw:style-name="gr11" draw:text-style-name="P9" draw:layer="layout" svg:width="0.311cm" svg:height="0.311cm" svg:x="6.24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7.242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7.24cm" svg:y1="2.3cm" svg:x2="6.551cm" svg:y2="2.3cm">
          <text:p/>
        </draw:line>
        <draw:line draw:style-name="gr335" draw:text-style-name="P10" draw:layer="layout" svg:x1="8.001cm" svg:y1="2.3cm" svg:x2="7.555cm" svg:y2="2.3cm">
          <text:p/>
        </draw:line>
        <draw:custom-shape draw:style-name="gr11" draw:text-style-name="P9" draw:layer="layout" svg:width="0.311cm" svg:height="0.311cm" svg:x="7.24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7.238cm" svg:y1="3.3cm" svg:x2="6.549cm" svg:y2="3.3cm">
          <text:p/>
        </draw:line>
        <draw:line draw:style-name="gr335" draw:text-style-name="P10" draw:layer="layout" svg:x1="7.999cm" svg:y1="3.3cm" svg:x2="7.553cm" svg:y2="3.3cm">
          <text:p/>
        </draw:line>
        <draw:custom-shape draw:style-name="gr337" draw:text-style-name="P93" draw:layer="layout" svg:width="2.8cm" svg:height="1.8cm" svg:x="8.19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311cm" svg:height="0.311cm" svg:x="8.442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8.442cm" svg:y1="2.3cm" svg:x2="7.996cm" svg:y2="2.3cm">
          <text:p/>
        </draw:line>
        <draw:line draw:style-name="gr334" draw:text-style-name="P10" draw:layer="layout" svg:x1="9.442cm" svg:y1="2.3cm" svg:x2="8.753cm" svg:y2="2.3cm">
          <text:p/>
        </draw:line>
        <draw:custom-shape draw:style-name="gr11" draw:text-style-name="P9" draw:layer="layout" svg:width="0.311cm" svg:height="0.311cm" svg:x="9.442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8.44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8.44cm" svg:y1="3.3cm" svg:x2="7.994cm" svg:y2="3.3cm">
          <text:p/>
        </draw:line>
        <draw:line draw:style-name="gr334" draw:text-style-name="P10" draw:layer="layout" svg:x1="9.44cm" svg:y1="3.3cm" svg:x2="8.751cm" svg:y2="3.3cm">
          <text:p/>
        </draw:line>
        <draw:custom-shape draw:style-name="gr11" draw:text-style-name="P9" draw:layer="layout" svg:width="0.311cm" svg:height="0.311cm" svg:x="9.44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0.442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0.44cm" svg:y1="2.3cm" svg:x2="9.751cm" svg:y2="2.3cm">
          <text:p/>
        </draw:line>
        <draw:line draw:style-name="gr334" draw:text-style-name="P10" draw:layer="layout" svg:x1="11.201cm" svg:y1="2.3cm" svg:x2="10.755cm" svg:y2="2.3cm">
          <text:p/>
        </draw:line>
        <draw:custom-shape draw:style-name="gr11" draw:text-style-name="P9" draw:layer="layout" svg:width="0.311cm" svg:height="0.311cm" svg:x="10.44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0.438cm" svg:y1="3.3cm" svg:x2="9.749cm" svg:y2="3.3cm">
          <text:p/>
        </draw:line>
        <draw:line draw:style-name="gr334" draw:text-style-name="P10" draw:layer="layout" svg:x1="11.199cm" svg:y1="3.3cm" svg:x2="10.753cm" svg:y2="3.3cm">
          <text:p/>
        </draw:line>
        <draw:custom-shape draw:style-name="gr338" draw:text-style-name="P95" draw:layer="layout" svg:width="8.996cm" svg:height="0.6cm" svg:x="1.9cm" svg:y="2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95" draw:layer="layout" svg:width="8.996cm" svg:height="0.6cm" svg:x="1.9cm" svg:y="3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93" draw:layer="layout" svg:width="1.8cm" svg:height="2.8cm" svg:x="14.79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2" draw:text-style-name="P94" draw:layer="layout" svg:width="1.8cm" svg:height="2.8cm" svg:x="16.998cm" svg:y="5.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19.198cm" svg:y="5.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23.398cm" svg:y="5.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25.598cm" svg:y="5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311cm" svg:height="0.311cm" svg:x="15.042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5.042cm" svg:y1="6cm" svg:x2="14.596cm" svg:y2="6cm">
          <text:p/>
        </draw:line>
        <draw:line draw:style-name="gr334" draw:text-style-name="P10" draw:layer="layout" svg:x1="16.042cm" svg:y1="6cm" svg:x2="15.353cm" svg:y2="6cm">
          <text:p/>
        </draw:line>
        <draw:line draw:style-name="gr335" draw:text-style-name="P10" draw:layer="layout" svg:x1="16.796cm" svg:y1="6cm" svg:x2="16.353cm" svg:y2="6cm">
          <text:p/>
        </draw:line>
        <draw:custom-shape draw:style-name="gr11" draw:text-style-name="P9" draw:layer="layout" svg:width="0.311cm" svg:height="0.311cm" svg:x="16.042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5.0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5.04cm" svg:y1="7cm" svg:x2="14.594cm" svg:y2="7cm">
          <text:p/>
        </draw:line>
        <draw:line draw:style-name="gr334" draw:text-style-name="P10" draw:layer="layout" svg:x1="16.04cm" svg:y1="7cm" svg:x2="15.351cm" svg:y2="7cm">
          <text:p/>
        </draw:line>
        <draw:line draw:style-name="gr335" draw:text-style-name="P10" draw:layer="layout" svg:x1="16.794cm" svg:y1="7cm" svg:x2="16.351cm" svg:y2="7cm">
          <text:p/>
        </draw:line>
        <draw:custom-shape draw:style-name="gr11" draw:text-style-name="P9" draw:layer="layout" svg:width="0.311cm" svg:height="0.311cm" svg:x="16.0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5.038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5.038cm" svg:y1="8cm" svg:x2="14.592cm" svg:y2="8cm">
          <text:p/>
        </draw:line>
        <draw:line draw:style-name="gr334" draw:text-style-name="P10" draw:layer="layout" svg:x1="16.038cm" svg:y1="8cm" svg:x2="15.349cm" svg:y2="8cm">
          <text:p/>
        </draw:line>
        <draw:line draw:style-name="gr335" draw:text-style-name="P10" draw:layer="layout" svg:x1="16.792cm" svg:y1="8cm" svg:x2="16.349cm" svg:y2="8cm">
          <text:p/>
        </draw:line>
        <draw:custom-shape draw:style-name="gr11" draw:text-style-name="P9" draw:layer="layout" svg:width="0.311cm" svg:height="0.311cm" svg:x="16.038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7.236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7.236cm" svg:y1="8cm" svg:x2="16.79cm" svg:y2="8cm">
          <text:p/>
        </draw:line>
        <draw:line draw:style-name="gr334" draw:text-style-name="P10" draw:layer="layout" svg:x1="18.236cm" svg:y1="8cm" svg:x2="17.547cm" svg:y2="8cm">
          <text:p/>
        </draw:line>
        <draw:line draw:style-name="gr335" draw:text-style-name="P10" draw:layer="layout" svg:x1="18.99cm" svg:y1="8cm" svg:x2="18.547cm" svg:y2="8cm">
          <text:p/>
        </draw:line>
        <draw:custom-shape draw:style-name="gr11" draw:text-style-name="P9" draw:layer="layout" svg:width="0.311cm" svg:height="0.311cm" svg:x="18.236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7.23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7.234cm" svg:y1="7cm" svg:x2="16.788cm" svg:y2="7cm">
          <text:p/>
        </draw:line>
        <draw:line draw:style-name="gr334" draw:text-style-name="P10" draw:layer="layout" svg:x1="18.234cm" svg:y1="7cm" svg:x2="17.545cm" svg:y2="7cm">
          <text:p/>
        </draw:line>
        <draw:line draw:style-name="gr335" draw:text-style-name="P10" draw:layer="layout" svg:x1="18.988cm" svg:y1="7cm" svg:x2="18.545cm" svg:y2="7cm">
          <text:p/>
        </draw:line>
        <draw:custom-shape draw:style-name="gr11" draw:text-style-name="P9" draw:layer="layout" svg:width="0.311cm" svg:height="0.311cm" svg:x="18.234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7.232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7.232cm" svg:y1="6cm" svg:x2="16.786cm" svg:y2="6cm">
          <text:p/>
        </draw:line>
        <draw:line draw:style-name="gr334" draw:text-style-name="P10" draw:layer="layout" svg:x1="18.232cm" svg:y1="6cm" svg:x2="17.543cm" svg:y2="6cm">
          <text:p/>
        </draw:line>
        <draw:line draw:style-name="gr335" draw:text-style-name="P10" draw:layer="layout" svg:x1="18.986cm" svg:y1="6cm" svg:x2="18.543cm" svg:y2="6cm">
          <text:p/>
        </draw:line>
        <draw:custom-shape draw:style-name="gr11" draw:text-style-name="P9" draw:layer="layout" svg:width="0.311cm" svg:height="0.311cm" svg:x="18.232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9.438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9.438cm" svg:y1="7cm" svg:x2="18.992cm" svg:y2="7cm">
          <text:p/>
        </draw:line>
        <draw:line draw:style-name="gr334" draw:text-style-name="P10" draw:layer="layout" svg:x1="20.438cm" svg:y1="7cm" svg:x2="19.749cm" svg:y2="7cm">
          <text:p/>
        </draw:line>
        <draw:line draw:style-name="gr335" draw:text-style-name="P10" draw:layer="layout" svg:x1="21.192cm" svg:y1="7cm" svg:x2="20.749cm" svg:y2="7cm">
          <text:p/>
        </draw:line>
        <draw:custom-shape draw:style-name="gr11" draw:text-style-name="P9" draw:layer="layout" svg:width="0.311cm" svg:height="0.311cm" svg:x="20.438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3.632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1.632cm" svg:y1="7cm" svg:x2="21.186cm" svg:y2="7cm">
          <text:p/>
        </draw:line>
        <draw:line draw:style-name="gr334" draw:text-style-name="P10" draw:layer="layout" svg:x1="24.632cm" svg:y1="7cm" svg:x2="23.943cm" svg:y2="7cm">
          <text:p/>
        </draw:line>
        <draw:line draw:style-name="gr335" draw:text-style-name="P10" draw:layer="layout" svg:x1="25.386cm" svg:y1="7cm" svg:x2="24.943cm" svg:y2="7cm">
          <text:p/>
        </draw:line>
        <draw:custom-shape draw:style-name="gr11" draw:text-style-name="P9" draw:layer="layout" svg:width="0.311cm" svg:height="0.311cm" svg:x="24.632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9.436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9.436cm" svg:y1="8cm" svg:x2="18.99cm" svg:y2="8cm">
          <text:p/>
        </draw:line>
        <draw:line draw:style-name="gr334" draw:text-style-name="P10" draw:layer="layout" svg:x1="20.436cm" svg:y1="8cm" svg:x2="19.747cm" svg:y2="8cm">
          <text:p/>
        </draw:line>
        <draw:line draw:style-name="gr335" draw:text-style-name="P10" draw:layer="layout" svg:x1="21.19cm" svg:y1="8cm" svg:x2="20.747cm" svg:y2="8cm">
          <text:p/>
        </draw:line>
        <draw:custom-shape draw:style-name="gr11" draw:text-style-name="P9" draw:layer="layout" svg:width="0.311cm" svg:height="0.311cm" svg:x="20.436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3.63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1.63cm" svg:y1="8cm" svg:x2="21.184cm" svg:y2="8cm">
          <text:p/>
        </draw:line>
        <draw:line draw:style-name="gr334" draw:text-style-name="P10" draw:layer="layout" svg:x1="24.63cm" svg:y1="8cm" svg:x2="23.941cm" svg:y2="8cm">
          <text:p/>
        </draw:line>
        <draw:line draw:style-name="gr335" draw:text-style-name="P10" draw:layer="layout" svg:x1="25.384cm" svg:y1="8cm" svg:x2="24.941cm" svg:y2="8cm">
          <text:p/>
        </draw:line>
        <draw:custom-shape draw:style-name="gr11" draw:text-style-name="P9" draw:layer="layout" svg:width="0.311cm" svg:height="0.311cm" svg:x="24.63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9.434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9.434cm" svg:y1="6cm" svg:x2="18.988cm" svg:y2="6cm">
          <text:p/>
        </draw:line>
        <draw:line draw:style-name="gr334" draw:text-style-name="P10" draw:layer="layout" svg:x1="20.434cm" svg:y1="6cm" svg:x2="19.745cm" svg:y2="6cm">
          <text:p/>
        </draw:line>
        <draw:line draw:style-name="gr335" draw:text-style-name="P10" draw:layer="layout" svg:x1="21.188cm" svg:y1="6cm" svg:x2="20.745cm" svg:y2="6cm">
          <text:p/>
        </draw:line>
        <draw:custom-shape draw:style-name="gr11" draw:text-style-name="P9" draw:layer="layout" svg:width="0.311cm" svg:height="0.311cm" svg:x="20.434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3.628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1.628cm" svg:y1="6cm" svg:x2="21.182cm" svg:y2="6cm">
          <text:p/>
        </draw:line>
        <draw:line draw:style-name="gr334" draw:text-style-name="P10" draw:layer="layout" svg:x1="24.628cm" svg:y1="6cm" svg:x2="23.939cm" svg:y2="6cm">
          <text:p/>
        </draw:line>
        <draw:line draw:style-name="gr335" draw:text-style-name="P10" draw:layer="layout" svg:x1="25.382cm" svg:y1="6cm" svg:x2="24.939cm" svg:y2="6cm">
          <text:p/>
        </draw:line>
        <draw:custom-shape draw:style-name="gr11" draw:text-style-name="P9" draw:layer="layout" svg:width="0.311cm" svg:height="0.311cm" svg:x="24.628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5.834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5.834cm" svg:y1="6cm" svg:x2="25.388cm" svg:y2="6cm">
          <text:p/>
        </draw:line>
        <draw:line draw:style-name="gr334" draw:text-style-name="P10" draw:layer="layout" svg:x1="26.834cm" svg:y1="6cm" svg:x2="26.145cm" svg:y2="6cm">
          <text:p/>
        </draw:line>
        <draw:line draw:style-name="gr334" draw:text-style-name="P10" draw:layer="layout" svg:x1="27.588cm" svg:y1="6cm" svg:x2="27.145cm" svg:y2="6cm">
          <text:p/>
        </draw:line>
        <draw:custom-shape draw:style-name="gr11" draw:text-style-name="P9" draw:layer="layout" svg:width="0.311cm" svg:height="0.311cm" svg:x="26.834cm" svg:y="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5.832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5.832cm" svg:y1="7cm" svg:x2="25.386cm" svg:y2="7cm">
          <text:p/>
        </draw:line>
        <draw:line draw:style-name="gr334" draw:text-style-name="P10" draw:layer="layout" svg:x1="26.832cm" svg:y1="7cm" svg:x2="26.143cm" svg:y2="7cm">
          <text:p/>
        </draw:line>
        <draw:line draw:style-name="gr334" draw:text-style-name="P10" draw:layer="layout" svg:x1="27.586cm" svg:y1="7cm" svg:x2="27.143cm" svg:y2="7cm">
          <text:p/>
        </draw:line>
        <draw:custom-shape draw:style-name="gr11" draw:text-style-name="P9" draw:layer="layout" svg:width="0.311cm" svg:height="0.311cm" svg:x="26.832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5.838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5.83cm" svg:y1="8cm" svg:x2="25.384cm" svg:y2="8cm">
          <text:p/>
        </draw:line>
        <draw:line draw:style-name="gr334" draw:text-style-name="P10" draw:layer="layout" svg:x1="26.83cm" svg:y1="8cm" svg:x2="26.141cm" svg:y2="8cm">
          <text:p/>
        </draw:line>
        <draw:line draw:style-name="gr334" draw:text-style-name="P10" draw:layer="layout" svg:x1="27.584cm" svg:y1="8cm" svg:x2="27.141cm" svg:y2="8cm">
          <text:p/>
        </draw:line>
        <draw:custom-shape draw:style-name="gr11" draw:text-style-name="P9" draw:layer="layout" svg:width="0.311cm" svg:height="0.311cm" svg:x="26.838cm" svg:y="7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7" draw:text-style-name="P93" draw:layer="layout" svg:width="2.8cm" svg:height="1.8cm" svg:x="14.79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311cm" svg:height="0.311cm" svg:x="15.042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5.042cm" svg:y1="2.3cm" svg:x2="14.596cm" svg:y2="2.3cm">
          <text:p/>
        </draw:line>
        <draw:line draw:style-name="gr334" draw:text-style-name="P10" draw:layer="layout" svg:x1="16.042cm" svg:y1="2.3cm" svg:x2="15.353cm" svg:y2="2.3cm">
          <text:p/>
        </draw:line>
        <draw:custom-shape draw:style-name="gr11" draw:text-style-name="P9" draw:layer="layout" svg:width="0.311cm" svg:height="0.311cm" svg:x="16.042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5.04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5.04cm" svg:y1="3.3cm" svg:x2="14.594cm" svg:y2="3.3cm">
          <text:p/>
        </draw:line>
        <draw:line draw:style-name="gr334" draw:text-style-name="P10" draw:layer="layout" svg:x1="16.04cm" svg:y1="3.3cm" svg:x2="15.351cm" svg:y2="3.3cm">
          <text:p/>
        </draw:line>
        <draw:custom-shape draw:style-name="gr11" draw:text-style-name="P9" draw:layer="layout" svg:width="0.311cm" svg:height="0.311cm" svg:x="16.04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7.042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7.04cm" svg:y1="2.3cm" svg:x2="16.351cm" svg:y2="2.3cm">
          <text:p/>
        </draw:line>
        <draw:line draw:style-name="gr335" draw:text-style-name="P10" draw:layer="layout" svg:x1="17.801cm" svg:y1="2.3cm" svg:x2="17.355cm" svg:y2="2.3cm">
          <text:p/>
        </draw:line>
        <draw:custom-shape draw:style-name="gr11" draw:text-style-name="P9" draw:layer="layout" svg:width="0.311cm" svg:height="0.311cm" svg:x="17.04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7.038cm" svg:y1="3.3cm" svg:x2="16.349cm" svg:y2="3.3cm">
          <text:p/>
        </draw:line>
        <draw:line draw:style-name="gr335" draw:text-style-name="P10" draw:layer="layout" svg:x1="17.799cm" svg:y1="3.3cm" svg:x2="17.353cm" svg:y2="3.3cm">
          <text:p/>
        </draw:line>
        <draw:custom-shape draw:style-name="gr337" draw:text-style-name="P93" draw:layer="layout" svg:width="2.8cm" svg:height="1.8cm" svg:x="17.996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311cm" svg:height="0.311cm" svg:x="18.24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8.24cm" svg:y1="2.3cm" svg:x2="17.794cm" svg:y2="2.3cm">
          <text:p/>
        </draw:line>
        <draw:line draw:style-name="gr334" draw:text-style-name="P10" draw:layer="layout" svg:x1="19.24cm" svg:y1="2.3cm" svg:x2="18.551cm" svg:y2="2.3cm">
          <text:p/>
        </draw:line>
        <draw:custom-shape draw:style-name="gr11" draw:text-style-name="P9" draw:layer="layout" svg:width="0.311cm" svg:height="0.311cm" svg:x="19.24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8.238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8.238cm" svg:y1="3.3cm" svg:x2="17.792cm" svg:y2="3.3cm">
          <text:p/>
        </draw:line>
        <draw:line draw:style-name="gr334" draw:text-style-name="P10" draw:layer="layout" svg:x1="19.238cm" svg:y1="3.3cm" svg:x2="18.549cm" svg:y2="3.3cm">
          <text:p/>
        </draw:line>
        <draw:custom-shape draw:style-name="gr11" draw:text-style-name="P9" draw:layer="layout" svg:width="0.311cm" svg:height="0.311cm" svg:x="19.238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0.24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0.238cm" svg:y1="2.3cm" svg:x2="19.549cm" svg:y2="2.3cm">
          <text:p/>
        </draw:line>
        <draw:line draw:style-name="gr335" draw:text-style-name="P10" draw:layer="layout" svg:x1="20.999cm" svg:y1="2.3cm" svg:x2="20.553cm" svg:y2="2.3cm">
          <text:p/>
        </draw:line>
        <draw:custom-shape draw:style-name="gr11" draw:text-style-name="P9" draw:layer="layout" svg:width="0.311cm" svg:height="0.311cm" svg:x="20.238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0.236cm" svg:y1="3.3cm" svg:x2="19.547cm" svg:y2="3.3cm">
          <text:p/>
        </draw:line>
        <draw:line draw:style-name="gr335" draw:text-style-name="P10" draw:layer="layout" svg:x1="20.997cm" svg:y1="3.3cm" svg:x2="20.551cm" svg:y2="3.3cm">
          <text:p/>
        </draw:line>
        <draw:custom-shape draw:style-name="gr337" draw:text-style-name="P93" draw:layer="layout" svg:width="2.8cm" svg:height="1.8cm" svg:x="24.596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311cm" svg:height="0.311cm" svg:x="24.84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4.84cm" svg:y1="2.3cm" svg:x2="24.394cm" svg:y2="2.3cm">
          <text:p/>
        </draw:line>
        <draw:line draw:style-name="gr334" draw:text-style-name="P10" draw:layer="layout" svg:x1="25.84cm" svg:y1="2.3cm" svg:x2="25.151cm" svg:y2="2.3cm">
          <text:p/>
        </draw:line>
        <draw:custom-shape draw:style-name="gr11" draw:text-style-name="P9" draw:layer="layout" svg:width="0.311cm" svg:height="0.311cm" svg:x="25.84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4.838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4.838cm" svg:y1="3.3cm" svg:x2="24.392cm" svg:y2="3.3cm">
          <text:p/>
        </draw:line>
        <draw:line draw:style-name="gr334" draw:text-style-name="P10" draw:layer="layout" svg:x1="25.838cm" svg:y1="3.3cm" svg:x2="25.149cm" svg:y2="3.3cm">
          <text:p/>
        </draw:line>
        <draw:custom-shape draw:style-name="gr11" draw:text-style-name="P9" draw:layer="layout" svg:width="0.311cm" svg:height="0.311cm" svg:x="25.838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6.84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6.838cm" svg:y1="2.3cm" svg:x2="26.149cm" svg:y2="2.3cm">
          <text:p/>
        </draw:line>
        <draw:line draw:style-name="gr334" draw:text-style-name="P10" draw:layer="layout" svg:x1="27.599cm" svg:y1="2.3cm" svg:x2="27.153cm" svg:y2="2.3cm">
          <text:p/>
        </draw:line>
        <draw:custom-shape draw:style-name="gr11" draw:text-style-name="P9" draw:layer="layout" svg:width="0.311cm" svg:height="0.311cm" svg:x="26.838cm" svg:y="3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6.836cm" svg:y1="3.3cm" svg:x2="26.147cm" svg:y2="3.3cm">
          <text:p/>
        </draw:line>
        <draw:line draw:style-name="gr334" draw:text-style-name="P10" draw:layer="layout" svg:x1="27.597cm" svg:y1="3.3cm" svg:x2="27.151cm" svg:y2="3.3cm">
          <text:p/>
        </draw:line>
        <draw:custom-shape draw:style-name="gr339" draw:text-style-name="P96" draw:layer="layout" svg:width="0.7cm" svg:height="0.6cm" svg:x="12.6cm" svg:y="6.7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12.6cm" svg:y="5.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12.6cm" svg:y="7.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11.7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97" draw:layer="layout" svg:width="0.7cm" svg:height="0.6cm" svg:x="10.4cm" svg:y="7.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9.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97" draw:layer="layout" svg:width="0.7cm" svg:height="0.6cm" svg:x="7.2cm" svg:y="7.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6.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97" draw:layer="layout" svg:width="0.7cm" svg:height="0.6cm" svg:x="5cm" svg:y="7.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4.1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97" draw:layer="layout" svg:width="0.7cm" svg:height="0.6cm" svg:x="2.8cm" svg:y="7.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1.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043cm" svg:height="0.043cm" svg:x="22.54cm" svg:y="5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34cm" svg:y="5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14cm" svg:y="5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1" draw:text-style-name="P95" draw:layer="layout" svg:width="12.381cm" svg:height="0.6cm" svg:x="14.898cm" svg:y="5.7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95" draw:layer="layout" svg:width="0.702cm" svg:height="0.6cm" svg:x="14.898cm" svg:y="2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15.852cm" svg:y="2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16.8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043cm" svg:height="0.043cm" svg:x="22.54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34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14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54cm" svg:y="7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34cm" svg:y="7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14cm" svg:y="7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84cm" svg:y="2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64cm" svg:y="2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44cm" svg:y="2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84cm" svg:y="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64cm" svg:y="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22.44cm" svg:y="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1" draw:text-style-name="P95" draw:layer="layout" svg:width="12.381cm" svg:height="0.6cm" svg:x="14.898cm" svg:y="6.7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95" draw:layer="layout" svg:width="12.381cm" svg:height="0.6cm" svg:x="14.898cm" svg:y="7.7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95" draw:layer="layout" svg:width="0.702cm" svg:height="0.6cm" svg:x="14.898cm" svg:y="3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15.852cm" svg:y="3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16.8cm" svg:y="3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95" draw:layer="layout" svg:width="0.702cm" svg:height="0.6cm" svg:x="18.098cm" svg:y="3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19.052cm" svg:y="3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20cm" svg:y="3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95" draw:layer="layout" svg:width="0.702cm" svg:height="0.6cm" svg:x="18.098cm" svg:y="2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19.052cm" svg:y="2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20cm" svg:y="2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95" draw:layer="layout" svg:width="0.702cm" svg:height="0.6cm" svg:x="24.698cm" svg:y="2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25.652cm" svg:y="2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26.6cm" svg:y="2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95" draw:layer="layout" svg:width="0.702cm" svg:height="0.6cm" svg:x="24.698cm" svg:y="3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25.652cm" svg:y="3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26.6cm" svg:y="3cm">
          <text:p/>
          <draw:enhanced-geometry svg:viewBox="0 0 21600 21600" draw:type="rectangle" draw:enhanced-path="M 0 0 L 21600 0 21600 21600 0 21600 0 0 Z N"/>
        </draw:custom-shape>
        <draw:frame draw:style-name="gr343" draw:text-style-name="P98" draw:layer="layout" svg:width="2.758cm" svg:height="1.673cm" svg:x="4.6cm" svg:y="-1.2cm">
          <draw:text-box>
            <text:p><text:span text:style-name="T70">B</text:span><text:span text:style-name="T70">at</text:span><text:span text:style-name="T70">c</text:span><text:span text:style-name="T70">h </text:span><text:span text:style-name="T70">2</text:span><text:span text:style-name="T70"><text:line-break/></text:span><text:span text:style-name="T70">D</text:span><text:span text:style-name="T70">W</text:span><text:span text:style-name="T70"> </text:span><text:span text:style-name="T70">3</text:span><text:span text:style-name="T70">x</text:span><text:span text:style-name="T70">3</text:span></text:p>
          </draw:text-box>
        </draw:frame>
        <draw:frame draw:style-name="gr344" draw:text-style-name="P98" draw:layer="layout" svg:width="4.697cm" svg:height="0.962cm" svg:x="19.601cm" svg:y="-0.199cm">
          <draw:text-box>
            <text:p><text:span text:style-name="T70">P</text:span><text:span text:style-name="T70">W</text:span><text:span text:style-name="T70">, </text:span><text:span text:style-name="T70">3 </text:span><text:span text:style-name="T70">K</text:span><text:span text:style-name="T70">e</text:span><text:span text:style-name="T70">r</text:span><text:span text:style-name="T70">n</text:span><text:span text:style-name="T70">el</text:span><text:span text:style-name="T70">s </text:span></text:p>
          </draw:text-box>
        </draw:frame>
        <draw:frame draw:style-name="gr345" draw:text-style-name="P98" draw:layer="layout" svg:width="2.94cm" svg:height="0.986cm" svg:x="-1.2cm" svg:y="1.8cm">
          <draw:text-box>
            <text:p><text:span text:style-name="T71">1</text:span><text:span text:style-name="T72">s</text:span><text:span text:style-name="T72">t</text:span><text:span text:style-name="T71"> </text:span><text:span text:style-name="T71">B</text:span><text:span text:style-name="T71">at</text:span><text:span text:style-name="T71">c</text:span><text:span text:style-name="T71">h</text:span></text:p>
          </draw:text-box>
        </draw:frame>
        <draw:frame draw:style-name="gr346" draw:text-style-name="P98" draw:layer="layout" svg:width="3.058cm" svg:height="0.986cm" svg:x="-1.3cm" svg:y="2.8cm">
          <draw:text-box>
            <text:p><text:span text:style-name="T71">2</text:span><text:span text:style-name="T72">nd</text:span><text:span text:style-name="T71"> </text:span><text:span text:style-name="T71">B</text:span><text:span text:style-name="T71">at</text:span><text:span text:style-name="T71">c</text:span><text:span text:style-name="T71">h</text:span></text:p>
          </draw:text-box>
        </draw:frame>
        <draw:frame draw:style-name="gr347" draw:text-style-name="P98" draw:layer="layout" svg:width="3.423cm" svg:height="0.962cm" svg:x="9.2cm" svg:y="0.6cm">
          <draw:text-box>
            <text:p><text:span text:style-name="T70">3</text:span><text:span text:style-name="T70">x</text:span><text:span text:style-name="T70">3 </text:span><text:span text:style-name="T70">k</text:span><text:span text:style-name="T70">e</text:span><text:span text:style-name="T70">r</text:span><text:span text:style-name="T70">n</text:span><text:span text:style-name="T70">el</text:span></text:p>
          </draw:text-box>
        </draw:frame>
        <draw:line draw:style-name="gr348" draw:text-style-name="P10" draw:layer="layout" svg:x1="9.343cm" svg:y1="1cm" svg:x2="7.943cm" svg:y2="2cm">
          <text:p/>
        </draw:line>
        <draw:frame draw:style-name="gr349" draw:text-style-name="P99" draw:layer="layout" svg:width="2.596cm" svg:height="0.645cm" svg:x="11.104cm" svg:y="3.017cm">
          <draw:text-box>
            <text:p><text:span text:style-name="T73">O[+</text:span><text:span text:style-name="T73">1,,,</text:span><text:span text:style-name="T73">]</text:span></text:p>
          </draw:text-box>
        </draw:frame>
        <draw:frame draw:style-name="gr349" draw:text-style-name="P99" draw:layer="layout" svg:width="2.596cm" svg:height="0.645cm" svg:x="11.104cm" svg:y="2.018cm">
          <draw:text-box>
            <text:p><text:span text:style-name="T73">O[,,</text:span><text:span text:style-name="T73">,]</text:span></text:p>
          </draw:text-box>
        </draw:frame>
        <draw:line draw:style-name="gr350" draw:text-style-name="P10" draw:layer="layout" svg:x1="27.4cm" svg:y1="1.6cm" svg:x2="14.8cm" svg:y2="1.6cm">
          <text:p/>
        </draw:line>
        <draw:line draw:style-name="gr350" draw:text-style-name="P10" draw:layer="layout" svg:x1="27.4cm" svg:y1="5.3cm" svg:x2="14.8cm" svg:y2="5.3cm">
          <text:p/>
        </draw:line>
        <draw:frame draw:style-name="gr351" draw:text-style-name="P98" draw:layer="layout" svg:width="2.475cm" svg:height="0.962cm" svg:x="20.602cm" svg:y="0.801cm">
          <draw:text-box>
            <text:p><text:span text:style-name="T70">C </text:span><text:span text:style-name="T70">u</text:span><text:span text:style-name="T70">ni</text:span><text:span text:style-name="T70">ts</text:span></text:p>
          </draw:text-box>
        </draw:frame>
        <draw:frame draw:style-name="gr352" draw:text-style-name="P98" draw:layer="layout" svg:width="3.182cm" svg:height="0.962cm" svg:x="20.403cm" svg:y="4.401cm">
          <draw:text-box>
            <text:p><text:span text:style-name="T70">C</text:span><text:span text:style-name="T70">/2 </text:span><text:span text:style-name="T70"><text:s/></text:span><text:span text:style-name="T70">u</text:span><text:span text:style-name="T70">ni</text:span><text:span text:style-name="T70">ts</text:span></text:p>
          </draw:text-box>
        </draw:frame>
        <draw:frame draw:style-name="gr345" draw:text-style-name="P98" draw:layer="layout" svg:width="2.94cm" svg:height="0.986cm" svg:x="-1.2cm" svg:y="5.3cm">
          <draw:text-box>
            <text:p><text:span text:style-name="T71">1</text:span><text:span text:style-name="T72">s</text:span><text:span text:style-name="T72">t</text:span><text:span text:style-name="T71"> </text:span><text:span text:style-name="T71">B</text:span><text:span text:style-name="T71">at</text:span><text:span text:style-name="T71">c</text:span><text:span text:style-name="T71">h</text:span></text:p>
          </draw:text-box>
        </draw:frame>
        <draw:frame draw:style-name="gr346" draw:text-style-name="P98" draw:layer="layout" svg:width="3.058cm" svg:height="0.986cm" svg:x="-1.3cm" svg:y="6.3cm">
          <draw:text-box>
            <text:p><text:span text:style-name="T71">2</text:span><text:span text:style-name="T72">nd</text:span><text:span text:style-name="T71"> </text:span><text:span text:style-name="T71">B</text:span><text:span text:style-name="T71">at</text:span><text:span text:style-name="T71">c</text:span><text:span text:style-name="T71">h</text:span></text:p>
          </draw:text-box>
        </draw:frame>
        <draw:custom-shape draw:style-name="gr331" draw:text-style-name="P93" draw:layer="layout" svg:width="1.8cm" svg:height="2.8cm" svg:x="1.8cm" svg:y="9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95" draw:layer="layout" svg:width="9.5cm" svg:height="0.6cm" svg:x="1.9cm" svg:y="9.707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4cm" svg:y="9.607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6.2cm" svg:y="9.607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8.4cm" svg:y="9.607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94" draw:layer="layout" svg:width="1.8cm" svg:height="2.8cm" svg:x="10.6cm" svg:y="9.607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95" draw:layer="layout" svg:width="9.5cm" svg:height="0.6cm" svg:x="1.9cm" svg:y="10.7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311cm" svg:height="0.311cm" svg:x="2.044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.044cm" svg:y1="10.007cm" svg:x2="1.598cm" svg:y2="10.007cm">
          <text:p/>
        </draw:line>
        <draw:line draw:style-name="gr334" draw:text-style-name="P10" draw:layer="layout" svg:x1="3.044cm" svg:y1="10.007cm" svg:x2="2.355cm" svg:y2="10.007cm">
          <text:p/>
        </draw:line>
        <draw:line draw:style-name="gr335" draw:text-style-name="P10" draw:layer="layout" svg:x1="3.798cm" svg:y1="10.007cm" svg:x2="3.355cm" svg:y2="10.007cm">
          <text:p/>
        </draw:line>
        <draw:custom-shape draw:style-name="gr11" draw:text-style-name="P9" draw:layer="layout" svg:width="0.311cm" svg:height="0.311cm" svg:x="3.044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.042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.042cm" svg:y1="11.007cm" svg:x2="1.596cm" svg:y2="11.007cm">
          <text:p/>
        </draw:line>
        <draw:line draw:style-name="gr334" draw:text-style-name="P10" draw:layer="layout" svg:x1="3.042cm" svg:y1="11.007cm" svg:x2="2.353cm" svg:y2="11.007cm">
          <text:p/>
        </draw:line>
        <draw:line draw:style-name="gr335" draw:text-style-name="P10" draw:layer="layout" svg:x1="3.796cm" svg:y1="11.007cm" svg:x2="3.353cm" svg:y2="11.007cm">
          <text:p/>
        </draw:line>
        <draw:custom-shape draw:style-name="gr11" draw:text-style-name="P9" draw:layer="layout" svg:width="0.311cm" svg:height="0.311cm" svg:x="3.042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2.04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2.04cm" svg:y1="12.007cm" svg:x2="1.594cm" svg:y2="12.007cm">
          <text:p/>
        </draw:line>
        <draw:line draw:style-name="gr334" draw:text-style-name="P10" draw:layer="layout" svg:x1="3.04cm" svg:y1="12.007cm" svg:x2="2.351cm" svg:y2="12.007cm">
          <text:p/>
        </draw:line>
        <draw:line draw:style-name="gr335" draw:text-style-name="P10" draw:layer="layout" svg:x1="3.794cm" svg:y1="12.007cm" svg:x2="3.351cm" svg:y2="12.007cm">
          <text:p/>
        </draw:line>
        <draw:custom-shape draw:style-name="gr11" draw:text-style-name="P9" draw:layer="layout" svg:width="0.311cm" svg:height="0.311cm" svg:x="3.04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4.238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4.238cm" svg:y1="12.007cm" svg:x2="3.792cm" svg:y2="12.007cm">
          <text:p/>
        </draw:line>
        <draw:line draw:style-name="gr334" draw:text-style-name="P10" draw:layer="layout" svg:x1="5.238cm" svg:y1="12.007cm" svg:x2="4.549cm" svg:y2="12.007cm">
          <text:p/>
        </draw:line>
        <draw:line draw:style-name="gr335" draw:text-style-name="P10" draw:layer="layout" svg:x1="5.992cm" svg:y1="12.007cm" svg:x2="5.549cm" svg:y2="12.007cm">
          <text:p/>
        </draw:line>
        <draw:custom-shape draw:style-name="gr11" draw:text-style-name="P9" draw:layer="layout" svg:width="0.311cm" svg:height="0.311cm" svg:x="5.238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4.236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4.236cm" svg:y1="11.007cm" svg:x2="3.79cm" svg:y2="11.007cm">
          <text:p/>
        </draw:line>
        <draw:line draw:style-name="gr334" draw:text-style-name="P10" draw:layer="layout" svg:x1="5.236cm" svg:y1="11.007cm" svg:x2="4.547cm" svg:y2="11.007cm">
          <text:p/>
        </draw:line>
        <draw:line draw:style-name="gr335" draw:text-style-name="P10" draw:layer="layout" svg:x1="5.99cm" svg:y1="11.007cm" svg:x2="5.547cm" svg:y2="11.007cm">
          <text:p/>
        </draw:line>
        <draw:custom-shape draw:style-name="gr11" draw:text-style-name="P9" draw:layer="layout" svg:width="0.311cm" svg:height="0.311cm" svg:x="5.236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4.234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4.234cm" svg:y1="10.007cm" svg:x2="3.788cm" svg:y2="10.007cm">
          <text:p/>
        </draw:line>
        <draw:line draw:style-name="gr334" draw:text-style-name="P10" draw:layer="layout" svg:x1="5.234cm" svg:y1="10.007cm" svg:x2="4.545cm" svg:y2="10.007cm">
          <text:p/>
        </draw:line>
        <draw:line draw:style-name="gr335" draw:text-style-name="P10" draw:layer="layout" svg:x1="5.988cm" svg:y1="10.007cm" svg:x2="5.545cm" svg:y2="10.007cm">
          <text:p/>
        </draw:line>
        <draw:custom-shape draw:style-name="gr11" draw:text-style-name="P9" draw:layer="layout" svg:width="0.311cm" svg:height="0.311cm" svg:x="5.234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6.44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6.44cm" svg:y1="11.007cm" svg:x2="5.994cm" svg:y2="11.007cm">
          <text:p/>
        </draw:line>
        <draw:line draw:style-name="gr334" draw:text-style-name="P10" draw:layer="layout" svg:x1="7.44cm" svg:y1="11.007cm" svg:x2="6.751cm" svg:y2="11.007cm">
          <text:p/>
        </draw:line>
        <draw:line draw:style-name="gr335" draw:text-style-name="P10" draw:layer="layout" svg:x1="8.194cm" svg:y1="11.007cm" svg:x2="7.751cm" svg:y2="11.007cm">
          <text:p/>
        </draw:line>
        <draw:custom-shape draw:style-name="gr11" draw:text-style-name="P9" draw:layer="layout" svg:width="0.311cm" svg:height="0.311cm" svg:x="7.44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8.634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8.634cm" svg:y1="11.007cm" svg:x2="8.188cm" svg:y2="11.007cm">
          <text:p/>
        </draw:line>
        <draw:line draw:style-name="gr334" draw:text-style-name="P10" draw:layer="layout" svg:x1="9.634cm" svg:y1="11.007cm" svg:x2="8.945cm" svg:y2="11.007cm">
          <text:p/>
        </draw:line>
        <draw:line draw:style-name="gr335" draw:text-style-name="P10" draw:layer="layout" svg:x1="10.388cm" svg:y1="11.007cm" svg:x2="9.945cm" svg:y2="11.007cm">
          <text:p/>
        </draw:line>
        <draw:custom-shape draw:style-name="gr11" draw:text-style-name="P9" draw:layer="layout" svg:width="0.311cm" svg:height="0.311cm" svg:x="9.634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6.438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6.438cm" svg:y1="12.007cm" svg:x2="5.992cm" svg:y2="12.007cm">
          <text:p/>
        </draw:line>
        <draw:line draw:style-name="gr334" draw:text-style-name="P10" draw:layer="layout" svg:x1="7.438cm" svg:y1="12.007cm" svg:x2="6.749cm" svg:y2="12.007cm">
          <text:p/>
        </draw:line>
        <draw:line draw:style-name="gr335" draw:text-style-name="P10" draw:layer="layout" svg:x1="8.192cm" svg:y1="12.007cm" svg:x2="7.749cm" svg:y2="12.007cm">
          <text:p/>
        </draw:line>
        <draw:custom-shape draw:style-name="gr11" draw:text-style-name="P9" draw:layer="layout" svg:width="0.311cm" svg:height="0.311cm" svg:x="7.438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8.632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8.632cm" svg:y1="12.007cm" svg:x2="8.186cm" svg:y2="12.007cm">
          <text:p/>
        </draw:line>
        <draw:line draw:style-name="gr334" draw:text-style-name="P10" draw:layer="layout" svg:x1="9.632cm" svg:y1="12.007cm" svg:x2="8.943cm" svg:y2="12.007cm">
          <text:p/>
        </draw:line>
        <draw:line draw:style-name="gr335" draw:text-style-name="P10" draw:layer="layout" svg:x1="10.386cm" svg:y1="12.007cm" svg:x2="9.943cm" svg:y2="12.007cm">
          <text:p/>
        </draw:line>
        <draw:custom-shape draw:style-name="gr11" draw:text-style-name="P9" draw:layer="layout" svg:width="0.311cm" svg:height="0.311cm" svg:x="9.632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6.436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6.436cm" svg:y1="10.007cm" svg:x2="5.99cm" svg:y2="10.007cm">
          <text:p/>
        </draw:line>
        <draw:line draw:style-name="gr334" draw:text-style-name="P10" draw:layer="layout" svg:x1="7.436cm" svg:y1="10.007cm" svg:x2="6.747cm" svg:y2="10.007cm">
          <text:p/>
        </draw:line>
        <draw:line draw:style-name="gr335" draw:text-style-name="P10" draw:layer="layout" svg:x1="8.19cm" svg:y1="10.007cm" svg:x2="7.747cm" svg:y2="10.007cm">
          <text:p/>
        </draw:line>
        <draw:custom-shape draw:style-name="gr11" draw:text-style-name="P9" draw:layer="layout" svg:width="0.311cm" svg:height="0.311cm" svg:x="7.436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8.63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8.63cm" svg:y1="10.007cm" svg:x2="8.184cm" svg:y2="10.007cm">
          <text:p/>
        </draw:line>
        <draw:line draw:style-name="gr334" draw:text-style-name="P10" draw:layer="layout" svg:x1="9.63cm" svg:y1="10.007cm" svg:x2="8.941cm" svg:y2="10.007cm">
          <text:p/>
        </draw:line>
        <draw:line draw:style-name="gr335" draw:text-style-name="P10" draw:layer="layout" svg:x1="10.384cm" svg:y1="10.007cm" svg:x2="9.941cm" svg:y2="10.007cm">
          <text:p/>
        </draw:line>
        <draw:custom-shape draw:style-name="gr11" draw:text-style-name="P9" draw:layer="layout" svg:width="0.311cm" svg:height="0.311cm" svg:x="9.63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0.836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0.836cm" svg:y1="10.007cm" svg:x2="10.39cm" svg:y2="10.007cm">
          <text:p/>
        </draw:line>
        <draw:line draw:style-name="gr334" draw:text-style-name="P10" draw:layer="layout" svg:x1="11.836cm" svg:y1="10.007cm" svg:x2="11.147cm" svg:y2="10.007cm">
          <text:p/>
        </draw:line>
        <draw:line draw:style-name="gr334" draw:text-style-name="P10" draw:layer="layout" svg:x1="12.59cm" svg:y1="10.007cm" svg:x2="12.147cm" svg:y2="10.007cm">
          <text:p/>
        </draw:line>
        <draw:custom-shape draw:style-name="gr11" draw:text-style-name="P9" draw:layer="layout" svg:width="0.311cm" svg:height="0.311cm" svg:x="11.836cm" svg:y="9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0.834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0.834cm" svg:y1="11.007cm" svg:x2="10.388cm" svg:y2="11.007cm">
          <text:p/>
        </draw:line>
        <draw:line draw:style-name="gr334" draw:text-style-name="P10" draw:layer="layout" svg:x1="11.834cm" svg:y1="11.007cm" svg:x2="11.145cm" svg:y2="11.007cm">
          <text:p/>
        </draw:line>
        <draw:line draw:style-name="gr334" draw:text-style-name="P10" draw:layer="layout" svg:x1="12.588cm" svg:y1="11.007cm" svg:x2="12.145cm" svg:y2="11.007cm">
          <text:p/>
        </draw:line>
        <draw:custom-shape draw:style-name="gr11" draw:text-style-name="P9" draw:layer="layout" svg:width="0.311cm" svg:height="0.311cm" svg:x="11.834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1cm" svg:height="0.311cm" svg:x="10.84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10" draw:layer="layout" svg:x1="10.832cm" svg:y1="12.007cm" svg:x2="10.386cm" svg:y2="12.007cm">
          <text:p/>
        </draw:line>
        <draw:line draw:style-name="gr334" draw:text-style-name="P10" draw:layer="layout" svg:x1="11.832cm" svg:y1="12.007cm" svg:x2="11.143cm" svg:y2="12.007cm">
          <text:p/>
        </draw:line>
        <draw:line draw:style-name="gr334" draw:text-style-name="P10" draw:layer="layout" svg:x1="12.586cm" svg:y1="12.007cm" svg:x2="12.143cm" svg:y2="12.007cm">
          <text:p/>
        </draw:line>
        <draw:custom-shape draw:style-name="gr11" draw:text-style-name="P9" draw:layer="layout" svg:width="0.311cm" svg:height="0.311cm" svg:x="11.84cm" svg:y="11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9" draw:text-style-name="P96" draw:layer="layout" svg:width="0.7cm" svg:height="0.6cm" svg:x="11.6cm" svg:y="10.707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96" draw:layer="layout" svg:width="0.7cm" svg:height="0.6cm" svg:x="11.6cm" svg:y="9.70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11.6cm" svg:y="11.70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10.7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97" draw:layer="layout" svg:width="0.7cm" svg:height="0.6cm" svg:x="9.4cm" svg:y="11.70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8.5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97" draw:layer="layout" svg:width="0.7cm" svg:height="0.6cm" svg:x="7.2cm" svg:y="11.70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6.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97" draw:layer="layout" svg:width="0.7cm" svg:height="0.6cm" svg:x="5cm" svg:y="11.70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4.1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97" draw:layer="layout" svg:width="0.7cm" svg:height="0.6cm" svg:x="2.8cm" svg:y="11.70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97" draw:layer="layout" svg:width="0.7cm" svg:height="0.6cm" svg:x="1.9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5" draw:text-style-name="P98" draw:layer="layout" svg:width="2.94cm" svg:height="0.986cm" svg:x="-1.2cm" svg:y="9.307cm">
          <draw:text-box>
            <text:p><text:span text:style-name="T71">1</text:span><text:span text:style-name="T72">s</text:span><text:span text:style-name="T72">t</text:span><text:span text:style-name="T71"> </text:span><text:span text:style-name="T71">B</text:span><text:span text:style-name="T71">at</text:span><text:span text:style-name="T71">c</text:span><text:span text:style-name="T71">h</text:span></text:p>
          </draw:text-box>
        </draw:frame>
        <draw:frame draw:style-name="gr346" draw:text-style-name="P98" draw:layer="layout" svg:width="3.058cm" svg:height="0.986cm" svg:x="-1.3cm" svg:y="10.307cm">
          <draw:text-box>
            <text:p><text:span text:style-name="T71">2</text:span><text:span text:style-name="T72">nd</text:span><text:span text:style-name="T71"> </text:span><text:span text:style-name="T71">B</text:span><text:span text:style-name="T71">at</text:span><text:span text:style-name="T71">c</text:span><text:span text:style-name="T71">h</text:span></text:p>
          </draw:text-box>
        </draw:frame>
        <draw:custom-shape draw:style-name="gr339" draw:text-style-name="P96" draw:layer="layout" svg:width="0.7cm" svg:height="0.6cm" svg:x="2.8cm" svg:y="5.7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95" draw:layer="layout" svg:width="0.7cm" svg:height="0.6cm" svg:x="1.9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96" draw:layer="layout" svg:width="0.7cm" svg:height="0.6cm" svg:x="2.8cm" svg:y="6.7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95" draw:layer="layout" svg:width="0.7cm" svg:height="0.6cm" svg:x="1.9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96" draw:layer="layout" svg:width="0.7cm" svg:height="0.6cm" svg:x="5cm" svg:y="5.7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95" draw:layer="layout" svg:width="0.7cm" svg:height="0.6cm" svg:x="4.1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96" draw:layer="layout" svg:width="0.7cm" svg:height="0.6cm" svg:x="5cm" svg:y="6.7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95" draw:layer="layout" svg:width="0.7cm" svg:height="0.6cm" svg:x="4.1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96" draw:layer="layout" svg:width="0.7cm" svg:height="0.6cm" svg:x="7.2cm" svg:y="5.7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95" draw:layer="layout" svg:width="0.7cm" svg:height="0.6cm" svg:x="6.3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96" draw:layer="layout" svg:width="0.7cm" svg:height="0.6cm" svg:x="7.2cm" svg:y="6.7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95" draw:layer="layout" svg:width="0.7cm" svg:height="0.6cm" svg:x="6.3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96" draw:layer="layout" svg:width="0.7cm" svg:height="0.6cm" svg:x="10.4cm" svg:y="5.7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95" draw:layer="layout" svg:width="0.7cm" svg:height="0.6cm" svg:x="9.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96" draw:layer="layout" svg:width="0.7cm" svg:height="0.6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95" draw:layer="layout" svg:width="0.7cm" svg:height="0.6cm" svg:x="9.5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043cm" svg:height="0.043cm" svg:x="8.84cm" svg:y="5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8.64cm" svg:y="5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8.44cm" svg:y="5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8.84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8.64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8.44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8.84cm" svg:y="7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8.64cm" svg:y="7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043cm" svg:height="0.043cm" svg:x="8.44cm" svg:y="7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0" draw:text-style-name="P10" draw:layer="layout" svg:x1="10.998cm" svg:y1="1.6cm" svg:x2="1.8cm" svg:y2="1.6cm">
          <text:p/>
        </draw:line>
        <draw:frame draw:style-name="gr355" draw:text-style-name="P98" draw:layer="layout" svg:width="2.369cm" svg:height="0.962cm" svg:x="5.201cm" svg:y="0.8cm">
          <draw:text-box>
            <text:p><text:span text:style-name="T70">3 </text:span><text:span text:style-name="T70">u</text:span><text:span text:style-name="T70">ni</text:span><text:span text:style-name="T70">ts</text:span></text:p>
          </draw:text-box>
        </draw:frame>
        <draw:line draw:style-name="gr350" draw:text-style-name="P10" draw:layer="layout" svg:x1="13.4cm" svg:y1="5.3cm" svg:x2="1.8cm" svg:y2="5.3cm">
          <text:p/>
        </draw:line>
        <draw:frame draw:style-name="gr355" draw:text-style-name="P98" draw:layer="layout" svg:width="2.369cm" svg:height="0.962cm" svg:x="6.301cm" svg:y="4.5cm">
          <draw:text-box>
            <text:p><text:span text:style-name="T70">9 </text:span><text:span text:style-name="T70">u</text:span><text:span text:style-name="T70">ni</text:span><text:span text:style-name="T70">ts</text:span></text:p>
          </draw:text-box>
        </draw:frame>
        <draw:custom-shape draw:style-name="gr354" draw:text-style-name="P95" draw:layer="layout" svg:width="0.7cm" svg:height="0.6cm" svg:x="11.7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4" draw:text-style-name="P95" draw:layer="layout" svg:width="0.7cm" svg:height="0.6cm" svg:x="11.7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4" draw:layer="layout" svg:width="19.798cm" svg:height="11.136cm" svg:x="0.6cm" svg:y="2.257cm" draw:page-number="16" presentation:class="page"/>
          <draw:frame presentation:style-name="pr1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356" draw:text-style-name="P100" draw:layer="layout" svg:width="8.8cm" svg:height="0.6cm" svg:x="15.7cm" svg:y="11.3cm">
          <text:p/>
          <draw:enhanced-geometry svg:viewBox="0 0 21600 21600" draw:type="rectangle" draw:enhanced-path="M 0 0 L 21600 0 21600 21600 0 21600 0 0 Z N"/>
        </draw:custom-shape>
        <draw:custom-shape draw:style-name="gr356" draw:text-style-name="P100" draw:layer="layout" svg:width="8.8cm" svg:height="0.6cm" svg:x="15.7cm" svg:y="10.5cm">
          <text:p/>
          <draw:enhanced-geometry svg:viewBox="0 0 21600 21600" draw:type="rectangle" draw:enhanced-path="M 0 0 L 21600 0 21600 21600 0 21600 0 0 Z N"/>
        </draw:custom-shape>
        <draw:custom-shape draw:style-name="gr356" draw:text-style-name="P100" draw:layer="layout" svg:width="8.8cm" svg:height="0.6cm" svg:x="15.7cm" svg:y="9.7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100" draw:layer="layout" svg:width="9.7cm" svg:height="0.6cm" svg:x="15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100" draw:layer="layout" svg:width="10.365cm" svg:height="0.6cm" svg:x="2.899cm" svg:y="10.093cm">
          <text:p/>
          <draw:enhanced-geometry svg:viewBox="0 0 21600 21600" draw:type="rectangle" draw:enhanced-path="M 0 0 L 21600 0 21600 21600 0 21600 0 0 Z N"/>
        </draw:custom-shape>
        <draw:custom-shape draw:style-name="gr358" draw:text-style-name="P100" draw:layer="layout" svg:width="10.365cm" svg:height="0.6cm" svg:x="2.899cm" svg:y="11.093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101" draw:layer="layout" svg:width="1.8cm" svg:height="2.4cm" svg:x="15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0" draw:text-style-name="P102" draw:layer="layout" svg:width="1.8cm" svg:height="2.4cm" svg:x="17.8cm" svg:y="1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02" draw:layer="layout" svg:width="1.8cm" svg:height="2.4cm" svg:x="21.5cm" svg:y="1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02" draw:layer="layout" svg:width="1.8cm" svg:height="2.4cm" svg:x="23.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3" draw:layer="layout" svg:width="0.311cm" svg:height="0.311cm" svg:x="15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5.844cm" svg:y1="1.4cm" svg:x2="15.398cm" svg:y2="1.4cm">
          <text:p/>
        </draw:line>
        <draw:line draw:style-name="gr334" draw:text-style-name="P84" draw:layer="layout" svg:x1="16.844cm" svg:y1="1.4cm" svg:x2="16.155cm" svg:y2="1.4cm">
          <text:p/>
        </draw:line>
        <draw:line draw:style-name="gr335" draw:text-style-name="P84" draw:layer="layout" svg:x1="17.598cm" svg:y1="1.4cm" svg:x2="17.155cm" svg:y2="1.4cm">
          <text:p/>
        </draw:line>
        <draw:custom-shape draw:style-name="gr361" draw:text-style-name="P104" draw:layer="layout" svg:width="0.311cm" svg:height="0.311cm" svg:x="16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05" draw:layer="layout" svg:width="0.311cm" svg:height="0.311cm" svg:x="15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15.842cm" svg:y1="2.2cm" svg:x2="15.396cm" svg:y2="2.2cm">
          <text:p/>
        </draw:line>
        <draw:line draw:style-name="gr363" draw:text-style-name="P106" draw:layer="layout" svg:x1="16.842cm" svg:y1="2.2cm" svg:x2="16.153cm" svg:y2="2.2cm">
          <text:p/>
        </draw:line>
        <draw:line draw:style-name="gr364" draw:text-style-name="P106" draw:layer="layout" svg:x1="17.596cm" svg:y1="2.2cm" svg:x2="17.153cm" svg:y2="2.2cm">
          <text:p/>
        </draw:line>
        <draw:custom-shape draw:style-name="gr362" draw:text-style-name="P105" draw:layer="layout" svg:width="0.311cm" svg:height="0.311cm" svg:x="16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05" draw:layer="layout" svg:width="0.311cm" svg:height="0.311cm" svg:x="15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15.84cm" svg:y1="3cm" svg:x2="15.394cm" svg:y2="3cm">
          <text:p/>
        </draw:line>
        <draw:line draw:style-name="gr363" draw:text-style-name="P106" draw:layer="layout" svg:x1="16.84cm" svg:y1="3cm" svg:x2="16.151cm" svg:y2="3cm">
          <text:p/>
        </draw:line>
        <draw:line draw:style-name="gr364" draw:text-style-name="P106" draw:layer="layout" svg:x1="17.594cm" svg:y1="3cm" svg:x2="17.151cm" svg:y2="3cm">
          <text:p/>
        </draw:line>
        <draw:custom-shape draw:style-name="gr362" draw:text-style-name="P105" draw:layer="layout" svg:width="0.311cm" svg:height="0.311cm" svg:x="16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05" draw:layer="layout" svg:width="0.311cm" svg:height="0.311cm" svg:x="18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18.038cm" svg:y1="3cm" svg:x2="17.592cm" svg:y2="3cm">
          <text:p/>
        </draw:line>
        <draw:line draw:style-name="gr363" draw:text-style-name="P106" draw:layer="layout" svg:x1="19.038cm" svg:y1="3cm" svg:x2="18.349cm" svg:y2="3cm">
          <text:p/>
        </draw:line>
        <draw:line draw:style-name="gr364" draw:text-style-name="P106" draw:layer="layout" svg:x1="19.792cm" svg:y1="3cm" svg:x2="19.349cm" svg:y2="3cm">
          <text:p/>
        </draw:line>
        <draw:custom-shape draw:style-name="gr362" draw:text-style-name="P105" draw:layer="layout" svg:width="0.311cm" svg:height="0.311cm" svg:x="19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05" draw:layer="layout" svg:width="0.311cm" svg:height="0.311cm" svg:x="18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18.036cm" svg:y1="2.2cm" svg:x2="17.59cm" svg:y2="2.2cm">
          <text:p/>
        </draw:line>
        <draw:line draw:style-name="gr363" draw:text-style-name="P106" draw:layer="layout" svg:x1="19.036cm" svg:y1="2.2cm" svg:x2="18.347cm" svg:y2="2.2cm">
          <text:p/>
        </draw:line>
        <draw:line draw:style-name="gr364" draw:text-style-name="P106" draw:layer="layout" svg:x1="19.79cm" svg:y1="2.2cm" svg:x2="19.347cm" svg:y2="2.2cm">
          <text:p/>
        </draw:line>
        <draw:custom-shape draw:style-name="gr362" draw:text-style-name="P105" draw:layer="layout" svg:width="0.311cm" svg:height="0.311cm" svg:x="19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8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8.034cm" svg:y1="1.4cm" svg:x2="17.588cm" svg:y2="1.4cm">
          <text:p/>
        </draw:line>
        <draw:line draw:style-name="gr334" draw:text-style-name="P84" draw:layer="layout" svg:x1="19.034cm" svg:y1="1.4cm" svg:x2="18.345cm" svg:y2="1.4cm">
          <text:p/>
        </draw:line>
        <draw:line draw:style-name="gr335" draw:text-style-name="P84" draw:layer="layout" svg:x1="19.788cm" svg:y1="1.4cm" svg:x2="19.345cm" svg:y2="1.4cm">
          <text:p/>
        </draw:line>
        <draw:custom-shape draw:style-name="gr361" draw:text-style-name="P104" draw:layer="layout" svg:width="0.311cm" svg:height="0.311cm" svg:x="19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20.24cm" svg:y1="2.2cm" svg:x2="19.794cm" svg:y2="2.2cm">
          <text:p/>
        </draw:line>
        <draw:custom-shape draw:style-name="gr362" draw:text-style-name="P105" draw:layer="layout" svg:width="0.311cm" svg:height="0.311cm" svg:x="21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21.734cm" svg:y1="2.2cm" svg:x2="21.288cm" svg:y2="2.2cm">
          <text:p/>
        </draw:line>
        <draw:line draw:style-name="gr363" draw:text-style-name="P106" draw:layer="layout" svg:x1="22.734cm" svg:y1="2.2cm" svg:x2="22.045cm" svg:y2="2.2cm">
          <text:p/>
        </draw:line>
        <draw:line draw:style-name="gr364" draw:text-style-name="P106" draw:layer="layout" svg:x1="23.488cm" svg:y1="2.2cm" svg:x2="23.045cm" svg:y2="2.2cm">
          <text:p/>
        </draw:line>
        <draw:custom-shape draw:style-name="gr362" draw:text-style-name="P105" draw:layer="layout" svg:width="0.311cm" svg:height="0.311cm" svg:x="22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20.238cm" svg:y1="3cm" svg:x2="19.792cm" svg:y2="3cm">
          <text:p/>
        </draw:line>
        <draw:custom-shape draw:style-name="gr362" draw:text-style-name="P105" draw:layer="layout" svg:width="0.311cm" svg:height="0.311cm" svg:x="21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21.732cm" svg:y1="3cm" svg:x2="21.286cm" svg:y2="3cm">
          <text:p/>
        </draw:line>
        <draw:line draw:style-name="gr363" draw:text-style-name="P106" draw:layer="layout" svg:x1="22.732cm" svg:y1="3cm" svg:x2="22.043cm" svg:y2="3cm">
          <text:p/>
        </draw:line>
        <draw:line draw:style-name="gr364" draw:text-style-name="P106" draw:layer="layout" svg:x1="23.486cm" svg:y1="3cm" svg:x2="23.043cm" svg:y2="3cm">
          <text:p/>
        </draw:line>
        <draw:custom-shape draw:style-name="gr362" draw:text-style-name="P105" draw:layer="layout" svg:width="0.311cm" svg:height="0.311cm" svg:x="22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0.236cm" svg:y1="1.4cm" svg:x2="19.79cm" svg:y2="1.4cm">
          <text:p/>
        </draw:line>
        <draw:custom-shape draw:style-name="gr11" draw:text-style-name="P103" draw:layer="layout" svg:width="0.311cm" svg:height="0.311cm" svg:x="21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1.73cm" svg:y1="1.4cm" svg:x2="21.284cm" svg:y2="1.4cm">
          <text:p/>
        </draw:line>
        <draw:line draw:style-name="gr334" draw:text-style-name="P84" draw:layer="layout" svg:x1="22.73cm" svg:y1="1.4cm" svg:x2="22.041cm" svg:y2="1.4cm">
          <text:p/>
        </draw:line>
        <draw:line draw:style-name="gr335" draw:text-style-name="P84" draw:layer="layout" svg:x1="23.484cm" svg:y1="1.4cm" svg:x2="23.041cm" svg:y2="1.4cm">
          <text:p/>
        </draw:line>
        <draw:custom-shape draw:style-name="gr361" draw:text-style-name="P104" draw:layer="layout" svg:width="0.311cm" svg:height="0.311cm" svg:x="22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23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3.936cm" svg:y1="1.4cm" svg:x2="23.49cm" svg:y2="1.4cm">
          <text:p/>
        </draw:line>
        <draw:line draw:style-name="gr334" draw:text-style-name="P84" draw:layer="layout" svg:x1="24.936cm" svg:y1="1.4cm" svg:x2="24.247cm" svg:y2="1.4cm">
          <text:p/>
        </draw:line>
        <draw:line draw:style-name="gr334" draw:text-style-name="P84" draw:layer="layout" svg:x1="25.69cm" svg:y1="1.4cm" svg:x2="25.247cm" svg:y2="1.4cm">
          <text:p/>
        </draw:line>
        <draw:custom-shape draw:style-name="gr361" draw:text-style-name="P104" draw:layer="layout" svg:width="0.311cm" svg:height="0.311cm" svg:x="24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05" draw:layer="layout" svg:width="0.311cm" svg:height="0.311cm" svg:x="23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23.934cm" svg:y1="2.2cm" svg:x2="23.488cm" svg:y2="2.2cm">
          <text:p/>
        </draw:line>
        <draw:line draw:style-name="gr363" draw:text-style-name="P106" draw:layer="layout" svg:x1="24.934cm" svg:y1="2.2cm" svg:x2="24.245cm" svg:y2="2.2cm">
          <text:p/>
        </draw:line>
        <draw:line draw:style-name="gr363" draw:text-style-name="P106" draw:layer="layout" svg:x1="25.688cm" svg:y1="2.2cm" svg:x2="25.245cm" svg:y2="2.2cm">
          <text:p/>
        </draw:line>
        <draw:custom-shape draw:style-name="gr362" draw:text-style-name="P105" draw:layer="layout" svg:width="0.311cm" svg:height="0.311cm" svg:x="24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05" draw:layer="layout" svg:width="0.311cm" svg:height="0.311cm" svg:x="23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23.932cm" svg:y1="3cm" svg:x2="23.486cm" svg:y2="3cm">
          <text:p/>
        </draw:line>
        <draw:line draw:style-name="gr363" draw:text-style-name="P106" draw:layer="layout" svg:x1="24.932cm" svg:y1="3cm" svg:x2="24.243cm" svg:y2="3cm">
          <text:p/>
        </draw:line>
        <draw:line draw:style-name="gr363" draw:text-style-name="P106" draw:layer="layout" svg:x1="25.686cm" svg:y1="3cm" svg:x2="25.243cm" svg:y2="3cm">
          <text:p/>
        </draw:line>
        <draw:custom-shape draw:style-name="gr362" draw:text-style-name="P105" draw:layer="layout" svg:width="0.311cm" svg:height="0.311cm" svg:x="24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7" draw:text-style-name="P101" draw:layer="layout" svg:width="2.8cm" svg:height="1.8cm" svg:x="2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3" draw:layer="layout" svg:width="0.311cm" svg:height="0.311cm" svg:x="3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3.044cm" svg:y1="2cm" svg:x2="2.598cm" svg:y2="2cm">
          <text:p/>
        </draw:line>
        <draw:line draw:style-name="gr334" draw:text-style-name="P84" draw:layer="layout" svg:x1="4.044cm" svg:y1="2cm" svg:x2="3.355cm" svg:y2="2cm">
          <text:p/>
        </draw:line>
        <draw:custom-shape draw:style-name="gr11" draw:text-style-name="P103" draw:layer="layout" svg:width="0.311cm" svg:height="0.311cm" svg:x="4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3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3.042cm" svg:y1="3cm" svg:x2="2.596cm" svg:y2="3cm">
          <text:p/>
        </draw:line>
        <draw:line draw:style-name="gr334" draw:text-style-name="P84" draw:layer="layout" svg:x1="4.042cm" svg:y1="3cm" svg:x2="3.353cm" svg:y2="3cm">
          <text:p/>
        </draw:line>
        <draw:custom-shape draw:style-name="gr11" draw:text-style-name="P103" draw:layer="layout" svg:width="0.311cm" svg:height="0.311cm" svg:x="4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5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5.042cm" svg:y1="2cm" svg:x2="4.353cm" svg:y2="2cm">
          <text:p/>
        </draw:line>
        <draw:line draw:style-name="gr335" draw:text-style-name="P84" draw:layer="layout" svg:x1="5.803cm" svg:y1="2cm" svg:x2="5.357cm" svg:y2="2cm">
          <text:p/>
        </draw:line>
        <draw:custom-shape draw:style-name="gr11" draw:text-style-name="P103" draw:layer="layout" svg:width="0.311cm" svg:height="0.311cm" svg:x="5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5.04cm" svg:y1="3cm" svg:x2="4.351cm" svg:y2="3cm">
          <text:p/>
        </draw:line>
        <draw:line draw:style-name="gr335" draw:text-style-name="P84" draw:layer="layout" svg:x1="5.801cm" svg:y1="3cm" svg:x2="5.355cm" svg:y2="3cm">
          <text:p/>
        </draw:line>
        <draw:custom-shape draw:style-name="gr337" draw:text-style-name="P101" draw:layer="layout" svg:width="2.8cm" svg:height="1.8cm" svg:x="5.9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3" draw:layer="layout" svg:width="0.311cm" svg:height="0.311cm" svg:x="6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6.242cm" svg:y1="2cm" svg:x2="5.796cm" svg:y2="2cm">
          <text:p/>
        </draw:line>
        <draw:line draw:style-name="gr334" draw:text-style-name="P84" draw:layer="layout" svg:x1="7.242cm" svg:y1="2cm" svg:x2="6.553cm" svg:y2="2cm">
          <text:p/>
        </draw:line>
        <draw:custom-shape draw:style-name="gr11" draw:text-style-name="P103" draw:layer="layout" svg:width="0.311cm" svg:height="0.311cm" svg:x="7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6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6.24cm" svg:y1="3cm" svg:x2="5.794cm" svg:y2="3cm">
          <text:p/>
        </draw:line>
        <draw:line draw:style-name="gr334" draw:text-style-name="P84" draw:layer="layout" svg:x1="7.24cm" svg:y1="3cm" svg:x2="6.551cm" svg:y2="3cm">
          <text:p/>
        </draw:line>
        <draw:custom-shape draw:style-name="gr11" draw:text-style-name="P103" draw:layer="layout" svg:width="0.311cm" svg:height="0.311cm" svg:x="7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8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8.24cm" svg:y1="2cm" svg:x2="7.551cm" svg:y2="2cm">
          <text:p/>
        </draw:line>
        <draw:line draw:style-name="gr335" draw:text-style-name="P84" draw:layer="layout" svg:x1="9.001cm" svg:y1="2cm" svg:x2="8.555cm" svg:y2="2cm">
          <text:p/>
        </draw:line>
        <draw:custom-shape draw:style-name="gr11" draw:text-style-name="P103" draw:layer="layout" svg:width="0.311cm" svg:height="0.311cm" svg:x="8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8.238cm" svg:y1="3cm" svg:x2="7.549cm" svg:y2="3cm">
          <text:p/>
        </draw:line>
        <draw:line draw:style-name="gr335" draw:text-style-name="P84" draw:layer="layout" svg:x1="8.999cm" svg:y1="3cm" svg:x2="8.553cm" svg:y2="3cm">
          <text:p/>
        </draw:line>
        <draw:custom-shape draw:style-name="gr337" draw:text-style-name="P101" draw:layer="layout" svg:width="2.8cm" svg:height="1.8cm" svg:x="9.1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3" draw:layer="layout" svg:width="0.311cm" svg:height="0.311cm" svg:x="9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9.442cm" svg:y1="2cm" svg:x2="8.996cm" svg:y2="2cm">
          <text:p/>
        </draw:line>
        <draw:line draw:style-name="gr334" draw:text-style-name="P84" draw:layer="layout" svg:x1="10.442cm" svg:y1="2cm" svg:x2="9.753cm" svg:y2="2cm">
          <text:p/>
        </draw:line>
        <draw:custom-shape draw:style-name="gr11" draw:text-style-name="P103" draw:layer="layout" svg:width="0.311cm" svg:height="0.311cm" svg:x="10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9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9.44cm" svg:y1="3cm" svg:x2="8.994cm" svg:y2="3cm">
          <text:p/>
        </draw:line>
        <draw:line draw:style-name="gr334" draw:text-style-name="P84" draw:layer="layout" svg:x1="10.44cm" svg:y1="3cm" svg:x2="9.751cm" svg:y2="3cm">
          <text:p/>
        </draw:line>
        <draw:custom-shape draw:style-name="gr11" draw:text-style-name="P103" draw:layer="layout" svg:width="0.311cm" svg:height="0.311cm" svg:x="10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1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1.44cm" svg:y1="2cm" svg:x2="10.751cm" svg:y2="2cm">
          <text:p/>
        </draw:line>
        <draw:line draw:style-name="gr334" draw:text-style-name="P84" draw:layer="layout" svg:x1="12.201cm" svg:y1="2cm" svg:x2="11.755cm" svg:y2="2cm">
          <text:p/>
        </draw:line>
        <draw:custom-shape draw:style-name="gr11" draw:text-style-name="P103" draw:layer="layout" svg:width="0.311cm" svg:height="0.311cm" svg:x="11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1.438cm" svg:y1="3cm" svg:x2="10.749cm" svg:y2="3cm">
          <text:p/>
        </draw:line>
        <draw:line draw:style-name="gr334" draw:text-style-name="P84" draw:layer="layout" svg:x1="12.199cm" svg:y1="3cm" svg:x2="11.753cm" svg:y2="3cm">
          <text:p/>
        </draw:line>
        <draw:custom-shape draw:style-name="gr338" draw:text-style-name="P100" draw:layer="layout" svg:width="8.996cm" svg:height="0.6cm" svg:x="2.9cm" svg:y="1.7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100" draw:layer="layout" svg:width="8.996cm" svg:height="0.6cm" svg:x="2.9cm" svg:y="2.7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101" draw:layer="layout" svg:width="1.8cm" svg:height="2.4cm" svg:x="15.59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0" draw:text-style-name="P102" draw:layer="layout" svg:width="1.8cm" svg:height="2.4cm" svg:x="17.798cm" svg:y="9.6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02" draw:layer="layout" svg:width="1.8cm" svg:height="2.4cm" svg:x="21.498cm" svg:y="9.6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02" draw:layer="layout" svg:width="1.8cm" svg:height="2.4cm" svg:x="23.698cm" svg:y="9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3" draw:layer="layout" svg:width="0.311cm" svg:height="0.311cm" svg:x="15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5.842cm" svg:y1="10cm" svg:x2="15.396cm" svg:y2="10cm">
          <text:p/>
        </draw:line>
        <draw:line draw:style-name="gr334" draw:text-style-name="P84" draw:layer="layout" svg:x1="16.842cm" svg:y1="10cm" svg:x2="16.153cm" svg:y2="10cm">
          <text:p/>
        </draw:line>
        <draw:line draw:style-name="gr335" draw:text-style-name="P84" draw:layer="layout" svg:x1="17.596cm" svg:y1="10cm" svg:x2="17.153cm" svg:y2="10cm">
          <text:p/>
        </draw:line>
        <draw:custom-shape draw:style-name="gr11" draw:text-style-name="P103" draw:layer="layout" svg:width="0.311cm" svg:height="0.311cm" svg:x="16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5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5.84cm" svg:y1="10.8cm" svg:x2="15.394cm" svg:y2="10.8cm">
          <text:p/>
        </draw:line>
        <draw:line draw:style-name="gr334" draw:text-style-name="P84" draw:layer="layout" svg:x1="16.84cm" svg:y1="10.8cm" svg:x2="16.151cm" svg:y2="10.8cm">
          <text:p/>
        </draw:line>
        <draw:line draw:style-name="gr335" draw:text-style-name="P84" draw:layer="layout" svg:x1="17.594cm" svg:y1="10.8cm" svg:x2="17.151cm" svg:y2="10.8cm">
          <text:p/>
        </draw:line>
        <draw:custom-shape draw:style-name="gr11" draw:text-style-name="P103" draw:layer="layout" svg:width="0.311cm" svg:height="0.311cm" svg:x="16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5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5.838cm" svg:y1="11.6cm" svg:x2="15.392cm" svg:y2="11.6cm">
          <text:p/>
        </draw:line>
        <draw:line draw:style-name="gr334" draw:text-style-name="P84" draw:layer="layout" svg:x1="16.838cm" svg:y1="11.6cm" svg:x2="16.149cm" svg:y2="11.6cm">
          <text:p/>
        </draw:line>
        <draw:line draw:style-name="gr335" draw:text-style-name="P84" draw:layer="layout" svg:x1="17.592cm" svg:y1="11.6cm" svg:x2="17.149cm" svg:y2="11.6cm">
          <text:p/>
        </draw:line>
        <draw:custom-shape draw:style-name="gr11" draw:text-style-name="P103" draw:layer="layout" svg:width="0.311cm" svg:height="0.311cm" svg:x="16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8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8.036cm" svg:y1="11.6cm" svg:x2="17.59cm" svg:y2="11.6cm">
          <text:p/>
        </draw:line>
        <draw:line draw:style-name="gr334" draw:text-style-name="P84" draw:layer="layout" svg:x1="19.036cm" svg:y1="11.6cm" svg:x2="18.347cm" svg:y2="11.6cm">
          <text:p/>
        </draw:line>
        <draw:line draw:style-name="gr335" draw:text-style-name="P84" draw:layer="layout" svg:x1="19.79cm" svg:y1="11.6cm" svg:x2="19.347cm" svg:y2="11.6cm">
          <text:p/>
        </draw:line>
        <draw:custom-shape draw:style-name="gr11" draw:text-style-name="P103" draw:layer="layout" svg:width="0.311cm" svg:height="0.311cm" svg:x="19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8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8.034cm" svg:y1="10.8cm" svg:x2="17.588cm" svg:y2="10.8cm">
          <text:p/>
        </draw:line>
        <draw:line draw:style-name="gr334" draw:text-style-name="P84" draw:layer="layout" svg:x1="19.034cm" svg:y1="10.8cm" svg:x2="18.345cm" svg:y2="10.8cm">
          <text:p/>
        </draw:line>
        <draw:line draw:style-name="gr335" draw:text-style-name="P84" draw:layer="layout" svg:x1="19.788cm" svg:y1="10.8cm" svg:x2="19.345cm" svg:y2="10.8cm">
          <text:p/>
        </draw:line>
        <draw:custom-shape draw:style-name="gr11" draw:text-style-name="P103" draw:layer="layout" svg:width="0.311cm" svg:height="0.311cm" svg:x="19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8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8.032cm" svg:y1="10cm" svg:x2="17.586cm" svg:y2="10cm">
          <text:p/>
        </draw:line>
        <draw:line draw:style-name="gr334" draw:text-style-name="P84" draw:layer="layout" svg:x1="19.032cm" svg:y1="10cm" svg:x2="18.343cm" svg:y2="10cm">
          <text:p/>
        </draw:line>
        <draw:line draw:style-name="gr335" draw:text-style-name="P84" draw:layer="layout" svg:x1="19.786cm" svg:y1="10cm" svg:x2="19.343cm" svg:y2="10cm">
          <text:p/>
        </draw:line>
        <draw:custom-shape draw:style-name="gr11" draw:text-style-name="P103" draw:layer="layout" svg:width="0.311cm" svg:height="0.311cm" svg:x="19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1.738cm" svg:y1="10.8cm" svg:x2="21.292cm" svg:y2="10.8cm">
          <text:p/>
        </draw:line>
        <draw:custom-shape draw:style-name="gr11" draw:text-style-name="P103" draw:layer="layout" svg:width="0.311cm" svg:height="0.311cm" svg:x="21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2.732cm" svg:y1="10.8cm" svg:x2="22.043cm" svg:y2="10.8cm">
          <text:p/>
        </draw:line>
        <draw:line draw:style-name="gr335" draw:text-style-name="P84" draw:layer="layout" svg:x1="23.486cm" svg:y1="10.8cm" svg:x2="23.043cm" svg:y2="10.8cm">
          <text:p/>
        </draw:line>
        <draw:custom-shape draw:style-name="gr11" draw:text-style-name="P103" draw:layer="layout" svg:width="0.311cm" svg:height="0.311cm" svg:x="22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1.736cm" svg:y1="11.6cm" svg:x2="21.29cm" svg:y2="11.6cm">
          <text:p/>
        </draw:line>
        <draw:custom-shape draw:style-name="gr11" draw:text-style-name="P103" draw:layer="layout" svg:width="0.311cm" svg:height="0.311cm" svg:x="21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2.73cm" svg:y1="11.6cm" svg:x2="22.041cm" svg:y2="11.6cm">
          <text:p/>
        </draw:line>
        <draw:line draw:style-name="gr335" draw:text-style-name="P84" draw:layer="layout" svg:x1="23.484cm" svg:y1="11.6cm" svg:x2="23.041cm" svg:y2="11.6cm">
          <text:p/>
        </draw:line>
        <draw:custom-shape draw:style-name="gr11" draw:text-style-name="P103" draw:layer="layout" svg:width="0.311cm" svg:height="0.311cm" svg:x="22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1.734cm" svg:y1="10cm" svg:x2="21.288cm" svg:y2="10cm">
          <text:p/>
        </draw:line>
        <draw:custom-shape draw:style-name="gr11" draw:text-style-name="P103" draw:layer="layout" svg:width="0.311cm" svg:height="0.311cm" svg:x="21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2.728cm" svg:y1="10cm" svg:x2="22.039cm" svg:y2="10cm">
          <text:p/>
        </draw:line>
        <draw:line draw:style-name="gr335" draw:text-style-name="P84" draw:layer="layout" svg:x1="23.482cm" svg:y1="10cm" svg:x2="23.039cm" svg:y2="10cm">
          <text:p/>
        </draw:line>
        <draw:custom-shape draw:style-name="gr11" draw:text-style-name="P103" draw:layer="layout" svg:width="0.311cm" svg:height="0.311cm" svg:x="22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23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3.934cm" svg:y1="10cm" svg:x2="23.488cm" svg:y2="10cm">
          <text:p/>
        </draw:line>
        <draw:line draw:style-name="gr334" draw:text-style-name="P84" draw:layer="layout" svg:x1="24.934cm" svg:y1="10cm" svg:x2="24.245cm" svg:y2="10cm">
          <text:p/>
        </draw:line>
        <draw:line draw:style-name="gr334" draw:text-style-name="P84" draw:layer="layout" svg:x1="25.688cm" svg:y1="10cm" svg:x2="25.245cm" svg:y2="10cm">
          <text:p/>
        </draw:line>
        <draw:custom-shape draw:style-name="gr365" draw:text-style-name="P107" draw:layer="layout" svg:width="0.311cm" svg:height="0.311cm" svg:x="24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23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3.932cm" svg:y1="10.8cm" svg:x2="23.486cm" svg:y2="10.8cm">
          <text:p/>
        </draw:line>
        <draw:line draw:style-name="gr334" draw:text-style-name="P84" draw:layer="layout" svg:x1="24.932cm" svg:y1="10.8cm" svg:x2="24.243cm" svg:y2="10.8cm">
          <text:p/>
        </draw:line>
        <draw:line draw:style-name="gr334" draw:text-style-name="P84" draw:layer="layout" svg:x1="25.686cm" svg:y1="10.8cm" svg:x2="25.243cm" svg:y2="10.8cm">
          <text:p/>
        </draw:line>
        <draw:custom-shape draw:style-name="gr365" draw:text-style-name="P107" draw:layer="layout" svg:width="0.311cm" svg:height="0.311cm" svg:x="24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23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23.93cm" svg:y1="11.6cm" svg:x2="23.484cm" svg:y2="11.6cm">
          <text:p/>
        </draw:line>
        <draw:line draw:style-name="gr334" draw:text-style-name="P84" draw:layer="layout" svg:x1="24.93cm" svg:y1="11.6cm" svg:x2="24.241cm" svg:y2="11.6cm">
          <text:p/>
        </draw:line>
        <draw:line draw:style-name="gr334" draw:text-style-name="P84" draw:layer="layout" svg:x1="25.684cm" svg:y1="11.6cm" svg:x2="25.241cm" svg:y2="11.6cm">
          <text:p/>
        </draw:line>
        <draw:custom-shape draw:style-name="gr365" draw:text-style-name="P107" draw:layer="layout" svg:width="0.311cm" svg:height="0.311cm" svg:x="24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7" draw:text-style-name="P101" draw:layer="layout" svg:width="2.8cm" svg:height="1.8cm" svg:x="2.799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3" draw:layer="layout" svg:width="0.311cm" svg:height="0.311cm" svg:x="3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3.043cm" svg:y1="10.393cm" svg:x2="2.597cm" svg:y2="10.393cm">
          <text:p/>
        </draw:line>
        <draw:line draw:style-name="gr334" draw:text-style-name="P84" draw:layer="layout" svg:x1="4.043cm" svg:y1="10.393cm" svg:x2="3.354cm" svg:y2="10.393cm">
          <text:p/>
        </draw:line>
        <draw:custom-shape draw:style-name="gr361" draw:text-style-name="P104" draw:layer="layout" svg:width="0.311cm" svg:height="0.311cm" svg:x="4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3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3.041cm" svg:y1="11.393cm" svg:x2="2.595cm" svg:y2="11.393cm">
          <text:p/>
        </draw:line>
        <draw:line draw:style-name="gr334" draw:text-style-name="P84" draw:layer="layout" svg:x1="4.041cm" svg:y1="11.393cm" svg:x2="3.352cm" svg:y2="11.393cm">
          <text:p/>
        </draw:line>
        <draw:custom-shape draw:style-name="gr361" draw:text-style-name="P104" draw:layer="layout" svg:width="0.311cm" svg:height="0.311cm" svg:x="4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1" draw:text-style-name="P104" draw:layer="layout" svg:width="0.311cm" svg:height="0.311cm" svg:x="5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5.041cm" svg:y1="10.393cm" svg:x2="4.352cm" svg:y2="10.393cm">
          <text:p/>
        </draw:line>
        <draw:line draw:style-name="gr335" draw:text-style-name="P84" draw:layer="layout" svg:x1="5.802cm" svg:y1="10.393cm" svg:x2="5.356cm" svg:y2="10.393cm">
          <text:p/>
        </draw:line>
        <draw:custom-shape draw:style-name="gr361" draw:text-style-name="P104" draw:layer="layout" svg:width="0.311cm" svg:height="0.311cm" svg:x="5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5.039cm" svg:y1="11.393cm" svg:x2="4.35cm" svg:y2="11.393cm">
          <text:p/>
        </draw:line>
        <draw:line draw:style-name="gr335" draw:text-style-name="P84" draw:layer="layout" svg:x1="5.8cm" svg:y1="11.393cm" svg:x2="5.354cm" svg:y2="11.393cm">
          <text:p/>
        </draw:line>
        <draw:custom-shape draw:style-name="gr337" draw:text-style-name="P101" draw:layer="layout" svg:width="2.8cm" svg:height="1.8cm" svg:x="5.9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3" draw:layer="layout" svg:width="0.311cm" svg:height="0.311cm" svg:x="6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6.241cm" svg:y1="10.393cm" svg:x2="5.795cm" svg:y2="10.393cm">
          <text:p/>
        </draw:line>
        <draw:line draw:style-name="gr334" draw:text-style-name="P84" draw:layer="layout" svg:x1="7.241cm" svg:y1="10.393cm" svg:x2="6.552cm" svg:y2="10.393cm">
          <text:p/>
        </draw:line>
        <draw:custom-shape draw:style-name="gr361" draw:text-style-name="P104" draw:layer="layout" svg:width="0.311cm" svg:height="0.311cm" svg:x="7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6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6.239cm" svg:y1="11.393cm" svg:x2="5.793cm" svg:y2="11.393cm">
          <text:p/>
        </draw:line>
        <draw:line draw:style-name="gr334" draw:text-style-name="P84" draw:layer="layout" svg:x1="7.239cm" svg:y1="11.393cm" svg:x2="6.55cm" svg:y2="11.393cm">
          <text:p/>
        </draw:line>
        <draw:custom-shape draw:style-name="gr361" draw:text-style-name="P104" draw:layer="layout" svg:width="0.311cm" svg:height="0.311cm" svg:x="7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1" draw:text-style-name="P104" draw:layer="layout" svg:width="0.311cm" svg:height="0.311cm" svg:x="8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8.239cm" svg:y1="10.393cm" svg:x2="7.55cm" svg:y2="10.393cm">
          <text:p/>
        </draw:line>
        <draw:line draw:style-name="gr335" draw:text-style-name="P84" draw:layer="layout" svg:x1="9cm" svg:y1="10.393cm" svg:x2="8.554cm" svg:y2="10.393cm">
          <text:p/>
        </draw:line>
        <draw:custom-shape draw:style-name="gr361" draw:text-style-name="P104" draw:layer="layout" svg:width="0.311cm" svg:height="0.311cm" svg:x="8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8.237cm" svg:y1="11.393cm" svg:x2="7.548cm" svg:y2="11.393cm">
          <text:p/>
        </draw:line>
        <draw:line draw:style-name="gr335" draw:text-style-name="P84" draw:layer="layout" svg:x1="8.998cm" svg:y1="11.393cm" svg:x2="8.552cm" svg:y2="11.393cm">
          <text:p/>
        </draw:line>
        <draw:custom-shape draw:style-name="gr337" draw:text-style-name="P101" draw:layer="layout" svg:width="2.8cm" svg:height="1.8cm" svg:x="10.5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3" draw:layer="layout" svg:width="0.311cm" svg:height="0.311cm" svg:x="10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0.841cm" svg:y1="10.393cm" svg:x2="10.395cm" svg:y2="10.393cm">
          <text:p/>
        </draw:line>
        <draw:line draw:style-name="gr334" draw:text-style-name="P84" draw:layer="layout" svg:x1="11.841cm" svg:y1="10.393cm" svg:x2="11.152cm" svg:y2="10.393cm">
          <text:p/>
        </draw:line>
        <draw:custom-shape draw:style-name="gr361" draw:text-style-name="P104" draw:layer="layout" svg:width="0.311cm" svg:height="0.311cm" svg:x="11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0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0.839cm" svg:y1="11.393cm" svg:x2="10.393cm" svg:y2="11.393cm">
          <text:p/>
        </draw:line>
        <draw:line draw:style-name="gr334" draw:text-style-name="P84" draw:layer="layout" svg:x1="11.839cm" svg:y1="11.393cm" svg:x2="11.15cm" svg:y2="11.393cm">
          <text:p/>
        </draw:line>
        <draw:custom-shape draw:style-name="gr361" draw:text-style-name="P104" draw:layer="layout" svg:width="0.311cm" svg:height="0.311cm" svg:x="11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1" draw:text-style-name="P104" draw:layer="layout" svg:width="0.311cm" svg:height="0.311cm" svg:x="12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2.839cm" svg:y1="10.393cm" svg:x2="12.15cm" svg:y2="10.393cm">
          <text:p/>
        </draw:line>
        <draw:line draw:style-name="gr334" draw:text-style-name="P84" draw:layer="layout" svg:x1="13.6cm" svg:y1="10.393cm" svg:x2="13.154cm" svg:y2="10.393cm">
          <text:p/>
        </draw:line>
        <draw:custom-shape draw:style-name="gr361" draw:text-style-name="P104" draw:layer="layout" svg:width="0.311cm" svg:height="0.311cm" svg:x="12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2.837cm" svg:y1="11.393cm" svg:x2="12.148cm" svg:y2="11.393cm">
          <text:p/>
        </draw:line>
        <draw:line draw:style-name="gr334" draw:text-style-name="P84" draw:layer="layout" svg:x1="13.598cm" svg:y1="11.393cm" svg:x2="13.152cm" svg:y2="11.393cm">
          <text:p/>
        </draw:line>
        <draw:custom-shape draw:style-name="gr11" draw:text-style-name="P103" draw:layer="layout" svg:width="0.043cm" svg:height="0.043cm" svg:x="20.8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6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4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8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6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4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8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6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4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8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6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4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8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6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4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6" draw:text-style-name="P108" draw:layer="layout" svg:width="5.345cm" svg:height="0.958cm" svg:x="5.1cm" svg:y="-1.2cm">
          <draw:text-box>
            <text:p><text:span text:style-name="T74">Batch </text:span><text:span text:style-name="T74">2, </text:span><text:span text:style-name="T74">DW </text:span><text:span text:style-name="T74">3x3</text:span></text:p>
          </draw:text-box>
        </draw:frame>
        <draw:frame draw:style-name="gr367" draw:text-style-name="P108" draw:layer="layout" svg:width="4.795cm" svg:height="0.958cm" svg:x="17.201cm" svg:y="-1.099cm">
          <draw:text-box>
            <text:p><text:span text:style-name="T74">PW, </text:span><text:span text:style-name="T74">3 </text:span><text:span text:style-name="T74">Kerne</text:span><text:span text:style-name="T74">ls </text:span></text:p>
          </draw:text-box>
        </draw:frame>
        <draw:frame draw:style-name="gr368" draw:text-style-name="P109" draw:layer="layout" svg:width="1.921cm" svg:height="0.725cm" svg:x="-0.9cm" svg:y="1.5cm">
          <draw:text-box>
            <text:p><text:span text:style-name="T75">1</text:span><text:span text:style-name="T76">st</text:span><text:span text:style-name="T75"> </text:span><text:span text:style-name="T75">Batch</text:span></text:p>
          </draw:text-box>
        </draw:frame>
        <draw:frame draw:style-name="gr369" draw:text-style-name="P109" draw:layer="layout" svg:width="1.912cm" svg:height="0.725cm" svg:x="-0.9cm" svg:y="2.5cm">
          <draw:text-box>
            <text:p><text:span text:style-name="T75">2</text:span><text:span text:style-name="T76">nd </text:span><text:span text:style-name="T75">Bat</text:span><text:span text:style-name="T75">ch</text:span></text:p>
          </draw:text-box>
        </draw:frame>
        <draw:line draw:style-name="gr350" draw:text-style-name="P84" draw:layer="layout" svg:x1="13.397cm" svg:y1="9.693cm" svg:x2="2.801cm" svg:y2="9.693cm">
          <text:p/>
        </draw:line>
        <draw:line draw:style-name="gr350" draw:text-style-name="P84" draw:layer="layout" svg:x1="25.498cm" svg:y1="9.3cm" svg:x2="15.598cm" svg:y2="9.3cm">
          <text:p/>
        </draw:line>
        <draw:custom-shape draw:style-name="gr11" draw:text-style-name="P103" draw:layer="layout" svg:width="0.043cm" svg:height="0.043cm" svg:x="20.9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7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5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9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7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5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9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7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20.5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0" draw:text-style-name="P84" draw:layer="layout" svg:x1="25.5cm" svg:y1="0.7cm" svg:x2="15.6cm" svg:y2="0.7cm">
          <text:p/>
        </draw:line>
        <draw:frame draw:style-name="gr370" draw:text-style-name="P110" draw:layer="layout" svg:width="2.072cm" svg:height="0.81cm" svg:x="26.1cm" svg:y="0.9cm">
          <draw:text-box>
            <text:p><text:span text:style-name="T77">1</text:span><text:span text:style-name="T78">st </text:span><text:span text:style-name="T77">Batch</text:span></text:p>
          </draw:text-box>
        </draw:frame>
        <draw:custom-shape draw:style-name="gr337" draw:text-style-name="P101" draw:layer="layout" svg:width="2.8cm" svg:height="1.8cm" svg:x="2.796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3" draw:layer="layout" svg:width="0.311cm" svg:height="0.311cm" svg:x="3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3.04cm" svg:y1="13.708cm" svg:x2="2.594cm" svg:y2="13.708cm">
          <text:p/>
        </draw:line>
        <draw:line draw:style-name="gr334" draw:text-style-name="P84" draw:layer="layout" svg:x1="4.04cm" svg:y1="13.708cm" svg:x2="3.351cm" svg:y2="13.708cm">
          <text:p/>
        </draw:line>
        <draw:custom-shape draw:style-name="gr11" draw:text-style-name="P103" draw:layer="layout" svg:width="0.311cm" svg:height="0.311cm" svg:x="4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3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3.038cm" svg:y1="14.708cm" svg:x2="2.592cm" svg:y2="14.708cm">
          <text:p/>
        </draw:line>
        <draw:line draw:style-name="gr334" draw:text-style-name="P84" draw:layer="layout" svg:x1="4.038cm" svg:y1="14.708cm" svg:x2="3.349cm" svg:y2="14.708cm">
          <text:p/>
        </draw:line>
        <draw:custom-shape draw:style-name="gr11" draw:text-style-name="P103" draw:layer="layout" svg:width="0.311cm" svg:height="0.311cm" svg:x="4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5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5.038cm" svg:y1="13.708cm" svg:x2="4.349cm" svg:y2="13.708cm">
          <text:p/>
        </draw:line>
        <draw:line draw:style-name="gr335" draw:text-style-name="P84" draw:layer="layout" svg:x1="5.799cm" svg:y1="13.708cm" svg:x2="5.353cm" svg:y2="13.708cm">
          <text:p/>
        </draw:line>
        <draw:custom-shape draw:style-name="gr11" draw:text-style-name="P103" draw:layer="layout" svg:width="0.311cm" svg:height="0.311cm" svg:x="5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5.036cm" svg:y1="14.708cm" svg:x2="4.347cm" svg:y2="14.708cm">
          <text:p/>
        </draw:line>
        <draw:line draw:style-name="gr335" draw:text-style-name="P84" draw:layer="layout" svg:x1="5.797cm" svg:y1="14.708cm" svg:x2="5.351cm" svg:y2="14.708cm">
          <text:p/>
        </draw:line>
        <draw:custom-shape draw:style-name="gr337" draw:text-style-name="P101" draw:layer="layout" svg:width="2.8cm" svg:height="1.8cm" svg:x="5.9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3" draw:layer="layout" svg:width="0.311cm" svg:height="0.311cm" svg:x="6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6.238cm" svg:y1="13.708cm" svg:x2="5.792cm" svg:y2="13.708cm">
          <text:p/>
        </draw:line>
        <draw:line draw:style-name="gr334" draw:text-style-name="P84" draw:layer="layout" svg:x1="7.238cm" svg:y1="13.708cm" svg:x2="6.549cm" svg:y2="13.708cm">
          <text:p/>
        </draw:line>
        <draw:custom-shape draw:style-name="gr11" draw:text-style-name="P103" draw:layer="layout" svg:width="0.311cm" svg:height="0.311cm" svg:x="7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6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6.236cm" svg:y1="14.708cm" svg:x2="5.79cm" svg:y2="14.708cm">
          <text:p/>
        </draw:line>
        <draw:line draw:style-name="gr334" draw:text-style-name="P84" draw:layer="layout" svg:x1="7.236cm" svg:y1="14.708cm" svg:x2="6.547cm" svg:y2="14.708cm">
          <text:p/>
        </draw:line>
        <draw:custom-shape draw:style-name="gr11" draw:text-style-name="P103" draw:layer="layout" svg:width="0.311cm" svg:height="0.311cm" svg:x="7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8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8.236cm" svg:y1="13.708cm" svg:x2="7.547cm" svg:y2="13.708cm">
          <text:p/>
        </draw:line>
        <draw:line draw:style-name="gr334" draw:text-style-name="P84" draw:layer="layout" svg:x1="8.997cm" svg:y1="13.708cm" svg:x2="8.551cm" svg:y2="13.708cm">
          <text:p/>
        </draw:line>
        <draw:custom-shape draw:style-name="gr11" draw:text-style-name="P103" draw:layer="layout" svg:width="0.311cm" svg:height="0.311cm" svg:x="8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8.234cm" svg:y1="14.708cm" svg:x2="7.545cm" svg:y2="14.708cm">
          <text:p/>
        </draw:line>
        <draw:line draw:style-name="gr334" draw:text-style-name="P84" draw:layer="layout" svg:x1="8.995cm" svg:y1="14.708cm" svg:x2="8.549cm" svg:y2="14.708cm">
          <text:p/>
        </draw:line>
        <draw:custom-shape draw:style-name="gr337" draw:text-style-name="P101" draw:layer="layout" svg:width="2.8cm" svg:height="1.8cm" svg:x="10.5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3" draw:layer="layout" svg:width="0.311cm" svg:height="0.311cm" svg:x="10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0.838cm" svg:y1="13.708cm" svg:x2="10.392cm" svg:y2="13.708cm">
          <text:p/>
        </draw:line>
        <draw:line draw:style-name="gr334" draw:text-style-name="P84" draw:layer="layout" svg:x1="11.838cm" svg:y1="13.708cm" svg:x2="11.149cm" svg:y2="13.708cm">
          <text:p/>
        </draw:line>
        <draw:custom-shape draw:style-name="gr365" draw:text-style-name="P107" draw:layer="layout" svg:width="0.311cm" svg:height="0.311cm" svg:x="11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0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0.836cm" svg:y1="14.708cm" svg:x2="10.39cm" svg:y2="14.708cm">
          <text:p/>
        </draw:line>
        <draw:line draw:style-name="gr334" draw:text-style-name="P84" draw:layer="layout" svg:x1="11.836cm" svg:y1="14.708cm" svg:x2="11.147cm" svg:y2="14.708cm">
          <text:p/>
        </draw:line>
        <draw:custom-shape draw:style-name="gr365" draw:text-style-name="P107" draw:layer="layout" svg:width="0.311cm" svg:height="0.311cm" svg:x="11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5" draw:text-style-name="P107" draw:layer="layout" svg:width="0.311cm" svg:height="0.311cm" svg:x="12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2.836cm" svg:y1="13.708cm" svg:x2="12.147cm" svg:y2="13.708cm">
          <text:p/>
        </draw:line>
        <draw:line draw:style-name="gr334" draw:text-style-name="P84" draw:layer="layout" svg:x1="13.597cm" svg:y1="13.708cm" svg:x2="13.151cm" svg:y2="13.708cm">
          <text:p/>
        </draw:line>
        <draw:custom-shape draw:style-name="gr365" draw:text-style-name="P107" draw:layer="layout" svg:width="0.311cm" svg:height="0.311cm" svg:x="12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2.834cm" svg:y1="14.708cm" svg:x2="12.145cm" svg:y2="14.708cm">
          <text:p/>
        </draw:line>
        <draw:line draw:style-name="gr334" draw:text-style-name="P84" draw:layer="layout" svg:x1="13.595cm" svg:y1="14.708cm" svg:x2="13.149cm" svg:y2="14.708cm">
          <text:p/>
        </draw:line>
        <draw:custom-shape draw:style-name="gr11" draw:text-style-name="P103" draw:layer="layout" svg:width="0.043cm" svg:height="0.043cm" svg:x="9.8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6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4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8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6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043cm" svg:height="0.043cm" svg:x="9.4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100" draw:layer="layout" svg:width="8.504cm" svg:height="0.6cm" svg:x="2.896cm" svg:y="13.408cm">
          <text:p/>
          <draw:enhanced-geometry svg:viewBox="0 0 21600 21600" draw:type="rectangle" draw:enhanced-path="M 0 0 L 21600 0 21600 21600 0 21600 0 0 Z N"/>
        </draw:custom-shape>
        <draw:line draw:style-name="gr350" draw:text-style-name="P84" draw:layer="layout" svg:x1="13.394cm" svg:y1="13.008cm" svg:x2="2.798cm" svg:y2="13.008cm">
          <text:p/>
        </draw:line>
        <draw:custom-shape draw:style-name="gr372" draw:text-style-name="P111" draw:layer="layout" svg:width="1.898cm" svg:height="0.6cm" svg:x="11.4cm" svg:y="13.408cm">
          <text:p/>
          <draw:enhanced-geometry svg:viewBox="0 0 21600 21600" draw:type="rectangle" draw:enhanced-path="M 0 0 L 21600 0 21600 21600 0 21600 0 0 Z N"/>
        </draw:custom-shape>
        <draw:line draw:style-name="gr373" draw:text-style-name="P112" draw:layer="layout" svg:x1="12.344cm" svg:y1="14.008cm" svg:x2="12.344cm" svg:y2="13.4cm">
          <text:p/>
        </draw:line>
        <draw:custom-shape draw:style-name="gr371" draw:text-style-name="P100" draw:layer="layout" svg:width="8.504cm" svg:height="0.6cm" svg:x="2.896cm" svg:y="14.408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111" draw:layer="layout" svg:width="1.898cm" svg:height="0.6cm" svg:x="11.4cm" svg:y="14.408cm">
          <text:p/>
          <draw:enhanced-geometry svg:viewBox="0 0 21600 21600" draw:type="rectangle" draw:enhanced-path="M 0 0 L 21600 0 21600 21600 0 21600 0 0 Z N"/>
        </draw:custom-shape>
        <draw:line draw:style-name="gr373" draw:text-style-name="P112" draw:layer="layout" svg:x1="12.344cm" svg:y1="15.008cm" svg:x2="12.344cm" svg:y2="14.4cm">
          <text:p/>
        </draw:line>
        <draw:frame draw:style-name="gr374" draw:text-style-name="P113" draw:layer="layout" svg:width="2.344cm" svg:height="0.81cm" svg:x="25.801cm" svg:y="9.5cm">
          <draw:text-box>
            <text:p><text:span text:style-name="T79">1</text:span><text:span text:style-name="T80">s</text:span><text:span text:style-name="T80">t</text:span><text:span text:style-name="T79"> </text:span><text:span text:style-name="T79">K</text:span><text:span text:style-name="T79">e</text:span><text:span text:style-name="T79">r</text:span><text:span text:style-name="T79">n</text:span><text:span text:style-name="T79">e</text:span><text:span text:style-name="T79">l</text:span></text:p>
          </draw:text-box>
        </draw:frame>
        <draw:frame draw:style-name="gr375" draw:text-style-name="P113" draw:layer="layout" svg:width="2.335cm" svg:height="0.81cm" svg:x="25.802cm" svg:y="10.3cm">
          <draw:text-box>
            <text:p><text:span text:style-name="T79">2</text:span><text:span text:style-name="T80">nd </text:span><text:span text:style-name="T79">Kerne</text:span><text:span text:style-name="T79">l</text:span></text:p>
          </draw:text-box>
        </draw:frame>
        <draw:frame draw:style-name="gr376" draw:text-style-name="P113" draw:layer="layout" svg:width="2.386cm" svg:height="0.81cm" svg:x="25.803cm" svg:y="11.1cm">
          <draw:text-box>
            <text:p><text:span text:style-name="T79">3</text:span><text:span text:style-name="T80">rd</text:span><text:span text:style-name="T79"> </text:span><text:span text:style-name="T79">Kernel</text:span></text:p>
          </draw:text-box>
        </draw:frame>
        <draw:custom-shape draw:style-name="gr377" draw:text-style-name="P111" draw:layer="layout" svg:width="0.898cm" svg:height="0.6cm" svg:x="24.5cm" svg:y="11.308cm">
          <text:p/>
          <draw:enhanced-geometry svg:viewBox="0 0 21600 21600" draw:type="rectangle" draw:enhanced-path="M 0 0 L 21600 0 21600 21600 0 21600 0 0 Z N"/>
        </draw:custom-shape>
        <draw:custom-shape draw:style-name="gr377" draw:text-style-name="P111" draw:layer="layout" svg:width="0.898cm" svg:height="0.6cm" svg:x="24.5cm" svg:y="10.508cm">
          <text:p/>
          <draw:enhanced-geometry svg:viewBox="0 0 21600 21600" draw:type="rectangle" draw:enhanced-path="M 0 0 L 21600 0 21600 21600 0 21600 0 0 Z N"/>
        </draw:custom-shape>
        <draw:custom-shape draw:style-name="gr377" draw:text-style-name="P111" draw:layer="layout" svg:width="0.898cm" svg:height="0.6cm" svg:x="24.5cm" svg:y="9.708cm">
          <text:p/>
          <draw:enhanced-geometry svg:viewBox="0 0 21600 21600" draw:type="rectangle" draw:enhanced-path="M 0 0 L 21600 0 21600 21600 0 21600 0 0 Z N"/>
        </draw:custom-shape>
        <draw:frame draw:style-name="gr368" draw:text-style-name="P114" draw:layer="layout" svg:width="1.921cm" svg:height="0.725cm" svg:x="-0.698cm" svg:y="9.893cm">
          <draw:text-box>
            <text:p><text:span text:style-name="T81">1</text:span><text:span text:style-name="T82">s</text:span><text:span text:style-name="T82">t</text:span><text:span text:style-name="T81"> </text:span><text:span text:style-name="T81">B</text:span><text:span text:style-name="T81">a</text:span><text:span text:style-name="T81">t</text:span><text:span text:style-name="T81">c</text:span><text:span text:style-name="T81">h</text:span></text:p>
          </draw:text-box>
        </draw:frame>
        <draw:frame draw:style-name="gr378" draw:text-style-name="P114" draw:layer="layout" svg:width="1.997cm" svg:height="0.725cm" svg:x="-0.798cm" svg:y="10.893cm">
          <draw:text-box>
            <text:p><text:span text:style-name="T81">2</text:span><text:span text:style-name="T82">nd</text:span><text:span text:style-name="T81"> </text:span><text:span text:style-name="T81">Bat</text:span><text:span text:style-name="T81">ch</text:span></text:p>
          </draw:text-box>
        </draw:frame>
        <draw:frame draw:style-name="gr368" draw:text-style-name="P114" draw:layer="layout" svg:width="1.921cm" svg:height="0.725cm" svg:x="-0.698cm" svg:y="13.2cm">
          <draw:text-box>
            <text:p><text:span text:style-name="T81">1</text:span><text:span text:style-name="T82">st</text:span><text:span text:style-name="T81"> </text:span><text:span text:style-name="T81">Batc</text:span><text:span text:style-name="T81">h</text:span></text:p>
          </draw:text-box>
        </draw:frame>
        <draw:frame draw:style-name="gr378" draw:text-style-name="P114" draw:layer="layout" svg:width="1.997cm" svg:height="0.725cm" svg:x="-0.798cm" svg:y="14.2cm">
          <draw:text-box>
            <text:p><text:span text:style-name="T81">2</text:span><text:span text:style-name="T82">nd</text:span><text:span text:style-name="T81"> </text:span><text:span text:style-name="T81">Bat</text:span><text:span text:style-name="T81">ch</text:span></text:p>
          </draw:text-box>
        </draw:frame>
        <draw:frame draw:style-name="gr148" draw:text-style-name="P115" draw:layer="layout" svg:width="1.207cm" svg:height="0.475cm" svg:x="20.186cm" svg:y="8.80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8" draw:text-style-name="P115" draw:layer="layout" svg:width="1.686cm" svg:height="0.53cm" svg:x="7.388cm" svg:y="9.09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8" draw:text-style-name="P116" draw:layer="layout" svg:width="0.424cm" svg:height="0.47cm" svg:x="20.491cm" svg:y="0.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8" draw:text-style-name="P10" draw:layer="layout" svg:x1="0cm" svg:y1="0.1cm" svg:x2="28cm" svg:y2="0.1cm">
          <text:p/>
        </draw:line>
        <draw:frame draw:style-name="gr379" draw:text-style-name="P109" draw:layer="layout" svg:width="2.936cm" svg:height="0.683cm" svg:x="-2.206cm" svg:y="9cm">
          <draw:text-box>
            <text:p><text:span text:style-name="T83">1×1</text:span><text:span text:style-name="T84">×</text:span><text:span text:style-name="T84">C</text:span><text:span text:style-name="T85"> </text:span><text:span text:style-name="T85">kernel</text:span></text:p>
          </draw:text-box>
        </draw:frame>
        <draw:line draw:style-name="gr348" draw:text-style-name="P84" draw:layer="layout" svg:x1="9.793cm" svg:y1="0.908cm" svg:x2="8.929cm" svg:y2="1.715cm">
          <text:p/>
        </draw:line>
        <draw:line draw:style-name="gr348" draw:text-style-name="P84" draw:layer="layout" svg:x1="10.394cm" svg:y1="9.301cm" svg:x2="9.53cm" svg:y2="10.108cm">
          <text:p/>
        </draw:line>
        <draw:custom-shape draw:style-name="gr361" draw:text-style-name="P104" draw:layer="layout" svg:width="0.311cm" svg:height="0.311cm" svg:x="14.815cm" svg:y="14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0" draw:text-style-name="P117" draw:layer="layout" svg:width="8.012cm" svg:height="0.839cm" svg:x="15.276cm" svg:y="13.997cm">
          <draw:text-box>
            <text:p><text:span text:style-name="T86">U</text:span><text:span text:style-name="T86">n</text:span><text:span text:style-name="T86">u</text:span><text:span text:style-name="T86">s</text:span><text:span text:style-name="T86">e</text:span><text:span text:style-name="T86">d</text:span><text:span text:style-name="T86"> </text:span><text:span text:style-name="T86">o</text:span><text:span text:style-name="T86">r</text:span><text:span text:style-name="T86"> </text:span><text:span text:style-name="T86">m</text:span><text:span text:style-name="T86">u</text:span><text:span text:style-name="T86">l</text:span><text:span text:style-name="T86">t</text:span><text:span text:style-name="T86">i</text:span><text:span text:style-name="T86">p</text:span><text:span text:style-name="T86">l</text:span><text:span text:style-name="T86">y</text:span><text:span text:style-name="T86">-</text:span><text:span text:style-name="T86">b</text:span><text:span text:style-name="T86">y</text:span><text:span text:style-name="T86">-</text:span><text:span text:style-name="T86">z</text:span><text:span text:style-name="T86">e</text:span><text:span text:style-name="T86">r</text:span><text:span text:style-name="T86">o</text:span><text:span text:style-name="T86"> </text:span><text:span text:style-name="T86">M</text:span><text:span text:style-name="T86">A</text:span><text:span text:style-name="T86">C</text:span></text:p>
          </draw:text-box>
        </draw:frame>
        <draw:frame draw:style-name="gr381" draw:text-style-name="P117" draw:layer="layout" svg:width="10.124cm" svg:height="0.839cm" svg:x="15.276cm" svg:y="14.598cm">
          <draw:text-box>
            <text:p><text:span text:style-name="T86">U</text:span><text:span text:style-name="T86">se</text:span><text:span text:style-name="T86">d </text:span><text:span text:style-name="T86">or </text:span><text:span text:style-name="T86">U</text:span><text:span text:style-name="T86">nu</text:span><text:span text:style-name="T86">se</text:span><text:span text:style-name="T86">d </text:span><text:span text:style-name="T86">M</text:span><text:span text:style-name="T86">A</text:span><text:span text:style-name="T86">C </text:span><text:span text:style-name="T86">- </text:span><text:span text:style-name="T86">be</text:span><text:span text:style-name="T86">nc</text:span><text:span text:style-name="T86">h</text:span><text:span text:style-name="T86">m</text:span><text:span text:style-name="T86">ar</text:span><text:span text:style-name="T86">k </text:span><text:span text:style-name="T86">dr</text:span><text:span text:style-name="T86">iv</text:span><text:span text:style-name="T86">en</text:span></text:p>
          </draw:text-box>
        </draw:frame>
        <draw:custom-shape draw:style-name="gr382" draw:text-style-name="P118" draw:layer="layout" svg:width="0.311cm" svg:height="0.311cm" svg:x="14.819cm" svg:y="14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3" draw:text-style-name="P117" draw:layer="layout" svg:width="3cm" svg:height="0.839cm" svg:x="15.276cm" svg:y="13.4cm">
          <draw:text-box>
            <text:p><text:span text:style-name="T86">U</text:span><text:span text:style-name="T86">s</text:span><text:span text:style-name="T86">e</text:span><text:span text:style-name="T86">d</text:span><text:span text:style-name="T86"> </text:span><text:span text:style-name="T86">M</text:span><text:span text:style-name="T86">A</text:span><text:span text:style-name="T86">C</text:span></text:p>
          </draw:text-box>
        </draw:frame>
        <draw:custom-shape draw:style-name="gr384" draw:text-style-name="P119" draw:layer="layout" svg:width="0.311cm" svg:height="0.311cm" svg:x="14.819cm" svg:y="1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0" draw:layer="layout" svg:x1="0cm" svg:y1="8.6cm" svg:x2="28cm" svg:y2="8.6cm">
          <text:p/>
        </draw:line>
        <draw:line draw:style-name="gr38" draw:text-style-name="P10" draw:layer="layout" svg:x1="0cm" svg:y1="12.2cm" svg:x2="28cm" svg:y2="12.2cm">
          <text:p/>
        </draw:line>
        <draw:line draw:style-name="gr38" draw:text-style-name="P10" draw:layer="layout" svg:x1="0cm" svg:y1="15.4cm" svg:x2="28cm" svg:y2="15.4cm">
          <text:p/>
        </draw:line>
        <draw:line draw:style-name="gr38" draw:text-style-name="P10" draw:layer="layout" svg:x1="1.2cm" svg:y1="0.1cm" svg:x2="1.2cm" svg:y2="15.4cm">
          <text:p/>
        </draw:line>
        <draw:line draw:style-name="gr38" draw:text-style-name="P10" draw:layer="layout" svg:x1="13.9cm" svg:y1="8.6cm" svg:x2="13.9cm" svg:y2="15.4cm">
          <text:p/>
        </draw:line>
        <draw:line draw:style-name="gr38" draw:text-style-name="P10" draw:layer="layout" svg:x1="25.9cm" svg:y1="0.1cm" svg:x2="25.9cm" svg:y2="15.4cm">
          <text:p/>
        </draw:line>
        <draw:line draw:style-name="gr334" draw:text-style-name="P84" draw:layer="layout" svg:x1="20.236cm" svg:y1="10.8cm" svg:x2="19.79cm" svg:y2="10.8cm">
          <text:p/>
        </draw:line>
        <draw:line draw:style-name="gr334" draw:text-style-name="P84" draw:layer="layout" svg:x1="20.234cm" svg:y1="11.6cm" svg:x2="19.788cm" svg:y2="11.6cm">
          <text:p/>
        </draw:line>
        <draw:line draw:style-name="gr334" draw:text-style-name="P84" draw:layer="layout" svg:x1="20.232cm" svg:y1="10cm" svg:x2="19.786cm" svg:y2="10cm">
          <text:p/>
        </draw:line>
        <draw:line draw:style-name="gr350" draw:text-style-name="P84" draw:layer="layout" svg:x1="5.6cm" svg:y1="1.393cm" svg:x2="2.801cm" svg:y2="1.393cm">
          <text:p/>
        </draw:line>
        <draw:frame draw:style-name="gr148" draw:text-style-name="P115" draw:layer="layout" svg:width="1.135cm" svg:height="0.588cm" svg:x="3.889cm" svg:y="0.69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350" draw:text-style-name="P84" draw:layer="layout" svg:x1="2.401cm" svg:y1="1.6cm" svg:x2="2.401cm" svg:y2="3.392cm">
          <text:p/>
        </draw:line>
        <draw:frame draw:style-name="gr148" draw:text-style-name="P115" draw:layer="layout" svg:width="1.119cm" svg:height="0.528cm" svg:x="1.289cm" svg:y="2.19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350" draw:text-style-name="P84" draw:layer="layout" svg:x1="5.601cm" svg:y1="9.794cm" svg:x2="2.802cm" svg:y2="9.794cm">
          <text:p/>
        </draw:line>
        <draw:frame draw:style-name="gr148" draw:text-style-name="P115" draw:layer="layout" svg:width="1.135cm" svg:height="0.588cm" svg:x="3.89cm" svg:y="9.09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50" draw:text-style-name="P84" draw:layer="layout" svg:x1="2.402cm" svg:y1="10.001cm" svg:x2="2.402cm" svg:y2="11.793cm">
          <text:p/>
        </draw:line>
        <draw:frame draw:style-name="gr148" draw:text-style-name="P115" draw:layer="layout" svg:width="1.119cm" svg:height="0.528cm" svg:x="1.29cm" svg:y="10.59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8" draw:text-style-name="P115" draw:layer="layout" svg:width="2.828cm" svg:height="0.53cm" svg:x="10.388cm" svg:y="9.09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8" draw:text-style-name="P115" draw:layer="layout" svg:width="2.392cm" svg:height="0.53cm" svg:x="6.988cm" svg:y="12.49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350" draw:text-style-name="P84" draw:layer="layout" svg:x1="5.602cm" svg:y1="13.095cm" svg:x2="2.803cm" svg:y2="13.095cm">
          <text:p/>
        </draw:line>
        <draw:frame draw:style-name="gr148" draw:text-style-name="P115" draw:layer="layout" svg:width="1.136cm" svg:height="0.532cm" svg:x="3.891cm" svg:y="12.39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350" draw:text-style-name="P84" draw:layer="layout" svg:x1="2.403cm" svg:y1="13.302cm" svg:x2="2.403cm" svg:y2="15.094cm">
          <text:p/>
        </draw:line>
        <draw:frame draw:style-name="gr148" draw:text-style-name="P115" draw:layer="layout" svg:width="1.119cm" svg:height="0.528cm" svg:x="1.291cm" svg:y="13.89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348" draw:text-style-name="P84" draw:layer="layout" svg:x1="10.387cm" svg:y1="12.609cm" svg:x2="9.523cm" svg:y2="13.416cm">
          <text:p/>
        </draw:line>
        <draw:frame draw:style-name="gr148" draw:text-style-name="P115" draw:layer="layout" svg:width="2.828cm" svg:height="0.53cm" svg:x="10.381cm" svg:y="12.40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8" draw:text-style-name="P115" draw:layer="layout" svg:width="2.131cm" svg:height="0.47cm" svg:x="9.788cm" svg:y="0.6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350" draw:text-style-name="P84" draw:layer="layout" svg:x1="17.401cm" svg:y1="0.794cm" svg:x2="15.6cm" svg:y2="0.794cm">
          <text:p/>
        </draw:line>
        <draw:frame draw:style-name="gr148" draw:text-style-name="P115" draw:layer="layout" svg:width="1.136cm" svg:height="0.528cm" svg:x="15.99cm" svg:y="0.19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350" draw:text-style-name="P84" draw:layer="layout" svg:x1="15.202cm" svg:y1="1.001cm" svg:x2="15.202cm" svg:y2="3.4cm">
          <text:p/>
        </draw:line>
        <draw:frame draw:style-name="gr148" draw:text-style-name="P115" draw:layer="layout" svg:width="1.178cm" svg:height="0.528cm" svg:x="14.09cm" svg:y="1.92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50" draw:text-style-name="P84" draw:layer="layout" svg:x1="17.402cm" svg:y1="9.394cm" svg:x2="15.601cm" svg:y2="9.394cm">
          <text:p/>
        </draw:line>
        <draw:frame draw:style-name="gr148" draw:text-style-name="P115" draw:layer="layout" svg:width="1.136cm" svg:height="0.528cm" svg:x="15.991cm" svg:y="8.79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line draw:style-name="gr350" draw:text-style-name="P84" draw:layer="layout" svg:x1="15.203cm" svg:y1="9.601cm" svg:x2="15.203cm" svg:y2="12cm">
          <text:p/>
        </draw:line>
        <draw:frame draw:style-name="gr148" draw:text-style-name="P115" draw:layer="layout" svg:width="1.178cm" svg:height="0.528cm" svg:x="14.091cm" svg:y="10.521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38" draw:text-style-name="P10" draw:layer="layout" svg:x1="0cm" svg:y1="3.6cm" svg:x2="28cm" svg:y2="3.6cm">
          <text:p/>
        </draw:line>
        <draw:line draw:style-name="gr38" draw:text-style-name="P10" draw:layer="layout" svg:x1="13.9cm" svg:y1="0.1cm" svg:x2="13.9cm" svg:y2="3.6cm">
          <text:p/>
        </draw:line>
        <draw:custom-shape draw:style-name="gr385" draw:text-style-name="P100" draw:layer="layout" svg:width="12.566cm" svg:height="0.6cm" svg:x="2.899cm" svg:y="4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9" draw:text-style-name="P101" draw:layer="layout" svg:width="1.8cm" svg:height="2.4cm" svg:x="2.799cm" svg:y="4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0" draw:text-style-name="P102" draw:layer="layout" svg:width="1.8cm" svg:height="2.4cm" svg:x="4.999cm" svg:y="4.607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02" draw:layer="layout" svg:width="1.8cm" svg:height="2.4cm" svg:x="7.199cm" svg:y="4.607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02" draw:layer="layout" svg:width="1.8cm" svg:height="2.4cm" svg:x="9.399cm" svg:y="4.6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3" draw:layer="layout" svg:width="0.311cm" svg:height="0.311cm" svg:x="3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3.043cm" svg:y1="5.007cm" svg:x2="2.597cm" svg:y2="5.007cm">
          <text:p/>
        </draw:line>
        <draw:line draw:style-name="gr334" draw:text-style-name="P84" draw:layer="layout" svg:x1="4.043cm" svg:y1="5.007cm" svg:x2="3.354cm" svg:y2="5.007cm">
          <text:p/>
        </draw:line>
        <draw:line draw:style-name="gr335" draw:text-style-name="P84" draw:layer="layout" svg:x1="4.797cm" svg:y1="5.007cm" svg:x2="4.354cm" svg:y2="5.007cm">
          <text:p/>
        </draw:line>
        <draw:custom-shape draw:style-name="gr384" draw:text-style-name="P119" draw:layer="layout" svg:width="0.311cm" svg:height="0.311cm" svg:x="4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3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3.041cm" svg:y1="5.807cm" svg:x2="2.595cm" svg:y2="5.807cm">
          <text:p/>
        </draw:line>
        <draw:line draw:style-name="gr363" draw:text-style-name="P106" draw:layer="layout" svg:x1="4.041cm" svg:y1="5.807cm" svg:x2="3.352cm" svg:y2="5.807cm">
          <text:p/>
        </draw:line>
        <draw:line draw:style-name="gr364" draw:text-style-name="P106" draw:layer="layout" svg:x1="4.795cm" svg:y1="5.807cm" svg:x2="4.352cm" svg:y2="5.807cm">
          <text:p/>
        </draw:line>
        <draw:custom-shape draw:style-name="gr11" draw:text-style-name="P103" draw:layer="layout" svg:width="0.311cm" svg:height="0.311cm" svg:x="4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3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3.039cm" svg:y1="6.607cm" svg:x2="2.593cm" svg:y2="6.607cm">
          <text:p/>
        </draw:line>
        <draw:line draw:style-name="gr363" draw:text-style-name="P106" draw:layer="layout" svg:x1="4.039cm" svg:y1="6.607cm" svg:x2="3.35cm" svg:y2="6.607cm">
          <text:p/>
        </draw:line>
        <draw:line draw:style-name="gr364" draw:text-style-name="P106" draw:layer="layout" svg:x1="4.793cm" svg:y1="6.607cm" svg:x2="4.35cm" svg:y2="6.607cm">
          <text:p/>
        </draw:line>
        <draw:custom-shape draw:style-name="gr11" draw:text-style-name="P103" draw:layer="layout" svg:width="0.311cm" svg:height="0.311cm" svg:x="4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5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5.237cm" svg:y1="6.607cm" svg:x2="4.791cm" svg:y2="6.607cm">
          <text:p/>
        </draw:line>
        <draw:line draw:style-name="gr363" draw:text-style-name="P106" draw:layer="layout" svg:x1="6.237cm" svg:y1="6.607cm" svg:x2="5.548cm" svg:y2="6.607cm">
          <text:p/>
        </draw:line>
        <draw:line draw:style-name="gr364" draw:text-style-name="P106" draw:layer="layout" svg:x1="6.991cm" svg:y1="6.607cm" svg:x2="6.548cm" svg:y2="6.607cm">
          <text:p/>
        </draw:line>
        <draw:custom-shape draw:style-name="gr362" draw:text-style-name="P105" draw:layer="layout" svg:width="0.311cm" svg:height="0.311cm" svg:x="6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5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5.235cm" svg:y1="5.807cm" svg:x2="4.789cm" svg:y2="5.807cm">
          <text:p/>
        </draw:line>
        <draw:line draw:style-name="gr363" draw:text-style-name="P106" draw:layer="layout" svg:x1="6.235cm" svg:y1="5.807cm" svg:x2="5.546cm" svg:y2="5.807cm">
          <text:p/>
        </draw:line>
        <draw:line draw:style-name="gr364" draw:text-style-name="P106" draw:layer="layout" svg:x1="6.989cm" svg:y1="5.807cm" svg:x2="6.546cm" svg:y2="5.807cm">
          <text:p/>
        </draw:line>
        <draw:custom-shape draw:style-name="gr362" draw:text-style-name="P105" draw:layer="layout" svg:width="0.311cm" svg:height="0.311cm" svg:x="6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5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5.233cm" svg:y1="5.007cm" svg:x2="4.787cm" svg:y2="5.007cm">
          <text:p/>
        </draw:line>
        <draw:line draw:style-name="gr334" draw:text-style-name="P84" draw:layer="layout" svg:x1="6.233cm" svg:y1="5.007cm" svg:x2="5.544cm" svg:y2="5.007cm">
          <text:p/>
        </draw:line>
        <draw:line draw:style-name="gr335" draw:text-style-name="P84" draw:layer="layout" svg:x1="6.987cm" svg:y1="5.007cm" svg:x2="6.544cm" svg:y2="5.007cm">
          <text:p/>
        </draw:line>
        <draw:custom-shape draw:style-name="gr361" draw:text-style-name="P104" draw:layer="layout" svg:width="0.311cm" svg:height="0.311cm" svg:x="6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7.439cm" svg:y1="5.807cm" svg:x2="6.993cm" svg:y2="5.807cm">
          <text:p/>
        </draw:line>
        <draw:custom-shape draw:style-name="gr11" draw:text-style-name="P103" draw:layer="layout" svg:width="0.311cm" svg:height="0.311cm" svg:x="7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8.433cm" svg:y1="5.807cm" svg:x2="7.744cm" svg:y2="5.807cm">
          <text:p/>
        </draw:line>
        <draw:line draw:style-name="gr364" draw:text-style-name="P106" draw:layer="layout" svg:x1="9.187cm" svg:y1="5.807cm" svg:x2="8.744cm" svg:y2="5.807cm">
          <text:p/>
        </draw:line>
        <draw:custom-shape draw:style-name="gr11" draw:text-style-name="P103" draw:layer="layout" svg:width="0.311cm" svg:height="0.311cm" svg:x="8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7.437cm" svg:y1="6.607cm" svg:x2="6.991cm" svg:y2="6.607cm">
          <text:p/>
        </draw:line>
        <draw:custom-shape draw:style-name="gr11" draw:text-style-name="P103" draw:layer="layout" svg:width="0.311cm" svg:height="0.311cm" svg:x="7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8.431cm" svg:y1="6.607cm" svg:x2="7.742cm" svg:y2="6.607cm">
          <text:p/>
        </draw:line>
        <draw:line draw:style-name="gr364" draw:text-style-name="P106" draw:layer="layout" svg:x1="9.185cm" svg:y1="6.607cm" svg:x2="8.742cm" svg:y2="6.607cm">
          <text:p/>
        </draw:line>
        <draw:custom-shape draw:style-name="gr11" draw:text-style-name="P103" draw:layer="layout" svg:width="0.311cm" svg:height="0.311cm" svg:x="8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7.435cm" svg:y1="5.007cm" svg:x2="6.989cm" svg:y2="5.007cm">
          <text:p/>
        </draw:line>
        <draw:custom-shape draw:style-name="gr11" draw:text-style-name="P103" draw:layer="layout" svg:width="0.311cm" svg:height="0.311cm" svg:x="7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8.429cm" svg:y1="5.007cm" svg:x2="7.74cm" svg:y2="5.007cm">
          <text:p/>
        </draw:line>
        <draw:line draw:style-name="gr335" draw:text-style-name="P84" draw:layer="layout" svg:x1="9.183cm" svg:y1="5.007cm" svg:x2="8.74cm" svg:y2="5.007cm">
          <text:p/>
        </draw:line>
        <draw:custom-shape draw:style-name="gr384" draw:text-style-name="P119" draw:layer="layout" svg:width="0.311cm" svg:height="0.311cm" svg:x="8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9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9.635cm" svg:y1="5.007cm" svg:x2="9.189cm" svg:y2="5.007cm">
          <text:p/>
        </draw:line>
        <draw:line draw:style-name="gr334" draw:text-style-name="P84" draw:layer="layout" svg:x1="10.635cm" svg:y1="5.007cm" svg:x2="9.946cm" svg:y2="5.007cm">
          <text:p/>
        </draw:line>
        <draw:line draw:style-name="gr335" draw:text-style-name="P84" draw:layer="layout" svg:x1="11.389cm" svg:y1="5.007cm" svg:x2="10.946cm" svg:y2="5.007cm">
          <text:p/>
        </draw:line>
        <draw:custom-shape draw:style-name="gr361" draw:text-style-name="P104" draw:layer="layout" svg:width="0.311cm" svg:height="0.311cm" svg:x="10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9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9.633cm" svg:y1="5.807cm" svg:x2="9.187cm" svg:y2="5.807cm">
          <text:p/>
        </draw:line>
        <draw:line draw:style-name="gr363" draw:text-style-name="P106" draw:layer="layout" svg:x1="10.633cm" svg:y1="5.807cm" svg:x2="9.944cm" svg:y2="5.807cm">
          <text:p/>
        </draw:line>
        <draw:line draw:style-name="gr364" draw:text-style-name="P106" draw:layer="layout" svg:x1="11.387cm" svg:y1="5.807cm" svg:x2="10.944cm" svg:y2="5.807cm">
          <text:p/>
        </draw:line>
        <draw:custom-shape draw:style-name="gr362" draw:text-style-name="P105" draw:layer="layout" svg:width="0.311cm" svg:height="0.311cm" svg:x="10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9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9.631cm" svg:y1="6.607cm" svg:x2="9.185cm" svg:y2="6.607cm">
          <text:p/>
        </draw:line>
        <draw:line draw:style-name="gr363" draw:text-style-name="P106" draw:layer="layout" svg:x1="10.631cm" svg:y1="6.607cm" svg:x2="9.942cm" svg:y2="6.607cm">
          <text:p/>
        </draw:line>
        <draw:line draw:style-name="gr364" draw:text-style-name="P106" draw:layer="layout" svg:x1="11.385cm" svg:y1="6.607cm" svg:x2="10.942cm" svg:y2="6.607cm">
          <text:p/>
        </draw:line>
        <draw:custom-shape draw:style-name="gr362" draw:text-style-name="P105" draw:layer="layout" svg:width="0.311cm" svg:height="0.311cm" svg:x="10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0" draw:text-style-name="P84" draw:layer="layout" svg:x1="4.6cm" svg:y1="4.401cm" svg:x2="2.799cm" svg:y2="4.401cm">
          <text:p/>
        </draw:line>
        <draw:line draw:style-name="gr350" draw:text-style-name="P84" draw:layer="layout" svg:x1="2.401cm" svg:y1="4.608cm" svg:x2="2.401cm" svg:y2="7.007cm">
          <text:p/>
        </draw:line>
        <draw:custom-shape draw:style-name="gr360" draw:text-style-name="P102" draw:layer="layout" svg:width="1.8cm" svg:height="2.4cm" svg:x="11.585cm" svg:y="4.607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02" draw:layer="layout" svg:width="1.8cm" svg:height="2.4cm" svg:x="13.785cm" svg:y="4.607cm">
          <text:p/>
          <draw:enhanced-geometry svg:viewBox="0 0 21600 21600" draw:type="rectangle" draw:enhanced-path="M 0 0 L 21600 0 21600 21600 0 21600 0 0 Z N"/>
        </draw:custom-shape>
        <draw:line draw:style-name="gr363" draw:text-style-name="P106" draw:layer="layout" svg:x1="11.825cm" svg:y1="5.807cm" svg:x2="11.379cm" svg:y2="5.807cm">
          <text:p/>
        </draw:line>
        <draw:custom-shape draw:style-name="gr11" draw:text-style-name="P103" draw:layer="layout" svg:width="0.311cm" svg:height="0.311cm" svg:x="11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12.819cm" svg:y1="5.807cm" svg:x2="12.13cm" svg:y2="5.807cm">
          <text:p/>
        </draw:line>
        <draw:line draw:style-name="gr364" draw:text-style-name="P106" draw:layer="layout" svg:x1="13.573cm" svg:y1="5.807cm" svg:x2="13.13cm" svg:y2="5.807cm">
          <text:p/>
        </draw:line>
        <draw:custom-shape draw:style-name="gr11" draw:text-style-name="P103" draw:layer="layout" svg:width="0.311cm" svg:height="0.311cm" svg:x="12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11.823cm" svg:y1="6.607cm" svg:x2="11.377cm" svg:y2="6.607cm">
          <text:p/>
        </draw:line>
        <draw:custom-shape draw:style-name="gr11" draw:text-style-name="P103" draw:layer="layout" svg:width="0.311cm" svg:height="0.311cm" svg:x="11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12.817cm" svg:y1="6.607cm" svg:x2="12.128cm" svg:y2="6.607cm">
          <text:p/>
        </draw:line>
        <draw:line draw:style-name="gr364" draw:text-style-name="P106" draw:layer="layout" svg:x1="13.571cm" svg:y1="6.607cm" svg:x2="13.128cm" svg:y2="6.607cm">
          <text:p/>
        </draw:line>
        <draw:custom-shape draw:style-name="gr11" draw:text-style-name="P103" draw:layer="layout" svg:width="0.311cm" svg:height="0.311cm" svg:x="12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1.821cm" svg:y1="5.007cm" svg:x2="11.375cm" svg:y2="5.007cm">
          <text:p/>
        </draw:line>
        <draw:custom-shape draw:style-name="gr11" draw:text-style-name="P103" draw:layer="layout" svg:width="0.311cm" svg:height="0.311cm" svg:x="11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2.815cm" svg:y1="5.007cm" svg:x2="12.126cm" svg:y2="5.007cm">
          <text:p/>
        </draw:line>
        <draw:line draw:style-name="gr335" draw:text-style-name="P84" draw:layer="layout" svg:x1="13.569cm" svg:y1="5.007cm" svg:x2="13.126cm" svg:y2="5.007cm">
          <text:p/>
        </draw:line>
        <draw:custom-shape draw:style-name="gr386" draw:text-style-name="P120" draw:layer="layout" svg:width="0.311cm" svg:height="0.311cm" svg:x="12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4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4" draw:text-style-name="P84" draw:layer="layout" svg:x1="14.021cm" svg:y1="5.007cm" svg:x2="13.575cm" svg:y2="5.007cm">
          <text:p/>
        </draw:line>
        <draw:line draw:style-name="gr334" draw:text-style-name="P84" draw:layer="layout" svg:x1="15.021cm" svg:y1="5.007cm" svg:x2="14.332cm" svg:y2="5.007cm">
          <text:p/>
        </draw:line>
        <draw:line draw:style-name="gr334" draw:text-style-name="P84" draw:layer="layout" svg:x1="15.775cm" svg:y1="5.007cm" svg:x2="15.332cm" svg:y2="5.007cm">
          <text:p/>
        </draw:line>
        <draw:custom-shape draw:style-name="gr361" draw:text-style-name="P104" draw:layer="layout" svg:width="0.311cm" svg:height="0.311cm" svg:x="15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4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14.019cm" svg:y1="5.807cm" svg:x2="13.573cm" svg:y2="5.807cm">
          <text:p/>
        </draw:line>
        <draw:line draw:style-name="gr363" draw:text-style-name="P106" draw:layer="layout" svg:x1="15.019cm" svg:y1="5.807cm" svg:x2="14.33cm" svg:y2="5.807cm">
          <text:p/>
        </draw:line>
        <draw:line draw:style-name="gr363" draw:text-style-name="P106" draw:layer="layout" svg:x1="15.773cm" svg:y1="5.807cm" svg:x2="15.33cm" svg:y2="5.807cm">
          <text:p/>
        </draw:line>
        <draw:custom-shape draw:style-name="gr362" draw:text-style-name="P105" draw:layer="layout" svg:width="0.311cm" svg:height="0.311cm" svg:x="15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3" draw:layer="layout" svg:width="0.311cm" svg:height="0.311cm" svg:x="14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3" draw:text-style-name="P106" draw:layer="layout" svg:x1="14.017cm" svg:y1="6.607cm" svg:x2="13.571cm" svg:y2="6.607cm">
          <text:p/>
        </draw:line>
        <draw:line draw:style-name="gr363" draw:text-style-name="P106" draw:layer="layout" svg:x1="15.017cm" svg:y1="6.607cm" svg:x2="14.328cm" svg:y2="6.607cm">
          <text:p/>
        </draw:line>
        <draw:line draw:style-name="gr363" draw:text-style-name="P106" draw:layer="layout" svg:x1="15.771cm" svg:y1="6.607cm" svg:x2="15.328cm" svg:y2="6.607cm">
          <text:p/>
        </draw:line>
        <draw:custom-shape draw:style-name="gr362" draw:text-style-name="P105" draw:layer="layout" svg:width="0.311cm" svg:height="0.311cm" svg:x="15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8" draw:text-style-name="P115" draw:layer="layout" svg:width="1.119cm" svg:height="0.528cm" svg:x="1.29cm" svg:y="5.521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361" draw:text-style-name="P104" draw:layer="layout" svg:width="0.311cm" svg:height="0.311cm" svg:x="16.415cm" svg:y="5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0" draw:text-style-name="P117" draw:layer="layout" svg:width="8.012cm" svg:height="0.839cm" svg:x="16.876cm" svg:y="5.798cm">
          <draw:text-box>
            <text:p><text:span text:style-name="T86">Unused </text:span><text:span text:style-name="T86">or </text:span><text:span text:style-name="T86">multiply</text:span><text:span text:style-name="T86">-by-</text:span><text:span text:style-name="T86">zero </text:span><text:span text:style-name="T86">MAC</text:span></text:p>
          </draw:text-box>
        </draw:frame>
        <draw:frame draw:style-name="gr381" draw:text-style-name="P117" draw:layer="layout" svg:width="10.124cm" svg:height="0.839cm" svg:x="16.876cm" svg:y="6.399cm">
          <draw:text-box>
            <text:p><text:span text:style-name="T86">Used or </text:span><text:span text:style-name="T86">Unused </text:span><text:span text:style-name="T86">MAC - </text:span><text:span text:style-name="T86">benchma</text:span><text:span text:style-name="T86">rk </text:span><text:span text:style-name="T86">driven</text:span></text:p>
          </draw:text-box>
        </draw:frame>
        <draw:custom-shape draw:style-name="gr382" draw:text-style-name="P118" draw:layer="layout" svg:width="0.311cm" svg:height="0.311cm" svg:x="16.419cm" svg:y="6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3" draw:text-style-name="P117" draw:layer="layout" svg:width="3cm" svg:height="0.839cm" svg:x="16.876cm" svg:y="5.201cm">
          <draw:text-box>
            <text:p><text:span text:style-name="T86">Used </text:span><text:span text:style-name="T86">MAC</text:span></text:p>
          </draw:text-box>
        </draw:frame>
        <draw:custom-shape draw:style-name="gr384" draw:text-style-name="P119" draw:layer="layout" svg:width="0.311cm" svg:height="0.311cm" svg:x="16.419cm" svg:y="5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8" draw:text-style-name="P115" draw:layer="layout" svg:width="1.135cm" svg:height="0.588cm" svg:x="3.29cm" svg:y="3.79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385" draw:text-style-name="P100" draw:layer="layout" svg:width="12.566cm" svg:height="0.6cm" svg:x="2.899cm" svg:y="5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5" draw:text-style-name="P100" draw:layer="layout" svg:width="12.566cm" svg:height="0.6cm" svg:x="2.899cm" svg:y="6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0" draw:layer="layout" svg:x1="15.9cm" svg:y1="3.6cm" svg:x2="15.9cm" svg:y2="7.1cm">
          <text:p/>
        </draw:line>
        <draw:line draw:style-name="gr38" draw:text-style-name="P10" draw:layer="layout" svg:x1="0cm" svg:y1="7.1cm" svg:x2="28cm" svg:y2="7.1cm">
          <text:p/>
        </draw:line>
        <presentation:notes draw:style-name="dp2">
          <draw:page-thumbnail draw:style-name="gr74" draw:layer="layout" svg:width="19.798cm" svg:height="11.136cm" svg:x="0.6cm" svg:y="2.257cm" draw:page-number="17" presentation:class="page"/>
          <draw:frame presentation:style-name="pr1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/>
    <style:font-face style:name="Accanthis ADF Std" svg:font-family="'Accanthis ADF Std'"/>
    <style:font-face style:name="Accanthis ADF Std No2" svg:font-family="'Accanthis ADF Std No2'"/>
    <style:font-face style:name="Arial" svg:font-family="Arial"/>
    <style:font-face style:name="DejaVu Sans" svg:font-family="'DejaVu Sans'"/>
    <style:font-face style:name="aakar1" svg:font-family="aakar"/>
    <style:font-face style:name="Liberation Sans1" svg:font-family="'Liberation Sans'" style:font-family-generic="swiss"/>
    <style:font-face style:name="Abyssinica SIL1" svg:font-family="'Abyssinica SIL'" style:font-pitch="variable"/>
    <style:font-face style:name="Gillius ADF Cond" svg:font-family="'Gillius ADF Cond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Dark_20_Downward_20_Diagonal" draw:display-name="Dark Downward Diagonal" xlink:href="Pictures/100000000000000800000008FAA3659C24F98C48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6:23:13.330195193</meta:creation-date>
    <dc:date>2021-06-12T04:12:31.663692295</dc:date>
    <meta:editing-duration>P2DT4H45M28S</meta:editing-duration>
    <meta:editing-cycles>230</meta:editing-cycles>
    <meta:generator>LibreOffice/6.0.7.3$Linux_X86_64 LibreOffice_project/00m0$Build-3</meta:generator>
    <meta:document-statistic meta:object-count="880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sub>
        <mi>O</mi>
        <mtext>out</mtext>
      </msub>
      <mo stretchy="false">=</mo>
      <mrow>
        <mrow>
          <mi>I</mi>
          <mo stretchy="false">×</mo>
          <mi>W</mi>
        </mrow>
        <mo stretchy="false">+</mo>
        <msub>
          <mi>O</mi>
          <mtext>in</mtext>
        </msub>
      </mrow>
    </mrow>
    <annotation encoding="StarMath 5.0">O_{"out"} = I times W + O_{"in"}</annotation>
  </semantics>
</math>
</file>

<file path=Object 22/content.xml><?xml version="1.0" encoding="utf-8"?>
<math xmlns="http://www.w3.org/1998/Math/MathML" display="block">
  <semantics>
    <mrow>
      <msub>
        <mi>O</mi>
        <mtext>out</mtext>
      </msub>
      <mo stretchy="false">=</mo>
      <mrow>
        <mrow>
          <mi>I</mi>
          <mo stretchy="false">×</mo>
          <mi>W</mi>
        </mrow>
        <mo stretchy="false">+</mo>
        <msub>
          <mi>O</mi>
          <mtext>in</mtext>
        </msub>
      </mrow>
    </mrow>
    <annotation encoding="StarMath 5.0">O_{"out"} = I times W + O_{"in"}</annotation>
  </semantics>
</math>
</file>

<file path=Object 23/content.xml><?xml version="1.0" encoding="utf-8"?>
<math xmlns="http://www.w3.org/1998/Math/MathML" display="block">
  <semantics>
    <mrow>
      <mo fence="true" stretchy="false">⌈</mo>
      <mrow>
        <mrow>
          <mi>C</mi>
          <mo stretchy="false">/</mo>
          <mn>2</mn>
        </mrow>
      </mrow>
      <mo fence="true" stretchy="false">⌉</mo>
    </mrow>
    <annotation encoding="StarMath 5.0">lceil C/2 rceil 
</annotation>
  </semantics>
</math>
</file>

<file path=Object 24/content.xml><?xml version="1.0" encoding="utf-8"?>
<math xmlns="http://www.w3.org/1998/Math/MathML" display="block">
  <semantics>
    <msub>
      <mi mathvariant="italic">kernel</mi>
      <mtext>size</mtext>
    </msub>
    <annotation encoding="StarMath 5.0">{kernel}_{"size"}</annotation>
  </semantics>
</math>
</file>

<file path=Object 25/content.xml><?xml version="1.0" encoding="utf-8"?>
<math xmlns="http://www.w3.org/1998/Math/MathML" display="block">
  <semantics>
    <mn>9</mn>
    <annotation encoding="StarMath 5.0">9 
</annotation>
  </semantics>
</math>
</file>

<file path=Object 26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27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28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29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30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31/content.xml><?xml version="1.0" encoding="utf-8"?>
<math xmlns="http://www.w3.org/1998/Math/MathML" display="block">
  <semantics>
    <mrow>
      <mo fence="true" stretchy="false">⌈</mo>
      <mrow>
        <mrow>
          <msub>
            <mi mathvariant="italic">kernel</mi>
            <mtext>size</mtext>
          </msub>
          <mo stretchy="false">/</mo>
          <mn>3</mn>
        </mrow>
      </mrow>
      <mo fence="true" stretchy="false">⌉</mo>
    </mrow>
    <annotation encoding="StarMath 5.0">lceil {kernel}_{"size"}/3 rceil 
</annotation>
  </semantics>
</math>
</file>

<file path=Object 32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</annotation>
  </semantics>
</math>
</file>

<file path=Object 33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34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35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36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37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38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39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40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41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